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782cm"/>
    </style:style>
    <style:style style:name="co2" style:family="table-column">
      <style:table-column-properties fo:break-before="auto" style:column-width="9.581cm"/>
    </style:style>
    <style:style style:name="co3" style:family="table-column">
      <style:table-column-properties fo:break-before="auto" style:column-width="6.669cm"/>
    </style:style>
    <style:style style:name="co4" style:family="table-column">
      <style:table-column-properties fo:break-before="auto" style:column-width="3.551cm"/>
    </style:style>
    <style:style style:name="co5" style:family="table-column">
      <style:table-column-properties fo:break-before="auto" style:column-width="3.747cm"/>
    </style:style>
    <style:style style:name="co6" style:family="table-column">
      <style:table-column-properties fo:break-before="auto" style:column-width="57.997cm"/>
    </style:style>
    <style:style style:name="co7" style:family="table-column">
      <style:table-column-properties fo:break-before="auto" style:column-width="56.275cm"/>
    </style:style>
    <style:style style:name="co8" style:family="table-column">
      <style:table-column-properties fo:break-before="auto" style:column-width="9.767cm"/>
    </style:style>
    <style:style style:name="co9"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57.319cm" fo:break-before="auto" style:use-optimal-row-height="true"/>
    </style:style>
    <style:style style:name="ro3" style:family="table-row">
      <style:table-row-properties style:row-height="57.86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eeeeee"/>
      <style:text-properties fo:font-size="14pt" fo:font-weight="bold" style:font-size-asian="14pt" style:font-weight-asian="bold" style:font-size-complex="14pt" style:font-weight-complex="bold"/>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eeeeee" fo:border="0.74pt solid #000000"/>
      <style:text-properties fo:font-size="14pt" fo:font-weight="bold" style:font-size-asian="14pt" style:font-weight-asian="bold" style:font-size-complex="14pt" style:font-weight-complex="bold"/>
    </style:style>
    <style:style style:name="ce4" style:family="table-cell" style:parent-style-name="Default">
      <style:table-cell-properties fo:border="0.74pt solid #000000"/>
      <style:text-properties fo:font-size="14pt" style:font-size-asian="14pt" style:font-size-complex="14pt"/>
    </style:style>
    <style:style style:name="ce5" style:family="table-cell" style:parent-style-name="Default" style:data-style-name="N100">
      <style:table-cell-properties fo:border="0.74pt solid #000000"/>
      <style:text-properties fo:font-size="14pt" style:font-size-asian="14pt" style:font-size-complex="14pt"/>
    </style:style>
  </office:automatic-styles>
  <office:body>
    <office:spreadsheet>
      <table:calculation-settings table:automatic-find-labels="false" table:use-regular-expressions="false" table:use-wildcards="true"/>
      <table:table table:name="DIL-imprimeurs_exclus_a_verifier" table:style-name="ta1">
        <table:table-column table:style-name="co1" table:default-cell-style-name="ce2"/>
        <table:table-column table:style-name="co2" table:default-cell-style-name="ce4"/>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4"/>
        <table:table-column table:style-name="co7" table:default-cell-style-name="ce4"/>
        <table:table-column table:style-name="co6" table:number-columns-repeated="3" table:default-cell-style-name="ce4"/>
        <table:table-column table:style-name="co8" table:default-cell-style-name="ce4"/>
        <table:table-row table:style-name="ro1">
          <table:table-cell table:style-name="ce1" office:value-type="string" calcext:value-type="string">
            <text:p>nid</text:p>
          </table:table-cell>
          <table:table-cell table:style-name="ce3" office:value-type="string" calcext:value-type="string">
            <text:p>nom</text:p>
          </table:table-cell>
          <table:table-cell table:style-name="ce3" office:value-type="string" calcext:value-type="string">
            <text:p>prénoms</text:p>
          </table:table-cell>
          <table:table-cell table:style-name="ce3" office:value-type="string" calcext:value-type="string">
            <text:p>début_brevet</text:p>
          </table:table-cell>
          <table:table-cell table:style-name="ce3" office:value-type="string" calcext:value-type="string">
            <text:p>fin_brevet</text:p>
          </table:table-cell>
          <table:table-cell table:style-name="ce3" office:value-type="string" calcext:value-type="string">
            <text:p>ville</text:p>
          </table:table-cell>
          <table:table-cell table:style-name="ce3" office:value-type="string" calcext:value-type="string">
            <text:p>adresses_professionnelles</text:p>
          </table:table-cell>
          <table:table-cell table:style-name="ce3" office:value-type="string" calcext:value-type="string">
            <text:p>adresses_personnelles</text:p>
          </table:table-cell>
          <table:table-cell table:style-name="ce3" office:value-type="string" calcext:value-type="string">
            <text:p>bibliographie_sources</text:p>
          </table:table-cell>
          <table:table-cell table:style-name="ce3" office:value-type="string" calcext:value-type="string">
            <text:p>informations_professionnel</text:p>
          </table:table-cell>
          <table:table-cell table:style-name="ce3" office:value-type="string" calcext:value-type="string">
            <text:p>informations_personnelles</text:p>
          </table:table-cell>
          <table:table-cell table:style-name="ce3" office:value-type="string" calcext:value-type="string">
            <text:p>remarques</text:p>
          </table:table-cell>
        </table:table-row>
        <table:table-row table:style-name="ro1">
          <table:table-cell office:value-type="float" office:value="6904" calcext:value-type="float">
            <text:p>6904</text:p>
          </table:table-cell>
          <table:table-cell office:value-type="string" calcext:value-type="string">
            <text:p>ABADIE</text:p>
          </table:table-cell>
          <table:table-cell office:value-type="string" calcext:value-type="string">
            <text:p>Michel, Laurent</text:p>
          </table:table-cell>
          <table:table-cell table:number-columns-repeated="3"/>
          <table:table-cell office:value-type="string" calcext:value-type="string">
            <text:p>' <text:s/>Rue du Parc Royal, 5 (1857) / Rue du Petit Lion St Sauveur, 2 (1854) / Rue Salle au Comte, 13 (1852) / Rue D''Hauteville, 32 / Rue du Cloître St Jacques l''Hopital, 7 / rue St Pierre Popincourt, 5 <text:s/>/, Après avoir été breveté à Tarbes en 1843, il l''échange en 1846 contre le même titre à Paris. / Il est l''inventeur d''une presse mécanique.'</text:p>
          </table:table-cell>
          <table:table-cell table:number-columns-repeated="3"/>
          <table:table-cell office:value-type="string" calcext:value-type="string">
            <text:p>Son père est garçon papetier</text:p>
          </table:table-cell>
          <table:table-cell/>
        </table:table-row>
        <table:table-row table:style-name="ro1">
          <table:table-cell office:value-type="float" office:value="6905" calcext:value-type="float">
            <text:p>6905</text:p>
          </table:table-cell>
          <table:table-cell office:value-type="string" calcext:value-type="string">
            <text:p>ACKER</text:p>
          </table:table-cell>
          <table:table-cell office:value-type="string" calcext:value-type="string">
            <text:p>Alphonse</text:p>
          </table:table-cell>
          <table:table-cell table:number-columns-repeated="3"/>
          <table:table-cell office:value-type="string" calcext:value-type="string">
            <text:p>rue du Faubourg du Temple, 45 (1869) / Rue Neuve des Petits Champs, 29 <text:s/>/ <text:s text:c="2"/>/ Il possède un magasin de papeterie et de fournitures de bureaux</text:p>
          </table:table-cell>
          <table:table-cell table:number-columns-repeated="3"/>
          <table:table-cell office:value-type="string" calcext:value-type="string">
            <text:p>Il est marié et père de 3 enfants</text:p>
          </table:table-cell>
          <table:table-cell/>
        </table:table-row>
        <table:table-row table:style-name="ro1">
          <table:table-cell office:value-type="float" office:value="6906" calcext:value-type="float">
            <text:p>6906</text:p>
          </table:table-cell>
          <table:table-cell office:value-type="string" calcext:value-type="string">
            <text:p>ADAM</text:p>
          </table:table-cell>
          <table:table-cell office:value-type="string" calcext:value-type="string">
            <text:p>Ange, François</text:p>
          </table:table-cell>
          <table:table-cell table:number-columns-repeated="2"/>
          <table:table-cell office:value-type="float" office:value="75" calcext:value-type="float">
            <text:p>75</text:p>
          </table:table-cell>
          <table:table-cell office:value-type="string" calcext:value-type="string">
            <text:p>Rue Quincampoix, 60 'Il a travaillé d''abord 1 an dans l''imprimerie du Sieur Rivage puis s''est installé quincaillier à Paris pour 42 000 frs ? / Il fait faillite le 31 août 1864, il déclare alors un actif de 35000 frset un passif de 70926,20 frs. Le 28 mars 1865, il est déclaré <text:s/>Excusable'</text:p>
          </table:table-cell>
          <table:table-cell office:value-type="string" calcext:value-type="string">
            <text:p>'Rue de l''Ouest, 78'</text:p>
          </table:table-cell>
          <table:table-cell table:number-columns-repeated="2"/>
          <table:table-cell office:value-type="string" calcext:value-type="string">
            <text:p>'Il est marié et père de 4 enfants. / Il est condamné en 1846 à 15 jours d''emprisonnement pour outrage à la pudeur sur une jeune fille à Bayeux. / Son père était Menuisier.'</text:p>
          </table:table-cell>
          <table:table-cell/>
        </table:table-row>
        <table:table-row table:style-name="ro1">
          <table:table-cell office:value-type="float" office:value="6907" calcext:value-type="float">
            <text:p>6907</text:p>
          </table:table-cell>
          <table:table-cell office:value-type="string" calcext:value-type="string">
            <text:p>ADAM</text:p>
          </table:table-cell>
          <table:table-cell office:value-type="string" calcext:value-type="string">
            <text:p>Cyr, Louis, Juvenal, Auguste</text:p>
          </table:table-cell>
          <table:table-cell table:number-columns-repeated="3"/>
          <table:table-cell office:value-type="string" calcext:value-type="string">
            <text:p>Rue Saint-Martin, 152 Il est spécialisé en écritures sur pierre.</text:p>
          </table:table-cell>
          <table:table-cell office:value-type="string" calcext:value-type="string">
            <text:p>Rue Grenier St Lazare, 13</text:p>
          </table:table-cell>
          <table:table-cell table:number-columns-repeated="2"/>
          <table:table-cell office:value-type="string" calcext:value-type="string">
            <text:p>Son père était employé des contributions indirectes. Il est marié.</text:p>
          </table:table-cell>
          <table:table-cell/>
        </table:table-row>
        <table:table-row table:style-name="ro1">
          <table:table-cell office:value-type="float" office:value="6908" calcext:value-type="float">
            <text:p>6908</text:p>
          </table:table-cell>
          <table:table-cell office:value-type="string" calcext:value-type="string">
            <text:p>ADAM</text:p>
          </table:table-cell>
          <table:table-cell office:value-type="string" calcext:value-type="string">
            <text:p>Eugène, Louis, Pierre</text:p>
          </table:table-cell>
          <table:table-cell table:number-columns-repeated="3"/>
          <table:table-cell office:value-type="string" calcext:value-type="string">
            <text:p>rue du Battoir St Victor, 6 /</text:p>
          </table:table-cell>
          <table:table-cell table:number-columns-repeated="5"/>
        </table:table-row>
        <table:table-row table:style-name="ro1">
          <table:table-cell office:value-type="float" office:value="6909" calcext:value-type="float">
            <text:p>6909</text:p>
          </table:table-cell>
          <table:table-cell office:value-type="string" calcext:value-type="string">
            <text:p>ADNOT, veuve RIVAUD LA CHALARDERIE</text:p>
          </table:table-cell>
          <table:table-cell office:value-type="string" calcext:value-type="string">
            <text:p>Louise, Augustine, Alphonsine</text:p>
          </table:table-cell>
          <table:table-cell table:number-columns-repeated="3"/>
          <table:table-cell office:value-type="string" calcext:value-type="string">
            <text:p>rue des Bourdonnais, 34 /</text:p>
          </table:table-cell>
          <table:table-cell table:number-columns-repeated="5"/>
        </table:table-row>
        <table:table-row table:style-name="ro1">
          <table:table-cell office:value-type="float" office:value="6910" calcext:value-type="float">
            <text:p>6910</text:p>
          </table:table-cell>
          <table:table-cell office:value-type="string" calcext:value-type="string">
            <text:p>ADOUL</text:p>
          </table:table-cell>
          <table:table-cell office:value-type="string" calcext:value-type="string">
            <text:p>Auguste, Titus</text:p>
          </table:table-cell>
          <table:table-cell table:number-columns-repeated="3"/>
          <table:table-cell office:value-type="string" calcext:value-type="string">
            <text:p>rue du Battoir n°7 / rue Geoffroy Lasnier n°26 / rue Vendôme n°14</text:p>
          </table:table-cell>
          <table:table-cell office:value-type="string" calcext:value-type="string">
            <text:p>Rue Geoffroy Lasnier ?</text:p>
          </table:table-cell>
          <table:table-cell table:number-columns-repeated="2"/>
          <table:table-cell office:value-type="string" calcext:value-type="string">
            <text:p>'Son père était tailleur d''habit. Il est marié et père de famille. Sa femme travaille chez Dame Gosselin, éditeur géographe. 'Il devient libraire à Cambrai le 14/02/1846, il a aussi un brevet d''imprimeur lithographe à Cambrai. Quand il arrive à Paris, il s''associe avec M. Léon dit Soulé Dubernit, mais cette association s''est dissoute, donc il demande son propre brevet d''imprimeur lithographe. <text:s text:c="54"/>02/03/1853, un scellé est mis sur l''une de ses presses parce qu''il avait deux ateliers à Paris, dont un non déclaré. Il a aussi une amende. <text:s/>22/09/1854 : il se plaint de l''installation de l''imprimeur M. Gellin juste à côté de chez lui (au 30 rue Geoffroy Lasnier). Il déclare qu''il subit une perte de clientèle importante. '</text:p>
          </table:table-cell>
          <table:table-cell/>
        </table:table-row>
        <table:table-row table:style-name="ro1">
          <table:table-cell office:value-type="float" office:value="6911" calcext:value-type="float">
            <text:p>6911</text:p>
          </table:table-cell>
          <table:table-cell office:value-type="string" calcext:value-type="string">
            <text:p>ADRIEN</text:p>
          </table:table-cell>
          <table:table-cell office:value-type="string" calcext:value-type="string">
            <text:p>Claude</text:p>
          </table:table-cell>
          <table:table-cell table:number-columns-repeated="3"/>
          <table:table-cell office:value-type="string" calcext:value-type="string">
            <text:p>rue Richer, 7</text:p>
          </table:table-cell>
          <table:table-cell table:number-columns-repeated="3"/>
          <table:table-cell office:value-type="string" calcext:value-type="string">
            <text:p>Son père était greffier de la justice de paix. '1838 A imprimé une affiche sans indication de son nom: affiche annonçant le départ du bateau à vapeur de Paris à Saint Cloud (affiche jointe) / Dirige depuis 4 ans l''établissement de Knecht et Roissy'</text:p>
          </table:table-cell>
          <table:table-cell/>
        </table:table-row>
        <table:table-row table:style-name="ro1">
          <table:table-cell office:value-type="float" office:value="6912" calcext:value-type="float">
            <text:p>6912</text:p>
          </table:table-cell>
          <table:table-cell office:value-type="string" calcext:value-type="string">
            <text:p>ALAMASSE</text:p>
          </table:table-cell>
          <table:table-cell office:value-type="string" calcext:value-type="string">
            <text:p>François, Alphonse</text:p>
          </table:table-cell>
          <table:table-cell table:number-columns-repeated="3"/>
          <table:table-cell office:value-type="string" calcext:value-type="string">
            <text:p>Passage Choiseul, 83 /</text:p>
          </table:table-cell>
          <table:table-cell table:number-columns-repeated="3"/>
          <table:table-cell office:value-type="string" calcext:value-type="string">
            <text:p>Il est marié. 'Après avoir travaillé 9 ans chez Thibout, il a acheté l''atelier. <text:s/>/ Il obtient un brevet d''imprimeur en taille-douce le 30/08/1864.'</text:p>
          </table:table-cell>
          <table:table-cell/>
        </table:table-row>
        <table:table-row table:style-name="ro1">
          <table:table-cell office:value-type="float" office:value="6913" calcext:value-type="float">
            <text:p>6913</text:p>
          </table:table-cell>
          <table:table-cell office:value-type="string" calcext:value-type="string">
            <text:p>ALEXANDRE</text:p>
          </table:table-cell>
          <table:table-cell office:value-type="string" calcext:value-type="string">
            <text:p>Félix, Pierre</text:p>
          </table:table-cell>
          <table:table-cell table:number-columns-repeated="3"/>
          <table:table-cell office:value-type="string" calcext:value-type="string">
            <text:p>rue St Honoré, 40</text:p>
          </table:table-cell>
          <table:table-cell office:value-type="string" calcext:value-type="string">
            <text:p>Passage Choiseul</text:p>
          </table:table-cell>
          <table:table-cell table:number-columns-repeated="2"/>
          <table:table-cell office:value-type="string" calcext:value-type="string">
            <text:p>Il possède 1 seule presse. <text:s/>/ Il obtient une médaille de bronze en 1849 comme dessinateur lithographe / Il est spécialisé enEventails / <text:s/>et abats-jour / Il succède à son beau-père, Le sieur Desroches, décédé.</text:p>
          </table:table-cell>
          <table:table-cell/>
        </table:table-row>
        <table:table-row table:style-name="ro1">
          <table:table-cell office:value-type="float" office:value="6914" calcext:value-type="float">
            <text:p>6914</text:p>
          </table:table-cell>
          <table:table-cell office:value-type="string" calcext:value-type="string">
            <text:p>ALKAN</text:p>
          </table:table-cell>
          <table:table-cell office:value-type="string" calcext:value-type="string">
            <text:p>Abraham</text:p>
          </table:table-cell>
          <table:table-cell table:number-columns-repeated="3"/>
          <table:table-cell office:value-type="string" calcext:value-type="string">
            <text:p>rue J.J. Rousseau, 14 <text:s/>/</text:p>
          </table:table-cell>
          <table:table-cell table:number-columns-repeated="3"/>
          <table:table-cell office:value-type="string" calcext:value-type="string">
            <text:p>'A la même date le 14/05/1841, il obtient un brevet de libraire 14/05/1841 qu''il exploite jusqu''en 1859 et un brevet d''imprimeur qu''il exploite jusqu''en octobre 1841 / Il est spécialisé en Travaux de ville.'</text:p>
          </table:table-cell>
          <table:table-cell/>
        </table:table-row>
        <table:table-row table:style-name="ro1">
          <table:table-cell office:value-type="float" office:value="6915" calcext:value-type="float">
            <text:p>6915</text:p>
          </table:table-cell>
          <table:table-cell office:value-type="string" calcext:value-type="string">
            <text:p>ALLARD</text:p>
          </table:table-cell>
          <table:table-cell office:value-type="string" calcext:value-type="string">
            <text:p>Jean-Baptiste, Henry</text:p>
          </table:table-cell>
          <table:table-cell table:number-columns-repeated="9"/>
        </table:table-row>
        <table:table-row table:style-name="ro1">
          <table:table-cell office:value-type="float" office:value="6916" calcext:value-type="float">
            <text:p>6916</text:p>
          </table:table-cell>
          <table:table-cell office:value-type="string" calcext:value-type="string">
            <text:p>ALLARD</text:p>
          </table:table-cell>
          <table:table-cell office:value-type="string" calcext:value-type="string">
            <text:p>Louis</text:p>
          </table:table-cell>
          <table:table-cell table:number-columns-repeated="3"/>
          <table:table-cell office:value-type="string" calcext:value-type="string">
            <text:p>rue du Temple, 81</text:p>
          </table:table-cell>
          <table:table-cell table:number-columns-repeated="3"/>
          <table:table-cell office:value-type="string" calcext:value-type="string">
            <text:p>Son père était bottier. Il est célibataire au moment de sa demande de brevet. 'Il a d''abord travaillé à Toulouse'</text:p>
          </table:table-cell>
          <table:table-cell/>
        </table:table-row>
        <table:table-row table:style-name="ro1">
          <table:table-cell office:value-type="float" office:value="6917" calcext:value-type="float">
            <text:p>6917</text:p>
          </table:table-cell>
          <table:table-cell office:value-type="string" calcext:value-type="string">
            <text:p>ALLEAU</text:p>
          </table:table-cell>
          <table:table-cell office:value-type="string" calcext:value-type="string">
            <text:p>Nicolas, Etienne</text:p>
          </table:table-cell>
          <table:table-cell table:number-columns-repeated="3"/>
          <table:table-cell office:value-type="string" calcext:value-type="string">
            <text:p>rue Montmartre, 131 <text:s/>/</text:p>
          </table:table-cell>
          <table:table-cell table:number-columns-repeated="3"/>
          <table:table-cell office:value-type="string" calcext:value-type="string">
            <text:p>Son père était charpentier. 'En 1834, il est imprimeur en taille-douce avec <text:s/>10 presses qu''il exploite pour la musique. Il fait faillite en 1836 et déclare un actif de 2900 frs et un passif <text:s/>de 11297 frs. Le 18 juillet 1839 il obtient un concordat avec 15% à payer en 3 ans par tiers. Le 25 juin 1840, l''affaire est réglée. / Il rencontre des problème dans ses affaires en 1848. '</text:p>
          </table:table-cell>
          <table:table-cell/>
        </table:table-row>
        <table:table-row table:style-name="ro1">
          <table:table-cell office:value-type="float" office:value="6918" calcext:value-type="float">
            <text:p>6918</text:p>
          </table:table-cell>
          <table:table-cell office:value-type="string" calcext:value-type="string">
            <text:p>ALLEAU</text:p>
          </table:table-cell>
          <table:table-cell office:value-type="string" calcext:value-type="string">
            <text:p>Charles, Etienne</text:p>
          </table:table-cell>
          <table:table-cell table:number-columns-repeated="3"/>
          <table:table-cell office:value-type="string" calcext:value-type="string">
            <text:p>Rue de Bondy, 86 <text:s/>/ Il occupe 1 ouvrier avec 2 presses et paye un loyuer de 180 frs pour son atelier. / Le 5 avril 1839 Il est arrêté avec 9 ouvriers du livre.</text:p>
          </table:table-cell>
          <table:table-cell table:number-columns-repeated="3"/>
          <table:table-cell office:value-type="string" calcext:value-type="string">
            <text:p>Son père était également lithographe. Il est marié avec un enfant.</text:p>
          </table:table-cell>
          <table:table-cell/>
        </table:table-row>
        <table:table-row table:style-name="ro1">
          <table:table-cell office:value-type="float" office:value="6919" calcext:value-type="float">
            <text:p>6919</text:p>
          </table:table-cell>
          <table:table-cell office:value-type="string" calcext:value-type="string">
            <text:p>ALLOUEL</text:p>
          </table:table-cell>
          <table:table-cell office:value-type="string" calcext:value-type="string">
            <text:p>Emile, Jacques, Etienne</text:p>
          </table:table-cell>
          <table:table-cell table:number-columns-repeated="3"/>
          <table:table-cell office:value-type="string" calcext:value-type="string">
            <text:p>rue Thevenot, 10 <text:s/>/ <text:s/>rue Thevenot, 10 <text:s/>/ Il paye 250 frs de loyer.</text:p>
          </table:table-cell>
          <table:table-cell table:number-columns-repeated="3"/>
          <table:table-cell office:value-type="string" calcext:value-type="string">
            <text:p>Célibataire / Son père est employé des postes et receveur à la Loterie Nationale. / Il est célibataire.Célibataire / Son père est employé des postes et receveur à la Loterie Nationale. / Il est célibataire.</text:p>
          </table:table-cell>
          <table:table-cell/>
        </table:table-row>
        <table:table-row table:style-name="ro1">
          <table:table-cell office:value-type="float" office:value="6920" calcext:value-type="float">
            <text:p>6920</text:p>
          </table:table-cell>
          <table:table-cell office:value-type="string" calcext:value-type="string">
            <text:p>ANCOURT</text:p>
          </table:table-cell>
          <table:table-cell office:value-type="string" calcext:value-type="string">
            <text:p>Edward</text:p>
          </table:table-cell>
          <table:table-cell table:number-columns-repeated="3"/>
          <table:table-cell office:value-type="string" calcext:value-type="string">
            <text:p>rue du Faubourg St Denis, 83 / <text:s/>rue du Faubourg St Denis, 83 / 'Il est l''imprimeur de lithographie de Lautrec pour <text:s/>Elle (Jane Avril), il a participé à la Revue Blanche. / Il est l''imprimeur de lithographie de Lautrec pour <text:s/>Elle (Jane Avril), il a participé à la Revue Blanche.'</text:p>
          </table:table-cell>
          <table:table-cell table:number-columns-repeated="5"/>
        </table:table-row>
        <table:table-row table:style-name="ro1">
          <table:table-cell office:value-type="float" office:value="6921" calcext:value-type="float">
            <text:p>6921</text:p>
          </table:table-cell>
          <table:table-cell office:value-type="string" calcext:value-type="string">
            <text:p>ANDOUARD</text:p>
          </table:table-cell>
          <table:table-cell office:value-type="string" calcext:value-type="string">
            <text:p>Pierre dit Alfred</text:p>
          </table:table-cell>
          <table:table-cell table:number-columns-repeated="3"/>
          <table:table-cell office:value-type="string" calcext:value-type="string">
            <text:p>rue de Provence, 30 (1866) / Rue de Provence, 40 (exproprié) / <text:s/>rue de Provence, 30 (1866) / Rue de Provence, 40 (exproprié) / Il est fabricant de papiers à la couronne. Il est breveté libraire le 26 mai 1866 et typographe le 14 janvier 1878. Il est spécialisé dans la vente de paraoissiens. / Il est fabricant de papiers à la couronne. Il est breveté libraire le 26 mai 1866 et typographe le 14 janvier 1878. Il est spécialisé dans la vente de paraoissiens.</text:p>
          </table:table-cell>
          <table:table-cell table:number-columns-repeated="3"/>
          <table:table-cell office:value-type="string" calcext:value-type="string">
            <text:p>Son père était boucher. Il est célibataire.</text:p>
          </table:table-cell>
          <table:table-cell/>
        </table:table-row>
        <table:table-row table:style-name="ro1">
          <table:table-cell office:value-type="float" office:value="6922" calcext:value-type="float">
            <text:p>6922</text:p>
          </table:table-cell>
          <table:table-cell office:value-type="string" calcext:value-type="string">
            <text:p>ANDRE</text:p>
          </table:table-cell>
          <table:table-cell office:value-type="string" calcext:value-type="string">
            <text:p>Eugène</text:p>
          </table:table-cell>
          <table:table-cell table:number-columns-repeated="3"/>
          <table:table-cell office:value-type="string" calcext:value-type="string">
            <text:p>rue du Faubourg St Denis, 77 / <text:s/>rue du Faubourg St Denis, 77 /</text:p>
          </table:table-cell>
          <table:table-cell table:number-columns-repeated="5"/>
        </table:table-row>
        <table:table-row table:style-name="ro1">
          <table:table-cell office:value-type="float" office:value="6923" calcext:value-type="float">
            <text:p>6923</text:p>
          </table:table-cell>
          <table:table-cell office:value-type="string" calcext:value-type="string">
            <text:p>ANDRE</text:p>
          </table:table-cell>
          <table:table-cell office:value-type="string" calcext:value-type="string">
            <text:p>Jean, Etienne</text:p>
          </table:table-cell>
          <table:table-cell table:number-columns-repeated="3"/>
          <table:table-cell office:value-type="string" calcext:value-type="string">
            <text:p>Rue Michel Le Comte, 22 'Il travaille dans la lithographie depuis 1832. Il s''est associé avec le Sieur Lecaudey. Il possède 3 presses: 1 petite pour transporter et 2 autres pour l''écriture.'</text:p>
          </table:table-cell>
          <table:table-cell office:value-type="string" calcext:value-type="string">
            <text:p>Rue de Chartres, 12</text:p>
          </table:table-cell>
          <table:table-cell table:number-columns-repeated="2"/>
          <table:table-cell office:value-type="string" calcext:value-type="string">
            <text:p>Sa mère était ouvrière lingère. Il est marié avec un enfant.</text:p>
          </table:table-cell>
          <table:table-cell/>
        </table:table-row>
        <table:table-row table:style-name="ro1">
          <table:table-cell office:value-type="float" office:value="6924" calcext:value-type="float">
            <text:p>6924</text:p>
          </table:table-cell>
          <table:table-cell office:value-type="string" calcext:value-type="string">
            <text:p>ANGEE</text:p>
          </table:table-cell>
          <table:table-cell office:value-type="string" calcext:value-type="string">
            <text:p>François, Auguste, Philibert</text:p>
          </table:table-cell>
          <table:table-cell table:number-columns-repeated="3"/>
          <table:table-cell office:value-type="string" calcext:value-type="string">
            <text:p>rue J.J. Rousseau, 3 / <text:s/>rue J.J. Rousseau, 3 /</text:p>
          </table:table-cell>
          <table:table-cell table:number-columns-repeated="5"/>
        </table:table-row>
        <table:table-row table:style-name="ro1">
          <table:table-cell office:value-type="float" office:value="6925" calcext:value-type="float">
            <text:p>6925</text:p>
          </table:table-cell>
          <table:table-cell office:value-type="string" calcext:value-type="string">
            <text:p>ANGRAND</text:p>
          </table:table-cell>
          <table:table-cell office:value-type="string" calcext:value-type="string">
            <text:p>Jean, François</text:p>
          </table:table-cell>
          <table:table-cell table:number-columns-repeated="3"/>
          <table:table-cell office:value-type="string" calcext:value-type="string">
            <text:p>rue Meslay, 56 et 61 <text:s/>/ <text:s/>rue Meslay, 56 et 61 <text:s/>/ 'Il exploite 3 presses pour l''impression d''ornements en or, argent et sur papier fantaisie (autorisation dès 1839).'</text:p>
          </table:table-cell>
          <table:table-cell table:number-columns-repeated="5"/>
        </table:table-row>
        <table:table-row table:style-name="ro1">
          <table:table-cell office:value-type="float" office:value="6926" calcext:value-type="float">
            <text:p>6926</text:p>
          </table:table-cell>
          <table:table-cell office:value-type="string" calcext:value-type="string">
            <text:p>ANGRAND</text:p>
          </table:table-cell>
          <table:table-cell office:value-type="string" calcext:value-type="string">
            <text:p>Louis, Jean, Alfred</text:p>
          </table:table-cell>
          <table:table-cell table:number-columns-repeated="3"/>
          <table:table-cell office:value-type="string" calcext:value-type="string">
            <text:p>Rue Meslay, 59 / <text:s/>Rue Meslay, 59 / 'Lorsqu''il part pour St Denis il ne transporte que son matériel lithographique et garde son magasin à Paris. Le 13/05/1857 : il échange son titre d''imprimeur lithographe à Paris contre le même titre pour Saint Denis, puis le 12/08/1858 il refait un échange pour récupérer son titre d''imprimeur lithographe parisien. Lorsqu''il part pour St Denis il ne transporte que son matériel lithographique et garde son magasin à Paris. Le 13/05/1857 : il échange son titre d''imprimeur lithographe à Paris contre le même titre pour Saint Denis, puis le 12/08/1858 il refait un échange pour récupérer son titre d''imprimeur lithographe parisien. '</text:p>
          </table:table-cell>
          <table:table-cell table:number-columns-repeated="3"/>
          <table:table-cell office:value-type="string" calcext:value-type="string">
            <text:p>Son père est lithographe.</text:p>
          </table:table-cell>
          <table:table-cell/>
        </table:table-row>
        <table:table-row table:style-name="ro1">
          <table:table-cell office:value-type="float" office:value="6927" calcext:value-type="float">
            <text:p>6927</text:p>
          </table:table-cell>
          <table:table-cell office:value-type="string" calcext:value-type="string">
            <text:p>ANSELIN</text:p>
          </table:table-cell>
          <table:table-cell office:value-type="string" calcext:value-type="string">
            <text:p>Alexandre</text:p>
          </table:table-cell>
          <table:table-cell table:number-columns-repeated="3"/>
          <table:table-cell office:value-type="string" calcext:value-type="string">
            <text:p>rue des Fossés Montmartre, 20 <text:s/>/ <text:s/>rue des Fossés Montmartre, 20 <text:s/>/ Il est spécialisé dans les écritures autographiques pour les notaires</text:p>
          </table:table-cell>
          <table:table-cell table:number-columns-repeated="3"/>
          <table:table-cell office:value-type="string" calcext:value-type="string">
            <text:p>'Son père est vérificateur d''Octroy'</text:p>
          </table:table-cell>
          <table:table-cell/>
        </table:table-row>
        <table:table-row table:style-name="ro1">
          <table:table-cell office:value-type="float" office:value="6928" calcext:value-type="float">
            <text:p>6928</text:p>
          </table:table-cell>
          <table:table-cell office:value-type="string" calcext:value-type="string">
            <text:p>ANTEAUME</text:p>
          </table:table-cell>
          <table:table-cell office:value-type="string" calcext:value-type="string">
            <text:p>Auguste, Constantin</text:p>
          </table:table-cell>
          <table:table-cell table:number-columns-repeated="3"/>
          <table:table-cell office:value-type="string" calcext:value-type="string">
            <text:p>Rue Vieille du Temple, 58 (1851 En 1842, il vend son fonds au Sieur Laurent. Il est taille-doucier en 1852.</text:p>
          </table:table-cell>
          <table:table-cell office:value-type="string" calcext:value-type="string">
            <text:p>Rue des Beaux-Arts; 8 (1839) / Rue des Fossés du Temple, 72Rue des Beaux-Arts; 8 (1839) / Rue des Fossés du Temple, 72</text:p>
          </table:table-cell>
          <table:table-cell table:number-columns-repeated="2"/>
          <table:table-cell office:value-type="string" calcext:value-type="string">
            <text:p>Il marié et père de 4 enfants / Il a été condamné en 1850 à 6 mois de prison pour port illicite de décoration et en 1852 à 4 mois de prison pour dettes.Il marié et père de 4 enfants / Il a été condamné en 1850 à 6 mois de prison pour port illicite de décoration et en 1852 à 4 mois de prison pour dettes.</text:p>
          </table:table-cell>
          <table:table-cell/>
        </table:table-row>
        <table:table-row table:style-name="ro1">
          <table:table-cell office:value-type="float" office:value="6929" calcext:value-type="float">
            <text:p>6929</text:p>
          </table:table-cell>
          <table:table-cell office:value-type="string" calcext:value-type="string">
            <text:p>APPEL</text:p>
          </table:table-cell>
          <table:table-cell office:value-type="string" calcext:value-type="string">
            <text:p>François, Antoine</text:p>
          </table:table-cell>
          <table:table-cell table:number-columns-repeated="3"/>
          <table:table-cell office:value-type="string" calcext:value-type="string">
            <text:p>rue du Delta <text:s/>/ <text:s/>rue du Delta <text:s/>/</text:p>
          </table:table-cell>
          <table:table-cell table:number-columns-repeated="5"/>
        </table:table-row>
        <table:table-row table:style-name="ro1">
          <table:table-cell office:value-type="float" office:value="6930" calcext:value-type="float">
            <text:p>6930</text:p>
          </table:table-cell>
          <table:table-cell office:value-type="string" calcext:value-type="string">
            <text:p>APPERT</text:p>
          </table:table-cell>
          <table:table-cell office:value-type="string" calcext:value-type="string">
            <text:p>Pierre, Achille</text:p>
          </table:table-cell>
          <table:table-cell table:number-columns-repeated="3"/>
          <table:table-cell office:value-type="string" calcext:value-type="string">
            <text:p>passage du Caire, 54 <text:s/>/ <text:s/>passage du Caire, 54 <text:s/>/ 'En 1839 il est condamné à une amende de 1 000 frs pour avoir imprmié une chanson sans l''avoir déclarée. / Il exploite 2 presses lithographiques employant 3 ouvriers et 1 écrivain.En 1839 il est condamné à une amende de 1 000 frs pour avoir imprmié une chanson sans l''avoir déclarée. / Il exploite 2 presses lithographiques employant 3 ouvriers et 1 écrivain.'</text:p>
          </table:table-cell>
          <table:table-cell table:number-columns-repeated="5"/>
        </table:table-row>
        <table:table-row table:style-name="ro1">
          <table:table-cell office:value-type="float" office:value="6931" calcext:value-type="float">
            <text:p>6931</text:p>
          </table:table-cell>
          <table:table-cell office:value-type="string" calcext:value-type="string">
            <text:p>APPERT</text:p>
          </table:table-cell>
          <table:table-cell office:value-type="string" calcext:value-type="string">
            <text:p>Pierre, François, Achille</text:p>
          </table:table-cell>
          <table:table-cell table:number-columns-repeated="3"/>
          <table:table-cell office:value-type="string" calcext:value-type="string">
            <text:p>passage du Caire / <text:s/>passage du Caire /</text:p>
          </table:table-cell>
          <table:table-cell table:number-columns-repeated="5"/>
        </table:table-row>
        <table:table-row table:style-name="ro1">
          <table:table-cell office:value-type="float" office:value="6932" calcext:value-type="float">
            <text:p>6932</text:p>
          </table:table-cell>
          <table:table-cell office:value-type="string" calcext:value-type="string">
            <text:p>ARBIEU</text:p>
          </table:table-cell>
          <table:table-cell office:value-type="string" calcext:value-type="string">
            <text:p>Jacques</text:p>
          </table:table-cell>
          <table:table-cell table:number-columns-repeated="3"/>
          <table:table-cell office:value-type="string" calcext:value-type="string">
            <text:p>Nouvelle résidence en Seine et Oise, voir dossier / Imprimeur en lettres 12/03/1849Nouvelle résidence en Seine et Oise, voir dossier / Imprimeur en lettres 12/03/1849</text:p>
          </table:table-cell>
          <table:table-cell table:number-columns-repeated="5"/>
        </table:table-row>
        <table:table-row table:style-name="ro1">
          <table:table-cell office:value-type="float" office:value="6933" calcext:value-type="float">
            <text:p>6933</text:p>
          </table:table-cell>
          <table:table-cell office:value-type="string" calcext:value-type="string">
            <text:p>ARDIT</text:p>
          </table:table-cell>
          <table:table-cell office:value-type="string" calcext:value-type="string">
            <text:p>Jean-Marie, Thérèse</text:p>
          </table:table-cell>
          <table:table-cell table:number-columns-repeated="3"/>
          <table:table-cell office:value-type="string" calcext:value-type="string">
            <text:p>rue Vivienne, 2 <text:s/>/ Rue de la Tixéranderie, 29 / <text:s/>rue Vivienne, 2 <text:s/>/ Rue de la Tixéranderie, 29 / 'Il n''exploite plus le brevet depuis 1830, son brevet finit par être annulé. / Il a acheté le fonds de Gaugain et dans ce fonds se trouve une suite de vues de la Malmaison avec la bibliothèque de Napoléon non autorisé en 1825.Il n''exploite plus le brevet depuis 1830, son brevet finit par être annulé. / Il a acheté le fonds de Gaugain et dans ce fonds se trouve une suite de vues de la Malmaison avec la bibliothèque de Napoléon non autorisé en 1825.'</text:p>
          </table:table-cell>
          <table:table-cell table:number-columns-repeated="5"/>
        </table:table-row>
        <table:table-row table:style-name="ro1">
          <table:table-cell office:value-type="float" office:value="6934" calcext:value-type="float">
            <text:p>6934</text:p>
          </table:table-cell>
          <table:table-cell office:value-type="string" calcext:value-type="string">
            <text:p>ARGENTIER</text:p>
          </table:table-cell>
          <table:table-cell office:value-type="string" calcext:value-type="string">
            <text:p>Jean-Baptiste, Antoine</text:p>
          </table:table-cell>
          <table:table-cell table:number-columns-repeated="3"/>
          <table:table-cell office:value-type="string" calcext:value-type="string">
            <text:p>Rue du Colombier, 12 (1831) / Rue du Colombier, 12 (1831) 'Il quitte Marseille à cause de l''épidémie de choléra alors qu''il était attaché au Sieur Charavel, imprimeur à Marseille du Journal Le Midi.'</text:p>
          </table:table-cell>
          <table:table-cell office:value-type="string" calcext:value-type="string">
            <text:p>Rue des Arcis, 9</text:p>
          </table:table-cell>
          <table:table-cell table:number-columns-repeated="2"/>
          <table:table-cell office:value-type="string" calcext:value-type="string">
            <text:p>Son père était marchand de vin. / Son père était marchand de vin.</text:p>
          </table:table-cell>
          <table:table-cell/>
        </table:table-row>
        <table:table-row table:style-name="ro1">
          <table:table-cell office:value-type="float" office:value="6935" calcext:value-type="float">
            <text:p>6935</text:p>
          </table:table-cell>
          <table:table-cell office:value-type="string" calcext:value-type="string">
            <text:p>ARNAUD</text:p>
          </table:table-cell>
          <table:table-cell office:value-type="string" calcext:value-type="string">
            <text:p>J</text:p>
          </table:table-cell>
          <table:table-cell table:number-columns-repeated="3"/>
          <table:table-cell office:value-type="string" calcext:value-type="string">
            <text:p>rue St Roch, 18 <text:s/>/ Déclaration de presse lithographique pour imprimer ses compositions autographiques / 1 presse</text:p>
          </table:table-cell>
          <table:table-cell table:number-columns-repeated="5"/>
        </table:table-row>
        <table:table-row table:style-name="ro1">
          <table:table-cell office:value-type="float" office:value="6936" calcext:value-type="float">
            <text:p>6936</text:p>
          </table:table-cell>
          <table:table-cell office:value-type="string" calcext:value-type="string">
            <text:p>ARNAUDEAU</text:p>
          </table:table-cell>
          <table:table-cell office:value-type="string" calcext:value-type="string">
            <text:p>Henry</text:p>
          </table:table-cell>
          <table:table-cell table:number-columns-repeated="3"/>
          <table:table-cell office:value-type="string" calcext:value-type="string">
            <text:p>rue du Temple, 22 / Il est condamné pour vente de lithographies et de gravures obscènes.</text:p>
          </table:table-cell>
          <table:table-cell table:number-columns-repeated="3"/>
          <table:table-cell office:value-type="string" calcext:value-type="string">
            <text:p>Son père était marchand chapelier</text:p>
          </table:table-cell>
          <table:table-cell/>
        </table:table-row>
        <table:table-row table:style-name="ro1">
          <table:table-cell office:value-type="float" office:value="6937" calcext:value-type="float">
            <text:p>6937</text:p>
          </table:table-cell>
          <table:table-cell office:value-type="string" calcext:value-type="string">
            <text:p>ARNOUD</text:p>
          </table:table-cell>
          <table:table-cell office:value-type="string" calcext:value-type="string">
            <text:p>Claude</text:p>
          </table:table-cell>
          <table:table-cell table:number-columns-repeated="3"/>
          <table:table-cell office:value-type="string" calcext:value-type="string">
            <text:p>rue St Antoine, 86 Il a acheté le fonds de Desmadryl, sa veuve lui succèdera.</text:p>
          </table:table-cell>
          <table:table-cell table:number-columns-repeated="3"/>
          <table:table-cell office:value-type="string" calcext:value-type="string">
            <text:p>Son père est commisssaire de police.</text:p>
          </table:table-cell>
          <table:table-cell/>
        </table:table-row>
        <table:table-row table:style-name="ro1">
          <table:table-cell office:value-type="float" office:value="6938" calcext:value-type="float">
            <text:p>6938</text:p>
          </table:table-cell>
          <table:table-cell office:value-type="string" calcext:value-type="string">
            <text:p>AROUY</text:p>
          </table:table-cell>
          <table:table-cell office:value-type="string" calcext:value-type="string">
            <text:p>François, Victor</text:p>
          </table:table-cell>
          <table:table-cell table:number-columns-repeated="3"/>
          <table:table-cell office:value-type="string" calcext:value-type="string">
            <text:p>Rue St Honoré, 67 / Rue J.J. Rousseau, 6</text:p>
          </table:table-cell>
          <table:table-cell office:value-type="string" calcext:value-type="string">
            <text:p>Rue de la Verrerie, 40</text:p>
          </table:table-cell>
          <table:table-cell table:number-columns-repeated="2"/>
          <table:table-cell office:value-type="string" calcext:value-type="string">
            <text:p>Son père est vannier.</text:p>
          </table:table-cell>
          <table:table-cell/>
        </table:table-row>
        <table:table-row table:style-name="ro1">
          <table:table-cell office:value-type="float" office:value="6939" calcext:value-type="float">
            <text:p>6939</text:p>
          </table:table-cell>
          <table:table-cell office:value-type="string" calcext:value-type="string">
            <text:p>JOSSU</text:p>
          </table:table-cell>
          <table:table-cell office:value-type="string" calcext:value-type="string">
            <text:p>Louis</text:p>
          </table:table-cell>
          <table:table-cell table:number-columns-repeated="3"/>
          <table:table-cell office:value-type="string" calcext:value-type="string">
            <text:p>rue des Anglais, 13 <text:s/>/ 'Il souhaite se spécialiser dans l''impression de factures et d''adresses'</text:p>
          </table:table-cell>
          <table:table-cell table:number-columns-repeated="3"/>
          <table:table-cell office:value-type="string" calcext:value-type="string">
            <text:p>Son père était cordonnier</text:p>
          </table:table-cell>
          <table:table-cell/>
        </table:table-row>
        <table:table-row table:style-name="ro1">
          <table:table-cell office:value-type="float" office:value="6940" calcext:value-type="float">
            <text:p>6940</text:p>
          </table:table-cell>
          <table:table-cell office:value-type="string" calcext:value-type="string">
            <text:p>JOUBERT</text:p>
          </table:table-cell>
          <table:table-cell office:value-type="string" calcext:value-type="string">
            <text:p>Joseph, Emile</text:p>
          </table:table-cell>
          <table:table-cell table:number-columns-repeated="3"/>
          <table:table-cell office:value-type="string" calcext:value-type="string">
            <text:p>rue St Maur, 134 / 'Il a été associé à son beau-père, Poussin et ses parents on t racheté l''établissement pour leur fils'</text:p>
          </table:table-cell>
          <table:table-cell table:number-columns-repeated="3"/>
          <table:table-cell office:value-type="string" calcext:value-type="string">
            <text:p>Son père est médecin</text:p>
          </table:table-cell>
          <table:table-cell/>
        </table:table-row>
        <table:table-row table:style-name="ro1">
          <table:table-cell office:value-type="float" office:value="6941" calcext:value-type="float">
            <text:p>6941</text:p>
          </table:table-cell>
          <table:table-cell office:value-type="string" calcext:value-type="string">
            <text:p>JOUMAR</text:p>
          </table:table-cell>
          <table:table-cell office:value-type="string" calcext:value-type="string">
            <text:p>Jean-Baptiste</text:p>
          </table:table-cell>
          <table:table-cell table:number-columns-repeated="3"/>
          <table:table-cell office:value-type="string" calcext:value-type="string">
            <text:p>passage Ste Croix de la Bretonnière, 11 / Il travaille dans la lithographie depuis 1819</text:p>
          </table:table-cell>
          <table:table-cell table:number-columns-repeated="3"/>
          <table:table-cell office:value-type="string" calcext:value-type="string">
            <text:p>Son père était préposé du payeur général</text:p>
          </table:table-cell>
          <table:table-cell/>
        </table:table-row>
        <table:table-row table:style-name="ro1">
          <table:table-cell office:value-type="float" office:value="6942" calcext:value-type="float">
            <text:p>6942</text:p>
          </table:table-cell>
          <table:table-cell office:value-type="string" calcext:value-type="string">
            <text:p>JOUVRAY</text:p>
          </table:table-cell>
          <table:table-cell office:value-type="string" calcext:value-type="string">
            <text:p>Louis, Emile</text:p>
          </table:table-cell>
          <table:table-cell table:number-columns-repeated="3"/>
          <table:table-cell office:value-type="string" calcext:value-type="string">
            <text:p>Il est fabricant de boites en carton pour bonbons</text:p>
          </table:table-cell>
          <table:table-cell table:number-columns-repeated="3"/>
          <table:table-cell office:value-type="string" calcext:value-type="string">
            <text:p>'C''est un enfant trouvé'</text:p>
          </table:table-cell>
          <table:table-cell/>
        </table:table-row>
        <table:table-row table:style-name="ro1">
          <table:table-cell office:value-type="float" office:value="7845" calcext:value-type="float">
            <text:p>7845</text:p>
          </table:table-cell>
          <table:table-cell office:value-type="string" calcext:value-type="string">
            <text:p>ABADIEtest</text:p>
          </table:table-cell>
          <table:table-cell office:value-type="string" calcext:value-type="string">
            <text:p>Michel, Laurent</text:p>
          </table:table-cell>
          <table:table-cell table:number-columns-repeated="3"/>
          <table:table-cell office:value-type="string" calcext:value-type="string">
            <text:p>' <text:s/>Rue du Parc Royal, 5 (1857) / Rue du Petit Lion St Sauveur, 2 (1854) / Rue Salle au Comte, 13 (1852) / Rue D''Hauteville, 32 / Rue du Cloître St Jacques l''Hopital, 7 / rue St Pierre Popincourt, 5 <text:s/>/ <text:s/>'</text:p>
          </table:table-cell>
          <table:table-cell table:number-columns-repeated="2"/>
          <table:table-cell office:value-type="string" calcext:value-type="string">
            <text:p>'Après avoir été breveté à Tarbes en 1843, il l''échange en 1846 contre le même titre à Paris. / Il est l''inventeur d''une presse mécanique.'</text:p>
          </table:table-cell>
          <table:table-cell office:value-type="string" calcext:value-type="string">
            <text:p>Son père est garçon papetier</text:p>
          </table:table-cell>
          <table:table-cell/>
        </table:table-row>
        <table:table-row table:style-name="ro1">
          <table:table-cell office:value-type="float" office:value="7857" calcext:value-type="float">
            <text:p>7857</text:p>
          </table:table-cell>
          <table:table-cell office:value-type="string" calcext:value-type="string">
            <text:p>ABADIE</text:p>
          </table:table-cell>
          <table:table-cell office:value-type="string" calcext:value-type="string">
            <text:p>Michel, Laurent</text:p>
          </table:table-cell>
          <table:table-cell table:number-columns-repeated="3"/>
          <table:table-cell office:value-type="string" calcext:value-type="string">
            <text:p>'/05/59 <text:s/>Rue du Parc Royal, 5 (1857) / Rue du Petit Lion St Sauveur, 2 (1854) / Rue Salle au Comte, 13 (1852) / Rue D''Hauteville, 32 / Rue du Cloître St Jacques l''Hopital, 7 / rue St Pierre Popincourt, 5 <text:s/>/ <text:s/>'</text:p>
          </table:table-cell>
          <table:table-cell table:number-columns-repeated="2"/>
          <table:table-cell office:value-type="string" calcext:value-type="string">
            <text:p>'Après avoir été breveté à Tarbes en 1843, il l''échange en 1846 contre le même titre à Paris. / Il est l''inventeur d''une presse mécanique.'</text:p>
          </table:table-cell>
          <table:table-cell office:value-type="string" calcext:value-type="string">
            <text:p>Son père est garçon papetier</text:p>
          </table:table-cell>
          <table:table-cell/>
        </table:table-row>
        <table:table-row table:style-name="ro1">
          <table:table-cell office:value-type="float" office:value="7858" calcext:value-type="float">
            <text:p>7858</text:p>
          </table:table-cell>
          <table:table-cell office:value-type="string" calcext:value-type="string">
            <text:p>ACKER</text:p>
          </table:table-cell>
          <table:table-cell office:value-type="string" calcext:value-type="string">
            <text:p>Alphonse</text:p>
          </table:table-cell>
          <table:table-cell table:number-columns-repeated="3"/>
          <table:table-cell office:value-type="string" calcext:value-type="string">
            <text:p>rue du Faubourg du Temple, 45 (1869) / Rue Neuve des Petits Champs, 29 <text:s/>/ <text:s text:c="2"/>/</text:p>
          </table:table-cell>
          <table:table-cell table:number-columns-repeated="2"/>
          <table:table-cell office:value-type="string" calcext:value-type="string">
            <text:p>Il possède un magasin de papeterie et de fournitures de bureaux</text:p>
          </table:table-cell>
          <table:table-cell office:value-type="string" calcext:value-type="string">
            <text:p>Il est marié et père de 3 enfants</text:p>
          </table:table-cell>
          <table:table-cell/>
        </table:table-row>
        <table:table-row table:style-name="ro1">
          <table:table-cell office:value-type="float" office:value="7859" calcext:value-type="float">
            <text:p>7859</text:p>
          </table:table-cell>
          <table:table-cell office:value-type="string" calcext:value-type="string">
            <text:p>ADAM</text:p>
          </table:table-cell>
          <table:table-cell office:value-type="string" calcext:value-type="string">
            <text:p>Ange, François</text:p>
          </table:table-cell>
          <table:table-cell table:number-columns-repeated="2"/>
          <table:table-cell office:value-type="float" office:value="75" calcext:value-type="float">
            <text:p>75</text:p>
          </table:table-cell>
          <table:table-cell office:value-type="string" calcext:value-type="string">
            <text:p>Rue Quincampoix, 60</text:p>
          </table:table-cell>
          <table:table-cell office:value-type="string" calcext:value-type="string">
            <text:p>'Rue de l''Ouest, 78'</text:p>
          </table:table-cell>
          <table:table-cell/>
          <table:table-cell office:value-type="string" calcext:value-type="string">
            <text:p>'Il a travaillé d''abord 1 an dans l''imprimerie du Sieur Rivage puis s''est installé quincaillier à Paris pour 42 000 frs ? / Il fait faillite le 31 août 1864, il déclare alors un actif de 35000 frset un passif de 70926,20 frs. Le 28 mars 1865, il est déclaré <text:s/>Excusable'</text:p>
          </table:table-cell>
          <table:table-cell office:value-type="string" calcext:value-type="string">
            <text:p>'Il est marié et père de 4 enfants. / Il est condamné en 1846 à 15 jours d''emprisonnement pour outrage à la pudeur sur une jeune fille à Bayeux. / Son père était Menuisier.'</text:p>
          </table:table-cell>
          <table:table-cell/>
        </table:table-row>
        <table:table-row table:style-name="ro1">
          <table:table-cell office:value-type="float" office:value="7860" calcext:value-type="float">
            <text:p>7860</text:p>
          </table:table-cell>
          <table:table-cell office:value-type="string" calcext:value-type="string">
            <text:p>ADAM</text:p>
          </table:table-cell>
          <table:table-cell office:value-type="string" calcext:value-type="string">
            <text:p>Cyr, Louis, Juvenal, Auguste</text:p>
          </table:table-cell>
          <table:table-cell table:number-columns-repeated="3"/>
          <table:table-cell office:value-type="string" calcext:value-type="string">
            <text:p>Rue Saint-Martin, 152</text:p>
          </table:table-cell>
          <table:table-cell office:value-type="string" calcext:value-type="string">
            <text:p>Rue Grenier St Lazare, 13</text:p>
          </table:table-cell>
          <table:table-cell/>
          <table:table-cell office:value-type="string" calcext:value-type="string">
            <text:p>Il est spécialisé en écritures sur pierre.</text:p>
          </table:table-cell>
          <table:table-cell office:value-type="string" calcext:value-type="string">
            <text:p>Son père était employé des contributions indirectes. Il est marié.</text:p>
          </table:table-cell>
          <table:table-cell/>
        </table:table-row>
        <table:table-row table:style-name="ro1">
          <table:table-cell office:value-type="float" office:value="7861" calcext:value-type="float">
            <text:p>7861</text:p>
          </table:table-cell>
          <table:table-cell office:value-type="string" calcext:value-type="string">
            <text:p>ADAM</text:p>
          </table:table-cell>
          <table:table-cell office:value-type="string" calcext:value-type="string">
            <text:p>Eugène, Louis, Pierre</text:p>
          </table:table-cell>
          <table:table-cell table:number-columns-repeated="3"/>
          <table:table-cell office:value-type="string" calcext:value-type="string">
            <text:p>rue du Battoir St Victor, 6 /</text:p>
          </table:table-cell>
          <table:table-cell table:number-columns-repeated="5"/>
        </table:table-row>
        <table:table-row table:style-name="ro1">
          <table:table-cell office:value-type="float" office:value="7862" calcext:value-type="float">
            <text:p>7862</text:p>
          </table:table-cell>
          <table:table-cell office:value-type="string" calcext:value-type="string">
            <text:p>ADNOT, veuve RIVAUD LA CHALARDERIE</text:p>
          </table:table-cell>
          <table:table-cell office:value-type="string" calcext:value-type="string">
            <text:p>Louise, Augustine, Alphonsine</text:p>
          </table:table-cell>
          <table:table-cell table:number-columns-repeated="3"/>
          <table:table-cell office:value-type="string" calcext:value-type="string">
            <text:p>rue des Bourdonnais, 34 /</text:p>
          </table:table-cell>
          <table:table-cell table:number-columns-repeated="5"/>
        </table:table-row>
        <table:table-row table:style-name="ro1">
          <table:table-cell office:value-type="float" office:value="7863" calcext:value-type="float">
            <text:p>7863</text:p>
          </table:table-cell>
          <table:table-cell office:value-type="string" calcext:value-type="string">
            <text:p>ADOUL</text:p>
          </table:table-cell>
          <table:table-cell office:value-type="string" calcext:value-type="string">
            <text:p>Auguste, Titus</text:p>
          </table:table-cell>
          <table:table-cell table:number-columns-repeated="3"/>
          <table:table-cell office:value-type="string" calcext:value-type="string">
            <text:p>rue du Battoir n°7 / rue Geoffroy Lasnier n°26 / rue Vendôme n°14</text:p>
          </table:table-cell>
          <table:table-cell office:value-type="string" calcext:value-type="string">
            <text:p>Rue Geoffroy Lasnier ?</text:p>
          </table:table-cell>
          <table:table-cell/>
          <table:table-cell office:value-type="string" calcext:value-type="string">
            <text:p>'Il devient libraire à Cambrai le 1846/02/14, il a aussi un brevet d''imprimeur lithographe à Cambrai. Quand il arrive à Paris, il s''associe avec M. Léon dit Soulé Dubernit, mais cette association s''est dissoute, donc il demande son propre brevet d''imprimeur lithographe. <text:s text:c="54"/>1853/03/02, un scellé est mis sur l''une de ses presses parce qu''il avait deux ateliers à Paris, dont un non déclaré. Il a aussi une amende. <text:s/>1854/09/22 : il se plaint de l''installation de l''imprimeur M. Gellin juste à côté de chez lui (au 30 rue Geoffroy Lasnier). Il déclare qu''il subit une perte de clientèle importante. '</text:p>
          </table:table-cell>
          <table:table-cell office:value-type="string" calcext:value-type="string">
            <text:p>'Son père était tailleur d''habit. Il est marié et père de famille. Sa femme travaille chez Dame Gosselin, éditeur géographe. '</text:p>
          </table:table-cell>
          <table:table-cell/>
        </table:table-row>
        <table:table-row table:style-name="ro1">
          <table:table-cell office:value-type="float" office:value="7864" calcext:value-type="float">
            <text:p>7864</text:p>
          </table:table-cell>
          <table:table-cell office:value-type="string" calcext:value-type="string">
            <text:p>ADRIEN</text:p>
          </table:table-cell>
          <table:table-cell office:value-type="string" calcext:value-type="string">
            <text:p>Claude</text:p>
          </table:table-cell>
          <table:table-cell table:number-columns-repeated="3"/>
          <table:table-cell office:value-type="string" calcext:value-type="string">
            <text:p>rue Richer, 7</text:p>
          </table:table-cell>
          <table:table-cell table:number-columns-repeated="2"/>
          <table:table-cell office:value-type="string" calcext:value-type="string">
            <text:p>'1838 A imprimé une affiche sans indication de son nom: affiche annonçant le départ du bateau à vapeur de Paris à Saint Cloud (affiche jointe) / Dirige depuis 4 ans l''établissement de Knecht et Roissy'</text:p>
          </table:table-cell>
          <table:table-cell office:value-type="string" calcext:value-type="string">
            <text:p>Son père était greffier de la justice de paix.</text:p>
          </table:table-cell>
          <table:table-cell/>
        </table:table-row>
        <table:table-row table:style-name="ro1">
          <table:table-cell office:value-type="float" office:value="7865" calcext:value-type="float">
            <text:p>7865</text:p>
          </table:table-cell>
          <table:table-cell office:value-type="string" calcext:value-type="string">
            <text:p>ALAMASSE</text:p>
          </table:table-cell>
          <table:table-cell office:value-type="string" calcext:value-type="string">
            <text:p>François, Alphonse</text:p>
          </table:table-cell>
          <table:table-cell table:number-columns-repeated="3"/>
          <table:table-cell office:value-type="string" calcext:value-type="string">
            <text:p>Passage Choiseul, 83 /</text:p>
          </table:table-cell>
          <table:table-cell table:number-columns-repeated="2"/>
          <table:table-cell office:value-type="string" calcext:value-type="string">
            <text:p>'Après avoir travaillé 9 ans chez Thibout, il a acheté l''atelier. <text:s/>/ Il obtient un brevet d''imprimeur en taille-douce le 1864/08/30.'</text:p>
          </table:table-cell>
          <table:table-cell office:value-type="string" calcext:value-type="string">
            <text:p>Il est marié.</text:p>
          </table:table-cell>
          <table:table-cell/>
        </table:table-row>
        <table:table-row table:style-name="ro1">
          <table:table-cell office:value-type="float" office:value="7866" calcext:value-type="float">
            <text:p>7866</text:p>
          </table:table-cell>
          <table:table-cell office:value-type="string" calcext:value-type="string">
            <text:p>ALEXANDRE</text:p>
          </table:table-cell>
          <table:table-cell office:value-type="string" calcext:value-type="string">
            <text:p>Félix, Pierre</text:p>
          </table:table-cell>
          <table:table-cell table:number-columns-repeated="3"/>
          <table:table-cell office:value-type="string" calcext:value-type="string">
            <text:p>rue St Honoré, 40</text:p>
          </table:table-cell>
          <table:table-cell office:value-type="string" calcext:value-type="string">
            <text:p>Passage Choiseul</text:p>
          </table:table-cell>
          <table:table-cell/>
          <table:table-cell office:value-type="string" calcext:value-type="string">
            <text:p>Il possède 1 seule presse. <text:s/>/ Il obtient une médaille de bronze en 1849 comme dessinateur lithographe / Il est spécialisé enEventails / <text:s/>et abats-jour / Il succède à son beau-père, Le sieur Desroches, décédé.</text:p>
          </table:table-cell>
          <table:table-cell table:number-columns-repeated="2"/>
        </table:table-row>
        <table:table-row table:style-name="ro1">
          <table:table-cell office:value-type="float" office:value="7867" calcext:value-type="float">
            <text:p>7867</text:p>
          </table:table-cell>
          <table:table-cell office:value-type="string" calcext:value-type="string">
            <text:p>ALKAN</text:p>
          </table:table-cell>
          <table:table-cell office:value-type="string" calcext:value-type="string">
            <text:p>Abraham</text:p>
          </table:table-cell>
          <table:table-cell table:number-columns-repeated="3"/>
          <table:table-cell office:value-type="string" calcext:value-type="string">
            <text:p>rue J.J. Rousseau, 14 <text:s/>/</text:p>
          </table:table-cell>
          <table:table-cell table:number-columns-repeated="2"/>
          <table:table-cell office:value-type="string" calcext:value-type="string">
            <text:p>'A la même date le 1841/05/14, il obtient un brevet de libraire 1841/05/14 qu''il exploite jusqu''en 1859 et un brevet d''imprimeur qu''il exploite jusqu''en octobre 1841 / Il est spécialisé en Travaux de ville.'</text:p>
          </table:table-cell>
          <table:table-cell table:number-columns-repeated="2"/>
        </table:table-row>
        <table:table-row table:style-name="ro1">
          <table:table-cell office:value-type="float" office:value="7868" calcext:value-type="float">
            <text:p>7868</text:p>
          </table:table-cell>
          <table:table-cell office:value-type="string" calcext:value-type="string">
            <text:p>ALLARD</text:p>
          </table:table-cell>
          <table:table-cell office:value-type="string" calcext:value-type="string">
            <text:p>Jean-Baptiste, Henry</text:p>
          </table:table-cell>
          <table:table-cell table:number-columns-repeated="9"/>
        </table:table-row>
        <table:table-row table:style-name="ro1">
          <table:table-cell office:value-type="float" office:value="7869" calcext:value-type="float">
            <text:p>7869</text:p>
          </table:table-cell>
          <table:table-cell office:value-type="string" calcext:value-type="string">
            <text:p>ALLARD</text:p>
          </table:table-cell>
          <table:table-cell office:value-type="string" calcext:value-type="string">
            <text:p>Louis</text:p>
          </table:table-cell>
          <table:table-cell table:number-columns-repeated="3"/>
          <table:table-cell office:value-type="string" calcext:value-type="string">
            <text:p>rue du Temple, 81</text:p>
          </table:table-cell>
          <table:table-cell table:number-columns-repeated="2"/>
          <table:table-cell office:value-type="string" calcext:value-type="string">
            <text:p>'Il a d''abord travaillé à Toulouse'</text:p>
          </table:table-cell>
          <table:table-cell office:value-type="string" calcext:value-type="string">
            <text:p>Son père était bottier. Il est célibataire au moment de sa demande de brevet.</text:p>
          </table:table-cell>
          <table:table-cell/>
        </table:table-row>
        <table:table-row table:style-name="ro1">
          <table:table-cell office:value-type="float" office:value="7870" calcext:value-type="float">
            <text:p>7870</text:p>
          </table:table-cell>
          <table:table-cell office:value-type="string" calcext:value-type="string">
            <text:p>ALLEAU</text:p>
          </table:table-cell>
          <table:table-cell office:value-type="string" calcext:value-type="string">
            <text:p>Nicolas, Etienne</text:p>
          </table:table-cell>
          <table:table-cell table:number-columns-repeated="3"/>
          <table:table-cell office:value-type="string" calcext:value-type="string">
            <text:p>rue Montmartre, 131 <text:s/>/</text:p>
          </table:table-cell>
          <table:table-cell table:number-columns-repeated="2"/>
          <table:table-cell office:value-type="string" calcext:value-type="string">
            <text:p>'En 1834, il est imprimeur en taille-douce avec <text:s/>10 presses qu''il exploite pour la musique. Il fait faillite en 1836 et déclare un actif de 2900 frs et un passif <text:s/>de 11297 frs. Le 18 juillet 1839 il obtient un concordat avec 15% à payer en 3 ans par tiers. Le 25 juin 1840, l''affaire est réglée. / Il rencontre des problème dans ses affaires en 1848. '</text:p>
          </table:table-cell>
          <table:table-cell office:value-type="string" calcext:value-type="string">
            <text:p>Son père était charpentier.</text:p>
          </table:table-cell>
          <table:table-cell/>
        </table:table-row>
        <table:table-row table:style-name="ro1">
          <table:table-cell office:value-type="float" office:value="7871" calcext:value-type="float">
            <text:p>7871</text:p>
          </table:table-cell>
          <table:table-cell office:value-type="string" calcext:value-type="string">
            <text:p>ALLEAU</text:p>
          </table:table-cell>
          <table:table-cell office:value-type="string" calcext:value-type="string">
            <text:p>Charles, Etienne</text:p>
          </table:table-cell>
          <table:table-cell table:number-columns-repeated="3"/>
          <table:table-cell office:value-type="string" calcext:value-type="string">
            <text:p>Rue de Bondy, 86 <text:s/>/</text:p>
          </table:table-cell>
          <table:table-cell table:number-columns-repeated="2"/>
          <table:table-cell office:value-type="string" calcext:value-type="string">
            <text:p>Il occupe 1 ouvrier avec 2 presses et paye un loyuer de 180 frs pour son atelier. / Le 5 avril 1839 Il est arrêté avec 9 ouvriers du livre.</text:p>
          </table:table-cell>
          <table:table-cell office:value-type="string" calcext:value-type="string">
            <text:p>Son père était également lithographe. Il est marié avec un enfant.</text:p>
          </table:table-cell>
          <table:table-cell/>
        </table:table-row>
        <table:table-row table:style-name="ro1">
          <table:table-cell office:value-type="float" office:value="7872" calcext:value-type="float">
            <text:p>7872</text:p>
          </table:table-cell>
          <table:table-cell office:value-type="string" calcext:value-type="string">
            <text:p>ALLOUEL</text:p>
          </table:table-cell>
          <table:table-cell office:value-type="string" calcext:value-type="string">
            <text:p>Emile, Jacques, Etienne</text:p>
          </table:table-cell>
          <table:table-cell table:number-columns-repeated="3"/>
          <table:table-cell office:value-type="string" calcext:value-type="string">
            <text:p>rue Thevenot, 10 <text:s/>/ <text:s/>rue Thevenot, 10 <text:s/>/</text:p>
          </table:table-cell>
          <table:table-cell table:number-columns-repeated="2"/>
          <table:table-cell office:value-type="string" calcext:value-type="string">
            <text:p>Il paye 250 frs de loyer.</text:p>
          </table:table-cell>
          <table:table-cell office:value-type="string" calcext:value-type="string">
            <text:p>Célibataire / Son père est employé des postes et receveur à la Loterie Nationale. / Il est célibataire.Célibataire / Son père est employé des postes et receveur à la Loterie Nationale. / Il est célibataire.</text:p>
          </table:table-cell>
          <table:table-cell/>
        </table:table-row>
        <table:table-row table:style-name="ro1">
          <table:table-cell office:value-type="float" office:value="7873" calcext:value-type="float">
            <text:p>7873</text:p>
          </table:table-cell>
          <table:table-cell office:value-type="string" calcext:value-type="string">
            <text:p>ANCOURT</text:p>
          </table:table-cell>
          <table:table-cell office:value-type="string" calcext:value-type="string">
            <text:p>Edward</text:p>
          </table:table-cell>
          <table:table-cell table:number-columns-repeated="3"/>
          <table:table-cell office:value-type="string" calcext:value-type="string">
            <text:p>rue du Faubourg St Denis, 83 / <text:s/>rue du Faubourg St Denis, 83 /</text:p>
          </table:table-cell>
          <table:table-cell table:number-columns-repeated="2"/>
          <table:table-cell office:value-type="string" calcext:value-type="string">
            <text:p>'Il est l''imprimeur de lithographie de Lautrec pour <text:s/>Elle (Jane Avril), il a participé à la Revue Blanche. / Il est l''imprimeur de lithographie de Lautrec pour <text:s/>Elle (Jane Avril), il a participé à la Revue Blanche.'</text:p>
          </table:table-cell>
          <table:table-cell table:number-columns-repeated="2"/>
        </table:table-row>
        <table:table-row table:style-name="ro1">
          <table:table-cell office:value-type="float" office:value="7874" calcext:value-type="float">
            <text:p>7874</text:p>
          </table:table-cell>
          <table:table-cell office:value-type="string" calcext:value-type="string">
            <text:p>ANDOUARD</text:p>
          </table:table-cell>
          <table:table-cell office:value-type="string" calcext:value-type="string">
            <text:p>Pierre dit Alfred</text:p>
          </table:table-cell>
          <table:table-cell table:number-columns-repeated="3"/>
          <table:table-cell office:value-type="string" calcext:value-type="string">
            <text:p>rue de Provence, 30 (1866) / Rue de Provence, 40 (exproprié) / <text:s/>rue de Provence, 30 (1866) / Rue de Provence, 40 (exproprié) /</text:p>
          </table:table-cell>
          <table:table-cell table:number-columns-repeated="2"/>
          <table:table-cell office:value-type="string" calcext:value-type="string">
            <text:p>Il est fabricant de papiers à la couronne. Il est breveté libraire le 26 mai 1866 et typographe le 14 janvier 1878. Il est spécialisé dans la vente de paraoissiens. / Il est fabricant de papiers à la couronne. Il est breveté libraire le 26 mai 1866 et typographe le 14 janvier 1878. Il est spécialisé dans la vente de paraoissiens.</text:p>
          </table:table-cell>
          <table:table-cell office:value-type="string" calcext:value-type="string">
            <text:p>Son père était boucher. Il est célibataire.</text:p>
          </table:table-cell>
          <table:table-cell/>
        </table:table-row>
        <table:table-row table:style-name="ro1">
          <table:table-cell office:value-type="float" office:value="7875" calcext:value-type="float">
            <text:p>7875</text:p>
          </table:table-cell>
          <table:table-cell office:value-type="string" calcext:value-type="string">
            <text:p>ANDRE</text:p>
          </table:table-cell>
          <table:table-cell office:value-type="string" calcext:value-type="string">
            <text:p>Eugène</text:p>
          </table:table-cell>
          <table:table-cell table:number-columns-repeated="3"/>
          <table:table-cell office:value-type="string" calcext:value-type="string">
            <text:p>rue du Faubourg St Denis, 77 / <text:s/>rue du Faubourg St Denis, 77 /</text:p>
          </table:table-cell>
          <table:table-cell table:number-columns-repeated="5"/>
        </table:table-row>
        <table:table-row table:style-name="ro1">
          <table:table-cell office:value-type="float" office:value="7876" calcext:value-type="float">
            <text:p>7876</text:p>
          </table:table-cell>
          <table:table-cell office:value-type="string" calcext:value-type="string">
            <text:p>ANDRE</text:p>
          </table:table-cell>
          <table:table-cell office:value-type="string" calcext:value-type="string">
            <text:p>Jean, Etienne</text:p>
          </table:table-cell>
          <table:table-cell table:number-columns-repeated="3"/>
          <table:table-cell office:value-type="string" calcext:value-type="string">
            <text:p>Rue Michel Le Comte, 22</text:p>
          </table:table-cell>
          <table:table-cell office:value-type="string" calcext:value-type="string">
            <text:p>Rue de Chartres, 12</text:p>
          </table:table-cell>
          <table:table-cell/>
          <table:table-cell office:value-type="string" calcext:value-type="string">
            <text:p>'Il travaille dans la lithographie depuis 1832. Il s''est associé avec le Sieur Lecaudey. Il possède 3 presses: 1 petite pour transporter et 2 autres pour l''écriture.'</text:p>
          </table:table-cell>
          <table:table-cell office:value-type="string" calcext:value-type="string">
            <text:p>Sa mère était ouvrière lingère. Il est marié avec un enfant.</text:p>
          </table:table-cell>
          <table:table-cell/>
        </table:table-row>
        <table:table-row table:style-name="ro1">
          <table:table-cell office:value-type="float" office:value="7877" calcext:value-type="float">
            <text:p>7877</text:p>
          </table:table-cell>
          <table:table-cell office:value-type="string" calcext:value-type="string">
            <text:p>ANGEE</text:p>
          </table:table-cell>
          <table:table-cell office:value-type="string" calcext:value-type="string">
            <text:p>François, Auguste, Philibert</text:p>
          </table:table-cell>
          <table:table-cell table:number-columns-repeated="3"/>
          <table:table-cell office:value-type="string" calcext:value-type="string">
            <text:p>rue J.J. Rousseau, 3 / <text:s/>rue J.J. Rousseau, 3 /</text:p>
          </table:table-cell>
          <table:table-cell table:number-columns-repeated="5"/>
        </table:table-row>
        <table:table-row table:style-name="ro1">
          <table:table-cell office:value-type="float" office:value="7878" calcext:value-type="float">
            <text:p>7878</text:p>
          </table:table-cell>
          <table:table-cell office:value-type="string" calcext:value-type="string">
            <text:p>ANGRAND</text:p>
          </table:table-cell>
          <table:table-cell office:value-type="string" calcext:value-type="string">
            <text:p>Jean, François</text:p>
          </table:table-cell>
          <table:table-cell table:number-columns-repeated="3"/>
          <table:table-cell office:value-type="string" calcext:value-type="string">
            <text:p>rue Meslay, 56 et 61 <text:s/>/ <text:s/>rue Meslay, 56 et 61 <text:s/>/</text:p>
          </table:table-cell>
          <table:table-cell table:number-columns-repeated="2"/>
          <table:table-cell office:value-type="string" calcext:value-type="string">
            <text:p>'Il exploite 3 presses pour l''impression d''ornements en or, argent et sur papier fantaisie (autorisation dès 1839).'</text:p>
          </table:table-cell>
          <table:table-cell table:number-columns-repeated="2"/>
        </table:table-row>
        <table:table-row table:style-name="ro1">
          <table:table-cell office:value-type="float" office:value="7879" calcext:value-type="float">
            <text:p>7879</text:p>
          </table:table-cell>
          <table:table-cell office:value-type="string" calcext:value-type="string">
            <text:p>ANGRAND</text:p>
          </table:table-cell>
          <table:table-cell office:value-type="string" calcext:value-type="string">
            <text:p>Louis, Jean, Alfred</text:p>
          </table:table-cell>
          <table:table-cell table:number-columns-repeated="3"/>
          <table:table-cell office:value-type="string" calcext:value-type="string">
            <text:p>Rue Meslay, 59 / <text:s/>Rue Meslay, 59 /</text:p>
          </table:table-cell>
          <table:table-cell table:number-columns-repeated="2"/>
          <table:table-cell office:value-type="string" calcext:value-type="string">
            <text:p>'Lorsqu''il part pour St Denis il ne transporte que son matériel lithographique et garde son magasin à Paris. Le 1857/05/13 : il échange son titre d''imprimeur lithographe à Paris contre le même titre pour Saint Denis, puis le 1858/08/12 il refait un échange pour récupérer son titre d''imprimeur lithographe parisien. Lorsqu''il part pour St Denis il ne transporte que son matériel lithographique et garde son magasin à Paris. Le 1857/05/13 : il échange son titre d''imprimeur lithographe à Paris contre le même titre pour Saint Denis, puis le 1858/08/12 il refait un échange pour récupérer son titre d''imprimeur lithographe parisien. '</text:p>
          </table:table-cell>
          <table:table-cell office:value-type="string" calcext:value-type="string">
            <text:p>Son père est lithographe.</text:p>
          </table:table-cell>
          <table:table-cell/>
        </table:table-row>
        <table:table-row table:style-name="ro1">
          <table:table-cell office:value-type="float" office:value="7880" calcext:value-type="float">
            <text:p>7880</text:p>
          </table:table-cell>
          <table:table-cell office:value-type="string" calcext:value-type="string">
            <text:p>ANSELIN</text:p>
          </table:table-cell>
          <table:table-cell office:value-type="string" calcext:value-type="string">
            <text:p>Alexandre</text:p>
          </table:table-cell>
          <table:table-cell table:number-columns-repeated="3"/>
          <table:table-cell office:value-type="string" calcext:value-type="string">
            <text:p>rue des Fossés Montmartre, 20 <text:s/>/ <text:s/>rue des Fossés Montmartre, 20 <text:s/>/</text:p>
          </table:table-cell>
          <table:table-cell table:number-columns-repeated="2"/>
          <table:table-cell office:value-type="string" calcext:value-type="string">
            <text:p>Il est spécialisé dans les écritures autographiques pour les notaires</text:p>
          </table:table-cell>
          <table:table-cell office:value-type="string" calcext:value-type="string">
            <text:p>'Son père est vérificateur d''Octroy'</text:p>
          </table:table-cell>
          <table:table-cell/>
        </table:table-row>
        <table:table-row table:style-name="ro1">
          <table:table-cell office:value-type="float" office:value="7881" calcext:value-type="float">
            <text:p>7881</text:p>
          </table:table-cell>
          <table:table-cell office:value-type="string" calcext:value-type="string">
            <text:p>ANTEAUME</text:p>
          </table:table-cell>
          <table:table-cell office:value-type="string" calcext:value-type="string">
            <text:p>Auguste, Constantin</text:p>
          </table:table-cell>
          <table:table-cell table:number-columns-repeated="3"/>
          <table:table-cell office:value-type="string" calcext:value-type="string">
            <text:p>Rue Vieille du Temple, 58 (1851</text:p>
          </table:table-cell>
          <table:table-cell office:value-type="string" calcext:value-type="string">
            <text:p>Rue des Beaux-Arts; 8 (1839) / Rue des Fossés du Temple, 72Rue des Beaux-Arts; 8 (1839) / Rue des Fossés du Temple, 72</text:p>
          </table:table-cell>
          <table:table-cell/>
          <table:table-cell office:value-type="string" calcext:value-type="string">
            <text:p>En 1842, il vend son fonds au Sieur Laurent. Il est taille-doucier en 1852.</text:p>
          </table:table-cell>
          <table:table-cell office:value-type="string" calcext:value-type="string">
            <text:p>Il marié et père de 4 enfants / Il a été condamné en 1850 à 6 mois de prison pour port illicite de décoration et en 1852 à 4 mois de prison pour dettes.Il marié et père de 4 enfants / Il a été condamné en 1850 à 6 mois de prison pour port illicite de décoration et en 1852 à 4 mois de prison pour dettes.</text:p>
          </table:table-cell>
          <table:table-cell/>
        </table:table-row>
        <table:table-row table:style-name="ro1">
          <table:table-cell office:value-type="float" office:value="7882" calcext:value-type="float">
            <text:p>7882</text:p>
          </table:table-cell>
          <table:table-cell office:value-type="string" calcext:value-type="string">
            <text:p>APPEL</text:p>
          </table:table-cell>
          <table:table-cell office:value-type="string" calcext:value-type="string">
            <text:p>François, Antoine</text:p>
          </table:table-cell>
          <table:table-cell table:number-columns-repeated="3"/>
          <table:table-cell office:value-type="string" calcext:value-type="string">
            <text:p>rue du Delta <text:s/>/ <text:s/>rue du Delta <text:s/>/</text:p>
          </table:table-cell>
          <table:table-cell table:number-columns-repeated="5"/>
        </table:table-row>
        <table:table-row table:style-name="ro1">
          <table:table-cell office:value-type="float" office:value="7883" calcext:value-type="float">
            <text:p>7883</text:p>
          </table:table-cell>
          <table:table-cell office:value-type="string" calcext:value-type="string">
            <text:p>APPERT</text:p>
          </table:table-cell>
          <table:table-cell office:value-type="string" calcext:value-type="string">
            <text:p>Pierre, Achille</text:p>
          </table:table-cell>
          <table:table-cell table:number-columns-repeated="3"/>
          <table:table-cell office:value-type="string" calcext:value-type="string">
            <text:p>passage du Caire, 54 <text:s/>/ <text:s/>passage du Caire, 54 <text:s/>/</text:p>
          </table:table-cell>
          <table:table-cell table:number-columns-repeated="2"/>
          <table:table-cell office:value-type="string" calcext:value-type="string">
            <text:p>'En 1839 il est condamné à une amende de 1 000 frs pour avoir imprmié une chanson sans l''avoir déclarée. / Il exploite 2 presses lithographiques employant 3 ouvriers et 1 écrivain.En 1839 il est condamné à une amende de 1 000 frs pour avoir imprmié une chanson sans l''avoir déclarée. / Il exploite 2 presses lithographiques employant 3 ouvriers et 1 écrivain.'</text:p>
          </table:table-cell>
          <table:table-cell table:number-columns-repeated="2"/>
        </table:table-row>
        <table:table-row table:style-name="ro1">
          <table:table-cell office:value-type="float" office:value="7884" calcext:value-type="float">
            <text:p>7884</text:p>
          </table:table-cell>
          <table:table-cell office:value-type="string" calcext:value-type="string">
            <text:p>APPERT</text:p>
          </table:table-cell>
          <table:table-cell office:value-type="string" calcext:value-type="string">
            <text:p>Pierre, François, Achille</text:p>
          </table:table-cell>
          <table:table-cell table:number-columns-repeated="3"/>
          <table:table-cell office:value-type="string" calcext:value-type="string">
            <text:p>passage du Caire / <text:s/>passage du Caire /</text:p>
          </table:table-cell>
          <table:table-cell table:number-columns-repeated="5"/>
        </table:table-row>
        <table:table-row table:style-name="ro1">
          <table:table-cell office:value-type="float" office:value="7885" calcext:value-type="float">
            <text:p>7885</text:p>
          </table:table-cell>
          <table:table-cell office:value-type="string" calcext:value-type="string">
            <text:p>ARBIEU</text:p>
          </table:table-cell>
          <table:table-cell office:value-type="string" calcext:value-type="string">
            <text:p>Jacques</text:p>
          </table:table-cell>
          <table:table-cell table:number-columns-repeated="6"/>
          <table:table-cell office:value-type="string" calcext:value-type="string">
            <text:p>Nouvelle résidence en Seine et Oise, voir dossier / Imprimeur en lettres 1849/03/12Nouvelle résidence en Seine et Oise, voir dossier / Imprimeur en lettres 1849/03/12</text:p>
          </table:table-cell>
          <table:table-cell table:number-columns-repeated="2"/>
        </table:table-row>
        <table:table-row table:style-name="ro1">
          <table:table-cell office:value-type="float" office:value="7886" calcext:value-type="float">
            <text:p>7886</text:p>
          </table:table-cell>
          <table:table-cell office:value-type="string" calcext:value-type="string">
            <text:p>ARDIT</text:p>
          </table:table-cell>
          <table:table-cell office:value-type="string" calcext:value-type="string">
            <text:p>Jean-Marie, Thérèse</text:p>
          </table:table-cell>
          <table:table-cell table:number-columns-repeated="3"/>
          <table:table-cell office:value-type="string" calcext:value-type="string">
            <text:p>rue Vivienne, 2 <text:s/>/ Rue de la Tixéranderie, 29 / <text:s/>rue Vivienne, 2 <text:s/>/ Rue de la Tixéranderie, 29 /</text:p>
          </table:table-cell>
          <table:table-cell table:number-columns-repeated="2"/>
          <table:table-cell office:value-type="string" calcext:value-type="string">
            <text:p>'Il n''exploite plus le brevet depuis 1830, son brevet finit par être annulé. / Il a acheté le fonds de Gaugain et dans ce fonds se trouve une suite de vues de la Malmaison avec la bibliothèque de Napoléon non autorisé en 1825.Il n''exploite plus le brevet depuis 1830, son brevet finit par être annulé. / Il a acheté le fonds de Gaugain et dans ce fonds se trouve une suite de vues de la Malmaison avec la bibliothèque de Napoléon non autorisé en 1825.'</text:p>
          </table:table-cell>
          <table:table-cell table:number-columns-repeated="2"/>
        </table:table-row>
        <table:table-row table:style-name="ro1">
          <table:table-cell office:value-type="float" office:value="7887" calcext:value-type="float">
            <text:p>7887</text:p>
          </table:table-cell>
          <table:table-cell office:value-type="string" calcext:value-type="string">
            <text:p>ARGENTIER</text:p>
          </table:table-cell>
          <table:table-cell office:value-type="string" calcext:value-type="string">
            <text:p>Jean-Baptiste, Antoine</text:p>
          </table:table-cell>
          <table:table-cell table:number-columns-repeated="3"/>
          <table:table-cell office:value-type="string" calcext:value-type="string">
            <text:p>Rue du Colombier, 12 (1831) / Rue du Colombier, 12 (1831)</text:p>
          </table:table-cell>
          <table:table-cell office:value-type="string" calcext:value-type="string">
            <text:p>Rue des Arcis, 9</text:p>
          </table:table-cell>
          <table:table-cell/>
          <table:table-cell office:value-type="string" calcext:value-type="string">
            <text:p>'Il quitte Marseille à cause de l''épidémie de choléra alors qu''il était attaché au Sieur Charavel, imprimeur à Marseille du Journal Le Midi.'</text:p>
          </table:table-cell>
          <table:table-cell office:value-type="string" calcext:value-type="string">
            <text:p>Son père était marchand de vin. / Son père était marchand de vin.</text:p>
          </table:table-cell>
          <table:table-cell/>
        </table:table-row>
        <table:table-row table:style-name="ro1">
          <table:table-cell office:value-type="float" office:value="7888" calcext:value-type="float">
            <text:p>7888</text:p>
          </table:table-cell>
          <table:table-cell office:value-type="string" calcext:value-type="string">
            <text:p>ARNAUD</text:p>
          </table:table-cell>
          <table:table-cell office:value-type="string" calcext:value-type="string">
            <text:p>J</text:p>
          </table:table-cell>
          <table:table-cell table:number-columns-repeated="3"/>
          <table:table-cell office:value-type="string" calcext:value-type="string">
            <text:p>rue St Roch, 18 <text:s/>/</text:p>
          </table:table-cell>
          <table:table-cell table:number-columns-repeated="2"/>
          <table:table-cell office:value-type="string" calcext:value-type="string">
            <text:p>Déclaration de presse lithographique pour imprimer ses compositions autographiques / 1 presse</text:p>
          </table:table-cell>
          <table:table-cell table:number-columns-repeated="2"/>
        </table:table-row>
        <table:table-row table:style-name="ro1">
          <table:table-cell office:value-type="float" office:value="7889" calcext:value-type="float">
            <text:p>7889</text:p>
          </table:table-cell>
          <table:table-cell office:value-type="string" calcext:value-type="string">
            <text:p>ARNAUDEAU</text:p>
          </table:table-cell>
          <table:table-cell office:value-type="string" calcext:value-type="string">
            <text:p>Henry</text:p>
          </table:table-cell>
          <table:table-cell table:number-columns-repeated="3"/>
          <table:table-cell office:value-type="string" calcext:value-type="string">
            <text:p>rue du Temple, 22 /</text:p>
          </table:table-cell>
          <table:table-cell table:number-columns-repeated="2"/>
          <table:table-cell office:value-type="string" calcext:value-type="string">
            <text:p>Il est condamné pour vente de lithographies et de gravures obscènes.</text:p>
          </table:table-cell>
          <table:table-cell office:value-type="string" calcext:value-type="string">
            <text:p>Son père était marchand chapelier</text:p>
          </table:table-cell>
          <table:table-cell/>
        </table:table-row>
        <table:table-row table:style-name="ro1">
          <table:table-cell office:value-type="float" office:value="7890" calcext:value-type="float">
            <text:p>7890</text:p>
          </table:table-cell>
          <table:table-cell office:value-type="string" calcext:value-type="string">
            <text:p>ARNOUD</text:p>
          </table:table-cell>
          <table:table-cell office:value-type="string" calcext:value-type="string">
            <text:p>Claude</text:p>
          </table:table-cell>
          <table:table-cell table:number-columns-repeated="3"/>
          <table:table-cell office:value-type="string" calcext:value-type="string">
            <text:p>rue St Antoine, 86</text:p>
          </table:table-cell>
          <table:table-cell table:number-columns-repeated="2"/>
          <table:table-cell office:value-type="string" calcext:value-type="string">
            <text:p>Il a acheté le fonds de Desmadryl, sa veuve lui succèdera.</text:p>
          </table:table-cell>
          <table:table-cell office:value-type="string" calcext:value-type="string">
            <text:p>Son père est commisssaire de police.</text:p>
          </table:table-cell>
          <table:table-cell/>
        </table:table-row>
        <table:table-row table:style-name="ro2">
          <table:table-cell office:value-type="float" office:value="7891" calcext:value-type="float">
            <text:p>7891</text:p>
          </table:table-cell>
          <table:table-cell office:value-type="string" calcext:value-type="string">
            <text:p>AROUY</text:p>
          </table:table-cell>
          <table:table-cell office:value-type="string" calcext:value-type="string">
            <text:p>François, Victor</text:p>
          </table:table-cell>
          <table:table-cell table:number-columns-repeated="3"/>
          <table:table-cell office:value-type="string" calcext:value-type="string">
            <text:p>Rue St Honoré, 67 / Rue J.J. Rousseau, 6</text:p>
          </table:table-cell>
          <table:table-cell office:value-type="string" calcext:value-type="string">
            <text:p>Rue de la Verrerie, 40</text:p>
          </table:table-cell>
          <table:table-cell/>
          <table:table-cell office:value-type="string" calcext:value-type="string">
            <text:p>'Il est contremaître chez le lithographe Chezaud pendant 5 ans avant d''obtenir son brevet. Il se plaint que les affaires en lithographie nee marchent pas. Il est condamné le 1873/12/19 à 200 frs d''amende pour publication sans autorisation préalable dun dessin servant de frontispice à une chanson: La Clique. / Il est breveté taille-doucier le1854/05/ 9. Il est spécialisé en musique et cartes géographiques.'<text:tab/><text:tab/>BnF, Dépt des Estampes SNR Arouy / AN F 18 1727<text:tab/><text:tab/></text:p>
            <text:p>AROUY<text:tab/>Gustave, Denis<text:tab/>1879/05/19<text:tab/><text:tab/>rue Cadet, 9 /  <text:tab/><text:tab/>9<text:tab/><text:tab/><text:tab/><text:tab/><text:tab/>Hevey, veuve<text:tab/><text:tab/><text:tab/><text:tab/><text:tab/><text:tab/>AN F 18 2184<text:tab/><text:tab/></text:p>
            <text:p>ARTUS<text:tab/>Alexandre, Louis<text:tab/>1837/02/02<text:tab/>1854/07/13<text:tab/>rue St Honoré, 342 (1856) / Rue Miromesnil, 48 (1855) / Rue du Petit Pont St Jacques, 18<text:tab/>Rue Hautefeuille, 30<text:tab/>1<text:tab/><text:tab/>1814/01/29<text:tab/><text:tab/><text:tab/><text:tab/><text:tab/>Lemercier / Villain / Fourquemin / Leroy fils<text:tab/><text:tab/>'Il travaille depuis 8 ans chez Mercier et  souhaiteobtenir un brevet pour un nouveau procédé d''impression sur procelaines. Il est délégué des ouvriers parisiens à l''exposition de Londres en 1862. Son brevet lui sera retiré car inexploité.'<text:tab/><text:tab/>AN F 18 1728 / BnF, Dépt des Estampes SNR Artus / Chauvet, Paul, 1956, p. 419<text:tab/><text:tab/></text:p>
            <text:p>ARTUS<text:tab/>E<text:tab/>1876/04/23<text:tab/><text:tab/>rue des Francs Bourgeois, 33 /  <text:tab/><text:tab/>4<text:tab/><text:tab/><text:tab/><text:tab/><text:tab/><text:tab/><text:tab/><text:tab/><text:tab/>Chromolithographies<text:tab/>Grandet, L<text:tab/>AN F 18 2184<text:tab/><text:tab/></text:p>
            <text:p>AUBERT<text:tab/>Gabriel<text:tab/>1836/02/12<text:tab/>1841/09/10<text:tab/>rue du Couloir, 10 (1836) / Rue de la Bourse, 1 (1841)  /  <text:tab/><text:tab/>2<text:tab/><text:tab/>1784/07/24<text:tab/>A Lyon<text:tab/>'Il est tout d''abord notaire.'<text:tab/><text:tab/>Philippon sa veuve<text:tab/><text:tab/>Son père est maître sellier<text:tab/>'Il était notaire à Mâcon de 1820 à 1824. Il est dans l''opposition politique à la suite de la révolution de juillet. Il a servi de prête nom à un de ses anciens ouvriers, Joncart, qui imprime dans le local de l''ancien musée Goguin, passage Colbert. En avril 1836 une lithographie intitulée Singeries est saisie, elle représente un singe dessinant une poire et plus bas le portrait du roi. Il devient éditeur de gravures Galerie Véro-Dodat et veut exporter des lithographies françaises et donc diminuer le coût de l''impression. Il est également breveté libraire en 1841.'<text:tab/><text:tab/>AN F 18 1728<text:tab/><text:tab/></text:p>
            <text:p>AUBERT née PHILIPPON<text:tab/>Marie, Françoise<text:tab/>1847/09/20<text:tab/>1853/12/12<text:tab/>'Rue de l''Abbaye, 5 (1850) / Rue Croix des Petits Champs, 23'<text:tab/>Place de la Bourse, 29<text:tab/>2<text:tab/><text:tab/>1794/08/27<text:tab/>A Lyon<text:tab/><text:tab/>Aubert son mari décédé<text:tab/><text:tab/>Thierry / Engelmann / Desportes, Jules / Carles<text:tab/><text:tab/>Elle a remplcé son mari mais son brevet est annulé car elle est décédée en 1851.<text:tab/><text:tab/>AN F 18 1728 / BnF Dépt des Est, SNF Aubert Veuve<text:tab/><text:tab/></text:p>
            <text:p>AUBERY<text:tab/>Charles, Louis, Théophile<text:tab/>1849/12/18<text:tab/>1862/05/03<text:tab/>passage du Caire, 129 /  <text:tab/><text:tab/>2<text:tab/><text:tab/>1825/07/24<text:tab/>A Paris<text:tab/>Il est commis papetier.<text:tab/><text:tab/>Bouchot<text:tab/>Schlatter / Pollet / Carré / Séguin<text:tab/>Son père est ébéniste<text:tab/>'Il a épousé la fille du Sieur Galban, imprimeur / Il exploite 2 presses pour des billets de faire-part et des cartes de visite / En 1862 il obtient l''autorisation de posséder une presse en taille-douce'<text:tab/>Galban<text:tab/>AN F 18 1728 / BnF Dépt des Estampes, SNR et SNR6 Aubery-Galban<text:tab/><text:tab/></text:p>
            <text:p>AUBRIET<text:tab/>J<text:tab/>1871/03/08<text:tab/><text:tab/>rue des Saints Pères, 45  /  <text:tab/><text:tab/>6<text:tab/><text:tab/><text:tab/><text:tab/><text:tab/><text:tab/><text:tab/><text:tab/><text:tab/>Imprimeur en lettres en 1871<text:tab/>Dreuil, Ch<text:tab/>AN F 18 2184<text:tab/><text:tab/></text:p>
            <text:p>AUBRY<text:tab/>Paul, Eugène<text:tab/>1872/04/05<text:tab/><text:tab/>Rue de Turbigon, 52<text:tab/><text:tab/><text:tab/><text:tab/><text:tab/><text:tab/><text:tab/><text:tab/><text:tab/><text:tab/><text:tab/>Il est également typographe en 1877<text:tab/><text:tab/>AN F18 2184 / BnF Dépt des Estampes, SNR6 Aubry<text:tab/><text:tab/></text:p>
            <text:p>AUBURTIN<text:tab/>Louis, Achille<text:tab/>1869/03/27<text:tab/><text:tab/><text:tab/>Rue Bergère, 24 (chez ses parents)<text:tab/>9<text:tab/><text:tab/>1844/07/06<text:tab/>A Paris<text:tab/>Il est ouvrier lithographe de formation.<text:tab/><text:tab/><text:tab/>Aumont, E / Desbordes / Batelier / Paindebled<text:tab/><text:tab/>Il possède un établissement de papeterie rue Mazagran, 14 / Il est spécialisé dans les travaux de ville<text:tab/><text:tab/>AN F 18 1728<text:tab/><text:tab/></text:p>
            <text:p>AUDET<text:tab/>André<text:tab/>1879/06/26<text:tab/><text:tab/>rue Corneille, 3 /  <text:tab/><text:tab/>6<text:tab/><text:tab/>1840/12/21<text:tab/>A Barcelone (Espagne)<text:tab/><text:tab/><text:tab/><text:tab/><text:tab/><text:tab/>Il installe une petite presse à bras pour faire des essais de chromos<text:tab/><text:tab/>AN F 18 2184<text:tab/><text:tab/></text:p>
            <text:p>'AUDIFFRET Marquis d'''<text:tab/><text:tab/>1871/10/16<text:tab/><text:tab/>'rue de la Chaussée d''Antin, 66 /  '<text:tab/>'Rue de la Chaussée d''Antin, 66'<text:tab/>9<text:tab/><text:tab/><text:tab/><text:tab/>Sénateur<text:tab/><text:tab/><text:tab/><text:tab/><text:tab/>Il est président de la Société générale du Crédit Industriel et commercial / Il possédait des autorisations pour une presse lithographique et une presse autograpique de 1859 et 1860, ces autorisations sont renouvellées / Il est breveté taille-doucier en 1871 / Ces impressions sont nécessaires au service de ses bureaux<text:tab/><text:tab/>AN F 18 2184<text:tab/><text:tab/></text:p>
            <text:p>AUERBACH<text:tab/>Sigismond<text:tab/>1846/12/05<text:tab/>1858/07/13<text:tab/>rue Fontaine au Roi, 26 (1858) / Rue deLa Harpe, 39 (1858) / Rue St Denis, 348i /  <text:tab/><text:tab/>11<text:tab/><text:tab/>1820/05/03<text:tab/>A Strasbourg<text:tab/><text:tab/><text:tab/>Bounard<text:tab/>Wiart / Pollet / Boulland / Pascal<text:tab/>'D''origine juive, il était à la tête de clubs en 1848. Il passe également pour être de mauvaise foi et pour un démocrate'<text:tab/>En 1844 il obtient une autorisation de posséder 1 presse lithographique et 1 presse typographique, autorisation révocable.  / En 1848 il demande un brevet mais refus.  / Il fait faillite en 1849 avec un actif de 52 700 frs et un passif de 52 700 frs / Il fabrique des étiquettes<text:tab/>Pollet<text:tab/>AN F 18 1728 / AP D10 U3 27 n°9215 / AP D11 U3 121<text:tab/><text:tab/></text:p>
            <text:p>AUGAY-FLORINY<text:tab/>Jean, Marie<text:tab/>1825/05/03<text:tab/>1828/05/12<text:tab/>rue Vivienne, 8 / Rue de Cléry, 78<text:tab/><text:tab/>2<text:tab/><text:tab/>1780<text:tab/><text:tab/>Il est artiste dramatique<text:tab/>Malapeau<text:tab/>Coqueval<text:tab/>Malapeau / Lacroix / Villlain / Marlet<text:tab/><text:tab/>'Son matériel a été vendu le 1826/04/18 au Sieur Fouchet: / 6 presses / 212 pierres lithographiques dont 12 peuvent être réclamées / outils, ustensiles, modèles plus le titre d''imprimeur 33 500 frs mais Fouchet n''est pas nommé donc la vente ne se fait pas'<text:tab/><text:tab/>AN F 18 1728 / BnF Dépt des Estampes, SNR Augay<text:tab/><text:tab/>Dans le dossier se trouve la mention des inventaires des successions de sa femme et de sa fille 1825 Me Narjot et Péan de ST Gilles</text:p>
            <text:p>AUGENDRE<text:tab/>Henri<text:tab/>1869/12/08<text:tab/><text:tab/>Avenue de la Motte Picquet, 34 / Rue St Dominique, 54<text:tab/>Rue Blouet, 84 / Rue de la Mairie (Vanves)<text:tab/>15<text:tab/><text:tab/>1832/12/02<text:tab/>A Paris<text:tab/>Il est ouvrier lithographe.<text:tab/><text:tab/><text:tab/>Thevenin / Dusson / Desbordes<text:tab/><text:tab/>Brevet pour Vanves? / Il a travaillé chez Jules Chéret puischez  Capitaine.  / Il est spécialiste en travaux de ville<text:tab/><text:tab/>AN F 18 1728<text:tab/><text:tab/></text:p>
            <text:p>AUGUET<text:tab/>Louis, Amédée<text:tab/>1840/02/12<text:tab/>1851/01/16<text:tab/><text:tab/>'Rue d''Arcis, 17 (chez ses parents)'<text:tab/><text:tab/><text:tab/>1808/09/09<text:tab/>A Peronne<text:tab/>Il est ouvrier lithographe<text:tab/><text:tab/>Jaugey<text:tab/>Ligny / Monier / Eschweller<text:tab/><text:tab/>'Il a été condamné en 1850 à 3000 frs d''amende pour des circulaires socialistes et industrielles sans nom d''imprimeur'<text:tab/><text:tab/>AN F 18 1728<text:tab/><text:tab/></text:p>
            <text:p>AUMONT<text:tab/>André, Hippolyte<text:tab/>1859/06/14<text:tab/>1860/04/07<text:tab/>Rue Marie Stuart, 13 (1859)<text:tab/>Rue de la Glacière, 24 à Gentilly<text:tab/>2<text:tab/><text:tab/>1830/05/23<text:tab/>A Paris<text:tab/><text:tab/>Delaporte<text:tab/>Léotaud<text:tab/>Henry, O / Simon jeune / Marie, J / Rivage<text:tab/><text:tab/><text:tab/><text:tab/>AN F 18 1728 / BnF Dépt des Estampes, SNR Aumont (H)<text:tab/><text:tab/></text:p>
            <text:p>AUMONT<text:tab/>Eugène<text:tab/>1860/08/28<text:tab/><text:tab/>passage Brady  /  <text:tab/><text:tab/>10<text:tab/><text:tab/><text:tab/><text:tab/><text:tab/><text:tab/><text:tab/><text:tab/><text:tab/><text:tab/><text:tab/>AN F 18 1728<text:tab/><text:tab/></text:p>
            <text:p>AURAY<text:tab/>Gaspard, Auguste<text:tab/>1856/05/06<text:tab/><text:tab/>rue Quincampoix, 90  /  <text:tab/><text:tab/>5<text:tab/><text:tab/>1817/01/21<text:tab/>A Montargat (Puy de Dôme)<text:tab/><text:tab/>Mantoux<text:tab/><text:tab/>Dubois-Vert / Riboulet / Cahen, Julien<text:tab/>'Son père est capitaine en retraite / Il est chevalier de la Légion d''honneur, décoré après l''insurrection de 1848 avec une grave blessure à la tête'<text:tab/>'Il est fabicant d''étiquettes et d''enveloppes'<text:tab/><text:tab/>AN F 18 1728<text:tab/><text:tab/></text:p>
            <text:p>AVRIL<text:tab/>Augustin, Louis<text:tab/>1837/07/32<text:tab/><text:tab/>rue Grange aux Belles, 16 /  <text:tab/><text:tab/>10<text:tab/><text:tab/>1787/12/14<text:tab/>A Fontainebleau<text:tab/>Il est architecte, expert auprès de la Préfecture de police<text:tab/><text:tab/><text:tab/><text:tab/>'Son père est marchand / Son fils est l''ex-secrétaire des Sociétés des Amis du peuple et des droits de l''homme, lui reste en dehors de cette affaire'<text:tab/><text:tab/><text:tab/>AN F 18 1728<text:tab/><text:tab/></text:p>
            <text:p>BADOUREAU<text:tab/>Marie, Pierre, Louis<text:tab/>1841/06/05<text:tab/>1863/05/29 (annulé) / 1875/07/22 (date de remplacement)<text:tab/>Rue de la Pompe, 17 / Rue Saint Denis, 302 (1852)<text:tab/>Rue Saint Denis, 270<text:tab/><text:tab/><text:tab/>1795/08/28<text:tab/><text:tab/>'Il est Soldat de l''Empire'<text:tab/><text:tab/>Ponsot<text:tab/>Cluis ; Coulon ; Berle ; Daras ;  ; <text:tab/>Son père est tailleur.<text:tab/>'En 1852 il possède 21 presses: 15 presses lithographiques et 6 presses taille-douce. Il est breveté graveur et imprimeur en taille-douce depuis 1841.  Il obtient en 1863 l''autorisation d''installer une presse lithographique dans un local séparé. Il obtient également l''autorisation de faire l''essai sur une presse à vapeur qui expédie 12 rames de papier par jour, chez le Sieur Chamouton 35 rue des Vinaigriers. Il est spécialisé en étiquettes et travaux de ville.'<text:tab/><text:tab/>AN F18 1729<text:tab/><text:tab/></text:p>
            <text:p>BADOUREAU<text:tab/>Stanislas, Henri<text:tab/>1855/02/03<text:tab/>1858/11/09<text:tab/>Rue Thévenot, 5 / Rue Saint Martin, 220<text:tab/>Passage du Grand Cerf, 31 et 33<text:tab/>2<text:tab/><text:tab/>1824/04/23<text:tab/><text:tab/><text:tab/>Fernique<text:tab/>Cummitz<text:tab/>Trinocq ; Ramard ; Desmazesles ; Deiffel ;  ; <text:tab/>Son père est imprimeur lithographe. Il habite dans le local dans lequel sa femme travaille, elle est lingère.<text:tab/>Loyer 1000 frs<text:tab/><text:tab/>AN F18 1729<text:tab/><text:tab/></text:p>
            <text:p>BAIL<text:tab/>Charles, Louis<text:tab/>1855/01/29<text:tab/>1857/05/18<text:tab/>rue du Faubourg Poissonnière, 113 /  <text:tab/><text:tab/>9<text:tab/><text:tab/>1819/10/07<text:tab/>A Versailles<text:tab/>Il est commis papetier.<text:tab/>Grouard<text:tab/>Chevalet<text:tab/>Paulon ; Jolicoeur ; Jacomme et Cie ; Marie, J ;  ; <text:tab/>'Son père est receveur de l''Octroi. / Il vit maritalement avec une couturière depuis 14 ans'<text:tab/>Il est commis chez le Sieur Marion, marchand papetier.  / Il est associé avec le Sieur Paulon en 1853, il possède alors 2 presses.<text:tab/>Paulon<text:tab/>AN F18 1729<text:tab/><text:tab/></text:p>
            <text:p>BAL<text:tab/>Félix, Edouard<text:tab/>1843/12/09<text:tab/>1853/01/31<text:tab/>passage du Bois de Boulogne, 10  /  <text:tab/><text:tab/>16<text:tab/><text:tab/>1814/09/14<text:tab/>A Rouen (Normandie)<text:tab/>Il est clerc de notaire à Rouen<text:tab/><text:tab/>Vergès<text:tab/>Marville ; Larue ; Dautheville ;  ;  ; <text:tab/>Son père était scieur de bois.<text:tab/>'Il dirige l''atelier du Sieur Fayet, lithographe, depuis 1836. Il rachète  4 presses, plus la clientèle et les accessoires pour 12 000 frs.'<text:tab/><text:tab/>AN F18 1729 / Bibliographie de la France, XXXIIIe année, 1844, n° 1, p. 12<text:tab/><text:tab/></text:p>
            <text:p>BALLAND<text:tab/>Gustave, Edouard<text:tab/>1845/01/24<text:tab/>1862/06/23<text:tab/><text:tab/>Rue Pétrelle, 7<text:tab/>9<text:tab/><text:tab/>1820/01/12<text:tab/>A Rouen (Normandie)<text:tab/>'Il est dessinateur depuis 11 ans chez les éditeurs d''imagerie.'<text:tab/><text:tab/>Trinocq<text:tab/>Bry, A ; Miné ; Rivaud ;  ;  ; <text:tab/>Son père était dentiste. Lui-même célibataire, il paye 150 frs pour son logement dans lequel est installée sa presse.<text:tab/><text:tab/><text:tab/>AN F18 1729<text:tab/><text:tab/></text:p>
            <text:p>BAOUSET<text:tab/>Joseph<text:tab/>1839/10/22<text:tab/>1853/12/31<text:tab/>rue St Romain (1840) /  <text:tab/><text:tab/>6<text:tab/><text:tab/>1797/07/27<text:tab/><text:tab/>Il est ouvrier lithographe.<text:tab/><text:tab/>Fabre<text:tab/>'Lemercier / Villain / Formentin / D''Harlingue'<text:tab/><text:tab/>'Il est associé à Letronne (membre de l''Institut) pour une lithographie Quai Malaquais, 15 (1840)'<text:tab/><text:tab/>AN F18 1729<text:tab/><text:tab/></text:p>
            <text:p>BAPTISTE<text:tab/>Claude, Jules<text:tab/>1843/12/05<text:tab/>1859/01/17<text:tab/>rue des Saints Pères, 67 /  <text:tab/><text:tab/>6<text:tab/><text:tab/>1811/12/08<text:tab/>A Bourges<text:tab/>Il est géomètre, employé au trésor de la Couronne.<text:tab/><text:tab/>Petit<text:tab/><text:tab/>Son père est drapier / Il est marié et père de 4 enfants<text:tab/>Il est dispensé de certificat car il est protégé par le Comte de Montalivet<text:tab/><text:tab/>AN F18 1729<text:tab/><text:tab/></text:p>
            <text:p>BARBAN<text:tab/>Jean-Baptiste, Alexis<text:tab/>1847/06/25<text:tab/>1869/08/12<text:tab/>'rue St Honoré, 225 (1866) / rue d''Aboukir, 102 / Rue Bourbon Villeneuve, 24 (1863) / Rue du Faubourg St Denis, 12 (1858) / Rue St Honoré, 247 / Rue Montmartre, 63 (1853) /  '<text:tab/>Rue St Honoré, 357<text:tab/>2<text:tab/><text:tab/>1815/01/12<text:tab/>A Aix<text:tab/>Il est graveur sur métaux<text:tab/>Chevalier<text:tab/>Talons<text:tab/>Devillers / Rivaud<text:tab/>Son père est fabricant tanneur<text:tab/>Il exploite 4 presses pour des dessins sur châles / En 1847 il est assigné par la Société des lithographes pour régulariser sa situation<text:tab/><text:tab/>AN F18 1730<text:tab/><text:tab/></text:p>
            <text:p>BARBARANT<text:tab/>Jean-Baptiste, Louis<text:tab/>1853/12/31<text:tab/>1855/03/12<text:tab/>rue des Bernardins, 34 (1855) / Rue St Honoré, 80  /  <text:tab/><text:tab/>5<text:tab/><text:tab/>1810/06/15<text:tab/>A Arcis sur Aube<text:tab/>Il est prote.<text:tab/>Cordier<text:tab/>Laurant<text:tab/>Saunier / Trinocq / Gavarry<text:tab/>Son père est mécanicien<text:tab/>'Il est prote dans la lithographie de Paul Dupont / Il est l''inventeur d''un système ingénieux de presse autographique / Il vient d''ouvrir un magasin de papeterie rue Montmatre, 18'<text:tab/><text:tab/>AN F18 1730<text:tab/><text:tab/></text:p>
            <text:p>BARBIER<text:tab/>Auguste, Prosper<text:tab/>1853/03/21<text:tab/>1861/12/28<text:tab/>Rue de la Femme sans Tête, 4 (1855) / Rue du Vielle du Temple, 58Rue de la Femme sans Tête, 4 (1855) / Rue du Vielle du Temple, 58<text:tab/>Rue Monsieur le Prince, 51<text:tab/>5<text:tab/><text:tab/>1823/09/24<text:tab/>A Lavardin (Loir et Cher)<text:tab/><text:tab/>Janet<text:tab/>Joslain<text:tab/>Poussin / Roumengou / Jolicoeur / GoujonPoussin / Roumengou / Jolicoeur / Goujon<text:tab/>Son père est cultivateur<text:tab/>'Il exploite 3 presses lithographiques pour l''impressions sur étoffes de vignettes de fonds de mouchoirs pour des maisons en gros à Rouen'<text:tab/><text:tab/>AN F18 1730<text:tab/><text:tab/></text:p>
            <text:p>BARBOT veuve BELLEMAIN<text:tab/>Euphrosine, Augustine<text:tab/>1836/09/07<text:tab/>1853/12/12<text:tab/>passage du Caire, 95 &amp; 96  /  passage du Caire, 95 &amp; 96  /  <text:tab/><text:tab/>2<text:tab/><text:tab/>1811/03/29<text:tab/>A Paris<text:tab/><text:tab/>Bellemain son marie décédé<text:tab/><text:tab/><text:tab/>'Son père est fondeur de caractères d''imprimerie'<text:tab/>Elle est également brevetée imprimeur en lettres en 1836 / Voir la vente de son imprimerie le 19 décembre 1836 notaire Me Bonnaire étude XXXIII 1054 30 novembre 1836Elle est également brevetée imprimeur en lettres en 1836 / Voir la vente de son imprimerie le 19 décembre 1836 notaire Me Bonnaire étude XXXIII 1054 30 novembre 1836<text:tab/><text:tab/>AN F18 1730<text:tab/><text:tab/></text:p>
            <text:p>BARBOU<text:tab/>Lucien<text:tab/>1835/07/19<text:tab/>1852/04/19<text:tab/>cour Lamoignon, 3 (Palais de justice) /  cour Lamoignon, 3 (Palais de justice) /  <text:tab/><text:tab/><text:tab/><text:tab/>1808/10/18<text:tab/>A Mesnil - Durand (Calvados)<text:tab/>Il est écrivain lithographe.<text:tab/><text:tab/>Masson<text:tab/>Brisset / Lefèvre / Ligny / Robert / RicoureuxBrisset / Lefèvre / Ligny / Robert / Ricoureux<text:tab/>Son père était propriétaire<text:tab/><text:tab/><text:tab/>AN F18 1730<text:tab/><text:tab/></text:p>
            <text:p>BARDON<text:tab/>Gabriel, Magi, Calixte<text:tab/>1842/12/30<text:tab/>1851/06/06<text:tab/>Cloître St Merry, 6<text:tab/><text:tab/><text:tab/><text:tab/>1796/10/13<text:tab/>A Périgeux<text:tab/>Il est taille-doucier<text:tab/><text:tab/>Lelong<text:tab/>Larue / Pignatel / Prévost / ListrelLarue / Pignatel / Prévost / Listrel<text:tab/>Son père est doreur<text:tab/>'Il a obtenu l''autorisation de posséder une presse typographique en 1836 / Il est spécialisé dans les étiquettes en couleurs / Il possède 3 petites presses à balancier de son inventionIl a obtenu l''autorisation de posséder une presse typographique en 1836 / Il est spécialisé dans les étiquettes en couleurs / Il possède 3 petites presses à balancier de son invention'<text:tab/><text:tab/>AN F18 1730<text:tab/><text:tab/></text:p>
            <text:p>BARDON<text:tab/>Jean-Baptiste, Théodore<text:tab/>1845/06/21<text:tab/><text:tab/>rue Ménilmontant, 92 /  rue Ménilmontant, 92 /  <text:tab/><text:tab/>18<text:tab/><text:tab/>1806/01/16<text:tab/>A Houdan<text:tab/>Il est fabicant de papiers peints.<text:tab/><text:tab/><text:tab/><text:tab/>Son père était instituteur<text:tab/>Il emploie 60 ouvriers dans sa fabrique de papiers peints<text:tab/><text:tab/>AN F18 1730<text:tab/><text:tab/></text:p>
            <text:p>BARDOUX<text:tab/>François, Etienne<text:tab/>1863/09/09<text:tab/><text:tab/>Rue Coquillière, 39 / Rue Fontaine Molière, 29Rue Coquillière, 39 / Rue Fontaine Molière, 29<text:tab/>Rue des Artistes, 19<text:tab/>1<text:tab/><text:tab/>1829/09/21<text:tab/>A Abbeville (Somme)<text:tab/>Il est graveur<text:tab/>Ducros<text:tab/><text:tab/>Judée / Roussat / Charansonney / LegrilJudée / Roussat / Charansonney / Legril<text:tab/>Son père était instituteur<text:tab/>Il est breveté taille-doucier en 1863<text:tab/><text:tab/>AN F18 1730<text:tab/><text:tab/></text:p>
            <text:p>BAROUSSE<text:tab/>Guillaume, Charles, Jean<text:tab/>1850/01/09<text:tab/><text:tab/>Cour du Commerce, 12 (1890) / Rue de Bucy, 14Cour du Commerce, 12 (1890) / Rue de Bucy, 14<text:tab/>'Rue de l''Ecole de Médecine, 39'<text:tab/>5<text:tab/><text:tab/>1821/10/10<text:tab/> A St Gaudens (Haute-Garonne)<text:tab/>Il est ouvrier lithographe<text:tab/><text:tab/><text:tab/>Hermier / Gardon / MayerHermier / Gardon / Mayer<text:tab/><text:tab/>'Il a fait son apprentissage à Toulouse puis a travaillé chez Sapène et Gabille / Il a été condamné le 13 juillet 1855 à 500 frs d''amende pour une publicité pour un journal de critique littéraire: La Muselière avec à l''intérieur des vignettes non autorisées / Il édite et fabrique des sujets religieuxIl a fait son apprentissage à Toulouse puis a travaillé chez Sapène et Gabille / Il a été condamné le 13 juillet 1855 à 500 frs d''amende pour une publicité pour un journal de critique littéraire: La Muselière avec à l''intérieur des vignettes non autorisées / Il édite et fabrique des sujets religieux'<text:tab/><text:tab/>AN F18 1730<text:tab/><text:tab/></text:p>
            <text:p>BAROUSSE<text:tab/>Jean-François dit Paul<text:tab/>1856/07/10<text:tab/><text:tab/>Cour du Commerce St André des Arts, 8 (1879)  /  Cour du Commerce St André des Arts, 8 (1879)  /  <text:tab/><text:tab/>5<text:tab/><text:tab/>1824/03/03<text:tab/>A St Bertrand (Haute-Garonne)<text:tab/>Il est ouvrier lithographe<text:tab/>Gabillet<text:tab/><text:tab/>Houzeau / Russeau / BarousseHouzeau / Russeau / Barousse<text:tab/><text:tab/>'Il a fait son apprentissage chez Sapène frères et a succédé à son frère Jean Guillaume qui a laissé un passif de 12000 frs / En 1863 il a été condamné à 3000 frs d''amende pour l''impression d''un ouvrage politique en langue polonaise / Il est breveté typographe en 1878 et taille-doucier en 1879 / Il est l''acquéreur d''un fonds d''imagerie des sieurs Willemus, rue Serpente, 36 en 1879 / Il a fait son apprentissage chez Sapène frères et a succédé à son frère Jean Guillaume qui a laissé un passif de 12000 frs / En 1863 il a été condamné à 3000 frs d''amende pour l''impression d''un ouvrage politique en langue polonaise / Il est breveté typographe en 1878 et taille-doucier en 1879 / Il est l''acquéreur d''un fonds d''imagerie des sieurs Willemus, rue Serpente, 36 en 1879'<text:tab/><text:tab/>AN F18 1730<text:tab/><text:tab/></text:p>
            <text:p>BARRE<text:tab/>Jean-Baptiste, Marie, Ernest<text:tab/>1864/03/30<text:tab/><text:tab/>rue Penthièvre, 27 /  rue Penthièvre, 27 /  <text:tab/><text:tab/>8<text:tab/><text:tab/>1830/01/13<text:tab/>A Castelnaudary<text:tab/>Il est fabricant de bronze<text:tab/>Wiesener<text:tab/><text:tab/>Jamin / Lordereau / Marotte / Perdriau et LeroyJamin / Lordereau / Marotte / Perdriau et Leroy<text:tab/>Son père est négociant<text:tab/>'IL est l''inventeur d''un procédé d''incrustation sur métaux'<text:tab/><text:tab/>AN F18 1730<text:tab/><text:tab/></text:p>
            <text:p>BARROIS<text:tab/>Charles, Louis<text:tab/>1849/05/15<text:tab/>1854/03/16<text:tab/>rue de la Harpe, 59 / Rue St Denis, 248 / Rue JJ Rousseau, 18 (1849)  /  rue de la Harpe, 59 / Rue St Denis, 248 / Rue JJ Rousseau, 18 (1849)  /  <text:tab/><text:tab/>5<text:tab/><text:tab/>1798/07/16<text:tab/>A Lyon<text:tab/><text:tab/><text:tab/>Bécriaux<text:tab/><text:tab/>'Son père est charretier d''artillerie'<text:tab/>'Il est libraire en 1849 en échange d''un même titre qu''il possédé depuis 1843 à Lafère (Aisne)'<text:tab/><text:tab/>AN F18 1730<text:tab/><text:tab/></text:p>
            <text:p>BARTHE<text:tab/>Edmond, Célestin<text:tab/>1844/06/21<text:tab/><text:tab/>Rue de Provence, 16 bis (1851) / Rue Pelletier, (1849) / Rue Feydeau, 26 / Rue des Jeuneurs, 20 (1844)Rue de Provence, 16 bis (1851) / Rue Pelletier, (1849) / Rue Feydeau, 26 / Rue des Jeuneurs, 20 (1844)<text:tab/>Rue du Luxembourg, 15<text:tab/>2<text:tab/><text:tab/>1822/11/05<text:tab/>A Paris<text:tab/>il est ouvrier lithographe<text:tab/><text:tab/><text:tab/>Devillers / Schlatter / carré / CarteauDevillers / Schlatter / carré / Carteau<text:tab/>Il est orphelin<text:tab/>Il a fait son apprentissage chez Schlatter / Il est spécialisé en travaux de ville et en bilboquetsIl a fait son apprentissage chez Schlatter / Il est spécialisé en travaux de ville et en bilboquets<text:tab/><text:tab/>AN F18 1730<text:tab/><text:tab/></text:p>
            <text:p>BASCLE<text:tab/>Pierre<text:tab/>1849/05/16<text:tab/><text:tab/>rue Jacob, 35 / Rue Coquillière, 20  /  rue Jacob, 35 / Rue Coquillière, 20  /  <text:tab/><text:tab/>1<text:tab/><text:tab/>1801/01/03<text:tab/>Il est né dans le Pas de Calais.<text:tab/>Il est ouvrier lithographe<text:tab/><text:tab/>sa veuve la Dame Carré<text:tab/>Chézaud / Magnier / HerladeChézaud / Magnier / Herlade<text:tab/>Son père était charpentier / Sa femme tient un fonds de mercerie, elle reprendra la lithographie à sa mort.Son père était charpentier / Sa femme tient un fonds de mercerie, elle reprendra la lithographie à sa mort.<text:tab/>Il exploite 4 presses pour des cartes de visites, il gagne 7000 frs par an du fruit de son travail / Il a fait une 1ère demande en 1841 qui lui a été refusée par manque de connaissances / Il est breveté taille-doucier en 1852 / Il vend également des articles de papeterie et des fournitures de bureauxIl exploite 4 presses pour des cartes de visites, il gagne 7000 frs par an du fruit de son travail / Il a fait une 1ère demande en 1841 qui lui a été refusée par manque de connaissances / Il est breveté taille-doucier en 1852 / Il vend également des articles de papeterie et des fournitures de bureaux<text:tab/><text:tab/>AN F18 1730<text:tab/><text:tab/></text:p>
            <text:p>BASTARD<text:tab/>Jean-François, Auguste comte de <text:tab/>1835/04/13<text:tab/><text:tab/>Rue Saint Dominique n°93<text:tab/><text:tab/><text:tab/><text:tab/>1792/12/11<text:tab/>A Nogaro (région Midi-Pyrénées)<text:tab/><text:tab/><text:tab/><text:tab/><text:tab/><text:tab/>'Il exerce la profession d''éditeur de la « Librairie du Berry » et doit faire imprimer diverses planches. Il demande donc le brevet d''imprimeur lithographe pour installer chez lui une presse en taille douce et trois presses lithographiques. Ceci afin d''imprimer lui-même les planches de ses livres. '<text:tab/><text:tab/>AN F18 1731<text:tab/><text:tab/></text:p>
            <text:p>BASTER<text:tab/>Gilbert<text:tab/>1869/06/18<text:tab/><text:tab/>Rue des Capucines, 3<text:tab/>Rue Feutrier Montmartre, 10<text:tab/><text:tab/><text:tab/>1826/01/15<text:tab/>A Riom (Drôme)<text:tab/>Il est ouvrier lithographe<text:tab/><text:tab/><text:tab/>Baulant / Deshayes / BecquetBaulant / Deshayes / Becquet<text:tab/>Son père était cordonnier<text:tab/>'Il vient d''acquérir l''atelier du Sieur Tavernier, pour lequel il paie 4400 frs de loyer / Il a travaillé 17 ans chez Appel. Il emploie 20 personnes et est spécialisé dans les factures, mandats, lettresIl vient d''acquérir l''atelier du Sieur Tavernier, pour lequel il paie 4400 frs de loyer / Il a travaillé 17 ans chez Appel. Il emploie 20 personnes et est spécialisé dans les factures, mandats, lettres'<text:tab/><text:tab/>AN F18 1731<text:tab/><text:tab/></text:p>
            <text:p>BASTIEN<text:tab/>Charles<text:tab/>1862/09/19<text:tab/><text:tab/>rue des Moulins, 4  /  rue des Moulins, 4  /  <text:tab/><text:tab/>1<text:tab/><text:tab/>1819/04/06<text:tab/>A Humbecourt (Haute-Marne)<text:tab/>Il est entrepreneur en écritures.<text:tab/>Hollier<text:tab/><text:tab/>Legril / Hollier / Trinocq / MarchandeauLegril / Hollier / Trinocq / Marchandeau<text:tab/>Son père était instituteur<text:tab/>'Il emploie 25 ouvriers pour des travaux d''écritures et d''autographies. Il souahite diminuer les coûts d''impressions qui s''élèvent à 6000 frs.'<text:tab/><text:tab/>AN F18 1731<text:tab/><text:tab/></text:p>
            <text:p>BATAILLE<text:tab/>François, Honoré<text:tab/>1861/05/04<text:tab/><text:tab/>Rue de Chabrol, 18 (1872) / Rue du Chantier, 10Rue de Chabrol, 18 (1872) / Rue du Chantier, 10<text:tab/>Rue de Lancry, 43<text:tab/>5<text:tab/><text:tab/>1833/10/11<text:tab/>A Paris<text:tab/><text:tab/>Lemuet<text:tab/><text:tab/>Deshayes / Romain et Pelyart / Gille / Hemuet / LepaultDeshayes / Romain et Pelyart / Gille / Hemuet / Lepault<text:tab/><text:tab/>Il est spécialisé en étiquettes de parfumerie et pour étoffes<text:tab/><text:tab/>AN F18 1731<text:tab/><text:tab/></text:p>
            <text:p>BATAILLE<text:tab/>Jacques<text:tab/>1835/01/05<text:tab/>1856/02/18<text:tab/>passage du Caire, 79 /  <text:tab/><text:tab/>2<text:tab/><text:tab/>1794/05/09<text:tab/>A Lunel (Hérault)<text:tab/>Il est employé<text:tab/><text:tab/><text:tab/>Cluis / Thierry frères / Delarue, Th / Eschweller<text:tab/>'Son père était tailleur d''habits'<text:tab/>Il est imprimeur en taille-douce (pas de brevets ?) Il est employé comme succursaliste chez Bellemain. Il a fait faillite en 1831, puis en 1835 avec un actif de 30 403 frs et un passif de 53 058 frs<text:tab/><text:tab/>AN F18 1731 / AP D10 U3 14 n°8677<text:tab/><text:tab/></text:p>
            <text:p>BAUDELOT veuve SEGUIN<text:tab/>Agathe, Adélaïde<text:tab/>1854/03/24<text:tab/>1856/02/04<text:tab/>passage du Caire, 57  /  <text:tab/><text:tab/>2<text:tab/><text:tab/>1806/02/15<text:tab/><text:tab/><text:tab/>Seguin<text:tab/>Riboulet<text:tab/>Pollet / Juteau / Carré / Appert et Vavasseur<text:tab/><text:tab/>'Elle a toujours dirigé l''imprimerie de son mari.'<text:tab/><text:tab/>AN F18 1731<text:tab/><text:tab/></text:p>
            <text:p>BAUDET<text:tab/>Alexandre, Vincent de Paul<text:tab/>1837/12/04<text:tab/><text:tab/>passage des Panoramas, Galerie St Marc, 22-24<text:tab/><text:tab/>2<text:tab/><text:tab/>1806/05/14<text:tab/><text:tab/>Il est écrivain autographe<text:tab/><text:tab/>Lamblot<text:tab/><text:tab/>Son père est un ancien sous-officier<text:tab/>Il démissionne de son brevet parisien pour être breveté à La Villette. / Il est spécialisé en écritures autographiques, pour le comemrce et le barreau / Il fait faillite en 1839 avec un actif de 7508 frs et un passif de 17360 frs<text:tab/><text:tab/>AN F18 1731 / AP D10 U3 18 n°893 / Almanach du commerce 1839<text:tab/><text:tab/></text:p>
            <text:p>BAUDOT<text:tab/>Edme, Vincent<text:tab/>1868/06/23<text:tab/><text:tab/>Boulevard des Italiens, 24 (1869) / Rue Ste Anne, 30 (1869) / Rue des Petits Champs, 5<text:tab/>Rue St Honoré, 340<text:tab/>9<text:tab/><text:tab/>1831/01/22<text:tab/>'A Viteaux (Côte d''or)'<text:tab/>Il est ouvrier lithographe<text:tab/><text:tab/><text:tab/>Paulon / Giély / Pritz<text:tab/>Son père était cantonnier<text:tab/>Il était ouvrier lithographe chez Sapène<text:tab/><text:tab/>AN F18 1731<text:tab/><text:tab/></text:p>
            <text:p>BAUDOUIN<text:tab/>Achille<text:tab/>1861/07/08<text:tab/><text:tab/>rue de la Tombe Issoire, 27 /  <text:tab/>Rue des Récollets, 3<text:tab/>14<text:tab/><text:tab/>1807/12/10<text:tab/>A Rouen<text:tab/>'Il est fabricant d''équipements militaires'<text:tab/>Angrand<text:tab/><text:tab/>Goupil Veuve / Turfin, A / Angrand, A<text:tab/>Son père était marchand de meubles<text:tab/>'Il est fabricant d''équipements militaires et de toiles cirées à sujets artisitiques et historiques. Il souhaite donc imprimer des portraits historiques et des cartes géographiques sur du cuir vernis pour des tables ou autres meubles'<text:tab/><text:tab/>AN F18 1731<text:tab/><text:tab/></text:p>
            <text:p>BAUDRIER<text:tab/>Pierre, Jules<text:tab/>1845/03/25<text:tab/>1852/03/12<text:tab/>rue de Romainville, 3 /  <text:tab/><text:tab/>19<text:tab/><text:tab/>1807/09/05<text:tab/>A Lesigny (Seine et Marne)<text:tab/><text:tab/>Grouesy<text:tab/>Lacurie<text:tab/><text:tab/>'Son père était maçon / Il tient un cabinet d''affaires rue Quincampoix, 37'<text:tab/>Il est breveté également en 1845 pour Neuilly<text:tab/><text:tab/>AN F18 1731<text:tab/><text:tab/></text:p>
            <text:p>BAUGEAN<text:tab/>Jean, Alexandre<text:tab/>1840/07/20<text:tab/>1856/06/09<text:tab/>Quai du Marché neuf, 46<text:tab/>Boulevart du Montparnasse, 40<text:tab/>14<text:tab/><text:tab/>1812/05/20<text:tab/><text:tab/>Il est dessinateur sur pierres<text:tab/><text:tab/>Caumont<text:tab/>Guerrier / Lemercier / Cotteret / Fourquemin<text:tab/><text:tab/>Il est dessinateur sur pierres et dirige un atelier de coloriage<text:tab/><text:tab/>AN F18 1731<text:tab/><text:tab/></text:p>
            <text:p>BAUVE<text:tab/>Louis, Marie<text:tab/>1853/07/09<text:tab/>1861/12/07<text:tab/>rue St Marc, 14  /  <text:tab/><text:tab/>2<text:tab/><text:tab/>1786/01/23<text:tab/>A Paris<text:tab/><text:tab/>Devin<text:tab/>Duchemin-Boisjousse<text:tab/>Jacomme / Foureaux<text:tab/>'Il est chevalier de la Légion d''honneur / Son père était perruquier'<text:tab/>Il possède 24 presses en taille-douce avec un loyer de 3500 frs<text:tab/><text:tab/>AN F18 1731<text:tab/><text:tab/></text:p>
            <text:p>BAYLAC<text:tab/>Alexandre<text:tab/>1869/08/05<text:tab/><text:tab/>Passage du Caire, 40<text:tab/>Rue de Cléry, 59<text:tab/>2<text:tab/><text:tab/>1842/01/27<text:tab/>A Toulouse<text:tab/>Il est écrivain lithographe<text:tab/><text:tab/><text:tab/>Riboulet / Lefebvre / Jomart<text:tab/>Son père était ébéniste<text:tab/>Il est dessinateur et écrivain lithographe, employé chez Golschidt passage du Caire, 37 où il gagne 12 frs/ jour. Il est associé avec un papetier, Pluard / Il est spécialisé en travaux de ville<text:tab/>Pluard<text:tab/>AN F18 1731<text:tab/><text:tab/></text:p>
            <text:p>BAZIN<text:tab/>Frédéric, Gaston<text:tab/>1869/11/04<text:tab/><text:tab/>Rue St Honoré, 108<text:tab/>Rue de Rivoli, 59<text:tab/>1<text:tab/><text:tab/>1835/05/10<text:tab/>A Bar sur Seine<text:tab/><text:tab/><text:tab/><text:tab/>Arouy / Michelet / Simon-Richault<text:tab/>Son père était facteur<text:tab/>'Il veut faire l''impression en autographie d''écrits d''huissiers et d''avocats. Il demande l''autorisation de posséder une presse typographique pour faire des essais de reports sur pierre lithographique. '<text:tab/><text:tab/>AN F18 1731<text:tab/><text:tab/></text:p>
            <text:p>BECHDOLFF<text:tab/>Jean<text:tab/>1868/05/05<text:tab/><text:tab/>Rue du Faubourg du Templs, 56 (1870)<text:tab/>Rue Notre Dame de Nazareth, 31<text:tab/>10<text:tab/><text:tab/>1831/08/04<text:tab/>A Barr<text:tab/>Il est écrivain lithographe<text:tab/><text:tab/><text:tab/>Nelotte / Bardoux / Giély<text:tab/>Son père était bonnetier<text:tab/>Il est graveur et écrivain lithographe, spécialisé dans les travaux commerciaux<text:tab/><text:tab/>AN F18 1732<text:tab/><text:tab/></text:p>
            <text:p>BECQ<text:tab/>Bernard<text:tab/>1838/10/17<text:tab/>1851/07/29<text:tab/>rue St Dominique SG, 115 /  <text:tab/><text:tab/>7<text:tab/><text:tab/>1785/03/02<text:tab/>A Maloux (Lot)<text:tab/><text:tab/><text:tab/>Tronel<text:tab/>Lemercier / Brisset / Gardon / Ligny / Lefèvre<text:tab/>Son père était marchand<text:tab/>Il est lithographe au Ministère de la Guerre<text:tab/><text:tab/>AN F18 1732<text:tab/><text:tab/></text:p>
            <text:p>BECQUET<text:tab/>Charles, Germain<text:tab/>1848/06/15<text:tab/><text:tab/>rue Pierre Sarrazin, 2 /  <text:tab/><text:tab/>6<text:tab/><text:tab/>1825/07/20<text:tab/><text:tab/><text:tab/><text:tab/><text:tab/>Fourquemin / Fragard / Seray / Becquet, L / Bineteau<text:tab/><text:tab/>Son père est lithographe (Becquet, Louis). A sa mort il touche un avoir de 30000frs<text:tab/><text:tab/>AN F18 1732<text:tab/><text:tab/></text:p>
            <text:p>BECQUET<text:tab/>Louis, Lubin<text:tab/>1845/04/12<text:tab/>1862/12/19<text:tab/>rue Pierre Sarrazin, 2 / Rue des Noyers, 37 / Rue des Maçons Sorbonne, 5 et 7 /  <text:tab/><text:tab/>6<text:tab/><text:tab/>1819/11/28<text:tab/><text:tab/><text:tab/>Becquet, Louis (son père)<text:tab/>Dolléans<text:tab/>Kaeppelin, E / Thierry frères / Cattier / Bertauts / Lemercier<text:tab/><text:tab/>Son père était imprimeur lithographe, paralysé depuis 2 ans. Son frère est également lithographe. Il emploie 12 ouvriers<text:tab/><text:tab/>AN F18 1732<text:tab/><text:tab/></text:p>
            <text:p>BEQUET<text:tab/>Pierre, Prudence, Louis<text:tab/>1831/01/03<text:tab/>1845/04/12<text:tab/>Rue Pierre Sarrazin, 2 /  <text:tab/>'Rue de l''Echaudé, 16'<text:tab/>6<text:tab/><text:tab/>1796/02/28<text:tab/>A Vernon (Eure)<text:tab/>Il est apprenti lithographe<text:tab/><text:tab/>Becquet, Louis Lubin son fils<text:tab/>Delaporte / Delaunois<text:tab/>Son père était taillandier<text:tab/>'Il a fait son apprentissage dans l''atelier de Lasteyrie sous la direction de Brégeoin / Il était employé sur le vaisseau l''Alger comme lithographe à bord / En 1843 il est sousçonné de se livrer à l''impression d''obscénités (double fond dans les casiers de son atelier)'<text:tab/><text:tab/>AN F18 1732<text:tab/><text:tab/></text:p>
            <text:p>BECRIAUX<text:tab/>Louis, Ange<text:tab/>1854/03/16<text:tab/>1865/05/19<text:tab/>'Rue de l''Hôtel Colbert, 9 (1858) / Rue de la Harpe, 90 (1854) / Rue Monsieur le Prince, 57 '<text:tab/><text:tab/>6<text:tab/><text:tab/>1817/01/20<text:tab/>A Rennes<text:tab/>Il est employé<text:tab/>Barrois<text:tab/>Klein<text:tab/>Froment, Jules / Lambert / Arnoud, G / Tachan<text:tab/><text:tab/>'Il était employé de l''administration des contributions indirectes / Il est spécialisé dans l''impression sur étoffes / Le 5 juillet 1864 il vend une partie de son matériel / Il a dirigé l''atelier du Sieur Barrois'<text:tab/><text:tab/>AN F18 1732<text:tab/><text:tab/></text:p>
            <text:p>BECU<text:tab/>Louis, François<text:tab/>1837/12/14<text:tab/><text:tab/>rue St Honoré, 256 /  rue St Honoré, 256 /  <text:tab/><text:tab/>9<text:tab/><text:tab/>1776/03/01<text:tab/><text:tab/>Il est écrivain lithographe<text:tab/>Pelluard<text:tab/><text:tab/>Lefèvre / Eschweller / LignyLefèvre / Eschweller / Ligny<text:tab/><text:tab/>'Il exploite l''atelier du Sieur Pelluard'<text:tab/><text:tab/>AN F18 1732<text:tab/><text:tab/></text:p>
            <text:p>BEDELET<text:tab/>Amédée, Nicolas<text:tab/>1828/04/15<text:tab/><text:tab/>Passage des Panoramas, 26<text:tab/><text:tab/><text:tab/><text:tab/>1800/12/06<text:tab/>A Mouvion (Somme)<text:tab/>Il est commis<text:tab/><text:tab/><text:tab/><text:tab/>Son père était cultivateur<text:tab/>Il travaille depuis longtemps chez le Sieur Nepveu<text:tab/><text:tab/>AN F18 1732<text:tab/><text:tab/></text:p>
            <text:p>BEJOT<text:tab/>Edouard, Paul<text:tab/>1851/07/07<text:tab/>1856/01/07<text:tab/>Rue de Seine, 40<text:tab/>Rue Dauphine<text:tab/>6<text:tab/><text:tab/>1825/06/09<text:tab/><text:tab/>Il est ouvrier lithographe chez Bry<text:tab/>Gourdault<text:tab/>Frick<text:tab/>Miné ; Bretagne ; Clouet ; Malo ;  ; <text:tab/>'En 1852 il disparaît en Angleterre / Son père était inspecteur de l''Octroi de ParisEn 1852 il disparaît en Angleterre / Son père était inspecteur de l''Octroi de Paris'<text:tab/>Il exploite 1 presse et est spécialisé  en travaux de ville. / Il exploite 1 presse et est spécialisé  en travaux de ville.<text:tab/><text:tab/>AN F18 1732<text:tab/><text:tab/></text:p>
            <text:p>BELESSORD<text:tab/>Achille<text:tab/>1835/11/20<text:tab/><text:tab/>Place Royale, 13<text:tab/>Rue de la Montagne Ste Geneviève, 53 (chez son père)<text:tab/>8<text:tab/><text:tab/>1800/02/20<text:tab/><text:tab/><text:tab/><text:tab/><text:tab/>Robert / Cattier / CabassolRobert / Cattier / Cabassol<text:tab/><text:tab/>'Il a été associé à Rivage jusqu''en 1846'<text:tab/>Rivage<text:tab/>AN F18 1732<text:tab/><text:tab/></text:p>
            <text:p>BELHOMME<text:tab/>Alfred, Victor, Modeste<text:tab/>1855/04/17<text:tab/>1858/10/08<text:tab/>rue Montmartre, 78 /  rue Montmartre, 78 /  <text:tab/><text:tab/>2<text:tab/><text:tab/>1825/08/03<text:tab/><text:tab/><text:tab/>Dauthuille<text:tab/>Appel<text:tab/>Kaeppelin / Thierry / Schlatter, G / CarlesKaeppelin / Thierry / Schlatter, G / Carles<text:tab/>Son père était imprimeur-lithographe<text:tab/>'Il est gérant de l''imprimerie Dauthuille depuis 3 ans. (15 presses, 32 ouvriers) / Il est spécialisé en impression de papiers fantaisie et de dorures sur couleurs pour les cartonnages de luxe. / Il fait faillite en 1857 avec un actif de 78 792 frs et un passif de 83 337 frs.Il est gérant de l''imprimerie Dauthuille depuis 3 ans. (15 presses, 32 ouvriers) / Il est spécialisé en impression de papiers fantaisie et de dorures sur couleurs pour les cartonnages de luxe. / Il fait faillite en 1857 avec un actif de 78 792 frs et un passif de 83 337 frs.'<text:tab/><text:tab/>AN F18 1732 / AP D10 U3 31 n°13915AN F18 1732 / AP D10 U3 31 n°13915<text:tab/><text:tab/></text:p>
            <text:p>BELIN<text:tab/>Antoine, Henry<text:tab/>1847/06/18<text:tab/>1860/09/20<text:tab/>Passage du Caire, 86 / Passage Jouffroy, 24 / Passage du Caire, 79Passage du Caire, 86 / Passage Jouffroy, 24 / Passage du Caire, 79<text:tab/><text:tab/>2<text:tab/><text:tab/>1810/04/27<text:tab/>A Paris<text:tab/>Il est impimeur en taille-douce<text:tab/><text:tab/>Pathé<text:tab/>Cattier / Carré / BoullandCattier / Carré / Boulland<text:tab/>Son père était imprimeur en lettres<text:tab/>Il possède une autorisation de presse en taille-douce en 1854 pour imprimer des cartes de visite.<text:tab/><text:tab/>AN F18 1732<text:tab/><text:tab/></text:p>
            <text:p>BELIN<text:tab/>Auguste, Pierre<text:tab/>1830/12/02<text:tab/><text:tab/>Rue Ste Anne, 55<text:tab/><text:tab/>2<text:tab/><text:tab/>1785/12/19<text:tab/><text:tab/><text:tab/><text:tab/>Langlois<text:tab/><text:tab/><text:tab/>'Il également typographe et libraire. Il est spécialiste en travaux de ville et ouvrages d''histoire naturelle. / Dans le dossier figure l''acte de vente de son imprimerie en décembre 1839 devant Me Durant, notaire / Il fait faillite en 1834 avec un actif de 153 923 frs et un passif de 135 333 frs.Il également typographe et libraire. Il est spécialiste en travaux de ville et ouvrages d''histoire naturelle. / Dans le dossier figure l''acte de vente de son imprimerie en décembre 1839 devant Me Durant, notaire / Il fait faillite en 1834 avec un actif de 153 923 frs et un passif de 135 333 frs.'<text:tab/><text:tab/>AN F18 1732 / AP D10 U3 13 n°8318AN F18 1732 / AP D10 U3 13 n°8318<text:tab/><text:tab/></text:p>
            <text:p>BELLAVOINE<text:tab/>Eugène, Félix<text:tab/>1862/11/18<text:tab/>1874/01/28<text:tab/>faubourg St Denis, 14 / Rue de Cléry, 19 /  faubourg St Denis, 14 / Rue de Cléry, 19 /  <text:tab/><text:tab/>2<text:tab/><text:tab/>1835/09/03<text:tab/>A Paris<text:tab/>Il est commis voyageur<text:tab/>Dessaigne, Claude<text:tab/>Cordier<text:tab/>Legris / Desmagotes / RouhardLegris / Desmagotes / Rouhard<text:tab/>'Né à Paris le 3 septembre 1835, il est le fils d''un employé.'<text:tab/>'Il est aussi breveté libraire en remplacement de son père taille-doucier le 19 janvier 1863. Il est employé chez le libraire Basset, commis voyageur pour les estampes. Avec l''atelier de Dessaigne il reprend une presse taille-douce servant pour la fabrication des papiers quadrillés indispensables pour les métiers Jacquard depuis 1825. Il est spécialisé en impression sur tissus.'<text:tab/><text:tab/>AN F18 1733<text:tab/><text:tab/></text:p>
            <text:p>BELLEMAIN<text:tab/>Jean, Louis<text:tab/>1832/01/21<text:tab/><text:tab/>Rue St Denis, 268                                          Rue de la Tabletterie n°9 / Passage du Caire, 65 &amp; 66, 96Rue St Denis, 268                                          Rue de la Tabletterie n°9 / Passage du Caire, 65 &amp; 66, 96<text:tab/><text:tab/>2<text:tab/><text:tab/>1783/11/12<text:tab/>A Paris<text:tab/>'Il a fait un apprentissage d''imprimeur en lettre chez M. Imbert. Il a travaillé pendant 8 ans à l''imprimerie royale. Pendant 6 ans il a été prote dans l''imprimerie de M. Bodet (pour  ce travail il gagne 12 francs par jours.  / ProteIl a fait un apprentissage d''imprimeur en lettre chez M. Imbert. Il a travaillé pendant 8 ans à l''imprimerie royale. Pendant 6 ans il a été prote dans l''imprimerie de M. Bodet (pour  ce travail il gagne 12 francs par jours.  / Prote'<text:tab/>Hardy, François, Pierre<text:tab/>Madame Bardot sa veuve.<text:tab/>Bichebois, ainé, DurierBichebois, ainé, Durier<text:tab/>'Né à Paris le 12 novembre 1783, il est fils de militaire, son père est retraité à l''Hôtel des Invalides.  Il est marié et a deux enfants. '<text:tab/>'Il a fait son apprentissage d''imprimeur en lettres chez M. Imbert. Puis il a travaillé pendant 8 ans à l''imprimerie Royale. Pendant 6 ans, il est ensuite prote dans l''imprimerie de M. Bodet, il gagne alors 12 francs par jour. Le 20 janvier 1832, il demande à enrichir son entreprise d''une presse lithographique pour faire des ouvrages de ville de meilleur marché, donc il demande le brevet d''imprimeur lithographe. Il est imprimeur en lettres depuis 1825. Il est taille-doucier non breveté. Il exploite 4 presses en fer, 2 en bois. / En 1836 le matériel de M. Bellemain est vendu chez Me Bonnaire, notaire. Le droit au bail plus le matériel comprenant 3 presses en fer et 4 presses en bois et 1 presse lithographique, ainsi que les caractères  et divers  ustensiles le tout pour  15,500 francs au Sieur Renaud. Cependant  la femme de Bellemain reste la propriétaire du brevet de son défun mari. Elle fait transporter dans un autre local 4 presses en fer non comprises dans la vente pour les exploiter sous son nom.  / Il est spécialisé en travaux de ville.                                                                                    Il a fait son apprentissage d''imprimeur en lettres chez M. Imbert. Puis il a travaillé pendant 8 ans à l''imprimerie Royale. Pendant 6 ans, il est ensuite prote dans l''imprimerie de M. Bodet, il gagne alors 12 francs par jour. Le 20 janvier 1832, il demande à enrichir son entreprise d''une presse lithographique pour faire des ouvrages de ville de meilleur marché, donc il demande le brevet d''imprimeur lithographe. Il est imprimeur en lettres depuis 1825. Il est taille-doucier non breveté. Il exploite 4 presses en fer, 2 en bois. / En 1836 le matériel de M. Bellemain est vendu chez Me Bonnaire, notaire. Le droit au bail plus le matériel comprenant 3 presses en fer et 4 presses en bois et 1 presse lithographique, ainsi que les caractères  et divers  ustensiles le tout pour  15,500 francs au Sieur Renaud. Cependant  la femme de Bellemain reste la propriétaire du brevet de son défun mari. Elle fait transporter dans un autre local 4 presses en fer non comprises dans la vente pour les exploiter sous son nom.  / Il est spécialisé en travaux de ville.                                                                                    '<text:tab/><text:tab/>AN F18 1733<text:tab/><text:tab/>'Ce qui intéresse c''est le contrat de vente du matériel'</text:p>
            <text:p>BELLEVILLE<text:tab/>Jean-Pierre<text:tab/>1846/02/20<text:tab/>1868/07/29<text:tab/>rue St Martin, 125 &amp; 127<text:tab/>Rue du Faubourg St Denis, 20 / Rue du Poste-Foin, 8Rue du Faubourg St Denis, 20 / Rue du Poste-Foin, 8<text:tab/>2<text:tab/><text:tab/>1798/12/02<text:tab/><text:tab/><text:tab/><text:tab/>Fournier<text:tab/>Joly<text:tab/>Né le 2 décembre 1798.<text:tab/>Il est spécialisé en éventails, jeux et cartonnages<text:tab/><text:tab/>AN F18 1733<text:tab/><text:tab/></text:p>
            <text:p>BELLIARD<text:tab/>François, Joseph<text:tab/>1833/10/07<text:tab/><text:tab/>Rue de Lille n°73<text:tab/><text:tab/><text:tab/><text:tab/>1784/11/29<text:tab/>Aix<text:tab/>Rentier, il a travaillé longtemps dans le domaine de la lithographie. Rentier, il a travaillé longtemps dans le domaine de la lithographie. <text:tab/><text:tab/><text:tab/>Engelmann, Mantoux, Gihaut, Delaporte. <text:tab/>Né à Aix le 29 novembre 1784, son père est marchand teinturier.<text:tab/>Il se déclare rentier mais a travaillé de nombreuses années dans le domaine de la lithographie.<text:tab/><text:tab/>AN F18 1733<text:tab/><text:tab/>Dossier incomplet</text:p>
            <text:p>BELLIER, veuve JARLE<text:tab/>Marie, Victoire<text:tab/>1854/05/10<text:tab/>1857/10/23<text:tab/>rue Albouy, 14  /  rue Albouy, 14  /  <text:tab/><text:tab/>10<text:tab/><text:tab/>1802/11/04<text:tab/><text:tab/><text:tab/>Jarle <text:tab/>Truillot<text:tab/>Kaeppelin / Thierry / Schlatter, G / CarlesKaeppelin / Thierry / Schlatter, G / Carles<text:tab/>Née le 4 novembre 1802.<text:tab/>'Elle est spécialisée dans l''impression d''éventails'<text:tab/><text:tab/>AN F18 1733<text:tab/><text:tab/></text:p>
            <text:p>BELNOS<text:tab/>Jean, Jacques, Charles, Michel<text:tab/>1831/02/22<text:tab/><text:tab/><text:tab/>Rue de  Corneille n°16 et 5<text:tab/><text:tab/><text:tab/>1784/06/10<text:tab/><text:tab/>peintre<text:tab/><text:tab/><text:tab/><text:tab/>'Né le 10 juin 1784, son père est un ancien employé de la bibliothèque de l''Intérieur. '<text:tab/>Peintre de formation, Il a fait connaître la lithographie en Inde en 1822, il possédait un établissement à Calcutta. Il prépare un ouvrage sur la vie et les mœurs des Indous depuis son retour.<text:tab/><text:tab/>AN F18 1733<text:tab/><text:tab/>Diffusion de la lithographie en Inde / Il manque ses adressesDiffusion de la lithographie en Inde / Il manque ses adresses</text:p>
            <text:p>BELOU<text:tab/>Marie, Thomas, Adrien, Jean<text:tab/>1831/08/04<text:tab/>1853/12/12<text:tab/>rue du Faubourg St Antoine, 1 / Rue Philipeau, 35 /  rue du Faubourg St Antoine, 1 / Rue Philipeau, 35 /  <text:tab/><text:tab/>11<text:tab/><text:tab/>1794/12/31<text:tab/>Paris<text:tab/>ouvrier lithographe<text:tab/><text:tab/>Aubert<text:tab/>Lemercier / Mantoux / Chabert / DesportesLemercier / Mantoux / Chabert / Desportes<text:tab/>Né à Paris le 31 décembre 1794.<text:tab/>Il est ouvrier lithographe depuis 11 ans<text:tab/><text:tab/>AN F18 1733<text:tab/><text:tab/></text:p>
            <text:p>BENARD<text:tab/>Jean, François<text:tab/>1832/02/28<text:tab/>1850/09/24<text:tab/>'Rue de l''Abbaye, 4'<text:tab/>Quai Bourbon, 29<text:tab/>6<text:tab/><text:tab/>1796/07/28<text:tab/>Paris<text:tab/><text:tab/>Delaporte, Victor<text:tab/>Devun, JB<text:tab/>Mantoux / Engelmann / Gihaut / DelaporteMantoux / Engelmann / Gihaut / Delaporte<text:tab/>Né à Paris le 28 juillet 1796.<text:tab/>'Il a acheté l''atelier de Delaporte. / Il a été condamné à une amende de 1000 frs pour avoir omis de déposer des dessins imprmés.Il a acheté l''atelier de Delaporte. / Il a été condamné à une amende de 1000 frs pour avoir omis de déposer des dessins imprmés.'<text:tab/><text:tab/>AN F18 1733<text:tab/><text:tab/>Un des plus grands ateliers</text:p>
            <text:p>BERDALLE DE LA POMMERAYE dit BERALDI<text:tab/>Hubert, Victor<text:tab/>1850/07/11<text:tab/>1855/07/23<text:tab/>rue Bergère,  21 / Passage Jouffroy n°10rue Bergère,  21 / Passage Jouffroy n°10<text:tab/><text:tab/>9<text:tab/><text:tab/>1825/02/22<text:tab/><text:tab/>'compositeur de musique.  Son père lui a donné le pouvoir d''administrer activement et passivement son imprimerie lithographique.  / compositeur de musique.  Son père lui a donné le pouvoir d''administrer activement et passivement son imprimerie lithographique. '<text:tab/>Herbert<text:tab/>Thiboust, Auguste, JulienThiboust, Auguste, Julien<text:tab/>Ligny / GavarryLigny / Gavarry<text:tab/>Né le 22 février 1825. Son père était lithographe à Rouen et à Paris, boulevard Montmartre n°10. Il est célibataire. <text:tab/>'Compositeur de musique, il a obtenu de son père le pouvoir d''administrer activement et passivement son imprimerie lithographique. Il est associé au lithographe Villain, marchand de musique. Le brevet qu''il demande sera exploité par les deux hommes en communauté.  / Avant d''avoir leur brevet d''imprimeur, une presse lithographique fonctionne déjà au premier étage de leur magasin de musique. Un acte du 28 mai 1850 nous apprend qu''il y a trois presses lithographiques chez lui, venues de l''entreprise de son père à Rouen. Des scellés sont mis sur ces machines.                                                                                                   Il demande le brevet pour imprimer de la musique et surtout ses propres compositions.  Le rapport du 20 mai 1850 nous dit qu''il est le frère de M. Herbert, Eusèbe et que ces deux hommes sont en froid. Il est démissionnaire en faveur de M. Thiboust le 1865/07/23.Compositeur de musique, il a obtenu de son père le pouvoir d''administrer activement et passivement son imprimerie lithographique. Il est associé au lithographe Villain, marchand de musique. Le brevet qu''il demande sera exploité par les deux hommes en communauté.  / Avant d''avoir leur brevet d''imprimeur, une presse lithographique fonctionne déjà au premier étage de leur magasin de musique. Un acte du 28 mai 1850 nous apprend qu''il y a trois presses lithographiques chez lui, venues de l''entreprise de son père à Rouen. Des scellés sont mis sur ces machines.                                                                                                   Il demande le brevet pour imprimer de la musique et surtout ses propres compositions.  Le rapport du 20 mai 1850 nous dit qu''il est le frère de M. Herbert, Eusèbe et que ces deux hommes sont en froid. Il est démissionnaire en faveur de M. Thiboust le 1865/07/23.'<text:tab/><text:tab/>AN F18 1733<text:tab/><text:tab/>Un des plus importants lithographes</text:p>
            <text:p>BERGER<text:tab/>Pierre<text:tab/>1838/11/20<text:tab/>1861/08/29<text:tab/>'rue d''Enghein, 7  /  '<text:tab/><text:tab/>10<text:tab/><text:tab/>1800/05/14<text:tab/>Goetzenbuch (Moselle)<text:tab/><text:tab/><text:tab/><text:tab/><text:tab/>Né à Goetzenbuch en Moselle le 14 mai 1800. <text:tab/>Il a été directeur des Verreries de Gaetzenbruch près de Bitche. Il fabrique des papiers gaufrés et des cartes géographiques<text:tab/>Bauerkeller<text:tab/>AN F18 1733<text:tab/><text:tab/></text:p>
            <text:p>BERGERAT / Veuve GENTY<text:tab/>Marie, Louise<text:tab/>1852/08/02<text:tab/>1853/04/25<text:tab/>rue des Précheurs, 7  /  <text:tab/><text:tab/>1<text:tab/><text:tab/>1791/11/06<text:tab/><text:tab/><text:tab/>Genty<text:tab/>Loire<text:tab/>Baugeau / Vayron / Saunier / Lordereau<text:tab/>Né le 6 novembre 1811.<text:tab/>'Elle possède une presse, et se spécialise en ouvrages de broderie et sujets d''éducation et de sainteté'<text:tab/><text:tab/>AN F18 1733<text:tab/><text:tab/></text:p>
            <text:p>BERLE<text:tab/>Pierre, Auguste<text:tab/>1838/08/03<text:tab/>1847/11/26<text:tab/>Rue Transmonain n°12   <text:tab/>Rue Transmonain n°12   <text:tab/><text:tab/><text:tab/>1799/07/15<text:tab/>Bonneuil<text:tab/>Il a travaillé dans la fabrique de papier de fantaisie de M. Breffort. <text:tab/>Berle<text:tab/>Mérantier, Pierre, Hyacinthe. <text:tab/>Grullois / Seguin / Willayes / Toquet<text:tab/>Né à Bonneuil le 15 juillet 1799, il est marié et père de famille. <text:tab/>'Il possède 3 presses pour les ouvrages de broderie qu''il a acquis de seconde main et aussi la fabrique de papiers de fantaisie du Sieur Breffort, qui a malheureusement péri dans la maison 12 rue Transmonain lors des émeutes de 1834, 30000 frans avec 20 ouvriers / Il s''est livré à une spéculation sur des tissus prohibés, rue du faubourg Saint Denis n°25. On a peur de lui donner le brevet d''imprimeur lithographe parce que le ministre craint qu''il vende des estampes prohibées. '<text:tab/><text:tab/>AN F18 1733<text:tab/><text:tab/>'Informations sur l''achat de son matériel'</text:p>
            <text:p>BERNAIN<text:tab/>Pierre, Eugène<text:tab/>1853/03/10<text:tab/><text:tab/>Rue du Petit Lion, 12 / Rue Salle au Comte, 13<text:tab/><text:tab/>3<text:tab/><text:tab/>1822/03/20<text:tab/>Bayonne<text:tab/>Ecrivain lithographe<text:tab/>Chatelard<text:tab/><text:tab/>Jolicoeur / St Aubin / Wimmerlin / Messain<text:tab/>Né à Bayonne le 20 mars 1822, son père était marchand papetier.<text:tab/>Il a travaillé comme écrivain lithographe. Il est spécialisé dans les travaux de ville<text:tab/><text:tab/>AN F18 1733<text:tab/><text:tab/></text:p>
            <text:p>BERNARD<text:tab/>Charles, Louis<text:tab/>1828/07/15<text:tab/>1829/07/03<text:tab/>Rue Notre Dame des Victoires, 16<text:tab/><text:tab/><text:tab/><text:tab/>1769/06/30<text:tab/>Paris<text:tab/>Employé<text:tab/><text:tab/>Delarue, Pierre Théophile<text:tab/><text:tab/>Né à Paris le 30 juin 1769, son père était épicier.<text:tab/>'Il était employé supérieur des contributions indirectes à Nevers, pendant douze ans. Dans une lettre du 22 juillet 1826, il informe le ministre qu''il doit transporter une de ses presses chez M. Dutertre, professeur à l''école gratuite de dessin, quai de la Tournelle n°39, pour y exécuter des planches de cours.                                                                                          '<text:tab/>Delarue<text:tab/>AN F18 1733 / Almanch du commerce 1827<text:tab/><text:tab/>'vérifier l''adresse'</text:p>
            <text:p>BERNARD<text:tab/>Narcisse<text:tab/>1870/06/01<text:tab/><text:tab/>Rue Magenta, 122<text:tab/>Rue de Compiègne, 2<text:tab/>19<text:tab/><text:tab/>1829/10/26<text:tab/>Trémilly (Haute-Marne)<text:tab/>commissionnaire en imprimerie<text:tab/><text:tab/><text:tab/><text:tab/>Né à Trémilly en Haute-Marne, son père était menuisier.<text:tab/>'Tout d''abord commissionnaire en imprimerie, il possède 2 presses mécaniques. Il veut faire des affiches, des prospectus et des factures.'<text:tab/><text:tab/>AN F18 1733<text:tab/><text:tab/></text:p>
            <text:p>BEROT<text:tab/>Jean, Louis<text:tab/>1833/02/11<text:tab/>1852/12/20<text:tab/>'rue d''Argenteuil, 23  /  '<text:tab/><text:tab/>1<text:tab/><text:tab/>1792/01/12<text:tab/><text:tab/>Employé  comme imprimeur géographe chez Engelmann 2 ans / Employé à la presse lithographique de la Préfecture de Police  de 1826 à 1828<text:tab/><text:tab/><text:tab/>Monnot ; Pécry ; Derebergues ; Argentier ;  ; <text:tab/>Né le 12 janvier 1792<text:tab/>'Il est tout d''abord employé comme imprimeur - géographe chez Engelmann pendant 2 ans. Il est ensuite employé de 1826 à 1828 à la presse lithographique de la Préfecture de Police.'<text:tab/><text:tab/>AN F18 1733<text:tab/><text:tab/></text:p>
            <text:p>BERTHET<text:tab/>Jean-Baptiste<text:tab/>1856/07/10<text:tab/><text:tab/>rue Réaumur, 4 (1858) / Rue du Petit Lion, 20 (1857) / Rue Saint Denis, 343 / Quai de Jemmapes, 104  /  <text:tab/>'Rue ville l''évêque n°31'<text:tab/>2<text:tab/><text:tab/>1816/11/16<text:tab/>A Villefranche - Rhône<text:tab/>Ecrivain lithographe / Graveur à Moulins<text:tab/>Issaby<text:tab/><text:tab/>Ganeau ; Girard ; Goldschmidt ; Roussat ;  ; <text:tab/>Né à Villefrance dans le Rhône le 16 novembre 1816, il est marié et père de deux enfants. Son père était cabaretier.<text:tab/>Il es écrivain lithographe de formation et graveur installé à Moulins. Il fait faillite en 1874 et déclare un actif de 6190 frs et un passif de 2638,30 frs. <text:tab/><text:tab/>Archives de Paris D10 U3 46 n°18589 / D11 U3 761 / AN F 18 1734<text:tab/><text:tab/></text:p>
            <text:p>BERTHIER<text:tab/>Alphonse<text:tab/>1847/05/03<text:tab/>1857/04/06<text:tab/><text:tab/>Rue St Honoré, 265<text:tab/>1<text:tab/><text:tab/>1820/04/22<text:tab/>A Bourré - Loir et Cher<text:tab/>Ecrvain lithographe chez Cabassol son beau-père<text:tab/>Cabassol<text:tab/><text:tab/>Carles ; Thierry ; Desportes, Jules ;<text:tab/>Né à Bourré dans le Loir et Cher le 22 avril 1820, son père est garde général des forêts dans la propriété particulière du Roi à Amboise.<text:tab/>'Il est tout d''abord écrivain lithographe chez Cabassol, son beau-père. Puis il achète l''établissement de Cabassol pour 3000 frs soit 500 frs d''achalandages, 2500 frs de marchandises, pierres, presses et autres ustensiles + brevet. Il paye cette somme en 7 ans de 1847 à 1853 400 frs par an. / Son brevet est annulé  car il devient artiste dramatique et par avec une troupe de province en Afrique. / Prédécesseur décédé'<text:tab/><text:tab/>AN F18 1734<text:tab/><text:tab/></text:p>
            <text:p>BERTIER<text:tab/>Louis<text:tab/>1836/11/10<text:tab/><text:tab/><text:tab/>Rue Grenelle St Germain, 194<text:tab/>6<text:tab/><text:tab/>1809/08/18<text:tab/><text:tab/>Compositeur et imprimeur 13 ans chez Firmin Didot / Ouvrier lithographe chez Decourchant<text:tab/><text:tab/><text:tab/><text:tab/>Né le 18 août 1809, il est marié. Son père est débiteur de tabac.<text:tab/>'Il est d''abord compositeur et imprimeur pendant 13 ans chez Firmin-Didot puis ouvrier lithographe chez Decourchant.'<text:tab/><text:tab/>AN F18 1734<text:tab/><text:tab/></text:p>
            <text:p>BES<text:tab/>Antoine, Pierre Augustin<text:tab/>1838/05/21<text:tab/><text:tab/>Rue Gît le Cœur, 11  /  <text:tab/>Rue du Plâtre Saint Jacques, 25<text:tab/>6<text:tab/><text:tab/>1807/03/31<text:tab/><text:tab/>'Taille-docuier avec le sieur Dubreuil son beau-père pour un magasin de dessins et d''estampes'<text:tab/><text:tab/><text:tab/>Vayron ; Cotteret ; <text:tab/>Né le 31 mars 1807, il est marié et père de famille. <text:tab/>'Il est tout d''abord taille-doucier avec le Sieur Dubreuil, son beau-père. Ils exploitent ensemble un magasin d''estampes et de dessins. Il veut exploiter avec son beau-père une lithographie. Son beau-père ne sachant pas écrire, le brevet est au nom du Sieur Bès. En 1853 ils sont pris pour défaut de déclaration avant l''impression d''un catalogue d''articles de colportages. (ci-joint le  catalogue).'<text:tab/><text:tab/>AN F18 1734<text:tab/><text:tab/></text:p>
            <text:p>BESSAIGNET<text:tab/>Jospeh<text:tab/>1858/08/02<text:tab/>1861/05/04<text:tab/>Rue de la Verrerie, 67  /  <text:tab/>Rue Montorgueil, 17<text:tab/>4<text:tab/><text:tab/>1809/07/28<text:tab/>Mézin - Lot et Garonne<text:tab/>Huissier à Mézin / Il a dirigé une maison de commerce de bouchons en 1847 / Il a travaillé chez Clare<text:tab/>Clare<text:tab/>Bouisseren, Guillaume<text:tab/>Dubois ; Chouquet ; Devaux <text:tab/>Né le 28 juillet 1809 à Mézin dans Le Lot et Garonne. Son père était chapelier. Il est marié avec 1 enfant. / Père: chapelier<text:tab/>'En complément de son brevet de lithographe, il obtient l''autorisation de posséder des cractères mobiles du 1858/09/27 au 1861/05/04. Il est spécialisé dans l''impression des étiquettes à l''usage des pharmaciens.'<text:tab/><text:tab/>AN F18 1734<text:tab/><text:tab/></text:p>
            <text:p>BESSES<text:tab/>Jules, Joseph, Louis<text:tab/>1854/11/11<text:tab/>1857/09/30<text:tab/>La Chapelle St Denis / Rue des Francs Bourgeois, 4  /  <text:tab/><text:tab/><text:tab/><text:tab/>1821/09/24<text:tab/>Le Puy en Velay - Haute-Loire<text:tab/>Expéditionnaire autographe chez Maître Dufourmontelle, avoué<text:tab/>Dauty<text:tab/>Mielle<text:tab/>Pettré ; Plaideux ; Paulon, G ; Devillers ;  ; <text:tab/>Né le 24 septemnre 1821 au Puy en Velay en Haute-Loire, son père était avoué.<text:tab/>'Il est tout d''abord expéditionnaire autographe chez Maïtre Dufourmontelle, avoué.Il demande à posséder une presse autographe, cela lui est refusé le 1854/08/08. / Pièces judiciaires / Prédécesseur décédé'<text:tab/><text:tab/>AN F18 1734<text:tab/><text:tab/></text:p>
            <text:p>BESSON<text:tab/>Antoine, Hippolyte<text:tab/>1859/01/11<text:tab/>1865/05/19<text:tab/>Rue Beauregard, 6 / Passage du Désir, 22 / Rue du Faubourg St Martin, 78 / Passage Brady, 2 / Rue de Cléry, 39<text:tab/>Rue de Cléry, 58<text:tab/>2<text:tab/><text:tab/>1822/01/17<text:tab/>Vauvert (Gard)<text:tab/>écrivain lithographe<text:tab/>Bouchard<text:tab/>Capitaine<text:tab/><text:tab/>Né le 17 janvier 1822 à Vauvert dans le Gard, son père est aspirant huissier.<text:tab/>Il est écrivain lithographe.<text:tab/><text:tab/>AN F18 1734<text:tab/><text:tab/></text:p>
            <text:p>BETREMIEUX<text:tab/>Désiré, Henri<text:tab/>1833/10/01<text:tab/>1856/07/25<text:tab/>rue du Faubourg St Denis, 99 /  <text:tab/>Rue des Prêtres St Séverin, 16<text:tab/>10<text:tab/><text:tab/>1804/01/03<text:tab/>Paris<text:tab/>artiste, dessinateur lithographe<text:tab/><text:tab/><text:tab/>Erschweller / Brisset / Daras / Chatin<text:tab/>Né à Paris le 3 janvier 1804, son père est grenadier de la Garde du Consul. / Il figure sur la liste des inculpés de juin 1848, il est libéré en juillet 1848<text:tab/>'Il a fait l''Ecole des beaux-Arts, élève de Blondel'<text:tab/><text:tab/>AN F18 1734 / AN F7 2585 / Almanach du commerce, 1839<text:tab/><text:tab/></text:p>
            <text:p>BIARDOT<text:tab/>Eugène<text:tab/>1867/05/29<text:tab/>1869/01/23<text:tab/>rue St Denis, 2 /  <text:tab/><text:tab/>1<text:tab/><text:tab/>1825/09/30<text:tab/>Joigny (Yonne)<text:tab/>mercier<text:tab/>Souverain<text:tab/>Orlandi<text:tab/>Broix / Leclercq / Bried<text:tab/>'Né à Joigny dans l''Yonne le 30 septembre 1825.'<text:tab/>Il tenait un commerce de mercerie à Brest<text:tab/>Souverain<text:tab/>AN F18 1735<text:tab/><text:tab/></text:p>
            <text:p>BICHEBOIS<text:tab/>Louis, Pierre, Alphonse<text:tab/>1830/04/28<text:tab/>1853/07/16<text:tab/>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text:tab/><text:tab/>2<text:tab/><text:tab/>1801/04/14<text:tab/>Paris<text:tab/>dessinateur lithographe<text:tab/>Roehn<text:tab/>Bourgerie<text:tab/><text:tab/>Né à Paris le 14 avril 1801, son père est tapissier.<text:tab/>'D''abord dessinateur lithographe, il a été breveté lithographe à St Denis en 1829'<text:tab/><text:tab/>AN F18 1735<text:tab/><text:tab/></text:p>
            <text:p>BILLARD<text:tab/>Côme, Baptiste<text:tab/>1839/10/22<text:tab/>1856/06/07<text:tab/><text:tab/>Rue du Cadran, 7<text:tab/>18<text:tab/><text:tab/>1813/09/26<text:tab/>Verneuil (Eure)<text:tab/><text:tab/><text:tab/>Deymaric<text:tab/>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text:tab/>'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text:tab/><text:tab/><text:tab/>AN F18 1735<text:tab/><text:tab/></text:p>
            <text:p>BILLARDEL<text:tab/>Jean-Baptiste, Henri<text:tab/>1842/05/13<text:tab/>1853/12/12<text:tab/>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text:tab/>Rue St Honoré, 99<text:tab/>2<text:tab/><text:tab/>1815/08/17<text:tab/>Versailles<text:tab/>artiste, dessinateur sur pierres<text:tab/>Desplanques, Jospeh David<text:tab/><text:tab/>Guyot / Desgranges / Delarue, ThGuyot / Desgranges / Delarue, ThGuyot / Desgranges / Delarue, ThGuyot / Desgranges / Delarue, ThGuyot / Desgranges / Delarue, ThGuyot / Desgranges / Delarue, ThGuyot / Desgranges / Delarue, ThGuyot / Desgranges / Delarue, ThGuyot / Desgranges / Delarue, ThGuyot / Desgranges / Delarue, ThGuyot / Desgranges / Delarue, ThGuyot / Desgranges / Delarue, ThGuyot / Desgranges / Delarue, ThGuyot / Desgranges / Delarue, ThGuyot / Desgranges / Delarue, ThGuyot / Desgranges / Delarue, ThGuyot / Desgranges / Delarue, Th<text:tab/>Né à Versailles le 17 août 1815, son père est cuisinier.<text:tab/>Artiste, dessinateur sur pierres de formation, son brevet sera finalement annulé.<text:tab/><text:tab/>AN F18 1735<text:tab/><text:tab/></text:p>
            <text:p>BILLARDEL<text:tab/>Paul, Alexandre<text:tab/>1847/11/19<text:tab/>1854/10/05<text:tab/>rue de la Jussienne, 9 /  rue de la Jussienne, 9 /  rue de la Jussienne, 9 /  rue de la Jussienne, 9 /  rue de la Jussienne, 9 /  rue de la Jussienne, 9 /  rue de la Jussienne, 9 /  rue de la Jussienne, 9 /  rue de la Jussienne, 9 /  rue de la Jussienne, 9 /  rue de la Jussienne, 9 /  rue de la Jussienne, 9 /  rue de la Jussienne, 9 /  rue de la Jussienne, 9 /  rue de la Jussienne, 9 /  rue de la Jussienne, 9 /  rue de la Jussienne, 9 /  <text:tab/><text:tab/>2<text:tab/><text:tab/>1822/06/26<text:tab/><text:tab/>ouvrier lithographe<text:tab/><text:tab/>Sarrazin, Pierre Auguste<text:tab/>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text:tab/>Il est né le 26 juin 1822.<text:tab/>'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text:tab/><text:tab/>AN F18 1735<text:tab/><text:tab/></text:p>
            <text:p>BIMONT née DUBOST<text:tab/>Henriette<text:tab/>1842/09/01<text:tab/><text:tab/>passage du Caire, 123 et 124 /  passage du Caire, 123 et 124 /  passage du Caire, 123 et 124 /  passage du Caire, 123 et 124 /  passage du Caire, 123 et 124 /  passage du Caire, 123 et 124 /  passage du Caire, 123 et 124 /  passage du Caire, 123 et 124 /  passage du Caire, 123 et 124 /  passage du Caire, 123 et 124 /  passage du Caire, 123 et 124 /  passage du Caire, 123 et 124 /  passage du Caire, 123 et 124 /  passage du Caire, 123 et 124 /  passage du Caire, 123 et 124 /  passage du Caire, 123 et 124 /  passage du Caire, 123 et 124 /  <text:tab/><text:tab/>2<text:tab/><text:tab/>1816/01/30<text:tab/>Moulins (Allier)<text:tab/><text:tab/><text:tab/><text:tab/>Rival / DesurmonRival / DesurmonRival / DesurmonRival / DesurmonRival / DesurmonRival / DesurmonRival / DesurmonRival / DesurmonRival / DesurmonRival / DesurmonRival / DesurmonRival / DesurmonRival / DesurmonRival / DesurmonRival / DesurmonRival / DesurmonRival / Desurmon<text:tab/>'Né à Moulins dans l''Allier le 30 janvier 1816, son père était journalier.'<text:tab/>Son mari, imprimeur en lettres, a fait faillite en 1841. Elle tient également une imprimerie en taille-douce 44 et 46 Passage du Caire<text:tab/>Bourdier<text:tab/>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text:tab/><text:tab/></text:p>
            <text:p>BINETEAU<text:tab/>Henri, Auguste<text:tab/>1848/02/18<text:tab/>1859/08/23<text:tab/>rue des Maçons Sorbonne, 3  /  rue des Maçons Sorbonne, 3  /  rue des Maçons Sorbonne, 3  /  rue des Maçons Sorbonne, 3  /  rue des Maçons Sorbonne, 3  /  rue des Maçons Sorbonne, 3  /  rue des Maçons Sorbonne, 3  /  rue des Maçons Sorbonne, 3  /  rue des Maçons Sorbonne, 3  /  rue des Maçons Sorbonne, 3  /  rue des Maçons Sorbonne, 3  /  rue des Maçons Sorbonne, 3  /  rue des Maçons Sorbonne, 3  /  rue des Maçons Sorbonne, 3  /  rue des Maçons Sorbonne, 3  /  rue des Maçons Sorbonne, 3  /  rue des Maçons Sorbonne, 3  /  <text:tab/><text:tab/>3<text:tab/><text:tab/>1824/01/25<text:tab/><text:tab/>Géographe / contre-maîtreGéographe / contre-maîtreGéographe / contre-maîtreGéographe / contre-maîtreGéographe / contre-maîtreGéographe / contre-maîtreGéographe / contre-maîtreGéographe / contre-maîtreGéographe / contre-maîtreGéographe / contre-maîtreGéographe / contre-maîtreGéographe / contre-maîtreGéographe / contre-maîtreGéographe / contre-maîtreGéographe / contre-maîtreGéographe / contre-maîtreGéographe / contre-maître<text:tab/>Selves, Antoine<text:tab/>Hédin, Jean Nicoals<text:tab/>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text:tab/>Né le 25 janvier 1824, son père était imprimeur lithographe.<text:tab/>'Géographe de formation, il est spécialiste en impressions de cartes. Il était contre-maître dans l''imprimerie lithographique de son père. Il fait faillite en 1843, le passif est de 53934 francs et l''actif de 53 582 francs'<text:tab/><text:tab/>AN F18 1735 / D10U3 22n° 3720AN F18 1735 / D10U3 22n° 3720AN F18 1735 / D10U3 22n° 3720AN F18 1735 / D10U3 22n° 3720AN F18 1735 / D10U3 22n° 3720AN F18 1735 / D10U3 22n° 3720AN F18 1735 / D10U3 22n° 3720AN F18 1735 / D10U3 22n° 3720AN F18 1735 / D10U3 22n° 3720AN F18 1735 / D10U3 22n° 3720AN F18 1735 / D10U3 22n° 3720AN F18 1735 / D10U3 22n° 3720AN F18 1735 / D10U3 22n° 3720AN F18 1735 / D10U3 22n° 3720AN F18 1735 / D10U3 22n° 3720AN F18 1735 / D10U3 22n° 3720AN F18 1735 / D10U3 22n° 3720<text:tab/><text:tab/></text:p>
            <text:p>BLANC<text:tab/>Jean, Alexandre<text:tab/>1858/06/04<text:tab/><text:tab/>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text:tab/><text:tab/>17<text:tab/><text:tab/>1817/03/12<text:tab/>Paris<text:tab/>ouvrier lithographe<text:tab/>Petit, Jacques<text:tab/><text:tab/>Barousse / Pettré / LihardBarousse / Pettré / LihardBarousse / Pettré / LihardBarousse / Pettré / LihardBarousse / Pettré / LihardBarousse / Pettré / LihardBarousse / Pettré / LihardBarousse / Pettré / LihardBarousse / Pettré / LihardBarousse / Pettré / LihardBarousse / Pettré / LihardBarousse / Pettré / LihardBarousse / Pettré / LihardBarousse / Pettré / LihardBarouss</text:p>
          </table:table-cell>
          <table:table-cell office:value-type="string" calcext:value-type="string">
            <text:p>Son père est vannier.</text:p>
          </table:table-cell>
          <table:table-cell/>
        </table:table-row>
        <table:table-row table:style-name="ro1">
          <table:table-cell office:value-type="float" office:value="7892" calcext:value-type="float">
            <text:p>7892</text:p>
          </table:table-cell>
          <table:table-cell office:value-type="string" calcext:value-type="string">
            <text:p>JOSSU</text:p>
          </table:table-cell>
          <table:table-cell office:value-type="string" calcext:value-type="string">
            <text:p>Louis</text:p>
          </table:table-cell>
          <table:table-cell table:number-columns-repeated="3"/>
          <table:table-cell office:value-type="string" calcext:value-type="string">
            <text:p>rue des Anglais, 13 <text:s/>/</text:p>
          </table:table-cell>
          <table:table-cell table:number-columns-repeated="2"/>
          <table:table-cell office:value-type="string" calcext:value-type="string">
            <text:p>'Il souhaite se spécialiser dans l''impression de factures et d''adresses'</text:p>
          </table:table-cell>
          <table:table-cell office:value-type="string" calcext:value-type="string">
            <text:p>Son père était cordonnier</text:p>
          </table:table-cell>
          <table:table-cell/>
        </table:table-row>
        <table:table-row table:style-name="ro1">
          <table:table-cell office:value-type="float" office:value="7893" calcext:value-type="float">
            <text:p>7893</text:p>
          </table:table-cell>
          <table:table-cell office:value-type="string" calcext:value-type="string">
            <text:p>JOUBERT</text:p>
          </table:table-cell>
          <table:table-cell office:value-type="string" calcext:value-type="string">
            <text:p>Joseph, Emile</text:p>
          </table:table-cell>
          <table:table-cell table:number-columns-repeated="3"/>
          <table:table-cell office:value-type="string" calcext:value-type="string">
            <text:p>rue St Maur, 134 /</text:p>
          </table:table-cell>
          <table:table-cell table:number-columns-repeated="2"/>
          <table:table-cell office:value-type="string" calcext:value-type="string">
            <text:p>'Il a été associé à son beau-père, Poussin et ses parents on t racheté l''établissement pour leur fils'</text:p>
          </table:table-cell>
          <table:table-cell office:value-type="string" calcext:value-type="string">
            <text:p>Son père est médecin</text:p>
          </table:table-cell>
          <table:table-cell/>
        </table:table-row>
        <table:table-row table:style-name="ro1">
          <table:table-cell office:value-type="float" office:value="7894" calcext:value-type="float">
            <text:p>7894</text:p>
          </table:table-cell>
          <table:table-cell office:value-type="string" calcext:value-type="string">
            <text:p>JOUMAR</text:p>
          </table:table-cell>
          <table:table-cell office:value-type="string" calcext:value-type="string">
            <text:p>Jean-Baptiste</text:p>
          </table:table-cell>
          <table:table-cell table:number-columns-repeated="3"/>
          <table:table-cell office:value-type="string" calcext:value-type="string">
            <text:p>passage Ste Croix de la Bretonnière, 11 /</text:p>
          </table:table-cell>
          <table:table-cell table:number-columns-repeated="2"/>
          <table:table-cell office:value-type="string" calcext:value-type="string">
            <text:p>Il travaille dans la lithographie depuis 1819</text:p>
          </table:table-cell>
          <table:table-cell office:value-type="string" calcext:value-type="string">
            <text:p>Son père était préposé du payeur général</text:p>
          </table:table-cell>
          <table:table-cell/>
        </table:table-row>
        <table:table-row table:style-name="ro1">
          <table:table-cell office:value-type="float" office:value="7895" calcext:value-type="float">
            <text:p>7895</text:p>
          </table:table-cell>
          <table:table-cell office:value-type="string" calcext:value-type="string">
            <text:p>JOUVRAY</text:p>
          </table:table-cell>
          <table:table-cell office:value-type="string" calcext:value-type="string">
            <text:p>Louis, Emile</text:p>
          </table:table-cell>
          <table:table-cell table:number-columns-repeated="6"/>
          <table:table-cell office:value-type="string" calcext:value-type="string">
            <text:p>Il est fabricant de boites en carton pour bonbons</text:p>
          </table:table-cell>
          <table:table-cell office:value-type="string" calcext:value-type="string">
            <text:p>'C''est un enfant trouvé'</text:p>
          </table:table-cell>
          <table:table-cell/>
        </table:table-row>
        <table:table-row table:style-name="ro1">
          <table:table-cell office:value-type="float" office:value="7896" calcext:value-type="float">
            <text:p>7896</text:p>
          </table:table-cell>
          <table:table-cell office:value-type="string" calcext:value-type="string">
            <text:p>JUDE</text:p>
          </table:table-cell>
          <table:table-cell office:value-type="string" calcext:value-type="string">
            <text:p>Léonèle, Clément</text:p>
          </table:table-cell>
          <table:table-cell table:number-columns-repeated="3"/>
          <table:table-cell office:value-type="string" calcext:value-type="string">
            <text:p>Rue de la Grande Truanderie, 52 ?</text:p>
          </table:table-cell>
          <table:table-cell table:number-columns-repeated="3"/>
          <table:table-cell office:value-type="string" calcext:value-type="string">
            <text:p>Sa femme est couturière</text:p>
          </table:table-cell>
          <table:table-cell/>
        </table:table-row>
        <table:table-row table:style-name="ro1">
          <table:table-cell office:value-type="float" office:value="7897" calcext:value-type="float">
            <text:p>7897</text:p>
          </table:table-cell>
          <table:table-cell office:value-type="string" calcext:value-type="string">
            <text:p>JUILLARD</text:p>
          </table:table-cell>
          <table:table-cell office:value-type="string" calcext:value-type="string">
            <text:p>Désiré, Victor, Eugène</text:p>
          </table:table-cell>
          <table:table-cell table:number-columns-repeated="4"/>
          <table:table-cell office:value-type="string" calcext:value-type="string">
            <text:p>Rue St Martin, 102</text:p>
          </table:table-cell>
          <table:table-cell table:number-columns-repeated="2"/>
          <table:table-cell office:value-type="string" calcext:value-type="string">
            <text:p>'Il habite avec sa mère employée du théâtre St Martin, elle est pensionné e comme bléssée dans l''insurrection de juin'</text:p>
          </table:table-cell>
          <table:table-cell/>
        </table:table-row>
        <table:table-row table:style-name="ro1">
          <table:table-cell office:value-type="float" office:value="7898" calcext:value-type="float">
            <text:p>7898</text:p>
          </table:table-cell>
          <table:table-cell office:value-type="string" calcext:value-type="string">
            <text:p>JUNCA</text:p>
          </table:table-cell>
          <table:table-cell office:value-type="string" calcext:value-type="string">
            <text:p>Pierre, Théophile</text:p>
          </table:table-cell>
          <table:table-cell table:number-columns-repeated="4"/>
          <table:table-cell office:value-type="string" calcext:value-type="string">
            <text:p>Rue des Augustins, 37</text:p>
          </table:table-cell>
          <table:table-cell table:number-columns-repeated="2"/>
          <table:table-cell office:value-type="string" calcext:value-type="string">
            <text:p>Son père est directeur divisionnaire des postes militaires</text:p>
          </table:table-cell>
          <table:table-cell/>
        </table:table-row>
        <table:table-row table:style-name="ro1">
          <table:table-cell office:value-type="float" office:value="7899" calcext:value-type="float">
            <text:p>7899</text:p>
          </table:table-cell>
          <table:table-cell office:value-type="string" calcext:value-type="string">
            <text:p>JUNIN</text:p>
          </table:table-cell>
          <table:table-cell office:value-type="string" calcext:value-type="string">
            <text:p>Augustin, Lazare</text:p>
          </table:table-cell>
          <table:table-cell table:number-columns-repeated="4"/>
          <table:table-cell office:value-type="string" calcext:value-type="string">
            <text:p>Rue Aumaire, 51</text:p>
          </table:table-cell>
          <table:table-cell/>
          <table:table-cell office:value-type="string" calcext:value-type="string">
            <text:p>'Fabricant de jouets d''enfants, il s''est associé à la maison Gambart et Junin pour la fabrication de jeux et nouveautés en cartonnages'</text:p>
          </table:table-cell>
          <table:table-cell table:number-columns-repeated="2"/>
        </table:table-row>
        <table:table-row table:style-name="ro1">
          <table:table-cell office:value-type="float" office:value="7900" calcext:value-type="float">
            <text:p>7900</text:p>
          </table:table-cell>
          <table:table-cell office:value-type="string" calcext:value-type="string">
            <text:p>JUSTIN</text:p>
          </table:table-cell>
          <table:table-cell office:value-type="string" calcext:value-type="string">
            <text:p>Michel, Placide</text:p>
          </table:table-cell>
          <table:table-cell table:number-columns-repeated="6"/>
          <table:table-cell office:value-type="string" calcext:value-type="string">
            <text:p>Il est également breveté libraire en 1833</text:p>
          </table:table-cell>
          <table:table-cell office:value-type="string" calcext:value-type="string">
            <text:p>Son père est marchand tanneur</text:p>
          </table:table-cell>
          <table:table-cell/>
        </table:table-row>
        <table:table-row table:style-name="ro1">
          <table:table-cell office:value-type="float" office:value="7901" calcext:value-type="float">
            <text:p>7901</text:p>
          </table:table-cell>
          <table:table-cell office:value-type="string" calcext:value-type="string">
            <text:p>KAEPPELIN</text:p>
          </table:table-cell>
          <table:table-cell office:value-type="string" calcext:value-type="string">
            <text:p>Eugène, Florent</text:p>
          </table:table-cell>
          <table:table-cell table:number-columns-repeated="3"/>
          <table:table-cell office:value-type="string" calcext:value-type="string">
            <text:p>Quai Voltaire n°17 et n°15, rue du Croissant n°20 <text:s/>/</text:p>
          </table:table-cell>
          <table:table-cell table:number-columns-repeated="2"/>
          <table:table-cell office:value-type="string" calcext:value-type="string">
            <text:p>'Avant d''être imprimeur lithographe, il était qualifié d''artiste-dessinateur et marchand de pierres lithographiques. Il est également breveté taille-doucier en 1852 et libraire la même année. Il a créé une société pour l''exploitation d''une imprimerie lithographique et zincographique et pour la vente de pierres au capital de 150 000 frs divisé en 300 actions de 500 frs. La durée de cette société est de 20 ans à compter du 1er octobre 1837. / Il obtient une médaille d''or à l''exposition universelle de 1849 pour ses reports sur pierre et une médaille en 1855 pour l''invention d''un procédé: la lithochaléotypie ayant pour objet de réimprimer par des procédés chimiques la lithographie et les anciennes impressions sur la planche. <text:s text:c="85"/>En 1852, il exploite 4 presses en taille douce dans son atelier pour l''impression des cartes géographiques. Il a obtenu à l''exposition de 1849 une médaille d''or dans cette spécialité. Son brevet est annulé car il <text:s/>déménage à Banny dans le Loiret. <text:s text:c="2"/>/ Le 19 juin 1845, un acte du ministère de l''Intérieur stipulela vente de dix presses appartennant à M. Kaeppelin. <text:s text:c="80"/>Le 17 septembre 1841 Il obtient l''autorisation jusqu''à nouvel ordre de faire usage d''une presse typographique dite d''essai et d''un petit assortiment de caractères mobiles qui lui sont nécéssaires pour composer et reporter sur la pierre lithographique. <text:s/>Il imprime pour le ministre de la guerre des cartes topographiques, des planches d''histoire naturelle et des dessins. <text:s text:c="4"/>'</text:p>
          </table:table-cell>
          <table:table-cell office:value-type="string" calcext:value-type="string">
            <text:p>Son père est lieutenant de la 6e compagnie de bataillon / Il est célibataire</text:p>
          </table:table-cell>
          <table:table-cell/>
        </table:table-row>
        <table:table-row table:style-name="ro1">
          <table:table-cell office:value-type="float" office:value="7902" calcext:value-type="float">
            <text:p>7902</text:p>
          </table:table-cell>
          <table:table-cell office:value-type="string" calcext:value-type="string">
            <text:p>KAPPELIN</text:p>
          </table:table-cell>
          <table:table-cell office:value-type="string" calcext:value-type="string">
            <text:p>Rosalie, Adélaïde</text:p>
          </table:table-cell>
          <table:table-cell table:number-columns-repeated="3"/>
          <table:table-cell office:value-type="string" calcext:value-type="string">
            <text:p>rue du Croissant, 20 <text:s/>/</text:p>
          </table:table-cell>
          <table:table-cell office:value-type="string" calcext:value-type="string">
            <text:p>Rue du Croissant, 26</text:p>
          </table:table-cell>
          <table:table-cell/>
          <table:table-cell office:value-type="string" calcext:value-type="string">
            <text:p>'Elle exerce la profession de graveur de musique. Elle fait le commerce d''ouvraes qui se rapportent à la musique et vend en gros des pierres lithographiques.'</text:p>
          </table:table-cell>
          <table:table-cell office:value-type="string" calcext:value-type="string">
            <text:p>'Elle est célibataire. C''est la soeur de Kaeppelin, Eugène, Florent'</text:p>
          </table:table-cell>
          <table:table-cell/>
        </table:table-row>
        <table:table-row table:style-name="ro1">
          <table:table-cell office:value-type="float" office:value="7903" calcext:value-type="float">
            <text:p>7903</text:p>
          </table:table-cell>
          <table:table-cell office:value-type="string" calcext:value-type="string">
            <text:p>KLEIN</text:p>
          </table:table-cell>
          <table:table-cell office:value-type="string" calcext:value-type="string">
            <text:p>Pierre</text:p>
          </table:table-cell>
          <table:table-cell table:number-columns-repeated="6"/>
          <table:table-cell office:value-type="string" calcext:value-type="string">
            <text:p>'Il est spécialisé dans la fabrication de dessins d''abats-jours.'</text:p>
          </table:table-cell>
          <table:table-cell office:value-type="string" calcext:value-type="string">
            <text:p>Son père est cabaretier</text:p>
          </table:table-cell>
          <table:table-cell/>
        </table:table-row>
        <table:table-row table:style-name="ro1">
          <table:table-cell office:value-type="float" office:value="7904" calcext:value-type="float">
            <text:p>7904</text:p>
          </table:table-cell>
          <table:table-cell office:value-type="string" calcext:value-type="string">
            <text:p>KLOTZ</text:p>
          </table:table-cell>
          <table:table-cell office:value-type="string" calcext:value-type="string">
            <text:p>Joseph</text:p>
          </table:table-cell>
          <table:table-cell table:number-columns-repeated="3"/>
          <table:table-cell office:value-type="string" calcext:value-type="string">
            <text:p>rue du Paradis Poissonniere, 22 /</text:p>
          </table:table-cell>
          <table:table-cell table:number-columns-repeated="2"/>
          <table:table-cell office:value-type="string" calcext:value-type="string">
            <text:p>Il est peintre sur porcelaine de formation.</text:p>
          </table:table-cell>
          <table:table-cell table:number-columns-repeated="2"/>
        </table:table-row>
        <table:table-row table:style-name="ro1">
          <table:table-cell office:value-type="float" office:value="7905" calcext:value-type="float">
            <text:p>7905</text:p>
          </table:table-cell>
          <table:table-cell office:value-type="string" calcext:value-type="string">
            <text:p>KNECHT</text:p>
          </table:table-cell>
          <table:table-cell table:number-columns-repeated="4"/>
          <table:table-cell office:value-type="string" calcext:value-type="string">
            <text:p>Rue de Paradis, 37</text:p>
          </table:table-cell>
          <table:table-cell table:number-columns-repeated="5"/>
        </table:table-row>
        <table:table-row table:style-name="ro1">
          <table:table-cell office:value-type="float" office:value="7906" calcext:value-type="float">
            <text:p>7906</text:p>
          </table:table-cell>
          <table:table-cell office:value-type="string" calcext:value-type="string">
            <text:p>KUHN</text:p>
          </table:table-cell>
          <table:table-cell office:value-type="string" calcext:value-type="string">
            <text:p>Louis, Frédéric</text:p>
          </table:table-cell>
          <table:table-cell table:number-columns-repeated="7"/>
          <table:table-cell office:value-type="string" calcext:value-type="string">
            <text:p>Son père est maître tonnelier des Tuileries</text:p>
          </table:table-cell>
          <table:table-cell/>
        </table:table-row>
        <table:table-row table:style-name="ro1">
          <table:table-cell office:value-type="float" office:value="7907" calcext:value-type="float">
            <text:p>7907</text:p>
          </table:table-cell>
          <table:table-cell office:value-type="string" calcext:value-type="string">
            <text:p>KUPPENHEIM</text:p>
          </table:table-cell>
          <table:table-cell office:value-type="string" calcext:value-type="string">
            <text:p>Michel</text:p>
          </table:table-cell>
          <table:table-cell table:number-columns-repeated="3"/>
          <table:table-cell office:value-type="string" calcext:value-type="string">
            <text:p>rue St Martin, 196 <text:s/>/</text:p>
          </table:table-cell>
          <table:table-cell table:number-columns-repeated="5"/>
        </table:table-row>
        <table:table-row table:style-name="ro1">
          <table:table-cell office:value-type="float" office:value="7908" calcext:value-type="float">
            <text:p>7908</text:p>
          </table:table-cell>
          <table:table-cell office:value-type="string" calcext:value-type="string">
            <text:p>LABBE</text:p>
          </table:table-cell>
          <table:table-cell office:value-type="string" calcext:value-type="string">
            <text:p>Louis, Adolphe</text:p>
          </table:table-cell>
          <table:table-cell table:number-columns-repeated="3"/>
          <table:table-cell office:value-type="string" calcext:value-type="string">
            <text:p>rue du Four St Germain, 9 <text:s/>/</text:p>
          </table:table-cell>
          <table:table-cell table:number-columns-repeated="2"/>
          <table:table-cell office:value-type="string" calcext:value-type="string">
            <text:p>'Il a fait son apprentissage en tant qu''ouvrier lithographe chez Chabert, Jules Desportes puis Cluis.'</text:p>
          </table:table-cell>
          <table:table-cell office:value-type="string" calcext:value-type="string">
            <text:p>Son père est boulanger</text:p>
          </table:table-cell>
          <table:table-cell/>
        </table:table-row>
        <table:table-row table:style-name="ro1">
          <table:table-cell office:value-type="float" office:value="7909" calcext:value-type="float">
            <text:p>7909</text:p>
          </table:table-cell>
          <table:table-cell office:value-type="string" calcext:value-type="string">
            <text:p>LABORDE</text:p>
          </table:table-cell>
          <table:table-cell office:value-type="string" calcext:value-type="string">
            <text:p>Jean, François</text:p>
          </table:table-cell>
          <table:table-cell table:number-columns-repeated="3"/>
          <table:table-cell office:value-type="string" calcext:value-type="string">
            <text:p>rue des Lombards, 25 <text:s/>/</text:p>
          </table:table-cell>
          <table:table-cell office:value-type="string" calcext:value-type="string">
            <text:p>Champerret commune de Neuilly</text:p>
          </table:table-cell>
          <table:table-cell/>
          <table:table-cell office:value-type="string" calcext:value-type="string">
            <text:p>'Il était écrivain en autographie et chef comptable chez M. Prost, banquier. / Il a acheté l''atelier de la Demoiselle Laborde rue des Lombards 25'</text:p>
          </table:table-cell>
          <table:table-cell office:value-type="string" calcext:value-type="string">
            <text:p>'Son père est commis à cheval dans l''administration des droits réunis / Il est père de 5 enfants'</text:p>
          </table:table-cell>
          <table:table-cell/>
        </table:table-row>
        <table:table-row table:style-name="ro1">
          <table:table-cell office:value-type="float" office:value="7910" calcext:value-type="float">
            <text:p>7910</text:p>
          </table:table-cell>
          <table:table-cell office:value-type="string" calcext:value-type="string">
            <text:p>LABOULAYE</text:p>
          </table:table-cell>
          <table:table-cell office:value-type="string" calcext:value-type="string">
            <text:p>Pierre, Charles</text:p>
          </table:table-cell>
          <table:table-cell table:number-columns-repeated="3"/>
          <table:table-cell office:value-type="string" calcext:value-type="string">
            <text:p>rue Notre Dame des Victoires, 36 <text:s/>/</text:p>
          </table:table-cell>
          <table:table-cell table:number-columns-repeated="5"/>
        </table:table-row>
        <table:table-row table:style-name="ro1">
          <table:table-cell office:value-type="float" office:value="7911" calcext:value-type="float">
            <text:p>7911</text:p>
          </table:table-cell>
          <table:table-cell office:value-type="string" calcext:value-type="string">
            <text:p>LACHEVRE Née PETUREAU</text:p>
          </table:table-cell>
          <table:table-cell office:value-type="string" calcext:value-type="string">
            <text:p>Josephine, Victoire, Catherine</text:p>
          </table:table-cell>
          <table:table-cell table:number-columns-repeated="3"/>
          <table:table-cell office:value-type="string" calcext:value-type="string">
            <text:p>passage du Caire, 60 &amp; 61 <text:s/>/</text:p>
          </table:table-cell>
          <table:table-cell table:number-columns-repeated="2"/>
          <table:table-cell office:value-type="string" calcext:value-type="string">
            <text:p>'Elle est d''abord imprimeur en taille-douce..'</text:p>
          </table:table-cell>
          <table:table-cell office:value-type="string" calcext:value-type="string">
            <text:p>Son père est imprimeur et son mari horloger</text:p>
          </table:table-cell>
          <table:table-cell/>
        </table:table-row>
        <table:table-row table:style-name="ro1">
          <table:table-cell office:value-type="float" office:value="7912" calcext:value-type="float">
            <text:p>7912</text:p>
          </table:table-cell>
          <table:table-cell office:value-type="string" calcext:value-type="string">
            <text:p>LACOMBE</text:p>
          </table:table-cell>
          <table:table-cell office:value-type="string" calcext:value-type="string">
            <text:p>Henri, Auguste</text:p>
          </table:table-cell>
          <table:table-cell table:number-columns-repeated="3"/>
          <table:table-cell office:value-type="string" calcext:value-type="string">
            <text:p>Rue du Faubourg Poissonnière, 46</text:p>
          </table:table-cell>
          <table:table-cell office:value-type="string" calcext:value-type="string">
            <text:p>Rue du Faubourg Poissonnière, 68</text:p>
          </table:table-cell>
          <table:table-cell/>
          <table:table-cell office:value-type="string" calcext:value-type="string">
            <text:p>'Il est gérant d''une revue mensuelle intitulée: La Révolution littéraire. / Il a acheté le matériel de la veuve Larue, rue du Jour 17 '</text:p>
          </table:table-cell>
          <table:table-cell office:value-type="string" calcext:value-type="string">
            <text:p>Il habite avec sa mère / Son père est manufacturier de papiers peints</text:p>
          </table:table-cell>
          <table:table-cell/>
        </table:table-row>
        <table:table-row table:style-name="ro1">
          <table:table-cell office:value-type="float" office:value="7913" calcext:value-type="float">
            <text:p>7913</text:p>
          </table:table-cell>
          <table:table-cell office:value-type="string" calcext:value-type="string">
            <text:p>LACOME</text:p>
          </table:table-cell>
          <table:table-cell office:value-type="string" calcext:value-type="string">
            <text:p>Etienne</text:p>
          </table:table-cell>
          <table:table-cell table:number-columns-repeated="3"/>
          <table:table-cell office:value-type="string" calcext:value-type="string">
            <text:p>rue Marie Stuart, 6 <text:s/>/</text:p>
          </table:table-cell>
          <table:table-cell table:number-columns-repeated="2"/>
          <table:table-cell office:value-type="string" calcext:value-type="string">
            <text:p>Il possède un magasin de papiers et une imprimerie en taille-douce</text:p>
          </table:table-cell>
          <table:table-cell office:value-type="string" calcext:value-type="string">
            <text:p>Son père est cultivateur</text:p>
          </table:table-cell>
          <table:table-cell/>
        </table:table-row>
        <table:table-row table:style-name="ro1">
          <table:table-cell office:value-type="float" office:value="7914" calcext:value-type="float">
            <text:p>7914</text:p>
          </table:table-cell>
          <table:table-cell office:value-type="string" calcext:value-type="string">
            <text:p>LACOUR</text:p>
          </table:table-cell>
          <table:table-cell office:value-type="string" calcext:value-type="string">
            <text:p>François</text:p>
          </table:table-cell>
          <table:table-cell table:number-columns-repeated="3"/>
          <table:table-cell office:value-type="string" calcext:value-type="string">
            <text:p>Rue Soufflot, 18</text:p>
          </table:table-cell>
          <table:table-cell table:number-columns-repeated="2"/>
          <table:table-cell office:value-type="string" calcext:value-type="string">
            <text:p>'Il a fait son apprentissage comme ouvrier lithographe dès l''âge de 12 ans chez le Sieur Pelisson. / Il a acheté le brevet du Sieur Tillard moyennant 19 000 frs. Toutes ses presses furent brisées en 1848. / Il a acheté son terrain rue Soufflot en 1849 pour 41 580 frs [Me Delapalme 15 février 1849] / Il a fait faillite en 1855 avec un actif de 319 856 frs et un passif de 304 643 frs / Il est également breveté imprimeur en 1842 et libraire en 1841'</text:p>
          </table:table-cell>
          <table:table-cell office:value-type="string" calcext:value-type="string">
            <text:p>Son père est propriétaire</text:p>
          </table:table-cell>
          <table:table-cell/>
        </table:table-row>
        <table:table-row table:style-name="ro1">
          <table:table-cell office:value-type="float" office:value="7915" calcext:value-type="float">
            <text:p>7915</text:p>
          </table:table-cell>
          <table:table-cell office:value-type="string" calcext:value-type="string">
            <text:p>LACRAMPE</text:p>
          </table:table-cell>
          <table:table-cell office:value-type="string" calcext:value-type="string">
            <text:p>Jean-Baptiste, Xavier</text:p>
          </table:table-cell>
          <table:table-cell table:number-columns-repeated="3"/>
          <table:table-cell office:value-type="string" calcext:value-type="string">
            <text:p>passage du Caire, 128 <text:s/>/ Rue Montmartre, 26 /</text:p>
          </table:table-cell>
          <table:table-cell table:number-columns-repeated="2"/>
          <table:table-cell office:value-type="string" calcext:value-type="string">
            <text:p>Il est également breveté imprimeur en lettres en 1829 et libraire en 1833</text:p>
          </table:table-cell>
          <table:table-cell office:value-type="string" calcext:value-type="string">
            <text:p>Son père est maître perruquier</text:p>
          </table:table-cell>
          <table:table-cell/>
        </table:table-row>
        <table:table-row table:style-name="ro1">
          <table:table-cell office:value-type="float" office:value="7916" calcext:value-type="float">
            <text:p>7916</text:p>
          </table:table-cell>
          <table:table-cell office:value-type="string" calcext:value-type="string">
            <text:p>LACROIX</text:p>
          </table:table-cell>
          <table:table-cell office:value-type="string" calcext:value-type="string">
            <text:p>Jean</text:p>
          </table:table-cell>
          <table:table-cell table:number-columns-repeated="3"/>
          <table:table-cell office:value-type="string" calcext:value-type="string">
            <text:p>Rue du Four St Germain, 55</text:p>
          </table:table-cell>
          <table:table-cell table:number-columns-repeated="2"/>
          <table:table-cell office:value-type="string" calcext:value-type="string">
            <text:p>En 1827 une correspondance est envoyée au préfet de police car Lacroix a disparu de son domicile en mai 1827</text:p>
          </table:table-cell>
          <table:table-cell/>
          <table:table-cell office:value-type="string" calcext:value-type="string">
            <text:p>Important dossier avec de nombreuses fraudes</text:p>
          </table:table-cell>
        </table:table-row>
        <table:table-row table:style-name="ro1">
          <table:table-cell office:value-type="float" office:value="7917" calcext:value-type="float">
            <text:p>7917</text:p>
          </table:table-cell>
          <table:table-cell office:value-type="string" calcext:value-type="string">
            <text:p>LAGUERRIE, née BRIOUDE</text:p>
          </table:table-cell>
          <table:table-cell office:value-type="string" calcext:value-type="string">
            <text:p>Jeanne, Solange</text:p>
          </table:table-cell>
          <table:table-cell table:number-columns-repeated="7"/>
          <table:table-cell office:value-type="string" calcext:value-type="string">
            <text:p>Son père est boulanger</text:p>
          </table:table-cell>
          <table:table-cell/>
        </table:table-row>
        <table:table-row table:style-name="ro1">
          <table:table-cell office:value-type="float" office:value="7918" calcext:value-type="float">
            <text:p>7918</text:p>
          </table:table-cell>
          <table:table-cell office:value-type="string" calcext:value-type="string">
            <text:p>LALANDE</text:p>
          </table:table-cell>
          <table:table-cell office:value-type="string" calcext:value-type="string">
            <text:p>Elisabeth</text:p>
          </table:table-cell>
          <table:table-cell table:number-columns-repeated="3"/>
          <table:table-cell office:value-type="string" calcext:value-type="string">
            <text:p>rue des Lombards, 12 <text:s/>/</text:p>
          </table:table-cell>
          <table:table-cell table:number-columns-repeated="2"/>
          <table:table-cell office:value-type="string" calcext:value-type="string">
            <text:p>'Elle est autorisée à posséder des caractères typographiques du 15 mai 1848 au 24 juillet 1860 / En 1849 un de ses ouvriers, prussien, qui a été renvoyé de l''imprimerie la dénonce dans une lettre anonyme pour abus de l''autorisation de posséder des caractères typographiques / Elle est spécialisée dans la fabrication d''étiqettes et de factures'</text:p>
          </table:table-cell>
          <table:table-cell office:value-type="string" calcext:value-type="string">
            <text:p>Son père est domestique</text:p>
          </table:table-cell>
          <table:table-cell/>
        </table:table-row>
        <table:table-row table:style-name="ro1">
          <table:table-cell office:value-type="float" office:value="7919" calcext:value-type="float">
            <text:p>7919</text:p>
          </table:table-cell>
          <table:table-cell office:value-type="string" calcext:value-type="string">
            <text:p>LALLEMAND</text:p>
          </table:table-cell>
          <table:table-cell office:value-type="string" calcext:value-type="string">
            <text:p>Adrien, Toussaint</text:p>
          </table:table-cell>
          <table:table-cell table:number-columns-repeated="3"/>
          <table:table-cell office:value-type="string" calcext:value-type="string">
            <text:p>rue de la Harpe, 45 /</text:p>
          </table:table-cell>
          <table:table-cell table:number-columns-repeated="2"/>
          <table:table-cell office:value-type="string" calcext:value-type="string">
            <text:p>'A 13 ans il sort de l''Ecole de dessin, rue de l''Ecole de médecine, après avoir fait un portrait de l''Empereur en grand costume / A 17 ans il obtient le 1er prix de gravure en géographie / A 18 ans il gagnait 4 000 frs par an / Il est également marchand d''estampes'</text:p>
          </table:table-cell>
          <table:table-cell table:number-columns-repeated="2"/>
        </table:table-row>
        <table:table-row table:style-name="ro1">
          <table:table-cell office:value-type="float" office:value="7920" calcext:value-type="float">
            <text:p>7920</text:p>
          </table:table-cell>
          <table:table-cell office:value-type="string" calcext:value-type="string">
            <text:p>LAMARRE</text:p>
          </table:table-cell>
          <table:table-cell office:value-type="string" calcext:value-type="string">
            <text:p>Jacques, Armand</text:p>
          </table:table-cell>
          <table:table-cell table:number-columns-repeated="3"/>
          <table:table-cell office:value-type="string" calcext:value-type="string">
            <text:p>rue du Faubourg St Denis, 6 / <text:s/>rue du Faubourg St Denis, 6 / <text:s/>rue du Faubourg St Denis, 6 / <text:s/>rue du Faubourg St Denis, 6 / <text:s/>rue du Faubourg St Denis, 6 / <text:s/>rue du Faubourg St Denis, 6 / <text:s/>rue du Faubourg St Denis, 6 /</text:p>
          </table:table-cell>
          <table:table-cell office:value-type="string" calcext:value-type="string">
            <text:p>rue du Caire, 19</text:p>
          </table:table-cell>
          <table:table-cell/>
          <table:table-cell office:value-type="string" calcext:value-type="string">
            <text:p>Il transfère son brevet de lithographe pour un même titre au Mans en 1846.</text:p>
          </table:table-cell>
          <table:table-cell office:value-type="string" calcext:value-type="string">
            <text:p>Son père est percepteur de contributions</text:p>
          </table:table-cell>
          <table:table-cell/>
        </table:table-row>
        <table:table-row table:style-name="ro1">
          <table:table-cell office:value-type="float" office:value="7921" calcext:value-type="float">
            <text:p>7921</text:p>
          </table:table-cell>
          <table:table-cell office:value-type="string" calcext:value-type="string">
            <text:p>LAMBERT</text:p>
          </table:table-cell>
          <table:table-cell office:value-type="string" calcext:value-type="string">
            <text:p>Jean-Louis, Isidore</text:p>
          </table:table-cell>
          <table:table-cell table:number-columns-repeated="4"/>
          <table:table-cell office:value-type="string" calcext:value-type="string">
            <text:p>Rue des Bernardins, 40</text:p>
          </table:table-cell>
          <table:table-cell table:number-columns-repeated="2"/>
          <table:table-cell office:value-type="string" calcext:value-type="string">
            <text:p>Il vit avec sa mère qui est loueuse de chaises à St Nicolas du Chardonnet / Son père est journalierIl vit avec sa mère qui est loueuse de chaises à St Nicolas du Chardonnet / Son père est journalierIl vit avec sa mère qui est loueuse de chaises à St Nicolas du Chardonnet / Son père est journalierIl vit avec sa mère qui est loueuse de chaises à St Nicolas du Chardonnet / Son père est journalierIl vit avec sa mère qui est loueuse de chaises à St Nicolas du Chardonnet / Son père est journalierIl vit avec sa mère qui est loueuse de chaises à St Nicolas du Chardonnet / Son père est journalierIl vit avec sa mère qui est loueuse de chaises à St Nicolas du Chardonnet / Son père est journalier</text:p>
          </table:table-cell>
          <table:table-cell/>
        </table:table-row>
        <table:table-row table:style-name="ro1">
          <table:table-cell office:value-type="float" office:value="10078" calcext:value-type="float">
            <text:p>10078</text:p>
          </table:table-cell>
          <table:table-cell office:value-type="string" calcext:value-type="string">
            <text:p>ABADIE</text:p>
          </table:table-cell>
          <table:table-cell office:value-type="string" calcext:value-type="string">
            <text:p>Michel, Laurent</text:p>
          </table:table-cell>
          <table:table-cell table:number-columns-repeated="3"/>
          <table:table-cell office:value-type="string" calcext:value-type="string">
            <text:p>Rue du Parc Royal, 5 (1857) / Rue du Petit Lion St Sauveur, 2 (1854) / Rue Salle au Comte, 13 (1852) / Rue D'Hauteville, 32 / Rue du Cloître St Jacques l'Hopital, 7 / rue St Pierre Popincourt, 5 <text:s/>/</text:p>
          </table:table-cell>
          <table:table-cell/>
          <table:table-cell office:value-type="string" calcext:value-type="string">
            <text:p>BnF, Dépt des Estampes, SNR Abadie / AN F18 1726</text:p>
          </table:table-cell>
          <table:table-cell office:value-type="string" calcext:value-type="string">
            <text:p>Après avoir été breveté à Tarbes en 1843, il l'échange en 1846 contre le même titre à Paris. / Il est l'inventeur d'une presse mécanique.</text:p>
          </table:table-cell>
          <table:table-cell office:value-type="string" calcext:value-type="string">
            <text:p>Son père est garçon papetier</text:p>
          </table:table-cell>
          <table:table-cell/>
        </table:table-row>
        <table:table-row table:style-name="ro1">
          <table:table-cell office:value-type="float" office:value="10079" calcext:value-type="float">
            <text:p>10079</text:p>
          </table:table-cell>
          <table:table-cell office:value-type="string" calcext:value-type="string">
            <text:p>ACKER</text:p>
          </table:table-cell>
          <table:table-cell office:value-type="string" calcext:value-type="string">
            <text:p>Alphonse</text:p>
          </table:table-cell>
          <table:table-cell table:number-columns-repeated="3"/>
          <table:table-cell office:value-type="string" calcext:value-type="string">
            <text:p>rue du Faubourg du Temple, 45 (1869) / Rue Neuve des Petits Champs, 29 <text:s/>/ <text:s text:c="2"/>/</text:p>
          </table:table-cell>
          <table:table-cell/>
          <table:table-cell office:value-type="string" calcext:value-type="string">
            <text:p>AN F18 1726</text:p>
          </table:table-cell>
          <table:table-cell office:value-type="string" calcext:value-type="string">
            <text:p>Il possède un magasin de papeterie et de fournitures de bureaux</text:p>
          </table:table-cell>
          <table:table-cell office:value-type="string" calcext:value-type="string">
            <text:p>Il est marié et père de 3 enfants</text:p>
          </table:table-cell>
          <table:table-cell/>
        </table:table-row>
        <table:table-row table:style-name="ro1">
          <table:table-cell office:value-type="float" office:value="10080" calcext:value-type="float">
            <text:p>10080</text:p>
          </table:table-cell>
          <table:table-cell office:value-type="string" calcext:value-type="string">
            <text:p>ADAM</text:p>
          </table:table-cell>
          <table:table-cell office:value-type="string" calcext:value-type="string">
            <text:p>Ange, François</text:p>
          </table:table-cell>
          <table:table-cell table:number-columns-repeated="2"/>
          <table:table-cell office:value-type="float" office:value="75" calcext:value-type="float">
            <text:p>75</text:p>
          </table:table-cell>
          <table:table-cell office:value-type="string" calcext:value-type="string">
            <text:p>Rue Quincampoix, 60</text:p>
          </table:table-cell>
          <table:table-cell office:value-type="string" calcext:value-type="string">
            <text:p>Rue de l'Ouest, 78</text:p>
          </table:table-cell>
          <table:table-cell office:value-type="string" calcext:value-type="string">
            <text:p>Archives de Paris D10 U3 37 n°3452 / AN F18 1726</text:p>
          </table:table-cell>
          <table:table-cell office:value-type="string" calcext:value-type="string">
            <text:p>Il a travaillé d'abord 1 an dans l'imprimerie du Sieur Rivage puis s'est installé quincaillier à Paris pour 42 000 frs ? / Il fait faillite le 31 août 1864, il déclare alors un actif de 35000 frset un passif de 70926,20 frs. Le 28 mars 1865, il est déclaré <text:s/>Excusable</text:p>
          </table:table-cell>
          <table:table-cell office:value-type="string" calcext:value-type="string">
            <text:p>Il est marié et père de 4 enfants. / Il est condamné en 1846 à 15 jours d'emprisonnement pour outrage à la pudeur sur une jeune fille à Bayeux. / Son père était Menuisier.</text:p>
          </table:table-cell>
          <table:table-cell/>
        </table:table-row>
        <table:table-row table:style-name="ro1">
          <table:table-cell office:value-type="float" office:value="10081" calcext:value-type="float">
            <text:p>10081</text:p>
          </table:table-cell>
          <table:table-cell office:value-type="string" calcext:value-type="string">
            <text:p>ADAM</text:p>
          </table:table-cell>
          <table:table-cell office:value-type="string" calcext:value-type="string">
            <text:p>Cyr, Louis, Juvenal, Auguste</text:p>
          </table:table-cell>
          <table:table-cell table:style-name="ce5" office:value-type="string" calcext:value-type="string">
            <text:p>1845-10-01 00:00:00</text:p>
          </table:table-cell>
          <table:table-cell table:number-columns-repeated="2"/>
          <table:table-cell office:value-type="string" calcext:value-type="string">
            <text:p>Rue Saint-Martin, 152</text:p>
          </table:table-cell>
          <table:table-cell office:value-type="string" calcext:value-type="string">
            <text:p>Rue Grenier St Lazare, 13</text:p>
          </table:table-cell>
          <table:table-cell office:value-type="string" calcext:value-type="string">
            <text:p>AN F18 1726</text:p>
          </table:table-cell>
          <table:table-cell office:value-type="string" calcext:value-type="string">
            <text:p>Il est spécialisé en écritures sur pierre.</text:p>
          </table:table-cell>
          <table:table-cell office:value-type="string" calcext:value-type="string">
            <text:p>Son père était employé des contributions indirectes. Il est marié.</text:p>
          </table:table-cell>
          <table:table-cell/>
        </table:table-row>
        <table:table-row table:style-name="ro1">
          <table:table-cell office:value-type="float" office:value="10082" calcext:value-type="float">
            <text:p>10082</text:p>
          </table:table-cell>
          <table:table-cell office:value-type="string" calcext:value-type="string">
            <text:p>ADAM</text:p>
          </table:table-cell>
          <table:table-cell office:value-type="string" calcext:value-type="string">
            <text:p>Eugène, Louis, Pierre</text:p>
          </table:table-cell>
          <table:table-cell table:number-columns-repeated="3"/>
          <table:table-cell office:value-type="string" calcext:value-type="string">
            <text:p>rue du Battoir St Victor, 6 /</text:p>
          </table:table-cell>
          <table:table-cell/>
          <table:table-cell office:value-type="string" calcext:value-type="string">
            <text:p>AN F18 1726</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ADNOT, veuve RIVAUD LA CHALARDERIE</text:p>
          </table:table-cell>
          <table:table-cell office:value-type="string" calcext:value-type="string">
            <text:p>Louise, Augustine, Alphonsine</text:p>
          </table:table-cell>
          <table:table-cell table:number-columns-repeated="3"/>
          <table:table-cell office:value-type="string" calcext:value-type="string">
            <text:p>rue des Bourdonnais, 34 /</text:p>
          </table:table-cell>
          <table:table-cell/>
          <table:table-cell office:value-type="string" calcext:value-type="string">
            <text:p>AN F18 1726</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ADOUL</text:p>
          </table:table-cell>
          <table:table-cell office:value-type="string" calcext:value-type="string">
            <text:p>Auguste, Titus</text:p>
          </table:table-cell>
          <table:table-cell table:number-columns-repeated="3"/>
          <table:table-cell office:value-type="string" calcext:value-type="string">
            <text:p>rue du Battoir n°7 / rue Geoffroy Lasnier n°26 / rue Vendôme n°14</text:p>
          </table:table-cell>
          <table:table-cell office:value-type="string" calcext:value-type="string">
            <text:p>Rue Geoffroy Lasnier ?</text:p>
          </table:table-cell>
          <table:table-cell office:value-type="string" calcext:value-type="string">
            <text:p>AN F18 1726</text:p>
          </table:table-cell>
          <table:table-cell office:value-type="string" calcext:value-type="string">
            <text:p>Il devient libraire à Cambrai le 14/02/1846, il a aussi un brevet d'imprimeur lithographe à Cambrai. Quand il arrive à Paris, il s'associe avec M. Léon dit Soulé Dubernit, mais cette association s'est dissoute, donc il demande son propre brevet d'imprimeur lithographe. <text:s text:c="54"/>02/03/1853, un scellé est mis sur l'une de ses presses parce qu'il avait deux ateliers à Paris, dont un non déclaré. Il a aussi une amende. <text:s/>22/09/1854 : il se plaint de l'installation de l'imprimeur M. Gellin juste à côté de chez lui (au 30 rue Geoffroy Lasnier). Il déclare qu'il subit une perte de clientèle importante.</text:p>
          </table:table-cell>
          <table:table-cell office:value-type="string" calcext:value-type="string">
            <text:p>Son père était tailleur d'habit. Il est marié et père de famille. Sa femme travaille chez Dame Gosselin, éditeur géographe.</text:p>
          </table:table-cell>
          <table:table-cell/>
        </table:table-row>
        <table:table-row table:style-name="ro1">
          <table:table-cell office:value-type="float" office:value="10085" calcext:value-type="float">
            <text:p>10085</text:p>
          </table:table-cell>
          <table:table-cell office:value-type="string" calcext:value-type="string">
            <text:p>ADRIEN</text:p>
          </table:table-cell>
          <table:table-cell office:value-type="string" calcext:value-type="string">
            <text:p>Claude</text:p>
          </table:table-cell>
          <table:table-cell table:number-columns-repeated="3"/>
          <table:table-cell office:value-type="string" calcext:value-type="string">
            <text:p>rue Richer, 7</text:p>
          </table:table-cell>
          <table:table-cell/>
          <table:table-cell office:value-type="string" calcext:value-type="string">
            <text:p>Almanach du commerce <text:s/>1839 (à revoir) / AN F18 1726</text:p>
          </table:table-cell>
          <table:table-cell office:value-type="string" calcext:value-type="string">
            <text:p>1838 A imprimé une affiche sans indication de son nom: affiche annonçant le départ du bateau à vapeur de Paris à Saint Cloud (affiche jointe) / Dirige depuis 4 ans l'établissement de Knecht et Roissy</text:p>
          </table:table-cell>
          <table:table-cell office:value-type="string" calcext:value-type="string">
            <text:p>Son père était greffier de la justice de paix.</text:p>
          </table:table-cell>
          <table:table-cell/>
        </table:table-row>
        <table:table-row table:style-name="ro1">
          <table:table-cell office:value-type="float" office:value="10086" calcext:value-type="float">
            <text:p>10086</text:p>
          </table:table-cell>
          <table:table-cell office:value-type="string" calcext:value-type="string">
            <text:p>ALAMASSE</text:p>
          </table:table-cell>
          <table:table-cell office:value-type="string" calcext:value-type="string">
            <text:p>François, Alphonse</text:p>
          </table:table-cell>
          <table:table-cell table:number-columns-repeated="3"/>
          <table:table-cell office:value-type="string" calcext:value-type="string">
            <text:p>Passage Choiseul, 83 /</text:p>
          </table:table-cell>
          <table:table-cell/>
          <table:table-cell office:value-type="string" calcext:value-type="string">
            <text:p>AN F18 1726</text:p>
          </table:table-cell>
          <table:table-cell office:value-type="string" calcext:value-type="string">
            <text:p>Après avoir travaillé 9 ans chez Thibout, il a acheté l'atelier. <text:s/>/ Il obtient un brevet d'imprimeur en taille-douce le 30/08/1864.</text:p>
          </table:table-cell>
          <table:table-cell office:value-type="string" calcext:value-type="string">
            <text:p>Il est marié.</text:p>
          </table:table-cell>
          <table:table-cell/>
        </table:table-row>
        <table:table-row table:style-name="ro1">
          <table:table-cell office:value-type="float" office:value="10087" calcext:value-type="float">
            <text:p>10087</text:p>
          </table:table-cell>
          <table:table-cell office:value-type="string" calcext:value-type="string">
            <text:p>ALEXANDRE</text:p>
          </table:table-cell>
          <table:table-cell office:value-type="string" calcext:value-type="string">
            <text:p>Félix, Pierre</text:p>
          </table:table-cell>
          <table:table-cell table:number-columns-repeated="3"/>
          <table:table-cell office:value-type="string" calcext:value-type="string">
            <text:p>rue St Honoré, 40</text:p>
          </table:table-cell>
          <table:table-cell office:value-type="string" calcext:value-type="string">
            <text:p>Passage Choiseul</text:p>
          </table:table-cell>
          <table:table-cell office:value-type="string" calcext:value-type="string">
            <text:p>BnF, Dépt des Estampes SNR Alexandre / AN F18 1726</text:p>
          </table:table-cell>
          <table:table-cell office:value-type="string" calcext:value-type="string">
            <text:p>Il possède 1 seule presse. <text:s/>/ Il obtient une médaille de bronze en 1849 comme dessinateur lithographe / Il est spécialisé enEventails / <text:s/>et abats-jour / Il succède à son beau-père, Le sieur Desroches, décédé.</text:p>
          </table:table-cell>
          <table:table-cell table:number-columns-repeated="2"/>
        </table:table-row>
        <table:table-row table:style-name="ro1">
          <table:table-cell office:value-type="float" office:value="10088" calcext:value-type="float">
            <text:p>10088</text:p>
          </table:table-cell>
          <table:table-cell office:value-type="string" calcext:value-type="string">
            <text:p>ALKAN</text:p>
          </table:table-cell>
          <table:table-cell office:value-type="string" calcext:value-type="string">
            <text:p>Abraham</text:p>
          </table:table-cell>
          <table:table-cell/>
          <table:table-cell table:style-name="ce5" office:value-type="string" calcext:value-type="string">
            <text:p>1851-11-10 00:00:00</text:p>
          </table:table-cell>
          <table:table-cell/>
          <table:table-cell office:value-type="string" calcext:value-type="string">
            <text:p>rue J.J. Rousseau, 14 <text:s/>/</text:p>
          </table:table-cell>
          <table:table-cell/>
          <table:table-cell office:value-type="string" calcext:value-type="string">
            <text:p>AN F18 1726</text:p>
          </table:table-cell>
          <table:table-cell office:value-type="string" calcext:value-type="string">
            <text:p>A la même date le 14/05/1841, il obtient un brevet de libraire 14/05/1841 qu'il exploite jusqu'en 1859 et un brevet d'imprimeur qu'il exploite jusqu'en octobre 1841 / Il est spécialisé en Travaux de ville.</text:p>
          </table:table-cell>
          <table:table-cell table:number-columns-repeated="2"/>
        </table:table-row>
        <table:table-row table:style-name="ro1">
          <table:table-cell office:value-type="float" office:value="10089" calcext:value-type="float">
            <text:p>10089</text:p>
          </table:table-cell>
          <table:table-cell office:value-type="string" calcext:value-type="string">
            <text:p>ALLARD</text:p>
          </table:table-cell>
          <table:table-cell office:value-type="string" calcext:value-type="string">
            <text:p>Jean-Baptiste, Henry</text:p>
          </table:table-cell>
          <table:table-cell table:number-columns-repeated="5"/>
          <table:table-cell office:value-type="string" calcext:value-type="string">
            <text:p>AN F18 1835</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ALLARD</text:p>
          </table:table-cell>
          <table:table-cell office:value-type="string" calcext:value-type="string">
            <text:p>Louis</text:p>
          </table:table-cell>
          <table:table-cell table:style-name="ce5" office:value-type="string" calcext:value-type="string">
            <text:p>1842-06-05 00:00:00</text:p>
          </table:table-cell>
          <table:table-cell table:number-columns-repeated="2"/>
          <table:table-cell office:value-type="string" calcext:value-type="string">
            <text:p>rue du Temple, 81</text:p>
          </table:table-cell>
          <table:table-cell/>
          <table:table-cell office:value-type="string" calcext:value-type="string">
            <text:p>BnF, Dépt des Estampes SNR Allard, L (1855-1859) / AN F18 1726</text:p>
          </table:table-cell>
          <table:table-cell office:value-type="string" calcext:value-type="string">
            <text:p>Il a d'abord travaillé à Toulouse</text:p>
          </table:table-cell>
          <table:table-cell office:value-type="string" calcext:value-type="string">
            <text:p>Son père était bottier. Il est célibataire au moment de sa demande de brevet.</text:p>
          </table:table-cell>
          <table:table-cell/>
        </table:table-row>
        <table:table-row table:style-name="ro1">
          <table:table-cell office:value-type="float" office:value="10091" calcext:value-type="float">
            <text:p>10091</text:p>
          </table:table-cell>
          <table:table-cell office:value-type="string" calcext:value-type="string">
            <text:p>ALLEAU</text:p>
          </table:table-cell>
          <table:table-cell office:value-type="string" calcext:value-type="string">
            <text:p>Nicolas, Etienne</text:p>
          </table:table-cell>
          <table:table-cell table:number-columns-repeated="3"/>
          <table:table-cell office:value-type="string" calcext:value-type="string">
            <text:p>rue Montmartre, 131 <text:s/>/</text:p>
          </table:table-cell>
          <table:table-cell/>
          <table:table-cell office:value-type="string" calcext:value-type="string">
            <text:p>Archives de Paris / D10 U3 15 n° 9028 / AN F18 1726</text:p>
          </table:table-cell>
          <table:table-cell office:value-type="string" calcext:value-type="string">
            <text:p>En 1834, il est imprimeur en taille-douce avec <text:s/>10 presses qu'il exploite pour la musique. Il fait faillite en 1836 et déclare un actif de 2900 frs et un passif <text:s/>de 11297 frs. Le 18 juillet 1839 il obtient un concordat avec 15% à payer en 3 ans par tiers. Le 25 juin 1840, l'affaire est réglée. / Il rencontre des problème dans ses affaires en 1848.</text:p>
          </table:table-cell>
          <table:table-cell office:value-type="string" calcext:value-type="string">
            <text:p>Son père était charpentier.</text:p>
          </table:table-cell>
          <table:table-cell/>
        </table:table-row>
        <table:table-row table:style-name="ro1">
          <table:table-cell office:value-type="float" office:value="10092" calcext:value-type="float">
            <text:p>10092</text:p>
          </table:table-cell>
          <table:table-cell office:value-type="string" calcext:value-type="string">
            <text:p>ALLEAU</text:p>
          </table:table-cell>
          <table:table-cell office:value-type="string" calcext:value-type="string">
            <text:p>Charles, Etienne</text:p>
          </table:table-cell>
          <table:table-cell/>
          <table:table-cell table:style-name="ce5" office:value-type="string" calcext:value-type="string">
            <text:p>1856-04-08 00:00:00</text:p>
          </table:table-cell>
          <table:table-cell/>
          <table:table-cell office:value-type="string" calcext:value-type="string">
            <text:p>Rue de Bondy, 86 <text:s/>/</text:p>
          </table:table-cell>
          <table:table-cell/>
          <table:table-cell office:value-type="string" calcext:value-type="string">
            <text:p>Chauvet, P. p.154, 1956 / Archives de la Préfecture de Police / A A/424, pièce 119 / AN F18 1726</text:p>
          </table:table-cell>
          <table:table-cell office:value-type="string" calcext:value-type="string">
            <text:p>Il occupe 1 ouvrier avec 2 presses et paye un loyuer de 180 frs pour son atelier. / Le 5 avril 1839 Il est arrêté avec 9 ouvriers du livre.</text:p>
          </table:table-cell>
          <table:table-cell office:value-type="string" calcext:value-type="string">
            <text:p>Son père était également lithographe. Il est marié avec un enfant.</text:p>
          </table:table-cell>
          <table:table-cell/>
        </table:table-row>
        <table:table-row table:style-name="ro1">
          <table:table-cell office:value-type="float" office:value="10093" calcext:value-type="float">
            <text:p>10093</text:p>
          </table:table-cell>
          <table:table-cell office:value-type="string" calcext:value-type="string">
            <text:p>ALLOUEL</text:p>
          </table:table-cell>
          <table:table-cell office:value-type="string" calcext:value-type="string">
            <text:p>Emile, Jacques, Etienne</text:p>
          </table:table-cell>
          <table:table-cell table:number-columns-repeated="3"/>
          <table:table-cell office:value-type="string" calcext:value-type="string">
            <text:p>rue Thevenot, 10 <text:s/>/ <text:s/>rue Thevenot, 10 <text:s/>/</text:p>
          </table:table-cell>
          <table:table-cell/>
          <table:table-cell office:value-type="string" calcext:value-type="string">
            <text:p>AN F18 1726</text:p>
          </table:table-cell>
          <table:table-cell office:value-type="string" calcext:value-type="string">
            <text:p>Il paye 250 frs de loyer.</text:p>
          </table:table-cell>
          <table:table-cell office:value-type="string" calcext:value-type="string">
            <text:p>Célibataire / Son père est employé des postes et receveur à la Loterie Nationale. / Il est célibataire.Célibataire / Son père est employé des postes et receveur à la Loterie Nationale. / Il est célibataire.</text:p>
          </table:table-cell>
          <table:table-cell/>
        </table:table-row>
        <table:table-row table:style-name="ro1">
          <table:table-cell office:value-type="float" office:value="10094" calcext:value-type="float">
            <text:p>10094</text:p>
          </table:table-cell>
          <table:table-cell office:value-type="string" calcext:value-type="string">
            <text:p>ANCOURT</text:p>
          </table:table-cell>
          <table:table-cell office:value-type="string" calcext:value-type="string">
            <text:p>Edward</text:p>
          </table:table-cell>
          <table:table-cell table:number-columns-repeated="3"/>
          <table:table-cell office:value-type="string" calcext:value-type="string">
            <text:p>rue du Faubourg St Denis, 83 / <text:s/>rue du Faubourg St Denis, 83 /</text:p>
          </table:table-cell>
          <table:table-cell/>
          <table:table-cell office:value-type="string" calcext:value-type="string">
            <text:p>Sagne, Jean. Toulouse-Lautrec, 1988 p. 243 etp. 245 / Une vie de Bohême, 1989, p. 256 lettre 50 note 2 / AN F18 1727 / Sagne, Jean. Toulouse-Lautrec, 1988 p. 243 etp. 245 / Une vie de Bohême, 1989, p. 256 lettre 50 note 2 / AN F18 1727</text:p>
          </table:table-cell>
          <table:table-cell office:value-type="string" calcext:value-type="string">
            <text:p>Il est l'imprimeur de lithographie de Lautrec pour <text:s/>Elle (Jane Avril), il a participé à la Revue Blanche. / Il est l'imprimeur de lithographie de Lautrec pour <text:s/>Elle (Jane Avril), il a participé à la Revue Blanche.</text:p>
          </table:table-cell>
          <table:table-cell table:number-columns-repeated="2"/>
        </table:table-row>
        <table:table-row table:style-name="ro1">
          <table:table-cell office:value-type="float" office:value="10095" calcext:value-type="float">
            <text:p>10095</text:p>
          </table:table-cell>
          <table:table-cell office:value-type="string" calcext:value-type="string">
            <text:p>ANDOUARD</text:p>
          </table:table-cell>
          <table:table-cell office:value-type="string" calcext:value-type="string">
            <text:p>Pierre dit Alfred</text:p>
          </table:table-cell>
          <table:table-cell table:number-columns-repeated="3"/>
          <table:table-cell office:value-type="string" calcext:value-type="string">
            <text:p>rue de Provence, 30 (1866) / Rue de Provence, 40 (exproprié) / <text:s/>rue de Provence, 30 (1866) / Rue de Provence, 40 (exproprié) /</text:p>
          </table:table-cell>
          <table:table-cell/>
          <table:table-cell office:value-type="string" calcext:value-type="string">
            <text:p>AN F 18 1727</text:p>
          </table:table-cell>
          <table:table-cell office:value-type="string" calcext:value-type="string">
            <text:p>Il est fabricant de papiers à la couronne. Il est breveté libraire le 26 mai 1866 et typographe le 14 janvier 1878. Il est spécialisé dans la vente de paraoissiens. / Il est fabricant de papiers à la couronne. Il est breveté libraire le 26 mai 1866 et typographe le 14 janvier 1878. Il est spécialisé dans la vente de paraoissiens.</text:p>
          </table:table-cell>
          <table:table-cell office:value-type="string" calcext:value-type="string">
            <text:p>Son père était boucher. Il est célibataire.</text:p>
          </table:table-cell>
          <table:table-cell/>
        </table:table-row>
        <table:table-row table:style-name="ro1">
          <table:table-cell office:value-type="float" office:value="10096" calcext:value-type="float">
            <text:p>10096</text:p>
          </table:table-cell>
          <table:table-cell office:value-type="string" calcext:value-type="string">
            <text:p>ANDRE</text:p>
          </table:table-cell>
          <table:table-cell office:value-type="string" calcext:value-type="string">
            <text:p>Eugène</text:p>
          </table:table-cell>
          <table:table-cell table:style-name="ce5" office:value-type="string" calcext:value-type="string">
            <text:p>1880-07-05 00:00:00</text:p>
          </table:table-cell>
          <table:table-cell table:number-columns-repeated="2"/>
          <table:table-cell office:value-type="string" calcext:value-type="string">
            <text:p>rue du Faubourg St Denis, 77 / <text:s/>rue du Faubourg St Denis, 77 /</text:p>
          </table:table-cell>
          <table:table-cell/>
          <table:table-cell office:value-type="string" calcext:value-type="string">
            <text:p>BnF, dépt des Estampes SNR André, Eugène / AN F18 1727BnF, dépt des Estampes SNR André, Eugène / AN F18 1727</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ANDRE</text:p>
          </table:table-cell>
          <table:table-cell office:value-type="string" calcext:value-type="string">
            <text:p>Jean, Etienne</text:p>
          </table:table-cell>
          <table:table-cell table:number-columns-repeated="3"/>
          <table:table-cell office:value-type="string" calcext:value-type="string">
            <text:p>Rue Michel Le Comte, 22</text:p>
          </table:table-cell>
          <table:table-cell office:value-type="string" calcext:value-type="string">
            <text:p>Rue de Chartres, 12</text:p>
          </table:table-cell>
          <table:table-cell office:value-type="string" calcext:value-type="string">
            <text:p>AN F 18 1727</text:p>
          </table:table-cell>
          <table:table-cell office:value-type="string" calcext:value-type="string">
            <text:p>Il travaille dans la lithographie depuis 1832. Il s'est associé avec le Sieur Lecaudey. Il possède 3 presses: 1 petite pour transporter et 2 autres pour l'écriture.</text:p>
          </table:table-cell>
          <table:table-cell office:value-type="string" calcext:value-type="string">
            <text:p>Sa mère était ouvrière lingère. Il est marié avec un enfant.</text:p>
          </table:table-cell>
          <table:table-cell/>
        </table:table-row>
        <table:table-row table:style-name="ro1">
          <table:table-cell office:value-type="float" office:value="10098" calcext:value-type="float">
            <text:p>10098</text:p>
          </table:table-cell>
          <table:table-cell office:value-type="string" calcext:value-type="string">
            <text:p>ANGEE</text:p>
          </table:table-cell>
          <table:table-cell office:value-type="string" calcext:value-type="string">
            <text:p>François, Auguste, Philibert</text:p>
          </table:table-cell>
          <table:table-cell table:number-columns-repeated="3"/>
          <table:table-cell office:value-type="string" calcext:value-type="string">
            <text:p>rue J.J. Rousseau, 3 / <text:s/>rue J.J. Rousseau, 3 /</text:p>
          </table:table-cell>
          <table:table-cell/>
          <table:table-cell office:value-type="string" calcext:value-type="string">
            <text:p>AN F 18 1727</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ANGRAND</text:p>
          </table:table-cell>
          <table:table-cell office:value-type="string" calcext:value-type="string">
            <text:p>Jean, François</text:p>
          </table:table-cell>
          <table:table-cell table:style-name="ce5" office:value-type="string" calcext:value-type="string">
            <text:p>1851-04-07 00:00:00</text:p>
          </table:table-cell>
          <table:table-cell table:number-columns-repeated="2"/>
          <table:table-cell office:value-type="string" calcext:value-type="string">
            <text:p>rue Meslay, 56 et 61 <text:s/>/ <text:s/>rue Meslay, 56 et 61 <text:s/>/</text:p>
          </table:table-cell>
          <table:table-cell/>
          <table:table-cell office:value-type="string" calcext:value-type="string">
            <text:p>AN F 18 1727</text:p>
          </table:table-cell>
          <table:table-cell office:value-type="string" calcext:value-type="string">
            <text:p>Il exploite 3 presses pour l'impression d'ornements en or, argent et sur papier fantaisie (autorisation dès 1839).</text:p>
          </table:table-cell>
          <table:table-cell table:number-columns-repeated="2"/>
        </table:table-row>
        <table:table-row table:style-name="ro1">
          <table:table-cell office:value-type="float" office:value="10100" calcext:value-type="float">
            <text:p>10100</text:p>
          </table:table-cell>
          <table:table-cell office:value-type="string" calcext:value-type="string">
            <text:p>ANGRAND</text:p>
          </table:table-cell>
          <table:table-cell office:value-type="string" calcext:value-type="string">
            <text:p>Louis, Jean, Alfred</text:p>
          </table:table-cell>
          <table:table-cell table:number-columns-repeated="3"/>
          <table:table-cell office:value-type="string" calcext:value-type="string">
            <text:p>Rue Meslay, 59 / <text:s/>Rue Meslay, 59 /</text:p>
          </table:table-cell>
          <table:table-cell/>
          <table:table-cell office:value-type="string" calcext:value-type="string">
            <text:p>AN F 18 1727</text:p>
          </table:table-cell>
          <table:table-cell office:value-type="string" calcext:value-type="string">
            <text:p>Lorsqu'il part pour St Denis il ne transporte que son matériel lithographique et garde son magasin à Paris. Le 13/05/1857 : il échange son titre d'imprimeur lithographe à Paris contre le même titre pour Saint Denis, puis le 12/08/1858 il refait un échange pour récupérer son titre d'imprimeur lithographe parisien. Lorsqu'il part pour St Denis il ne transporte que son matériel lithographique et garde son magasin à Paris. Le 13/05/1857 : il échange son titre d'imprimeur lithographe à Paris contre le même titre pour Saint Denis, puis le 12/08/1858 il refait un échange pour récupérer son titre d'imprimeur lithographe parisien.</text:p>
          </table:table-cell>
          <table:table-cell office:value-type="string" calcext:value-type="string">
            <text:p>Son père est lithographe.</text:p>
          </table:table-cell>
          <table:table-cell/>
        </table:table-row>
        <table:table-row table:style-name="ro1">
          <table:table-cell office:value-type="float" office:value="10101" calcext:value-type="float">
            <text:p>10101</text:p>
          </table:table-cell>
          <table:table-cell office:value-type="string" calcext:value-type="string">
            <text:p>ANSELIN</text:p>
          </table:table-cell>
          <table:table-cell office:value-type="string" calcext:value-type="string">
            <text:p>Alexandre</text:p>
          </table:table-cell>
          <table:table-cell table:number-columns-repeated="3"/>
          <table:table-cell office:value-type="string" calcext:value-type="string">
            <text:p>rue des Fossés Montmartre, 20 <text:s/>/ <text:s/>rue des Fossés Montmartre, 20 <text:s/>/</text:p>
          </table:table-cell>
          <table:table-cell/>
          <table:table-cell office:value-type="string" calcext:value-type="string">
            <text:p>AN F 18 1727</text:p>
          </table:table-cell>
          <table:table-cell office:value-type="string" calcext:value-type="string">
            <text:p>Il est spécialisé dans les écritures autographiques pour les notaires</text:p>
          </table:table-cell>
          <table:table-cell office:value-type="string" calcext:value-type="string">
            <text:p>Son père est vérificateur d'Octroy</text:p>
          </table:table-cell>
          <table:table-cell/>
        </table:table-row>
        <table:table-row table:style-name="ro1">
          <table:table-cell office:value-type="float" office:value="10102" calcext:value-type="float">
            <text:p>10102</text:p>
          </table:table-cell>
          <table:table-cell office:value-type="string" calcext:value-type="string">
            <text:p>ANTEAUME</text:p>
          </table:table-cell>
          <table:table-cell office:value-type="string" calcext:value-type="string">
            <text:p>Auguste, Constantin</text:p>
          </table:table-cell>
          <table:table-cell table:number-columns-repeated="3"/>
          <table:table-cell office:value-type="string" calcext:value-type="string">
            <text:p>Rue Vieille du Temple, 58 (1851</text:p>
          </table:table-cell>
          <table:table-cell office:value-type="string" calcext:value-type="string">
            <text:p>Rue des Beaux-Arts; 8 (1839) / Rue des Fossés du Temple, 72Rue des Beaux-Arts; 8 (1839) / Rue des Fossés du Temple, 72</text:p>
          </table:table-cell>
          <table:table-cell office:value-type="string" calcext:value-type="string">
            <text:p>AN F 18 1727 / BnF, Département des Estampes Antheaume, SNRAN F 18 1727 / BnF, Département des Estampes Antheaume, SNR</text:p>
          </table:table-cell>
          <table:table-cell office:value-type="string" calcext:value-type="string">
            <text:p>En 1842, il vend son fonds au Sieur Laurent. Il est taille-doucier en 1852.</text:p>
          </table:table-cell>
          <table:table-cell office:value-type="string" calcext:value-type="string">
            <text:p>Il marié et père de 4 enfants / Il a été condamné en 1850 à 6 mois de prison pour port illicite de décoration et en 1852 à 4 mois de prison pour dettes.Il marié et père de 4 enfants / Il a été condamné en 1850 à 6 mois de prison pour port illicite de décoration et en 1852 à 4 mois de prison pour dettes.</text:p>
          </table:table-cell>
          <table:table-cell/>
        </table:table-row>
        <table:table-row table:style-name="ro1">
          <table:table-cell office:value-type="float" office:value="10103" calcext:value-type="float">
            <text:p>10103</text:p>
          </table:table-cell>
          <table:table-cell office:value-type="string" calcext:value-type="string">
            <text:p>APPEL</text:p>
          </table:table-cell>
          <table:table-cell office:value-type="string" calcext:value-type="string">
            <text:p>François, Antoine</text:p>
          </table:table-cell>
          <table:table-cell table:style-name="ce5" office:value-type="string" calcext:value-type="string">
            <text:p>1858-08-10 00:00:00</text:p>
          </table:table-cell>
          <table:table-cell table:number-columns-repeated="2"/>
          <table:table-cell office:value-type="string" calcext:value-type="string">
            <text:p>rue du Delta <text:s/>/ <text:s/>rue du Delta <text:s/>/</text:p>
          </table:table-cell>
          <table:table-cell/>
          <table:table-cell office:value-type="string" calcext:value-type="string">
            <text:p>AN F 18 1727</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APPERT</text:p>
          </table:table-cell>
          <table:table-cell office:value-type="string" calcext:value-type="string">
            <text:p>Pierre, Achille</text:p>
          </table:table-cell>
          <table:table-cell table:style-name="ce5" office:value-type="string" calcext:value-type="string">
            <text:p>1844-09-02 00:00:00</text:p>
          </table:table-cell>
          <table:table-cell table:number-columns-repeated="2"/>
          <table:table-cell office:value-type="string" calcext:value-type="string">
            <text:p>passage du Caire, 54 <text:s/>/ <text:s/>passage du Caire, 54 <text:s/>/</text:p>
          </table:table-cell>
          <table:table-cell/>
          <table:table-cell office:value-type="string" calcext:value-type="string">
            <text:p>AN F 18 1727 / BnF, Dépt des Estampes Appert (A), SNR / Bibliographie de la France, XXXIIIe année, 1844, n° 15, p. 176AN F 18 1727 / BnF, Dépt des Estampes Appert (A), SNR / Bibliographie de la France, XXXIIIe année, 1844, n° 15, p. 176</text:p>
          </table:table-cell>
          <table:table-cell office:value-type="string" calcext:value-type="string">
            <text:p>En 1839 il est condamné à une amende de 1 000 frs pour avoir imprmié une chanson sans l'avoir déclarée. / Il exploite 2 presses lithographiques employant 3 ouvriers et 1 écrivain.En 1839 il est condamné à une amende de 1 000 frs pour avoir imprmié une chanson sans l'avoir déclarée. / Il exploite 2 presses lithographiques employant 3 ouvriers et 1 écrivain.</text:p>
          </table:table-cell>
          <table:table-cell table:number-columns-repeated="2"/>
        </table:table-row>
        <table:table-row table:style-name="ro1">
          <table:table-cell office:value-type="float" office:value="10105" calcext:value-type="float">
            <text:p>10105</text:p>
          </table:table-cell>
          <table:table-cell office:value-type="string" calcext:value-type="string">
            <text:p>APPERT</text:p>
          </table:table-cell>
          <table:table-cell office:value-type="string" calcext:value-type="string">
            <text:p>Pierre, François, Achille</text:p>
          </table:table-cell>
          <table:table-cell table:number-columns-repeated="3"/>
          <table:table-cell office:value-type="string" calcext:value-type="string">
            <text:p>passage du Caire / <text:s/>passage du Caire /</text:p>
          </table:table-cell>
          <table:table-cell/>
          <table:table-cell office:value-type="string" calcext:value-type="string">
            <text:p>AN F 18 1727</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ARBIEU</text:p>
          </table:table-cell>
          <table:table-cell office:value-type="string" calcext:value-type="string">
            <text:p>Jacques</text:p>
          </table:table-cell>
          <table:table-cell table:number-columns-repeated="5"/>
          <table:table-cell office:value-type="string" calcext:value-type="string">
            <text:p>BnF, Dépt des Est, SNR Arbieu / AN F18 1727BnF, Dépt des Est, SNR Arbieu / AN F18 1727</text:p>
          </table:table-cell>
          <table:table-cell office:value-type="string" calcext:value-type="string">
            <text:p>Nouvelle résidence en Seine et Oise, voir dossier / Imprimeur en lettres 12/03/1849Nouvelle résidence en Seine et Oise, voir dossier / Imprimeur en lettres 12/03/1849</text:p>
          </table:table-cell>
          <table:table-cell table:number-columns-repeated="2"/>
        </table:table-row>
        <table:table-row table:style-name="ro1">
          <table:table-cell office:value-type="float" office:value="10107" calcext:value-type="float">
            <text:p>10107</text:p>
          </table:table-cell>
          <table:table-cell office:value-type="string" calcext:value-type="string">
            <text:p>ARDIT</text:p>
          </table:table-cell>
          <table:table-cell office:value-type="string" calcext:value-type="string">
            <text:p>Jean-Marie, Thérèse</text:p>
          </table:table-cell>
          <table:table-cell table:style-name="ce5" office:value-type="string" calcext:value-type="string">
            <text:p>1828-06-05 00:00:00</text:p>
          </table:table-cell>
          <table:table-cell table:number-columns-repeated="2"/>
          <table:table-cell office:value-type="string" calcext:value-type="string">
            <text:p>rue Vivienne, 2 <text:s/>/ Rue de la Tixéranderie, 29 / <text:s/>rue Vivienne, 2 <text:s/>/ Rue de la Tixéranderie, 29 /</text:p>
          </table:table-cell>
          <table:table-cell/>
          <table:table-cell office:value-type="string" calcext:value-type="string">
            <text:p>AN F 18 1727</text:p>
          </table:table-cell>
          <table:table-cell office:value-type="string" calcext:value-type="string">
            <text:p>Il n'exploite plus le brevet depuis 1830, son brevet finit par être annulé. / Il a acheté le fonds de Gaugain et dans ce fonds se trouve une suite de vues de la Malmaison avec la bibliothèque de Napoléon non autorisé en 1825.Il n'exploite plus le brevet depuis 1830, son brevet finit par être annulé. / Il a acheté le fonds de Gaugain et dans ce fonds se trouve une suite de vues de la Malmaison avec la bibliothèque de Napoléon non autorisé en 1825.</text:p>
          </table:table-cell>
          <table:table-cell table:number-columns-repeated="2"/>
        </table:table-row>
        <table:table-row table:style-name="ro1">
          <table:table-cell office:value-type="float" office:value="10108" calcext:value-type="float">
            <text:p>10108</text:p>
          </table:table-cell>
          <table:table-cell office:value-type="string" calcext:value-type="string">
            <text:p>ARGENTIER</text:p>
          </table:table-cell>
          <table:table-cell office:value-type="string" calcext:value-type="string">
            <text:p>Jean-Baptiste, Antoine</text:p>
          </table:table-cell>
          <table:table-cell table:style-name="ce5" office:value-type="string" calcext:value-type="string">
            <text:p>1838-10-05 00:00:00</text:p>
          </table:table-cell>
          <table:table-cell table:number-columns-repeated="2"/>
          <table:table-cell office:value-type="string" calcext:value-type="string">
            <text:p>Rue du Colombier, 12 (1831) / Rue du Colombier, 12 (1831)</text:p>
          </table:table-cell>
          <table:table-cell office:value-type="string" calcext:value-type="string">
            <text:p>Rue des Arcis, 9</text:p>
          </table:table-cell>
          <table:table-cell office:value-type="string" calcext:value-type="string">
            <text:p>AN F 18 1727</text:p>
          </table:table-cell>
          <table:table-cell office:value-type="string" calcext:value-type="string">
            <text:p>Il quitte Marseille à cause de l'épidémie de choléra alors qu'il était attaché au Sieur Charavel, imprimeur à Marseille du Journal Le Midi.</text:p>
          </table:table-cell>
          <table:table-cell office:value-type="string" calcext:value-type="string">
            <text:p>Son père était marchand de vin. / Son père était marchand de vin.</text:p>
          </table:table-cell>
          <table:table-cell/>
        </table:table-row>
        <table:table-row table:style-name="ro1">
          <table:table-cell office:value-type="float" office:value="10109" calcext:value-type="float">
            <text:p>10109</text:p>
          </table:table-cell>
          <table:table-cell office:value-type="string" calcext:value-type="string">
            <text:p>ARNAUD</text:p>
          </table:table-cell>
          <table:table-cell office:value-type="string" calcext:value-type="string">
            <text:p>J</text:p>
          </table:table-cell>
          <table:table-cell table:style-name="ce5" office:value-type="string" calcext:value-type="string">
            <text:p>1873-02-12 00:00:00</text:p>
          </table:table-cell>
          <table:table-cell table:number-columns-repeated="2"/>
          <table:table-cell office:value-type="string" calcext:value-type="string">
            <text:p>rue St Roch, 18 <text:s/>/</text:p>
          </table:table-cell>
          <table:table-cell/>
          <table:table-cell office:value-type="string" calcext:value-type="string">
            <text:p>BnF, Dépt des Est, SNR Arnaud, J / AN F18 1727</text:p>
          </table:table-cell>
          <table:table-cell office:value-type="string" calcext:value-type="string">
            <text:p>Déclaration de presse lithographique pour imprimer ses compositions autographiques / 1 presse</text:p>
          </table:table-cell>
          <table:table-cell table:number-columns-repeated="2"/>
        </table:table-row>
        <table:table-row table:style-name="ro1">
          <table:table-cell office:value-type="float" office:value="10110" calcext:value-type="float">
            <text:p>10110</text:p>
          </table:table-cell>
          <table:table-cell office:value-type="string" calcext:value-type="string">
            <text:p>ARNAUDEAU</text:p>
          </table:table-cell>
          <table:table-cell office:value-type="string" calcext:value-type="string">
            <text:p>Henry</text:p>
          </table:table-cell>
          <table:table-cell table:style-name="ce5" office:value-type="string" calcext:value-type="string">
            <text:p>1846-04-09 00:00:00</text:p>
          </table:table-cell>
          <table:table-cell table:number-columns-repeated="2"/>
          <table:table-cell office:value-type="string" calcext:value-type="string">
            <text:p>rue du Temple, 22 /</text:p>
          </table:table-cell>
          <table:table-cell/>
          <table:table-cell office:value-type="string" calcext:value-type="string">
            <text:p>AN F 18 1727</text:p>
          </table:table-cell>
          <table:table-cell office:value-type="string" calcext:value-type="string">
            <text:p>Il est condamné pour vente de lithographies et de gravures obscènes.</text:p>
          </table:table-cell>
          <table:table-cell office:value-type="string" calcext:value-type="string">
            <text:p>Son père était marchand chapelier</text:p>
          </table:table-cell>
          <table:table-cell/>
        </table:table-row>
        <table:table-row table:style-name="ro1">
          <table:table-cell office:value-type="float" office:value="10111" calcext:value-type="float">
            <text:p>10111</text:p>
          </table:table-cell>
          <table:table-cell office:value-type="string" calcext:value-type="string">
            <text:p>ARNOUD</text:p>
          </table:table-cell>
          <table:table-cell office:value-type="string" calcext:value-type="string">
            <text:p>Claude</text:p>
          </table:table-cell>
          <table:table-cell/>
          <table:table-cell table:style-name="ce5" office:value-type="string" calcext:value-type="string">
            <text:p>1850-06-12 00:00:00</text:p>
          </table:table-cell>
          <table:table-cell/>
          <table:table-cell office:value-type="string" calcext:value-type="string">
            <text:p>rue St Antoine, 86</text:p>
          </table:table-cell>
          <table:table-cell/>
          <table:table-cell office:value-type="string" calcext:value-type="string">
            <text:p>AN F 18 1727</text:p>
          </table:table-cell>
          <table:table-cell office:value-type="string" calcext:value-type="string">
            <text:p>Il a acheté le fonds de Desmadryl, sa veuve lui succèdera.</text:p>
          </table:table-cell>
          <table:table-cell office:value-type="string" calcext:value-type="string">
            <text:p>Son père est commisssaire de police.</text:p>
          </table:table-cell>
          <table:table-cell/>
        </table:table-row>
        <table:table-row table:style-name="ro3">
          <table:table-cell office:value-type="float" office:value="10112" calcext:value-type="float">
            <text:p>10112</text:p>
          </table:table-cell>
          <table:table-cell office:value-type="string" calcext:value-type="string">
            <text:p>AROUY</text:p>
          </table:table-cell>
          <table:table-cell office:value-type="string" calcext:value-type="string">
            <text:p>François, Victor</text:p>
          </table:table-cell>
          <table:table-cell table:style-name="ce5" office:value-type="string" calcext:value-type="string">
            <text:p>1853-06-08 00:00:00</text:p>
          </table:table-cell>
          <table:table-cell table:style-name="ce5" office:value-type="string" calcext:value-type="string">
            <text:p>1876-11-01 00:00:00</text:p>
          </table:table-cell>
          <table:table-cell/>
          <table:table-cell office:value-type="string" calcext:value-type="string">
            <text:p>Rue St Honoré, 67 / Rue J.J. Rousseau, 6</text:p>
          </table:table-cell>
          <table:table-cell office:value-type="string" calcext:value-type="string">
            <text:p>Rue de la Verrerie, 40</text:p>
          </table:table-cell>
          <table:table-cell/>
          <table:table-cell office:value-type="string" calcext:value-type="string">
            <text:p>Il est contremaître chez le lithographe Chezaud pendant 5 ans avant d'obtenir son brevet. Il se plaint que les affaires en lithographie nee marchent pas. Il est condamné le 19/12/1873 à 200 frs d'amende pour publication sans autorisation préalable dun dessin servant de frontispice à une chanson: La Clique. / Il est breveté taille-doucier le 9/05/1954. Il est spécialisé en musique et cartes géographiques.<text:tab/><text:tab/>BnF, Dépt des Estampes SNR Arouy / AN F 18 1727<text:tab/><text:tab/></text:p>
            <text:p>AROUY<text:tab/>Gustave, Denis<text:tab/>19/05/1879<text:tab/><text:tab/>rue Cadet, 9 /  <text:tab/><text:tab/>9<text:tab/><text:tab/><text:tab/><text:tab/><text:tab/>Hevey, veuve<text:tab/><text:tab/><text:tab/><text:tab/><text:tab/><text:tab/>AN F 18 2184<text:tab/><text:tab/></text:p>
            <text:p>ARTUS<text:tab/>Alexandre, Louis<text:tab/>02/02/1837<text:tab/>13/07/1854<text:tab/>rue St Honoré, 342 (1856) / Rue Miromesnil, 48 (1855) / Rue du Petit Pont St Jacques, 18<text:tab/>Rue Hautefeuille, 30<text:tab/>1<text:tab/><text:tab/>29/01/1814<text:tab/><text:tab/><text:tab/><text:tab/><text:tab/>Lemercier / Villain / Fourquemin / Leroy fils<text:tab/><text:tab/>Il travaille depuis 8 ans chez Mercier et  souhaiteobtenir un brevet pour un nouveau procédé d'impression sur procelaines. Il est délégué des ouvriers parisiens à l'exposition de Londres en 1862. Son brevet lui sera retiré car inexploité.<text:tab/><text:tab/>AN F 18 1728 / BnF, Dépt des Estampes SNR Artus / Chauvet, Paul, 1956, p. 419<text:tab/><text:tab/></text:p>
            <text:p>ARTUS<text:tab/>E<text:tab/>23/04/1876<text:tab/><text:tab/>rue des Francs Bourgeois, 33 /  <text:tab/><text:tab/>4<text:tab/><text:tab/><text:tab/><text:tab/><text:tab/><text:tab/><text:tab/><text:tab/><text:tab/>Chromolithographies<text:tab/>Grandet, L<text:tab/>AN F 18 2184<text:tab/><text:tab/></text:p>
            <text:p>AUBERT<text:tab/>Gabriel<text:tab/>12/02/1836<text:tab/>10/09/1841<text:tab/>rue du Couloir, 10 (1836) / Rue de la Bourse, 1 (1841)  /  <text:tab/><text:tab/>2<text:tab/><text:tab/>24/07/1884<text:tab/>A Lyon<text:tab/>Il est tout d'abord notaire.<text:tab/><text:tab/>Philippon sa veuve<text:tab/><text:tab/>Son père est maître sellier<text:tab/>Il était notaire à Mâcon de 1820 à 1824. Il est dans l'opposition politique à la suite de la révolution de juillet. Il a servi de prête nom à un de ses anciens ouvriers, Joncart, qui imprime dans le local de l'ancien musée Goguin, passage Colbert. En avril 1836 une lithographie intitulée Singeries est saisie, elle représente un singe dessinant une poire et plus bas le portrait du roi. Il devient éditeur de gravures Galerie Véro-Dodat et veut exporter des lithographies françaises et donc diminuer le coût de l'impression. Il est également breveté libraire en 1841.<text:tab/><text:tab/>AN F 18 1728<text:tab/><text:tab/></text:p>
            <text:p>AUBERT née PHILIPPON<text:tab/>Marie, Françoise<text:tab/>20/09/1847<text:tab/>12/12/1853<text:tab/>Rue de l'Abbaye, 5 (1850) / Rue Croix des Petits Champs, 23<text:tab/>Place de la Bourse, 29<text:tab/>2<text:tab/><text:tab/>27/08/1894<text:tab/>A Lyon<text:tab/><text:tab/>Aubert son mari décédé<text:tab/><text:tab/>Thierry / Engelmann / Desportes, Jules / Carles<text:tab/><text:tab/>Elle a remplcé son mari mais son brevet est annulé car elle est décédée en 1851.<text:tab/><text:tab/>AN F 18 1728 / BnF Dépt des Est, SNF Aubert Veuve<text:tab/><text:tab/></text:p>
            <text:p>AUBERY<text:tab/>Charles, Louis, Théophile<text:tab/>18/12/1849<text:tab/>03/05/1862<text:tab/>passage du Caire, 129 /  <text:tab/><text:tab/>2<text:tab/><text:tab/>24/07/1825<text:tab/>A Paris<text:tab/>Il est commis papetier.<text:tab/><text:tab/>Bouchot<text:tab/>Schlatter / Pollet / Carré / Séguin<text:tab/>Son père est ébéniste<text:tab/>Il a épousé la fille du Sieur Galban, imprimeur / Il exploite 2 presses pour des billets de faire-part et des cartes de visite / En 1862 il obtient l'autorisation de posséder une presse en taille-douce<text:tab/>Galban<text:tab/>AN F 18 1728 / BnF Dépt des Estampes, SNR et SNR6 Aubery-Galban<text:tab/><text:tab/></text:p>
            <text:p>AUBRIET<text:tab/>J<text:tab/>08/03/1871<text:tab/><text:tab/>rue des Saints Pères, 45  /  <text:tab/><text:tab/>6<text:tab/><text:tab/><text:tab/><text:tab/><text:tab/><text:tab/><text:tab/><text:tab/><text:tab/>Imprimeur en lettres en 1871<text:tab/>Dreuil, Ch<text:tab/>AN F 18 2184<text:tab/><text:tab/></text:p>
            <text:p>AUBRY<text:tab/>Paul, Eugène<text:tab/>05/04/1872<text:tab/><text:tab/>Rue de Turbigon, 52<text:tab/><text:tab/><text:tab/><text:tab/><text:tab/><text:tab/><text:tab/><text:tab/><text:tab/><text:tab/><text:tab/>Il est également typographe en 1877<text:tab/><text:tab/>AN F18 2184 / BnF Dépt des Estampes, SNR6 Aubry<text:tab/><text:tab/></text:p>
            <text:p>AUBURTIN<text:tab/>Louis, Achille<text:tab/>27/03/1869<text:tab/><text:tab/><text:tab/>Rue Bergère, 24 (chez ses parents)<text:tab/>9<text:tab/><text:tab/>06/07/1844<text:tab/>A Paris<text:tab/>Il est ouvrier lithographe de formation.<text:tab/><text:tab/><text:tab/>Aumont, E / Desbordes / Batelier / Paindebled<text:tab/><text:tab/>Il possède un établissement de papeterie rue Mazagran, 14 / Il est spécialisé dans les travaux de ville<text:tab/><text:tab/>AN F 18 1728<text:tab/><text:tab/></text:p>
            <text:p>AUDET<text:tab/>André<text:tab/>26/06/1879<text:tab/><text:tab/>rue Corneille, 3 /  <text:tab/><text:tab/>6<text:tab/><text:tab/>21/12/1840<text:tab/>A Barcelone (Espagne)<text:tab/><text:tab/><text:tab/><text:tab/><text:tab/><text:tab/>Il installe une petite presse à bras pour faire des essais de chromos<text:tab/><text:tab/>AN F 18 2184<text:tab/><text:tab/></text:p>
            <text:p>AUDIFFRET Marquis d'<text:tab/><text:tab/>16/10/1871<text:tab/><text:tab/>rue de la Chaussée d'Antin, 66 /  <text:tab/>Rue de la Chaussée d'Antin, 66<text:tab/>9<text:tab/><text:tab/><text:tab/><text:tab/>Sénateur<text:tab/><text:tab/><text:tab/><text:tab/><text:tab/>Il est président de la Société générale du Crédit Industriel et commercial / Il possédait des autorisations pour une presse lithographique et une presse autograpique de 1859 et 1860, ces autorisations sont renouvellées / Il est breveté taille-doucier en 1871 / Ces impressions sont nécessaires au service de ses bureaux<text:tab/><text:tab/>AN F 18 2184<text:tab/><text:tab/></text:p>
            <text:p>AUERBACH<text:tab/>Sigismond<text:tab/>05/12/1846<text:tab/>13/07/1858<text:tab/>rue Fontaine au Roi, 26 (1858) / Rue deLa Harpe, 39 (1858) / Rue St Denis, 348i /  <text:tab/><text:tab/>11<text:tab/><text:tab/>03/05/1820<text:tab/>A Strasbourg<text:tab/><text:tab/><text:tab/>Bounard<text:tab/>Wiart / Pollet / Boulland / Pascal<text:tab/>D'origine juive, il était à la tête de clubs en 1848. Il passe également pour être de mauvaise foi et pour un démocrate<text:tab/>En 1844 il obtient une autorisation de posséder 1 presse lithographique et 1 presse typographique, autorisation révocable.  / En 1848 il demande un brevet mais refus.  / Il fait faillite en 1849 avec un actif de 52 700 frs et un passif de 52 700 frs / Il fabrique des étiquettes<text:tab/>Pollet<text:tab/>AN F 18 1728 / AP D10 U3 27 n°9215 / AP D11 U3 121<text:tab/><text:tab/></text:p>
            <text:p>AUGAY-FLORINY<text:tab/>Jean, Marie<text:tab/>03/05/1825<text:tab/>12/05/1828<text:tab/>rue Vivienne, 8 / Rue de Cléry, 78<text:tab/><text:tab/>2<text:tab/><text:tab/>1780<text:tab/><text:tab/>Il est artiste dramatique<text:tab/>Malapeau<text:tab/>Coqueval<text:tab/>Malapeau / Lacroix / Villlain / Marlet<text:tab/><text:tab/>Son matériel a été vendu le 18/04/1826 au Sieur Fouchet: / 6 presses / 212 pierres lithographiques dont 12 peuvent être réclamées / outils, ustensiles, modèles plus le titre d'imprimeur 33 500 frs mais Fouchet n'est pas nommé donc la vente ne se fait pas<text:tab/><text:tab/>AN F 18 1728 / BnF Dépt des Estampes, SNR Augay<text:tab/><text:tab/>Dans le dossier se trouve la mention des inventaires des successions de sa femme et de sa fille 1825 Me Narjot et Péan de ST Gilles</text:p>
            <text:p>AUGENDRE<text:tab/>Henri<text:tab/>08/12/1869<text:tab/><text:tab/>Avenue de la Motte Picquet, 34 / Rue St Dominique, 54<text:tab/>Rue Blouet, 84 / Rue de la Mairie (Vanves)<text:tab/>15<text:tab/><text:tab/>02/12/1832<text:tab/>A Paris<text:tab/>Il est ouvrier lithographe.<text:tab/><text:tab/><text:tab/>Thevenin / Dusson / Desbordes<text:tab/><text:tab/>Brevet pour Vanves? / Il a travaillé chez Jules Chéret puischez  Capitaine.  / Il est spécialiste en travaux de ville<text:tab/><text:tab/>AN F 18 1728<text:tab/><text:tab/></text:p>
            <text:p>AUGUET<text:tab/>Louis, Amédée<text:tab/>12/02/1840<text:tab/>16/01/1851<text:tab/><text:tab/>Rue d'Arcis, 17 (chez ses parents)<text:tab/><text:tab/><text:tab/>09/09/1808<text:tab/>A Peronne<text:tab/>Il est ouvrier lithographe<text:tab/><text:tab/>Jaugey<text:tab/>Ligny / Monier / Eschweller<text:tab/><text:tab/>Il a été condamné en 1850 à 3000 frs d'amende pour des circulaires socialistes et industrielles sans nom d'imprimeur<text:tab/><text:tab/>AN F 18 1728<text:tab/><text:tab/></text:p>
            <text:p>AUMONT<text:tab/>André, Hippolyte<text:tab/>14/06/1859<text:tab/>07/04/1860<text:tab/>Rue Marie Stuart, 13 (1859)<text:tab/>Rue de la Glacière, 24 à Gentilly<text:tab/>2<text:tab/><text:tab/>23/05/1830<text:tab/>A Paris<text:tab/><text:tab/>Delaporte<text:tab/>Léotaud<text:tab/>Henry, O / Simon jeune / Marie, J / Rivage<text:tab/><text:tab/><text:tab/><text:tab/>AN F 18 1728 / BnF Dépt des Estampes, SNR Aumont (H)<text:tab/><text:tab/></text:p>
            <text:p>AUMONT<text:tab/>Eugène<text:tab/>28/08/1860<text:tab/><text:tab/>passage Brady  /  <text:tab/><text:tab/>10<text:tab/><text:tab/><text:tab/><text:tab/><text:tab/><text:tab/><text:tab/><text:tab/><text:tab/><text:tab/><text:tab/>AN F 18 1728<text:tab/><text:tab/></text:p>
            <text:p>AURAY<text:tab/>Gaspard, Auguste<text:tab/>06/05/1856<text:tab/><text:tab/>rue Quincampoix, 90  /  <text:tab/><text:tab/>5<text:tab/><text:tab/>21/01/1817<text:tab/>A Montargat (Puy de Dôme)<text:tab/><text:tab/>Mantoux<text:tab/><text:tab/>Dubois-Vert / Riboulet / Cahen, Julien<text:tab/>Son père est capitaine en retraite / Il est chevalier de la Légion d'honneur, décoré après l'insurrection de 1848 avec une grave blessure à la tête<text:tab/>Il est fabicant d'étiquettes et d'enveloppes<text:tab/><text:tab/>AN F 18 1728<text:tab/><text:tab/></text:p>
            <text:p>AVRIL<text:tab/>Augustin, Louis<text:tab/>32/07/1837<text:tab/><text:tab/>rue Grange aux Belles, 16 /  <text:tab/><text:tab/>10<text:tab/><text:tab/>14/12/1887<text:tab/>A Fontainebleau<text:tab/>Il est architecte, expert auprès de la Préfecture de police<text:tab/><text:tab/><text:tab/><text:tab/>Son père est marchand / Son fils est l'ex-secrétaire des Sociétés des Amis du peuple et des droits de l'homme, lui reste en dehors de cette affaire<text:tab/><text:tab/><text:tab/>AN F 18 1728<text:tab/><text:tab/></text:p>
            <text:p>BADOUREAU<text:tab/>Marie, Pierre, Louis<text:tab/>05/06/1841<text:tab/>29/05/1863 (annulé) / 22/07/1875 (date de remplacement)<text:tab/>Rue de la Pompe, 17 / Rue Saint Denis, 302 (1852)<text:tab/>Rue Saint Denis, 270<text:tab/><text:tab/><text:tab/>28/08/1895<text:tab/><text:tab/>Il est Soldat de l'Empire<text:tab/><text:tab/>Ponsot<text:tab/>Cluis ; Coulon ; Berle ; Daras ;  ; <text:tab/>Son père est tailleur.<text:tab/>En 1852 il possède 21 presses: 15 presses lithographiques et 6 presses taille-douce. Il est breveté graveur et imprimeur en taille-douce depuis 1841.  Il obtient en 1863 l'autorisation d'installer une presse lithographique dans un local séparé. Il obtient également l'autorisation de faire l'essai sur une presse à vapeur qui expédie 12 rames de papier par jour, chez le Sieur Chamouton 35 rue des Vinaigriers. Il est spécialisé en étiquettes et travaux de ville.<text:tab/><text:tab/>AN F18 1729<text:tab/><text:tab/></text:p>
            <text:p>BADOUREAU<text:tab/>Stanislas, Henri<text:tab/>03/02/1855<text:tab/>09/11/1858<text:tab/>Rue Thévenot, 5 / Rue Saint Martin, 220<text:tab/>Passage du Grand Cerf, 31 et 33<text:tab/>2<text:tab/><text:tab/>23/04/1824<text:tab/><text:tab/><text:tab/>Fernique<text:tab/>Cummitz<text:tab/>Trinocq ; Ramard ; Desmazesles ; Deiffel ;  ; <text:tab/>Son père est imprimeur lithographe. Il habite dans le local dans lequel sa femme travaille, elle est lingère.<text:tab/>Loyer 1000 frs<text:tab/><text:tab/>AN F18 1729<text:tab/><text:tab/></text:p>
            <text:p>BAIL<text:tab/>Charles, Louis<text:tab/>29/01/1855<text:tab/>18/05/1857<text:tab/>rue du Faubourg Poissonnière, 113 /  <text:tab/><text:tab/>9<text:tab/><text:tab/>07/10/1819<text:tab/>A Versailles<text:tab/>Il est commis papetier.<text:tab/>Grouard<text:tab/>Chevalet<text:tab/>Paulon ; Jolicoeur ; Jacomme et Cie ; Marie, J ;  ; <text:tab/>Son père est receveur de l'Octroi. / Il vit maritalement avec une couturière depuis 14 ans<text:tab/>Il est commis chez le Sieur Marion, marchand papetier.  / Il est associé avec le Sieur Paulon en 1853, il possède alors 2 presses.<text:tab/>Paulon<text:tab/>AN F18 1729<text:tab/><text:tab/></text:p>
            <text:p>BAL<text:tab/>Félix, Edouard<text:tab/>09/12/1843<text:tab/>31/01/1853<text:tab/>passage du Bois de Boulogne, 10  /  <text:tab/><text:tab/>16<text:tab/><text:tab/>14/09/1814<text:tab/>A Rouen (Normandie)<text:tab/>Il est clerc de notaire à Rouen<text:tab/><text:tab/>Vergès<text:tab/>Marville ; Larue ; Dautheville ;  ;  ; <text:tab/>Son père était scieur de bois.<text:tab/>Il dirige l'atelier du Sieur Fayet, lithographe, depuis 1836. Il rachète  4 presses, plus la clientèle et les accessoires pour 12 000 frs.<text:tab/><text:tab/>AN F18 1729 / Bibliographie de la France, XXXIIIe année, 1844, n° 1, p. 12<text:tab/><text:tab/></text:p>
            <text:p>BALLAND<text:tab/>Gustave, Edouard<text:tab/>24/01/1845<text:tab/>23/06/1862<text:tab/><text:tab/>Rue Pétrelle, 7<text:tab/>9<text:tab/><text:tab/>12/01/1820<text:tab/>A Rouen (Normandie)<text:tab/>Il est dessinateur depuis 11 ans chez les éditeurs d'imagerie.<text:tab/><text:tab/>Trinocq<text:tab/>Bry, A ; Miné ; Rivaud ;  ;  ; <text:tab/>Son père était dentiste. Lui-même célibataire, il paye 150 frs pour son logement dans lequel est installée sa presse.<text:tab/><text:tab/><text:tab/>AN F18 1729<text:tab/><text:tab/></text:p>
            <text:p>BAOUSET<text:tab/>Joseph<text:tab/>22/10/1839<text:tab/>31/12/1853<text:tab/>rue St Romain (1840) /  <text:tab/><text:tab/>6<text:tab/><text:tab/>27/07/1897<text:tab/><text:tab/>Il est ouvrier lithographe.<text:tab/><text:tab/>Fabre<text:tab/>Lemercier / Villain / Formentin / D'Harlingue<text:tab/><text:tab/>Il est associé à Letronne (membre de l'Institut) pour une lithographie Quai Malaquais, 15 (1840)<text:tab/><text:tab/>AN F18 1729<text:tab/><text:tab/></text:p>
            <text:p>BAPTISTE<text:tab/>Claude, Jules<text:tab/>05/12/1843<text:tab/>17/01/1859<text:tab/>rue des Saints Pères, 67 /  <text:tab/><text:tab/>6<text:tab/><text:tab/>08/12/1811<text:tab/>A Bourges<text:tab/>Il est géomètre, employé au trésor de la Couronne.<text:tab/><text:tab/>Petit<text:tab/><text:tab/>Son père est drapier / Il est marié et père de 4 enfants<text:tab/>Il est dispensé de certificat car il est protégé par le Comte de Montalivet<text:tab/><text:tab/>AN F18 1729<text:tab/><text:tab/></text:p>
            <text:p>BARBAN<text:tab/>Jean-Baptiste, Alexis<text:tab/>25/06/1847<text:tab/>12/08/1869<text:tab/>rue St Honoré, 225 (1866) / rue d'Aboukir, 102 / Rue Bourbon Villeneuve, 24 (1863) / Rue du Faubourg St Denis, 12 (1858) / Rue St Honoré, 247 / Rue Montmartre, 63 (1853) /  <text:tab/>Rue St Honoré, 357<text:tab/>2<text:tab/><text:tab/>12/01/1815<text:tab/>A Aix<text:tab/>Il est graveur sur métaux<text:tab/>Chevalier<text:tab/>Talons<text:tab/>Devillers / Rivaud<text:tab/>Son père est fabricant tanneur<text:tab/>Il exploite 4 presses pour des dessins sur châles / En 1847 il est assigné par la Société des lithographes pour régulariser sa situation<text:tab/><text:tab/>AN F18 1730<text:tab/><text:tab/></text:p>
            <text:p>BARBARANT<text:tab/>Jean-Baptiste, Louis<text:tab/>31/12/1853<text:tab/>12/03/1855<text:tab/>rue des Bernardins, 34 (1855) / Rue St Honoré, 80  /  <text:tab/><text:tab/>5<text:tab/><text:tab/>15/06/1810<text:tab/>A Arcis sur Aube<text:tab/>Il est prote.<text:tab/>Cordier<text:tab/>Laurant<text:tab/>Saunier / Trinocq / Gavarry<text:tab/>Son père est mécanicien<text:tab/>Il est prote dans la lithographie de Paul Dupont / Il est l'inventeur d'un système ingénieux de presse autographique / Il vient d'ouvrir un magasin de papeterie rue Montmatre, 18<text:tab/><text:tab/>AN F18 1730<text:tab/><text:tab/></text:p>
            <text:p>BARBIER<text:tab/>Auguste, Prosper<text:tab/>21/03/1853<text:tab/>28/12/1861<text:tab/>Rue de la Femme sans Tête, 4 (1855) / Rue du Vielle du Temple, 58Rue de la Femme sans Tête, 4 (1855) / Rue du Vielle du Temple, 58<text:tab/>Rue Monsieur le Prince, 51<text:tab/>5<text:tab/><text:tab/>24/09/1823<text:tab/>A Lavardin (Loir et Cher)<text:tab/><text:tab/>Janet<text:tab/>Joslain<text:tab/>Poussin / Roumengou / Jolicoeur / GoujonPoussin / Roumengou / Jolicoeur / Goujon<text:tab/>Son père est cultivateur<text:tab/>Il exploite 3 presses lithographiques pour l'impressions sur étoffes de vignettes de fonds de mouchoirs pour des maisons en gros à Rouen<text:tab/><text:tab/>AN F18 1730<text:tab/><text:tab/></text:p>
            <text:p>BARBOT veuve BELLEMAIN<text:tab/>Euphrosine, Augustine<text:tab/>07/09/1836<text:tab/>12/12/1853<text:tab/>passage du Caire, 95 &amp; 96  /  passage du Caire, 95 &amp; 96  /  <text:tab/><text:tab/>2<text:tab/><text:tab/>29/03/1811<text:tab/>A Paris<text:tab/><text:tab/>Bellemain son marie décédé<text:tab/><text:tab/><text:tab/>Son père est fondeur de caractères d'imprimerie<text:tab/>Elle est également brevetée imprimeur en lettres en 1836 / Voir la vente de son imprimerie le 19 décembre 1836 notaire Me Bonnaire étude XXXIII 1054 30 novembre 1836Elle est également brevetée imprimeur en lettres en 1836 / Voir la vente de son imprimerie le 19 décembre 1836 notaire Me Bonnaire étude XXXIII 1054 30 novembre 1836<text:tab/><text:tab/>AN F18 1730<text:tab/><text:tab/></text:p>
            <text:p>BARBOU<text:tab/>Lucien<text:tab/>19/07/1835<text:tab/>19/04/1852<text:tab/>cour Lamoignon, 3 (Palais de justice) /  cour Lamoignon, 3 (Palais de justice) /  <text:tab/><text:tab/><text:tab/><text:tab/>18/10/1808<text:tab/>A Mesnil - Durand (Calvados)<text:tab/>Il est écrivain lithographe.<text:tab/><text:tab/>Masson<text:tab/>Brisset / Lefèvre / Ligny / Robert / RicoureuxBrisset / Lefèvre / Ligny / Robert / Ricoureux<text:tab/>Son père était propriétaire<text:tab/><text:tab/><text:tab/>AN F18 1730<text:tab/><text:tab/></text:p>
            <text:p>BARDON<text:tab/>Gabriel, Magi, Calixte<text:tab/>30/12/1842<text:tab/>06/06/1851<text:tab/>Cloître St Merry, 6<text:tab/><text:tab/><text:tab/><text:tab/>13/10/1896<text:tab/>A Périgeux<text:tab/>Il est taille-doucier<text:tab/><text:tab/>Lelong<text:tab/>Larue / Pignatel / Prévost / ListrelLarue / Pignatel / Prévost / Listrel<text:tab/>Son père est doreur<text:tab/>Il a obtenu l'autorisation de posséder une presse typographique en 1836 / Il est spécialisé dans les étiquettes en couleurs / Il possède 3 petites presses à balancier de son inventionIl a obtenu l'autorisation de posséder une presse typographique en 1836 / Il est spécialisé dans les étiquettes en couleurs / Il possède 3 petites presses à balancier de son invention<text:tab/><text:tab/>AN F18 1730<text:tab/><text:tab/></text:p>
            <text:p>BARDON<text:tab/>Jean-Baptiste, Théodore<text:tab/>21/06/1845<text:tab/><text:tab/>rue Ménilmontant, 92 /  rue Ménilmontant, 92 /  <text:tab/><text:tab/>18<text:tab/><text:tab/>16/01/1806<text:tab/>A Houdan<text:tab/>Il est fabicant de papiers peints.<text:tab/><text:tab/><text:tab/><text:tab/>Son père était instituteur<text:tab/>Il emploie 60 ouvriers dans sa fabrique de papiers peints<text:tab/><text:tab/>AN F18 1730<text:tab/><text:tab/></text:p>
            <text:p>BARDOUX<text:tab/>François, Etienne<text:tab/>09/09/1863<text:tab/><text:tab/>Rue Coquillière, 39 / Rue Fontaine Molière, 29Rue Coquillière, 39 / Rue Fontaine Molière, 29<text:tab/>Rue des Artistes, 19<text:tab/>1<text:tab/><text:tab/>21/09/1829<text:tab/>A Abbeville (Somme)<text:tab/>Il est graveur<text:tab/>Ducros<text:tab/><text:tab/>Judée / Roussat / Charansonney / LegrilJudée / Roussat / Charansonney / Legril<text:tab/>Son père était instituteur<text:tab/>Il est breveté taille-doucier en 1863<text:tab/><text:tab/>AN F18 1730<text:tab/><text:tab/></text:p>
            <text:p>BAROUSSE<text:tab/>Guillaume, Charles, Jean<text:tab/>09/01/1850<text:tab/><text:tab/>Cour du Commerce, 12 (1890) / Rue de Bucy, 14Cour du Commerce, 12 (1890) / Rue de Bucy, 14<text:tab/>Rue de l'Ecole de Médecine, 39<text:tab/>5<text:tab/><text:tab/>10/10/1821<text:tab/> A St Gaudens (Haute-Garonne)<text:tab/>Il est ouvrier lithographe<text:tab/><text:tab/><text:tab/>Hermier / Gardon / MayerHermier / Gardon / Mayer<text:tab/><text:tab/>Il a fait son apprentissage à Toulouse puis a travaillé chez Sapène et Gabille / Il a été condamné le 13 juillet 1855 à 500 frs d'amende pour une publicité pour un journal de critique littéraire: La Muselière avec à l'intérieur des vignettes non autorisées / Il édite et fabrique des sujets religieuxIl a fait son apprentissage à Toulouse puis a travaillé chez Sapène et Gabille / Il a été condamné le 13 juillet 1855 à 500 frs d'amende pour une publicité pour un journal de critique littéraire: La Muselière avec à l'intérieur des vignettes non autorisées / Il édite et fabrique des sujets religieux<text:tab/><text:tab/>AN F18 1730<text:tab/><text:tab/></text:p>
            <text:p>BAROUSSE<text:tab/>Jean-François dit Paul<text:tab/>10/07/1856<text:tab/><text:tab/>Cour du Commerce St André des Arts, 8 (1879)  /  Cour du Commerce St André des Arts, 8 (1879)  /  <text:tab/><text:tab/>5<text:tab/><text:tab/>03/03/1824<text:tab/>A St Bertrand (Haute-Garonne)<text:tab/>Il est ouvrier lithographe<text:tab/>Gabillet<text:tab/><text:tab/>Houzeau / Russeau / BarousseHouzeau / Russeau / Barousse<text:tab/><text:tab/>Il a fait son apprentissage chez Sapène frères et a succédé à son frère Jean Guillaume qui a laissé un passif de 12000 frs / En 1863 il a été condamné à 3000 frs d'amende pour l'impression d'un ouvrage politique en langue polonaise / Il est breveté typographe en 1878 et taille-doucier en 1879 / Il est l'acquéreur d'un fonds d'imagerie des sieurs Willemus, rue Serpente, 36 en 1879 / Il a fait son apprentissage chez Sapène frères et a succédé à son frère Jean Guillaume qui a laissé un passif de 12000 frs / En 1863 il a été condamné à 3000 frs d'amende pour l'impression d'un ouvrage politique en langue polonaise / Il est breveté typographe en 1878 et taille-doucier en 1879 / Il est l'acquéreur d'un fonds d'imagerie des sieurs Willemus, rue Serpente, 36 en 1879<text:tab/><text:tab/>AN F18 1730<text:tab/><text:tab/></text:p>
            <text:p>BARRE<text:tab/>Jean-Baptiste, Marie, Ernest<text:tab/>30/03/1864<text:tab/><text:tab/>rue Penthièvre, 27 /  rue Penthièvre, 27 /  <text:tab/><text:tab/>8<text:tab/><text:tab/>13/01/1830<text:tab/>A Castelnaudary<text:tab/>Il est fabricant de bronze<text:tab/>Wiesener<text:tab/><text:tab/>Jamin / Lordereau / Marotte / Perdriau et LeroyJamin / Lordereau / Marotte / Perdriau et Leroy<text:tab/>Son père est négociant<text:tab/>IL est l'inventeur d'un procédé d'incrustation sur métaux<text:tab/><text:tab/>AN F18 1730<text:tab/><text:tab/></text:p>
            <text:p>BARROIS<text:tab/>Charles, Louis<text:tab/>15/05/1849<text:tab/>16/03/1854<text:tab/>rue de la Harpe, 59 / Rue St Denis, 248 / Rue JJ Rousseau, 18 (1849)  /  rue de la Harpe, 59 / Rue St Denis, 248 / Rue JJ Rousseau, 18 (1849)  /  <text:tab/><text:tab/>5<text:tab/><text:tab/>16/07/1898<text:tab/>A Lyon<text:tab/><text:tab/><text:tab/>Bécriaux<text:tab/><text:tab/>Son père est charretier d'artillerie<text:tab/>Il est libraire en 1849 en échange d'un même titre qu'il possédé depuis 1843 à Lafère (Aisne)<text:tab/><text:tab/>AN F18 1730<text:tab/><text:tab/></text:p>
            <text:p>BARTHE<text:tab/>Edmond, Célestin<text:tab/>21/06/1844<text:tab/><text:tab/>Rue de Provence, 16 bis (1851) / Rue Pelletier, (1849) / Rue Feydeau, 26 / Rue des Jeuneurs, 20 (1844)Rue de Provence, 16 bis (1851) / Rue Pelletier, (1849) / Rue Feydeau, 26 / Rue des Jeuneurs, 20 (1844)<text:tab/>Rue du Luxembourg, 15<text:tab/>2<text:tab/><text:tab/>05/11/1822<text:tab/>A Paris<text:tab/>il est ouvrier lithographe<text:tab/><text:tab/><text:tab/>Devillers / Schlatter / carré / CarteauDevillers / Schlatter / carré / Carteau<text:tab/>Il est orphelin<text:tab/>Il a fait son apprentissage chez Schlatter / Il est spécialisé en travaux de ville et en bilboquetsIl a fait son apprentissage chez Schlatter / Il est spécialisé en travaux de ville et en bilboquets<text:tab/><text:tab/>AN F18 1730<text:tab/><text:tab/></text:p>
            <text:p>BASCLE<text:tab/>Pierre<text:tab/>16/05/1849<text:tab/><text:tab/>rue Jacob, 35 / Rue Coquillière, 20  /  rue Jacob, 35 / Rue Coquillière, 20  /  <text:tab/><text:tab/>1<text:tab/><text:tab/>03/01/1801<text:tab/>Il est né dans le Pas de Calais.<text:tab/>Il est ouvrier lithographe<text:tab/><text:tab/>sa veuve la Dame Carré<text:tab/>Chézaud / Magnier / HerladeChézaud / Magnier / Herlade<text:tab/>Son père était charpentier / Sa femme tient un fonds de mercerie, elle reprendra la lithographie à sa mort.Son père était charpentier / Sa femme tient un fonds de mercerie, elle reprendra la lithographie à sa mort.<text:tab/>Il exploite 4 presses pour des cartes de visites, il gagne 7000 frs par an du fruit de son travail / Il a fait une 1ère demande en 1841 qui lui a été refusée par manque de connaissances / Il est breveté taille-doucier en 1852 / Il vend également des articles de papeterie et des fournitures de bureauxIl exploite 4 presses pour des cartes de visites, il gagne 7000 frs par an du fruit de son travail / Il a fait une 1ère demande en 1841 qui lui a été refusée par manque de connaissances / Il est breveté taille-doucier en 1852 / Il vend également des articles de papeterie et des fournitures de bureaux<text:tab/><text:tab/>AN F18 1730<text:tab/><text:tab/></text:p>
            <text:p>BASTARD<text:tab/>Jean-François, Auguste comte de <text:tab/>13/04/1835<text:tab/><text:tab/>Rue Saint Dominique n°93<text:tab/><text:tab/><text:tab/><text:tab/>11/12/1892<text:tab/>A Nogaro (région Midi-Pyrénées)<text:tab/><text:tab/><text:tab/><text:tab/><text:tab/><text:tab/>Il exerce la profession d'éditeur de la « Librairie du Berry » et doit faire imprimer diverses planches. Il demande donc le brevet d'imprimeur lithographe pour installer chez lui une presse en taille douce et trois presses lithographiques. Ceci afin d'imprimer lui-même les planches de ses livres. <text:tab/><text:tab/>AN F18 1731<text:tab/><text:tab/></text:p>
            <text:p>BASTER<text:tab/>Gilbert<text:tab/>18/06/1869<text:tab/><text:tab/>Rue des Capucines, 3<text:tab/>Rue Feutrier Montmartre, 10<text:tab/><text:tab/><text:tab/>15/01/1826<text:tab/>A Riom (Drôme)<text:tab/>Il est ouvrier lithographe<text:tab/><text:tab/><text:tab/>Baulant / Deshayes / BecquetBaulant / Deshayes / Becquet<text:tab/>Son père était cordonnier<text:tab/>Il vient d'acquérir l'atelier du Sieur Tavernier, pour lequel il paie 4400 frs de loyer / Il a travaillé 17 ans chez Appel. Il emploie 20 personnes et est spécialisé dans les factures, mandats, lettresIl vient d'acquérir l'atelier du Sieur Tavernier, pour lequel il paie 4400 frs de loyer / Il a travaillé 17 ans chez Appel. Il emploie 20 personnes et est spécialisé dans les factures, mandats, lettres<text:tab/><text:tab/>AN F18 1731<text:tab/><text:tab/></text:p>
            <text:p>BASTIEN<text:tab/>Charles<text:tab/>19/09/1862<text:tab/><text:tab/>rue des Moulins, 4  /  rue des Moulins, 4  /  <text:tab/><text:tab/>1<text:tab/><text:tab/>06/04/1819<text:tab/>A Humbecourt (Haute-Marne)<text:tab/>Il est entrepreneur en écritures.<text:tab/>Hollier<text:tab/><text:tab/>Legril / Hollier / Trinocq / MarchandeauLegril / Hollier / Trinocq / Marchandeau<text:tab/>Son père était instituteur<text:tab/>Il emploie 25 ouvriers pour des travaux d'écritures et d'autographies. Il souahite diminuer les coûts d'impressions qui s'élèvent à 6000 frs.<text:tab/><text:tab/>AN F18 1731<text:tab/><text:tab/></text:p>
            <text:p>BATAILLE<text:tab/>François, Honoré<text:tab/>04/05/1861<text:tab/><text:tab/>Rue de Chabrol, 18 (1872) / Rue du Chantier, 10Rue de Chabrol, 18 (1872) / Rue du Chantier, 10<text:tab/>Rue de Lancry, 43<text:tab/>5<text:tab/><text:tab/>11/10/1833<text:tab/>A Paris<text:tab/><text:tab/>Lemuet<text:tab/><text:tab/>Deshayes / Romain et Pelyart / Gille / Hemuet / LepaultDeshayes / Romain et Pelyart / Gille / Hemuet / Lepault<text:tab/><text:tab/>Il est spécialisé en étiquettes de parfumerie et pour étoffes<text:tab/><text:tab/>AN F18 1731<text:tab/><text:tab/></text:p>
            <text:p>BATAILLE<text:tab/>Jacques<text:tab/>05/01/1835<text:tab/>18/02/1856<text:tab/>passage du Caire, 79 /  <text:tab/><text:tab/>2<text:tab/><text:tab/>09/05/1894<text:tab/>A Lunel (Hérault)<text:tab/>Il est employé<text:tab/><text:tab/><text:tab/>Cluis / Thierry frères / Delarue, Th / Eschweller<text:tab/>Son père était tailleur d'habits<text:tab/>Il est imprimeur en taille-douce (pas de brevets ?) Il est employé comme succursaliste chez Bellemain. Il a fait faillite en 1831, puis en 1835 avec un actif de 30 403 frs et un passif de 53 058 frs<text:tab/><text:tab/>AN F18 1731 / AP D10 U3 14 n°8677<text:tab/><text:tab/></text:p>
            <text:p>BAUDELOT veuve SEGUIN<text:tab/>Agathe, Adélaïde<text:tab/>24/03/1854<text:tab/>04/02/1856<text:tab/>passage du Caire, 57  /  <text:tab/><text:tab/>2<text:tab/><text:tab/>15/02/1806<text:tab/><text:tab/><text:tab/>Seguin<text:tab/>Riboulet<text:tab/>Pollet / Juteau / Carré / Appert et Vavasseur<text:tab/><text:tab/>Elle a toujours dirigé l'imprimerie de son mari.<text:tab/><text:tab/>AN F18 1731<text:tab/><text:tab/></text:p>
            <text:p>BAUDET<text:tab/>Alexandre, Vincent de Paul<text:tab/>04/12/1837<text:tab/><text:tab/>passage des Panoramas, Galerie St Marc, 22-24<text:tab/><text:tab/>2<text:tab/><text:tab/>14/05/1806<text:tab/><text:tab/>Il est écrivain autographe<text:tab/><text:tab/>Lamblot<text:tab/><text:tab/>Son père est un ancien sous-officier<text:tab/>Il démissionne de son brevet parisien pour être breveté à La Villette. / Il est spécialisé en écritures autographiques, pour le comemrce et le barreau / Il fait faillite en 1839 avec un actif de 7508 frs et un passif de 17360 frs<text:tab/><text:tab/>AN F18 1731 / AP D10 U3 18 n°893 / Almanach du commerce 1839<text:tab/><text:tab/></text:p>
            <text:p>BAUDOT<text:tab/>Edme, Vincent<text:tab/>23/06/1868<text:tab/><text:tab/>Boulevard des Italiens, 24 (1869) / Rue Ste Anne, 30 (1869) / Rue des Petits Champs, 5<text:tab/>Rue St Honoré, 340<text:tab/>9<text:tab/><text:tab/>22/01/1831<text:tab/>A Viteaux (Côte d'or)<text:tab/>Il est ouvrier lithographe<text:tab/><text:tab/><text:tab/>Paulon / Giély / Pritz<text:tab/>Son père était cantonnier<text:tab/>Il était ouvrier lithographe chez Sapène<text:tab/><text:tab/>AN F18 1731<text:tab/><text:tab/></text:p>
            <text:p>BAUDOUIN<text:tab/>Achille<text:tab/>08/07/1861<text:tab/><text:tab/>rue de la Tombe Issoire, 27 /  <text:tab/>Rue des Récollets, 3<text:tab/>14<text:tab/><text:tab/>10/12/1807<text:tab/>A Rouen<text:tab/>Il est fabricant d'équipements militaires<text:tab/>Angrand<text:tab/><text:tab/>Goupil Veuve / Turfin, A / Angrand, A<text:tab/>Son père était marchand de meubles<text:tab/>Il est fabricant d'équipements militaires et de toiles cirées à sujets artisitiques et historiques. Il souhaite donc imprimer des portraits historiques et des cartes géographiques sur du cuir vernis pour des tables ou autres meubles<text:tab/><text:tab/>AN F18 1731<text:tab/><text:tab/></text:p>
            <text:p>BAUDRIER<text:tab/>Pierre, Jules<text:tab/>25/03/1845<text:tab/>12/03/1852<text:tab/>rue de Romainville, 3 /  <text:tab/><text:tab/>19<text:tab/><text:tab/>05/09/1807<text:tab/>A Lesigny (Seine et Marne)<text:tab/><text:tab/>Grouesy<text:tab/>Lacurie<text:tab/><text:tab/>Son père était maçon / Il tient un cabinet d'affaires rue Quincampoix, 37<text:tab/>Il est breveté également en 1845 pour Neuilly<text:tab/><text:tab/>AN F18 1731<text:tab/><text:tab/></text:p>
            <text:p>BAUGEAN<text:tab/>Jean, Alexandre<text:tab/>20/07/1840<text:tab/>09/06/1856<text:tab/>Quai du Marché neuf, 46<text:tab/>Boulevart du Montparnasse, 40<text:tab/>14<text:tab/><text:tab/>20/05/1812<text:tab/><text:tab/>Il est dessinateur sur pierres<text:tab/><text:tab/>Caumont<text:tab/>Guerrier / Lemercier / Cotteret / Fourquemin<text:tab/><text:tab/>Il est dessinateur sur pierres et dirige un atelier de coloriage<text:tab/><text:tab/>AN F18 1731<text:tab/><text:tab/></text:p>
            <text:p>BAUVE<text:tab/>Louis, Marie<text:tab/>09/07/1853<text:tab/>07/12/1861<text:tab/>rue St Marc, 14  /  <text:tab/><text:tab/>2<text:tab/><text:tab/>23/01/1886<text:tab/>A Paris<text:tab/><text:tab/>Devin<text:tab/>Duchemin-Boisjousse<text:tab/>Jacomme / Foureaux<text:tab/>Il est chevalier de la Légion d'honneur / Son père était perruquier<text:tab/>Il possède 24 presses en taille-douce avec un loyer de 3500 frs<text:tab/><text:tab/>AN F18 1731<text:tab/><text:tab/></text:p>
            <text:p>BAYLAC<text:tab/>Alexandre<text:tab/>05/08/1869<text:tab/><text:tab/>Passage du Caire, 40<text:tab/>Rue de Cléry, 59<text:tab/>2<text:tab/><text:tab/>27/01/1842<text:tab/>A Toulouse<text:tab/>Il est écrivain lithographe<text:tab/><text:tab/><text:tab/>Riboulet / Lefebvre / Jomart<text:tab/>Son père était ébéniste<text:tab/>Il est dessinateur et écrivain lithographe, employé chez Golschidt passage du Caire, 37 où il gagne 12 frs/ jour. Il est associé avec un papetier, Pluard / Il est spécialisé en travaux de ville<text:tab/>Pluard<text:tab/>AN F18 1731<text:tab/><text:tab/></text:p>
            <text:p>BAZIN<text:tab/>Frédéric, Gaston<text:tab/>04/11/1869<text:tab/><text:tab/>Rue St Honoré, 108<text:tab/>Rue de Rivoli, 59<text:tab/>1<text:tab/><text:tab/>10/05/1835<text:tab/>A Bar sur Seine<text:tab/><text:tab/><text:tab/><text:tab/>Arouy / Michelet / Simon-Richault<text:tab/>Son père était facteur<text:tab/>Il veut faire l'impression en autographie d'écrits d'huissiers et d'avocats. Il demande l'autorisation de posséder une presse typographique pour faire des essais de reports sur pierre lithographique. <text:tab/><text:tab/>AN F18 1731<text:tab/><text:tab/></text:p>
            <text:p>BECHDOLFF<text:tab/>Jean<text:tab/>05/05/1868<text:tab/><text:tab/>Rue du Faubourg du Templs, 56 (1870)<text:tab/>Rue Notre Dame de Nazareth, 31<text:tab/>10<text:tab/><text:tab/>04/08/1831<text:tab/>A Barr<text:tab/>Il est écrivain lithographe<text:tab/><text:tab/><text:tab/>Nelotte / Bardoux / Giély<text:tab/>Son père était bonnetier<text:tab/>Il est graveur et écrivain lithographe, spécialisé dans les travaux commerciaux<text:tab/><text:tab/>AN F18 1732<text:tab/><text:tab/></text:p>
            <text:p>BECQ<text:tab/>Bernard<text:tab/>17/10/1838<text:tab/>29/07/1851<text:tab/>rue St Dominique SG, 115 /  <text:tab/><text:tab/>7<text:tab/><text:tab/>02/03/1885<text:tab/>A Maloux (Lot)<text:tab/><text:tab/><text:tab/>Tronel<text:tab/>Lemercier / Brisset / Gardon / Ligny / Lefèvre<text:tab/>Son père était marchand<text:tab/>Il est lithographe au Ministère de la Guerre<text:tab/><text:tab/>AN F18 1732<text:tab/><text:tab/></text:p>
            <text:p>BECQUET<text:tab/>Charles, Germain<text:tab/>15/06/1848<text:tab/><text:tab/>rue Pierre Sarrazin, 2 /  <text:tab/><text:tab/>6<text:tab/><text:tab/>20/07/1825<text:tab/><text:tab/><text:tab/><text:tab/><text:tab/>Fourquemin / Fragard / Seray / Becquet, L / Bineteau<text:tab/><text:tab/>Son père est lithographe (Becquet, Louis). A sa mort il touche un avoir de 30000frs<text:tab/><text:tab/>AN F18 1732<text:tab/><text:tab/></text:p>
            <text:p>BECQUET<text:tab/>Louis, Lubin<text:tab/>12/04/1845<text:tab/>19/12/1862<text:tab/>rue Pierre Sarrazin, 2 / Rue des Noyers, 37 / Rue des Maçons Sorbonne, 5 et 7 /  <text:tab/><text:tab/>6<text:tab/><text:tab/>28/11/1819<text:tab/><text:tab/><text:tab/>Becquet, Louis (son père)<text:tab/>Dolléans<text:tab/>Kaeppelin, E / Thierry frères / Cattier / Bertauts / Lemercier<text:tab/><text:tab/>Son père était imprimeur lithographe, paralysé depuis 2 ans. Son frère est également lithographe. Il emploie 12 ouvriers<text:tab/><text:tab/>AN F18 1732<text:tab/><text:tab/></text:p>
            <text:p>BEQUET<text:tab/>Pierre, Prudence, Louis<text:tab/>03/01/1831<text:tab/>12/04/1845<text:tab/>Rue Pierre Sarrazin, 2 /  <text:tab/>Rue de l'Echaudé, 16<text:tab/>6<text:tab/><text:tab/>28/02/1896<text:tab/>A Vernon (Eure)<text:tab/>Il est apprenti lithographe<text:tab/><text:tab/>Becquet, Louis Lubin son fils<text:tab/>Delaporte / Delaunois<text:tab/>Son père était taillandier<text:tab/>Il a fait son apprentissage dans l'atelier de Lasteyrie sous la direction de Brégeoin / Il était employé sur le vaisseau l'Alger comme lithographe à bord / En 1843 il est sousçonné de se livrer à l'impression d'obscénités (double fond dans les casiers de son atelier)<text:tab/><text:tab/>AN F18 1732<text:tab/><text:tab/></text:p>
            <text:p>BECRIAUX<text:tab/>Louis, Ange<text:tab/>16/03/1854<text:tab/>19/05/1865<text:tab/>Rue de l'Hôtel Colbert, 9 (1858) / Rue de la Harpe, 90 (1854) / Rue Monsieur le Prince, 57 <text:tab/><text:tab/>6<text:tab/><text:tab/>20/01/1817<text:tab/>A Rennes<text:tab/>Il est employé<text:tab/>Barrois<text:tab/>Klein<text:tab/>Froment, Jules / Lambert / Arnoud, G / Tachan<text:tab/><text:tab/>Il était employé de l'administration des contributions indirectes / Il est spécialisé dans l'impression sur étoffes / Le 5 juillet 1864 il vend une partie de son matériel / Il a dirigé l'atelier du Sieur Barrois<text:tab/><text:tab/>AN F18 1732<text:tab/><text:tab/></text:p>
            <text:p>BECU<text:tab/>Louis, François<text:tab/>14/12/1837<text:tab/><text:tab/>rue St Honoré, 256 /  rue St Honoré, 256 /  <text:tab/><text:tab/>9<text:tab/><text:tab/>01/03/1876<text:tab/><text:tab/>Il est écrivain lithographe<text:tab/>Pelluard<text:tab/><text:tab/>Lefèvre / Eschweller / LignyLefèvre / Eschweller / Ligny<text:tab/><text:tab/>Il exploite l'atelier du Sieur Pelluard<text:tab/><text:tab/>AN F18 1732<text:tab/><text:tab/></text:p>
            <text:p>BEDELET<text:tab/>Amédée, Nicolas<text:tab/>15/04/1828<text:tab/><text:tab/>Passage des Panoramas, 26<text:tab/><text:tab/><text:tab/><text:tab/>06/12/1800<text:tab/>A Mouvion (Somme)<text:tab/>Il est commis<text:tab/><text:tab/><text:tab/><text:tab/>Son père était cultivateur<text:tab/>Il travaille depuis longtemps chez le Sieur Nepveu<text:tab/><text:tab/>AN F18 1732<text:tab/><text:tab/></text:p>
            <text:p>BEJOT<text:tab/>Edouard, Paul<text:tab/>07/07/1851<text:tab/>07/01/1856<text:tab/>Rue de Seine, 40<text:tab/>Rue Dauphine<text:tab/>6<text:tab/><text:tab/>09/06/1825<text:tab/><text:tab/>Il est ouvrier lithographe chez Bry<text:tab/>Gourdault<text:tab/>Frick<text:tab/>Miné ; Bretagne ; Clouet ; Malo ;  ; <text:tab/>En 1852 il disparaît en Angleterre / Son père était inspecteur de l'Octroi de ParisEn 1852 il disparaît en Angleterre / Son père était inspecteur de l'Octroi de Paris<text:tab/>Il exploite 1 presse et est spécialisé  en travaux de ville. / Il exploite 1 presse et est spécialisé  en travaux de ville.<text:tab/><text:tab/>AN F18 1732<text:tab/><text:tab/></text:p>
            <text:p>BELESSORD<text:tab/>Achille<text:tab/>20/11/1835<text:tab/><text:tab/>Place Royale, 13<text:tab/>Rue de la Montagne Ste Geneviève, 53 (chez son père)<text:tab/>8<text:tab/><text:tab/>20/02/1800<text:tab/><text:tab/><text:tab/><text:tab/><text:tab/>Robert / Cattier / CabassolRobert / Cattier / Cabassol<text:tab/><text:tab/>Il a été associé à Rivage jusqu'en 1846<text:tab/>Rivage<text:tab/>AN F18 1732<text:tab/><text:tab/></text:p>
            <text:p>BELHOMME<text:tab/>Alfred, Victor, Modeste<text:tab/>17/04/1855<text:tab/>08/10/1858<text:tab/>rue Montmartre, 78 /  rue Montmartre, 78 /  <text:tab/><text:tab/>2<text:tab/><text:tab/>03/08/1825<text:tab/><text:tab/><text:tab/>Dauthuille<text:tab/>Appel<text:tab/>Kaeppelin / Thierry / Schlatter, G / CarlesKaeppelin / Thierry / Schlatter, G / Carles<text:tab/>Son père était imprimeur-lithographe<text:tab/>Il est gérant de l'imprimerie Dauthuille depuis 3 ans. (15 presses, 32 ouvriers) / Il est spécialisé en impression de papiers fantaisie et de dorures sur couleurs pour les cartonnages de luxe. / Il fait faillite en 1857 avec un actif de 78 792 frs et un passif de 83 337 frs.Il est gérant de l'imprimerie Dauthuille depuis 3 ans. (15 presses, 32 ouvriers) / Il est spécialisé en impression de papiers fantaisie et de dorures sur couleurs pour les cartonnages de luxe. / Il fait faillite en 1857 avec un actif de 78 792 frs et un passif de 83 337 frs.<text:tab/><text:tab/>AN F18 1732 / AP D10 U3 31 n°13915AN F18 1732 / AP D10 U3 31 n°13915<text:tab/><text:tab/></text:p>
            <text:p>BELIN<text:tab/>Antoine, Henry<text:tab/>18/06/1847<text:tab/>20/09/1860<text:tab/>Passage du Caire, 86 / Passage Jouffroy, 24 / Passage du Caire, 79Passage du Caire, 86 / Passage Jouffroy, 24 / Passage du Caire, 79<text:tab/><text:tab/>2<text:tab/><text:tab/>27/04/1810<text:tab/>A Paris<text:tab/>Il est impimeur en taille-douce<text:tab/><text:tab/>Pathé<text:tab/>Cattier / Carré / BoullandCattier / Carré / Boulland<text:tab/>Son père était imprimeur en lettres<text:tab/>Il possède une autorisation de presse en taille-douce en 1854 pour imprimer des cartes de visite.<text:tab/><text:tab/>AN F18 1732<text:tab/><text:tab/></text:p>
            <text:p>BELIN<text:tab/>Auguste, Pierre<text:tab/>02/12/1830<text:tab/><text:tab/>Rue Ste Anne, 55<text:tab/><text:tab/>2<text:tab/><text:tab/>19/12/1885<text:tab/><text:tab/><text:tab/><text:tab/>Langlois<text:tab/><text:tab/><text:tab/>Il également typographe et libraire. Il est spécialiste en travaux de ville et ouvrages d'histoire naturelle. / Dans le dossier figure l'acte de vente de son imprimerie en décembre 1839 devant Me Durant, notaire / Il fait faillite en 1834 avec un actif de 153 923 frs et un passif de 135 333 frs.Il également typographe et libraire. Il est spécialiste en travaux de ville et ouvrages d'histoire naturelle. / Dans le dossier figure l'acte de vente de son imprimerie en décembre 1839 devant Me Durant, notaire / Il fait faillite en 1834 avec un actif de 153 923 frs et un passif de 135 333 frs.<text:tab/><text:tab/>AN F18 1732 / AP D10 U3 13 n°8318AN F18 1732 / AP D10 U3 13 n°8318<text:tab/><text:tab/></text:p>
            <text:p>BELLAVOINE<text:tab/>Eugène, Félix<text:tab/>18/11/1862<text:tab/>28/01/1874<text:tab/>faubourg St Denis, 14 / Rue de Cléry, 19 /  faubourg St Denis, 14 / Rue de Cléry, 19 /  <text:tab/><text:tab/>2<text:tab/><text:tab/>03/09/1835<text:tab/>A Paris<text:tab/>Il est commis voyageur<text:tab/>Dessaigne, Claude<text:tab/>Cordier<text:tab/>Legris / Desmagotes / RouhardLegris / Desmagotes / Rouhard<text:tab/>Né à Paris le 3 septembre 1835, il est le fils d'un employé.<text:tab/>Il est aussi breveté libraire en remplacement de son père taille-doucier le 19 janvier 1863. Il est employé chez le libraire Basset, commis voyageur pour les estampes. Avec l'atelier de Dessaigne il reprend une presse taille-douce servant pour la fabrication des papiers quadrillés indispensables pour les métiers Jacquard depuis 1825. Il est spécialisé en impression sur tissus.<text:tab/><text:tab/>AN F18 1733<text:tab/><text:tab/></text:p>
            <text:p>BELLEMAIN<text:tab/>Jean, Louis<text:tab/>21/01/1832<text:tab/><text:tab/>Rue St Denis, 268                                          Rue de la Tabletterie n°9 / Passage du Caire, 65 &amp; 66, 96Rue St Denis, 268                                          Rue de la Tabletterie n°9 / Passage du Caire, 65 &amp; 66, 96<text:tab/><text:tab/>2<text:tab/><text:tab/>12/11/1883<text:tab/>A Paris<text:tab/>Il a fait un apprentissage d'imprimeur en lettre chez M. Imbert. Il a travaillé pendant 8 ans à l'imprimerie royale. Pendant 6 ans il a été prote dans l'imprimerie de M. Bodet (pour  ce travail il gagne 12 francs par jours.  / ProteIl a fait un apprentissage d'imprimeur en lettre chez M. Imbert. Il a travaillé pendant 8 ans à l'imprimerie royale. Pendant 6 ans il a été prote dans l'imprimerie de M. Bodet (pour  ce travail il gagne 12 francs par jours.  / Prote<text:tab/>Hardy, François, Pierre<text:tab/>Madame Bardot sa veuve.<text:tab/>Bichebois, ainé, DurierBichebois, ainé, Durier<text:tab/>Né à Paris le 12 novembre 1783, il est fils de militaire, son père est retraité à l'Hôtel des Invalides.  Il est marié et a deux enfants. <text:tab/>Il a fait son apprentissage d'imprimeur en lettres chez M. Imbert. Puis il a travaillé pendant 8 ans à l'imprimerie Royale. Pendant 6 ans, il est ensuite prote dans l'imprimerie de M. Bodet, il gagne alors 12 francs par jour. Le 20 janvier 1832, il demande à enrichir son entreprise d'une presse lithographique pour faire des ouvrages de ville de meilleur marché, donc il demande le brevet d'imprimeur lithographe. Il est imprimeur en lettres depuis 1825. Il est taille-doucier non breveté. Il exploite 4 presses en fer, 2 en bois. / En 1836 le matériel de M. Bellemain est vendu chez Me Bonnaire, notaire. Le droit au bail plus le matériel comprenant 3 presses en fer et 4 presses en bois et 1 presse lithographique, ainsi que les caractères  et divers  ustensiles le tout pour  15,500 francs au Sieur Renaud. Cependant  la femme de Bellemain reste la propriétaire du brevet de son défun mari. Elle fait transporter dans un autre local 4 presses en fer non comprises dans la vente pour les exploiter sous son nom.  / Il est spécialisé en travaux de ville.                                                                                    Il a fait son apprentissage d'imprimeur en lettres chez M. Imbert. Puis il a travaillé pendant 8 ans à l'imprimerie Royale. Pendant 6 ans, il est ensuite prote dans l'imprimerie de M. Bodet, il gagne alors 12 francs par jour. Le 20 janvier 1832, il demande à enrichir son entreprise d'une presse lithographique pour faire des ouvrages de ville de meilleur marché, donc il demande le brevet d'imprimeur lithographe. Il est imprimeur en lettres depuis 1825. Il est taille-doucier non breveté. Il exploite 4 presses en fer, 2 en bois. / En 1836 le matériel de M. Bellemain est vendu chez Me Bonnaire, notaire. Le droit au bail plus le matériel comprenant 3 presses en fer et 4 presses en bois et 1 presse lithographique, ainsi que les caractères  et divers  ustensiles le tout pour  15,500 francs au Sieur Renaud. Cependant  la femme de Bellemain reste la propriétaire du brevet de son défun mari. Elle fait transporter dans un autre local 4 presses en fer non comprises dans la vente pour les exploiter sous son nom.  / Il est spécialisé en travaux de ville.                                                                                    <text:tab/><text:tab/>AN F18 1733<text:tab/><text:tab/>Ce qui intéresse c'est le contrat de vente du matériel</text:p>
            <text:p>BELLEVILLE<text:tab/>Jean-Pierre<text:tab/>20/02/1846<text:tab/>29/07/1868<text:tab/>rue St Martin, 125 &amp; 127<text:tab/>Rue du Faubourg St Denis, 20 / Rue du Poste-Foin, 8Rue du Faubourg St Denis, 20 / Rue du Poste-Foin, 8<text:tab/>2<text:tab/><text:tab/>02/12/1898<text:tab/><text:tab/><text:tab/><text:tab/>Fournier<text:tab/>Joly<text:tab/>Né le 2 décembre 1798.<text:tab/>Il est spécialisé en éventails, jeux et cartonnages<text:tab/><text:tab/>AN F18 1733<text:tab/><text:tab/></text:p>
            <text:p>BELLIARD<text:tab/>François, Joseph<text:tab/>07/10/1833<text:tab/><text:tab/>Rue de Lille n°73<text:tab/><text:tab/><text:tab/><text:tab/>29/11/1884<text:tab/>Aix<text:tab/>Rentier, il a travaillé longtemps dans le domaine de la lithographie. Rentier, il a travaillé longtemps dans le domaine de la lithographie. <text:tab/><text:tab/><text:tab/>Engelmann, Mantoux, Gihaut, Delaporte. <text:tab/>Né à Aix le 29 novembre 1784, son père est marchand teinturier.<text:tab/>Il se déclare rentier mais a travaillé de nombreuses années dans le domaine de la lithographie.<text:tab/><text:tab/>AN F18 1733<text:tab/><text:tab/>Dossier incomplet</text:p>
            <text:p>BELLIER, veuve JARLE<text:tab/>Marie, Victoire<text:tab/>10/05/1854<text:tab/>23/10/1857<text:tab/>rue Albouy, 14  /  rue Albouy, 14  /  <text:tab/><text:tab/>10<text:tab/><text:tab/>04/11/1802<text:tab/><text:tab/><text:tab/>Jarle <text:tab/>Truillot<text:tab/>Kaeppelin / Thierry / Schlatter, G / CarlesKaeppelin / Thierry / Schlatter, G / Carles<text:tab/>Née le 4 novembre 1802.<text:tab/>Elle est spécialisée dans l'impression d'éventails<text:tab/><text:tab/>AN F18 1733<text:tab/><text:tab/></text:p>
            <text:p>BELNOS<text:tab/>Jean, Jacques, Charles, Michel<text:tab/>22/02/1831<text:tab/><text:tab/><text:tab/>Rue de  Corneille n°16 et 5<text:tab/><text:tab/><text:tab/>10/06/1884<text:tab/><text:tab/>peintre<text:tab/><text:tab/><text:tab/><text:tab/>Né le 10 juin 1784, son père est un ancien employé de la bibliothèque de l'Intérieur. <text:tab/>Peintre de formation, Il a fait connaître la lithographie en Inde en 1822, il possédait un établissement à Calcutta. Il prépare un ouvrage sur la vie et les mœurs des Indous depuis son retour.<text:tab/><text:tab/>AN F18 1733<text:tab/><text:tab/>Diffusion de la lithographie en Inde / Il manque ses adressesDiffusion de la lithographie en Inde / Il manque ses adresses</text:p>
            <text:p>BELOU<text:tab/>Marie, Thomas, Adrien, Jean<text:tab/>04/08/1831<text:tab/>12/12/1853<text:tab/>rue du Faubourg St Antoine, 1 / Rue Philipeau, 35 /  rue du Faubourg St Antoine, 1 / Rue Philipeau, 35 /  <text:tab/><text:tab/>11<text:tab/><text:tab/>31/12/1894<text:tab/>Paris<text:tab/>ouvrier lithographe<text:tab/><text:tab/>Aubert<text:tab/>Lemercier / Mantoux / Chabert / DesportesLemercier / Mantoux / Chabert / Desportes<text:tab/>Né à Paris le 31 décembre 1794.<text:tab/>Il est ouvrier lithographe depuis 11 ans<text:tab/><text:tab/>AN F18 1733<text:tab/><text:tab/></text:p>
            <text:p>BENARD<text:tab/>Jean, François<text:tab/>28/02/1832<text:tab/>24/09/1850<text:tab/>Rue de l'Abbaye, 4<text:tab/>Quai Bourbon, 29<text:tab/>6<text:tab/><text:tab/>28/07/1896<text:tab/>Paris<text:tab/><text:tab/>Delaporte, Victor<text:tab/>Devun, JB<text:tab/>Mantoux / Engelmann / Gihaut / DelaporteMantoux / Engelmann / Gihaut / Delaporte<text:tab/>Né à Paris le 28 juillet 1796.<text:tab/>Il a acheté l'atelier de Delaporte. / Il a été condamné à une amende de 1000 frs pour avoir omis de déposer des dessins imprmés.Il a acheté l'atelier de Delaporte. / Il a été condamné à une amende de 1000 frs pour avoir omis de déposer des dessins imprmés.<text:tab/><text:tab/>AN F18 1733<text:tab/><text:tab/>Un des plus grands ateliers</text:p>
            <text:p>BERDALLE DE LA POMMERAYE dit BERALDI<text:tab/>Hubert, Victor<text:tab/>11/07/1850<text:tab/>23/07/1855<text:tab/>rue Bergère,  21 / Passage Jouffroy n°10rue Bergère,  21 / Passage Jouffroy n°10<text:tab/><text:tab/>9<text:tab/><text:tab/>22/02/1825<text:tab/><text:tab/>compositeur de musique.  Son père lui a donné le pouvoir d'administrer activement et passivement son imprimerie lithographique.  / compositeur de musique.  Son père lui a donné le pouvoir d'administrer activement et passivement son imprimerie lithographique. <text:tab/>Herbert<text:tab/>Thiboust, Auguste, JulienThiboust, Auguste, Julien<text:tab/>Ligny / GavarryLigny / Gavarry<text:tab/>Né le 22 février 1825. Son père était lithographe à Rouen et à Paris, boulevard Montmartre n°10. Il est célibataire. <text:tab/>Compositeur de musique, il a obtenu de son père le pouvoir d'administrer activement et passivement son imprimerie lithographique. Il est associé au lithographe Villain, marchand de musique. Le brevet qu'il demande sera exploité par les deux hommes en communauté.  / Avant d'avoir leur brevet d'imprimeur, une presse lithographique fonctionne déjà au premier étage de leur magasin de musique. Un acte du 28 mai 1850 nous apprend qu'il y a trois presses lithographiques chez lui, venues de l'entreprise de son père à Rouen. Des scellés sont mis sur ces machines.                                                                                                   Il demande le brevet pour imprimer de la musique et surtout ses propres compositions.  Le rapport du 20 mai 1850 nous dit qu'il est le frère de M. Herbert, Eusèbe et que ces deux hommes sont en froid. Il est démissionnaire en faveur de M. Thiboust le 23/07/1865.Compositeur de musique, il a obtenu de son père le pouvoir d'administrer activement et passivement son imprimerie lithographique. Il est associé au lithographe Villain, marchand de musique. Le brevet qu'il demande sera exploité par les deux hommes en communauté.  / Avant d'avoir leur brevet d'imprimeur, une presse lithographique fonctionne déjà au premier étage de leur magasin de musique. Un acte du 28 mai 1850 nous apprend qu'il y a trois presses lithographiques chez lui, venues de l'entreprise de son père à Rouen. Des scellés sont mis sur ces machines.                                                                                                   Il demande le brevet pour imprimer de la musique et surtout ses propres compositions.  Le rapport du 20 mai 1850 nous dit qu'il est le frère de M. Herbert, Eusèbe et que ces deux hommes sont en froid. Il est démissionnaire en faveur de M. Thiboust le 23/07/1865.<text:tab/><text:tab/>AN F18 1733<text:tab/><text:tab/>Un des plus importants lithographes</text:p>
            <text:p>BERGER<text:tab/>Pierre<text:tab/>20/11/1838<text:tab/>29/08/1861<text:tab/>rue d'Enghein, 7  /  <text:tab/><text:tab/>10<text:tab/><text:tab/>14/05/1800<text:tab/>Goetzenbuch (Moselle)<text:tab/><text:tab/><text:tab/><text:tab/><text:tab/>Né à Goetzenbuch en Moselle le 14 mai 1800. <text:tab/>Il a été directeur des Verreries de Gaetzenbruch près de Bitche. Il fabrique des papiers gaufrés et des cartes géographiques<text:tab/>Bauerkeller<text:tab/>AN F18 1733<text:tab/><text:tab/></text:p>
            <text:p>BERGERAT / Veuve GENTY<text:tab/>Marie, Louise<text:tab/>02/08/1852<text:tab/>25/04/1853<text:tab/>rue des Précheurs, 7  /  <text:tab/><text:tab/>1<text:tab/><text:tab/>06/11/1891<text:tab/><text:tab/><text:tab/>Genty<text:tab/>Loire<text:tab/>Baugeau / Vayron / Saunier / Lordereau<text:tab/>Né le 6 novembre 1811.<text:tab/>Elle possède une presse, et se spécialise en ouvrages de broderie et sujets d'éducation et de sainteté<text:tab/><text:tab/>AN F18 1733<text:tab/><text:tab/></text:p>
            <text:p>BERLE<text:tab/>Pierre, Auguste<text:tab/>03/08/1838<text:tab/>26/11/1847<text:tab/>Rue Transmonain n°12   <text:tab/>Rue Transmonain n°12   <text:tab/><text:tab/><text:tab/>15/07/1899<text:tab/>Bonneuil<text:tab/>Il a travaillé dans la fabrique de papier de fantaisie de M. Breffort. <text:tab/>Berle<text:tab/>Mérantier, Pierre, Hyacinthe. <text:tab/>Grullois / Seguin / Willayes / Toquet<text:tab/>Né à Bonneuil le 15 juillet 1799, il est marié et père de famille. <text:tab/>Il possède 3 presses pour les ouvrages de broderie qu'il a acquis de seconde main et aussi la fabrique de papiers de fantaisie du Sieur Breffort, qui a malheureusement péri dans la maison 12 rue Transmonain lors des émeutes de 1834, 30000 frans avec 20 ouvriers / Il s'est livré à une spéculation sur des tissus prohibés, rue du faubourg Saint Denis n°25. On a peur de lui donner le brevet d'imprimeur lithographe parce que le ministre craint qu'il vende des estampes prohibées. <text:tab/><text:tab/>AN F18 1733<text:tab/><text:tab/>Informations sur l'achat de son matériel</text:p>
            <text:p>BERNAIN<text:tab/>Pierre, Eugène<text:tab/>10/03/1853<text:tab/><text:tab/>Rue du Petit Lion, 12 / Rue Salle au Comte, 13<text:tab/><text:tab/>3<text:tab/><text:tab/>20/03/1822<text:tab/>Bayonne<text:tab/>Ecrivain lithographe<text:tab/>Chatelard<text:tab/><text:tab/>Jolicoeur / St Aubin / Wimmerlin / Messain<text:tab/>Né à Bayonne le 20 mars 1822, son père était marchand papetier.<text:tab/>Il a travaillé comme écrivain lithographe. Il est spécialisé dans les travaux de ville<text:tab/><text:tab/>AN F18 1733<text:tab/><text:tab/></text:p>
            <text:p>BERNARD<text:tab/>Charles, Louis<text:tab/>15/07/1828<text:tab/>03/07/1829<text:tab/>Rue Notre Dame des Victoires, 16<text:tab/><text:tab/><text:tab/><text:tab/>30/06/1869<text:tab/>Paris<text:tab/>Employé<text:tab/><text:tab/>Delarue, Pierre Théophile<text:tab/><text:tab/>Né à Paris le 30 juin 1769, son père était épicier.<text:tab/>Il était employé supérieur des contributions indirectes à Nevers, pendant douze ans. Dans une lettre du 22 juillet 1826, il informe le ministre qu'il doit transporter une de ses presses chez M. Dutertre, professeur à l'école gratuite de dessin, quai de la Tournelle n°39, pour y exécuter des planches de cours.                                                                                          <text:tab/>Delarue<text:tab/>AN F18 1733 / Almanch du commerce 1827<text:tab/><text:tab/>vérifier l'adresse</text:p>
            <text:p>BERNARD<text:tab/>Narcisse<text:tab/>01/06/1870<text:tab/><text:tab/>Rue Magenta, 122<text:tab/>Rue de Compiègne, 2<text:tab/>19<text:tab/><text:tab/>26/10/1829<text:tab/>Trémilly (Haute-Marne)<text:tab/>commissionnaire en imprimerie<text:tab/><text:tab/><text:tab/><text:tab/>Né à Trémilly en Haute-Marne, son père était menuisier.<text:tab/>Tout d'abord commissionnaire en imprimerie, il possède 2 presses mécaniques. Il veut faire des affiches, des prospectus et des factures.<text:tab/><text:tab/>AN F18 1733<text:tab/><text:tab/></text:p>
            <text:p>BEROT<text:tab/>Jean, Louis<text:tab/>11/02/1833<text:tab/>20/12/1852<text:tab/>rue d'Argenteuil, 23  /  <text:tab/><text:tab/>1<text:tab/><text:tab/>12/01/1892<text:tab/><text:tab/>Employé  comme imprimeur géographe chez Engelmann 2 ans / Employé à la presse lithographique de la Préfecture de Police  de 1826 à 1828<text:tab/><text:tab/><text:tab/>Monnot ; Pécry ; Derebergues ; Argentier ;  ; <text:tab/>Né le 12 janvier 1792<text:tab/>Il est tout d'abord employé comme imprimeur - géographe chez Engelmann pendant 2 ans. Il est ensuite employé de 1826 à 1828 à la presse lithographique de la Préfecture de Police.<text:tab/><text:tab/>AN F18 1733<text:tab/><text:tab/></text:p>
            <text:p>BERTHET<text:tab/>Jean-Baptiste<text:tab/>10/07/1856<text:tab/><text:tab/>rue Réaumur, 4 (1858) / Rue du Petit Lion, 20 (1857) / Rue Saint Denis, 343 / Quai de Jemmapes, 104  /  <text:tab/>Rue ville l'évêque n°31<text:tab/>2<text:tab/><text:tab/>16/11/1816<text:tab/>A Villefranche - Rhône<text:tab/>Ecrivain lithographe / Graveur à Moulins<text:tab/>Issaby<text:tab/><text:tab/>Ganeau ; Girard ; Goldschmidt ; Roussat ;  ; <text:tab/>Né à Villefrance dans le Rhône le 16 novembre 1816, il est marié et père de deux enfants. Son père était cabaretier.<text:tab/>Il es écrivain lithographe de formation et graveur installé à Moulins. Il fait faillite en 1874 et déclare un actif de 6190 frs et un passif de 2638,30 frs. <text:tab/><text:tab/>Archives de Paris D10 U3 46 n°18589 / D11 U3 761 / AN F 18 1734<text:tab/><text:tab/></text:p>
            <text:p>BERTHIER<text:tab/>Alphonse<text:tab/>03/05/1847<text:tab/>06/04/1857<text:tab/><text:tab/>Rue St Honoré, 265<text:tab/>1<text:tab/><text:tab/>22/04/1820<text:tab/>A Bourré - Loir et Cher<text:tab/>Ecrvain lithographe chez Cabassol son beau-père<text:tab/>Cabassol<text:tab/><text:tab/>Carles ; Thierry ; Desportes, Jules ;<text:tab/>Né à Bourré dans le Loir et Cher le 22 avril 1820, son père est garde général des forêts dans la propriété particulière du Roi à Amboise.<text:tab/>Il est tout d'abord écrivain lithographe chez Cabassol, son beau-père. Puis il achète l'établissement de Cabassol pour 3000 frs soit 500 frs d'achalandages, 2500 frs de marchandises, pierres, presses et autres ustensiles + brevet. Il paye cette somme en 7 ans de 1847 à 1853 400 frs par an. / Son brevet est annulé  car il devient artiste dramatique et par avec une troupe de province en Afrique. / Prédécesseur décédé<text:tab/><text:tab/>AN F18 1734<text:tab/><text:tab/></text:p>
            <text:p>BERTIER<text:tab/>Louis<text:tab/>10/11/1836<text:tab/><text:tab/><text:tab/>Rue Grenelle St Germain, 194<text:tab/>6<text:tab/><text:tab/>18/08/1809<text:tab/><text:tab/>Compositeur et imprimeur 13 ans chez Firmin Didot / Ouvrier lithographe chez Decourchant<text:tab/><text:tab/><text:tab/><text:tab/>Né le 18 août 1809, il est marié. Son père est débiteur de tabac.<text:tab/>Il est d'abord compositeur et imprimeur pendant 13 ans chez Firmin-Didot puis ouvrier lithographe chez Decourchant.<text:tab/><text:tab/>AN F18 1734<text:tab/><text:tab/></text:p>
            <text:p>BES<text:tab/>Antoine, Pierre Augustin<text:tab/>21/05/1838<text:tab/><text:tab/>Rue Gît le Cœur, 11  /  <text:tab/>Rue du Plâtre Saint Jacques, 25<text:tab/>6<text:tab/><text:tab/>31/03/1807<text:tab/><text:tab/>Taille-docuier avec le sieur Dubreuil son beau-père pour un magasin de dessins et d'estampes<text:tab/><text:tab/><text:tab/>Vayron ; Cotteret ; <text:tab/>Né le 31 mars 1807, il est marié et père de famille. <text:tab/>Il est tout d'abord taille-doucier avec le Sieur Dubreuil, son beau-père. Ils exploitent ensemble un magasin d'estampes et de dessins. Il veut exploiter avec son beau-père une lithographie. Son beau-père ne sachant pas écrire, le brevet est au nom du Sieur Bès. En 1853 ils sont pris pour défaut de déclaration avant l'impression d'un catalogue d'articles de colportages. (ci-joint le  catalogue).<text:tab/><text:tab/>AN F18 1734<text:tab/><text:tab/></text:p>
            <text:p>BESSAIGNET<text:tab/>Jospeh<text:tab/>02/08/1858<text:tab/>04/05/1861<text:tab/>Rue de la Verrerie, 67  /  <text:tab/>Rue Montorgueil, 17<text:tab/>4<text:tab/><text:tab/>28/07/1809<text:tab/>Mézin - Lot et Garonne<text:tab/>Huissier à Mézin / Il a dirigé une maison de commerce de bouchons en 1847 / Il a travaillé chez Clare<text:tab/>Clare<text:tab/>Bouisseren, Guillaume<text:tab/>Dubois ; Chouquet ; Devaux <text:tab/>Né le 28 juillet 1809 à Mézin dans Le Lot et Garonne. Son père était chapelier. Il est marié avec 1 enfant. / Père: chapelier<text:tab/>En complément de son brevet de lithographe, il obtient l'autorisation de posséder des cractères mobiles du 27/09/1858 au 04/05/1861. Il est spécialisé dans l'impression des étiquettes à l'usage des pharmaciens.<text:tab/><text:tab/>AN F18 1734<text:tab/><text:tab/></text:p>
            <text:p>BESSES<text:tab/>Jules, Joseph, Louis<text:tab/>11/11/1854<text:tab/>30/09/1857<text:tab/>La Chapelle St Denis / Rue des Francs Bourgeois, 4  /  <text:tab/><text:tab/><text:tab/><text:tab/>24/09/1821<text:tab/>Le Puy en Velay - Haute-Loire<text:tab/>Expéditionnaire autographe chez Maître Dufourmontelle, avoué<text:tab/>Dauty<text:tab/>Mielle<text:tab/>Pettré ; Plaideux ; Paulon, G ; Devillers ;  ; <text:tab/>Né le 24 septemnre 1821 au Puy en Velay en Haute-Loire, son père était avoué.<text:tab/>Il est tout d'abord expéditionnaire autographe chez Maïtre Dufourmontelle, avoué.Il demande à posséder une presse autographe, cela lui est refusé le 08/08/1854. / Pièces judiciaires / Prédécesseur décédé<text:tab/><text:tab/>AN F18 1734<text:tab/><text:tab/></text:p>
            <text:p>BESSON<text:tab/>Antoine, Hippolyte<text:tab/>11/01/1859<text:tab/>19/05/1865<text:tab/>Rue Beauregard, 6 / Passage du Désir, 22 / Rue du Faubourg St Martin, 78 / Passage Brady, 2 / Rue de Cléry, 39<text:tab/>Rue de Cléry, 58<text:tab/>2<text:tab/><text:tab/>17/01/1822<text:tab/>Vauvert (Gard)<text:tab/>écrivain lithographe<text:tab/>Bouchard<text:tab/>Capitaine<text:tab/><text:tab/>Né le 17 janvier 1822 à Vauvert dans le Gard, son père est aspirant huissier.<text:tab/>Il est écrivain lithographe.<text:tab/><text:tab/>AN F18 1734<text:tab/><text:tab/></text:p>
            <text:p>BETREMIEUX<text:tab/>Désiré, Henri<text:tab/>01/10/1833<text:tab/>25/07/1856<text:tab/>rue du Faubourg St Denis, 99 /  <text:tab/>Rue des Prêtres St Séverin, 16<text:tab/>10<text:tab/><text:tab/>03/01/1804<text:tab/>Paris<text:tab/>artiste, dessinateur lithographe<text:tab/><text:tab/><text:tab/>Erschweller / Brisset / Daras / Chatin<text:tab/>Né à Paris le 3 janvier 1804, son père est grenadier de la Garde du Consul. / Il figure sur la liste des inculpés de juin 1848, il est libéré en juillet 1848<text:tab/>Il a fait l'Ecole des beaux-Arts, élève de Blondel<text:tab/><text:tab/>AN F18 1734 / AN F7 2585 / Almanach du commerce, 1839<text:tab/><text:tab/></text:p>
            <text:p>BIARDOT<text:tab/>Eugène<text:tab/>29/05/1867<text:tab/>23/01/1869<text:tab/>rue St Denis, 2 /  <text:tab/><text:tab/>1<text:tab/><text:tab/>30/09/1825<text:tab/>Joigny (Yonne)<text:tab/>mercier<text:tab/>Souverain<text:tab/>Orlandi<text:tab/>Broix / Leclercq / Bried<text:tab/>Né à Joigny dans l'Yonne le 30 septembre 1825.<text:tab/>Il tenait un commerce de mercerie à Brest<text:tab/>Souverain<text:tab/>AN F18 1735<text:tab/><text:tab/></text:p>
            <text:p>BICHEBOIS<text:tab/>Louis, Pierre, Alphonse<text:tab/>28/04/1830<text:tab/>16/07/1853<text:tab/>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text:tab/><text:tab/>2<text:tab/><text:tab/>14/04/1801<text:tab/>Paris<text:tab/>dessinateur lithographe<text:tab/>Roehn<text:tab/>Bourgerie<text:tab/><text:tab/>Né à Paris le 14 avril 1801, son père est tapissier.<text:tab/>D'abord dessinateur lithographe, il a été breveté lithographe à St Denis en 1829<text:tab/><text:tab/>AN F18 1735<text:tab/><text:tab/></text:p>
            <text:p>BILLARD<text:tab/>Côme, Baptiste<text:tab/>22/10/1839<text:tab/>07/06/1856<text:tab/><text:tab/>Rue du Cadran, 7<text:tab/>18<text:tab/><text:tab/>26/09/1813<text:tab/>Verneuil (Eure)<text:tab/><text:tab/><text:tab/>Deymaric<text:tab/>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text:tab/>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text:tab/><text:tab/><text:tab/>AN F18 1735<text:tab/><text:tab/></text:p>
            <text:p>BILLARDEL<text:tab/>Jean-Baptiste, Henri<text:tab/>13/05/1842<text:tab/>12/12/1853<text:tab/>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text:tab/>Rue St Honoré, 99<text:tab/>2<text:tab/><text:tab/>17/08/1815<text:tab/>Versailles<text:tab/>artiste, dessinateur sur pierres<text:tab/>Desplanques, Jospeh David<text:tab/><text:tab/>Guyot / Desgranges / Delarue, ThGuyot / Desgranges / Delarue, ThGuyot / Desgranges / Delarue, ThGuyot / Desgranges / Delarue, ThGuyot / Desgranges / Delarue, ThGuyot / Desgranges / Delarue, ThGuyot / Desgranges / Delarue, ThGuyot / Desgranges / Delarue, ThGuyot / Desgranges / Delarue, ThGuyot / Desgranges / Delarue, ThGuyot / Desgranges / Delarue, ThGuyot / Desgranges / Delarue, ThGuyot / Desgranges / Delarue, ThGuyot / Desgranges / Delarue, ThGuyot / Desgranges / Delarue, ThGuyot / Desgranges / Delarue, ThGuyot / Desgranges / Delarue, Th<text:tab/>Né à Versailles le 17 août 1815, son père est cuisinier.<text:tab/>Artiste, dessinateur sur pierres de formation, son brevet sera finalement annulé.<text:tab/><text:tab/>AN F18 1735<text:tab/><text:tab/></text:p>
            <text:p>BILLARDEL<text:tab/>Paul, Alexandre<text:tab/>19/11/1847<text:tab/>05/10/1854<text:tab/>rue de la Jussienne, 9 /  rue de la Jussienne, 9 /  rue de la Jussienne, 9 /  rue de la Jussienne, 9 /  rue de la Jussienne, 9 /  rue de la Jussienne, 9 /  rue de la Jussienne, 9 /  rue de la Jussienne, 9 /  rue de la Jussienne, 9 /  rue de la Jussienne, 9 /  rue de la Jussienne, 9 /  rue de la Jussienne, 9 /  rue de la Jussienne, 9 /  rue de la Jussienne, 9 /  rue de la Jussienne, 9 /  rue de la Jussienne, 9 /  rue de la Jussienne, 9 /  <text:tab/><text:tab/>2<text:tab/><text:tab/>26/06/1822<text:tab/><text:tab/>ouvrier lithographe<text:tab/><text:tab/>Sarrazin, Pierre Auguste<text:tab/>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text:tab/>Il est né le 26 juin 1822.<text:tab/>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text:tab/><text:tab/>AN F18 1735<text:tab/><text:tab/></text:p>
            <text:p>BIMONT née DUBOST<text:tab/>Henriette<text:tab/>01/09/1842<text:tab/><text:tab/>passage du Caire, 123 et 124 /  passage du Caire, 123 et 124 /  passage du Caire, 123 et 124 /  passage du Caire, 123 et 124 /  passage du Caire, 123 et 124 /  passage du Caire, 123 et 124 /  passage du Caire, 123 et 124 /  passage du Caire, 123 et 124 /  passage du Caire, 123 et 124 /  passage du Caire, 123 et 124 /  passage du Caire, 123 et 124 /  passage du Caire, 123 et 124 /  passage du Caire, 123 et 124 /  passage du Caire, 123 et 124 /  passage du Caire, 123 et 124 /  passage du Caire, 123 et 124 /  passage du Caire, 123 et 124 /  <text:tab/><text:tab/>2<text:tab/><text:tab/>30/01/1816<text:tab/>Moulins (Allier)<text:tab/><text:tab/><text:tab/><text:tab/>Rival / DesurmonRival / DesurmonRival / DesurmonRival / DesurmonRival / DesurmonRival / DesurmonRival / DesurmonRival / DesurmonRival / DesurmonRival / DesurmonRival / DesurmonRival / DesurmonRival / DesurmonRival / DesurmonRival / DesurmonRival / DesurmonRival / Desurmon<text:tab/>Né à Moulins dans l'Allier le 30 janvier 1816, son père était journalier.<text:tab/>Son mari, imprimeur en lettres, a fait faillite en 1841. Elle tient également une imprimerie en taille-douce 44 et 46 Passage du Caire<text:tab/>Bourdier<text:tab/>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text:tab/><text:tab/></text:p>
            <text:p>BINETEAU<text:tab/>Henri, Auguste<text:tab/>18/02/1848<text:tab/>23/08/1859<text:tab/>rue des Maçons Sorbonne, 3  /  rue des Maçons Sorbonne, 3  /  rue des Maçons Sorbonne, 3  /  rue des Maçons Sorbonne, 3  /  rue des Maçons Sorbonne, 3  /  rue des Maçons Sorbonne, 3  /  rue des Maçons Sorbonne, 3  /  rue des Maçons Sorbonne, 3  /  rue des Maçons Sorbonne, 3  /  rue des Maçons Sorbonne, 3  /  rue des Maçons Sorbonne, 3  /  rue des Maçons Sorbonne, 3  /  rue des Maçons Sorbonne, 3  /  rue des Maçons Sorbonne, 3  /  rue des Maçons Sorbonne, 3  /  rue des Maçons Sorbonne, 3  /  rue des Maçons Sorbonne, 3  /  <text:tab/><text:tab/>3<text:tab/><text:tab/>25/01/1824<text:tab/><text:tab/>Géographe / contre-maîtreGéographe / contre-maîtreGéographe / contre-maîtreGéographe / contre-maîtreGéographe / contre-maîtreGéographe / contre-maîtreGéographe / contre-maîtreGéographe / contre-maîtreGéographe / contre-maîtreGéographe / contre-maîtreGéographe / contre-maîtreGéographe / contre-maîtreGéographe / contre-maîtreGéographe / contre-maîtreGéographe / contre-maîtreGéographe / contre-maîtreGéographe / contre-maître<text:tab/>Selves, Antoine<text:tab/>Hédin, Jean Nicoals<text:tab/>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text:tab/>Né le 25 janvier 1824, son père était imprimeur lithographe.<text:tab/>Géographe de formation, il est spécialiste en impressions de cartes. Il était contre-maître dans l'imprimerie lithographique de son père. Il fait faillite en 1843, le passif est de 53934 francs et l'actif de 53 582 francs<text:tab/><text:tab/>AN F18 1735 / D10U3 22n° 3720AN F18 1735 / D10U3 22n° 3720AN F18 1735 / D10U3 22n° 3720AN F18 1735 / D10U3 22n° 3720AN F18 1735 / D10U3 22n° 3720AN F18 1735 / D10U3 22n° 3720AN F18 1735 / D10U3 22n° 3720AN F18 1735 / D10U3 22n° 3720AN F18 1735 / D10U3 22n° 3720AN F18 1735 / D10U3 22n° 3720AN F18 1735 / D10U3 22n° 3720AN F18 1735 / D10U3 22n° 3720AN F18 1735 / D10U3 22n° 3720AN F18 1735 / D10U3 22n° 3720AN F18 1735 / D10U3 22n° 3720AN F18 1735 / D10U3 22n° 3720AN F18 1735 / D10U3 22n° 3720<text:tab/><text:tab/></text:p>
            <text:p>BLANC<text:tab/>Jean, Alexandre<text:tab/>04/06/1858<text:tab/><text:tab/>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text:tab/><text:tab/>17<text:tab/><text:tab/>12/03/1817<text:tab/>Paris<text:tab/>ouvrier lithographe<text:tab/>Petit, Jacques<text:tab/><text:tab/>Barousse / Pettré / LihardBarousse / Pettré / LihardBarousse / Pettré / LihardBarousse / Pettré / LihardBarousse / Pettré / LihardBarousse / Pettré / LihardBarousse / Pettré / LihardBarousse / Pettré / LihardBarousse / Pettré / LihardBarousse / Pettré / LihardBarousse / Pettré / LihardBarousse / Pettré / LihardBarousse / Pettré / LihardBarousse / Pettré / LihardBarousse / Pettré / LihardBarousse / Pettré / LihardBarousse / Pettré / Lihard<text:tab/>Né à Paris le 12 mars 1817. <text:tab/>Il est ouvrier lithographe de formation.<text:tab/><text:tab/>AN F18 1735<text:tab/><text:tab/></text:p>
            <text:p>BLANCHARD<text:tab/>Adolphe, Dominique, Elie<text:tab/>15/12/1851<text:tab/>29/08/1854<text:tab/>rue de la Grande Truanderie, 42 / Rue du Pla^tre St Jacques, 14  /  rue de la Grande Truanderie, 42 / Rue du Pla^tre St Jacques, 14  /  rue de la Grande Truanderie, 42 / Rue du Pla^tre St Jacques, 14  /  rue de la Gr</text:p>
          </table:table-cell>
          <table:table-cell office:value-type="string" calcext:value-type="string">
            <text:p>Son père est vannier.</text:p>
          </table:table-cell>
          <table:table-cell/>
        </table:table-row>
        <table:table-row table:style-name="ro1">
          <table:table-cell office:value-type="float" office:value="10113" calcext:value-type="float">
            <text:p>10113</text:p>
          </table:table-cell>
          <table:table-cell office:value-type="string" calcext:value-type="string">
            <text:p>JOSSU</text:p>
          </table:table-cell>
          <table:table-cell office:value-type="string" calcext:value-type="string">
            <text:p>Louis</text:p>
          </table:table-cell>
          <table:table-cell table:style-name="ce5" office:value-type="string" calcext:value-type="string">
            <text:p>1862-05-04 00:00:00</text:p>
          </table:table-cell>
          <table:table-cell table:number-columns-repeated="2"/>
          <table:table-cell office:value-type="string" calcext:value-type="string">
            <text:p>rue des Anglais, 13 <text:s/>/</text:p>
          </table:table-cell>
          <table:table-cell/>
          <table:table-cell office:value-type="string" calcext:value-type="string">
            <text:p>AN F18 1781</text:p>
          </table:table-cell>
          <table:table-cell office:value-type="string" calcext:value-type="string">
            <text:p>Il souhaite se spécialiser dans l'impression de factures et d'adresses</text:p>
          </table:table-cell>
          <table:table-cell office:value-type="string" calcext:value-type="string">
            <text:p>Son père était cordonnier</text:p>
          </table:table-cell>
          <table:table-cell/>
        </table:table-row>
        <table:table-row table:style-name="ro1">
          <table:table-cell office:value-type="float" office:value="10114" calcext:value-type="float">
            <text:p>10114</text:p>
          </table:table-cell>
          <table:table-cell office:value-type="string" calcext:value-type="string">
            <text:p>JOUBERT</text:p>
          </table:table-cell>
          <table:table-cell office:value-type="string" calcext:value-type="string">
            <text:p>Joseph, Emile</text:p>
          </table:table-cell>
          <table:table-cell table:style-name="ce5" office:value-type="string" calcext:value-type="string">
            <text:p>1864-11-03 00:00:00</text:p>
          </table:table-cell>
          <table:table-cell table:number-columns-repeated="2"/>
          <table:table-cell office:value-type="string" calcext:value-type="string">
            <text:p>rue St Maur, 134 /</text:p>
          </table:table-cell>
          <table:table-cell/>
          <table:table-cell office:value-type="string" calcext:value-type="string">
            <text:p>AN F18 1782</text:p>
          </table:table-cell>
          <table:table-cell office:value-type="string" calcext:value-type="string">
            <text:p>Il a été associé à son beau-père, Poussin et ses parents on t racheté l'établissement pour leur fils</text:p>
          </table:table-cell>
          <table:table-cell office:value-type="string" calcext:value-type="string">
            <text:p>Son père est médecin</text:p>
          </table:table-cell>
          <table:table-cell/>
        </table:table-row>
        <table:table-row table:style-name="ro1">
          <table:table-cell office:value-type="float" office:value="10115" calcext:value-type="float">
            <text:p>10115</text:p>
          </table:table-cell>
          <table:table-cell office:value-type="string" calcext:value-type="string">
            <text:p>JOUMAR</text:p>
          </table:table-cell>
          <table:table-cell office:value-type="string" calcext:value-type="string">
            <text:p>Jean-Baptiste</text:p>
          </table:table-cell>
          <table:table-cell table:style-name="ce5" office:value-type="string" calcext:value-type="string">
            <text:p>1833-07-10 00:00:00</text:p>
          </table:table-cell>
          <table:table-cell table:style-name="ce5" office:value-type="string" calcext:value-type="string">
            <text:p>1851-07-03 00:00:00</text:p>
          </table:table-cell>
          <table:table-cell/>
          <table:table-cell office:value-type="string" calcext:value-type="string">
            <text:p>passage Ste Croix de la Bretonnière, 11 /</text:p>
          </table:table-cell>
          <table:table-cell/>
          <table:table-cell office:value-type="string" calcext:value-type="string">
            <text:p>AN F18 1782</text:p>
          </table:table-cell>
          <table:table-cell office:value-type="string" calcext:value-type="string">
            <text:p>Il travaille dans la lithographie depuis 1819</text:p>
          </table:table-cell>
          <table:table-cell office:value-type="string" calcext:value-type="string">
            <text:p>Son père était préposé du payeur général</text:p>
          </table:table-cell>
          <table:table-cell/>
        </table:table-row>
        <table:table-row table:style-name="ro1">
          <table:table-cell office:value-type="float" office:value="10116" calcext:value-type="float">
            <text:p>10116</text:p>
          </table:table-cell>
          <table:table-cell office:value-type="string" calcext:value-type="string">
            <text:p>JOUVRAY</text:p>
          </table:table-cell>
          <table:table-cell office:value-type="string" calcext:value-type="string">
            <text:p>Louis, Emile</text:p>
          </table:table-cell>
          <table:table-cell table:number-columns-repeated="5"/>
          <table:table-cell office:value-type="string" calcext:value-type="string">
            <text:p>AN F18 1782</text:p>
          </table:table-cell>
          <table:table-cell office:value-type="string" calcext:value-type="string">
            <text:p>Il est fabricant de boites en carton pour bonbons</text:p>
          </table:table-cell>
          <table:table-cell office:value-type="string" calcext:value-type="string">
            <text:p>C'est un enfant trouvé</text:p>
          </table:table-cell>
          <table:table-cell/>
        </table:table-row>
        <table:table-row table:style-name="ro1">
          <table:table-cell office:value-type="float" office:value="10117" calcext:value-type="float">
            <text:p>10117</text:p>
          </table:table-cell>
          <table:table-cell office:value-type="string" calcext:value-type="string">
            <text:p>JUDE</text:p>
          </table:table-cell>
          <table:table-cell office:value-type="string" calcext:value-type="string">
            <text:p>Léonèle, Clément</text:p>
          </table:table-cell>
          <table:table-cell table:number-columns-repeated="3"/>
          <table:table-cell office:value-type="string" calcext:value-type="string">
            <text:p>Rue de la Grande Truanderie, 52 ?</text:p>
          </table:table-cell>
          <table:table-cell/>
          <table:table-cell office:value-type="string" calcext:value-type="string">
            <text:p>AN F18 1782</text:p>
          </table:table-cell>
          <table:table-cell/>
          <table:table-cell office:value-type="string" calcext:value-type="string">
            <text:p>Sa femme est couturière</text:p>
          </table:table-cell>
          <table:table-cell/>
        </table:table-row>
        <table:table-row table:style-name="ro1">
          <table:table-cell office:value-type="float" office:value="10118" calcext:value-type="float">
            <text:p>10118</text:p>
          </table:table-cell>
          <table:table-cell office:value-type="string" calcext:value-type="string">
            <text:p>JUILLARD</text:p>
          </table:table-cell>
          <table:table-cell office:value-type="string" calcext:value-type="string">
            <text:p>Désiré, Victor, Eugène</text:p>
          </table:table-cell>
          <table:table-cell table:number-columns-repeated="4"/>
          <table:table-cell office:value-type="string" calcext:value-type="string">
            <text:p>Rue St Martin, 102</text:p>
          </table:table-cell>
          <table:table-cell office:value-type="string" calcext:value-type="string">
            <text:p>AN F18 1782</text:p>
          </table:table-cell>
          <table:table-cell/>
          <table:table-cell office:value-type="string" calcext:value-type="string">
            <text:p>Il habite avec sa mère employée du théâtre St Martin, elle est pensionné e comme bléssée dans l'insurrection de juin</text:p>
          </table:table-cell>
          <table:table-cell/>
        </table:table-row>
        <table:table-row table:style-name="ro1">
          <table:table-cell office:value-type="float" office:value="10119" calcext:value-type="float">
            <text:p>10119</text:p>
          </table:table-cell>
          <table:table-cell office:value-type="string" calcext:value-type="string">
            <text:p>JUNCA</text:p>
          </table:table-cell>
          <table:table-cell office:value-type="string" calcext:value-type="string">
            <text:p>Pierre, Théophile</text:p>
          </table:table-cell>
          <table:table-cell table:number-columns-repeated="4"/>
          <table:table-cell office:value-type="string" calcext:value-type="string">
            <text:p>Rue des Augustins, 37</text:p>
          </table:table-cell>
          <table:table-cell office:value-type="string" calcext:value-type="string">
            <text:p>AN F18 1782</text:p>
          </table:table-cell>
          <table:table-cell/>
          <table:table-cell office:value-type="string" calcext:value-type="string">
            <text:p>Son père est directeur divisionnaire des postes militaires</text:p>
          </table:table-cell>
          <table:table-cell/>
        </table:table-row>
        <table:table-row table:style-name="ro1">
          <table:table-cell office:value-type="float" office:value="10120" calcext:value-type="float">
            <text:p>10120</text:p>
          </table:table-cell>
          <table:table-cell office:value-type="string" calcext:value-type="string">
            <text:p>JUNIN</text:p>
          </table:table-cell>
          <table:table-cell office:value-type="string" calcext:value-type="string">
            <text:p>Augustin, Lazare</text:p>
          </table:table-cell>
          <table:table-cell table:number-columns-repeated="4"/>
          <table:table-cell office:value-type="string" calcext:value-type="string">
            <text:p>Rue Aumaire, 51</text:p>
          </table:table-cell>
          <table:table-cell office:value-type="string" calcext:value-type="string">
            <text:p>AN F18 1782</text:p>
          </table:table-cell>
          <table:table-cell office:value-type="string" calcext:value-type="string">
            <text:p>Fabricant de jouets d'enfants, il s'est associé à la maison Gambart et Junin pour la fabrication de jeux et nouveautés en cartonnages</text:p>
          </table:table-cell>
          <table:table-cell table:number-columns-repeated="2"/>
        </table:table-row>
        <table:table-row table:style-name="ro1">
          <table:table-cell office:value-type="float" office:value="10121" calcext:value-type="float">
            <text:p>10121</text:p>
          </table:table-cell>
          <table:table-cell office:value-type="string" calcext:value-type="string">
            <text:p>JUSTIN</text:p>
          </table:table-cell>
          <table:table-cell office:value-type="string" calcext:value-type="string">
            <text:p>Michel, Placide</text:p>
          </table:table-cell>
          <table:table-cell table:style-name="ce5" office:value-type="string" calcext:value-type="string">
            <text:p>1832-09-03 00:00:00</text:p>
          </table:table-cell>
          <table:table-cell table:number-columns-repeated="4"/>
          <table:table-cell office:value-type="string" calcext:value-type="string">
            <text:p>AN F18 1782</text:p>
          </table:table-cell>
          <table:table-cell office:value-type="string" calcext:value-type="string">
            <text:p>Il est également breveté libraire en 1833</text:p>
          </table:table-cell>
          <table:table-cell office:value-type="string" calcext:value-type="string">
            <text:p>Son père est marchand tanneur</text:p>
          </table:table-cell>
          <table:table-cell/>
        </table:table-row>
        <table:table-row table:style-name="ro1">
          <table:table-cell office:value-type="float" office:value="10122" calcext:value-type="float">
            <text:p>10122</text:p>
          </table:table-cell>
          <table:table-cell office:value-type="string" calcext:value-type="string">
            <text:p>KAEPPELIN</text:p>
          </table:table-cell>
          <table:table-cell office:value-type="string" calcext:value-type="string">
            <text:p>Eugène, Florent</text:p>
          </table:table-cell>
          <table:table-cell/>
          <table:table-cell table:style-name="ce5" office:value-type="string" calcext:value-type="string">
            <text:p>1862-04-08 00:00:00</text:p>
          </table:table-cell>
          <table:table-cell/>
          <table:table-cell office:value-type="string" calcext:value-type="string">
            <text:p>Quai Voltaire n°17 et n°15, rue du Croissant n°20 <text:s/>/</text:p>
          </table:table-cell>
          <table:table-cell/>
          <table:table-cell office:value-type="string" calcext:value-type="string">
            <text:p>AN F18 1783 / Le Lithographe, 2e année 1839 p.63</text:p>
          </table:table-cell>
          <table:table-cell office:value-type="string" calcext:value-type="string">
            <text:p>Avant d'être imprimeur lithographe, il était qualifié d'artiste-dessinateur et marchand de pierres lithographiques. Il est également breveté taille-doucier en 1852 et libraire la même année. Il a créé une société pour l'exploitation d'une imprimerie lithographique et zincographique et pour la vente de pierres au capital de 150 000 frs divisé en 300 actions de 500 frs. La durée de cette société est de 20 ans à compter du 1er octobre 1837. / Il obtient une médaille d'or à l'exposition universelle de 1849 pour ses reports sur pierre et une médaille en 1855 pour l'invention d'un procédé: la lithochaléotypie ayant pour objet de réimprimer par des procédés chimiques la lithographie et les anciennes impressions sur la planche. <text:s text:c="85"/>En 1852, il exploite 4 presses en taille douce dans son atelier pour l'impression des cartes géographiques. Il a obtenu à l'exposition de 1849 une médaille d'or dans cette spécialité. Son brevet est annulé car il <text:s/>déménage à Banny dans le Loiret. <text:s text:c="2"/>/ Le 19 juin 1845, un acte du ministère de l'Intérieur stipulela vente de dix presses appartennant à M. Kaeppelin. <text:s text:c="80"/>Le 17 septembre 1841 Il obtient l'autorisation jusqu'à nouvel ordre de faire usage d'une presse typographique dite d'essai et d'un petit assortiment de caractères mobiles qui lui sont nécéssaires pour composer et reporter sur la pierre lithographique. <text:s/>Il imprime pour le ministre de la guerre des cartes topographiques, des planches d'histoire naturelle et des dessins.</text:p>
          </table:table-cell>
          <table:table-cell office:value-type="string" calcext:value-type="string">
            <text:p>Son père est lieutenant de la 6e compagnie de bataillon / Il est célibataire</text:p>
          </table:table-cell>
          <table:table-cell/>
        </table:table-row>
        <table:table-row table:style-name="ro1">
          <table:table-cell office:value-type="float" office:value="10123" calcext:value-type="float">
            <text:p>10123</text:p>
          </table:table-cell>
          <table:table-cell office:value-type="string" calcext:value-type="string">
            <text:p>KAPPELIN</text:p>
          </table:table-cell>
          <table:table-cell office:value-type="string" calcext:value-type="string">
            <text:p>Rosalie, Adélaïde</text:p>
          </table:table-cell>
          <table:table-cell table:number-columns-repeated="3"/>
          <table:table-cell office:value-type="string" calcext:value-type="string">
            <text:p>rue du Croissant, 20 <text:s/>/</text:p>
          </table:table-cell>
          <table:table-cell office:value-type="string" calcext:value-type="string">
            <text:p>Rue du Croissant, 26</text:p>
          </table:table-cell>
          <table:table-cell office:value-type="string" calcext:value-type="string">
            <text:p>AN F18 1783</text:p>
          </table:table-cell>
          <table:table-cell office:value-type="string" calcext:value-type="string">
            <text:p>Elle exerce la profession de graveur de musique. Elle fait le commerce d'ouvraes qui se rapportent à la musique et vend en gros des pierres lithographiques.</text:p>
          </table:table-cell>
          <table:table-cell office:value-type="string" calcext:value-type="string">
            <text:p>Elle est célibataire. C'est la soeur de Kaeppelin, Eugène, Florent</text:p>
          </table:table-cell>
          <table:table-cell/>
        </table:table-row>
        <table:table-row table:style-name="ro1">
          <table:table-cell office:value-type="float" office:value="10124" calcext:value-type="float">
            <text:p>10124</text:p>
          </table:table-cell>
          <table:table-cell office:value-type="string" calcext:value-type="string">
            <text:p>KLEIN</text:p>
          </table:table-cell>
          <table:table-cell office:value-type="string" calcext:value-type="string">
            <text:p>Pierre</text:p>
          </table:table-cell>
          <table:table-cell table:number-columns-repeated="5"/>
          <table:table-cell office:value-type="string" calcext:value-type="string">
            <text:p>AN F18 1783</text:p>
          </table:table-cell>
          <table:table-cell office:value-type="string" calcext:value-type="string">
            <text:p>Il est spécialisé dans la fabrication de dessins d'abats-jours.</text:p>
          </table:table-cell>
          <table:table-cell office:value-type="string" calcext:value-type="string">
            <text:p>Son père est cabaretier</text:p>
          </table:table-cell>
          <table:table-cell/>
        </table:table-row>
        <table:table-row table:style-name="ro1">
          <table:table-cell office:value-type="float" office:value="10125" calcext:value-type="float">
            <text:p>10125</text:p>
          </table:table-cell>
          <table:table-cell office:value-type="string" calcext:value-type="string">
            <text:p>KLOTZ</text:p>
          </table:table-cell>
          <table:table-cell office:value-type="string" calcext:value-type="string">
            <text:p>Joseph</text:p>
          </table:table-cell>
          <table:table-cell table:style-name="ce5" office:value-type="string" calcext:value-type="string">
            <text:p>1868-11-04 00:00:00</text:p>
          </table:table-cell>
          <table:table-cell table:number-columns-repeated="2"/>
          <table:table-cell office:value-type="string" calcext:value-type="string">
            <text:p>rue du Paradis Poissonniere, 22 /</text:p>
          </table:table-cell>
          <table:table-cell/>
          <table:table-cell office:value-type="string" calcext:value-type="string">
            <text:p>AN F18 1783</text:p>
          </table:table-cell>
          <table:table-cell office:value-type="string" calcext:value-type="string">
            <text:p>Il est peintre sur porcelaine de formation.</text:p>
          </table:table-cell>
          <table:table-cell table:number-columns-repeated="2"/>
        </table:table-row>
        <table:table-row table:style-name="ro1">
          <table:table-cell office:value-type="float" office:value="10126" calcext:value-type="float">
            <text:p>10126</text:p>
          </table:table-cell>
          <table:table-cell office:value-type="string" calcext:value-type="string">
            <text:p>KNECHT</text:p>
          </table:table-cell>
          <table:table-cell table:number-columns-repeated="4"/>
          <table:table-cell office:value-type="string" calcext:value-type="string">
            <text:p>Rue de Paradis, 37</text:p>
          </table:table-cell>
          <table:table-cell/>
          <table:table-cell office:value-type="string" calcext:value-type="string">
            <text:p>AN F18* I 126</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KUHN</text:p>
          </table:table-cell>
          <table:table-cell office:value-type="string" calcext:value-type="string">
            <text:p>Louis, Frédéric</text:p>
          </table:table-cell>
          <table:table-cell table:style-name="ce5" office:value-type="string" calcext:value-type="string">
            <text:p>1834-11-10 00:00:00</text:p>
          </table:table-cell>
          <table:table-cell table:number-columns-repeated="4"/>
          <table:table-cell office:value-type="string" calcext:value-type="string">
            <text:p>AN F18 1783</text:p>
          </table:table-cell>
          <table:table-cell/>
          <table:table-cell office:value-type="string" calcext:value-type="string">
            <text:p>Son père est maître tonnelier des Tuileries</text:p>
          </table:table-cell>
          <table:table-cell/>
        </table:table-row>
        <table:table-row table:style-name="ro1">
          <table:table-cell office:value-type="float" office:value="10128" calcext:value-type="float">
            <text:p>10128</text:p>
          </table:table-cell>
          <table:table-cell office:value-type="string" calcext:value-type="string">
            <text:p>KUPPENHEIM</text:p>
          </table:table-cell>
          <table:table-cell office:value-type="string" calcext:value-type="string">
            <text:p>Michel</text:p>
          </table:table-cell>
          <table:table-cell/>
          <table:table-cell table:style-name="ce5" office:value-type="string" calcext:value-type="string">
            <text:p>1850-06-12 00:00:00</text:p>
          </table:table-cell>
          <table:table-cell/>
          <table:table-cell office:value-type="string" calcext:value-type="string">
            <text:p>rue St Martin, 196 <text:s/>/</text:p>
          </table:table-cell>
          <table:table-cell/>
          <table:table-cell office:value-type="string" calcext:value-type="string">
            <text:p>AN F18 1783</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LABBE</text:p>
          </table:table-cell>
          <table:table-cell office:value-type="string" calcext:value-type="string">
            <text:p>Louis, Adolphe</text:p>
          </table:table-cell>
          <table:table-cell table:style-name="ce5" office:value-type="string" calcext:value-type="string">
            <text:p>1834-03-04 00:00:00</text:p>
          </table:table-cell>
          <table:table-cell table:number-columns-repeated="2"/>
          <table:table-cell office:value-type="string" calcext:value-type="string">
            <text:p>rue du Four St Germain, 9 <text:s/>/</text:p>
          </table:table-cell>
          <table:table-cell/>
          <table:table-cell office:value-type="string" calcext:value-type="string">
            <text:p>AN F18 1784</text:p>
          </table:table-cell>
          <table:table-cell office:value-type="string" calcext:value-type="string">
            <text:p>Il a fait son apprentissage en tant qu'ouvrier lithographe chez Chabert, Jules Desportes puis Cluis.</text:p>
          </table:table-cell>
          <table:table-cell office:value-type="string" calcext:value-type="string">
            <text:p>Son père est boulanger</text:p>
          </table:table-cell>
          <table:table-cell/>
        </table:table-row>
        <table:table-row table:style-name="ro1">
          <table:table-cell office:value-type="float" office:value="10130" calcext:value-type="float">
            <text:p>10130</text:p>
          </table:table-cell>
          <table:table-cell office:value-type="string" calcext:value-type="string">
            <text:p>LABORDE</text:p>
          </table:table-cell>
          <table:table-cell office:value-type="string" calcext:value-type="string">
            <text:p>Jean, François</text:p>
          </table:table-cell>
          <table:table-cell table:style-name="ce5" office:value-type="string" calcext:value-type="string">
            <text:p>1856-10-12 00:00:00</text:p>
          </table:table-cell>
          <table:table-cell table:number-columns-repeated="2"/>
          <table:table-cell office:value-type="string" calcext:value-type="string">
            <text:p>rue des Lombards, 25 <text:s/>/</text:p>
          </table:table-cell>
          <table:table-cell office:value-type="string" calcext:value-type="string">
            <text:p>Champerret commune de Neuilly</text:p>
          </table:table-cell>
          <table:table-cell office:value-type="string" calcext:value-type="string">
            <text:p>AN F18 1784</text:p>
          </table:table-cell>
          <table:table-cell office:value-type="string" calcext:value-type="string">
            <text:p>Il était écrivain en autographie et chef comptable chez M. Prost, banquier. / Il a acheté l'atelier de la Demoiselle Laborde rue des Lombards 25</text:p>
          </table:table-cell>
          <table:table-cell office:value-type="string" calcext:value-type="string">
            <text:p>Son père est commis à cheval dans l'administration des droits réunis / Il est père de 5 enfants</text:p>
          </table:table-cell>
          <table:table-cell/>
        </table:table-row>
        <table:table-row table:style-name="ro1">
          <table:table-cell office:value-type="float" office:value="10131" calcext:value-type="float">
            <text:p>10131</text:p>
          </table:table-cell>
          <table:table-cell office:value-type="string" calcext:value-type="string">
            <text:p>LABOULAYE</text:p>
          </table:table-cell>
          <table:table-cell office:value-type="string" calcext:value-type="string">
            <text:p>Pierre, Charles</text:p>
          </table:table-cell>
          <table:table-cell table:number-columns-repeated="3"/>
          <table:table-cell office:value-type="string" calcext:value-type="string">
            <text:p>rue Notre Dame des Victoires, 36 <text:s/>/</text:p>
          </table:table-cell>
          <table:table-cell/>
          <table:table-cell office:value-type="string" calcext:value-type="string">
            <text:p>AN F18 1784</text:p>
          </table:table-cell>
          <table:table-cell table:number-columns-repeated="3"/>
        </table:table-row>
        <table:table-row table:style-name="ro1">
          <table:table-cell office:value-type="float" office:value="10132" calcext:value-type="float">
            <text:p>10132</text:p>
          </table:table-cell>
          <table:table-cell office:value-type="string" calcext:value-type="string">
            <text:p>LACHEVRE Née PETUREAU</text:p>
          </table:table-cell>
          <table:table-cell office:value-type="string" calcext:value-type="string">
            <text:p>Josephine, Victoire, Catherine</text:p>
          </table:table-cell>
          <table:table-cell table:number-columns-repeated="3"/>
          <table:table-cell office:value-type="string" calcext:value-type="string">
            <text:p>passage du Caire, 60 &amp; 61 <text:s/>/</text:p>
          </table:table-cell>
          <table:table-cell/>
          <table:table-cell office:value-type="string" calcext:value-type="string">
            <text:p>AN F18 1784</text:p>
          </table:table-cell>
          <table:table-cell office:value-type="string" calcext:value-type="string">
            <text:p>Elle est d'abord imprimeur en taille-douce..</text:p>
          </table:table-cell>
          <table:table-cell office:value-type="string" calcext:value-type="string">
            <text:p>Son père est imprimeur et son mari horloger</text:p>
          </table:table-cell>
          <table:table-cell/>
        </table:table-row>
        <table:table-row table:style-name="ro1">
          <table:table-cell office:value-type="float" office:value="10133" calcext:value-type="float">
            <text:p>10133</text:p>
          </table:table-cell>
          <table:table-cell office:value-type="string" calcext:value-type="string">
            <text:p>LACOMBE</text:p>
          </table:table-cell>
          <table:table-cell office:value-type="string" calcext:value-type="string">
            <text:p>Henri, Auguste</text:p>
          </table:table-cell>
          <table:table-cell table:style-name="ce5" office:value-type="string" calcext:value-type="string">
            <text:p>1851-02-06 00:00:00</text:p>
          </table:table-cell>
          <table:table-cell table:number-columns-repeated="2"/>
          <table:table-cell office:value-type="string" calcext:value-type="string">
            <text:p>Rue du Faubourg Poissonnière, 46</text:p>
          </table:table-cell>
          <table:table-cell office:value-type="string" calcext:value-type="string">
            <text:p>Rue du Faubourg Poissonnière, 68</text:p>
          </table:table-cell>
          <table:table-cell office:value-type="string" calcext:value-type="string">
            <text:p>AN F18 1784</text:p>
          </table:table-cell>
          <table:table-cell office:value-type="string" calcext:value-type="string">
            <text:p>Il est gérant d'une revue mensuelle intitulée: La Révolution littéraire. / Il a acheté le matériel de la veuve Larue, rue du Jour 17</text:p>
          </table:table-cell>
          <table:table-cell office:value-type="string" calcext:value-type="string">
            <text:p>Il habite avec sa mère / Son père est manufacturier de papiers peints</text:p>
          </table:table-cell>
          <table:table-cell/>
        </table:table-row>
        <table:table-row table:style-name="ro1">
          <table:table-cell office:value-type="float" office:value="10134" calcext:value-type="float">
            <text:p>10134</text:p>
          </table:table-cell>
          <table:table-cell office:value-type="string" calcext:value-type="string">
            <text:p>LACOME</text:p>
          </table:table-cell>
          <table:table-cell office:value-type="string" calcext:value-type="string">
            <text:p>Etienne</text:p>
          </table:table-cell>
          <table:table-cell/>
          <table:table-cell table:style-name="ce5" office:value-type="string" calcext:value-type="string">
            <text:p>1857-10-08 00:00:00</text:p>
          </table:table-cell>
          <table:table-cell/>
          <table:table-cell office:value-type="string" calcext:value-type="string">
            <text:p>rue Marie Stuart, 6 <text:s/>/</text:p>
          </table:table-cell>
          <table:table-cell/>
          <table:table-cell office:value-type="string" calcext:value-type="string">
            <text:p>AN F18 1784</text:p>
          </table:table-cell>
          <table:table-cell office:value-type="string" calcext:value-type="string">
            <text:p>Il possède un magasin de papiers et une imprimerie en taille-douce</text:p>
          </table:table-cell>
          <table:table-cell office:value-type="string" calcext:value-type="string">
            <text:p>Son père est cultivateur</text:p>
          </table:table-cell>
          <table:table-cell/>
        </table:table-row>
        <table:table-row table:style-name="ro1">
          <table:table-cell office:value-type="float" office:value="10135" calcext:value-type="float">
            <text:p>10135</text:p>
          </table:table-cell>
          <table:table-cell office:value-type="string" calcext:value-type="string">
            <text:p>LACOUR</text:p>
          </table:table-cell>
          <table:table-cell office:value-type="string" calcext:value-type="string">
            <text:p>François</text:p>
          </table:table-cell>
          <table:table-cell/>
          <table:table-cell table:style-name="ce5" office:value-type="string" calcext:value-type="string">
            <text:p>1858-05-07 00:00:00</text:p>
          </table:table-cell>
          <table:table-cell/>
          <table:table-cell office:value-type="string" calcext:value-type="string">
            <text:p>Rue Soufflot, 18</text:p>
          </table:table-cell>
          <table:table-cell/>
          <table:table-cell office:value-type="string" calcext:value-type="string">
            <text:p>AN F18 1784 / AP D10 U3 30 n°12407 / AP D11 U3 200</text:p>
          </table:table-cell>
          <table:table-cell office:value-type="string" calcext:value-type="string">
            <text:p>Il a fait son apprentissage comme ouvrier lithographe dès l'âge de 12 ans chez le Sieur Pelisson. / Il a acheté le brevet du Sieur Tillard moyennant 19 000 frs. Toutes ses presses furent brisées en 1848. / Il a acheté son terrain rue Soufflot en 1849 pour 41 580 frs [Me Delapalme 15 février 1849] / Il a fait faillite en 1855 avec un actif de 319 856 frs et un passif de 304 643 frs / Il est également breveté imprimeur en 1842 et libraire en 1841</text:p>
          </table:table-cell>
          <table:table-cell office:value-type="string" calcext:value-type="string">
            <text:p>Son père est propriétaire</text:p>
          </table:table-cell>
          <table:table-cell/>
        </table:table-row>
        <table:table-row table:style-name="ro1">
          <table:table-cell office:value-type="float" office:value="10136" calcext:value-type="float">
            <text:p>10136</text:p>
          </table:table-cell>
          <table:table-cell office:value-type="string" calcext:value-type="string">
            <text:p>LACRAMPE</text:p>
          </table:table-cell>
          <table:table-cell office:value-type="string" calcext:value-type="string">
            <text:p>Jean-Baptiste, Xavier</text:p>
          </table:table-cell>
          <table:table-cell table:number-columns-repeated="3"/>
          <table:table-cell office:value-type="string" calcext:value-type="string">
            <text:p>passage du Caire, 128 <text:s/>/ Rue Montmartre, 26 /</text:p>
          </table:table-cell>
          <table:table-cell/>
          <table:table-cell office:value-type="string" calcext:value-type="string">
            <text:p>AN F18 1784 / Almanach du commerce, 1839</text:p>
          </table:table-cell>
          <table:table-cell office:value-type="string" calcext:value-type="string">
            <text:p>Il est également breveté imprimeur en lettres en 1829 et libraire en 1833</text:p>
          </table:table-cell>
          <table:table-cell office:value-type="string" calcext:value-type="string">
            <text:p>Son père est maître perruquier</text:p>
          </table:table-cell>
          <table:table-cell/>
        </table:table-row>
        <table:table-row table:style-name="ro1">
          <table:table-cell office:value-type="float" office:value="10137" calcext:value-type="float">
            <text:p>10137</text:p>
          </table:table-cell>
          <table:table-cell office:value-type="string" calcext:value-type="string">
            <text:p>LACROIX</text:p>
          </table:table-cell>
          <table:table-cell office:value-type="string" calcext:value-type="string">
            <text:p>Jean</text:p>
          </table:table-cell>
          <table:table-cell table:style-name="ce5" office:value-type="string" calcext:value-type="string">
            <text:p>1821-06-09 00:00:00</text:p>
          </table:table-cell>
          <table:table-cell table:number-columns-repeated="2"/>
          <table:table-cell office:value-type="string" calcext:value-type="string">
            <text:p>Rue du Four St Germain, 55</text:p>
          </table:table-cell>
          <table:table-cell/>
          <table:table-cell office:value-type="string" calcext:value-type="string">
            <text:p>AN F18 1784 / Almanach du commerce, 1827 / AN F 4601</text:p>
          </table:table-cell>
          <table:table-cell office:value-type="string" calcext:value-type="string">
            <text:p>En 1827 une correspondance est envoyée au préfet de police car Lacroix a disparu de son domicile en mai 1827</text:p>
          </table:table-cell>
          <table:table-cell/>
          <table:table-cell office:value-type="string" calcext:value-type="string">
            <text:p>Important dossier avec de nombreuses fraudes</text:p>
          </table:table-cell>
        </table:table-row>
        <table:table-row table:style-name="ro1">
          <table:table-cell office:value-type="float" office:value="10138" calcext:value-type="float">
            <text:p>10138</text:p>
          </table:table-cell>
          <table:table-cell office:value-type="string" calcext:value-type="string">
            <text:p>LAGUERRIE, née BRIOUDE</text:p>
          </table:table-cell>
          <table:table-cell office:value-type="string" calcext:value-type="string">
            <text:p>Jeanne, Solange</text:p>
          </table:table-cell>
          <table:table-cell table:number-columns-repeated="5"/>
          <table:table-cell office:value-type="string" calcext:value-type="string">
            <text:p>AN F18 1784</text:p>
          </table:table-cell>
          <table:table-cell/>
          <table:table-cell office:value-type="string" calcext:value-type="string">
            <text:p>Son père est boulanger</text:p>
          </table:table-cell>
          <table:table-cell/>
        </table:table-row>
        <table:table-row table:style-name="ro1">
          <table:table-cell office:value-type="float" office:value="10139" calcext:value-type="float">
            <text:p>10139</text:p>
          </table:table-cell>
          <table:table-cell office:value-type="string" calcext:value-type="string">
            <text:p>LALANDE</text:p>
          </table:table-cell>
          <table:table-cell office:value-type="string" calcext:value-type="string">
            <text:p>Elisabeth</text:p>
          </table:table-cell>
          <table:table-cell table:number-columns-repeated="3"/>
          <table:table-cell office:value-type="string" calcext:value-type="string">
            <text:p>rue des Lombards, 12 <text:s/>/</text:p>
          </table:table-cell>
          <table:table-cell/>
          <table:table-cell office:value-type="string" calcext:value-type="string">
            <text:p>AN F18 1785</text:p>
          </table:table-cell>
          <table:table-cell office:value-type="string" calcext:value-type="string">
            <text:p>Elle est autorisée à posséder des caractères typographiques du 15 mai 1848 au 24 juillet 1860 / En 1849 un de ses ouvriers, prussien, qui a été renvoyé de l'imprimerie la dénonce dans une lettre anonyme pour abus de l'autorisation de posséder des caractères typographiques / Elle est spécialisée dans la fabrication d'étiqettes et de factures</text:p>
          </table:table-cell>
          <table:table-cell office:value-type="string" calcext:value-type="string">
            <text:p>Son père est domestique</text:p>
          </table:table-cell>
          <table:table-cell/>
        </table:table-row>
        <table:table-row table:style-name="ro1">
          <table:table-cell office:value-type="float" office:value="10140" calcext:value-type="float">
            <text:p>10140</text:p>
          </table:table-cell>
          <table:table-cell office:value-type="string" calcext:value-type="string">
            <text:p>LALLEMAND</text:p>
          </table:table-cell>
          <table:table-cell office:value-type="string" calcext:value-type="string">
            <text:p>Adrien, Toussaint</text:p>
          </table:table-cell>
          <table:table-cell table:style-name="ce5" office:value-type="string" calcext:value-type="string">
            <text:p>1849-12-03 00:00:00</text:p>
          </table:table-cell>
          <table:table-cell table:style-name="ce5" office:value-type="string" calcext:value-type="string">
            <text:p>1856-04-02 00:00:00</text:p>
          </table:table-cell>
          <table:table-cell/>
          <table:table-cell office:value-type="string" calcext:value-type="string">
            <text:p>rue de la Harpe, 45 /</text:p>
          </table:table-cell>
          <table:table-cell/>
          <table:table-cell office:value-type="string" calcext:value-type="string">
            <text:p>AN F18 1785</text:p>
          </table:table-cell>
          <table:table-cell office:value-type="string" calcext:value-type="string">
            <text:p>A 13 ans il sort de l'Ecole de dessin, rue de l'Ecole de médecine, après avoir fait un portrait de l'Empereur en grand costume / A 17 ans il obtient le 1er prix de gravure en géographie / A 18 ans il gagnait 4 000 frs par an / Il est également marchand d'estampes</text:p>
          </table:table-cell>
          <table:table-cell table:number-columns-repeated="2"/>
        </table:table-row>
        <table:table-row table:style-name="ro1">
          <table:table-cell office:value-type="float" office:value="10141" calcext:value-type="float">
            <text:p>10141</text:p>
          </table:table-cell>
          <table:table-cell office:value-type="string" calcext:value-type="string">
            <text:p>LAMARRE</text:p>
          </table:table-cell>
          <table:table-cell office:value-type="string" calcext:value-type="string">
            <text:p>Jacques, Armand</text:p>
          </table:table-cell>
          <table:table-cell/>
          <table:table-cell table:style-name="ce5" office:value-type="string" calcext:value-type="string">
            <text:p>1713-05-09 20:46:00</text:p>
          </table:table-cell>
          <table:table-cell/>
          <table:table-cell office:value-type="string" calcext:value-type="string">
            <text:p>rue du Faubourg St Denis, 6 / <text:s/>rue du Faubourg St Denis, 6 / <text:s/>rue du Faubourg St Denis, 6 / <text:s/>rue du Faubourg St Denis, 6 / <text:s/>rue du Faubourg St Denis, 6 / <text:s/>rue du Faubourg St Denis, 6 / <text:s/>rue du Faubourg St Denis, 6 /</text:p>
          </table:table-cell>
          <table:table-cell office:value-type="string" calcext:value-type="string">
            <text:p>rue du Caire, 19</text:p>
          </table:table-cell>
          <table:table-cell office:value-type="string" calcext:value-type="string">
            <text:p>AN F18 1785</text:p>
          </table:table-cell>
          <table:table-cell office:value-type="string" calcext:value-type="string">
            <text:p>Il transfère son brevet de lithographe pour un même titre au Mans en 1846.</text:p>
          </table:table-cell>
          <table:table-cell office:value-type="string" calcext:value-type="string">
            <text:p>Son père est percepteur de contributions</text:p>
          </table:table-cell>
          <table:table-cell/>
        </table:table-row>
        <table:table-row table:style-name="ro1">
          <table:table-cell office:value-type="float" office:value="10142" calcext:value-type="float">
            <text:p>10142</text:p>
          </table:table-cell>
          <table:table-cell office:value-type="string" calcext:value-type="string">
            <text:p>LAMBERT</text:p>
          </table:table-cell>
          <table:table-cell office:value-type="string" calcext:value-type="string">
            <text:p>Jean-Louis, Isidore</text:p>
          </table:table-cell>
          <table:table-cell table:style-name="ce5" office:value-type="string" calcext:value-type="string">
            <text:p>1847-12-10 00:00:00</text:p>
          </table:table-cell>
          <table:table-cell table:style-name="ce5" office:value-type="string" calcext:value-type="string">
            <text:p>1873-08-12 00:00:00</text:p>
          </table:table-cell>
          <table:table-cell table:number-columns-repeated="2"/>
          <table:table-cell office:value-type="string" calcext:value-type="string">
            <text:p>Rue des Bernardins, 40</text:p>
          </table:table-cell>
          <table:table-cell office:value-type="string" calcext:value-type="string">
            <text:p>AN F18 1785</text:p>
          </table:table-cell>
          <table:table-cell/>
          <table:table-cell office:value-type="string" calcext:value-type="string">
            <text:p>Il vit avec sa mère qui est loueuse de chaises à St Nicolas du Chardonnet / Son père est journalierIl vit avec sa mère qui est loueuse de chaises à St Nicolas du Chardonnet / Son père est journalierIl vit avec sa mère qui est loueuse de chaises à St Nicolas du Chardonnet / Son père est journalierIl vit avec sa mère qui est loueuse de chaises à St Nicolas du Chardonnet / Son père est journalierIl vit avec sa mère qui est loueuse de chaises à St Nicolas du Chardonnet / Son père est journalierIl vit avec sa mère qui est loueuse de chaises à St Nicolas du Chardonnet / Son père est journalierIl vit avec sa mère qui est loueuse de chaises à St Nicolas du Chardonnet / Son père est journalier</text:p>
          </table:table-cell>
          <table:table-cell/>
        </table:table-row>
        <table:table-row table:style-name="ro1">
          <table:table-cell office:value-type="float" office:value="10143" calcext:value-type="float">
            <text:p>10143</text:p>
          </table:table-cell>
          <table:table-cell office:value-type="string" calcext:value-type="string">
            <text:p>LAMBERT</text:p>
          </table:table-cell>
          <table:table-cell office:value-type="string" calcext:value-type="string">
            <text:p>Jean-Baptiste, Achille</text:p>
          </table:table-cell>
          <table:table-cell table:number-columns-repeated="3"/>
          <table:table-cell office:value-type="string" calcext:value-type="string">
            <text:p>rue Grenelle St Honoré, 46</text:p>
          </table:table-cell>
          <table:table-cell/>
          <table:table-cell office:value-type="string" calcext:value-type="string">
            <text:p>AN F18 1785</text:p>
          </table:table-cell>
          <table:table-cell office:value-type="string" calcext:value-type="string">
            <text:p>Son 1er brevet est obtenu en échange d'un même titre à Belleville. / Il est chargé d'imprimer les vues et plans joints au journal général d'affichesSon 1er brevet est obtenu en échange d'un même titre à Belleville. / Il est chargé d'imprimer les vues et plans joints au journal général d'affichesSon 1er brevet est obtenu en échange d'un même titre à Belleville. / Il est chargé d'imprimer les vues et plans joints au journal général d'affichesSon 1er brevet est obtenu en échange d'un même titre à Belleville. / Il est chargé d'imprimer les vues et plans joints au journal général d'affichesSon 1er brevet est obtenu en échange d'un même titre à Belleville. / Il est chargé d'imprimer les vues et plans joints au journal général d'affichesSon 1er brevet est obtenu en échange d'un même titre à Belleville. / Il est chargé d'imprimer les vues et plans joints au journal général d'affichesSon 1er brevet est obtenu en échange d'un même titre à Belleville. / Il est chargé d'imprimer les vues et plans joints au journal général d'affiches</text:p>
          </table:table-cell>
          <table:table-cell office:value-type="string" calcext:value-type="string">
            <text:p>Son père est employé au Ministère des finances</text:p>
          </table:table-cell>
          <table:table-cell/>
        </table:table-row>
        <table:table-row table:style-name="ro1">
          <table:table-cell office:value-type="float" office:value="10144" calcext:value-type="float">
            <text:p>10144</text:p>
          </table:table-cell>
          <table:table-cell office:value-type="string" calcext:value-type="string">
            <text:p>LAMBLOT</text:p>
          </table:table-cell>
          <table:table-cell office:value-type="string" calcext:value-type="string">
            <text:p>Victor, Jules, Louis</text:p>
          </table:table-cell>
          <table:table-cell table:number-columns-repeated="4"/>
          <table:table-cell office:value-type="string" calcext:value-type="string">
            <text:p>Rue de Flandres, 104 (La Villette)</text:p>
          </table:table-cell>
          <table:table-cell office:value-type="string" calcext:value-type="string">
            <text:p>AN F18 1785</text:p>
          </table:table-cell>
          <table:table-cell office:value-type="string" calcext:value-type="string">
            <text:p>Il est tout d'abord papetier. Il a l'autorisation le 27 mars 1860 de vendre des livres de classe.</text:p>
          </table:table-cell>
          <table:table-cell office:value-type="string" calcext:value-type="string">
            <text:p>Il est marié père de 6 enfants</text:p>
          </table:table-cell>
          <table:table-cell/>
        </table:table-row>
        <table:table-row table:style-name="ro1">
          <table:table-cell office:value-type="float" office:value="10145" calcext:value-type="float">
            <text:p>10145</text:p>
          </table:table-cell>
          <table:table-cell office:value-type="string" calcext:value-type="string">
            <text:p>LAMY</text:p>
          </table:table-cell>
          <table:table-cell office:value-type="string" calcext:value-type="string">
            <text:p>Charles, François</text:p>
          </table:table-cell>
          <table:table-cell table:number-columns-repeated="5"/>
          <table:table-cell office:value-type="string" calcext:value-type="string">
            <text:p>AN F18 1785</text:p>
          </table:table-cell>
          <table:table-cell office:value-type="string" calcext:value-type="string">
            <text:p>Il est parti en 1836 en Algérie pour être doreur sur métaux mais ce fut un échec</text:p>
          </table:table-cell>
          <table:table-cell office:value-type="string" calcext:value-type="string">
            <text:p>Il est marié père de 3 enfants</text:p>
          </table:table-cell>
          <table:table-cell/>
        </table:table-row>
        <table:table-row table:style-name="ro1">
          <table:table-cell office:value-type="float" office:value="10146" calcext:value-type="float">
            <text:p>10146</text:p>
          </table:table-cell>
          <table:table-cell office:value-type="string" calcext:value-type="string">
            <text:p>LAMY</text:p>
          </table:table-cell>
          <table:table-cell office:value-type="string" calcext:value-type="string">
            <text:p>Michel, Adolphe</text:p>
          </table:table-cell>
          <table:table-cell table:number-columns-repeated="3"/>
          <table:table-cell office:value-type="string" calcext:value-type="string">
            <text:p>rue d'Anjou St Honoré, 8 / <text:s/>rue d'Anjou St Honoré, 8 / <text:s/>rue d'Anjou St Honoré, 8 / <text:s/>rue d'Anjou St Honoré, 8 / <text:s/>rue d'Anjou St Honoré, 8 / <text:s/>rue d'Anjou St Honoré, 8 / <text:s/>rue d'Anjou St Honoré, 8 /</text:p>
          </table:table-cell>
          <table:table-cell/>
          <table:table-cell office:value-type="string" calcext:value-type="string">
            <text:p>AN F18 1785</text:p>
          </table:table-cell>
          <table:table-cell/>
          <table:table-cell office:value-type="string" calcext:value-type="string">
            <text:p>Il est marié père de 3 enfants</text:p>
          </table:table-cell>
          <table:table-cell/>
        </table:table-row>
        <table:table-row table:style-name="ro1">
          <table:table-cell office:value-type="float" office:value="10147" calcext:value-type="float">
            <text:p>10147</text:p>
          </table:table-cell>
          <table:table-cell office:value-type="string" calcext:value-type="string">
            <text:p>LANDA</text:p>
          </table:table-cell>
          <table:table-cell office:value-type="string" calcext:value-type="string">
            <text:p>Jules, Alexandre, Adolphe</text:p>
          </table:table-cell>
          <table:table-cell table:number-columns-repeated="3"/>
          <table:table-cell office:value-type="string" calcext:value-type="string">
            <text:p>Rue Saint Sauveur, 20</text:p>
          </table:table-cell>
          <table:table-cell office:value-type="string" calcext:value-type="string">
            <text:p>Rue St Martin, 329</text:p>
          </table:table-cell>
          <table:table-cell office:value-type="string" calcext:value-type="string">
            <text:p>AN F18 1785</text:p>
          </table:table-cell>
          <table:table-cell office:value-type="string" calcext:value-type="string">
            <text:p>Il est graveur sur pierres de formation.</text:p>
          </table:table-cell>
          <table:table-cell office:value-type="string" calcext:value-type="string">
            <text:p>Son père est employé des contributions indirectes</text:p>
          </table:table-cell>
          <table:table-cell/>
        </table:table-row>
        <table:table-row table:style-name="ro1">
          <table:table-cell office:value-type="float" office:value="10148" calcext:value-type="float">
            <text:p>10148</text:p>
          </table:table-cell>
          <table:table-cell office:value-type="string" calcext:value-type="string">
            <text:p>LANGE</text:p>
          </table:table-cell>
          <table:table-cell office:value-type="string" calcext:value-type="string">
            <text:p>Arthur, Jean-Baptiste, Victor</text:p>
          </table:table-cell>
          <table:table-cell table:number-columns-repeated="3"/>
          <table:table-cell office:value-type="string" calcext:value-type="string">
            <text:p>Rue Neuve st Merry, 39</text:p>
          </table:table-cell>
          <table:table-cell office:value-type="string" calcext:value-type="string">
            <text:p>Rue Fondary, 43</text:p>
          </table:table-cell>
          <table:table-cell office:value-type="string" calcext:value-type="string">
            <text:p>AN F18 1785</text:p>
          </table:table-cell>
          <table:table-cell office:value-type="string" calcext:value-type="string">
            <text:p>Il était dessinateur lithographe dans la maison Lemercier et a acheté le fonds de la Demoiselle Bourse.</text:p>
          </table:table-cell>
          <table:table-cell office:value-type="string" calcext:value-type="string">
            <text:p>Son père est lithographe / Il est marié avec 3 enfantsSon père est lithographe / Il est marié avec 3 enfantsSon père est lithographe / Il est marié avec 3 enfantsSon père est lithographe / Il est marié avec 3 enfantsSon père est lithographe / Il est marié avec 3 enfantsSon père est lithographe / Il est marié avec 3 enfantsSon père est lithographe / Il est marié avec 3 enfants</text:p>
          </table:table-cell>
          <table:table-cell/>
        </table:table-row>
        <table:table-row table:style-name="ro1">
          <table:table-cell office:value-type="float" office:value="10149" calcext:value-type="float">
            <text:p>10149</text:p>
          </table:table-cell>
          <table:table-cell office:value-type="string" calcext:value-type="string">
            <text:p>LANGLET</text:p>
          </table:table-cell>
          <table:table-cell office:value-type="string" calcext:value-type="string">
            <text:p>Jacques, Prosper</text:p>
          </table:table-cell>
          <table:table-cell table:number-columns-repeated="3"/>
          <table:table-cell office:value-type="string" calcext:value-type="string">
            <text:p>rue Cadet, 18 &amp; 12 <text:s/>/ <text:s/>rue Cadet, 18 &amp; 12 <text:s/>/ <text:s/>rue Cadet, 18 &amp; 12 <text:s/>/ <text:s/>rue Cadet, 18 &amp; 12 <text:s/>/ <text:s/>rue Cadet, 18 &amp; 12 <text:s/>/ <text:s/>rue Cadet, 18 &amp; 12 <text:s/>/ <text:s/>rue Cadet, 18 &amp; 12 <text:s/>/</text:p>
          </table:table-cell>
          <table:table-cell/>
          <table:table-cell office:value-type="string" calcext:value-type="string">
            <text:p>AN F18 1785</text:p>
          </table:table-cell>
          <table:table-cell office:value-type="string" calcext:value-type="string">
            <text:p>Son matériel a été racheté par Simon Richault, car lui-même a fait faillite / Il est spécialisé dans la musique / Il est breveté taille-doucier en 1852Son matériel a été racheté par Simon Richault, car lui-même a fait faillite / Il est spécialisé dans la musique / Il est breveté taille-doucier en 1852Son matériel a été racheté par Simon Richault, car lui-même a fait faillite / Il est spécialisé dans la musique / Il est breveté taille-doucier en 1852Son matériel a été racheté par Simon Richault, car lui-même a fait faillite / Il est spécialisé dans la musique / Il est breveté taille-doucier en 1852Son matériel a été racheté par Simon Richault, car lui-même a fait faillite / Il est spécialisé dans la musique / Il est breveté taille-doucier en 1852Son matériel a été racheté par Simon Richault, car lui-même a fait faillite / Il est spécialisé dans la musique / Il est breveté taille-doucier en 1852Son matériel a été racheté par Simon Richault, car lui-même a fait faillite / Il est spécialisé dans la musique / Il est breveté taille-doucier en 1852</text:p>
          </table:table-cell>
          <table:table-cell office:value-type="string" calcext:value-type="string">
            <text:p>Il est marié et père de 4 enfants</text:p>
          </table:table-cell>
          <table:table-cell/>
        </table:table-row>
        <table:table-row table:style-name="ro1">
          <table:table-cell office:value-type="float" office:value="10150" calcext:value-type="float">
            <text:p>10150</text:p>
          </table:table-cell>
          <table:table-cell office:value-type="string" calcext:value-type="string">
            <text:p>LANGLOIS</text:p>
          </table:table-cell>
          <table:table-cell office:value-type="string" calcext:value-type="string">
            <text:p>Michel, Romain</text:p>
          </table:table-cell>
          <table:table-cell table:style-name="ce5" office:value-type="string" calcext:value-type="string">
            <text:p>1839-08-10 00:00:00</text:p>
          </table:table-cell>
          <table:table-cell table:number-columns-repeated="2"/>
          <table:table-cell office:value-type="string" calcext:value-type="string">
            <text:p>Passage Ste Anne, 59 (1839) / Rue Mazarine, 62 (1854)Passage Ste Anne, 59 (1839) / Rue Mazarine, 62 (1854)Passage Ste Anne, 59 (1839) / Rue Mazarine, 62 (1854)Passage Ste Anne, 59 (1839) / Rue Mazarine, 62 (1854)Passage Ste Anne, 59 (1839) / Rue Mazarine, 62 (1854)Passage Ste Anne, 59 (1839) / Rue Mazarine, 62 (1854)Passage Ste Anne, 59 (1839) / Rue Mazarine, 62 (1854)</text:p>
          </table:table-cell>
          <table:table-cell/>
          <table:table-cell office:value-type="string" calcext:value-type="string">
            <text:p>AN F18 1785 / B. des arts graphiques A 1711, p. 218AN F18 1785 / B. des arts graphiques A 1711, p. 218AN F18 1785 / B. des arts graphiques A 1711, p. 218AN F18 1785 / B. des arts graphiques A 1711, p. 218AN F18 1785 / B. des arts graphiques A 1711, p. 218AN F18 1785 / B. des arts graphiques A 1711, p. 218AN F18 1785 / B. des arts graphiques A 1711, p. 218</text:p>
          </table:table-cell>
          <table:table-cell office:value-type="string" calcext:value-type="string">
            <text:p>Il est ouvrier lithographe de formation. En 1854 un rapport précise que son brevet va être annulé car il a signé un contrat <text:s/>de 2 ans chez Lemercier. / En 1855 il obtient une médaille de 2e classe à l'exposition universelle comme contre-maître chez Lemercier.Il est ouvrier lithographe de formation. En 1854 un rapport précise que son brevet va être annulé car il a signé un contrat <text:s/>de 2 ans chez Lemercier. / En 1855 il obtient une médaille de 2e classe à l'exposition universelle comme contre-maître chez Lemercier.Il est ouvrier lithographe de formation. En 1854 un rapport précise que son brevet va être annulé car il a signé un contrat <text:s/>de 2 ans chez Lemercier. / En 1855 il obtient une médaille de 2e classe à l'exposition universelle comme contre-maître chez Lemercier.Il est ouvrier lithographe de formation. En 1854 un rapport précise que son brevet va être annulé car il a signé un contrat <text:s/>de 2 ans chez Lemercier. / En 1855 il obtient une médaille de 2e classe à l'exposition universelle comme contre-maître chez Lemercier.Il est ouvrier lithographe de formation. En 1854 un rapport précise que son brevet va être annulé car il a signé un contrat <text:s/>de 2 ans chez Lemercier. / En 1855 il obtient une médaille de 2e classe à l'exposition universelle comme contre-maître chez Lemercier.Il est ouvrier lithographe de formation. En 1854 un rapport précise que son brevet va être annulé car il a signé un contrat <text:s/>de 2 ans chez Lemercier. / En 1855 il obtient une médaille de 2e classe à l'exposition universelle comme contre-maître chez Lemercier.Il est ouvrier lithographe de formation. En 1854 un rapport précise que son brevet va être annulé car il a signé un contrat <text:s/>de 2 ans chez Lemercier. / En 1855 il obtient une médaille de 2e classe à l'exposition universelle comme contre-maître chez Lemercier.</text:p>
          </table:table-cell>
          <table:table-cell office:value-type="string" calcext:value-type="string">
            <text:p>Son père est journalier et sa femme cuisinière</text:p>
          </table:table-cell>
          <table:table-cell/>
        </table:table-row>
        <table:table-row table:style-name="ro1">
          <table:table-cell office:value-type="float" office:value="10151" calcext:value-type="float">
            <text:p>10151</text:p>
          </table:table-cell>
          <table:table-cell office:value-type="string" calcext:value-type="string">
            <text:p>LANGLOIS</text:p>
          </table:table-cell>
          <table:table-cell office:value-type="string" calcext:value-type="string">
            <text:p>Pierre, Jules</text:p>
          </table:table-cell>
          <table:table-cell table:number-columns-repeated="3"/>
          <table:table-cell office:value-type="string" calcext:value-type="string">
            <text:p>rue Montholon, 22 <text:s/>/ <text:s/>rue Montholon, 22 <text:s/>/ <text:s/>rue Montholon, 22 <text:s/>/ <text:s/>rue Montholon, 22 <text:s/>/ <text:s/>rue Montholon, 22 <text:s/>/ <text:s/>rue Montholon, 22 <text:s/>/ <text:s/>rue Montholon, 22 <text:s/>/</text:p>
          </table:table-cell>
          <table:table-cell/>
          <table:table-cell office:value-type="string" calcext:value-type="string">
            <text:p>AN F18 1785</text:p>
          </table:table-cell>
          <table:table-cell office:value-type="string" calcext:value-type="string">
            <text:p>Il est breveté taille-doucier en 1860</text:p>
          </table:table-cell>
          <table:table-cell office:value-type="string" calcext:value-type="string">
            <text:p>Il est célibataire</text:p>
          </table:table-cell>
          <table:table-cell/>
        </table:table-row>
        <table:table-row table:style-name="ro1">
          <table:table-cell office:value-type="float" office:value="10152" calcext:value-type="float">
            <text:p>10152</text:p>
          </table:table-cell>
          <table:table-cell office:value-type="string" calcext:value-type="string">
            <text:p>LANGLUME</text:p>
          </table:table-cell>
          <table:table-cell office:value-type="string" calcext:value-type="string">
            <text:p>Antoine, Eugène, Léopold</text:p>
          </table:table-cell>
          <table:table-cell table:style-name="ce5" office:value-type="string" calcext:value-type="string">
            <text:p>1840-04-02 00:00:00</text:p>
          </table:table-cell>
          <table:table-cell table:number-columns-repeated="2"/>
          <table:table-cell office:value-type="string" calcext:value-type="string">
            <text:p>rue du Faubourg St Denis n°109 <text:s text:c="18"/>Rue Saint Lazare n°7 <text:s text:c="32"/>Faubourg Poissonnière n°156 / <text:s/>rue du Faubourg St Denis n°109 <text:s text:c="18"/>Rue Saint Lazare n°7 <text:s text:c="32"/>Faubourg Poissonnière n°156 / <text:s/>rue du Faubourg St Denis n°109 <text:s text:c="18"/>Rue Saint Lazare n°7 <text:s text:c="32"/>Faubourg Poissonnière n°156 / <text:s/>rue du Faubourg St Denis n°109 <text:s text:c="18"/>Rue Saint Lazare n°7 <text:s text:c="32"/>Faubourg Poissonnière n°156 / <text:s/>rue du Faubourg St Denis n°109 <text:s text:c="18"/>Rue Saint Lazare n°7 <text:s text:c="32"/>Faubourg Poissonnière n°156 / <text:s/>rue du Faubourg St Denis n°109 <text:s text:c="18"/>Rue Saint Lazare n°7 <text:s text:c="32"/>Faubourg Poissonnière n°156 / <text:s/>rue du Faubourg St Denis n°109 <text:s text:c="18"/>Rue Saint Lazare n°7 <text:s text:c="32"/>Faubourg Poissonnière n°156 /</text:p>
          </table:table-cell>
          <table:table-cell office:value-type="string" calcext:value-type="string">
            <text:p>Rue Saint Lazare n°7</text:p>
          </table:table-cell>
          <table:table-cell office:value-type="string" calcext:value-type="string">
            <text:p>AN F18 1785</text:p>
          </table:table-cell>
          <table:table-cell office:value-type="string" calcext:value-type="string">
            <text:p>Il s'est d'abord destiné à la profession d'horloger. Il travaille ensuite chez le Sieur Delarue en qualité d'imprimeur lithographe. Il veut se spécialiser dans les reports sur cuivre. / Il a l'autorisation de posséder une presse en taille-douce en 1857 pour imprimer des décalques de musique à reporter sur pierre. Il s'est d'abord destiné à la profession d'horloger. Il travaille ensuite chez le Sieur Delarue en qualité d'imprimeur lithographe. Il veut se spécialiser dans les reports sur cuivre. / Il a l'autorisation de posséder une presse en taille-douce en 1857 pour imprimer des décalques de musique à reporter sur pierre. Il s'est d'abord destiné à la profession d'horloger. Il travaille ensuite chez le Sieur Delarue en qualité d'imprimeur lithographe. Il veut se spécialiser dans les reports sur cuivre. / Il a l'autorisation de posséder une presse en taille-douce en 1857 pour imprimer des décalques de musique à reporter sur pierre. Il s'est d'abord destiné à la profession d'horloger. Il travaille ensuite chez le Sieur Delarue en qualité d'imprimeur lithographe. Il veut se spécialiser dans les reports sur cuivre. / Il a l'autorisation de posséder une presse en taille-douce en 1857 pour imprimer des décalques de musique à reporter sur pierre. Il s'est d'abord destiné à la profession d'horloger. Il travaille ensuite chez le Sieur Delarue en qualité d'imprimeur lithographe. Il veut se spécialiser dans les reports sur cuivre. / Il a l'autorisation de posséder une presse en taille-douce en 1857 pour imprimer des décalques de musique à reporter sur pierre. Il s'est d'abord destiné à la profession d'horloger. Il travaille ensuite chez le Sieur Delarue en qualité d'imprimeur lithographe. Il veut se spécialiser dans les reports sur cuivre. / Il a l'autorisation de posséder une presse en taille-douce en 1857 pour imprimer des décalques de musique à reporter sur pierre. Il s'est d'abord destiné à la profession d'horloger. Il travaille ensuite chez le Sieur Delarue en qualité d'imprimeur lithographe. Il veut se spécialiser dans les reports sur cuivre. / Il a l'autorisation de posséder une presse en taille-douce en 1857 pour imprimer des décalques de musique à reporter sur pierre.</text:p>
          </table:table-cell>
          <table:table-cell office:value-type="string" calcext:value-type="string">
            <text:p>Il est marié et père d'un enfant. Quand il fait la demande du brevet, il habite avec sa mère et ses deux frères, rue Saint Lazare n°10 et paie 400 francs de loyer.</text:p>
          </table:table-cell>
          <table:table-cell/>
        </table:table-row>
        <table:table-row table:style-name="ro1">
          <table:table-cell office:value-type="float" office:value="10153" calcext:value-type="float">
            <text:p>10153</text:p>
          </table:table-cell>
          <table:table-cell office:value-type="string" calcext:value-type="string">
            <text:p>LANGLUME</text:p>
          </table:table-cell>
          <table:table-cell office:value-type="string" calcext:value-type="string">
            <text:p>Pierre</text:p>
          </table:table-cell>
          <table:table-cell table:style-name="ce5" office:value-type="string" calcext:value-type="string">
            <text:p>1820-09-07 00:00:00</text:p>
          </table:table-cell>
          <table:table-cell table:number-columns-repeated="2"/>
          <table:table-cell office:value-type="string" calcext:value-type="string">
            <text:p>rue de l'Abbaye, 4 / <text:s/>rue de l'Abbaye, 4 / <text:s/>rue de l'Abbaye, 4 / <text:s/>rue de l'Abbaye, 4 / <text:s/>rue de l'Abbaye, 4 / <text:s/>rue de l'Abbaye, 4 / <text:s/>rue de l'Abbaye, 4 /</text:p>
          </table:table-cell>
          <table:table-cell/>
          <table:table-cell office:value-type="string" calcext:value-type="string">
            <text:p>AN F18 1785</text:p>
          </table:table-cell>
          <table:table-cell table:number-columns-repeated="3"/>
        </table:table-row>
        <table:table-row table:style-name="ro1">
          <table:table-cell office:value-type="float" office:value="10154" calcext:value-type="float">
            <text:p>10154</text:p>
          </table:table-cell>
          <table:table-cell office:value-type="string" calcext:value-type="string">
            <text:p>LANOUE</text:p>
          </table:table-cell>
          <table:table-cell office:value-type="string" calcext:value-type="string">
            <text:p>Paul, Eugène</text:p>
          </table:table-cell>
          <table:table-cell table:number-columns-repeated="3"/>
          <table:table-cell office:value-type="string" calcext:value-type="string">
            <text:p>rue d'Arcole, 5 bis / <text:s/>rue d'Arcole, 5 bis / <text:s/>rue d'Arcole, 5 bis / <text:s/>rue d'Arcole, 5 bis / <text:s/>rue d'Arcole, 5 bis / <text:s/>rue d'Arcole, 5 bis / <text:s/>rue d'Arcole, 5 bis /</text:p>
          </table:table-cell>
          <table:table-cell/>
          <table:table-cell office:value-type="string" calcext:value-type="string">
            <text:p>AN F18 1785 / AP D10 U3 38 n°4376AN F18 1785 / AP D10 U3 38 n°4376AN F18 1785 / AP D10 U3 38 n°4376AN F18 1785 / AP D10 U3 38 n°4376AN F18 1785 / AP D10 U3 38 n°4376AN F18 1785 / AP D10 U3 38 n°4376AN F18 1785 / AP D10 U3 38 n°4376</text:p>
          </table:table-cell>
          <table:table-cell office:value-type="string" calcext:value-type="string">
            <text:p>Il a travaillé chez les sieurs Cattier, Basset puis Lemercier en tant qu'ouvrier lithographe. / Il a travaillé pour la Compagnie de chemin de fer du Bourbonnais pour imprimer des cartes et plans de grande dimension / Il a fait faillite en 1865 avec un actif de 16 177 frs et un passif de 17 456 frsIl a travaillé chez les sieurs Cattier, Basset puis Lemercier en tant qu'ouvrier lithographe. / Il a travaillé pour la Compagnie de chemin de fer du Bourbonnais pour imprimer des cartes et plans de grande dimension / Il a fait faillite en 1865 avec un actif de 16 177 frs et un passif de 17 456 frsIl a travaillé chez les sieurs Cattier, Basset puis Lemercier en tant qu'ouvrier lithographe. / Il a travaillé pour la Compagnie de chemin de fer du Bourbonnais pour imprimer des cartes et plans de grande dimension / Il a fait faillite en 1865 avec un actif de 16 177 frs et un passif de 17 456 frsIl a travaillé chez les sieurs Cattier, Basset puis Lemercier en tant qu'ouvrier lithographe. / Il a travaillé pour la Compagnie de chemin de fer du Bourbonnais pour imprimer des cartes et plans de grande dimension / Il a fait faillite en 1865 avec un actif de 16 177 frs et un passif de 17 456 frsIl a travaillé chez les sieurs Cattier, Basset puis Lemercier en tant qu'ouvrier lithographe. / Il a travaillé pour la Compagnie de chemin de fer du Bourbonnais pour imprimer des cartes et plans de grande dimension / Il a fait faillite en 1865 avec un actif de 16 177 frs et un passif de 17 456 frsIl a travaillé chez les sieurs Cattier, Basset puis Lemercier en tant qu'ouvrier lithographe. / Il a travaillé pour la Compagnie de chemin de fer du Bourbonnais pour imprimer des cartes et plans de grande dimension / Il a fait faillite en 1865 avec un actif de 16 177 frs et un passif de 17 456 frsIl a travaillé chez les sieurs Cattier, Basset puis Lemercier en tant qu'ouvrier lithographe. / Il a travaillé pour la Compagnie de chemin de fer du Bourbonnais pour imprimer des cartes et plans de grande dimension / Il a fait faillite en 1865 avec un actif de 16 177 frs et un passif de 17 456 frs</text:p>
          </table:table-cell>
          <table:table-cell office:value-type="string" calcext:value-type="string">
            <text:p>Il est marié et père de 5 enfants</text:p>
          </table:table-cell>
          <table:table-cell/>
        </table:table-row>
        <table:table-row table:style-name="ro1">
          <table:table-cell office:value-type="float" office:value="10155" calcext:value-type="float">
            <text:p>10155</text:p>
          </table:table-cell>
          <table:table-cell office:value-type="string" calcext:value-type="string">
            <text:p>LAPRUNIERE</text:p>
          </table:table-cell>
          <table:table-cell office:value-type="string" calcext:value-type="string">
            <text:p>Etienne, Jean</text:p>
          </table:table-cell>
          <table:table-cell table:number-columns-repeated="3"/>
          <table:table-cell office:value-type="string" calcext:value-type="string">
            <text:p>rue de Grenelle St Germain, 35 <text:s/>/ <text:s/>rue de Grenelle St Germain, 35 <text:s/>/ <text:s/>rue de Grenelle St Germain, 35 <text:s/>/ <text:s/>rue de Grenelle St Germain, 35 <text:s/>/ <text:s/>rue de Grenelle St Germain, 35 <text:s/>/ <text:s/>rue de Grenelle St Germain, 35 <text:s/>/ <text:s/>rue de Grenelle St Germain, 35 <text:s/>/</text:p>
          </table:table-cell>
          <table:table-cell/>
          <table:table-cell office:value-type="string" calcext:value-type="string">
            <text:p>AN F18 1786</text:p>
          </table:table-cell>
          <table:table-cell office:value-type="string" calcext:value-type="string">
            <text:p>D'abord papetier, il est breveté taille-doucier en 1853.</text:p>
          </table:table-cell>
          <table:table-cell office:value-type="string" calcext:value-type="string">
            <text:p>Son père est mercier / En juin 1848 il est un des premiers à endosser l'habit de garde national et il prit son fusil contre l'insurrection du 2 décembre 1851Son père est mercier / En juin 1848 il est un des premiers à endosser l'habit de garde national et il prit son fusil contre l'insurrection du 2 décembre 1851Son père est mercier / En juin 1848 il est un des premiers à endosser l'habit de garde national et il prit son fusil contre l'insurrection du 2 décembre 1851Son père est mercier / En juin 1848 il est un des premiers à endosser l'habit de garde national et il prit son fusil contre l'insurrection du 2 décembre 1851Son père est mercier / En juin 1848 il est un des premiers à endosser l'habit de garde national et il prit son fusil contre l'insurrection du 2 décembre 1851Son père est mercier / En juin 1848 il est un des premiers à endosser l'habit de garde national et il prit son fusil contre l'insurrection du 2 décembre 1851Son père est mercier / En juin 1848 il est un des premiers à endosser l'habit de garde national et il prit son fusil contre l'insurrection du 2 décembre 1851</text:p>
          </table:table-cell>
          <table:table-cell/>
        </table:table-row>
        <table:table-row table:style-name="ro1">
          <table:table-cell office:value-type="float" office:value="10156" calcext:value-type="float">
            <text:p>10156</text:p>
          </table:table-cell>
          <table:table-cell office:value-type="string" calcext:value-type="string">
            <text:p>LARGE</text:p>
          </table:table-cell>
          <table:table-cell office:value-type="string" calcext:value-type="string">
            <text:p>Joseph</text:p>
          </table:table-cell>
          <table:table-cell/>
          <table:table-cell table:style-name="ce5" office:value-type="string" calcext:value-type="string">
            <text:p>1856-04-02 00:00:00</text:p>
          </table:table-cell>
          <table:table-cell/>
          <table:table-cell office:value-type="string" calcext:value-type="string">
            <text:p>Rue des Couronnes, 8 à Belleville <text:s/>/ <text:s/>Rue des Couronnes, 8 à Belleville <text:s/>/ <text:s/>Rue des Couronnes, 8 à Belleville <text:s/>/ <text:s/>Rue des Couronnes, 8 à Belleville <text:s/>/ <text:s/>Rue des Couronnes, 8 à Belleville <text:s/>/ <text:s/>Rue des Couronnes, 8 à Belleville <text:s/>/ <text:s/>Rue des Couronnes, 8 à Belleville <text:s/>/</text:p>
          </table:table-cell>
          <table:table-cell/>
          <table:table-cell office:value-type="string" calcext:value-type="string">
            <text:p>AN F18 1786</text:p>
          </table:table-cell>
          <table:table-cell office:value-type="string" calcext:value-type="string">
            <text:p>Ouvrier lithographe, il fait une première demande le 03 avril 1850 qui est <text:s/>rejetée car manque d'instruction. / Ouvrier lithographe, il fait une première demande le 03 avril 1850 qui est <text:s/>rejetée car manque d'instruction. / Ouvrier lithographe, il fait une première demande le 03 avril 1850 qui est <text:s/>rejetée car manque d'instruction. / Ouvrier lithographe, il fait une première demande le 03 avril 1850 qui est <text:s/>rejetée car manque d'instruction. / Ouvrier lithographe, il fait une première demande le 03 avril 1850 qui est <text:s/>rejetée car manque d'instruction. / Ouvrier lithographe, il fait une première demande le 03 avril 1850 qui est <text:s/>rejetée car manque d'instruction. / Ouvrier lithographe, il fait une première demande le 03 avril 1850 qui est <text:s/>rejetée car manque d'instruction.</text:p>
          </table:table-cell>
          <table:table-cell office:value-type="string" calcext:value-type="string">
            <text:p>Son père était charron.</text:p>
          </table:table-cell>
          <table:table-cell/>
        </table:table-row>
        <table:table-row table:style-name="ro1">
          <table:table-cell office:value-type="float" office:value="10157" calcext:value-type="float">
            <text:p>10157</text:p>
          </table:table-cell>
          <table:table-cell office:value-type="string" calcext:value-type="string">
            <text:p>LAROCHE</text:p>
          </table:table-cell>
          <table:table-cell office:value-type="string" calcext:value-type="string">
            <text:p>François, Louis</text:p>
          </table:table-cell>
          <table:table-cell/>
          <table:table-cell table:style-name="ce5" office:value-type="string" calcext:value-type="string">
            <text:p>1842-04-11 00:00:00</text:p>
          </table:table-cell>
          <table:table-cell/>
          <table:table-cell office:value-type="string" calcext:value-type="string">
            <text:p>rue St Martin, 93 / <text:s/>rue St Martin, 93 / <text:s/>rue St Martin, 93 / <text:s/>rue St Martin, 93 / <text:s/>rue St Martin, 93 / <text:s/>rue St Martin, 93 /</text:p>
          </table:table-cell>
          <table:table-cell/>
          <table:table-cell office:value-type="string" calcext:value-type="string">
            <text:p>AN F18 1786</text:p>
          </table:table-cell>
          <table:table-cell office:value-type="string" calcext:value-type="string">
            <text:p>Il a d'abord été lithographe à Amiens, puis à Paris. Son brevet est transféré ensuite aux Batignolles.</text:p>
          </table:table-cell>
          <table:table-cell office:value-type="string" calcext:value-type="string">
            <text:p>Son père est négociant</text:p>
          </table:table-cell>
          <table:table-cell/>
        </table:table-row>
        <table:table-row table:style-name="ro1">
          <table:table-cell office:value-type="float" office:value="10158" calcext:value-type="float">
            <text:p>10158</text:p>
          </table:table-cell>
          <table:table-cell office:value-type="string" calcext:value-type="string">
            <text:p>LARUE</text:p>
          </table:table-cell>
          <table:table-cell office:value-type="string" calcext:value-type="string">
            <text:p>Louis, Pierre</text:p>
          </table:table-cell>
          <table:table-cell table:style-name="ce5" office:value-type="string" calcext:value-type="string">
            <text:p>1836-05-08 00:00:00</text:p>
          </table:table-cell>
          <table:table-cell table:style-name="ce5" office:value-type="string" calcext:value-type="string">
            <text:p>1851-02-06 00:00:00</text:p>
          </table:table-cell>
          <table:table-cell table:number-columns-repeated="3"/>
          <table:table-cell office:value-type="string" calcext:value-type="string">
            <text:p>AN F18 1786</text:p>
          </table:table-cell>
          <table:table-cell office:value-type="string" calcext:value-type="string">
            <text:p>Il était apprenti ouvrier lithographe chez le Sieur Cabasson.</text:p>
          </table:table-cell>
          <table:table-cell office:value-type="string" calcext:value-type="string">
            <text:p>Son père est journalier</text:p>
          </table:table-cell>
          <table:table-cell/>
        </table:table-row>
        <table:table-row table:style-name="ro1">
          <table:table-cell office:value-type="float" office:value="10159" calcext:value-type="float">
            <text:p>10159</text:p>
          </table:table-cell>
          <table:table-cell office:value-type="string" calcext:value-type="string">
            <text:p>LASNIER, Femme BISSON</text:p>
          </table:table-cell>
          <table:table-cell office:value-type="string" calcext:value-type="string">
            <text:p>Sophie, Hortense</text:p>
          </table:table-cell>
          <table:table-cell table:number-columns-repeated="3"/>
          <table:table-cell office:value-type="string" calcext:value-type="string">
            <text:p>rue St Martin, 135 <text:s/>/ <text:s/>rue St Martin, 135 <text:s/>/ <text:s/>rue St Martin, 135 <text:s/>/ <text:s/>rue St Martin, 135 <text:s/>/ <text:s/>rue St Martin, 135 <text:s/>/ <text:s/>rue St Martin, 135 <text:s/>/</text:p>
          </table:table-cell>
          <table:table-cell/>
          <table:table-cell office:value-type="string" calcext:value-type="string">
            <text:p>AN F18 1786</text:p>
          </table:table-cell>
          <table:table-cell office:value-type="string" calcext:value-type="string">
            <text:p>Le brevet d'imprimeur lithographe lui est accordé car son mari n'a pas assez d'instructution pour l'obtenir. / Elle veut se spécialiser dans les étiquettes de parfumerie.Le brevet d'imprimeur lithographe lui est accordé car son mari n'a pas assez d'instructution pour l'obtenir. / Elle veut se spécialiser dans les étiquettes de parfumerie.Le brevet d'imprimeur lithographe lui est accordé car son mari n'a pas assez d'instructution pour l'obtenir. / Elle veut se spécialiser dans les étiquettes de parfumerie.Le brevet d'imprimeur lithographe lui est accordé car son mari n'a pas assez d'instructution pour l'obtenir. / Elle veut se spécialiser dans les étiquettes de parfumerie.Le brevet d'imprimeur lithographe lui est accordé car son mari n'a pas assez d'instructution pour l'obtenir. / Elle veut se spécialiser dans les étiquettes de parfumerie.Le brevet d'imprimeur lithographe lui est accordé car son mari n'a pas assez d'instructution pour l'obtenir. / Elle veut se spécialiser dans les étiquettes de parfumerie.</text:p>
          </table:table-cell>
          <table:table-cell office:value-type="string" calcext:value-type="string">
            <text:p>Son père est bonnetier</text:p>
          </table:table-cell>
          <table:table-cell/>
        </table:table-row>
        <table:table-row table:style-name="ro1">
          <table:table-cell office:value-type="float" office:value="10160" calcext:value-type="float">
            <text:p>10160</text:p>
          </table:table-cell>
          <table:table-cell office:value-type="string" calcext:value-type="string">
            <text:p>LASTEYRIE</text:p>
          </table:table-cell>
          <table:table-cell table:number-columns-repeated="4"/>
          <table:table-cell office:value-type="string" calcext:value-type="string">
            <text:p>Rue St Marc, 8</text:p>
          </table:table-cell>
          <table:table-cell/>
          <table:table-cell office:value-type="string" calcext:value-type="string">
            <text:p>AN F18* I 120 / AN F18* I 122 / AN F18* I 121AN F18* I 120 / AN F18* I 122 / AN F18* I 121AN F18* I 120 / AN F18* I 122 / AN F18* I 121AN F18* I 120 / AN F18* I 122 / AN F18* I 121AN F18* I 120 / AN F18* I 122 / AN F18* I 121AN F18* I 120 / AN F18* I 122 / AN F18* I 121</text:p>
          </table:table-cell>
          <table:table-cell table:number-columns-repeated="3"/>
        </table:table-row>
        <table:table-row table:style-name="ro1">
          <table:table-cell office:value-type="float" office:value="10161" calcext:value-type="float">
            <text:p>10161</text:p>
          </table:table-cell>
          <table:table-cell office:value-type="string" calcext:value-type="string">
            <text:p>LAUBELLE</text:p>
          </table:table-cell>
          <table:table-cell office:value-type="string" calcext:value-type="string">
            <text:p>Louis, François</text:p>
          </table:table-cell>
          <table:table-cell table:style-name="ce5" office:value-type="string" calcext:value-type="string">
            <text:p>1837-01-06 00:00:00</text:p>
          </table:table-cell>
          <table:table-cell table:number-columns-repeated="2"/>
          <table:table-cell office:value-type="string" calcext:value-type="string">
            <text:p>rue des Frondeurs, 2 / <text:s/>rue des Frondeurs, 2 / <text:s/>rue des Frondeurs, 2 / <text:s/>rue des Frondeurs, 2 / <text:s/>rue des Frondeurs, 2 / <text:s/>rue des Frondeurs, 2 /</text:p>
          </table:table-cell>
          <table:table-cell/>
          <table:table-cell office:value-type="string" calcext:value-type="string">
            <text:p>AN F18 1786</text:p>
          </table:table-cell>
          <table:table-cell office:value-type="string" calcext:value-type="string">
            <text:p>Il exerce d'abord la profession de commissaire de la guerre. Sa fille gérait une lithographie à Laon.</text:p>
          </table:table-cell>
          <table:table-cell table:number-columns-repeated="2"/>
        </table:table-row>
        <table:table-row table:style-name="ro1">
          <table:table-cell office:value-type="float" office:value="10162" calcext:value-type="float">
            <text:p>10162</text:p>
          </table:table-cell>
          <table:table-cell office:value-type="string" calcext:value-type="string">
            <text:p>LAUGELOT</text:p>
          </table:table-cell>
          <table:table-cell office:value-type="string" calcext:value-type="string">
            <text:p>Hippolyte</text:p>
          </table:table-cell>
          <table:table-cell table:style-name="ce5" office:value-type="string" calcext:value-type="string">
            <text:p>1846-06-03 00:00:00</text:p>
          </table:table-cell>
          <table:table-cell table:number-columns-repeated="2"/>
          <table:table-cell office:value-type="string" calcext:value-type="string">
            <text:p>rue Beaubourg, 48 <text:s/>/ <text:s/>rue Beaubourg, 48 <text:s/>/ <text:s/>rue Beaubourg, 48 <text:s/>/ <text:s/>rue Beaubourg, 48 <text:s/>/ <text:s/>rue Beaubourg, 48 <text:s/>/ <text:s/>rue Beaubourg, 48 <text:s/>/</text:p>
          </table:table-cell>
          <table:table-cell/>
          <table:table-cell office:value-type="string" calcext:value-type="string">
            <text:p>AN F18 1786</text:p>
          </table:table-cell>
          <table:table-cell office:value-type="string" calcext:value-type="string">
            <text:p>Il a été ouvrier lithographe chez le Sieur Aubert pendant 5 ans puis chez la Veuve Turgis et les frères Rigo. Il possède 4 000 frs d'économies.</text:p>
          </table:table-cell>
          <table:table-cell office:value-type="string" calcext:value-type="string">
            <text:p>Son père est tonnelier / Il est veuf avec 2 enfantsSon père est tonnelier / Il est veuf avec 2 enfantsSon père est tonnelier / Il est veuf avec 2 enfantsSon père est tonnelier / Il est veuf avec 2 enfantsSon père est tonnelier / Il est veuf avec 2 enfantsSon père est tonnelier / Il est veuf avec 2 enfants</text:p>
          </table:table-cell>
          <table:table-cell/>
        </table:table-row>
        <table:table-row table:style-name="ro1">
          <table:table-cell office:value-type="float" office:value="10163" calcext:value-type="float">
            <text:p>10163</text:p>
          </table:table-cell>
          <table:table-cell office:value-type="string" calcext:value-type="string">
            <text:p>LAUJOL</text:p>
          </table:table-cell>
          <table:table-cell office:value-type="string" calcext:value-type="string">
            <text:p>Pierre, Alexis, Charles</text:p>
          </table:table-cell>
          <table:table-cell table:style-name="ce5" office:value-type="string" calcext:value-type="string">
            <text:p>1834-11-10 00:00:00</text:p>
          </table:table-cell>
          <table:table-cell table:number-columns-repeated="2"/>
          <table:table-cell office:value-type="string" calcext:value-type="string">
            <text:p>place des Trois Maries, 3 <text:s/>/ <text:s/>place des Trois Maries, 3 <text:s/>/ <text:s/>place des Trois Maries, 3 <text:s/>/ <text:s/>place des Trois Maries, 3 <text:s/>/ <text:s/>place des Trois Maries, 3 <text:s/>/ <text:s/>place des Trois Maries, 3 <text:s/>/</text:p>
          </table:table-cell>
          <table:table-cell/>
          <table:table-cell office:value-type="string" calcext:value-type="string">
            <text:p>AN F18 1786</text:p>
          </table:table-cell>
          <table:table-cell office:value-type="string" calcext:value-type="string">
            <text:p>Il a fait des études de Rhétorique au Lycée impérial. Il devient ensuite ouvrier lithographe.</text:p>
          </table:table-cell>
          <table:table-cell table:number-columns-repeated="2"/>
        </table:table-row>
        <table:table-row table:style-name="ro1">
          <table:table-cell office:value-type="float" office:value="10164" calcext:value-type="float">
            <text:p>10164</text:p>
          </table:table-cell>
          <table:table-cell office:value-type="string" calcext:value-type="string">
            <text:p>LAURANT</text:p>
          </table:table-cell>
          <table:table-cell office:value-type="string" calcext:value-type="string">
            <text:p>André, Alexandre</text:p>
          </table:table-cell>
          <table:table-cell table:style-name="ce5" office:value-type="string" calcext:value-type="string">
            <text:p>1855-12-03 00:00:00</text:p>
          </table:table-cell>
          <table:table-cell table:style-name="ce5" office:value-type="string" calcext:value-type="string">
            <text:p>1857-09-12 00:00:00</text:p>
          </table:table-cell>
          <table:table-cell/>
          <table:table-cell office:value-type="string" calcext:value-type="string">
            <text:p>Rue des Bernardins, 34</text:p>
          </table:table-cell>
          <table:table-cell office:value-type="string" calcext:value-type="string">
            <text:p>Rue des Grands Degrès, 8</text:p>
          </table:table-cell>
          <table:table-cell office:value-type="string" calcext:value-type="string">
            <text:p>AN F18 1786</text:p>
          </table:table-cell>
          <table:table-cell office:value-type="string" calcext:value-type="string">
            <text:p>Il est brigadier au 2e régiment des chasseurs.</text:p>
          </table:table-cell>
          <table:table-cell office:value-type="string" calcext:value-type="string">
            <text:p>Son père est tailleur, il est marié avec 3 enfants</text:p>
          </table:table-cell>
          <table:table-cell/>
        </table:table-row>
        <table:table-row table:style-name="ro1">
          <table:table-cell office:value-type="float" office:value="10165" calcext:value-type="float">
            <text:p>10165</text:p>
          </table:table-cell>
          <table:table-cell office:value-type="string" calcext:value-type="string">
            <text:p>LAURENCEL</text:p>
          </table:table-cell>
          <table:table-cell office:value-type="string" calcext:value-type="string">
            <text:p>Anne, Bathilde</text:p>
          </table:table-cell>
          <table:table-cell table:number-columns-repeated="3"/>
          <table:table-cell office:value-type="string" calcext:value-type="string">
            <text:p>rue Barbette, 14 / <text:s/>rue Barbette, 14 / <text:s/>rue Barbette, 14 / <text:s/>rue Barbette, 14 / <text:s/>rue Barbette, 14 / <text:s/>rue Barbette, 14 /</text:p>
          </table:table-cell>
          <table:table-cell/>
          <table:table-cell office:value-type="string" calcext:value-type="string">
            <text:p>AN F18 1786</text:p>
          </table:table-cell>
          <table:table-cell office:value-type="string" calcext:value-type="string">
            <text:p>Elle est associée avec le Sieur Guillemet</text:p>
          </table:table-cell>
          <table:table-cell office:value-type="string" calcext:value-type="string">
            <text:p>Son père est cabaretier</text:p>
          </table:table-cell>
          <table:table-cell/>
        </table:table-row>
        <table:table-row table:style-name="ro1">
          <table:table-cell office:value-type="float" office:value="10166" calcext:value-type="float">
            <text:p>10166</text:p>
          </table:table-cell>
          <table:table-cell office:value-type="string" calcext:value-type="string">
            <text:p>LAURENT</text:p>
          </table:table-cell>
          <table:table-cell office:value-type="string" calcext:value-type="string">
            <text:p>Louis, Constant</text:p>
          </table:table-cell>
          <table:table-cell/>
          <table:table-cell table:style-name="ce5" office:value-type="string" calcext:value-type="string">
            <text:p>1855-11-08 00:00:00</text:p>
          </table:table-cell>
          <table:table-cell/>
          <table:table-cell office:value-type="string" calcext:value-type="string">
            <text:p>rue d'Angoulême, 18 <text:s/>/ <text:s/>rue d'Angoulême, 18 <text:s/>/ <text:s/>rue d'Angoulême, 18 <text:s/>/ <text:s/>rue d'Angoulême, 18 <text:s/>/ <text:s/>rue d'Angoulême, 18 <text:s/>/ <text:s/>rue d'Angoulême, 18 <text:s/>/</text:p>
          </table:table-cell>
          <table:table-cell/>
          <table:table-cell office:value-type="string" calcext:value-type="string">
            <text:p>AN F18 1786</text:p>
          </table:table-cell>
          <table:table-cell office:value-type="string" calcext:value-type="string">
            <text:p>Il est propriétaire d'un journal non politique La France Orphéonique. Il est l'auteur d'un procédé de reproduction expéditive d'écriture musicale.Il est propriétaire d'un journal non politique La France Orphéonique. Il est l'auteur d'un procédé de reproduction expéditive d'écriture musicale.Il est propriétaire d'un journal non politique La France Orphéonique. Il est l'auteur d'un procédé de reproduction expéditive d'écriture musicale.Il est propriétaire d'un journal non politique La France Orphéonique. Il est l'auteur d'un procédé de reproduction expéditive d'écriture musicale.Il est propriétaire d'un journal non politique La France Orphéonique. Il est l'auteur d'un procédé de reproduction expéditive d'écriture musicale.Il est propriétaire d'un journal non politique La France Orphéonique. Il est l'auteur d'un procédé de reproduction expéditive d'écriture musicale.</text:p>
          </table:table-cell>
          <table:table-cell office:value-type="string" calcext:value-type="string">
            <text:p>Son père est fermier cultivateur</text:p>
          </table:table-cell>
          <table:table-cell/>
        </table:table-row>
        <table:table-row table:style-name="ro1">
          <table:table-cell office:value-type="float" office:value="10167" calcext:value-type="float">
            <text:p>10167</text:p>
          </table:table-cell>
          <table:table-cell office:value-type="string" calcext:value-type="string">
            <text:p>LAURET</text:p>
          </table:table-cell>
          <table:table-cell office:value-type="string" calcext:value-type="string">
            <text:p>Emmanuel</text:p>
          </table:table-cell>
          <table:table-cell table:number-columns-repeated="3"/>
          <table:table-cell office:value-type="string" calcext:value-type="string">
            <text:p>rue de la Montagne Ste Geneviève, 11 / rue de la Montagne Ste Geneviève, 11 / rue de la Montagne Ste Geneviève, 11 / rue de la Montagne Ste Geneviève, 11 / rue de la Montagne Ste Geneviève, 11 / rue de la Montagne Ste Geneviève, 11</text:p>
          </table:table-cell>
          <table:table-cell office:value-type="string" calcext:value-type="string">
            <text:p>Rue d'Assas, 27</text:p>
          </table:table-cell>
          <table:table-cell office:value-type="string" calcext:value-type="string">
            <text:p>AN F18 1786</text:p>
          </table:table-cell>
          <table:table-cell office:value-type="string" calcext:value-type="string">
            <text:p>Il a été employé pendant 7 ans et demi dans l'administration du chemin de ferd'Orléans dans les bureaux. Sa vue baissant il a démissionné. Il est propriétaire d'un journal.</text:p>
          </table:table-cell>
          <table:table-cell office:value-type="string" calcext:value-type="string">
            <text:p>Son père est médecin</text:p>
          </table:table-cell>
          <table:table-cell/>
        </table:table-row>
        <table:table-row table:style-name="ro1">
          <table:table-cell office:value-type="float" office:value="10168" calcext:value-type="float">
            <text:p>10168</text:p>
          </table:table-cell>
          <table:table-cell office:value-type="string" calcext:value-type="string">
            <text:p>LAVOISIER</text:p>
          </table:table-cell>
          <table:table-cell office:value-type="string" calcext:value-type="string">
            <text:p>Louis, Amédée</text:p>
          </table:table-cell>
          <table:table-cell table:number-columns-repeated="3"/>
          <table:table-cell office:value-type="string" calcext:value-type="string">
            <text:p>rue du Chaume, 23 / <text:s/>rue du Chaume, 23 / <text:s/>rue du Chaume, 23 / <text:s/>rue du Chaume, 23 / <text:s/>rue du Chaume, 23 / <text:s/>rue du Chaume, 23 /</text:p>
          </table:table-cell>
          <table:table-cell/>
          <table:table-cell office:value-type="string" calcext:value-type="string">
            <text:p>AN F18 1786</text:p>
          </table:table-cell>
          <table:table-cell table:number-columns-repeated="3"/>
        </table:table-row>
        <table:table-row table:style-name="ro1">
          <table:table-cell office:value-type="float" office:value="10169" calcext:value-type="float">
            <text:p>10169</text:p>
          </table:table-cell>
          <table:table-cell office:value-type="string" calcext:value-type="string">
            <text:p>LAZARD</text:p>
          </table:table-cell>
          <table:table-cell office:value-type="string" calcext:value-type="string">
            <text:p>Victor, Théophile</text:p>
          </table:table-cell>
          <table:table-cell table:number-columns-repeated="3"/>
          <table:table-cell office:value-type="string" calcext:value-type="string">
            <text:p>rue de Montmorency, 25 <text:s/>/ <text:s/>rue de Montmorency, 25 <text:s/>/ <text:s/>rue de Montmorency, 25 <text:s/>/ <text:s/>rue de Montmorency, 25 <text:s/>/ <text:s/>rue de Montmorency, 25 <text:s/>/ <text:s/>rue de Montmorency, 25 <text:s/>/</text:p>
          </table:table-cell>
          <table:table-cell/>
          <table:table-cell office:value-type="string" calcext:value-type="string">
            <text:p>AN F18 1786</text:p>
          </table:table-cell>
          <table:table-cell office:value-type="string" calcext:value-type="string">
            <text:p>Sa veuve reste avec 2 presses</text:p>
          </table:table-cell>
          <table:table-cell office:value-type="string" calcext:value-type="string">
            <text:p>Son père est laboureur</text:p>
          </table:table-cell>
          <table:table-cell/>
        </table:table-row>
        <table:table-row table:style-name="ro1">
          <table:table-cell office:value-type="float" office:value="10170" calcext:value-type="float">
            <text:p>10170</text:p>
          </table:table-cell>
          <table:table-cell office:value-type="string" calcext:value-type="string">
            <text:p>LAZERGES</text:p>
          </table:table-cell>
          <table:table-cell office:value-type="string" calcext:value-type="string">
            <text:p>Jean, François</text:p>
          </table:table-cell>
          <table:table-cell table:style-name="ce5" office:value-type="string" calcext:value-type="string">
            <text:p>1868-11-12 00:00:00</text:p>
          </table:table-cell>
          <table:table-cell table:number-columns-repeated="2"/>
          <table:table-cell office:value-type="string" calcext:value-type="string">
            <text:p>rue de Montmorency, 34 <text:s/>/ <text:s/>rue de Montmorency, 34 <text:s/>/ <text:s/>rue de Montmorency, 34 <text:s/>/ <text:s/>rue de Montmorency, 34 <text:s/>/ <text:s/>rue de Montmorency, 34 <text:s/>/ <text:s/>rue de Montmorency, 34 <text:s/>/</text:p>
          </table:table-cell>
          <table:table-cell/>
          <table:table-cell office:value-type="string" calcext:value-type="string">
            <text:p>AN F18 1786</text:p>
          </table:table-cell>
          <table:table-cell office:value-type="string" calcext:value-type="string">
            <text:p>Il est ouvrier lithographe de formation.</text:p>
          </table:table-cell>
          <table:table-cell office:value-type="string" calcext:value-type="string">
            <text:p>Son père est portillon</text:p>
          </table:table-cell>
          <table:table-cell/>
        </table:table-row>
        <table:table-row table:style-name="ro1">
          <table:table-cell office:value-type="float" office:value="10171" calcext:value-type="float">
            <text:p>10171</text:p>
          </table:table-cell>
          <table:table-cell office:value-type="string" calcext:value-type="string">
            <text:p>LEBARON</text:p>
          </table:table-cell>
          <table:table-cell office:value-type="string" calcext:value-type="string">
            <text:p>Eugène, Adrien, Emile</text:p>
          </table:table-cell>
          <table:table-cell table:number-columns-repeated="3"/>
          <table:table-cell office:value-type="string" calcext:value-type="string">
            <text:p>rue Chanoinesse, 14 <text:s/>/ <text:s/>rue Chanoinesse, 14 <text:s/>/ <text:s/>rue Chanoinesse, 14 <text:s/>/ <text:s/>rue Chanoinesse, 14 <text:s/>/ <text:s/>rue Chanoinesse, 14 <text:s/>/ <text:s/>rue Chanoinesse, 14 <text:s/>/</text:p>
          </table:table-cell>
          <table:table-cell/>
          <table:table-cell office:value-type="string" calcext:value-type="string">
            <text:p>AN F18 1787</text:p>
          </table:table-cell>
          <table:table-cell office:value-type="string" calcext:value-type="string">
            <text:p>Il est écrivain et dessinateur lithographe de formation.</text:p>
          </table:table-cell>
          <table:table-cell table:number-columns-repeated="2"/>
        </table:table-row>
        <table:table-row table:style-name="ro1">
          <table:table-cell office:value-type="float" office:value="10172" calcext:value-type="float">
            <text:p>10172</text:p>
          </table:table-cell>
          <table:table-cell office:value-type="string" calcext:value-type="string">
            <text:p>LEBATARD</text:p>
          </table:table-cell>
          <table:table-cell office:value-type="string" calcext:value-type="string">
            <text:p>Louis, Stanislas</text:p>
          </table:table-cell>
          <table:table-cell/>
          <table:table-cell table:style-name="ce5" office:value-type="string" calcext:value-type="string">
            <text:p>1836-02-12 00:00:00</text:p>
          </table:table-cell>
          <table:table-cell table:number-columns-repeated="2"/>
          <table:table-cell office:value-type="string" calcext:value-type="string">
            <text:p>Cour du Commerce, 19</text:p>
          </table:table-cell>
          <table:table-cell office:value-type="string" calcext:value-type="string">
            <text:p>AN F18 1787</text:p>
          </table:table-cell>
          <table:table-cell office:value-type="string" calcext:value-type="string">
            <text:p>Il était ouvrier lithographe chez le Sieur Mantoux pour 1500 frs par an.</text:p>
          </table:table-cell>
          <table:table-cell office:value-type="string" calcext:value-type="string">
            <text:p>Il habite avec sa mère et sa sœur qu'il soutient / Son père était marchand chapelierIl habite avec sa mère et sa sœur qu'il soutient / Son père était marchand chapelierIl habite avec sa mère et sa sœur qu'il soutient / Son père était marchand chapelierIl habite avec sa mère et sa sœur qu'il soutient / Son père était marchand chapelierIl habite avec sa mère et sa sœur qu'il soutient / Son père était marchand chapelierIl habite avec sa mère et sa sœur qu'il soutient / Son père était marchand chapelier</text:p>
          </table:table-cell>
          <table:table-cell/>
        </table:table-row>
        <table:table-row table:style-name="ro1">
          <table:table-cell office:value-type="float" office:value="10173" calcext:value-type="float">
            <text:p>10173</text:p>
          </table:table-cell>
          <table:table-cell office:value-type="string" calcext:value-type="string">
            <text:p>LEBEY</text:p>
          </table:table-cell>
          <table:table-cell office:value-type="string" calcext:value-type="string">
            <text:p>Jacques, Edouard</text:p>
          </table:table-cell>
          <table:table-cell table:number-columns-repeated="3"/>
          <table:table-cell office:value-type="string" calcext:value-type="string">
            <text:p>avenue de l'Impératrice, 33 / <text:s/>avenue de l'Impératrice, 33 / <text:s/>avenue de l'Impératrice, 33 / <text:s/>avenue de l'Impératrice, 33 / <text:s/>avenue de l'Impératrice, 33 /</text:p>
          </table:table-cell>
          <table:table-cell/>
          <table:table-cell office:value-type="string" calcext:value-type="string">
            <text:p>AN F18 1787</text:p>
          </table:table-cell>
          <table:table-cell office:value-type="string" calcext:value-type="string">
            <text:p>Clerc d'avoué de formation, il est régisseur d'annonces et un des propriétaires de l'Office général d'annonces, place de la Bourse, 8.Clerc d'avoué de formation, il est régisseur d'annonces et un des propriétaires de l'Office général d'annonces, place de la Bourse, 8.Clerc d'avoué de formation, il est régisseur d'annonces et un des propriétaires de l'Office général d'annonces, place de la Bourse, 8.Clerc d'avoué de formation, il est régisseur d'annonces et un des propriétaires de l'Office général d'annonces, place de la Bourse, 8.Clerc d'avoué de formation, il est régisseur d'annonces et un des propriétaires de l'Office général d'annonces, place de la Bourse, 8.</text:p>
          </table:table-cell>
          <table:table-cell office:value-type="string" calcext:value-type="string">
            <text:p>Son père est boucher / Il est marié et père de 6 enfantsSon père est boucher / Il est marié et père de 6 enfantsSon père est boucher / Il est marié et père de 6 enfantsSon père est boucher / Il est marié et père de 6 enfantsSon père est boucher / Il est marié et père de 6 enfants</text:p>
          </table:table-cell>
          <table:table-cell/>
        </table:table-row>
        <table:table-row table:style-name="ro1">
          <table:table-cell office:value-type="float" office:value="10174" calcext:value-type="float">
            <text:p>10174</text:p>
          </table:table-cell>
          <table:table-cell office:value-type="string" calcext:value-type="string">
            <text:p>LEBLANC DE FERRIERE</text:p>
          </table:table-cell>
          <table:table-cell office:value-type="string" calcext:value-type="string">
            <text:p>Charles, Alexandre</text:p>
          </table:table-cell>
          <table:table-cell table:number-columns-repeated="3"/>
          <table:table-cell office:value-type="string" calcext:value-type="string">
            <text:p>rue Montmartre, 70 <text:s/>/ <text:s/>rue Montmartre, 70 <text:s/>/ <text:s/>rue Montmartre, 70 <text:s/>/ <text:s/>rue Montmartre, 70 <text:s/>/ <text:s/>rue Montmartre, 70 <text:s/>/</text:p>
          </table:table-cell>
          <table:table-cell/>
          <table:table-cell office:value-type="string" calcext:value-type="string">
            <text:p>AN F18 1787</text:p>
          </table:table-cell>
          <table:table-cell/>
          <table:table-cell office:value-type="string" calcext:value-type="string">
            <text:p>Son père est capitaine d'infanterie</text:p>
          </table:table-cell>
          <table:table-cell/>
        </table:table-row>
        <table:table-row table:style-name="ro1">
          <table:table-cell office:value-type="float" office:value="10175" calcext:value-type="float">
            <text:p>10175</text:p>
          </table:table-cell>
          <table:table-cell office:value-type="string" calcext:value-type="string">
            <text:p>LEBOSSE</text:p>
          </table:table-cell>
          <table:table-cell office:value-type="string" calcext:value-type="string">
            <text:p>Jean, François</text:p>
          </table:table-cell>
          <table:table-cell/>
          <table:table-cell table:style-name="ce5" office:value-type="string" calcext:value-type="string">
            <text:p>1874-01-10 00:00:00</text:p>
          </table:table-cell>
          <table:table-cell/>
          <table:table-cell office:value-type="string" calcext:value-type="string">
            <text:p>rue Vivienne, 8 / <text:s/>rue Vivienne, 8 / <text:s/>rue Vivienne, 8 / <text:s/>rue Vivienne, 8 / <text:s/>rue Vivienne, 8 /</text:p>
          </table:table-cell>
          <table:table-cell/>
          <table:table-cell office:value-type="string" calcext:value-type="string">
            <text:p>AN F18 1787 / Bibliographie de la France, tome XXXIII, 1844 p. 460AN F18 1787 / Bibliographie de la France, tome XXXIII, 1844 p. 460AN F18 1787 / Bibliographie de la France, tome XXXIII, 1844 p. 460AN F18 1787 / Bibliographie de la France, tome XXXIII, 1844 p. 460AN F18 1787 / Bibliographie de la France, tome XXXIII, 1844 p. 460</text:p>
          </table:table-cell>
          <table:table-cell office:value-type="string" calcext:value-type="string">
            <text:p>Il a fait ses études à Versailles de 1824 à 1829? Il entre chez le Sieur Delaporte en 1830 et y reste 6 ans / Il a acheté l'imprimerie du Sieur <text:s/>Laubelle pour 5 000 frs avec 5 presses et <text:s/>6 ouvriers.Il a fait ses études à Versailles de 1824 à 1829? Il entre chez le Sieur Delaporte en 1830 et y reste 6 ans / Il a acheté l'imprimerie du Sieur <text:s/>Laubelle pour 5 000 frs avec 5 presses et <text:s/>6 ouvriers.Il a fait ses études à Versailles de 1824 à 1829? Il entre chez le Sieur Delaporte en 1830 et y reste 6 ans / Il a acheté l'imprimerie du Sieur <text:s/>Laubelle pour 5 000 frs avec 5 presses et <text:s/>6 ouvriers.Il a fait ses études à Versailles de 1824 à 1829? Il entre chez le Sieur Delaporte en 1830 et y reste 6 ans / Il a acheté l'imprimerie du Sieur <text:s/>Laubelle pour 5 000 frs avec 5 presses et <text:s/>6 ouvriers.Il a fait ses études à Versailles de 1824 à 1829? Il entre chez le Sieur Delaporte en 1830 et y reste 6 ans / Il a acheté l'imprimerie du Sieur <text:s/>Laubelle pour 5 000 frs avec 5 presses et <text:s/>6 ouvriers.</text:p>
          </table:table-cell>
          <table:table-cell office:value-type="string" calcext:value-type="string">
            <text:p>Son père est domestique</text:p>
          </table:table-cell>
          <table:table-cell/>
        </table:table-row>
        <table:table-row table:style-name="ro1">
          <table:table-cell office:value-type="float" office:value="10176" calcext:value-type="float">
            <text:p>10176</text:p>
          </table:table-cell>
          <table:table-cell office:value-type="string" calcext:value-type="string">
            <text:p>LEBREC</text:p>
          </table:table-cell>
          <table:table-cell office:value-type="string" calcext:value-type="string">
            <text:p>François</text:p>
          </table:table-cell>
          <table:table-cell table:style-name="ce5" office:value-type="string" calcext:value-type="string">
            <text:p>1831-05-07 00:00:00</text:p>
          </table:table-cell>
          <table:table-cell table:number-columns-repeated="2"/>
          <table:table-cell office:value-type="string" calcext:value-type="string">
            <text:p>Rue Béthisy, 8 / Rue des BourdonnaisRue Béthisy, 8 / Rue des BourdonnaisRue Béthisy, 8 / Rue des BourdonnaisRue Béthisy, 8 / Rue des BourdonnaisRue Béthisy, 8 / Rue des Bourdonnais</text:p>
          </table:table-cell>
          <table:table-cell/>
          <table:table-cell office:value-type="string" calcext:value-type="string">
            <text:p>AN F18 1787 / Almanach du commerce, 1839AN F18 1787 / Almanach du commerce, 1839AN F18 1787 / Almanach du commerce, 1839AN F18 1787 / Almanach du commerce, 1839AN F18 1787 / Almanach du commerce, 1839</text:p>
          </table:table-cell>
          <table:table-cell office:value-type="string" calcext:value-type="string">
            <text:p>Il fait des travaux commerciaux; de l'autographie et du report du cuivre sur pierres</text:p>
          </table:table-cell>
          <table:table-cell office:value-type="string" calcext:value-type="string">
            <text:p>Son père est cloutier</text:p>
          </table:table-cell>
          <table:table-cell/>
        </table:table-row>
        <table:table-row table:style-name="ro1">
          <table:table-cell office:value-type="float" office:value="10177" calcext:value-type="float">
            <text:p>10177</text:p>
          </table:table-cell>
          <table:table-cell office:value-type="string" calcext:value-type="string">
            <text:p>LEBRETON</text:p>
          </table:table-cell>
          <table:table-cell office:value-type="string" calcext:value-type="string">
            <text:p>Pierre, Symphorien, Jean Baptiste</text:p>
          </table:table-cell>
          <table:table-cell table:number-columns-repeated="3"/>
          <table:table-cell office:value-type="string" calcext:value-type="string">
            <text:p>rue des Juifs, 16 <text:s/>/ <text:s/>rue des Juifs, 16 <text:s/>/ <text:s/>rue des Juifs, 16 <text:s/>/ <text:s/>rue des Juifs, 16 <text:s/>/ <text:s/>rue des Juifs, 16 <text:s/>/</text:p>
          </table:table-cell>
          <table:table-cell/>
          <table:table-cell office:value-type="string" calcext:value-type="string">
            <text:p>AN F18 1787</text:p>
          </table:table-cell>
          <table:table-cell office:value-type="string" calcext:value-type="string">
            <text:p>Dessinateur lithographe de formation, il possède une autorisation en 1867 pour exploiter une presse en taille-douce pour les reports et les impressions chromolithographiques.</text:p>
          </table:table-cell>
          <table:table-cell table:number-columns-repeated="2"/>
        </table:table-row>
        <table:table-row table:style-name="ro1">
          <table:table-cell office:value-type="float" office:value="10178" calcext:value-type="float">
            <text:p>10178</text:p>
          </table:table-cell>
          <table:table-cell office:value-type="string" calcext:value-type="string">
            <text:p>LEBRUN</text:p>
          </table:table-cell>
          <table:table-cell office:value-type="string" calcext:value-type="string">
            <text:p>Louis, François</text:p>
          </table:table-cell>
          <table:table-cell table:number-columns-repeated="3"/>
          <table:table-cell office:value-type="string" calcext:value-type="string">
            <text:p>rue de Grenelle St Germain, 122 / <text:s/>rue de Grenelle St Germain, 122 / <text:s/>rue de Grenelle St Germain, 122 / <text:s/>rue de Grenelle St Germain, 122 / <text:s/>rue de Grenelle St Germain, 122 /</text:p>
          </table:table-cell>
          <table:table-cell/>
          <table:table-cell office:value-type="string" calcext:value-type="string">
            <text:p>AN F18 1787</text:p>
          </table:table-cell>
          <table:table-cell office:value-type="string" calcext:value-type="string">
            <text:p>Papetier et relieur, il a obtenu de nombreuses médailles pour ses travaux de luxe.</text:p>
          </table:table-cell>
          <table:table-cell table:number-columns-repeated="2"/>
        </table:table-row>
        <table:table-row table:style-name="ro1">
          <table:table-cell office:value-type="float" office:value="10179" calcext:value-type="float">
            <text:p>10179</text:p>
          </table:table-cell>
          <table:table-cell office:value-type="string" calcext:value-type="string">
            <text:p>LECAUDEY</text:p>
          </table:table-cell>
          <table:table-cell office:value-type="string" calcext:value-type="string">
            <text:p>Désiré</text:p>
          </table:table-cell>
          <table:table-cell table:number-columns-repeated="3"/>
          <table:table-cell office:value-type="string" calcext:value-type="string">
            <text:p>rue du Faubourg St Martin, 107 / Rue du Faubourg St Denis, 153 / <text:s/>rue du Faubourg St Martin, 107 / Rue du Faubourg St Denis, 153 / <text:s/>rue du Faubourg St Martin, 107 / Rue du Faubourg St Denis, 153 / <text:s/>rue du Faubourg St Martin, 107 / Rue du Faubourg St Denis, 153 / <text:s/>rue du Faubourg St Martin, 107 / Rue du Faubourg St Denis, 153 /</text:p>
          </table:table-cell>
          <table:table-cell/>
          <table:table-cell office:value-type="string" calcext:value-type="string">
            <text:p>AN F18 1788 / AP D10 U3 31 n° 13739 / AP D11 U3 231AN F18 1788 / AP D10 U3 31 n° 13739 / AP D11 U3 231AN F18 1788 / AP D10 U3 31 n° 13739 / AP D11 U3 231AN F18 1788 / AP D10 U3 31 n° 13739 / AP D11 U3 231AN F18 1788 / AP D10 U3 31 n° 13739 / AP D11 U3 231</text:p>
          </table:table-cell>
          <table:table-cell office:value-type="string" calcext:value-type="string">
            <text:p>Ilest tout d'abord <text:s/>commis dans un magasin de calicots. Il fait ensuite une première demande de brevet en 1855 qui est rejetée. Il est propriétaire du matériel du Sieur André son associé décédé. Il fait faillite en 1857 avec un actif de 8377 frs et un passif de 2935 frs.</text:p>
          </table:table-cell>
          <table:table-cell office:value-type="string" calcext:value-type="string">
            <text:p>Il vit maritalement avec une fleuriste</text:p>
          </table:table-cell>
          <table:table-cell/>
        </table:table-row>
        <table:table-row table:style-name="ro1">
          <table:table-cell office:value-type="float" office:value="10180" calcext:value-type="float">
            <text:p>10180</text:p>
          </table:table-cell>
          <table:table-cell office:value-type="string" calcext:value-type="string">
            <text:p>LECERF</text:p>
          </table:table-cell>
          <table:table-cell office:value-type="string" calcext:value-type="string">
            <text:p>Nephtali</text:p>
          </table:table-cell>
          <table:table-cell table:number-columns-repeated="3"/>
          <table:table-cell office:value-type="string" calcext:value-type="string">
            <text:p>Rue de la Lune, 41</text:p>
          </table:table-cell>
          <table:table-cell office:value-type="string" calcext:value-type="string">
            <text:p>Rue de Rivoli, 72</text:p>
          </table:table-cell>
          <table:table-cell office:value-type="string" calcext:value-type="string">
            <text:p>AN F18 1788 / AP D10 U3 28 n°10257 / AP D11 U3 146AN F18 1788 / AP D10 U3 28 n°10257 / AP D11 U3 146AN F18 1788 / AP D10 U3 28 n°10257 / AP D11 U3 146AN F18 1788 / AP D10 U3 28 n°10257 / AP D11 U3 146AN F18 1788 / AP D10 U3 28 n°10257 / AP D11 U3 146</text:p>
          </table:table-cell>
          <table:table-cell office:value-type="string" calcext:value-type="string">
            <text:p>Il a été apprenti 20 ans chez le Sieur Delarue. Il fait faillite en 1851 avec un actif de 12 222 frs et un passif de 17 081 frs. Il proteste contre l'annulation de son brevet mais la décision est maintenue.</text:p>
          </table:table-cell>
          <table:table-cell office:value-type="string" calcext:value-type="string">
            <text:p>Son père est artiste dramatique</text:p>
          </table:table-cell>
          <table:table-cell/>
        </table:table-row>
        <table:table-row table:style-name="ro1">
          <table:table-cell office:value-type="float" office:value="10181" calcext:value-type="float">
            <text:p>10181</text:p>
          </table:table-cell>
          <table:table-cell office:value-type="string" calcext:value-type="string">
            <text:p>LECHALAT</text:p>
          </table:table-cell>
          <table:table-cell office:value-type="string" calcext:value-type="string">
            <text:p>Joseph, Théodore</text:p>
          </table:table-cell>
          <table:table-cell table:style-name="ce5" office:value-type="string" calcext:value-type="string">
            <text:p>1844-10-01 00:00:00</text:p>
          </table:table-cell>
          <table:table-cell table:number-columns-repeated="2"/>
          <table:table-cell office:value-type="string" calcext:value-type="string">
            <text:p>place des Vosges, 16 <text:s/>/ <text:s/>place des Vosges, 16 <text:s/>/ <text:s/>place des Vosges, 16 <text:s/>/ <text:s/>place des Vosges, 16 <text:s/>/ <text:s/>place des Vosges, 16 <text:s/>/</text:p>
          </table:table-cell>
          <table:table-cell/>
          <table:table-cell office:value-type="string" calcext:value-type="string">
            <text:p>AN F18 1788 / Bibliographie de la France, XXXIIIe année, 1844, n° 5, p. 60AN F18 1788 / Bibliographie de la France, XXXIIIe année, 1844, n° 5, p. 60AN F18 1788 / Bibliographie de la France, XXXIIIe année, 1844, n° 5, p. 60AN F18 1788 / Bibliographie de la France, XXXIIIe année, 1844, n° 5, p. 60AN F18 1788 / Bibliographie de la France, XXXIIIe année, 1844, n° 5, p. 60</text:p>
          </table:table-cell>
          <table:table-cell office:value-type="string" calcext:value-type="string">
            <text:p>Ecrivain lithographe de formation, il a été breveté lithographe à Fontainebleau et échange ce brevet contre le même pour Paris.</text:p>
          </table:table-cell>
          <table:table-cell office:value-type="string" calcext:value-type="string">
            <text:p>Son père est militaire pensionné</text:p>
          </table:table-cell>
          <table:table-cell/>
        </table:table-row>
        <table:table-row table:style-name="ro1">
          <table:table-cell office:value-type="float" office:value="10182" calcext:value-type="float">
            <text:p>10182</text:p>
          </table:table-cell>
          <table:table-cell office:value-type="string" calcext:value-type="string">
            <text:p>LECHAUVE DEVIGNY</text:p>
          </table:table-cell>
          <table:table-cell office:value-type="string" calcext:value-type="string">
            <text:p>Auguste, Louis</text:p>
          </table:table-cell>
          <table:table-cell table:style-name="ce5" office:value-type="string" calcext:value-type="string">
            <text:p>1841-11-06 00:00:00</text:p>
          </table:table-cell>
          <table:table-cell table:style-name="ce5" office:value-type="string" calcext:value-type="string">
            <text:p>1848-12-10 00:00:00</text:p>
          </table:table-cell>
          <table:table-cell/>
          <table:table-cell office:value-type="string" calcext:value-type="string">
            <text:p>rue des Filles St Thomas, 5 / <text:s/>rue des Filles St Thomas, 5 / <text:s/>rue des Filles St Thomas, 5 / <text:s/>rue des Filles St Thomas, 5 / <text:s/>rue des Filles St Thomas, 5 /</text:p>
          </table:table-cell>
          <table:table-cell/>
          <table:table-cell office:value-type="string" calcext:value-type="string">
            <text:p>AN F18 1788</text:p>
          </table:table-cell>
          <table:table-cell office:value-type="string" calcext:value-type="string">
            <text:p>Il est chef d'un bureau dit Office correspondance de journaux. / Il a été breveté libraire en 1841Il est chef d'un bureau dit Office correspondance de journaux. / Il a été breveté libraire en 1841Il est chef d'un bureau dit Office correspondance de journaux. / Il a été breveté libraire en 1841Il est chef d'un bureau dit Office correspondance de journaux. / Il a été breveté libraire en 1841Il est chef d'un bureau dit Office correspondance de journaux. / Il a été breveté libraire en 1841</text:p>
          </table:table-cell>
          <table:table-cell table:number-columns-repeated="2"/>
        </table:table-row>
        <table:table-row table:style-name="ro1">
          <table:table-cell office:value-type="float" office:value="10183" calcext:value-type="float">
            <text:p>10183</text:p>
          </table:table-cell>
          <table:table-cell office:value-type="string" calcext:value-type="string">
            <text:p>LECHERBONNIER</text:p>
          </table:table-cell>
          <table:table-cell office:value-type="string" calcext:value-type="string">
            <text:p>Jean-Baptiste</text:p>
          </table:table-cell>
          <table:table-cell/>
          <table:table-cell table:style-name="ce5" office:value-type="string" calcext:value-type="string">
            <text:p>1858-04-08 00:00:00</text:p>
          </table:table-cell>
          <table:table-cell/>
          <table:table-cell office:value-type="string" calcext:value-type="string">
            <text:p>rue des Enfants rouges n°2 / <text:s/>Rue Jean Pain Mollet n°10rue des Enfants rouges n°2 / <text:s/>Rue Jean Pain Mollet n°10rue des Enfants rouges n°2 / <text:s/>Rue Jean Pain Mollet n°10rue des Enfants rouges n°2 / <text:s/>Rue Jean Pain Mollet n°10rue des Enfants rouges n°2 / <text:s/>Rue Jean Pain Mollet n°10</text:p>
          </table:table-cell>
          <table:table-cell/>
          <table:table-cell office:value-type="string" calcext:value-type="string">
            <text:p>Archives de la Seine / D10 U3 21 n°3109, 13 mai 1842 / D10 U3 22 n°4024, 28 août 1843 / D10 U3 31 n° 13236 / D11U3 218 / AN F18 1788Archives de la Seine / D10 U3 21 n°3109, 13 mai 1842 / D10 U3 22 n°4024, 28 août 1843 / D10 U3 31 n° 13236 / D11U3 218 / AN F18 1788Archives de la Seine / D10 U3 21 n°3109, 13 mai 1842 / D10 U3 22 n°4024, 28 août 1843 / D10 U3 31 n° 13236 / D11U3 218 / AN F18 1788Archives de la Seine / D10 U3 21 n°3109, 13 mai 1842 / D10 U3 22 n°4024, 28 août 1843 / D10 U3 31 n° 13236 / D11U3 218 / AN F18 1788Archives de la Seine / D10 U3 21 n°3109, 13 mai 1842 / D10 U3 22 n°4024, 28 août 1843 / D10 U3 31 n° 13236 / D11U3 218 / AN F18 1788</text:p>
          </table:table-cell>
          <table:table-cell office:value-type="string" calcext:value-type="string">
            <text:p>En 1850, il exerce déjà depuis 11 ans la profession d'imprimeur lithographe avec le brevet de M. Paluel (qui lui a vendu son entreprise le 25 avril 1839) sans avoir demandé le transfert. Il a reçu une lettre de sommation et a ensuite fait les démarches pour faire transférer le brevet. <text:s/>Ce brevet est annulé le 08 avril 1858 car il a disparu pour fuir les créanciers. / Il est condamné à 3 mois de prison pour banqueroute en 1857, il avait déjà fait deux faillites avant d'être condamné. Après la banqueroute, l'entreprise est vendue à John Muroë et Cie, un négociant américain, pour être mise entre les mains de M. Koch. / Sa première faillite date du 13 mai 1842, à l'adresse suivante: 10 rue Jean Paris Mollet. Il a alors un actif de 44768 frs et un passif de 38436 frs. Le 28 aôut 1843 il fait faillite de nouveau avec un actif de 14414 frs et un passif de 41555 frs. / Il fait un dépôt de bilan le 25 juin 1856 avec un actif <text:s/>de 71 805 frs et un passif de <text:s/>22096,85 frs. / Il est également breveté imprimeur en lettres et imprimeur en taille-douce.En 1850, il exerce déjà depuis 11 ans la profession d'imprimeur lithographe avec le brevet de M. Paluel (qui lui a vendu son entreprise le 25 avril 1839) sans avoir demandé le transfert. Il a reçu une lettre de sommation et a ensuite fait les démarches pour faire transférer le brevet. <text:s/>Ce brevet est annulé le 08 avril 1858 car il a disparu pour fuir les créanciers. / Il est condamné à 3 mois de prison pour banqueroute en 1857, il avait déjà fait deux faillites avant d'être condamné. Après la banqueroute, l'entreprise est vendue à John Muroë et Cie, un négociant américain, pour être mise entre les mains de M. Koch. / Sa première faillite date du 13 mai 1842, à l'adresse suivante: 10 rue Jean Paris Mollet. Il a alors un actif de 44768 frs et un passif de 38436 frs. Le 28 aôut 1843 il fait faillite de nouveau avec un actif de 14414 frs et un passif de 41555 frs. / Il fait un dépôt de bilan le 25 juin 1856 avec un actif <text:s/>de 71 805 frs et un passif de <text:s/>22096,85 frs. / Il est également breveté imprimeur en lettres et imprimeur en taille-douce.En 1850, il exerce déjà depuis 11 ans la profession d'imprimeur lithographe avec le brevet de M. Paluel (qui lui a vendu son entreprise le 25 avril 1839) sans avoir demandé le transfert. Il a reçu une lettre de sommation et a ensuite fait les démarches pour faire transférer le brevet. <text:s/>Ce brevet est annulé le 08 avril 1858 car il a disparu pour fuir les créanciers. / Il est condamné à 3 mois de prison pour banqueroute en 1857, il avait déjà fait deux faillites avant d'être condamné. Après la banqueroute, l'entreprise est vendue à John Muroë et Cie, un négociant américain, pour être mise entre les mains de M. Koch. / Sa première faillite date du 13 mai 1842, à l'adresse suivante: 10 rue Jean Paris Mollet. Il a alors un actif de 44768 frs et un passif de 38436 frs. Le 28 aôut 1843 il fait faillite de nouveau avec un actif de 14414 frs et un passif de 41555 frs. / Il fait un dépôt de bilan le 25 juin 1856 avec un actif <text:s/>de 71 805 frs et un passif de <text:s/>22096,85 frs. / Il est également breveté imprimeur en lettres et imprimeur en taille-douce.En 1850, il exerce déjà depuis 11 ans la profession d'imprimeur lithographe avec le brevet de M. Paluel (qui lui a vendu son entreprise le 25 avril 1839) sans avoir demandé le transfert. Il a reçu une lettre de sommation et a ensuite fait les démarches pour faire transférer le brevet. <text:s/>Ce brevet est annulé le 08 avril 1858 car il a disparu pour fuir les créanciers. / Il est condamné à 3 mois de prison pour banqueroute en 1857, il avait déjà fait deux faillites avant d'être condamné. Après la banqueroute, l'entreprise est vendue à John Muroë et Cie, un négociant américain, pour être mise entre les mains de M. Koch. / Sa première faillite date du 13 mai 1842, à l'adresse suivante: 10 rue Jean Paris Mollet. Il a alors un actif de 44768 frs et un passif de 38436 frs. Le 28 aôut 1843 il fait faillite de nouveau avec un actif de 14414 frs et un passif de 41555 frs. / Il fait un dépôt de bilan le 25 juin 1856 avec un actif <text:s/>de 71 805 frs et un passif de <text:s/>22096,85 frs. / Il est également breveté imprimeur en lettres et imprimeur en taille-douce.En 1850, il exerce déjà depuis 11 ans la profession d'imprimeur lithographe avec le brevet de M. Paluel (qui lui a vendu son entreprise le 25 avril 1839) sans avoir demandé le transfert. Il a reçu une lettre de sommation et a ensuite fait les démarches pour faire transférer le brevet. <text:s/>Ce brevet est annulé le 08 avril 1858 car il a disparu pour fuir les créanciers. / Il est condamné à 3 mois de prison pour banqueroute en 1857, il avait déjà fait deux faillites avant d'être condamné. Après la banqueroute, l'entreprise est vendue à John Muroë et Cie, un négociant américain, pour être mise entre les mains de M. Koch. / Sa première faillite date du 13 mai 1842, à l'adresse suivante: 10 rue Jean Paris Mollet. Il a alors un actif de 44768 frs et un passif de 38436 frs. Le 28 aôut 1843 il fait faillite de nouveau avec un actif de 14414 frs et un passif de 41555 frs. / Il fait un dépôt de bilan le 25 juin 1856 avec un actif <text:s/>de 71 805 frs et un passif de <text:s/>22096,85 frs. / Il est également breveté imprimeur en lettres et imprimeur en taille-douce.</text:p>
          </table:table-cell>
          <table:table-cell table:number-columns-repeated="2"/>
        </table:table-row>
        <table:table-row table:style-name="ro1">
          <table:table-cell office:value-type="float" office:value="10184" calcext:value-type="float">
            <text:p>10184</text:p>
          </table:table-cell>
          <table:table-cell office:value-type="string" calcext:value-type="string">
            <text:p>LECLERCQ</text:p>
          </table:table-cell>
          <table:table-cell office:value-type="string" calcext:value-type="string">
            <text:p>Auguste, Victor</text:p>
          </table:table-cell>
          <table:table-cell table:style-name="ce5" office:value-type="string" calcext:value-type="string">
            <text:p>1844-05-12 00:00:00</text:p>
          </table:table-cell>
          <table:table-cell table:style-name="ce5" office:value-type="string" calcext:value-type="string">
            <text:p>1851-08-02 00:00:00</text:p>
          </table:table-cell>
          <table:table-cell/>
          <table:table-cell office:value-type="string" calcext:value-type="string">
            <text:p>rue Martel, 6 / <text:s/>rue Martel, 6 / <text:s/>rue Martel, 6 / <text:s/>rue Martel, 6 / <text:s/>rue Martel, 6 /</text:p>
          </table:table-cell>
          <table:table-cell/>
          <table:table-cell office:value-type="string" calcext:value-type="string">
            <text:p>AN F18 1788</text:p>
          </table:table-cell>
          <table:table-cell office:value-type="string" calcext:value-type="string">
            <text:p>Il exerce tout d'abord la profession de courtier en vins. Il a acheté le matériel du Sieur Delabarussias.</text:p>
          </table:table-cell>
          <table:table-cell table:number-columns-repeated="2"/>
        </table:table-row>
        <table:table-row table:style-name="ro1">
          <table:table-cell office:value-type="float" office:value="10185" calcext:value-type="float">
            <text:p>10185</text:p>
          </table:table-cell>
          <table:table-cell office:value-type="string" calcext:value-type="string">
            <text:p>LECLERCQ</text:p>
          </table:table-cell>
          <table:table-cell office:value-type="string" calcext:value-type="string">
            <text:p>Jean-Baptiste, Eugène</text:p>
          </table:table-cell>
          <table:table-cell table:style-name="ce5" office:value-type="string" calcext:value-type="string">
            <text:p>1856-08-08 00:00:00</text:p>
          </table:table-cell>
          <table:table-cell table:number-columns-repeated="3"/>
          <table:table-cell office:value-type="string" calcext:value-type="string">
            <text:p>Rue de Mulhouse, 11</text:p>
          </table:table-cell>
          <table:table-cell office:value-type="string" calcext:value-type="string">
            <text:p>AN F18 1788</text:p>
          </table:table-cell>
          <table:table-cell office:value-type="string" calcext:value-type="string">
            <text:p>Il est ouvrier lithographe depuis 7 ans / Il obtient une autorisation de presse taille-douce en 1861 et de typographe en 1878Il est ouvrier lithographe depuis 7 ans / Il obtient une autorisation de presse taille-douce en 1861 et de typographe en 1878Il est ouvrier lithographe depuis 7 ans / Il obtient une autorisation de presse taille-douce en 1861 et de typographe en 1878Il est ouvrier lithographe depuis 7 ans / Il obtient une autorisation de presse taille-douce en 1861 et de typographe en 1878Il est ouvrier lithographe depuis 7 ans / Il obtient une autorisation de presse taille-douce en 1861 et de typographe en 1878</text:p>
          </table:table-cell>
          <table:table-cell office:value-type="string" calcext:value-type="string">
            <text:p>Son père est cultivateur / Il habite chez sa mèreSon père est cultivateur / Il habite chez sa mèreSon père est cultivateur / Il habite chez sa mèreSon père est cultivateur / Il habite chez sa mèreSon père est cultivateur / Il habite chez sa mère</text:p>
          </table:table-cell>
          <table:table-cell/>
        </table:table-row>
        <table:table-row table:style-name="ro1">
          <table:table-cell office:value-type="float" office:value="10186" calcext:value-type="float">
            <text:p>10186</text:p>
          </table:table-cell>
          <table:table-cell office:value-type="string" calcext:value-type="string">
            <text:p>LECLERCQ</text:p>
          </table:table-cell>
          <table:table-cell office:value-type="string" calcext:value-type="string">
            <text:p>Narcisse, Eugène</text:p>
          </table:table-cell>
          <table:table-cell table:number-columns-repeated="3"/>
          <table:table-cell office:value-type="string" calcext:value-type="string">
            <text:p>rue Chapon, 17 / <text:s/>rue Chapon, 17 / <text:s/>rue Chapon, 17 / <text:s/>rue Chapon, 17 / <text:s/>rue Chapon, 17 /</text:p>
          </table:table-cell>
          <table:table-cell/>
          <table:table-cell office:value-type="string" calcext:value-type="string">
            <text:p>AN F18 1788</text:p>
          </table:table-cell>
          <table:table-cell office:value-type="string" calcext:value-type="string">
            <text:p>Il est dessinateur, coloriste et éditeur de gravures de luxe</text:p>
          </table:table-cell>
          <table:table-cell office:value-type="string" calcext:value-type="string">
            <text:p>Son père est tonnelier et marchand épicier</text:p>
          </table:table-cell>
          <table:table-cell/>
        </table:table-row>
        <table:table-row table:style-name="ro1">
          <table:table-cell office:value-type="float" office:value="10187" calcext:value-type="float">
            <text:p>10187</text:p>
          </table:table-cell>
          <table:table-cell office:value-type="string" calcext:value-type="string">
            <text:p>LECLERCQ</text:p>
          </table:table-cell>
          <table:table-cell office:value-type="string" calcext:value-type="string">
            <text:p>Louis, Antoine</text:p>
          </table:table-cell>
          <table:table-cell table:style-name="ce5" office:value-type="string" calcext:value-type="string">
            <text:p>1832-04-01 00:00:00</text:p>
          </table:table-cell>
          <table:table-cell table:number-columns-repeated="2"/>
          <table:table-cell office:value-type="string" calcext:value-type="string">
            <text:p>rue Servandoni, 24 / <text:s/>rue Servandoni, 24 / <text:s/>rue Servandoni, 24 / <text:s/>rue Servandoni, 24 / <text:s/>rue Servandoni, 24 /</text:p>
          </table:table-cell>
          <table:table-cell/>
          <table:table-cell office:value-type="string" calcext:value-type="string">
            <text:p>AN F18 1788</text:p>
          </table:table-cell>
          <table:table-cell office:value-type="string" calcext:value-type="string">
            <text:p>Son brevet a été annulé</text:p>
          </table:table-cell>
          <table:table-cell office:value-type="string" calcext:value-type="string">
            <text:p>Son père est officier public</text:p>
          </table:table-cell>
          <table:table-cell/>
        </table:table-row>
        <table:table-row table:style-name="ro1">
          <table:table-cell office:value-type="float" office:value="10188" calcext:value-type="float">
            <text:p>10188</text:p>
          </table:table-cell>
          <table:table-cell office:value-type="string" calcext:value-type="string">
            <text:p>LECOMTE</text:p>
          </table:table-cell>
          <table:table-cell office:value-type="string" calcext:value-type="string">
            <text:p>Jacques</text:p>
          </table:table-cell>
          <table:table-cell table:number-columns-repeated="3"/>
          <table:table-cell office:value-type="string" calcext:value-type="string">
            <text:p>rue des Dames, 32 Paris-Batignolles / <text:s/>rue des Dames, 32 Paris-Batignolles / <text:s/>rue des Dames, 32 Paris-Batignolles / <text:s/>rue des Dames, 32 Paris-Batignolles / <text:s/>rue des Dames, 32 Paris-Batignolles /</text:p>
          </table:table-cell>
          <table:table-cell/>
          <table:table-cell office:value-type="string" calcext:value-type="string">
            <text:p>AN F18 1789</text:p>
          </table:table-cell>
          <table:table-cell office:value-type="string" calcext:value-type="string">
            <text:p>Papetier, il a été ouvrier lithographe pendant 12 ans chez Masson. <text:s/>/ Il est breveté libaire en 1869.Papetier, il a été ouvrier lithographe pendant 12 ans chez Masson. <text:s/>/ Il est breveté libaire en 1869.Papetier, il a été ouvrier lithographe pendant 12 ans chez Masson. <text:s/>/ Il est breveté libaire en 1869.Papetier, il a été ouvrier lithographe pendant 12 ans chez Masson. <text:s/>/ Il est breveté libaire en 1869.Papetier, il a été ouvrier lithographe pendant 12 ans chez Masson. <text:s/>/ Il est breveté libaire en 1869.</text:p>
          </table:table-cell>
          <table:table-cell table:number-columns-repeated="2"/>
        </table:table-row>
        <table:table-row table:style-name="ro1">
          <table:table-cell office:value-type="float" office:value="10189" calcext:value-type="float">
            <text:p>10189</text:p>
          </table:table-cell>
          <table:table-cell office:value-type="string" calcext:value-type="string">
            <text:p>LECORNU</text:p>
          </table:table-cell>
          <table:table-cell office:value-type="string" calcext:value-type="string">
            <text:p>Jacques, Stanislas</text:p>
          </table:table-cell>
          <table:table-cell table:number-columns-repeated="3"/>
          <table:table-cell office:value-type="string" calcext:value-type="string">
            <text:p>rue Mauconseil, 18 / <text:s/>rue Mauconseil, 18 / <text:s/>rue Mauconseil, 18 / <text:s/>rue Mauconseil, 18 /</text:p>
          </table:table-cell>
          <table:table-cell/>
          <table:table-cell office:value-type="string" calcext:value-type="string">
            <text:p>AN F18 1789</text:p>
          </table:table-cell>
          <table:table-cell table:number-columns-repeated="3"/>
        </table:table-row>
        <table:table-row table:style-name="ro1">
          <table:table-cell office:value-type="float" office:value="10190" calcext:value-type="float">
            <text:p>10190</text:p>
          </table:table-cell>
          <table:table-cell office:value-type="string" calcext:value-type="string">
            <text:p>LEDOYEN</text:p>
          </table:table-cell>
          <table:table-cell office:value-type="string" calcext:value-type="string">
            <text:p>Auguste, François, Joseph</text:p>
          </table:table-cell>
          <table:table-cell/>
          <table:table-cell table:style-name="ce5" office:value-type="string" calcext:value-type="string">
            <text:p>1861-03-04 00:00:00</text:p>
          </table:table-cell>
          <table:table-cell/>
          <table:table-cell office:value-type="string" calcext:value-type="string">
            <text:p>rue de Berry, 6 / <text:s/>rue de Berry, 6 / <text:s/>rue de Berry, 6 / <text:s/>rue de Berry, 6 /</text:p>
          </table:table-cell>
          <table:table-cell/>
          <table:table-cell office:value-type="string" calcext:value-type="string">
            <text:p>AN F18 1789</text:p>
          </table:table-cell>
          <table:table-cell office:value-type="string" calcext:value-type="string">
            <text:p>Son serment de lithographe se trouve dans le dossier de sa veuve</text:p>
          </table:table-cell>
          <table:table-cell office:value-type="string" calcext:value-type="string">
            <text:p>Il est marié et père de 4 enfants</text:p>
          </table:table-cell>
          <table:table-cell/>
        </table:table-row>
        <table:table-row table:style-name="ro1">
          <table:table-cell office:value-type="float" office:value="10191" calcext:value-type="float">
            <text:p>10191</text:p>
          </table:table-cell>
          <table:table-cell office:value-type="string" calcext:value-type="string">
            <text:p>LEDOYEN</text:p>
          </table:table-cell>
          <table:table-cell office:value-type="string" calcext:value-type="string">
            <text:p>Jules, Alexandre</text:p>
          </table:table-cell>
          <table:table-cell table:number-columns-repeated="3"/>
          <table:table-cell office:value-type="string" calcext:value-type="string">
            <text:p>rue de Rivoli, 68 / <text:s/>rue de Rivoli, 68 / <text:s/>rue de Rivoli, 68 / <text:s/>rue de Rivoli, 68 /</text:p>
          </table:table-cell>
          <table:table-cell/>
          <table:table-cell office:value-type="string" calcext:value-type="string">
            <text:p>AN F18 1789</text:p>
          </table:table-cell>
          <table:table-cell office:value-type="string" calcext:value-type="string">
            <text:p>Il est breveté taille-doucier en 1859 / Il est spécialisé dans les étiquettes de luxeIl est breveté taille-doucier en 1859 / Il est spécialisé dans les étiquettes de luxeIl est breveté taille-doucier en 1859 / Il est spécialisé dans les étiquettes de luxeIl est breveté taille-doucier en 1859 / Il est spécialisé dans les étiquettes de luxe</text:p>
          </table:table-cell>
          <table:table-cell table:number-columns-repeated="2"/>
        </table:table-row>
        <table:table-row table:style-name="ro1">
          <table:table-cell office:value-type="float" office:value="10192" calcext:value-type="float">
            <text:p>10192</text:p>
          </table:table-cell>
          <table:table-cell office:value-type="string" calcext:value-type="string">
            <text:p>LEFEBVRE</text:p>
          </table:table-cell>
          <table:table-cell office:value-type="string" calcext:value-type="string">
            <text:p>Alexandre, Eugène</text:p>
          </table:table-cell>
          <table:table-cell table:number-columns-repeated="3"/>
          <table:table-cell office:value-type="string" calcext:value-type="string">
            <text:p>passage du Caire, 87</text:p>
          </table:table-cell>
          <table:table-cell office:value-type="string" calcext:value-type="string">
            <text:p>Rue de la Galcière, 14</text:p>
          </table:table-cell>
          <table:table-cell office:value-type="string" calcext:value-type="string">
            <text:p>AN F18 1790</text:p>
          </table:table-cell>
          <table:table-cell office:value-type="string" calcext:value-type="string">
            <text:p>Il a été compositeur typographe chez Paul Dupont, gagnant 4 000 frs par an, puis chez le Sieur Danel à Lille. / Il a acheté l'établissement de la Dame Girard pou <text:s/>55 000 frs. / Il est breveté imprimeur en lettres en 1868.Il a été compositeur typographe chez Paul Dupont, gagnant 4 000 frs par an, puis chez le Sieur Danel à Lille. / Il a acheté l'établissement de la Dame Girard pou <text:s/>55 000 frs. / Il est breveté imprimeur en lettres en 1868.Il a été compositeur typographe chez Paul Dupont, gagnant 4 000 frs par an, puis chez le Sieur Danel à Lille. / Il a acheté l'établissement de la Dame Girard pou <text:s/>55 000 frs. / Il est breveté imprimeur en lettres en 1868.Il a été compositeur typographe chez Paul Dupont, gagnant 4 000 frs par an, puis chez le Sieur Danel à Lille. / Il a acheté l'établissement de la Dame Girard pou <text:s/>55 000 frs. / Il est breveté imprimeur en lettres en 1868.</text:p>
          </table:table-cell>
          <table:table-cell office:value-type="string" calcext:value-type="string">
            <text:p>Son père est confiseur</text:p>
          </table:table-cell>
          <table:table-cell/>
        </table:table-row>
        <table:table-row table:style-name="ro1">
          <table:table-cell office:value-type="float" office:value="10193" calcext:value-type="float">
            <text:p>10193</text:p>
          </table:table-cell>
          <table:table-cell office:value-type="string" calcext:value-type="string">
            <text:p>LEFEBVRE</text:p>
          </table:table-cell>
          <table:table-cell office:value-type="string" calcext:value-type="string">
            <text:p>Etienne, Edme</text:p>
          </table:table-cell>
          <table:table-cell table:number-columns-repeated="3"/>
          <table:table-cell office:value-type="string" calcext:value-type="string">
            <text:p>rue St Denis, 86</text:p>
          </table:table-cell>
          <table:table-cell/>
          <table:table-cell office:value-type="string" calcext:value-type="string">
            <text:p>AN F18 1790</text:p>
          </table:table-cell>
          <table:table-cell office:value-type="string" calcext:value-type="string">
            <text:p>Il exerce d'abord la profession de papetier en gros et en détails. Il exploite 4 presses lithographiques pour les papiers à en-tête.</text:p>
          </table:table-cell>
          <table:table-cell table:number-columns-repeated="2"/>
        </table:table-row>
        <table:table-row table:style-name="ro1">
          <table:table-cell office:value-type="float" office:value="10194" calcext:value-type="float">
            <text:p>10194</text:p>
          </table:table-cell>
          <table:table-cell office:value-type="string" calcext:value-type="string">
            <text:p>LEFEBVRE Femme LAMOUROUX</text:p>
          </table:table-cell>
          <table:table-cell office:value-type="string" calcext:value-type="string">
            <text:p>Marianne, Josephine</text:p>
          </table:table-cell>
          <table:table-cell table:number-columns-repeated="3"/>
          <table:table-cell office:value-type="string" calcext:value-type="string">
            <text:p>passage du Caire, 87 / Passage du Caire, 76 &amp; 78 passage du Caire, 87 / Passage du Caire, 76 &amp; 78 passage du Caire, 87 / Passage du Caire, 76 &amp; 78 passage du Caire, 87 / Passage du Caire, 76 &amp; 78</text:p>
          </table:table-cell>
          <table:table-cell/>
          <table:table-cell office:value-type="string" calcext:value-type="string">
            <text:p>AN F18 1790</text:p>
          </table:table-cell>
          <table:table-cell/>
          <table:table-cell office:value-type="string" calcext:value-type="string">
            <text:p>Son père est journalier et son mari employé à la Caisse des dépôts et consignations</text:p>
          </table:table-cell>
          <table:table-cell/>
        </table:table-row>
        <table:table-row table:style-name="ro1">
          <table:table-cell office:value-type="float" office:value="10195" calcext:value-type="float">
            <text:p>10195</text:p>
          </table:table-cell>
          <table:table-cell office:value-type="string" calcext:value-type="string">
            <text:p>LEFEVRE</text:p>
          </table:table-cell>
          <table:table-cell office:value-type="string" calcext:value-type="string">
            <text:p>Adolphe, Honoré</text:p>
          </table:table-cell>
          <table:table-cell table:style-name="ce5" office:value-type="string" calcext:value-type="string">
            <text:p>1869-08-10 00:00:00</text:p>
          </table:table-cell>
          <table:table-cell table:number-columns-repeated="2"/>
          <table:table-cell office:value-type="string" calcext:value-type="string">
            <text:p>boulevard de Reuilly, 42 <text:s/>/ <text:s/>boulevard de Reuilly, 42 <text:s/>/ <text:s/>boulevard de Reuilly, 42 <text:s/>/ <text:s/>boulevard de Reuilly, 42 <text:s/>/</text:p>
          </table:table-cell>
          <table:table-cell/>
          <table:table-cell office:value-type="string" calcext:value-type="string">
            <text:p>AN F18 1790</text:p>
          </table:table-cell>
          <table:table-cell office:value-type="string" calcext:value-type="string">
            <text:p>Il a achté un fonsd 4 000 frs et veut imprimer des gravures de mode</text:p>
          </table:table-cell>
          <table:table-cell office:value-type="string" calcext:value-type="string">
            <text:p>Son père est menuisier</text:p>
          </table:table-cell>
          <table:table-cell/>
        </table:table-row>
        <table:table-row table:style-name="ro1">
          <table:table-cell office:value-type="float" office:value="10196" calcext:value-type="float">
            <text:p>10196</text:p>
          </table:table-cell>
          <table:table-cell office:value-type="string" calcext:value-type="string">
            <text:p>LEFEVRE</text:p>
          </table:table-cell>
          <table:table-cell office:value-type="string" calcext:value-type="string">
            <text:p>Alphonse, Louis</text:p>
          </table:table-cell>
          <table:table-cell table:style-name="ce5" office:value-type="string" calcext:value-type="string">
            <text:p>1851-09-08 00:00:00</text:p>
          </table:table-cell>
          <table:table-cell table:number-columns-repeated="2"/>
          <table:table-cell office:value-type="string" calcext:value-type="string">
            <text:p>rue Bourbon Villeneuve, 23 / <text:s/>rue Bourbon Villeneuve, 23 / <text:s/>rue Bourbon Villeneuve, 23 / <text:s/>rue Bourbon Villeneuve, 23 /</text:p>
          </table:table-cell>
          <table:table-cell/>
          <table:table-cell office:value-type="string" calcext:value-type="string">
            <text:p>AN F18 1790</text:p>
          </table:table-cell>
          <table:table-cell office:value-type="string" calcext:value-type="string">
            <text:p>Il est papetier de formation.</text:p>
          </table:table-cell>
          <table:table-cell table:number-columns-repeated="2"/>
        </table:table-row>
        <table:table-row table:style-name="ro1">
          <table:table-cell office:value-type="float" office:value="10197" calcext:value-type="float">
            <text:p>10197</text:p>
          </table:table-cell>
          <table:table-cell office:value-type="string" calcext:value-type="string">
            <text:p>LEFEVRE</text:p>
          </table:table-cell>
          <table:table-cell office:value-type="string" calcext:value-type="string">
            <text:p>Auguste, Joseph</text:p>
          </table:table-cell>
          <table:table-cell table:number-columns-repeated="3"/>
          <table:table-cell office:value-type="string" calcext:value-type="string">
            <text:p>rue de Breteuil, 7 <text:s/>/ <text:s/>rue de Breteuil, 7 <text:s/>/ <text:s/>rue de Breteuil, 7 <text:s/>/ <text:s/>rue de Breteuil, 7 <text:s/>/</text:p>
          </table:table-cell>
          <table:table-cell/>
          <table:table-cell office:value-type="string" calcext:value-type="string">
            <text:p>AN F18 1790</text:p>
          </table:table-cell>
          <table:table-cell office:value-type="string" calcext:value-type="string">
            <text:p>Fabricant de jouets d'enfants, il veut fabriquer des objets relatifs à l'art lithographique.</text:p>
          </table:table-cell>
          <table:table-cell table:number-columns-repeated="2"/>
        </table:table-row>
        <table:table-row table:style-name="ro1">
          <table:table-cell office:value-type="float" office:value="10198" calcext:value-type="float">
            <text:p>10198</text:p>
          </table:table-cell>
          <table:table-cell office:value-type="string" calcext:value-type="string">
            <text:p>LEFEVRE</text:p>
          </table:table-cell>
          <table:table-cell office:value-type="string" calcext:value-type="string">
            <text:p>Céline</text:p>
          </table:table-cell>
          <table:table-cell table:number-columns-repeated="3"/>
          <table:table-cell office:value-type="string" calcext:value-type="string">
            <text:p>rue Portefoin, 7 / <text:s/>rue Portefoin, 7 / <text:s/>rue Portefoin, 7 / <text:s/>rue Portefoin, 7 /</text:p>
          </table:table-cell>
          <table:table-cell/>
          <table:table-cell office:value-type="string" calcext:value-type="string">
            <text:p>AN F18 1790</text:p>
          </table:table-cell>
          <table:table-cell office:value-type="string" calcext:value-type="string">
            <text:p>Elle a acheté l'établissement de sa mère 3 000 frs avec 4 presses et 5 ouvriers pour des travaux de ville</text:p>
          </table:table-cell>
          <table:table-cell table:number-columns-repeated="2"/>
        </table:table-row>
        <table:table-row table:style-name="ro1">
          <table:table-cell office:value-type="float" office:value="10199" calcext:value-type="float">
            <text:p>10199</text:p>
          </table:table-cell>
          <table:table-cell office:value-type="string" calcext:value-type="string">
            <text:p>LEFEVRE</text:p>
          </table:table-cell>
          <table:table-cell office:value-type="string" calcext:value-type="string">
            <text:p>Ernest, Joseph</text:p>
          </table:table-cell>
          <table:table-cell table:number-columns-repeated="3"/>
          <table:table-cell office:value-type="string" calcext:value-type="string">
            <text:p>Passage du Hâvre,</text:p>
          </table:table-cell>
          <table:table-cell office:value-type="string" calcext:value-type="string">
            <text:p>Rue Neuve Pigalle, <text:s/>29</text:p>
          </table:table-cell>
          <table:table-cell office:value-type="string" calcext:value-type="string">
            <text:p>AN F18 1790</text:p>
          </table:table-cell>
          <table:table-cell office:value-type="string" calcext:value-type="string">
            <text:p>Il exploite 4 presses lithographiques.</text:p>
          </table:table-cell>
          <table:table-cell table:number-columns-repeated="2"/>
        </table:table-row>
        <table:table-row table:style-name="ro1">
          <table:table-cell office:value-type="float" office:value="10200" calcext:value-type="float">
            <text:p>10200</text:p>
          </table:table-cell>
          <table:table-cell office:value-type="string" calcext:value-type="string">
            <text:p>LEFEVRE</text:p>
          </table:table-cell>
          <table:table-cell office:value-type="string" calcext:value-type="string">
            <text:p>François, Joseph</text:p>
          </table:table-cell>
          <table:table-cell table:style-name="ce5" office:value-type="string" calcext:value-type="string">
            <text:p>1832-06-12 00:00:00</text:p>
          </table:table-cell>
          <table:table-cell table:number-columns-repeated="2"/>
          <table:table-cell office:value-type="string" calcext:value-type="string">
            <text:p>rue St Denis, 91 <text:s/>/ Rue de la République, 48 / <text:s/>rue St Denis, 91 <text:s/>/ Rue de la République, 48 / <text:s/>rue St Denis, 91 <text:s/>/ Rue de la République, 48 / <text:s/>rue St Denis, 91 <text:s/>/ Rue de la République, 48 /</text:p>
          </table:table-cell>
          <table:table-cell/>
          <table:table-cell office:value-type="string" calcext:value-type="string">
            <text:p>AN F18 1790</text:p>
          </table:table-cell>
          <table:table-cell office:value-type="string" calcext:value-type="string">
            <text:p>Marchand de papiers en gros, il a imprimé en 1848 les 100 000 bulletins et 20 000 tableaux de l'enquête industrielle. <text:s/>Il exploite 11 presses et fait travailler 20 ouvriers dont le salaire s'élève de 3 à 6 frs par jour. Il imprime pour un total de 50 à 60 0000 frs par an.</text:p>
          </table:table-cell>
          <table:table-cell office:value-type="string" calcext:value-type="string">
            <text:p>Son père est cultivateur</text:p>
          </table:table-cell>
          <table:table-cell/>
        </table:table-row>
        <table:table-row table:style-name="ro1">
          <table:table-cell office:value-type="float" office:value="10201" calcext:value-type="float">
            <text:p>10201</text:p>
          </table:table-cell>
          <table:table-cell office:value-type="string" calcext:value-type="string">
            <text:p>LEFEVRE, née DELAFOND</text:p>
          </table:table-cell>
          <table:table-cell office:value-type="string" calcext:value-type="string">
            <text:p>Nicole, Sophie</text:p>
          </table:table-cell>
          <table:table-cell table:number-columns-repeated="3"/>
          <table:table-cell office:value-type="string" calcext:value-type="string">
            <text:p>rue Rambuteau, 50 / <text:s/>rue Rambuteau, 50 / <text:s/>rue Rambuteau, 50 / <text:s/>rue Rambuteau, 50 /</text:p>
          </table:table-cell>
          <table:table-cell/>
          <table:table-cell office:value-type="string" calcext:value-type="string">
            <text:p>AN F18 1790</text:p>
          </table:table-cell>
          <table:table-cell/>
          <table:table-cell office:value-type="string" calcext:value-type="string">
            <text:p>Son père est cultivateur. Il élève lui-même 5 enfants.</text:p>
          </table:table-cell>
          <table:table-cell/>
        </table:table-row>
        <table:table-row table:style-name="ro1">
          <table:table-cell office:value-type="float" office:value="10202" calcext:value-type="float">
            <text:p>10202</text:p>
          </table:table-cell>
          <table:table-cell office:value-type="string" calcext:value-type="string">
            <text:p>LEGASTELOIS</text:p>
          </table:table-cell>
          <table:table-cell office:value-type="string" calcext:value-type="string">
            <text:p>Alfred, François, Jules</text:p>
          </table:table-cell>
          <table:table-cell table:number-columns-repeated="3"/>
          <table:table-cell office:value-type="string" calcext:value-type="string">
            <text:p>Passage Ste Croix de la Bretonnière, 1 / Rue des Billettes, 11 / <text:s/>Passage Ste Croix de la Bretonnière, 1 / Rue des Billettes, 11 / <text:s/>Passage Ste Croix de la Bretonnière, 1 / Rue des Billettes, 11 / <text:s/>Passage Ste Croix de la Bretonnière, 1 / Rue des Billettes, 11 /</text:p>
          </table:table-cell>
          <table:table-cell office:value-type="string" calcext:value-type="string">
            <text:p>Rue Notre-Dame de Nazareth, 14</text:p>
          </table:table-cell>
          <table:table-cell office:value-type="string" calcext:value-type="string">
            <text:p>AN F18 1790 / AP D10 U3 42 n°12095AN F18 1790 / AP D10 U3 42 n°12095AN F18 1790 / AP D10 U3 42 n°12095AN F18 1790 / AP D10 U3 42 n°12095</text:p>
          </table:table-cell>
          <table:table-cell office:value-type="string" calcext:value-type="string">
            <text:p>Il fait faillite en 1869 avec un actif de 10 232 frs et un passif de 37 949 frs</text:p>
          </table:table-cell>
          <table:table-cell table:number-columns-repeated="2"/>
        </table:table-row>
        <table:table-row table:style-name="ro1">
          <table:table-cell office:value-type="float" office:value="10203" calcext:value-type="float">
            <text:p>10203</text:p>
          </table:table-cell>
          <table:table-cell office:value-type="string" calcext:value-type="string">
            <text:p>LEGENDRE</text:p>
          </table:table-cell>
          <table:table-cell office:value-type="string" calcext:value-type="string">
            <text:p>Ernest, Henry</text:p>
          </table:table-cell>
          <table:table-cell table:number-columns-repeated="5"/>
          <table:table-cell office:value-type="string" calcext:value-type="string">
            <text:p>AN F18 1790</text:p>
          </table:table-cell>
          <table:table-cell office:value-type="string" calcext:value-type="string">
            <text:p>Papetier en gros, il est breveté typographe en 1878.</text:p>
          </table:table-cell>
          <table:table-cell table:number-columns-repeated="2"/>
        </table:table-row>
        <table:table-row table:style-name="ro1">
          <table:table-cell office:value-type="float" office:value="10204" calcext:value-type="float">
            <text:p>10204</text:p>
          </table:table-cell>
          <table:table-cell office:value-type="string" calcext:value-type="string">
            <text:p>LEGENDRE Veuve PERROT</text:p>
          </table:table-cell>
          <table:table-cell office:value-type="string" calcext:value-type="string">
            <text:p>Françoise</text:p>
          </table:table-cell>
          <table:table-cell table:number-columns-repeated="3"/>
          <table:table-cell office:value-type="string" calcext:value-type="string">
            <text:p>rue des Filles St Thomas, 5 / <text:s/>rue des Filles St Thomas, 5 / <text:s/>rue des Filles St Thomas, 5 / <text:s/>rue des Filles St Thomas, 5 /</text:p>
          </table:table-cell>
          <table:table-cell office:value-type="string" calcext:value-type="string">
            <text:p>Rue de la Bourse, 3</text:p>
          </table:table-cell>
          <table:table-cell office:value-type="string" calcext:value-type="string">
            <text:p>AN F18 1790</text:p>
          </table:table-cell>
          <table:table-cell/>
          <table:table-cell office:value-type="string" calcext:value-type="string">
            <text:p>Son père est marchand</text:p>
          </table:table-cell>
          <table:table-cell/>
        </table:table-row>
        <table:table-row table:style-name="ro1">
          <table:table-cell office:value-type="float" office:value="10205" calcext:value-type="float">
            <text:p>10205</text:p>
          </table:table-cell>
          <table:table-cell office:value-type="string" calcext:value-type="string">
            <text:p>LEGOUT-GERARD</text:p>
          </table:table-cell>
          <table:table-cell office:value-type="string" calcext:value-type="string">
            <text:p>Jean, Louis, Eugène</text:p>
          </table:table-cell>
          <table:table-cell table:number-columns-repeated="5"/>
          <table:table-cell office:value-type="string" calcext:value-type="string">
            <text:p>AN F18 1790</text:p>
          </table:table-cell>
          <table:table-cell/>
          <table:table-cell office:value-type="string" calcext:value-type="string">
            <text:p>Son père est caissier de la recette générale d'Ille et Vilaine</text:p>
          </table:table-cell>
          <table:table-cell/>
        </table:table-row>
        <table:table-row table:style-name="ro1">
          <table:table-cell office:value-type="float" office:value="10206" calcext:value-type="float">
            <text:p>10206</text:p>
          </table:table-cell>
          <table:table-cell office:value-type="string" calcext:value-type="string">
            <text:p>LEGRAND</text:p>
          </table:table-cell>
          <table:table-cell office:value-type="string" calcext:value-type="string">
            <text:p>Charles, Alexandre</text:p>
          </table:table-cell>
          <table:table-cell table:number-columns-repeated="3"/>
          <table:table-cell office:value-type="string" calcext:value-type="string">
            <text:p>rue de Delta, 10 <text:s/>/ <text:s/>rue de Delta, 10 <text:s/>/ <text:s/>rue de Delta, 10 <text:s/>/</text:p>
          </table:table-cell>
          <table:table-cell/>
          <table:table-cell office:value-type="string" calcext:value-type="string">
            <text:p>AN F18 1790</text:p>
          </table:table-cell>
          <table:table-cell office:value-type="string" calcext:value-type="string">
            <text:p>Il est cartonnier avant de faire sa demande de brevet de lithographe.</text:p>
          </table:table-cell>
          <table:table-cell office:value-type="string" calcext:value-type="string">
            <text:p>Son père est marchand boucher</text:p>
          </table:table-cell>
          <table:table-cell/>
        </table:table-row>
        <table:table-row table:style-name="ro1">
          <table:table-cell office:value-type="float" office:value="10207" calcext:value-type="float">
            <text:p>10207</text:p>
          </table:table-cell>
          <table:table-cell office:value-type="string" calcext:value-type="string">
            <text:p>LEGRAND</text:p>
          </table:table-cell>
          <table:table-cell office:value-type="string" calcext:value-type="string">
            <text:p>Nicolas, Arthur</text:p>
          </table:table-cell>
          <table:table-cell table:number-columns-repeated="3"/>
          <table:table-cell office:value-type="string" calcext:value-type="string">
            <text:p>boulevard Mazas, 85</text:p>
          </table:table-cell>
          <table:table-cell/>
          <table:table-cell office:value-type="string" calcext:value-type="string">
            <text:p>AN F18 2215</text:p>
          </table:table-cell>
          <table:table-cell table:number-columns-repeated="3"/>
        </table:table-row>
        <table:table-row table:style-name="ro1">
          <table:table-cell office:value-type="float" office:value="10208" calcext:value-type="float">
            <text:p>10208</text:p>
          </table:table-cell>
          <table:table-cell office:value-type="string" calcext:value-type="string">
            <text:p>LEGRAND</text:p>
          </table:table-cell>
          <table:table-cell office:value-type="string" calcext:value-type="string">
            <text:p>Pierre</text:p>
          </table:table-cell>
          <table:table-cell table:number-columns-repeated="5"/>
          <table:table-cell office:value-type="string" calcext:value-type="string">
            <text:p>AN F18 1791</text:p>
          </table:table-cell>
          <table:table-cell office:value-type="string" calcext:value-type="string">
            <text:p>Il était breveté lithographe précedemment à Amiens.</text:p>
          </table:table-cell>
          <table:table-cell office:value-type="string" calcext:value-type="string">
            <text:p>Son père est marchand</text:p>
          </table:table-cell>
          <table:table-cell/>
        </table:table-row>
        <table:table-row table:style-name="ro1">
          <table:table-cell office:value-type="float" office:value="10209" calcext:value-type="float">
            <text:p>10209</text:p>
          </table:table-cell>
          <table:table-cell office:value-type="string" calcext:value-type="string">
            <text:p>LEGRAS</text:p>
          </table:table-cell>
          <table:table-cell office:value-type="string" calcext:value-type="string">
            <text:p>Alfred</text:p>
          </table:table-cell>
          <table:table-cell table:number-columns-repeated="3"/>
          <table:table-cell office:value-type="string" calcext:value-type="string">
            <text:p>rue du Faubourg du Temple, 99 / <text:s/>rue du Faubourg du Temple, 99 / <text:s/>rue du Faubourg du Temple, 99 /</text:p>
          </table:table-cell>
          <table:table-cell/>
          <table:table-cell office:value-type="string" calcext:value-type="string">
            <text:p>AN F18 2215</text:p>
          </table:table-cell>
          <table:table-cell table:number-columns-repeated="3"/>
        </table:table-row>
        <table:table-row table:style-name="ro1">
          <table:table-cell office:value-type="float" office:value="10210" calcext:value-type="float">
            <text:p>10210</text:p>
          </table:table-cell>
          <table:table-cell office:value-type="string" calcext:value-type="string">
            <text:p>LEGRAS</text:p>
          </table:table-cell>
          <table:table-cell office:value-type="string" calcext:value-type="string">
            <text:p>Pierre, Constant</text:p>
          </table:table-cell>
          <table:table-cell/>
          <table:table-cell table:style-name="ce5" office:value-type="string" calcext:value-type="string">
            <text:p>1860-05-11 00:00:00</text:p>
          </table:table-cell>
          <table:table-cell/>
          <table:table-cell office:value-type="string" calcext:value-type="string">
            <text:p>rue Pascal, 39 <text:s/>/ <text:s/>rue Pascal, 39 <text:s/>/ <text:s/>rue Pascal, 39 <text:s/>/</text:p>
          </table:table-cell>
          <table:table-cell/>
          <table:table-cell office:value-type="string" calcext:value-type="string">
            <text:p>AN F18 1791</text:p>
          </table:table-cell>
          <table:table-cell table:number-columns-repeated="3"/>
        </table:table-row>
        <table:table-row table:style-name="ro1">
          <table:table-cell office:value-type="float" office:value="10211" calcext:value-type="float">
            <text:p>10211</text:p>
          </table:table-cell>
          <table:table-cell office:value-type="string" calcext:value-type="string">
            <text:p>LEGRIS</text:p>
          </table:table-cell>
          <table:table-cell office:value-type="string" calcext:value-type="string">
            <text:p>Ernest, Joseph</text:p>
          </table:table-cell>
          <table:table-cell table:number-columns-repeated="3"/>
          <table:table-cell office:value-type="string" calcext:value-type="string">
            <text:p>rue de Flandres / <text:s/>rue de Flandres / <text:s/>rue de Flandres /</text:p>
          </table:table-cell>
          <table:table-cell/>
          <table:table-cell office:value-type="string" calcext:value-type="string">
            <text:p>AN F18 1791</text:p>
          </table:table-cell>
          <table:table-cell office:value-type="string" calcext:value-type="string">
            <text:p>Il était ouvrier lithographe chez le Sieur Chouquet</text:p>
          </table:table-cell>
          <table:table-cell table:number-columns-repeated="2"/>
        </table:table-row>
        <table:table-row table:style-name="ro1">
          <table:table-cell office:value-type="float" office:value="10212" calcext:value-type="float">
            <text:p>10212</text:p>
          </table:table-cell>
          <table:table-cell office:value-type="string" calcext:value-type="string">
            <text:p>LEGRIS</text:p>
          </table:table-cell>
          <table:table-cell office:value-type="string" calcext:value-type="string">
            <text:p>Marie, Jules</text:p>
          </table:table-cell>
          <table:table-cell/>
          <table:table-cell table:style-name="ce5" office:value-type="string" calcext:value-type="string">
            <text:p>1872-09-04 00:00:00</text:p>
          </table:table-cell>
          <table:table-cell table:number-columns-repeated="2"/>
          <table:table-cell office:value-type="string" calcext:value-type="string">
            <text:p>Impasse Martin, 6</text:p>
          </table:table-cell>
          <table:table-cell office:value-type="string" calcext:value-type="string">
            <text:p>AN F18 1791</text:p>
          </table:table-cell>
          <table:table-cell office:value-type="string" calcext:value-type="string">
            <text:p>Il était ouvrier lithographe chez le Sieur Goldmitz</text:p>
          </table:table-cell>
          <table:table-cell table:number-columns-repeated="2"/>
        </table:table-row>
        <table:table-row table:style-name="ro1">
          <table:table-cell office:value-type="float" office:value="10213" calcext:value-type="float">
            <text:p>10213</text:p>
          </table:table-cell>
          <table:table-cell office:value-type="string" calcext:value-type="string">
            <text:p>LEGROS</text:p>
          </table:table-cell>
          <table:table-cell office:value-type="string" calcext:value-type="string">
            <text:p>Frédéric</text:p>
          </table:table-cell>
          <table:table-cell table:number-columns-repeated="3"/>
          <table:table-cell office:value-type="string" calcext:value-type="string">
            <text:p>passage du Caire, 99 / <text:s/>passage du Caire, 99 / <text:s/>passage du Caire, 99 /</text:p>
          </table:table-cell>
          <table:table-cell office:value-type="string" calcext:value-type="string">
            <text:p>Rue du Petit Carreau, 33</text:p>
          </table:table-cell>
          <table:table-cell office:value-type="string" calcext:value-type="string">
            <text:p>AN F18 2215</text:p>
          </table:table-cell>
          <table:table-cell office:value-type="string" calcext:value-type="string">
            <text:p>Il est également breveté typographe en 1879 / Il est ouvrier lithographe depuis 1851Il est également breveté typographe en 1879 / Il est ouvrier lithographe depuis 1851Il est également breveté typographe en 1879 / Il est ouvrier lithographe depuis 1851</text:p>
          </table:table-cell>
          <table:table-cell table:number-columns-repeated="2"/>
        </table:table-row>
        <table:table-row table:style-name="ro1">
          <table:table-cell office:value-type="float" office:value="10214" calcext:value-type="float">
            <text:p>10214</text:p>
          </table:table-cell>
          <table:table-cell office:value-type="string" calcext:value-type="string">
            <text:p>LEHUGEUR</text:p>
          </table:table-cell>
          <table:table-cell office:value-type="string" calcext:value-type="string">
            <text:p>Philippe, Marie</text:p>
          </table:table-cell>
          <table:table-cell table:number-columns-repeated="3"/>
          <table:table-cell office:value-type="string" calcext:value-type="string">
            <text:p>rue Réaumur, 36 / Passage du Caire, 37 (1879) / <text:s/>rue Réaumur, 36 / Passage du Caire, 37 (1879) / <text:s/>rue Réaumur, 36 / Passage du Caire, 37 (1879) /</text:p>
          </table:table-cell>
          <table:table-cell/>
          <table:table-cell office:value-type="string" calcext:value-type="string">
            <text:p>AN F18 2215</text:p>
          </table:table-cell>
          <table:table-cell office:value-type="string" calcext:value-type="string">
            <text:p>Il est également breveté typographe en 1871</text:p>
          </table:table-cell>
          <table:table-cell table:number-columns-repeated="2"/>
        </table:table-row>
        <table:table-row table:style-name="ro1">
          <table:table-cell office:value-type="float" office:value="10215" calcext:value-type="float">
            <text:p>10215</text:p>
          </table:table-cell>
          <table:table-cell office:value-type="string" calcext:value-type="string">
            <text:p>LEIDINGER</text:p>
          </table:table-cell>
          <table:table-cell office:value-type="string" calcext:value-type="string">
            <text:p>Gustave, Nicolas</text:p>
          </table:table-cell>
          <table:table-cell table:style-name="ce5" office:value-type="string" calcext:value-type="string">
            <text:p>1869-05-08 00:00:00</text:p>
          </table:table-cell>
          <table:table-cell table:style-name="ce5" office:value-type="string" calcext:value-type="string">
            <text:p>1873-07-07 00:00:00</text:p>
          </table:table-cell>
          <table:table-cell/>
          <table:table-cell office:value-type="string" calcext:value-type="string">
            <text:p>rue du Chemin de Reuilly, 56 / <text:s/>rue du Chemin de Reuilly, 56 / <text:s/>rue du Chemin de Reuilly, 56 /</text:p>
          </table:table-cell>
          <table:table-cell/>
          <table:table-cell office:value-type="string" calcext:value-type="string">
            <text:p>AN F18 1791</text:p>
          </table:table-cell>
          <table:table-cell office:value-type="string" calcext:value-type="string">
            <text:p>Il est ouvrier lithographe de formation.</text:p>
          </table:table-cell>
          <table:table-cell office:value-type="string" calcext:value-type="string">
            <text:p>Sa femme tient un commerce de vins</text:p>
          </table:table-cell>
          <table:table-cell/>
        </table:table-row>
        <table:table-row table:style-name="ro1">
          <table:table-cell office:value-type="float" office:value="10216" calcext:value-type="float">
            <text:p>10216</text:p>
          </table:table-cell>
          <table:table-cell office:value-type="string" calcext:value-type="string">
            <text:p>LEJOLIVET</text:p>
          </table:table-cell>
          <table:table-cell office:value-type="string" calcext:value-type="string">
            <text:p>Charles, Gabriel, Henry, Dominique</text:p>
          </table:table-cell>
          <table:table-cell table:style-name="ce5" office:value-type="string" calcext:value-type="string">
            <text:p>1848-12-10 00:00:00</text:p>
          </table:table-cell>
          <table:table-cell table:number-columns-repeated="4"/>
          <table:table-cell office:value-type="string" calcext:value-type="string">
            <text:p>AN F18 1791</text:p>
          </table:table-cell>
          <table:table-cell office:value-type="string" calcext:value-type="string">
            <text:p>Il est également breveté libraire en 1848</text:p>
          </table:table-cell>
          <table:table-cell office:value-type="string" calcext:value-type="string">
            <text:p>Son père est receveur de loterie</text:p>
          </table:table-cell>
          <table:table-cell/>
        </table:table-row>
        <table:table-row table:style-name="ro1">
          <table:table-cell office:value-type="float" office:value="10217" calcext:value-type="float">
            <text:p>10217</text:p>
          </table:table-cell>
          <table:table-cell office:value-type="string" calcext:value-type="string">
            <text:p>LELASSEUR</text:p>
          </table:table-cell>
          <table:table-cell office:value-type="string" calcext:value-type="string">
            <text:p>Philippe</text:p>
          </table:table-cell>
          <table:table-cell table:number-columns-repeated="3"/>
          <table:table-cell office:value-type="string" calcext:value-type="string">
            <text:p>rue de la Verrerie, 40 <text:s/>/ <text:s/>rue de la Verrerie, 40 <text:s/>/ <text:s/>rue de la Verrerie, 40 <text:s/>/</text:p>
          </table:table-cell>
          <table:table-cell/>
          <table:table-cell office:value-type="string" calcext:value-type="string">
            <text:p>AN F18 2215</text:p>
          </table:table-cell>
          <table:table-cell office:value-type="string" calcext:value-type="string">
            <text:p>Il exploite 1 presse à bras Brisset</text:p>
          </table:table-cell>
          <table:table-cell table:number-columns-repeated="2"/>
        </table:table-row>
        <table:table-row table:style-name="ro1">
          <table:table-cell office:value-type="float" office:value="10218" calcext:value-type="float">
            <text:p>10218</text:p>
          </table:table-cell>
          <table:table-cell office:value-type="string" calcext:value-type="string">
            <text:p>LELAUNIER</text:p>
          </table:table-cell>
          <table:table-cell office:value-type="string" calcext:value-type="string">
            <text:p>Louis, Placide, Joseph</text:p>
          </table:table-cell>
          <table:table-cell table:style-name="ce5" office:value-type="string" calcext:value-type="string">
            <text:p>1852-09-08 00:00:00</text:p>
          </table:table-cell>
          <table:table-cell table:number-columns-repeated="4"/>
          <table:table-cell office:value-type="string" calcext:value-type="string">
            <text:p>AN F18 1791</text:p>
          </table:table-cell>
          <table:table-cell office:value-type="string" calcext:value-type="string">
            <text:p>Il a acquis le matériel du sieur Bénard Rue de Furstenberg, 4 / Il est également marchand de presses et d'ustensiles d'imprimerieIl a acquis le matériel du sieur Bénard Rue de Furstenberg, 4 / Il est également marchand de presses et d'ustensiles d'imprimerieIl a acquis le matériel du sieur Bénard Rue de Furstenberg, 4 / Il est également marchand de presses et d'ustensiles d'imprimerie</text:p>
          </table:table-cell>
          <table:table-cell office:value-type="string" calcext:value-type="string">
            <text:p>Son père est instituteur</text:p>
          </table:table-cell>
          <table:table-cell/>
        </table:table-row>
        <table:table-row table:style-name="ro1">
          <table:table-cell office:value-type="float" office:value="10219" calcext:value-type="float">
            <text:p>10219</text:p>
          </table:table-cell>
          <table:table-cell office:value-type="string" calcext:value-type="string">
            <text:p>LELONG</text:p>
          </table:table-cell>
          <table:table-cell office:value-type="string" calcext:value-type="string">
            <text:p>Eugène, Pierre</text:p>
          </table:table-cell>
          <table:table-cell table:style-name="ce5" office:value-type="string" calcext:value-type="string">
            <text:p>1851-06-06 00:00:00</text:p>
          </table:table-cell>
          <table:table-cell table:number-columns-repeated="2"/>
          <table:table-cell office:value-type="string" calcext:value-type="string">
            <text:p>rue du Cloître St Merri <text:s/>/ <text:s/>rue du Cloître St Merri <text:s/>/ <text:s/>rue du Cloître St Merri <text:s/>/</text:p>
          </table:table-cell>
          <table:table-cell/>
          <table:table-cell office:value-type="string" calcext:value-type="string">
            <text:p>AN F18 1791</text:p>
          </table:table-cell>
          <table:table-cell office:value-type="string" calcext:value-type="string">
            <text:p>Il obtient l'autorisation d'exploiter 2 presses taille-douce en juillet 1852. <text:s/>/ Il est spécialisé dans les étiquettes de parfumeurs. Il vend son atelier au Sieur Domange.Il obtient l'autorisation d'exploiter 2 presses taille-douce en juillet 1852. <text:s/>/ Il est spécialisé dans les étiquettes de parfumeurs. Il vend son atelier au Sieur Domange.Il obtient l'autorisation d'exploiter 2 presses taille-douce en juillet 1852. <text:s/>/ Il est spécialisé dans les étiquettes de parfumeurs. Il vend son atelier au Sieur Domange.</text:p>
          </table:table-cell>
          <table:table-cell office:value-type="string" calcext:value-type="string">
            <text:p>Son père est manouvrier.</text:p>
          </table:table-cell>
          <table:table-cell/>
        </table:table-row>
        <table:table-row table:style-name="ro1">
          <table:table-cell office:value-type="float" office:value="10220" calcext:value-type="float">
            <text:p>10220</text:p>
          </table:table-cell>
          <table:table-cell office:value-type="string" calcext:value-type="string">
            <text:p>LELOUTRE</text:p>
          </table:table-cell>
          <table:table-cell office:value-type="string" calcext:value-type="string">
            <text:p>Pierre, Jacques</text:p>
          </table:table-cell>
          <table:table-cell table:style-name="ce5" office:value-type="string" calcext:value-type="string">
            <text:p>1866-09-04 00:00:00</text:p>
          </table:table-cell>
          <table:table-cell table:number-columns-repeated="4"/>
          <table:table-cell office:value-type="string" calcext:value-type="string">
            <text:p>AN F18 1791</text:p>
          </table:table-cell>
          <table:table-cell office:value-type="string" calcext:value-type="string">
            <text:p>Il est fabricant de cartes à boutons</text:p>
          </table:table-cell>
          <table:table-cell table:number-columns-repeated="2"/>
        </table:table-row>
        <table:table-row table:style-name="ro1">
          <table:table-cell office:value-type="float" office:value="10221" calcext:value-type="float">
            <text:p>10221</text:p>
          </table:table-cell>
          <table:table-cell office:value-type="string" calcext:value-type="string">
            <text:p>LEMAIRE</text:p>
          </table:table-cell>
          <table:table-cell office:value-type="string" calcext:value-type="string">
            <text:p>Alphonse, Just, Victor</text:p>
          </table:table-cell>
          <table:table-cell table:number-columns-repeated="3"/>
          <table:table-cell office:value-type="string" calcext:value-type="string">
            <text:p>rue de Cléry, 61 / <text:s/>rue de Cléry, 61 /</text:p>
          </table:table-cell>
          <table:table-cell/>
          <table:table-cell office:value-type="string" calcext:value-type="string">
            <text:p>AN F181792</text:p>
          </table:table-cell>
          <table:table-cell office:value-type="string" calcext:value-type="string">
            <text:p>Il est ouvrier lithographe chez le Sieur Dupuis imprimeur puis chez Coulbeuf.</text:p>
          </table:table-cell>
          <table:table-cell table:number-columns-repeated="2"/>
        </table:table-row>
        <table:table-row table:style-name="ro1">
          <table:table-cell office:value-type="float" office:value="10222" calcext:value-type="float">
            <text:p>10222</text:p>
          </table:table-cell>
          <table:table-cell office:value-type="string" calcext:value-type="string">
            <text:p>LEMAIRE</text:p>
          </table:table-cell>
          <table:table-cell office:value-type="string" calcext:value-type="string">
            <text:p>François, Auguste</text:p>
          </table:table-cell>
          <table:table-cell table:style-name="ce5" office:value-type="string" calcext:value-type="string">
            <text:p>1852-06-11 00:00:00</text:p>
          </table:table-cell>
          <table:table-cell table:number-columns-repeated="3"/>
          <table:table-cell office:value-type="string" calcext:value-type="string">
            <text:p>Rue des Blancs Manteaux, 26</text:p>
          </table:table-cell>
          <table:table-cell office:value-type="string" calcext:value-type="string">
            <text:p>AN F181792</text:p>
          </table:table-cell>
          <table:table-cell office:value-type="string" calcext:value-type="string">
            <text:p>Il veut imprimer des étiquettes destinées au coton en pelotes</text:p>
          </table:table-cell>
          <table:table-cell office:value-type="string" calcext:value-type="string">
            <text:p>Il est marié et père de 2 enfants / Il a été condamné en 1848 et transporté à Brest sur décision de la commission militaire pour participation à l'insurrection. Il a passé 11 mois sur les pontonsIl est marié et père de 2 enfants / Il a été condamné en 1848 et transporté à Brest sur décision de la commission militaire pour participation à l'insurrection. Il a passé 11 mois sur les pontons</text:p>
          </table:table-cell>
          <table:table-cell/>
        </table:table-row>
        <table:table-row table:style-name="ro1">
          <table:table-cell office:value-type="float" office:value="10223" calcext:value-type="float">
            <text:p>10223</text:p>
          </table:table-cell>
          <table:table-cell office:value-type="string" calcext:value-type="string">
            <text:p>LEMAIRE</text:p>
          </table:table-cell>
          <table:table-cell office:value-type="string" calcext:value-type="string">
            <text:p>François, Cyprien</text:p>
          </table:table-cell>
          <table:table-cell table:style-name="ce5" office:value-type="string" calcext:value-type="string">
            <text:p>1878-12-01 00:00:00</text:p>
          </table:table-cell>
          <table:table-cell table:number-columns-repeated="2"/>
          <table:table-cell office:value-type="string" calcext:value-type="string">
            <text:p>place Dauphine, 18 / <text:s/>place Dauphine, 18 /</text:p>
          </table:table-cell>
          <table:table-cell/>
          <table:table-cell office:value-type="string" calcext:value-type="string">
            <text:p>AN F18 2215</text:p>
          </table:table-cell>
          <table:table-cell office:value-type="string" calcext:value-type="string">
            <text:p>Il possède une presse lithographique.</text:p>
          </table:table-cell>
          <table:table-cell table:number-columns-repeated="2"/>
        </table:table-row>
        <table:table-row table:style-name="ro1">
          <table:table-cell office:value-type="float" office:value="10224" calcext:value-type="float">
            <text:p>10224</text:p>
          </table:table-cell>
          <table:table-cell office:value-type="string" calcext:value-type="string">
            <text:p>LEMAIRE</text:p>
          </table:table-cell>
          <table:table-cell office:value-type="string" calcext:value-type="string">
            <text:p>Louis, Alexandre</text:p>
          </table:table-cell>
          <table:table-cell table:number-columns-repeated="5"/>
          <table:table-cell office:value-type="string" calcext:value-type="string">
            <text:p>AN F181792</text:p>
          </table:table-cell>
          <table:table-cell office:value-type="string" calcext:value-type="string">
            <text:p>Ouvrier lithographe, il <text:s/>échange son titre contre celui qu'il exploitait pour les Ternes.</text:p>
          </table:table-cell>
          <table:table-cell office:value-type="string" calcext:value-type="string">
            <text:p>Il est marié père de 3 enfants</text:p>
          </table:table-cell>
          <table:table-cell/>
        </table:table-row>
        <table:table-row table:style-name="ro1">
          <table:table-cell office:value-type="float" office:value="10225" calcext:value-type="float">
            <text:p>10225</text:p>
          </table:table-cell>
          <table:table-cell office:value-type="string" calcext:value-type="string">
            <text:p>LEMARCHAND</text:p>
          </table:table-cell>
          <table:table-cell office:value-type="string" calcext:value-type="string">
            <text:p>Louis, Joseph</text:p>
          </table:table-cell>
          <table:table-cell/>
          <table:table-cell table:style-name="ce5" office:value-type="string" calcext:value-type="string">
            <text:p>1846-06-05 00:00:00</text:p>
          </table:table-cell>
          <table:table-cell/>
          <table:table-cell office:value-type="string" calcext:value-type="string">
            <text:p>rue de la Montagne Ste Geneviève, 37 / <text:s/>rue de la Montagne Ste Geneviève, 37 /</text:p>
          </table:table-cell>
          <table:table-cell/>
          <table:table-cell office:value-type="string" calcext:value-type="string">
            <text:p>AN F18 1792</text:p>
          </table:table-cell>
          <table:table-cell office:value-type="string" calcext:value-type="string">
            <text:p>Il est aussi imprimeur en taille douce.</text:p>
          </table:table-cell>
          <table:table-cell table:number-columns-repeated="2"/>
        </table:table-row>
        <table:table-row table:style-name="ro1">
          <table:table-cell office:value-type="float" office:value="10226" calcext:value-type="float">
            <text:p>10226</text:p>
          </table:table-cell>
          <table:table-cell office:value-type="string" calcext:value-type="string">
            <text:p>LEMERCIER</text:p>
          </table:table-cell>
          <table:table-cell office:value-type="string" calcext:value-type="string">
            <text:p>Rose, Joseph</text:p>
          </table:table-cell>
          <table:table-cell table:style-name="ce5" office:value-type="string" calcext:value-type="string">
            <text:p>1828-05-07 00:00:00</text:p>
          </table:table-cell>
          <table:table-cell table:number-columns-repeated="2"/>
          <table:table-cell office:value-type="string" calcext:value-type="string">
            <text:p>rue de Seine <text:s/>/ rue de Seine</text:p>
          </table:table-cell>
          <table:table-cell office:value-type="string" calcext:value-type="string">
            <text:p>rue Pierre Sarrazin</text:p>
          </table:table-cell>
          <table:table-cell office:value-type="string" calcext:value-type="string">
            <text:p>AN F181792</text:p>
          </table:table-cell>
          <table:table-cell table:number-columns-repeated="3"/>
        </table:table-row>
        <table:table-row table:style-name="ro1">
          <table:table-cell office:value-type="float" office:value="10227" calcext:value-type="float">
            <text:p>10227</text:p>
          </table:table-cell>
          <table:table-cell office:value-type="string" calcext:value-type="string">
            <text:p>LEMETAYER</text:p>
          </table:table-cell>
          <table:table-cell office:value-type="string" calcext:value-type="string">
            <text:p>Auguste</text:p>
          </table:table-cell>
          <table:table-cell table:number-columns-repeated="3"/>
          <table:table-cell office:value-type="string" calcext:value-type="string">
            <text:p>rue d'Arras, 3 / <text:s/>rue d'Arras, 3 /</text:p>
          </table:table-cell>
          <table:table-cell/>
          <table:table-cell office:value-type="string" calcext:value-type="string">
            <text:p>AN F18 2215</text:p>
          </table:table-cell>
          <table:table-cell table:number-columns-repeated="3"/>
        </table:table-row>
        <table:table-row table:style-name="ro1">
          <table:table-cell office:value-type="float" office:value="10228" calcext:value-type="float">
            <text:p>10228</text:p>
          </table:table-cell>
          <table:table-cell office:value-type="string" calcext:value-type="string">
            <text:p>LEMIEGRE (Demoiselle)</text:p>
          </table:table-cell>
          <table:table-cell office:value-type="string" calcext:value-type="string">
            <text:p>Rose, Aimée, Joseph</text:p>
          </table:table-cell>
          <table:table-cell table:style-name="ce5" office:value-type="string" calcext:value-type="string">
            <text:p>1848-11-12 00:00:00</text:p>
          </table:table-cell>
          <table:table-cell table:style-name="ce5" office:value-type="string" calcext:value-type="string">
            <text:p>1869-05-03 00:00:00</text:p>
          </table:table-cell>
          <table:table-cell/>
          <table:table-cell office:value-type="string" calcext:value-type="string">
            <text:p>Rue Grenier Saint Lazare n°8, rue Bourg l'Abbé n°16 / <text:s text:c="2"/>Rue Grenier Saint Lazare n°8, rue Bourg l'Abbé n°16 /</text:p>
          </table:table-cell>
          <table:table-cell office:value-type="string" calcext:value-type="string">
            <text:p>Rue de Beaurefaire n°6, rue Marie Stuart n°6</text:p>
          </table:table-cell>
          <table:table-cell office:value-type="string" calcext:value-type="string">
            <text:p>AN F18 1792</text:p>
          </table:table-cell>
          <table:table-cell office:value-type="string" calcext:value-type="string">
            <text:p>Employée chez le Sieur Bénard et chez les frères Laprune, elle a travaillé 14 ans dans la lithographie avant de demander son brevet.</text:p>
          </table:table-cell>
          <table:table-cell office:value-type="string" calcext:value-type="string">
            <text:p>Son père était maçon</text:p>
          </table:table-cell>
          <table:table-cell/>
        </table:table-row>
        <table:table-row table:style-name="ro1">
          <table:table-cell office:value-type="float" office:value="10229" calcext:value-type="float">
            <text:p>10229</text:p>
          </table:table-cell>
          <table:table-cell office:value-type="string" calcext:value-type="string">
            <text:p>LEMIERRE</text:p>
          </table:table-cell>
          <table:table-cell office:value-type="string" calcext:value-type="string">
            <text:p>Etienne, François, Baptiste</text:p>
          </table:table-cell>
          <table:table-cell table:number-columns-repeated="3"/>
          <table:table-cell office:value-type="string" calcext:value-type="string">
            <text:p>rue Quincampoix, 39 / <text:s/>rue Quincampoix, 39 /</text:p>
          </table:table-cell>
          <table:table-cell/>
          <table:table-cell office:value-type="string" calcext:value-type="string">
            <text:p>AP D10 U3 31 n° 14473 / AP D11 U3 251 / AN F18 1792 / AP D10 U3 31 n° 14473 / AP D11 U3 251 / AN F18 1792</text:p>
          </table:table-cell>
          <table:table-cell office:value-type="string" calcext:value-type="string">
            <text:p>Il fait faillite le 16 décembre 1857 avec un passif de 7432 frs et un actif de 11300 frs.</text:p>
          </table:table-cell>
          <table:table-cell office:value-type="string" calcext:value-type="string">
            <text:p>Son père était blanchisseur</text:p>
          </table:table-cell>
          <table:table-cell/>
        </table:table-row>
        <table:table-row table:style-name="ro1">
          <table:table-cell office:value-type="float" office:value="10230" calcext:value-type="float">
            <text:p>10230</text:p>
          </table:table-cell>
          <table:table-cell office:value-type="string" calcext:value-type="string">
            <text:p>LEMOINE</text:p>
          </table:table-cell>
          <table:table-cell office:value-type="string" calcext:value-type="string">
            <text:p>Achille, Philibert</text:p>
          </table:table-cell>
          <table:table-cell table:number-columns-repeated="3"/>
          <table:table-cell office:value-type="string" calcext:value-type="string">
            <text:p>rue St Honoré, 256 / <text:s/>Adresse personnelle = / <text:s/>rue Pigalle, 17rue St Honoré, 256 / <text:s/>Adresse personnelle = / <text:s/>rue Pigalle, 17</text:p>
          </table:table-cell>
          <table:table-cell/>
          <table:table-cell office:value-type="string" calcext:value-type="string">
            <text:p>AN F18 1792</text:p>
          </table:table-cell>
          <table:table-cell office:value-type="string" calcext:value-type="string">
            <text:p>Professeur de piano, il est compositeur et éditeur de musique. Le 31 décembre 1869, il est également breveté taille-doucier. / Il possède 5 presses lithographiques et 7 presses taille-douce.Professeur de piano, il est compositeur et éditeur de musique. Le 31 décembre 1869, il est également breveté taille-doucier. / Il possède 5 presses lithographiques et 7 presses taille-douce.</text:p>
          </table:table-cell>
          <table:table-cell table:number-columns-repeated="2"/>
        </table:table-row>
        <table:table-row table:style-name="ro1">
          <table:table-cell office:value-type="float" office:value="10231" calcext:value-type="float">
            <text:p>10231</text:p>
          </table:table-cell>
          <table:table-cell office:value-type="string" calcext:value-type="string">
            <text:p>LEMONNIER</text:p>
          </table:table-cell>
          <table:table-cell office:value-type="string" calcext:value-type="string">
            <text:p>Auguste, Gilles</text:p>
          </table:table-cell>
          <table:table-cell table:number-columns-repeated="3"/>
          <table:table-cell office:value-type="string" calcext:value-type="string">
            <text:p>rue Gît le Cœur, 10 / <text:s/>rue Gît le Cœur, 10 /</text:p>
          </table:table-cell>
          <table:table-cell/>
          <table:table-cell office:value-type="string" calcext:value-type="string">
            <text:p>AN F18 1792</text:p>
          </table:table-cell>
          <table:table-cell office:value-type="string" calcext:value-type="string">
            <text:p>Il est marchand papetier.</text:p>
          </table:table-cell>
          <table:table-cell table:number-columns-repeated="2"/>
        </table:table-row>
        <table:table-row table:style-name="ro1">
          <table:table-cell office:value-type="float" office:value="10232" calcext:value-type="float">
            <text:p>10232</text:p>
          </table:table-cell>
          <table:table-cell office:value-type="string" calcext:value-type="string">
            <text:p>LEMUET</text:p>
          </table:table-cell>
          <table:table-cell office:value-type="string" calcext:value-type="string">
            <text:p>Léon, Edmond</text:p>
          </table:table-cell>
          <table:table-cell table:style-name="ce5" office:value-type="string" calcext:value-type="string">
            <text:p>1859-06-01 00:00:00</text:p>
          </table:table-cell>
          <table:table-cell table:style-name="ce5" office:value-type="string" calcext:value-type="string">
            <text:p>1861-04-05 00:00:00</text:p>
          </table:table-cell>
          <table:table-cell table:number-columns-repeated="3"/>
          <table:table-cell office:value-type="string" calcext:value-type="string">
            <text:p>AN F18 1792</text:p>
          </table:table-cell>
          <table:table-cell office:value-type="string" calcext:value-type="string">
            <text:p>Il est condamné pour délit de presse le 29 novembre 1859. Sa peine est commuée de 5000 frs à 500 frs par un recours en grâce le 5 janvier 1860. / Il a imprimé un prospectus pour le <text:s/>Sieur Chonnneaux, parfumeur sans nom d'imprimeur: Le Secret de Ninon, rosée intime du boudoirIl est condamné pour délit de presse le 29 novembre 1859. Sa peine est commuée de 5000 frs à 500 frs par un recours en grâce le 5 janvier 1860. / Il a imprimé un prospectus pour le <text:s/>Sieur Chonnneaux, parfumeur sans nom d'imprimeur: Le Secret de Ninon, rosée intime du boudoir</text:p>
          </table:table-cell>
          <table:table-cell office:value-type="string" calcext:value-type="string">
            <text:p>Son père était cultivateur.</text:p>
          </table:table-cell>
          <table:table-cell/>
        </table:table-row>
        <table:table-row table:style-name="ro1">
          <table:table-cell office:value-type="float" office:value="10233" calcext:value-type="float">
            <text:p>10233</text:p>
          </table:table-cell>
          <table:table-cell office:value-type="string" calcext:value-type="string">
            <text:p>LENDER</text:p>
          </table:table-cell>
          <table:table-cell office:value-type="string" calcext:value-type="string">
            <text:p>Charles, Barthélémy</text:p>
          </table:table-cell>
          <table:table-cell table:style-name="ce5" office:value-type="string" calcext:value-type="string">
            <text:p>1842-08-07 00:00:00</text:p>
          </table:table-cell>
          <table:table-cell table:number-columns-repeated="2"/>
          <table:table-cell office:value-type="string" calcext:value-type="string">
            <text:p>rue Coquillière, 22 / Rue Ste Anne, 18 / Rue Chabanais n°5rue Coquillière, 22 / Rue Ste Anne, 18 / Rue Chabanais n°5</text:p>
          </table:table-cell>
          <table:table-cell office:value-type="string" calcext:value-type="string">
            <text:p>Rue Chabanais n°9</text:p>
          </table:table-cell>
          <table:table-cell office:value-type="string" calcext:value-type="string">
            <text:p>AN F18 1793</text:p>
          </table:table-cell>
          <table:table-cell office:value-type="string" calcext:value-type="string">
            <text:p>Il a commencé des études au collège de Fontainebleau. Il a occupé un emploi de correcteur dans l'imprimerie Vinchon. En 1835 il est breveté lithographe, libraire et imprimeur à Arcis sur Aube en remplacement de M. Blondel. Il exerçait la profession d' imprimeur à Fontainebleau. Sa demande de brevet de lithographe faite en 1835 pour Etampes lui a été refusée. De 1821 à 1826, il est <text:s/>imprimeur à Pitihiviers <text:s/>puis <text:s/>libraire à Melun. En 1863 <text:s/>il obtient l'autorisation de posséder une presse en taille douce pour des gravures de modes qu'il reporte sur pierre. <text:s/>Il édite des journaux de mode à Paris: « Psyché » et « Le musée des tailleurs ». Le 22 novembre 1848, <text:s/>il obtient l'autorisation de transporter au 18 rue Sainte-Anne quatre petites casses de caractères pesant chacune 25 kg. <text:s text:c="102"/>En juillet 1845, il est autorisé à posséder environ 20 kg de caractères typographiques dits « cicéro maigre », pour que Lendre puisse publier une collection de livres intitulée « Vraie Histoire », collection d'autographes de célébrités françaises. Dans un acte du 4 juillet 1842, on apprend que le brevet d'imprimeur lithographe à Paris lui a été refusé une fois parce qu'il n'avait pas de fonds suffisant, et que les autorités craignaient qu'il ne fasse un trafic de son brevet. Cependant, il amélliore sa situation et montre des justificatifs de ses moyens financiers et finit par obtenir son brevet. Il a commencé des études au collège de Fontainebleau. Il a occupé un emploi de correcteur dans l'imprimerie Vinchon. En 1835 il est breveté lithographe, libraire et imprimeur à Arcis sur Aube en remplacement de M. Blondel. Il exerçait la profession d' imprimeur à Fontainebleau. Sa demande de brevet de lithographe faite en 1835 pour Etampes lui a été refusée. De 1821 à 1826, il est <text:s/>imprimeur à Pitihiviers <text:s/>puis <text:s/>libraire à Melun. En 1863 <text:s/>il obtient l'autorisation de posséder une presse en taille douce pour des gravures de modes qu'il reporte sur pierre. <text:s/>Il édite des journaux de mode à Paris: « Psyché » et « Le musée des tailleurs ». Le 22 novembre 1848, <text:s/>il obtient l'autorisation de transporter au 18 rue Sainte-Anne quatre petites casses de caractères pesant chacune 25 kg. <text:s text:c="102"/>En juillet 1845, il est autorisé à posséder environ 20 kg de caractères typographiques dits « cicéro maigre », pour que Lendre puisse publier une collection de livres intitulée « Vraie Histoire », collection d'autographes de célébrités françaises. Dans un acte du 4 juillet 1842, on apprend que le brevet d'imprimeur lithographe à Paris lui a été refusé une fois parce qu'il n'avait pas de fonds suffisant, et que les autorités craignaient qu'il ne fasse un trafic de son brevet. Cependant, il amélliore sa situation et montre des justificatifs de ses moyens financiers et finit par obtenir son brevet.</text:p>
          </table:table-cell>
          <table:table-cell office:value-type="string" calcext:value-type="string">
            <text:p>Marié, 2 enfants, il est secondé par un de ses fils qui travaille avec lui. En 1842, il est sur le point de se séparer de sa femme. Celle-ci a une fabrique de chapeaux de paille, et leur logement 9 rue Chabannais est loué au nom de Madame Lender.</text:p>
          </table:table-cell>
          <table:table-cell/>
        </table:table-row>
        <table:table-row table:style-name="ro1">
          <table:table-cell office:value-type="float" office:value="10234" calcext:value-type="float">
            <text:p>10234</text:p>
          </table:table-cell>
          <table:table-cell office:value-type="string" calcext:value-type="string">
            <text:p>LENDER</text:p>
          </table:table-cell>
          <table:table-cell office:value-type="string" calcext:value-type="string">
            <text:p>Charles, Denis, Sophie</text:p>
          </table:table-cell>
          <table:table-cell table:style-name="ce5" office:value-type="string" calcext:value-type="string">
            <text:p>1863-09-04 00:00:00</text:p>
          </table:table-cell>
          <table:table-cell table:number-columns-repeated="2"/>
          <table:table-cell office:value-type="string" calcext:value-type="string">
            <text:p>rue Sartine, 4 / <text:s/>rue Sartine, 4 /</text:p>
          </table:table-cell>
          <table:table-cell/>
          <table:table-cell office:value-type="string" calcext:value-type="string">
            <text:p>AN F18 1793</text:p>
          </table:table-cell>
          <table:table-cell office:value-type="string" calcext:value-type="string">
            <text:p>Ecrivain lithographe de formation, il est breveté lithographe et libraire en 1848 à Vincennes, il a fait faillite à Vincennes. En 1852 il dirige l'immprimerie de son père 18 rue Ste Anne mais il refuse de remplacer son père sur Paris. / A Vincennes il exécute des travaux pour les coprs d'artillerie et du génie du Fort.Ecrivain lithographe de formation, il est breveté lithographe et libraire en 1848 à Vincennes, il a fait faillite à Vincennes. En 1852 il dirige l'immprimerie de son père 18 rue Ste Anne mais il refuse de remplacer son père sur Paris. / A Vincennes il exécute des travaux pour les coprs d'artillerie et du génie du Fort.</text:p>
          </table:table-cell>
          <table:table-cell office:value-type="string" calcext:value-type="string">
            <text:p>Son père est marchand papetier.</text:p>
          </table:table-cell>
          <table:table-cell/>
        </table:table-row>
        <table:table-row table:style-name="ro1">
          <table:table-cell office:value-type="float" office:value="10235" calcext:value-type="float">
            <text:p>10235</text:p>
          </table:table-cell>
          <table:table-cell office:value-type="string" calcext:value-type="string">
            <text:p>LENORMAND</text:p>
          </table:table-cell>
          <table:table-cell office:value-type="string" calcext:value-type="string">
            <text:p>Louis, Prosper, Emile</text:p>
          </table:table-cell>
          <table:table-cell table:style-name="ce5" office:value-type="string" calcext:value-type="string">
            <text:p>1838-02-07 00:00:00</text:p>
          </table:table-cell>
          <table:table-cell table:number-columns-repeated="2"/>
          <table:table-cell office:value-type="string" calcext:value-type="string">
            <text:p>Rue St Sauveur, 39 / Rue de la Verrerie, 85Rue St Sauveur, 39 / Rue de la Verrerie, 85</text:p>
          </table:table-cell>
          <table:table-cell/>
          <table:table-cell office:value-type="string" calcext:value-type="string">
            <text:p>AN F18 1793</text:p>
          </table:table-cell>
          <table:table-cell office:value-type="string" calcext:value-type="string">
            <text:p>Lors de sa demande de brevet, il est ouvrier lithographe depuis 8 ans.</text:p>
          </table:table-cell>
          <table:table-cell office:value-type="string" calcext:value-type="string">
            <text:p>Son père est commerçant. Il vit en concubinage avec une couturière.</text:p>
          </table:table-cell>
          <table:table-cell/>
        </table:table-row>
        <table:table-row table:style-name="ro1">
          <table:table-cell office:value-type="float" office:value="10236" calcext:value-type="float">
            <text:p>10236</text:p>
          </table:table-cell>
          <table:table-cell office:value-type="string" calcext:value-type="string">
            <text:p>LENORMAND</text:p>
          </table:table-cell>
          <table:table-cell office:value-type="string" calcext:value-type="string">
            <text:p>Nicolas, François, Marin</text:p>
          </table:table-cell>
          <table:table-cell table:number-columns-repeated="3"/>
          <table:table-cell office:value-type="string" calcext:value-type="string">
            <text:p>quai de la Tournelle, 15 / <text:s/>quai de la Tournelle, 15 /</text:p>
          </table:table-cell>
          <table:table-cell/>
          <table:table-cell office:value-type="string" calcext:value-type="string">
            <text:p>AN F18 1793</text:p>
          </table:table-cell>
          <table:table-cell office:value-type="string" calcext:value-type="string">
            <text:p>Employé à l'intendance militaire de Paris, il veut fonder une imprimerie lithographique pour assurer l'avenir de ses enfants.</text:p>
          </table:table-cell>
          <table:table-cell office:value-type="string" calcext:value-type="string">
            <text:p>Son père est domestique.</text:p>
          </table:table-cell>
          <table:table-cell/>
        </table:table-row>
        <table:table-row table:style-name="ro1">
          <table:table-cell office:value-type="float" office:value="10237" calcext:value-type="float">
            <text:p>10237</text:p>
          </table:table-cell>
          <table:table-cell office:value-type="string" calcext:value-type="string">
            <text:p>LEMOULT</text:p>
          </table:table-cell>
          <table:table-cell office:value-type="string" calcext:value-type="string">
            <text:p>Louis, Edme</text:p>
          </table:table-cell>
          <table:table-cell table:number-columns-repeated="3"/>
          <table:table-cell office:value-type="string" calcext:value-type="string">
            <text:p>rue Hautefeuille, 11 /</text:p>
          </table:table-cell>
          <table:table-cell office:value-type="string" calcext:value-type="string">
            <text:p>rue Hautefeuille, 11 <text:s text:c="38"/>rue du cimetière Saint André, n°20</text:p>
          </table:table-cell>
          <table:table-cell office:value-type="string" calcext:value-type="string">
            <text:p>AN F18 1793</text:p>
          </table:table-cell>
          <table:table-cell office:value-type="string" calcext:value-type="string">
            <text:p>Quand il fait sa demande de brevet d'imprimeur, il travaille déjà depuis 5 ans dans le domaine de l'imprimerie lithographique. Son brevet a été annulé pour non exploitation.</text:p>
          </table:table-cell>
          <table:table-cell office:value-type="string" calcext:value-type="string">
            <text:p>Il vit avec sa mère restée veuve</text:p>
          </table:table-cell>
          <table:table-cell/>
        </table:table-row>
        <table:table-row table:style-name="ro1">
          <table:table-cell office:value-type="float" office:value="10238" calcext:value-type="float">
            <text:p>10238</text:p>
          </table:table-cell>
          <table:table-cell office:value-type="string" calcext:value-type="string">
            <text:p>LEON DIT SOULE-DUBERNET</text:p>
          </table:table-cell>
          <table:table-cell/>
          <table:table-cell table:style-name="ce5" office:value-type="string" calcext:value-type="string">
            <text:p>1848-09-11 00:00:00</text:p>
          </table:table-cell>
          <table:table-cell table:number-columns-repeated="2"/>
          <table:table-cell office:value-type="string" calcext:value-type="string">
            <text:p>rue de la Chopinette, 46 / Rue de Bondy, 80 / Rue du Temple, 187 / Rue du Corbeau, 22 / Rue du faubourg du Temple, 58 / Boulevard de la Santé, 33 (1863) / Rue Vendôme, 25 (1860) / Rue du faubourg du Templs, 99 (1859) / Rue de la Fontaine au Roi, 61 (1858) / Rue Meslay, 9 / <text:s text:c="2"/>/</text:p>
          </table:table-cell>
          <table:table-cell/>
          <table:table-cell office:value-type="string" calcext:value-type="string">
            <text:p>AN F18 1793</text:p>
          </table:table-cell>
          <table:table-cell office:value-type="string" calcext:value-type="string">
            <text:p>Il échange son titre contre le même titre obtenu à Toulouse en 1842 / Le 9/19/1968, vente aux enchères de 2 presses du Sieur Soulé</text:p>
          </table:table-cell>
          <table:table-cell table:number-columns-repeated="2"/>
        </table:table-row>
        <table:table-row table:style-name="ro1">
          <table:table-cell office:value-type="float" office:value="10239" calcext:value-type="float">
            <text:p>10239</text:p>
          </table:table-cell>
          <table:table-cell office:value-type="string" calcext:value-type="string">
            <text:p>LEOTAUD</text:p>
          </table:table-cell>
          <table:table-cell office:value-type="string" calcext:value-type="string">
            <text:p>Jean-Baptiste, Marie, Maurice, Claude</text:p>
          </table:table-cell>
          <table:table-cell table:style-name="ce5" office:value-type="string" calcext:value-type="string">
            <text:p>1860-07-04 00:00:00</text:p>
          </table:table-cell>
          <table:table-cell table:number-columns-repeated="2"/>
          <table:table-cell office:value-type="string" calcext:value-type="string">
            <text:p>rue Marie Stuart, 13</text:p>
          </table:table-cell>
          <table:table-cell office:value-type="string" calcext:value-type="string">
            <text:p>rue Montorgeuil, 19</text:p>
          </table:table-cell>
          <table:table-cell office:value-type="string" calcext:value-type="string">
            <text:p>AN F18 1793</text:p>
          </table:table-cell>
          <table:table-cell office:value-type="string" calcext:value-type="string">
            <text:p>Lors de sa demande de brevet, il est ouvrier lithographe depuis 9 ans chez le Sieur Sapène.</text:p>
          </table:table-cell>
          <table:table-cell office:value-type="string" calcext:value-type="string">
            <text:p>Son père est propriétaire. Il est marié sans enfants et a <text:s/>longtemps vécu séparé de sa femme qui vivait avec un vieillard. C'est avec l'argent de ce <text:s/>vieillard qu'il a acheté son imprimerie.</text:p>
          </table:table-cell>
          <table:table-cell/>
        </table:table-row>
        <table:table-row table:style-name="ro1">
          <table:table-cell office:value-type="float" office:value="10240" calcext:value-type="float">
            <text:p>10240</text:p>
          </table:table-cell>
          <table:table-cell office:value-type="string" calcext:value-type="string">
            <text:p>LEPARMENTIER</text:p>
          </table:table-cell>
          <table:table-cell office:value-type="string" calcext:value-type="string">
            <text:p>Joseph, Auguste</text:p>
          </table:table-cell>
          <table:table-cell table:number-columns-repeated="3"/>
          <table:table-cell table:number-columns-repeated="2" office:value-type="string" calcext:value-type="string">
            <text:p>Rue Harlay n°7</text:p>
          </table:table-cell>
          <table:table-cell office:value-type="string" calcext:value-type="string">
            <text:p>AN F18 1793</text:p>
          </table:table-cell>
          <table:table-cell office:value-type="string" calcext:value-type="string">
            <text:p>Artiste distingué pour la composition de dessins à sujets d'ornements, il a été élève des frères des Ecoles chrétiennes. Son dossier a été annulé. <text:s text:c="44"/>Avant d'obtenir son brevet, il possède déjà chez lui du matériel lithographique et emploie des ouvriers. En montant son entreprise lithographique il veut aider l'enseignement des frères des Ecoles chrétiennes ou les maisons soumises à leurs règles. Au départ il était artiste peintre, puis il s'est tourné vers la lithographie car cette industrie est plus lucrative.</text:p>
          </table:table-cell>
          <table:table-cell table:number-columns-repeated="2"/>
        </table:table-row>
        <table:table-row table:style-name="ro1">
          <table:table-cell office:value-type="float" office:value="10241" calcext:value-type="float">
            <text:p>10241</text:p>
          </table:table-cell>
          <table:table-cell office:value-type="string" calcext:value-type="string">
            <text:p>LEPAULT</text:p>
          </table:table-cell>
          <table:table-cell office:value-type="string" calcext:value-type="string">
            <text:p>Jean, Louis, Aimé</text:p>
          </table:table-cell>
          <table:table-cell table:style-name="ce5" office:value-type="string" calcext:value-type="string">
            <text:p>1853-10-03 00:00:00</text:p>
          </table:table-cell>
          <table:table-cell table:number-columns-repeated="2"/>
          <table:table-cell office:value-type="string" calcext:value-type="string">
            <text:p>rue des Fontaines, 11</text:p>
          </table:table-cell>
          <table:table-cell office:value-type="string" calcext:value-type="string">
            <text:p>rue des Vieilles Haudriettes, 2</text:p>
          </table:table-cell>
          <table:table-cell office:value-type="string" calcext:value-type="string">
            <text:p>AN F18 1793</text:p>
          </table:table-cell>
          <table:table-cell office:value-type="string" calcext:value-type="string">
            <text:p>Avant d'être breveté, il est éventailliste chez un de ses oncles avec un salaire de 1200 frs.</text:p>
          </table:table-cell>
          <table:table-cell table:number-columns-repeated="2"/>
        </table:table-row>
        <table:table-row table:style-name="ro1">
          <table:table-cell office:value-type="float" office:value="10242" calcext:value-type="float">
            <text:p>10242</text:p>
          </table:table-cell>
          <table:table-cell office:value-type="string" calcext:value-type="string">
            <text:p>LEPELLETIER</text:p>
          </table:table-cell>
          <table:table-cell office:value-type="string" calcext:value-type="string">
            <text:p>Anatole</text:p>
          </table:table-cell>
          <table:table-cell table:number-columns-repeated="3"/>
          <table:table-cell office:value-type="string" calcext:value-type="string">
            <text:p>rue St Antoine, 88 / Rue JJ Rousseau, 26</text:p>
          </table:table-cell>
          <table:table-cell office:value-type="string" calcext:value-type="string">
            <text:p>rue St Antoine, 89</text:p>
          </table:table-cell>
          <table:table-cell office:value-type="string" calcext:value-type="string">
            <text:p>AN F18 1793</text:p>
          </table:table-cell>
          <table:table-cell table:number-columns-repeated="3"/>
        </table:table-row>
        <table:table-row table:style-name="ro1">
          <table:table-cell office:value-type="float" office:value="10243" calcext:value-type="float">
            <text:p>10243</text:p>
          </table:table-cell>
          <table:table-cell office:value-type="string" calcext:value-type="string">
            <text:p>LEPELLETIER</text:p>
          </table:table-cell>
          <table:table-cell office:value-type="string" calcext:value-type="string">
            <text:p>Léon</text:p>
          </table:table-cell>
          <table:table-cell/>
          <table:table-cell table:style-name="ce5" office:value-type="string" calcext:value-type="string">
            <text:p>1841-11-06 00:00:00</text:p>
          </table:table-cell>
          <table:table-cell/>
          <table:table-cell office:value-type="string" calcext:value-type="string">
            <text:p>place de la Bourse, 8</text:p>
          </table:table-cell>
          <table:table-cell/>
          <table:table-cell office:value-type="string" calcext:value-type="string">
            <text:p>AN F18 1793</text:p>
          </table:table-cell>
          <table:table-cell office:value-type="string" calcext:value-type="string">
            <text:p>Il est directeur de L'Office- correspondance pour les journaux français et étrangers, 8 rue Notre Dame des Victoires. <text:s/>Il souhaite obtenir un brevet pour diminuer le coût de ses impressions autographiques, qu'il fait actuellement chez le Sieur Delarue. <text:s/>/ Il est également libraire depuis le 11 août 1834.</text:p>
          </table:table-cell>
          <table:table-cell office:value-type="string" calcext:value-type="string">
            <text:p>Il est né le 19 juin 1802 à Paris, son père était propriétaire</text:p>
          </table:table-cell>
          <table:table-cell/>
        </table:table-row>
        <table:table-row table:style-name="ro1">
          <table:table-cell office:value-type="float" office:value="10244" calcext:value-type="float">
            <text:p>10244</text:p>
          </table:table-cell>
          <table:table-cell office:value-type="string" calcext:value-type="string">
            <text:p>LEPRELLE</text:p>
          </table:table-cell>
          <table:table-cell office:value-type="string" calcext:value-type="string">
            <text:p>Aimable, David</text:p>
          </table:table-cell>
          <table:table-cell table:number-columns-repeated="3"/>
          <table:table-cell office:value-type="string" calcext:value-type="string">
            <text:p>rue des Filles St Thomas, 5 /</text:p>
          </table:table-cell>
          <table:table-cell/>
          <table:table-cell office:value-type="string" calcext:value-type="string">
            <text:p>AN F18 1793</text:p>
          </table:table-cell>
          <table:table-cell office:value-type="string" calcext:value-type="string">
            <text:p>Son brevet lui a été retiré pour cause de décès</text:p>
          </table:table-cell>
          <table:table-cell table:number-columns-repeated="2"/>
        </table:table-row>
        <table:table-row table:style-name="ro1">
          <table:table-cell office:value-type="float" office:value="10245" calcext:value-type="float">
            <text:p>10245</text:p>
          </table:table-cell>
          <table:table-cell office:value-type="string" calcext:value-type="string">
            <text:p>LEPRINCE, Veuve Beaufirt</text:p>
          </table:table-cell>
          <table:table-cell office:value-type="string" calcext:value-type="string">
            <text:p>Josephine, Charlotte</text:p>
          </table:table-cell>
          <table:table-cell/>
          <table:table-cell table:style-name="ce5" office:value-type="string" calcext:value-type="string">
            <text:p>1853-10-03 00:00:00</text:p>
          </table:table-cell>
          <table:table-cell/>
          <table:table-cell office:value-type="string" calcext:value-type="string">
            <text:p>rue des Beaux-Arts, 8 /</text:p>
          </table:table-cell>
          <table:table-cell/>
          <table:table-cell office:value-type="string" calcext:value-type="string">
            <text:p>AN F18 1793</text:p>
          </table:table-cell>
          <table:table-cell office:value-type="string" calcext:value-type="string">
            <text:p>Coloriste, elle enseigne à plusieurs élèves avec les encouragements de sa Majesté.</text:p>
          </table:table-cell>
          <table:table-cell table:number-columns-repeated="2"/>
        </table:table-row>
        <table:table-row table:style-name="ro1">
          <table:table-cell office:value-type="float" office:value="10246" calcext:value-type="float">
            <text:p>10246</text:p>
          </table:table-cell>
          <table:table-cell office:value-type="string" calcext:value-type="string">
            <text:p>LERAY</text:p>
          </table:table-cell>
          <table:table-cell office:value-type="string" calcext:value-type="string">
            <text:p>Constant</text:p>
          </table:table-cell>
          <table:table-cell table:number-columns-repeated="3"/>
          <table:table-cell office:value-type="string" calcext:value-type="string">
            <text:p>rue St André des arts, 74 <text:s/>/</text:p>
          </table:table-cell>
          <table:table-cell/>
          <table:table-cell office:value-type="string" calcext:value-type="string">
            <text:p>AN F18 1794</text:p>
          </table:table-cell>
          <table:table-cell office:value-type="string" calcext:value-type="string">
            <text:p>Le 2 septembre 1852 il obtient l'autorisation de posséder une presse taille-douce et le 26 octobre 1852 4 presses à balancier servant à gaufrer par le moyen de la pression du papier à l'usage de la parfumerie.</text:p>
          </table:table-cell>
          <table:table-cell office:value-type="string" calcext:value-type="string">
            <text:p>Son père est médecin.</text:p>
          </table:table-cell>
          <table:table-cell/>
        </table:table-row>
        <table:table-row table:style-name="ro1">
          <table:table-cell office:value-type="float" office:value="10247" calcext:value-type="float">
            <text:p>10247</text:p>
          </table:table-cell>
          <table:table-cell office:value-type="string" calcext:value-type="string">
            <text:p>LEROUX</text:p>
          </table:table-cell>
          <table:table-cell office:value-type="string" calcext:value-type="string">
            <text:p>Alexis, Louis, Auguste, Amédée</text:p>
          </table:table-cell>
          <table:table-cell table:number-columns-repeated="3"/>
          <table:table-cell office:value-type="string" calcext:value-type="string">
            <text:p>rue Neuve des Petits Champs, 35 /</text:p>
          </table:table-cell>
          <table:table-cell/>
          <table:table-cell office:value-type="string" calcext:value-type="string">
            <text:p>AN F18 1794</text:p>
          </table:table-cell>
          <table:table-cell office:value-type="string" calcext:value-type="string">
            <text:p>Avant d'être breveté il est graveur et écrivain lithographe.</text:p>
          </table:table-cell>
          <table:table-cell office:value-type="string" calcext:value-type="string">
            <text:p>Veuf avec 1 enfant / Son père est garde de propriété</text:p>
          </table:table-cell>
          <table:table-cell/>
        </table:table-row>
        <table:table-row table:style-name="ro1">
          <table:table-cell office:value-type="float" office:value="10248" calcext:value-type="float">
            <text:p>10248</text:p>
          </table:table-cell>
          <table:table-cell office:value-type="string" calcext:value-type="string">
            <text:p>LEROUX, Veuve Delaruelle</text:p>
          </table:table-cell>
          <table:table-cell office:value-type="string" calcext:value-type="string">
            <text:p>Julie, Louise</text:p>
          </table:table-cell>
          <table:table-cell table:number-columns-repeated="3"/>
          <table:table-cell office:value-type="string" calcext:value-type="string">
            <text:p>rue St Spire, 6 /</text:p>
          </table:table-cell>
          <table:table-cell/>
          <table:table-cell office:value-type="string" calcext:value-type="string">
            <text:p>AN F18 1794</text:p>
          </table:table-cell>
          <table:table-cell/>
          <table:table-cell office:value-type="string" calcext:value-type="string">
            <text:p>Elle est veuve avec 2 enfants.</text:p>
          </table:table-cell>
          <table:table-cell/>
        </table:table-row>
        <table:table-row table:style-name="ro1">
          <table:table-cell office:value-type="float" office:value="10249" calcext:value-type="float">
            <text:p>10249</text:p>
          </table:table-cell>
          <table:table-cell office:value-type="string" calcext:value-type="string">
            <text:p>LEROY</text:p>
          </table:table-cell>
          <table:table-cell office:value-type="string" calcext:value-type="string">
            <text:p>Achille, Denis, Timoléon</text:p>
          </table:table-cell>
          <table:table-cell table:style-name="ce5" office:value-type="string" calcext:value-type="string">
            <text:p>1854-10-04 00:00:00</text:p>
          </table:table-cell>
          <table:table-cell table:number-columns-repeated="2"/>
          <table:table-cell office:value-type="string" calcext:value-type="string">
            <text:p>rue St Martin, 107 /</text:p>
          </table:table-cell>
          <table:table-cell/>
          <table:table-cell office:value-type="string" calcext:value-type="string">
            <text:p>AN F18 1794</text:p>
          </table:table-cell>
          <table:table-cell office:value-type="string" calcext:value-type="string">
            <text:p>Il a travaillé pendant 10 ans dans la lithographie du Sieur Mousse. Il souhaite fabriquer des papiers fantaisie en or et en couleurs pour des éventails / Il est breveté taille-doucier depuis le 10 avril 1854.</text:p>
          </table:table-cell>
          <table:table-cell office:value-type="string" calcext:value-type="string">
            <text:p>Son père était Badestermier.</text:p>
          </table:table-cell>
          <table:table-cell/>
        </table:table-row>
        <table:table-row table:style-name="ro1">
          <table:table-cell office:value-type="float" office:value="10250" calcext:value-type="float">
            <text:p>10250</text:p>
          </table:table-cell>
          <table:table-cell office:value-type="string" calcext:value-type="string">
            <text:p>LEROY</text:p>
          </table:table-cell>
          <table:table-cell office:value-type="string" calcext:value-type="string">
            <text:p>Albert</text:p>
          </table:table-cell>
          <table:table-cell/>
          <table:table-cell table:style-name="ce5" office:value-type="string" calcext:value-type="string">
            <text:p>1856-04-02 00:00:00</text:p>
          </table:table-cell>
          <table:table-cell/>
          <table:table-cell office:value-type="string" calcext:value-type="string">
            <text:p>rue du Faubourg du Temple, 112 /</text:p>
          </table:table-cell>
          <table:table-cell/>
          <table:table-cell office:value-type="string" calcext:value-type="string">
            <text:p>AN F18 1794</text:p>
          </table:table-cell>
          <table:table-cell/>
          <table:table-cell office:value-type="string" calcext:value-type="string">
            <text:p>Il habite seul dans un cabinet à 80 frs/ an et y a installé son atelier / Son père vivait de ses biens</text:p>
          </table:table-cell>
          <table:table-cell/>
        </table:table-row>
        <table:table-row table:style-name="ro1">
          <table:table-cell office:value-type="float" office:value="10251" calcext:value-type="float">
            <text:p>10251</text:p>
          </table:table-cell>
          <table:table-cell office:value-type="string" calcext:value-type="string">
            <text:p>LEROY</text:p>
          </table:table-cell>
          <table:table-cell office:value-type="string" calcext:value-type="string">
            <text:p>Henri, Auguste</text:p>
          </table:table-cell>
          <table:table-cell/>
          <table:table-cell table:style-name="ce5" office:value-type="string" calcext:value-type="string">
            <text:p>1853-09-07 00:00:00</text:p>
          </table:table-cell>
          <table:table-cell/>
          <table:table-cell office:value-type="string" calcext:value-type="string">
            <text:p>rue St Antoine, 96 /</text:p>
          </table:table-cell>
          <table:table-cell/>
          <table:table-cell office:value-type="string" calcext:value-type="string">
            <text:p>AN F18 1794</text:p>
          </table:table-cell>
          <table:table-cell office:value-type="string" calcext:value-type="string">
            <text:p>Il est tout d'abord taille-doucier</text:p>
          </table:table-cell>
          <table:table-cell table:number-columns-repeated="2"/>
        </table:table-row>
        <table:table-row table:style-name="ro1">
          <table:table-cell office:value-type="float" office:value="10252" calcext:value-type="float">
            <text:p>10252</text:p>
          </table:table-cell>
          <table:table-cell office:value-type="string" calcext:value-type="string">
            <text:p>LEROY</text:p>
          </table:table-cell>
          <table:table-cell office:value-type="string" calcext:value-type="string">
            <text:p>Jean, Joseph</text:p>
          </table:table-cell>
          <table:table-cell table:style-name="ce5" office:value-type="string" calcext:value-type="string">
            <text:p>1831-06-08 00:00:00</text:p>
          </table:table-cell>
          <table:table-cell table:style-name="ce5" office:value-type="string" calcext:value-type="string">
            <text:p>1862-05-04 00:00:00</text:p>
          </table:table-cell>
          <table:table-cell/>
          <table:table-cell office:value-type="string" calcext:value-type="string">
            <text:p>Rue du Cherche midi n°142, rue du Chemin de fer n°7, rue Saint Romain n°3 , rue Vaugirard n°88</text:p>
          </table:table-cell>
          <table:table-cell/>
          <table:table-cell office:value-type="string" calcext:value-type="string">
            <text:p>AN F18 1794</text:p>
          </table:table-cell>
          <table:table-cell office:value-type="string" calcext:value-type="string">
            <text:p>Il a toujours travaillé dans le domaine de l'imprimerie.</text:p>
          </table:table-cell>
          <table:table-cell table:number-columns-repeated="2"/>
        </table:table-row>
        <table:table-row table:style-name="ro1">
          <table:table-cell office:value-type="float" office:value="10253" calcext:value-type="float">
            <text:p>10253</text:p>
          </table:table-cell>
          <table:table-cell office:value-type="string" calcext:value-type="string">
            <text:p>LEROY, Veuve Chausseblanche</text:p>
          </table:table-cell>
          <table:table-cell office:value-type="string" calcext:value-type="string">
            <text:p>Marie, Anne, Thérèse</text:p>
          </table:table-cell>
          <table:table-cell table:style-name="ce5" office:value-type="string" calcext:value-type="string">
            <text:p>1836-05-08 00:00:00</text:p>
          </table:table-cell>
          <table:table-cell table:style-name="ce5" office:value-type="string" calcext:value-type="string">
            <text:p>1837-01-09 00:00:00</text:p>
          </table:table-cell>
          <table:table-cell office:value-type="string" calcext:value-type="string">
            <text:p>Batignolles-Monceaux</text:p>
          </table:table-cell>
          <table:table-cell office:value-type="string" calcext:value-type="string">
            <text:p>Rue Lechapelain, 13 /</text:p>
          </table:table-cell>
          <table:table-cell/>
          <table:table-cell office:value-type="string" calcext:value-type="string">
            <text:p>AN F18 1794</text:p>
          </table:table-cell>
          <table:table-cell/>
          <table:table-cell office:value-type="string" calcext:value-type="string">
            <text:p>Elle est veuve avec 2 enfants. <text:s/>/ Son père était gendarme national.</text:p>
          </table:table-cell>
          <table:table-cell office:value-type="string" calcext:value-type="string">
            <text:p>le dossier se trouve dans celio de Martinou son successur</text:p>
          </table:table-cell>
        </table:table-row>
        <table:table-row table:style-name="ro1">
          <table:table-cell office:value-type="float" office:value="10254" calcext:value-type="float">
            <text:p>10254</text:p>
          </table:table-cell>
          <table:table-cell office:value-type="string" calcext:value-type="string">
            <text:p>LESAUTEUX</text:p>
          </table:table-cell>
          <table:table-cell office:value-type="string" calcext:value-type="string">
            <text:p>Jean-François, Félix</text:p>
          </table:table-cell>
          <table:table-cell table:number-columns-repeated="3"/>
          <table:table-cell office:value-type="string" calcext:value-type="string">
            <text:p>rue Ferdinand Berthaud, 6 /</text:p>
          </table:table-cell>
          <table:table-cell/>
          <table:table-cell office:value-type="string" calcext:value-type="string">
            <text:p>AN F18 1794</text:p>
          </table:table-cell>
          <table:table-cell office:value-type="string" calcext:value-type="string">
            <text:p>Il est breveté taille-doucier depuis le 16 août 1863.</text:p>
          </table:table-cell>
          <table:table-cell table:number-columns-repeated="2"/>
        </table:table-row>
        <table:table-row table:style-name="ro1">
          <table:table-cell office:value-type="float" office:value="10255" calcext:value-type="float">
            <text:p>10255</text:p>
          </table:table-cell>
          <table:table-cell office:value-type="string" calcext:value-type="string">
            <text:p>LESENNE</text:p>
          </table:table-cell>
          <table:table-cell office:value-type="string" calcext:value-type="string">
            <text:p>Nathalis</text:p>
          </table:table-cell>
          <table:table-cell table:number-columns-repeated="3"/>
          <table:table-cell office:value-type="string" calcext:value-type="string">
            <text:p>rue du Caire, 12 /</text:p>
          </table:table-cell>
          <table:table-cell/>
          <table:table-cell office:value-type="string" calcext:value-type="string">
            <text:p>AN F18 1794</text:p>
          </table:table-cell>
          <table:table-cell office:value-type="string" calcext:value-type="string">
            <text:p>Il est breveté taille-doucier depuis le 14 juillet 1852, il possède 6 pressses en taille-douce. / Il a acheté le matériel lithographique de la veuve Salomon.</text:p>
          </table:table-cell>
          <table:table-cell office:value-type="string" calcext:value-type="string">
            <text:p>Son père était fileur de laine</text:p>
          </table:table-cell>
          <table:table-cell/>
        </table:table-row>
        <table:table-row table:style-name="ro1">
          <table:table-cell office:value-type="float" office:value="10256" calcext:value-type="float">
            <text:p>10256</text:p>
          </table:table-cell>
          <table:table-cell office:value-type="string" calcext:value-type="string">
            <text:p>LESEVRE DE QUAINCY, Veuve Prat</text:p>
          </table:table-cell>
          <table:table-cell office:value-type="string" calcext:value-type="string">
            <text:p>Elisabeth, Honorine</text:p>
          </table:table-cell>
          <table:table-cell table:number-columns-repeated="3"/>
          <table:table-cell office:value-type="string" calcext:value-type="string">
            <text:p>Rue Michel Le Comte</text:p>
          </table:table-cell>
          <table:table-cell/>
          <table:table-cell office:value-type="string" calcext:value-type="string">
            <text:p>AN F18 1794</text:p>
          </table:table-cell>
          <table:table-cell office:value-type="string" calcext:value-type="string">
            <text:p>Elle possède 4 presses et 2 ouvriers, elle est très jeune (21 ans quand son mari meurt). Elle a essayé de vendre l'atelier mais sans succès, elle demande donc le transfert de brevet.</text:p>
          </table:table-cell>
          <table:table-cell office:value-type="string" calcext:value-type="string">
            <text:p>Elle est veuve avec 1 enfant.</text:p>
          </table:table-cell>
          <table:table-cell/>
        </table:table-row>
        <table:table-row table:style-name="ro1">
          <table:table-cell office:value-type="float" office:value="10257" calcext:value-type="float">
            <text:p>10257</text:p>
          </table:table-cell>
          <table:table-cell office:value-type="string" calcext:value-type="string">
            <text:p>LESTREES</text:p>
          </table:table-cell>
          <table:table-cell office:value-type="string" calcext:value-type="string">
            <text:p>Noël, Claude, Victor</text:p>
          </table:table-cell>
          <table:table-cell table:style-name="ce5" office:value-type="string" calcext:value-type="string">
            <text:p>1842-04-11 00:00:00</text:p>
          </table:table-cell>
          <table:table-cell table:style-name="ce5" office:value-type="string" calcext:value-type="string">
            <text:p>1851-09-08 00:00:00</text:p>
          </table:table-cell>
          <table:table-cell/>
          <table:table-cell office:value-type="string" calcext:value-type="string">
            <text:p>passage Sauvède, 4 /</text:p>
          </table:table-cell>
          <table:table-cell/>
          <table:table-cell office:value-type="string" calcext:value-type="string">
            <text:p>AN F18 1794</text:p>
          </table:table-cell>
          <table:table-cell office:value-type="string" calcext:value-type="string">
            <text:p>Il a fait une première demande en 1839 qui lui a été refusée car il s'adonne à la boisson et à la débauche / Il est lieutenant de la Cie Michel (6e légion), laquelle professe des opinions hostiles à nos institutions / Il occupe 17 personnes et fait un chiffre d'affaires de 15000 frs par an en imprimant des étiquettes dorées et gaufrées</text:p>
          </table:table-cell>
          <table:table-cell table:number-columns-repeated="2"/>
        </table:table-row>
        <table:table-row table:style-name="ro1">
          <table:table-cell office:value-type="float" office:value="10258" calcext:value-type="float">
            <text:p>10258</text:p>
          </table:table-cell>
          <table:table-cell office:value-type="string" calcext:value-type="string">
            <text:p>LESUEUR</text:p>
          </table:table-cell>
          <table:table-cell office:value-type="string" calcext:value-type="string">
            <text:p>Eugène</text:p>
          </table:table-cell>
          <table:table-cell table:style-name="ce5" office:value-type="string" calcext:value-type="string">
            <text:p>1870-01-06 00:00:00</text:p>
          </table:table-cell>
          <table:table-cell table:number-columns-repeated="2"/>
          <table:table-cell office:value-type="string" calcext:value-type="string">
            <text:p>rue de la Chopinette, 32</text:p>
          </table:table-cell>
          <table:table-cell/>
          <table:table-cell office:value-type="string" calcext:value-type="string">
            <text:p>AN F18 1794</text:p>
          </table:table-cell>
          <table:table-cell office:value-type="string" calcext:value-type="string">
            <text:p>Il est ouvrier lithographe et gagne 7 frs par jour.</text:p>
          </table:table-cell>
          <table:table-cell table:number-columns-repeated="2"/>
        </table:table-row>
        <table:table-row table:style-name="ro1">
          <table:table-cell office:value-type="float" office:value="10259" calcext:value-type="float">
            <text:p>10259</text:p>
          </table:table-cell>
          <table:table-cell office:value-type="string" calcext:value-type="string">
            <text:p>LESUEUR</text:p>
          </table:table-cell>
          <table:table-cell office:value-type="string" calcext:value-type="string">
            <text:p>Victor</text:p>
          </table:table-cell>
          <table:table-cell table:number-columns-repeated="3"/>
          <table:table-cell office:value-type="string" calcext:value-type="string">
            <text:p>boulevard Malesherbes, 144 /</text:p>
          </table:table-cell>
          <table:table-cell/>
          <table:table-cell office:value-type="string" calcext:value-type="string">
            <text:p>AN F18 1794</text:p>
          </table:table-cell>
          <table:table-cell office:value-type="string" calcext:value-type="string">
            <text:p>Ecrivain lithographe, il est employé comme secrétaire général de la Compagnie des Chemins de fer de l'Ouest aux appointements de 1900 frs par an.</text:p>
          </table:table-cell>
          <table:table-cell table:number-columns-repeated="2"/>
        </table:table-row>
        <table:table-row table:style-name="ro1">
          <table:table-cell office:value-type="float" office:value="10260" calcext:value-type="float">
            <text:p>10260</text:p>
          </table:table-cell>
          <table:table-cell office:value-type="string" calcext:value-type="string">
            <text:p>LESURQUES</text:p>
          </table:table-cell>
          <table:table-cell office:value-type="string" calcext:value-type="string">
            <text:p>Jules, Léon, Joseph</text:p>
          </table:table-cell>
          <table:table-cell table:number-columns-repeated="5"/>
          <table:table-cell office:value-type="string" calcext:value-type="string">
            <text:p>AN F18 1794</text:p>
          </table:table-cell>
          <table:table-cell office:value-type="string" calcext:value-type="string">
            <text:p>Tout d'abord papetier, il possède 7 presses et emploie 8 ouvriers. Il est <text:s/>breveté imprimeur en lettres le 5 octobre 1870.</text:p>
          </table:table-cell>
          <table:table-cell office:value-type="string" calcext:value-type="string">
            <text:p>Son père était tailleur</text:p>
          </table:table-cell>
          <table:table-cell/>
        </table:table-row>
        <table:table-row table:style-name="ro1">
          <table:table-cell office:value-type="float" office:value="10261" calcext:value-type="float">
            <text:p>10261</text:p>
          </table:table-cell>
          <table:table-cell office:value-type="string" calcext:value-type="string">
            <text:p>LETANG</text:p>
          </table:table-cell>
          <table:table-cell office:value-type="string" calcext:value-type="string">
            <text:p>Henry, Edme</text:p>
          </table:table-cell>
          <table:table-cell table:number-columns-repeated="5"/>
          <table:table-cell office:value-type="string" calcext:value-type="string">
            <text:p>AN F18 1794</text:p>
          </table:table-cell>
          <table:table-cell office:value-type="string" calcext:value-type="string">
            <text:p>Il es breveté à Reuilly-Bercy et échange ses deux brevets / Il est breveté imprimeur en lettres le 30 décembre 1858.</text:p>
          </table:table-cell>
          <table:table-cell table:number-columns-repeated="2"/>
        </table:table-row>
        <table:table-row table:style-name="ro1">
          <table:table-cell office:value-type="float" office:value="10262" calcext:value-type="float">
            <text:p>10262</text:p>
          </table:table-cell>
          <table:table-cell office:value-type="string" calcext:value-type="string">
            <text:p>LETESTU</text:p>
          </table:table-cell>
          <table:table-cell office:value-type="string" calcext:value-type="string">
            <text:p>Jean, Marie</text:p>
          </table:table-cell>
          <table:table-cell/>
          <table:table-cell table:style-name="ce5" office:value-type="string" calcext:value-type="string">
            <text:p>1834-06-11 00:00:00</text:p>
          </table:table-cell>
          <table:table-cell/>
          <table:table-cell office:value-type="string" calcext:value-type="string">
            <text:p>Place de l'Ecole, 1 /</text:p>
          </table:table-cell>
          <table:table-cell/>
          <table:table-cell office:value-type="string" calcext:value-type="string">
            <text:p>AN F18 1795</text:p>
          </table:table-cell>
          <table:table-cell office:value-type="string" calcext:value-type="string">
            <text:p>Il est d'abord militaire au service du Roi.</text:p>
          </table:table-cell>
          <table:table-cell table:number-columns-repeated="2"/>
        </table:table-row>
        <table:table-row table:style-name="ro1">
          <table:table-cell office:value-type="float" office:value="10263" calcext:value-type="float">
            <text:p>10263</text:p>
          </table:table-cell>
          <table:table-cell office:value-type="string" calcext:value-type="string">
            <text:p>LETOULA</text:p>
          </table:table-cell>
          <table:table-cell office:value-type="string" calcext:value-type="string">
            <text:p>Jules</text:p>
          </table:table-cell>
          <table:table-cell table:number-columns-repeated="3"/>
          <table:table-cell office:value-type="string" calcext:value-type="string">
            <text:p>rue de la Ferronerie, 35 /</text:p>
          </table:table-cell>
          <table:table-cell/>
          <table:table-cell office:value-type="string" calcext:value-type="string">
            <text:p>AN F18 1795</text:p>
          </table:table-cell>
          <table:table-cell office:value-type="string" calcext:value-type="string">
            <text:p>Ecrivain et dessinateur lithographe, son atelier est installé au domicile de ses parents.</text:p>
          </table:table-cell>
          <table:table-cell table:number-columns-repeated="2"/>
        </table:table-row>
        <table:table-row table:style-name="ro1">
          <table:table-cell office:value-type="float" office:value="10264" calcext:value-type="float">
            <text:p>10264</text:p>
          </table:table-cell>
          <table:table-cell office:value-type="string" calcext:value-type="string">
            <text:p>LETRONNE</text:p>
          </table:table-cell>
          <table:table-cell office:value-type="string" calcext:value-type="string">
            <text:p>René, Louis</text:p>
          </table:table-cell>
          <table:table-cell table:style-name="ce5" office:value-type="string" calcext:value-type="string">
            <text:p>1835-05-10 00:00:00</text:p>
          </table:table-cell>
          <table:table-cell table:style-name="ce5" office:value-type="string" calcext:value-type="string">
            <text:p>1713-05-09 20:41:00</text:p>
          </table:table-cell>
          <table:table-cell/>
          <table:table-cell office:value-type="string" calcext:value-type="string">
            <text:p>rue du Bac, 17 /</text:p>
          </table:table-cell>
          <table:table-cell/>
          <table:table-cell office:value-type="string" calcext:value-type="string">
            <text:p>AN F18 1795</text:p>
          </table:table-cell>
          <table:table-cell office:value-type="string" calcext:value-type="string">
            <text:p>Elève du peintre David, il a exercé la lithographie en Allemagne. <text:s/>Il meurt le 2 avril 1841 et ses 7 presses sont vendues à MM. Lemercier et Bénard, Laprunière, Mantoux, Mlle Formentin et Saunier par le commissaire priseur M. Deschambeaux le 21 juillet 1841. / Il a imprimé un portrait de Louis Philippe tiré à 12000 ex.</text:p>
          </table:table-cell>
          <table:table-cell office:value-type="string" calcext:value-type="string">
            <text:p>C'est le frère du Sieur Letronne, membre de l'Institut et directeur de la Bibliothèque royale.</text:p>
          </table:table-cell>
          <table:table-cell/>
        </table:table-row>
        <table:table-row table:style-name="ro1">
          <table:table-cell office:value-type="float" office:value="10265" calcext:value-type="float">
            <text:p>10265</text:p>
          </table:table-cell>
          <table:table-cell office:value-type="string" calcext:value-type="string">
            <text:p>LEVEQUE</text:p>
          </table:table-cell>
          <table:table-cell office:value-type="string" calcext:value-type="string">
            <text:p>Adolphe</text:p>
          </table:table-cell>
          <table:table-cell table:style-name="ce5" office:value-type="string" calcext:value-type="string">
            <text:p>1849-05-09 00:00:00</text:p>
          </table:table-cell>
          <table:table-cell table:number-columns-repeated="2"/>
          <table:table-cell office:value-type="string" calcext:value-type="string">
            <text:p>rue Verderet, 12 <text:s/>/</text:p>
          </table:table-cell>
          <table:table-cell/>
          <table:table-cell office:value-type="string" calcext:value-type="string">
            <text:p>AN F18 1795</text:p>
          </table:table-cell>
          <table:table-cell/>
          <table:table-cell office:value-type="string" calcext:value-type="string">
            <text:p>Son père était domestique / Il est marié avec 4 enfants</text:p>
          </table:table-cell>
          <table:table-cell/>
        </table:table-row>
        <table:table-row table:style-name="ro1">
          <table:table-cell office:value-type="float" office:value="10266" calcext:value-type="float">
            <text:p>10266</text:p>
          </table:table-cell>
          <table:table-cell office:value-type="string" calcext:value-type="string">
            <text:p>LEVILLY</text:p>
          </table:table-cell>
          <table:table-cell office:value-type="string" calcext:value-type="string">
            <text:p>Philias, Salvator</text:p>
          </table:table-cell>
          <table:table-cell table:style-name="ce5" office:value-type="string" calcext:value-type="string">
            <text:p>1833-04-02 00:00:00</text:p>
          </table:table-cell>
          <table:table-cell table:number-columns-repeated="2"/>
          <table:table-cell office:value-type="string" calcext:value-type="string">
            <text:p>passage du Jeu de la Boule /</text:p>
          </table:table-cell>
          <table:table-cell/>
          <table:table-cell office:value-type="string" calcext:value-type="string">
            <text:p>AN F18 1795</text:p>
          </table:table-cell>
          <table:table-cell office:value-type="string" calcext:value-type="string">
            <text:p>Il est spécialisé dans la retouche de dessins sur pierre usés ou fatigués pour des retirages</text:p>
          </table:table-cell>
          <table:table-cell table:number-columns-repeated="2"/>
        </table:table-row>
        <table:table-row table:style-name="ro1">
          <table:table-cell office:value-type="float" office:value="10267" calcext:value-type="float">
            <text:p>10267</text:p>
          </table:table-cell>
          <table:table-cell office:value-type="string" calcext:value-type="string">
            <text:p>LEVRAT</text:p>
          </table:table-cell>
          <table:table-cell office:value-type="string" calcext:value-type="string">
            <text:p>François, Antoine, Marie</text:p>
          </table:table-cell>
          <table:table-cell table:number-columns-repeated="3"/>
          <table:table-cell office:value-type="string" calcext:value-type="string">
            <text:p>rue Neuve St Merry, 35 /</text:p>
          </table:table-cell>
          <table:table-cell/>
          <table:table-cell office:value-type="string" calcext:value-type="string">
            <text:p>AN F18 1795</text:p>
          </table:table-cell>
          <table:table-cell office:value-type="string" calcext:value-type="string">
            <text:p>Il a d'abord été écrivain lithographe.</text:p>
          </table:table-cell>
          <table:table-cell table:number-columns-repeated="2"/>
        </table:table-row>
        <table:table-row table:style-name="ro1">
          <table:table-cell office:value-type="float" office:value="10268" calcext:value-type="float">
            <text:p>10268</text:p>
          </table:table-cell>
          <table:table-cell office:value-type="string" calcext:value-type="string">
            <text:p>LEVY</text:p>
          </table:table-cell>
          <table:table-cell office:value-type="string" calcext:value-type="string">
            <text:p>Alcan</text:p>
          </table:table-cell>
          <table:table-cell table:number-columns-repeated="5"/>
          <table:table-cell office:value-type="string" calcext:value-type="string">
            <text:p>AN F18 1795</text:p>
          </table:table-cell>
          <table:table-cell office:value-type="string" calcext:value-type="string">
            <text:p>Il est également breveté imprimeur en lettres en 1864 et libraire en 1868. Auparavant il a été lithographe et libraire à Lille.</text:p>
          </table:table-cell>
          <table:table-cell table:number-columns-repeated="2"/>
        </table:table-row>
        <table:table-row table:style-name="ro1">
          <table:table-cell office:value-type="float" office:value="10269" calcext:value-type="float">
            <text:p>10269</text:p>
          </table:table-cell>
          <table:table-cell office:value-type="string" calcext:value-type="string">
            <text:p>LEVY</text:p>
          </table:table-cell>
          <table:table-cell office:value-type="string" calcext:value-type="string">
            <text:p>Félix</text:p>
          </table:table-cell>
          <table:table-cell table:style-name="ce5" office:value-type="string" calcext:value-type="string">
            <text:p>1713-05-09 20:52:00</text:p>
          </table:table-cell>
          <table:table-cell table:number-columns-repeated="2"/>
          <table:table-cell office:value-type="string" calcext:value-type="string">
            <text:p>Rue François Miron, 4</text:p>
          </table:table-cell>
          <table:table-cell/>
          <table:table-cell office:value-type="string" calcext:value-type="string">
            <text:p>AN F18 1795</text:p>
          </table:table-cell>
          <table:table-cell office:value-type="string" calcext:value-type="string">
            <text:p>Il est d'abord dessinateur lithographe.</text:p>
          </table:table-cell>
          <table:table-cell office:value-type="string" calcext:value-type="string">
            <text:p>Son père était colporteur</text:p>
          </table:table-cell>
          <table:table-cell/>
        </table:table-row>
        <table:table-row table:style-name="ro1">
          <table:table-cell office:value-type="float" office:value="10270" calcext:value-type="float">
            <text:p>10270</text:p>
          </table:table-cell>
          <table:table-cell office:value-type="string" calcext:value-type="string">
            <text:p>LEVY</text:p>
          </table:table-cell>
          <table:table-cell office:value-type="string" calcext:value-type="string">
            <text:p>Isaac</text:p>
          </table:table-cell>
          <table:table-cell table:style-name="ce5" office:value-type="string" calcext:value-type="string">
            <text:p>1850-03-10 00:00:00</text:p>
          </table:table-cell>
          <table:table-cell table:number-columns-repeated="2"/>
          <table:table-cell office:value-type="string" calcext:value-type="string">
            <text:p>rue Simon Lefranc, 4 <text:s/>/ <text:s/>rue Simon Lefranc, 4 <text:s/>/</text:p>
          </table:table-cell>
          <table:table-cell/>
          <table:table-cell office:value-type="string" calcext:value-type="string">
            <text:p>AN F18 1795</text:p>
          </table:table-cell>
          <table:table-cell/>
          <table:table-cell office:value-type="string" calcext:value-type="string">
            <text:p>Son père était boucher</text:p>
          </table:table-cell>
          <table:table-cell/>
        </table:table-row>
        <table:table-row table:style-name="ro1">
          <table:table-cell office:value-type="float" office:value="10271" calcext:value-type="float">
            <text:p>10271</text:p>
          </table:table-cell>
          <table:table-cell office:value-type="string" calcext:value-type="string">
            <text:p>LEYMARIE</text:p>
          </table:table-cell>
          <table:table-cell office:value-type="string" calcext:value-type="string">
            <text:p>Pierre, Achille</text:p>
          </table:table-cell>
          <table:table-cell table:number-columns-repeated="3"/>
          <table:table-cell office:value-type="string" calcext:value-type="string">
            <text:p>rue du Bac, 65 <text:s/>/ <text:s/>rue du Bac, 65 <text:s/>/</text:p>
          </table:table-cell>
          <table:table-cell/>
          <table:table-cell office:value-type="string" calcext:value-type="string">
            <text:p>AN F18 1795</text:p>
          </table:table-cell>
          <table:table-cell office:value-type="string" calcext:value-type="string">
            <text:p>Il est directeur de la correspondance littéraire et politique du Congrès de Tours. Son brevet a été annulé en 1856 car il ne possède que 2 presses au lieu de 4 comme exigé par le décret du 5 février 1810.</text:p>
          </table:table-cell>
          <table:table-cell office:value-type="string" calcext:value-type="string">
            <text:p>Son père était propriétaire</text:p>
          </table:table-cell>
          <table:table-cell/>
        </table:table-row>
        <table:table-row table:style-name="ro1">
          <table:table-cell office:value-type="float" office:value="10272" calcext:value-type="float">
            <text:p>10272</text:p>
          </table:table-cell>
          <table:table-cell office:value-type="string" calcext:value-type="string">
            <text:p>LEYSSENNE</text:p>
          </table:table-cell>
          <table:table-cell office:value-type="string" calcext:value-type="string">
            <text:p>Hercule</text:p>
          </table:table-cell>
          <table:table-cell table:style-name="ce5" office:value-type="string" calcext:value-type="string">
            <text:p>1836-05-08 00:00:00</text:p>
          </table:table-cell>
          <table:table-cell table:number-columns-repeated="2"/>
          <table:table-cell office:value-type="string" calcext:value-type="string">
            <text:p>Rue de la Vrillère, 8</text:p>
          </table:table-cell>
          <table:table-cell/>
          <table:table-cell office:value-type="string" calcext:value-type="string">
            <text:p>AN F18 1795 / AP D10 U3 19 n°1662 / AN F18 1795 / AP D10 U3 19 n°1662</text:p>
          </table:table-cell>
          <table:table-cell office:value-type="string" calcext:value-type="string">
            <text:p>Il est breveté taille-doucier depuis 1852 / Il fait faillite en 1840 avec un actif de 2400 frs et un passif de 6490 frsIl est breveté taille-doucier depuis 1852 / Il fait faillite en 1840 avec un actif de 2400 frs et un passif de 6490 frs</text:p>
          </table:table-cell>
          <table:table-cell office:value-type="string" calcext:value-type="string">
            <text:p>Son père était militaire</text:p>
          </table:table-cell>
          <table:table-cell/>
        </table:table-row>
        <table:table-row table:style-name="ro1">
          <table:table-cell office:value-type="float" office:value="10273" calcext:value-type="float">
            <text:p>10273</text:p>
          </table:table-cell>
          <table:table-cell office:value-type="string" calcext:value-type="string">
            <text:p>LHOMME</text:p>
          </table:table-cell>
          <table:table-cell office:value-type="string" calcext:value-type="string">
            <text:p>Jean-Baptiste</text:p>
          </table:table-cell>
          <table:table-cell table:number-columns-repeated="3"/>
          <table:table-cell office:value-type="string" calcext:value-type="string">
            <text:p>rue des Vinaigriers, 49 / <text:s/>rue des Vinaigriers, 49 /</text:p>
          </table:table-cell>
          <table:table-cell/>
          <table:table-cell office:value-type="string" calcext:value-type="string">
            <text:p>AN F18 1796</text:p>
          </table:table-cell>
          <table:table-cell office:value-type="string" calcext:value-type="string">
            <text:p>Il a travaillé pendant 7 ans chez le même imprimeur, a dirigé une équipe de 7 à 8 hommes. Il était conducteur de machines chez Floury, 17 rue des Francs Bourgeois et gagnait 7 francs par jour.</text:p>
          </table:table-cell>
          <table:table-cell office:value-type="string" calcext:value-type="string">
            <text:p>Son père était cultivateur</text:p>
          </table:table-cell>
          <table:table-cell/>
        </table:table-row>
        <table:table-row table:style-name="ro1">
          <table:table-cell office:value-type="float" office:value="10274" calcext:value-type="float">
            <text:p>10274</text:p>
          </table:table-cell>
          <table:table-cell office:value-type="string" calcext:value-type="string">
            <text:p>LIBOTTE</text:p>
          </table:table-cell>
          <table:table-cell office:value-type="string" calcext:value-type="string">
            <text:p>Thomas</text:p>
          </table:table-cell>
          <table:table-cell table:number-columns-repeated="3"/>
          <table:table-cell office:value-type="string" calcext:value-type="string">
            <text:p>rue Sarrazin, 25 / <text:s/>rue Sarrazin, 25 /</text:p>
          </table:table-cell>
          <table:table-cell/>
          <table:table-cell office:value-type="string" calcext:value-type="string">
            <text:p>AN F18 1796</text:p>
          </table:table-cell>
          <table:table-cell office:value-type="string" calcext:value-type="string">
            <text:p>Il a travaillé comme premier ouvrier lithographe depuis 15 ans chez sa belle-sœur la veuve Marcilly.</text:p>
          </table:table-cell>
          <table:table-cell office:value-type="string" calcext:value-type="string">
            <text:p>Son père était tisseur</text:p>
          </table:table-cell>
          <table:table-cell/>
        </table:table-row>
        <table:table-row table:style-name="ro1">
          <table:table-cell office:value-type="float" office:value="10275" calcext:value-type="float">
            <text:p>10275</text:p>
          </table:table-cell>
          <table:table-cell office:value-type="string" calcext:value-type="string">
            <text:p>LIGNY</text:p>
          </table:table-cell>
          <table:table-cell office:value-type="string" calcext:value-type="string">
            <text:p>Jean Marie</text:p>
          </table:table-cell>
          <table:table-cell table:number-columns-repeated="3"/>
          <table:table-cell office:value-type="string" calcext:value-type="string">
            <text:p>rue Mouffetard n°280 <text:s/>/ Rue de la Salle au Comte n°10, n°7rue Mouffetard n°280 <text:s/>/ Rue de la Salle au Comte n°10, n°7</text:p>
          </table:table-cell>
          <table:table-cell office:value-type="string" calcext:value-type="string">
            <text:p>rue Quincampoix n°11 rue Quincampoix n°11</text:p>
          </table:table-cell>
          <table:table-cell office:value-type="string" calcext:value-type="string">
            <text:p>AN F18 1796 / AP D10 U3 24 n°5353AN F18 1796 / AP D10 U3 24 n°5353</text:p>
          </table:table-cell>
          <table:table-cell office:value-type="string" calcext:value-type="string">
            <text:p>Avant d'être breveté imprimeur lithographe, il a exercé la lithographie pendant 15 ans. Le 17 avril 1848, il envoie une lettre au ministre pour demander un brevet d'imprimeur typographe, parce qu'il ne peut plus donner de travail à ses ouvriers. Il souhaite ainsi diversifier ses affaires. <text:s/>En février 1830, il demande un brevet d'imprimeur lithographe pour la résidence de Vaugirard. Il lui est refusé car il n'a pas assez de moyens financiers. A cette date, le nombre d'établissements lithographiques est fixé à 46 pour la capitale. C'est aussi pour cette raison que son brevet est refusé. Il a des liens avec une personne de l'entourage de la duchesse de Berry et il essaie d'avoir un brevet en utilisant ses contacts. Il a travaillé sous la direction de M. Villain et ensuite sous la direction de M. Chevalier Bonnemaison pour des travaux commandés par la duchesse de Berry.</text:p>
          </table:table-cell>
          <table:table-cell office:value-type="string" calcext:value-type="string">
            <text:p>Il est marié et père de famille.</text:p>
          </table:table-cell>
          <table:table-cell/>
        </table:table-row>
        <table:table-row table:style-name="ro1">
          <table:table-cell office:value-type="float" office:value="10276" calcext:value-type="float">
            <text:p>10276</text:p>
          </table:table-cell>
          <table:table-cell office:value-type="string" calcext:value-type="string">
            <text:p>LIGNY</text:p>
          </table:table-cell>
          <table:table-cell office:value-type="string" calcext:value-type="string">
            <text:p>Louis, Sébastien</text:p>
          </table:table-cell>
          <table:table-cell table:style-name="ce5" office:value-type="string" calcext:value-type="string">
            <text:p>1835-02-02 00:00:00</text:p>
          </table:table-cell>
          <table:table-cell table:number-columns-repeated="2"/>
          <table:table-cell office:value-type="string" calcext:value-type="string">
            <text:p>rue de l'Oursine n°69 / <text:s/>passage du Ponceau, escalier Crue de l'Oursine n°69 / <text:s/>passage du Ponceau, escalier C</text:p>
          </table:table-cell>
          <table:table-cell office:value-type="string" calcext:value-type="string">
            <text:p>Rue des anglaises n°3</text:p>
          </table:table-cell>
          <table:table-cell office:value-type="string" calcext:value-type="string">
            <text:p>AN F18 1796</text:p>
          </table:table-cell>
          <table:table-cell office:value-type="string" calcext:value-type="string">
            <text:p>Quand il fait sa demande de brevet, il a travaillé pendan 16 ans dans la lithographie. Le 12 août 1837, il est condamné à payer 15 000 francs de dommages et intérêts à M. Jeannin et à 16 francs d'amende pour avoir détruit des dessins de presse que ce dernier avait achetés.</text:p>
          </table:table-cell>
          <table:table-cell office:value-type="string" calcext:value-type="string">
            <text:p>Il est marié et père d'un garçon. C'est le frère de Jean-Marie Ligny. Il vit avec son beau-père M. Doublet, rue des anglaises.</text:p>
          </table:table-cell>
          <table:table-cell/>
        </table:table-row>
        <table:table-row table:style-name="ro1">
          <table:table-cell office:value-type="float" office:value="10277" calcext:value-type="float">
            <text:p>10277</text:p>
          </table:table-cell>
          <table:table-cell office:value-type="string" calcext:value-type="string">
            <text:p>LIGNY</text:p>
          </table:table-cell>
          <table:table-cell office:value-type="string" calcext:value-type="string">
            <text:p>Sébastien, Marie</text:p>
          </table:table-cell>
          <table:table-cell table:number-columns-repeated="3"/>
          <table:table-cell office:value-type="string" calcext:value-type="string">
            <text:p>rue de l'Oursine n°96 / <text:s/>rue de l'Oursine n°96 /</text:p>
          </table:table-cell>
          <table:table-cell/>
          <table:table-cell office:value-type="string" calcext:value-type="string">
            <text:p>AN F18 1796</text:p>
          </table:table-cell>
          <table:table-cell office:value-type="string" calcext:value-type="string">
            <text:p>Avant de demander son brevet, il a exercé la lithogaphie depuis 6 ans.</text:p>
          </table:table-cell>
          <table:table-cell table:number-columns-repeated="2"/>
        </table:table-row>
        <table:table-row table:style-name="ro1">
          <table:table-cell office:value-type="float" office:value="10278" calcext:value-type="float">
            <text:p>10278</text:p>
          </table:table-cell>
          <table:table-cell office:value-type="string" calcext:value-type="string">
            <text:p>LIHARD</text:p>
          </table:table-cell>
          <table:table-cell office:value-type="string" calcext:value-type="string">
            <text:p>Charles, Marie</text:p>
          </table:table-cell>
          <table:table-cell table:style-name="ce5" office:value-type="string" calcext:value-type="string">
            <text:p>1830-02-05 00:00:00</text:p>
          </table:table-cell>
          <table:table-cell table:number-columns-repeated="4"/>
          <table:table-cell office:value-type="string" calcext:value-type="string">
            <text:p>AN F18 1796</text:p>
          </table:table-cell>
          <table:table-cell table:number-columns-repeated="3"/>
        </table:table-row>
        <table:table-row table:style-name="ro1">
          <table:table-cell office:value-type="float" office:value="10279" calcext:value-type="float">
            <text:p>10279</text:p>
          </table:table-cell>
          <table:table-cell office:value-type="string" calcext:value-type="string">
            <text:p>LIHARD</text:p>
          </table:table-cell>
          <table:table-cell office:value-type="string" calcext:value-type="string">
            <text:p>Emile, Marie</text:p>
          </table:table-cell>
          <table:table-cell/>
          <table:table-cell table:style-name="ce5" office:value-type="string" calcext:value-type="string">
            <text:p>1867-06-07 00:00:00</text:p>
          </table:table-cell>
          <table:table-cell/>
          <table:table-cell office:value-type="string" calcext:value-type="string">
            <text:p>Passage Pecquet, 1 / <text:s/>Passage Pecquet, 1 /</text:p>
          </table:table-cell>
          <table:table-cell/>
          <table:table-cell office:value-type="string" calcext:value-type="string">
            <text:p>AN F18 1796</text:p>
          </table:table-cell>
          <table:table-cell office:value-type="string" calcext:value-type="string">
            <text:p>Il esr compositeur-typographe dans les ateliers de Paul Dupont et gagne 7/8 frs par jour. / Il est devenu acquéreur du fonds du Sieur <text:s/>Blot, 58 rue de Rivoli.Il esr compositeur-typographe dans les ateliers de Paul Dupont et gagne 7/8 frs par jour. / Il est devenu acquéreur du fonds du Sieur <text:s/>Blot, 58 rue de Rivoli.</text:p>
          </table:table-cell>
          <table:table-cell office:value-type="string" calcext:value-type="string">
            <text:p>Son père était fondeur en cuivre</text:p>
          </table:table-cell>
          <table:table-cell/>
        </table:table-row>
        <table:table-row table:style-name="ro1">
          <table:table-cell office:value-type="float" office:value="10280" calcext:value-type="float">
            <text:p>10280</text:p>
          </table:table-cell>
          <table:table-cell office:value-type="string" calcext:value-type="string">
            <text:p>LLOPIS</text:p>
          </table:table-cell>
          <table:table-cell office:value-type="string" calcext:value-type="string">
            <text:p>Frédéric, Gabriel</text:p>
          </table:table-cell>
          <table:table-cell table:number-columns-repeated="3"/>
          <table:table-cell office:value-type="string" calcext:value-type="string">
            <text:p>rue Vieille du Temple, n°15 <text:s text:c="25"/>rue de Malte, n°4 <text:s text:c="41"/>rue Neuve des Boulets, n°9 <text:s text:c="25"/>rue des Arcis n°17 / <text:s/>rue Vieille du Temple, n°15 <text:s text:c="25"/>rue de Malte, n°4 <text:s text:c="41"/>rue Neuve des Boulets, n°9 <text:s text:c="25"/>rue des Arcis n°17 /</text:p>
          </table:table-cell>
          <table:table-cell office:value-type="string" calcext:value-type="string">
            <text:p>Passage Molière, n°10 <text:s text:c="33"/>rue des Arcis n°17</text:p>
          </table:table-cell>
          <table:table-cell office:value-type="string" calcext:value-type="string">
            <text:p>AP D10 U3 35 n°19817 / AP D11 U3 379AP D10 U3 35 n°19817 / AP D11 U3 379</text:p>
          </table:table-cell>
          <table:table-cell office:value-type="string" calcext:value-type="string">
            <text:p>Il a 10 ans d'expérience dans la lithographie lorsqu'il fait sa demande de brevet. Le 19 mars 1842, il fait l'acquisition de l'imprimerie lithographique de M. Auguet. En conséquence, il demande son brevet d'imprimeur lithographe. En 1859, il demande l'installation de quatre presses lithographiques pour fabriquer des étiquettes. Un acte du 2 novembre 1859 préconise qu'il ne peut exploiter ses presses que jusqu'au 15 février 1860. Les raisons évoquées sont que, pendant 7 ans, il a exploité le brevet de M. Desaillet de façon illégale et qu'il a été impliqué dans une affaire de contrefaçon en 1854 <text:s/>dont il sera innocenté. <text:s text:c="80"/>Il est déclaré en faillite le 10 mars 1862 et obtient son concordat le 20 août suivant. Il est spécialisé dans l'impression <text:s/>des travaux de ville. <text:s/>Il demande à échanger son brevet parisien contre un brevet à Saint-Maur-les-Fossés. Il donne comme raison sa maladie du coeur et aussi le fait que ses finances ne lui permettent plus de vivre à Paris. Il obtient son brevet à Saint-Maur-les-Fossés le 29 octobre 1864. <text:s/>Il décède le 23 décembre 1865 et son fils demande le brevet en remplacement de son père.</text:p>
          </table:table-cell>
          <table:table-cell office:value-type="string" calcext:value-type="string">
            <text:p>Il est fils d'étranger et se fait naturaliser en 1848. <text:s/>Son père est tailleur. Il est père de trois enfants et veuf quand il demande son brevet. Il est atteint d'une maladie du coeur et veut donc aller vivre en campagne.</text:p>
          </table:table-cell>
          <table:table-cell/>
        </table:table-row>
        <table:table-row table:style-name="ro1">
          <table:table-cell office:value-type="float" office:value="10281" calcext:value-type="float">
            <text:p>10281</text:p>
          </table:table-cell>
          <table:table-cell office:value-type="string" calcext:value-type="string">
            <text:p>LOIRE</text:p>
          </table:table-cell>
          <table:table-cell office:value-type="string" calcext:value-type="string">
            <text:p>Charles, Barthélémy, Auguste</text:p>
          </table:table-cell>
          <table:table-cell/>
          <table:table-cell table:style-name="ce5" office:value-type="string" calcext:value-type="string">
            <text:p>1867-04-04 00:00:00</text:p>
          </table:table-cell>
          <table:table-cell table:number-columns-repeated="2"/>
          <table:table-cell office:value-type="string" calcext:value-type="string">
            <text:p>Rue d'Orléans St Honoré, 1</text:p>
          </table:table-cell>
          <table:table-cell office:value-type="string" calcext:value-type="string">
            <text:p>AN F18 1796 / Bibliographie de la France, tome XXXIII, 1844 p. 460AN F18 1796 / Bibliographie de la France, tome XXXIII, 1844 p. 460</text:p>
          </table:table-cell>
          <table:table-cell office:value-type="string" calcext:value-type="string">
            <text:p>Il a été imprimeur lithographe entre 1844 et 1848. Il était écrivain lithographe chez le Sieur Racinet.</text:p>
          </table:table-cell>
          <table:table-cell office:value-type="string" calcext:value-type="string">
            <text:p>Son père était marchand faiencier</text:p>
          </table:table-cell>
          <table:table-cell/>
        </table:table-row>
        <table:table-row table:style-name="ro1">
          <table:table-cell office:value-type="float" office:value="10282" calcext:value-type="float">
            <text:p>10282</text:p>
          </table:table-cell>
          <table:table-cell office:value-type="string" calcext:value-type="string">
            <text:p>LOISEL</text:p>
          </table:table-cell>
          <table:table-cell office:value-type="string" calcext:value-type="string">
            <text:p>Philippe, Henry</text:p>
          </table:table-cell>
          <table:table-cell table:number-columns-repeated="3"/>
          <table:table-cell office:value-type="string" calcext:value-type="string">
            <text:p>rue du Faubourg St Denis, 103 <text:s/>/ <text:s/>rue du Faubourg St Denis, 103 <text:s/>/</text:p>
          </table:table-cell>
          <table:table-cell/>
          <table:table-cell office:value-type="string" calcext:value-type="string">
            <text:p>AN F18 1796</text:p>
          </table:table-cell>
          <table:table-cell office:value-type="string" calcext:value-type="string">
            <text:p>Il tient un magasin de papeterie</text:p>
          </table:table-cell>
          <table:table-cell office:value-type="string" calcext:value-type="string">
            <text:p>Son père était cordonnier</text:p>
          </table:table-cell>
          <table:table-cell/>
        </table:table-row>
        <table:table-row table:style-name="ro1">
          <table:table-cell office:value-type="float" office:value="10283" calcext:value-type="float">
            <text:p>10283</text:p>
          </table:table-cell>
          <table:table-cell office:value-type="string" calcext:value-type="string">
            <text:p>LONGUEVILLE</text:p>
          </table:table-cell>
          <table:table-cell office:value-type="string" calcext:value-type="string">
            <text:p>Thomas, Léon</text:p>
          </table:table-cell>
          <table:table-cell table:number-columns-repeated="3"/>
          <table:table-cell office:value-type="string" calcext:value-type="string">
            <text:p>rue du Cherche midi, 39 / <text:s/>rue du Cherche midi, 39 /</text:p>
          </table:table-cell>
          <table:table-cell/>
          <table:table-cell office:value-type="string" calcext:value-type="string">
            <text:p>AN F18 1796</text:p>
          </table:table-cell>
          <table:table-cell office:value-type="string" calcext:value-type="string">
            <text:p>Il exerce tout ds'abord la profession de sellier-carrossier. Il veut s'associer avec son fils, élève du Sieur Villain.</text:p>
          </table:table-cell>
          <table:table-cell table:number-columns-repeated="2"/>
        </table:table-row>
        <table:table-row table:style-name="ro1">
          <table:table-cell office:value-type="float" office:value="10284" calcext:value-type="float">
            <text:p>10284</text:p>
          </table:table-cell>
          <table:table-cell office:value-type="string" calcext:value-type="string">
            <text:p>LORDEREAU</text:p>
          </table:table-cell>
          <table:table-cell office:value-type="string" calcext:value-type="string">
            <text:p>Edme</text:p>
          </table:table-cell>
          <table:table-cell table:number-columns-repeated="3"/>
          <table:table-cell office:value-type="string" calcext:value-type="string">
            <text:p>rue St Jacques n°59, n°55 / <text:s/>rue St Jacques n°59, n°55 /</text:p>
          </table:table-cell>
          <table:table-cell/>
          <table:table-cell office:value-type="string" calcext:value-type="string">
            <text:p>AN F18 1796</text:p>
          </table:table-cell>
          <table:table-cell office:value-type="string" calcext:value-type="string">
            <text:p>Il tient un magasin d'estampes . <text:s/>Il a imprimé des ouvrages obscènes et des contre-façons. En 1839, il fait une faillite très importante. Au départ, son entreprise ne possède que deux presses à bras et ne publie que des images religieuses. <text:s/>Dans un rapport du 17 juillet 1839, on apprend que M. Lordereau demande le brevet pour faire des économies. Puisqu'il est marchand d'estampes il est obligé de faire appel à une personne brevetée, M. Bétrimieux. Ce dernier témoigne en disant que M. Lordereau <text:s/>lui avait souvent fait imprimer des ouvrages obscènes et de contrefaçon. Cependant, dans un rapport du 31 août 1839, on apprend que M. Betrimieux essaie simplement de discréditer M. Lordereau car celui-ci a cessé de l'employer, et donc de lui verser 3 000 francs par an.</text:p>
          </table:table-cell>
          <table:table-cell office:value-type="string" calcext:value-type="string">
            <text:p>Il est marié et a un seul garçon. Son père est marchand</text:p>
          </table:table-cell>
          <table:table-cell/>
        </table:table-row>
        <table:table-row table:style-name="ro1">
          <table:table-cell office:value-type="float" office:value="10285" calcext:value-type="float">
            <text:p>10285</text:p>
          </table:table-cell>
          <table:table-cell office:value-type="string" calcext:value-type="string">
            <text:p>LORDEREAU</text:p>
          </table:table-cell>
          <table:table-cell office:value-type="string" calcext:value-type="string">
            <text:p>Edme, Jacques</text:p>
          </table:table-cell>
          <table:table-cell table:number-columns-repeated="3"/>
          <table:table-cell office:value-type="string" calcext:value-type="string">
            <text:p>rue St Jacques, 55 /</text:p>
          </table:table-cell>
          <table:table-cell/>
          <table:table-cell office:value-type="string" calcext:value-type="string">
            <text:p>AN F18 1796</text:p>
          </table:table-cell>
          <table:table-cell office:value-type="string" calcext:value-type="string">
            <text:p>Il a toujours travaillé comme ouvrier chez son père, marchand d'estamps. Il veut continuer l'exploitation de l'entreprise de son père.</text:p>
          </table:table-cell>
          <table:table-cell office:value-type="string" calcext:value-type="string">
            <text:p>Il est célibataire</text:p>
          </table:table-cell>
          <table:table-cell/>
        </table:table-row>
        <table:table-row table:style-name="ro1">
          <table:table-cell office:value-type="float" office:value="10286" calcext:value-type="float">
            <text:p>10286</text:p>
          </table:table-cell>
          <table:table-cell office:value-type="string" calcext:value-type="string">
            <text:p>LOYER</text:p>
          </table:table-cell>
          <table:table-cell office:value-type="string" calcext:value-type="string">
            <text:p>Stanislas, Augustin</text:p>
          </table:table-cell>
          <table:table-cell table:number-columns-repeated="5"/>
          <table:table-cell office:value-type="string" calcext:value-type="string">
            <text:p>AN F18 1796</text:p>
          </table:table-cell>
          <table:table-cell office:value-type="string" calcext:value-type="string">
            <text:p>Il est peintre d'histoire comme son père.</text:p>
          </table:table-cell>
          <table:table-cell office:value-type="string" calcext:value-type="string">
            <text:p>Son père est peintre</text:p>
          </table:table-cell>
          <table:table-cell/>
        </table:table-row>
        <table:table-row table:style-name="ro1">
          <table:table-cell office:value-type="float" office:value="10287" calcext:value-type="float">
            <text:p>10287</text:p>
          </table:table-cell>
          <table:table-cell office:value-type="string" calcext:value-type="string">
            <text:p>LUBIN</text:p>
          </table:table-cell>
          <table:table-cell office:value-type="string" calcext:value-type="string">
            <text:p>François, Désiré, Edouard</text:p>
          </table:table-cell>
          <table:table-cell table:number-columns-repeated="3"/>
          <table:table-cell office:value-type="string" calcext:value-type="string">
            <text:p>rue St Martin, 147 <text:s/>/</text:p>
          </table:table-cell>
          <table:table-cell/>
          <table:table-cell office:value-type="string" calcext:value-type="string">
            <text:p>AN F18 1796</text:p>
          </table:table-cell>
          <table:table-cell office:value-type="string" calcext:value-type="string">
            <text:p>Il a été ouvrier lithographe chez le Sieur Blot, son oncle de 1838 à janvier 1864 et a racheté l'établissement du Sieur Davi 11 rue St André des arts.</text:p>
          </table:table-cell>
          <table:table-cell office:value-type="string" calcext:value-type="string">
            <text:p>Son père est maçon</text:p>
          </table:table-cell>
          <table:table-cell/>
        </table:table-row>
        <table:table-row table:style-name="ro1">
          <table:table-cell office:value-type="float" office:value="10288" calcext:value-type="float">
            <text:p>10288</text:p>
          </table:table-cell>
          <table:table-cell office:value-type="string" calcext:value-type="string">
            <text:p>LUCAS</text:p>
          </table:table-cell>
          <table:table-cell office:value-type="string" calcext:value-type="string">
            <text:p>Henri, François</text:p>
          </table:table-cell>
          <table:table-cell/>
          <table:table-cell table:style-name="ce5" office:value-type="string" calcext:value-type="string">
            <text:p>1857-07-05 00:00:00</text:p>
          </table:table-cell>
          <table:table-cell/>
          <table:table-cell office:value-type="string" calcext:value-type="string">
            <text:p>rue Vieille du Temple, 75 /</text:p>
          </table:table-cell>
          <table:table-cell/>
          <table:table-cell office:value-type="string" calcext:value-type="string">
            <text:p>AN F18 1796</text:p>
          </table:table-cell>
          <table:table-cell office:value-type="string" calcext:value-type="string">
            <text:p>Il a été écrivain lithographe chez les Sieurs Malteste et Sapene, puis doreur. C'est pour exploiter un brevet que l'inventeur l'a envoyé <text:s/>à Londres en 1854 pendant 18 mois. <text:s/>Il arrête pour des raisons de santé.</text:p>
          </table:table-cell>
          <table:table-cell office:value-type="string" calcext:value-type="string">
            <text:p>Son père est filateur / Il a été arrêté en 1849 pour des causes politiques</text:p>
          </table:table-cell>
          <table:table-cell/>
        </table:table-row>
        <table:table-row table:style-name="ro1">
          <table:table-cell office:value-type="float" office:value="10289" calcext:value-type="float">
            <text:p>10289</text:p>
          </table:table-cell>
          <table:table-cell office:value-type="string" calcext:value-type="string">
            <text:p>LUCAS</text:p>
          </table:table-cell>
          <table:table-cell office:value-type="string" calcext:value-type="string">
            <text:p>Louis, Marin</text:p>
          </table:table-cell>
          <table:table-cell table:number-columns-repeated="4"/>
          <table:table-cell office:value-type="string" calcext:value-type="string">
            <text:p>Rue du Petit Carreau, 21</text:p>
          </table:table-cell>
          <table:table-cell office:value-type="string" calcext:value-type="string">
            <text:p>AN F18 1796</text:p>
          </table:table-cell>
          <table:table-cell office:value-type="string" calcext:value-type="string">
            <text:p>Il a été contre maître chez les Sieurs Lefebvre et Charlemagne.</text:p>
          </table:table-cell>
          <table:table-cell office:value-type="string" calcext:value-type="string">
            <text:p>Son père est charron</text:p>
          </table:table-cell>
          <table:table-cell/>
        </table:table-row>
        <table:table-row table:style-name="ro1">
          <table:table-cell office:value-type="float" office:value="10290" calcext:value-type="float">
            <text:p>10290</text:p>
          </table:table-cell>
          <table:table-cell office:value-type="string" calcext:value-type="string">
            <text:p>MACAIRE</text:p>
          </table:table-cell>
          <table:table-cell office:value-type="string" calcext:value-type="string">
            <text:p>Auguste, Louis</text:p>
          </table:table-cell>
          <table:table-cell table:style-name="ce5" office:value-type="string" calcext:value-type="string">
            <text:p>1823-06-08 00:00:00</text:p>
          </table:table-cell>
          <table:table-cell table:number-columns-repeated="2"/>
          <table:table-cell office:value-type="string" calcext:value-type="string">
            <text:p>rue de l'Odéon, 28 / Place du Châtelet maison du Veau qui tête <text:s/>/</text:p>
          </table:table-cell>
          <table:table-cell office:value-type="string" calcext:value-type="string">
            <text:p>Rue de l'Odéon, 28</text:p>
          </table:table-cell>
          <table:table-cell office:value-type="string" calcext:value-type="string">
            <text:p>AN F18 1797</text:p>
          </table:table-cell>
          <table:table-cell office:value-type="string" calcext:value-type="string">
            <text:p>Il a des opinions très libérales et colporte chez les libraires des lithographies anti-royalistes / Il a fait une demande en 1822 qui lui a été refusée</text:p>
          </table:table-cell>
          <table:table-cell office:value-type="string" calcext:value-type="string">
            <text:p>Son père est agent d'affaires - notaire / Il habite chez ses parents</text:p>
          </table:table-cell>
          <table:table-cell/>
        </table:table-row>
        <table:table-row table:style-name="ro1">
          <table:table-cell office:value-type="float" office:value="10291" calcext:value-type="float">
            <text:p>10291</text:p>
          </table:table-cell>
          <table:table-cell office:value-type="string" calcext:value-type="string">
            <text:p>MADELEINE</text:p>
          </table:table-cell>
          <table:table-cell office:value-type="string" calcext:value-type="string">
            <text:p>Jules, Hippolyte</text:p>
          </table:table-cell>
          <table:table-cell/>
          <table:table-cell table:style-name="ce5" office:value-type="string" calcext:value-type="string">
            <text:p>1868-11-01 00:00:00</text:p>
          </table:table-cell>
          <table:table-cell/>
          <table:table-cell office:value-type="string" calcext:value-type="string">
            <text:p>rue de Strasbourg, 8 <text:s/>/</text:p>
          </table:table-cell>
          <table:table-cell office:value-type="string" calcext:value-type="string">
            <text:p>Rue de Strasbourg, 12</text:p>
          </table:table-cell>
          <table:table-cell office:value-type="string" calcext:value-type="string">
            <text:p>AN F18 1797</text:p>
          </table:table-cell>
          <table:table-cell office:value-type="string" calcext:value-type="string">
            <text:p>Il était Officier ministériel à Everly (Seine et Marne) mais il a commus des actes incompatibles avec la prudence <text:s/>et la délicatesse que réclamaient sa charge / Il est associé au Sieur <text:s/>Jacomme mais a rompu à cause de sa mauvaise gestion, il a gardé le matériel soit 18 presses.</text:p>
          </table:table-cell>
          <table:table-cell office:value-type="string" calcext:value-type="string">
            <text:p>Son père est huissier-audencier</text:p>
          </table:table-cell>
          <table:table-cell/>
        </table:table-row>
        <table:table-row table:style-name="ro1">
          <table:table-cell office:value-type="float" office:value="10292" calcext:value-type="float">
            <text:p>10292</text:p>
          </table:table-cell>
          <table:table-cell office:value-type="string" calcext:value-type="string">
            <text:p>MADON</text:p>
          </table:table-cell>
          <table:table-cell office:value-type="string" calcext:value-type="string">
            <text:p>Joseph, Victorin</text:p>
          </table:table-cell>
          <table:table-cell table:style-name="ce5" office:value-type="string" calcext:value-type="string">
            <text:p>1848-03-10 00:00:00</text:p>
          </table:table-cell>
          <table:table-cell table:number-columns-repeated="2"/>
          <table:table-cell office:value-type="string" calcext:value-type="string">
            <text:p>Rue Hoche, 4</text:p>
          </table:table-cell>
          <table:table-cell office:value-type="string" calcext:value-type="string">
            <text:p>Rue St Lazare, 17</text:p>
          </table:table-cell>
          <table:table-cell office:value-type="string" calcext:value-type="string">
            <text:p>AN F18 1797</text:p>
          </table:table-cell>
          <table:table-cell office:value-type="string" calcext:value-type="string">
            <text:p>Après les journées de 1848, il a installé une presse lithographique à la mairie. <text:s/>/ Son brevet lui a été retiré car il en faisait un trafic, son associéle SIeur <text:s/>Robert est décédé et lui est parti en Angleterre / Il a été condamné en 1850 pour ce trafic et son recours en grâce a été refusé.</text:p>
          </table:table-cell>
          <table:table-cell office:value-type="string" calcext:value-type="string">
            <text:p>Il a abandonné sa femme et vit avec une autre dont il a 1 enfant / Il était lieutenant dans la Ve légion et a été blessé par une pierre à la mairie lors des journées de 1848.</text:p>
          </table:table-cell>
          <table:table-cell/>
        </table:table-row>
        <table:table-row table:style-name="ro1">
          <table:table-cell office:value-type="float" office:value="10293" calcext:value-type="float">
            <text:p>10293</text:p>
          </table:table-cell>
          <table:table-cell office:value-type="string" calcext:value-type="string">
            <text:p>MADROUX</text:p>
          </table:table-cell>
          <table:table-cell office:value-type="string" calcext:value-type="string">
            <text:p>Antoine, Marie</text:p>
          </table:table-cell>
          <table:table-cell table:number-columns-repeated="3"/>
          <table:table-cell office:value-type="string" calcext:value-type="string">
            <text:p>rue des Poulies, 11 /</text:p>
          </table:table-cell>
          <table:table-cell/>
          <table:table-cell office:value-type="string" calcext:value-type="string">
            <text:p>AN F18 1797</text:p>
          </table:table-cell>
          <table:table-cell office:value-type="string" calcext:value-type="string">
            <text:p>Ecrivain lithographe, il est élève de Racinet.</text:p>
          </table:table-cell>
          <table:table-cell table:number-columns-repeated="2"/>
        </table:table-row>
        <table:table-row table:style-name="ro1">
          <table:table-cell office:value-type="float" office:value="10294" calcext:value-type="float">
            <text:p>10294</text:p>
          </table:table-cell>
          <table:table-cell office:value-type="string" calcext:value-type="string">
            <text:p>MAGNETTE</text:p>
          </table:table-cell>
          <table:table-cell office:value-type="string" calcext:value-type="string">
            <text:p>Nicolas, Eugène</text:p>
          </table:table-cell>
          <table:table-cell/>
          <table:table-cell table:style-name="ce5" office:value-type="string" calcext:value-type="string">
            <text:p>1865-10-11 00:00:00</text:p>
          </table:table-cell>
          <table:table-cell/>
          <table:table-cell office:value-type="string" calcext:value-type="string">
            <text:p>Rue des Lombard, 10 (1860) / Rue des Lombards, 25</text:p>
          </table:table-cell>
          <table:table-cell office:value-type="string" calcext:value-type="string">
            <text:p>Rue Corbeau, 2</text:p>
          </table:table-cell>
          <table:table-cell office:value-type="string" calcext:value-type="string">
            <text:p>AN F18 1797</text:p>
          </table:table-cell>
          <table:table-cell office:value-type="string" calcext:value-type="string">
            <text:p>Ouvrier lithographe, il fait <text:s/>un séjour de 2 ans en Belgique de 1854 à 1856. Il est embauché ensuite chez le Sieur Beuvignon. Il rachète le don du Sieur Laborde. En 1858, il est également <text:s/>breveté taille-doucier. Il demande à posséder une presse typographique pour imprimer des étiquettes de commerce mais cela lui ai refusé.</text:p>
          </table:table-cell>
          <table:table-cell table:number-columns-repeated="2"/>
        </table:table-row>
        <table:table-row table:style-name="ro1">
          <table:table-cell office:value-type="float" office:value="10295" calcext:value-type="float">
            <text:p>10295</text:p>
          </table:table-cell>
          <table:table-cell office:value-type="string" calcext:value-type="string">
            <text:p>MAGNIER</text:p>
          </table:table-cell>
          <table:table-cell office:value-type="string" calcext:value-type="string">
            <text:p>François, Modeste</text:p>
          </table:table-cell>
          <table:table-cell table:style-name="ce5" office:value-type="string" calcext:value-type="string">
            <text:p>1850-10-07 00:00:00</text:p>
          </table:table-cell>
          <table:table-cell table:number-columns-repeated="2"/>
          <table:table-cell office:value-type="string" calcext:value-type="string">
            <text:p>rue d'Aumale, 15</text:p>
          </table:table-cell>
          <table:table-cell/>
          <table:table-cell office:value-type="string" calcext:value-type="string">
            <text:p>AN F18 1797</text:p>
          </table:table-cell>
          <table:table-cell office:value-type="string" calcext:value-type="string">
            <text:p>Il est acquéreur en 1850 de la Correspondance politique intitulée Bulletin de Paris, imprimée chez Chaix mais le coût est trop élevé, le rédacteur est Léon Vidal. Il veut un brevet pour l'imprimer</text:p>
          </table:table-cell>
          <table:table-cell table:number-columns-repeated="2"/>
        </table:table-row>
        <table:table-row table:style-name="ro1">
          <table:table-cell office:value-type="float" office:value="10296" calcext:value-type="float">
            <text:p>10296</text:p>
          </table:table-cell>
          <table:table-cell office:value-type="string" calcext:value-type="string">
            <text:p>MAGNIER</text:p>
          </table:table-cell>
          <table:table-cell office:value-type="string" calcext:value-type="string">
            <text:p>Pierre, Stanislas, François</text:p>
          </table:table-cell>
          <table:table-cell table:style-name="ce5" office:value-type="string" calcext:value-type="string">
            <text:p>1848-06-04 00:00:00</text:p>
          </table:table-cell>
          <table:table-cell table:number-columns-repeated="2"/>
          <table:table-cell office:value-type="string" calcext:value-type="string">
            <text:p>Rue Lamartine, 44 / Rue Dalagrac sous les arcades du théâtre italien 2, 3 &amp; 4</text:p>
          </table:table-cell>
          <table:table-cell office:value-type="string" calcext:value-type="string">
            <text:p>Rue Coquenard, 4</text:p>
          </table:table-cell>
          <table:table-cell office:value-type="string" calcext:value-type="string">
            <text:p>AN F18 1797</text:p>
          </table:table-cell>
          <table:table-cell office:value-type="string" calcext:value-type="string">
            <text:p>Il exploite 14 presses en taille-douce et 2 presses lithographiques <text:s/>/ Il a racheté le fonds de Huard 45 000 frs et a perdu 40 000 frs dans la faillite de Huard / Il est breveté taille-doucier en 1852</text:p>
          </table:table-cell>
          <table:table-cell office:value-type="string" calcext:value-type="string">
            <text:p>Son père est imprimeur en taille-douce</text:p>
          </table:table-cell>
          <table:table-cell/>
        </table:table-row>
        <table:table-row table:style-name="ro1">
          <table:table-cell office:value-type="float" office:value="10297" calcext:value-type="float">
            <text:p>10297</text:p>
          </table:table-cell>
          <table:table-cell office:value-type="string" calcext:value-type="string">
            <text:p>MAGNIER née PARIS</text:p>
          </table:table-cell>
          <table:table-cell office:value-type="string" calcext:value-type="string">
            <text:p>Sophie, Augustine</text:p>
          </table:table-cell>
          <table:table-cell table:style-name="ce5" office:value-type="string" calcext:value-type="string">
            <text:p>1844-03-02 00:00:00</text:p>
          </table:table-cell>
          <table:table-cell table:number-columns-repeated="2"/>
          <table:table-cell office:value-type="string" calcext:value-type="string">
            <text:p>rue du Cadran? 1 / Rue Perceval, 15 à Plaisance près de Vaugirard <text:s/>/</text:p>
          </table:table-cell>
          <table:table-cell/>
          <table:table-cell office:value-type="string" calcext:value-type="string">
            <text:p>AN F18 1797 / Bibliographie de la France, XXXIIIe année, 1844, n° 15, p. 176</text:p>
          </table:table-cell>
          <table:table-cell office:value-type="string" calcext:value-type="string">
            <text:p>Elle est également brevetée en taille-douce en 1860</text:p>
          </table:table-cell>
          <table:table-cell office:value-type="string" calcext:value-type="string">
            <text:p>Son père est employé de la trésorerie / Elle est veuve avec 5 enfants</text:p>
          </table:table-cell>
          <table:table-cell/>
        </table:table-row>
        <table:table-row table:style-name="ro1">
          <table:table-cell office:value-type="float" office:value="10298" calcext:value-type="float">
            <text:p>10298</text:p>
          </table:table-cell>
          <table:table-cell office:value-type="string" calcext:value-type="string">
            <text:p>MAHAUT</text:p>
          </table:table-cell>
          <table:table-cell office:value-type="string" calcext:value-type="string">
            <text:p>Jacques</text:p>
          </table:table-cell>
          <table:table-cell table:style-name="ce5" office:value-type="string" calcext:value-type="string">
            <text:p>1833-11-02 00:00:00</text:p>
          </table:table-cell>
          <table:table-cell table:number-columns-repeated="2"/>
          <table:table-cell office:value-type="string" calcext:value-type="string">
            <text:p>Faubourg Montmartre, 18</text:p>
          </table:table-cell>
          <table:table-cell office:value-type="string" calcext:value-type="string">
            <text:p>Rue Neuve St Eustache, 14</text:p>
          </table:table-cell>
          <table:table-cell office:value-type="string" calcext:value-type="string">
            <text:p>AN F18 1797</text:p>
          </table:table-cell>
          <table:table-cell office:value-type="string" calcext:value-type="string">
            <text:p>Il a éré ouvrier lithographe pendant 10 ans chez le Sieur Dezauches.</text:p>
          </table:table-cell>
          <table:table-cell office:value-type="string" calcext:value-type="string">
            <text:p>Il est le fils naturel d'une couturière</text:p>
          </table:table-cell>
          <table:table-cell/>
        </table:table-row>
        <table:table-row table:style-name="ro1">
          <table:table-cell office:value-type="float" office:value="10299" calcext:value-type="float">
            <text:p>10299</text:p>
          </table:table-cell>
          <table:table-cell office:value-type="string" calcext:value-type="string">
            <text:p>MAHY</text:p>
          </table:table-cell>
          <table:table-cell office:value-type="string" calcext:value-type="string">
            <text:p>Martin, Hippolyte</text:p>
          </table:table-cell>
          <table:table-cell table:style-name="ce5" office:value-type="string" calcext:value-type="string">
            <text:p>1838-02-07 00:00:00</text:p>
          </table:table-cell>
          <table:table-cell table:number-columns-repeated="3"/>
          <table:table-cell office:value-type="string" calcext:value-type="string">
            <text:p>Rue des Petits Champs St Marcel, 3</text:p>
          </table:table-cell>
          <table:table-cell/>
          <table:table-cell office:value-type="string" calcext:value-type="string">
            <text:p>Il est ouvrier lithographe de formation.</text:p>
          </table:table-cell>
          <table:table-cell office:value-type="string" calcext:value-type="string">
            <text:p>Il loge chez son père</text:p>
          </table:table-cell>
          <table:table-cell/>
        </table:table-row>
        <table:table-row table:style-name="ro1">
          <table:table-cell office:value-type="float" office:value="10300" calcext:value-type="float">
            <text:p>10300</text:p>
          </table:table-cell>
          <table:table-cell office:value-type="string" calcext:value-type="string">
            <text:p>MAHY</text:p>
          </table:table-cell>
          <table:table-cell office:value-type="string" calcext:value-type="string">
            <text:p>Denis, Louis</text:p>
          </table:table-cell>
          <table:table-cell/>
          <table:table-cell table:style-name="ce5" office:value-type="string" calcext:value-type="string">
            <text:p>1862-02-05 00:00:00</text:p>
          </table:table-cell>
          <table:table-cell/>
          <table:table-cell office:value-type="string" calcext:value-type="string">
            <text:p>boulevard St Jacques, 16 /</text:p>
          </table:table-cell>
          <table:table-cell office:value-type="string" calcext:value-type="string">
            <text:p>Rue de l'Arbalète, 39</text:p>
          </table:table-cell>
          <table:table-cell office:value-type="string" calcext:value-type="string">
            <text:p>AN F18 1797</text:p>
          </table:table-cell>
          <table:table-cell office:value-type="string" calcext:value-type="string">
            <text:p>Il a son atelier chez les Sieurs Poiret et Collet frères filateurs de coton. <text:s/>/ Il veut imprimer des étiquettes pour les cotons.</text:p>
          </table:table-cell>
          <table:table-cell table:number-columns-repeated="2"/>
        </table:table-row>
        <table:table-row table:style-name="ro1">
          <table:table-cell office:value-type="float" office:value="10301" calcext:value-type="float">
            <text:p>10301</text:p>
          </table:table-cell>
          <table:table-cell office:value-type="string" calcext:value-type="string">
            <text:p>MAIGNEN</text:p>
          </table:table-cell>
          <table:table-cell office:value-type="string" calcext:value-type="string">
            <text:p>Désiré, Adélaïde, Charles</text:p>
          </table:table-cell>
          <table:table-cell table:number-columns-repeated="3"/>
          <table:table-cell office:value-type="string" calcext:value-type="string">
            <text:p>rue du Bac, 102 <text:s/>/ <text:s/>rue du Bac, 102 <text:s/>/</text:p>
          </table:table-cell>
          <table:table-cell/>
          <table:table-cell office:value-type="string" calcext:value-type="string">
            <text:p>AN F18 1797</text:p>
          </table:table-cell>
          <table:table-cell office:value-type="string" calcext:value-type="string">
            <text:p>Peintre d'histoire, Il est l'auteur d'un procédé pour le transport sur pierres d'anciennes gravures.</text:p>
          </table:table-cell>
          <table:table-cell table:number-columns-repeated="2"/>
        </table:table-row>
        <table:table-row table:style-name="ro1">
          <table:table-cell office:value-type="float" office:value="10302" calcext:value-type="float">
            <text:p>10302</text:p>
          </table:table-cell>
          <table:table-cell office:value-type="string" calcext:value-type="string">
            <text:p>MAISMEL</text:p>
          </table:table-cell>
          <table:table-cell office:value-type="string" calcext:value-type="string">
            <text:p>Marie, Joseph, Antoine, Frédéric</text:p>
          </table:table-cell>
          <table:table-cell/>
          <table:table-cell table:style-name="ce5" office:value-type="string" calcext:value-type="string">
            <text:p>1842-07-10 00:00:00</text:p>
          </table:table-cell>
          <table:table-cell table:number-columns-repeated="3"/>
          <table:table-cell office:value-type="string" calcext:value-type="string">
            <text:p>AN F18 1798</text:p>
          </table:table-cell>
          <table:table-cell table:number-columns-repeated="2"/>
          <table:table-cell office:value-type="string" calcext:value-type="string">
            <text:p>Dossier vide</text:p>
          </table:table-cell>
        </table:table-row>
        <table:table-row table:style-name="ro1">
          <table:table-cell office:value-type="float" office:value="10303" calcext:value-type="float">
            <text:p>10303</text:p>
          </table:table-cell>
          <table:table-cell office:value-type="string" calcext:value-type="string">
            <text:p>MALAPEAU</text:p>
          </table:table-cell>
          <table:table-cell office:value-type="string" calcext:value-type="string">
            <text:p>Charles, Louis</text:p>
          </table:table-cell>
          <table:table-cell table:style-name="ce5" office:value-type="string" calcext:value-type="string">
            <text:p>1821-01-03 00:00:00</text:p>
          </table:table-cell>
          <table:table-cell table:style-name="ce5" office:value-type="string" calcext:value-type="string">
            <text:p>1825-03-05 00:00:00</text:p>
          </table:table-cell>
          <table:table-cell/>
          <table:table-cell office:value-type="string" calcext:value-type="string">
            <text:p>rue du Faubourg Poissonnière, 34 / <text:s/>rue du Faubourg Poissonnière, 34 /</text:p>
          </table:table-cell>
          <table:table-cell/>
          <table:table-cell office:value-type="string" calcext:value-type="string">
            <text:p>AN F18 1798</text:p>
          </table:table-cell>
          <table:table-cell office:value-type="string" calcext:value-type="string">
            <text:p>Peintre d'histoire, il est élève du peintre Regnault.</text:p>
          </table:table-cell>
          <table:table-cell table:number-columns-repeated="2"/>
        </table:table-row>
        <table:table-row table:style-name="ro1">
          <table:table-cell office:value-type="float" office:value="10304" calcext:value-type="float">
            <text:p>10304</text:p>
          </table:table-cell>
          <table:table-cell office:value-type="string" calcext:value-type="string">
            <text:p>MALBRANCHE née LEBIS de BEAUVILLE</text:p>
          </table:table-cell>
          <table:table-cell office:value-type="string" calcext:value-type="string">
            <text:p>Elisabeth, Victoire</text:p>
          </table:table-cell>
          <table:table-cell table:style-name="ce5" office:value-type="string" calcext:value-type="string">
            <text:p>1845-06-06 00:00:00</text:p>
          </table:table-cell>
          <table:table-cell table:number-columns-repeated="2"/>
          <table:table-cell office:value-type="string" calcext:value-type="string">
            <text:p>rue St Jacques, 30 / <text:s/>rue St Jacques, 30 /</text:p>
          </table:table-cell>
          <table:table-cell/>
          <table:table-cell office:value-type="string" calcext:value-type="string">
            <text:p>AN F18 1798</text:p>
          </table:table-cell>
          <table:table-cell office:value-type="string" calcext:value-type="string">
            <text:p>Son mari est artiste / Elle a deux fils de 19 et 20 ans dessinateurs et coloristes qui pourraient gérer l'imprimerie / Elle possède également un magasin de cartonnages et de jeux d'enfantsSon mari est artiste / Elle a deux fils de 19 et 20 ans dessinateurs et coloristes qui pourraient gérer l'imprimerie / Elle possède également un magasin de cartonnages et de jeux d'enfants</text:p>
          </table:table-cell>
          <table:table-cell table:number-columns-repeated="2"/>
        </table:table-row>
        <table:table-row table:style-name="ro1">
          <table:table-cell office:value-type="float" office:value="10305" calcext:value-type="float">
            <text:p>10305</text:p>
          </table:table-cell>
          <table:table-cell office:value-type="string" calcext:value-type="string">
            <text:p>MALENFANT</text:p>
          </table:table-cell>
          <table:table-cell office:value-type="string" calcext:value-type="string">
            <text:p>Jean, Eloi, Ferdinand</text:p>
          </table:table-cell>
          <table:table-cell table:style-name="ce5" office:value-type="string" calcext:value-type="string">
            <text:p>1835-02-02 00:00:00</text:p>
          </table:table-cell>
          <table:table-cell table:number-columns-repeated="2"/>
          <table:table-cell office:value-type="string" calcext:value-type="string">
            <text:p>rue du Faubourg St Denis, 19 / <text:s/>rue du Faubourg St Denis, 19 /</text:p>
          </table:table-cell>
          <table:table-cell/>
          <table:table-cell office:value-type="string" calcext:value-type="string">
            <text:p>AN F18 1798</text:p>
          </table:table-cell>
          <table:table-cell office:value-type="string" calcext:value-type="string">
            <text:p>Artiste peintre, il est dessinateur lithographes principalement pour les fabricants de bronze.</text:p>
          </table:table-cell>
          <table:table-cell table:number-columns-repeated="2"/>
        </table:table-row>
        <table:table-row table:style-name="ro1">
          <table:table-cell office:value-type="float" office:value="10306" calcext:value-type="float">
            <text:p>10306</text:p>
          </table:table-cell>
          <table:table-cell office:value-type="string" calcext:value-type="string">
            <text:p>MALHERBE</text:p>
          </table:table-cell>
          <table:table-cell office:value-type="string" calcext:value-type="string">
            <text:p>Victor, Louis</text:p>
          </table:table-cell>
          <table:table-cell table:number-columns-repeated="3"/>
          <table:table-cell office:value-type="string" calcext:value-type="string">
            <text:p>rue St Jacques, 59 / <text:s/>rue St Jacques, 59 /</text:p>
          </table:table-cell>
          <table:table-cell office:value-type="string" calcext:value-type="string">
            <text:p>Rue des Prêtres St Séverin, 4</text:p>
          </table:table-cell>
          <table:table-cell office:value-type="string" calcext:value-type="string">
            <text:p>AN F18 1798</text:p>
          </table:table-cell>
          <table:table-cell office:value-type="string" calcext:value-type="string">
            <text:p>Il est graveur et écrivian lithographe.</text:p>
          </table:table-cell>
          <table:table-cell office:value-type="string" calcext:value-type="string">
            <text:p>Il vit avec sa mère</text:p>
          </table:table-cell>
          <table:table-cell/>
        </table:table-row>
        <table:table-row table:style-name="ro1">
          <table:table-cell office:value-type="float" office:value="10307" calcext:value-type="float">
            <text:p>10307</text:p>
          </table:table-cell>
          <table:table-cell office:value-type="string" calcext:value-type="string">
            <text:p>MALLET</text:p>
          </table:table-cell>
          <table:table-cell office:value-type="string" calcext:value-type="string">
            <text:p>Jean, Louis, Antoine</text:p>
          </table:table-cell>
          <table:table-cell table:number-columns-repeated="4"/>
          <table:table-cell office:value-type="string" calcext:value-type="string">
            <text:p>Rue St Martin, 102</text:p>
          </table:table-cell>
          <table:table-cell office:value-type="string" calcext:value-type="string">
            <text:p>AN F18 1798</text:p>
          </table:table-cell>
          <table:table-cell office:value-type="string" calcext:value-type="string">
            <text:p>Ouvrier lithographe, au décès de ses parents, il devient propriétaire à Rouen.</text:p>
          </table:table-cell>
          <table:table-cell office:value-type="string" calcext:value-type="string">
            <text:p>Son père est épicier</text:p>
          </table:table-cell>
          <table:table-cell/>
        </table:table-row>
        <table:table-row table:style-name="ro1">
          <table:table-cell office:value-type="float" office:value="10308" calcext:value-type="float">
            <text:p>10308</text:p>
          </table:table-cell>
          <table:table-cell office:value-type="string" calcext:value-type="string">
            <text:p>MALO</text:p>
          </table:table-cell>
          <table:table-cell office:value-type="string" calcext:value-type="string">
            <text:p>Pierre, Victor</text:p>
          </table:table-cell>
          <table:table-cell/>
          <table:table-cell table:style-name="ce5" office:value-type="string" calcext:value-type="string">
            <text:p>1853-10-03 00:00:00</text:p>
          </table:table-cell>
          <table:table-cell/>
          <table:table-cell office:value-type="string" calcext:value-type="string">
            <text:p>Rue St Jacques, 41</text:p>
          </table:table-cell>
          <table:table-cell/>
          <table:table-cell office:value-type="string" calcext:value-type="string">
            <text:p>AN F18 1798</text:p>
          </table:table-cell>
          <table:table-cell office:value-type="string" calcext:value-type="string">
            <text:p>Il est graveur au dépôt général de la Guerre. / Il tient également un établissement de gravure mécanique.Il est graveur au dépôt général de la Guerre. / Il tient également un établissement de gravure mécanique.</text:p>
          </table:table-cell>
          <table:table-cell table:number-columns-repeated="2"/>
        </table:table-row>
        <table:table-row table:style-name="ro1">
          <table:table-cell office:value-type="float" office:value="10309" calcext:value-type="float">
            <text:p>10309</text:p>
          </table:table-cell>
          <table:table-cell office:value-type="string" calcext:value-type="string">
            <text:p>MALTESTE</text:p>
          </table:table-cell>
          <table:table-cell office:value-type="string" calcext:value-type="string">
            <text:p>Félix</text:p>
          </table:table-cell>
          <table:table-cell/>
          <table:table-cell table:style-name="ce5" office:value-type="string" calcext:value-type="string">
            <text:p>1713-05-09 20:46:00</text:p>
          </table:table-cell>
          <table:table-cell/>
          <table:table-cell office:value-type="string" calcext:value-type="string">
            <text:p>rue des Deux-portes St Sauveur , 18 / <text:s/>rue des Deux-portes St Sauveur , 18 /</text:p>
          </table:table-cell>
          <table:table-cell/>
          <table:table-cell office:value-type="string" calcext:value-type="string">
            <text:p>AN F18 1798</text:p>
          </table:table-cell>
          <table:table-cell office:value-type="string" calcext:value-type="string">
            <text:p>Il est également breveté imprimeur en 1834. <text:s/>/ Son imprimerie lithographique est rachetée par ses ouvriers en 1846 à la suite de sa faillite.Il est également breveté imprimeur en 1834. <text:s/>/ Son imprimerie lithographique est rachetée par ses ouvriers en 1846 à la suite de sa faillite.</text:p>
          </table:table-cell>
          <table:table-cell office:value-type="string" calcext:value-type="string">
            <text:p>Il est marié et père de 3 enfants</text:p>
          </table:table-cell>
          <table:table-cell/>
        </table:table-row>
        <table:table-row table:style-name="ro1">
          <table:table-cell office:value-type="float" office:value="10310" calcext:value-type="float">
            <text:p>10310</text:p>
          </table:table-cell>
          <table:table-cell office:value-type="string" calcext:value-type="string">
            <text:p>MANASSE</text:p>
          </table:table-cell>
          <table:table-cell office:value-type="string" calcext:value-type="string">
            <text:p>Samuel dit Théodore Mayer</text:p>
          </table:table-cell>
          <table:table-cell/>
          <table:table-cell table:style-name="ce5" office:value-type="string" calcext:value-type="string">
            <text:p>1851-11-03 00:00:00</text:p>
          </table:table-cell>
          <table:table-cell table:number-columns-repeated="2"/>
          <table:table-cell office:value-type="string" calcext:value-type="string">
            <text:p>Rue de la Vieille Monnaie, 22</text:p>
          </table:table-cell>
          <table:table-cell office:value-type="string" calcext:value-type="string">
            <text:p>AN F18 1799</text:p>
          </table:table-cell>
          <table:table-cell office:value-type="string" calcext:value-type="string">
            <text:p>Il a succédé à Léger-Pommel comme fabricant de cartonnages chez leuquel il était artiste dinnateur lithographe / Il est spécialisé dans les vignettes pour les confiseursIl a succédé à Léger-Pommel comme fabricant de cartonnages chez leuquel il était artiste dinnateur lithographe / Il est spécialisé dans les vignettes pour les confiseurs</text:p>
          </table:table-cell>
          <table:table-cell office:value-type="string" calcext:value-type="string">
            <text:p>Il est marié et père de 6 enfants</text:p>
          </table:table-cell>
          <table:table-cell/>
        </table:table-row>
        <table:table-row table:style-name="ro1">
          <table:table-cell office:value-type="float" office:value="10311" calcext:value-type="float">
            <text:p>10311</text:p>
          </table:table-cell>
          <table:table-cell office:value-type="string" calcext:value-type="string">
            <text:p>MANDOUCE</text:p>
          </table:table-cell>
          <table:table-cell office:value-type="string" calcext:value-type="string">
            <text:p>Nicolas</text:p>
          </table:table-cell>
          <table:table-cell table:number-columns-repeated="3"/>
          <table:table-cell office:value-type="string" calcext:value-type="string">
            <text:p>Rue du Faubourg Poissonnière, 185 (1858) / Rue Buffaud, 13 (1854) / Rue du Faubourg St Denis, 8Rue du Faubourg Poissonnière, 185 (1858) / Rue Buffaud, 13 (1854) / Rue du Faubourg St Denis, 8</text:p>
          </table:table-cell>
          <table:table-cell office:value-type="string" calcext:value-type="string">
            <text:p>Rue Trévise, 1 (1854)</text:p>
          </table:table-cell>
          <table:table-cell office:value-type="string" calcext:value-type="string">
            <text:p>AN F18 1799</text:p>
          </table:table-cell>
          <table:table-cell office:value-type="string" calcext:value-type="string">
            <text:p>Il est parti s'installer marchand de nouveautés à Constantinople en 1860. / Il est écrivain lithographe chez les frères Rigo et gagne 10 frs pas jour. / Il est spécialisé dans les impression en chromolithographie et ouvrages de commerce. / Il <text:s/>avait fait une 1ère demande en 1845.Il est parti s'installer marchand de nouveautés à Constantinople en 1860. / Il est écrivain lithographe chez les frères Rigo et gagne 10 frs pas jour. / Il est spécialisé dans les impression en chromolithographie et ouvrages de commerce. / Il <text:s/>avait fait une 1ère demande en 1845.</text:p>
          </table:table-cell>
          <table:table-cell office:value-type="string" calcext:value-type="string">
            <text:p>Son père est teinturier</text:p>
          </table:table-cell>
          <table:table-cell/>
        </table:table-row>
        <table:table-row table:style-name="ro1">
          <table:table-cell office:value-type="float" office:value="10312" calcext:value-type="float">
            <text:p>10312</text:p>
          </table:table-cell>
          <table:table-cell office:value-type="string" calcext:value-type="string">
            <text:p>MANGIN</text:p>
          </table:table-cell>
          <table:table-cell office:value-type="string" calcext:value-type="string">
            <text:p>Victor</text:p>
          </table:table-cell>
          <table:table-cell table:style-name="ce5" office:value-type="string" calcext:value-type="string">
            <text:p>1856-06-05 00:00:00</text:p>
          </table:table-cell>
          <table:table-cell table:number-columns-repeated="2"/>
          <table:table-cell office:value-type="string" calcext:value-type="string">
            <text:p>Rue Martel, 5 (1863) / Rue de l'Echiquier, 21 (1860) / Rue des Vinaigriers, 42 / Rue de l'Hôpital St Louis, 5 (1856) / Rue Albouy, 11 (1856) / Rue de la Pompe, 10 (1856) / Rue de Bondy (1855)Rue Martel, 5 (1863) / Rue de l'Echiquier, 21 (1860) / Rue des Vinaigriers, 42 / Rue de l'Hôpital St Louis, 5 (1856) / Rue Albouy, 11 (1856) / Rue de la Pompe, 10 (1856) / Rue de Bondy (1855)</text:p>
          </table:table-cell>
          <table:table-cell office:value-type="string" calcext:value-type="string">
            <text:p>Rue Philippeaux, 31</text:p>
          </table:table-cell>
          <table:table-cell office:value-type="string" calcext:value-type="string">
            <text:p>AN F18 1799</text:p>
          </table:table-cell>
          <table:table-cell office:value-type="string" calcext:value-type="string">
            <text:p>Il a travaillé comme lithographe depuis son enfance / Il a travaillé chez le SIeur Guesnu et s'est associé avec lui ainsi qu'avec deux décorateurs sur porcelaine les Sieurs Vion et Erhard / Il a déposé un brevet d'invention pour un procédé de chromolithographie sur porcelainesIl a travaillé comme lithographe depuis son enfance / Il a travaillé chez le SIeur Guesnu et s'est associé avec lui ainsi qu'avec deux décorateurs sur porcelaine les Sieurs Vion et Erhard / Il a déposé un brevet d'invention pour un procédé de chromolithographie sur porcelaines</text:p>
          </table:table-cell>
          <table:table-cell table:number-columns-repeated="2"/>
        </table:table-row>
        <table:table-row table:style-name="ro1">
          <table:table-cell office:value-type="float" office:value="10313" calcext:value-type="float">
            <text:p>10313</text:p>
          </table:table-cell>
          <table:table-cell office:value-type="string" calcext:value-type="string">
            <text:p>MANNOURY</text:p>
          </table:table-cell>
          <table:table-cell office:value-type="string" calcext:value-type="string">
            <text:p>Achille, Pierre, Adolphe</text:p>
          </table:table-cell>
          <table:table-cell/>
          <table:table-cell table:style-name="ce5" office:value-type="string" calcext:value-type="string">
            <text:p>1853-12-12 00:00:00</text:p>
          </table:table-cell>
          <table:table-cell/>
          <table:table-cell office:value-type="string" calcext:value-type="string">
            <text:p>rue de l'Ile St Louis, 14 &amp; 16 / <text:s/>rue de l'Ile St Louis, 14 &amp; 16 /</text:p>
          </table:table-cell>
          <table:table-cell/>
          <table:table-cell office:value-type="string" calcext:value-type="string">
            <text:p>AN F18 1799</text:p>
          </table:table-cell>
          <table:table-cell office:value-type="string" calcext:value-type="string">
            <text:p>Instituteur de formation, <text:s/>il a fait une 1ère demande en 1844 qui lui a été <text:s/>refusée, ses ressources pécuniaires sont jugées insuffisantes.</text:p>
          </table:table-cell>
          <table:table-cell table:number-columns-repeated="2"/>
        </table:table-row>
        <table:table-row table:style-name="ro1">
          <table:table-cell office:value-type="float" office:value="10314" calcext:value-type="float">
            <text:p>10314</text:p>
          </table:table-cell>
          <table:table-cell office:value-type="string" calcext:value-type="string">
            <text:p>MANTOUX</text:p>
          </table:table-cell>
          <table:table-cell office:value-type="string" calcext:value-type="string">
            <text:p>Etienne</text:p>
          </table:table-cell>
          <table:table-cell table:style-name="ce5" office:value-type="string" calcext:value-type="string">
            <text:p>1824-01-06 00:00:00</text:p>
          </table:table-cell>
          <table:table-cell table:style-name="ce5" office:value-type="string" calcext:value-type="string">
            <text:p>1856-06-05 00:00:00</text:p>
          </table:table-cell>
          <table:table-cell/>
          <table:table-cell office:value-type="string" calcext:value-type="string">
            <text:p>rue du Paon St André, <text:s/>/ <text:s/>rue du Paon St André, <text:s/>/</text:p>
          </table:table-cell>
          <table:table-cell office:value-type="string" calcext:value-type="string">
            <text:p>Rue du Paon St André, 1</text:p>
          </table:table-cell>
          <table:table-cell office:value-type="string" calcext:value-type="string">
            <text:p>AN F18 1799 / Almanach du Commerce, 1827 / Almanach du Commerce, 1839AN F18 1799 / Almanach du Commerce, 1827 / Almanach du Commerce, 1839</text:p>
          </table:table-cell>
          <table:table-cell office:value-type="string" calcext:value-type="string">
            <text:p>Tout d'abord employé à la Préfecture de police, il a racheté le fonds du Sieur Guyot après sa faillite. Il est associé au Sieur Cheyère en 1822. <text:s/>Il sert également de <text:s/>dépôt de presses cylindriques pour <text:s/>François Jeune ainsi que de leurs tours à dresser les pierres. Il fait dépôt pour les pierres de Münich et expédie tous les objets nécessaires à la lithographie.</text:p>
          </table:table-cell>
          <table:table-cell office:value-type="string" calcext:value-type="string">
            <text:p>Son père est secrétaire de la Préfecture / Il est chevalier de la Légion d'HonneurSon père est secrétaire de la Préfecture / Il est chevalier de la Légion d'Honneur</text:p>
          </table:table-cell>
          <table:table-cell/>
        </table:table-row>
        <table:table-row table:style-name="ro1">
          <table:table-cell office:value-type="float" office:value="10315" calcext:value-type="float">
            <text:p>10315</text:p>
          </table:table-cell>
          <table:table-cell office:value-type="string" calcext:value-type="string">
            <text:p>MAQUAIRE</text:p>
          </table:table-cell>
          <table:table-cell office:value-type="string" calcext:value-type="string">
            <text:p>Joseph</text:p>
          </table:table-cell>
          <table:table-cell table:style-name="ce5" office:value-type="string" calcext:value-type="string">
            <text:p>1855-11-08 00:00:00</text:p>
          </table:table-cell>
          <table:table-cell table:number-columns-repeated="2"/>
          <table:table-cell office:value-type="string" calcext:value-type="string">
            <text:p>Boulevard de Strasbourg, 63 (1856) / Rue du Faubourg du Temple, 7 Boulevard de Strasbourg, 63 (1856) / Rue du Faubourg du Temple, 7</text:p>
          </table:table-cell>
          <table:table-cell/>
          <table:table-cell office:value-type="string" calcext:value-type="string">
            <text:p>AN F18 1799</text:p>
          </table:table-cell>
          <table:table-cell office:value-type="string" calcext:value-type="string">
            <text:p>Il faisait le commerce de tapisseries, glaces et bronzes pour ameublement à Auxerre / Il a acheté l'imprimerie du Sieur <text:s/>Laurent / Il est autorisé à posséder une presse en taille-douce entre 1857 et 1861Il faisait le commerce de tapisseries, glaces et bronzes pour ameublement à Auxerre / Il a acheté l'imprimerie du Sieur <text:s/>Laurent / Il est autorisé à posséder une presse en taille-douce entre 1857 et 1861</text:p>
          </table:table-cell>
          <table:table-cell office:value-type="string" calcext:value-type="string">
            <text:p>Son père était gendarme</text:p>
          </table:table-cell>
          <table:table-cell/>
        </table:table-row>
        <table:table-row table:style-name="ro1">
          <table:table-cell office:value-type="float" office:value="10316" calcext:value-type="float">
            <text:p>10316</text:p>
          </table:table-cell>
          <table:table-cell office:value-type="string" calcext:value-type="string">
            <text:p>MARCHAL</text:p>
          </table:table-cell>
          <table:table-cell office:value-type="string" calcext:value-type="string">
            <text:p>Nicolas</text:p>
          </table:table-cell>
          <table:table-cell/>
          <table:table-cell table:style-name="ce5" office:value-type="string" calcext:value-type="string">
            <text:p>1843-02-12 00:00:00</text:p>
          </table:table-cell>
          <table:table-cell table:number-columns-repeated="3"/>
          <table:table-cell office:value-type="string" calcext:value-type="string">
            <text:p>AN F18 1799</text:p>
          </table:table-cell>
          <table:table-cell office:value-type="string" calcext:value-type="string">
            <text:p>Instituteur, il a obtenu un 1er brevet en 1839 à Rueil.</text:p>
          </table:table-cell>
          <table:table-cell table:number-columns-repeated="2"/>
        </table:table-row>
        <table:table-row table:style-name="ro1">
          <table:table-cell office:value-type="float" office:value="10317" calcext:value-type="float">
            <text:p>10317</text:p>
          </table:table-cell>
          <table:table-cell office:value-type="string" calcext:value-type="string">
            <text:p>MARCHAND</text:p>
          </table:table-cell>
          <table:table-cell office:value-type="string" calcext:value-type="string">
            <text:p>Aimable, Adrien</text:p>
          </table:table-cell>
          <table:table-cell table:style-name="ce5" office:value-type="string" calcext:value-type="string">
            <text:p>1856-04-08 00:00:00</text:p>
          </table:table-cell>
          <table:table-cell table:number-columns-repeated="2"/>
          <table:table-cell office:value-type="string" calcext:value-type="string">
            <text:p>Rue de la Victoire, 81 (1862) / Rue de la Victoire, 18 (1858) / Rue St Eustache, 52 (1852)</text:p>
          </table:table-cell>
          <table:table-cell/>
          <table:table-cell office:value-type="string" calcext:value-type="string">
            <text:p>AN F18 1799</text:p>
          </table:table-cell>
          <table:table-cell office:value-type="string" calcext:value-type="string">
            <text:p>Il est breveté taille-doucier en 1852. / Il exploite 8 presses lithographiques.</text:p>
          </table:table-cell>
          <table:table-cell table:number-columns-repeated="2"/>
        </table:table-row>
        <table:table-row table:style-name="ro1">
          <table:table-cell office:value-type="float" office:value="10318" calcext:value-type="float">
            <text:p>10318</text:p>
          </table:table-cell>
          <table:table-cell office:value-type="string" calcext:value-type="string">
            <text:p>MARCHAND Veuve CARRE</text:p>
          </table:table-cell>
          <table:table-cell office:value-type="string" calcext:value-type="string">
            <text:p>Gabrielle, Rosalie</text:p>
          </table:table-cell>
          <table:table-cell table:style-name="ce5" office:value-type="string" calcext:value-type="string">
            <text:p>1853-10-10 00:00:00</text:p>
          </table:table-cell>
          <table:table-cell table:style-name="ce5" office:value-type="string" calcext:value-type="string">
            <text:p>1860-06-09 00:00:00</text:p>
          </table:table-cell>
          <table:table-cell/>
          <table:table-cell office:value-type="string" calcext:value-type="string">
            <text:p>passage du Caire, 78 &amp; 79 <text:s/>/</text:p>
          </table:table-cell>
          <table:table-cell/>
          <table:table-cell office:value-type="string" calcext:value-type="string">
            <text:p>AN F18 1799</text:p>
          </table:table-cell>
          <table:table-cell/>
          <table:table-cell office:value-type="string" calcext:value-type="string">
            <text:p>Elle est veuve avec 2 enfants / Son père est garde moulin</text:p>
          </table:table-cell>
          <table:table-cell/>
        </table:table-row>
        <table:table-row table:style-name="ro1">
          <table:table-cell office:value-type="float" office:value="10319" calcext:value-type="float">
            <text:p>10319</text:p>
          </table:table-cell>
          <table:table-cell office:value-type="string" calcext:value-type="string">
            <text:p>MARCILLY</text:p>
          </table:table-cell>
          <table:table-cell office:value-type="string" calcext:value-type="string">
            <text:p>Alexandre, Théodore</text:p>
          </table:table-cell>
          <table:table-cell table:number-columns-repeated="4"/>
          <table:table-cell office:value-type="string" calcext:value-type="string">
            <text:p>Rue de la Parcheminerie; 2</text:p>
          </table:table-cell>
          <table:table-cell office:value-type="string" calcext:value-type="string">
            <text:p>AN F18 1799</text:p>
          </table:table-cell>
          <table:table-cell table:number-columns-repeated="3"/>
        </table:table-row>
        <table:table-row table:style-name="ro1">
          <table:table-cell office:value-type="float" office:value="10320" calcext:value-type="float">
            <text:p>10320</text:p>
          </table:table-cell>
          <table:table-cell office:value-type="string" calcext:value-type="string">
            <text:p>MARCILLY</text:p>
          </table:table-cell>
          <table:table-cell office:value-type="string" calcext:value-type="string">
            <text:p>Antoine, Alexandre</text:p>
          </table:table-cell>
          <table:table-cell table:number-columns-repeated="3"/>
          <table:table-cell office:value-type="string" calcext:value-type="string">
            <text:p>rue St Jacques, 38 /</text:p>
          </table:table-cell>
          <table:table-cell/>
          <table:table-cell office:value-type="string" calcext:value-type="string">
            <text:p>AN F18 1799</text:p>
          </table:table-cell>
          <table:table-cell office:value-type="string" calcext:value-type="string">
            <text:p>Il est breveté taille-doucier en 1852 / Il possède 9 presses en taille-douce et 13 presses lithographiques, il est associé avec son père et emploie 15 ouvriers / Il est spécialisé dans les livres de piété, gravures religieuses et dessins de broderie</text:p>
          </table:table-cell>
          <table:table-cell office:value-type="string" calcext:value-type="string">
            <text:p>Sa mère est ouvrière</text:p>
          </table:table-cell>
          <table:table-cell/>
        </table:table-row>
        <table:table-row table:style-name="ro1">
          <table:table-cell office:value-type="float" office:value="10321" calcext:value-type="float">
            <text:p>10321</text:p>
          </table:table-cell>
          <table:table-cell office:value-type="string" calcext:value-type="string">
            <text:p>MARECHAL</text:p>
          </table:table-cell>
          <table:table-cell office:value-type="string" calcext:value-type="string">
            <text:p>Louis, Charles, Isidore</text:p>
          </table:table-cell>
          <table:table-cell table:style-name="ce5" office:value-type="string" calcext:value-type="string">
            <text:p>1861-04-05 00:00:00</text:p>
          </table:table-cell>
          <table:table-cell table:style-name="ce5" office:value-type="string" calcext:value-type="string">
            <text:p>1864-04-05 00:00:00</text:p>
          </table:table-cell>
          <table:table-cell/>
          <table:table-cell office:value-type="string" calcext:value-type="string">
            <text:p>Cour et Passage des Petites Ecuries, 16 (1867) / Rue Fontaine au Roi, 18 (1861)</text:p>
          </table:table-cell>
          <table:table-cell/>
          <table:table-cell office:value-type="string" calcext:value-type="string">
            <text:p>AN F18 1799</text:p>
          </table:table-cell>
          <table:table-cell office:value-type="string" calcext:value-type="string">
            <text:p>Il est également breveté imprimeur en lettres en 1861 et libraire / Il est spécialisé dans les ouvrages de religion protestante</text:p>
          </table:table-cell>
          <table:table-cell office:value-type="string" calcext:value-type="string">
            <text:p>Son père est jardinier</text:p>
          </table:table-cell>
          <table:table-cell/>
        </table:table-row>
        <table:table-row table:style-name="ro1">
          <table:table-cell office:value-type="float" office:value="10322" calcext:value-type="float">
            <text:p>10322</text:p>
          </table:table-cell>
          <table:table-cell office:value-type="string" calcext:value-type="string">
            <text:p>MARION</text:p>
          </table:table-cell>
          <table:table-cell office:value-type="string" calcext:value-type="string">
            <text:p>Claude, Mammes, Augustin</text:p>
          </table:table-cell>
          <table:table-cell table:number-columns-repeated="3"/>
          <table:table-cell office:value-type="string" calcext:value-type="string">
            <text:p>Cité Bergère, 16 <text:s/>/</text:p>
          </table:table-cell>
          <table:table-cell/>
          <table:table-cell office:value-type="string" calcext:value-type="string">
            <text:p>AN F18 1799</text:p>
          </table:table-cell>
          <table:table-cell office:value-type="string" calcext:value-type="string">
            <text:p>Son brevet est annulé pour non-exploitation, il tient alors un commerce de papeterie</text:p>
          </table:table-cell>
          <table:table-cell table:number-columns-repeated="2"/>
        </table:table-row>
        <table:table-row table:style-name="ro1">
          <table:table-cell office:value-type="float" office:value="10323" calcext:value-type="float">
            <text:p>10323</text:p>
          </table:table-cell>
          <table:table-cell office:value-type="string" calcext:value-type="string">
            <text:p>MARLET</text:p>
          </table:table-cell>
          <table:table-cell office:value-type="string" calcext:value-type="string">
            <text:p>Jean</text:p>
          </table:table-cell>
          <table:table-cell table:number-columns-repeated="3"/>
          <table:table-cell office:value-type="string" calcext:value-type="string">
            <text:p>rue du Bouloy, 19 (1826) / Rue de Verneuil, 4 / Rue de Sein SG, 1 /</text:p>
          </table:table-cell>
          <table:table-cell/>
          <table:table-cell office:value-type="string" calcext:value-type="string">
            <text:p>AN F18 1799</text:p>
          </table:table-cell>
          <table:table-cell office:value-type="string" calcext:value-type="string">
            <text:p>Il est artiste peintre, élève de Regnault et demeure au Palais des Beaux-Arts / Son brevet a été retiré pour non-exploitation</text:p>
          </table:table-cell>
          <table:table-cell table:number-columns-repeated="2"/>
        </table:table-row>
        <table:table-row table:style-name="ro1">
          <table:table-cell office:value-type="float" office:value="10324" calcext:value-type="float">
            <text:p>10324</text:p>
          </table:table-cell>
          <table:table-cell office:value-type="string" calcext:value-type="string">
            <text:p>MARTEAU</text:p>
          </table:table-cell>
          <table:table-cell office:value-type="string" calcext:value-type="string">
            <text:p>Toussaint, Joseph</text:p>
          </table:table-cell>
          <table:table-cell/>
          <table:table-cell table:style-name="ce5" office:value-type="string" calcext:value-type="string">
            <text:p>1856-10-07 00:00:00</text:p>
          </table:table-cell>
          <table:table-cell/>
          <table:table-cell office:value-type="string" calcext:value-type="string">
            <text:p>rue Guérin Boisseau, 13 (1851) / Rue <text:s/>National St Martin, 29 /</text:p>
          </table:table-cell>
          <table:table-cell/>
          <table:table-cell office:value-type="string" calcext:value-type="string">
            <text:p>AN F18 1800</text:p>
          </table:table-cell>
          <table:table-cell/>
          <table:table-cell office:value-type="string" calcext:value-type="string">
            <text:p>Son père est aubergiste</text:p>
          </table:table-cell>
          <table:table-cell/>
        </table:table-row>
        <table:table-row table:style-name="ro1">
          <table:table-cell office:value-type="float" office:value="10325" calcext:value-type="float">
            <text:p>10325</text:p>
          </table:table-cell>
          <table:table-cell office:value-type="string" calcext:value-type="string">
            <text:p>MARTENOT</text:p>
          </table:table-cell>
          <table:table-cell office:value-type="string" calcext:value-type="string">
            <text:p>Michel, Pie</text:p>
          </table:table-cell>
          <table:table-cell table:number-columns-repeated="3"/>
          <table:table-cell office:value-type="string" calcext:value-type="string">
            <text:p>Rue Montmartre, 77 (1860) / Rue de Richelieu, 92 (1839)</text:p>
          </table:table-cell>
          <table:table-cell office:value-type="string" calcext:value-type="string">
            <text:p>Rue de la Monnaie, 19</text:p>
          </table:table-cell>
          <table:table-cell office:value-type="string" calcext:value-type="string">
            <text:p>AN F18 1800 / Almanach du commerce, 1839</text:p>
          </table:table-cell>
          <table:table-cell office:value-type="string" calcext:value-type="string">
            <text:p>Ecrvain lithographe, il a fait une première demande en 1828.</text:p>
          </table:table-cell>
          <table:table-cell office:value-type="string" calcext:value-type="string">
            <text:p>Son père est bonnetier</text:p>
          </table:table-cell>
          <table:table-cell/>
        </table:table-row>
        <table:table-row table:style-name="ro1">
          <table:table-cell office:value-type="float" office:value="10326" calcext:value-type="float">
            <text:p>10326</text:p>
          </table:table-cell>
          <table:table-cell office:value-type="string" calcext:value-type="string">
            <text:p>MARTIN DE BASSEVILLE</text:p>
          </table:table-cell>
          <table:table-cell office:value-type="string" calcext:value-type="string">
            <text:p>Pierre</text:p>
          </table:table-cell>
          <table:table-cell table:style-name="ce5" office:value-type="string" calcext:value-type="string">
            <text:p>1848-06-04 00:00:00</text:p>
          </table:table-cell>
          <table:table-cell table:style-name="ce5" office:value-type="string" calcext:value-type="string">
            <text:p>1853-06-08 00:00:00</text:p>
          </table:table-cell>
          <table:table-cell/>
          <table:table-cell office:value-type="string" calcext:value-type="string">
            <text:p>galerie des Panoramas, 24 <text:s/>/</text:p>
          </table:table-cell>
          <table:table-cell/>
          <table:table-cell office:value-type="string" calcext:value-type="string">
            <text:p>AN F18 1800</text:p>
          </table:table-cell>
          <table:table-cell office:value-type="string" calcext:value-type="string">
            <text:p>Employé du ministère, il a été écrivain lithographe chez le sieur Bal.</text:p>
          </table:table-cell>
          <table:table-cell office:value-type="string" calcext:value-type="string">
            <text:p>Son père est propriétaire / Il est marié et père de 4 enfants</text:p>
          </table:table-cell>
          <table:table-cell/>
        </table:table-row>
        <table:table-row table:style-name="ro1">
          <table:table-cell office:value-type="float" office:value="10327" calcext:value-type="float">
            <text:p>10327</text:p>
          </table:table-cell>
          <table:table-cell office:value-type="string" calcext:value-type="string">
            <text:p>MARTINOU</text:p>
          </table:table-cell>
          <table:table-cell office:value-type="string" calcext:value-type="string">
            <text:p>Jacques, Raymond</text:p>
          </table:table-cell>
          <table:table-cell table:number-columns-repeated="3"/>
          <table:table-cell office:value-type="string" calcext:value-type="string">
            <text:p>Rue du Boulevard, 17</text:p>
          </table:table-cell>
          <table:table-cell office:value-type="string" calcext:value-type="string">
            <text:p>Rue lemercier, 29</text:p>
          </table:table-cell>
          <table:table-cell office:value-type="string" calcext:value-type="string">
            <text:p>AN F18 1800</text:p>
          </table:table-cell>
          <table:table-cell office:value-type="string" calcext:value-type="string">
            <text:p>Il est l'inventeur d'une voiture à vapeur. / Il était employé au Journal L'Echo français. / Il a fait faillite en 1858. / Il a l'autorisation de posséder une presse en taille-douce en 1854 / Il a racheté l'atelier de la Veuve Chausseblanche 1700 frs</text:p>
          </table:table-cell>
          <table:table-cell office:value-type="string" calcext:value-type="string">
            <text:p>Il est veuf avec 4 enfants</text:p>
          </table:table-cell>
          <table:table-cell office:value-type="string" calcext:value-type="string">
            <text:p>Le dossier Leroy est dans ce dossier</text:p>
          </table:table-cell>
        </table:table-row>
        <table:table-row table:style-name="ro1">
          <table:table-cell office:value-type="float" office:value="10328" calcext:value-type="float">
            <text:p>10328</text:p>
          </table:table-cell>
          <table:table-cell office:value-type="string" calcext:value-type="string">
            <text:p>MARVILLE</text:p>
          </table:table-cell>
          <table:table-cell office:value-type="string" calcext:value-type="string">
            <text:p>Pierre, Joseph, Ferdinand</text:p>
          </table:table-cell>
          <table:table-cell table:number-columns-repeated="3"/>
          <table:table-cell office:value-type="string" calcext:value-type="string">
            <text:p>Place Baudoyer, 7 /</text:p>
          </table:table-cell>
          <table:table-cell/>
          <table:table-cell office:value-type="string" calcext:value-type="string">
            <text:p>AN F18 1800</text:p>
          </table:table-cell>
          <table:table-cell office:value-type="string" calcext:value-type="string">
            <text:p>Commis-teneur de livres, il a obtenu son brevet en échange de celui qu'il possédait à St Quentin. <text:s/>/ Il est spécialisé dans les travaux de ville.</text:p>
          </table:table-cell>
          <table:table-cell office:value-type="string" calcext:value-type="string">
            <text:p>Son père est instituteur</text:p>
          </table:table-cell>
          <table:table-cell office:value-type="string" calcext:value-type="string">
            <text:p>Voir dossier St Quentin (Aisne) 21/01/1837</text:p>
          </table:table-cell>
        </table:table-row>
        <table:table-row table:style-name="ro1">
          <table:table-cell office:value-type="float" office:value="10329" calcext:value-type="float">
            <text:p>10329</text:p>
          </table:table-cell>
          <table:table-cell office:value-type="string" calcext:value-type="string">
            <text:p>MASSIAS</text:p>
          </table:table-cell>
          <table:table-cell office:value-type="string" calcext:value-type="string">
            <text:p>Jacques, Casimir</text:p>
          </table:table-cell>
          <table:table-cell/>
          <table:table-cell table:style-name="ce5" office:value-type="string" calcext:value-type="string">
            <text:p>1853-12-12 00:00:00</text:p>
          </table:table-cell>
          <table:table-cell table:number-columns-repeated="3"/>
          <table:table-cell office:value-type="string" calcext:value-type="string">
            <text:p>AN F18 1801</text:p>
          </table:table-cell>
          <table:table-cell office:value-type="string" calcext:value-type="string">
            <text:p>Il a été 10 ans ouvrier lithographe à Nîmes. <text:s/>/ Son brevet a été annulé.</text:p>
          </table:table-cell>
          <table:table-cell table:number-columns-repeated="2"/>
        </table:table-row>
        <table:table-row table:style-name="ro1">
          <table:table-cell office:value-type="float" office:value="10330" calcext:value-type="float">
            <text:p>10330</text:p>
          </table:table-cell>
          <table:table-cell office:value-type="string" calcext:value-type="string">
            <text:p>MASSON</text:p>
          </table:table-cell>
          <table:table-cell office:value-type="string" calcext:value-type="string">
            <text:p>Mathieu</text:p>
          </table:table-cell>
          <table:table-cell table:number-columns-repeated="3"/>
          <table:table-cell office:value-type="string" calcext:value-type="string">
            <text:p>Rue de Valois, 48</text:p>
          </table:table-cell>
          <table:table-cell office:value-type="string" calcext:value-type="string">
            <text:p>Rue Guénégaud, 31</text:p>
          </table:table-cell>
          <table:table-cell office:value-type="string" calcext:value-type="string">
            <text:p>AN F18 1801</text:p>
          </table:table-cell>
          <table:table-cell office:value-type="string" calcext:value-type="string">
            <text:p>Il a l'autorisation de posséder une presse en taille-douce en 1854 / Il a travaillé 10 ans comme ouvrier lithographe chez le Sieur Thuillier et est associé au Sieur <text:s/>Dextré depuis 2 mois.</text:p>
          </table:table-cell>
          <table:table-cell office:value-type="string" calcext:value-type="string">
            <text:p>Son père était meunier et cultivateur</text:p>
          </table:table-cell>
          <table:table-cell/>
        </table:table-row>
        <table:table-row table:style-name="ro1">
          <table:table-cell office:value-type="float" office:value="10331" calcext:value-type="float">
            <text:p>10331</text:p>
          </table:table-cell>
          <table:table-cell office:value-type="string" calcext:value-type="string">
            <text:p>MATHIEU</text:p>
          </table:table-cell>
          <table:table-cell office:value-type="string" calcext:value-type="string">
            <text:p>Bernard, Charles</text:p>
          </table:table-cell>
          <table:table-cell table:number-columns-repeated="3"/>
          <table:table-cell office:value-type="string" calcext:value-type="string">
            <text:p>Rue du Four SG, 15</text:p>
          </table:table-cell>
          <table:table-cell office:value-type="string" calcext:value-type="string">
            <text:p>Rue des Beaux-Arts, 17</text:p>
          </table:table-cell>
          <table:table-cell office:value-type="string" calcext:value-type="string">
            <text:p>AN F18 1801</text:p>
          </table:table-cell>
          <table:table-cell office:value-type="string" calcext:value-type="string">
            <text:p>Il possède une autorisation de vendre des livres de messe illustrés dédiés à l'Empereur / Il a été ouvrier lithographe puis <text:s/>a dirigé l'atelier du Sieur Bastard pendant 14 ans / Il est spécialisé dans la reproduction de manuscrits anciens avec des peintures</text:p>
          </table:table-cell>
          <table:table-cell office:value-type="string" calcext:value-type="string">
            <text:p>Son père est receveur des domaines / Il a été naturalisé en 1848</text:p>
          </table:table-cell>
          <table:table-cell/>
        </table:table-row>
        <table:table-row table:style-name="ro1">
          <table:table-cell office:value-type="float" office:value="10332" calcext:value-type="float">
            <text:p>10332</text:p>
          </table:table-cell>
          <table:table-cell office:value-type="string" calcext:value-type="string">
            <text:p>MATHIS</text:p>
          </table:table-cell>
          <table:table-cell office:value-type="string" calcext:value-type="string">
            <text:p>Jean, Alexandre</text:p>
          </table:table-cell>
          <table:table-cell table:number-columns-repeated="3"/>
          <table:table-cell office:value-type="string" calcext:value-type="string">
            <text:p>rue Michel le Comte, 25 <text:s/>/</text:p>
          </table:table-cell>
          <table:table-cell/>
          <table:table-cell office:value-type="string" calcext:value-type="string">
            <text:p>AN F18 1801</text:p>
          </table:table-cell>
          <table:table-cell office:value-type="string" calcext:value-type="string">
            <text:p>Il était écrivain lithographe à Reims. <text:s/>Il a épousé la veuve du Sieur Lang, suisse, ayant l'autorisation de posséder 12 presses lithographiques. Il veut fabriquer des étiquettes.</text:p>
          </table:table-cell>
          <table:table-cell office:value-type="string" calcext:value-type="string">
            <text:p>Son père est boulanger</text:p>
          </table:table-cell>
          <table:table-cell/>
        </table:table-row>
        <table:table-row table:style-name="ro1">
          <table:table-cell office:value-type="float" office:value="10333" calcext:value-type="float">
            <text:p>10333</text:p>
          </table:table-cell>
          <table:table-cell office:value-type="string" calcext:value-type="string">
            <text:p>MAUBLANC</text:p>
          </table:table-cell>
          <table:table-cell office:value-type="string" calcext:value-type="string">
            <text:p>Gilbert</text:p>
          </table:table-cell>
          <table:table-cell table:number-columns-repeated="3"/>
          <table:table-cell office:value-type="string" calcext:value-type="string">
            <text:p>Rue du Faubourg St Martin, 4</text:p>
          </table:table-cell>
          <table:table-cell office:value-type="string" calcext:value-type="string">
            <text:p>Rue de l'Echiquier, 10</text:p>
          </table:table-cell>
          <table:table-cell office:value-type="string" calcext:value-type="string">
            <text:p>AN F18 1801</text:p>
          </table:table-cell>
          <table:table-cell office:value-type="string" calcext:value-type="string">
            <text:p>Avocat, il a obtenu un matériel d'imprimeur lithographe en acquittement de sommes prêtées à un imprimeur. Il imprime des costumes étrangers et des bilboquets.</text:p>
          </table:table-cell>
          <table:table-cell office:value-type="string" calcext:value-type="string">
            <text:p>Son père est procureur au baillage de Semur en Brionnais.</text:p>
          </table:table-cell>
          <table:table-cell/>
        </table:table-row>
        <table:table-row table:style-name="ro1">
          <table:table-cell office:value-type="float" office:value="10334" calcext:value-type="float">
            <text:p>10334</text:p>
          </table:table-cell>
          <table:table-cell office:value-type="string" calcext:value-type="string">
            <text:p>MAUGARS</text:p>
          </table:table-cell>
          <table:table-cell office:value-type="string" calcext:value-type="string">
            <text:p>Louis, François, Alphonse</text:p>
          </table:table-cell>
          <table:table-cell table:number-columns-repeated="3"/>
          <table:table-cell office:value-type="string" calcext:value-type="string">
            <text:p>rue de la Croix de la Bretonnerie, 3 / <text:s/>rue de la Croix de la Bretonnerie, 3 / <text:s/>rue de la Croix de la Bretonnerie, 3 / <text:s/>rue de la Croix de la Bretonnerie, 3 /</text:p>
          </table:table-cell>
          <table:table-cell/>
          <table:table-cell office:value-type="string" calcext:value-type="string">
            <text:p>AN F18 1801</text:p>
          </table:table-cell>
          <table:table-cell office:value-type="string" calcext:value-type="string">
            <text:p>Il est libraire en 1842 / Il est spécialisé dans les images religieuses et vend des ouvrages de sainteté et d'éducationIl est libraire en 1842 / Il est spécialisé dans les images religieuses et vend des ouvrages de sainteté et d'éducationIl est libraire en 1842 / Il est spécialisé dans les images religieuses et vend des ouvrages de sainteté et d'éducationIl est libraire en 1842 / Il est spécialisé dans les images religieuses et vend des ouvrages de sainteté et d'éducation</text:p>
          </table:table-cell>
          <table:table-cell office:value-type="string" calcext:value-type="string">
            <text:p>Son père est épicier / Il est marié et père de 5 enfantsSon père est épicier / Il est marié et père de 5 enfantsSon père est épicier / Il est marié et père de 5 enfantsSon père est épicier / Il est marié et père de 5 enfants</text:p>
          </table:table-cell>
          <table:table-cell/>
        </table:table-row>
        <table:table-row table:style-name="ro1">
          <table:table-cell office:value-type="float" office:value="10335" calcext:value-type="float">
            <text:p>10335</text:p>
          </table:table-cell>
          <table:table-cell office:value-type="string" calcext:value-type="string">
            <text:p>MAULDE</text:p>
          </table:table-cell>
          <table:table-cell office:value-type="string" calcext:value-type="string">
            <text:p>Charles, Adolphe</text:p>
          </table:table-cell>
          <table:table-cell table:number-columns-repeated="3"/>
          <table:table-cell office:value-type="string" calcext:value-type="string">
            <text:p>Rue Bailleul, 9</text:p>
          </table:table-cell>
          <table:table-cell office:value-type="string" calcext:value-type="string">
            <text:p>Place du Louvre, 24</text:p>
          </table:table-cell>
          <table:table-cell office:value-type="string" calcext:value-type="string">
            <text:p>AN F18 1801</text:p>
          </table:table-cell>
          <table:table-cell office:value-type="string" calcext:value-type="string">
            <text:p>Il est également breveté libraire en 1828 et imprimeur en 1836. <text:s/>/ Il imprime en 1855, 400 000 actions de l'administration du Chemin de fer du Nord.Il est également breveté libraire en 1828 et imprimeur en 1836. <text:s/>/ Il imprime en 1855, 400 000 actions de l'administration du Chemin de fer du Nord.Il est également breveté libraire en 1828 et imprimeur en 1836. <text:s/>/ Il imprime en 1855, 400 000 actions de l'administration du Chemin de fer du Nord.Il est également breveté libraire en 1828 et imprimeur en 1836. <text:s/>/ Il imprime en 1855, 400 000 actions de l'administration du Chemin de fer du Nord.</text:p>
          </table:table-cell>
          <table:table-cell table:number-columns-repeated="2"/>
        </table:table-row>
        <table:table-row table:style-name="ro1">
          <table:table-cell office:value-type="float" office:value="10336" calcext:value-type="float">
            <text:p>10336</text:p>
          </table:table-cell>
          <table:table-cell office:value-type="string" calcext:value-type="string">
            <text:p>MAURIN</text:p>
          </table:table-cell>
          <table:table-cell office:value-type="string" calcext:value-type="string">
            <text:p>Laurent, Nicolas, Eustache</text:p>
          </table:table-cell>
          <table:table-cell table:number-columns-repeated="4"/>
          <table:table-cell office:value-type="string" calcext:value-type="string">
            <text:p>Rue Madame, 14</text:p>
          </table:table-cell>
          <table:table-cell office:value-type="string" calcext:value-type="string">
            <text:p>AN F18 1801</text:p>
          </table:table-cell>
          <table:table-cell office:value-type="string" calcext:value-type="string">
            <text:p>Il est artiste pour ses propres œuvres.</text:p>
          </table:table-cell>
          <table:table-cell office:value-type="string" calcext:value-type="string">
            <text:p>Son père était peintre</text:p>
          </table:table-cell>
          <table:table-cell/>
        </table:table-row>
        <table:table-row table:style-name="ro1">
          <table:table-cell office:value-type="float" office:value="10337" calcext:value-type="float">
            <text:p>10337</text:p>
          </table:table-cell>
          <table:table-cell office:value-type="string" calcext:value-type="string">
            <text:p>MAYER</text:p>
          </table:table-cell>
          <table:table-cell office:value-type="string" calcext:value-type="string">
            <text:p>Samuel, Jean</text:p>
          </table:table-cell>
          <table:table-cell table:style-name="ce5" office:value-type="string" calcext:value-type="string">
            <text:p>1843-08-04 00:00:00</text:p>
          </table:table-cell>
          <table:table-cell table:style-name="ce5" office:value-type="string" calcext:value-type="string">
            <text:p>1851-12-06 00:00:00</text:p>
          </table:table-cell>
          <table:table-cell table:number-columns-repeated="2"/>
          <table:table-cell office:value-type="string" calcext:value-type="string">
            <text:p>Rue des Bernardins, 6 (chez son père)</text:p>
          </table:table-cell>
          <table:table-cell office:value-type="string" calcext:value-type="string">
            <text:p>AN F18 1801</text:p>
          </table:table-cell>
          <table:table-cell office:value-type="string" calcext:value-type="string">
            <text:p>Il est contre-maître dans une lithographie</text:p>
          </table:table-cell>
          <table:table-cell table:number-columns-repeated="2"/>
        </table:table-row>
        <table:table-row table:style-name="ro1">
          <table:table-cell office:value-type="float" office:value="10338" calcext:value-type="float">
            <text:p>10338</text:p>
          </table:table-cell>
          <table:table-cell office:value-type="string" calcext:value-type="string">
            <text:p>MAYOUX</text:p>
          </table:table-cell>
          <table:table-cell office:value-type="string" calcext:value-type="string">
            <text:p>Antoine</text:p>
          </table:table-cell>
          <table:table-cell table:number-columns-repeated="3"/>
          <table:table-cell office:value-type="string" calcext:value-type="string">
            <text:p>rue Michel le Comte, 23 / <text:s/>rue Michel le Comte, 23 / <text:s/>rue Michel le Comte, 23 / <text:s/>rue Michel le Comte, 23 /</text:p>
          </table:table-cell>
          <table:table-cell/>
          <table:table-cell office:value-type="string" calcext:value-type="string">
            <text:p>AN F18 1801</text:p>
          </table:table-cell>
          <table:table-cell office:value-type="string" calcext:value-type="string">
            <text:p>Il a été commis-voyageur en librairie pendant 12 ans chez le Sieur Delaporte. Il est associé avec Honoré, successeur de Delaporte / Il est également breveté taille-doucier en 1868 et libraire en 1860.Il a été commis-voyageur en librairie pendant 12 ans chez le Sieur Delaporte. Il est associé avec Honoré, successeur de Delaporte / Il est également breveté taille-doucier en 1868 et libraire en 1860.Il a été commis-voyageur en librairie pendant 12 ans chez le Sieur Delaporte. Il est associé avec Honoré, successeur de Delaporte / Il est également breveté taille-doucier en 1868 et libraire en 1860.Il a été commis-voyageur en librairie pendant 12 ans chez le Sieur Delaporte. Il est associé avec Honoré, successeur de Delaporte / Il est également breveté taille-doucier en 1868 et libraire en 1860.</text:p>
          </table:table-cell>
          <table:table-cell office:value-type="string" calcext:value-type="string">
            <text:p>Son père était boulanger</text:p>
          </table:table-cell>
          <table:table-cell/>
        </table:table-row>
        <table:table-row table:style-name="ro1">
          <table:table-cell office:value-type="float" office:value="10339" calcext:value-type="float">
            <text:p>10339</text:p>
          </table:table-cell>
          <table:table-cell office:value-type="string" calcext:value-type="string">
            <text:p>MEDINA</text:p>
          </table:table-cell>
          <table:table-cell office:value-type="string" calcext:value-type="string">
            <text:p>Dominique, Auguste</text:p>
          </table:table-cell>
          <table:table-cell table:number-columns-repeated="3"/>
          <table:table-cell office:value-type="string" calcext:value-type="string">
            <text:p>rue St Martin, 211 (1868) / Rue de Chabert, 18 (1868)rue St Martin, 211 (1868) / Rue de Chabert, 18 (1868)rue St Martin, 211 (1868) / Rue de Chabert, 18 (1868)rue St Martin, 211 (1868) / Rue de Chabert, 18 (1868)</text:p>
          </table:table-cell>
          <table:table-cell/>
          <table:table-cell office:value-type="string" calcext:value-type="string">
            <text:p>AN F18 1802</text:p>
          </table:table-cell>
          <table:table-cell office:value-type="string" calcext:value-type="string">
            <text:p>Il a travaillé 10 ans dans plusieurs lithographies. Il possède 8000 frs et veut 2 presses pour imprimer des cartes de visite, des factures et des en-têtes. / Il a été ouvrier lithographe 23 ans. Il se trouve trop épuisé par le travail, hors d'état de supporter les fatigues occasionnées par l'emploi des nouvelles machines.Il a travaillé 10 ans dans plusieurs lithographies. Il possède 8000 frs et veut 2 presses pour imprimer des cartes de visite, des factures et des en-têtes. / Il a été ouvrier lithographe 23 ans. Il se trouve trop épuisé par le travail, hors d'état de supporter les fatigues occasionnées par l'emploi des nouvelles machines.Il a travaillé 10 ans dans plusieurs lithographies. Il possède 8000 frs et veut 2 presses pour imprimer des cartes de visite, des factures et des en-têtes. / Il a été ouvrier lithographe 23 ans. Il se trouve trop épuisé par le travail, hors d'état de supporter les fatigues occasionnées par l'emploi des nouvelles machines.Il a travaillé 10 ans dans plusieurs lithographies. Il possède 8000 frs et veut 2 presses pour imprimer des cartes de visite, des factures et des en-têtes. / Il a été ouvrier lithographe 23 ans. Il se trouve trop épuisé par le travail, hors d'état de supporter les fatigues occasionnées par l'emploi des nouvelles machines.</text:p>
          </table:table-cell>
          <table:table-cell office:value-type="string" calcext:value-type="string">
            <text:p>Son père était d'origine espagnole et exerçait le métier de serrurier. Il a été naturalisé en 1847.</text:p>
          </table:table-cell>
          <table:table-cell/>
        </table:table-row>
        <table:table-row table:style-name="ro1">
          <table:table-cell office:value-type="float" office:value="10340" calcext:value-type="float">
            <text:p>10340</text:p>
          </table:table-cell>
          <table:table-cell office:value-type="string" calcext:value-type="string">
            <text:p>MEGRET</text:p>
          </table:table-cell>
          <table:table-cell office:value-type="string" calcext:value-type="string">
            <text:p>Nicolas, Aimable</text:p>
          </table:table-cell>
          <table:table-cell table:number-columns-repeated="3"/>
          <table:table-cell office:value-type="string" calcext:value-type="string">
            <text:p>Rue Vivienne, terrasse Vivienne, 5</text:p>
          </table:table-cell>
          <table:table-cell office:value-type="string" calcext:value-type="string">
            <text:p>Cité Bergère, 5</text:p>
          </table:table-cell>
          <table:table-cell office:value-type="string" calcext:value-type="string">
            <text:p>AN F18 1802</text:p>
          </table:table-cell>
          <table:table-cell office:value-type="string" calcext:value-type="string">
            <text:p>Il a exercé la profession d'écrivain lithographe.</text:p>
          </table:table-cell>
          <table:table-cell table:number-columns-repeated="2"/>
        </table:table-row>
        <table:table-row table:style-name="ro1">
          <table:table-cell office:value-type="float" office:value="10341" calcext:value-type="float">
            <text:p>10341</text:p>
          </table:table-cell>
          <table:table-cell office:value-type="string" calcext:value-type="string">
            <text:p>MELIN</text:p>
          </table:table-cell>
          <table:table-cell office:value-type="string" calcext:value-type="string">
            <text:p>Victor, Jean-Baptiste</text:p>
          </table:table-cell>
          <table:table-cell table:number-columns-repeated="3"/>
          <table:table-cell office:value-type="string" calcext:value-type="string">
            <text:p>rue Chapon, 17 / <text:s/>rue Chapon, 17 / <text:s/>rue Chapon, 17 / <text:s/>rue Chapon, 17 /</text:p>
          </table:table-cell>
          <table:table-cell/>
          <table:table-cell office:value-type="string" calcext:value-type="string">
            <text:p>AN F18 1802</text:p>
          </table:table-cell>
          <table:table-cell office:value-type="string" calcext:value-type="string">
            <text:p>Il veut se spécialiser dans les chromolithographies et les <text:s/>étiquettes.</text:p>
          </table:table-cell>
          <table:table-cell table:number-columns-repeated="2"/>
        </table:table-row>
        <table:table-row table:style-name="ro1">
          <table:table-cell office:value-type="float" office:value="10342" calcext:value-type="float">
            <text:p>10342</text:p>
          </table:table-cell>
          <table:table-cell office:value-type="string" calcext:value-type="string">
            <text:p>MELON DE PRADOU</text:p>
          </table:table-cell>
          <table:table-cell office:value-type="string" calcext:value-type="string">
            <text:p>Emile</text:p>
          </table:table-cell>
          <table:table-cell table:number-columns-repeated="3"/>
          <table:table-cell office:value-type="string" calcext:value-type="string">
            <text:p>boulevard Poissonnière, 14 / <text:s/>boulevard Poissonnière, 14 / <text:s/>boulevard Poissonnière, 14 / <text:s/>boulevard Poissonnière, 14 /</text:p>
          </table:table-cell>
          <table:table-cell/>
          <table:table-cell office:value-type="string" calcext:value-type="string">
            <text:p>AN F18 1802</text:p>
          </table:table-cell>
          <table:table-cell office:value-type="string" calcext:value-type="string">
            <text:p>Il possède l'autorisation de faire usage d'une presse autographique car il est président du Cercle du commerce et de l'industrie et souhaite imprimer des listes d'acheteurs étrangers.</text:p>
          </table:table-cell>
          <table:table-cell table:number-columns-repeated="2"/>
        </table:table-row>
        <table:table-row table:style-name="ro1">
          <table:table-cell office:value-type="float" office:value="10343" calcext:value-type="float">
            <text:p>10343</text:p>
          </table:table-cell>
          <table:table-cell office:value-type="string" calcext:value-type="string">
            <text:p>MELOTTE</text:p>
          </table:table-cell>
          <table:table-cell office:value-type="string" calcext:value-type="string">
            <text:p>Jules, Michel, Isidore</text:p>
          </table:table-cell>
          <table:table-cell table:number-columns-repeated="3"/>
          <table:table-cell office:value-type="string" calcext:value-type="string">
            <text:p>rue St Sauveur, 56</text:p>
          </table:table-cell>
          <table:table-cell/>
          <table:table-cell office:value-type="string" calcext:value-type="string">
            <text:p>AN F18 1802</text:p>
          </table:table-cell>
          <table:table-cell office:value-type="string" calcext:value-type="string">
            <text:p>Dessinateur lithographe, il était breveté lithographe à St Quentin (Aisne).</text:p>
          </table:table-cell>
          <table:table-cell table:number-columns-repeated="2"/>
        </table:table-row>
        <table:table-row table:style-name="ro1">
          <table:table-cell office:value-type="float" office:value="10344" calcext:value-type="float">
            <text:p>10344</text:p>
          </table:table-cell>
          <table:table-cell office:value-type="string" calcext:value-type="string">
            <text:p>MENDES</text:p>
          </table:table-cell>
          <table:table-cell office:value-type="string" calcext:value-type="string">
            <text:p>Arnaud, Marie, Oscar</text:p>
          </table:table-cell>
          <table:table-cell table:style-name="ce5" office:value-type="string" calcext:value-type="string">
            <text:p>1840-02-12 00:00:00</text:p>
          </table:table-cell>
          <table:table-cell table:number-columns-repeated="3"/>
          <table:table-cell office:value-type="string" calcext:value-type="string">
            <text:p>Rue Rambuteau, 23</text:p>
          </table:table-cell>
          <table:table-cell office:value-type="string" calcext:value-type="string">
            <text:p>AN F18 1802</text:p>
          </table:table-cell>
          <table:table-cell office:value-type="string" calcext:value-type="string">
            <text:p>Il a travaillé 7 ans comme ouvrier lithographe chez le Sieur Potot, fabricant de papiers pour confiseurs.</text:p>
          </table:table-cell>
          <table:table-cell office:value-type="string" calcext:value-type="string">
            <text:p>Son père était marchand</text:p>
          </table:table-cell>
          <table:table-cell/>
        </table:table-row>
        <table:table-row table:style-name="ro1">
          <table:table-cell office:value-type="float" office:value="10345" calcext:value-type="float">
            <text:p>10345</text:p>
          </table:table-cell>
          <table:table-cell office:value-type="string" calcext:value-type="string">
            <text:p>MENDOUZE</text:p>
          </table:table-cell>
          <table:table-cell office:value-type="string" calcext:value-type="string">
            <text:p>Barthélémy, Louis</text:p>
          </table:table-cell>
          <table:table-cell table:style-name="ce5" office:value-type="string" calcext:value-type="string">
            <text:p>1828-06-05 00:00:00</text:p>
          </table:table-cell>
          <table:table-cell table:number-columns-repeated="2"/>
          <table:table-cell office:value-type="string" calcext:value-type="string">
            <text:p>rue St Pierre Montmartre, 10 (1828) / Rue de Seine, 68 (1824) / <text:s/>rue St Pierre Montmartre, 10 (1828) / Rue de Seine, 68 (1824) / <text:s/>rue St Pierre Montmartre, 10 (1828) / Rue de Seine, 68 (1824) / <text:s/>rue St Pierre Montmartre, 10 (1828) / Rue de Seine, 68 (1824) /</text:p>
          </table:table-cell>
          <table:table-cell/>
          <table:table-cell office:value-type="string" calcext:value-type="string">
            <text:p>AN F18 1802</text:p>
          </table:table-cell>
          <table:table-cell office:value-type="string" calcext:value-type="string">
            <text:p>Il est peintre et dessinateur. / Il a fait une première demande en 1824 mais le nombre de lithographes était suffisant (en 1828: 28 lithographes à Paris et 54 dans les départements)Il est peintre et dessinateur. / Il a fait une première demande en 1824 mais le nombre de lithographes était suffisant (en 1828: 28 lithographes à Paris et 54 dans les départements)Il est peintre et dessinateur. / Il a fait une première demande en 1824 mais le nombre de lithographes était suffisant (en 1828: 28 lithographes à Paris et 54 dans les départements)Il est peintre et dessinateur. / Il a fait une première demande en 1824 mais le nombre de lithographes était suffisant (en 1828: 28 lithographes à Paris et 54 dans les départements)</text:p>
          </table:table-cell>
          <table:table-cell office:value-type="string" calcext:value-type="string">
            <text:p>Son père était orfèvre, il a été victime de la Révolution.</text:p>
          </table:table-cell>
          <table:table-cell/>
        </table:table-row>
        <table:table-row table:style-name="ro1">
          <table:table-cell office:value-type="float" office:value="10346" calcext:value-type="float">
            <text:p>10346</text:p>
          </table:table-cell>
          <table:table-cell office:value-type="string" calcext:value-type="string">
            <text:p>MENET</text:p>
          </table:table-cell>
          <table:table-cell office:value-type="string" calcext:value-type="string">
            <text:p>Henri</text:p>
          </table:table-cell>
          <table:table-cell/>
          <table:table-cell table:style-name="ce5" office:value-type="string" calcext:value-type="string">
            <text:p>1857-03-12 00:00:00</text:p>
          </table:table-cell>
          <table:table-cell/>
          <table:table-cell office:value-type="string" calcext:value-type="string">
            <text:p>rue des Petites Ecuries, 13 <text:s/>/ <text:s/>rue des Petites Ecuries, 13 <text:s/>/ <text:s/>rue des Petites Ecuries, 13 <text:s/>/ <text:s/>rue des Petites Ecuries, 13 <text:s/>/</text:p>
          </table:table-cell>
          <table:table-cell/>
          <table:table-cell office:value-type="string" calcext:value-type="string">
            <text:p>AN F18 1802</text:p>
          </table:table-cell>
          <table:table-cell office:value-type="string" calcext:value-type="string">
            <text:p>Marchand papetier, il souhaite exploiter cinq presses.</text:p>
          </table:table-cell>
          <table:table-cell table:number-columns-repeated="2"/>
        </table:table-row>
        <table:table-row table:style-name="ro1">
          <table:table-cell office:value-type="float" office:value="10347" calcext:value-type="float">
            <text:p>10347</text:p>
          </table:table-cell>
          <table:table-cell office:value-type="string" calcext:value-type="string">
            <text:p>MEOT Veuve DALLEMAGNE</text:p>
          </table:table-cell>
          <table:table-cell office:value-type="string" calcext:value-type="string">
            <text:p>Anne, Sophie</text:p>
          </table:table-cell>
          <table:table-cell table:style-name="ce5" office:value-type="string" calcext:value-type="string">
            <text:p>1864-09-09 00:00:00</text:p>
          </table:table-cell>
          <table:table-cell table:number-columns-repeated="2"/>
          <table:table-cell office:value-type="string" calcext:value-type="string">
            <text:p>rue St Martin, 206 <text:s/>/ <text:s/>rue St Martin, 206 <text:s/>/ <text:s/>rue St Martin, 206 <text:s/>/ <text:s/>rue St Martin, 206 <text:s/>/</text:p>
          </table:table-cell>
          <table:table-cell/>
          <table:table-cell office:value-type="string" calcext:value-type="string">
            <text:p>AN F18 1802</text:p>
          </table:table-cell>
          <table:table-cell office:value-type="string" calcext:value-type="string">
            <text:p>Elle est brevetée imprimeur en taille-douce en 1864 et exploite ces deux brevets avec ses fils.</text:p>
          </table:table-cell>
          <table:table-cell table:number-columns-repeated="2"/>
        </table:table-row>
        <table:table-row table:style-name="ro1">
          <table:table-cell office:value-type="float" office:value="10348" calcext:value-type="float">
            <text:p>10348</text:p>
          </table:table-cell>
          <table:table-cell office:value-type="string" calcext:value-type="string">
            <text:p>MERANTIER</text:p>
          </table:table-cell>
          <table:table-cell office:value-type="string" calcext:value-type="string">
            <text:p>Pierre, Hyacinthe</text:p>
          </table:table-cell>
          <table:table-cell table:number-columns-repeated="3"/>
          <table:table-cell office:value-type="string" calcext:value-type="string">
            <text:p>rue Chapon, 17 <text:s/>/ <text:s/>rue Chapon, 17 <text:s/>/ <text:s/>rue Chapon, 17 <text:s/>/ <text:s/>rue Chapon, 17 <text:s/>/</text:p>
          </table:table-cell>
          <table:table-cell/>
          <table:table-cell office:value-type="string" calcext:value-type="string">
            <text:p>AN F18 1802</text:p>
          </table:table-cell>
          <table:table-cell office:value-type="string" calcext:value-type="string">
            <text:p>Clerc d'huissier, il a été agent d'affaires impliqué dans une banqueroute. Il tient également un magasin de papiers fantaisie. / Il a acheté l'établissement du SIeur Berle, le 30 avril 1843 24 000 fr, s rue Transnonain. / Sa spécialité est le papier pour éventails, impression en or et argent et cartonnages fins.Clerc d'huissier, il a été agent d'affaires impliqué dans une banqueroute. Il tient également un magasin de papiers fantaisie. / Il a acheté l'établissement du SIeur Berle, le 30 avril 1843 24 000 fr, s rue Transnonain. / Sa spécialité est le papier pour éventails, impression en or et argent et cartonnages fins.Clerc d'huissier, il a été agent d'affaires impliqué dans une banqueroute. Il tient également un magasin de papiers fantaisie. / Il a acheté l'établissement du SIeur Berle, le 30 avril 1843 24 000 fr, s rue Transnonain. / Sa spécialité est le papier pour éventails, impression en or et argent et cartonnages fins.Clerc d'huissier, il a été agent d'affaires impliqué dans une banqueroute. Il tient également un magasin de papiers fantaisie. / Il a acheté l'établissement du SIeur Berle, le 30 avril 1843 24 000 fr, s rue Transnonain. / Sa spécialité est le papier pour éventails, impression en or et argent et cartonnages fins.</text:p>
          </table:table-cell>
          <table:table-cell office:value-type="string" calcext:value-type="string">
            <text:p>Son père était maréchal des logis.</text:p>
          </table:table-cell>
          <table:table-cell/>
        </table:table-row>
        <table:table-row table:style-name="ro1">
          <table:table-cell office:value-type="float" office:value="10349" calcext:value-type="float">
            <text:p>10349</text:p>
          </table:table-cell>
          <table:table-cell office:value-type="string" calcext:value-type="string">
            <text:p>MERCIER</text:p>
          </table:table-cell>
          <table:table-cell office:value-type="string" calcext:value-type="string">
            <text:p>Charles, Joseph, Tranquille</text:p>
          </table:table-cell>
          <table:table-cell table:style-name="ce5" office:value-type="string" calcext:value-type="string">
            <text:p>1840-07-01 00:00:00</text:p>
          </table:table-cell>
          <table:table-cell table:number-columns-repeated="2"/>
          <table:table-cell office:value-type="string" calcext:value-type="string">
            <text:p>Rue Quincampoix, 50 (1853) / Quai de Jemmapes, 198 (1853)Rue Quincampoix, 50 (1853) / Quai de Jemmapes, 198 (1853)Rue Quincampoix, 50 (1853) / Quai de Jemmapes, 198 (1853)</text:p>
          </table:table-cell>
          <table:table-cell office:value-type="string" calcext:value-type="string">
            <text:p>Passage de l'Entrpôt des marais, 1</text:p>
          </table:table-cell>
          <table:table-cell office:value-type="string" calcext:value-type="string">
            <text:p>AN F18 1802</text:p>
          </table:table-cell>
          <table:table-cell office:value-type="string" calcext:value-type="string">
            <text:p>Il est marchand papetier 10 rue St Martin. / Sa femme fait des registres à l'usage d'industries en autographie.Il est marchand papetier 10 rue St Martin. / Sa femme fait des registres à l'usage d'industries en autographie.Il est marchand papetier 10 rue St Martin. / Sa femme fait des registres à l'usage d'industries en autographie.</text:p>
          </table:table-cell>
          <table:table-cell office:value-type="string" calcext:value-type="string">
            <text:p>Son père était ménager</text:p>
          </table:table-cell>
          <table:table-cell/>
        </table:table-row>
        <table:table-row table:style-name="ro1">
          <table:table-cell office:value-type="float" office:value="10350" calcext:value-type="float">
            <text:p>10350</text:p>
          </table:table-cell>
          <table:table-cell office:value-type="string" calcext:value-type="string">
            <text:p>MERCIER</text:p>
          </table:table-cell>
          <table:table-cell office:value-type="string" calcext:value-type="string">
            <text:p>François, Joseph, Emile</text:p>
          </table:table-cell>
          <table:table-cell table:number-columns-repeated="3"/>
          <table:table-cell office:value-type="string" calcext:value-type="string">
            <text:p>rue de la Ville l'Eveque, 9 / <text:s/>rue de la Ville l'Eveque, 9 / <text:s/>rue de la Ville l'Eveque, 9 /</text:p>
          </table:table-cell>
          <table:table-cell/>
          <table:table-cell office:value-type="string" calcext:value-type="string">
            <text:p>AN F18 1802</text:p>
          </table:table-cell>
          <table:table-cell office:value-type="string" calcext:value-type="string">
            <text:p>Il a été ouvrier lithographe mais aussi dessinateur et écrivain chez Collet prendant 13 ans.</text:p>
          </table:table-cell>
          <table:table-cell table:number-columns-repeated="2"/>
        </table:table-row>
        <table:table-row table:style-name="ro1">
          <table:table-cell office:value-type="float" office:value="10351" calcext:value-type="float">
            <text:p>10351</text:p>
          </table:table-cell>
          <table:table-cell office:value-type="string" calcext:value-type="string">
            <text:p>MERCIER</text:p>
          </table:table-cell>
          <table:table-cell office:value-type="string" calcext:value-type="string">
            <text:p>Nicolas</text:p>
          </table:table-cell>
          <table:table-cell table:style-name="ce5" office:value-type="string" calcext:value-type="string">
            <text:p>1834-11-08 00:00:00</text:p>
          </table:table-cell>
          <table:table-cell table:number-columns-repeated="2"/>
          <table:table-cell office:value-type="string" calcext:value-type="string">
            <text:p>Rue Geoffroy l'Angevin, 7 (1855) / Quai des AugustinsRue Geoffroy l'Angevin, 7 (1855) / Quai des AugustinsRue Geoffroy l'Angevin, 7 (1855) / Quai des Augustins</text:p>
          </table:table-cell>
          <table:table-cell office:value-type="string" calcext:value-type="string">
            <text:p>Rue Copeau, 36</text:p>
          </table:table-cell>
          <table:table-cell office:value-type="string" calcext:value-type="string">
            <text:p>AN F18 1802</text:p>
          </table:table-cell>
          <table:table-cell office:value-type="string" calcext:value-type="string">
            <text:p>Il a travillé 12 ans comme ouvrier lithographe chez le Sieur Langlumé, puis <text:s/>chez Raverot à Tours puischez <text:s/>Delaunay (pour 5 frs par jour) / Il veut faire imprimer des dessins pour les marchands d'estampes.Il a travillé 12 ans comme ouvrier lithographe chez le Sieur Langlumé, puis <text:s/>chez Raverot à Tours puischez <text:s/>Delaunay (pour 5 frs par jour) / Il veut faire imprimer des dessins pour les marchands d'estampes.Il a travillé 12 ans comme ouvrier lithographe chez le Sieur Langlumé, puis <text:s/>chez Raverot à Tours puischez <text:s/>Delaunay (pour 5 frs par jour) / Il veut faire imprimer des dessins pour les marchands d'estampes.</text:p>
          </table:table-cell>
          <table:table-cell office:value-type="string" calcext:value-type="string">
            <text:p>Son père était tisserand</text:p>
          </table:table-cell>
          <table:table-cell/>
        </table:table-row>
        <table:table-row table:style-name="ro1">
          <table:table-cell office:value-type="float" office:value="10352" calcext:value-type="float">
            <text:p>10352</text:p>
          </table:table-cell>
          <table:table-cell office:value-type="string" calcext:value-type="string">
            <text:p>MERCKEL</text:p>
          </table:table-cell>
          <table:table-cell office:value-type="string" calcext:value-type="string">
            <text:p>Benjamin, Eugène</text:p>
          </table:table-cell>
          <table:table-cell table:number-columns-repeated="3"/>
          <table:table-cell office:value-type="string" calcext:value-type="string">
            <text:p>rue Ste Placide, 14 (1868) / Rue des Margurites, 4 / <text:s/>rue Ste Placide, 14 (1868) / Rue des Margurites, 4 / <text:s/>rue Ste Placide, 14 (1868) / Rue des Margurites, 4 /</text:p>
          </table:table-cell>
          <table:table-cell/>
          <table:table-cell office:value-type="string" calcext:value-type="string">
            <text:p>AN F18 1802</text:p>
          </table:table-cell>
          <table:table-cell office:value-type="string" calcext:value-type="string">
            <text:p>Il a été employé 11 ans chez le Sieur Bosc comme apprenti, à 18 ans il gagne 5 francs par jour.</text:p>
          </table:table-cell>
          <table:table-cell office:value-type="string" calcext:value-type="string">
            <text:p>Ses parents étant très pauvres, il a été élevé au patronage de ND de Grâce</text:p>
          </table:table-cell>
          <table:table-cell/>
        </table:table-row>
        <table:table-row table:style-name="ro1">
          <table:table-cell office:value-type="float" office:value="10353" calcext:value-type="float">
            <text:p>10353</text:p>
          </table:table-cell>
          <table:table-cell office:value-type="string" calcext:value-type="string">
            <text:p>MERVILLE</text:p>
          </table:table-cell>
          <table:table-cell office:value-type="string" calcext:value-type="string">
            <text:p>Louis, Joseph</text:p>
          </table:table-cell>
          <table:table-cell table:number-columns-repeated="3"/>
          <table:table-cell office:value-type="string" calcext:value-type="string">
            <text:p>rue du Petit Lion St Sauveur, 24 / <text:s/>rue du Petit Lion St Sauveur, 24 / <text:s/>rue du Petit Lion St Sauveur, 24 /</text:p>
          </table:table-cell>
          <table:table-cell/>
          <table:table-cell office:value-type="string" calcext:value-type="string">
            <text:p>AN F18 1802</text:p>
          </table:table-cell>
          <table:table-cell office:value-type="string" calcext:value-type="string">
            <text:p>Il a longtemps été ouvrier et dessinateur lithographe chez le Sieur Bénard. Il a appris la lithographie chez le Sieur Desmadryl, imprimeur lithographe au Dépôt général de la guerre.</text:p>
          </table:table-cell>
          <table:table-cell office:value-type="string" calcext:value-type="string">
            <text:p>Son père était bijoutier</text:p>
          </table:table-cell>
          <table:table-cell/>
        </table:table-row>
        <table:table-row table:style-name="ro1">
          <table:table-cell office:value-type="float" office:value="10354" calcext:value-type="float">
            <text:p>10354</text:p>
          </table:table-cell>
          <table:table-cell office:value-type="string" calcext:value-type="string">
            <text:p>MERVILLE</text:p>
          </table:table-cell>
          <table:table-cell office:value-type="string" calcext:value-type="string">
            <text:p>Philippe, Louis</text:p>
          </table:table-cell>
          <table:table-cell table:number-columns-repeated="3"/>
          <table:table-cell office:value-type="string" calcext:value-type="string">
            <text:p>passage Jouffroy, 18 / Rue Montholon, 28passage Jouffroy, 18 / Rue Montholon, 28passage Jouffroy, 18 / Rue Montholon, 28</text:p>
          </table:table-cell>
          <table:table-cell office:value-type="string" calcext:value-type="string">
            <text:p>Passage Jouffroy, 18</text:p>
          </table:table-cell>
          <table:table-cell office:value-type="string" calcext:value-type="string">
            <text:p>AN F18 1802</text:p>
          </table:table-cell>
          <table:table-cell office:value-type="string" calcext:value-type="string">
            <text:p>Son magasin de papetier est situé avec son domicile 18 passage Jouffroy / Il est autorisé à vendre des paroissiens, et possède 2 pressesSon magasin de papetier est situé avec son domicile 18 passage Jouffroy / Il est autorisé à vendre des paroissiens, et possède 2 pressesSon magasin de papetier est situé avec son domicile 18 passage Jouffroy / Il est autorisé à vendre des paroissiens, et possède 2 presses</text:p>
          </table:table-cell>
          <table:table-cell table:number-columns-repeated="2"/>
        </table:table-row>
        <table:table-row table:style-name="ro1">
          <table:table-cell office:value-type="float" office:value="10355" calcext:value-type="float">
            <text:p>10355</text:p>
          </table:table-cell>
          <table:table-cell office:value-type="string" calcext:value-type="string">
            <text:p>MERYON</text:p>
          </table:table-cell>
          <table:table-cell office:value-type="string" calcext:value-type="string">
            <text:p>Charles</text:p>
          </table:table-cell>
          <table:table-cell table:number-columns-repeated="5"/>
          <table:table-cell office:value-type="string" calcext:value-type="string">
            <text:p>AN F18 1802</text:p>
          </table:table-cell>
          <table:table-cell office:value-type="string" calcext:value-type="string">
            <text:p>Il est également breveté taille-doucier en 1853</text:p>
          </table:table-cell>
          <table:table-cell table:number-columns-repeated="2"/>
        </table:table-row>
        <table:table-row table:style-name="ro1">
          <table:table-cell office:value-type="float" office:value="10356" calcext:value-type="float">
            <text:p>10356</text:p>
          </table:table-cell>
          <table:table-cell office:value-type="string" calcext:value-type="string">
            <text:p>MEVREL</text:p>
          </table:table-cell>
          <table:table-cell office:value-type="string" calcext:value-type="string">
            <text:p>Jacques, René</text:p>
          </table:table-cell>
          <table:table-cell table:number-columns-repeated="3"/>
          <table:table-cell office:value-type="string" calcext:value-type="string">
            <text:p>passage du Caire, 54 / <text:s/>passage du Caire, 54 / <text:s/>passage du Caire, 54 /</text:p>
          </table:table-cell>
          <table:table-cell/>
          <table:table-cell office:value-type="string" calcext:value-type="string">
            <text:p>AN F18 1802</text:p>
          </table:table-cell>
          <table:table-cell office:value-type="string" calcext:value-type="string">
            <text:p>Il est breveté imprimeur en lettres en 1834</text:p>
          </table:table-cell>
          <table:table-cell table:number-columns-repeated="2"/>
        </table:table-row>
        <table:table-row table:style-name="ro1">
          <table:table-cell office:value-type="float" office:value="10357" calcext:value-type="float">
            <text:p>10357</text:p>
          </table:table-cell>
          <table:table-cell office:value-type="string" calcext:value-type="string">
            <text:p>MEYER</text:p>
          </table:table-cell>
          <table:table-cell office:value-type="string" calcext:value-type="string">
            <text:p>Ernest, Guillaume</text:p>
          </table:table-cell>
          <table:table-cell table:style-name="ce5" office:value-type="string" calcext:value-type="string">
            <text:p>1851-11-10 00:00:00</text:p>
          </table:table-cell>
          <table:table-cell table:style-name="ce5" office:value-type="string" calcext:value-type="string">
            <text:p>1860-08-02 00:00:00</text:p>
          </table:table-cell>
          <table:table-cell/>
          <table:table-cell office:value-type="string" calcext:value-type="string">
            <text:p>rue de Verneuil, 22 (1858) / Rue de l'Abbaye, 3 <text:s/>/ <text:s/>rue de Verneuil, 22 (1858) / Rue de l'Abbaye, 3 <text:s/>/ <text:s/>rue de Verneuil, 22 (1858) / Rue de l'Abbaye, 3 <text:s/>/</text:p>
          </table:table-cell>
          <table:table-cell/>
          <table:table-cell office:value-type="string" calcext:value-type="string">
            <text:p>AN F18 1802</text:p>
          </table:table-cell>
          <table:table-cell office:value-type="string" calcext:value-type="string">
            <text:p>Il a été breveté Imprimeur le 22 mars 1851. / Il a été breveté Imprimeur le 22 mars 1851. / Il a été breveté Imprimeur le 22 mars 1851.</text:p>
          </table:table-cell>
          <table:table-cell table:number-columns-repeated="2"/>
        </table:table-row>
        <table:table-row table:style-name="ro1">
          <table:table-cell office:value-type="float" office:value="10358" calcext:value-type="float">
            <text:p>10358</text:p>
          </table:table-cell>
          <table:table-cell office:value-type="string" calcext:value-type="string">
            <text:p>MEYER</text:p>
          </table:table-cell>
          <table:table-cell office:value-type="string" calcext:value-type="string">
            <text:p>Isidore</text:p>
          </table:table-cell>
          <table:table-cell table:style-name="ce5" office:value-type="string" calcext:value-type="string">
            <text:p>1846-06-03 00:00:00</text:p>
          </table:table-cell>
          <table:table-cell table:number-columns-repeated="2"/>
          <table:table-cell office:value-type="string" calcext:value-type="string">
            <text:p>rue de Richelieu, 49 / Rue Croix des Petits Champs, 37 (papeterie) / <text:s/>rue de Richelieu, 49 / Rue Croix des Petits Champs, 37 (papeterie) / <text:s/>rue de Richelieu, 49 / Rue Croix des Petits Champs, 37 (papeterie) /</text:p>
          </table:table-cell>
          <table:table-cell office:value-type="string" calcext:value-type="string">
            <text:p>Rue des Vieux Augusttins, 21 (1849)</text:p>
          </table:table-cell>
          <table:table-cell office:value-type="string" calcext:value-type="string">
            <text:p>AN F18 1802</text:p>
          </table:table-cell>
          <table:table-cell office:value-type="string" calcext:value-type="string">
            <text:p>Il est breveté libraire en 1851</text:p>
          </table:table-cell>
          <table:table-cell table:number-columns-repeated="2"/>
        </table:table-row>
        <table:table-row table:style-name="ro1">
          <table:table-cell office:value-type="float" office:value="10359" calcext:value-type="float">
            <text:p>10359</text:p>
          </table:table-cell>
          <table:table-cell office:value-type="string" calcext:value-type="string">
            <text:p>MEYER</text:p>
          </table:table-cell>
          <table:table-cell office:value-type="string" calcext:value-type="string">
            <text:p>Jacques</text:p>
          </table:table-cell>
          <table:table-cell/>
          <table:table-cell table:style-name="ce5" office:value-type="string" calcext:value-type="string">
            <text:p>1860-05-03 00:00:00</text:p>
          </table:table-cell>
          <table:table-cell/>
          <table:table-cell office:value-type="string" calcext:value-type="string">
            <text:p>Rue Poissonnière, 15 (1858) / Quai de Jemmapes, 178Rue Poissonnière, 15 (1858) / Quai de Jemmapes, 178Rue Poissonnière, 15 (1858) / Quai de Jemmapes, 178</text:p>
          </table:table-cell>
          <table:table-cell office:value-type="string" calcext:value-type="string">
            <text:p>Rue du Petit Carreau, 38</text:p>
          </table:table-cell>
          <table:table-cell office:value-type="string" calcext:value-type="string">
            <text:p>AN F18 1802</text:p>
          </table:table-cell>
          <table:table-cell table:number-columns-repeated="3"/>
        </table:table-row>
        <table:table-row table:style-name="ro1">
          <table:table-cell office:value-type="float" office:value="10360" calcext:value-type="float">
            <text:p>10360</text:p>
          </table:table-cell>
          <table:table-cell office:value-type="string" calcext:value-type="string">
            <text:p>MEYRINIAC</text:p>
          </table:table-cell>
          <table:table-cell office:value-type="string" calcext:value-type="string">
            <text:p>Charles, Antoine, Louis</text:p>
          </table:table-cell>
          <table:table-cell table:number-columns-repeated="3"/>
          <table:table-cell office:value-type="string" calcext:value-type="string">
            <text:p>rue St Denis, 257 <text:s/>/ <text:s/>rue St Denis, 257 <text:s/>/ <text:s/>rue St Denis, 257 <text:s/>/</text:p>
          </table:table-cell>
          <table:table-cell/>
          <table:table-cell office:value-type="string" calcext:value-type="string">
            <text:p>AN F18 1802</text:p>
          </table:table-cell>
          <table:table-cell office:value-type="string" calcext:value-type="string">
            <text:p>Il est fabricant d'abats-jour</text:p>
          </table:table-cell>
          <table:table-cell office:value-type="string" calcext:value-type="string">
            <text:p>Son père était teneur de lettres</text:p>
          </table:table-cell>
          <table:table-cell/>
        </table:table-row>
        <table:table-row table:style-name="ro1">
          <table:table-cell office:value-type="float" office:value="10361" calcext:value-type="float">
            <text:p>10361</text:p>
          </table:table-cell>
          <table:table-cell office:value-type="string" calcext:value-type="string">
            <text:p>MIALHE</text:p>
          </table:table-cell>
          <table:table-cell office:value-type="string" calcext:value-type="string">
            <text:p>Louis</text:p>
          </table:table-cell>
          <table:table-cell table:style-name="ce5" office:value-type="string" calcext:value-type="string">
            <text:p>1835-02-02 00:00:00</text:p>
          </table:table-cell>
          <table:table-cell table:number-columns-repeated="2"/>
          <table:table-cell office:value-type="string" calcext:value-type="string">
            <text:p>rue des Martyrs, 24 <text:s/>/ <text:s/>rue des Martyrs, 24 <text:s/>/ <text:s/>rue des Martyrs, 24 <text:s/>/</text:p>
          </table:table-cell>
          <table:table-cell/>
          <table:table-cell office:value-type="string" calcext:value-type="string">
            <text:p>AN F18 1803</text:p>
          </table:table-cell>
          <table:table-cell office:value-type="string" calcext:value-type="string">
            <text:p>Il a travaillé comme ouvrier lithographe chez Engelmann et chez Lemercier / Son certificat est signé par des lithographes de Bordeaux.Il a travaillé comme ouvrier lithographe chez Engelmann et chez Lemercier / Son certificat est signé par des lithographes de Bordeaux.Il a travaillé comme ouvrier lithographe chez Engelmann et chez Lemercier / Son certificat est signé par des lithographes de Bordeaux.</text:p>
          </table:table-cell>
          <table:table-cell table:number-columns-repeated="2"/>
        </table:table-row>
        <table:table-row table:style-name="ro1">
          <table:table-cell office:value-type="float" office:value="10362" calcext:value-type="float">
            <text:p>10362</text:p>
          </table:table-cell>
          <table:table-cell office:value-type="string" calcext:value-type="string">
            <text:p>MICHAUX</text:p>
          </table:table-cell>
          <table:table-cell office:value-type="string" calcext:value-type="string">
            <text:p>Augustin, Joseph</text:p>
          </table:table-cell>
          <table:table-cell table:number-columns-repeated="4"/>
          <table:table-cell office:value-type="string" calcext:value-type="string">
            <text:p>Rue du Bois, 12 (Belleville)</text:p>
          </table:table-cell>
          <table:table-cell office:value-type="string" calcext:value-type="string">
            <text:p>AN F18 1803</text:p>
          </table:table-cell>
          <table:table-cell office:value-type="string" calcext:value-type="string">
            <text:p>Il est apprêteur d'étoffes à Belleville. Il veut l'autorisation de se servir d'une presse lithographique à Belleville pour faire des impressions de vignettes sur mouchoirs et étoffes de batiste.</text:p>
          </table:table-cell>
          <table:table-cell office:value-type="string" calcext:value-type="string">
            <text:p>Son père était cultivateur</text:p>
          </table:table-cell>
          <table:table-cell/>
        </table:table-row>
        <table:table-row table:style-name="ro1">
          <table:table-cell office:value-type="float" office:value="10363" calcext:value-type="float">
            <text:p>10363</text:p>
          </table:table-cell>
          <table:table-cell office:value-type="string" calcext:value-type="string">
            <text:p>MICHEL DE ROISSY</text:p>
          </table:table-cell>
          <table:table-cell office:value-type="string" calcext:value-type="string">
            <text:p>Anselme, Olivier, Félix</text:p>
          </table:table-cell>
          <table:table-cell table:style-name="ce5" office:value-type="string" calcext:value-type="string">
            <text:p>1830-05-04 00:00:00</text:p>
          </table:table-cell>
          <table:table-cell table:number-columns-repeated="3"/>
          <table:table-cell office:value-type="string" calcext:value-type="string">
            <text:p>Rue Cadet, 34</text:p>
          </table:table-cell>
          <table:table-cell office:value-type="string" calcext:value-type="string">
            <text:p>AN F18 1803</text:p>
          </table:table-cell>
          <table:table-cell office:value-type="string" calcext:value-type="string">
            <text:p>Il était inspecteur des postes à St Lô dans la Manche / [Dans ce dossier se trouve le brevet de Senefelder]Il était inspecteur des postes à St Lô dans la Manche / [Dans ce dossier se trouve le brevet de Senefelder]Il était inspecteur des postes à St Lô dans la Manche / [Dans ce dossier se trouve le brevet de Senefelder]</text:p>
          </table:table-cell>
          <table:table-cell table:number-columns-repeated="2"/>
        </table:table-row>
        <table:table-row table:style-name="ro1">
          <table:table-cell office:value-type="float" office:value="10364" calcext:value-type="float">
            <text:p>10364</text:p>
          </table:table-cell>
          <table:table-cell office:value-type="string" calcext:value-type="string">
            <text:p>MICHEL</text:p>
          </table:table-cell>
          <table:table-cell office:value-type="string" calcext:value-type="string">
            <text:p>Louis, Léon</text:p>
          </table:table-cell>
          <table:table-cell table:number-columns-repeated="3"/>
          <table:table-cell office:value-type="string" calcext:value-type="string">
            <text:p>passage du Caire, 64 &amp; 65 / <text:s/>passage du Caire, 64 &amp; 65 / <text:s/>passage du Caire, 64 &amp; 65 /</text:p>
          </table:table-cell>
          <table:table-cell/>
          <table:table-cell office:value-type="string" calcext:value-type="string">
            <text:p>AN F18 1803</text:p>
          </table:table-cell>
          <table:table-cell office:value-type="string" calcext:value-type="string">
            <text:p>Il a acquis l'imprimerie du Sieur <text:s/>Grellé.</text:p>
          </table:table-cell>
          <table:table-cell table:number-columns-repeated="2"/>
        </table:table-row>
        <table:table-row table:style-name="ro1">
          <table:table-cell office:value-type="float" office:value="10365" calcext:value-type="float">
            <text:p>10365</text:p>
          </table:table-cell>
          <table:table-cell office:value-type="string" calcext:value-type="string">
            <text:p>MICHELS</text:p>
          </table:table-cell>
          <table:table-cell office:value-type="string" calcext:value-type="string">
            <text:p>Louis, Alphonse</text:p>
          </table:table-cell>
          <table:table-cell table:number-columns-repeated="3"/>
          <table:table-cell office:value-type="string" calcext:value-type="string">
            <text:p>passage du Caire, 8 &amp; 10</text:p>
          </table:table-cell>
          <table:table-cell/>
          <table:table-cell office:value-type="string" calcext:value-type="string">
            <text:p>AN F18 1803</text:p>
          </table:table-cell>
          <table:table-cell office:value-type="string" calcext:value-type="string">
            <text:p>Il était prote dans l'imprimerie du Sieur Carré dont il a épousé la veuve. Il est breveté imprimeur depuis 1864.</text:p>
          </table:table-cell>
          <table:table-cell office:value-type="string" calcext:value-type="string">
            <text:p>D'origine belge, il est naturalisé français</text:p>
          </table:table-cell>
          <table:table-cell/>
        </table:table-row>
        <table:table-row table:style-name="ro1">
          <table:table-cell office:value-type="float" office:value="10366" calcext:value-type="float">
            <text:p>10366</text:p>
          </table:table-cell>
          <table:table-cell office:value-type="string" calcext:value-type="string">
            <text:p>MICOUD</text:p>
          </table:table-cell>
          <table:table-cell office:value-type="string" calcext:value-type="string">
            <text:p>Abraham</text:p>
          </table:table-cell>
          <table:table-cell table:number-columns-repeated="2"/>
          <table:table-cell office:value-type="string" calcext:value-type="string">
            <text:p>Belleville</text:p>
          </table:table-cell>
          <table:table-cell/>
          <table:table-cell office:value-type="string" calcext:value-type="string">
            <text:p>Rue de Meaux, 12</text:p>
          </table:table-cell>
          <table:table-cell office:value-type="string" calcext:value-type="string">
            <text:p>AN F18 1803</text:p>
          </table:table-cell>
          <table:table-cell office:value-type="string" calcext:value-type="string">
            <text:p>Il est fabricant de cuirs vernis et souhaite exploiter un brevet dont il se dit l'inventeut consistant à reporter des dessins sur <text:s/>des toiles vernies propre aux ameublements et aux décorations / [Dans le dossier figure son brevet pour Belleville en 1842]Il est fabricant de cuirs vernis et souhaite exploiter un brevet dont il se dit l'inventeut consistant à reporter des dessins sur <text:s/>des toiles vernies propre aux ameublements et aux décorations / [Dans le dossier figure son brevet pour Belleville en 1842]</text:p>
          </table:table-cell>
          <table:table-cell table:number-columns-repeated="2"/>
        </table:table-row>
        <table:table-row table:style-name="ro1">
          <table:table-cell office:value-type="float" office:value="10367" calcext:value-type="float">
            <text:p>10367</text:p>
          </table:table-cell>
          <table:table-cell office:value-type="string" calcext:value-type="string">
            <text:p>MIELLE</text:p>
          </table:table-cell>
          <table:table-cell office:value-type="string" calcext:value-type="string">
            <text:p>Louis, Auguste</text:p>
          </table:table-cell>
          <table:table-cell table:number-columns-repeated="3"/>
          <table:table-cell office:value-type="string" calcext:value-type="string">
            <text:p>rue de la Chopinette, 39 / Rue du faubourg du Temple, 119 / <text:s/>rue de la Chopinette, 39 / Rue du faubourg du Temple, 119 /</text:p>
          </table:table-cell>
          <table:table-cell/>
          <table:table-cell office:value-type="string" calcext:value-type="string">
            <text:p>AN F18 1803</text:p>
          </table:table-cell>
          <table:table-cell office:value-type="string" calcext:value-type="string">
            <text:p>Ouvrier lithographe, il remplace Jules Besses breveté pour la Chapelle St Denis. Il est également vernisseur. Il possède 2 presses pour imprimer des tableaux métalliques et des écussons pour le commerce.</text:p>
          </table:table-cell>
          <table:table-cell office:value-type="string" calcext:value-type="string">
            <text:p>Son père était marchand gantier</text:p>
          </table:table-cell>
          <table:table-cell/>
        </table:table-row>
        <table:table-row table:style-name="ro1">
          <table:table-cell office:value-type="float" office:value="10368" calcext:value-type="float">
            <text:p>10368</text:p>
          </table:table-cell>
          <table:table-cell office:value-type="string" calcext:value-type="string">
            <text:p>MILLEREAUX</text:p>
          </table:table-cell>
          <table:table-cell office:value-type="string" calcext:value-type="string">
            <text:p>Robert, Amour</text:p>
          </table:table-cell>
          <table:table-cell table:number-columns-repeated="3"/>
          <table:table-cell office:value-type="string" calcext:value-type="string">
            <text:p>Rue de la Parcheminerie, 2</text:p>
          </table:table-cell>
          <table:table-cell office:value-type="string" calcext:value-type="string">
            <text:p>Rue de la Sorbonne, 3</text:p>
          </table:table-cell>
          <table:table-cell office:value-type="string" calcext:value-type="string">
            <text:p>AN F18 1803</text:p>
          </table:table-cell>
          <table:table-cell office:value-type="string" calcext:value-type="string">
            <text:p>Il veut s'associer avec Régnier. Il a travaillé 12 ans comme ouvrier lithographe chez le Sieur Kaeppelin en tant que contre-maître et a obtenu une médaille de bronze de la Société d'encouragement.</text:p>
          </table:table-cell>
          <table:table-cell table:number-columns-repeated="2"/>
        </table:table-row>
        <table:table-row table:style-name="ro1">
          <table:table-cell office:value-type="float" office:value="10369" calcext:value-type="float">
            <text:p>10369</text:p>
          </table:table-cell>
          <table:table-cell office:value-type="string" calcext:value-type="string">
            <text:p>MINE</text:p>
          </table:table-cell>
          <table:table-cell office:value-type="string" calcext:value-type="string">
            <text:p>Jacques, Denis</text:p>
          </table:table-cell>
          <table:table-cell/>
          <table:table-cell table:style-name="ce5" office:value-type="string" calcext:value-type="string">
            <text:p>1857-02-09 00:00:00</text:p>
          </table:table-cell>
          <table:table-cell/>
          <table:table-cell office:value-type="string" calcext:value-type="string">
            <text:p>rue St Jacques, 22 / Rue St Jacques, 41 / Rue St Jacques, 30 / <text:s/>rue St Jacques, 22 / Rue St Jacques, 41 / Rue St Jacques, 30 /</text:p>
          </table:table-cell>
          <table:table-cell office:value-type="string" calcext:value-type="string">
            <text:p>Rue Mazarine, 51 (chez ses parents)</text:p>
          </table:table-cell>
          <table:table-cell office:value-type="string" calcext:value-type="string">
            <text:p>AN F18 1803</text:p>
          </table:table-cell>
          <table:table-cell office:value-type="string" calcext:value-type="string">
            <text:p>Il a été élève au Collège Ste Barbe.</text:p>
          </table:table-cell>
          <table:table-cell table:number-columns-repeated="2"/>
        </table:table-row>
        <table:table-row table:style-name="ro1">
          <table:table-cell office:value-type="float" office:value="10370" calcext:value-type="float">
            <text:p>10370</text:p>
          </table:table-cell>
          <table:table-cell office:value-type="string" calcext:value-type="string">
            <text:p>MIRANDEL</text:p>
          </table:table-cell>
          <table:table-cell office:value-type="string" calcext:value-type="string">
            <text:p>Jean, Hubert</text:p>
          </table:table-cell>
          <table:table-cell table:style-name="ce5" office:value-type="string" calcext:value-type="string">
            <text:p>1865-04-03 00:00:00</text:p>
          </table:table-cell>
          <table:table-cell table:number-columns-repeated="2"/>
          <table:table-cell office:value-type="string" calcext:value-type="string">
            <text:p>rue des Marais St Martin / <text:s/>rue des Marais St Martin /</text:p>
          </table:table-cell>
          <table:table-cell/>
          <table:table-cell office:value-type="string" calcext:value-type="string">
            <text:p>AN F18 1803</text:p>
          </table:table-cell>
          <table:table-cell office:value-type="string" calcext:value-type="string">
            <text:p>Il a eu une formation d'ouvrier lithographe. / A sa mort, les autorités refusent de transférer son brevet à sa veuve qui a mené et mène une vie scandaleuseIl a eu une formation d'ouvrier lithographe. / A sa mort, les autorités refusent de transférer son brevet à sa veuve qui a mené et mène une vie scandaleuse</text:p>
          </table:table-cell>
          <table:table-cell office:value-type="string" calcext:value-type="string">
            <text:p>Son père était fileur de laine et sa femme est couturière</text:p>
          </table:table-cell>
          <table:table-cell/>
        </table:table-row>
        <table:table-row table:style-name="ro1">
          <table:table-cell office:value-type="float" office:value="10371" calcext:value-type="float">
            <text:p>10371</text:p>
          </table:table-cell>
          <table:table-cell office:value-type="string" calcext:value-type="string">
            <text:p>MIRC</text:p>
          </table:table-cell>
          <table:table-cell office:value-type="string" calcext:value-type="string">
            <text:p>Bernard, Victor</text:p>
          </table:table-cell>
          <table:table-cell table:number-columns-repeated="2"/>
          <table:table-cell office:value-type="string" calcext:value-type="string">
            <text:p>Batignolles-Monceaux</text:p>
          </table:table-cell>
          <table:table-cell office:value-type="string" calcext:value-type="string">
            <text:p>Rue du Boulevard, 15</text:p>
          </table:table-cell>
          <table:table-cell/>
          <table:table-cell office:value-type="string" calcext:value-type="string">
            <text:p>AN F18 1803</text:p>
          </table:table-cell>
          <table:table-cell office:value-type="string" calcext:value-type="string">
            <text:p>Il a travaillé comme ouvrier lithographe dans l'atelier de son grand-père le Sieur <text:s/>Martinou.</text:p>
          </table:table-cell>
          <table:table-cell office:value-type="string" calcext:value-type="string">
            <text:p>Son père était cultivateur</text:p>
          </table:table-cell>
          <table:table-cell/>
        </table:table-row>
        <table:table-row table:style-name="ro1">
          <table:table-cell office:value-type="float" office:value="10372" calcext:value-type="float">
            <text:p>10372</text:p>
          </table:table-cell>
          <table:table-cell office:value-type="string" calcext:value-type="string">
            <text:p>MOINE</text:p>
          </table:table-cell>
          <table:table-cell office:value-type="string" calcext:value-type="string">
            <text:p>Louis, Célestin</text:p>
          </table:table-cell>
          <table:table-cell table:style-name="ce5" office:value-type="string" calcext:value-type="string">
            <text:p>1857-03-06 00:00:00</text:p>
          </table:table-cell>
          <table:table-cell table:number-columns-repeated="2"/>
          <table:table-cell office:value-type="string" calcext:value-type="string">
            <text:p>Rue des Fossés St Victo, 15 / Rue St Louis en l'Isle, 90 / Rue St Louis en l'Isle, 60Rue des Fossés St Victo, 15 / Rue St Louis en l'Isle, 90 / Rue St Louis en l'Isle, 60</text:p>
          </table:table-cell>
          <table:table-cell office:value-type="string" calcext:value-type="string">
            <text:p>Rue de la Montagne Ste Geneviève, 19</text:p>
          </table:table-cell>
          <table:table-cell office:value-type="string" calcext:value-type="string">
            <text:p>AN F18 1804</text:p>
          </table:table-cell>
          <table:table-cell office:value-type="string" calcext:value-type="string">
            <text:p>Il est taille-doucier depuis 1852. Il veut imprimer des enveloppes de chocolat et des dessins de broderies pour le Journal des Modes parisiennes qu'il imprime.Il est taille-doucier depuis 1852. Il veut imprimer des enveloppes de chocolat et des dessins de broderies pour le Journal des Modes parisiennes qu'il imprime.</text:p>
          </table:table-cell>
          <table:table-cell office:value-type="string" calcext:value-type="string">
            <text:p>Son père était coloriste</text:p>
          </table:table-cell>
          <table:table-cell/>
        </table:table-row>
        <table:table-row table:style-name="ro1">
          <table:table-cell office:value-type="float" office:value="10373" calcext:value-type="float">
            <text:p>10373</text:p>
          </table:table-cell>
          <table:table-cell office:value-type="string" calcext:value-type="string">
            <text:p>MOLLAND</text:p>
          </table:table-cell>
          <table:table-cell office:value-type="string" calcext:value-type="string">
            <text:p>François</text:p>
          </table:table-cell>
          <table:table-cell table:style-name="ce5" office:value-type="string" calcext:value-type="string">
            <text:p>1853-12-12 00:00:00</text:p>
          </table:table-cell>
          <table:table-cell table:number-columns-repeated="3"/>
          <table:table-cell office:value-type="string" calcext:value-type="string">
            <text:p>Rue Saint-Martin, 325</text:p>
          </table:table-cell>
          <table:table-cell office:value-type="string" calcext:value-type="string">
            <text:p>AN F18 1804</text:p>
          </table:table-cell>
          <table:table-cell office:value-type="string" calcext:value-type="string">
            <text:p>Il a été ouvrier et écrivain lithographe 12 ans chez le Sieur Desallier. Il a acheté le matériel de Danède et s'est spécialisé dans les travaux de ville.</text:p>
          </table:table-cell>
          <table:table-cell office:value-type="string" calcext:value-type="string">
            <text:p>Son père était maréchal</text:p>
          </table:table-cell>
          <table:table-cell/>
        </table:table-row>
        <table:table-row table:style-name="ro1">
          <table:table-cell office:value-type="float" office:value="10374" calcext:value-type="float">
            <text:p>10374</text:p>
          </table:table-cell>
          <table:table-cell office:value-type="string" calcext:value-type="string">
            <text:p>MONAIN</text:p>
          </table:table-cell>
          <table:table-cell office:value-type="string" calcext:value-type="string">
            <text:p>Noël, Amédée</text:p>
          </table:table-cell>
          <table:table-cell table:style-name="ce5" office:value-type="string" calcext:value-type="string">
            <text:p>1848-07-10 00:00:00</text:p>
          </table:table-cell>
          <table:table-cell table:number-columns-repeated="2"/>
          <table:table-cell office:value-type="string" calcext:value-type="string">
            <text:p>rue des Bons Enfants, 26 / <text:s/>rue des Bons Enfants, 26 /</text:p>
          </table:table-cell>
          <table:table-cell office:value-type="string" calcext:value-type="string">
            <text:p>Rue des Bons Enfants, 26</text:p>
          </table:table-cell>
          <table:table-cell office:value-type="string" calcext:value-type="string">
            <text:p>AN F18 1804</text:p>
          </table:table-cell>
          <table:table-cell office:value-type="string" calcext:value-type="string">
            <text:p>Son magasin de papetier et son domicile sont situés au même endroit.</text:p>
          </table:table-cell>
          <table:table-cell office:value-type="string" calcext:value-type="string">
            <text:p>Son père était perruquier</text:p>
          </table:table-cell>
          <table:table-cell/>
        </table:table-row>
        <table:table-row table:style-name="ro1">
          <table:table-cell office:value-type="float" office:value="10375" calcext:value-type="float">
            <text:p>10375</text:p>
          </table:table-cell>
          <table:table-cell office:value-type="string" calcext:value-type="string">
            <text:p>MONCHENY</text:p>
          </table:table-cell>
          <table:table-cell office:value-type="string" calcext:value-type="string">
            <text:p>Louis, Albert</text:p>
          </table:table-cell>
          <table:table-cell table:number-columns-repeated="3"/>
          <table:table-cell office:value-type="string" calcext:value-type="string">
            <text:p>Rue du Faubourg Poissonnière, 141 / Rue St Georges, 1 / Rue du Faubourg Poissonnière, 129Rue du Faubourg Poissonnière, 141 / Rue St Georges, 1 / Rue du Faubourg Poissonnière, 129</text:p>
          </table:table-cell>
          <table:table-cell office:value-type="string" calcext:value-type="string">
            <text:p>Rue Molières, 1 (Auteuil)</text:p>
          </table:table-cell>
          <table:table-cell office:value-type="string" calcext:value-type="string">
            <text:p>AN F18 1804</text:p>
          </table:table-cell>
          <table:table-cell office:value-type="string" calcext:value-type="string">
            <text:p>Il est breveté imprimeur en lettres et libraire à Auteuil depuis 1842.</text:p>
          </table:table-cell>
          <table:table-cell table:number-columns-repeated="2"/>
        </table:table-row>
        <table:table-row table:style-name="ro1">
          <table:table-cell office:value-type="float" office:value="10376" calcext:value-type="float">
            <text:p>10376</text:p>
          </table:table-cell>
          <table:table-cell office:value-type="string" calcext:value-type="string">
            <text:p>MONDRION</text:p>
          </table:table-cell>
          <table:table-cell office:value-type="string" calcext:value-type="string">
            <text:p>Jean-Baptiste, Jacques</text:p>
          </table:table-cell>
          <table:table-cell table:number-columns-repeated="3"/>
          <table:table-cell office:value-type="string" calcext:value-type="string">
            <text:p>Rue de la Bucherie, 4</text:p>
          </table:table-cell>
          <table:table-cell/>
          <table:table-cell office:value-type="string" calcext:value-type="string">
            <text:p>AN F18 1804</text:p>
          </table:table-cell>
          <table:table-cell/>
          <table:table-cell office:value-type="string" calcext:value-type="string">
            <text:p>Son père était manouvrier</text:p>
          </table:table-cell>
          <table:table-cell/>
        </table:table-row>
        <table:table-row table:style-name="ro1">
          <table:table-cell office:value-type="float" office:value="10377" calcext:value-type="float">
            <text:p>10377</text:p>
          </table:table-cell>
          <table:table-cell office:value-type="string" calcext:value-type="string">
            <text:p>MONGIN</text:p>
          </table:table-cell>
          <table:table-cell office:value-type="string" calcext:value-type="string">
            <text:p>François, Dominique</text:p>
          </table:table-cell>
          <table:table-cell/>
          <table:table-cell table:style-name="ce5" office:value-type="string" calcext:value-type="string">
            <text:p>1856-12-09 00:00:00</text:p>
          </table:table-cell>
          <table:table-cell/>
          <table:table-cell office:value-type="string" calcext:value-type="string">
            <text:p>Rue des Petits champs St Martin, 12 / Rue de l'Oursine, 29 / Place Maubert, 26 / Rue d'Argenteuil, 33 / Rue Croix des Petits Champs, 50 / Rue Babille, 3 / <text:s/>Rue des Petits champs St Martin, 12 / Rue de l'Oursine, 29 / Place Maubert, 26 / Rue d'Argenteuil, 33 / Rue Croix des Petits Champs, 50 / Rue Babille, 3 /</text:p>
          </table:table-cell>
          <table:table-cell office:value-type="string" calcext:value-type="string">
            <text:p>Rue du Bac, 99</text:p>
          </table:table-cell>
          <table:table-cell office:value-type="string" calcext:value-type="string">
            <text:p>AN F18 1804</text:p>
          </table:table-cell>
          <table:table-cell office:value-type="string" calcext:value-type="string">
            <text:p>Il a longtemps travaillé comme ouvrier lithographe chez le Sieur Villain. / En 1854 il cède sa part de matériel à son ancien associé Jean-Baptiste Bulla.Il a longtemps travaillé comme ouvrier lithographe chez le Sieur Villain. / En 1854 il cède sa part de matériel à son ancien associé Jean-Baptiste Bulla.</text:p>
          </table:table-cell>
          <table:table-cell office:value-type="string" calcext:value-type="string">
            <text:p>Sa mère était lingère</text:p>
          </table:table-cell>
          <table:table-cell/>
        </table:table-row>
        <table:table-row table:style-name="ro1">
          <table:table-cell office:value-type="float" office:value="10378" calcext:value-type="float">
            <text:p>10378</text:p>
          </table:table-cell>
          <table:table-cell office:value-type="string" calcext:value-type="string">
            <text:p>MONIER</text:p>
          </table:table-cell>
          <table:table-cell office:value-type="string" calcext:value-type="string">
            <text:p>Adèle, François</text:p>
          </table:table-cell>
          <table:table-cell table:style-name="ce5" office:value-type="string" calcext:value-type="string">
            <text:p>1833-11-02 00:00:00</text:p>
          </table:table-cell>
          <table:table-cell table:number-columns-repeated="2"/>
          <table:table-cell office:value-type="string" calcext:value-type="string">
            <text:p>rue Marivaux, 26 / <text:s/>rue Marivaux, 26 /</text:p>
          </table:table-cell>
          <table:table-cell office:value-type="string" calcext:value-type="string">
            <text:p>Rue Marivaux, 26</text:p>
          </table:table-cell>
          <table:table-cell office:value-type="string" calcext:value-type="string">
            <text:p>AN F18 1804</text:p>
          </table:table-cell>
          <table:table-cell office:value-type="string" calcext:value-type="string">
            <text:p>Il exerce le métier d'imprimeur taille-doucier. Il est spécialisé dans les enveloppes en tous genres pour les bonbons.</text:p>
          </table:table-cell>
          <table:table-cell table:number-columns-repeated="2"/>
        </table:table-row>
        <table:table-row table:style-name="ro1">
          <table:table-cell office:value-type="float" office:value="10379" calcext:value-type="float">
            <text:p>10379</text:p>
          </table:table-cell>
          <table:table-cell office:value-type="string" calcext:value-type="string">
            <text:p>MONNOT DE BALATHIER</text:p>
          </table:table-cell>
          <table:table-cell office:value-type="string" calcext:value-type="string">
            <text:p>François, Adolphe</text:p>
          </table:table-cell>
          <table:table-cell table:style-name="ce5" office:value-type="string" calcext:value-type="string">
            <text:p>1838-12-04 00:00:00</text:p>
          </table:table-cell>
          <table:table-cell table:number-columns-repeated="2"/>
          <table:table-cell office:value-type="string" calcext:value-type="string">
            <text:p>rue de Seine, 10 / <text:s/>rue de Seine, 10 /</text:p>
          </table:table-cell>
          <table:table-cell/>
          <table:table-cell office:value-type="string" calcext:value-type="string">
            <text:p>AN F18 1804</text:p>
          </table:table-cell>
          <table:table-cell office:value-type="string" calcext:value-type="string">
            <text:p>Il est propriétaire du journal le Parisien élégant et l'EconomieIl est propriétaire du journal le Parisien élégant et l'Economie</text:p>
          </table:table-cell>
          <table:table-cell office:value-type="string" calcext:value-type="string">
            <text:p>Son père était greffier</text:p>
          </table:table-cell>
          <table:table-cell/>
        </table:table-row>
        <table:table-row table:style-name="ro1">
          <table:table-cell office:value-type="float" office:value="10380" calcext:value-type="float">
            <text:p>10380</text:p>
          </table:table-cell>
          <table:table-cell office:value-type="string" calcext:value-type="string">
            <text:p>MONNOT</text:p>
          </table:table-cell>
          <table:table-cell office:value-type="string" calcext:value-type="string">
            <text:p>Jean-Baptiste, Marie</text:p>
          </table:table-cell>
          <table:table-cell table:style-name="ce5" office:value-type="string" calcext:value-type="string">
            <text:p>1831-06-09 00:00:00</text:p>
          </table:table-cell>
          <table:table-cell table:number-columns-repeated="4"/>
          <table:table-cell office:value-type="string" calcext:value-type="string">
            <text:p>AN F18 1804</text:p>
          </table:table-cell>
          <table:table-cell office:value-type="string" calcext:value-type="string">
            <text:p>Il a été breveté lithographe à Auxerre (Yonne)</text:p>
          </table:table-cell>
          <table:table-cell table:number-columns-repeated="2"/>
        </table:table-row>
        <table:table-row table:style-name="ro1">
          <table:table-cell office:value-type="float" office:value="10381" calcext:value-type="float">
            <text:p>10381</text:p>
          </table:table-cell>
          <table:table-cell office:value-type="string" calcext:value-type="string">
            <text:p>MONROCQ</text:p>
          </table:table-cell>
          <table:table-cell office:value-type="string" calcext:value-type="string">
            <text:p>Jean, Noël</text:p>
          </table:table-cell>
          <table:table-cell table:style-name="ce5" office:value-type="string" calcext:value-type="string">
            <text:p>1860-11-01 00:00:00</text:p>
          </table:table-cell>
          <table:table-cell table:number-columns-repeated="2"/>
          <table:table-cell office:value-type="string" calcext:value-type="string">
            <text:p>Rue Suger, 3 (1865)</text:p>
          </table:table-cell>
          <table:table-cell office:value-type="string" calcext:value-type="string">
            <text:p>Rue Gît le Cœur (1859)</text:p>
          </table:table-cell>
          <table:table-cell office:value-type="string" calcext:value-type="string">
            <text:p>AN F18 1804 / Une vie de Bohême, lettres du peintre Armand Seguin à Roderi O'Connor 1895-1903, Ed. Musée de Pont-Aven, 1989 Lettre 14 mercredi 9 février 1897 p.43-44</text:p>
          </table:table-cell>
          <table:table-cell office:value-type="string" calcext:value-type="string">
            <text:p>Il est également breveté taille-doucier en 1865 et libraire en 1877 / Il est à l'origine d'un procédé pour remplacé la pierre par le zinc</text:p>
          </table:table-cell>
          <table:table-cell office:value-type="string" calcext:value-type="string">
            <text:p>Son père était cultivateur</text:p>
          </table:table-cell>
          <table:table-cell/>
        </table:table-row>
        <table:table-row table:style-name="ro1">
          <table:table-cell office:value-type="float" office:value="10382" calcext:value-type="float">
            <text:p>10382</text:p>
          </table:table-cell>
          <table:table-cell office:value-type="string" calcext:value-type="string">
            <text:p>MONTIZON (Frère de)</text:p>
          </table:table-cell>
          <table:table-cell office:value-type="string" calcext:value-type="string">
            <text:p>Armand, Joseph</text:p>
          </table:table-cell>
          <table:table-cell table:style-name="ce5" office:value-type="string" calcext:value-type="string">
            <text:p>1821-08-01 00:00:00</text:p>
          </table:table-cell>
          <table:table-cell table:number-columns-repeated="2"/>
          <table:table-cell office:value-type="string" calcext:value-type="string">
            <text:p>place Dauphine, 14 / Rue Dauphine, 63 /</text:p>
          </table:table-cell>
          <table:table-cell/>
          <table:table-cell office:value-type="string" calcext:value-type="string">
            <text:p>AN F18 1804</text:p>
          </table:table-cell>
          <table:table-cell office:value-type="string" calcext:value-type="string">
            <text:p>Il était professeur ès sciences en l'Université 7, rue de Touraine.</text:p>
          </table:table-cell>
          <table:table-cell table:number-columns-repeated="2"/>
        </table:table-row>
        <table:table-row table:style-name="ro1">
          <table:table-cell office:value-type="float" office:value="10383" calcext:value-type="float">
            <text:p>10383</text:p>
          </table:table-cell>
          <table:table-cell office:value-type="string" calcext:value-type="string">
            <text:p>MONTIZON (Frère de)</text:p>
          </table:table-cell>
          <table:table-cell office:value-type="string" calcext:value-type="string">
            <text:p>Henri, Magdeleine, Alexandre</text:p>
          </table:table-cell>
          <table:table-cell table:style-name="ce5" office:value-type="string" calcext:value-type="string">
            <text:p>1832-07-02 00:00:00</text:p>
          </table:table-cell>
          <table:table-cell table:number-columns-repeated="2"/>
          <table:table-cell office:value-type="string" calcext:value-type="string">
            <text:p>Place Dauphine, 5</text:p>
          </table:table-cell>
          <table:table-cell office:value-type="string" calcext:value-type="string">
            <text:p>Batignolles-Monceaux</text:p>
          </table:table-cell>
          <table:table-cell office:value-type="string" calcext:value-type="string">
            <text:p>AN F18 1804</text:p>
          </table:table-cell>
          <table:table-cell office:value-type="string" calcext:value-type="string">
            <text:p>Il est dessinateur et a été l'élève de Girodet</text:p>
          </table:table-cell>
          <table:table-cell table:number-columns-repeated="2"/>
        </table:table-row>
        <table:table-row table:style-name="ro1">
          <table:table-cell office:value-type="float" office:value="10384" calcext:value-type="float">
            <text:p>10384</text:p>
          </table:table-cell>
          <table:table-cell office:value-type="string" calcext:value-type="string">
            <text:p>MONTPELLIER</text:p>
          </table:table-cell>
          <table:table-cell office:value-type="string" calcext:value-type="string">
            <text:p>Charles, Paul</text:p>
          </table:table-cell>
          <table:table-cell table:style-name="ce5" office:value-type="string" calcext:value-type="string">
            <text:p>1869-02-07 00:00:00</text:p>
          </table:table-cell>
          <table:table-cell table:number-columns-repeated="3"/>
          <table:table-cell office:value-type="string" calcext:value-type="string">
            <text:p>Chaussée Clignacourt, 18</text:p>
          </table:table-cell>
          <table:table-cell office:value-type="string" calcext:value-type="string">
            <text:p>AN F18 1804</text:p>
          </table:table-cell>
          <table:table-cell office:value-type="string" calcext:value-type="string">
            <text:p>Il était dessinateur lithographe chez Lebaron et prote chez Lallard à Soissons</text:p>
          </table:table-cell>
          <table:table-cell table:number-columns-repeated="2"/>
        </table:table-row>
        <table:table-row table:style-name="ro1">
          <table:table-cell office:value-type="float" office:value="10385" calcext:value-type="float">
            <text:p>10385</text:p>
          </table:table-cell>
          <table:table-cell office:value-type="string" calcext:value-type="string">
            <text:p>MOREAU, Veuve COTTERET</text:p>
          </table:table-cell>
          <table:table-cell office:value-type="string" calcext:value-type="string">
            <text:p>Catherine, Reine</text:p>
          </table:table-cell>
          <table:table-cell table:number-columns-repeated="3"/>
          <table:table-cell office:value-type="string" calcext:value-type="string">
            <text:p>rue des Vinaigriers, 42 /</text:p>
          </table:table-cell>
          <table:table-cell/>
          <table:table-cell office:value-type="string" calcext:value-type="string">
            <text:p>AN F18 1804</text:p>
          </table:table-cell>
          <table:table-cell office:value-type="string" calcext:value-type="string">
            <text:p>Ellepossède 4 presses lithographiques et 4 presses en taille-douce et elle est brevetée taille-doucier en 1867.</text:p>
          </table:table-cell>
          <table:table-cell table:number-columns-repeated="2"/>
        </table:table-row>
        <table:table-row table:style-name="ro1">
          <table:table-cell office:value-type="float" office:value="10386" calcext:value-type="float">
            <text:p>10386</text:p>
          </table:table-cell>
          <table:table-cell office:value-type="string" calcext:value-type="string">
            <text:p>MOREAU</text:p>
          </table:table-cell>
          <table:table-cell office:value-type="string" calcext:value-type="string">
            <text:p>René, Nicolas</text:p>
          </table:table-cell>
          <table:table-cell table:number-columns-repeated="3"/>
          <table:table-cell office:value-type="string" calcext:value-type="string">
            <text:p>rue du Faubourg du Temple, 54 /</text:p>
          </table:table-cell>
          <table:table-cell/>
          <table:table-cell office:value-type="string" calcext:value-type="string">
            <text:p>AN F18 1804</text:p>
          </table:table-cell>
          <table:table-cell office:value-type="string" calcext:value-type="string">
            <text:p>Il est peintre pour les camées et les broches. <text:s/>Il est l'auteur d'un système de litho-chromo pour dessins.</text:p>
          </table:table-cell>
          <table:table-cell office:value-type="string" calcext:value-type="string">
            <text:p>Son père était marin</text:p>
          </table:table-cell>
          <table:table-cell/>
        </table:table-row>
        <table:table-row table:style-name="ro1">
          <table:table-cell office:value-type="float" office:value="10387" calcext:value-type="float">
            <text:p>10387</text:p>
          </table:table-cell>
          <table:table-cell office:value-type="string" calcext:value-type="string">
            <text:p>MORIAL</text:p>
          </table:table-cell>
          <table:table-cell office:value-type="string" calcext:value-type="string">
            <text:p>Célestin, Dominique</text:p>
          </table:table-cell>
          <table:table-cell table:number-columns-repeated="3"/>
          <table:table-cell office:value-type="string" calcext:value-type="string">
            <text:p>rue Neuve des Petits Champs, 65 / Passage du Caire, 118 / Rue St Honoré, 161</text:p>
          </table:table-cell>
          <table:table-cell/>
          <table:table-cell office:value-type="string" calcext:value-type="string">
            <text:p>AN F18 1805</text:p>
          </table:table-cell>
          <table:table-cell office:value-type="string" calcext:value-type="string">
            <text:p>Fabricant de papiers peints, il ferme son atelier le 15 avril 1853 et vend ses pierres <text:s/>au Sieur Garreau. Il le remet en activité en octobre 1853 pour des dessins de broderie.</text:p>
          </table:table-cell>
          <table:table-cell table:number-columns-repeated="2"/>
        </table:table-row>
        <table:table-row table:style-name="ro1">
          <table:table-cell office:value-type="float" office:value="10388" calcext:value-type="float">
            <text:p>10388</text:p>
          </table:table-cell>
          <table:table-cell office:value-type="string" calcext:value-type="string">
            <text:p>MORIN</text:p>
          </table:table-cell>
          <table:table-cell office:value-type="string" calcext:value-type="string">
            <text:p>Pierre, Louis</text:p>
          </table:table-cell>
          <table:table-cell table:style-name="ce5" office:value-type="string" calcext:value-type="string">
            <text:p>1870-08-03 00:00:00</text:p>
          </table:table-cell>
          <table:table-cell table:number-columns-repeated="2"/>
          <table:table-cell office:value-type="string" calcext:value-type="string">
            <text:p>Rue Puget, 4 / Rue Montmartre, 140 (papeterie)</text:p>
          </table:table-cell>
          <table:table-cell/>
          <table:table-cell office:value-type="string" calcext:value-type="string">
            <text:p>AN F18 1805</text:p>
          </table:table-cell>
          <table:table-cell office:value-type="string" calcext:value-type="string">
            <text:p>Il est spécialisé en travaux de ville</text:p>
          </table:table-cell>
          <table:table-cell office:value-type="string" calcext:value-type="string">
            <text:p>Son père était boulanger</text:p>
          </table:table-cell>
          <table:table-cell/>
        </table:table-row>
        <table:table-row table:style-name="ro1">
          <table:table-cell office:value-type="float" office:value="10389" calcext:value-type="float">
            <text:p>10389</text:p>
          </table:table-cell>
          <table:table-cell office:value-type="string" calcext:value-type="string">
            <text:p>MOSNIE</text:p>
          </table:table-cell>
          <table:table-cell office:value-type="string" calcext:value-type="string">
            <text:p>Antoine</text:p>
          </table:table-cell>
          <table:table-cell/>
          <table:table-cell table:style-name="ce5" office:value-type="string" calcext:value-type="string">
            <text:p>1851-11-01 00:00:00</text:p>
          </table:table-cell>
          <table:table-cell table:number-columns-repeated="2"/>
          <table:table-cell office:value-type="string" calcext:value-type="string">
            <text:p>Rue du Grand Hurleur, 25</text:p>
          </table:table-cell>
          <table:table-cell office:value-type="string" calcext:value-type="string">
            <text:p>AN F18 1805</text:p>
          </table:table-cell>
          <table:table-cell office:value-type="string" calcext:value-type="string">
            <text:p>Son brevet lui a été retiré car il l'a loué en 1849, ce qui lui a valu une amende de 10 000 frs et 10 mois d'emprisonnement.</text:p>
          </table:table-cell>
          <table:table-cell table:number-columns-repeated="2"/>
        </table:table-row>
        <table:table-row table:style-name="ro1">
          <table:table-cell office:value-type="float" office:value="10390" calcext:value-type="float">
            <text:p>10390</text:p>
          </table:table-cell>
          <table:table-cell office:value-type="string" calcext:value-type="string">
            <text:p>MOTTET</text:p>
          </table:table-cell>
          <table:table-cell office:value-type="string" calcext:value-type="string">
            <text:p>Joseph</text:p>
          </table:table-cell>
          <table:table-cell table:number-columns-repeated="3"/>
          <table:table-cell office:value-type="string" calcext:value-type="string">
            <text:p>Rue du Grenier St Lazare, 13</text:p>
          </table:table-cell>
          <table:table-cell office:value-type="string" calcext:value-type="string">
            <text:p>Passage Joffroy, 5</text:p>
          </table:table-cell>
          <table:table-cell office:value-type="string" calcext:value-type="string">
            <text:p>AN F18 1805</text:p>
          </table:table-cell>
          <table:table-cell office:value-type="string" calcext:value-type="string">
            <text:p>Il était tout d'abord breveté lithographe à Marseille. Il a fondé une fabrique d'eau de Seltz à Paris.</text:p>
          </table:table-cell>
          <table:table-cell table:number-columns-repeated="2"/>
        </table:table-row>
        <table:table-row table:style-name="ro1">
          <table:table-cell office:value-type="float" office:value="10391" calcext:value-type="float">
            <text:p>10391</text:p>
          </table:table-cell>
          <table:table-cell office:value-type="string" calcext:value-type="string">
            <text:p>MOULIN</text:p>
          </table:table-cell>
          <table:table-cell office:value-type="string" calcext:value-type="string">
            <text:p>Ste Catherine, Hippolyte, Hardouin</text:p>
          </table:table-cell>
          <table:table-cell table:number-columns-repeated="3"/>
          <table:table-cell office:value-type="string" calcext:value-type="string">
            <text:p>rue de Lancry, 20 /</text:p>
          </table:table-cell>
          <table:table-cell/>
          <table:table-cell office:value-type="string" calcext:value-type="string">
            <text:p>AN F18 1805</text:p>
          </table:table-cell>
          <table:table-cell office:value-type="string" calcext:value-type="string">
            <text:p>Il a été dessinateur sur pierres.</text:p>
          </table:table-cell>
          <table:table-cell table:number-columns-repeated="2"/>
        </table:table-row>
        <table:table-row table:style-name="ro1">
          <table:table-cell office:value-type="float" office:value="10392" calcext:value-type="float">
            <text:p>10392</text:p>
          </table:table-cell>
          <table:table-cell office:value-type="string" calcext:value-type="string">
            <text:p>MOUSSE</text:p>
          </table:table-cell>
          <table:table-cell office:value-type="string" calcext:value-type="string">
            <text:p>Henry</text:p>
          </table:table-cell>
          <table:table-cell/>
          <table:table-cell table:style-name="ce5" office:value-type="string" calcext:value-type="string">
            <text:p>1863-02-06 00:00:00</text:p>
          </table:table-cell>
          <table:table-cell/>
          <table:table-cell office:value-type="string" calcext:value-type="string">
            <text:p>Place du Châtelet</text:p>
          </table:table-cell>
          <table:table-cell/>
          <table:table-cell office:value-type="string" calcext:value-type="string">
            <text:p>AN F18 1805 / Almanach du commerce, 1839</text:p>
          </table:table-cell>
          <table:table-cell office:value-type="string" calcext:value-type="string">
            <text:p>Il est employé comme ouvrier dans la lithographie du Sieur Goy.</text:p>
          </table:table-cell>
          <table:table-cell office:value-type="string" calcext:value-type="string">
            <text:p>Son père était aubergiste</text:p>
          </table:table-cell>
          <table:table-cell/>
        </table:table-row>
        <table:table-row table:style-name="ro1">
          <table:table-cell office:value-type="float" office:value="10393" calcext:value-type="float">
            <text:p>10393</text:p>
          </table:table-cell>
          <table:table-cell office:value-type="string" calcext:value-type="string">
            <text:p>MOUTONNET</text:p>
          </table:table-cell>
          <table:table-cell office:value-type="string" calcext:value-type="string">
            <text:p>Eugène, Simon</text:p>
          </table:table-cell>
          <table:table-cell table:number-columns-repeated="3"/>
          <table:table-cell office:value-type="string" calcext:value-type="string">
            <text:p>passage du Panorama, Galerie Montmartre, 19 /</text:p>
          </table:table-cell>
          <table:table-cell/>
          <table:table-cell office:value-type="string" calcext:value-type="string">
            <text:p>AN F18 1805</text:p>
          </table:table-cell>
          <table:table-cell table:number-columns-repeated="3"/>
        </table:table-row>
        <table:table-row table:style-name="ro1">
          <table:table-cell office:value-type="float" office:value="10394" calcext:value-type="float">
            <text:p>10394</text:p>
          </table:table-cell>
          <table:table-cell office:value-type="string" calcext:value-type="string">
            <text:p>MOYON</text:p>
          </table:table-cell>
          <table:table-cell office:value-type="string" calcext:value-type="string">
            <text:p>Jean, Nicolas</text:p>
          </table:table-cell>
          <table:table-cell/>
          <table:table-cell table:style-name="ce5" office:value-type="string" calcext:value-type="string">
            <text:p>1855-08-02 00:00:00</text:p>
          </table:table-cell>
          <table:table-cell table:number-columns-repeated="3"/>
          <table:table-cell office:value-type="string" calcext:value-type="string">
            <text:p>AN F18 1805</text:p>
          </table:table-cell>
          <table:table-cell/>
          <table:table-cell office:value-type="string" calcext:value-type="string">
            <text:p>Son père était marchand fripier</text:p>
          </table:table-cell>
          <table:table-cell/>
        </table:table-row>
        <table:table-row table:style-name="ro1">
          <table:table-cell office:value-type="float" office:value="10395" calcext:value-type="float">
            <text:p>10395</text:p>
          </table:table-cell>
          <table:table-cell office:value-type="string" calcext:value-type="string">
            <text:p>MULLER</text:p>
          </table:table-cell>
          <table:table-cell office:value-type="string" calcext:value-type="string">
            <text:p>Henri, Laurent</text:p>
          </table:table-cell>
          <table:table-cell table:number-columns-repeated="3"/>
          <table:table-cell office:value-type="string" calcext:value-type="string">
            <text:p>rue des Poitevins, 5 &amp; 6 /</text:p>
          </table:table-cell>
          <table:table-cell/>
          <table:table-cell office:value-type="string" calcext:value-type="string">
            <text:p>AN F18 1805 / AP D10 U3 35 n°1041 / AP D11 U3 408</text:p>
          </table:table-cell>
          <table:table-cell office:value-type="string" calcext:value-type="string">
            <text:p>Il obtient son brevet en échange de son titre pour Strasbourg. Il a déposé un Brevet d'aquachromographie (voir dossier de Strasbourg). <text:s/>/ Il fait faillite en 1862 avec un actif de 6870 frs et 76480 frs.</text:p>
          </table:table-cell>
          <table:table-cell table:number-columns-repeated="2"/>
        </table:table-row>
        <table:table-row table:style-name="ro1">
          <table:table-cell office:value-type="float" office:value="10396" calcext:value-type="float">
            <text:p>10396</text:p>
          </table:table-cell>
          <table:table-cell office:value-type="string" calcext:value-type="string">
            <text:p>MULLOT</text:p>
          </table:table-cell>
          <table:table-cell office:value-type="string" calcext:value-type="string">
            <text:p>Ernest, Antoine</text:p>
          </table:table-cell>
          <table:table-cell table:style-name="ce5" office:value-type="string" calcext:value-type="string">
            <text:p>1867-11-09 00:00:00</text:p>
          </table:table-cell>
          <table:table-cell table:number-columns-repeated="2"/>
          <table:table-cell office:value-type="string" calcext:value-type="string">
            <text:p>Rue de la Verrerie, 56</text:p>
          </table:table-cell>
          <table:table-cell office:value-type="string" calcext:value-type="string">
            <text:p>Grande rue de Sablonville, 56 (Neuilly sur Seine)</text:p>
          </table:table-cell>
          <table:table-cell office:value-type="string" calcext:value-type="string">
            <text:p>AN F18 1805</text:p>
          </table:table-cell>
          <table:table-cell office:value-type="string" calcext:value-type="string">
            <text:p>Il travaille depuis 1 mois comme ouvrier lithographe chez le Sieur Herbet.</text:p>
          </table:table-cell>
          <table:table-cell table:number-columns-repeated="2"/>
        </table:table-row>
        <table:table-row table:style-name="ro1">
          <table:table-cell office:value-type="float" office:value="10397" calcext:value-type="float">
            <text:p>10397</text:p>
          </table:table-cell>
          <table:table-cell office:value-type="string" calcext:value-type="string">
            <text:p>MUSSELIER</text:p>
          </table:table-cell>
          <table:table-cell office:value-type="string" calcext:value-type="string">
            <text:p>Françoise, Marie, Jeanne</text:p>
          </table:table-cell>
          <table:table-cell table:style-name="ce5" office:value-type="string" calcext:value-type="string">
            <text:p>1869-04-11 00:00:00</text:p>
          </table:table-cell>
          <table:table-cell table:number-columns-repeated="2"/>
          <table:table-cell office:value-type="string" calcext:value-type="string">
            <text:p>boulevard St Jacques, 16 /</text:p>
          </table:table-cell>
          <table:table-cell/>
          <table:table-cell office:value-type="string" calcext:value-type="string">
            <text:p>AN F18 1805</text:p>
          </table:table-cell>
          <table:table-cell/>
          <table:table-cell office:value-type="string" calcext:value-type="string">
            <text:p>Elle vit maritalement depuis 24 ans avec Boisgontier, ils ont 6 enfants</text:p>
          </table:table-cell>
          <table:table-cell/>
        </table:table-row>
        <table:table-row table:style-name="ro1">
          <table:table-cell office:value-type="float" office:value="10398" calcext:value-type="float">
            <text:p>10398</text:p>
          </table:table-cell>
          <table:table-cell office:value-type="string" calcext:value-type="string">
            <text:p>NACHMANN</text:p>
          </table:table-cell>
          <table:table-cell office:value-type="string" calcext:value-type="string">
            <text:p>Adolphe</text:p>
          </table:table-cell>
          <table:table-cell table:number-columns-repeated="3"/>
          <table:table-cell office:value-type="string" calcext:value-type="string">
            <text:p>rue Montmartre, 39 / Rue Montmartre, 77 /</text:p>
          </table:table-cell>
          <table:table-cell/>
          <table:table-cell office:value-type="string" calcext:value-type="string">
            <text:p>AN F18 1806</text:p>
          </table:table-cell>
          <table:table-cell office:value-type="string" calcext:value-type="string">
            <text:p>Papetier, il est imprimeur en lettres depuis 1874, libraire depuis 1863 et possède une autorisation depuis 1858 pour posséder 2 presses en taille-douce. Il est membre de la Chambre des imprimeurs lithographes.</text:p>
          </table:table-cell>
          <table:table-cell office:value-type="string" calcext:value-type="string">
            <text:p>Son père était fabricant de visières de casquettes</text:p>
          </table:table-cell>
          <table:table-cell/>
        </table:table-row>
        <table:table-row table:style-name="ro1">
          <table:table-cell office:value-type="float" office:value="10399" calcext:value-type="float">
            <text:p>10399</text:p>
          </table:table-cell>
          <table:table-cell office:value-type="string" calcext:value-type="string">
            <text:p>NERAUDAU</text:p>
          </table:table-cell>
          <table:table-cell office:value-type="string" calcext:value-type="string">
            <text:p>Alexandre, Jules</text:p>
          </table:table-cell>
          <table:table-cell table:number-columns-repeated="3"/>
          <table:table-cell office:value-type="string" calcext:value-type="string">
            <text:p>rue des Fossés Montmartre, 16 et 18 <text:s/>/</text:p>
          </table:table-cell>
          <table:table-cell/>
          <table:table-cell office:value-type="string" calcext:value-type="string">
            <text:p>AN F18 1806</text:p>
          </table:table-cell>
          <table:table-cell office:value-type="string" calcext:value-type="string">
            <text:p>Papetier de formation, il obtient des médailles d'encouragement aux expositions de 1844 et 1849 pour des modèles de registres de son invention.</text:p>
          </table:table-cell>
          <table:table-cell table:number-columns-repeated="2"/>
        </table:table-row>
        <table:table-row table:style-name="ro1">
          <table:table-cell office:value-type="float" office:value="10400" calcext:value-type="float">
            <text:p>10400</text:p>
          </table:table-cell>
          <table:table-cell office:value-type="string" calcext:value-type="string">
            <text:p>NEUHAUS DIT MAISONNEUVE</text:p>
          </table:table-cell>
          <table:table-cell office:value-type="string" calcext:value-type="string">
            <text:p>Julien, Antoine, Félix</text:p>
          </table:table-cell>
          <table:table-cell table:number-columns-repeated="3"/>
          <table:table-cell office:value-type="string" calcext:value-type="string">
            <text:p>Place Louvois, 2 / Rue du Helden, 18 / Rue Grétry, 1</text:p>
          </table:table-cell>
          <table:table-cell office:value-type="string" calcext:value-type="string">
            <text:p>Rue St Honoré, 123</text:p>
          </table:table-cell>
          <table:table-cell office:value-type="string" calcext:value-type="string">
            <text:p>AN F18 1806 / Almanach du Commerce, 1839</text:p>
          </table:table-cell>
          <table:table-cell office:value-type="string" calcext:value-type="string">
            <text:p>Il est employé depuis 18 ans chez Mallet frères et cie, banquiers chez lesquels il tient le grand livre / Il souhaite obtenir le brevet pour effectuer les tirages pendant ses heures disponibles du matin et du soir; ce qui est fort exécutable puisque les publications lithographiques s'impriment par 100 épreuves à la fois et qu'il peut aisément en tirer 25 en 1 heure et s'adonner de 4 à 6 heures de travail par jour à ce travail / Il est membre de la Chambre des imprimeurs lithographes.</text:p>
          </table:table-cell>
          <table:table-cell office:value-type="string" calcext:value-type="string">
            <text:p>Son père était aide de camp du Général Chabert.</text:p>
          </table:table-cell>
          <table:table-cell/>
        </table:table-row>
        <table:table-row table:style-name="ro1">
          <table:table-cell office:value-type="float" office:value="10401" calcext:value-type="float">
            <text:p>10401</text:p>
          </table:table-cell>
          <table:table-cell office:value-type="string" calcext:value-type="string">
            <text:p>NEVEUE D'AIGUEBELLE</text:p>
          </table:table-cell>
          <table:table-cell office:value-type="string" calcext:value-type="string">
            <text:p>Charles, François, Joseph</text:p>
          </table:table-cell>
          <table:table-cell table:number-columns-repeated="4"/>
          <table:table-cell office:value-type="string" calcext:value-type="string">
            <text:p>Rue du Bac, 124</text:p>
          </table:table-cell>
          <table:table-cell office:value-type="string" calcext:value-type="string">
            <text:p>AN F18 1806</text:p>
          </table:table-cell>
          <table:table-cell office:value-type="string" calcext:value-type="string">
            <text:p>Il a inventé un procédé qui permet de fixer sur la pierre l'impression de végétaux: l'homographie (11 avril 1826).</text:p>
          </table:table-cell>
          <table:table-cell office:value-type="string" calcext:value-type="string">
            <text:p>Son père était ambassadeur</text:p>
          </table:table-cell>
          <table:table-cell/>
        </table:table-row>
        <table:table-row table:style-name="ro1">
          <table:table-cell office:value-type="float" office:value="10402" calcext:value-type="float">
            <text:p>10402</text:p>
          </table:table-cell>
          <table:table-cell office:value-type="string" calcext:value-type="string">
            <text:p>NISSOU</text:p>
          </table:table-cell>
          <table:table-cell office:value-type="string" calcext:value-type="string">
            <text:p>Jean, Gustave, Barthélémy</text:p>
          </table:table-cell>
          <table:table-cell table:number-columns-repeated="3"/>
          <table:table-cell office:value-type="string" calcext:value-type="string">
            <text:p>Rue de Chabrol, 18 (1856) / Rue de Bondy, 7 (1856)</text:p>
          </table:table-cell>
          <table:table-cell office:value-type="string" calcext:value-type="string">
            <text:p>Rue St Honoré, 57</text:p>
          </table:table-cell>
          <table:table-cell office:value-type="string" calcext:value-type="string">
            <text:p>AN F18 1806 / P. Chauvet, 1956, p.429-430</text:p>
          </table:table-cell>
          <table:table-cell office:value-type="string" calcext:value-type="string">
            <text:p>Il est breveté imprimeur en lettres en 1867 et taille-doucier en 1870. <text:s/>/ Il exploite 50 presses dont plusieurs mécaniques mais il est mis en faillite en 1863 avec 2 ou 3 grèves de ses ouvriers. / Il a fait son apprentissage chez le lithographe Châtenet à Angoulême. / Il fait une demande d'autorisation en 1865 pour se servir de son brevet pour faire des essais d'impressions de dessins en relief clichés à l'aide de la pierre lithographique et de la zincographie</text:p>
          </table:table-cell>
          <table:table-cell office:value-type="string" calcext:value-type="string">
            <text:p>Son père était marchand</text:p>
          </table:table-cell>
          <table:table-cell/>
        </table:table-row>
        <table:table-row table:style-name="ro1">
          <table:table-cell office:value-type="float" office:value="10403" calcext:value-type="float">
            <text:p>10403</text:p>
          </table:table-cell>
          <table:table-cell office:value-type="string" calcext:value-type="string">
            <text:p>NOBIS</text:p>
          </table:table-cell>
          <table:table-cell office:value-type="string" calcext:value-type="string">
            <text:p>Jean-Baptiste</text:p>
          </table:table-cell>
          <table:table-cell table:number-columns-repeated="3"/>
          <table:table-cell office:value-type="string" calcext:value-type="string">
            <text:p>Impasse de la Pompe, 18 (1856) / Rue d'Anjou, 2</text:p>
          </table:table-cell>
          <table:table-cell/>
          <table:table-cell office:value-type="string" calcext:value-type="string">
            <text:p>AN F18 1806</text:p>
          </table:table-cell>
          <table:table-cell office:value-type="string" calcext:value-type="string">
            <text:p>Il a été ouvrier chez Schlatter et chez Caire</text:p>
          </table:table-cell>
          <table:table-cell table:number-columns-repeated="2"/>
        </table:table-row>
        <table:table-row table:style-name="ro1">
          <table:table-cell office:value-type="float" office:value="10404" calcext:value-type="float">
            <text:p>10404</text:p>
          </table:table-cell>
          <table:table-cell office:value-type="string" calcext:value-type="string">
            <text:p>NOEL</text:p>
          </table:table-cell>
          <table:table-cell office:value-type="string" calcext:value-type="string">
            <text:p>Adolphe, Nicolas</text:p>
          </table:table-cell>
          <table:table-cell table:style-name="ce5" office:value-type="string" calcext:value-type="string">
            <text:p>1862-07-02 00:00:00</text:p>
          </table:table-cell>
          <table:table-cell table:number-columns-repeated="2"/>
          <table:table-cell office:value-type="string" calcext:value-type="string">
            <text:p>Rue de Passy, 54</text:p>
          </table:table-cell>
          <table:table-cell office:value-type="string" calcext:value-type="string">
            <text:p>Rue du Cloître St Honoré, 16</text:p>
          </table:table-cell>
          <table:table-cell office:value-type="string" calcext:value-type="string">
            <text:p>AN F18 1806</text:p>
          </table:table-cell>
          <table:table-cell office:value-type="string" calcext:value-type="string">
            <text:p>Il est employé depuis l'âge de 12 ans chez son beau-père / Il est également breveté taille-doucier en 1862 et typographe en 1878</text:p>
          </table:table-cell>
          <table:table-cell table:number-columns-repeated="2"/>
        </table:table-row>
        <table:table-row table:style-name="ro1">
          <table:table-cell office:value-type="float" office:value="10405" calcext:value-type="float">
            <text:p>10405</text:p>
          </table:table-cell>
          <table:table-cell office:value-type="string" calcext:value-type="string">
            <text:p>NOEL</text:p>
          </table:table-cell>
          <table:table-cell office:value-type="string" calcext:value-type="string">
            <text:p>Francisque</text:p>
          </table:table-cell>
          <table:table-cell table:style-name="ce5" office:value-type="string" calcext:value-type="string">
            <text:p>1824-04-05 00:00:00</text:p>
          </table:table-cell>
          <table:table-cell table:style-name="ce5" office:value-type="string" calcext:value-type="string">
            <text:p>1827-04-09 00:00:00</text:p>
          </table:table-cell>
          <table:table-cell/>
          <table:table-cell office:value-type="string" calcext:value-type="string">
            <text:p>Rue St Jacques, 41 (1826) / Rue de Vaugirard, 34</text:p>
          </table:table-cell>
          <table:table-cell office:value-type="string" calcext:value-type="string">
            <text:p>Rue des Deux-Portes, 7</text:p>
          </table:table-cell>
          <table:table-cell office:value-type="string" calcext:value-type="string">
            <text:p>AN F18 1806</text:p>
          </table:table-cell>
          <table:table-cell office:value-type="string" calcext:value-type="string">
            <text:p>Il est graveur et éditeur de lithographies. Il tient un cabinet de graveurs avec son frère / Il a fait une première demande en 1822 et 1823</text:p>
          </table:table-cell>
          <table:table-cell office:value-type="string" calcext:value-type="string">
            <text:p>Son père était peintre à la Manufacture de porcelaine</text:p>
          </table:table-cell>
          <table:table-cell/>
        </table:table-row>
        <table:table-row table:style-name="ro1">
          <table:table-cell office:value-type="float" office:value="10406" calcext:value-type="float">
            <text:p>10406</text:p>
          </table:table-cell>
          <table:table-cell office:value-type="string" calcext:value-type="string">
            <text:p>NOEL née Grandin</text:p>
          </table:table-cell>
          <table:table-cell office:value-type="string" calcext:value-type="string">
            <text:p>Marie, Louise, Geneviève</text:p>
          </table:table-cell>
          <table:table-cell table:style-name="ce5" office:value-type="string" calcext:value-type="string">
            <text:p>1827-04-09 00:00:00</text:p>
          </table:table-cell>
          <table:table-cell table:style-name="ce5" office:value-type="string" calcext:value-type="string">
            <text:p>1855-09-01 00:00:00</text:p>
          </table:table-cell>
          <table:table-cell/>
          <table:table-cell office:value-type="string" calcext:value-type="string">
            <text:p>Rue Dauphine, 22 &amp; 24 (1843) / rue Dauphine, 26</text:p>
          </table:table-cell>
          <table:table-cell office:value-type="string" calcext:value-type="string">
            <text:p>Impasse Conti, 2</text:p>
          </table:table-cell>
          <table:table-cell office:value-type="string" calcext:value-type="string">
            <text:p>AN F18 1806</text:p>
          </table:table-cell>
          <table:table-cell office:value-type="string" calcext:value-type="string">
            <text:p>Elle a fait de l'enluminure de cartes géographiques.</text:p>
          </table:table-cell>
          <table:table-cell office:value-type="string" calcext:value-type="string">
            <text:p>Son père est marchand fabricant de draps</text:p>
          </table:table-cell>
          <table:table-cell/>
        </table:table-row>
        <table:table-row table:style-name="ro1">
          <table:table-cell office:value-type="float" office:value="10407" calcext:value-type="float">
            <text:p>10407</text:p>
          </table:table-cell>
          <table:table-cell office:value-type="string" calcext:value-type="string">
            <text:p>NOEL</text:p>
          </table:table-cell>
          <table:table-cell office:value-type="string" calcext:value-type="string">
            <text:p>Pierre, Félix</text:p>
          </table:table-cell>
          <table:table-cell table:number-columns-repeated="3"/>
          <table:table-cell office:value-type="string" calcext:value-type="string">
            <text:p>Rue de Mathé, 36 (1842) / rue des Trois Bornes, 26 / Rue Beaubourg, 50 / Rue des Fontammes du Temple, 6</text:p>
          </table:table-cell>
          <table:table-cell office:value-type="string" calcext:value-type="string">
            <text:p>Rue du Poitou, 15</text:p>
          </table:table-cell>
          <table:table-cell office:value-type="string" calcext:value-type="string">
            <text:p>AN F18 1806 / AP D10 U3 11 n°7494</text:p>
          </table:table-cell>
          <table:table-cell office:value-type="string" calcext:value-type="string">
            <text:p>Avant de faire sa demande de brevet, il a travaillé comme ouvrier lithographe. Il fait faillite en 1832 avec 4441 frs d'actif et 18301 frs de passif.</text:p>
          </table:table-cell>
          <table:table-cell office:value-type="string" calcext:value-type="string">
            <text:p>Son pèer était marchand vinaigrier et sa femme portière</text:p>
          </table:table-cell>
          <table:table-cell/>
        </table:table-row>
        <table:table-row table:style-name="ro1">
          <table:table-cell office:value-type="float" office:value="10408" calcext:value-type="float">
            <text:p>10408</text:p>
          </table:table-cell>
          <table:table-cell office:value-type="string" calcext:value-type="string">
            <text:p>NOIRET</text:p>
          </table:table-cell>
          <table:table-cell office:value-type="string" calcext:value-type="string">
            <text:p>Pierre, Joseph</text:p>
          </table:table-cell>
          <table:table-cell table:number-columns-repeated="3"/>
          <table:table-cell office:value-type="string" calcext:value-type="string">
            <text:p>passage Colbert, 16</text:p>
          </table:table-cell>
          <table:table-cell/>
          <table:table-cell office:value-type="string" calcext:value-type="string">
            <text:p>AN F18 1806</text:p>
          </table:table-cell>
          <table:table-cell office:value-type="string" calcext:value-type="string">
            <text:p>Il est directeur de l'administration du journal, Le Plan. Il tient un estaminet au 16 Passage Colbert.</text:p>
          </table:table-cell>
          <table:table-cell office:value-type="string" calcext:value-type="string">
            <text:p>Son père était directeur des postes</text:p>
          </table:table-cell>
          <table:table-cell/>
        </table:table-row>
        <table:table-row table:style-name="ro1">
          <table:table-cell office:value-type="float" office:value="10409" calcext:value-type="float">
            <text:p>10409</text:p>
          </table:table-cell>
          <table:table-cell office:value-type="string" calcext:value-type="string">
            <text:p>NOIRFALISSE</text:p>
          </table:table-cell>
          <table:table-cell office:value-type="string" calcext:value-type="string">
            <text:p>François, Marie</text:p>
          </table:table-cell>
          <table:table-cell table:number-columns-repeated="5"/>
          <table:table-cell office:value-type="string" calcext:value-type="string">
            <text:p>AN F18 1806</text:p>
          </table:table-cell>
          <table:table-cell office:value-type="string" calcext:value-type="string">
            <text:p>Il était imprimeur à Elbeuf en Seine inférieure et il a fait faillite</text:p>
          </table:table-cell>
          <table:table-cell/>
          <table:table-cell office:value-type="string" calcext:value-type="string">
            <text:p>dossier important</text:p>
          </table:table-cell>
        </table:table-row>
        <table:table-row table:style-name="ro1">
          <table:table-cell office:value-type="float" office:value="10410" calcext:value-type="float">
            <text:p>10410</text:p>
          </table:table-cell>
          <table:table-cell office:value-type="string" calcext:value-type="string">
            <text:p>NOIZETTE</text:p>
          </table:table-cell>
          <table:table-cell office:value-type="string" calcext:value-type="string">
            <text:p>Joseph, Paul</text:p>
          </table:table-cell>
          <table:table-cell table:number-columns-repeated="3"/>
          <table:table-cell office:value-type="string" calcext:value-type="string">
            <text:p>Faubourg St Antoine, 159</text:p>
          </table:table-cell>
          <table:table-cell office:value-type="string" calcext:value-type="string">
            <text:p>Faubourg St Martin, 99</text:p>
          </table:table-cell>
          <table:table-cell office:value-type="string" calcext:value-type="string">
            <text:p>AN F18 1806</text:p>
          </table:table-cell>
          <table:table-cell office:value-type="string" calcext:value-type="string">
            <text:p>Il a une formation de prote. Il est également breveté typographe en 1869. Il a acheté l'établissement de Guillois en vente publique 25000 frs.</text:p>
          </table:table-cell>
          <table:table-cell table:number-columns-repeated="2"/>
        </table:table-row>
        <table:table-row table:style-name="ro1">
          <table:table-cell office:value-type="float" office:value="10411" calcext:value-type="float">
            <text:p>10411</text:p>
          </table:table-cell>
          <table:table-cell office:value-type="string" calcext:value-type="string">
            <text:p>NORMAND</text:p>
          </table:table-cell>
          <table:table-cell office:value-type="string" calcext:value-type="string">
            <text:p>Nicolas, Charles</text:p>
          </table:table-cell>
          <table:table-cell table:number-columns-repeated="3"/>
          <table:table-cell office:value-type="string" calcext:value-type="string">
            <text:p>Rue St Séverin, 34</text:p>
          </table:table-cell>
          <table:table-cell office:value-type="string" calcext:value-type="string">
            <text:p>Vaugirard</text:p>
          </table:table-cell>
          <table:table-cell office:value-type="string" calcext:value-type="string">
            <text:p>AN F18 1806</text:p>
          </table:table-cell>
          <table:table-cell office:value-type="string" calcext:value-type="string">
            <text:p>Ecrivain lithographe, il a travaillé 11 ans chez Bénard.</text:p>
          </table:table-cell>
          <table:table-cell office:value-type="string" calcext:value-type="string">
            <text:p>Son père était capitaine</text:p>
          </table:table-cell>
          <table:table-cell/>
        </table:table-row>
        <table:table-row table:style-name="ro1">
          <table:table-cell office:value-type="float" office:value="10412" calcext:value-type="float">
            <text:p>10412</text:p>
          </table:table-cell>
          <table:table-cell office:value-type="string" calcext:value-type="string">
            <text:p>NUNEZ DE TABOADA</text:p>
          </table:table-cell>
          <table:table-cell office:value-type="string" calcext:value-type="string">
            <text:p>Etienne</text:p>
          </table:table-cell>
          <table:table-cell table:style-name="ce5" office:value-type="string" calcext:value-type="string">
            <text:p>1818-07-05 00:00:00</text:p>
          </table:table-cell>
          <table:table-cell table:style-name="ce5" office:value-type="string" calcext:value-type="string">
            <text:p>1820-01-12 00:00:00</text:p>
          </table:table-cell>
          <table:table-cell/>
          <table:table-cell office:value-type="string" calcext:value-type="string">
            <text:p>rue Feydeau, 26 /</text:p>
          </table:table-cell>
          <table:table-cell/>
          <table:table-cell office:value-type="string" calcext:value-type="string">
            <text:p>AN F18 1806</text:p>
          </table:table-cell>
          <table:table-cell office:value-type="string" calcext:value-type="string">
            <text:p>Il est interprète juré auprès des tribunaux des conseils de guerre et du cabinet topographique du Roi. <text:s/>/ Il n'a pas fait usage de son brevet et l'a vendu pour 500 francs à Léger dit Pomel, graveur en taille-douce. / il sollicite le Sieur <text:s/>Senefelder en 1818 pour être son associé pour 8 presses. / Nunez dit avoir acheté le secret des procédés chimiques relatifs à la lytographie / Il veut utiliser ses procédés pour le service de l'établissement Interprétation générale de toutes les langues mortes et vivantes dont il est directeur.</text:p>
          </table:table-cell>
          <table:table-cell office:value-type="string" calcext:value-type="string">
            <text:p>Il est espagnol d'origine et habite en France depuis 22 ans</text:p>
          </table:table-cell>
          <table:table-cell/>
        </table:table-row>
        <table:table-row table:style-name="ro1">
          <table:table-cell office:value-type="float" office:value="10413" calcext:value-type="float">
            <text:p>10413</text:p>
          </table:table-cell>
          <table:table-cell office:value-type="string" calcext:value-type="string">
            <text:p>ORLANDI</text:p>
          </table:table-cell>
          <table:table-cell office:value-type="string" calcext:value-type="string">
            <text:p>Paul, Aimé</text:p>
          </table:table-cell>
          <table:table-cell table:number-columns-repeated="3"/>
          <table:table-cell office:value-type="string" calcext:value-type="string">
            <text:p>rue St Denis, 2</text:p>
          </table:table-cell>
          <table:table-cell/>
          <table:table-cell office:value-type="string" calcext:value-type="string">
            <text:p>AN F18 1807</text:p>
          </table:table-cell>
          <table:table-cell office:value-type="string" calcext:value-type="string">
            <text:p>Il <text:s/>est commis chez le Sieur Marion, papetier / Il a acheté l'établissement de Biardot pour 20.000 frs avec 1 presse mécanique et 5 presses à bras, 10 ouvriers / il est spécialisé en étiquettes commercialesIl <text:s/>est commis chez le Sieur Marion, papetier / Il a acheté l'établissement de Biardot pour 20.000 frs avec 1 presse mécanique et 5 presses à bras, 10 ouvriers / il est spécialisé en étiquettes commercialesIl <text:s/>est commis chez le Sieur Marion, papetier / Il a acheté l'établissement de Biardot pour 20.000 frs avec 1 presse mécanique et 5 presses à bras, 10 ouvriers / il est spécialisé en étiquettes commercialesIl <text:s/>est commis chez le Sieur Marion, papetier / Il a acheté l'établissement de Biardot pour 20.000 frs avec 1 presse mécanique et 5 presses à bras, 10 ouvriers / il est spécialisé en étiquettes commercialesIl <text:s/>est commis chez le Sieur Marion, papetier / Il a acheté l'établissement de Biardot pour 20.000 frs avec 1 presse mécanique et 5 presses à bras, 10 ouvriers / il est spécialisé en étiquettes commercialesIl <text:s/>est commis chez le Sieur Marion, papetier / Il a acheté l'établissement de Biardot pour 20.000 frs avec 1 presse mécanique et 5 presses à bras, 10 ouvriers / il est spécialisé en étiquettes commercialesIl <text:s/>est commis chez le Sieur Marion, papetier / Il a acheté l'établissement de Biardot pour 20.000 frs avec 1 presse mécanique et 5 presses à bras, 10 ouvriers / il est spécialisé en étiquettes commercialesIl <text:s/>est commis chez le Sieur Marion, papetier / Il a acheté l'établissement de Biardot pour 20.000 frs avec 1 presse mécanique et 5 presses à bras, 10 ouvriers / il est spécialisé en étiquettes commercialesIl <text:s/>est commis chez le Sieur Marion, papetier / Il a acheté l'établissement de Biardot pour 20.000 frs avec 1 presse mécanique et 5 presses à bras, 10 ouvriers / il est spécialisé en étiquettes commercialesIl <text:s/>est commis chez le Sieur Marion, papetier / Il a acheté l'établissement de Biardot pour 20.000 frs avec 1 presse mécanique et 5 presses à bras, 10 ouvriers / il est spécialisé en étiquettes commercialesIl <text:s/>est commis chez le Sieur Marion, papetier / Il a acheté l'établissement de Biardot pour 20.000 frs avec 1 presse mécanique et 5 presses à bras, 10 ouvriers / il est spécialisé en étiquettes commercialesIl <text:s/>est commis chez le Sieur Marion, papetier / Il a acheté l'établissement de Biardot pour 20.000 frs avec 1 presse mécanique et 5 presses à bras, 10 ouvriers / il est spécialisé en étiquettes commerciales</text:p>
          </table:table-cell>
          <table:table-cell office:value-type="string" calcext:value-type="string">
            <text:p>Son père est employé aux douanes</text:p>
          </table:table-cell>
          <table:table-cell/>
        </table:table-row>
        <table:table-row table:style-name="ro1">
          <table:table-cell office:value-type="float" office:value="10414" calcext:value-type="float">
            <text:p>10414</text:p>
          </table:table-cell>
          <table:table-cell office:value-type="string" calcext:value-type="string">
            <text:p>ORY</text:p>
          </table:table-cell>
          <table:table-cell office:value-type="string" calcext:value-type="string">
            <text:p>François, Antoine</text:p>
          </table:table-cell>
          <table:table-cell table:number-columns-repeated="3"/>
          <table:table-cell office:value-type="string" calcext:value-type="string">
            <text:p>Quai Conti, 3 (1846) / rue du Cloître St Jacques l'Hôpital, 3 (1833) / Quai Conti, 3 (1846) / rue du Cloître St Jacques l'Hôpital, 3 (1833) / Quai Conti, 3 (1846) / rue du Cloître St Jacques l'Hôpital, 3 (1833) / Quai Conti, 3 (1846) / rue du Cloître St Jacques l'Hôpital, 3 (1833) / Quai Conti, 3 (1846) / rue du Cloître St Jacques l'Hôpital, 3 (1833) / Quai Conti, 3 (1846) / rue du Cloître St Jacques l'Hôpital, 3 (1833) / Quai Conti, 3 (1846) / rue du Cloître St Jacques l'Hôpital, 3 (1833) / Quai Conti, 3 (1846) / rue du Cloître St Jacques l'Hôpital, 3 (1833) / Quai Conti, 3 (1846) / rue du Cloître St Jacques l'Hôpital, 3 (1833) / Quai Conti, 3 (1846) / rue du Cloître St Jacques l'Hôpital, 3 (1833) / Quai Conti, 3 (1846) / rue du Cloître St Jacques l'Hôpital, 3 (1833) / Quai Conti, 3 (1846) / rue du Cloître St Jacques l'Hôpital, 3 (1833)</text:p>
          </table:table-cell>
          <table:table-cell/>
          <table:table-cell office:value-type="string" calcext:value-type="string">
            <text:p>AN F18 1807</text:p>
          </table:table-cell>
          <table:table-cell office:value-type="string" calcext:value-type="string">
            <text:p>Il a passé 6 à 7 ans à Londres dans la maison Standidge et Cie / Il a échangé son brevet en 1846 contre le même titre à Montrouge car il n'y a pas de lithographe / Il exploite 7 presses pour des travaux de villeIl a passé 6 à 7 ans à Londres dans la maison Standidge et Cie / Il a échangé son brevet en 1846 contre le même titre à Montrouge car il n'y a pas de lithographe / Il exploite 7 presses pour des travaux de villeIl a passé 6 à 7 ans à Londres dans la maison Standidge et Cie / Il a échangé son brevet en 1846 contre le même titre à Montrouge car il n'y a pas de lithographe / Il exploite 7 presses pour des travaux de villeIl a passé 6 à 7 ans à Londres dans la maison Standidge et Cie / Il a échangé son brevet en 1846 contre le même titre à Montrouge car il n'y a pas de lithographe / Il exploite 7 presses pour des travaux de villeIl a passé 6 à 7 ans à Londres dans la maison Standidge et Cie / Il a échangé son brevet en 1846 contre le même titre à Montrouge car il n'y a pas de lithographe / Il exploite 7 presses pour des travaux de villeIl a passé 6 à 7 ans à Londres dans la maison Standidge et Cie / Il a échangé son brevet en 1846 contre le même titre à Montrouge car il n'y a pas de lithographe / Il exploite 7 presses pour des travaux de villeIl a passé 6 à 7 ans à Londres dans la maison Standidge et Cie / Il a échangé son brevet en 1846 contre le même titre à Montrouge car il n'y a pas de lithographe / Il exploite 7 presses pour des travaux de villeIl a passé 6 à 7 ans à Londres dans la maison Standidge et Cie / Il a échangé son brevet en 1846 contre le même titre à Montrouge car il n'y a pas de lithographe / Il exploite 7 presses pour des travaux de villeIl a passé 6 à 7 ans à Londres dans la maison Standidge et Cie / Il a échangé son brevet en 1846 contre le même titre à Montrouge car il n'y a pas de lithographe / Il exploite 7 presses pour des travaux de villeIl a passé 6 à 7 ans à Londres dans la maison Standidge et Cie / Il a échangé son brevet en 1846 contre le même titre à Montrouge car il n'y a pas de lithographe / Il exploite 7 presses pour des travaux de villeIl a passé 6 à 7 ans à Londres dans la maison Standidge et Cie / Il a échangé son brevet en 1846 contre le même titre à Montrouge car il n'y a pas de lithographe / Il exploite 7 presses pour des travaux de villeIl a passé 6 à 7 ans à Londres dans la maison Standidge et Cie / Il a échangé son brevet en 1846 contre le même titre à Montrouge car il n'y a pas de lithographe / Il exploite 7 presses pour des travaux de ville</text:p>
          </table:table-cell>
          <table:table-cell table:number-columns-repeated="2"/>
        </table:table-row>
        <table:table-row table:style-name="ro1">
          <table:table-cell office:value-type="float" office:value="10415" calcext:value-type="float">
            <text:p>10415</text:p>
          </table:table-cell>
          <table:table-cell office:value-type="string" calcext:value-type="string">
            <text:p>OTTIN</text:p>
          </table:table-cell>
          <table:table-cell office:value-type="string" calcext:value-type="string">
            <text:p>Nicolas, Joseph</text:p>
          </table:table-cell>
          <table:table-cell table:number-columns-repeated="4"/>
          <table:table-cell office:value-type="string" calcext:value-type="string">
            <text:p>Rue Dauphine, 40</text:p>
          </table:table-cell>
          <table:table-cell office:value-type="string" calcext:value-type="string">
            <text:p>AN F18 1807</text:p>
          </table:table-cell>
          <table:table-cell office:value-type="string" calcext:value-type="string">
            <text:p>Il est professeur de mathématiques et pensionnaire de l'Université. Il souhaite obtenir le brevet pour imprimer des notices techniques servant d'explications à ses cours de mathématiques</text:p>
          </table:table-cell>
          <table:table-cell office:value-type="string" calcext:value-type="string">
            <text:p>Son père était vigneron / Son père était vigneron / Son père était vigneron / Son père était vigneron / Son père était vigneron / Son père était vigneron / Son père était vigneron / Son père était vigneron / Son père était vigneron / Son père était vigneron / Son père était vigneron / Son père était vigneron</text:p>
          </table:table-cell>
          <table:table-cell/>
        </table:table-row>
        <table:table-row table:style-name="ro1">
          <table:table-cell office:value-type="float" office:value="10416" calcext:value-type="float">
            <text:p>10416</text:p>
          </table:table-cell>
          <table:table-cell office:value-type="string" calcext:value-type="string">
            <text:p>OURBACK</text:p>
          </table:table-cell>
          <table:table-cell office:value-type="string" calcext:value-type="string">
            <text:p>Emile, André</text:p>
          </table:table-cell>
          <table:table-cell table:number-columns-repeated="3"/>
          <table:table-cell office:value-type="string" calcext:value-type="string">
            <text:p>rue Bourg l'Abbé, 32 passage de l'Ancre / rue Bourg l'Abbé, 32 passage de l'Ancre / rue Bourg l'Abbé, 32 passage de l'Ancre / rue Bourg l'Abbé, 32 passage de l'Ancre / rue Bourg l'Abbé, 32 passage de l'Ancre / rue Bourg l'Abbé, 32 passage de l'Ancre / rue Bourg l'Abbé, 32 passage de l'Ancre / rue Bourg l'Abbé, 32 passage de l'Ancre / rue Bourg l'Abbé, 32 passage de l'Ancre / rue Bourg l'Abbé, 32 passage de l'Ancre / rue Bourg l'Abbé, 32 passage de l'Ancre / rue Bourg l'Abbé, 32 passage de l'Ancre</text:p>
          </table:table-cell>
          <table:table-cell/>
          <table:table-cell office:value-type="string" calcext:value-type="string">
            <text:p>AN F18 1807</text:p>
          </table:table-cell>
          <table:table-cell office:value-type="string" calcext:value-type="string">
            <text:p>Son atelier est mis en adjuciation le 16 décembre 1854, mise à prix à 1200 frs et enchère à 6500 frs</text:p>
          </table:table-cell>
          <table:table-cell office:value-type="string" calcext:value-type="string">
            <text:p>Son père était négociant</text:p>
          </table:table-cell>
          <table:table-cell/>
        </table:table-row>
        <table:table-row table:style-name="ro1">
          <table:table-cell office:value-type="float" office:value="10417" calcext:value-type="float">
            <text:p>10417</text:p>
          </table:table-cell>
          <table:table-cell office:value-type="string" calcext:value-type="string">
            <text:p>PAGNIER</text:p>
          </table:table-cell>
          <table:table-cell office:value-type="string" calcext:value-type="string">
            <text:p>Nicolas, Joseph</text:p>
          </table:table-cell>
          <table:table-cell table:style-name="ce5" office:value-type="string" calcext:value-type="string">
            <text:p>1854-11-01 00:00:00</text:p>
          </table:table-cell>
          <table:table-cell/>
          <table:table-cell office:value-type="string" calcext:value-type="string">
            <text:p>Montrouge</text:p>
          </table:table-cell>
          <table:table-cell office:value-type="string" calcext:value-type="string">
            <text:p>Route d'Orléans, 102</text:p>
          </table:table-cell>
          <table:table-cell office:value-type="string" calcext:value-type="string">
            <text:p>Vaugirard</text:p>
          </table:table-cell>
          <table:table-cell office:value-type="string" calcext:value-type="string">
            <text:p>AN F18 1808</text:p>
          </table:table-cell>
          <table:table-cell office:value-type="string" calcext:value-type="string">
            <text:p>Il est également breveté imprimeur en lettres et 1854 et libraire</text:p>
          </table:table-cell>
          <table:table-cell table:number-columns-repeated="2"/>
        </table:table-row>
        <table:table-row table:style-name="ro1">
          <table:table-cell office:value-type="float" office:value="10418" calcext:value-type="float">
            <text:p>10418</text:p>
          </table:table-cell>
          <table:table-cell office:value-type="string" calcext:value-type="string">
            <text:p>PAINDEBLED</text:p>
          </table:table-cell>
          <table:table-cell office:value-type="string" calcext:value-type="string">
            <text:p>François, Auguste</text:p>
          </table:table-cell>
          <table:table-cell table:number-columns-repeated="3"/>
          <table:table-cell office:value-type="string" calcext:value-type="string">
            <text:p>passage du Caire, 94 et 96 / Rue des Filles-Dieu, 16 / Passage du Caire, 7 &amp; 9 / <text:s/>passage du Caire, 94 et 96 / Rue des Filles-Dieu, 16 / Passage du Caire, 7 &amp; 9 / <text:s/>passage du Caire, 94 et 96 / Rue des Filles-Dieu, 16 / Passage du Caire, 7 &amp; 9 / <text:s/>passage du Caire, 94 et 96 / Rue des Filles-Dieu, 16 / Passage du Caire, 7 &amp; 9 / <text:s/>passage du Caire, 94 et 96 / Rue des Filles-Dieu, 16 / Passage du Caire, 7 &amp; 9 / <text:s/>passage du Caire, 94 et 96 / Rue des Filles-Dieu, 16 / Passage du Caire, 7 &amp; 9 / <text:s/>passage du Caire, 94 et 96 / Rue des Filles-Dieu, 16 / Passage du Caire, 7 &amp; 9 / <text:s/>passage du Caire, 94 et 96 / Rue des Filles-Dieu, 16 / Passage du Caire, 7 &amp; 9 / <text:s/>passage du Caire, 94 et 96 / Rue des Filles-Dieu, 16 / Passage du Caire, 7 &amp; 9 / <text:s/>passage du Caire, 94 et 96 / Rue des Filles-Dieu, 16 / Passage du Caire, 7 &amp; 9 / <text:s/>passage du Caire, 94 et 96 / Rue des Filles-Dieu, 16 / Passage du Caire, 7 &amp; 9 / <text:s/>passage du Caire, 94 et 96 / Rue des Filles-Dieu, 16 / Passage du Caire, 7 &amp; 9 /</text:p>
          </table:table-cell>
          <table:table-cell/>
          <table:table-cell office:value-type="string" calcext:value-type="string">
            <text:p>AN F18 1808</text:p>
          </table:table-cell>
          <table:table-cell office:value-type="string" calcext:value-type="string">
            <text:p>Il est ouvrier lithographe chez son beau-père 8 passage du Caire. Il entre comme ouvrier chez Pathi pour 6 frs par jour.</text:p>
          </table:table-cell>
          <table:table-cell office:value-type="string" calcext:value-type="string">
            <text:p>Son père était bijoutier</text:p>
          </table:table-cell>
          <table:table-cell/>
        </table:table-row>
        <table:table-row table:style-name="ro1">
          <table:table-cell office:value-type="float" office:value="10419" calcext:value-type="float">
            <text:p>10419</text:p>
          </table:table-cell>
          <table:table-cell office:value-type="string" calcext:value-type="string">
            <text:p>PAINLEVE</text:p>
          </table:table-cell>
          <table:table-cell office:value-type="string" calcext:value-type="string">
            <text:p>Jean-Baptiste</text:p>
          </table:table-cell>
          <table:table-cell table:style-name="ce5" office:value-type="string" calcext:value-type="string">
            <text:p>1845-03-01 00:00:00</text:p>
          </table:table-cell>
          <table:table-cell table:number-columns-repeated="2"/>
          <table:table-cell office:value-type="string" calcext:value-type="string">
            <text:p>Rue des Vieux-Augustins, 25 / Rue du Four Saint germain, 9 / Passage des Petites Ecuries, 20Rue des Vieux-Augustins, 25 / Rue du Four Saint germain, 9 / Passage des Petites Ecuries, 20Rue des Vieux-Augustins, 25 / Rue du Four Saint germain, 9 / Passage des Petites Ecuries, 20Rue des Vieux-Augustins, 25 / Rue du Four Saint germain, 9 / Passage des Petites Ecuries, 20Rue des Vieux-Augustins, 25 / Rue du Four Saint germain, 9 / Passage des Petites Ecuries, 20Rue des Vieux-Augustins, 25 / Rue du Four Saint germain, 9 / Passage des Petites Ecuries, 20Rue des Vieux-Augustins, 25 / Rue du Four Saint germain, 9 / Passage des Petites Ecuries, 20Rue des Vieux-Augustins, 25 / Rue du Four Saint germain, 9 / Passage des Petites Ecuries, 20Rue des Vieux-Augustins, 25 / Rue du Four Saint germain, 9 / Passage des Petites Ecuries, 20Rue des Vieux-Augustins, 25 / Rue du Four Saint germain, 9 / Passage des Petites Ecuries, 20Rue des Vieux-Augustins, 25 / Rue du Four Saint germain, 9 / Passage des Petites Ecuries, 20Rue des Vieux-Augustins, 25 / Rue du Four Saint germain, 9 / Passage des Petites Ecuries, 20</text:p>
          </table:table-cell>
          <table:table-cell office:value-type="string" calcext:value-type="string">
            <text:p>Rue du Four Saint Germain, 11</text:p>
          </table:table-cell>
          <table:table-cell office:value-type="string" calcext:value-type="string">
            <text:p>AN F18 1808</text:p>
          </table:table-cell>
          <table:table-cell office:value-type="string" calcext:value-type="string">
            <text:p>Il a fait une première demande en 1835 avec un certificat de Kaeppelin, E; Raunet et Chabrelier / Il était en 1834 ouvrier chez Lemercier et il y gagne 4frs50 par jourIl a fait une première demande en 1835 avec un certificat de Kaeppelin, E; Raunet et Chabrelier / Il était en 1834 ouvrier chez Lemercier et il y gagne 4frs50 par jourIl a fait une première demande en 1835 avec un certificat de Kaeppelin, E; Raunet et Chabrelier / Il était en 1834 ouvrier chez Lemercier et il y gagne 4frs50 par jourIl a fait une première demande en 1835 avec un certificat de Kaeppelin, E; Raunet et Chabrelier / Il était en 1834 ouvrier chez Lemercier et il y gagne 4frs50 par jourIl a fait une première demande en 1835 avec un certificat de Kaeppelin, E; Raunet et Chabrelier / Il était en 1834 ouvrier chez Lemercier et il y gagne 4frs50 par jourIl a fait une première demande en 1835 avec un certificat de Kaeppelin, E; Raunet et Chabrelier / Il était en 1834 ouvrier chez Lemercier et il y gagne 4frs50 par jourIl a fait une première demande en 1835 avec un certificat de Kaeppelin, E; Raunet et Chabrelier / Il était en 1834 ouvrier chez Lemercier et il y gagne 4frs50 par jourIl a fait une première demande en 1835 avec un certificat de Kaeppelin, E; Raunet et Chabrelier / Il était en 1834 ouvrier chez Lemercier et il y gagne 4frs50 par jourIl a fait une première demande en 1835 avec un certificat de Kaeppelin, E; Raunet et Chabrelier / Il était en 1834 ouvrier chez Lemercier et il y gagne 4frs50 par jourIl a fait une première demande en 1835 avec un certificat de Kaeppelin, E; Raunet et Chabrelier / Il était en 1834 ouvrier chez Lemercier et il y gagne 4frs50 par jourIl a fait une première demande en 1835 avec un certificat de Kaeppelin, E; Raunet et Chabrelier / Il était en 1834 ouvrier chez Lemercier et il y gagne 4frs50 par jourIl a fait une première demande en 1835 avec un certificat de Kaeppelin, E; Raunet et Chabrelier / Il était en 1834 ouvrier chez Lemercier et il y gagne 4frs50 par jour</text:p>
          </table:table-cell>
          <table:table-cell office:value-type="string" calcext:value-type="string">
            <text:p>Son père était vigneron</text:p>
          </table:table-cell>
          <table:table-cell/>
        </table:table-row>
        <table:table-row table:style-name="ro1">
          <table:table-cell office:value-type="float" office:value="10420" calcext:value-type="float">
            <text:p>10420</text:p>
          </table:table-cell>
          <table:table-cell office:value-type="string" calcext:value-type="string">
            <text:p>PALIS</text:p>
          </table:table-cell>
          <table:table-cell office:value-type="string" calcext:value-type="string">
            <text:p>Félix, Célestin</text:p>
          </table:table-cell>
          <table:table-cell/>
          <table:table-cell table:style-name="ce5" office:value-type="string" calcext:value-type="string">
            <text:p>1852-09-08 00:00:00</text:p>
          </table:table-cell>
          <table:table-cell/>
          <table:table-cell office:value-type="string" calcext:value-type="string">
            <text:p>Rue des Filles St Thomas, 9</text:p>
          </table:table-cell>
          <table:table-cell office:value-type="string" calcext:value-type="string">
            <text:p>Rue de l'Evêque, 13</text:p>
          </table:table-cell>
          <table:table-cell office:value-type="string" calcext:value-type="string">
            <text:p>AN F18 1808</text:p>
          </table:table-cell>
          <table:table-cell table:number-columns-repeated="3"/>
        </table:table-row>
        <table:table-row table:style-name="ro1">
          <table:table-cell office:value-type="float" office:value="10421" calcext:value-type="float">
            <text:p>10421</text:p>
          </table:table-cell>
          <table:table-cell office:value-type="string" calcext:value-type="string">
            <text:p>PALUEL</text:p>
          </table:table-cell>
          <table:table-cell office:value-type="string" calcext:value-type="string">
            <text:p>Antoin, Théodule, Marcellin</text:p>
          </table:table-cell>
          <table:table-cell table:style-name="ce5" office:value-type="string" calcext:value-type="string">
            <text:p>1838-10-05 00:00:00</text:p>
          </table:table-cell>
          <table:table-cell table:number-columns-repeated="3"/>
          <table:table-cell office:value-type="string" calcext:value-type="string">
            <text:p>Rue de la Cité, 4</text:p>
          </table:table-cell>
          <table:table-cell office:value-type="string" calcext:value-type="string">
            <text:p>AN F18 1808</text:p>
          </table:table-cell>
          <table:table-cell office:value-type="string" calcext:value-type="string">
            <text:p>Il était employé de la Préfecture de police avant d'être brigadier de 1831 à 1837.</text:p>
          </table:table-cell>
          <table:table-cell office:value-type="string" calcext:value-type="string">
            <text:p>Il a obtenu la légion d'honneur en Russie en 1812.</text:p>
          </table:table-cell>
          <table:table-cell/>
        </table:table-row>
        <table:table-row table:style-name="ro1">
          <table:table-cell office:value-type="float" office:value="10422" calcext:value-type="float">
            <text:p>10422</text:p>
          </table:table-cell>
          <table:table-cell office:value-type="string" calcext:value-type="string">
            <text:p>PALYART</text:p>
          </table:table-cell>
          <table:table-cell office:value-type="string" calcext:value-type="string">
            <text:p>Charles, Victor, Marie</text:p>
          </table:table-cell>
          <table:table-cell table:number-columns-repeated="3"/>
          <table:table-cell office:value-type="string" calcext:value-type="string">
            <text:p>passage des Panoramas (Galerie Montmartre), 8 / <text:s/>passage des Panoramas (Galerie Montmartre), 8 / <text:s/>passage des Panoramas (Galerie Montmartre), 8 / <text:s/>passage des Panoramas (Galerie Montmartre), 8 / <text:s/>passage des Panoramas (Galerie Montmartre), 8 / <text:s/>passage des Panoramas (Galerie Montmartre), 8 / <text:s/>passage des Panoramas (Galerie Montmartre), 8 / <text:s/>passage des Panoramas (Galerie Montmartre), 8 / <text:s/>passage des Panoramas (Galerie Montmartre), 8 / <text:s/>passage des Panoramas (Galerie Montmartre), 8 / <text:s/>passage des Panoramas (Galerie Montmartre), 8 / <text:s/>passage des Panoramas (Galerie Montmartre), 8 /</text:p>
          </table:table-cell>
          <table:table-cell/>
          <table:table-cell office:value-type="string" calcext:value-type="string">
            <text:p>AN F18 1808</text:p>
          </table:table-cell>
          <table:table-cell office:value-type="string" calcext:value-type="string">
            <text:p>Papetier à l'origine, il a repris les 7 presses de son frère qu'il exploitait pour des ouvrages de ville et des bilboquets.</text:p>
          </table:table-cell>
          <table:table-cell table:number-columns-repeated="2"/>
        </table:table-row>
        <table:table-row table:style-name="ro1">
          <table:table-cell office:value-type="float" office:value="10423" calcext:value-type="float">
            <text:p>10423</text:p>
          </table:table-cell>
          <table:table-cell office:value-type="string" calcext:value-type="string">
            <text:p>PALYART</text:p>
          </table:table-cell>
          <table:table-cell office:value-type="string" calcext:value-type="string">
            <text:p>François, Marie</text:p>
          </table:table-cell>
          <table:table-cell table:number-columns-repeated="3"/>
          <table:table-cell office:value-type="string" calcext:value-type="string">
            <text:p>passage des Panoramas (Galerie Montmartre), 8 / <text:s/>passage des Panoramas (Galerie Montmartre), 8 / <text:s/>passage des Panoramas (Galerie Montmartre), 8 / <text:s/>passage des Panoramas (Galerie Montmartre), 8 / <text:s/>passage des Panoramas (Galerie Montmartre), 8 / <text:s/>passage des Panoramas (Galerie Montmartre), 8 / <text:s/>passage des Panoramas (Galerie Montmartre), 8 / <text:s/>passage des Panoramas (Galerie Montmartre), 8 / <text:s/>passage des Panoramas (Galerie Montmartre), 8 / <text:s/>passage des Panoramas (Galerie Montmartre), 8 / <text:s/>passage des Panoramas (Galerie Montmartre), 8 / <text:s/>passage des Panoramas (Galerie Montmartre), 8 /</text:p>
          </table:table-cell>
          <table:table-cell/>
          <table:table-cell office:value-type="string" calcext:value-type="string">
            <text:p>AN F18 1808</text:p>
          </table:table-cell>
          <table:table-cell office:value-type="string" calcext:value-type="string">
            <text:p>Il est d'abord installé papetier. Une première demande qu'il fait en 1850 est rejetée car il entretient des relations fréquentes avec le parti ultra-républicain</text:p>
          </table:table-cell>
          <table:table-cell table:number-columns-repeated="2"/>
        </table:table-row>
        <table:table-row table:style-name="ro1">
          <table:table-cell office:value-type="float" office:value="10424" calcext:value-type="float">
            <text:p>10424</text:p>
          </table:table-cell>
          <table:table-cell office:value-type="string" calcext:value-type="string">
            <text:p>PARIS</text:p>
          </table:table-cell>
          <table:table-cell office:value-type="string" calcext:value-type="string">
            <text:p>Armant, <text:s/>Aimé</text:p>
          </table:table-cell>
          <table:table-cell table:style-name="ce5" office:value-type="string" calcext:value-type="string">
            <text:p>1834-11-10 00:00:00</text:p>
          </table:table-cell>
          <table:table-cell table:number-columns-repeated="2"/>
          <table:table-cell office:value-type="string" calcext:value-type="string">
            <text:p>Rue Neuves des Bons Enfants, 5</text:p>
          </table:table-cell>
          <table:table-cell office:value-type="string" calcext:value-type="string">
            <text:p>Quai d'Anjou, 15</text:p>
          </table:table-cell>
          <table:table-cell office:value-type="string" calcext:value-type="string">
            <text:p>AN F18 1808</text:p>
          </table:table-cell>
          <table:table-cell office:value-type="string" calcext:value-type="string">
            <text:p>Il est professeur de Mnémotechnie.</text:p>
          </table:table-cell>
          <table:table-cell table:number-columns-repeated="2"/>
        </table:table-row>
        <table:table-row table:style-name="ro1">
          <table:table-cell office:value-type="float" office:value="10425" calcext:value-type="float">
            <text:p>10425</text:p>
          </table:table-cell>
          <table:table-cell office:value-type="string" calcext:value-type="string">
            <text:p>PARMENTIER</text:p>
          </table:table-cell>
          <table:table-cell office:value-type="string" calcext:value-type="string">
            <text:p>Jean, Claude</text:p>
          </table:table-cell>
          <table:table-cell table:number-columns-repeated="2"/>
          <table:table-cell office:value-type="string" calcext:value-type="string">
            <text:p>Bercy</text:p>
          </table:table-cell>
          <table:table-cell table:number-columns-repeated="2"/>
          <table:table-cell office:value-type="string" calcext:value-type="string">
            <text:p>AN F18 1808</text:p>
          </table:table-cell>
          <table:table-cell office:value-type="string" calcext:value-type="string">
            <text:p>Il a fait faillite en tant que papeptier à Bercy. / Il a remplacé la dame Boucher démissionnaire en 1846.Il a fait faillite en tant que papeptier à Bercy. / Il a remplacé la dame Boucher démissionnaire en 1846.Il a fait faillite en tant que papeptier à Bercy. / Il a remplacé la dame Boucher démissionnaire en 1846.Il a fait faillite en tant que papeptier à Bercy. / Il a remplacé la dame Boucher démissionnaire en 1846.Il a fait faillite en tant que papeptier à Bercy. / Il a remplacé la dame Boucher démissionnaire en 1846.Il a fait faillite en tant que papeptier à Bercy. / Il a remplacé la dame Boucher démissionnaire en 1846.Il a fait faillite en tant que papeptier à Bercy. / Il a remplacé la dame Boucher démissionnaire en 1846.Il a fait faillite en tant que papeptier à Bercy. / Il a remplacé la dame Boucher démissionnaire en 1846.Il a fait faillite en tant que papeptier à Bercy. / Il a remplacé la dame Boucher démissionnaire en 1846.Il a fait faillite en tant que papeptier à Bercy. / Il a remplacé la dame Boucher démissionnaire en 1846.Il a fait faillite en tant que papeptier à Bercy. / Il a remplacé la dame Boucher démissionnaire en 1846.Il a fait faillite en tant que papeptier à Bercy. / Il a remplacé la dame Boucher démissionnaire en 1846.</text:p>
          </table:table-cell>
          <table:table-cell office:value-type="string" calcext:value-type="string">
            <text:p>Son père était écrivain militaire</text:p>
          </table:table-cell>
          <table:table-cell/>
        </table:table-row>
        <table:table-row table:style-name="ro1">
          <table:table-cell office:value-type="float" office:value="10426" calcext:value-type="float">
            <text:p>10426</text:p>
          </table:table-cell>
          <table:table-cell office:value-type="string" calcext:value-type="string">
            <text:p>PARMENTIER</text:p>
          </table:table-cell>
          <table:table-cell office:value-type="string" calcext:value-type="string">
            <text:p>Louis, Eugène</text:p>
          </table:table-cell>
          <table:table-cell table:number-columns-repeated="2"/>
          <table:table-cell office:value-type="string" calcext:value-type="string">
            <text:p>Bercy</text:p>
          </table:table-cell>
          <table:table-cell office:value-type="string" calcext:value-type="string">
            <text:p>Rue du Commerce, 29 (Bercy)</text:p>
          </table:table-cell>
          <table:table-cell/>
          <table:table-cell office:value-type="string" calcext:value-type="string">
            <text:p>AP D10 U3 36 n°2345 / AP D11 U3 436AP D10 U3 36 n°2345 / AP D11 U3 436AP D10 U3 36 n°2345 / AP D11 U3 436AP D10 U3 36 n°2345 / AP D11 U3 436AP D10 U3 36 n°2345 / AP D11 U3 436AP D10 U3 36 n°2345 / AP D11 U3 436AP D10 U3 36 n°2345 / AP D11 U3 436AP D10 U3 36 n°2345 / AP D11 U3 436AP D10 U3 36 n°2345 / AP D11 U3 436AP D10 U3 36 n°2345 / AP D11 U3 436AP D10 U3 36 n°2345 / AP D11 U3 436AP D10 U3 36 n°2345 / AP D11 U3 436</text:p>
          </table:table-cell>
          <table:table-cell office:value-type="string" calcext:value-type="string">
            <text:p>Il fait faillite en 1863 avec un actif de 22 315 frs et un passif de 38254 frs</text:p>
          </table:table-cell>
          <table:table-cell table:number-columns-repeated="2"/>
        </table:table-row>
        <table:table-row table:style-name="ro1">
          <table:table-cell office:value-type="float" office:value="10427" calcext:value-type="float">
            <text:p>10427</text:p>
          </table:table-cell>
          <table:table-cell office:value-type="string" calcext:value-type="string">
            <text:p>PASCAL</text:p>
          </table:table-cell>
          <table:table-cell office:value-type="string" calcext:value-type="string">
            <text:p>Adolphe, Charles</text:p>
          </table:table-cell>
          <table:table-cell/>
          <table:table-cell table:style-name="ce5" office:value-type="string" calcext:value-type="string">
            <text:p>1854-06-02 00:00:00</text:p>
          </table:table-cell>
          <table:table-cell/>
          <table:table-cell office:value-type="string" calcext:value-type="string">
            <text:p>rue de la Rochefoucauld, 24 / <text:s/>rue de la Rochefoucauld, 24 / <text:s/>rue de la Rochefoucauld, 24 / <text:s/>rue de la Rochefoucauld, 24 / <text:s/>rue de la Rochefoucauld, 24 / <text:s/>rue de la Rochefoucauld, 24 / <text:s/>rue de la Rochefoucauld, 24 / <text:s/>rue de la Rochefoucauld, 24 / <text:s/>rue de la Rochefoucauld, 24 / <text:s/>rue de la Rochefoucauld, 24 / <text:s/>rue de la Rochefoucauld, 24 / <text:s/>rue de la Rochefoucauld, 24 /</text:p>
          </table:table-cell>
          <table:table-cell/>
          <table:table-cell office:value-type="string" calcext:value-type="string">
            <text:p>AN F18 1808</text:p>
          </table:table-cell>
          <table:table-cell office:value-type="string" calcext:value-type="string">
            <text:p>Il était ouvrier lithographe dans l'atelier de son père.</text:p>
          </table:table-cell>
          <table:table-cell table:number-columns-repeated="2"/>
        </table:table-row>
        <table:table-row table:style-name="ro1">
          <table:table-cell office:value-type="float" office:value="10428" calcext:value-type="float">
            <text:p>10428</text:p>
          </table:table-cell>
          <table:table-cell office:value-type="string" calcext:value-type="string">
            <text:p>PASCAL</text:p>
          </table:table-cell>
          <table:table-cell office:value-type="string" calcext:value-type="string">
            <text:p>Auguste</text:p>
          </table:table-cell>
          <table:table-cell table:style-name="ce5" office:value-type="string" calcext:value-type="string">
            <text:p>1839-12-08 00:00:00</text:p>
          </table:table-cell>
          <table:table-cell table:number-columns-repeated="2"/>
          <table:table-cell office:value-type="string" calcext:value-type="string">
            <text:p>Rue St Denis, 268</text:p>
          </table:table-cell>
          <table:table-cell office:value-type="string" calcext:value-type="string">
            <text:p>Passage Brady, 4</text:p>
          </table:table-cell>
          <table:table-cell office:value-type="string" calcext:value-type="string">
            <text:p>AN F18 1808</text:p>
          </table:table-cell>
          <table:table-cell/>
          <table:table-cell office:value-type="string" calcext:value-type="string">
            <text:p>Son père était commerçant</text:p>
          </table:table-cell>
          <table:table-cell/>
        </table:table-row>
        <table:table-row table:style-name="ro1">
          <table:table-cell office:value-type="float" office:value="10429" calcext:value-type="float">
            <text:p>10429</text:p>
          </table:table-cell>
          <table:table-cell office:value-type="string" calcext:value-type="string">
            <text:p>PASTEAU</text:p>
          </table:table-cell>
          <table:table-cell office:value-type="string" calcext:value-type="string">
            <text:p>Adolphe, Arsène</text:p>
          </table:table-cell>
          <table:table-cell table:number-columns-repeated="3"/>
          <table:table-cell office:value-type="string" calcext:value-type="string">
            <text:p>rue des Marais St Germain, 13 / <text:s/>rue des Marais St Germain, 13 / <text:s/>rue des Marais St Germain, 13 / <text:s/>rue des Marais St Germain, 13 / <text:s/>rue des Marais St Germain, 13 / <text:s/>rue des Marais St Germain, 13 / <text:s/>rue des Marais St Germain, 13 / <text:s/>rue des Marais St Germain, 13 / <text:s/>rue des Marais St Germain, 13 / <text:s/>rue des Marais St Germain, 13 / <text:s/>rue des Marais St Germain, 13 /</text:p>
          </table:table-cell>
          <table:table-cell/>
          <table:table-cell office:value-type="string" calcext:value-type="string">
            <text:p>AN F18 1808</text:p>
          </table:table-cell>
          <table:table-cell office:value-type="string" calcext:value-type="string">
            <text:p>Il est breveté imprimeur en 1823 à Romorantin. / Il veut échanger son brevet en 1853 pour un titre identique à Romorantin.Il est breveté imprimeur en 1823 à Romorantin. / Il veut échanger son brevet en 1853 pour un titre identique à Romorantin.Il est breveté imprimeur en 1823 à Romorantin. / Il veut échanger son brevet en 1853 pour un titre identique à Romorantin.Il est breveté imprimeur en 1823 à Romorantin. / Il veut échanger son brevet en 1853 pour un titre identique à Romorantin.Il est breveté imprimeur en 1823 à Romorantin. / Il veut échanger son brevet en 1853 pour un titre identique à Romorantin.Il est breveté imprimeur en 1823 à Romorantin. / Il veut échanger son brevet en 1853 pour un titre identique à Romorantin.Il est breveté imprimeur en 1823 à Romorantin. / Il veut échanger son brevet en 1853 pour un titre identique à Romorantin.Il est breveté imprimeur en 1823 à Romorantin. / Il veut échanger son brevet en 1853 pour un titre identique à Romorantin.Il est breveté imprimeur en 1823 à Romorantin. / Il veut échanger son brevet en 1853 pour un titre identique à Romorantin.Il est breveté imprimeur en 1823 à Romorantin. / Il veut échanger son brevet en 1853 pour un titre identique à Romorantin.Il est breveté imprimeur en 1823 à Romorantin. / Il veut échanger son brevet en 1853 pour un titre identique à Romorantin.</text:p>
          </table:table-cell>
          <table:table-cell table:number-columns-repeated="2"/>
        </table:table-row>
        <table:table-row table:style-name="ro1">
          <table:table-cell office:value-type="float" office:value="10430" calcext:value-type="float">
            <text:p>10430</text:p>
          </table:table-cell>
          <table:table-cell office:value-type="string" calcext:value-type="string">
            <text:p>PASTOUR</text:p>
          </table:table-cell>
          <table:table-cell office:value-type="string" calcext:value-type="string">
            <text:p>Victor</text:p>
          </table:table-cell>
          <table:table-cell/>
          <table:table-cell table:style-name="ce5" office:value-type="string" calcext:value-type="string">
            <text:p>1857-03-06 00:00:00</text:p>
          </table:table-cell>
          <table:table-cell/>
          <table:table-cell office:value-type="string" calcext:value-type="string">
            <text:p>rue Suger, 3 / <text:s/>rue Suger, 3 / <text:s/>rue Suger, 3 / <text:s/>rue Suger, 3 / <text:s/>rue Suger, 3 / <text:s/>rue Suger, 3 / <text:s/>rue Suger, 3 / <text:s/>rue Suger, 3 / <text:s/>rue Suger, 3 / <text:s/>rue Suger, 3 / <text:s/>rue Suger, 3 /</text:p>
          </table:table-cell>
          <table:table-cell/>
          <table:table-cell office:value-type="string" calcext:value-type="string">
            <text:p>AN F18 1808</text:p>
          </table:table-cell>
          <table:table-cell table:number-columns-repeated="3"/>
        </table:table-row>
        <table:table-row table:style-name="ro1">
          <table:table-cell office:value-type="float" office:value="10431" calcext:value-type="float">
            <text:p>10431</text:p>
          </table:table-cell>
          <table:table-cell office:value-type="string" calcext:value-type="string">
            <text:p>PATHI</text:p>
          </table:table-cell>
          <table:table-cell office:value-type="string" calcext:value-type="string">
            <text:p>Adolphe, Achille</text:p>
          </table:table-cell>
          <table:table-cell table:number-columns-repeated="3"/>
          <table:table-cell office:value-type="string" calcext:value-type="string">
            <text:p>rue Notre Dame des Victoires, 34 / <text:s/>rue Notre Dame des Victoires, 34 / <text:s/>rue Notre Dame des Victoires, 34 / <text:s/>rue Notre Dame des Victoires, 34 / <text:s/>rue Notre Dame des Victoires, 34 / <text:s/>rue Notre Dame des Victoires, 34 / <text:s/>rue Notre Dame des Victoires, 34 / <text:s/>rue Notre Dame des Victoires, 34 / <text:s/>rue Notre Dame des Victoires, 34 / <text:s/>rue Notre Dame des Victoires, 34 / <text:s/>rue Notre Dame des Victoires, 34 /</text:p>
          </table:table-cell>
          <table:table-cell/>
          <table:table-cell office:value-type="string" calcext:value-type="string">
            <text:p>AN F18 1808</text:p>
          </table:table-cell>
          <table:table-cell office:value-type="string" calcext:value-type="string">
            <text:p>Il est graveur sur métaux.</text:p>
          </table:table-cell>
          <table:table-cell office:value-type="string" calcext:value-type="string">
            <text:p>Sa femme tient un bureau de tabac / Il est le gendre de BelinSa femme tient un bureau de tabac / Il est le gendre de BelinSa femme tient un bureau de tabac / Il est le gendre de BelinSa femme tient un bureau de tabac / Il est le gendre de BelinSa femme tient un bureau de tabac / Il est le gendre de BelinSa femme tient un bureau de tabac / Il est le gendre de BelinSa femme tient un bureau de tabac / Il est le gendre de BelinSa femme tient un bureau de tabac / Il est le gendre de BelinSa femme tient un bureau de tabac / Il est le gendre de BelinSa femme tient un bureau de tabac / Il est le gendre de BelinSa femme tient un bureau de tabac / Il est le gendre de Belin</text:p>
          </table:table-cell>
          <table:table-cell/>
        </table:table-row>
        <table:table-row table:style-name="ro1">
          <table:table-cell office:value-type="float" office:value="10432" calcext:value-type="float">
            <text:p>10432</text:p>
          </table:table-cell>
          <table:table-cell office:value-type="string" calcext:value-type="string">
            <text:p>PATIN</text:p>
          </table:table-cell>
          <table:table-cell office:value-type="string" calcext:value-type="string">
            <text:p>Alexandre, Pierre</text:p>
          </table:table-cell>
          <table:table-cell table:number-columns-repeated="5"/>
          <table:table-cell office:value-type="string" calcext:value-type="string">
            <text:p>AN F18 1808</text:p>
          </table:table-cell>
          <table:table-cell office:value-type="string" calcext:value-type="string">
            <text:p>Son brevet lui est retiré en 1854 par suite de condamnation à 5 ans de réclusion pour contrefaçon de timbre de l'état.</text:p>
          </table:table-cell>
          <table:table-cell table:number-columns-repeated="2"/>
        </table:table-row>
        <table:table-row table:style-name="ro1">
          <table:table-cell office:value-type="float" office:value="10433" calcext:value-type="float">
            <text:p>10433</text:p>
          </table:table-cell>
          <table:table-cell office:value-type="string" calcext:value-type="string">
            <text:p>PATRY</text:p>
          </table:table-cell>
          <table:table-cell office:value-type="string" calcext:value-type="string">
            <text:p>Antoine, Joseph</text:p>
          </table:table-cell>
          <table:table-cell table:number-columns-repeated="3"/>
          <table:table-cell office:value-type="string" calcext:value-type="string">
            <text:p>rue Montmartre, 130 / Rue St Sauveur, 84 (atelier en taille-douce) / <text:s/>rue Montmartre, 130 / Rue St Sauveur, 84 (atelier en taille-douce) / <text:s/>rue Montmartre, 130 / Rue St Sauveur, 84 (atelier en taille-douce) / <text:s/>rue Montmartre, 130 / Rue St Sauveur, 84 (atelier en taille-douce) / <text:s/>rue Montmartre, 130 / Rue St Sauveur, 84 (atelier en taille-douce) / <text:s/>rue Montmartre, 130 / Rue St Sauveur, 84 (atelier en taille-douce) / <text:s/>rue Montmartre, 130 / Rue St Sauveur, 84 (atelier en taille-douce) / <text:s/>rue Montmartre, 130 / Rue St Sauveur, 84 (atelier en taille-douce) / <text:s/>rue Montmartre, 130 / Rue St Sauveur, 84 (atelier en taille-douce) / <text:s/>rue Montmartre, 130 / Rue St Sauveur, 84 (atelier en taille-douce) / <text:s/>rue Montmartre, 130 / Rue St Sauveur, 84 (atelier en taille-douce) /</text:p>
          </table:table-cell>
          <table:table-cell/>
          <table:table-cell office:value-type="string" calcext:value-type="string">
            <text:p>AN F18 1808</text:p>
          </table:table-cell>
          <table:table-cell office:value-type="string" calcext:value-type="string">
            <text:p>Il est breveté taille-doucier depuis 1852</text:p>
          </table:table-cell>
          <table:table-cell office:value-type="string" calcext:value-type="string">
            <text:p>Son père était cordonnier</text:p>
          </table:table-cell>
          <table:table-cell/>
        </table:table-row>
        <table:table-row table:style-name="ro1">
          <table:table-cell office:value-type="float" office:value="10434" calcext:value-type="float">
            <text:p>10434</text:p>
          </table:table-cell>
          <table:table-cell office:value-type="string" calcext:value-type="string">
            <text:p>PATRY</text:p>
          </table:table-cell>
          <table:table-cell office:value-type="string" calcext:value-type="string">
            <text:p>Léon, Victor</text:p>
          </table:table-cell>
          <table:table-cell table:number-columns-repeated="3"/>
          <table:table-cell office:value-type="string" calcext:value-type="string">
            <text:p>rue Montmartre, 130 / <text:s/>rue Montmartre, 130 / <text:s/>rue Montmartre, 130 / <text:s/>rue Montmartre, 130 / <text:s/>rue Montmartre, 130 / <text:s/>rue Montmartre, 130 / <text:s/>rue Montmartre, 130 / <text:s/>rue Montmartre, 130 / <text:s/>rue Montmartre, 130 / <text:s/>rue Montmartre, 130 / <text:s/>rue Montmartre, 130 /</text:p>
          </table:table-cell>
          <table:table-cell/>
          <table:table-cell office:value-type="string" calcext:value-type="string">
            <text:p>AN F18 1808</text:p>
          </table:table-cell>
          <table:table-cell office:value-type="string" calcext:value-type="string">
            <text:p>Il est ouvrier lithographe chez sa mère, taille-doucière / Il est spécialisé en travaux de villeIl est ouvrier lithographe chez sa mère, taille-doucière / Il est spécialisé en travaux de villeIl est ouvrier lithographe chez sa mère, taille-doucière / Il est spécialisé en travaux de villeIl est ouvrier lithographe chez sa mère, taille-doucière / Il est spécialisé en travaux de villeIl est ouvrier lithographe chez sa mère, taille-doucière / Il est spécialisé en travaux de villeIl est ouvrier lithographe chez sa mère, taille-doucière / Il est spécialisé en travaux de villeIl est ouvrier lithographe chez sa mère, taille-doucière / Il est spécialisé en travaux de villeIl est ouvrier lithographe chez sa mère, taille-doucière / Il est spécialisé en travaux de villeIl est ouvrier lithographe chez sa mère, taille-doucière / Il est spécialisé en travaux de villeIl est ouvrier lithographe chez sa mère, taille-doucière / Il est spécialisé en travaux de villeIl est ouvrier lithographe chez sa mère, taille-doucière / Il est spécialisé en travaux de ville</text:p>
          </table:table-cell>
          <table:table-cell table:number-columns-repeated="2"/>
        </table:table-row>
        <table:table-row table:style-name="ro1">
          <table:table-cell office:value-type="float" office:value="10435" calcext:value-type="float">
            <text:p>10435</text:p>
          </table:table-cell>
          <table:table-cell office:value-type="string" calcext:value-type="string">
            <text:p>PAUL LETU DE ROQUEFORT</text:p>
          </table:table-cell>
          <table:table-cell/>
          <table:table-cell table:style-name="ce5" office:value-type="string" calcext:value-type="string">
            <text:p>1871-07-12 00:00:00</text:p>
          </table:table-cell>
          <table:table-cell table:style-name="ce5" office:value-type="string" calcext:value-type="string">
            <text:p>1872-02-05 00:00:00</text:p>
          </table:table-cell>
          <table:table-cell/>
          <table:table-cell office:value-type="string" calcext:value-type="string">
            <text:p>Avenue des Ternes, 63 / <text:s/>Avenue des Ternes, 63 / <text:s/>Avenue des Ternes, 63 / <text:s/>Avenue des Ternes, 63 / <text:s/>Avenue des Ternes, 63 / <text:s/>Avenue des Ternes, 63 / <text:s/>Avenue des Ternes, 63 / <text:s/>Avenue des Ternes, 63 / <text:s/>Avenue des Ternes, 63 / <text:s/>Avenue des Ternes, 63 / <text:s/>Avenue des Ternes, 63 /</text:p>
          </table:table-cell>
          <table:table-cell/>
          <table:table-cell office:value-type="string" calcext:value-type="string">
            <text:p>AN F18 1809</text:p>
          </table:table-cell>
          <table:table-cell office:value-type="string" calcext:value-type="string">
            <text:p>Il a acquis l'imprimerie du Sieur Blanc</text:p>
          </table:table-cell>
          <table:table-cell table:number-columns-repeated="2"/>
        </table:table-row>
        <table:table-row table:style-name="ro1">
          <table:table-cell office:value-type="float" office:value="10436" calcext:value-type="float">
            <text:p>10436</text:p>
          </table:table-cell>
          <table:table-cell office:value-type="string" calcext:value-type="string">
            <text:p>PAULMIER</text:p>
          </table:table-cell>
          <table:table-cell office:value-type="string" calcext:value-type="string">
            <text:p>Louis, Armand</text:p>
          </table:table-cell>
          <table:table-cell table:style-name="ce5" office:value-type="string" calcext:value-type="string">
            <text:p>1820-02-06 00:00:00</text:p>
          </table:table-cell>
          <table:table-cell table:style-name="ce5" office:value-type="string" calcext:value-type="string">
            <text:p>1826-11-04 00:00:00</text:p>
          </table:table-cell>
          <table:table-cell/>
          <table:table-cell office:value-type="string" calcext:value-type="string">
            <text:p>rue du Mouton, 7 / <text:s/>rue du Mouton, 7 / <text:s/>rue du Mouton, 7 / <text:s/>rue du Mouton, 7 / <text:s/>rue du Mouton, 7 / <text:s/>rue du Mouton, 7 / <text:s/>rue du Mouton, 7 / <text:s/>rue du Mouton, 7 / <text:s/>rue du Mouton, 7 / <text:s/>rue du Mouton, 7 / <text:s/>rue du Mouton, 7 /</text:p>
          </table:table-cell>
          <table:table-cell/>
          <table:table-cell office:value-type="string" calcext:value-type="string">
            <text:p>AN F18 1809</text:p>
          </table:table-cell>
          <table:table-cell office:value-type="string" calcext:value-type="string">
            <text:p>Il était marchand papetier à Dunkerque puis artiste lithographe.</text:p>
          </table:table-cell>
          <table:table-cell table:number-columns-repeated="2"/>
        </table:table-row>
        <table:table-row table:style-name="ro1">
          <table:table-cell office:value-type="float" office:value="10437" calcext:value-type="float">
            <text:p>10437</text:p>
          </table:table-cell>
          <table:table-cell office:value-type="string" calcext:value-type="string">
            <text:p>PAULON</text:p>
          </table:table-cell>
          <table:table-cell office:value-type="string" calcext:value-type="string">
            <text:p>Guillaume, Marguerite</text:p>
          </table:table-cell>
          <table:table-cell table:style-name="ce5" office:value-type="string" calcext:value-type="string">
            <text:p>1850-06-12 00:00:00</text:p>
          </table:table-cell>
          <table:table-cell table:number-columns-repeated="2"/>
          <table:table-cell office:value-type="string" calcext:value-type="string">
            <text:p>Rue Aumaire, 17 bis (1867) / Rue Quincampoix, 39 (1865) / Rue Cassette, 8 (1859) / Rue de la Harpe, 92Rue Aumaire, 17 bis (1867) / Rue Quincampoix, 39 (1865) / Rue Cassette, 8 (1859) / Rue de la Harpe, 92Rue Aumaire, 17 bis (1867) / Rue Quincampoix, 39 (1865) / Rue Cassette, 8 (1859) / Rue de la Harpe, 92Rue Aumaire, 17 bis (1867) / Rue Quincampoix, 39 (1865) / Rue Cassette, 8 (1859) / Rue de la Harpe, 92Rue Aumaire, 17 bis (1867) / Rue Quincampoix, 39 (1865) / Rue Cassette, 8 (1859) / Rue de la Harpe, 92Rue Aumaire, 17 bis (1867) / Rue Quincampoix, 39 (1865) / Rue Cassette, 8 (1859) / Rue de la Harpe, 92Rue Aumaire, 17 bis (1867) / Rue Quincampoix, 39 (1865) / Rue Cassette, 8 (1859) / Rue de la Harpe, 92Rue Aumaire, 17 bis (1867) / Rue Quincampoix, 39 (1865) / Rue Cassette, 8 (1859) / Rue de la Harpe, 92Rue Aumaire, 17 bis (1867) / Rue Quincampoix, 39 (1865) / Rue Cassette, 8 (1859) / Rue de la Harpe, 92Rue Aumaire, 17 bis (1867) / Rue Quincampoix, 39 (1865) / Rue Cassette, 8 (1859) / Rue de la Harpe, 92Rue Aumaire, 17 bis (1867) / Rue Quincampoix, 39 (1865) / Rue Cassette, 8 (1859) / Rue de la Harpe, 92</text:p>
          </table:table-cell>
          <table:table-cell office:value-type="string" calcext:value-type="string">
            <text:p>Rue Béthisy, 21</text:p>
          </table:table-cell>
          <table:table-cell office:value-type="string" calcext:value-type="string">
            <text:p>AN F18 1809 / AP D10 U3 38 n°4214 / AP D11 U3 476AN F18 1809 / AP D10 U3 38 n°4214 / AP D11 U3 476AN F18 1809 / AP D10 U3 38 n°4214 / AP D11 U3 476AN F18 1809 / AP D10 U3 38 n°4214 / AP D11 U3 476AN F18 1809 / AP D10 U3 38 n°4214 / AP D11 U3 476AN F18 1809 / AP D10 U3 38 n°4214 / AP D11 U3 476AN F18 1809 / AP D10 U3 38 n°4214 / AP D11 U3 476AN F18 1809 / AP D10 U3 38 n°4214 / AP D11 U3 476AN F18 1809 / AP D10 U3 38 n°4214 / AP D11 U3 476AN F18 1809 / AP D10 U3 38 n°4214 / AP D11 U3 476AN F18 1809 / AP D10 U3 38 n°4214 / AP D11 U3 476</text:p>
          </table:table-cell>
          <table:table-cell office:value-type="string" calcext:value-type="string">
            <text:p>Il a été ouvrier lithographe chez Ricard, Turgis et Badoureau / Il a fait faillite en 1865 avec un actif de 60110,10 frs et un passif de 77081 frs / Il vend son matériel: 1 presse lithographique 255 frs, 1 autre presse lithographique 332 frs et 1 presse lithographique mécanique 2400 frs. Il vend également plusieurs châssis 136 frs et 1 moteur (système Lenoir) 157 frs. / Il vend 2 autres presses lithographiques, 256 et 277 frs et 1 presse à satiner à percussion 300 frsIl a été ouvrier lithographe chez Ricard, Turgis et Badoureau / Il a fait faillite en 1865 avec un actif de 60110,10 frs et un passif de 77081 frs / Il vend son matériel: 1 presse lithographique 255 frs, 1 autre presse lithographique 332 frs et 1 presse lithographique mécanique 2400 frs. Il vend également plusieurs châssis 136 frs et 1 moteur (système Lenoir) 157 frs. / Il vend 2 autres presses lithographiques, 256 et 277 frs et 1 presse à satiner à percussion 300 frsIl a été ouvrier lithographe chez Ricard, Turgis et Badoureau / Il a fait faillite en 1865 avec un actif de 60110,10 frs et un passif de 77081 frs / Il vend son matériel: 1 presse lithographique 255 frs, 1 autre presse lithographique 332 frs et 1 presse lithographique mécanique 2400 frs. Il vend également plusieurs châssis 136 frs et 1 moteur (système Lenoir) 157 frs. / Il vend 2 autres presses lithographiques, 256 et 277 frs et 1 presse à satiner à percussion 300 frsIl a été ouvrier lithographe chez Ricard, Turgis et Badoureau / Il a fait faillite en 1865 avec un actif de 60110,10 frs et un passif de 77081 frs / Il vend son matériel: 1 presse lithographique 255 frs, 1 autre presse lithographique 332 frs et 1 presse lithographique mécanique 2400 frs. Il vend également plusieurs châssis 136 frs et 1 moteur (système Lenoir) 157 frs. / Il vend 2 autres presses lithographiques, 256 et 277 frs et 1 presse à satiner à percussion 300 frsIl a été ouvrier lithographe chez Ricard, Turgis et Badoureau / Il a fait faillite en 1865 avec un actif de 60110,10 frs et un passif de 77081 frs / Il vend son matériel: 1 presse lithographique 255 frs, 1 autre presse lithographique 332 frs et 1 presse lithographique mécanique 2400 frs. Il vend également plusieurs châssis 136 frs et 1 moteur (système Lenoir) 157 frs. / Il vend 2 autres presses lithographiques, 256 et 277 frs et 1 presse à satiner à percussion 300 frsIl a été ouvrier lithographe chez Ricard, Turgis et Badoureau / Il a fait faillite en 1865 avec un actif de 60110,10 frs et un passif de 77081 frs / Il vend son matériel: 1 presse lithographique 255 frs, 1 autre presse lithographique 332 frs et 1 presse lithographique mécanique 2400 frs. Il vend également plusieurs châssis 136 frs et 1 moteur (système Lenoir) 157 frs. / Il vend 2 autres presses lithographiques, 256 et 277 frs et 1 presse à satiner à percussion 300 frsIl a été ouvrier lithographe chez Ricard, Turgis et Badoureau / Il a fait faillite en 1865 avec un actif de 60110,10 frs et un passif de 77081 frs / Il vend son matériel: 1 presse lithographique 255 frs, 1 autre presse lithographique 332 frs et 1 presse lithographique mécanique 2400 frs. Il vend également plusieurs châssis 136 frs et 1 moteur (système Lenoir) 157 frs. / Il vend 2 autres presses lithographiques, 256 et 277 frs et 1 presse à satiner à percussion 300 frsIl a été ouvrier lithographe chez Ricard, Turgis et Badoureau / Il a fait faillite en 1865 avec un actif de 60110,10 frs et un passif de 77081 frs / Il vend son matériel: 1 presse lithographique 255 frs, 1 autre presse lithographique 332 frs et 1 presse lithographique mécanique 2400 frs. Il vend également plusieurs châssis 136 frs et 1 moteur (système Lenoir) 157 frs. / Il vend 2 autres presses lithographiques, 256 et 277 frs et 1 presse à satiner à percussion 300 frsIl a été ouvrier lithographe chez Ricard, Turgis et Badoureau / Il a fait faillite en 1865 avec un actif de 60110,10 frs et un passif de 77081 frs / Il vend son matériel: 1 presse lithographique 255 frs, 1 autre presse lithographique 332 frs et 1 presse lithographique mécanique 2400 frs. Il vend également plusieurs châssis 136 frs et 1 moteur (système Lenoir) 157 frs. / Il vend 2 autres presses lithographiques, 256 et 277 frs et 1 presse à satiner à percussion 300 frsIl a été ouvrier lithographe chez Ricard, Turgis et Badoureau / Il a fait faillite en 1865 avec un actif de 60110,10 frs et un passif de 77081 frs / Il vend son matériel: 1 presse lithographique 255 frs, 1 autre presse lithographique 332 frs et 1 presse lithographique mécanique 2400 frs. Il vend également plusieurs châssis 136 frs et 1 moteur (système Lenoir) 157 frs. / Il vend 2 autres presses lithographiques, 256 et 277 frs et 1 presse à satiner à percussion 300 frsIl a été ouvrier lithographe chez Ricard, Turgis et Badoureau / Il a fait faillite en 1865 avec un actif de 60110,10 frs et un passif de 77081 frs / Il vend son matériel: 1 presse lithographique 255 frs, 1 autre presse lithographique 332 frs et 1 presse lithographique mécanique 2400 frs. Il vend également plusieurs châssis 136 frs et 1 moteur (système Lenoir) 157 frs. / Il vend 2 autres presses lithographiques, 256 et 277 frs et 1 presse à satiner à percussion 300 frs</text:p>
          </table:table-cell>
          <table:table-cell table:number-columns-repeated="2"/>
        </table:table-row>
        <table:table-row table:style-name="ro1">
          <table:table-cell office:value-type="float" office:value="10438" calcext:value-type="float">
            <text:p>10438</text:p>
          </table:table-cell>
          <table:table-cell office:value-type="string" calcext:value-type="string">
            <text:p>PAUMIER</text:p>
          </table:table-cell>
          <table:table-cell office:value-type="string" calcext:value-type="string">
            <text:p>François, Pierre</text:p>
          </table:table-cell>
          <table:table-cell table:number-columns-repeated="3"/>
          <table:table-cell office:value-type="string" calcext:value-type="string">
            <text:p>rue de la Cerisaie, 3 (1843)</text:p>
          </table:table-cell>
          <table:table-cell/>
          <table:table-cell office:value-type="string" calcext:value-type="string">
            <text:p>AN F18 1809</text:p>
          </table:table-cell>
          <table:table-cell office:value-type="string" calcext:value-type="string">
            <text:p>Il est marchand de papiers peints rue St Denis, 128 / Il est spécialisé en lithographies sur papiers de tenturesIl est marchand de papiers peints rue St Denis, 128 / Il est spécialisé en lithographies sur papiers de tenturesIl est marchand de papiers peints rue St Denis, 128 / Il est spécialisé en lithographies sur papiers de tenturesIl est marchand de papiers peints rue St Denis, 128 / Il est spécialisé en lithographies sur papiers de tenturesIl est marchand de papiers peints rue St Denis, 128 / Il est spécialisé en lithographies sur papiers de tenturesIl est marchand de papiers peints rue St Denis, 128 / Il est spécialisé en lithographies sur papiers de tenturesIl est marchand de papiers peints rue St Denis, 128 / Il est spécialisé en lithographies sur papiers de tenturesIl est marchand de papiers peints rue St Denis, 128 / Il est spécialisé en lithographies sur papiers de tenturesIl est marchand de papiers peints rue St Denis, 128 / Il est spécialisé en lithographies sur papiers de tenturesIl est marchand de papiers peints rue St Denis, 128 / Il est spécialisé en lithographies sur papiers de tenturesIl est marchand de papiers peints rue St Denis, 128 / Il est spécialisé en lithographies sur papiers de tentures</text:p>
          </table:table-cell>
          <table:table-cell table:number-columns-repeated="2"/>
        </table:table-row>
        <table:table-row table:style-name="ro1">
          <table:table-cell office:value-type="float" office:value="10439" calcext:value-type="float">
            <text:p>10439</text:p>
          </table:table-cell>
          <table:table-cell office:value-type="string" calcext:value-type="string">
            <text:p>PAVARD</text:p>
          </table:table-cell>
          <table:table-cell office:value-type="string" calcext:value-type="string">
            <text:p>Charles, Lucien</text:p>
          </table:table-cell>
          <table:table-cell table:style-name="ce5" office:value-type="string" calcext:value-type="string">
            <text:p>1863-10-11 00:00:00</text:p>
          </table:table-cell>
          <table:table-cell table:number-columns-repeated="2"/>
          <table:table-cell office:value-type="string" calcext:value-type="string">
            <text:p>quai Bourbon, 21 <text:s/>/ <text:s/>quai Bourbon, 21 <text:s/>/ <text:s/>quai Bourbon, 21 <text:s/>/ <text:s/>quai Bourbon, 21 <text:s/>/ <text:s/>quai Bourbon, 21 <text:s/>/ <text:s/>quai Bourbon, 21 <text:s/>/ <text:s/>quai Bourbon, 21 <text:s/>/ <text:s/>quai Bourbon, 21 <text:s/>/ <text:s/>quai Bourbon, 21 <text:s/>/ <text:s/>quai Bourbon, 21 <text:s/>/ <text:s/>quai Bourbon, 21 <text:s/>/</text:p>
          </table:table-cell>
          <table:table-cell/>
          <table:table-cell office:value-type="string" calcext:value-type="string">
            <text:p>AN F18 1809</text:p>
          </table:table-cell>
          <table:table-cell office:value-type="string" calcext:value-type="string">
            <text:p>Il est ouvrier imprimeur de formation.</text:p>
          </table:table-cell>
          <table:table-cell office:value-type="string" calcext:value-type="string">
            <text:p>Son père était épicier</text:p>
          </table:table-cell>
          <table:table-cell/>
        </table:table-row>
        <table:table-row table:style-name="ro1">
          <table:table-cell office:value-type="float" office:value="10440" calcext:value-type="float">
            <text:p>10440</text:p>
          </table:table-cell>
          <table:table-cell office:value-type="string" calcext:value-type="string">
            <text:p>PAVIET GERMANOZ</text:p>
          </table:table-cell>
          <table:table-cell office:value-type="string" calcext:value-type="string">
            <text:p>Jacques</text:p>
          </table:table-cell>
          <table:table-cell table:style-name="ce5" office:value-type="string" calcext:value-type="string">
            <text:p>1867-04-04 00:00:00</text:p>
          </table:table-cell>
          <table:table-cell table:number-columns-repeated="2"/>
          <table:table-cell office:value-type="string" calcext:value-type="string">
            <text:p>Rue Thévenot, 21</text:p>
          </table:table-cell>
          <table:table-cell/>
          <table:table-cell office:value-type="string" calcext:value-type="string">
            <text:p>AN F18 1809</text:p>
          </table:table-cell>
          <table:table-cell office:value-type="string" calcext:value-type="string">
            <text:p>Marchand papetier, il est associé avec la Veuve Defléchelle pour la lithographie.</text:p>
          </table:table-cell>
          <table:table-cell office:value-type="string" calcext:value-type="string">
            <text:p>Son père était homme de peine</text:p>
          </table:table-cell>
          <table:table-cell/>
        </table:table-row>
        <table:table-row table:style-name="ro1">
          <table:table-cell office:value-type="float" office:value="10441" calcext:value-type="float">
            <text:p>10441</text:p>
          </table:table-cell>
          <table:table-cell office:value-type="string" calcext:value-type="string">
            <text:p>PAYEN</text:p>
          </table:table-cell>
          <table:table-cell office:value-type="string" calcext:value-type="string">
            <text:p>Toussaint</text:p>
          </table:table-cell>
          <table:table-cell/>
          <table:table-cell table:style-name="ce5" office:value-type="string" calcext:value-type="string">
            <text:p>1840-01-12 00:00:00</text:p>
          </table:table-cell>
          <table:table-cell/>
          <table:table-cell office:value-type="string" calcext:value-type="string">
            <text:p>Palais royal, Galerie de Nemours, 19 &amp; 20</text:p>
          </table:table-cell>
          <table:table-cell/>
          <table:table-cell office:value-type="string" calcext:value-type="string">
            <text:p>AN F18 1809</text:p>
          </table:table-cell>
          <table:table-cell office:value-type="string" calcext:value-type="string">
            <text:p>Il était imprimeur en taille-douce mais la concurrence de la lithographie est trop importante.</text:p>
          </table:table-cell>
          <table:table-cell table:number-columns-repeated="2"/>
        </table:table-row>
        <table:table-row table:style-name="ro1">
          <table:table-cell office:value-type="float" office:value="10442" calcext:value-type="float">
            <text:p>10442</text:p>
          </table:table-cell>
          <table:table-cell office:value-type="string" calcext:value-type="string">
            <text:p>PAYRARD</text:p>
          </table:table-cell>
          <table:table-cell office:value-type="string" calcext:value-type="string">
            <text:p>Jean, Marie</text:p>
          </table:table-cell>
          <table:table-cell table:style-name="ce5" office:value-type="string" calcext:value-type="string">
            <text:p>1854-05-07 00:00:00</text:p>
          </table:table-cell>
          <table:table-cell table:style-name="ce5" office:value-type="string" calcext:value-type="string">
            <text:p>1858-08-10 00:00:00</text:p>
          </table:table-cell>
          <table:table-cell/>
          <table:table-cell office:value-type="string" calcext:value-type="string">
            <text:p>rue du Milieu des Ursines, 1 / <text:s/>rue du Milieu des Ursines, 1 / <text:s/>rue du Milieu des Ursines, 1 / <text:s/>rue du Milieu des Ursines, 1 / <text:s/>rue du Milieu des Ursines, 1 / <text:s/>rue du Milieu des Ursines, 1 / <text:s/>rue du Milieu des Ursines, 1 / <text:s/>rue du Milieu des Ursines, 1 / <text:s/>rue du Milieu des Ursines, 1 / <text:s/>rue du Milieu des Ursines, 1 / <text:s/>rue du Milieu des Ursines, 1 /</text:p>
          </table:table-cell>
          <table:table-cell/>
          <table:table-cell office:value-type="string" calcext:value-type="string">
            <text:p>AN F18 1809</text:p>
          </table:table-cell>
          <table:table-cell office:value-type="string" calcext:value-type="string">
            <text:p>Il a été voyageur chez Didot puis commis chez Blot</text:p>
          </table:table-cell>
          <table:table-cell office:value-type="string" calcext:value-type="string">
            <text:p>Son père était propriétaire</text:p>
          </table:table-cell>
          <table:table-cell/>
        </table:table-row>
        <table:table-row table:style-name="ro1">
          <table:table-cell office:value-type="float" office:value="10443" calcext:value-type="float">
            <text:p>10443</text:p>
          </table:table-cell>
          <table:table-cell office:value-type="string" calcext:value-type="string">
            <text:p>PECOUL</text:p>
          </table:table-cell>
          <table:table-cell office:value-type="string" calcext:value-type="string">
            <text:p>Antoine</text:p>
          </table:table-cell>
          <table:table-cell table:number-columns-repeated="3"/>
          <table:table-cell office:value-type="string" calcext:value-type="string">
            <text:p>rue Mercier, 1</text:p>
          </table:table-cell>
          <table:table-cell/>
          <table:table-cell office:value-type="string" calcext:value-type="string">
            <text:p>AN F18 1809</text:p>
          </table:table-cell>
          <table:table-cell office:value-type="string" calcext:value-type="string">
            <text:p>Il est spécialisé en travaux de ville.</text:p>
          </table:table-cell>
          <table:table-cell office:value-type="string" calcext:value-type="string">
            <text:p>Portefaix</text:p>
          </table:table-cell>
          <table:table-cell/>
        </table:table-row>
        <table:table-row table:style-name="ro1">
          <table:table-cell office:value-type="float" office:value="10444" calcext:value-type="float">
            <text:p>10444</text:p>
          </table:table-cell>
          <table:table-cell office:value-type="string" calcext:value-type="string">
            <text:p>PECOURT Veuve GOUJON</text:p>
          </table:table-cell>
          <table:table-cell office:value-type="string" calcext:value-type="string">
            <text:p>Marie, Françoise, Adélaïde</text:p>
          </table:table-cell>
          <table:table-cell table:style-name="ce5" office:value-type="string" calcext:value-type="string">
            <text:p>1867-10-08 00:00:00</text:p>
          </table:table-cell>
          <table:table-cell table:number-columns-repeated="2"/>
          <table:table-cell office:value-type="string" calcext:value-type="string">
            <text:p>passage du Caire, 25 / <text:s/>passage du Caire, 25 / <text:s/>passage du Caire, 25 / <text:s/>passage du Caire, 25 / <text:s/>passage du Caire, 25 / <text:s/>passage du Caire, 25 / <text:s/>passage du Caire, 25 / <text:s/>passage du Caire, 25 / <text:s/>passage du Caire, 25 / <text:s/>passage du Caire, 25 / <text:s/>passage du Caire, 25 /</text:p>
          </table:table-cell>
          <table:table-cell/>
          <table:table-cell office:value-type="string" calcext:value-type="string">
            <text:p>AN F18 1809</text:p>
          </table:table-cell>
          <table:table-cell table:number-columns-repeated="3"/>
        </table:table-row>
        <table:table-row table:style-name="ro1">
          <table:table-cell office:value-type="float" office:value="10445" calcext:value-type="float">
            <text:p>10445</text:p>
          </table:table-cell>
          <table:table-cell office:value-type="string" calcext:value-type="string">
            <text:p>PECQUEREAU</text:p>
          </table:table-cell>
          <table:table-cell office:value-type="string" calcext:value-type="string">
            <text:p>Louis, Adolphe</text:p>
          </table:table-cell>
          <table:table-cell table:style-name="ce5" office:value-type="string" calcext:value-type="string">
            <text:p>1837-11-09 00:00:00</text:p>
          </table:table-cell>
          <table:table-cell table:style-name="ce5" office:value-type="string" calcext:value-type="string">
            <text:p>1859-04-04 00:00:00</text:p>
          </table:table-cell>
          <table:table-cell/>
          <table:table-cell office:value-type="string" calcext:value-type="string">
            <text:p>Rue du Faubourg St Denis, 48 (1854) / Passage Brady, 68-70 (1853) / Passage brady, 41 (1850) / Rue du Faubourg St Denis, 48Rue du Faubourg St Denis, 48 (1854) / Passage Brady, 68-70 (1853) / Passage brady, 41 (1850) / Rue du Faubourg St Denis, 48Rue du Faubourg St Denis, 48 (1854) / Passage Brady, 68-70 (1853) / Passage brady, 41 (1850) / Rue du Faubourg St Denis, 48Rue du Faubourg St Denis, 48 (1854) / Passage Brady, 68-70 (1853) / Passage brady, 41 (1850) / Rue du Faubourg St Denis, 48Rue du Faubourg St Denis, 48 (1854) / Passage Brady, 68-70 (1853) / Passage brady, 41 (1850) / Rue du Faubourg St Denis, 48Rue du Faubourg St Denis, 48 (1854) / Passage Brady, 68-70 (1853) / Passage brady, 41 (1850) / Rue du Faubourg St Denis, 48Rue du Faubourg St Denis, 48 (1854) / Passage Brady, 68-70 (1853) / Passage brady, 41 (1850) / Rue du Faubourg St Denis, 48Rue du Faubourg St Denis, 48 (1854) / Passage Brady, 68-70 (1853) / Passage brady, 41 (1850) / Rue du Faubourg St Denis, 48Rue du Faubourg St Denis, 48 (1854) / Passage Brady, 68-70 (1853) / Passage brady, 41 (1850) / Rue du Faubourg St Denis, 48Rue du Faubourg St Denis, 48 (1854) / Passage Brady, 68-70 (1853) / Passage brady, 41 (1850) / Rue du Faubourg St Denis, 48</text:p>
          </table:table-cell>
          <table:table-cell office:value-type="string" calcext:value-type="string">
            <text:p>Rue de la Huchette, 29</text:p>
          </table:table-cell>
          <table:table-cell office:value-type="string" calcext:value-type="string">
            <text:p>AN F18 1809</text:p>
          </table:table-cell>
          <table:table-cell office:value-type="string" calcext:value-type="string">
            <text:p>Graveur de formation, il est également breveté imprimeur le 19 mai 1841. Il pratique la taille douce. Il a acheté une petite presse de confection anglaise pour 103 frs à la Veuve Motte.</text:p>
          </table:table-cell>
          <table:table-cell office:value-type="string" calcext:value-type="string">
            <text:p>Son père était directeur d'une imprimerie à Ajaccio / Sa femme dirige un atelier de coloristeSon père était directeur d'une imprimerie à Ajaccio / Sa femme dirige un atelier de coloristeSon père était directeur d'une imprimerie à Ajaccio / Sa femme dirige un atelier de coloristeSon père était directeur d'une imprimerie à Ajaccio / Sa femme dirige un atelier de coloristeSon père était directeur d'une imprimerie à Ajaccio / Sa femme dirige un atelier de coloristeSon père était directeur d'une imprimerie à Ajaccio / Sa femme dirige un atelier de coloristeSon père était directeur d'une imprimerie à Ajaccio / Sa femme dirige un atelier de coloristeSon père était directeur d'une imprimerie à Ajaccio / Sa femme dirige un atelier de coloristeSon père était directeur d'une imprimerie à Ajaccio / Sa femme dirige un atelier de coloristeSon père était directeur d'une imprimerie à Ajaccio / Sa femme dirige un atelier de coloriste</text:p>
          </table:table-cell>
          <table:table-cell/>
        </table:table-row>
        <table:table-row table:style-name="ro1">
          <table:table-cell office:value-type="float" office:value="10446" calcext:value-type="float">
            <text:p>10446</text:p>
          </table:table-cell>
          <table:table-cell office:value-type="string" calcext:value-type="string">
            <text:p>PECRY</text:p>
          </table:table-cell>
          <table:table-cell office:value-type="string" calcext:value-type="string">
            <text:p>Natalis, Adolphe, Martial</text:p>
          </table:table-cell>
          <table:table-cell table:style-name="ce5" office:value-type="string" calcext:value-type="string">
            <text:p>1832-06-04 00:00:00</text:p>
          </table:table-cell>
          <table:table-cell table:style-name="ce5" office:value-type="string" calcext:value-type="string">
            <text:p>1853-10-10 00:00:00</text:p>
          </table:table-cell>
          <table:table-cell/>
          <table:table-cell office:value-type="string" calcext:value-type="string">
            <text:p>Place Royale, 20</text:p>
          </table:table-cell>
          <table:table-cell office:value-type="string" calcext:value-type="string">
            <text:p>Rue des Prouvaires, 36</text:p>
          </table:table-cell>
          <table:table-cell office:value-type="string" calcext:value-type="string">
            <text:p>AN F18 1809</text:p>
          </table:table-cell>
          <table:table-cell office:value-type="string" calcext:value-type="string">
            <text:p>Il veut échanger son titre contre le même titre pour Bordeaux car il y a trop de lithographes à Paris</text:p>
          </table:table-cell>
          <table:table-cell table:number-columns-repeated="2"/>
        </table:table-row>
        <table:table-row table:style-name="ro1">
          <table:table-cell office:value-type="float" office:value="10447" calcext:value-type="float">
            <text:p>10447</text:p>
          </table:table-cell>
          <table:table-cell office:value-type="string" calcext:value-type="string">
            <text:p>PEIGNE</text:p>
          </table:table-cell>
          <table:table-cell office:value-type="string" calcext:value-type="string">
            <text:p>Marie, Josephe née POPULUS</text:p>
          </table:table-cell>
          <table:table-cell table:style-name="ce5" office:value-type="string" calcext:value-type="string">
            <text:p>1831-06-12 00:00:00</text:p>
          </table:table-cell>
          <table:table-cell table:style-name="ce5" office:value-type="string" calcext:value-type="string">
            <text:p>1851-06-06 00:00:00</text:p>
          </table:table-cell>
          <table:table-cell/>
          <table:table-cell office:value-type="string" calcext:value-type="string">
            <text:p>Galerie Véro-Dodat, 26 &amp; 28 / <text:s/>Galerie Véro-Dodat, 26 &amp; 28 / <text:s/>Galerie Véro-Dodat, 26 &amp; 28 / <text:s/>Galerie Véro-Dodat, 26 &amp; 28 / <text:s/>Galerie Véro-Dodat, 26 &amp; 28 / <text:s/>Galerie Véro-Dodat, 26 &amp; 28 / <text:s/>Galerie Véro-Dodat, 26 &amp; 28 / <text:s/>Galerie Véro-Dodat, 26 &amp; 28 / <text:s/>Galerie Véro-Dodat, 26 &amp; 28 / <text:s/>Galerie Véro-Dodat, 26 &amp; 28 /</text:p>
          </table:table-cell>
          <table:table-cell/>
          <table:table-cell office:value-type="string" calcext:value-type="string">
            <text:p>AN F18 1809</text:p>
          </table:table-cell>
          <table:table-cell office:value-type="string" calcext:value-type="string">
            <text:p>Elle tient un dépôt de gravures Galerie Véro-Dodat. Elle exploite une imprimerie en taille-douce.</text:p>
          </table:table-cell>
          <table:table-cell office:value-type="string" calcext:value-type="string">
            <text:p>Son père était avocat du parlement de Dijon / Son mari décédé était receveur des contributions indirectesSon père était avocat du parlement de Dijon / Son mari décédé était receveur des contributions indirectesSon père était avocat du parlement de Dijon / Son mari décédé était receveur des contributions indirectesSon père était avocat du parlement de Dijon / Son mari décédé était receveur des contributions indirectesSon père était avocat du parlement de Dijon / Son mari décédé était receveur des contributions indirectesSon père était avocat du parlement de Dijon / Son mari décédé était receveur des contributions indirectesSon père était avocat du parlement de Dijon / Son mari décédé était receveur des contributions indirectesSon père était avocat du parlement de Dijon / Son mari décédé était receveur des contributions indirectesSon père était avocat du parlement de Dijon / Son mari décédé était receveur des contributions indirectesSon père était avocat du parlement de Dijon / Son mari décédé était receveur des contributions indirectes</text:p>
          </table:table-cell>
          <table:table-cell/>
        </table:table-row>
        <table:table-row table:style-name="ro1">
          <table:table-cell office:value-type="float" office:value="10448" calcext:value-type="float">
            <text:p>10448</text:p>
          </table:table-cell>
          <table:table-cell office:value-type="string" calcext:value-type="string">
            <text:p>PELICIER</text:p>
          </table:table-cell>
          <table:table-cell office:value-type="string" calcext:value-type="string">
            <text:p>Théodore, Charles</text:p>
          </table:table-cell>
          <table:table-cell table:number-columns-repeated="3"/>
          <table:table-cell office:value-type="string" calcext:value-type="string">
            <text:p>rue Hautefeuille, 22 / <text:s/>rue Hautefeuille, 22 / <text:s/>rue Hautefeuille, 22 / <text:s/>rue Hautefeuille, 22 / <text:s/>rue Hautefeuille, 22 / <text:s/>rue Hautefeuille, 22 / <text:s/>rue Hautefeuille, 22 / <text:s/>rue Hautefeuille, 22 / <text:s/>rue Hautefeuille, 22 / <text:s/>rue Hautefeuille, 22 /</text:p>
          </table:table-cell>
          <table:table-cell/>
          <table:table-cell office:value-type="string" calcext:value-type="string">
            <text:p>AN F18 1809</text:p>
          </table:table-cell>
          <table:table-cell office:value-type="string" calcext:value-type="string">
            <text:p>Ouvrier lithographe, il a également été doreur sur tranches et a repris le fonds de son beau-frère, le sieur Jeanson.</text:p>
          </table:table-cell>
          <table:table-cell office:value-type="string" calcext:value-type="string">
            <text:p>Son père était relieur et cartonnier</text:p>
          </table:table-cell>
          <table:table-cell/>
        </table:table-row>
        <table:table-row table:style-name="ro1">
          <table:table-cell office:value-type="float" office:value="10449" calcext:value-type="float">
            <text:p>10449</text:p>
          </table:table-cell>
          <table:table-cell office:value-type="string" calcext:value-type="string">
            <text:p>PELERAUX</text:p>
          </table:table-cell>
          <table:table-cell office:value-type="string" calcext:value-type="string">
            <text:p>Louis, Désiré</text:p>
          </table:table-cell>
          <table:table-cell table:number-columns-repeated="3"/>
          <table:table-cell office:value-type="string" calcext:value-type="string">
            <text:p>Rue St Denis, 169 / Rue SG l'Auxerrois, 14 / Rue St Magloire, 8Rue St Denis, 169 / Rue SG l'Auxerrois, 14 / Rue St Magloire, 8Rue St Denis, 169 / Rue SG l'Auxerrois, 14 / Rue St Magloire, 8Rue St Denis, 169 / Rue SG l'Auxerrois, 14 / Rue St Magloire, 8Rue St Denis, 169 / Rue SG l'Auxerrois, 14 / Rue St Magloire, 8Rue St Denis, 169 / Rue SG l'Auxerrois, 14 / Rue St Magloire, 8Rue St Denis, 169 / Rue SG l'Auxerrois, 14 / Rue St Magloire, 8Rue St Denis, 169 / Rue SG l'Auxerrois, 14 / Rue St Magloire, 8Rue St Denis, 169 / Rue SG l'Auxerrois, 14 / Rue St Magloire, 8Rue St Denis, 169 / Rue SG l'Auxerrois, 14 / Rue St Magloire, 8</text:p>
          </table:table-cell>
          <table:table-cell office:value-type="string" calcext:value-type="string">
            <text:p>Rue Levert, 21 à Belleville chez sa mère</text:p>
          </table:table-cell>
          <table:table-cell office:value-type="string" calcext:value-type="string">
            <text:p>AN F18 1809</text:p>
          </table:table-cell>
          <table:table-cell office:value-type="string" calcext:value-type="string">
            <text:p>Il était ouvrier lithographe chez Ravelle. Il était spécialisé dans les articles de broderie et les travaux de ville. <text:s/>/ En 1854 il disparaît, fuyant une plainte contre lui pour faux et abus de confiance. / [Voir dossier de la Gironde et le dossier de François Lemarquière à Paris]Il était ouvrier lithographe chez Ravelle. Il était spécialisé dans les articles de broderie et les travaux de ville. <text:s/>/ En 1854 il disparaît, fuyant une plainte contre lui pour faux et abus de confiance. / [Voir dossier de la Gironde et le dossier de François Lemarquière à Paris]Il était ouvrier lithographe chez Ravelle. Il était spécialisé dans les articles de broderie et les travaux de ville. <text:s/>/ En 1854 il disparaît, fuyant une plainte contre lui pour faux et abus de confiance. / [Voir dossier de la Gironde et le dossier de François Lemarquière à Paris]Il était ouvrier lithographe chez Ravelle. Il était spécialisé dans les articles de broderie et les travaux de ville. <text:s/>/ En 1854 il disparaît, fuyant une plainte contre lui pour faux et abus de confiance. / [Voir dossier de la Gironde et le dossier de François Lemarquière à Paris]Il était ouvrier lithographe chez Ravelle. Il était spécialisé dans les articles de broderie et les travaux de ville. <text:s/>/ En 1854 il disparaît, fuyant une plainte contre lui pour faux et abus de confiance. / [Voir dossier de la Gironde et le dossier de François Lemarquière à Paris]Il était ouvrier lithographe chez Ravelle. Il était spécialisé dans les articles de broderie et les travaux de ville. <text:s/>/ En 1854 il disparaît, fuyant une plainte contre lui pour faux et abus de confiance. / [Voir dossier de la Gironde et le dossier de François Lemarquière à Paris]Il était ouvrier lithographe chez Ravelle. Il était spécialisé dans les articles de broderie et les travaux de ville. <text:s/>/ En 1854 il disparaît, fuyant une plainte contre lui pour faux et abus de confiance. / [Voir dossier de la Gironde et le dossier de François Lemarquière à Paris]Il était ouvrier lithographe chez Ravelle. Il était spécialisé dans les articles de broderie et les travaux de ville. <text:s/>/ En 1854 il disparaît, fuyant une plainte contre lui pour faux et abus de confiance. / [Voir dossier de la Gironde et le dossier de François Lemarquière à Paris]Il était ouvrier lithographe chez Ravelle. Il était spécialisé dans les articles de broderie et les travaux de ville. <text:s/>/ En 1854 il disparaît, fuyant une plainte contre lui pour faux et abus de confiance. / [Voir dossier de la Gironde et le dossier de François Lemarquière à Paris]Il était ouvrier lithographe chez Ravelle. Il était spécialisé dans les articles de broderie et les travaux de ville. <text:s/>/ En 1854 il disparaît, fuyant une plainte contre lui pour faux et abus de confiance. / [Voir dossier de la Gironde et le dossier de François Lemarquière à Paris]</text:p>
          </table:table-cell>
          <table:table-cell office:value-type="string" calcext:value-type="string">
            <text:p>Son père était colleur de chaines</text:p>
          </table:table-cell>
          <table:table-cell/>
        </table:table-row>
        <table:table-row table:style-name="ro1">
          <table:table-cell office:value-type="float" office:value="10450" calcext:value-type="float">
            <text:p>10450</text:p>
          </table:table-cell>
          <table:table-cell office:value-type="string" calcext:value-type="string">
            <text:p>PELLETIER</text:p>
          </table:table-cell>
          <table:table-cell office:value-type="string" calcext:value-type="string">
            <text:p>Alexandre, Louis</text:p>
          </table:table-cell>
          <table:table-cell table:style-name="ce5" office:value-type="string" calcext:value-type="string">
            <text:p>1839-05-01 00:00:00</text:p>
          </table:table-cell>
          <table:table-cell table:number-columns-repeated="2"/>
          <table:table-cell office:value-type="string" calcext:value-type="string">
            <text:p>Passage Bourg l'Abbé, 29</text:p>
          </table:table-cell>
          <table:table-cell office:value-type="string" calcext:value-type="string">
            <text:p>Rue Portefoin ou Portefaix, 12 (chez son père taille-doucier)</text:p>
          </table:table-cell>
          <table:table-cell office:value-type="string" calcext:value-type="string">
            <text:p>AN F18 1809</text:p>
          </table:table-cell>
          <table:table-cell/>
          <table:table-cell office:value-type="string" calcext:value-type="string">
            <text:p>Son père est lithographe et taille-doucier (Pelletier, Jean-Baptiste)</text:p>
          </table:table-cell>
          <table:table-cell/>
        </table:table-row>
        <table:table-row table:style-name="ro1">
          <table:table-cell office:value-type="float" office:value="10451" calcext:value-type="float">
            <text:p>10451</text:p>
          </table:table-cell>
          <table:table-cell office:value-type="string" calcext:value-type="string">
            <text:p>PELLETIER</text:p>
          </table:table-cell>
          <table:table-cell office:value-type="string" calcext:value-type="string">
            <text:p>François, Pierre, André</text:p>
          </table:table-cell>
          <table:table-cell table:number-columns-repeated="3"/>
          <table:table-cell office:value-type="string" calcext:value-type="string">
            <text:p>rue Bergère, 7ter / <text:s/>rue Bergère, 7ter / <text:s/>rue Bergère, 7ter / <text:s/>rue Bergère, 7ter / <text:s/>rue Bergère, 7ter / <text:s/>rue Bergère, 7ter / <text:s/>rue Bergère, 7ter / <text:s/>rue Bergère, 7ter / <text:s/>rue Bergère, 7ter / <text:s/>rue Bergère, 7ter /</text:p>
          </table:table-cell>
          <table:table-cell/>
          <table:table-cell office:value-type="string" calcext:value-type="string">
            <text:p>AN F18 1809</text:p>
          </table:table-cell>
          <table:table-cell office:value-type="string" calcext:value-type="string">
            <text:p>Graveur de lettres, il possède 5 presses, 60 pierres et 10 ouvriers, le tout d'une valeur de 40 000 francs.</text:p>
          </table:table-cell>
          <table:table-cell office:value-type="string" calcext:value-type="string">
            <text:p>Son père était jardinier</text:p>
          </table:table-cell>
          <table:table-cell/>
        </table:table-row>
        <table:table-row table:style-name="ro1">
          <table:table-cell office:value-type="float" office:value="10452" calcext:value-type="float">
            <text:p>10452</text:p>
          </table:table-cell>
          <table:table-cell office:value-type="string" calcext:value-type="string">
            <text:p>PELLETIER</text:p>
          </table:table-cell>
          <table:table-cell office:value-type="string" calcext:value-type="string">
            <text:p>Jean-Baptiste</text:p>
          </table:table-cell>
          <table:table-cell table:number-columns-repeated="3"/>
          <table:table-cell office:value-type="string" calcext:value-type="string">
            <text:p>passage Bourg l'Abbé, 29</text:p>
          </table:table-cell>
          <table:table-cell office:value-type="string" calcext:value-type="string">
            <text:p>Rue Portefoin, 12 ou Rue Portefaix</text:p>
          </table:table-cell>
          <table:table-cell office:value-type="string" calcext:value-type="string">
            <text:p>AN F18 1809</text:p>
          </table:table-cell>
          <table:table-cell office:value-type="string" calcext:value-type="string">
            <text:p>Il a été capitaine dans la 7e légion de la Garde Nationale</text:p>
          </table:table-cell>
          <table:table-cell table:number-columns-repeated="2"/>
        </table:table-row>
        <table:table-row table:style-name="ro1">
          <table:table-cell office:value-type="float" office:value="10453" calcext:value-type="float">
            <text:p>10453</text:p>
          </table:table-cell>
          <table:table-cell office:value-type="string" calcext:value-type="string">
            <text:p>PELLUARD</text:p>
          </table:table-cell>
          <table:table-cell office:value-type="string" calcext:value-type="string">
            <text:p>Henri, Silvain</text:p>
          </table:table-cell>
          <table:table-cell table:number-columns-repeated="3"/>
          <table:table-cell office:value-type="string" calcext:value-type="string">
            <text:p>quai des Grands Augustins, 9 <text:s/>/ <text:s/>quai des Grands Augustins, 9 <text:s/>/ <text:s/>quai des Grands Augustins, 9 <text:s/>/ <text:s/>quai des Grands Augustins, 9 <text:s/>/ <text:s/>quai des Grands Augustins, 9 <text:s/>/ <text:s/>quai des Grands Augustins, 9 <text:s/>/ <text:s/>quai des Grands Augustins, 9 <text:s/>/ <text:s/>quai des Grands Augustins, 9 <text:s/>/ <text:s/>quai des Grands Augustins, 9 <text:s/>/ <text:s/>quai des Grands Augustins, 9 <text:s/>/</text:p>
          </table:table-cell>
          <table:table-cell office:value-type="string" calcext:value-type="string">
            <text:p>Quai des Grands Augustins, 9</text:p>
          </table:table-cell>
          <table:table-cell office:value-type="string" calcext:value-type="string">
            <text:p>AN F18 1809</text:p>
          </table:table-cell>
          <table:table-cell office:value-type="string" calcext:value-type="string">
            <text:p>Sergent, puis prote, il souhaite exploiter 2 presses et employer 1 écrivain et 1 ouvrier lithographe.</text:p>
          </table:table-cell>
          <table:table-cell table:number-columns-repeated="2"/>
        </table:table-row>
        <table:table-row table:style-name="ro1">
          <table:table-cell office:value-type="float" office:value="10454" calcext:value-type="float">
            <text:p>10454</text:p>
          </table:table-cell>
          <table:table-cell office:value-type="string" calcext:value-type="string">
            <text:p>PELTIER</text:p>
          </table:table-cell>
          <table:table-cell office:value-type="string" calcext:value-type="string">
            <text:p>Joseph, Victor</text:p>
          </table:table-cell>
          <table:table-cell/>
          <table:table-cell table:style-name="ce5" office:value-type="string" calcext:value-type="string">
            <text:p>1873-03-08 00:00:00</text:p>
          </table:table-cell>
          <table:table-cell/>
          <table:table-cell office:value-type="string" calcext:value-type="string">
            <text:p>Avenue de St Ouen, 62 (1873) / Rue Trézel, 7 <text:s/>/ <text:s/>Avenue de St Ouen, 62 (1873) / Rue Trézel, 7 <text:s/>/ <text:s/>Avenue de St Ouen, 62 (1873) / Rue Trézel, 7 <text:s/>/ <text:s/>Avenue de St Ouen, 62 (1873) / Rue Trézel, 7 <text:s/>/ <text:s/>Avenue de St Ouen, 62 (1873) / Rue Trézel, 7 <text:s/>/ <text:s/>Avenue de St Ouen, 62 (1873) / Rue Trézel, 7 <text:s/>/ <text:s/>Avenue de St Ouen, 62 (1873) / Rue Trézel, 7 <text:s/>/ <text:s/>Avenue de St Ouen, 62 (1873) / Rue Trézel, 7 <text:s/>/ <text:s/>Avenue de St Ouen, 62 (1873) / Rue Trézel, 7 <text:s/>/ <text:s/>Avenue de St Ouen, 62 (1873) / Rue Trézel, 7 <text:s/>/</text:p>
          </table:table-cell>
          <table:table-cell/>
          <table:table-cell office:value-type="string" calcext:value-type="string">
            <text:p>AN F18 1809</text:p>
          </table:table-cell>
          <table:table-cell office:value-type="string" calcext:value-type="string">
            <text:p>Il est éditeur du Journal de musique militaire de l'Echo parisien / Il est également breveté imprimeur en lettres en 1871, libraire et taille-doucier à la même date. Il transfère son établissement en Seine et Oise, à St Lambert en 1873Il est éditeur du Journal de musique militaire de l'Echo parisien / Il est également breveté imprimeur en lettres en 1871, libraire et taille-doucier à la même date. Il transfère son établissement en Seine et Oise, à St Lambert en 1873Il est éditeur du Journal de musique militaire de l'Echo parisien / Il est également breveté imprimeur en lettres en 1871, libraire et taille-doucier à la même date. Il transfère son établissement en Seine et Oise, à St Lambert en 1873Il est éditeur du Journal de musique militaire de l'Echo parisien / Il est également breveté imprimeur en lettres en 1871, libraire et taille-doucier à la même date. Il transfère son établissement en Seine et Oise, à St Lambert en 1873Il est éditeur du Journal de musique militaire de l'Echo parisien / Il est également breveté imprimeur en lettres en 1871, libraire et taille-doucier à la même date. Il transfère son établissement en Seine et Oise, à St Lambert en 1873Il est éditeur du Journal de musique militaire de l'Echo parisien / Il est également breveté imprimeur en lettres en 1871, libraire et taille-doucier à la même date. Il transfère son établissement en Seine et Oise, à St Lambert en 1873Il est éditeur du Journal de musique militaire de l'Echo parisien / Il est également breveté imprimeur en lettres en 1871, libraire et taille-doucier à la même date. Il transfère son établissement en Seine et Oise, à St Lambert en 1873Il est éditeur du Journal de musique militaire de l'Echo parisien / Il est également breveté imprimeur en lettres en 1871, libraire et taille-doucier à la même date. Il transfère son établissement en Seine et Oise, à St Lambert en 1873Il est éditeur du Journal de musique militaire de l'Echo parisien / Il est également breveté imprimeur en lettres en 1871, libraire et taille-doucier à la même date. Il transfère son établissement en Seine et Oise, à St Lambert en 1873Il est éditeur du Journal de musique militaire de l'Echo parisien / Il est également breveté imprimeur en lettres en 1871, libraire et taille-doucier à la même date. Il transfère son établissement en Seine et Oise, à St Lambert en 1873</text:p>
          </table:table-cell>
          <table:table-cell table:number-columns-repeated="2"/>
        </table:table-row>
        <table:table-row table:style-name="ro1">
          <table:table-cell office:value-type="float" office:value="10455" calcext:value-type="float">
            <text:p>10455</text:p>
          </table:table-cell>
          <table:table-cell office:value-type="string" calcext:value-type="string">
            <text:p>PELVILAIN</text:p>
          </table:table-cell>
          <table:table-cell office:value-type="string" calcext:value-type="string">
            <text:p>Jules, Victor</text:p>
          </table:table-cell>
          <table:table-cell table:number-columns-repeated="3"/>
          <table:table-cell office:value-type="string" calcext:value-type="string">
            <text:p>rue Beauregard, 6 / Rue St Denis, 249 / <text:s/>rue Beauregard, 6 / Rue St Denis, 249 / <text:s/>rue Beauregard, 6 / Rue St Denis, 249 / <text:s/>rue Beauregard, 6 / Rue St Denis, 249 / <text:s/>rue Beauregard, 6 / Rue St Denis, 249 / <text:s/>rue Beauregard, 6 / Rue St Denis, 249 / <text:s/>rue Beauregard, 6 / Rue St Denis, 249 / <text:s/>rue Beauregard, 6 / Rue St Denis, 249 / <text:s/>rue Beauregard, 6 / Rue St Denis, 249 / <text:s/>rue Beauregard, 6 / Rue St Denis, 249 /</text:p>
          </table:table-cell>
          <table:table-cell/>
          <table:table-cell office:value-type="string" calcext:value-type="string">
            <text:p>AN F18 1809</text:p>
          </table:table-cell>
          <table:table-cell office:value-type="string" calcext:value-type="string">
            <text:p>Il est artiste graveur et écrivain sur pierre</text:p>
          </table:table-cell>
          <table:table-cell office:value-type="string" calcext:value-type="string">
            <text:p>Son père était jardinier</text:p>
          </table:table-cell>
          <table:table-cell/>
        </table:table-row>
        <table:table-row table:style-name="ro1">
          <table:table-cell office:value-type="float" office:value="10456" calcext:value-type="float">
            <text:p>10456</text:p>
          </table:table-cell>
          <table:table-cell office:value-type="string" calcext:value-type="string">
            <text:p>PENET</text:p>
          </table:table-cell>
          <table:table-cell office:value-type="string" calcext:value-type="string">
            <text:p>Jean</text:p>
          </table:table-cell>
          <table:table-cell table:number-columns-repeated="3"/>
          <table:table-cell office:value-type="string" calcext:value-type="string">
            <text:p>rue St Martin, 226 (1868) / Rue de Montmorency, 34 (1868) / Rue Fontaine au Roi, 32rue St Martin, 226 (1868) / Rue de Montmorency, 34 (1868) / Rue Fontaine au Roi, 32rue St Martin, 226 (1868) / Rue de Montmorency, 34 (1868) / Rue Fontaine au Roi, 32rue St Martin, 226 (1868) / Rue de Montmorency, 34 (1868) / Rue Fontaine au Roi, 32rue St Martin, 226 (1868) / Rue de Montmorency, 34 (1868) / Rue Fontaine au Roi, 32rue St Martin, 226 (1868) / Rue de Montmorency, 34 (1868) / Rue Fontaine au Roi, 32rue St Martin, 226 (1868) / Rue de Montmorency, 34 (1868) / Rue Fontaine au Roi, 32rue St Martin, 226 (1868) / Rue de Montmorency, 34 (1868) / Rue Fontaine au Roi, 32rue St Martin, 226 (1868) / Rue de Montmorency, 34 (1868) / Rue Fontaine au Roi, 32rue St Martin, 226 (1868) / Rue de Montmorency, 34 (1868) / Rue Fontaine au Roi, 32</text:p>
          </table:table-cell>
          <table:table-cell/>
          <table:table-cell office:value-type="string" calcext:value-type="string">
            <text:p>AN F18 1809</text:p>
          </table:table-cell>
          <table:table-cell office:value-type="string" calcext:value-type="string">
            <text:p>Il est également breveté libraire en 1877. <text:s/>/ Ancien représentant de la Cie générale de navigation fluviale et maritime, il est d'abord ouvrier lithographe chez Dekerre et rachète le fonds de son beau-frère, Rémond.Il est également breveté libraire en 1877. <text:s/>/ Ancien représentant de la Cie générale de navigation fluviale et maritime, il est d'abord ouvrier lithographe chez Dekerre et rachète le fonds de son beau-frère, Rémond.Il est également breveté libraire en 1877. <text:s/>/ Ancien représentant de la Cie générale de navigation fluviale et maritime, il est d'abord ouvrier lithographe chez Dekerre et rachète le fonds de son beau-frère, Rémond.Il est également breveté libraire en 1877. <text:s/>/ Ancien représentant de la Cie générale de navigation fluviale et maritime, il est d'abord ouvrier lithographe chez Dekerre et rachète le fonds de son beau-frère, Rémond.Il est également breveté libraire en 1877. <text:s/>/ Ancien représentant de la Cie générale de navigation fluviale et maritime, il est d'abord ouvrier lithographe chez Dekerre et rachète le fonds de son beau-frère, Rémond.Il est également breveté libraire en 1877. <text:s/>/ Ancien représentant de la Cie générale de navigation fluviale et maritime, il est d'abord ouvrier lithographe chez Dekerre et rachète le fonds de son beau-frère, Rémond.Il est également breveté libraire en 1877. <text:s/>/ Ancien représentant de la Cie générale de navigation fluviale et maritime, il est d'abord ouvrier lithographe chez Dekerre et rachète le fonds de son beau-frère, Rémond.Il est également breveté libraire en 1877. <text:s/>/ Ancien représentant de la Cie générale de navigation fluviale et maritime, il est d'abord ouvrier lithographe chez Dekerre et rachète le fonds de son beau-frère, Rémond.Il est également breveté libraire en 1877. <text:s/>/ Ancien représentant de la Cie générale de navigation fluviale et maritime, il est d'abord ouvrier lithographe chez Dekerre et rachète le fonds de son beau-frère, Rémond.Il est également breveté libraire en 1877. <text:s/>/ Ancien représentant de la Cie générale de navigation fluviale et maritime, il est d'abord ouvrier lithographe chez Dekerre et rachète le fonds de son beau-frère, Rémond.</text:p>
          </table:table-cell>
          <table:table-cell office:value-type="string" calcext:value-type="string">
            <text:p>Son père était marinier</text:p>
          </table:table-cell>
          <table:table-cell/>
        </table:table-row>
        <table:table-row table:style-name="ro1">
          <table:table-cell office:value-type="float" office:value="10457" calcext:value-type="float">
            <text:p>10457</text:p>
          </table:table-cell>
          <table:table-cell office:value-type="string" calcext:value-type="string">
            <text:p>PEPIN</text:p>
          </table:table-cell>
          <table:table-cell office:value-type="string" calcext:value-type="string">
            <text:p>Calixte, Ildefonse, Rodrigue</text:p>
          </table:table-cell>
          <table:table-cell table:number-columns-repeated="3"/>
          <table:table-cell office:value-type="string" calcext:value-type="string">
            <text:p>rue de Clichy, 15 / <text:s/>rue de Clichy, 15 / <text:s/>rue de Clichy, 15 / <text:s/>rue de Clichy, 15 / <text:s/>rue de Clichy, 15 / <text:s/>rue de Clichy, 15 / <text:s/>rue de Clichy, 15 / <text:s/>rue de Clichy, 15 / <text:s/>rue de Clichy, 15 / <text:s/>rue de Clichy, 15 /</text:p>
          </table:table-cell>
          <table:table-cell/>
          <table:table-cell office:value-type="string" calcext:value-type="string">
            <text:p>AN F18 1809</text:p>
          </table:table-cell>
          <table:table-cell office:value-type="string" calcext:value-type="string">
            <text:p>Il est également breveté libraire et taille-doucier en 1869 / Il a été ouvrier lithographe chez Fernique puis a acheté 26 000 francs le fonds de Fernique sis 11 rue de Clichy employant 11 ouvriers / Il est spécialisé dans les cartes de visites et les facturesIl est également breveté libraire et taille-doucier en 1869 / Il a été ouvrier lithographe chez Fernique puis a acheté 26 000 francs le fonds de Fernique sis 11 rue de Clichy employant 11 ouvriers / Il est spécialisé dans les cartes de visites et les facturesIl est également breveté libraire et taille-doucier en 1869 / Il a été ouvrier lithographe chez Fernique puis a acheté 26 000 francs le fonds de Fernique sis 11 rue de Clichy employant 11 ouvriers / Il est spécialisé dans les cartes de visites et les facturesIl est également breveté libraire et taille-doucier en 1869 / Il a été ouvrier lithographe chez Fernique puis a acheté 26 000 francs le fonds de Fernique sis 11 rue de Clichy employant 11 ouvriers / Il est spécialisé dans les cartes de visites et les facturesIl est également breveté libraire et taille-doucier en 1869 / Il a été ouvrier lithographe chez Fernique puis a acheté 26 000 francs le fonds de Fernique sis 11 rue de Clichy employant 11 ouvriers / Il est spécialisé dans les cartes de visites et les facturesIl est également breveté libraire et taille-doucier en 1869 / Il a été ouvrier lithographe chez Fernique puis a acheté 26 000 francs le fonds de Fernique sis 11 rue de Clichy employant 11 ouvriers / Il est spécialisé dans les cartes de visites et les facturesIl est également breveté libraire et taille-doucier en 1869 / Il a été ouvrier lithographe chez Fernique puis a acheté 26 000 francs le fonds de Fernique sis 11 rue de Clichy employant 11 ouvriers / Il est spécialisé dans les cartes de visites et les facturesIl est également breveté libraire et taille-doucier en 1869 / Il a été ouvrier lithographe chez Fernique puis a acheté 26 000 francs le fonds de Fernique sis 11 rue de Clichy employant 11 ouvriers / Il est spécialisé dans les cartes de visites et les facturesIl est également breveté libraire et taille-doucier en 1869 / Il a été ouvrier lithographe chez Fernique puis a acheté 26 000 francs le fonds de Fernique sis 11 rue de Clichy employant 11 ouvriers / Il est spécialisé dans les cartes de visites et les facturesIl est également breveté libraire et taille-doucier en 1869 / Il a été ouvrier lithographe chez Fernique puis a acheté 26 000 francs le fonds de Fernique sis 11 rue de Clichy employant 11 ouvriers / Il est spécialisé dans les cartes de visites et les factures</text:p>
          </table:table-cell>
          <table:table-cell table:number-columns-repeated="2"/>
        </table:table-row>
        <table:table-row table:style-name="ro1">
          <table:table-cell office:value-type="float" office:value="10458" calcext:value-type="float">
            <text:p>10458</text:p>
          </table:table-cell>
          <table:table-cell office:value-type="string" calcext:value-type="string">
            <text:p>PERDREAU</text:p>
          </table:table-cell>
          <table:table-cell office:value-type="string" calcext:value-type="string">
            <text:p>Auguste, Marc</text:p>
          </table:table-cell>
          <table:table-cell table:number-columns-repeated="3"/>
          <table:table-cell office:value-type="string" calcext:value-type="string">
            <text:p>rue du Cygne, 2 <text:s/>/ <text:s/>rue du Cygne, 2 <text:s/>/ <text:s/>rue du Cygne, 2 <text:s/>/ <text:s/>rue du Cygne, 2 <text:s/>/ <text:s/>rue du Cygne, 2 <text:s/>/ <text:s/>rue du Cygne, 2 <text:s/>/ <text:s/>rue du Cygne, 2 <text:s/>/ <text:s/>rue du Cygne, 2 <text:s/>/ <text:s/>rue du Cygne, 2 <text:s/>/ <text:s/>rue du Cygne, 2 <text:s/>/</text:p>
          </table:table-cell>
          <table:table-cell office:value-type="string" calcext:value-type="string">
            <text:p>Rue du Cloître Saint Jacques l'Hôpital, 3</text:p>
          </table:table-cell>
          <table:table-cell office:value-type="string" calcext:value-type="string">
            <text:p>AN F18 1809</text:p>
          </table:table-cell>
          <table:table-cell office:value-type="string" calcext:value-type="string">
            <text:p>Papetier, il rachète un fonds de lithographie pour 15 000 francs. Il veut se spécialiser dans les lithographies commerciales. / Papetier, il rachète un fonds de lithographie pour 15 000 francs. Il veut se spécialiser dans les lithographies commerciales. / Papetier, il rachète un fonds de lithographie pour 15 000 francs. Il veut se spécialiser dans les lithographies commerciales. / Papetier, il rachète un fonds de lithographie pour 15 000 francs. Il veut se spécialiser dans les lithographies commerciales. / Papetier, il rachète un fonds de lithographie pour 15 000 francs. Il veut se spécialiser dans les lithographies commerciales. / Papetier, il rachète un fonds de lithographie pour 15 000 francs. Il veut se spécialiser dans les lithographies commerciales. / Papetier, il rachète un fonds de lithographie pour 15 000 francs. Il veut se spécialiser dans les lithographies commerciales. / Papetier, il rachète un fonds de lithographie pour 15 000 francs. Il veut se spécialiser dans les lithographies commerciales. / Papetier, il rachète un fonds de lithographie pour 15 000 francs. Il veut se spécialiser dans les lithographies commerciales. / Papetier, il rachète un fonds de lithographie pour 15 000 francs. Il veut se spécialiser dans les lithographies commerciales.</text:p>
          </table:table-cell>
          <table:table-cell office:value-type="string" calcext:value-type="string">
            <text:p>Célibataire</text:p>
          </table:table-cell>
          <table:table-cell/>
        </table:table-row>
        <table:table-row table:style-name="ro1">
          <table:table-cell office:value-type="float" office:value="10459" calcext:value-type="float">
            <text:p>10459</text:p>
          </table:table-cell>
          <table:table-cell office:value-type="string" calcext:value-type="string">
            <text:p>PERDREAU</text:p>
          </table:table-cell>
          <table:table-cell office:value-type="string" calcext:value-type="string">
            <text:p>Charles, Casimir</text:p>
          </table:table-cell>
          <table:table-cell table:number-columns-repeated="3"/>
          <table:table-cell office:value-type="string" calcext:value-type="string">
            <text:p>Rue de la Grande Truanderie, 5 (1857) / Rue St Denis, 173 / Rue Bourg l'Abbé, 32Rue de la Grande Truanderie, 5 (1857) / Rue St Denis, 173 / Rue Bourg l'Abbé, 32Rue de la Grande Truanderie, 5 (1857) / Rue St Denis, 173 / Rue Bourg l'Abbé, 32Rue de la Grande Truanderie, 5 (1857) / Rue St Denis, 173 / Rue Bourg l'Abbé, 32Rue de la Grande Truanderie, 5 (1857) / Rue St Denis, 173 / Rue Bourg l'Abbé, 32Rue de la Grande Truanderie, 5 (1857) / Rue St Denis, 173 / Rue Bourg l'Abbé, 32Rue de la Grande Truanderie, 5 (1857) / Rue St Denis, 173 / Rue Bourg l'Abbé, 32Rue de la Grande Truanderie, 5 (1857) / Rue St Denis, 173 / Rue Bourg l'Abbé, 32Rue de la Grande Truanderie, 5 (1857) / Rue St Denis, 173 / Rue Bourg l'Abbé, 32Rue de la Grande Truanderie, 5 (1857) / Rue St Denis, 173 / Rue Bourg l'Abbé, 32</text:p>
          </table:table-cell>
          <table:table-cell office:value-type="string" calcext:value-type="string">
            <text:p>Rue de la Verrerie, 63</text:p>
          </table:table-cell>
          <table:table-cell office:value-type="string" calcext:value-type="string">
            <text:p>AN F18 1809</text:p>
          </table:table-cell>
          <table:table-cell office:value-type="string" calcext:value-type="string">
            <text:p>Il est également marchand papetier 63 rue de la Verrerie.</text:p>
          </table:table-cell>
          <table:table-cell table:number-columns-repeated="2"/>
        </table:table-row>
        <table:table-row table:style-name="ro1">
          <table:table-cell office:value-type="float" office:value="10460" calcext:value-type="float">
            <text:p>10460</text:p>
          </table:table-cell>
          <table:table-cell office:value-type="string" calcext:value-type="string">
            <text:p>PERDRIAU</text:p>
          </table:table-cell>
          <table:table-cell office:value-type="string" calcext:value-type="string">
            <text:p>Michel, Jean</text:p>
          </table:table-cell>
          <table:table-cell/>
          <table:table-cell table:style-name="ce5" office:value-type="string" calcext:value-type="string">
            <text:p>1713-05-09 18:25:22</text:p>
          </table:table-cell>
          <table:table-cell/>
          <table:table-cell office:value-type="string" calcext:value-type="string">
            <text:p>rue du Parc, 8 / Rue Galande, 65 / <text:s/>rue du Parc, 8 / Rue Galande, 65 / <text:s/>rue du Parc, 8 / Rue Galande, 65 / <text:s/>rue du Parc, 8 / Rue Galande, 65 / <text:s/>rue du Parc, 8 / Rue Galande, 65 / <text:s/>rue du Parc, 8 / Rue Galande, 65 / <text:s/>rue du Parc, 8 / Rue Galande, 65 / <text:s/>rue du Parc, 8 / Rue Galande, 65 / <text:s/>rue du Parc, 8 / Rue Galande, 65 / <text:s/>rue du Parc, 8 / Rue Galande, 65 /</text:p>
          </table:table-cell>
          <table:table-cell/>
          <table:table-cell office:value-type="string" calcext:value-type="string">
            <text:p>AN F18 1809</text:p>
          </table:table-cell>
          <table:table-cell office:value-type="string" calcext:value-type="string">
            <text:p>Il est ouvrier lithographe / Il fait une première demande de brevet refusée à cause de son ortographe / Son imprimerie est vendue en 1866, <text:s/>il possède alors 19 presses.Il est ouvrier lithographe / Il fait une première demande de brevet refusée à cause de son ortographe / Son imprimerie est vendue en 1866, <text:s/>il possède alors 19 presses.Il est ouvrier lithographe / Il fait une première demande de brevet refusée à cause de son ortographe / Son imprimerie est vendue en 1866, <text:s/>il possède alors 19 presses.Il est ouvrier lithographe / Il fait une première demande de brevet refusée à cause de son ortographe / Son imprimerie est vendue en 1866, <text:s/>il possède alors 19 presses.Il est ouvrier lithographe / Il fait une première demande de brevet refusée à cause de son ortographe / Son imprimerie est vendue en 1866, <text:s/>il possède alors 19 presses.Il est ouvrier lithographe / Il fait une première demande de brevet refusée à cause de son ortographe / Son imprimerie est vendue en 1866, <text:s/>il possède alors 19 presses.Il est ouvrier lithographe / Il fait une première demande de brevet refusée à cause de son ortographe / Son imprimerie est vendue en 1866, <text:s/>il possède alors 19 presses.Il est ouvrier lithographe / Il fait une première demande de brevet refusée à cause de son ortographe / Son imprimerie est vendue en 1866, <text:s/>il possède alors 19 presses.Il est ouvrier lithographe / Il fait une première demande de brevet refusée à cause de son ortographe / Son imprimerie est vendue en 1866, <text:s/>il possède alors 19 presses.Il est ouvrier lithographe / Il fait une première demande de brevet refusée à cause de son ortographe / Son imprimerie est vendue en 1866, <text:s/>il possède alors 19 presses.</text:p>
          </table:table-cell>
          <table:table-cell office:value-type="string" calcext:value-type="string">
            <text:p>Son père était boulanger</text:p>
          </table:table-cell>
          <table:table-cell/>
        </table:table-row>
        <table:table-row table:style-name="ro1">
          <table:table-cell office:value-type="float" office:value="10461" calcext:value-type="float">
            <text:p>10461</text:p>
          </table:table-cell>
          <table:table-cell office:value-type="string" calcext:value-type="string">
            <text:p>PERIES</text:p>
          </table:table-cell>
          <table:table-cell office:value-type="string" calcext:value-type="string">
            <text:p>François, Casimir</text:p>
          </table:table-cell>
          <table:table-cell table:number-columns-repeated="3"/>
          <table:table-cell office:value-type="string" calcext:value-type="string">
            <text:p>Rue des Gravilliers, 37 / Rue du Temple, 107Rue des Gravilliers, 37 / Rue du Temple, 107Rue des Gravilliers, 37 / Rue du Temple, 107Rue des Gravilliers, 37 / Rue du Temple, 107Rue des Gravilliers, 37 / Rue du Temple, 107Rue des Gravilliers, 37 / Rue du Temple, 107Rue des Gravilliers, 37 / Rue du Temple, 107Rue des Gravilliers, 37 / Rue du Temple, 107Rue des Gravilliers, 37 / Rue du Temple, 107</text:p>
          </table:table-cell>
          <table:table-cell office:value-type="string" calcext:value-type="string">
            <text:p>Rue d'Argenteuil, 5</text:p>
          </table:table-cell>
          <table:table-cell office:value-type="string" calcext:value-type="string">
            <text:p>AN F18 1810</text:p>
          </table:table-cell>
          <table:table-cell office:value-type="string" calcext:value-type="string">
            <text:p>D'abord commissaire de police à Beaulieu (Corrèze), il a été breveté imprimeur lithographe à Foix pendant 10 ans / Il a été condamné à une amdende 1000 frs en 1850 par la Cour d'appel de ToulouseD'abord commissaire de police à Beaulieu (Corrèze), il a été breveté imprimeur lithographe à Foix pendant 10 ans / Il a été condamné à une amdende 1000 frs en 1850 par la Cour d'appel de ToulouseD'abord commissaire de police à Beaulieu (Corrèze), il a été breveté imprimeur lithographe à Foix pendant 10 ans / Il a été condamné à une amdende 1000 frs en 1850 par la Cour d'appel de ToulouseD'abord commissaire de police à Beaulieu (Corrèze), il a été breveté imprimeur lithographe à Foix pendant 10 ans / Il a été condamné à une amdende 1000 frs en 1850 par la Cour d'appel de ToulouseD'abord commissaire de police à Beaulieu (Corrèze), il a été breveté imprimeur lithographe à Foix pendant 10 ans / Il a été condamné à une amdende 1000 frs en 1850 par la Cour d'appel de ToulouseD'abord commissaire de police à Beaulieu (Corrèze), il a été breveté imprimeur lithographe à Foix pendant 10 ans / Il a été condamné à une amdende 1000 frs en 1850 par la Cour d'appel de ToulouseD'abord commissaire de police à Beaulieu (Corrèze), il a été breveté imprimeur lithographe à Foix pendant 10 ans / Il a été condamné à une amdende 1000 frs en 1850 par la Cour d'appel de ToulouseD'abord commissaire de police à Beaulieu (Corrèze), il a été breveté imprimeur lithographe à Foix pendant 10 ans / Il a été condamné à une amdende 1000 frs en 1850 par la Cour d'appel de ToulouseD'abord commissaire de police à Beaulieu (Corrèze), il a été breveté imprimeur lithographe à Foix pendant 10 ans / Il a été condamné à une amdende 1000 frs en 1850 par la Cour d'appel de Toulouse</text:p>
          </table:table-cell>
          <table:table-cell office:value-type="string" calcext:value-type="string">
            <text:p>Son père était boucher</text:p>
          </table:table-cell>
          <table:table-cell/>
        </table:table-row>
        <table:table-row table:style-name="ro1">
          <table:table-cell office:value-type="float" office:value="10462" calcext:value-type="float">
            <text:p>10462</text:p>
          </table:table-cell>
          <table:table-cell office:value-type="string" calcext:value-type="string">
            <text:p>PERIN</text:p>
          </table:table-cell>
          <table:table-cell office:value-type="string" calcext:value-type="string">
            <text:p>Etienne, Jean-Baptiste, Eugène, Prosper</text:p>
          </table:table-cell>
          <table:table-cell table:number-columns-repeated="3"/>
          <table:table-cell office:value-type="string" calcext:value-type="string">
            <text:p>Rue Blanche, 69</text:p>
          </table:table-cell>
          <table:table-cell office:value-type="string" calcext:value-type="string">
            <text:p>Rue Circulaire, 1</text:p>
          </table:table-cell>
          <table:table-cell office:value-type="string" calcext:value-type="string">
            <text:p>AN F18 1810</text:p>
          </table:table-cell>
          <table:table-cell office:value-type="string" calcext:value-type="string">
            <text:p>Ingénieur attaché à la Compagnie des Chemins de fer de l'Est / Il exécute de nombreux projets de plans et dessins imprimés par la lithographieIngénieur attaché à la Compagnie des Chemins de fer de l'Est / Il exécute de nombreux projets de plans et dessins imprimés par la lithographieIngénieur attaché à la Compagnie des Chemins de fer de l'Est / Il exécute de nombreux projets de plans et dessins imprimés par la lithographieIngénieur attaché à la Compagnie des Chemins de fer de l'Est / Il exécute de nombreux projets de plans et dessins imprimés par la lithographieIngénieur attaché à la Compagnie des Chemins de fer de l'Est / Il exécute de nombreux projets de plans et dessins imprimés par la lithographieIngénieur attaché à la Compagnie des Chemins de fer de l'Est / Il exécute de nombreux projets de plans et dessins imprimés par la lithographieIngénieur attaché à la Compagnie des Chemins de fer de l'Est / Il exécute de nombreux projets de plans et dessins imprimés par la lithographieIngénieur attaché à la Compagnie des Chemins de fer de l'Est / Il exécute de nombreux projets de plans et dessins imprimés par la lithographieIngénieur attaché à la Compagnie des Chemins de fer de l'Est / Il exécute de nombreux projets de plans et dessins imprimés par la lithographie</text:p>
          </table:table-cell>
          <table:table-cell office:value-type="string" calcext:value-type="string">
            <text:p>Son père était capitaine quartier maître trésorier</text:p>
          </table:table-cell>
          <table:table-cell/>
        </table:table-row>
        <table:table-row table:style-name="ro1">
          <table:table-cell office:value-type="float" office:value="10463" calcext:value-type="float">
            <text:p>10463</text:p>
          </table:table-cell>
          <table:table-cell office:value-type="string" calcext:value-type="string">
            <text:p>PERINAL</text:p>
          </table:table-cell>
          <table:table-cell office:value-type="string" calcext:value-type="string">
            <text:p>Victor, Gustave, Constant</text:p>
          </table:table-cell>
          <table:table-cell table:number-columns-repeated="3"/>
          <table:table-cell office:value-type="string" calcext:value-type="string">
            <text:p>rue des Bourdonnais, 34 <text:s/>/ <text:s/>rue des Bourdonnais, 34 <text:s/>/ <text:s/>rue des Bourdonnais, 34 <text:s/>/ <text:s/>rue des Bourdonnais, 34 <text:s/>/ <text:s/>rue des Bourdonnais, 34 <text:s/>/ <text:s/>rue des Bourdonnais, 34 <text:s/>/ <text:s/>rue des Bourdonnais, 34 <text:s/>/ <text:s/>rue des Bourdonnais, 34 <text:s/>/ <text:s/>rue des Bourdonnais, 34 <text:s/>/</text:p>
          </table:table-cell>
          <table:table-cell/>
          <table:table-cell office:value-type="string" calcext:value-type="string">
            <text:p>AN F18 1810</text:p>
          </table:table-cell>
          <table:table-cell office:value-type="string" calcext:value-type="string">
            <text:p>Il a travaillé dans les bureaux de M. L'Ingénieur à Coulommiers (Ponts et Chaussées) comme écrivain lithographe.</text:p>
          </table:table-cell>
          <table:table-cell office:value-type="string" calcext:value-type="string">
            <text:p>Son père était instituteur</text:p>
          </table:table-cell>
          <table:table-cell/>
        </table:table-row>
        <table:table-row table:style-name="ro1">
          <table:table-cell office:value-type="float" office:value="10464" calcext:value-type="float">
            <text:p>10464</text:p>
          </table:table-cell>
          <table:table-cell office:value-type="string" calcext:value-type="string">
            <text:p>PEROT</text:p>
          </table:table-cell>
          <table:table-cell office:value-type="string" calcext:value-type="string">
            <text:p>Jules, Jean, Henri</text:p>
          </table:table-cell>
          <table:table-cell/>
          <table:table-cell table:style-name="ce5" office:value-type="string" calcext:value-type="string">
            <text:p>1878-04-01 00:00:00</text:p>
          </table:table-cell>
          <table:table-cell/>
          <table:table-cell office:value-type="string" calcext:value-type="string">
            <text:p>rue des Vieux <text:s/>Augustins, 59 (1853) / Rue des Fossés Montmartre, 12 / <text:s/>rue des Vieux <text:s/>Augustins, 59 (1853) / Rue des Fossés Montmartre, 12 / <text:s/>rue des Vieux <text:s/>Augustins, 59 (1853) / Rue des Fossés Montmartre, 12 / <text:s/>rue des Vieux <text:s/>Augustins, 59 (1853) / Rue des Fossés Montmartre, 12 / <text:s/>rue des Vieux <text:s/>Augustins, 59 (1853) / Rue des Fossés Montmartre, 12 / <text:s/>rue des Vieux <text:s/>Augustins, 59 (1853) / Rue des Fossés Montmartre, 12 / <text:s/>rue des Vieux <text:s/>Augustins, 59 (1853) / Rue des Fossés Montmartre, 12 / <text:s/>rue des Vieux <text:s/>Augustins, 59 (1853) / Rue des Fossés Montmartre, 12 / <text:s/>rue des Vieux <text:s/>Augustins, 59 (1853) / Rue des Fossés Montmartre, 12 /</text:p>
          </table:table-cell>
          <table:table-cell/>
          <table:table-cell office:value-type="string" calcext:value-type="string">
            <text:p>AN F18 1810</text:p>
          </table:table-cell>
          <table:table-cell office:value-type="string" calcext:value-type="string">
            <text:p>Il succède à son père, imprimeur en taille-douce.</text:p>
          </table:table-cell>
          <table:table-cell office:value-type="string" calcext:value-type="string">
            <text:p>Son père était taille-doucier</text:p>
          </table:table-cell>
          <table:table-cell/>
        </table:table-row>
        <table:table-row table:style-name="ro1">
          <table:table-cell office:value-type="float" office:value="10465" calcext:value-type="float">
            <text:p>10465</text:p>
          </table:table-cell>
          <table:table-cell office:value-type="string" calcext:value-type="string">
            <text:p>PERREE</text:p>
          </table:table-cell>
          <table:table-cell office:value-type="string" calcext:value-type="string">
            <text:p>Athanase</text:p>
          </table:table-cell>
          <table:table-cell table:number-columns-repeated="3"/>
          <table:table-cell office:value-type="string" calcext:value-type="string">
            <text:p>rue <text:s/>de Dunkerque, 58 / <text:s/>rue <text:s/>de Dunkerque, 58 / <text:s/>rue <text:s/>de Dunkerque, 58 / <text:s/>rue <text:s/>de Dunkerque, 58 / <text:s/>rue <text:s/>de Dunkerque, 58 / <text:s/>rue <text:s/>de Dunkerque, 58 / <text:s/>rue <text:s/>de Dunkerque, 58 / <text:s/>rue <text:s/>de Dunkerque, 58 / <text:s/>rue <text:s/>de Dunkerque, 58 /</text:p>
          </table:table-cell>
          <table:table-cell/>
          <table:table-cell office:value-type="string" calcext:value-type="string">
            <text:p>AN F18 1810</text:p>
          </table:table-cell>
          <table:table-cell office:value-type="string" calcext:value-type="string">
            <text:p>Il est représentant pendant 18 ans de la maison Gohier, puis il s'associe avec Briet dont il a acheté l'établissement <text:s/>25 000 frs avec 2 presses à vapeur et 4 à bras employant 12 ouvriers. En 1877 il devient acteur au Palais-Royal / Il est également breveté taille-doucier en 1868Il est représentant pendant 18 ans de la maison Gohier, puis il s'associe avec Briet dont il a acheté l'établissement <text:s/>25 000 frs avec 2 presses à vapeur et 4 à bras employant 12 ouvriers. En 1877 il devient acteur au Palais-Royal / Il est également breveté taille-doucier en 1868Il est représentant pendant 18 ans de la maison Gohier, puis il s'associe avec Briet dont il a acheté l'établissement <text:s/>25 000 frs avec 2 presses à vapeur et 4 à bras employant 12 ouvriers. En 1877 il devient acteur au Palais-Royal / Il est également breveté taille-doucier en 1868Il est représentant pendant 18 ans de la maison Gohier, puis il s'associe avec Briet dont il a acheté l'établissement <text:s/>25 000 frs avec 2 presses à vapeur et 4 à bras employant 12 ouvriers. En 1877 il devient acteur au Palais-Royal / Il est également breveté taille-doucier en 1868Il est représentant pendant 18 ans de la maison Gohier, puis il s'associe avec Briet dont il a acheté l'établissement <text:s/>25 000 frs avec 2 presses à vapeur et 4 à bras employant 12 ouvriers. En 1877 il devient acteur au Palais-Royal / Il est également breveté taille-doucier en 1868Il est représentant pendant 18 ans de la maison Gohier, puis il s'associe avec Briet dont il a acheté l'établissement <text:s/>25 000 frs avec 2 presses à vapeur et 4 à bras employant 12 ouvriers. En 1877 il devient acteur au Palais-Royal / Il est également breveté taille-doucier en 1868Il est représentant pendant 18 ans de la maison Gohier, puis il s'associe avec Briet dont il a acheté l'établissement <text:s/>25 000 frs avec 2 presses à vapeur et 4 à bras employant 12 ouvriers. En 1877 il devient acteur au Palais-Royal / Il est également breveté taille-doucier en 1868Il est représentant pendant 18 ans de la maison Gohier, puis il s'associe avec Briet dont il a acheté l'établissement <text:s/>25 000 frs avec 2 presses à vapeur et 4 à bras employant 12 ouvriers. En 1877 il devient acteur au Palais-Royal / Il est également breveté taille-doucier en 1868Il est représentant pendant 18 ans de la maison Gohier, puis il s'associe avec Briet dont il a acheté l'établissement <text:s/>25 000 frs avec 2 presses à vapeur et 4 à bras employant 12 ouvriers. En 1877 il devient acteur au Palais-Royal / Il est également breveté taille-doucier en 1868</text:p>
          </table:table-cell>
          <table:table-cell table:number-columns-repeated="2"/>
        </table:table-row>
        <table:table-row table:style-name="ro1">
          <table:table-cell office:value-type="float" office:value="10466" calcext:value-type="float">
            <text:p>10466</text:p>
          </table:table-cell>
          <table:table-cell office:value-type="string" calcext:value-type="string">
            <text:p>PERREE</text:p>
          </table:table-cell>
          <table:table-cell office:value-type="string" calcext:value-type="string">
            <text:p>Charles, Théodore</text:p>
          </table:table-cell>
          <table:table-cell/>
          <table:table-cell table:style-name="ce5" office:value-type="string" calcext:value-type="string">
            <text:p>1863-04-08 00:00:00</text:p>
          </table:table-cell>
          <table:table-cell/>
          <table:table-cell office:value-type="string" calcext:value-type="string">
            <text:p>rue des Deux-Ponts, 16 <text:s/>/ <text:s/>rue des Deux-Ponts, 16 <text:s/>/ <text:s/>rue des Deux-Ponts, 16 <text:s/>/ <text:s/>rue des Deux-Ponts, 16 <text:s/>/ <text:s/>rue des Deux-Ponts, 16 <text:s/>/ <text:s/>rue des Deux-Ponts, 16 <text:s/>/ <text:s/>rue des Deux-Ponts, 16 <text:s/>/ <text:s/>rue des Deux-Ponts, 16 <text:s/>/ <text:s/>rue des Deux-Ponts, 16 <text:s/>/</text:p>
          </table:table-cell>
          <table:table-cell/>
          <table:table-cell office:value-type="string" calcext:value-type="string">
            <text:p>AN F18 1810</text:p>
          </table:table-cell>
          <table:table-cell office:value-type="string" calcext:value-type="string">
            <text:p>Il a tenu les écritures à l'abattoir Popincourt puis un établissement de papeterie chez lui.</text:p>
          </table:table-cell>
          <table:table-cell table:number-columns-repeated="2"/>
        </table:table-row>
        <table:table-row table:style-name="ro1">
          <table:table-cell office:value-type="float" office:value="10467" calcext:value-type="float">
            <text:p>10467</text:p>
          </table:table-cell>
          <table:table-cell office:value-type="string" calcext:value-type="string">
            <text:p>PERROT</text:p>
          </table:table-cell>
          <table:table-cell office:value-type="string" calcext:value-type="string">
            <text:p>Jean-François</text:p>
          </table:table-cell>
          <table:table-cell table:number-columns-repeated="3"/>
          <table:table-cell office:value-type="string" calcext:value-type="string">
            <text:p>rue Buffault, 11 <text:s/>/ <text:s/>rue Buffault, 11 <text:s/>/ <text:s/>rue Buffault, 11 <text:s/>/ <text:s/>rue Buffault, 11 <text:s/>/ <text:s/>rue Buffault, 11 <text:s/>/ <text:s/>rue Buffault, 11 <text:s/>/ <text:s/>rue Buffault, 11 <text:s/>/ <text:s/>rue Buffault, 11 <text:s/>/ <text:s/>rue Buffault, 11 <text:s/>/</text:p>
          </table:table-cell>
          <table:table-cell/>
          <table:table-cell office:value-type="string" calcext:value-type="string">
            <text:p>AN F18 1810</text:p>
          </table:table-cell>
          <table:table-cell office:value-type="string" calcext:value-type="string">
            <text:p>Il a d'abord été employé par le Ministère des finances</text:p>
          </table:table-cell>
          <table:table-cell office:value-type="string" calcext:value-type="string">
            <text:p>Il est remplacé par sa mère abandonnée par son mari pour une concubine</text:p>
          </table:table-cell>
          <table:table-cell/>
        </table:table-row>
        <table:table-row table:style-name="ro1">
          <table:table-cell office:value-type="float" office:value="10468" calcext:value-type="float">
            <text:p>10468</text:p>
          </table:table-cell>
          <table:table-cell office:value-type="string" calcext:value-type="string">
            <text:p>PERROT</text:p>
          </table:table-cell>
          <table:table-cell office:value-type="string" calcext:value-type="string">
            <text:p>Joseph, Gabriel, Victor, César</text:p>
          </table:table-cell>
          <table:table-cell table:style-name="ce5" office:value-type="string" calcext:value-type="string">
            <text:p>1832-09-02 00:00:00</text:p>
          </table:table-cell>
          <table:table-cell table:number-columns-repeated="2"/>
          <table:table-cell office:value-type="string" calcext:value-type="string">
            <text:p>impasse du Doyenné, 5 / <text:s/>impasse du Doyenné, 5 / <text:s/>impasse du Doyenné, 5 / <text:s/>impasse du Doyenné, 5 / <text:s/>impasse du Doyenné, 5 / <text:s/>impasse du Doyenné, 5 / <text:s/>impasse du Doyenné, 5 / <text:s/>impasse du Doyenné, 5 / <text:s/>impasse du Doyenné, 5 /</text:p>
          </table:table-cell>
          <table:table-cell/>
          <table:table-cell office:value-type="string" calcext:value-type="string">
            <text:p>AN F18 1810 / AP D10 U3 21 n°3067AN F18 1810 / AP D10 U3 21 n°3067AN F18 1810 / AP D10 U3 21 n°3067AN F18 1810 / AP D10 U3 21 n°3067AN F18 1810 / AP D10 U3 21 n°3067AN F18 1810 / AP D10 U3 21 n°3067AN F18 1810 / AP D10 U3 21 n°3067AN F18 1810 / AP D10 U3 21 n°3067AN F18 1810 / AP D10 U3 21 n°3067</text:p>
          </table:table-cell>
          <table:table-cell office:value-type="string" calcext:value-type="string">
            <text:p>Il fait faillite en 1842 avec un actif de 105 950 frs et un passif de 96 979 frs / Il a été employé dans l'administration des contributions inidrectes mais pour cause de mauvaise santé, il devient lithographe [Il était commis à, pied] / Il est l'auteur-éditeur de la Galerie des Saints imprimée chez la Veuve Noël / Il est condamné pour l'impression de l'Immaculée Conception non déposée, 43 exemplaires sont saisis ainsi que la pierreIl fait faillite en 1842 avec un actif de 105 950 frs et un passif de 96 979 frs / Il a été employé dans l'administration des contributions inidrectes mais pour cause de mauvaise santé, il devient lithographe [Il était commis à, pied] / Il est l'auteur-éditeur de la Galerie des Saints imprimée chez la Veuve Noël / Il est condamné pour l'impression de l'Immaculée Conception non déposée, 43 exemplaires sont saisis ainsi que la pierreIl fait faillite en 1842 avec un actif de 105 950 frs et un passif de 96 979 frs / Il a été employé dans l'administration des contributions inidrectes mais pour cause de mauvaise santé, il devient lithographe [Il était commis à, pied] / Il est l'auteur-éditeur de la Galerie des Saints imprimée chez la Veuve Noël / Il est condamné pour l'impression de l'Immaculée Conception non déposée, 43 exemplaires sont saisis ainsi que la pierreIl fait faillite en 1842 avec un actif de 105 950 frs et un passif de 96 979 frs / Il a été employé dans l'administration des contributions inidrectes mais pour cause de mauvaise santé, il devient lithographe [Il était commis à, pied] / Il est l'auteur-éditeur de la Galerie des Saints imprimée chez la Veuve Noël / Il est condamné pour l'impression de l'Immaculée Conception non déposée, 43 exemplaires sont saisis ainsi que la pierreIl fait faillite en 1842 avec un actif de 105 950 frs et un passif de 96 979 frs / Il a été employé dans l'administration des contributions inidrectes mais pour cause de mauvaise santé, il devient lithographe [Il était commis à, pied] / Il est l'auteur-éditeur de la Galerie des Saints imprimée chez la Veuve Noël / Il est condamné pour l'impression de l'Immaculée Conception non déposée, 43 exemplaires sont saisis ainsi que la pierreIl fait faillite en 1842 avec un actif de 105 950 frs et un passif de 96 979 frs / Il a été employé dans l'administration des contributions inidrectes mais pour cause de mauvaise santé, il devient lithographe [Il était commis à, pied] / Il est l'auteur-éditeur de la Galerie des Saints imprimée chez la Veuve Noël / Il est condamné pour l'impression de l'Immaculée Conception non déposée, 43 exemplaires sont saisis ainsi que la pierreIl fait faillite en 1842 avec un actif de 105 950 frs et un passif de 96 979 frs / Il a été employé dans l'administration des contributions inidrectes mais pour cause de mauvaise santé, il devient lithographe [Il était commis à, pied] / Il est l'auteur-éditeur de la Galerie des Saints imprimée chez la Veuve Noël / Il est condamné pour l'impression de l'Immaculée Conception non déposée, 43 exemplaires sont saisis ainsi que la pierreIl fait faillite en 1842 avec un actif de 105 950 frs et un passif de 96 979 frs / Il a été employé dans l'administration des contributions inidrectes mais pour cause de mauvaise santé, il devient lithographe [Il était commis à, pied] / Il est l'auteur-éditeur de la Galerie des Saints imprimée chez la Veuve Noël / Il est condamné pour l'impression de l'Immaculée Conception non déposée, 43 exemplaires sont saisis ainsi que la pierreIl fait faillite en 1842 avec un actif de 105 950 frs et un passif de 96 979 frs / Il a été employé dans l'administration des contributions inidrectes mais pour cause de mauvaise santé, il devient lithographe [Il était commis à, pied] / Il est l'auteur-éditeur de la Galerie des Saints imprimée chez la Veuve Noël / Il est condamné pour l'impression de l'Immaculée Conception non déposée, 43 exemplaires sont saisis ainsi que la pierre</text:p>
          </table:table-cell>
          <table:table-cell office:value-type="string" calcext:value-type="string">
            <text:p>Son père était avocat</text:p>
          </table:table-cell>
          <table:table-cell/>
        </table:table-row>
        <table:table-row table:style-name="ro1">
          <table:table-cell office:value-type="float" office:value="10469" calcext:value-type="float">
            <text:p>10469</text:p>
          </table:table-cell>
          <table:table-cell office:value-type="string" calcext:value-type="string">
            <text:p>PERROUAULT</text:p>
          </table:table-cell>
          <table:table-cell office:value-type="string" calcext:value-type="string">
            <text:p>Victor, Marie</text:p>
          </table:table-cell>
          <table:table-cell table:style-name="ce5" office:value-type="string" calcext:value-type="string">
            <text:p>1858-06-09 00:00:00</text:p>
          </table:table-cell>
          <table:table-cell table:number-columns-repeated="2"/>
          <table:table-cell office:value-type="string" calcext:value-type="string">
            <text:p>passage du Caire, 64 &amp; 65 <text:s/>/ <text:s/>passage du Caire, 64 &amp; 65 <text:s/>/ <text:s/>passage du Caire, 64 &amp; 65 <text:s/>/ <text:s/>passage du Caire, 64 &amp; 65 <text:s/>/ <text:s/>passage du Caire, 64 &amp; 65 <text:s/>/ <text:s/>passage du Caire, 64 &amp; 65 <text:s/>/ <text:s/>passage du Caire, 64 &amp; 65 <text:s/>/ <text:s/>passage du Caire, 64 &amp; 65 <text:s/>/ <text:s/>passage du Caire, 64 &amp; 65 <text:s/>/</text:p>
          </table:table-cell>
          <table:table-cell/>
          <table:table-cell office:value-type="string" calcext:value-type="string">
            <text:p>AN F18 1810</text:p>
          </table:table-cell>
          <table:table-cell office:value-type="string" calcext:value-type="string">
            <text:p>Son brevet a été annulé pour in-exploitation et racheté par le Dame Ledoux / Il a travaillé comme lithographe 9 ans à AvranchesSon brevet a été annulé pour in-exploitation et racheté par le Dame Ledoux / Il a travaillé comme lithographe 9 ans à AvranchesSon brevet a été annulé pour in-exploitation et racheté par le Dame Ledoux / Il a travaillé comme lithographe 9 ans à AvranchesSon brevet a été annulé pour in-exploitation et racheté par le Dame Ledoux / Il a travaillé comme lithographe 9 ans à AvranchesSon brevet a été annulé pour in-exploitation et racheté par le Dame Ledoux / Il a travaillé comme lithographe 9 ans à AvranchesSon brevet a été annulé pour in-exploitation et racheté par le Dame Ledoux / Il a travaillé comme lithographe 9 ans à AvranchesSon brevet a été annulé pour in-exploitation et racheté par le Dame Ledoux / Il a travaillé comme lithographe 9 ans à AvranchesSon brevet a été annulé pour in-exploitation et racheté par le Dame Ledoux / Il a travaillé comme lithographe 9 ans à AvranchesSon brevet a été annulé pour in-exploitation et racheté par le Dame Ledoux / Il a travaillé comme lithographe 9 ans à Avranches</text:p>
          </table:table-cell>
          <table:table-cell office:value-type="string" calcext:value-type="string">
            <text:p>Son père était cabaretier</text:p>
          </table:table-cell>
          <table:table-cell/>
        </table:table-row>
        <table:table-row table:style-name="ro1">
          <table:table-cell office:value-type="float" office:value="10470" calcext:value-type="float">
            <text:p>10470</text:p>
          </table:table-cell>
          <table:table-cell office:value-type="string" calcext:value-type="string">
            <text:p>PERROUX</text:p>
          </table:table-cell>
          <table:table-cell office:value-type="string" calcext:value-type="string">
            <text:p>Louis, Etienne, Adolphe</text:p>
          </table:table-cell>
          <table:table-cell table:style-name="ce5" office:value-type="string" calcext:value-type="string">
            <text:p>1852-08-07 00:00:00</text:p>
          </table:table-cell>
          <table:table-cell table:number-columns-repeated="2"/>
          <table:table-cell office:value-type="string" calcext:value-type="string">
            <text:p>Rue Brantôme, 15 (1865) / Rue Beaubourg, 33 (1865) / Rue Phélippeaux, 5 (1858) / Rue Gravilliers, 24Rue Brantôme, 15 (1865) / Rue Beaubourg, 33 (1865) / Rue Phélippeaux, 5 (1858) / Rue Gravilliers, 24Rue Brantôme, 15 (1865) / Rue Beaubourg, 33 (1865) / Rue Phélippeaux, 5 (1858) / Rue Gravilliers, 24Rue Brantôme, 15 (1865) / Rue Beaubourg, 33 (1865) / Rue Phélippeaux, 5 (1858) / Rue Gravilliers, 24Rue Brantôme, 15 (1865) / Rue Beaubourg, 33 (1865) / Rue Phélippeaux, 5 (1858) / Rue Gravilliers, 24Rue Brantôme, 15 (1865) / Rue Beaubourg, 33 (1865) / Rue Phélippeaux, 5 (1858) / Rue Gravilliers, 24Rue Brantôme, 15 (1865) / Rue Beaubourg, 33 (1865) / Rue Phélippeaux, 5 (1858) / Rue Gravilliers, 24Rue Brantôme, 15 (1865) / Rue Beaubourg, 33 (1865) / Rue Phélippeaux, 5 (1858) / Rue Gravilliers, 24Rue Brantôme, 15 (1865) / Rue Beaubourg, 33 (1865) / Rue Phélippeaux, 5 (1858) / Rue Gravilliers, 24</text:p>
          </table:table-cell>
          <table:table-cell office:value-type="string" calcext:value-type="string">
            <text:p>Quai Bourbon, 3</text:p>
          </table:table-cell>
          <table:table-cell office:value-type="string" calcext:value-type="string">
            <text:p>AN F18 1810</text:p>
          </table:table-cell>
          <table:table-cell office:value-type="string" calcext:value-type="string">
            <text:p>Ecrivain lithographe de formation, il est spécialsié en factures, étiquettes et cachets pour les 1ères communions.</text:p>
          </table:table-cell>
          <table:table-cell office:value-type="string" calcext:value-type="string">
            <text:p>Son père était chantre et donneur d'eau bénite à l'église St François rue Charlot.</text:p>
          </table:table-cell>
          <table:table-cell/>
        </table:table-row>
        <table:table-row table:style-name="ro1">
          <table:table-cell office:value-type="float" office:value="10471" calcext:value-type="float">
            <text:p>10471</text:p>
          </table:table-cell>
          <table:table-cell office:value-type="string" calcext:value-type="string">
            <text:p>PERVILLE</text:p>
          </table:table-cell>
          <table:table-cell office:value-type="string" calcext:value-type="string">
            <text:p>Cir, Pantaléon</text:p>
          </table:table-cell>
          <table:table-cell/>
          <table:table-cell table:style-name="ce5" office:value-type="string" calcext:value-type="string">
            <text:p>1713-05-09 20:50:00</text:p>
          </table:table-cell>
          <table:table-cell/>
          <table:table-cell office:value-type="string" calcext:value-type="string">
            <text:p>Rue Thevenot, 11</text:p>
          </table:table-cell>
          <table:table-cell office:value-type="string" calcext:value-type="string">
            <text:p>Rue Bourg l'Abbé, 21</text:p>
          </table:table-cell>
          <table:table-cell office:value-type="string" calcext:value-type="string">
            <text:p>AN F18 1810</text:p>
          </table:table-cell>
          <table:table-cell office:value-type="string" calcext:value-type="string">
            <text:p>Il a acquis quelques fortunes dans le commerce des bretelles. Il a été associé avec le sieur Breugnot, lithographe sur zinc.</text:p>
          </table:table-cell>
          <table:table-cell office:value-type="string" calcext:value-type="string">
            <text:p>Son père était receveur général de la Prévôté d'Agincourt / Son fils de 16 ans a été blessé dans l'incendie de l'imprimerie du Sieur ToulouseSon père était receveur général de la Prévôté d'Agincourt / Son fils de 16 ans a été blessé dans l'incendie de l'imprimerie du Sieur ToulouseSon père était receveur général de la Prévôté d'Agincourt / Son fils de 16 ans a été blessé dans l'incendie de l'imprimerie du Sieur ToulouseSon père était receveur général de la Prévôté d'Agincourt / Son fils de 16 ans a été blessé dans l'incendie de l'imprimerie du Sieur ToulouseSon père était receveur général de la Prévôté d'Agincourt / Son fils de 16 ans a été blessé dans l'incendie de l'imprimerie du Sieur ToulouseSon père était receveur général de la Prévôté d'Agincourt / Son fils de 16 ans a été blessé dans l'incendie de l'imprimerie du Sieur ToulouseSon père était receveur général de la Prévôté d'Agincourt / Son fils de 16 ans a été blessé dans l'incendie de l'imprimerie du Sieur ToulouseSon père était receveur général de la Prévôté d'Agincourt / Son fils de 16 ans a été blessé dans l'incendie de l'imprimerie du Sieur ToulouseSon père était receveur général de la Prévôté d'Agincourt / Son fils de 16 ans a été blessé dans l'incendie de l'imprimerie du Sieur Toulouse</text:p>
          </table:table-cell>
          <table:table-cell/>
        </table:table-row>
        <table:table-row table:style-name="ro1">
          <table:table-cell office:value-type="float" office:value="10472" calcext:value-type="float">
            <text:p>10472</text:p>
          </table:table-cell>
          <table:table-cell office:value-type="string" calcext:value-type="string">
            <text:p>PETIT</text:p>
          </table:table-cell>
          <table:table-cell office:value-type="string" calcext:value-type="string">
            <text:p>Emile, Etienne, Désiré</text:p>
          </table:table-cell>
          <table:table-cell table:number-columns-repeated="3"/>
          <table:table-cell office:value-type="string" calcext:value-type="string">
            <text:p>rue des Vieilles Andriettes, 2, rue vielles du Temple n°58, rue Saint-Antoine, 32. / <text:s/>rue des Vieilles Andriettes, 2, rue vielles du Temple n°58, rue Saint-Antoine, 32. / <text:s/>rue des Vieilles Andriettes, 2, rue vielles du Temple n°58, rue Saint-Antoine, 32. / <text:s/>rue des Vieilles Andriettes, 2, rue vielles du Temple n°58, rue Saint-Antoine, 32. / <text:s/>rue des Vieilles Andriettes, 2, rue vielles du Temple n°58, rue Saint-Antoine, 32. / <text:s/>rue des Vieilles Andriettes, 2, rue vielles du Temple n°58, rue Saint-Antoine, 32. / <text:s/>rue des Vieilles Andriettes, 2, rue vielles du Temple n°58, rue Saint-Antoine, 32. / <text:s/>rue des Vieilles Andriettes, 2, rue vielles du Temple n°58, rue Saint-Antoine, 32. / <text:s/>rue des Vieilles Andriettes, 2, rue vielles du Temple n°58, rue Saint-Antoine, 32. /</text:p>
          </table:table-cell>
          <table:table-cell office:value-type="string" calcext:value-type="string">
            <text:p>Rue des Francs-Bourgeois n°14</text:p>
          </table:table-cell>
          <table:table-cell office:value-type="string" calcext:value-type="string">
            <text:p>F7 2585 / AN F18 1810F7 2585 / AN F18 1810F7 2585 / AN F18 1810F7 2585 / AN F18 1810F7 2585 / AN F18 1810F7 2585 / AN F18 1810F7 2585 / AN F18 1810F7 2585 / AN F18 1810F7 2585 / AN F18 1810</text:p>
          </table:table-cell>
          <table:table-cell office:value-type="string" calcext:value-type="string">
            <text:p>Lithographe, puis contremaître chez le Sieur Antheaume, il travaille ensuite pendan 3 ans chez le Sieur Jourdain. <text:s/>Il travaille ensuite de 1846 à 1847 chez les Sieurs Ch. Jacob et Ouvrier. <text:s/>Sa première demande est rejetée tée le 25 septembre 1850. Sa concubine <text:s/>Dame Belliscer demande aussi le brevet de M. Antheaume. <text:s/>/ Inculpé en juin <text:s/>1848, il est remis <text:s/>en liberté par le Général président le 26 juillet 1848. / Lithographe, puis contremaître chez le Sieur Antheaume, il travaille ensuite pendan 3 ans chez le Sieur Jourdain. <text:s/>Il travaille ensuite de 1846 à 1847 chez les Sieurs Ch. Jacob et Ouvrier. <text:s/>Sa première demande est rejetée tée le 25 septembre 1850. Sa concubine <text:s/>Dame Belliscer demande aussi le brevet de M. Antheaume. <text:s/>/ Inculpé en juin <text:s/>1848, il est remis <text:s/>en liberté par le Général président le 26 juillet 1848. / Lithographe, puis contremaître chez le Sieur Antheaume, il travaille ensuite pendan 3 ans chez le Sieur Jourdain. <text:s/>Il travaille ensuite de 1846 à 1847 chez les Sieurs Ch. Jacob et Ouvrier. <text:s/>Sa première demande est rejetée tée le 25 septembre 1850. Sa concubine <text:s/>Dame Belliscer demande aussi le brevet de M. Antheaume. <text:s/>/ Inculpé en juin <text:s/>1848, il est remis <text:s/>en liberté par le Général président le 26 juillet 1848. / Lithographe, puis contremaître chez le Sieur Antheaume, il travaille ensuite pendan 3 ans chez le Sieur Jourdain. <text:s/>Il travaille ensuite de 1846 à 1847 chez les Sieurs Ch. Jacob et Ouvrier. <text:s/>Sa première demande est rejetée tée le 25 septembre 1850. Sa concubine <text:s/>Dame Belliscer demande aussi le brevet de M. Antheaume. <text:s/>/ Inculpé en juin <text:s/>1848, il est remis <text:s/>en liberté par le Général président le 26 juillet 1848. / Lithographe, puis contremaître chez le Sieur Antheaume, il travaille ensuite pendan 3 ans chez le Sieur Jourdain. <text:s/>Il travaille ensuite de 1846 à 1847 chez les Sieurs Ch. Jacob et Ouvrier. <text:s/>Sa première demande est rejetée tée le 25 septembre 1850. Sa concubine <text:s/>Dame Belliscer demande aussi le brevet de M. Antheaume. <text:s/>/ Inculpé en juin <text:s/>1848, il est remis <text:s/>en liberté par le Général président le 26 juillet 1848. / Lithographe, puis contremaître chez le Sieur Antheaume, il travaille ensuite pendan 3 ans chez le Sieur Jourdain. <text:s/>Il travaille ensuite de 1846 à 1847 chez les Sieurs Ch. Jacob et Ouvrier. <text:s/>Sa première demande est rejetée tée le 25 septembre 1850. Sa concubine <text:s/>Dame Belliscer demande aussi le brevet de M. Antheaume. <text:s/>/ Inculpé en juin <text:s/>1848, il est remis <text:s/>en liberté par le Général président le 26 juillet 1848. / Lithographe, puis contremaître chez le Sieur Antheaume, il travaille ensuite pendan 3 ans chez le Sieur Jourdain. <text:s/>Il travaille ensuite de 1846 à 1847 chez les Sieurs Ch. Jacob et Ouvrier. <text:s/>Sa première demande est rejetée tée le 25 septembre 1850. Sa concubine <text:s/>Dame Belliscer demande aussi le brevet de M. Antheaume. <text:s/>/ Inculpé en juin <text:s/>1848, il est remis <text:s/>en liberté par le Général président le 26 juillet 1848. / Lithographe, puis contremaître chez le Sieur Antheaume, il travaille ensuite pendan 3 ans chez le Sieur Jourdain. <text:s/>Il travaille ensuite de 1846 à 1847 chez les Sieurs Ch. Jacob et Ouvrier. <text:s/>Sa première demande est rejetée tée le 25 septembre 1850. Sa concubine <text:s/>Dame Belliscer demande aussi le brevet de M. Antheaume. <text:s/>/ Inculpé en juin <text:s/>1848, il est remis <text:s/>en liberté par le Général président le 26 juillet 1848. / Lithographe, puis contremaître chez le Sieur Antheaume, il travaille ensuite pendan 3 ans chez le Sieur Jourdain. <text:s/>Il travaille ensuite de 1846 à 1847 chez les Sieurs Ch. Jacob et Ouvrier. <text:s/>Sa première demande est rejetée tée le 25 septembre 1850. Sa concubine <text:s/>Dame Belliscer demande aussi le brevet de M. Antheaume. <text:s/>/ Inculpé en juin <text:s/>1848, il est remis <text:s/>en liberté par le Général président le 26 juillet 1848.</text:p>
          </table:table-cell>
          <table:table-cell office:value-type="string" calcext:value-type="string">
            <text:p>Son père est domestique chez M. Dabouvil.</text:p>
          </table:table-cell>
          <table:table-cell/>
        </table:table-row>
        <table:table-row table:style-name="ro1">
          <table:table-cell office:value-type="float" office:value="10473" calcext:value-type="float">
            <text:p>10473</text:p>
          </table:table-cell>
          <table:table-cell office:value-type="string" calcext:value-type="string">
            <text:p>PETIT</text:p>
          </table:table-cell>
          <table:table-cell office:value-type="string" calcext:value-type="string">
            <text:p>Jacques</text:p>
          </table:table-cell>
          <table:table-cell table:style-name="ce5" office:value-type="string" calcext:value-type="string">
            <text:p>1836-09-07 00:00:00</text:p>
          </table:table-cell>
          <table:table-cell table:style-name="ce5" office:value-type="string" calcext:value-type="string">
            <text:p>1858-04-06 00:00:00</text:p>
          </table:table-cell>
          <table:table-cell/>
          <table:table-cell office:value-type="string" calcext:value-type="string">
            <text:p>rue de Bourgogne, 25 <text:s/>/ <text:s/>rue de Bourgogne, 25 <text:s/>/ <text:s/>rue de Bourgogne, 25 <text:s/>/ <text:s/>rue de Bourgogne, 25 <text:s/>/ <text:s/>rue de Bourgogne, 25 <text:s/>/ <text:s/>rue de Bourgogne, 25 <text:s/>/ <text:s/>rue de Bourgogne, 25 <text:s/>/ <text:s/>rue de Bourgogne, 25 <text:s/>/ <text:s/>rue de Bourgogne, 25 <text:s/>/</text:p>
          </table:table-cell>
          <table:table-cell/>
          <table:table-cell office:value-type="string" calcext:value-type="string">
            <text:p>AN F18 1810</text:p>
          </table:table-cell>
          <table:table-cell office:value-type="string" calcext:value-type="string">
            <text:p>Il veut s'associer ses trois enfants lithographes comme lui</text:p>
          </table:table-cell>
          <table:table-cell office:value-type="string" calcext:value-type="string">
            <text:p>Son père était aubergiste</text:p>
          </table:table-cell>
          <table:table-cell/>
        </table:table-row>
        <table:table-row table:style-name="ro1">
          <table:table-cell office:value-type="float" office:value="10474" calcext:value-type="float">
            <text:p>10474</text:p>
          </table:table-cell>
          <table:table-cell office:value-type="string" calcext:value-type="string">
            <text:p>PETIT</text:p>
          </table:table-cell>
          <table:table-cell office:value-type="string" calcext:value-type="string">
            <text:p>Pierre, Nicolas, Jacques, Napoléon</text:p>
          </table:table-cell>
          <table:table-cell/>
          <table:table-cell table:style-name="ce5" office:value-type="string" calcext:value-type="string">
            <text:p>1844-09-08 00:00:00</text:p>
          </table:table-cell>
          <table:table-cell/>
          <table:table-cell office:value-type="string" calcext:value-type="string">
            <text:p>Rue Gît-le-Cœur, 4</text:p>
          </table:table-cell>
          <table:table-cell office:value-type="string" calcext:value-type="string">
            <text:p>Rue des Petites Ecuries, 38</text:p>
          </table:table-cell>
          <table:table-cell office:value-type="string" calcext:value-type="string">
            <text:p>AN F18 1810</text:p>
          </table:table-cell>
          <table:table-cell office:value-type="string" calcext:value-type="string">
            <text:p>Il a été chef d'atelier dans 2 imprimeries lithographiques. Il a fait son apprentissage chez Cheyère, aujourdhui attaché aux travaux du ministère des finances / Il est spécialisé dans les cartes géographiquesIl a été chef d'atelier dans 2 imprimeries lithographiques. Il a fait son apprentissage chez Cheyère, aujourdhui attaché aux travaux du ministère des finances / Il est spécialisé dans les cartes géographiquesIl a été chef d'atelier dans 2 imprimeries lithographiques. Il a fait son apprentissage chez Cheyère, aujourdhui attaché aux travaux du ministère des finances / Il est spécialisé dans les cartes géographiquesIl a été chef d'atelier dans 2 imprimeries lithographiques. Il a fait son apprentissage chez Cheyère, aujourdhui attaché aux travaux du ministère des finances / Il est spécialisé dans les cartes géographiquesIl a été chef d'atelier dans 2 imprimeries lithographiques. Il a fait son apprentissage chez Cheyère, aujourdhui attaché aux travaux du ministère des finances / Il est spécialisé dans les cartes géographiquesIl a été chef d'atelier dans 2 imprimeries lithographiques. Il a fait son apprentissage chez Cheyère, aujourdhui attaché aux travaux du ministère des finances / Il est spécialisé dans les cartes géographiquesIl a été chef d'atelier dans 2 imprimeries lithographiques. Il a fait son apprentissage chez Cheyère, aujourdhui attaché aux travaux du ministère des finances / Il est spécialisé dans les cartes géographiquesIl a été chef d'atelier dans 2 imprimeries lithographiques. Il a fait son apprentissage chez Cheyère, aujourdhui attaché aux travaux du ministère des finances / Il est spécialisé dans les cartes géographiquesIl a été chef d'atelier dans 2 imprimeries lithographiques. Il a fait son apprentissage chez Cheyère, aujourdhui attaché aux travaux du ministère des finances / Il est spécialisé dans les cartes géographiques</text:p>
          </table:table-cell>
          <table:table-cell office:value-type="string" calcext:value-type="string">
            <text:p>Son père était boulanger</text:p>
          </table:table-cell>
          <table:table-cell/>
        </table:table-row>
        <table:table-row table:style-name="ro1">
          <table:table-cell office:value-type="float" office:value="10475" calcext:value-type="float">
            <text:p>10475</text:p>
          </table:table-cell>
          <table:table-cell office:value-type="string" calcext:value-type="string">
            <text:p>PETIT</text:p>
          </table:table-cell>
          <table:table-cell office:value-type="string" calcext:value-type="string">
            <text:p>Stanislas, Michel</text:p>
          </table:table-cell>
          <table:table-cell/>
          <table:table-cell table:style-name="ce5" office:value-type="string" calcext:value-type="string">
            <text:p>1860-11-01 00:00:00</text:p>
          </table:table-cell>
          <table:table-cell/>
          <table:table-cell office:value-type="string" calcext:value-type="string">
            <text:p>Rue de Fleurus, 43</text:p>
          </table:table-cell>
          <table:table-cell office:value-type="string" calcext:value-type="string">
            <text:p>Rue de Venise, 13</text:p>
          </table:table-cell>
          <table:table-cell office:value-type="string" calcext:value-type="string">
            <text:p>AN F18 1810</text:p>
          </table:table-cell>
          <table:table-cell office:value-type="string" calcext:value-type="string">
            <text:p>Il est conducteur de 2e classe des Ponts et Chaussées. Il s'occupe de la publication de dessins au lavis d'après les procédés de chromolithographie pour les lycées et les écoles</text:p>
          </table:table-cell>
          <table:table-cell office:value-type="string" calcext:value-type="string">
            <text:p>Son père était maître de dessin et de langues</text:p>
          </table:table-cell>
          <table:table-cell/>
        </table:table-row>
        <table:table-row table:style-name="ro1">
          <table:table-cell office:value-type="float" office:value="10476" calcext:value-type="float">
            <text:p>10476</text:p>
          </table:table-cell>
          <table:table-cell office:value-type="string" calcext:value-type="string">
            <text:p>PETIT</text:p>
          </table:table-cell>
          <table:table-cell office:value-type="string" calcext:value-type="string">
            <text:p>Thomas</text:p>
          </table:table-cell>
          <table:table-cell table:style-name="ce5" office:value-type="string" calcext:value-type="string">
            <text:p>1848-06-04 00:00:00</text:p>
          </table:table-cell>
          <table:table-cell table:style-name="ce5" office:value-type="string" calcext:value-type="string">
            <text:p>1850-12-11 00:00:00</text:p>
          </table:table-cell>
          <table:table-cell/>
          <table:table-cell office:value-type="string" calcext:value-type="string">
            <text:p>Passage du Caire</text:p>
          </table:table-cell>
          <table:table-cell office:value-type="string" calcext:value-type="string">
            <text:p>Rue des Lions St Paul, 2</text:p>
          </table:table-cell>
          <table:table-cell office:value-type="string" calcext:value-type="string">
            <text:p>AN F18 1810</text:p>
          </table:table-cell>
          <table:table-cell office:value-type="string" calcext:value-type="string">
            <text:p>Il est compositeur typographe de formation.</text:p>
          </table:table-cell>
          <table:table-cell office:value-type="string" calcext:value-type="string">
            <text:p>Son père était brasseur</text:p>
          </table:table-cell>
          <table:table-cell/>
        </table:table-row>
        <table:table-row table:style-name="ro1">
          <table:table-cell office:value-type="float" office:value="10477" calcext:value-type="float">
            <text:p>10477</text:p>
          </table:table-cell>
          <table:table-cell office:value-type="string" calcext:value-type="string">
            <text:p>PETTRE</text:p>
          </table:table-cell>
          <table:table-cell office:value-type="string" calcext:value-type="string">
            <text:p>Armand</text:p>
          </table:table-cell>
          <table:table-cell table:style-name="ce5" office:value-type="string" calcext:value-type="string">
            <text:p>1845-12-09 00:00:00</text:p>
          </table:table-cell>
          <table:table-cell table:style-name="ce5" office:value-type="string" calcext:value-type="string">
            <text:p>1866-11-02 00:00:00</text:p>
          </table:table-cell>
          <table:table-cell/>
          <table:table-cell office:value-type="string" calcext:value-type="string">
            <text:p>Rue Beaubourg, 33 (1866) / Rue Beaubourg, 100 / Rue St Denis, 26 (1850)Rue Beaubourg, 33 (1866) / Rue Beaubourg, 100 / Rue St Denis, 26 (1850)Rue Beaubourg, 33 (1866) / Rue Beaubourg, 100 / Rue St Denis, 26 (1850)Rue Beaubourg, 33 (1866) / Rue Beaubourg, 100 / Rue St Denis, 26 (1850)Rue Beaubourg, 33 (1866) / Rue Beaubourg, 100 / Rue St Denis, 26 (1850)Rue Beaubourg, 33 (1866) / Rue Beaubourg, 100 / Rue St Denis, 26 (1850)Rue Beaubourg, 33 (1866) / Rue Beaubourg, 100 / Rue St Denis, 26 (1850)Rue Beaubourg, 33 (1866) / Rue Beaubourg, 100 / Rue St Denis, 26 (1850)</text:p>
          </table:table-cell>
          <table:table-cell office:value-type="string" calcext:value-type="string">
            <text:p>Rue du Hazard, 13</text:p>
          </table:table-cell>
          <table:table-cell office:value-type="string" calcext:value-type="string">
            <text:p>AN F18 1810</text:p>
          </table:table-cell>
          <table:table-cell office:value-type="string" calcext:value-type="string">
            <text:p>Il est ouvrier lithographe de formation.</text:p>
          </table:table-cell>
          <table:table-cell office:value-type="string" calcext:value-type="string">
            <text:p>son père était maçon</text:p>
          </table:table-cell>
          <table:table-cell/>
        </table:table-row>
        <table:table-row table:style-name="ro1">
          <table:table-cell office:value-type="float" office:value="10478" calcext:value-type="float">
            <text:p>10478</text:p>
          </table:table-cell>
          <table:table-cell office:value-type="string" calcext:value-type="string">
            <text:p>PEYRE</text:p>
          </table:table-cell>
          <table:table-cell office:value-type="string" calcext:value-type="string">
            <text:p>Léopold, Frédéric, Auguste</text:p>
          </table:table-cell>
          <table:table-cell table:style-name="ce5" office:value-type="string" calcext:value-type="string">
            <text:p>1860-06-09 00:00:00</text:p>
          </table:table-cell>
          <table:table-cell table:number-columns-repeated="2"/>
          <table:table-cell office:value-type="string" calcext:value-type="string">
            <text:p>rue Tholozé, 15 / <text:s/>rue Tholozé, 15 / <text:s/>rue Tholozé, 15 / <text:s/>rue Tholozé, 15 / <text:s/>rue Tholozé, 15 / <text:s/>rue Tholozé, 15 / <text:s/>rue Tholozé, 15 / <text:s/>rue Tholozé, 15 /</text:p>
          </table:table-cell>
          <table:table-cell/>
          <table:table-cell office:value-type="string" calcext:value-type="string">
            <text:p>AN F18 1810</text:p>
          </table:table-cell>
          <table:table-cell office:value-type="string" calcext:value-type="string">
            <text:p>Il est écrivain lithographe de formation.</text:p>
          </table:table-cell>
          <table:table-cell office:value-type="string" calcext:value-type="string">
            <text:p>Son père était propriétaire</text:p>
          </table:table-cell>
          <table:table-cell/>
        </table:table-row>
        <table:table-row table:style-name="ro1">
          <table:table-cell office:value-type="float" office:value="10479" calcext:value-type="float">
            <text:p>10479</text:p>
          </table:table-cell>
          <table:table-cell office:value-type="string" calcext:value-type="string">
            <text:p>PEYTRAL</text:p>
          </table:table-cell>
          <table:table-cell office:value-type="string" calcext:value-type="string">
            <text:p>Pierre, Louis</text:p>
          </table:table-cell>
          <table:table-cell table:number-columns-repeated="3"/>
          <table:table-cell office:value-type="string" calcext:value-type="string">
            <text:p>rue Notre Dame des Victoires, 33 <text:s/>/ <text:s/>rue Notre Dame des Victoires, 33 <text:s/>/ <text:s/>rue Notre Dame des Victoires, 33 <text:s/>/ <text:s/>rue Notre Dame des Victoires, 33 <text:s/>/ <text:s/>rue Notre Dame des Victoires, 33 <text:s/>/ <text:s/>rue Notre Dame des Victoires, 33 <text:s/>/ <text:s/>rue Notre Dame des Victoires, 33 <text:s/>/ <text:s/>rue Notre Dame des Victoires, 33 <text:s/>/</text:p>
          </table:table-cell>
          <table:table-cell/>
          <table:table-cell office:value-type="string" calcext:value-type="string">
            <text:p>AN F18 1810</text:p>
          </table:table-cell>
          <table:table-cell table:number-columns-repeated="3"/>
        </table:table-row>
        <table:table-row table:style-name="ro1">
          <table:table-cell office:value-type="float" office:value="10480" calcext:value-type="float">
            <text:p>10480</text:p>
          </table:table-cell>
          <table:table-cell office:value-type="string" calcext:value-type="string">
            <text:p>PHELIZON</text:p>
          </table:table-cell>
          <table:table-cell office:value-type="string" calcext:value-type="string">
            <text:p>Joseph, Prudent</text:p>
          </table:table-cell>
          <table:table-cell table:number-columns-repeated="3"/>
          <table:table-cell office:value-type="string" calcext:value-type="string">
            <text:p>rue de Grenelle St Germain, 35 <text:s/>/ <text:s/>rue de Grenelle St Germain, 35 <text:s/>/ <text:s/>rue de Grenelle St Germain, 35 <text:s/>/ <text:s/>rue de Grenelle St Germain, 35 <text:s/>/ <text:s/>rue de Grenelle St Germain, 35 <text:s/>/ <text:s/>rue de Grenelle St Germain, 35 <text:s/>/ <text:s/>rue de Grenelle St Germain, 35 <text:s/>/ <text:s/>rue de Grenelle St Germain, 35 <text:s/>/</text:p>
          </table:table-cell>
          <table:table-cell/>
          <table:table-cell office:value-type="string" calcext:value-type="string">
            <text:p>AN F18 1810</text:p>
          </table:table-cell>
          <table:table-cell office:value-type="string" calcext:value-type="string">
            <text:p>Il est également breveté taille-doucier en 1866 et libraire en 1868. Il a travaillé chez Deveau, chez Madame Bellecher puis chez Prunière son beau-père comme ouvrier lithographe.</text:p>
          </table:table-cell>
          <table:table-cell table:number-columns-repeated="2"/>
        </table:table-row>
        <table:table-row table:style-name="ro1">
          <table:table-cell office:value-type="float" office:value="10481" calcext:value-type="float">
            <text:p>10481</text:p>
          </table:table-cell>
          <table:table-cell office:value-type="string" calcext:value-type="string">
            <text:p>PICARD</text:p>
          </table:table-cell>
          <table:table-cell office:value-type="string" calcext:value-type="string">
            <text:p>Jean, Joseph</text:p>
          </table:table-cell>
          <table:table-cell table:style-name="ce5" office:value-type="string" calcext:value-type="string">
            <text:p>1849-05-09 00:00:00</text:p>
          </table:table-cell>
          <table:table-cell table:style-name="ce5" office:value-type="string" calcext:value-type="string">
            <text:p>1874-04-11 00:00:00</text:p>
          </table:table-cell>
          <table:table-cell/>
          <table:table-cell office:value-type="string" calcext:value-type="string">
            <text:p>passage du Caire, 76 <text:s/>/ <text:s/>passage du Caire, 76 <text:s/>/ <text:s/>passage du Caire, 76 <text:s/>/ <text:s/>passage du Caire, 76 <text:s/>/ <text:s/>passage du Caire, 76 <text:s/>/ <text:s/>passage du Caire, 76 <text:s/>/ <text:s/>passage du Caire, 76 <text:s/>/ <text:s/>passage du Caire, 76 <text:s/>/</text:p>
          </table:table-cell>
          <table:table-cell/>
          <table:table-cell office:value-type="string" calcext:value-type="string">
            <text:p>AN F18 1810</text:p>
          </table:table-cell>
          <table:table-cell office:value-type="string" calcext:value-type="string">
            <text:p>Il est graveur en taille-douce, et fait la commission en imprimerie</text:p>
          </table:table-cell>
          <table:table-cell table:number-columns-repeated="2"/>
        </table:table-row>
        <table:table-row table:style-name="ro1">
          <table:table-cell office:value-type="float" office:value="10482" calcext:value-type="float">
            <text:p>10482</text:p>
          </table:table-cell>
          <table:table-cell office:value-type="string" calcext:value-type="string">
            <text:p>PIEROT</text:p>
          </table:table-cell>
          <table:table-cell office:value-type="string" calcext:value-type="string">
            <text:p>Henry, Alexis</text:p>
          </table:table-cell>
          <table:table-cell table:number-columns-repeated="3"/>
          <table:table-cell office:value-type="string" calcext:value-type="string">
            <text:p>rue Montmartre, 59 <text:s/>/ <text:s/>rue Montmartre, 59 <text:s/>/ <text:s/>rue Montmartre, 59 <text:s/>/ <text:s/>rue Montmartre, 59 <text:s/>/ <text:s/>rue Montmartre, 59 <text:s/>/ <text:s/>rue Montmartre, 59 <text:s/>/ <text:s/>rue Montmartre, 59 <text:s/>/ <text:s/>rue Montmartre, 59 <text:s/>/</text:p>
          </table:table-cell>
          <table:table-cell/>
          <table:table-cell office:value-type="string" calcext:value-type="string">
            <text:p>AN F18 1811</text:p>
          </table:table-cell>
          <table:table-cell office:value-type="string" calcext:value-type="string">
            <text:p>Il est employé depuis 3 ans à l'hôtel de la Monnaie et depuis 13 ans chez M. Lecocq / Il est breveté imprimeur en lettres 23 mai 1872 Il est autorisé à posséder une presse à timbre humide en 1869 et 1870Il est employé depuis 3 ans à l'hôtel de la Monnaie et depuis 13 ans chez M. Lecocq / Il est breveté imprimeur en lettres 23 mai 1872 Il est autorisé à posséder une presse à timbre humide en 1869 et 1870Il est employé depuis 3 ans à l'hôtel de la Monnaie et depuis 13 ans chez M. Lecocq / Il est breveté imprimeur en lettres 23 mai 1872 Il est autorisé à posséder une presse à timbre humide en 1869 et 1870Il est employé depuis 3 ans à l'hôtel de la Monnaie et depuis 13 ans chez M. Lecocq / Il est breveté imprimeur en lettres 23 mai 1872 Il est autorisé à posséder une presse à timbre humide en 1869 et 1870Il est employé depuis 3 ans à l'hôtel de la Monnaie et depuis 13 ans chez M. Lecocq / Il est breveté imprimeur en lettres 23 mai 1872 Il est autorisé à posséder une presse à timbre humide en 1869 et 1870Il est employé depuis 3 ans à l'hôtel de la Monnaie et depuis 13 ans chez M. Lecocq / Il est breveté imprimeur en lettres 23 mai 1872 Il est autorisé à posséder une presse à timbre humide en 1869 et 1870Il est employé depuis 3 ans à l'hôtel de la Monnaie et depuis 13 ans chez M. Lecocq / Il est breveté imprimeur en lettres 23 mai 1872 Il est autorisé à posséder une presse à timbre humide en 1869 et 1870Il est employé depuis 3 ans à l'hôtel de la Monnaie et depuis 13 ans chez M. Lecocq / Il est breveté imprimeur en lettres 23 mai 1872 Il est autorisé à posséder une presse à timbre humide en 1869 et 1870</text:p>
          </table:table-cell>
          <table:table-cell office:value-type="string" calcext:value-type="string">
            <text:p>Son père était pâtissier</text:p>
          </table:table-cell>
          <table:table-cell/>
        </table:table-row>
        <table:table-row table:style-name="ro1">
          <table:table-cell office:value-type="float" office:value="10483" calcext:value-type="float">
            <text:p>10483</text:p>
          </table:table-cell>
          <table:table-cell office:value-type="string" calcext:value-type="string">
            <text:p>PIERRAT</text:p>
          </table:table-cell>
          <table:table-cell office:value-type="string" calcext:value-type="string">
            <text:p>Simon, Emerique</text:p>
          </table:table-cell>
          <table:table-cell table:number-columns-repeated="3"/>
          <table:table-cell office:value-type="string" calcext:value-type="string">
            <text:p>rue Dauphine, 4 <text:s/>/ <text:s/>rue Dauphine, 4 <text:s/>/ <text:s/>rue Dauphine, 4 <text:s/>/ <text:s/>rue Dauphine, 4 <text:s/>/ <text:s/>rue Dauphine, 4 <text:s/>/ <text:s/>rue Dauphine, 4 <text:s/>/ <text:s/>rue Dauphine, 4 <text:s/>/ <text:s/>rue Dauphine, 4 <text:s/>/</text:p>
          </table:table-cell>
          <table:table-cell/>
          <table:table-cell office:value-type="string" calcext:value-type="string">
            <text:p>AN F18 1811</text:p>
          </table:table-cell>
          <table:table-cell office:value-type="string" calcext:value-type="string">
            <text:p>Il a une formation d'ouvrier lithographe. Il est également breveté taille-doucier depuis le 8 juillet 1852.</text:p>
          </table:table-cell>
          <table:table-cell office:value-type="string" calcext:value-type="string">
            <text:p>Marié, 3 enfants / CordonnierMarié, 3 enfants / CordonnierMarié, 3 enfants / CordonnierMarié, 3 enfants / CordonnierMarié, 3 enfants / CordonnierMarié, 3 enfants / CordonnierMarié, 3 enfants / CordonnierMarié, 3 enfants / Cordonnier</text:p>
          </table:table-cell>
          <table:table-cell/>
        </table:table-row>
        <table:table-row table:style-name="ro1">
          <table:table-cell office:value-type="float" office:value="10484" calcext:value-type="float">
            <text:p>10484</text:p>
          </table:table-cell>
          <table:table-cell office:value-type="string" calcext:value-type="string">
            <text:p>PIERRON</text:p>
          </table:table-cell>
          <table:table-cell office:value-type="string" calcext:value-type="string">
            <text:p>Antoine, Benoît</text:p>
          </table:table-cell>
          <table:table-cell table:number-columns-repeated="3"/>
          <table:table-cell office:value-type="string" calcext:value-type="string">
            <text:p>rue St Honoré, 123 / Hôtel d'Aligre / <text:s/>rue St Honoré, 123 / Hôtel d'Aligre / <text:s/>rue St Honoré, 123 / Hôtel d'Aligre / <text:s/>rue St Honoré, 123 / Hôtel d'Aligre / <text:s/>rue St Honoré, 123 / Hôtel d'Aligre / <text:s/>rue St Honoré, 123 / Hôtel d'Aligre / <text:s/>rue St Honoré, 123 / Hôtel d'Aligre / <text:s/>rue St Honoré, 123 / Hôtel d'Aligre /</text:p>
          </table:table-cell>
          <table:table-cell/>
          <table:table-cell office:value-type="string" calcext:value-type="string">
            <text:p>AN F18 1811</text:p>
          </table:table-cell>
          <table:table-cell office:value-type="string" calcext:value-type="string">
            <text:p>Il est l'inventeur de la presse autographique ayant un tirage de 10 pouces sur 15.</text:p>
          </table:table-cell>
          <table:table-cell table:number-columns-repeated="2"/>
        </table:table-row>
        <table:table-row table:style-name="ro1">
          <table:table-cell office:value-type="float" office:value="10485" calcext:value-type="float">
            <text:p>10485</text:p>
          </table:table-cell>
          <table:table-cell office:value-type="string" calcext:value-type="string">
            <text:p>PIGNATEL</text:p>
          </table:table-cell>
          <table:table-cell office:value-type="string" calcext:value-type="string">
            <text:p>Achille, Bruno</text:p>
          </table:table-cell>
          <table:table-cell table:style-name="ce5" office:value-type="string" calcext:value-type="string">
            <text:p>1837-01-03 00:00:00</text:p>
          </table:table-cell>
          <table:table-cell table:number-columns-repeated="2"/>
          <table:table-cell office:value-type="string" calcext:value-type="string">
            <text:p>rue de la Vielle Monnaie, 6 / Rue Thibaudaté, 14 <text:s/>/ Quai de Gèvres, 16 / <text:s/>rue de la Vielle Monnaie, 6 / Rue Thibaudaté, 14 <text:s/>/ Quai de Gèvres, 16 / <text:s/>rue de la Vielle Monnaie, 6 / Rue Thibaudaté, 14 <text:s/>/ Quai de Gèvres, 16 / <text:s/>rue de la Vielle Monnaie, 6 / Rue Thibaudaté, 14 <text:s/>/ Quai de Gèvres, 16 / <text:s/>rue de la Vielle Monnaie, 6 / Rue Thibaudaté, 14 <text:s/>/ Quai de Gèvres, 16 / <text:s/>rue de la Vielle Monnaie, 6 / Rue Thibaudaté, 14 <text:s/>/ Quai de Gèvres, 16 / <text:s/>rue de la Vielle Monnaie, 6 / Rue Thibaudaté, 14 <text:s/>/ Quai de Gèvres, 16 / <text:s/>rue de la Vielle Monnaie, 6 / Rue Thibaudaté, 14 <text:s/>/ Quai de Gèvres, 16 /</text:p>
          </table:table-cell>
          <table:table-cell/>
          <table:table-cell office:value-type="string" calcext:value-type="string">
            <text:p>AN F18 1811 / AP D10 U3 27 N° 8225 / AP D11 U3 105 / Almanach du commerce 1839AN F18 1811 / AP D10 U3 27 N° 8225 / AP D11 U3 105 / Almanach du commerce 1839AN F18 1811 / AP D10 U3 27 N° 8225 / AP D11 U3 105 / Almanach du commerce 1839AN F18 1811 / AP D10 U3 27 N° 8225 / AP D11 U3 105 / Almanach du commerce 1839AN F18 1811 / AP D10 U3 27 N° 8225 / AP D11 U3 105 / Almanach du commerce 1839AN F18 1811 / AP D10 U3 27 N° 8225 / AP D11 U3 105 / Almanach du commerce 1839AN F18 1811 / AP D10 U3 27 N° 8225 / AP D11 U3 105 / Almanach du commerce 1839AN F18 1811 / AP D10 U3 27 N° 8225 / AP D11 U3 105 / Almanach du commerce 1839</text:p>
          </table:table-cell>
          <table:table-cell office:value-type="string" calcext:value-type="string">
            <text:p>Il est écrivain lithographe de formation. Il a fait faillite en 1848 avec un actif de 11 612 frs et un passif de 13 077 frs.</text:p>
          </table:table-cell>
          <table:table-cell office:value-type="string" calcext:value-type="string">
            <text:p>Son père était maréchal ferrand</text:p>
          </table:table-cell>
          <table:table-cell/>
        </table:table-row>
        <table:table-row table:style-name="ro1">
          <table:table-cell office:value-type="float" office:value="10486" calcext:value-type="float">
            <text:p>10486</text:p>
          </table:table-cell>
          <table:table-cell office:value-type="string" calcext:value-type="string">
            <text:p>PILLET</text:p>
          </table:table-cell>
          <table:table-cell office:value-type="string" calcext:value-type="string">
            <text:p>Auguste, Alexis</text:p>
          </table:table-cell>
          <table:table-cell/>
          <table:table-cell table:style-name="ce5" office:value-type="string" calcext:value-type="string">
            <text:p>1853-10-10 00:00:00</text:p>
          </table:table-cell>
          <table:table-cell/>
          <table:table-cell office:value-type="string" calcext:value-type="string">
            <text:p>rue des Grands Augustins, 5 <text:s/>/ <text:s/>rue des Grands Augustins, 5 <text:s/>/ <text:s/>rue des Grands Augustins, 5 <text:s/>/ <text:s/>rue des Grands Augustins, 5 <text:s/>/ <text:s/>rue des Grands Augustins, 5 <text:s/>/ <text:s/>rue des Grands Augustins, 5 <text:s/>/ <text:s/>rue des Grands Augustins, 5 <text:s/>/ <text:s/>rue des Grands Augustins, 5 <text:s/>/</text:p>
          </table:table-cell>
          <table:table-cell/>
          <table:table-cell office:value-type="string" calcext:value-type="string">
            <text:p>AN F18 1811</text:p>
          </table:table-cell>
          <table:table-cell office:value-type="string" calcext:value-type="string">
            <text:p>Il est propriétaire du journal La Librairie. Il est également breveté libraire et imprimeur en 1846.Il est propriétaire du journal La Librairie. Il est également breveté libraire et imprimeur en 1846.Il est propriétaire du journal La Librairie. Il est également breveté libraire et imprimeur en 1846.Il est propriétaire du journal La Librairie. Il est également breveté libraire et imprimeur en 1846.Il est propriétaire du journal La Librairie. Il est également breveté libraire et imprimeur en 1846.Il est propriétaire du journal La Librairie. Il est également breveté libraire et imprimeur en 1846.Il est propriétaire du journal La Librairie. Il est également breveté libraire et imprimeur en 1846.Il est propriétaire du journal La Librairie. Il est également breveté libraire et imprimeur en 1846.</text:p>
          </table:table-cell>
          <table:table-cell table:number-columns-repeated="2"/>
        </table:table-row>
        <table:table-row table:style-name="ro1">
          <table:table-cell office:value-type="float" office:value="10487" calcext:value-type="float">
            <text:p>10487</text:p>
          </table:table-cell>
          <table:table-cell office:value-type="string" calcext:value-type="string">
            <text:p>PIMPO</text:p>
          </table:table-cell>
          <table:table-cell office:value-type="string" calcext:value-type="string">
            <text:p>Mathieu</text:p>
          </table:table-cell>
          <table:table-cell table:number-columns-repeated="3"/>
          <table:table-cell office:value-type="string" calcext:value-type="string">
            <text:p>rue Bailleul, 4 (1863) / Rue Montmartre, 31 (1862) / Rue des Deux-Ecus / <text:s/>rue Bailleul, 4 (1863) / Rue Montmartre, 31 (1862) / Rue des Deux-Ecus / <text:s/>rue Bailleul, 4 (1863) / Rue Montmartre, 31 (1862) / Rue des Deux-Ecus / <text:s/>rue Bailleul, 4 (1863) / Rue Montmartre, 31 (1862) / Rue des Deux-Ecus / <text:s/>rue Bailleul, 4 (1863) / Rue Montmartre, 31 (1862) / Rue des Deux-Ecus / <text:s/>rue Bailleul, 4 (1863) / Rue Montmartre, 31 (1862) / Rue des Deux-Ecus / <text:s/>rue Bailleul, 4 (1863) / Rue Montmartre, 31 (1862) / Rue des Deux-Ecus / <text:s/>rue Bailleul, 4 (1863) / Rue Montmartre, 31 (1862) / Rue des Deux-Ecus /</text:p>
          </table:table-cell>
          <table:table-cell/>
          <table:table-cell office:value-type="string" calcext:value-type="string">
            <text:p>AN F18 1812</text:p>
          </table:table-cell>
          <table:table-cell office:value-type="string" calcext:value-type="string">
            <text:p>Il est ouvrier lithographe de formation.</text:p>
          </table:table-cell>
          <table:table-cell office:value-type="string" calcext:value-type="string">
            <text:p>Son père était teinturier</text:p>
          </table:table-cell>
          <table:table-cell/>
        </table:table-row>
        <table:table-row table:style-name="ro1">
          <table:table-cell office:value-type="float" office:value="10488" calcext:value-type="float">
            <text:p>10488</text:p>
          </table:table-cell>
          <table:table-cell office:value-type="string" calcext:value-type="string">
            <text:p>PINARD</text:p>
          </table:table-cell>
          <table:table-cell office:value-type="string" calcext:value-type="string">
            <text:p>Alphonse</text:p>
          </table:table-cell>
          <table:table-cell table:style-name="ce5" office:value-type="string" calcext:value-type="string">
            <text:p>1845-05-04 00:00:00</text:p>
          </table:table-cell>
          <table:table-cell table:number-columns-repeated="2"/>
          <table:table-cell office:value-type="string" calcext:value-type="string">
            <text:p>passage du Caire, 98 / <text:s/>passage du Caire, 98 / <text:s/>passage du Caire, 98 / <text:s/>passage du Caire, 98 / <text:s/>passage du Caire, 98 / <text:s/>passage du Caire, 98 / <text:s/>passage du Caire, 98 / <text:s/>passage du Caire, 98 /</text:p>
          </table:table-cell>
          <table:table-cell/>
          <table:table-cell office:value-type="string" calcext:value-type="string">
            <text:p>AN F18 1812</text:p>
          </table:table-cell>
          <table:table-cell office:value-type="string" calcext:value-type="string">
            <text:p>Compositeur-typographe de formation, il est également taille-doucier.</text:p>
          </table:table-cell>
          <table:table-cell office:value-type="string" calcext:value-type="string">
            <text:p>Sa femme est la sœur du Sieur Juteau.</text:p>
          </table:table-cell>
          <table:table-cell/>
        </table:table-row>
        <table:table-row table:style-name="ro1">
          <table:table-cell office:value-type="float" office:value="10489" calcext:value-type="float">
            <text:p>10489</text:p>
          </table:table-cell>
          <table:table-cell office:value-type="string" calcext:value-type="string">
            <text:p>PINARD</text:p>
          </table:table-cell>
          <table:table-cell office:value-type="string" calcext:value-type="string">
            <text:p>Clément, Bienaimé</text:p>
          </table:table-cell>
          <table:table-cell table:number-columns-repeated="3"/>
          <table:table-cell office:value-type="string" calcext:value-type="string">
            <text:p>rue du Château d'eau, 64 (1858) / Cour des miracles, 5rue du Château d'eau, 64 (1858) / Cour des miracles, 5rue du Château d'eau, 64 (1858) / Cour des miracles, 5rue du Château d'eau, 64 (1858) / Cour des miracles, 5rue du Château d'eau, 64 (1858) / Cour des miracles, 5rue du Château d'eau, 64 (1858) / Cour des miracles, 5rue du Château d'eau, 64 (1858) / Cour des miracles, 5rue du Château d'eau, 64 (1858) / Cour des miracles, 5</text:p>
          </table:table-cell>
          <table:table-cell/>
          <table:table-cell office:value-type="string" calcext:value-type="string">
            <text:p>AN F18 1812</text:p>
          </table:table-cell>
          <table:table-cell office:value-type="string" calcext:value-type="string">
            <text:p>Il a exercé la profession de prote. Il est breveté <text:s/>libraire en 1842.</text:p>
          </table:table-cell>
          <table:table-cell office:value-type="string" calcext:value-type="string">
            <text:p>Son père était professeur de mathématiques</text:p>
          </table:table-cell>
          <table:table-cell/>
        </table:table-row>
        <table:table-row table:style-name="ro1">
          <table:table-cell office:value-type="float" office:value="10490" calcext:value-type="float">
            <text:p>10490</text:p>
          </table:table-cell>
          <table:table-cell office:value-type="string" calcext:value-type="string">
            <text:p>PIQUE</text:p>
          </table:table-cell>
          <table:table-cell office:value-type="string" calcext:value-type="string">
            <text:p>Louis</text:p>
          </table:table-cell>
          <table:table-cell table:number-columns-repeated="3"/>
          <table:table-cell office:value-type="string" calcext:value-type="string">
            <text:p>Rue du Paradis Poissonnière, 54 (1856) / Rue Portefoin, 8Rue du Paradis Poissonnière, 54 (1856) / Rue Portefoin, 8Rue du Paradis Poissonnière, 54 (1856) / Rue Portefoin, 8Rue du Paradis Poissonnière, 54 (1856) / Rue Portefoin, 8Rue du Paradis Poissonnière, 54 (1856) / Rue Portefoin, 8Rue du Paradis Poissonnière, 54 (1856) / Rue Portefoin, 8Rue du Paradis Poissonnière, 54 (1856) / Rue Portefoin, 8Rue du Paradis Poissonnière, 54 (1856) / Rue Portefoin, 8</text:p>
          </table:table-cell>
          <table:table-cell office:value-type="string" calcext:value-type="string">
            <text:p>Rue de Cléry, 6 (magasin de papeterie)</text:p>
          </table:table-cell>
          <table:table-cell office:value-type="string" calcext:value-type="string">
            <text:p>AN F18 1812</text:p>
          </table:table-cell>
          <table:table-cell office:value-type="string" calcext:value-type="string">
            <text:p>Il est marchand papetier, fabricant de registres</text:p>
          </table:table-cell>
          <table:table-cell table:number-columns-repeated="2"/>
        </table:table-row>
        <table:table-row table:style-name="ro1">
          <table:table-cell office:value-type="float" office:value="10491" calcext:value-type="float">
            <text:p>10491</text:p>
          </table:table-cell>
          <table:table-cell office:value-type="string" calcext:value-type="string">
            <text:p>PLACAIS</text:p>
          </table:table-cell>
          <table:table-cell office:value-type="string" calcext:value-type="string">
            <text:p>Camille</text:p>
          </table:table-cell>
          <table:table-cell table:number-columns-repeated="3"/>
          <table:table-cell office:value-type="string" calcext:value-type="string">
            <text:p>rue Quincampoix, 27 <text:s/>/ <text:s/>rue Quincampoix, 27 <text:s/>/ <text:s/>rue Quincampoix, 27 <text:s/>/ <text:s/>rue Quincampoix, 27 <text:s/>/ <text:s/>rue Quincampoix, 27 <text:s/>/ <text:s/>rue Quincampoix, 27 <text:s/>/ <text:s/>rue Quincampoix, 27 <text:s/>/ <text:s/>rue Quincampoix, 27 <text:s/>/</text:p>
          </table:table-cell>
          <table:table-cell/>
          <table:table-cell office:value-type="string" calcext:value-type="string">
            <text:p>AN F18 1812</text:p>
          </table:table-cell>
          <table:table-cell office:value-type="string" calcext:value-type="string">
            <text:p>Il est commis chez un marchand drapier à Angers / Il est breveté taille-doucier depuis 1854Il est commis chez un marchand drapier à Angers / Il est breveté taille-doucier depuis 1854Il est commis chez un marchand drapier à Angers / Il est breveté taille-doucier depuis 1854Il est commis chez un marchand drapier à Angers / Il est breveté taille-doucier depuis 1854Il est commis chez un marchand drapier à Angers / Il est breveté taille-doucier depuis 1854Il est commis chez un marchand drapier à Angers / Il est breveté taille-doucier depuis 1854Il est commis chez un marchand drapier à Angers / Il est breveté taille-doucier depuis 1854Il est commis chez un marchand drapier à Angers / Il est breveté taille-doucier depuis 1854</text:p>
          </table:table-cell>
          <table:table-cell office:value-type="string" calcext:value-type="string">
            <text:p>Son père est marchand vitier</text:p>
          </table:table-cell>
          <table:table-cell/>
        </table:table-row>
        <table:table-row table:style-name="ro1">
          <table:table-cell office:value-type="float" office:value="10492" calcext:value-type="float">
            <text:p>10492</text:p>
          </table:table-cell>
          <table:table-cell office:value-type="string" calcext:value-type="string">
            <text:p>PLACIER</text:p>
          </table:table-cell>
          <table:table-cell office:value-type="string" calcext:value-type="string">
            <text:p>Pierre, François</text:p>
          </table:table-cell>
          <table:table-cell table:number-columns-repeated="3"/>
          <table:table-cell office:value-type="string" calcext:value-type="string">
            <text:p>rue des Fossés St Victor, 8 / <text:s/>rue des Fossés St Victor, 8 / <text:s/>rue des Fossés St Victor, 8 / <text:s/>rue des Fossés St Victor, 8 / <text:s/>rue des Fossés St Victor, 8 / <text:s/>rue des Fossés St Victor, 8 / <text:s/>rue des Fossés St Victor, 8 / <text:s/>rue des Fossés St Victor, 8 /</text:p>
          </table:table-cell>
          <table:table-cell/>
          <table:table-cell office:value-type="string" calcext:value-type="string">
            <text:p>AN F18 1812</text:p>
          </table:table-cell>
          <table:table-cell office:value-type="string" calcext:value-type="string">
            <text:p>Il a été engagé au service de l'Etat le 4 novembre 1830 au 6e régiment des Hussards.</text:p>
          </table:table-cell>
          <table:table-cell office:value-type="string" calcext:value-type="string">
            <text:p>Il a été engagé au service de l'Etat le 4 novembre 1830 au 6e régiment des Hussards</text:p>
          </table:table-cell>
          <table:table-cell/>
        </table:table-row>
        <table:table-row table:style-name="ro1">
          <table:table-cell office:value-type="float" office:value="10493" calcext:value-type="float">
            <text:p>10493</text:p>
          </table:table-cell>
          <table:table-cell office:value-type="string" calcext:value-type="string">
            <text:p>PLAIDEUX</text:p>
          </table:table-cell>
          <table:table-cell office:value-type="string" calcext:value-type="string">
            <text:p>Louis, Auguste</text:p>
          </table:table-cell>
          <table:table-cell table:style-name="ce5" office:value-type="string" calcext:value-type="string">
            <text:p>1848-03-01 00:00:00</text:p>
          </table:table-cell>
          <table:table-cell table:number-columns-repeated="2"/>
          <table:table-cell office:value-type="string" calcext:value-type="string">
            <text:p>passage du Caire, 51 / <text:s/>passage du Caire, 51 / <text:s/>passage du Caire, 51 / <text:s/>passage du Caire, 51 / <text:s/>passage du Caire, 51 / <text:s/>passage du Caire, 51 / <text:s/>passage du Caire, 51 /</text:p>
          </table:table-cell>
          <table:table-cell/>
          <table:table-cell office:value-type="string" calcext:value-type="string">
            <text:p>AN F18 1812</text:p>
          </table:table-cell>
          <table:table-cell office:value-type="string" calcext:value-type="string">
            <text:p>Il est taille-doucier depuis 10 ans.</text:p>
          </table:table-cell>
          <table:table-cell table:number-columns-repeated="2"/>
        </table:table-row>
        <table:table-row table:style-name="ro1">
          <table:table-cell office:value-type="float" office:value="10494" calcext:value-type="float">
            <text:p>10494</text:p>
          </table:table-cell>
          <table:table-cell office:value-type="string" calcext:value-type="string">
            <text:p>PLASSIN</text:p>
          </table:table-cell>
          <table:table-cell office:value-type="string" calcext:value-type="string">
            <text:p>Jacques</text:p>
          </table:table-cell>
          <table:table-cell table:style-name="ce5" office:value-type="string" calcext:value-type="string">
            <text:p>1837-02-02 00:00:00</text:p>
          </table:table-cell>
          <table:table-cell table:style-name="ce5" office:value-type="string" calcext:value-type="string">
            <text:p>1713-05-09 20:49:00</text:p>
          </table:table-cell>
          <table:table-cell/>
          <table:table-cell office:value-type="string" calcext:value-type="string">
            <text:p>rue St Denis, 37 / <text:s/>rue St Denis, 37 / <text:s/>rue St Denis, 37 / <text:s/>rue St Denis, 37 / <text:s/>rue St Denis, 37 / <text:s/>rue St Denis, 37 / <text:s/>rue St Denis, 37 /</text:p>
          </table:table-cell>
          <table:table-cell/>
          <table:table-cell office:value-type="string" calcext:value-type="string">
            <text:p>AN F18 1812</text:p>
          </table:table-cell>
          <table:table-cell office:value-type="string" calcext:value-type="string">
            <text:p>Il est également taille-doucier de formation.</text:p>
          </table:table-cell>
          <table:table-cell office:value-type="string" calcext:value-type="string">
            <text:p>Son père était aubergiste</text:p>
          </table:table-cell>
          <table:table-cell/>
        </table:table-row>
        <table:table-row table:style-name="ro1">
          <table:table-cell office:value-type="float" office:value="10495" calcext:value-type="float">
            <text:p>10495</text:p>
          </table:table-cell>
          <table:table-cell office:value-type="string" calcext:value-type="string">
            <text:p>PLISTA</text:p>
          </table:table-cell>
          <table:table-cell office:value-type="string" calcext:value-type="string">
            <text:p>Maximilien, Jean-Jacques</text:p>
          </table:table-cell>
          <table:table-cell table:number-columns-repeated="3"/>
          <table:table-cell office:value-type="string" calcext:value-type="string">
            <text:p>Rue des Lions St Paul (1847) / Rue de la Cerisaie, 21 / <text:s/>Rue des Lions St Paul (1847) / Rue de la Cerisaie, 21 / <text:s/>Rue des Lions St Paul (1847) / Rue de la Cerisaie, 21 / <text:s/>Rue des Lions St Paul (1847) / Rue de la Cerisaie, 21 / <text:s/>Rue des Lions St Paul (1847) / Rue de la Cerisaie, 21 / <text:s/>Rue des Lions St Paul (1847) / Rue de la Cerisaie, 21 / <text:s/>Rue des Lions St Paul (1847) / Rue de la Cerisaie, 21 /</text:p>
          </table:table-cell>
          <table:table-cell office:value-type="string" calcext:value-type="string">
            <text:p>Rue Serpente, 4</text:p>
          </table:table-cell>
          <table:table-cell office:value-type="string" calcext:value-type="string">
            <text:p>AN F18 1812</text:p>
          </table:table-cell>
          <table:table-cell office:value-type="string" calcext:value-type="string">
            <text:p>Il a fait une première demande de brevet en 1837 qui lui a été refusé pour manque d'instruction. / Il a été ouvrier lithographe chez Lemercier puis chez madame Dévéria. / Il souhaite imprimer des étiquettes pour des confiseurs et des parfumeurs.Il a fait une première demande de brevet en 1837 qui lui a été refusé pour manque d'instruction. / Il a été ouvrier lithographe chez Lemercier puis chez madame Dévéria. / Il souhaite imprimer des étiquettes pour des confiseurs et des parfumeurs.Il a fait une première demande de brevet en 1837 qui lui a été refusé pour manque d'instruction. / Il a été ouvrier lithographe chez Lemercier puis chez madame Dévéria. / Il souhaite imprimer des étiquettes pour des confiseurs et des parfumeurs.Il a fait une première demande de brevet en 1837 qui lui a été refusé pour manque d'instruction. / Il a été ouvrier lithographe chez Lemercier puis chez madame Dévéria. / Il souhaite imprimer des étiquettes pour des confiseurs et des parfumeurs.Il a fait une première demande de brevet en 1837 qui lui a été refusé pour manque d'instruction. / Il a été ouvrier lithographe chez Lemercier puis chez madame Dévéria. / Il souhaite imprimer des étiquettes pour des confiseurs et des parfumeurs.Il a fait une première demande de brevet en 1837 qui lui a été refusé pour manque d'instruction. / Il a été ouvrier lithographe chez Lemercier puis chez madame Dévéria. / Il souhaite imprimer des étiquettes pour des confiseurs et des parfumeurs.Il a fait une première demande de brevet en 1837 qui lui a été refusé pour manque d'instruction. / Il a été ouvrier lithographe chez Lemercier puis chez madame Dévéria. / Il souhaite imprimer des étiquettes pour des confiseurs et des parfumeurs.</text:p>
          </table:table-cell>
          <table:table-cell table:number-columns-repeated="2"/>
        </table:table-row>
        <table:table-row table:style-name="ro1">
          <table:table-cell office:value-type="float" office:value="10496" calcext:value-type="float">
            <text:p>10496</text:p>
          </table:table-cell>
          <table:table-cell office:value-type="string" calcext:value-type="string">
            <text:p>POINCLOUD Veuve DUBOIS</text:p>
          </table:table-cell>
          <table:table-cell office:value-type="string" calcext:value-type="string">
            <text:p>Rosalie</text:p>
          </table:table-cell>
          <table:table-cell table:style-name="ce5" office:value-type="string" calcext:value-type="string">
            <text:p>1862-12-12 00:00:00</text:p>
          </table:table-cell>
          <table:table-cell table:number-columns-repeated="2"/>
          <table:table-cell office:value-type="string" calcext:value-type="string">
            <text:p>rue de la Verrerie, 85 (1870) / Rue de la Verrerie, 69 (1868) / Rue des Juges Consuls, 2 / Rue de la Verrerie, 68 (1864) / Rue des Lombards, 22 / <text:s/>rue de la Verrerie, 85 (1870) / Rue de la Verrerie, 69 (1868) / Rue des Juges Consuls, 2 / Rue de la Verrerie, 68 (1864) / Rue des Lombards, 22 / <text:s/>rue de la Verrerie, 85 (1870) / Rue de la Verrerie, 69 (1868) / Rue des Juges Consuls, 2 / Rue de la Verrerie, 68 (1864) / Rue des Lombards, 22 / <text:s/>rue de la Verrerie, 85 (1870) / Rue de la Verrerie, 69 (1868) / Rue des Juges Consuls, 2 / Rue de la Verrerie, 68 (1864) / Rue des Lombards, 22 / <text:s/>rue de la Verrerie, 85 (1870) / Rue de la Verrerie, 69 (1868) / Rue des Juges Consuls, 2 / Rue de la Verrerie, 68 (1864) / Rue des Lombards, 22 / <text:s/>rue de la Verrerie, 85 (1870) / Rue de la Verrerie, 69 (1868) / Rue des Juges Consuls, 2 / Rue de la Verrerie, 68 (1864) / Rue des Lombards, 22 / <text:s/>rue de la Verrerie, 85 (1870) / Rue de la Verrerie, 69 (1868) / Rue des Juges Consuls, 2 / Rue de la Verrerie, 68 (1864) / Rue des Lombards, 22 /</text:p>
          </table:table-cell>
          <table:table-cell/>
          <table:table-cell office:value-type="string" calcext:value-type="string">
            <text:p>AN F18 1813</text:p>
          </table:table-cell>
          <table:table-cell office:value-type="string" calcext:value-type="string">
            <text:p>Son mari lui laisse 5000 frs de dettes, 4 presses lithographiques et 3 presses en taille-douce. / Elle est brevetée également imprimeur en taille-douce à la même date. <text:s/>/ Elle veut imprimer des enveloppes de chocolat.Son mari lui laisse 5000 frs de dettes, 4 presses lithographiques et 3 presses en taille-douce. / Elle est brevetée également imprimeur en taille-douce à la même date. <text:s/>/ Elle veut imprimer des enveloppes de chocolat.Son mari lui laisse 5000 frs de dettes, 4 presses lithographiques et 3 presses en taille-douce. / Elle est brevetée également imprimeur en taille-douce à la même date. <text:s/>/ Elle veut imprimer des enveloppes de chocolat.Son mari lui laisse 5000 frs de dettes, 4 presses lithographiques et 3 presses en taille-douce. / Elle est brevetée également imprimeur en taille-douce à la même date. <text:s/>/ Elle veut imprimer des enveloppes de chocolat.Son mari lui laisse 5000 frs de dettes, 4 presses lithographiques et 3 presses en taille-douce. / Elle est brevetée également imprimeur en taille-douce à la même date. <text:s/>/ Elle veut imprimer des enveloppes de chocolat.Son mari lui laisse 5000 frs de dettes, 4 presses lithographiques et 3 presses en taille-douce. / Elle est brevetée également imprimeur en taille-douce à la même date. <text:s/>/ Elle veut imprimer des enveloppes de chocolat.Son mari lui laisse 5000 frs de dettes, 4 presses lithographiques et 3 presses en taille-douce. / Elle est brevetée également imprimeur en taille-douce à la même date. <text:s/>/ Elle veut imprimer des enveloppes de chocolat.</text:p>
          </table:table-cell>
          <table:table-cell office:value-type="string" calcext:value-type="string">
            <text:p>Son père était manouvrier</text:p>
          </table:table-cell>
          <table:table-cell/>
        </table:table-row>
        <table:table-row table:style-name="ro1">
          <table:table-cell office:value-type="float" office:value="10497" calcext:value-type="float">
            <text:p>10497</text:p>
          </table:table-cell>
          <table:table-cell office:value-type="string" calcext:value-type="string">
            <text:p>POINSIER</text:p>
          </table:table-cell>
          <table:table-cell office:value-type="string" calcext:value-type="string">
            <text:p>Adolphe, Désiré</text:p>
          </table:table-cell>
          <table:table-cell table:style-name="ce5" office:value-type="string" calcext:value-type="string">
            <text:p>1843-09-12 00:00:00</text:p>
          </table:table-cell>
          <table:table-cell table:number-columns-repeated="2"/>
          <table:table-cell office:value-type="string" calcext:value-type="string">
            <text:p>rue Neuve des Petits Champs, 26 / <text:s/>rue Neuve des Petits Champs, 26 / <text:s/>rue Neuve des Petits Champs, 26 / <text:s/>rue Neuve des Petits Champs, 26 / <text:s/>rue Neuve des Petits Champs, 26 / <text:s/>rue Neuve des Petits Champs, 26 / <text:s/>rue Neuve des Petits Champs, 26 /</text:p>
          </table:table-cell>
          <table:table-cell/>
          <table:table-cell office:value-type="string" calcext:value-type="string">
            <text:p>AN F18 1813 / Bibliographie de la France, XXXIIIe année, 1844, n° 1, p. 12AN F18 1813 / Bibliographie de la France, XXXIIIe année, 1844, n° 1, p. 12AN F18 1813 / Bibliographie de la France, XXXIIIe année, 1844, n° 1, p. 12AN F18 1813 / Bibliographie de la France, XXXIIIe année, 1844, n° 1, p. 12AN F18 1813 / Bibliographie de la France, XXXIIIe année, 1844, n° 1, p. 12AN F18 1813 / Bibliographie de la France, XXXIIIe année, 1844, n° 1, p. 12AN F18 1813 / Bibliographie de la France, XXXIIIe année, 1844, n° 1, p. 12</text:p>
          </table:table-cell>
          <table:table-cell office:value-type="string" calcext:value-type="string">
            <text:p>Il est clerc d'avoué de formation.</text:p>
          </table:table-cell>
          <table:table-cell office:value-type="string" calcext:value-type="string">
            <text:p>Son père était huissier</text:p>
          </table:table-cell>
          <table:table-cell/>
        </table:table-row>
        <table:table-row table:style-name="ro1">
          <table:table-cell office:value-type="float" office:value="10498" calcext:value-type="float">
            <text:p>10498</text:p>
          </table:table-cell>
          <table:table-cell office:value-type="string" calcext:value-type="string">
            <text:p>POITEVIN</text:p>
          </table:table-cell>
          <table:table-cell office:value-type="string" calcext:value-type="string">
            <text:p>Etienne</text:p>
          </table:table-cell>
          <table:table-cell table:number-columns-repeated="3"/>
          <table:table-cell office:value-type="string" calcext:value-type="string">
            <text:p>rue Damiette, 2 &amp; 4 / <text:s/>rue Damiette, 2 &amp; 4 / <text:s/>rue Damiette, 2 &amp; 4 / <text:s/>rue Damiette, 2 &amp; 4 / <text:s/>rue Damiette, 2 &amp; 4 / <text:s/>rue Damiette, 2 &amp; 4 / <text:s/>rue Damiette, 2 &amp; 4 /</text:p>
          </table:table-cell>
          <table:table-cell/>
          <table:table-cell office:value-type="string" calcext:value-type="string">
            <text:p>AN F18 1813</text:p>
          </table:table-cell>
          <table:table-cell office:value-type="string" calcext:value-type="string">
            <text:p>Il est imprimeur du timbre impérial des chemins de fer, de banques ainsi que de certaines compagnies indutrielles / Il est également breveté imprimeur et libraire en 1859Il est imprimeur du timbre impérial des chemins de fer, de banques ainsi que de certaines compagnies indutrielles / Il est également breveté imprimeur et libraire en 1859Il est imprimeur du timbre impérial des chemins de fer, de banques ainsi que de certaines compagnies indutrielles / Il est également breveté imprimeur et libraire en 1859Il est imprimeur du timbre impérial des chemins de fer, de banques ainsi que de certaines compagnies indutrielles / Il est également breveté imprimeur et libraire en 1859Il est imprimeur du timbre impérial des chemins de fer, de banques ainsi que de certaines compagnies indutrielles / Il est également breveté imprimeur et libraire en 1859Il est imprimeur du timbre impérial des chemins de fer, de banques ainsi que de certaines compagnies indutrielles / Il est également breveté imprimeur et libraire en 1859Il est imprimeur du timbre impérial des chemins de fer, de banques ainsi que de certaines compagnies indutrielles / Il est également breveté imprimeur et libraire en 1859</text:p>
          </table:table-cell>
          <table:table-cell table:number-columns-repeated="2"/>
        </table:table-row>
        <table:table-row table:style-name="ro1">
          <table:table-cell office:value-type="float" office:value="10499" calcext:value-type="float">
            <text:p>10499</text:p>
          </table:table-cell>
          <table:table-cell office:value-type="string" calcext:value-type="string">
            <text:p>POITEVIN</text:p>
          </table:table-cell>
          <table:table-cell office:value-type="string" calcext:value-type="string">
            <text:p>Louis, Alphonse</text:p>
          </table:table-cell>
          <table:table-cell table:number-columns-repeated="3"/>
          <table:table-cell office:value-type="string" calcext:value-type="string">
            <text:p>Rue St Jacques, 171</text:p>
          </table:table-cell>
          <table:table-cell office:value-type="string" calcext:value-type="string">
            <text:p>Rue de Fleurus, 11</text:p>
          </table:table-cell>
          <table:table-cell office:value-type="string" calcext:value-type="string">
            <text:p>AN F18 1813 / Citer la thèse de Sylvie AubenasAN F18 1813 / Citer la thèse de Sylvie AubenasAN F18 1813 / Citer la thèse de Sylvie AubenasAN F18 1813 / Citer la thèse de Sylvie AubenasAN F18 1813 / Citer la thèse de Sylvie AubenasAN F18 1813 / Citer la thèse de Sylvie AubenasAN F18 1813 / Citer la thèse de Sylvie Aubenas</text:p>
          </table:table-cell>
          <table:table-cell office:value-type="string" calcext:value-type="string">
            <text:p>Il obtient l'autorisation en février 1856 d'exploiter 1 presse lithographique pour exploiter le procédé de photolithographie dont il est l'inventeur / Il est ingénieur civil, élève de l'Ecole des arts et manufactures , employé des Salines de l'Est pendant 12 ans comme ingénieur chimiste / [Brevet d'invention 27 août 1855]Il obtient l'autorisation en février 1856 d'exploiter 1 presse lithographique pour exploiter le procédé de photolithographie dont il est l'inventeur / Il est ingénieur civil, élève de l'Ecole des arts et manufactures , employé des Salines de l'Est pendant 12 ans comme ingénieur chimiste / [Brevet d'invention 27 août 1855]Il obtient l'autorisation en février 1856 d'exploiter 1 presse lithographique pour exploiter le procédé de photolithographie dont il est l'inventeur / Il est ingénieur civil, élève de l'Ecole des arts et manufactures , employé des Salines de l'Est pendant 12 ans comme ingénieur chimiste / [Brevet d'invention 27 août 1855]Il obtient l'autorisation en février 1856 d'exploiter 1 presse lithographique pour exploiter le procédé de photolithographie dont il est l'inventeur / Il est ingénieur civil, élève de l'Ecole des arts et manufactures , employé des Salines de l'Est pendant 12 ans comme ingénieur chimiste / [Brevet d'invention 27 août 1855]Il obtient l'autorisation en février 1856 d'exploiter 1 presse lithographique pour exploiter le procédé de photolithographie dont il est l'inventeur / Il est ingénieur civil, élève de l'Ecole des arts et manufactures , employé des Salines de l'Est pendant 12 ans comme ingénieur chimiste / [Brevet d'invention 27 août 1855]Il obtient l'autorisation en février 1856 d'exploiter 1 presse lithographique pour exploiter le procédé de photolithographie dont il est l'inventeur / Il est ingénieur civil, élève de l'Ecole des arts et manufactures , employé des Salines de l'Est pendant 12 ans comme ingénieur chimiste / [Brevet d'invention 27 août 1855]Il obtient l'autorisation en février 1856 d'exploiter 1 presse lithographique pour exploiter le procédé de photolithographie dont il est l'inventeur / Il est ingénieur civil, élève de l'Ecole des arts et manufactures , employé des Salines de l'Est pendant 12 ans comme ingénieur chimiste / [Brevet d'invention 27 août 1855]</text:p>
          </table:table-cell>
          <table:table-cell table:number-columns-repeated="2"/>
        </table:table-row>
        <table:table-row table:style-name="ro1">
          <table:table-cell office:value-type="float" office:value="10500" calcext:value-type="float">
            <text:p>10500</text:p>
          </table:table-cell>
          <table:table-cell office:value-type="string" calcext:value-type="string">
            <text:p>PONCELET</text:p>
          </table:table-cell>
          <table:table-cell office:value-type="string" calcext:value-type="string">
            <text:p>Pierre, Auguste</text:p>
          </table:table-cell>
          <table:table-cell table:number-columns-repeated="3"/>
          <table:table-cell office:value-type="string" calcext:value-type="string">
            <text:p>Rue des Gravilliers, 70</text:p>
          </table:table-cell>
          <table:table-cell office:value-type="string" calcext:value-type="string">
            <text:p>Rue des Cluis, 25</text:p>
          </table:table-cell>
          <table:table-cell office:value-type="string" calcext:value-type="string">
            <text:p>AN F18 1813 / Bibliographie de la France, XXXIIIe année, 1844, n° 15, p. 176AN F18 1813 / Bibliographie de la France, XXXIIIe année, 1844, n° 15, p. 176AN F18 1813 / Bibliographie de la France, XXXIIIe année, 1844, n° 15, p. 176AN F18 1813 / Bibliographie de la France, XXXIIIe année, 1844, n° 15, p. 176AN F18 1813 / Bibliographie de la France, XXXIIIe année, 1844, n° 15, p. 176AN F18 1813 / Bibliographie de la France, XXXIIIe année, 1844, n° 15, p. 176AN F18 1813 / Bibliographie de la France, XXXIIIe année, 1844, n° 15, p. 176</text:p>
          </table:table-cell>
          <table:table-cell office:value-type="string" calcext:value-type="string">
            <text:p>Il a été élève de l'Ecole des arts de Châlons. Il a fait son apprentissage chez le Sieur <text:s/>Gardon pendant 2 ans 1/2 pour l'écriture et les vignettes. Depuis 12 ans il est associé avec son frère.</text:p>
          </table:table-cell>
          <table:table-cell office:value-type="string" calcext:value-type="string">
            <text:p>Son père est officier pensionné</text:p>
          </table:table-cell>
          <table:table-cell/>
        </table:table-row>
        <table:table-row table:style-name="ro1">
          <table:table-cell office:value-type="float" office:value="10501" calcext:value-type="float">
            <text:p>10501</text:p>
          </table:table-cell>
          <table:table-cell office:value-type="string" calcext:value-type="string">
            <text:p>PONTELLI</text:p>
          </table:table-cell>
          <table:table-cell office:value-type="string" calcext:value-type="string">
            <text:p>Henri, Thomas, Jérome</text:p>
          </table:table-cell>
          <table:table-cell table:number-columns-repeated="3"/>
          <table:table-cell office:value-type="string" calcext:value-type="string">
            <text:p>Rue Guérin Boisseau, 12 (1852)</text:p>
          </table:table-cell>
          <table:table-cell office:value-type="string" calcext:value-type="string">
            <text:p>Rue de la Tour d'Auvergne, 22</text:p>
          </table:table-cell>
          <table:table-cell office:value-type="string" calcext:value-type="string">
            <text:p>AN F18 1813</text:p>
          </table:table-cell>
          <table:table-cell office:value-type="string" calcext:value-type="string">
            <text:p>En 1852, il s'installe avec 2 presses qu'il a acheté au Sieur Brisset pour 1085 frs. Il souhaite imprimer des dessins et des vues.</text:p>
          </table:table-cell>
          <table:table-cell table:number-columns-repeated="2"/>
        </table:table-row>
        <table:table-row table:style-name="ro1">
          <table:table-cell office:value-type="float" office:value="10502" calcext:value-type="float">
            <text:p>10502</text:p>
          </table:table-cell>
          <table:table-cell office:value-type="string" calcext:value-type="string">
            <text:p>PORCHON</text:p>
          </table:table-cell>
          <table:table-cell office:value-type="string" calcext:value-type="string">
            <text:p>Louis, Jules</text:p>
          </table:table-cell>
          <table:table-cell table:number-columns-repeated="4"/>
          <table:table-cell office:value-type="string" calcext:value-type="string">
            <text:p>Rue de la Ferme des Mathurins, 18</text:p>
          </table:table-cell>
          <table:table-cell office:value-type="string" calcext:value-type="string">
            <text:p>AN F18 1814</text:p>
          </table:table-cell>
          <table:table-cell office:value-type="string" calcext:value-type="string">
            <text:p>Il travaille depuis longtemps comme ouvrier lithographe chez son prédecesseur, le Sieur Génix.</text:p>
          </table:table-cell>
          <table:table-cell office:value-type="string" calcext:value-type="string">
            <text:p>Sa femme est marchande de poissons au marché de la Madeleine</text:p>
          </table:table-cell>
          <table:table-cell/>
        </table:table-row>
        <table:table-row table:style-name="ro1">
          <table:table-cell office:value-type="float" office:value="10503" calcext:value-type="float">
            <text:p>10503</text:p>
          </table:table-cell>
          <table:table-cell office:value-type="string" calcext:value-type="string">
            <text:p>PORLIER</text:p>
          </table:table-cell>
          <table:table-cell office:value-type="string" calcext:value-type="string">
            <text:p>Louis, Camille</text:p>
          </table:table-cell>
          <table:table-cell table:style-name="ce5" office:value-type="string" calcext:value-type="string">
            <text:p>1841-06-01 00:00:00</text:p>
          </table:table-cell>
          <table:table-cell table:number-columns-repeated="3"/>
          <table:table-cell office:value-type="string" calcext:value-type="string">
            <text:p>Rue Quincampoix, 10</text:p>
          </table:table-cell>
          <table:table-cell office:value-type="string" calcext:value-type="string">
            <text:p>AN F18 1814</text:p>
          </table:table-cell>
          <table:table-cell office:value-type="string" calcext:value-type="string">
            <text:p>Il est breveté taille-doucier en 1852 et possède 7 presses en taille-douce pour la confection d'enveloppes de luxe et de fantaisie.</text:p>
          </table:table-cell>
          <table:table-cell office:value-type="string" calcext:value-type="string">
            <text:p>Son père était orfèvre</text:p>
          </table:table-cell>
          <table:table-cell/>
        </table:table-row>
        <table:table-row table:style-name="ro1">
          <table:table-cell office:value-type="float" office:value="10504" calcext:value-type="float">
            <text:p>10504</text:p>
          </table:table-cell>
          <table:table-cell office:value-type="string" calcext:value-type="string">
            <text:p>POULET DIT POLLET</text:p>
          </table:table-cell>
          <table:table-cell office:value-type="string" calcext:value-type="string">
            <text:p>Jacques</text:p>
          </table:table-cell>
          <table:table-cell table:number-columns-repeated="3"/>
          <table:table-cell office:value-type="string" calcext:value-type="string">
            <text:p>Rue St Denis, 380 (atelier typo et litho) / Passage du Caire, 86 (atelier en taille-douce)Rue St Denis, 380 (atelier typo et litho) / Passage du Caire, 86 (atelier en taille-douce)Rue St Denis, 380 (atelier typo et litho) / Passage du Caire, 86 (atelier en taille-douce)Rue St Denis, 380 (atelier typo et litho) / Passage du Caire, 86 (atelier en taille-douce)Rue St Denis, 380 (atelier typo et litho) / Passage du Caire, 86 (atelier en taille-douce)Rue St Denis, 380 (atelier typo et litho) / Passage du Caire, 86 (atelier en taille-douce)Rue St Denis, 380 (atelier typo et litho) / Passage du Caire, 86 (atelier en taille-douce)</text:p>
          </table:table-cell>
          <table:table-cell office:value-type="string" calcext:value-type="string">
            <text:p>Rue St Denis, 331</text:p>
          </table:table-cell>
          <table:table-cell office:value-type="string" calcext:value-type="string">
            <text:p>AN F18 1814</text:p>
          </table:table-cell>
          <table:table-cell office:value-type="string" calcext:value-type="string">
            <text:p>Il est breveté imprimeur en 1837. Il est autorisé à posséder une presse en taille-douce en 1852. / Il a eu une amende de 5000 frs pour une contrefaçon d'une brochure: Une nouvelle méthode dépurativeIl est breveté imprimeur en 1837. Il est autorisé à posséder une presse en taille-douce en 1852. / Il a eu une amende de 5000 frs pour une contrefaçon d'une brochure: Une nouvelle méthode dépurativeIl est breveté imprimeur en 1837. Il est autorisé à posséder une presse en taille-douce en 1852. / Il a eu une amende de 5000 frs pour une contrefaçon d'une brochure: Une nouvelle méthode dépurativeIl est breveté imprimeur en 1837. Il est autorisé à posséder une presse en taille-douce en 1852. / Il a eu une amende de 5000 frs pour une contrefaçon d'une brochure: Une nouvelle méthode dépurativeIl est breveté imprimeur en 1837. Il est autorisé à posséder une presse en taille-douce en 1852. / Il a eu une amende de 5000 frs pour une contrefaçon d'une brochure: Une nouvelle méthode dépurativeIl est breveté imprimeur en 1837. Il est autorisé à posséder une presse en taille-douce en 1852. / Il a eu une amende de 5000 frs pour une contrefaçon d'une brochure: Une nouvelle méthode dépurativeIl est breveté imprimeur en 1837. Il est autorisé à posséder une presse en taille-douce en 1852. / Il a eu une amende de 5000 frs pour une contrefaçon d'une brochure: Une nouvelle méthode dépurative</text:p>
          </table:table-cell>
          <table:table-cell table:number-columns-repeated="2"/>
        </table:table-row>
        <table:table-row table:style-name="ro1">
          <table:table-cell office:value-type="float" office:value="10505" calcext:value-type="float">
            <text:p>10505</text:p>
          </table:table-cell>
          <table:table-cell office:value-type="string" calcext:value-type="string">
            <text:p>POURCELLE</text:p>
          </table:table-cell>
          <table:table-cell office:value-type="string" calcext:value-type="string">
            <text:p>Auguste, Amédée</text:p>
          </table:table-cell>
          <table:table-cell table:number-columns-repeated="3"/>
          <table:table-cell office:value-type="string" calcext:value-type="string">
            <text:p>rue de Tracy, 14 (1850) / Rue Bertin Poirée, 4 &amp; 6 rue de Tracy, 14 (1850) / Rue Bertin Poirée, 4 &amp; 6 rue de Tracy, 14 (1850) / Rue Bertin Poirée, 4 &amp; 6 rue de Tracy, 14 (1850) / Rue Bertin Poirée, 4 &amp; 6 rue de Tracy, 14 (1850) / Rue Bertin Poirée, 4 &amp; 6 rue de Tracy, 14 (1850) / Rue Bertin Poirée, 4 &amp; 6 rue de Tracy, 14 (1850) / Rue Bertin Poirée, 4 &amp; 6</text:p>
          </table:table-cell>
          <table:table-cell/>
          <table:table-cell office:value-type="string" calcext:value-type="string">
            <text:p>AN F18 1814</text:p>
          </table:table-cell>
          <table:table-cell/>
          <table:table-cell office:value-type="string" calcext:value-type="string">
            <text:p>Son père était commissaire du canton</text:p>
          </table:table-cell>
          <table:table-cell/>
        </table:table-row>
        <table:table-row table:style-name="ro1">
          <table:table-cell office:value-type="float" office:value="10506" calcext:value-type="float">
            <text:p>10506</text:p>
          </table:table-cell>
          <table:table-cell office:value-type="string" calcext:value-type="string">
            <text:p>POUSSIN</text:p>
          </table:table-cell>
          <table:table-cell office:value-type="string" calcext:value-type="string">
            <text:p>Denis, Joseph</text:p>
          </table:table-cell>
          <table:table-cell/>
          <table:table-cell table:style-name="ce5" office:value-type="string" calcext:value-type="string">
            <text:p>1864-11-03 00:00:00</text:p>
          </table:table-cell>
          <table:table-cell/>
          <table:table-cell office:value-type="string" calcext:value-type="string">
            <text:p>Rue Neuve St François, 5 / Rue Charlot, 48 / Rue de Vanves, 69 (1868)Rue Neuve St François, 5 / Rue Charlot, 48 / Rue de Vanves, 69 (1868)Rue Neuve St François, 5 / Rue Charlot, 48 / Rue de Vanves, 69 (1868)Rue Neuve St François, 5 / Rue Charlot, 48 / Rue de Vanves, 69 (1868)Rue Neuve St François, 5 / Rue Charlot, 48 / Rue de Vanves, 69 (1868)Rue Neuve St François, 5 / Rue Charlot, 48 / Rue de Vanves, 69 (1868)Rue Neuve St François, 5 / Rue Charlot, 48 / Rue de Vanves, 69 (1868)</text:p>
          </table:table-cell>
          <table:table-cell office:value-type="string" calcext:value-type="string">
            <text:p>Rue Cardinet, 32 (1868)</text:p>
          </table:table-cell>
          <table:table-cell office:value-type="string" calcext:value-type="string">
            <text:p>AN F18 1814 / AP D10 U3 32 n°15953 / AP D11 U3 288AN F18 1814 / AP D10 U3 32 n°15953 / AP D11 U3 288AN F18 1814 / AP D10 U3 32 n°15953 / AP D11 U3 288AN F18 1814 / AP D10 U3 32 n°15953 / AP D11 U3 288AN F18 1814 / AP D10 U3 32 n°15953 / AP D11 U3 288AN F18 1814 / AP D10 U3 32 n°15953 / AP D11 U3 288AN F18 1814 / AP D10 U3 32 n°15953 / AP D11 U3 288</text:p>
          </table:table-cell>
          <table:table-cell office:value-type="string" calcext:value-type="string">
            <text:p>Il a été surveillant chez le Sieur Appel puis ouvrier lithographe chez le Sieur Soyer et chez Lemercier. Il devient ensuite concierge de la lithographie du Sieur Foy. En 1858 il possède 7 presses lithographiques, 6 à bras et 1 mécanique. / Il fait faillite en 1859 avec un actif de 18208 frs et un passif de 57076 frs.Il a été surveillant chez le Sieur Appel puis ouvrier lithographe chez le Sieur Soyer et chez Lemercier. Il devient ensuite concierge de la lithographie du Sieur Foy. En 1858 il possède 7 presses lithographiques, 6 à bras et 1 mécanique. / Il fait faillite en 1859 avec un actif de 18208 frs et un passif de 57076 frs.Il a été surveillant chez le Sieur Appel puis ouvrier lithographe chez le Sieur Soyer et chez Lemercier. Il devient ensuite concierge de la lithographie du Sieur Foy. En 1858 il possède 7 presses lithographiques, 6 à bras et 1 mécanique. / Il fait faillite en 1859 avec un actif de 18208 frs et un passif de 57076 frs.Il a été surveillant chez le Sieur Appel puis ouvrier lithographe chez le Sieur Soyer et chez Lemercier. Il devient ensuite concierge de la lithographie du Sieur Foy. En 1858 il possède 7 presses lithographiques, 6 à bras et 1 mécanique. / Il fait faillite en 1859 avec un actif de 18208 frs et un passif de 57076 frs.Il a été surveillant chez le Sieur Appel puis ouvrier lithographe chez le Sieur Soyer et chez Lemercier. Il devient ensuite concierge de la lithographie du Sieur Foy. En 1858 il possède 7 presses lithographiques, 6 à bras et 1 mécanique. / Il fait faillite en 1859 avec un actif de 18208 frs et un passif de 57076 frs.Il a été surveillant chez le Sieur Appel puis ouvrier lithographe chez le Sieur Soyer et chez Lemercier. Il devient ensuite concierge de la lithographie du Sieur Foy. En 1858 il possède 7 presses lithographiques, 6 à bras et 1 mécanique. / Il fait faillite en 1859 avec un actif de 18208 frs et un passif de 57076 frs.Il a été surveillant chez le Sieur Appel puis ouvrier lithographe chez le Sieur Soyer et chez Lemercier. Il devient ensuite concierge de la lithographie du Sieur Foy. En 1858 il possède 7 presses lithographiques, 6 à bras et 1 mécanique. / Il fait faillite en 1859 avec un actif de 18208 frs et un passif de 57076 frs.</text:p>
          </table:table-cell>
          <table:table-cell table:number-columns-repeated="2"/>
        </table:table-row>
        <table:table-row table:style-name="ro1">
          <table:table-cell office:value-type="float" office:value="10507" calcext:value-type="float">
            <text:p>10507</text:p>
          </table:table-cell>
          <table:table-cell office:value-type="string" calcext:value-type="string">
            <text:p>PRAT</text:p>
          </table:table-cell>
          <table:table-cell office:value-type="string" calcext:value-type="string">
            <text:p>Aristide</text:p>
          </table:table-cell>
          <table:table-cell table:number-columns-repeated="3"/>
          <table:table-cell office:value-type="string" calcext:value-type="string">
            <text:p>rue Michel le Comte, 31 / <text:s/>rue Michel le Comte, 31 / <text:s/>rue Michel le Comte, 31 / <text:s/>rue Michel le Comte, 31 / <text:s/>rue Michel le Comte, 31 / <text:s/>rue Michel le Comte, 31 / <text:s/>rue Michel le Comte, 31 /</text:p>
          </table:table-cell>
          <table:table-cell office:value-type="string" calcext:value-type="string">
            <text:p>Rue Michel Le Comte, 27</text:p>
          </table:table-cell>
          <table:table-cell office:value-type="string" calcext:value-type="string">
            <text:p>AN F18 1815</text:p>
          </table:table-cell>
          <table:table-cell office:value-type="string" calcext:value-type="string">
            <text:p>Il a été prote avant cette demande de brevet.</text:p>
          </table:table-cell>
          <table:table-cell office:value-type="string" calcext:value-type="string">
            <text:p>Sa femme qui tenait une boutique d'herboristerie, lui succède.</text:p>
          </table:table-cell>
          <table:table-cell/>
        </table:table-row>
        <table:table-row table:style-name="ro1">
          <table:table-cell office:value-type="float" office:value="10508" calcext:value-type="float">
            <text:p>10508</text:p>
          </table:table-cell>
          <table:table-cell office:value-type="string" calcext:value-type="string">
            <text:p>PRAT</text:p>
          </table:table-cell>
          <table:table-cell office:value-type="string" calcext:value-type="string">
            <text:p>Joseph, Aristide</text:p>
          </table:table-cell>
          <table:table-cell table:number-columns-repeated="3"/>
          <table:table-cell office:value-type="string" calcext:value-type="string">
            <text:p>rue Michel le Comte, 27</text:p>
          </table:table-cell>
          <table:table-cell/>
          <table:table-cell office:value-type="string" calcext:value-type="string">
            <text:p>AN F18 1815</text:p>
          </table:table-cell>
          <table:table-cell table:number-columns-repeated="3"/>
        </table:table-row>
        <table:table-row table:style-name="ro1">
          <table:table-cell office:value-type="float" office:value="10509" calcext:value-type="float">
            <text:p>10509</text:p>
          </table:table-cell>
          <table:table-cell office:value-type="string" calcext:value-type="string">
            <text:p>PREAU-GUILLOTTE</text:p>
          </table:table-cell>
          <table:table-cell office:value-type="string" calcext:value-type="string">
            <text:p>Antoine</text:p>
          </table:table-cell>
          <table:table-cell table:number-columns-repeated="3"/>
          <table:table-cell office:value-type="string" calcext:value-type="string">
            <text:p>Rue Michel Le Comte, 37</text:p>
          </table:table-cell>
          <table:table-cell office:value-type="string" calcext:value-type="string">
            <text:p>Rue du Grand Chantier, 10</text:p>
          </table:table-cell>
          <table:table-cell office:value-type="string" calcext:value-type="string">
            <text:p>AN F18 1815</text:p>
          </table:table-cell>
          <table:table-cell office:value-type="string" calcext:value-type="string">
            <text:p>Il exploite 3 presses de son père pour la reproduction des éventails.</text:p>
          </table:table-cell>
          <table:table-cell table:number-columns-repeated="2"/>
        </table:table-row>
        <table:table-row table:style-name="ro1">
          <table:table-cell office:value-type="float" office:value="10510" calcext:value-type="float">
            <text:p>10510</text:p>
          </table:table-cell>
          <table:table-cell office:value-type="string" calcext:value-type="string">
            <text:p>PREVOST</text:p>
          </table:table-cell>
          <table:table-cell office:value-type="string" calcext:value-type="string">
            <text:p>Auguste, Emile</text:p>
          </table:table-cell>
          <table:table-cell table:style-name="ce5" office:value-type="string" calcext:value-type="string">
            <text:p>1831-02-12 00:00:00</text:p>
          </table:table-cell>
          <table:table-cell table:number-columns-repeated="2"/>
          <table:table-cell office:value-type="string" calcext:value-type="string">
            <text:p>Rue des Grands Degrès, 27 (1841) / Rue des Trois Portes, 10 / Rue St Victor, 55 / Rue des Fontaines du Temple, 6 / Rue des Cinq Diamants, 5 / Rue St Denis, 32 (1831)Rue des Grands Degrès, 27 (1841) / Rue des Trois Portes, 10 / Rue St Victor, 55 / Rue des Fontaines du Temple, 6 / Rue des Cinq Diamants, 5 / Rue St Denis, 32 (1831)Rue des Grands Degrès, 27 (1841) / Rue des Trois Portes, 10 / Rue St Victor, 55 / Rue des Fontaines du Temple, 6 / Rue des Cinq Diamants, 5 / Rue St Denis, 32 (1831)Rue des Grands Degrès, 27 (1841) / Rue des Trois Portes, 10 / Rue St Victor, 55 / Rue des Fontaines du Temple, 6 / Rue des Cinq Diamants, 5 / Rue St Denis, 32 (1831)Rue des Grands Degrès, 27 (1841) / Rue des Trois Portes, 10 / Rue St Victor, 55 / Rue des Fontaines du Temple, 6 / Rue des Cinq Diamants, 5 / Rue St Denis, 32 (1831)Rue des Grands Degrès, 27 (1841) / Rue des Trois Portes, 10 / Rue St Victor, 55 / Rue des Fontaines du Temple, 6 / Rue des Cinq Diamants, 5 / Rue St Denis, 32 (1831)</text:p>
          </table:table-cell>
          <table:table-cell/>
          <table:table-cell office:value-type="string" calcext:value-type="string">
            <text:p>AN F18 1815 / AP D10 U3 17 n°191 / AN F18 1815 / AP D10 U3 17 n°191 / AN F18 1815 / AP D10 U3 17 n°191 / AN F18 1815 / AP D10 U3 17 n°191 / AN F18 1815 / AP D10 U3 17 n°191 / AN F18 1815 / AP D10 U3 17 n°191</text:p>
          </table:table-cell>
          <table:table-cell office:value-type="string" calcext:value-type="string">
            <text:p>Il est graveur et taille-doucier, il vend également des ustensiles d'imprimerie. / Il publie l'Echo des imprimeurs. / Il demande un brevet de libraire en 1839 qui lui est refusé car il est soupçonné de placements frauduleux. / Il fait faillite en 1838 avec un actif de 6910 frs et un passif de 6701 frsIl est graveur et taille-doucier, il vend également des ustensiles d'imprimerie. / Il publie l'Echo des imprimeurs. / Il demande un brevet de libraire en 1839 qui lui est refusé car il est soupçonné de placements frauduleux. / Il fait faillite en 1838 avec un actif de 6910 frs et un passif de 6701 frsIl est graveur et taille-doucier, il vend également des ustensiles d'imprimerie. / Il publie l'Echo des imprimeurs. / Il demande un brevet de libraire en 1839 qui lui est refusé car il est soupçonné de placements frauduleux. / Il fait faillite en 1838 avec un actif de 6910 frs et un passif de 6701 frsIl est graveur et taille-doucier, il vend également des ustensiles d'imprimerie. / Il publie l'Echo des imprimeurs. / Il demande un brevet de libraire en 1839 qui lui est refusé car il est soupçonné de placements frauduleux. / Il fait faillite en 1838 avec un actif de 6910 frs et un passif de 6701 frsIl est graveur et taille-doucier, il vend également des ustensiles d'imprimerie. / Il publie l'Echo des imprimeurs. / Il demande un brevet de libraire en 1839 qui lui est refusé car il est soupçonné de placements frauduleux. / Il fait faillite en 1838 avec un actif de 6910 frs et un passif de 6701 frsIl est graveur et taille-doucier, il vend également des ustensiles d'imprimerie. / Il publie l'Echo des imprimeurs. / Il demande un brevet de libraire en 1839 qui lui est refusé car il est soupçonné de placements frauduleux. / Il fait faillite en 1838 avec un actif de 6910 frs et un passif de 6701 frs</text:p>
          </table:table-cell>
          <table:table-cell table:number-columns-repeated="2"/>
        </table:table-row>
        <table:table-row table:style-name="ro1">
          <table:table-cell office:value-type="float" office:value="10511" calcext:value-type="float">
            <text:p>10511</text:p>
          </table:table-cell>
          <table:table-cell office:value-type="string" calcext:value-type="string">
            <text:p>PREVOST</text:p>
          </table:table-cell>
          <table:table-cell office:value-type="string" calcext:value-type="string">
            <text:p>Joseph, Robert</text:p>
          </table:table-cell>
          <table:table-cell table:number-columns-repeated="3"/>
          <table:table-cell office:value-type="string" calcext:value-type="string">
            <text:p>rue Claude Vellefaux (1861) / Rue des Vinaigriers, 53 / <text:s/>rue Claude Vellefaux (1861) / Rue des Vinaigriers, 53 / <text:s/>rue Claude Vellefaux (1861) / Rue des Vinaigriers, 53 / <text:s/>rue Claude Vellefaux (1861) / Rue des Vinaigriers, 53 / <text:s/>rue Claude Vellefaux (1861) / Rue des Vinaigriers, 53 / <text:s/>rue Claude Vellefaux (1861) / Rue des Vinaigriers, 53 /</text:p>
          </table:table-cell>
          <table:table-cell/>
          <table:table-cell office:value-type="string" calcext:value-type="string">
            <text:p>AN F18 1815</text:p>
          </table:table-cell>
          <table:table-cell office:value-type="string" calcext:value-type="string">
            <text:p>Il est décorateur sur porcelaine et a inventé un procédé à partir de la chromolithographie spécifique à la porcelaine (décalques de dessins sur porcelaine) / Il possède également un atelier de décoration sur porcelaine. Il possède 4 presses lithographiques et 1 presse en taille-douce.Il est décorateur sur porcelaine et a inventé un procédé à partir de la chromolithographie spécifique à la porcelaine (décalques de dessins sur porcelaine) / Il possède également un atelier de décoration sur porcelaine. Il possède 4 presses lithographiques et 1 presse en taille-douce.Il est décorateur sur porcelaine et a inventé un procédé à partir de la chromolithographie spécifique à la porcelaine (décalques de dessins sur porcelaine) / Il possède également un atelier de décoration sur porcelaine. Il possède 4 presses lithographiques et 1 presse en taille-douce.Il est décorateur sur porcelaine et a inventé un procédé à partir de la chromolithographie spécifique à la porcelaine (décalques de dessins sur porcelaine) / Il possède également un atelier de décoration sur porcelaine. Il possède 4 presses lithographiques et 1 presse en taille-douce.Il est décorateur sur porcelaine et a inventé un procédé à partir de la chromolithographie spécifique à la porcelaine (décalques de dessins sur porcelaine) / Il possède également un atelier de décoration sur porcelaine. Il possède 4 presses lithographiques et 1 presse en taille-douce.Il est décorateur sur porcelaine et a inventé un procédé à partir de la chromolithographie spécifique à la porcelaine (décalques de dessins sur porcelaine) / Il possède également un atelier de décoration sur porcelaine. Il possède 4 presses lithographiques et 1 presse en taille-douce.</text:p>
          </table:table-cell>
          <table:table-cell office:value-type="string" calcext:value-type="string">
            <text:p>Son père était sabotier</text:p>
          </table:table-cell>
          <table:table-cell/>
        </table:table-row>
        <table:table-row table:style-name="ro1">
          <table:table-cell office:value-type="float" office:value="10512" calcext:value-type="float">
            <text:p>10512</text:p>
          </table:table-cell>
          <table:table-cell office:value-type="string" calcext:value-type="string">
            <text:p>PREVOST</text:p>
          </table:table-cell>
          <table:table-cell office:value-type="string" calcext:value-type="string">
            <text:p>Lucien, Alphonse</text:p>
          </table:table-cell>
          <table:table-cell table:number-columns-repeated="5"/>
          <table:table-cell office:value-type="string" calcext:value-type="string">
            <text:p>AN F18 1815</text:p>
          </table:table-cell>
          <table:table-cell office:value-type="string" calcext:value-type="string">
            <text:p>Il est l'élève de M. Huet, professeur de peinture au Muséum d'histoire naturelle. Il s'occupe depuis 10 ans de travaux, dessins, peintures et lithographies ayant trait à l'histoire naturelle.</text:p>
          </table:table-cell>
          <table:table-cell table:number-columns-repeated="2"/>
        </table:table-row>
        <table:table-row table:style-name="ro1">
          <table:table-cell office:value-type="float" office:value="10513" calcext:value-type="float">
            <text:p>10513</text:p>
          </table:table-cell>
          <table:table-cell office:value-type="string" calcext:value-type="string">
            <text:p>PREVOST</text:p>
          </table:table-cell>
          <table:table-cell office:value-type="string" calcext:value-type="string">
            <text:p>Modeste, Jules</text:p>
          </table:table-cell>
          <table:table-cell table:number-columns-repeated="3"/>
          <table:table-cell office:value-type="string" calcext:value-type="string">
            <text:p>rue Jacquelet, 7</text:p>
          </table:table-cell>
          <table:table-cell/>
          <table:table-cell office:value-type="string" calcext:value-type="string">
            <text:p>AN F18 1815</text:p>
          </table:table-cell>
          <table:table-cell office:value-type="string" calcext:value-type="string">
            <text:p>Il est également breveté taille-doucier en 1852. <text:s/>/ Il est remplacé par sa femme car il est atteint d'alinénation.Il est également breveté taille-doucier en 1852. <text:s/>/ Il est remplacé par sa femme car il est atteint d'alinénation.Il est également breveté taille-doucier en 1852. <text:s/>/ Il est remplacé par sa femme car il est atteint d'alinénation.Il est également breveté taille-doucier en 1852. <text:s/>/ Il est remplacé par sa femme car il est atteint d'alinénation.Il est également breveté taille-doucier en 1852. <text:s/>/ Il est remplacé par sa femme car il est atteint d'alinénation.Il est également breveté taille-doucier en 1852. <text:s/>/ Il est remplacé par sa femme car il est atteint d'alinénation.</text:p>
          </table:table-cell>
          <table:table-cell office:value-type="string" calcext:value-type="string">
            <text:p>Son père était tripier</text:p>
          </table:table-cell>
          <table:table-cell/>
        </table:table-row>
        <table:table-row table:style-name="ro1">
          <table:table-cell office:value-type="float" office:value="10514" calcext:value-type="float">
            <text:p>10514</text:p>
          </table:table-cell>
          <table:table-cell office:value-type="string" calcext:value-type="string">
            <text:p>PRIEUR</text:p>
          </table:table-cell>
          <table:table-cell office:value-type="string" calcext:value-type="string">
            <text:p>Armand, Parfait</text:p>
          </table:table-cell>
          <table:table-cell/>
          <table:table-cell table:style-name="ce5" office:value-type="string" calcext:value-type="string">
            <text:p>1823-12-11 00:00:00</text:p>
          </table:table-cell>
          <table:table-cell table:number-columns-repeated="3"/>
          <table:table-cell office:value-type="string" calcext:value-type="string">
            <text:p>AN F18 1815</text:p>
          </table:table-cell>
          <table:table-cell office:value-type="string" calcext:value-type="string">
            <text:p>Il est architecte de formation.</text:p>
          </table:table-cell>
          <table:table-cell table:number-columns-repeated="2"/>
        </table:table-row>
        <table:table-row table:style-name="ro1">
          <table:table-cell office:value-type="float" office:value="10515" calcext:value-type="float">
            <text:p>10515</text:p>
          </table:table-cell>
          <table:table-cell office:value-type="string" calcext:value-type="string">
            <text:p>PRISSETTE</text:p>
          </table:table-cell>
          <table:table-cell office:value-type="string" calcext:value-type="string">
            <text:p>Jacques, Alfred</text:p>
          </table:table-cell>
          <table:table-cell/>
          <table:table-cell table:style-name="ce5" office:value-type="string" calcext:value-type="string">
            <text:p>1878-06-03 00:00:00</text:p>
          </table:table-cell>
          <table:table-cell/>
          <table:table-cell office:value-type="string" calcext:value-type="string">
            <text:p>passage du Caire, 89 <text:s/>/ <text:s/>passage du Caire, 89 <text:s/>/ <text:s/>passage du Caire, 89 <text:s/>/ <text:s/>passage du Caire, 89 <text:s/>/ <text:s/>passage du Caire, 89 <text:s/>/ <text:s/>passage du Caire, 89 <text:s/>/</text:p>
          </table:table-cell>
          <table:table-cell/>
          <table:table-cell office:value-type="string" calcext:value-type="string">
            <text:p>AN F18 1815</text:p>
          </table:table-cell>
          <table:table-cell office:value-type="string" calcext:value-type="string">
            <text:p>Ouvrier lithographe de formation, il échange son brevete obtenu pour Belleville en 1856, contre celui-ci pour Paris. Il est également breveté imprimeur en 1860 et taille-doucier.</text:p>
          </table:table-cell>
          <table:table-cell table:number-columns-repeated="2"/>
        </table:table-row>
        <table:table-row table:style-name="ro1">
          <table:table-cell office:value-type="float" office:value="10516" calcext:value-type="float">
            <text:p>10516</text:p>
          </table:table-cell>
          <table:table-cell office:value-type="string" calcext:value-type="string">
            <text:p>PRODHOMME</text:p>
          </table:table-cell>
          <table:table-cell office:value-type="string" calcext:value-type="string">
            <text:p>François</text:p>
          </table:table-cell>
          <table:table-cell table:style-name="ce5" office:value-type="string" calcext:value-type="string">
            <text:p>1844-09-08 00:00:00</text:p>
          </table:table-cell>
          <table:table-cell table:number-columns-repeated="2"/>
          <table:table-cell office:value-type="string" calcext:value-type="string">
            <text:p>Rue de Jarenste, 8 (1870) / Rue de Jarenste, 6 (1857) / Rue des Noyers, 69 / Rue du Temple, 89 (1847) / Place du Doyenné, 3Rue de Jarenste, 8 (1870) / Rue de Jarenste, 6 (1857) / Rue des Noyers, 69 / Rue du Temple, 89 (1847) / Place du Doyenné, 3Rue de Jarenste, 8 (1870) / Rue de Jarenste, 6 (1857) / Rue des Noyers, 69 / Rue du Temple, 89 (1847) / Place du Doyenné, 3Rue de Jarenste, 8 (1870) / Rue de Jarenste, 6 (1857) / Rue des Noyers, 69 / Rue du Temple, 89 (1847) / Place du Doyenné, 3Rue de Jarenste, 8 (1870) / Rue de Jarenste, 6 (1857) / Rue des Noyers, 69 / Rue du Temple, 89 (1847) / Place du Doyenné, 3Rue de Jarenste, 8 (1870) / Rue de Jarenste, 6 (1857) / Rue des Noyers, 69 / Rue du Temple, 89 (1847) / Place du Doyenné, 3</text:p>
          </table:table-cell>
          <table:table-cell office:value-type="string" calcext:value-type="string">
            <text:p>Rue du Temple, 35</text:p>
          </table:table-cell>
          <table:table-cell office:value-type="string" calcext:value-type="string">
            <text:p>AN F18 1815</text:p>
          </table:table-cell>
          <table:table-cell office:value-type="string" calcext:value-type="string">
            <text:p>Il est autorisé à posséder une presse en taille-douce en 1852</text:p>
          </table:table-cell>
          <table:table-cell office:value-type="string" calcext:value-type="string">
            <text:p>Son père était marchand épicier. / Il a été condamné en 1849 à 3 mois de prison <text:s/>et 3 années d'interdiction pour vote sous un faux nom, peine commuée en 8 jours de prison et 3 ans d'interdictionSon père était marchand épicier. / Il a été condamné en 1849 à 3 mois de prison <text:s/>et 3 années d'interdiction pour vote sous un faux nom, peine commuée en 8 jours de prison et 3 ans d'interdictionSon père était marchand épicier. / Il a été condamné en 1849 à 3 mois de prison <text:s/>et 3 années d'interdiction pour vote sous un faux nom, peine commuée en 8 jours de prison et 3 ans d'interdictionSon père était marchand épicier. / Il a été condamné en 1849 à 3 mois de prison <text:s/>et 3 années d'interdiction pour vote sous un faux nom, peine commuée en 8 jours de prison et 3 ans d'interdictionSon père était marchand épicier. / Il a été condamné en 1849 à 3 mois de prison <text:s/>et 3 années d'interdiction pour vote sous un faux nom, peine commuée en 8 jours de prison et 3 ans d'interdictionSon père était marchand épicier. / Il a été condamné en 1849 à 3 mois de prison <text:s/>et 3 années d'interdiction pour vote sous un faux nom, peine commuée en 8 jours de prison et 3 ans d'interdiction</text:p>
          </table:table-cell>
          <table:table-cell/>
        </table:table-row>
        <table:table-row table:style-name="ro1">
          <table:table-cell office:value-type="float" office:value="10517" calcext:value-type="float">
            <text:p>10517</text:p>
          </table:table-cell>
          <table:table-cell office:value-type="string" calcext:value-type="string">
            <text:p>PROUST</text:p>
          </table:table-cell>
          <table:table-cell office:value-type="string" calcext:value-type="string">
            <text:p>Marie, Vincent</text:p>
          </table:table-cell>
          <table:table-cell table:number-columns-repeated="3"/>
          <table:table-cell office:value-type="string" calcext:value-type="string">
            <text:p>Rue du Four St Germain, 51 (1859) / Rue Mazarine, 34 (1857) / Rue Jacob, 11 (1855) / Rue Guénégaud, 7Rue du Four St Germain, 51 (1859) / Rue Mazarine, 34 (1857) / Rue Jacob, 11 (1855) / Rue Guénégaud, 7Rue du Four St Germain, 51 (1859) / Rue Mazarine, 34 (1857) / Rue Jacob, 11 (1855) / Rue Guénégaud, 7Rue du Four St Germain, 51 (1859) / Rue Mazarine, 34 (1857) / Rue Jacob, 11 (1855) / Rue Guénégaud, 7Rue du Four St Germain, 51 (1859) / Rue Mazarine, 34 (1857) / Rue Jacob, 11 (1855) / Rue Guénégaud, 7Rue du Four St Germain, 51 (1859) / Rue Mazarine, 34 (1857) / Rue Jacob, 11 (1855) / Rue Guénégaud, 7</text:p>
          </table:table-cell>
          <table:table-cell office:value-type="string" calcext:value-type="string">
            <text:p>Rue St Denis, 59</text:p>
          </table:table-cell>
          <table:table-cell office:value-type="string" calcext:value-type="string">
            <text:p>AN F18 1815</text:p>
          </table:table-cell>
          <table:table-cell office:value-type="string" calcext:value-type="string">
            <text:p>Il a fait son apprentissage chez Lasteyrie, il fait une première demande en 1828 mais ne l'obtient pas. Il est lithographe depuis 29 ans chez Aubert et Philippon et Thierry</text:p>
          </table:table-cell>
          <table:table-cell office:value-type="string" calcext:value-type="string">
            <text:p>Son père était militaire</text:p>
          </table:table-cell>
          <table:table-cell/>
        </table:table-row>
        <table:table-row table:style-name="ro1">
          <table:table-cell office:value-type="float" office:value="10518" calcext:value-type="float">
            <text:p>10518</text:p>
          </table:table-cell>
          <table:table-cell office:value-type="string" calcext:value-type="string">
            <text:p>PUISOYE, Veuve CARRE</text:p>
          </table:table-cell>
          <table:table-cell office:value-type="string" calcext:value-type="string">
            <text:p>Alphonsine</text:p>
          </table:table-cell>
          <table:table-cell table:number-columns-repeated="3"/>
          <table:table-cell office:value-type="string" calcext:value-type="string">
            <text:p>passage du Caire 78 et 79 <text:s/>/ <text:s/>passage du Caire 78 et 79 <text:s/>/ <text:s/>passage du Caire 78 et 79 <text:s/>/ <text:s/>passage du Caire 78 et 79 <text:s/>/ <text:s/>passage du Caire 78 et 79 <text:s/>/ <text:s/>passage du Caire 78 et 79 <text:s/>/</text:p>
          </table:table-cell>
          <table:table-cell/>
          <table:table-cell office:value-type="string" calcext:value-type="string">
            <text:p>AN F18 1815</text:p>
          </table:table-cell>
          <table:table-cell office:value-type="string" calcext:value-type="string">
            <text:p>Elle obtient le brevet de lithographe à cause de son veuvage, elle démissionne lors de son remariage.</text:p>
          </table:table-cell>
          <table:table-cell office:value-type="string" calcext:value-type="string">
            <text:p>Son père est boucher.</text:p>
          </table:table-cell>
          <table:table-cell/>
        </table:table-row>
        <table:table-row table:style-name="ro1">
          <table:table-cell office:value-type="float" office:value="10519" calcext:value-type="float">
            <text:p>10519</text:p>
          </table:table-cell>
          <table:table-cell office:value-type="string" calcext:value-type="string">
            <text:p>QUESNEVILLE</text:p>
          </table:table-cell>
          <table:table-cell office:value-type="string" calcext:value-type="string">
            <text:p>Pierre, Désiré</text:p>
          </table:table-cell>
          <table:table-cell table:number-columns-repeated="3"/>
          <table:table-cell office:value-type="string" calcext:value-type="string">
            <text:p>passage Choiseul, 23 / <text:s/>passage Choiseul, 23 / <text:s/>passage Choiseul, 23 / <text:s/>passage Choiseul, 23 / <text:s/>passage Choiseul, 23 / <text:s/>passage Choiseul, 23 /</text:p>
          </table:table-cell>
          <table:table-cell/>
          <table:table-cell office:value-type="string" calcext:value-type="string">
            <text:p>AN F18 1816</text:p>
          </table:table-cell>
          <table:table-cell office:value-type="string" calcext:value-type="string">
            <text:p>Tout d'abord garde national, il est breveté taille-doucier le 24 mai 1852. / Il est spécialisé en cartes de visite et ouvrages de ville.Tout d'abord garde national, il est breveté taille-doucier le 24 mai 1852. / Il est spécialisé en cartes de visite et ouvrages de ville.Tout d'abord garde national, il est breveté taille-doucier le 24 mai 1852. / Il est spécialisé en cartes de visite et ouvrages de ville.Tout d'abord garde national, il est breveté taille-doucier le 24 mai 1852. / Il est spécialisé en cartes de visite et ouvrages de ville.Tout d'abord garde national, il est breveté taille-doucier le 24 mai 1852. / Il est spécialisé en cartes de visite et ouvrages de ville.Tout d'abord garde national, il est breveté taille-doucier le 24 mai 1852. / Il est spécialisé en cartes de visite et ouvrages de ville.</text:p>
          </table:table-cell>
          <table:table-cell office:value-type="string" calcext:value-type="string">
            <text:p>Son père était fondeur de caractères / Il a reçu en maraige une des jeunes filles dotées à l'occasion des fêtes de juillet 1834Son père était fondeur de caractères / Il a reçu en maraige une des jeunes filles dotées à l'occasion des fêtes de juillet 1834Son père était fondeur de caractères / Il a reçu en maraige une des jeunes filles dotées à l'occasion des fêtes de juillet 1834Son père était fondeur de caractères / Il a reçu en maraige une des jeunes filles dotées à l'occasion des fêtes de juillet 1834Son père était fondeur de caractères / Il a reçu en maraige une des jeunes filles dotées à l'occasion des fêtes de juillet 1834Son père était fondeur de caractères / Il a reçu en maraige une des jeunes filles dotées à l'occasion des fêtes de juillet 1834</text:p>
          </table:table-cell>
          <table:table-cell/>
        </table:table-row>
        <table:table-row table:style-name="ro1">
          <table:table-cell office:value-type="float" office:value="10520" calcext:value-type="float">
            <text:p>10520</text:p>
          </table:table-cell>
          <table:table-cell office:value-type="string" calcext:value-type="string">
            <text:p>QUETIN</text:p>
          </table:table-cell>
          <table:table-cell office:value-type="string" calcext:value-type="string">
            <text:p>Victor, Joseph</text:p>
          </table:table-cell>
          <table:table-cell/>
          <table:table-cell table:style-name="ce5" office:value-type="string" calcext:value-type="string">
            <text:p>1878-09-02 00:00:00</text:p>
          </table:table-cell>
          <table:table-cell/>
          <table:table-cell office:value-type="string" calcext:value-type="string">
            <text:p>Rue du Faubourg St Antoine, 55</text:p>
          </table:table-cell>
          <table:table-cell/>
          <table:table-cell office:value-type="string" calcext:value-type="string">
            <text:p>AN F18 1816</text:p>
          </table:table-cell>
          <table:table-cell office:value-type="string" calcext:value-type="string">
            <text:p>Il est éditeur de dessins pour meubles</text:p>
          </table:table-cell>
          <table:table-cell office:value-type="string" calcext:value-type="string">
            <text:p>Son père était fabricant de papiers.</text:p>
          </table:table-cell>
          <table:table-cell/>
        </table:table-row>
        <table:table-row table:style-name="ro1">
          <table:table-cell office:value-type="float" office:value="10521" calcext:value-type="float">
            <text:p>10521</text:p>
          </table:table-cell>
          <table:table-cell office:value-type="string" calcext:value-type="string">
            <text:p>QUINET</text:p>
          </table:table-cell>
          <table:table-cell office:value-type="string" calcext:value-type="string">
            <text:p>Alexandre, Marie</text:p>
          </table:table-cell>
          <table:table-cell table:style-name="ce5" office:value-type="string" calcext:value-type="string">
            <text:p>1831-05-07 00:00:00</text:p>
          </table:table-cell>
          <table:table-cell table:number-columns-repeated="2"/>
          <table:table-cell office:value-type="string" calcext:value-type="string">
            <text:p>Rue Croix des Petits Champs, 4 (1839) / Passage Véro-DodatRue Croix des Petits Champs, 4 (1839) / Passage Véro-DodatRue Croix des Petits Champs, 4 (1839) / Passage Véro-DodatRue Croix des Petits Champs, 4 (1839) / Passage Véro-DodatRue Croix des Petits Champs, 4 (1839) / Passage Véro-DodatRue Croix des Petits Champs, 4 (1839) / Passage Véro-Dodat</text:p>
          </table:table-cell>
          <table:table-cell office:value-type="string" calcext:value-type="string">
            <text:p>Rue de Rochechouart, 41</text:p>
          </table:table-cell>
          <table:table-cell office:value-type="string" calcext:value-type="string">
            <text:p>AN F18 1816 / AN F7* 2585 / Le Lithographe, 2e année 1839, p.63AN F18 1816 / AN F7* 2585 / Le Lithographe, 2e année 1839, p.63AN F18 1816 / AN F7* 2585 / Le Lithographe, 2e année 1839, p.63AN F18 1816 / AN F7* 2585 / Le Lithographe, 2e année 1839, p.63AN F18 1816 / AN F7* 2585 / Le Lithographe, 2e année 1839, p.63AN F18 1816 / AN F7* 2585 / Le Lithographe, 2e année 1839, p.63</text:p>
          </table:table-cell>
          <table:table-cell office:value-type="string" calcext:value-type="string">
            <text:p>Ouvrier lithographe, il est l'inventeur d'un procédé pour l'imprimerie en couleurs sur une seule pierre.</text:p>
          </table:table-cell>
          <table:table-cell office:value-type="string" calcext:value-type="string">
            <text:p>Son père était musicien au 37e régiment d'infanterie, il figure sur la liste des inculpés de juin 1848.</text:p>
          </table:table-cell>
          <table:table-cell/>
        </table:table-row>
        <table:table-row table:style-name="ro1">
          <table:table-cell office:value-type="float" office:value="10522" calcext:value-type="float">
            <text:p>10522</text:p>
          </table:table-cell>
          <table:table-cell office:value-type="string" calcext:value-type="string">
            <text:p>RABAN</text:p>
          </table:table-cell>
          <table:table-cell office:value-type="string" calcext:value-type="string">
            <text:p>Louis, Thomas</text:p>
          </table:table-cell>
          <table:table-cell table:number-columns-repeated="3"/>
          <table:table-cell office:value-type="string" calcext:value-type="string">
            <text:p>Rue Notre Dame des Victoires, 28</text:p>
          </table:table-cell>
          <table:table-cell office:value-type="string" calcext:value-type="string">
            <text:p>Palais Royal, 95</text:p>
          </table:table-cell>
          <table:table-cell office:value-type="string" calcext:value-type="string">
            <text:p>AN F18 1817</text:p>
          </table:table-cell>
          <table:table-cell office:value-type="string" calcext:value-type="string">
            <text:p>Il est graveur au Palais-Royal depuis 6 ans et a acheté l'imprimerie du Sieur Constans.</text:p>
          </table:table-cell>
          <table:table-cell office:value-type="string" calcext:value-type="string">
            <text:p>Son père était boucher.</text:p>
          </table:table-cell>
          <table:table-cell/>
        </table:table-row>
        <table:table-row table:style-name="ro1">
          <table:table-cell office:value-type="float" office:value="10523" calcext:value-type="float">
            <text:p>10523</text:p>
          </table:table-cell>
          <table:table-cell office:value-type="string" calcext:value-type="string">
            <text:p>RABIET</text:p>
          </table:table-cell>
          <table:table-cell office:value-type="string" calcext:value-type="string">
            <text:p>Joseph</text:p>
          </table:table-cell>
          <table:table-cell table:number-columns-repeated="3"/>
          <table:table-cell office:value-type="string" calcext:value-type="string">
            <text:p>rue St Maur Popincourt, 78 / <text:s/>rue St Maur Popincourt, 78 / <text:s/>rue St Maur Popincourt, 78 / <text:s/>rue St Maur Popincourt, 78 / <text:s/>rue St Maur Popincourt, 78 / <text:s/>rue St Maur Popincourt, 78 /</text:p>
          </table:table-cell>
          <table:table-cell/>
          <table:table-cell office:value-type="string" calcext:value-type="string">
            <text:p>AN F18 1817</text:p>
          </table:table-cell>
          <table:table-cell office:value-type="string" calcext:value-type="string">
            <text:p>Il est fabricant d'éventails et souhaite le brevet de lithographe poue ces impressions.</text:p>
          </table:table-cell>
          <table:table-cell office:value-type="string" calcext:value-type="string">
            <text:p>Son père était propriétaire</text:p>
          </table:table-cell>
          <table:table-cell/>
        </table:table-row>
        <table:table-row table:style-name="ro1">
          <table:table-cell office:value-type="float" office:value="10524" calcext:value-type="float">
            <text:p>10524</text:p>
          </table:table-cell>
          <table:table-cell office:value-type="string" calcext:value-type="string">
            <text:p>RACINET</text:p>
          </table:table-cell>
          <table:table-cell office:value-type="string" calcext:value-type="string">
            <text:p>Charles, Auguste</text:p>
          </table:table-cell>
          <table:table-cell table:style-name="ce5" office:value-type="string" calcext:value-type="string">
            <text:p>1831-09-09 00:00:00</text:p>
          </table:table-cell>
          <table:table-cell table:number-columns-repeated="2"/>
          <table:table-cell office:value-type="string" calcext:value-type="string">
            <text:p>Rue Racine, 14 (1854) / Place St Germain l'Auxerrois, 31Rue Racine, 14 (1854) / Place St Germain l'Auxerrois, 31Rue Racine, 14 (1854) / Place St Germain l'Auxerrois, 31Rue Racine, 14 (1854) / Place St Germain l'Auxerrois, 31Rue Racine, 14 (1854) / Place St Germain l'Auxerrois, 31Rue Racine, 14 (1854) / Place St Germain l'Auxerrois, 31</text:p>
          </table:table-cell>
          <table:table-cell office:value-type="string" calcext:value-type="string">
            <text:p>Rue Bailleul, 11</text:p>
          </table:table-cell>
          <table:table-cell office:value-type="string" calcext:value-type="string">
            <text:p>AN F18 1817 / Almanach du commerce, 1839AN F18 1817 / Almanach du commerce, 1839AN F18 1817 / Almanach du commerce, 1839AN F18 1817 / Almanach du commerce, 1839AN F18 1817 / Almanach du commerce, 1839AN F18 1817 / Almanach du commerce, 1839</text:p>
          </table:table-cell>
          <table:table-cell office:value-type="string" calcext:value-type="string">
            <text:p>Il a travaillé chez le Sieur de Lasteyrie puis chez M. Cassin / Il est le doyen des dessinateurs lithographes.Il a travaillé chez le Sieur de Lasteyrie puis chez M. Cassin / Il est le doyen des dessinateurs lithographes.Il a travaillé chez le Sieur de Lasteyrie puis chez M. Cassin / Il est le doyen des dessinateurs lithographes.Il a travaillé chez le Sieur de Lasteyrie puis chez M. Cassin / Il est le doyen des dessinateurs lithographes.Il a travaillé chez le Sieur de Lasteyrie puis chez M. Cassin / Il est le doyen des dessinateurs lithographes.Il a travaillé chez le Sieur de Lasteyrie puis chez M. Cassin / Il est le doyen des dessinateurs lithographes.</text:p>
          </table:table-cell>
          <table:table-cell table:number-columns-repeated="2"/>
        </table:table-row>
        <table:table-row table:style-name="ro1">
          <table:table-cell office:value-type="float" office:value="10525" calcext:value-type="float">
            <text:p>10525</text:p>
          </table:table-cell>
          <table:table-cell office:value-type="string" calcext:value-type="string">
            <text:p>RADIGUIER</text:p>
          </table:table-cell>
          <table:table-cell office:value-type="string" calcext:value-type="string">
            <text:p>Louis, Victor</text:p>
          </table:table-cell>
          <table:table-cell table:style-name="ce5" office:value-type="string" calcext:value-type="string">
            <text:p>1868-05-05 00:00:00</text:p>
          </table:table-cell>
          <table:table-cell table:number-columns-repeated="2"/>
          <table:table-cell office:value-type="string" calcext:value-type="string">
            <text:p>rue des Fossés St Victor, 7 / <text:s/>rue des Fossés St Victor, 7 / <text:s/>rue des Fossés St Victor, 7 / <text:s/>rue des Fossés St Victor, 7 / <text:s/>rue des Fossés St Victor, 7 /</text:p>
          </table:table-cell>
          <table:table-cell/>
          <table:table-cell office:value-type="string" calcext:value-type="string">
            <text:p>AN F18 1817</text:p>
          </table:table-cell>
          <table:table-cell office:value-type="string" calcext:value-type="string">
            <text:p>Marchand papetier, il possède 2 ou 3 presses et souhaite imprimer des travaux de ville et des travaux commerciaux.</text:p>
          </table:table-cell>
          <table:table-cell table:number-columns-repeated="2"/>
        </table:table-row>
        <table:table-row table:style-name="ro1">
          <table:table-cell office:value-type="float" office:value="10526" calcext:value-type="float">
            <text:p>10526</text:p>
          </table:table-cell>
          <table:table-cell office:value-type="string" calcext:value-type="string">
            <text:p>RAGUENEAU</text:p>
          </table:table-cell>
          <table:table-cell office:value-type="string" calcext:value-type="string">
            <text:p>Pierre</text:p>
          </table:table-cell>
          <table:table-cell table:style-name="ce5" office:value-type="string" calcext:value-type="string">
            <text:p>1849-08-06 00:00:00</text:p>
          </table:table-cell>
          <table:table-cell table:number-columns-repeated="2"/>
          <table:table-cell office:value-type="string" calcext:value-type="string">
            <text:p>rue Joquelet, 5, 7 &amp; 10 / <text:s/>rue Joquelet, 5, 7 &amp; 10 / <text:s/>rue Joquelet, 5, 7 &amp; 10 / <text:s/>rue Joquelet, 5, 7 &amp; 10 / <text:s/>rue Joquelet, 5, 7 &amp; 10 /</text:p>
          </table:table-cell>
          <table:table-cell/>
          <table:table-cell office:value-type="string" calcext:value-type="string">
            <text:p>AN F18 1817</text:p>
          </table:table-cell>
          <table:table-cell office:value-type="string" calcext:value-type="string">
            <text:p>Il est également breveté libraire en 1849 (brevet annulé en 1859) puis en 1872 et taille-doucier en 1872 et imprimeur la même année. / Il est l'inventeur d'un brevet pour des presses à copier, timbrer et imprimer soi-même. Il est fabricant de presses autographiques et libraire à Etampes en 1834 / Il a eu 100 frs de contravention en 1858 pou non déclaration de vente de matériel.Il est également breveté libraire en 1849 (brevet annulé en 1859) puis en 1872 et taille-doucier en 1872 et imprimeur la même année. / Il est l'inventeur d'un brevet pour des presses à copier, timbrer et imprimer soi-même. Il est fabricant de presses autographiques et libraire à Etampes en 1834 / Il a eu 100 frs de contravention en 1858 pou non déclaration de vente de matériel.Il est également breveté libraire en 1849 (brevet annulé en 1859) puis en 1872 et taille-doucier en 1872 et imprimeur la même année. / Il est l'inventeur d'un brevet pour des presses à copier, timbrer et imprimer soi-même. Il est fabricant de presses autographiques et libraire à Etampes en 1834 / Il a eu 100 frs de contravention en 1858 pou non déclaration de vente de matériel.Il est également breveté libraire en 1849 (brevet annulé en 1859) puis en 1872 et taille-doucier en 1872 et imprimeur la même année. / Il est l'inventeur d'un brevet pour des presses à copier, timbrer et imprimer soi-même. Il est fabricant de presses autographiques et libraire à Etampes en 1834 / Il a eu 100 frs de contravention en 1858 pou non déclaration de vente de matériel.Il est également breveté libraire en 1849 (brevet annulé en 1859) puis en 1872 et taille-doucier en 1872 et imprimeur la même année. / Il est l'inventeur d'un brevet pour des presses à copier, timbrer et imprimer soi-même. Il est fabricant de presses autographiques et libraire à Etampes en 1834 / Il a eu 100 frs de contravention en 1858 pou non déclaration de vente de matériel.</text:p>
          </table:table-cell>
          <table:table-cell office:value-type="string" calcext:value-type="string">
            <text:p>Son père était voiturier</text:p>
          </table:table-cell>
          <table:table-cell/>
        </table:table-row>
        <table:table-row table:style-name="ro1">
          <table:table-cell office:value-type="float" office:value="10527" calcext:value-type="float">
            <text:p>10527</text:p>
          </table:table-cell>
          <table:table-cell office:value-type="string" calcext:value-type="string">
            <text:p>RAIMBAULT</text:p>
          </table:table-cell>
          <table:table-cell office:value-type="string" calcext:value-type="string">
            <text:p>Jean-Baptiste, Désiré</text:p>
          </table:table-cell>
          <table:table-cell table:number-columns-repeated="3"/>
          <table:table-cell office:value-type="string" calcext:value-type="string">
            <text:p>Batignolles</text:p>
          </table:table-cell>
          <table:table-cell office:value-type="string" calcext:value-type="string">
            <text:p>Passage du Saumon, 1</text:p>
          </table:table-cell>
          <table:table-cell office:value-type="string" calcext:value-type="string">
            <text:p>AN F18 1817</text:p>
          </table:table-cell>
          <table:table-cell office:value-type="string" calcext:value-type="string">
            <text:p>Professeur, il est attaché à la Direction des Beaux-Arts. Il est l'auteur d'un procédé intitulé: auto-lithographie et a publié un ouvrage: <text:s/>les Trésors des calligraphes illustrateurs. / Professeur, il est attaché à la Direction des Beaux-Arts. Il est l'auteur d'un procédé intitulé: auto-lithographie et a publié un ouvrage: <text:s/>les Trésors des calligraphes illustrateurs. / Professeur, il est attaché à la Direction des Beaux-Arts. Il est l'auteur d'un procédé intitulé: auto-lithographie et a publié un ouvrage: <text:s/>les Trésors des calligraphes illustrateurs. / Professeur, il est attaché à la Direction des Beaux-Arts. Il est l'auteur d'un procédé intitulé: auto-lithographie et a publié un ouvrage: <text:s/>les Trésors des calligraphes illustrateurs. / Professeur, il est attaché à la Direction des Beaux-Arts. Il est l'auteur d'un procédé intitulé: auto-lithographie et a publié un ouvrage: <text:s/>les Trésors des calligraphes illustrateurs.</text:p>
          </table:table-cell>
          <table:table-cell office:value-type="string" calcext:value-type="string">
            <text:p>Son père était menuisier</text:p>
          </table:table-cell>
          <table:table-cell/>
        </table:table-row>
        <table:table-row table:style-name="ro1">
          <table:table-cell office:value-type="float" office:value="10528" calcext:value-type="float">
            <text:p>10528</text:p>
          </table:table-cell>
          <table:table-cell office:value-type="string" calcext:value-type="string">
            <text:p>RAMARD</text:p>
          </table:table-cell>
          <table:table-cell office:value-type="string" calcext:value-type="string">
            <text:p>Adolphe</text:p>
          </table:table-cell>
          <table:table-cell table:number-columns-repeated="3"/>
          <table:table-cell office:value-type="string" calcext:value-type="string">
            <text:p>Rue Charlot, 38 (1861)</text:p>
          </table:table-cell>
          <table:table-cell office:value-type="string" calcext:value-type="string">
            <text:p>Rue de Malte, 32</text:p>
          </table:table-cell>
          <table:table-cell office:value-type="string" calcext:value-type="string">
            <text:p>AN F18 1817</text:p>
          </table:table-cell>
          <table:table-cell office:value-type="string" calcext:value-type="string">
            <text:p>Compositeur lithographe, il souhaite exploiter <text:s/>2 presses.</text:p>
          </table:table-cell>
          <table:table-cell office:value-type="string" calcext:value-type="string">
            <text:p>Son père était cabaretier</text:p>
          </table:table-cell>
          <table:table-cell/>
        </table:table-row>
        <table:table-row table:style-name="ro1">
          <table:table-cell office:value-type="float" office:value="10529" calcext:value-type="float">
            <text:p>10529</text:p>
          </table:table-cell>
          <table:table-cell office:value-type="string" calcext:value-type="string">
            <text:p>RAMARD</text:p>
          </table:table-cell>
          <table:table-cell office:value-type="string" calcext:value-type="string">
            <text:p>Daniel, Pierre</text:p>
          </table:table-cell>
          <table:table-cell table:style-name="ce5" office:value-type="string" calcext:value-type="string">
            <text:p>1857-05-09 00:00:00</text:p>
          </table:table-cell>
          <table:table-cell table:number-columns-repeated="2"/>
          <table:table-cell office:value-type="string" calcext:value-type="string">
            <text:p>rue du Grand Prieuré, 18 (1857) / Rue de la Pierre Levée, 18rue du Grand Prieuré, 18 (1857) / Rue de la Pierre Levée, 18rue du Grand Prieuré, 18 (1857) / Rue de la Pierre Levée, 18rue du Grand Prieuré, 18 (1857) / Rue de la Pierre Levée, 18rue du Grand Prieuré, 18 (1857) / Rue de la Pierre Levée, 18</text:p>
          </table:table-cell>
          <table:table-cell/>
          <table:table-cell office:value-type="string" calcext:value-type="string">
            <text:p>AN F18 1817</text:p>
          </table:table-cell>
          <table:table-cell office:value-type="string" calcext:value-type="string">
            <text:p>Il a été associé à son frère qui a fuit. Il est spécialisé dans la lithographie de fantaise pour des impressions sur carton.</text:p>
          </table:table-cell>
          <table:table-cell office:value-type="string" calcext:value-type="string">
            <text:p>Son père était cultivateur</text:p>
          </table:table-cell>
          <table:table-cell/>
        </table:table-row>
        <table:table-row table:style-name="ro1">
          <table:table-cell office:value-type="float" office:value="10530" calcext:value-type="float">
            <text:p>10530</text:p>
          </table:table-cell>
          <table:table-cell office:value-type="string" calcext:value-type="string">
            <text:p>RAMARD</text:p>
          </table:table-cell>
          <table:table-cell office:value-type="string" calcext:value-type="string">
            <text:p>Frédéric, Guillaume</text:p>
          </table:table-cell>
          <table:table-cell table:number-columns-repeated="3"/>
          <table:table-cell office:value-type="string" calcext:value-type="string">
            <text:p>Rue Pierre Levée, 18</text:p>
          </table:table-cell>
          <table:table-cell office:value-type="string" calcext:value-type="string">
            <text:p>Rue du Grand Prieuré, 20</text:p>
          </table:table-cell>
          <table:table-cell office:value-type="string" calcext:value-type="string">
            <text:p>AN F18 1817</text:p>
          </table:table-cell>
          <table:table-cell office:value-type="string" calcext:value-type="string">
            <text:p>Il est associé au Sieur Dufour décédé en 1859. Le brevet reste à Dufour (valeur du brevet 3 à 4 000 frs) / Il est de nouveau breveté en juillet 1856. / Il est spécialisé dans la confection de papier de fantaisie pour les confieurs.Il est associé au Sieur Dufour décédé en 1859. Le brevet reste à Dufour (valeur du brevet 3 à 4 000 frs) / Il est de nouveau breveté en juillet 1856. / Il est spécialisé dans la confection de papier de fantaisie pour les confieurs.Il est associé au Sieur Dufour décédé en 1859. Le brevet reste à Dufour (valeur du brevet 3 à 4 000 frs) / Il est de nouveau breveté en juillet 1856. / Il est spécialisé dans la confection de papier de fantaisie pour les confieurs.Il est associé au Sieur Dufour décédé en 1859. Le brevet reste à Dufour (valeur du brevet 3 à 4 000 frs) / Il est de nouveau breveté en juillet 1856. / Il est spécialisé dans la confection de papier de fantaisie pour les confieurs.Il est associé au Sieur Dufour décédé en 1859. Le brevet reste à Dufour (valeur du brevet 3 à 4 000 frs) / Il est de nouveau breveté en juillet 1856. / Il est spécialisé dans la confection de papier de fantaisie pour les confieurs.</text:p>
          </table:table-cell>
          <table:table-cell office:value-type="string" calcext:value-type="string">
            <text:p>Son père était laboureur et sa femme institutrice</text:p>
          </table:table-cell>
          <table:table-cell/>
        </table:table-row>
        <table:table-row table:style-name="ro1">
          <table:table-cell office:value-type="float" office:value="10531" calcext:value-type="float">
            <text:p>10531</text:p>
          </table:table-cell>
          <table:table-cell office:value-type="string" calcext:value-type="string">
            <text:p>RATIER</text:p>
          </table:table-cell>
          <table:table-cell office:value-type="string" calcext:value-type="string">
            <text:p>Charles, Victor, Hilaire</text:p>
          </table:table-cell>
          <table:table-cell table:number-columns-repeated="3"/>
          <table:table-cell office:value-type="string" calcext:value-type="string">
            <text:p>rue des Marais St Germain, 4 <text:s/>/ <text:s/>rue des Marais St Germain, 4 <text:s/>/ <text:s/>rue des Marais St Germain, 4 <text:s/>/ <text:s/>rue des Marais St Germain, 4 <text:s/>/ <text:s/>rue des Marais St Germain, 4 <text:s/>/</text:p>
          </table:table-cell>
          <table:table-cell/>
          <table:table-cell office:value-type="string" calcext:value-type="string">
            <text:p>AN F18 1817</text:p>
          </table:table-cell>
          <table:table-cell office:value-type="string" calcext:value-type="string">
            <text:p>Il a d'abord fait des études de droit. Il est breveté ensuite imprimeur lithographe. Son fonds est racheté par le Sieur Delaunois pour 4000 frs.</text:p>
          </table:table-cell>
          <table:table-cell office:value-type="string" calcext:value-type="string">
            <text:p>Son père était négociant</text:p>
          </table:table-cell>
          <table:table-cell/>
        </table:table-row>
        <table:table-row table:style-name="ro1">
          <table:table-cell office:value-type="float" office:value="10532" calcext:value-type="float">
            <text:p>10532</text:p>
          </table:table-cell>
          <table:table-cell office:value-type="string" calcext:value-type="string">
            <text:p>RAUSCHER</text:p>
          </table:table-cell>
          <table:table-cell office:value-type="string" calcext:value-type="string">
            <text:p>Charles, Eugène</text:p>
          </table:table-cell>
          <table:table-cell/>
          <table:table-cell table:style-name="ce5" office:value-type="string" calcext:value-type="string">
            <text:p>1870-08-07 00:00:00</text:p>
          </table:table-cell>
          <table:table-cell/>
          <table:table-cell office:value-type="string" calcext:value-type="string">
            <text:p>rue Paradis Poissonnière, 7 bis / Rue Martel, 15 <text:s/>/ <text:s/>rue Paradis Poissonnière, 7 bis / Rue Martel, 15 <text:s/>/ <text:s/>rue Paradis Poissonnière, 7 bis / Rue Martel, 15 <text:s/>/ <text:s/>rue Paradis Poissonnière, 7 bis / Rue Martel, 15 <text:s/>/ <text:s/>rue Paradis Poissonnière, 7 bis / Rue Martel, 15 <text:s/>/</text:p>
          </table:table-cell>
          <table:table-cell/>
          <table:table-cell office:value-type="string" calcext:value-type="string">
            <text:p>AN F18 1817</text:p>
          </table:table-cell>
          <table:table-cell office:value-type="string" calcext:value-type="string">
            <text:p>Il est gérant de la fabrique de papiers du Sieur Novel.</text:p>
          </table:table-cell>
          <table:table-cell office:value-type="string" calcext:value-type="string">
            <text:p>Son père était ministre du culte protestant et instituteur primaire</text:p>
          </table:table-cell>
          <table:table-cell/>
        </table:table-row>
        <table:table-row table:style-name="ro1">
          <table:table-cell office:value-type="float" office:value="10533" calcext:value-type="float">
            <text:p>10533</text:p>
          </table:table-cell>
          <table:table-cell office:value-type="string" calcext:value-type="string">
            <text:p>RAVEAU</text:p>
          </table:table-cell>
          <table:table-cell office:value-type="string" calcext:value-type="string">
            <text:p>Auguste</text:p>
          </table:table-cell>
          <table:table-cell/>
          <table:table-cell table:style-name="ce5" office:value-type="string" calcext:value-type="string">
            <text:p>1857-10-08 00:00:00</text:p>
          </table:table-cell>
          <table:table-cell/>
          <table:table-cell office:value-type="string" calcext:value-type="string">
            <text:p>Passage du Caire, 64 &amp; 65</text:p>
          </table:table-cell>
          <table:table-cell/>
          <table:table-cell office:value-type="string" calcext:value-type="string">
            <text:p>AN F18 1817</text:p>
          </table:table-cell>
          <table:table-cell office:value-type="string" calcext:value-type="string">
            <text:p>Il était breveté lithographe à Nogent sur Seine. IL a été acquéreur aux enchères des ateliers du SieurMichel, 64 et 65 Passage du Caire.</text:p>
          </table:table-cell>
          <table:table-cell table:number-columns-repeated="2"/>
        </table:table-row>
        <table:table-row table:style-name="ro1">
          <table:table-cell office:value-type="float" office:value="10534" calcext:value-type="float">
            <text:p>10534</text:p>
          </table:table-cell>
          <table:table-cell office:value-type="string" calcext:value-type="string">
            <text:p>RAVELLE</text:p>
          </table:table-cell>
          <table:table-cell office:value-type="string" calcext:value-type="string">
            <text:p>Achille</text:p>
          </table:table-cell>
          <table:table-cell table:number-columns-repeated="3"/>
          <table:table-cell office:value-type="string" calcext:value-type="string">
            <text:p>rue du Pont de Lodi, 5 / <text:s/>rue du Pont de Lodi, 5 / <text:s/>rue du Pont de Lodi, 5 / <text:s/>rue du Pont de Lodi, 5 / <text:s/>rue du Pont de Lodi, 5 /</text:p>
          </table:table-cell>
          <table:table-cell/>
          <table:table-cell office:value-type="string" calcext:value-type="string">
            <text:p>AN F18 1817</text:p>
          </table:table-cell>
          <table:table-cell office:value-type="string" calcext:value-type="string">
            <text:p>Son brevet lui a été retiré pour inexploitation / Il a été chez d'atelier à Brie -Comte-Robert et en Angleterre.Son brevet lui a été retiré pour inexploitation / Il a été chez d'atelier à Brie -Comte-Robert et en Angleterre.Son brevet lui a été retiré pour inexploitation / Il a été chez d'atelier à Brie -Comte-Robert et en Angleterre.Son brevet lui a été retiré pour inexploitation / Il a été chez d'atelier à Brie -Comte-Robert et en Angleterre.Son brevet lui a été retiré pour inexploitation / Il a été chez d'atelier à Brie -Comte-Robert et en Angleterre.</text:p>
          </table:table-cell>
          <table:table-cell table:number-columns-repeated="2"/>
        </table:table-row>
        <table:table-row table:style-name="ro1">
          <table:table-cell office:value-type="float" office:value="10535" calcext:value-type="float">
            <text:p>10535</text:p>
          </table:table-cell>
          <table:table-cell office:value-type="string" calcext:value-type="string">
            <text:p>RAVELLE</text:p>
          </table:table-cell>
          <table:table-cell office:value-type="string" calcext:value-type="string">
            <text:p>Jean, Adrien, Pierre</text:p>
          </table:table-cell>
          <table:table-cell table:number-columns-repeated="3"/>
          <table:table-cell office:value-type="string" calcext:value-type="string">
            <text:p>rue Quincampoix, 77 / <text:s/>rue Quincampoix, 77 / <text:s/>rue Quincampoix, 77 / <text:s/>rue Quincampoix, 77 / <text:s/>rue Quincampoix, 77 /</text:p>
          </table:table-cell>
          <table:table-cell/>
          <table:table-cell office:value-type="string" calcext:value-type="string">
            <text:p>AN F18 1817</text:p>
          </table:table-cell>
          <table:table-cell office:value-type="string" calcext:value-type="string">
            <text:p>Il est également breveté libraire en 1821 et taille-doucier en 1852 / Il était ouvrier taille-doucier dès l'âge de 13 asn 1/2 et tailledoucier à l'âge de 16/17 ans. / Il est spécialisé dans les étiquettes à plusieurs couleurs sans relief pour les parfumeurs et imprime également des cartes de visite. / Il exploite 4 presses en lithographie et 2 en taille-douce.Il est également breveté libraire en 1821 et taille-doucier en 1852 / Il était ouvrier taille-doucier dès l'âge de 13 asn 1/2 et tailledoucier à l'âge de 16/17 ans. / Il est spécialisé dans les étiquettes à plusieurs couleurs sans relief pour les parfumeurs et imprime également des cartes de visite. / Il exploite 4 presses en lithographie et 2 en taille-douce.Il est également breveté libraire en 1821 et taille-doucier en 1852 / Il était ouvrier taille-doucier dès l'âge de 13 asn 1/2 et tailledoucier à l'âge de 16/17 ans. / Il est spécialisé dans les étiquettes à plusieurs couleurs sans relief pour les parfumeurs et imprime également des cartes de visite. / Il exploite 4 presses en lithographie et 2 en taille-douce.Il est également breveté libraire en 1821 et taille-doucier en 1852 / Il était ouvrier taille-doucier dès l'âge de 13 asn 1/2 et tailledoucier à l'âge de 16/17 ans. / Il est spécialisé dans les étiquettes à plusieurs couleurs sans relief pour les parfumeurs et imprime également des cartes de visite. / Il exploite 4 presses en lithographie et 2 en taille-douce.Il est également breveté libraire en 1821 et taille-doucier en 1852 / Il était ouvrier taille-doucier dès l'âge de 13 asn 1/2 et tailledoucier à l'âge de 16/17 ans. / Il est spécialisé dans les étiquettes à plusieurs couleurs sans relief pour les parfumeurs et imprime également des cartes de visite. / Il exploite 4 presses en lithographie et 2 en taille-douce.</text:p>
          </table:table-cell>
          <table:table-cell office:value-type="string" calcext:value-type="string">
            <text:p>Son père était instituteur</text:p>
          </table:table-cell>
          <table:table-cell/>
        </table:table-row>
        <table:table-row table:style-name="ro1">
          <table:table-cell office:value-type="float" office:value="10536" calcext:value-type="float">
            <text:p>10536</text:p>
          </table:table-cell>
          <table:table-cell office:value-type="string" calcext:value-type="string">
            <text:p>REBULET</text:p>
          </table:table-cell>
          <table:table-cell office:value-type="string" calcext:value-type="string">
            <text:p>François, Charles, Aimé</text:p>
          </table:table-cell>
          <table:table-cell/>
          <table:table-cell table:style-name="ce5" office:value-type="string" calcext:value-type="string">
            <text:p>1857-05-09 00:00:00</text:p>
          </table:table-cell>
          <table:table-cell/>
          <table:table-cell office:value-type="string" calcext:value-type="string">
            <text:p>Rue St Denis, 276</text:p>
          </table:table-cell>
          <table:table-cell office:value-type="string" calcext:value-type="string">
            <text:p>Rue de Malte, 7</text:p>
          </table:table-cell>
          <table:table-cell office:value-type="string" calcext:value-type="string">
            <text:p>AN F18 1817</text:p>
          </table:table-cell>
          <table:table-cell/>
          <table:table-cell office:value-type="string" calcext:value-type="string">
            <text:p>Son père était tapissier. Ses parents, arrivés de Madrid, sont coloristes. / Son père était tapissier. Ses parents, arrivés de Madrid, sont coloristes. / Son père était tapissier. Ses parents, arrivés de Madrid, sont coloristes. / Son père était tapissier. Ses parents, arrivés de Madrid, sont coloristes. / Son père était tapissier. Ses parents, arrivés de Madrid, sont coloristes.</text:p>
          </table:table-cell>
          <table:table-cell/>
        </table:table-row>
        <table:table-row table:style-name="ro1">
          <table:table-cell office:value-type="float" office:value="10537" calcext:value-type="float">
            <text:p>10537</text:p>
          </table:table-cell>
          <table:table-cell office:value-type="string" calcext:value-type="string">
            <text:p>RECOUVREU</text:p>
          </table:table-cell>
          <table:table-cell office:value-type="string" calcext:value-type="string">
            <text:p>Joseph</text:p>
          </table:table-cell>
          <table:table-cell table:style-name="ce5" office:value-type="string" calcext:value-type="string">
            <text:p>1835-02-02 00:00:00</text:p>
          </table:table-cell>
          <table:table-cell table:style-name="ce5" office:value-type="string" calcext:value-type="string">
            <text:p>1851-01-07 00:00:00</text:p>
          </table:table-cell>
          <table:table-cell/>
          <table:table-cell office:value-type="string" calcext:value-type="string">
            <text:p>rue Michel le Comte, 37 <text:s/>/ <text:s/>rue Michel le Comte, 37 <text:s/>/ <text:s/>rue Michel le Comte, 37 <text:s/>/ <text:s/>rue Michel le Comte, 37 <text:s/>/ <text:s/>rue Michel le Comte, 37 <text:s/>/</text:p>
          </table:table-cell>
          <table:table-cell/>
          <table:table-cell office:value-type="string" calcext:value-type="string">
            <text:p>AN F18 1817</text:p>
          </table:table-cell>
          <table:table-cell/>
          <table:table-cell office:value-type="string" calcext:value-type="string">
            <text:p>Son père était maçon</text:p>
          </table:table-cell>
          <table:table-cell/>
        </table:table-row>
        <table:table-row table:style-name="ro1">
          <table:table-cell office:value-type="float" office:value="10538" calcext:value-type="float">
            <text:p>10538</text:p>
          </table:table-cell>
          <table:table-cell office:value-type="string" calcext:value-type="string">
            <text:p>REGNIER</text:p>
          </table:table-cell>
          <table:table-cell office:value-type="string" calcext:value-type="string">
            <text:p>Auguste, Louis</text:p>
          </table:table-cell>
          <table:table-cell table:number-columns-repeated="3"/>
          <table:table-cell office:value-type="string" calcext:value-type="string">
            <text:p>rue de Bretagne, 4 <text:s/>/ <text:s/>rue de Bretagne, 4 <text:s/>/ <text:s/>rue de Bretagne, 4 <text:s/>/ <text:s/>rue de Bretagne, 4 <text:s/>/ <text:s/>rue de Bretagne, 4 <text:s/>/</text:p>
          </table:table-cell>
          <table:table-cell/>
          <table:table-cell office:value-type="string" calcext:value-type="string">
            <text:p>AN F18 1817</text:p>
          </table:table-cell>
          <table:table-cell office:value-type="string" calcext:value-type="string">
            <text:p>Artiste peintre et dessinateur en géographie de formation, il obtient son brevet en échange de celui qu'il exploite depuis 1846 aux Batignolles. Son atelier est installé chez son oncle compositeur à l'Imprimerie Nationale. <text:s/>/ Il a travaillé chezle Sieur Letronne et a été employé au Ministère de la Guerre.Artiste peintre et dessinateur en géographie de formation, il obtient son brevet en échange de celui qu'il exploite depuis 1846 aux Batignolles. Son atelier est installé chez son oncle compositeur à l'Imprimerie Nationale. <text:s/>/ Il a travaillé chezle Sieur Letronne et a été employé au Ministère de la Guerre.Artiste peintre et dessinateur en géographie de formation, il obtient son brevet en échange de celui qu'il exploite depuis 1846 aux Batignolles. Son atelier est installé chez son oncle compositeur à l'Imprimerie Nationale. <text:s/>/ Il a travaillé chezle Sieur Letronne et a été employé au Ministère de la Guerre.Artiste peintre et dessinateur en géographie de formation, il obtient son brevet en échange de celui qu'il exploite depuis 1846 aux Batignolles. Son atelier est installé chez son oncle compositeur à l'Imprimerie Nationale. <text:s/>/ Il a travaillé chezle Sieur Letronne et a été employé au Ministère de la Guerre.Artiste peintre et dessinateur en géographie de formation, il obtient son brevet en échange de celui qu'il exploite depuis 1846 aux Batignolles. Son atelier est installé chez son oncle compositeur à l'Imprimerie Nationale. <text:s/>/ Il a travaillé chezle Sieur Letronne et a été employé au Ministère de la Guerre.</text:p>
          </table:table-cell>
          <table:table-cell office:value-type="string" calcext:value-type="string">
            <text:p>Son père est courrier entre Sens et Chévray</text:p>
          </table:table-cell>
          <table:table-cell/>
        </table:table-row>
        <table:table-row table:style-name="ro1">
          <table:table-cell office:value-type="float" office:value="10539" calcext:value-type="float">
            <text:p>10539</text:p>
          </table:table-cell>
          <table:table-cell office:value-type="string" calcext:value-type="string">
            <text:p>REGNIER</text:p>
          </table:table-cell>
          <table:table-cell office:value-type="string" calcext:value-type="string">
            <text:p>Jean</text:p>
          </table:table-cell>
          <table:table-cell table:number-columns-repeated="3"/>
          <table:table-cell office:value-type="string" calcext:value-type="string">
            <text:p>Rue Gretet, 7 (1870) / Rue St André, 20Rue Gretet, 7 (1870) / Rue St André, 20Rue Gretet, 7 (1870) / Rue St André, 20Rue Gretet, 7 (1870) / Rue St André, 20Rue Gretet, 7 (1870) / Rue St André, 20</text:p>
          </table:table-cell>
          <table:table-cell office:value-type="string" calcext:value-type="string">
            <text:p>Rue des Trois Frères, 28</text:p>
          </table:table-cell>
          <table:table-cell office:value-type="string" calcext:value-type="string">
            <text:p>AN F18 1817</text:p>
          </table:table-cell>
          <table:table-cell office:value-type="string" calcext:value-type="string">
            <text:p>Il est ouvrier lithographe dans l'imprimerie de Monchény, attaché à l'administration de la Compagnie parisienne de l'éclairage au gaz.</text:p>
          </table:table-cell>
          <table:table-cell office:value-type="string" calcext:value-type="string">
            <text:p>Sa mère était journalière</text:p>
          </table:table-cell>
          <table:table-cell/>
        </table:table-row>
        <table:table-row table:style-name="ro1">
          <table:table-cell office:value-type="float" office:value="10540" calcext:value-type="float">
            <text:p>10540</text:p>
          </table:table-cell>
          <table:table-cell office:value-type="string" calcext:value-type="string">
            <text:p>REGNOUL</text:p>
          </table:table-cell>
          <table:table-cell office:value-type="string" calcext:value-type="string">
            <text:p>Auguste</text:p>
          </table:table-cell>
          <table:table-cell table:number-columns-repeated="3"/>
          <table:table-cell office:value-type="string" calcext:value-type="string">
            <text:p>rue du Faubourg St Martin, 25 (1866) / Rue du Temple, 187 (1864) / Rue du Colisée, 43 / Cour St Philippe du Roule, 39 (1859) / Rue du Colisée, 24 / Rue du faubourg St Honoré (1858) / <text:s/>rue du Faubourg St Martin, 25 (1866) / Rue du Temple, 187 (1864) / Rue du Colisée, 43 / Cour St Philippe du Roule, 39 (1859) / Rue du Colisée, 24 / Rue du faubourg St Honoré (1858) / <text:s/>rue du Faubourg St Martin, 25 (1866) / Rue du Temple, 187 (1864) / Rue du Colisée, 43 / Cour St Philippe du Roule, 39 (1859) / Rue du Colisée, 24 / Rue du faubourg St Honoré (1858) / <text:s/>rue du Faubourg St Martin, 25 (1866) / Rue du Temple, 187 (1864) / Rue du Colisée, 43 / Cour St Philippe du Roule, 39 (1859) / Rue du Colisée, 24 / Rue du faubourg St Honoré (1858) / <text:s/>rue du Faubourg St Martin, 25 (1866) / Rue du Temple, 187 (1864) / Rue du Colisée, 43 / Cour St Philippe du Roule, 39 (1859) / Rue du Colisée, 24 / Rue du faubourg St Honoré (1858) /</text:p>
          </table:table-cell>
          <table:table-cell/>
          <table:table-cell office:value-type="string" calcext:value-type="string">
            <text:p>AN F18 1818</text:p>
          </table:table-cell>
          <table:table-cell office:value-type="string" calcext:value-type="string">
            <text:p>Il dirige l'imprimerie de son frère depuis 3 ans.</text:p>
          </table:table-cell>
          <table:table-cell table:number-columns-repeated="2"/>
        </table:table-row>
        <table:table-row table:style-name="ro1">
          <table:table-cell office:value-type="float" office:value="10541" calcext:value-type="float">
            <text:p>10541</text:p>
          </table:table-cell>
          <table:table-cell office:value-type="string" calcext:value-type="string">
            <text:p>REGNOUL</text:p>
          </table:table-cell>
          <table:table-cell office:value-type="string" calcext:value-type="string">
            <text:p>Charles, Gabriel</text:p>
          </table:table-cell>
          <table:table-cell table:style-name="ce5" office:value-type="string" calcext:value-type="string">
            <text:p>1850-10-07 00:00:00</text:p>
          </table:table-cell>
          <table:table-cell table:number-columns-repeated="2"/>
          <table:table-cell office:value-type="string" calcext:value-type="string">
            <text:p>passage Tivoli, 5 / <text:s/>passage Tivoli, 5 / <text:s/>passage Tivoli, 5 / <text:s/>passage Tivoli, 5 /</text:p>
          </table:table-cell>
          <table:table-cell/>
          <table:table-cell office:value-type="string" calcext:value-type="string">
            <text:p>AN F18 1818</text:p>
          </table:table-cell>
          <table:table-cell office:value-type="string" calcext:value-type="string">
            <text:p>Après avoir été marchand épicier et artificier dans le 1er régiment d'artillerie, ils' est associé à son frère en 1852. / Il a du payer une amende en 1852 pour la publication d'un écrit: Récentes évolutions de la nation françaiseAprès avoir été marchand épicier et artificier dans le 1er régiment d'artillerie, ils' est associé à son frère en 1852. / Il a du payer une amende en 1852 pour la publication d'un écrit: Récentes évolutions de la nation françaiseAprès avoir été marchand épicier et artificier dans le 1er régiment d'artillerie, ils' est associé à son frère en 1852. / Il a du payer une amende en 1852 pour la publication d'un écrit: Récentes évolutions de la nation françaiseAprès avoir été marchand épicier et artificier dans le 1er régiment d'artillerie, ils' est associé à son frère en 1852. / Il a du payer une amende en 1852 pour la publication d'un écrit: Récentes évolutions de la nation française</text:p>
          </table:table-cell>
          <table:table-cell office:value-type="string" calcext:value-type="string">
            <text:p>Son père est médecin</text:p>
          </table:table-cell>
          <table:table-cell/>
        </table:table-row>
        <table:table-row table:style-name="ro1">
          <table:table-cell office:value-type="float" office:value="10542" calcext:value-type="float">
            <text:p>10542</text:p>
          </table:table-cell>
          <table:table-cell office:value-type="string" calcext:value-type="string">
            <text:p>REGNOUL</text:p>
          </table:table-cell>
          <table:table-cell office:value-type="string" calcext:value-type="string">
            <text:p>Henri</text:p>
          </table:table-cell>
          <table:table-cell table:style-name="ce5" office:value-type="string" calcext:value-type="string">
            <text:p>1848-04-07 00:00:00</text:p>
          </table:table-cell>
          <table:table-cell table:style-name="ce5" office:value-type="string" calcext:value-type="string">
            <text:p>1850-10-07 00:00:00</text:p>
          </table:table-cell>
          <table:table-cell/>
          <table:table-cell office:value-type="string" calcext:value-type="string">
            <text:p>passage Tivoli, 5 / <text:s/>passage Tivoli, 5 / <text:s/>passage Tivoli, 5 / <text:s/>passage Tivoli, 5 /</text:p>
          </table:table-cell>
          <table:table-cell office:value-type="string" calcext:value-type="string">
            <text:p>Rue Chapon, 18</text:p>
          </table:table-cell>
          <table:table-cell office:value-type="string" calcext:value-type="string">
            <text:p>AN F18 1818</text:p>
          </table:table-cell>
          <table:table-cell office:value-type="string" calcext:value-type="string">
            <text:p>Ecrivain lithographe de formation, il est associé au Sieur Barussiau.</text:p>
          </table:table-cell>
          <table:table-cell office:value-type="string" calcext:value-type="string">
            <text:p>Son père est médecin / Il a été émancipéSon père est médecin / Il a été émancipéSon père est médecin / Il a été émancipéSon père est médecin / Il a été émancipé</text:p>
          </table:table-cell>
          <table:table-cell/>
        </table:table-row>
        <table:table-row table:style-name="ro1">
          <table:table-cell office:value-type="float" office:value="10543" calcext:value-type="float">
            <text:p>10543</text:p>
          </table:table-cell>
          <table:table-cell office:value-type="string" calcext:value-type="string">
            <text:p>RENARD</text:p>
          </table:table-cell>
          <table:table-cell office:value-type="string" calcext:value-type="string">
            <text:p>Joseph</text:p>
          </table:table-cell>
          <table:table-cell table:style-name="ce5" office:value-type="string" calcext:value-type="string">
            <text:p>1860-08-02 00:00:00</text:p>
          </table:table-cell>
          <table:table-cell table:number-columns-repeated="2"/>
          <table:table-cell office:value-type="string" calcext:value-type="string">
            <text:p>rue du Château d'eau, 22 <text:s/>/ <text:s/>rue du Château d'eau, 22 <text:s/>/ <text:s/>rue du Château d'eau, 22 <text:s/>/ <text:s/>rue du Château d'eau, 22 <text:s/>/</text:p>
          </table:table-cell>
          <table:table-cell/>
          <table:table-cell office:value-type="string" calcext:value-type="string">
            <text:p>AN F18 1818</text:p>
          </table:table-cell>
          <table:table-cell office:value-type="string" calcext:value-type="string">
            <text:p>Il est employé de bureau au Journal L'Industrie comme chef de départ.Il est employé de bureau au Journal L'Industrie comme chef de départ.Il est employé de bureau au Journal L'Industrie comme chef de départ.Il est employé de bureau au Journal L'Industrie comme chef de départ.</text:p>
          </table:table-cell>
          <table:table-cell table:number-columns-repeated="2"/>
        </table:table-row>
        <table:table-row table:style-name="ro1">
          <table:table-cell office:value-type="float" office:value="10544" calcext:value-type="float">
            <text:p>10544</text:p>
          </table:table-cell>
          <table:table-cell office:value-type="string" calcext:value-type="string">
            <text:p>RENE</text:p>
          </table:table-cell>
          <table:table-cell office:value-type="string" calcext:value-type="string">
            <text:p>Adolphe</text:p>
          </table:table-cell>
          <table:table-cell/>
          <table:table-cell table:style-name="ce5" office:value-type="string" calcext:value-type="string">
            <text:p>1848-04-07 00:00:00</text:p>
          </table:table-cell>
          <table:table-cell/>
          <table:table-cell office:value-type="string" calcext:value-type="string">
            <text:p>rue de Seine, 32 / <text:s/>rue de Seine, 32 / <text:s/>rue de Seine, 32 / <text:s/>rue de Seine, 32 /</text:p>
          </table:table-cell>
          <table:table-cell/>
          <table:table-cell office:value-type="string" calcext:value-type="string">
            <text:p>AN F18 1818</text:p>
          </table:table-cell>
          <table:table-cell office:value-type="string" calcext:value-type="string">
            <text:p>Il est breveté imprimeur en 1839 et libraire en 1842 mais également imprimeur lithographe à Sèvres.</text:p>
          </table:table-cell>
          <table:table-cell table:number-columns-repeated="2"/>
        </table:table-row>
        <table:table-row table:style-name="ro1">
          <table:table-cell office:value-type="float" office:value="10545" calcext:value-type="float">
            <text:p>10545</text:p>
          </table:table-cell>
          <table:table-cell office:value-type="string" calcext:value-type="string">
            <text:p>RENOU</text:p>
          </table:table-cell>
          <table:table-cell office:value-type="string" calcext:value-type="string">
            <text:p>Godefroy</text:p>
          </table:table-cell>
          <table:table-cell table:number-columns-repeated="3"/>
          <table:table-cell office:value-type="string" calcext:value-type="string">
            <text:p>rue d'Enghein, 39 <text:s/>/ <text:s/>rue d'Enghein, 39 <text:s/>/ <text:s/>rue d'Enghein, 39 <text:s/>/ <text:s/>rue d'Enghein, 39 <text:s/>/</text:p>
          </table:table-cell>
          <table:table-cell/>
          <table:table-cell office:value-type="string" calcext:value-type="string">
            <text:p>AN F18 1818</text:p>
          </table:table-cell>
          <table:table-cell office:value-type="string" calcext:value-type="string">
            <text:p>Il est associé au Sieur Cosnier. Ils ont acheté ensemble l'établissement du Sieur Robert 50,000 frs. Il est spécialisé dans les cartes géographiques et les circulaires de négociants.</text:p>
          </table:table-cell>
          <table:table-cell office:value-type="string" calcext:value-type="string">
            <text:p>Son père est notaire</text:p>
          </table:table-cell>
          <table:table-cell/>
        </table:table-row>
        <table:table-row table:style-name="ro1">
          <table:table-cell office:value-type="float" office:value="10546" calcext:value-type="float">
            <text:p>10546</text:p>
          </table:table-cell>
          <table:table-cell office:value-type="string" calcext:value-type="string">
            <text:p>RENOU</text:p>
          </table:table-cell>
          <table:table-cell office:value-type="string" calcext:value-type="string">
            <text:p>Théophile, Stanislas</text:p>
          </table:table-cell>
          <table:table-cell/>
          <table:table-cell table:style-name="ce5" office:value-type="string" calcext:value-type="string">
            <text:p>1872-11-12 00:00:00</text:p>
          </table:table-cell>
          <table:table-cell/>
          <table:table-cell office:value-type="string" calcext:value-type="string">
            <text:p>rue de Rivoli, 144 <text:s/>/ <text:s/>rue de Rivoli, 144 <text:s/>/ <text:s/>rue de Rivoli, 144 <text:s/>/ <text:s/>rue de Rivoli, 144 <text:s/>/</text:p>
          </table:table-cell>
          <table:table-cell/>
          <table:table-cell office:value-type="string" calcext:value-type="string">
            <text:p>AN F18 1818</text:p>
          </table:table-cell>
          <table:table-cell office:value-type="string" calcext:value-type="string">
            <text:p>Il est breveté imprimeur depuis 1857. Il travaille dans l'imprimerie lithographique comme dessinateur lithographe depuis 1819. / Il a été associé au Sieur Maulde de 1836 à 1866.Il est breveté imprimeur depuis 1857. Il travaille dans l'imprimerie lithographique comme dessinateur lithographe depuis 1819. / Il a été associé au Sieur Maulde de 1836 à 1866.Il est breveté imprimeur depuis 1857. Il travaille dans l'imprimerie lithographique comme dessinateur lithographe depuis 1819. / Il a été associé au Sieur Maulde de 1836 à 1866.Il est breveté imprimeur depuis 1857. Il travaille dans l'imprimerie lithographique comme dessinateur lithographe depuis 1819. / Il a été associé au Sieur Maulde de 1836 à 1866.</text:p>
          </table:table-cell>
          <table:table-cell office:value-type="string" calcext:value-type="string">
            <text:p>Son père est maître de musique</text:p>
          </table:table-cell>
          <table:table-cell/>
        </table:table-row>
        <table:table-row table:style-name="ro1">
          <table:table-cell office:value-type="float" office:value="10547" calcext:value-type="float">
            <text:p>10547</text:p>
          </table:table-cell>
          <table:table-cell office:value-type="string" calcext:value-type="string">
            <text:p>REY</text:p>
          </table:table-cell>
          <table:table-cell office:value-type="string" calcext:value-type="string">
            <text:p>Armand, Edouard</text:p>
          </table:table-cell>
          <table:table-cell table:style-name="ce5" office:value-type="string" calcext:value-type="string">
            <text:p>1833-08-07 00:00:00</text:p>
          </table:table-cell>
          <table:table-cell table:number-columns-repeated="2"/>
          <table:table-cell office:value-type="string" calcext:value-type="string">
            <text:p>rue St Jacques la Boucherie, 27 <text:s/>/ <text:s/>rue St Jacques la Boucherie, 27 <text:s/>/ <text:s/>rue St Jacques la Boucherie, 27 <text:s/>/ <text:s/>rue St Jacques la Boucherie, 27 <text:s/>/</text:p>
          </table:table-cell>
          <table:table-cell/>
          <table:table-cell office:value-type="string" calcext:value-type="string">
            <text:p>AN F18 1818</text:p>
          </table:table-cell>
          <table:table-cell office:value-type="string" calcext:value-type="string">
            <text:p>Il est employé au bureau des procés-verbaux.</text:p>
          </table:table-cell>
          <table:table-cell office:value-type="string" calcext:value-type="string">
            <text:p>Son père est négociant</text:p>
          </table:table-cell>
          <table:table-cell/>
        </table:table-row>
        <table:table-row table:style-name="ro1">
          <table:table-cell office:value-type="float" office:value="10548" calcext:value-type="float">
            <text:p>10548</text:p>
          </table:table-cell>
          <table:table-cell office:value-type="string" calcext:value-type="string">
            <text:p>REY</text:p>
          </table:table-cell>
          <table:table-cell office:value-type="string" calcext:value-type="string">
            <text:p>Jean, Marie, Prosper</text:p>
          </table:table-cell>
          <table:table-cell table:number-columns-repeated="3"/>
          <table:table-cell office:value-type="string" calcext:value-type="string">
            <text:p>Place du Vieux Marché, 1 (1859) / Rue du Vert Bois, 20Place du Vieux Marché, 1 (1859) / Rue du Vert Bois, 20Place du Vieux Marché, 1 (1859) / Rue du Vert Bois, 20Place du Vieux Marché, 1 (1859) / Rue du Vert Bois, 20</text:p>
          </table:table-cell>
          <table:table-cell office:value-type="string" calcext:value-type="string">
            <text:p>Rue St Denis, 314</text:p>
          </table:table-cell>
          <table:table-cell office:value-type="string" calcext:value-type="string">
            <text:p>AN F18 1818</text:p>
          </table:table-cell>
          <table:table-cell office:value-type="string" calcext:value-type="string">
            <text:p>Il est écrivain lithographe de formation.</text:p>
          </table:table-cell>
          <table:table-cell office:value-type="string" calcext:value-type="string">
            <text:p>Son père est patron sur le canal</text:p>
          </table:table-cell>
          <table:table-cell/>
        </table:table-row>
        <table:table-row table:style-name="ro1">
          <table:table-cell office:value-type="float" office:value="10549" calcext:value-type="float">
            <text:p>10549</text:p>
          </table:table-cell>
          <table:table-cell office:value-type="string" calcext:value-type="string">
            <text:p>RIBOULET</text:p>
          </table:table-cell>
          <table:table-cell office:value-type="string" calcext:value-type="string">
            <text:p>Isidore, Alexandre</text:p>
          </table:table-cell>
          <table:table-cell table:style-name="ce5" office:value-type="string" calcext:value-type="string">
            <text:p>1856-04-02 00:00:00</text:p>
          </table:table-cell>
          <table:table-cell table:number-columns-repeated="2"/>
          <table:table-cell office:value-type="string" calcext:value-type="string">
            <text:p>passage du Caire, 57 / <text:s/>passage du Caire, 57 / <text:s/>passage du Caire, 57 / <text:s/>passage du Caire, 57 /</text:p>
          </table:table-cell>
          <table:table-cell/>
          <table:table-cell office:value-type="string" calcext:value-type="string">
            <text:p>AN F18 1819</text:p>
          </table:table-cell>
          <table:table-cell office:value-type="string" calcext:value-type="string">
            <text:p>Il est graveur de formation.</text:p>
          </table:table-cell>
          <table:table-cell table:number-columns-repeated="2"/>
        </table:table-row>
        <table:table-row table:style-name="ro1">
          <table:table-cell office:value-type="float" office:value="10550" calcext:value-type="float">
            <text:p>10550</text:p>
          </table:table-cell>
          <table:table-cell office:value-type="string" calcext:value-type="string">
            <text:p>RICARD</text:p>
          </table:table-cell>
          <table:table-cell office:value-type="string" calcext:value-type="string">
            <text:p>Alexandre, Louis, Félix</text:p>
          </table:table-cell>
          <table:table-cell table:number-columns-repeated="3"/>
          <table:table-cell office:value-type="string" calcext:value-type="string">
            <text:p>rue de la Calandre, 37 <text:s/>/ Rue Croix des petits Champs, 34 / <text:s/>rue de la Calandre, 37 <text:s/>/ Rue Croix des petits Champs, 34 / <text:s/>rue de la Calandre, 37 <text:s/>/ Rue Croix des petits Champs, 34 / <text:s/>rue de la Calandre, 37 <text:s/>/ Rue Croix des petits Champs, 34 /</text:p>
          </table:table-cell>
          <table:table-cell/>
          <table:table-cell office:value-type="string" calcext:value-type="string">
            <text:p>AN F18 1819 / Almanach du commerce, 1839AN F18 1819 / Almanach du commerce, 1839AN F18 1819 / Almanach du commerce, 1839AN F18 1819 / Almanach du commerce, 1839</text:p>
          </table:table-cell>
          <table:table-cell office:value-type="string" calcext:value-type="string">
            <text:p>Il exploite également un brevet en taille-douce et 4 presses. / Ouvrier lithographe, il a dirigé l'imprimerie du Sieur Gobert. / Il a été condamné pour la publication d'un écrit autographié contre le Comte d'Argout, pair de France. / En novembre 1830 il est chargé de l'impression des différents dessins représentant les événements des journées de juillet. / Il exploite également un brevet en taille-douce et 4 presses. / Ouvrier lithographe, il a dirigé l'imprimerie du Sieur Gobert. / Il a été condamné pour la publication d'un écrit autographié contre le Comte d'Argout, pair de France. / En novembre 1830 il est chargé de l'impression des différents dessins représentant les événements des journées de juillet. / Il exploite également un brevet en taille-douce et 4 presses. / Ouvrier lithographe, il a dirigé l'imprimerie du Sieur Gobert. / Il a été condamné pour la publication d'un écrit autographié contre le Comte d'Argout, pair de France. / En novembre 1830 il est chargé de l'impression des différents dessins représentant les événements des journées de juillet. / Il exploite également un brevet en taille-douce et 4 presses. / Ouvrier lithographe, il a dirigé l'imprimerie du Sieur Gobert. / Il a été condamné pour la publication d'un écrit autographié contre le Comte d'Argout, pair de France. / En novembre 1830 il est chargé de l'impression des différents dessins représentant les événements des journées de juillet.</text:p>
          </table:table-cell>
          <table:table-cell office:value-type="string" calcext:value-type="string">
            <text:p>Son père est rentier / Il est lui-même propriétaire de son atelierSon père est rentier / Il est lui-même propriétaire de son atelierSon père est rentier / Il est lui-même propriétaire de son atelierSon père est rentier / Il est lui-même propriétaire de son atelier</text:p>
          </table:table-cell>
          <table:table-cell/>
        </table:table-row>
        <table:table-row table:style-name="ro1">
          <table:table-cell office:value-type="float" office:value="10551" calcext:value-type="float">
            <text:p>10551</text:p>
          </table:table-cell>
          <table:table-cell office:value-type="string" calcext:value-type="string">
            <text:p>RICAUD</text:p>
          </table:table-cell>
          <table:table-cell office:value-type="string" calcext:value-type="string">
            <text:p>Jean, Louis, Jacques</text:p>
          </table:table-cell>
          <table:table-cell table:number-columns-repeated="3"/>
          <table:table-cell office:value-type="string" calcext:value-type="string">
            <text:p>rue St Jacques, 67 / <text:s/>rue St Jacques, 67 / <text:s/>rue St Jacques, 67 / <text:s/>rue St Jacques, 67 /</text:p>
          </table:table-cell>
          <table:table-cell/>
          <table:table-cell office:value-type="string" calcext:value-type="string">
            <text:p>AN F18 1819</text:p>
          </table:table-cell>
          <table:table-cell office:value-type="string" calcext:value-type="string">
            <text:p>Il a fait une première demande en 1840 qui a été refusée car il manque d'instruction.</text:p>
          </table:table-cell>
          <table:table-cell office:value-type="string" calcext:value-type="string">
            <text:p>Son père est laboureur</text:p>
          </table:table-cell>
          <table:table-cell/>
        </table:table-row>
        <table:table-row table:style-name="ro1">
          <table:table-cell office:value-type="float" office:value="10552" calcext:value-type="float">
            <text:p>10552</text:p>
          </table:table-cell>
          <table:table-cell office:value-type="string" calcext:value-type="string">
            <text:p>RICHAULT</text:p>
          </table:table-cell>
          <table:table-cell office:value-type="string" calcext:value-type="string">
            <text:p>Guillaume, Simon</text:p>
          </table:table-cell>
          <table:table-cell table:number-columns-repeated="3"/>
          <table:table-cell office:value-type="string" calcext:value-type="string">
            <text:p>boulevard des Italiens, 4 / <text:s/>boulevard des Italiens, 4 / <text:s/>boulevard des Italiens, 4 / <text:s/>boulevard des Italiens, 4 /</text:p>
          </table:table-cell>
          <table:table-cell/>
          <table:table-cell office:value-type="string" calcext:value-type="string">
            <text:p>AN F18 1819</text:p>
          </table:table-cell>
          <table:table-cell office:value-type="string" calcext:value-type="string">
            <text:p>Editeur de musique, il est breveté également taille-doucier en 1863. / Il a acheté le matériel du Sieur Langlet qu'il nomme gérant.Editeur de musique, il est breveté également taille-doucier en 1863. / Il a acheté le matériel du Sieur Langlet qu'il nomme gérant.Editeur de musique, il est breveté également taille-doucier en 1863. / Il a acheté le matériel du Sieur Langlet qu'il nomme gérant.Editeur de musique, il est breveté également taille-doucier en 1863. / Il a acheté le matériel du Sieur Langlet qu'il nomme gérant.</text:p>
          </table:table-cell>
          <table:table-cell table:number-columns-repeated="2"/>
        </table:table-row>
        <table:table-row table:style-name="ro1">
          <table:table-cell office:value-type="float" office:value="10553" calcext:value-type="float">
            <text:p>10553</text:p>
          </table:table-cell>
          <table:table-cell office:value-type="string" calcext:value-type="string">
            <text:p>RICOUR</text:p>
          </table:table-cell>
          <table:table-cell office:value-type="string" calcext:value-type="string">
            <text:p>Joseph, Louis</text:p>
          </table:table-cell>
          <table:table-cell table:number-columns-repeated="4"/>
          <table:table-cell office:value-type="string" calcext:value-type="string">
            <text:p>Rue de la Huchette, 34</text:p>
          </table:table-cell>
          <table:table-cell office:value-type="string" calcext:value-type="string">
            <text:p>AN F18 1819</text:p>
          </table:table-cell>
          <table:table-cell office:value-type="string" calcext:value-type="string">
            <text:p>Il travaille depuis 1 an dans la lithographie des Sieurs Carle et Robert. <text:s/>/ Il a du mal à obtenir son certificat car les lithographes se sont mis à les vendre.Il travaille depuis 1 an dans la lithographie des Sieurs Carle et Robert. <text:s/>/ Il a du mal à obtenir son certificat car les lithographes se sont mis à les vendre.Il travaille depuis 1 an dans la lithographie des Sieurs Carle et Robert. <text:s/>/ Il a du mal à obtenir son certificat car les lithographes se sont mis à les vendre.Il travaille depuis 1 an dans la lithographie des Sieurs Carle et Robert. <text:s/>/ Il a du mal à obtenir son certificat car les lithographes se sont mis à les vendre.</text:p>
          </table:table-cell>
          <table:table-cell table:number-columns-repeated="2"/>
        </table:table-row>
        <table:table-row table:style-name="ro1">
          <table:table-cell office:value-type="float" office:value="10554" calcext:value-type="float">
            <text:p>10554</text:p>
          </table:table-cell>
          <table:table-cell office:value-type="string" calcext:value-type="string">
            <text:p>RIDEAU</text:p>
          </table:table-cell>
          <table:table-cell office:value-type="string" calcext:value-type="string">
            <text:p>Léonard</text:p>
          </table:table-cell>
          <table:table-cell table:number-columns-repeated="4"/>
          <table:table-cell office:value-type="string" calcext:value-type="string">
            <text:p>Boulevard Montmartre, 10</text:p>
          </table:table-cell>
          <table:table-cell office:value-type="string" calcext:value-type="string">
            <text:p>AN F18 1819</text:p>
          </table:table-cell>
          <table:table-cell office:value-type="string" calcext:value-type="string">
            <text:p>Greffier de justice de formation, il est breveté libraire en 1837. Il possède un cabinet de lecture géré par sa femme qu'il paie à la journnée.</text:p>
          </table:table-cell>
          <table:table-cell office:value-type="string" calcext:value-type="string">
            <text:p>Son père est conducteur de diligence</text:p>
          </table:table-cell>
          <table:table-cell/>
        </table:table-row>
        <table:table-row table:style-name="ro1">
          <table:table-cell office:value-type="float" office:value="10555" calcext:value-type="float">
            <text:p>10555</text:p>
          </table:table-cell>
          <table:table-cell office:value-type="string" calcext:value-type="string">
            <text:p>RIGAL</text:p>
          </table:table-cell>
          <table:table-cell office:value-type="string" calcext:value-type="string">
            <text:p>Jules</text:p>
          </table:table-cell>
          <table:table-cell table:style-name="ce5" office:value-type="string" calcext:value-type="string">
            <text:p>1869-02-07 00:00:00</text:p>
          </table:table-cell>
          <table:table-cell table:number-columns-repeated="2"/>
          <table:table-cell office:value-type="string" calcext:value-type="string">
            <text:p>rue du Colombier, 2 / Passage du Caire, 56 rue du Colombier, 2 / Passage du Caire, 56 rue du Colombier, 2 / Passage du Caire, 56 rue du Colombier, 2 / Passage du Caire, 56</text:p>
          </table:table-cell>
          <table:table-cell office:value-type="string" calcext:value-type="string">
            <text:p>passage du Caire, 56</text:p>
          </table:table-cell>
          <table:table-cell office:value-type="string" calcext:value-type="string">
            <text:p>AN F18 1819</text:p>
          </table:table-cell>
          <table:table-cell office:value-type="string" calcext:value-type="string">
            <text:p>Il a été prote chez le Sieur Lefebvre, 87 et 89 passage du Caire. / Il a acheté l'établissement du Sieur Appert pour 100.000 frs. <text:s/>/ Il est breveté au même moment libraire et typographe.Il a été prote chez le Sieur Lefebvre, 87 et 89 passage du Caire. / Il a acheté l'établissement du Sieur Appert pour 100.000 frs. <text:s/>/ Il est breveté au même moment libraire et typographe.Il a été prote chez le Sieur Lefebvre, 87 et 89 passage du Caire. / Il a acheté l'établissement du Sieur Appert pour 100.000 frs. <text:s/>/ Il est breveté au même moment libraire et typographe.Il a été prote chez le Sieur Lefebvre, 87 et 89 passage du Caire. / Il a acheté l'établissement du Sieur Appert pour 100.000 frs. <text:s/>/ Il est breveté au même moment libraire et typographe.</text:p>
          </table:table-cell>
          <table:table-cell office:value-type="string" calcext:value-type="string">
            <text:p>Il habite chez ses parents</text:p>
          </table:table-cell>
          <table:table-cell/>
        </table:table-row>
        <table:table-row table:style-name="ro1">
          <table:table-cell office:value-type="float" office:value="10556" calcext:value-type="float">
            <text:p>10556</text:p>
          </table:table-cell>
          <table:table-cell office:value-type="string" calcext:value-type="string">
            <text:p>RIGO</text:p>
          </table:table-cell>
          <table:table-cell office:value-type="string" calcext:value-type="string">
            <text:p>Augustin, Maximilien, Edouard</text:p>
          </table:table-cell>
          <table:table-cell table:number-columns-repeated="3"/>
          <table:table-cell office:value-type="string" calcext:value-type="string">
            <text:p>rue des Vieilles Etuves (1854) / Place des Victoires, 2 (1847) / Rue Chapon, 3 / <text:s/>rue des Vieilles Etuves (1854) / Place des Victoires, 2 (1847) / Rue Chapon, 3 / <text:s/>rue des Vieilles Etuves (1854) / Place des Victoires, 2 (1847) / Rue Chapon, 3 / <text:s/>rue des Vieilles Etuves (1854) / Place des Victoires, 2 (1847) / Rue Chapon, 3 /</text:p>
          </table:table-cell>
          <table:table-cell office:value-type="string" calcext:value-type="string">
            <text:p>Rue Hautefeuille, 33</text:p>
          </table:table-cell>
          <table:table-cell office:value-type="string" calcext:value-type="string">
            <text:p>AN F18 1819</text:p>
          </table:table-cell>
          <table:table-cell office:value-type="string" calcext:value-type="string">
            <text:p>Après ses études au Collège Henri IV, il sert pendant 9 ans dans la Marine royale. / Il dirige pendant 4 ans l'imprimerie de son frère, rue Richer. / En 1843, en association avec Collin, il vends des cartonnages, estampes, feuilles d'éventails et des papiers fantaisie. / Il a accumulé dans son atelier 4 à 5 000 planches et 30 000 francs de pierres mais il est obligé de vendre au Sieur Rigo pour 80 000 frs. / En 1844 il fait faillite comme éditeur d'estampes avec un actif de 99 998 frs et un passif de 120 609 frs. / Il part alors en Angleterre et organise les trains de plaisir entre Paris et Londres. / Il demande de nouveau <text:s/>un brevet en 1854 pour publier la Galerie illustrée des célébrités contemporaines. / En 1855 il est employé dans une entreprise de vidange et habite rue de l'Empereur à MontmartreAprès ses études au Collège Henri IV, il sert pendant 9 ans dans la Marine royale. / Il dirige pendant 4 ans l'imprimerie de son frère, rue Richer. / En 1843, en association avec Collin, il vends des cartonnages, estampes, feuilles d'éventails et des papiers fantaisie. / Il a accumulé dans son atelier 4 à 5 000 planches et 30 000 francs de pierres mais il est obligé de vendre au Sieur Rigo pour 80 000 frs. / En 1844 il fait faillite comme éditeur d'estampes avec un actif de 99 998 frs et un passif de 120 609 frs. / Il part alors en Angleterre et organise les trains de plaisir entre Paris et Londres. / Il demande de nouveau <text:s/>un brevet en 1854 pour publier la Galerie illustrée des célébrités contemporaines. / En 1855 il est employé dans une entreprise de vidange et habite rue de l'Empereur à MontmartreAprès ses études au Collège Henri IV, il sert pendant 9 ans dans la Marine royale. / Il dirige pendant 4 ans l'imprimerie de son frère, rue Richer. / En 1843, en association avec Collin, il vends des cartonnages, estampes, feuilles d'éventails et des papiers fantaisie. / Il a accumulé dans son atelier 4 à 5 000 planches et 30 000 francs de pierres mais il est obligé de vendre au Sieur Rigo pour 80 000 frs. / En 1844 il fait faillite comme éditeur d'estampes avec un actif de 99 998 frs et un passif de 120 609 frs. / Il part alors en Angleterre et organise les trains de plaisir entre Paris et Londres. / Il demande de nouveau <text:s/>un brevet en 1854 pour publier la Galerie illustrée des célébrités contemporaines. / En 1855 il est employé dans une entreprise de vidange et habite rue de l'Empereur à MontmartreAprès ses études au Collège Henri IV, il sert pendant 9 ans dans la Marine royale. / Il dirige pendant 4 ans l'imprimerie de son frère, rue Richer. / En 1843, en association avec Collin, il vends des cartonnages, estampes, feuilles d'éventails et des papiers fantaisie. / Il a accumulé dans son atelier 4 à 5 000 planches et 30 000 francs de pierres mais il est obligé de vendre au Sieur Rigo pour 80 000 frs. / En 1844 il fait faillite comme éditeur d'estampes avec un actif de 99 998 frs et un passif de 120 609 frs. / Il part alors en Angleterre et organise les trains de plaisir entre Paris et Londres. / Il demande de nouveau <text:s/>un brevet en 1854 pour publier la Galerie illustrée des célébrités contemporaines. / En 1855 il est employé dans une entreprise de vidange et habite rue de l'Empereur à Montmartre</text:p>
          </table:table-cell>
          <table:table-cell table:number-columns-repeated="2"/>
        </table:table-row>
        <table:table-row table:style-name="ro1">
          <table:table-cell office:value-type="float" office:value="10557" calcext:value-type="float">
            <text:p>10557</text:p>
          </table:table-cell>
          <table:table-cell office:value-type="string" calcext:value-type="string">
            <text:p>RIGO</text:p>
          </table:table-cell>
          <table:table-cell office:value-type="string" calcext:value-type="string">
            <text:p>Vincent, Alfred, Jules</text:p>
          </table:table-cell>
          <table:table-cell table:style-name="ce5" office:value-type="string" calcext:value-type="string">
            <text:p>1839-05-12 00:00:00</text:p>
          </table:table-cell>
          <table:table-cell table:style-name="ce5" office:value-type="string" calcext:value-type="string">
            <text:p>1847-09-07 00:00:00</text:p>
          </table:table-cell>
          <table:table-cell/>
          <table:table-cell office:value-type="string" calcext:value-type="string">
            <text:p>Passage Saulnier, 19 / Rue Richer, 7Passage Saulnier, 19 / Rue Richer, 7Passage Saulnier, 19 / Rue Richer, 7</text:p>
          </table:table-cell>
          <table:table-cell office:value-type="string" calcext:value-type="string">
            <text:p>Rue Hautefeuille, 33</text:p>
          </table:table-cell>
          <table:table-cell office:value-type="string" calcext:value-type="string">
            <text:p>AN F18 1819</text:p>
          </table:table-cell>
          <table:table-cell office:value-type="string" calcext:value-type="string">
            <text:p>Peintre d'histoire, il a d'abord acheté en 1839 l'imprimerie Caboche, Garneray et Cie, passage Saulnier. / Il achète une seconde lithographie en 1841, l'ancienne maison Senefelder. / En 1841 il doit payer une amende de 4 000 frs pour avoir omis son nom sur un prospectus.Peintre d'histoire, il a d'abord acheté en 1839 l'imprimerie Caboche, Garneray et Cie, passage Saulnier. / Il achète une seconde lithographie en 1841, l'ancienne maison Senefelder. / En 1841 il doit payer une amende de 4 000 frs pour avoir omis son nom sur un prospectus.Peintre d'histoire, il a d'abord acheté en 1839 l'imprimerie Caboche, Garneray et Cie, passage Saulnier. / Il achète une seconde lithographie en 1841, l'ancienne maison Senefelder. / En 1841 il doit payer une amende de 4 000 frs pour avoir omis son nom sur un prospectus.</text:p>
          </table:table-cell>
          <table:table-cell office:value-type="string" calcext:value-type="string">
            <text:p>Son père est peintre d'histoire et est membre de l'Institut d'Egypte / Il habite avec son frèreSon père est peintre d'histoire et est membre de l'Institut d'Egypte / Il habite avec son frèreSon père est peintre d'histoire et est membre de l'Institut d'Egypte / Il habite avec son frère</text:p>
          </table:table-cell>
          <table:table-cell/>
        </table:table-row>
        <table:table-row table:style-name="ro1">
          <table:table-cell office:value-type="float" office:value="10558" calcext:value-type="float">
            <text:p>10558</text:p>
          </table:table-cell>
          <table:table-cell office:value-type="string" calcext:value-type="string">
            <text:p>RIMET</text:p>
          </table:table-cell>
          <table:table-cell office:value-type="string" calcext:value-type="string">
            <text:p>Jean, Louis</text:p>
          </table:table-cell>
          <table:table-cell/>
          <table:table-cell table:style-name="ce5" office:value-type="string" calcext:value-type="string">
            <text:p>1874-12-06 00:00:00</text:p>
          </table:table-cell>
          <table:table-cell/>
          <table:table-cell office:value-type="string" calcext:value-type="string">
            <text:p>Rue Beaubourg, 33</text:p>
          </table:table-cell>
          <table:table-cell office:value-type="string" calcext:value-type="string">
            <text:p>Rue des Gravilliers, 24</text:p>
          </table:table-cell>
          <table:table-cell office:value-type="string" calcext:value-type="string">
            <text:p>AN F18 1819</text:p>
          </table:table-cell>
          <table:table-cell office:value-type="string" calcext:value-type="string">
            <text:p>Ouvrier lithographe de formation, il exploite 6 presses. / Il a appris la lithographie à l'Ecole régimentaire d'artillerie. / Il est associé depuis 16 ans avec le Sieur Pettré, et lui rachète en 1848 son imprimerie.Ouvrier lithographe de formation, il exploite 6 presses. / Il a appris la lithographie à l'Ecole régimentaire d'artillerie. / Il est associé depuis 16 ans avec le Sieur Pettré, et lui rachète en 1848 son imprimerie.Ouvrier lithographe de formation, il exploite 6 presses. / Il a appris la lithographie à l'Ecole régimentaire d'artillerie. / Il est associé depuis 16 ans avec le Sieur Pettré, et lui rachète en 1848 son imprimerie.</text:p>
          </table:table-cell>
          <table:table-cell office:value-type="string" calcext:value-type="string">
            <text:p>Son père est voiturier</text:p>
          </table:table-cell>
          <table:table-cell/>
        </table:table-row>
        <table:table-row table:style-name="ro1">
          <table:table-cell office:value-type="float" office:value="10559" calcext:value-type="float">
            <text:p>10559</text:p>
          </table:table-cell>
          <table:table-cell office:value-type="string" calcext:value-type="string">
            <text:p>RIVAGE</text:p>
          </table:table-cell>
          <table:table-cell office:value-type="string" calcext:value-type="string">
            <text:p>Pierre, Prosper</text:p>
          </table:table-cell>
          <table:table-cell table:number-columns-repeated="4"/>
          <table:table-cell office:value-type="string" calcext:value-type="string">
            <text:p>Rue Salle au Comte, 17</text:p>
          </table:table-cell>
          <table:table-cell office:value-type="string" calcext:value-type="string">
            <text:p>AN F18 1819</text:p>
          </table:table-cell>
          <table:table-cell office:value-type="string" calcext:value-type="string">
            <text:p>Garde national, il est dans la lithographie depuis 24 ans et associé au Sieur Marie.</text:p>
          </table:table-cell>
          <table:table-cell office:value-type="string" calcext:value-type="string">
            <text:p>Son père est tordeur d'huile</text:p>
          </table:table-cell>
          <table:table-cell/>
        </table:table-row>
        <table:table-row table:style-name="ro1">
          <table:table-cell office:value-type="float" office:value="10560" calcext:value-type="float">
            <text:p>10560</text:p>
          </table:table-cell>
          <table:table-cell office:value-type="string" calcext:value-type="string">
            <text:p>RIVAL</text:p>
          </table:table-cell>
          <table:table-cell office:value-type="string" calcext:value-type="string">
            <text:p>Chrétien</text:p>
          </table:table-cell>
          <table:table-cell table:number-columns-repeated="3"/>
          <table:table-cell office:value-type="string" calcext:value-type="string">
            <text:p>Passage du Caire, 127-128</text:p>
          </table:table-cell>
          <table:table-cell office:value-type="string" calcext:value-type="string">
            <text:p>Rue Poissonnière, 14</text:p>
          </table:table-cell>
          <table:table-cell office:value-type="string" calcext:value-type="string">
            <text:p>AN F18 1819</text:p>
          </table:table-cell>
          <table:table-cell office:value-type="string" calcext:value-type="string">
            <text:p>Il a d'abord travaillé 7 ans comme écrivain, dessinateur lithographe chez Bénard puis 9 ans imprimeur.</text:p>
          </table:table-cell>
          <table:table-cell table:number-columns-repeated="2"/>
        </table:table-row>
        <table:table-row table:style-name="ro1">
          <table:table-cell office:value-type="float" office:value="10561" calcext:value-type="float">
            <text:p>10561</text:p>
          </table:table-cell>
          <table:table-cell office:value-type="string" calcext:value-type="string">
            <text:p>RIVAUD DE LA CHALARDERIE</text:p>
          </table:table-cell>
          <table:table-cell office:value-type="string" calcext:value-type="string">
            <text:p>François</text:p>
          </table:table-cell>
          <table:table-cell table:style-name="ce5" office:value-type="string" calcext:value-type="string">
            <text:p>1836-12-02 00:00:00</text:p>
          </table:table-cell>
          <table:table-cell table:number-columns-repeated="2"/>
          <table:table-cell office:value-type="string" calcext:value-type="string">
            <text:p>rue des Bourdonnais, 34 (1863) / Rue Boucher, 1 &amp; 3 / <text:s/>rue des Bourdonnais, 34 (1863) / Rue Boucher, 1 &amp; 3 / <text:s/>rue des Bourdonnais, 34 (1863) / Rue Boucher, 1 &amp; 3 /</text:p>
          </table:table-cell>
          <table:table-cell/>
          <table:table-cell office:value-type="string" calcext:value-type="string">
            <text:p>AN F18 1819</text:p>
          </table:table-cell>
          <table:table-cell office:value-type="string" calcext:value-type="string">
            <text:p>Il a été condamné à une contravention de 5 000 frs en 1861 car il n'a pas fait le dépôt d'un écrit: L'Académie des pochardsIl a été condamné à une contravention de 5 000 frs en 1861 car il n'a pas fait le dépôt d'un écrit: L'Académie des pochardsIl a été condamné à une contravention de 5 000 frs en 1861 car il n'a pas fait le dépôt d'un écrit: L'Académie des pochards</text:p>
          </table:table-cell>
          <table:table-cell office:value-type="string" calcext:value-type="string">
            <text:p>Son père est secrétaire de l'administration forestière</text:p>
          </table:table-cell>
          <table:table-cell/>
        </table:table-row>
        <table:table-row table:style-name="ro1">
          <table:table-cell office:value-type="float" office:value="10562" calcext:value-type="float">
            <text:p>10562</text:p>
          </table:table-cell>
          <table:table-cell office:value-type="string" calcext:value-type="string">
            <text:p>RIVETTE</text:p>
          </table:table-cell>
          <table:table-cell office:value-type="string" calcext:value-type="string">
            <text:p>Benjamin</text:p>
          </table:table-cell>
          <table:table-cell table:style-name="ce5" office:value-type="string" calcext:value-type="string">
            <text:p>1841-09-03 00:00:00</text:p>
          </table:table-cell>
          <table:table-cell table:number-columns-repeated="2"/>
          <table:table-cell office:value-type="string" calcext:value-type="string">
            <text:p>rue des Enfants rouges, 2 / <text:s/>rue des Enfants rouges, 2 / <text:s/>rue des Enfants rouges, 2 /</text:p>
          </table:table-cell>
          <table:table-cell/>
          <table:table-cell office:value-type="string" calcext:value-type="string">
            <text:p>AN F18 1819</text:p>
          </table:table-cell>
          <table:table-cell office:value-type="string" calcext:value-type="string">
            <text:p>Il a été Maître de pension à Moulins</text:p>
          </table:table-cell>
          <table:table-cell office:value-type="string" calcext:value-type="string">
            <text:p>Son père est fabricant</text:p>
          </table:table-cell>
          <table:table-cell/>
        </table:table-row>
        <table:table-row table:style-name="ro1">
          <table:table-cell office:value-type="float" office:value="10563" calcext:value-type="float">
            <text:p>10563</text:p>
          </table:table-cell>
          <table:table-cell office:value-type="string" calcext:value-type="string">
            <text:p>ROBERT</text:p>
          </table:table-cell>
          <table:table-cell office:value-type="string" calcext:value-type="string">
            <text:p>Anne, Philippe, Edouard</text:p>
          </table:table-cell>
          <table:table-cell table:number-columns-repeated="3"/>
          <table:table-cell office:value-type="string" calcext:value-type="string">
            <text:p>rue de l'Université, 113 <text:s/>/ <text:s/>rue de l'Université, 113 <text:s/>/ <text:s/>rue de l'Université, 113 <text:s/>/</text:p>
          </table:table-cell>
          <table:table-cell/>
          <table:table-cell office:value-type="string" calcext:value-type="string">
            <text:p>AN F18 1820</text:p>
          </table:table-cell>
          <table:table-cell office:value-type="string" calcext:value-type="string">
            <text:p>Il est l'élève des peintres Gros et Girodet / Il est l'élève des peintres Gros et Girodet / Il est l'élève des peintres Gros et Girodet</text:p>
          </table:table-cell>
          <table:table-cell office:value-type="string" calcext:value-type="string">
            <text:p>Il est sourd-muet</text:p>
          </table:table-cell>
          <table:table-cell/>
        </table:table-row>
        <table:table-row table:style-name="ro1">
          <table:table-cell office:value-type="float" office:value="10564" calcext:value-type="float">
            <text:p>10564</text:p>
          </table:table-cell>
          <table:table-cell office:value-type="string" calcext:value-type="string">
            <text:p>ROBERT née GELIN</text:p>
          </table:table-cell>
          <table:table-cell office:value-type="string" calcext:value-type="string">
            <text:p>Françoise, Adrienne</text:p>
          </table:table-cell>
          <table:table-cell/>
          <table:table-cell table:style-name="ce5" office:value-type="string" calcext:value-type="string">
            <text:p>1879-03-04 00:00:00</text:p>
          </table:table-cell>
          <table:table-cell/>
          <table:table-cell office:value-type="string" calcext:value-type="string">
            <text:p>Rue de Charenton, 214 (1874) / Rue de Bercy, 43 / Rue de Bercy, 80 (1868)Rue de Charenton, 214 (1874) / Rue de Bercy, 43 / Rue de Bercy, 80 (1868)Rue de Charenton, 214 (1874) / Rue de Bercy, 43 / Rue de Bercy, 80 (1868)</text:p>
          </table:table-cell>
          <table:table-cell office:value-type="string" calcext:value-type="string">
            <text:p>Place de la Nativité, 6</text:p>
          </table:table-cell>
          <table:table-cell office:value-type="string" calcext:value-type="string">
            <text:p>AN F18 1820</text:p>
          </table:table-cell>
          <table:table-cell office:value-type="string" calcext:value-type="string">
            <text:p>Il est breveté imprimeur en lettres en 1872 et libraire en 1873 / Il est spécialisé dans les lettres de décès, de mariages, adresses et facturesIl est breveté imprimeur en lettres en 1872 et libraire en 1873 / Il est spécialisé dans les lettres de décès, de mariages, adresses et facturesIl est breveté imprimeur en lettres en 1872 et libraire en 1873 / Il est spécialisé dans les lettres de décès, de mariages, adresses et factures</text:p>
          </table:table-cell>
          <table:table-cell table:number-columns-repeated="2"/>
        </table:table-row>
        <table:table-row table:style-name="ro1">
          <table:table-cell office:value-type="float" office:value="10565" calcext:value-type="float">
            <text:p>10565</text:p>
          </table:table-cell>
          <table:table-cell office:value-type="string" calcext:value-type="string">
            <text:p>ROBERT</text:p>
          </table:table-cell>
          <table:table-cell office:value-type="string" calcext:value-type="string">
            <text:p>Hippolyte, Antoine</text:p>
          </table:table-cell>
          <table:table-cell table:number-columns-repeated="3"/>
          <table:table-cell office:value-type="string" calcext:value-type="string">
            <text:p>Rue de Bercy, 87 (1863) / Rue du Commerce, 6Rue de Bercy, 87 (1863) / Rue du Commerce, 6Rue de Bercy, 87 (1863) / Rue du Commerce, 6</text:p>
          </table:table-cell>
          <table:table-cell office:value-type="string" calcext:value-type="string">
            <text:p>Place Royale, 16</text:p>
          </table:table-cell>
          <table:table-cell office:value-type="string" calcext:value-type="string">
            <text:p>AN F18 1820</text:p>
          </table:table-cell>
          <table:table-cell office:value-type="string" calcext:value-type="string">
            <text:p>Il a exercé la profession d'écrivain lithographe.</text:p>
          </table:table-cell>
          <table:table-cell office:value-type="string" calcext:value-type="string">
            <text:p>Son père est ferblantier</text:p>
          </table:table-cell>
          <table:table-cell/>
        </table:table-row>
        <table:table-row table:style-name="ro1">
          <table:table-cell office:value-type="float" office:value="10566" calcext:value-type="float">
            <text:p>10566</text:p>
          </table:table-cell>
          <table:table-cell office:value-type="string" calcext:value-type="string">
            <text:p>ROBERT</text:p>
          </table:table-cell>
          <table:table-cell office:value-type="string" calcext:value-type="string">
            <text:p>Jean-Baptiste</text:p>
          </table:table-cell>
          <table:table-cell table:number-columns-repeated="4"/>
          <table:table-cell office:value-type="string" calcext:value-type="string">
            <text:p>Rue Platrière, 28 (Pré St Gervais)</text:p>
          </table:table-cell>
          <table:table-cell office:value-type="string" calcext:value-type="string">
            <text:p>AN F18 1820</text:p>
          </table:table-cell>
          <table:table-cell office:value-type="string" calcext:value-type="string">
            <text:p>Son brevet lui a été retiré car il a aidé à la distribution de gravures obscènes sans mention d'auteur ni d'imprimeur.</text:p>
          </table:table-cell>
          <table:table-cell office:value-type="string" calcext:value-type="string">
            <text:p>Son père est tireur de pierres</text:p>
          </table:table-cell>
          <table:table-cell/>
        </table:table-row>
        <table:table-row table:style-name="ro1">
          <table:table-cell office:value-type="float" office:value="10567" calcext:value-type="float">
            <text:p>10567</text:p>
          </table:table-cell>
          <table:table-cell office:value-type="string" calcext:value-type="string">
            <text:p>ROBINSON</text:p>
          </table:table-cell>
          <table:table-cell office:value-type="string" calcext:value-type="string">
            <text:p>Pierre, Prosper</text:p>
          </table:table-cell>
          <table:table-cell table:style-name="ce5" office:value-type="string" calcext:value-type="string">
            <text:p>1855-06-07 00:00:00</text:p>
          </table:table-cell>
          <table:table-cell table:number-columns-repeated="4"/>
          <table:table-cell office:value-type="string" calcext:value-type="string">
            <text:p>AN F18 1820</text:p>
          </table:table-cell>
          <table:table-cell office:value-type="string" calcext:value-type="string">
            <text:p>Il était breveté lithographe depuis 1853 à Angoulême. Il est spécialisé dans l'impression de planches de dessins propres aux constructions.</text:p>
          </table:table-cell>
          <table:table-cell table:number-columns-repeated="2"/>
        </table:table-row>
        <table:table-row table:style-name="ro1">
          <table:table-cell office:value-type="float" office:value="10568" calcext:value-type="float">
            <text:p>10568</text:p>
          </table:table-cell>
          <table:table-cell office:value-type="string" calcext:value-type="string">
            <text:p>ROCH</text:p>
          </table:table-cell>
          <table:table-cell office:value-type="string" calcext:value-type="string">
            <text:p>Xavier, Désiré</text:p>
          </table:table-cell>
          <table:table-cell table:number-columns-repeated="3"/>
          <table:table-cell office:value-type="string" calcext:value-type="string">
            <text:p>rue du Cherche midi, 33 / <text:s/>rue du Cherche midi, 33 / <text:s/>rue du Cherche midi, 33 /</text:p>
          </table:table-cell>
          <table:table-cell/>
          <table:table-cell office:value-type="string" calcext:value-type="string">
            <text:p>AN F18 1820</text:p>
          </table:table-cell>
          <table:table-cell office:value-type="string" calcext:value-type="string">
            <text:p>Il est employé chez le Sieur <text:s/>Guérin après avoir été calligraphe, écrivain lithographe et autographe</text:p>
          </table:table-cell>
          <table:table-cell office:value-type="string" calcext:value-type="string">
            <text:p>Son père est offcier</text:p>
          </table:table-cell>
          <table:table-cell/>
        </table:table-row>
        <table:table-row table:style-name="ro1">
          <table:table-cell office:value-type="float" office:value="10569" calcext:value-type="float">
            <text:p>10569</text:p>
          </table:table-cell>
          <table:table-cell office:value-type="string" calcext:value-type="string">
            <text:p>ROCHE</text:p>
          </table:table-cell>
          <table:table-cell office:value-type="string" calcext:value-type="string">
            <text:p>François, Vulfranc</text:p>
          </table:table-cell>
          <table:table-cell table:style-name="ce5" office:value-type="string" calcext:value-type="string">
            <text:p>1837-05-08 00:00:00</text:p>
          </table:table-cell>
          <table:table-cell table:number-columns-repeated="2"/>
          <table:table-cell office:value-type="string" calcext:value-type="string">
            <text:p>rue Quincampoix, 27 / Rue des Cinq Diamants, 27 / <text:s/>rue Quincampoix, 27 / Rue des Cinq Diamants, 27 / <text:s/>rue Quincampoix, 27 / Rue des Cinq Diamants, 27 /</text:p>
          </table:table-cell>
          <table:table-cell/>
          <table:table-cell office:value-type="string" calcext:value-type="string">
            <text:p>AN F18 1820</text:p>
          </table:table-cell>
          <table:table-cell office:value-type="string" calcext:value-type="string">
            <text:p>Il a été prote chez Didot jeune pendant 12 ans. <text:s/>/ Il exploite 7 presses en taille-douce avec 6 ouvriers gagnant 6 frs par jour. / Il est également breveté imprimeur en 1843 et taille-doucier en 1852.Il a été prote chez Didot jeune pendant 12 ans. <text:s/>/ Il exploite 7 presses en taille-douce avec 6 ouvriers gagnant 6 frs par jour. / Il est également breveté imprimeur en 1843 et taille-doucier en 1852.Il a été prote chez Didot jeune pendant 12 ans. <text:s/>/ Il exploite 7 presses en taille-douce avec 6 ouvriers gagnant 6 frs par jour. / Il est également breveté imprimeur en 1843 et taille-doucier en 1852.</text:p>
          </table:table-cell>
          <table:table-cell office:value-type="string" calcext:value-type="string">
            <text:p>Son père est tailleur d'habits</text:p>
          </table:table-cell>
          <table:table-cell/>
        </table:table-row>
        <table:table-row table:style-name="ro1">
          <table:table-cell office:value-type="float" office:value="10570" calcext:value-type="float">
            <text:p>10570</text:p>
          </table:table-cell>
          <table:table-cell office:value-type="string" calcext:value-type="string">
            <text:p>ROCHERIOU</text:p>
          </table:table-cell>
          <table:table-cell office:value-type="string" calcext:value-type="string">
            <text:p>Jules</text:p>
          </table:table-cell>
          <table:table-cell table:number-columns-repeated="3"/>
          <table:table-cell office:value-type="string" calcext:value-type="string">
            <text:p>rue du Faubourg St Martin, 172 <text:s/>/ <text:s/>rue du Faubourg St Martin, 172 <text:s/>/ <text:s/>rue du Faubourg St Martin, 172 <text:s/>/</text:p>
          </table:table-cell>
          <table:table-cell/>
          <table:table-cell office:value-type="string" calcext:value-type="string">
            <text:p>AN F18 1820 / AP D10 U3 30 n°11882 / AP D11 U3 185AN F18 1820 / AP D10 U3 30 n°11882 / AP D11 U3 185AN F18 1820 / AP D10 U3 30 n°11882 / AP D11 U3 185</text:p>
          </table:table-cell>
          <table:table-cell office:value-type="string" calcext:value-type="string">
            <text:p>Il est déclaré en faillite en 1854 / Il est poursuivi pour banqueroute simple et faux en écriture de commerce / Il a un actif de 4459 frs et un passif de 9158 frs / Il dirige l'imprimerie de Vitrouille en 1857Il est déclaré en faillite en 1854 / Il est poursuivi pour banqueroute simple et faux en écriture de commerce / Il a un actif de 4459 frs et un passif de 9158 frs / Il dirige l'imprimerie de Vitrouille en 1857Il est déclaré en faillite en 1854 / Il est poursuivi pour banqueroute simple et faux en écriture de commerce / Il a un actif de 4459 frs et un passif de 9158 frs / Il dirige l'imprimerie de Vitrouille en 1857</text:p>
          </table:table-cell>
          <table:table-cell office:value-type="string" calcext:value-type="string">
            <text:p>Son père est charcutier</text:p>
          </table:table-cell>
          <table:table-cell/>
        </table:table-row>
        <table:table-row table:style-name="ro1">
          <table:table-cell office:value-type="float" office:value="10571" calcext:value-type="float">
            <text:p>10571</text:p>
          </table:table-cell>
          <table:table-cell office:value-type="string" calcext:value-type="string">
            <text:p>ROCHETTE</text:p>
          </table:table-cell>
          <table:table-cell office:value-type="string" calcext:value-type="string">
            <text:p>Alfred, Eugène</text:p>
          </table:table-cell>
          <table:table-cell table:number-columns-repeated="3"/>
          <table:table-cell office:value-type="string" calcext:value-type="string">
            <text:p>rue d'Assas, 22 <text:s/>/ <text:s/>rue d'Assas, 22 <text:s/>/ <text:s/>rue d'Assas, 22 <text:s/>/</text:p>
          </table:table-cell>
          <table:table-cell/>
          <table:table-cell office:value-type="string" calcext:value-type="string">
            <text:p>AP D10 U3 35 n°19432 / AP D11 U3 369AP D10 U3 35 n°19432 / AP D11 U3 369AP D10 U3 35 n°19432 / AP D11 U3 369</text:p>
          </table:table-cell>
          <table:table-cell office:value-type="string" calcext:value-type="string">
            <text:p>Il fait faillite en 1862 avec un actif de 18290,20 frs et un passif de 49 548,15 frs</text:p>
          </table:table-cell>
          <table:table-cell table:number-columns-repeated="2"/>
        </table:table-row>
        <table:table-row table:style-name="ro1">
          <table:table-cell office:value-type="float" office:value="10572" calcext:value-type="float">
            <text:p>10572</text:p>
          </table:table-cell>
          <table:table-cell office:value-type="string" calcext:value-type="string">
            <text:p>RODIER</text:p>
          </table:table-cell>
          <table:table-cell office:value-type="string" calcext:value-type="string">
            <text:p>Eugène, François</text:p>
          </table:table-cell>
          <table:table-cell table:number-columns-repeated="3"/>
          <table:table-cell office:value-type="string" calcext:value-type="string">
            <text:p>Rue Lamartine, 27 (1858)</text:p>
          </table:table-cell>
          <table:table-cell office:value-type="string" calcext:value-type="string">
            <text:p>Rue de Cléry, 17</text:p>
          </table:table-cell>
          <table:table-cell office:value-type="string" calcext:value-type="string">
            <text:p>AN F18 1820</text:p>
          </table:table-cell>
          <table:table-cell office:value-type="string" calcext:value-type="string">
            <text:p>Il est tout d'abord fabricant de tissus.</text:p>
          </table:table-cell>
          <table:table-cell table:number-columns-repeated="2"/>
        </table:table-row>
        <table:table-row table:style-name="ro1">
          <table:table-cell office:value-type="float" office:value="10573" calcext:value-type="float">
            <text:p>10573</text:p>
          </table:table-cell>
          <table:table-cell office:value-type="string" calcext:value-type="string">
            <text:p>ROEHN</text:p>
          </table:table-cell>
          <table:table-cell office:value-type="string" calcext:value-type="string">
            <text:p>Adolphe, Eugène, Gabriel</text:p>
          </table:table-cell>
          <table:table-cell table:style-name="ce5" office:value-type="string" calcext:value-type="string">
            <text:p>1829-09-09 00:00:00</text:p>
          </table:table-cell>
          <table:table-cell table:number-columns-repeated="2"/>
          <table:table-cell office:value-type="string" calcext:value-type="string">
            <text:p>rue de Grenelle St Germain, 59 <text:s/>/ <text:s/>rue de Grenelle St Germain, 59 <text:s/>/</text:p>
          </table:table-cell>
          <table:table-cell/>
          <table:table-cell office:value-type="string" calcext:value-type="string">
            <text:p>AN F18 1820</text:p>
          </table:table-cell>
          <table:table-cell office:value-type="string" calcext:value-type="string">
            <text:p>Peintre, il publie une collection de portratis des pairs de France.</text:p>
          </table:table-cell>
          <table:table-cell office:value-type="string" calcext:value-type="string">
            <text:p>Son père est peintre / Son beau-père et sa belle-mère sont morts sur l'échafaud pendant la terreurSon père est peintre / Son beau-père et sa belle-mère sont morts sur l'échafaud pendant la terreur</text:p>
          </table:table-cell>
          <table:table-cell/>
        </table:table-row>
        <table:table-row table:style-name="ro1">
          <table:table-cell office:value-type="float" office:value="10574" calcext:value-type="float">
            <text:p>10574</text:p>
          </table:table-cell>
          <table:table-cell office:value-type="string" calcext:value-type="string">
            <text:p>ROGER</text:p>
          </table:table-cell>
          <table:table-cell office:value-type="string" calcext:value-type="string">
            <text:p>Victor, Félix, Constant</text:p>
          </table:table-cell>
          <table:table-cell/>
          <table:table-cell table:style-name="ce5" office:value-type="string" calcext:value-type="string">
            <text:p>1839-11-05 00:00:00</text:p>
          </table:table-cell>
          <table:table-cell/>
          <table:table-cell office:value-type="string" calcext:value-type="string">
            <text:p>rue Richer, 7 / <text:s/>rue Richer, 7 /</text:p>
          </table:table-cell>
          <table:table-cell/>
          <table:table-cell office:value-type="string" calcext:value-type="string">
            <text:p>AN F18 1820</text:p>
          </table:table-cell>
          <table:table-cell office:value-type="string" calcext:value-type="string">
            <text:p>Il est associé au Sieur Adrien et a acheté son imprimerie.</text:p>
          </table:table-cell>
          <table:table-cell office:value-type="string" calcext:value-type="string">
            <text:p>Son père est marchand</text:p>
          </table:table-cell>
          <table:table-cell/>
        </table:table-row>
        <table:table-row table:style-name="ro1">
          <table:table-cell office:value-type="float" office:value="10575" calcext:value-type="float">
            <text:p>10575</text:p>
          </table:table-cell>
          <table:table-cell office:value-type="string" calcext:value-type="string">
            <text:p>ROHARD</text:p>
          </table:table-cell>
          <table:table-cell office:value-type="string" calcext:value-type="string">
            <text:p>François, Edouard</text:p>
          </table:table-cell>
          <table:table-cell table:number-columns-repeated="3"/>
          <table:table-cell office:value-type="string" calcext:value-type="string">
            <text:p>rue de Grenelle St Germain, 59 / <text:s/>rue de Grenelle St Germain, 59 /</text:p>
          </table:table-cell>
          <table:table-cell/>
          <table:table-cell office:value-type="string" calcext:value-type="string">
            <text:p>AN F18 1820</text:p>
          </table:table-cell>
          <table:table-cell office:value-type="string" calcext:value-type="string">
            <text:p>Il a été 10 ans ouvrier chez le Sieur Lemercier. / Il veut s'occuper de la confection des couleurs pour imprimer.Il a été 10 ans ouvrier chez le Sieur Lemercier. / Il veut s'occuper de la confection des couleurs pour imprimer.</text:p>
          </table:table-cell>
          <table:table-cell office:value-type="string" calcext:value-type="string">
            <text:p>Son père est tailleur d'habits</text:p>
          </table:table-cell>
          <table:table-cell/>
        </table:table-row>
        <table:table-row table:style-name="ro1">
          <table:table-cell office:value-type="float" office:value="10576" calcext:value-type="float">
            <text:p>10576</text:p>
          </table:table-cell>
          <table:table-cell office:value-type="string" calcext:value-type="string">
            <text:p>ROISSY DE</text:p>
          </table:table-cell>
          <table:table-cell office:value-type="string" calcext:value-type="string">
            <text:p>Alfred, Félix</text:p>
          </table:table-cell>
          <table:table-cell table:style-name="ce5" office:value-type="string" calcext:value-type="string">
            <text:p>1831-08-02 00:00:00</text:p>
          </table:table-cell>
          <table:table-cell table:number-columns-repeated="4"/>
          <table:table-cell office:value-type="string" calcext:value-type="string">
            <text:p>AN F18 1820</text:p>
          </table:table-cell>
          <table:table-cell office:value-type="string" calcext:value-type="string">
            <text:p>Il a été 10 ans préfet à Mantes sur Seine.</text:p>
          </table:table-cell>
          <table:table-cell office:value-type="string" calcext:value-type="string">
            <text:p>Il est chevalier de la Légion d'honneur</text:p>
          </table:table-cell>
          <table:table-cell/>
        </table:table-row>
        <table:table-row table:style-name="ro1">
          <table:table-cell office:value-type="float" office:value="10577" calcext:value-type="float">
            <text:p>10577</text:p>
          </table:table-cell>
          <table:table-cell office:value-type="string" calcext:value-type="string">
            <text:p>ROLAND</text:p>
          </table:table-cell>
          <table:table-cell office:value-type="string" calcext:value-type="string">
            <text:p>Armand</text:p>
          </table:table-cell>
          <table:table-cell table:style-name="ce5" office:value-type="string" calcext:value-type="string">
            <text:p>1859-04-10 00:00:00</text:p>
          </table:table-cell>
          <table:table-cell table:number-columns-repeated="2"/>
          <table:table-cell office:value-type="string" calcext:value-type="string">
            <text:p>rue le Regrattier, 14 <text:s/>/ <text:s/>rue le Regrattier, 14 <text:s/>/</text:p>
          </table:table-cell>
          <table:table-cell/>
          <table:table-cell office:value-type="string" calcext:value-type="string">
            <text:p>AN F18 1820</text:p>
          </table:table-cell>
          <table:table-cell/>
          <table:table-cell office:value-type="string" calcext:value-type="string">
            <text:p>Son père est imprimeur</text:p>
          </table:table-cell>
          <table:table-cell/>
        </table:table-row>
        <table:table-row table:style-name="ro1">
          <table:table-cell office:value-type="float" office:value="10578" calcext:value-type="float">
            <text:p>10578</text:p>
          </table:table-cell>
          <table:table-cell office:value-type="string" calcext:value-type="string">
            <text:p>ROMETTE</text:p>
          </table:table-cell>
          <table:table-cell office:value-type="string" calcext:value-type="string">
            <text:p>Eugène, Adolphe, Ferdinand</text:p>
          </table:table-cell>
          <table:table-cell table:number-columns-repeated="3"/>
          <table:table-cell office:value-type="string" calcext:value-type="string">
            <text:p>rue du Cherche midi, 60 / <text:s/>rue du Cherche midi, 60 /</text:p>
          </table:table-cell>
          <table:table-cell office:value-type="string" calcext:value-type="string">
            <text:p>Boulevard Montparnasse, 90</text:p>
          </table:table-cell>
          <table:table-cell office:value-type="string" calcext:value-type="string">
            <text:p>AN F18 2230</text:p>
          </table:table-cell>
          <table:table-cell table:number-columns-repeated="3"/>
        </table:table-row>
        <table:table-row table:style-name="ro1">
          <table:table-cell office:value-type="float" office:value="10579" calcext:value-type="float">
            <text:p>10579</text:p>
          </table:table-cell>
          <table:table-cell office:value-type="string" calcext:value-type="string">
            <text:p>ROMMETIN</text:p>
          </table:table-cell>
          <table:table-cell office:value-type="string" calcext:value-type="string">
            <text:p>Félix, Xavier</text:p>
          </table:table-cell>
          <table:table-cell table:number-columns-repeated="3"/>
          <table:table-cell office:value-type="string" calcext:value-type="string">
            <text:p>rue Sorbonne, 4 / <text:s/>rue Sorbonne, 4 /</text:p>
          </table:table-cell>
          <table:table-cell/>
          <table:table-cell office:value-type="string" calcext:value-type="string">
            <text:p>AN F18 1821</text:p>
          </table:table-cell>
          <table:table-cell office:value-type="string" calcext:value-type="string">
            <text:p>Il a travaillé tout d'abord dans un établissement dirigé par des jésuites comme écrivain lithographe, puis 3 ans chez le Sieur Castille et 2 ans chez Lemercier.</text:p>
          </table:table-cell>
          <table:table-cell table:number-columns-repeated="2"/>
        </table:table-row>
        <table:table-row table:style-name="ro1">
          <table:table-cell office:value-type="float" office:value="10580" calcext:value-type="float">
            <text:p>10580</text:p>
          </table:table-cell>
          <table:table-cell office:value-type="string" calcext:value-type="string">
            <text:p>RONDET</text:p>
          </table:table-cell>
          <table:table-cell office:value-type="string" calcext:value-type="string">
            <text:p>Maurice</text:p>
          </table:table-cell>
          <table:table-cell table:number-columns-repeated="3"/>
          <table:table-cell office:value-type="string" calcext:value-type="string">
            <text:p>rue de la Cerisaie, 27 (1871) / <text:s/>rue de la Cerisaie, 27 (1871) /</text:p>
          </table:table-cell>
          <table:table-cell/>
          <table:table-cell office:value-type="string" calcext:value-type="string">
            <text:p>AN F18 2230</text:p>
          </table:table-cell>
          <table:table-cell office:value-type="string" calcext:value-type="string">
            <text:p>Il est breveté à Paris puis à St Maur les Fossés / Il est également breveté typographe et taille-doucier en 1879.Il est breveté à Paris puis à St Maur les Fossés / Il est également breveté typographe et taille-doucier en 1879.</text:p>
          </table:table-cell>
          <table:table-cell table:number-columns-repeated="2"/>
        </table:table-row>
        <table:table-row table:style-name="ro1">
          <table:table-cell office:value-type="float" office:value="10581" calcext:value-type="float">
            <text:p>10581</text:p>
          </table:table-cell>
          <table:table-cell office:value-type="string" calcext:value-type="string">
            <text:p>ROSSLER</text:p>
          </table:table-cell>
          <table:table-cell office:value-type="string" calcext:value-type="string">
            <text:p>Alexandre, Prudent</text:p>
          </table:table-cell>
          <table:table-cell table:number-columns-repeated="3"/>
          <table:table-cell office:value-type="string" calcext:value-type="string">
            <text:p>rue St Honoré, 396 / <text:s/>rue St Honoré, 396 /</text:p>
          </table:table-cell>
          <table:table-cell/>
          <table:table-cell office:value-type="string" calcext:value-type="string">
            <text:p>AN F18 1821</text:p>
          </table:table-cell>
          <table:table-cell office:value-type="string" calcext:value-type="string">
            <text:p>Il souhaite posséder une presse lithographique pour faire des reports en couleurs sur presse en taille-douce pour des étiquettes. / Il est également breveté taille-doucier en 1858 et libraire en 1870Il souhaite posséder une presse lithographique pour faire des reports en couleurs sur presse en taille-douce pour des étiquettes. / Il est également breveté taille-doucier en 1858 et libraire en 1870</text:p>
          </table:table-cell>
          <table:table-cell table:number-columns-repeated="2"/>
        </table:table-row>
        <table:table-row table:style-name="ro1">
          <table:table-cell office:value-type="float" office:value="10582" calcext:value-type="float">
            <text:p>10582</text:p>
          </table:table-cell>
          <table:table-cell office:value-type="string" calcext:value-type="string">
            <text:p>ROSSLER</text:p>
          </table:table-cell>
          <table:table-cell office:value-type="string" calcext:value-type="string">
            <text:p>Joseph, Edouard</text:p>
          </table:table-cell>
          <table:table-cell table:number-columns-repeated="3"/>
          <table:table-cell office:value-type="string" calcext:value-type="string">
            <text:p>rue du Faubourg St Honoré, 14 <text:s/>/ <text:s/>rue du Faubourg St Honoré, 14 <text:s/>/</text:p>
          </table:table-cell>
          <table:table-cell office:value-type="string" calcext:value-type="string">
            <text:p>Rue St Honoré, 63</text:p>
          </table:table-cell>
          <table:table-cell office:value-type="string" calcext:value-type="string">
            <text:p>AN F18 2230</text:p>
          </table:table-cell>
          <table:table-cell office:value-type="string" calcext:value-type="string">
            <text:p>Il est également breveté imprimeur en lettres et taille-doucier en 1874 / Il est spécialisé dans les cartes de visites, enveloppes et en-têtes de lettres.Il est également breveté imprimeur en lettres et taille-doucier en 1874 / Il est spécialisé dans les cartes de visites, enveloppes et en-têtes de lettres.</text:p>
          </table:table-cell>
          <table:table-cell table:number-columns-repeated="2"/>
        </table:table-row>
        <table:table-row table:style-name="ro1">
          <table:table-cell office:value-type="float" office:value="10583" calcext:value-type="float">
            <text:p>10583</text:p>
          </table:table-cell>
          <table:table-cell office:value-type="string" calcext:value-type="string">
            <text:p>ROUEN</text:p>
          </table:table-cell>
          <table:table-cell office:value-type="string" calcext:value-type="string">
            <text:p>Jean-Baptiste, Adolphe</text:p>
          </table:table-cell>
          <table:table-cell table:style-name="ce5" office:value-type="string" calcext:value-type="string">
            <text:p>1852-08-07 00:00:00</text:p>
          </table:table-cell>
          <table:table-cell table:number-columns-repeated="2"/>
          <table:table-cell office:value-type="string" calcext:value-type="string">
            <text:p>rue du Nord / <text:s/>rue du Nord /</text:p>
          </table:table-cell>
          <table:table-cell/>
          <table:table-cell office:value-type="string" calcext:value-type="string">
            <text:p>AN F18 1821</text:p>
          </table:table-cell>
          <table:table-cell office:value-type="string" calcext:value-type="string">
            <text:p>Il est propriétaire de son imprimerie où il exploite 6 presses pour des étiquettes de parfumerie et des papiers fantaisie.</text:p>
          </table:table-cell>
          <table:table-cell office:value-type="string" calcext:value-type="string">
            <text:p>Son père est employé des droits réunis</text:p>
          </table:table-cell>
          <table:table-cell/>
        </table:table-row>
        <table:table-row table:style-name="ro1">
          <table:table-cell office:value-type="float" office:value="10584" calcext:value-type="float">
            <text:p>10584</text:p>
          </table:table-cell>
          <table:table-cell office:value-type="string" calcext:value-type="string">
            <text:p>ROUGET DE LISLE</text:p>
          </table:table-cell>
          <table:table-cell office:value-type="string" calcext:value-type="string">
            <text:p>Thomas, Amédée</text:p>
          </table:table-cell>
          <table:table-cell table:style-name="ce5" office:value-type="string" calcext:value-type="string">
            <text:p>1839-12-08 00:00:00</text:p>
          </table:table-cell>
          <table:table-cell table:number-columns-repeated="2"/>
          <table:table-cell office:value-type="string" calcext:value-type="string">
            <text:p>Rue du Faubourg Poissonnière, 8</text:p>
          </table:table-cell>
          <table:table-cell office:value-type="string" calcext:value-type="string">
            <text:p>Passage des Petites Ecuries, 20</text:p>
          </table:table-cell>
          <table:table-cell office:value-type="string" calcext:value-type="string">
            <text:p>AN F18 1821</text:p>
          </table:table-cell>
          <table:table-cell office:value-type="string" calcext:value-type="string">
            <text:p>Il est l'élève de M. Chevreul (chimiste) à l'Ecole des Mines. <text:s/>/ Il a été receveur des douanes à Strasbourg. / Il dirige plusieurs établissements, l'un de laines teintées7 et 9 rue St Denis, l'autre consacré à la vente de modèles de canevas et de broderies dirigé par sa femme, 8 rue du Faubourg Poissonnière. / Il veut imprimer en noir et en couleurs des canevas, papiers et tissus destinés à servir de modèles pour les broderies de Nancy et autres travaux d'aiguille en chromographieIl est l'élève de M. Chevreul (chimiste) à l'Ecole des Mines. <text:s/>/ Il a été receveur des douanes à Strasbourg. / Il dirige plusieurs établissements, l'un de laines teintées7 et 9 rue St Denis, l'autre consacré à la vente de modèles de canevas et de broderies dirigé par sa femme, 8 rue du Faubourg Poissonnière. / Il veut imprimer en noir et en couleurs des canevas, papiers et tissus destinés à servir de modèles pour les broderies de Nancy et autres travaux d'aiguille en chromographie</text:p>
          </table:table-cell>
          <table:table-cell office:value-type="string" calcext:value-type="string">
            <text:p>Son père est receveur prinicpal et entreposeur de tabac</text:p>
          </table:table-cell>
          <table:table-cell/>
        </table:table-row>
        <table:table-row table:style-name="ro1">
          <table:table-cell office:value-type="float" office:value="10585" calcext:value-type="float">
            <text:p>10585</text:p>
          </table:table-cell>
          <table:table-cell office:value-type="string" calcext:value-type="string">
            <text:p>ROUGIER</text:p>
          </table:table-cell>
          <table:table-cell office:value-type="string" calcext:value-type="string">
            <text:p>Etienne</text:p>
          </table:table-cell>
          <table:table-cell table:number-columns-repeated="3"/>
          <table:table-cell office:value-type="string" calcext:value-type="string">
            <text:p>Rue Ternaux, 6 (1857)</text:p>
          </table:table-cell>
          <table:table-cell office:value-type="string" calcext:value-type="string">
            <text:p>Rue St Paul, 18</text:p>
          </table:table-cell>
          <table:table-cell office:value-type="string" calcext:value-type="string">
            <text:p>AN F18 1821</text:p>
          </table:table-cell>
          <table:table-cell office:value-type="string" calcext:value-type="string">
            <text:p>Il a été apprenti chez Aubert et Philippon puis chez Marcilly puis ouvrier lithographe à l'Imprimerie Impériale. / Il est spécialisé dans l'impression de l'imagerie et des tirages de devants de cheminée.Il a été apprenti chez Aubert et Philippon puis chez Marcilly puis ouvrier lithographe à l'Imprimerie Impériale. / Il est spécialisé dans l'impression de l'imagerie et des tirages de devants de cheminée.</text:p>
          </table:table-cell>
          <table:table-cell office:value-type="string" calcext:value-type="string">
            <text:p>Il marié et père de 2 enfants</text:p>
          </table:table-cell>
          <table:table-cell/>
        </table:table-row>
        <table:table-row table:style-name="ro1">
          <table:table-cell office:value-type="float" office:value="10586" calcext:value-type="float">
            <text:p>10586</text:p>
          </table:table-cell>
          <table:table-cell office:value-type="string" calcext:value-type="string">
            <text:p>ROUMENGOU-COUSTELLIER</text:p>
          </table:table-cell>
          <table:table-cell office:value-type="string" calcext:value-type="string">
            <text:p>Jean, Victor</text:p>
          </table:table-cell>
          <table:table-cell/>
          <table:table-cell table:style-name="ce5" office:value-type="string" calcext:value-type="string">
            <text:p>1859-06-01 00:00:00</text:p>
          </table:table-cell>
          <table:table-cell/>
          <table:table-cell office:value-type="string" calcext:value-type="string">
            <text:p>Rue des Enfants Rouges, 6 (1850) / Rue du Grand Chantier, 10 (1853) / Rue des Vieilles Haudriettes, 2Rue des Enfants Rouges, 6 (1850) / Rue du Grand Chantier, 10 (1853) / Rue des Vieilles Haudriettes, 2</text:p>
          </table:table-cell>
          <table:table-cell office:value-type="string" calcext:value-type="string">
            <text:p>rue des Enfants rouges, 6 / Créteil rue des Enfants rouges, 6 / Créteil</text:p>
          </table:table-cell>
          <table:table-cell office:value-type="string" calcext:value-type="string">
            <text:p>AN F18 1821</text:p>
          </table:table-cell>
          <table:table-cell office:value-type="string" calcext:value-type="string">
            <text:p>Artiste, puis dessinateur sur pierres, il est entrepreneur d'étiquettes de commerce et de lithographies pour les éventaillistes.</text:p>
          </table:table-cell>
          <table:table-cell office:value-type="string" calcext:value-type="string">
            <text:p>Il a été victime des derniers désastres qui ont touché l'Ile de la Gaudeloupe</text:p>
          </table:table-cell>
          <table:table-cell/>
        </table:table-row>
        <table:table-row table:style-name="ro1">
          <table:table-cell office:value-type="float" office:value="10587" calcext:value-type="float">
            <text:p>10587</text:p>
          </table:table-cell>
          <table:table-cell office:value-type="string" calcext:value-type="string">
            <text:p>ROUSSAT</text:p>
          </table:table-cell>
          <table:table-cell office:value-type="string" calcext:value-type="string">
            <text:p>Antoine</text:p>
          </table:table-cell>
          <table:table-cell table:number-columns-repeated="3"/>
          <table:table-cell office:value-type="string" calcext:value-type="string">
            <text:p>rue de la Grande Truanderie, 2 / <text:s/>rue de la Grande Truanderie, 2 /</text:p>
          </table:table-cell>
          <table:table-cell/>
          <table:table-cell office:value-type="string" calcext:value-type="string">
            <text:p>AN F18 1821</text:p>
          </table:table-cell>
          <table:table-cell office:value-type="string" calcext:value-type="string">
            <text:p>Ouvrier lithographe de formation, il a acheté l'atelier de Blanchard. / Il est spécialisé dans les travaux de ville.Ouvrier lithographe de formation, il a acheté l'atelier de Blanchard. / Il est spécialisé dans les travaux de ville.</text:p>
          </table:table-cell>
          <table:table-cell table:number-columns-repeated="2"/>
        </table:table-row>
        <table:table-row table:style-name="ro1">
          <table:table-cell office:value-type="float" office:value="10588" calcext:value-type="float">
            <text:p>10588</text:p>
          </table:table-cell>
          <table:table-cell office:value-type="string" calcext:value-type="string">
            <text:p>ROUSSAUX</text:p>
          </table:table-cell>
          <table:table-cell office:value-type="string" calcext:value-type="string">
            <text:p>François, Edouard</text:p>
          </table:table-cell>
          <table:table-cell table:style-name="ce5" office:value-type="string" calcext:value-type="string">
            <text:p>1860-05-11 00:00:00</text:p>
          </table:table-cell>
          <table:table-cell table:number-columns-repeated="2"/>
          <table:table-cell office:value-type="string" calcext:value-type="string">
            <text:p>Rue du Jardinet, 12</text:p>
          </table:table-cell>
          <table:table-cell office:value-type="string" calcext:value-type="string">
            <text:p>Rue de Buci, 11</text:p>
          </table:table-cell>
          <table:table-cell office:value-type="string" calcext:value-type="string">
            <text:p>AN F18 1822</text:p>
          </table:table-cell>
          <table:table-cell office:value-type="string" calcext:value-type="string">
            <text:p>Il est employé 12 ans comme dessinateur lithographe chez Kaeppelin. / Il veut imprimer des cartes de géographies et albums pour les fabricants de bronze et de meubles.Il est employé 12 ans comme dessinateur lithographe chez Kaeppelin. / Il veut imprimer des cartes de géographies et albums pour les fabricants de bronze et de meubles.</text:p>
          </table:table-cell>
          <table:table-cell office:value-type="string" calcext:value-type="string">
            <text:p>Son père est garçon de bureau au Ministère des Finances</text:p>
          </table:table-cell>
          <table:table-cell/>
        </table:table-row>
        <table:table-row table:style-name="ro1">
          <table:table-cell office:value-type="float" office:value="10589" calcext:value-type="float">
            <text:p>10589</text:p>
          </table:table-cell>
          <table:table-cell office:value-type="string" calcext:value-type="string">
            <text:p>ROUSSEAU</text:p>
          </table:table-cell>
          <table:table-cell office:value-type="string" calcext:value-type="string">
            <text:p>Louis, Marie</text:p>
          </table:table-cell>
          <table:table-cell table:number-columns-repeated="4"/>
          <table:table-cell office:value-type="string" calcext:value-type="string">
            <text:p>Rue St Honoré, 276</text:p>
          </table:table-cell>
          <table:table-cell office:value-type="string" calcext:value-type="string">
            <text:p>AN F18 2230</text:p>
          </table:table-cell>
          <table:table-cell office:value-type="string" calcext:value-type="string">
            <text:p>Après avoir exercé la profession de pharmacien, il est possesseur d'une presse typo-lithographique Guérin-Nicolas pour imprimer des lettres et en autographie, ses circulaires, prospectus, factures et étiquettes.</text:p>
          </table:table-cell>
          <table:table-cell table:number-columns-repeated="2"/>
        </table:table-row>
        <table:table-row table:style-name="ro1">
          <table:table-cell office:value-type="float" office:value="10590" calcext:value-type="float">
            <text:p>10590</text:p>
          </table:table-cell>
          <table:table-cell office:value-type="string" calcext:value-type="string">
            <text:p>ROUSSEAUX</text:p>
          </table:table-cell>
          <table:table-cell office:value-type="string" calcext:value-type="string">
            <text:p>Prosper, Désiré</text:p>
          </table:table-cell>
          <table:table-cell table:number-columns-repeated="3"/>
          <table:table-cell office:value-type="string" calcext:value-type="string">
            <text:p>Rue du Faubourg Poissonnière, 6</text:p>
          </table:table-cell>
          <table:table-cell office:value-type="string" calcext:value-type="string">
            <text:p>Rue Hauteville, 12</text:p>
          </table:table-cell>
          <table:table-cell office:value-type="string" calcext:value-type="string">
            <text:p>AN F18 1822</text:p>
          </table:table-cell>
          <table:table-cell office:value-type="string" calcext:value-type="string">
            <text:p>Il est l'acquéreur du fonds de Lefèvre</text:p>
          </table:table-cell>
          <table:table-cell office:value-type="string" calcext:value-type="string">
            <text:p>Son père est manouvrier</text:p>
          </table:table-cell>
          <table:table-cell/>
        </table:table-row>
        <table:table-row table:style-name="ro1">
          <table:table-cell office:value-type="float" office:value="10591" calcext:value-type="float">
            <text:p>10591</text:p>
          </table:table-cell>
          <table:table-cell office:value-type="string" calcext:value-type="string">
            <text:p>ROUSSELOT</text:p>
          </table:table-cell>
          <table:table-cell office:value-type="string" calcext:value-type="string">
            <text:p>Jean-Baptiste</text:p>
          </table:table-cell>
          <table:table-cell table:number-columns-repeated="3"/>
          <table:table-cell office:value-type="string" calcext:value-type="string">
            <text:p>rue St Jacques, 21 <text:s/>/</text:p>
          </table:table-cell>
          <table:table-cell/>
          <table:table-cell office:value-type="string" calcext:value-type="string">
            <text:p>AN F18 1822</text:p>
          </table:table-cell>
          <table:table-cell office:value-type="string" calcext:value-type="string">
            <text:p>Editeur d'estampes, il obtient 2 brevets d'imprimeur lithographe en 1848 et en 1860. Il est également breveté en 1852 taille-doucier. Il souhaite imprime de l'imagerie religieuse.</text:p>
          </table:table-cell>
          <table:table-cell office:value-type="string" calcext:value-type="string">
            <text:p>Sa femme est coloriste</text:p>
          </table:table-cell>
          <table:table-cell/>
        </table:table-row>
        <table:table-row table:style-name="ro1">
          <table:table-cell office:value-type="float" office:value="10592" calcext:value-type="float">
            <text:p>10592</text:p>
          </table:table-cell>
          <table:table-cell office:value-type="string" calcext:value-type="string">
            <text:p>ROUSSET-BOUCHER</text:p>
          </table:table-cell>
          <table:table-cell office:value-type="string" calcext:value-type="string">
            <text:p>Jean</text:p>
          </table:table-cell>
          <table:table-cell table:number-columns-repeated="3"/>
          <table:table-cell office:value-type="string" calcext:value-type="string">
            <text:p>rue Neuve St Merry, 29 /</text:p>
          </table:table-cell>
          <table:table-cell/>
          <table:table-cell office:value-type="string" calcext:value-type="string">
            <text:p>AN F18 2230</text:p>
          </table:table-cell>
          <table:table-cell office:value-type="string" calcext:value-type="string">
            <text:p>Il obtient également l'autorisation d'une presse typographique. <text:s/>Il est fabricant de registres.</text:p>
          </table:table-cell>
          <table:table-cell table:number-columns-repeated="2"/>
        </table:table-row>
        <table:table-row table:style-name="ro1">
          <table:table-cell office:value-type="float" office:value="10593" calcext:value-type="float">
            <text:p>10593</text:p>
          </table:table-cell>
          <table:table-cell office:value-type="string" calcext:value-type="string">
            <text:p>ROUX-MOLLARD</text:p>
          </table:table-cell>
          <table:table-cell office:value-type="string" calcext:value-type="string">
            <text:p>Antoine</text:p>
          </table:table-cell>
          <table:table-cell/>
          <table:table-cell table:style-name="ce5" office:value-type="string" calcext:value-type="string">
            <text:p>1859-04-05 00:00:00</text:p>
          </table:table-cell>
          <table:table-cell/>
          <table:table-cell office:value-type="string" calcext:value-type="string">
            <text:p>rue Martel, 8</text:p>
          </table:table-cell>
          <table:table-cell/>
          <table:table-cell office:value-type="string" calcext:value-type="string">
            <text:p>AN F18 1822</text:p>
          </table:table-cell>
          <table:table-cell office:value-type="string" calcext:value-type="string">
            <text:p>Ouvrier lithographe de formation, il possède l'autorisation en 1855 de faire usage d'une presse en taille douce. Il souhaite reprendre l'imprimerie lithographique qu'il a fondé avec 7 autres ouvriers sous la raison Deulin et Cie. Le gérant Deulin s'est enfui en Angleterre en emportant 10 000 frs, la société a été dissoute.</text:p>
          </table:table-cell>
          <table:table-cell table:number-columns-repeated="2"/>
        </table:table-row>
        <table:table-row table:style-name="ro1">
          <table:table-cell office:value-type="float" office:value="10594" calcext:value-type="float">
            <text:p>10594</text:p>
          </table:table-cell>
          <table:table-cell office:value-type="string" calcext:value-type="string">
            <text:p>ROUZEAU</text:p>
          </table:table-cell>
          <table:table-cell office:value-type="string" calcext:value-type="string">
            <text:p>Charles, Eloi, Gustave</text:p>
          </table:table-cell>
          <table:table-cell table:number-columns-repeated="5"/>
          <table:table-cell office:value-type="string" calcext:value-type="string">
            <text:p>AN F18 1822</text:p>
          </table:table-cell>
          <table:table-cell office:value-type="string" calcext:value-type="string">
            <text:p>Il a tout d'abord été élève en pharmacie. Il récupère ce brevet parisien en échange de celui qu'il exploite à Belleville depuis 1840. Il succède à son frère libraire et papetier. / Il souhaite faire des travaux de ville.</text:p>
          </table:table-cell>
          <table:table-cell office:value-type="string" calcext:value-type="string">
            <text:p>Son père est tailleur</text:p>
          </table:table-cell>
          <table:table-cell/>
        </table:table-row>
        <table:table-row table:style-name="ro1">
          <table:table-cell office:value-type="float" office:value="10595" calcext:value-type="float">
            <text:p>10595</text:p>
          </table:table-cell>
          <table:table-cell office:value-type="string" calcext:value-type="string">
            <text:p>ROYER</text:p>
          </table:table-cell>
          <table:table-cell office:value-type="string" calcext:value-type="string">
            <text:p>Pierre, Léon</text:p>
          </table:table-cell>
          <table:table-cell/>
          <table:table-cell table:style-name="ce5" office:value-type="string" calcext:value-type="string">
            <text:p>1857-04-11 00:00:00</text:p>
          </table:table-cell>
          <table:table-cell/>
          <table:table-cell office:value-type="string" calcext:value-type="string">
            <text:p>Rue Montholon, 22 (1855) / Passage Saulnier, 10</text:p>
          </table:table-cell>
          <table:table-cell office:value-type="string" calcext:value-type="string">
            <text:p>Rue Bellefonds, 20</text:p>
          </table:table-cell>
          <table:table-cell office:value-type="string" calcext:value-type="string">
            <text:p>AN F18 1822</text:p>
          </table:table-cell>
          <table:table-cell office:value-type="string" calcext:value-type="string">
            <text:p>Il est breveté taille-doucier en 1852</text:p>
          </table:table-cell>
          <table:table-cell office:value-type="string" calcext:value-type="string">
            <text:p>Son père est employé aux écritures</text:p>
          </table:table-cell>
          <table:table-cell/>
        </table:table-row>
        <table:table-row table:style-name="ro1">
          <table:table-cell office:value-type="float" office:value="10596" calcext:value-type="float">
            <text:p>10596</text:p>
          </table:table-cell>
          <table:table-cell office:value-type="string" calcext:value-type="string">
            <text:p>ROZE CHEFDEVILLE DESROZIERS</text:p>
          </table:table-cell>
          <table:table-cell table:number-columns-repeated="4"/>
          <table:table-cell office:value-type="string" calcext:value-type="string">
            <text:p>rue Boileau, 74 &amp; 76 /</text:p>
          </table:table-cell>
          <table:table-cell/>
          <table:table-cell office:value-type="string" calcext:value-type="string">
            <text:p>AN F18 2230</text:p>
          </table:table-cell>
          <table:table-cell office:value-type="string" calcext:value-type="string">
            <text:p>Il exploite 4 presses à bras pour les travaux héliographiques</text:p>
          </table:table-cell>
          <table:table-cell table:number-columns-repeated="2"/>
        </table:table-row>
        <table:table-row table:style-name="ro1">
          <table:table-cell office:value-type="float" office:value="10597" calcext:value-type="float">
            <text:p>10597</text:p>
          </table:table-cell>
          <table:table-cell office:value-type="string" calcext:value-type="string">
            <text:p>RUDRAU</text:p>
          </table:table-cell>
          <table:table-cell office:value-type="string" calcext:value-type="string">
            <text:p>Charles, Henri</text:p>
          </table:table-cell>
          <table:table-cell table:number-columns-repeated="3"/>
          <table:table-cell office:value-type="string" calcext:value-type="string">
            <text:p>Rue Tiquetonne, 62 / Rue Blomet, 45</text:p>
          </table:table-cell>
          <table:table-cell/>
          <table:table-cell office:value-type="string" calcext:value-type="string">
            <text:p>AN F18 2230</text:p>
          </table:table-cell>
          <table:table-cell office:value-type="string" calcext:value-type="string">
            <text:p>Compositeur typographe, il est également breveté typographe.</text:p>
          </table:table-cell>
          <table:table-cell table:number-columns-repeated="2"/>
        </table:table-row>
        <table:table-row table:style-name="ro1">
          <table:table-cell office:value-type="float" office:value="10598" calcext:value-type="float">
            <text:p>10598</text:p>
          </table:table-cell>
          <table:table-cell office:value-type="string" calcext:value-type="string">
            <text:p>RUINET</text:p>
          </table:table-cell>
          <table:table-cell office:value-type="string" calcext:value-type="string">
            <text:p>François, Casimir</text:p>
          </table:table-cell>
          <table:table-cell table:number-columns-repeated="3"/>
          <table:table-cell office:value-type="string" calcext:value-type="string">
            <text:p>rue Cassette, 8 <text:s/>/</text:p>
          </table:table-cell>
          <table:table-cell/>
          <table:table-cell office:value-type="string" calcext:value-type="string">
            <text:p>AN F18 1822</text:p>
          </table:table-cell>
          <table:table-cell office:value-type="string" calcext:value-type="string">
            <text:p>Il était employé à la division de la Police Générale.</text:p>
          </table:table-cell>
          <table:table-cell office:value-type="string" calcext:value-type="string">
            <text:p>Son père est limonadier</text:p>
          </table:table-cell>
          <table:table-cell/>
        </table:table-row>
        <table:table-row table:style-name="ro1">
          <table:table-cell office:value-type="float" office:value="10599" calcext:value-type="float">
            <text:p>10599</text:p>
          </table:table-cell>
          <table:table-cell office:value-type="string" calcext:value-type="string">
            <text:p>RUSSEAU</text:p>
          </table:table-cell>
          <table:table-cell office:value-type="string" calcext:value-type="string">
            <text:p>Charles, Alexandre</text:p>
          </table:table-cell>
          <table:table-cell table:number-columns-repeated="3"/>
          <table:table-cell office:value-type="string" calcext:value-type="string">
            <text:p>Rue de l'Odéon, 22</text:p>
          </table:table-cell>
          <table:table-cell/>
          <table:table-cell office:value-type="string" calcext:value-type="string">
            <text:p>AN F18 1822</text:p>
          </table:table-cell>
          <table:table-cell office:value-type="string" calcext:value-type="string">
            <text:p>C'est un élève de Langlumé chez lequel il a été ouvrier lithographe. / Il imprime des sujets de sainteté et veut faire des vues, paysages, et des portraits de missionnaires.</text:p>
          </table:table-cell>
          <table:table-cell office:value-type="string" calcext:value-type="string">
            <text:p>Son père est huissier</text:p>
          </table:table-cell>
          <table:table-cell/>
        </table:table-row>
        <table:table-row table:style-name="ro1">
          <table:table-cell office:value-type="float" office:value="10600" calcext:value-type="float">
            <text:p>10600</text:p>
          </table:table-cell>
          <table:table-cell office:value-type="string" calcext:value-type="string">
            <text:p>SAILLY</text:p>
          </table:table-cell>
          <table:table-cell office:value-type="string" calcext:value-type="string">
            <text:p>Jean-Baptiste</text:p>
          </table:table-cell>
          <table:table-cell table:number-columns-repeated="3"/>
          <table:table-cell office:value-type="string" calcext:value-type="string">
            <text:p>Rue Ste Croix de la Bretonnerie, 17 (1860) / Rue Ste Croix de la Bretonnerie, 18 (1858) / Rue Ste Croix de la Bretonnerie, 1 (1855) / Rue Ste Croix de la Bretonnerie, 44 /</text:p>
          </table:table-cell>
          <table:table-cell/>
          <table:table-cell office:value-type="string" calcext:value-type="string">
            <text:p>AN F18 1823</text:p>
          </table:table-cell>
          <table:table-cell office:value-type="string" calcext:value-type="string">
            <text:p>Il a travaillé chez Basset, Badoureau et Auguet son beau-père comme ouvrier lithographe. / Il est fabricant d'étiquettes gommées.</text:p>
          </table:table-cell>
          <table:table-cell table:number-columns-repeated="2"/>
        </table:table-row>
        <table:table-row table:style-name="ro1">
          <table:table-cell office:value-type="float" office:value="10601" calcext:value-type="float">
            <text:p>10601</text:p>
          </table:table-cell>
          <table:table-cell office:value-type="string" calcext:value-type="string">
            <text:p>SAINT-ANDRE de</text:p>
          </table:table-cell>
          <table:table-cell office:value-type="string" calcext:value-type="string">
            <text:p>François, Henri</text:p>
          </table:table-cell>
          <table:table-cell table:number-columns-repeated="3"/>
          <table:table-cell office:value-type="string" calcext:value-type="string">
            <text:p>rue Mont Thabor, 24 /</text:p>
          </table:table-cell>
          <table:table-cell/>
          <table:table-cell office:value-type="string" calcext:value-type="string">
            <text:p>AN F18 1823 / AP D10 U3 45 n°17244</text:p>
          </table:table-cell>
          <table:table-cell office:value-type="string" calcext:value-type="string">
            <text:p>Il a dirigé une Correspondance politique contre le socialisme. Il a été caissier de la réunion de la rue de Poitiers et de celle dite association anti-socialiste. Il veut le brevet de lithographe pour autographier cette correspondance politique. / Il a fait faillite le 25 avril 1872, indiqué comme négociant en pierres lithographique 2, Cité Trévise sous la raison sociale St André &amp; Brueys.</text:p>
          </table:table-cell>
          <table:table-cell office:value-type="string" calcext:value-type="string">
            <text:p>Son père était géomètre</text:p>
          </table:table-cell>
          <table:table-cell/>
        </table:table-row>
        <table:table-row table:style-name="ro1">
          <table:table-cell office:value-type="float" office:value="10602" calcext:value-type="float">
            <text:p>10602</text:p>
          </table:table-cell>
          <table:table-cell office:value-type="string" calcext:value-type="string">
            <text:p>SAINT-AUBIN</text:p>
          </table:table-cell>
          <table:table-cell office:value-type="string" calcext:value-type="string">
            <text:p>Joseph, Esther</text:p>
          </table:table-cell>
          <table:table-cell table:style-name="ce5" office:value-type="string" calcext:value-type="string">
            <text:p>1852-09-08 00:00:00</text:p>
          </table:table-cell>
          <table:table-cell table:style-name="ce5" office:value-type="string" calcext:value-type="string">
            <text:p>1862-04-11 00:00:00</text:p>
          </table:table-cell>
          <table:table-cell/>
          <table:table-cell office:value-type="string" calcext:value-type="string">
            <text:p>rue du Petit Carreau, 31 (1852) / Passage Verdeau, 50 (1856) / Rue de Bondy Impasse de la Pompe, 18 <text:s/>/</text:p>
          </table:table-cell>
          <table:table-cell/>
          <table:table-cell office:value-type="string" calcext:value-type="string">
            <text:p>AN F18 1823</text:p>
          </table:table-cell>
          <table:table-cell office:value-type="string" calcext:value-type="string">
            <text:p>Il afait une 1ère demande en 1851 refusée car il mène une vie de débauche. / Il est spécialisé dans les tavaux de ville.</text:p>
          </table:table-cell>
          <table:table-cell office:value-type="string" calcext:value-type="string">
            <text:p>Son père est fruitier</text:p>
          </table:table-cell>
          <table:table-cell/>
        </table:table-row>
        <table:table-row table:style-name="ro1">
          <table:table-cell office:value-type="float" office:value="10603" calcext:value-type="float">
            <text:p>10603</text:p>
          </table:table-cell>
          <table:table-cell office:value-type="string" calcext:value-type="string">
            <text:p>SAJOU</text:p>
          </table:table-cell>
          <table:table-cell office:value-type="string" calcext:value-type="string">
            <text:p>Jacques, Simon</text:p>
          </table:table-cell>
          <table:table-cell table:style-name="ce5" office:value-type="string" calcext:value-type="string">
            <text:p>1851-02-06 00:00:00</text:p>
          </table:table-cell>
          <table:table-cell table:number-columns-repeated="2"/>
          <table:table-cell office:value-type="string" calcext:value-type="string">
            <text:p>rue des Anglais, 18 <text:s/>/</text:p>
          </table:table-cell>
          <table:table-cell/>
          <table:table-cell office:value-type="string" calcext:value-type="string">
            <text:p>AN F18 1823</text:p>
          </table:table-cell>
          <table:table-cell office:value-type="string" calcext:value-type="string">
            <text:p>C'est un des prinicpaux fabricants de dessins pour tapisserie de la capitale.</text:p>
          </table:table-cell>
          <table:table-cell office:value-type="string" calcext:value-type="string">
            <text:p>Fils de perruquier, il est chevalier de la Légion d'honneur</text:p>
          </table:table-cell>
          <table:table-cell/>
        </table:table-row>
        <table:table-row table:style-name="ro1">
          <table:table-cell office:value-type="float" office:value="10604" calcext:value-type="float">
            <text:p>10604</text:p>
          </table:table-cell>
          <table:table-cell office:value-type="string" calcext:value-type="string">
            <text:p>SALOMON</text:p>
          </table:table-cell>
          <table:table-cell office:value-type="string" calcext:value-type="string">
            <text:p>Hippolyte</text:p>
          </table:table-cell>
          <table:table-cell table:style-name="ce5" office:value-type="string" calcext:value-type="string">
            <text:p>1842-09-12 00:00:00</text:p>
          </table:table-cell>
          <table:table-cell table:style-name="ce5" office:value-type="string" calcext:value-type="string">
            <text:p>1855-02-06 00:00:00</text:p>
          </table:table-cell>
          <table:table-cell/>
          <table:table-cell office:value-type="string" calcext:value-type="string">
            <text:p>rue St Honoré, 245 (1846)</text:p>
          </table:table-cell>
          <table:table-cell/>
          <table:table-cell office:value-type="string" calcext:value-type="string">
            <text:p>AN F18 1823</text:p>
          </table:table-cell>
          <table:table-cell office:value-type="string" calcext:value-type="string">
            <text:p>Il était breveté lithographe à Metz en 1838. Il avait également l'autorisation de posséder des caractères typographiques pour l'exploitation d'une machine à écrire de son invention (brevet d'invention 1835 et perfectionnement 1842).</text:p>
          </table:table-cell>
          <table:table-cell table:number-columns-repeated="2"/>
        </table:table-row>
        <table:table-row table:style-name="ro1">
          <table:table-cell office:value-type="float" office:value="10605" calcext:value-type="float">
            <text:p>10605</text:p>
          </table:table-cell>
          <table:table-cell office:value-type="string" calcext:value-type="string">
            <text:p>SALVY</text:p>
          </table:table-cell>
          <table:table-cell office:value-type="string" calcext:value-type="string">
            <text:p>Etienne, Clément, Justin</text:p>
          </table:table-cell>
          <table:table-cell/>
          <table:table-cell table:style-name="ce5" office:value-type="string" calcext:value-type="string">
            <text:p>1870-01-06 00:00:00</text:p>
          </table:table-cell>
          <table:table-cell/>
          <table:table-cell office:value-type="string" calcext:value-type="string">
            <text:p>rue Dauphine, 18 <text:s/>/</text:p>
          </table:table-cell>
          <table:table-cell/>
          <table:table-cell office:value-type="string" calcext:value-type="string">
            <text:p>AN F18 1823</text:p>
          </table:table-cell>
          <table:table-cell office:value-type="string" calcext:value-type="string">
            <text:p>Son établissement lithographique est géré par le Sieur Mousset. / Il possède également une maison de commerce d'horlogerie dont il préfère s'occuper.</text:p>
          </table:table-cell>
          <table:table-cell office:value-type="string" calcext:value-type="string">
            <text:p>Son père est receveur à cheval des contributions indirectes</text:p>
          </table:table-cell>
          <table:table-cell/>
        </table:table-row>
        <table:table-row table:style-name="ro1">
          <table:table-cell office:value-type="float" office:value="10606" calcext:value-type="float">
            <text:p>10606</text:p>
          </table:table-cell>
          <table:table-cell office:value-type="string" calcext:value-type="string">
            <text:p>SAPENE</text:p>
          </table:table-cell>
          <table:table-cell office:value-type="string" calcext:value-type="string">
            <text:p>Bernard, Auguste</text:p>
          </table:table-cell>
          <table:table-cell table:number-columns-repeated="3"/>
          <table:table-cell office:value-type="string" calcext:value-type="string">
            <text:p>Rue Coquillère / Rue St Denis, 270 (1839) / Rue de la Feronnerie, 12</text:p>
          </table:table-cell>
          <table:table-cell office:value-type="string" calcext:value-type="string">
            <text:p>Rue St Martin, 104</text:p>
          </table:table-cell>
          <table:table-cell office:value-type="string" calcext:value-type="string">
            <text:p>AN F18 1823</text:p>
          </table:table-cell>
          <table:table-cell office:value-type="string" calcext:value-type="string">
            <text:p>Il est écrivain lithographe de formation. / Dans le dossier figure l'acte de vente du matériel lithographique du Sieur Sapène.</text:p>
          </table:table-cell>
          <table:table-cell office:value-type="string" calcext:value-type="string">
            <text:p>Son père est propriétaire et cultivateur</text:p>
          </table:table-cell>
          <table:table-cell/>
        </table:table-row>
        <table:table-row table:style-name="ro1">
          <table:table-cell office:value-type="float" office:value="10607" calcext:value-type="float">
            <text:p>10607</text:p>
          </table:table-cell>
          <table:table-cell office:value-type="string" calcext:value-type="string">
            <text:p>SAPENE</text:p>
          </table:table-cell>
          <table:table-cell office:value-type="string" calcext:value-type="string">
            <text:p>Ramon, Roger</text:p>
          </table:table-cell>
          <table:table-cell table:number-columns-repeated="3"/>
          <table:table-cell office:value-type="string" calcext:value-type="string">
            <text:p>rue St Martin, 104 /</text:p>
          </table:table-cell>
          <table:table-cell/>
          <table:table-cell office:value-type="string" calcext:value-type="string">
            <text:p>AN F18 1823</text:p>
          </table:table-cell>
          <table:table-cell office:value-type="string" calcext:value-type="string">
            <text:p>Il exploite l'imprimerie avec son frère Jean Marie</text:p>
          </table:table-cell>
          <table:table-cell table:number-columns-repeated="2"/>
        </table:table-row>
        <table:table-row table:style-name="ro1">
          <table:table-cell office:value-type="float" office:value="10608" calcext:value-type="float">
            <text:p>10608</text:p>
          </table:table-cell>
          <table:table-cell office:value-type="string" calcext:value-type="string">
            <text:p>SARRAZIN</text:p>
          </table:table-cell>
          <table:table-cell office:value-type="string" calcext:value-type="string">
            <text:p>Pierre, Auguste</text:p>
          </table:table-cell>
          <table:table-cell table:number-columns-repeated="3"/>
          <table:table-cell office:value-type="string" calcext:value-type="string">
            <text:p>rue de la Jussienne, 9 (1854) / Rue des Montagnes, 9 (1858) / Rue des Bourdonnais, 15 (1862) /</text:p>
          </table:table-cell>
          <table:table-cell/>
          <table:table-cell office:value-type="string" calcext:value-type="string">
            <text:p>AN F18 1824 / AP D10 U3 32 n°14605 / AP D11 U3 255 / AP D10 U3 43 13260</text:p>
          </table:table-cell>
          <table:table-cell office:value-type="string" calcext:value-type="string">
            <text:p>Il est cartonnier de formation. Il fait faillite en 1858 avec un actif de 14 860 frs et un passif de 15 518 frs. On trouve également un 2e dossier de faillite pour sa femme en 1870 avec un actif de 25 320 frs et un passif de 13 153 frs.</text:p>
          </table:table-cell>
          <table:table-cell office:value-type="string" calcext:value-type="string">
            <text:p>Son père est vigneron / Il est accusé de faire le commerce de livres obscènes</text:p>
          </table:table-cell>
          <table:table-cell/>
        </table:table-row>
        <table:table-row table:style-name="ro1">
          <table:table-cell office:value-type="float" office:value="10609" calcext:value-type="float">
            <text:p>10609</text:p>
          </table:table-cell>
          <table:table-cell office:value-type="string" calcext:value-type="string">
            <text:p>SARRAZIN</text:p>
          </table:table-cell>
          <table:table-cell office:value-type="string" calcext:value-type="string">
            <text:p>Théodore, Victor</text:p>
          </table:table-cell>
          <table:table-cell table:number-columns-repeated="3"/>
          <table:table-cell office:value-type="string" calcext:value-type="string">
            <text:p>rue Gît le Cœur, 8 /</text:p>
          </table:table-cell>
          <table:table-cell/>
          <table:table-cell office:value-type="string" calcext:value-type="string">
            <text:p>AN F18 1824</text:p>
          </table:table-cell>
          <table:table-cell office:value-type="string" calcext:value-type="string">
            <text:p>Il est également breveté taille-doucier en 1856</text:p>
          </table:table-cell>
          <table:table-cell table:number-columns-repeated="2"/>
        </table:table-row>
        <table:table-row table:style-name="ro1">
          <table:table-cell office:value-type="float" office:value="10610" calcext:value-type="float">
            <text:p>10610</text:p>
          </table:table-cell>
          <table:table-cell office:value-type="string" calcext:value-type="string">
            <text:p>SAUNIEE</text:p>
          </table:table-cell>
          <table:table-cell office:value-type="string" calcext:value-type="string">
            <text:p>Pierre, Henry</text:p>
          </table:table-cell>
          <table:table-cell table:style-name="ce5" office:value-type="string" calcext:value-type="string">
            <text:p>1831-02-11 00:00:00</text:p>
          </table:table-cell>
          <table:table-cell table:number-columns-repeated="2"/>
          <table:table-cell office:value-type="string" calcext:value-type="string">
            <text:p>quai Saint Michel, 9 / Rue St Honoré, 320 /</text:p>
          </table:table-cell>
          <table:table-cell/>
          <table:table-cell office:value-type="string" calcext:value-type="string">
            <text:p>AN F18 1824 / Almanach du commerce, 1839</text:p>
          </table:table-cell>
          <table:table-cell office:value-type="string" calcext:value-type="string">
            <text:p>Tout d'abord taille-doucier, son brevet était inexploité et se trouvait entre les mains du Sieur Fichtenberg. / Il était spécialiste de travaux de ville et travaux commerciaux.</text:p>
          </table:table-cell>
          <table:table-cell table:number-columns-repeated="2"/>
        </table:table-row>
        <table:table-row table:style-name="ro1">
          <table:table-cell office:value-type="float" office:value="10611" calcext:value-type="float">
            <text:p>10611</text:p>
          </table:table-cell>
          <table:table-cell office:value-type="string" calcext:value-type="string">
            <text:p>SAUROCHE</text:p>
          </table:table-cell>
          <table:table-cell office:value-type="string" calcext:value-type="string">
            <text:p>Pierre, Louis, Marie</text:p>
          </table:table-cell>
          <table:table-cell table:number-columns-repeated="5"/>
          <table:table-cell office:value-type="string" calcext:value-type="string">
            <text:p>AN F18 1824</text:p>
          </table:table-cell>
          <table:table-cell office:value-type="string" calcext:value-type="string">
            <text:p>Il est breveté imprimeur lithographe en 1847 pour Montrouge. / Il est breveté taille-doucier en 1852.</text:p>
          </table:table-cell>
          <table:table-cell/>
          <table:table-cell office:value-type="string" calcext:value-type="string">
            <text:p>Les deux dossiers sont vides, voir le dossier pour Montrouge</text:p>
          </table:table-cell>
        </table:table-row>
        <table:table-row table:style-name="ro1">
          <table:table-cell office:value-type="float" office:value="10612" calcext:value-type="float">
            <text:p>10612</text:p>
          </table:table-cell>
          <table:table-cell office:value-type="string" calcext:value-type="string">
            <text:p>SAUVE</text:p>
          </table:table-cell>
          <table:table-cell office:value-type="string" calcext:value-type="string">
            <text:p>Jean-Jacques, Théodore</text:p>
          </table:table-cell>
          <table:table-cell table:number-columns-repeated="3"/>
          <table:table-cell office:value-type="string" calcext:value-type="string">
            <text:p>rue de Cléry, 60 <text:s/>/</text:p>
          </table:table-cell>
          <table:table-cell/>
          <table:table-cell office:value-type="string" calcext:value-type="string">
            <text:p>AN F18 1824</text:p>
          </table:table-cell>
          <table:table-cell office:value-type="string" calcext:value-type="string">
            <text:p>Il est artiste pour la peinture et la gravure à Rome.</text:p>
          </table:table-cell>
          <table:table-cell office:value-type="string" calcext:value-type="string">
            <text:p>Son père est maître menuisier</text:p>
          </table:table-cell>
          <table:table-cell/>
        </table:table-row>
        <table:table-row table:style-name="ro1">
          <table:table-cell office:value-type="float" office:value="10613" calcext:value-type="float">
            <text:p>10613</text:p>
          </table:table-cell>
          <table:table-cell office:value-type="string" calcext:value-type="string">
            <text:p>SAUVE</text:p>
          </table:table-cell>
          <table:table-cell office:value-type="string" calcext:value-type="string">
            <text:p>Jean, Joseph, Olivier</text:p>
          </table:table-cell>
          <table:table-cell table:style-name="ce5" office:value-type="string" calcext:value-type="string">
            <text:p>1831-04-08 00:00:00</text:p>
          </table:table-cell>
          <table:table-cell table:number-columns-repeated="2"/>
          <table:table-cell office:value-type="string" calcext:value-type="string">
            <text:p>rue des Mathurins Sorbonne, 14 / Rue de la Harpe, 64 /</text:p>
          </table:table-cell>
          <table:table-cell/>
          <table:table-cell office:value-type="string" calcext:value-type="string">
            <text:p>AN F18 1824 / AP D10 U3 28 n°9358</text:p>
          </table:table-cell>
          <table:table-cell office:value-type="string" calcext:value-type="string">
            <text:p>Tout d'abord imprimeur en taille-douce, il a acquis des pierres lithographiques représentant des estampes modernes. / Il a fait faillite en 1856 avec un actif de 10439 frs et un passif de 14174 frs.</text:p>
          </table:table-cell>
          <table:table-cell office:value-type="string" calcext:value-type="string">
            <text:p>Son père est marchand épicier</text:p>
          </table:table-cell>
          <table:table-cell/>
        </table:table-row>
        <table:table-row table:style-name="ro1">
          <table:table-cell office:value-type="float" office:value="10614" calcext:value-type="float">
            <text:p>10614</text:p>
          </table:table-cell>
          <table:table-cell office:value-type="string" calcext:value-type="string">
            <text:p>SAVOUREAU</text:p>
          </table:table-cell>
          <table:table-cell office:value-type="string" calcext:value-type="string">
            <text:p>Jean Hippolyte</text:p>
          </table:table-cell>
          <table:table-cell table:number-columns-repeated="3"/>
          <table:table-cell office:value-type="string" calcext:value-type="string">
            <text:p>rue de Bellechasse, 58 <text:s/>/</text:p>
          </table:table-cell>
          <table:table-cell/>
          <table:table-cell office:value-type="string" calcext:value-type="string">
            <text:p>AN F18 1824</text:p>
          </table:table-cell>
          <table:table-cell office:value-type="string" calcext:value-type="string">
            <text:p>Il est tout d'abord sous-chef au ministère d'Etat. Il est ensuite breveté lithographe aux Batignolles le 24 mai 1844.</text:p>
          </table:table-cell>
          <table:table-cell office:value-type="string" calcext:value-type="string">
            <text:p>Son père est fondeur</text:p>
          </table:table-cell>
          <table:table-cell/>
        </table:table-row>
        <table:table-row table:style-name="ro1">
          <table:table-cell office:value-type="float" office:value="10615" calcext:value-type="float">
            <text:p>10615</text:p>
          </table:table-cell>
          <table:table-cell office:value-type="string" calcext:value-type="string">
            <text:p>SCHAFFER</text:p>
          </table:table-cell>
          <table:table-cell office:value-type="string" calcext:value-type="string">
            <text:p>Charles, Pierre, Joseph</text:p>
          </table:table-cell>
          <table:table-cell table:style-name="ce5" office:value-type="string" calcext:value-type="string">
            <text:p>1858-09-06 00:00:00</text:p>
          </table:table-cell>
          <table:table-cell table:number-columns-repeated="2"/>
          <table:table-cell office:value-type="string" calcext:value-type="string">
            <text:p>rue Vivienne, 31 <text:s/>/</text:p>
          </table:table-cell>
          <table:table-cell/>
          <table:table-cell office:value-type="string" calcext:value-type="string">
            <text:p>AN F18 1825</text:p>
          </table:table-cell>
          <table:table-cell office:value-type="string" calcext:value-type="string">
            <text:p>Il est breveté taille-doucier en 1858. Il a racheté le fonds de lithographie du Sieur Girault.</text:p>
          </table:table-cell>
          <table:table-cell table:number-columns-repeated="2"/>
        </table:table-row>
        <table:table-row table:style-name="ro1">
          <table:table-cell office:value-type="float" office:value="10616" calcext:value-type="float">
            <text:p>10616</text:p>
          </table:table-cell>
          <table:table-cell office:value-type="string" calcext:value-type="string">
            <text:p>SCHEU</text:p>
          </table:table-cell>
          <table:table-cell office:value-type="string" calcext:value-type="string">
            <text:p>Jean-Baptiste, René</text:p>
          </table:table-cell>
          <table:table-cell table:number-columns-repeated="3"/>
          <table:table-cell office:value-type="string" calcext:value-type="string">
            <text:p>Chaussée du Maine au Petit Montrouge /</text:p>
          </table:table-cell>
          <table:table-cell/>
          <table:table-cell office:value-type="string" calcext:value-type="string">
            <text:p>AN F18 1825</text:p>
          </table:table-cell>
          <table:table-cell office:value-type="string" calcext:value-type="string">
            <text:p>Ouvrier lithographe chez Lasteyrie pendant 10 ans, il fait une première demande de brevet en 1821, puis en 1826. Ce brevet est annulé.</text:p>
          </table:table-cell>
          <table:table-cell table:number-columns-repeated="2"/>
        </table:table-row>
        <table:table-row table:style-name="ro1">
          <table:table-cell office:value-type="float" office:value="10617" calcext:value-type="float">
            <text:p>10617</text:p>
          </table:table-cell>
          <table:table-cell office:value-type="string" calcext:value-type="string">
            <text:p>SCHMIDT</text:p>
          </table:table-cell>
          <table:table-cell office:value-type="string" calcext:value-type="string">
            <text:p>Victoire, Louise</text:p>
          </table:table-cell>
          <table:table-cell/>
          <table:table-cell table:style-name="ce5" office:value-type="string" calcext:value-type="string">
            <text:p>1856-10-12 00:00:00</text:p>
          </table:table-cell>
          <table:table-cell/>
          <table:table-cell office:value-type="string" calcext:value-type="string">
            <text:p>rue des Lombards, 25 (1853) / Rue des Lombards, 37 /</text:p>
          </table:table-cell>
          <table:table-cell/>
          <table:table-cell office:value-type="string" calcext:value-type="string">
            <text:p>AN F18 1825</text:p>
          </table:table-cell>
          <table:table-cell office:value-type="string" calcext:value-type="string">
            <text:p>Il exploite 4 presses en Taille-douce depuis juillet 1852. Il souhaite imprimer des étiquettes de luxe pour parfumeurs et distillateurs.</text:p>
          </table:table-cell>
          <table:table-cell table:number-columns-repeated="2"/>
        </table:table-row>
        <table:table-row table:style-name="ro1">
          <table:table-cell office:value-type="float" office:value="10618" calcext:value-type="float">
            <text:p>10618</text:p>
          </table:table-cell>
          <table:table-cell office:value-type="string" calcext:value-type="string">
            <text:p>SCHMUTZ</text:p>
          </table:table-cell>
          <table:table-cell office:value-type="string" calcext:value-type="string">
            <text:p>Daniel, Charles</text:p>
          </table:table-cell>
          <table:table-cell table:number-columns-repeated="3"/>
          <table:table-cell office:value-type="string" calcext:value-type="string">
            <text:p>rue du Temple, 107 <text:s/>/</text:p>
          </table:table-cell>
          <table:table-cell office:value-type="string" calcext:value-type="string">
            <text:p>Rue des Ours, 20</text:p>
          </table:table-cell>
          <table:table-cell office:value-type="string" calcext:value-type="string">
            <text:p>AN F18 1825</text:p>
          </table:table-cell>
          <table:table-cell office:value-type="string" calcext:value-type="string">
            <text:p>Il a d'abord été contre-maître dans une lithographie puis se porte acquéreur du fonds du Sieur Renard.</text:p>
          </table:table-cell>
          <table:table-cell office:value-type="string" calcext:value-type="string">
            <text:p>Son père est pilote</text:p>
          </table:table-cell>
          <table:table-cell/>
        </table:table-row>
        <table:table-row table:style-name="ro1">
          <table:table-cell office:value-type="float" office:value="10619" calcext:value-type="float">
            <text:p>10619</text:p>
          </table:table-cell>
          <table:table-cell office:value-type="string" calcext:value-type="string">
            <text:p>SECOND</text:p>
          </table:table-cell>
          <table:table-cell office:value-type="string" calcext:value-type="string">
            <text:p>Jean, Louis, Marie</text:p>
          </table:table-cell>
          <table:table-cell table:number-columns-repeated="3"/>
          <table:table-cell office:value-type="string" calcext:value-type="string">
            <text:p>boulevard d'Aunay, 31 (1861) / Rue St Maur Popincourt, 85 /</text:p>
          </table:table-cell>
          <table:table-cell/>
          <table:table-cell office:value-type="string" calcext:value-type="string">
            <text:p>AN F18 1825</text:p>
          </table:table-cell>
          <table:table-cell office:value-type="string" calcext:value-type="string">
            <text:p>Il travaille depuis 13 ans chez le Sieur Roux son cousin, fabricant de tissus. / Il veut utiliser les presses dans la fabrication de tissus.</text:p>
          </table:table-cell>
          <table:table-cell office:value-type="string" calcext:value-type="string">
            <text:p>Son père est négociant</text:p>
          </table:table-cell>
          <table:table-cell/>
        </table:table-row>
        <table:table-row table:style-name="ro1">
          <table:table-cell office:value-type="float" office:value="10620" calcext:value-type="float">
            <text:p>10620</text:p>
          </table:table-cell>
          <table:table-cell office:value-type="string" calcext:value-type="string">
            <text:p>SEGUIN</text:p>
          </table:table-cell>
          <table:table-cell office:value-type="string" calcext:value-type="string">
            <text:p>Marie, Louis, Alexandre</text:p>
          </table:table-cell>
          <table:table-cell table:number-columns-repeated="3"/>
          <table:table-cell office:value-type="string" calcext:value-type="string">
            <text:p>Passage du Caire, 57 <text:s/>/</text:p>
          </table:table-cell>
          <table:table-cell office:value-type="string" calcext:value-type="string">
            <text:p>Rue Neuve Saint Eustache, 50</text:p>
          </table:table-cell>
          <table:table-cell office:value-type="string" calcext:value-type="string">
            <text:p>AN F18 1825</text:p>
          </table:table-cell>
          <table:table-cell office:value-type="string" calcext:value-type="string">
            <text:p>Il est remplacé par sa veuve</text:p>
          </table:table-cell>
          <table:table-cell table:number-columns-repeated="2"/>
        </table:table-row>
        <table:table-row table:style-name="ro1">
          <table:table-cell office:value-type="float" office:value="10621" calcext:value-type="float">
            <text:p>10621</text:p>
          </table:table-cell>
          <table:table-cell office:value-type="string" calcext:value-type="string">
            <text:p>SEMICHOU</text:p>
          </table:table-cell>
          <table:table-cell office:value-type="string" calcext:value-type="string">
            <text:p>Jules</text:p>
          </table:table-cell>
          <table:table-cell table:style-name="ce5" office:value-type="string" calcext:value-type="string">
            <text:p>1856-06-05 00:00:00</text:p>
          </table:table-cell>
          <table:table-cell table:style-name="ce5" office:value-type="string" calcext:value-type="string">
            <text:p>1868-04-07 00:00:00</text:p>
          </table:table-cell>
          <table:table-cell/>
          <table:table-cell office:value-type="string" calcext:value-type="string">
            <text:p>rue Richer, 32 (imprimerie) / Rue du Faubourg Montmartre, 28 (papeterie) / <text:s/>rue Richer, 32 (imprimerie) / Rue du Faubourg Montmartre, 28 (papeterie) / <text:s/>rue Richer, 32 (imprimerie) / Rue du Faubourg Montmartre, 28 (papeterie) / <text:s/>rue Richer, 32 (imprimerie) / Rue du Faubourg Montmartre, 28 (papeterie) / <text:s/>rue Richer, 32 (imprimerie) / Rue du Faubourg Montmartre, 28 (papeterie) / <text:s/>rue Richer, 32 (imprimerie) / Rue du Faubourg Montmartre, 28 (papeterie) / <text:s/>rue Richer, 32 (imprimerie) / Rue du Faubourg Montmartre, 28 (papeterie) / <text:s/>rue Richer, 32 (imprimerie) / Rue du Faubourg Montmartre, 28 (papeterie) /</text:p>
          </table:table-cell>
          <table:table-cell/>
          <table:table-cell office:value-type="string" calcext:value-type="string">
            <text:p>AN F18 1825</text:p>
          </table:table-cell>
          <table:table-cell office:value-type="string" calcext:value-type="string">
            <text:p>Marchand papetier, il obtient l'autorisation de vendre des livres de piété en 1859.</text:p>
          </table:table-cell>
          <table:table-cell table:number-columns-repeated="2"/>
        </table:table-row>
        <table:table-row table:style-name="ro1">
          <table:table-cell office:value-type="float" office:value="10622" calcext:value-type="float">
            <text:p>10622</text:p>
          </table:table-cell>
          <table:table-cell office:value-type="string" calcext:value-type="string">
            <text:p>SENEFELDER</text:p>
          </table:table-cell>
          <table:table-cell office:value-type="string" calcext:value-type="string">
            <text:p>Aloys</text:p>
          </table:table-cell>
          <table:table-cell table:style-name="ce5" office:value-type="string" calcext:value-type="string">
            <text:p>1819-01-03 00:00:00</text:p>
          </table:table-cell>
          <table:table-cell table:style-name="ce5" office:value-type="string" calcext:value-type="string">
            <text:p>1830-05-04 00:00:00</text:p>
          </table:table-cell>
          <table:table-cell/>
          <table:table-cell office:value-type="string" calcext:value-type="string">
            <text:p>Rue du Paradis Poissonnière, 27 / Rue Bourbon, 14Rue du Paradis Poissonnière, 27 / Rue Bourbon, 14Rue du Paradis Poissonnière, 27 / Rue Bourbon, 14Rue du Paradis Poissonnière, 27 / Rue Bourbon, 14Rue du Paradis Poissonnière, 27 / Rue Bourbon, 14Rue du Paradis Poissonnière, 27 / Rue Bourbon, 14Rue du Paradis Poissonnière, 27 / Rue Bourbon, 14Rue du Paradis Poissonnière, 27 / Rue Bourbon, 14</text:p>
          </table:table-cell>
          <table:table-cell/>
          <table:table-cell office:value-type="string" calcext:value-type="string">
            <text:p>AN F18 1825 / AN F18* I 120 / AN <text:s/>F18* I 122 / AN F18* I 123 / AN F18* I 124 / AN F18* I 125 / AN F 8* I 126 / AN F18* I 127 / AN F18* I 128AN F18 1825 / AN F18* I 120 / AN <text:s/>F18* I 122 / AN F18* I 123 / AN F18* I 124 / AN F18* I 125 / AN F 8* I 126 / AN F18* I 127 / AN F18* I 128AN F18 1825 / AN F18* I 120 / AN <text:s/>F18* I 122 / AN F18* I 123 / AN F18* I 124 / AN F18* I 125 / AN F 8* I 126 / AN F18* I 127 / AN F18* I 128AN F18 1825 / AN F18* I 120 / AN <text:s/>F18* I 122 / AN F18* I 123 / AN F18* I 124 / AN F18* I 125 / AN F 8* I 126 / AN F18* I 127 / AN F18* I 128AN F18 1825 / AN F18* I 120 / AN <text:s/>F18* I 122 / AN F18* I 123 / AN F18* I 124 / AN F18* I 125 / AN F 8* I 126 / AN F18* I 127 / AN F18* I 128AN F18 1825 / AN F18* I 120 / AN <text:s/>F18* I 122 / AN F18* I 123 / AN F18* I 124 / AN F18* I 125 / AN F 8* I 126 / AN F18* I 127 / AN F18* I 128AN F18 1825 / AN F18* I 120 / AN <text:s/>F18* I 122 / AN F18* I 123 / AN F18* I 124 / AN F18* I 125 / AN F 8* I 126 / AN F18* I 127 / AN F18* I 128AN F18 1825 / AN F18* I 120 / AN <text:s/>F18* I 122 / AN F18* I 123 / AN F18* I 124 / AN F18* I 125 / AN F 8* I 126 / AN F18* I 127 / AN F18* I 128</text:p>
          </table:table-cell>
          <table:table-cell office:value-type="string" calcext:value-type="string">
            <text:p>C'est l'inventeur de la lithographie.I l est associé à un artiste, M. Huntz. On dit que son entreprise compte 20 presses. Son premier établissement est installé à Munich. Il demande un transfert pour en implanter un à Paris. Deux personnes revendiquent sa suite, M. Michel de Roissy et M. Knetch (qui est son neveu). M. Knetch exerce à Paris depuis 1816 la profession d'imprimeur lithographe. Il est chargé d'un ouvrage commandé par l'Empereur du Brésil, qui profite à la France puisque la mise de fonds pour l'ouvrage est d'un million de francs.</text:p>
          </table:table-cell>
          <table:table-cell table:number-columns-repeated="2"/>
        </table:table-row>
        <table:table-row table:style-name="ro1">
          <table:table-cell office:value-type="float" office:value="10623" calcext:value-type="float">
            <text:p>10623</text:p>
          </table:table-cell>
          <table:table-cell office:value-type="string" calcext:value-type="string">
            <text:p>SENTEX</text:p>
          </table:table-cell>
          <table:table-cell office:value-type="string" calcext:value-type="string">
            <text:p>Union</text:p>
          </table:table-cell>
          <table:table-cell table:number-columns-repeated="3"/>
          <table:table-cell office:value-type="string" calcext:value-type="string">
            <text:p>Rue Neuve des Petits Champs, 36 (1828) / Rue Richelieu, 10Rue Neuve des Petits Champs, 36 (1828) / Rue Richelieu, 10Rue Neuve des Petits Champs, 36 (1828) / Rue Richelieu, 10Rue Neuve des Petits Champs, 36 (1828) / Rue Richelieu, 10Rue Neuve des Petits Champs, 36 (1828) / Rue Richelieu, 10Rue Neuve des Petits Champs, 36 (1828) / Rue Richelieu, 10Rue Neuve des Petits Champs, 36 (1828) / Rue Richelieu, 10Rue Neuve des Petits Champs, 36 (1828) / Rue Richelieu, 10</text:p>
          </table:table-cell>
          <table:table-cell office:value-type="string" calcext:value-type="string">
            <text:p>Rue du Bac, 27 (chez son père)</text:p>
          </table:table-cell>
          <table:table-cell office:value-type="string" calcext:value-type="string">
            <text:p>AN F18 1825</text:p>
          </table:table-cell>
          <table:table-cell/>
          <table:table-cell office:value-type="string" calcext:value-type="string">
            <text:p>Son père est vérificateur des domaines</text:p>
          </table:table-cell>
          <table:table-cell/>
        </table:table-row>
        <table:table-row table:style-name="ro1">
          <table:table-cell office:value-type="float" office:value="10624" calcext:value-type="float">
            <text:p>10624</text:p>
          </table:table-cell>
          <table:table-cell office:value-type="string" calcext:value-type="string">
            <text:p>SERINGE</text:p>
          </table:table-cell>
          <table:table-cell office:value-type="string" calcext:value-type="string">
            <text:p>Alfred</text:p>
          </table:table-cell>
          <table:table-cell table:number-columns-repeated="3"/>
          <table:table-cell office:value-type="string" calcext:value-type="string">
            <text:p>Place du Caire, 2 / <text:s/>Place du Caire, 2 / <text:s/>Place du Caire, 2 / <text:s/>Place du Caire, 2 / <text:s/>Place du Caire, 2 / <text:s/>Place du Caire, 2 / <text:s/>Place du Caire, 2 / <text:s/>Place du Caire, 2 /</text:p>
          </table:table-cell>
          <table:table-cell/>
          <table:table-cell office:value-type="string" calcext:value-type="string">
            <text:p>AN F18 1825</text:p>
          </table:table-cell>
          <table:table-cell/>
          <table:table-cell office:value-type="string" calcext:value-type="string">
            <text:p>Son père est inspecteur de l'Octroi de Paris</text:p>
          </table:table-cell>
          <table:table-cell/>
        </table:table-row>
        <table:table-row table:style-name="ro1">
          <table:table-cell office:value-type="float" office:value="10625" calcext:value-type="float">
            <text:p>10625</text:p>
          </table:table-cell>
          <table:table-cell office:value-type="string" calcext:value-type="string">
            <text:p>SERLEYS</text:p>
          </table:table-cell>
          <table:table-cell office:value-type="string" calcext:value-type="string">
            <text:p>Henri, Constant</text:p>
          </table:table-cell>
          <table:table-cell table:number-columns-repeated="3"/>
          <table:table-cell office:value-type="string" calcext:value-type="string">
            <text:p>rue du Petit Lion St Sulpice, 9 / <text:s/>rue du Petit Lion St Sulpice, 9 / <text:s/>rue du Petit Lion St Sulpice, 9 / <text:s/>rue du Petit Lion St Sulpice, 9 / <text:s/>rue du Petit Lion St Sulpice, 9 / <text:s/>rue du Petit Lion St Sulpice, 9 / <text:s/>rue du Petit Lion St Sulpice, 9 / <text:s/>rue du Petit Lion St Sulpice, 9 /</text:p>
          </table:table-cell>
          <table:table-cell/>
          <table:table-cell office:value-type="string" calcext:value-type="string">
            <text:p>AN F18 1825</text:p>
          </table:table-cell>
          <table:table-cell office:value-type="string" calcext:value-type="string">
            <text:p>Il est tout d'abord installé à Berque comme libraire et imprimeur lithographe, depuis 1833. Il exploite une seule presse lithographique. Il est ensuite breveté lithographe à Lille en 1837.</text:p>
          </table:table-cell>
          <table:table-cell office:value-type="string" calcext:value-type="string">
            <text:p>Son père était marchand.</text:p>
          </table:table-cell>
          <table:table-cell/>
        </table:table-row>
        <table:table-row table:style-name="ro1">
          <table:table-cell office:value-type="float" office:value="10626" calcext:value-type="float">
            <text:p>10626</text:p>
          </table:table-cell>
          <table:table-cell office:value-type="string" calcext:value-type="string">
            <text:p>SIBLET</text:p>
          </table:table-cell>
          <table:table-cell office:value-type="string" calcext:value-type="string">
            <text:p>Louis, Jean, Marie</text:p>
          </table:table-cell>
          <table:table-cell/>
          <table:table-cell table:style-name="ce5" office:value-type="string" calcext:value-type="string">
            <text:p>1841-07-09 00:00:00</text:p>
          </table:table-cell>
          <table:table-cell/>
          <table:table-cell office:value-type="string" calcext:value-type="string">
            <text:p>Rue Saint Denis n°356 / <text:s/>Rue Saint Denis n°356 / <text:s/>Rue Saint Denis n°356 / <text:s/>Rue Saint Denis n°356 / <text:s/>Rue Saint Denis n°356 / <text:s/>Rue Saint Denis n°356 / <text:s/>Rue Saint Denis n°356 / <text:s/>Rue Saint Denis n°356 /</text:p>
          </table:table-cell>
          <table:table-cell office:value-type="string" calcext:value-type="string">
            <text:p>quai Bourbon n°3, rue de l'Hôtel de ville n°68quai Bourbon n°3, rue de l'Hôtel de ville n°68quai Bourbon n°3, rue de l'Hôtel de ville n°68quai Bourbon n°3, rue de l'Hôtel de ville n°68quai Bourbon n°3, rue de l'Hôtel de ville n°68quai Bourbon n°3, rue de l'Hôtel de ville n°68quai Bourbon n°3, rue de l'Hôtel de ville n°68quai Bourbon n°3, rue de l'Hôtel de ville n°68</text:p>
          </table:table-cell>
          <table:table-cell office:value-type="string" calcext:value-type="string">
            <text:p>AN F18 1826</text:p>
          </table:table-cell>
          <table:table-cell office:value-type="string" calcext:value-type="string">
            <text:p>Ecrivain et dessinateur lithographe, il a d'abord travaillé dans des études d'avoués de Paris. Il fait une première demande de brevet le 16 septembre 1837 pour Paris. Il fait une deuxième demande en 1846 mais le rapport est négatif car le sieur Siblet a des dettes et <text:s/>fait un trafic de son titre. <text:s/>En 1842, il fait une demande d'imprimeur lithographe à Corbeil, rejetée à cause de sa réputation et aussi parce que c'est une petite ville et qu'ils n'ont pas besoin d'un imprimeur lithographe en plus. <text:s/>En 1841 il vend son matériel et se retire chez un imprimeur à Corbeil.</text:p>
          </table:table-cell>
          <table:table-cell office:value-type="string" calcext:value-type="string">
            <text:p>Célibataire / Son père est boucher. Ensuite, il devient ouvrier lithographe. Ils se sont tous les deux associés. Célibataire / Son père est boucher. Ensuite, il devient ouvrier lithographe. Ils se sont tous les deux associés. Célibataire / Son père est boucher. Ensuite, il devient ouvrier lithographe. Ils se sont tous les deux associés. Célibataire / Son père est boucher. Ensuite, il devient ouvrier lithographe. Ils se sont tous les deux associés. Célibataire / Son père est boucher. Ensuite, il devient ouvrier lithographe. Ils se sont tous les deux associés. Célibataire / Son père est boucher. Ensuite, il devient ouvrier lithographe. Ils se sont tous les deux associés. Célibataire / Son père est boucher. Ensuite, il devient ouvrier lithographe. Ils se sont tous les deux associés. Célibataire / Son père est boucher. Ensuite, il devient ouvrier lithographe. Ils se sont tous les deux associés.</text:p>
          </table:table-cell>
          <table:table-cell/>
        </table:table-row>
        <table:table-row table:style-name="ro1">
          <table:table-cell office:value-type="float" office:value="10627" calcext:value-type="float">
            <text:p>10627</text:p>
          </table:table-cell>
          <table:table-cell office:value-type="string" calcext:value-type="string">
            <text:p>SIGRAND</text:p>
          </table:table-cell>
          <table:table-cell office:value-type="string" calcext:value-type="string">
            <text:p>Denis</text:p>
          </table:table-cell>
          <table:table-cell table:number-columns-repeated="2"/>
          <table:table-cell office:value-type="string" calcext:value-type="string">
            <text:p>Paris</text:p>
          </table:table-cell>
          <table:table-cell office:value-type="string" calcext:value-type="string">
            <text:p>rue du Faubourg St Martin, 37 / <text:s/>rue du Faubourg St Martin, 37 / <text:s/>rue du Faubourg St Martin, 37 / <text:s/>rue du Faubourg St Martin, 37 / <text:s/>rue du Faubourg St Martin, 37 / <text:s/>rue du Faubourg St Martin, 37 / <text:s/>rue du Faubourg St Martin, 37 / <text:s/>rue du Faubourg St Martin, 37 /</text:p>
          </table:table-cell>
          <table:table-cell/>
          <table:table-cell office:value-type="string" calcext:value-type="string">
            <text:p>AN F18 1826</text:p>
          </table:table-cell>
          <table:table-cell office:value-type="string" calcext:value-type="string">
            <text:p>Il a été contre-maître dans une fabrique de cartonnages. / Il est spécialisé en étiquettes de parfumerie et en papiers à dessins rehaussés d'or et d'argent.Il a été contre-maître dans une fabrique de cartonnages. / Il est spécialisé en étiquettes de parfumerie et en papiers à dessins rehaussés d'or et d'argent.Il a été contre-maître dans une fabrique de cartonnages. / Il est spécialisé en étiquettes de parfumerie et en papiers à dessins rehaussés d'or et d'argent.Il a été contre-maître dans une fabrique de cartonnages. / Il est spécialisé en étiquettes de parfumerie et en papiers à dessins rehaussés d'or et d'argent.Il a été contre-maître dans une fabrique de cartonnages. / Il est spécialisé en étiquettes de parfumerie et en papiers à dessins rehaussés d'or et d'argent.Il a été contre-maître dans une fabrique de cartonnages. / Il est spécialisé en étiquettes de parfumerie et en papiers à dessins rehaussés d'or et d'argent.Il a été contre-maître dans une fabrique de cartonnages. / Il est spécialisé en étiquettes de parfumerie et en papiers à dessins rehaussés d'or et d'argent.Il a été contre-maître dans une fabrique de cartonnages. / Il est spécialisé en étiquettes de parfumerie et en papiers à dessins rehaussés d'or et d'argent.</text:p>
          </table:table-cell>
          <table:table-cell office:value-type="string" calcext:value-type="string">
            <text:p>Son père était laboureur</text:p>
          </table:table-cell>
          <table:table-cell/>
        </table:table-row>
        <table:table-row table:style-name="ro1">
          <table:table-cell office:value-type="float" office:value="10628" calcext:value-type="float">
            <text:p>10628</text:p>
          </table:table-cell>
          <table:table-cell office:value-type="string" calcext:value-type="string">
            <text:p>SIGUR</text:p>
          </table:table-cell>
          <table:table-cell office:value-type="string" calcext:value-type="string">
            <text:p>Georges, Eugène</text:p>
          </table:table-cell>
          <table:table-cell/>
          <table:table-cell table:style-name="ce5" office:value-type="string" calcext:value-type="string">
            <text:p>1864-09-05 00:00:00</text:p>
          </table:table-cell>
          <table:table-cell/>
          <table:table-cell office:value-type="string" calcext:value-type="string">
            <text:p>rue Notre Dame de Lorette, 37 / <text:s/>rue Notre Dame de Lorette, 37 / <text:s/>rue Notre Dame de Lorette, 37 / <text:s/>rue Notre Dame de Lorette, 37 / <text:s/>rue Notre Dame de Lorette, 37 / <text:s/>rue Notre Dame de Lorette, 37 / <text:s/>rue Notre Dame de Lorette, 37 / <text:s/>rue Notre Dame de Lorette, 37 /</text:p>
          </table:table-cell>
          <table:table-cell/>
          <table:table-cell office:value-type="string" calcext:value-type="string">
            <text:p>AN F18 1826</text:p>
          </table:table-cell>
          <table:table-cell office:value-type="string" calcext:value-type="string">
            <text:p>Il est acquéreur d'un nouveau procédé consistant dans la décoration d'étoffes (ameublement et robes de femmes).</text:p>
          </table:table-cell>
          <table:table-cell table:number-columns-repeated="2"/>
        </table:table-row>
        <table:table-row table:style-name="ro1">
          <table:table-cell office:value-type="float" office:value="10629" calcext:value-type="float">
            <text:p>10629</text:p>
          </table:table-cell>
          <table:table-cell office:value-type="string" calcext:value-type="string">
            <text:p>SILVESTRE</text:p>
          </table:table-cell>
          <table:table-cell office:value-type="string" calcext:value-type="string">
            <text:p>Joseph, Balthazard</text:p>
          </table:table-cell>
          <table:table-cell table:style-name="ce5" office:value-type="string" calcext:value-type="string">
            <text:p>1832-02-03 00:00:00</text:p>
          </table:table-cell>
          <table:table-cell table:number-columns-repeated="4"/>
          <table:table-cell office:value-type="string" calcext:value-type="string">
            <text:p>AN F18 1826</text:p>
          </table:table-cell>
          <table:table-cell office:value-type="string" calcext:value-type="string">
            <text:p>Professeur d'écriture de L.L.A.A.R.P. les Enfants du Roi, il fait une première demande en 1820 proposée par le Préfet du Rhône. Il est également directeur de l'imprimerie lithographique du Cabinet de M. le Président du Conseil. Son brevet est finalement annulé.</text:p>
          </table:table-cell>
          <table:table-cell table:number-columns-repeated="2"/>
        </table:table-row>
        <table:table-row table:style-name="ro1">
          <table:table-cell office:value-type="float" office:value="10630" calcext:value-type="float">
            <text:p>10630</text:p>
          </table:table-cell>
          <table:table-cell office:value-type="string" calcext:value-type="string">
            <text:p>SIMON</text:p>
          </table:table-cell>
          <table:table-cell office:value-type="string" calcext:value-type="string">
            <text:p>Jean, Mandragore</text:p>
          </table:table-cell>
          <table:table-cell table:number-columns-repeated="3"/>
          <table:table-cell office:value-type="string" calcext:value-type="string">
            <text:p>quai St Michel, 11 (1840) / Rue Jean Jacques Rousseau, 18 <text:s/>/ <text:s/>quai St Michel, 11 (1840) / Rue Jean Jacques Rousseau, 18 <text:s/>/ <text:s/>quai St Michel, 11 (1840) / Rue Jean Jacques Rousseau, 18 <text:s/>/ <text:s/>quai St Michel, 11 (1840) / Rue Jean Jacques Rousseau, 18 <text:s/>/ <text:s/>quai St Michel, 11 (1840) / Rue Jean Jacques Rousseau, 18 <text:s/>/ <text:s/>quai St Michel, 11 (1840) / Rue Jean Jacques Rousseau, 18 <text:s/>/ <text:s/>quai St Michel, 11 (1840) / Rue Jean Jacques Rousseau, 18 <text:s/>/ <text:s/>quai St Michel, 11 (1840) / Rue Jean Jacques Rousseau, 18 <text:s/>/</text:p>
          </table:table-cell>
          <table:table-cell/>
          <table:table-cell office:value-type="string" calcext:value-type="string">
            <text:p>AN F18 1826</text:p>
          </table:table-cell>
          <table:table-cell office:value-type="string" calcext:value-type="string">
            <text:p>Il a été ouvrier lithographe puis contremaître chez le Sieur Senefelder, puis chez le Sieur Kaeppelin, il <text:s/>gagnait 200 frs + un avantage de 10% sur les affaires. Son brevet est annulé (voir dossier dans le Gers et à Paris dossier de Fonrouge et Langlois)</text:p>
          </table:table-cell>
          <table:table-cell office:value-type="string" calcext:value-type="string">
            <text:p>Son père était bourrelier.</text:p>
          </table:table-cell>
          <table:table-cell/>
        </table:table-row>
        <table:table-row table:style-name="ro1">
          <table:table-cell office:value-type="float" office:value="10631" calcext:value-type="float">
            <text:p>10631</text:p>
          </table:table-cell>
          <table:table-cell office:value-type="string" calcext:value-type="string">
            <text:p>SIMON</text:p>
          </table:table-cell>
          <table:table-cell office:value-type="string" calcext:value-type="string">
            <text:p>Bernard</text:p>
          </table:table-cell>
          <table:table-cell table:style-name="ce5" office:value-type="string" calcext:value-type="string">
            <text:p>1840-05-05 00:00:00</text:p>
          </table:table-cell>
          <table:table-cell table:number-columns-repeated="2"/>
          <table:table-cell office:value-type="string" calcext:value-type="string">
            <text:p>Rue des Poulies, 12 <text:s/>/ <text:s/>Rue des Poulies, 12 <text:s/>/ <text:s/>Rue des Poulies, 12 <text:s/>/ <text:s/>Rue des Poulies, 12 <text:s/>/ <text:s/>Rue des Poulies, 12 <text:s/>/ <text:s/>Rue des Poulies, 12 <text:s/>/ <text:s/>Rue des Poulies, 12 <text:s/>/ <text:s/>Rue des Poulies, 12 <text:s/>/</text:p>
          </table:table-cell>
          <table:table-cell/>
          <table:table-cell office:value-type="string" calcext:value-type="string">
            <text:p>AN F18 1826</text:p>
          </table:table-cell>
          <table:table-cell office:value-type="string" calcext:value-type="string">
            <text:p>Il est remplacé par sa veuve. Il est spécialisé en musique imprimée en taille-douceavec les couvertures des partitions en lithographie. / Il est remplacé par sa veuve. Il est spécialisé en musique imprimée en taille-douceavec les couvertures des partitions en lithographie. / Il est remplacé par sa veuve. Il est spécialisé en musique imprimée en taille-douceavec les couvertures des partitions en lithographie. / Il est remplacé par sa veuve. Il est spécialisé en musique imprimée en taille-douceavec les couvertures des partitions en lithographie. / Il est remplacé par sa veuve. Il est spécialisé en musique imprimée en taille-douceavec les couvertures des partitions en lithographie. / Il est remplacé par sa veuve. Il est spécialisé en musique imprimée en taille-douceavec les couvertures des partitions en lithographie. / Il est remplacé par sa veuve. Il est spécialisé en musique imprimée en taille-douceavec les couvertures des partitions en lithographie. / Il est remplacé par sa veuve. Il est spécialisé en musique imprimée en taille-douceavec les couvertures des partitions en lithographie.</text:p>
          </table:table-cell>
          <table:table-cell office:value-type="string" calcext:value-type="string">
            <text:p>Son père était <text:s/>cultivateur.</text:p>
          </table:table-cell>
          <table:table-cell/>
        </table:table-row>
        <table:table-row table:style-name="ro1">
          <table:table-cell office:value-type="float" office:value="10632" calcext:value-type="float">
            <text:p>10632</text:p>
          </table:table-cell>
          <table:table-cell office:value-type="string" calcext:value-type="string">
            <text:p>SIMON</text:p>
          </table:table-cell>
          <table:table-cell office:value-type="string" calcext:value-type="string">
            <text:p>Jules</text:p>
          </table:table-cell>
          <table:table-cell table:style-name="ce5" office:value-type="string" calcext:value-type="string">
            <text:p>1846-11-07 00:00:00</text:p>
          </table:table-cell>
          <table:table-cell table:number-columns-repeated="2"/>
          <table:table-cell office:value-type="string" calcext:value-type="string">
            <text:p>Rue Vide Gousset, 4 / Place des Victoires <text:s/>/ Rue Vide Gousset, 4 / Place des Victoires <text:s/>/ Rue Vide Gousset, 4 / Place des Victoires <text:s/>/ Rue Vide Gousset, 4 / Place des Victoires <text:s/>/ Rue Vide Gousset, 4 / Place des Victoires <text:s/>/ Rue Vide Gousset, 4 / Place des Victoires <text:s/>/ Rue Vide Gousset, 4 / Place des Victoires <text:s/>/ Rue Vide Gousset, 4 / Place des Victoires</text:p>
          </table:table-cell>
          <table:table-cell office:value-type="string" calcext:value-type="string">
            <text:p>Rue Montmartre, 63</text:p>
          </table:table-cell>
          <table:table-cell office:value-type="string" calcext:value-type="string">
            <text:p>AN F18 1826</text:p>
          </table:table-cell>
          <table:table-cell office:value-type="string" calcext:value-type="string">
            <text:p>Il dirige un cabinet de lecture avec 3000 volumes qu'il donne en location: romans, voyages. La Chambre des Imprimeurs lithographes lui refuse le certificat car il y a déjà 3 brevets dans la même famille.</text:p>
          </table:table-cell>
          <table:table-cell office:value-type="string" calcext:value-type="string">
            <text:p>Son père était aubergiste.</text:p>
          </table:table-cell>
          <table:table-cell/>
        </table:table-row>
        <table:table-row table:style-name="ro1">
          <table:table-cell office:value-type="float" office:value="10633" calcext:value-type="float">
            <text:p>10633</text:p>
          </table:table-cell>
          <table:table-cell office:value-type="string" calcext:value-type="string">
            <text:p>SIMONET</text:p>
          </table:table-cell>
          <table:table-cell office:value-type="string" calcext:value-type="string">
            <text:p>Jean-Jacques, François</text:p>
          </table:table-cell>
          <table:table-cell table:number-columns-repeated="3"/>
          <table:table-cell office:value-type="string" calcext:value-type="string">
            <text:p>Rue des Ecouffes, 5 / Rue Sainte Croix de la Bretonnerie, 48 <text:s/>/ Rue des Ecouffes, 5 / Rue Sainte Croix de la Bretonnerie, 48 <text:s/>/ Rue des Ecouffes, 5 / Rue Sainte Croix de la Bretonnerie, 48 <text:s/>/ Rue des Ecouffes, 5 / Rue Sainte Croix de la Bretonnerie, 48 <text:s/>/ Rue des Ecouffes, 5 / Rue Sainte Croix de la Bretonnerie, 48 <text:s/>/ Rue des Ecouffes, 5 / Rue Sainte Croix de la Bretonnerie, 48 <text:s/>/ Rue des Ecouffes, 5 / Rue Sainte Croix de la Bretonnerie, 48 <text:s/>/ Rue des Ecouffes, 5 / Rue Sainte Croix de la Bretonnerie, 48</text:p>
          </table:table-cell>
          <table:table-cell office:value-type="string" calcext:value-type="string">
            <text:p>Rue Saint Merry, 22</text:p>
          </table:table-cell>
          <table:table-cell office:value-type="string" calcext:value-type="string">
            <text:p>AN F18 1826</text:p>
          </table:table-cell>
          <table:table-cell office:value-type="string" calcext:value-type="string">
            <text:p>Il est breveté imprimeur en 1841 en remplacement de sa belle-mère, Madame Guillau, née Delaquette, décédée. Celle-ci n'ayant pas de fils, il demande le transfert du brevet vers lui. Il fait faillite en 1867. Le 26 décembre 1866, a lieu une vente de presses typographiques et lithographiques ainsi que de caractères. Ce matériel provient de la maison Simonet. <text:s/>Dans son entreprise, il y a 5 presses pour imprimer des ouvrages de ville et des prospectus d'associations religieuses.</text:p>
          </table:table-cell>
          <table:table-cell table:number-columns-repeated="2"/>
        </table:table-row>
        <table:table-row table:style-name="ro1">
          <table:table-cell office:value-type="float" office:value="10634" calcext:value-type="float">
            <text:p>10634</text:p>
          </table:table-cell>
          <table:table-cell office:value-type="string" calcext:value-type="string">
            <text:p>SIMONNET</text:p>
          </table:table-cell>
          <table:table-cell office:value-type="string" calcext:value-type="string">
            <text:p>Claude, Eugène</text:p>
          </table:table-cell>
          <table:table-cell/>
          <table:table-cell table:style-name="ce5" office:value-type="string" calcext:value-type="string">
            <text:p>1869-12-08 00:00:00</text:p>
          </table:table-cell>
          <table:table-cell/>
          <table:table-cell office:value-type="string" calcext:value-type="string">
            <text:p>Passage du Caire, 115-116</text:p>
          </table:table-cell>
          <table:table-cell office:value-type="string" calcext:value-type="string">
            <text:p>Rue Baillet, 1</text:p>
          </table:table-cell>
          <table:table-cell office:value-type="string" calcext:value-type="string">
            <text:p>AN F18 1826</text:p>
          </table:table-cell>
          <table:table-cell office:value-type="string" calcext:value-type="string">
            <text:p>Professeur de mathématiques et d'instruction agricole dans l'Aisne, il est le fondateur du Courrier des Familles et d'un courrier médical.Professeur de mathématiques et d'instruction agricole dans l'Aisne, il est le fondateur du Courrier des Familles et d'un courrier médical.Professeur de mathématiques et d'instruction agricole dans l'Aisne, il est le fondateur du Courrier des Familles et d'un courrier médical.Professeur de mathématiques et d'instruction agricole dans l'Aisne, il est le fondateur du Courrier des Familles et d'un courrier médical.Professeur de mathématiques et d'instruction agricole dans l'Aisne, il est le fondateur du Courrier des Familles et d'un courrier médical.Professeur de mathématiques et d'instruction agricole dans l'Aisne, il est le fondateur du Courrier des Familles et d'un courrier médical.Professeur de mathématiques et d'instruction agricole dans l'Aisne, il est le fondateur du Courrier des Familles et d'un courrier médical.Professeur de mathématiques et d'instruction agricole dans l'Aisne, il est le fondateur du Courrier des Familles et d'un courrier médical.</text:p>
          </table:table-cell>
          <table:table-cell office:value-type="string" calcext:value-type="string">
            <text:p>Son père est cultivateur / Il a été condamné à 1 mois de prison en 1846 pour dénonciation calomnièreSon père est cultivateur / Il a été condamné à 1 mois de prison en 1846 pour dénonciation calomnièreSon père est cultivateur / Il a été condamné à 1 mois de prison en 1846 pour dénonciation calomnièreSon père est cultivateur / Il a été condamné à 1 mois de prison en 1846 pour dénonciation calomnièreSon père est cultivateur / Il a été condamné à 1 mois de prison en 1846 pour dénonciation calomnièreSon père est cultivateur / Il a été condamné à 1 mois de prison en 1846 pour dénonciation calomnièreSon père est cultivateur / Il a été condamné à 1 mois de prison en 1846 pour dénonciation calomnièreSon père est cultivateur / Il a été condamné à 1 mois de prison en 1846 pour dénonciation calomnière</text:p>
          </table:table-cell>
          <table:table-cell/>
        </table:table-row>
        <table:table-row table:style-name="ro1">
          <table:table-cell office:value-type="float" office:value="10635" calcext:value-type="float">
            <text:p>10635</text:p>
          </table:table-cell>
          <table:table-cell office:value-type="string" calcext:value-type="string">
            <text:p>SMITH, née QUERAT</text:p>
          </table:table-cell>
          <table:table-cell office:value-type="string" calcext:value-type="string">
            <text:p>Marie, Catherine</text:p>
          </table:table-cell>
          <table:table-cell table:style-name="ce5" office:value-type="string" calcext:value-type="string">
            <text:p>1847-12-11 00:00:00</text:p>
          </table:table-cell>
          <table:table-cell table:style-name="ce5" office:value-type="string" calcext:value-type="string">
            <text:p>1861-04-05 00:00:00</text:p>
          </table:table-cell>
          <table:table-cell/>
          <table:table-cell office:value-type="string" calcext:value-type="string">
            <text:p>rue Fontaine au Roi, 4 bis / <text:s/>rue Fontaine au Roi, 4 bis / <text:s/>rue Fontaine au Roi, 4 bis / <text:s/>rue Fontaine au Roi, 4 bis / <text:s/>rue Fontaine au Roi, 4 bis / <text:s/>rue Fontaine au Roi, 4 bis / <text:s/>rue Fontaine au Roi, 4 bis / <text:s/>rue Fontaine au Roi, 4 bis /</text:p>
          </table:table-cell>
          <table:table-cell/>
          <table:table-cell office:value-type="string" calcext:value-type="string">
            <text:p>AN F18 1826</text:p>
          </table:table-cell>
          <table:table-cell office:value-type="string" calcext:value-type="string">
            <text:p>Elle est brevetée libraire le 12 novembre 1847, imprimeur le 19 octobre 1847.</text:p>
          </table:table-cell>
          <table:table-cell office:value-type="string" calcext:value-type="string">
            <text:p>Elle est veuve avec 4 enfants.</text:p>
          </table:table-cell>
          <table:table-cell/>
        </table:table-row>
        <table:table-row table:style-name="ro1">
          <table:table-cell office:value-type="float" office:value="10636" calcext:value-type="float">
            <text:p>10636</text:p>
          </table:table-cell>
          <table:table-cell office:value-type="string" calcext:value-type="string">
            <text:p>SOHIER</text:p>
          </table:table-cell>
          <table:table-cell office:value-type="string" calcext:value-type="string">
            <text:p>Charlotte, Josephine</text:p>
          </table:table-cell>
          <table:table-cell table:style-name="ce5" office:value-type="string" calcext:value-type="string">
            <text:p>1823-12-11 00:00:00</text:p>
          </table:table-cell>
          <table:table-cell table:number-columns-repeated="2"/>
          <table:table-cell office:value-type="string" calcext:value-type="string">
            <text:p>rue du Petit Carreau, 19 (1829) / Rue du Cadran, 19 (1824) / Passage du Saumon, 30 <text:s/>/ <text:s/>rue du Petit Carreau, 19 (1829) / Rue du Cadran, 19 (1824) / Passage du Saumon, 30 <text:s/>/ <text:s/>rue du Petit Carreau, 19 (1829) / Rue du Cadran, 19 (1824) / Passage du Saumon, 30 <text:s/>/ <text:s/>rue du Petit Carreau, 19 (1829) / Rue du Cadran, 19 (1824) / Passage du Saumon, 30 <text:s/>/ <text:s/>rue du Petit Carreau, 19 (1829) / Rue du Cadran, 19 (1824) / Passage du Saumon, 30 <text:s/>/ <text:s/>rue du Petit Carreau, 19 (1829) / Rue du Cadran, 19 (1824) / Passage du Saumon, 30 <text:s/>/ <text:s/>rue du Petit Carreau, 19 (1829) / Rue du Cadran, 19 (1824) / Passage du Saumon, 30 <text:s/>/ <text:s/>rue du Petit Carreau, 19 (1829) / Rue du Cadran, 19 (1824) / Passage du Saumon, 30 <text:s/>/</text:p>
          </table:table-cell>
          <table:table-cell/>
          <table:table-cell office:value-type="string" calcext:value-type="string">
            <text:p>AN F18 1826 / Almanach du Commerce, 1839AN F18 1826 / Almanach du Commerce, 1839AN F18 1826 / Almanach du Commerce, 1839AN F18 1826 / Almanach du Commerce, 1839AN F18 1826 / Almanach du Commerce, 1839AN F18 1826 / Almanach du Commerce, 1839AN F18 1826 / Almanach du Commerce, 1839AN F18 1826 / Almanach du Commerce, 1839</text:p>
          </table:table-cell>
          <table:table-cell office:value-type="string" calcext:value-type="string">
            <text:p>Artiste de peintre de formation, elle obtient en 1830 l'autorisation de transporter les presses au domicile du Sieur Perrot pour l'impression des vignettes de la Galerie des Saints.</text:p>
          </table:table-cell>
          <table:table-cell office:value-type="string" calcext:value-type="string">
            <text:p>Son père est procureur au Parlement</text:p>
          </table:table-cell>
          <table:table-cell/>
        </table:table-row>
        <table:table-row table:style-name="ro1">
          <table:table-cell office:value-type="float" office:value="10637" calcext:value-type="float">
            <text:p>10637</text:p>
          </table:table-cell>
          <table:table-cell office:value-type="string" calcext:value-type="string">
            <text:p>SOUCHOT</text:p>
          </table:table-cell>
          <table:table-cell office:value-type="string" calcext:value-type="string">
            <text:p>Antoine, Rémi</text:p>
          </table:table-cell>
          <table:table-cell/>
          <table:table-cell table:style-name="ce5" office:value-type="string" calcext:value-type="string">
            <text:p>1851-02-06 00:00:00</text:p>
          </table:table-cell>
          <table:table-cell/>
          <table:table-cell office:value-type="string" calcext:value-type="string">
            <text:p>rue Rambuteau, 47 <text:s/>/ <text:s/>rue Rambuteau, 47 <text:s/>/ <text:s/>rue Rambuteau, 47 <text:s/>/ <text:s/>rue Rambuteau, 47 <text:s/>/ <text:s/>rue Rambuteau, 47 <text:s/>/ <text:s/>rue Rambuteau, 47 <text:s/>/ <text:s/>rue Rambuteau, 47 <text:s/>/</text:p>
          </table:table-cell>
          <table:table-cell/>
          <table:table-cell office:value-type="string" calcext:value-type="string">
            <text:p>AN F18 1826</text:p>
          </table:table-cell>
          <table:table-cell office:value-type="string" calcext:value-type="string">
            <text:p>Il est graveur de formation.</text:p>
          </table:table-cell>
          <table:table-cell table:number-columns-repeated="2"/>
        </table:table-row>
        <table:table-row table:style-name="ro1">
          <table:table-cell office:value-type="float" office:value="10638" calcext:value-type="float">
            <text:p>10638</text:p>
          </table:table-cell>
          <table:table-cell office:value-type="string" calcext:value-type="string">
            <text:p>SOULLARD</text:p>
          </table:table-cell>
          <table:table-cell office:value-type="string" calcext:value-type="string">
            <text:p>Charles</text:p>
          </table:table-cell>
          <table:table-cell table:number-columns-repeated="3"/>
          <table:table-cell office:value-type="string" calcext:value-type="string">
            <text:p>rue Mazarine, 74 <text:s/>/ <text:s/>rue Mazarine, 74 <text:s/>/ <text:s/>rue Mazarine, 74 <text:s/>/ <text:s/>rue Mazarine, 74 <text:s/>/ <text:s/>rue Mazarine, 74 <text:s/>/ <text:s/>rue Mazarine, 74 <text:s/>/ <text:s/>rue Mazarine, 74 <text:s/>/</text:p>
          </table:table-cell>
          <table:table-cell/>
          <table:table-cell office:value-type="string" calcext:value-type="string">
            <text:p>AN F18 1826</text:p>
          </table:table-cell>
          <table:table-cell office:value-type="string" calcext:value-type="string">
            <text:p>Il est ouvrier lithographe de formation.</text:p>
          </table:table-cell>
          <table:table-cell office:value-type="string" calcext:value-type="string">
            <text:p>Son père est marchand.</text:p>
          </table:table-cell>
          <table:table-cell/>
        </table:table-row>
        <table:table-row table:style-name="ro1">
          <table:table-cell office:value-type="float" office:value="10639" calcext:value-type="float">
            <text:p>10639</text:p>
          </table:table-cell>
          <table:table-cell office:value-type="string" calcext:value-type="string">
            <text:p>SOUPE</text:p>
          </table:table-cell>
          <table:table-cell office:value-type="string" calcext:value-type="string">
            <text:p>Louis, Auguste</text:p>
          </table:table-cell>
          <table:table-cell table:style-name="ce5" office:value-type="string" calcext:value-type="string">
            <text:p>1850-02-03 00:00:00</text:p>
          </table:table-cell>
          <table:table-cell table:number-columns-repeated="2"/>
          <table:table-cell office:value-type="string" calcext:value-type="string">
            <text:p>passage du Ponceau, 18 et 20 <text:s/>/ <text:s/>passage du Ponceau, 18 et 20 <text:s/>/ <text:s/>passage du Ponceau, 18 et 20 <text:s/>/ <text:s/>passage du Ponceau, 18 et 20 <text:s/>/ <text:s/>passage du Ponceau, 18 et 20 <text:s/>/ <text:s/>passage du Ponceau, 18 et 20 <text:s/>/ <text:s/>passage du Ponceau, 18 et 20 <text:s/>/</text:p>
          </table:table-cell>
          <table:table-cell/>
          <table:table-cell office:value-type="string" calcext:value-type="string">
            <text:p>AN F18 1826</text:p>
          </table:table-cell>
          <table:table-cell office:value-type="string" calcext:value-type="string">
            <text:p>Il est également breveté imprimeur le 29 novembre 1844. Il veut se spécialiser dans les travaux de ville.</text:p>
          </table:table-cell>
          <table:table-cell office:value-type="string" calcext:value-type="string">
            <text:p>Son père est chef de brigade de la République.</text:p>
          </table:table-cell>
          <table:table-cell/>
        </table:table-row>
        <table:table-row table:style-name="ro1">
          <table:table-cell office:value-type="float" office:value="10640" calcext:value-type="float">
            <text:p>10640</text:p>
          </table:table-cell>
          <table:table-cell office:value-type="string" calcext:value-type="string">
            <text:p>STEINBACH</text:p>
          </table:table-cell>
          <table:table-cell office:value-type="string" calcext:value-type="string">
            <text:p>Jean, Ulrich</text:p>
          </table:table-cell>
          <table:table-cell table:number-columns-repeated="3"/>
          <table:table-cell office:value-type="string" calcext:value-type="string">
            <text:p>rue Montmartre, 139 / Rue du Four SG, 78 (1829) / <text:s/>rue Montmartre, 139 / Rue du Four SG, 78 (1829) / <text:s/>rue Montmartre, 139 / Rue du Four SG, 78 (1829) / <text:s/>rue Montmartre, 139 / Rue du Four SG, 78 (1829) / <text:s/>rue Montmartre, 139 / Rue du Four SG, 78 (1829) / <text:s/>rue Montmartre, 139 / Rue du Four SG, 78 (1829) / <text:s/>rue Montmartre, 139 / Rue du Four SG, 78 (1829) /</text:p>
          </table:table-cell>
          <table:table-cell/>
          <table:table-cell office:value-type="string" calcext:value-type="string">
            <text:p>AN F18 1826</text:p>
          </table:table-cell>
          <table:table-cell office:value-type="string" calcext:value-type="string">
            <text:p>Il est lithographe depuis 1816, un des premiers collaborateurs de la lithographie d'Engelmann. Il fait une première demande en 1822, puis en 1829 (refusée parce qu'il veut passer par une création de brevet). / AnnulationIl est lithographe depuis 1816, un des premiers collaborateurs de la lithographie d'Engelmann. Il fait une première demande en 1822, puis en 1829 (refusée parce qu'il veut passer par une création de brevet). / AnnulationIl est lithographe depuis 1816, un des premiers collaborateurs de la lithographie d'Engelmann. Il fait une première demande en 1822, puis en 1829 (refusée parce qu'il veut passer par une création de brevet). / AnnulationIl est lithographe depuis 1816, un des premiers collaborateurs de la lithographie d'Engelmann. Il fait une première demande en 1822, puis en 1829 (refusée parce qu'il veut passer par une création de brevet). / AnnulationIl est lithographe depuis 1816, un des premiers collaborateurs de la lithographie d'Engelmann. Il fait une première demande en 1822, puis en 1829 (refusée parce qu'il veut passer par une création de brevet). / AnnulationIl est lithographe depuis 1816, un des premiers collaborateurs de la lithographie d'Engelmann. Il fait une première demande en 1822, puis en 1829 (refusée parce qu'il veut passer par une création de brevet). / AnnulationIl est lithographe depuis 1816, un des premiers collaborateurs de la lithographie d'Engelmann. Il fait une première demande en 1822, puis en 1829 (refusée parce qu'il veut passer par une création de brevet). / Annulation</text:p>
          </table:table-cell>
          <table:table-cell office:value-type="string" calcext:value-type="string">
            <text:p>Il est marié et père de 4 enfants (acte de mariage dans le dossier). <text:s/>Son père est lithographe.</text:p>
          </table:table-cell>
          <table:table-cell/>
        </table:table-row>
        <table:table-row table:style-name="ro1">
          <table:table-cell office:value-type="float" office:value="10641" calcext:value-type="float">
            <text:p>10641</text:p>
          </table:table-cell>
          <table:table-cell office:value-type="string" calcext:value-type="string">
            <text:p>SUCHET</text:p>
          </table:table-cell>
          <table:table-cell office:value-type="string" calcext:value-type="string">
            <text:p>François</text:p>
          </table:table-cell>
          <table:table-cell table:style-name="ce5" office:value-type="string" calcext:value-type="string">
            <text:p>1848-06-04 00:00:00</text:p>
          </table:table-cell>
          <table:table-cell table:style-name="ce5" office:value-type="string" calcext:value-type="string">
            <text:p>1850-02-12 00:00:00</text:p>
          </table:table-cell>
          <table:table-cell/>
          <table:table-cell office:value-type="string" calcext:value-type="string">
            <text:p>rue du Faubourg du Roule, 12 <text:s/>/ <text:s/>rue du Faubourg du Roule, 12 <text:s/>/ <text:s/>rue du Faubourg du Roule, 12 <text:s/>/ <text:s/>rue du Faubourg du Roule, 12 <text:s/>/ <text:s/>rue du Faubourg du Roule, 12 <text:s/>/ <text:s/>rue du Faubourg du Roule, 12 <text:s/>/ <text:s/>rue du Faubourg du Roule, 12 <text:s/>/</text:p>
          </table:table-cell>
          <table:table-cell/>
          <table:table-cell office:value-type="string" calcext:value-type="string">
            <text:p>AN F18 1826</text:p>
          </table:table-cell>
          <table:table-cell office:value-type="string" calcext:value-type="string">
            <text:p>Il est tout d'abord relieur, cartonnier puis ouvrier lithographe.</text:p>
          </table:table-cell>
          <table:table-cell office:value-type="string" calcext:value-type="string">
            <text:p>Son père était propriétaire.</text:p>
          </table:table-cell>
          <table:table-cell/>
        </table:table-row>
        <table:table-row table:style-name="ro1">
          <table:table-cell office:value-type="float" office:value="10642" calcext:value-type="float">
            <text:p>10642</text:p>
          </table:table-cell>
          <table:table-cell office:value-type="string" calcext:value-type="string">
            <text:p>SUDRE</text:p>
          </table:table-cell>
          <table:table-cell office:value-type="string" calcext:value-type="string">
            <text:p>Jean-Pierre</text:p>
          </table:table-cell>
          <table:table-cell/>
          <table:table-cell table:style-name="ce5" office:value-type="string" calcext:value-type="string">
            <text:p>1854-09-05 00:00:00</text:p>
          </table:table-cell>
          <table:table-cell/>
          <table:table-cell office:value-type="string" calcext:value-type="string">
            <text:p>rue Grange Batelière, 11 / <text:s/>rue Grange Batelière, 11 / <text:s/>rue Grange Batelière, 11 / <text:s/>rue Grange Batelière, 11 / <text:s/>rue Grange Batelière, 11 / <text:s/>rue Grange Batelière, 11 / <text:s/>rue Grange Batelière, 11 /</text:p>
          </table:table-cell>
          <table:table-cell/>
          <table:table-cell office:value-type="string" calcext:value-type="string">
            <text:p>AN F18 1826</text:p>
          </table:table-cell>
          <table:table-cell office:value-type="string" calcext:value-type="string">
            <text:p>Il obtient une médaille d'or à la dernière exposition du Louvre.</text:p>
          </table:table-cell>
          <table:table-cell office:value-type="string" calcext:value-type="string">
            <text:p>Son père était négociant.</text:p>
          </table:table-cell>
          <table:table-cell/>
        </table:table-row>
        <table:table-row table:style-name="ro1">
          <table:table-cell office:value-type="float" office:value="10643" calcext:value-type="float">
            <text:p>10643</text:p>
          </table:table-cell>
          <table:table-cell office:value-type="string" calcext:value-type="string">
            <text:p>SUPOT</text:p>
          </table:table-cell>
          <table:table-cell office:value-type="string" calcext:value-type="string">
            <text:p>Louis, Auguste, Désiré</text:p>
          </table:table-cell>
          <table:table-cell table:number-columns-repeated="3"/>
          <table:table-cell office:value-type="string" calcext:value-type="string">
            <text:p>Rue Coquenard, 25 et 27 (1845) / Rue Coquenard, 25 et 27 (1845) / Rue Coquenard, 25 et 27 (1845) / Rue Coquenard, 25 et 27 (1845) / Rue Coquenard, 25 et 27 (1845) / Rue Coquenard, 25 et 27 (1845) / Rue Coquenard, 25 et 27 (1845)</text:p>
          </table:table-cell>
          <table:table-cell office:value-type="string" calcext:value-type="string">
            <text:p>Rue Lamartine, 20 / Rue Lamartine, 23Rue Lamartine, 20 / Rue Lamartine, 23Rue Lamartine, 20 / Rue Lamartine, 23Rue Lamartine, 20 / Rue Lamartine, 23Rue Lamartine, 20 / Rue Lamartine, 23Rue Lamartine, 20 / Rue Lamartine, 23Rue Lamartine, 20 / Rue Lamartine, 23</text:p>
          </table:table-cell>
          <table:table-cell office:value-type="string" calcext:value-type="string">
            <text:p>AN F18 1826</text:p>
          </table:table-cell>
          <table:table-cell office:value-type="string" calcext:value-type="string">
            <text:p>Il a exécuté des travaux commerciaux pour le Crédit Foncier. Il emploie 6 ouvriers. Il est spécialisé dans les registres à l'usage des négociants et banquiers. / Il est également breveté taille-doucier le 9 mai 1853.Il a exécuté des travaux commerciaux pour le Crédit Foncier. Il emploie 6 ouvriers. Il est spécialisé dans les registres à l'usage des négociants et banquiers. / Il est également breveté taille-doucier le 9 mai 1853.Il a exécuté des travaux commerciaux pour le Crédit Foncier. Il emploie 6 ouvriers. Il est spécialisé dans les registres à l'usage des négociants et banquiers. / Il est également breveté taille-doucier le 9 mai 1853.Il a exécuté des travaux commerciaux pour le Crédit Foncier. Il emploie 6 ouvriers. Il est spécialisé dans les registres à l'usage des négociants et banquiers. / Il est également breveté taille-doucier le 9 mai 1853.Il a exécuté des travaux commerciaux pour le Crédit Foncier. Il emploie 6 ouvriers. Il est spécialisé dans les registres à l'usage des négociants et banquiers. / Il est également breveté taille-doucier le 9 mai 1853.Il a exécuté des travaux commerciaux pour le Crédit Foncier. Il emploie 6 ouvriers. Il est spécialisé dans les registres à l'usage des négociants et banquiers. / Il est également breveté taille-doucier le 9 mai 1853.Il a exécuté des travaux commerciaux pour le Crédit Foncier. Il emploie 6 ouvriers. Il est spécialisé dans les registres à l'usage des négociants et banquiers. / Il est également breveté taille-doucier le 9 mai 1853.</text:p>
          </table:table-cell>
          <table:table-cell office:value-type="string" calcext:value-type="string">
            <text:p>Son père était vigneron.</text:p>
          </table:table-cell>
          <table:table-cell/>
        </table:table-row>
        <table:table-row table:style-name="ro1">
          <table:table-cell office:value-type="float" office:value="10644" calcext:value-type="float">
            <text:p>10644</text:p>
          </table:table-cell>
          <table:table-cell office:value-type="string" calcext:value-type="string">
            <text:p>TACHON</text:p>
          </table:table-cell>
          <table:table-cell office:value-type="string" calcext:value-type="string">
            <text:p>Jean-Baptiste</text:p>
          </table:table-cell>
          <table:table-cell table:number-columns-repeated="3"/>
          <table:table-cell office:value-type="string" calcext:value-type="string">
            <text:p>rue Marc Foy, 5 / Rue Ménilmontant, 120 / <text:s/>rue Marc Foy, 5 / Rue Ménilmontant, 120 / <text:s/>rue Marc Foy, 5 / Rue Ménilmontant, 120 / <text:s/>rue Marc Foy, 5 / Rue Ménilmontant, 120 / <text:s/>rue Marc Foy, 5 / Rue Ménilmontant, 120 / <text:s/>rue Marc Foy, 5 / Rue Ménilmontant, 120 / <text:s/>rue Marc Foy, 5 / Rue Ménilmontant, 120 /</text:p>
          </table:table-cell>
          <table:table-cell/>
          <table:table-cell office:value-type="string" calcext:value-type="string">
            <text:p>Archives de la Seine dossiers de faillite / D10 U3 30 n° 12762 <text:s/>et D10 U3 209 / AN F18 1827Archives de la Seine dossiers de faillite / D10 U3 30 n° 12762 <text:s/>et D10 U3 209 / AN F18 1827Archives de la Seine dossiers de faillite / D10 U3 30 n° 12762 <text:s/>et D10 U3 209 / AN F18 1827Archives de la Seine dossiers de faillite / D10 U3 30 n° 12762 <text:s/>et D10 U3 209 / AN F18 1827Archives de la Seine dossiers de faillite / D10 U3 30 n° 12762 <text:s/>et D10 U3 209 / AN F18 1827Archives de la Seine dossiers de faillite / D10 U3 30 n° 12762 <text:s/>et D10 U3 209 / AN F18 1827Archives de la Seine dossiers de faillite / D10 U3 30 n° 12762 <text:s/>et D10 U3 209 / AN F18 1827</text:p>
          </table:table-cell>
          <table:table-cell office:value-type="string" calcext:value-type="string">
            <text:p>Il fait faillite le 30 Octobre 1855 à l'adresse suivante: 57 <text:s/>rue du Vert-Bois, avec un actif de 6906 frcs et un passif de 6569 frs.</text:p>
          </table:table-cell>
          <table:table-cell office:value-type="string" calcext:value-type="string">
            <text:p>Son père était perruquier</text:p>
          </table:table-cell>
          <table:table-cell/>
        </table:table-row>
        <table:table-row table:style-name="ro1">
          <table:table-cell office:value-type="float" office:value="10645" calcext:value-type="float">
            <text:p>10645</text:p>
          </table:table-cell>
          <table:table-cell office:value-type="string" calcext:value-type="string">
            <text:p>TAILLARDAT</text:p>
          </table:table-cell>
          <table:table-cell office:value-type="string" calcext:value-type="string">
            <text:p>Pierre</text:p>
          </table:table-cell>
          <table:table-cell table:style-name="ce5" office:value-type="string" calcext:value-type="string">
            <text:p>1853-10-03 00:00:00</text:p>
          </table:table-cell>
          <table:table-cell table:style-name="ce5" office:value-type="string" calcext:value-type="string">
            <text:p>1854-06-02 00:00:00</text:p>
          </table:table-cell>
          <table:table-cell table:number-columns-repeated="2"/>
          <table:table-cell office:value-type="string" calcext:value-type="string">
            <text:p>Rue St Denis, 380</text:p>
          </table:table-cell>
          <table:table-cell office:value-type="string" calcext:value-type="string">
            <text:p>AN F18 1827</text:p>
          </table:table-cell>
          <table:table-cell office:value-type="string" calcext:value-type="string">
            <text:p>Il fait son apprentissage chez Saunier puis a travaillé comme ouvrier lithographe chez Carle et dans un atelier à Gisors.</text:p>
          </table:table-cell>
          <table:table-cell office:value-type="string" calcext:value-type="string">
            <text:p>Son père est sabotier</text:p>
          </table:table-cell>
          <table:table-cell/>
        </table:table-row>
        <table:table-row table:style-name="ro1">
          <table:table-cell office:value-type="float" office:value="10646" calcext:value-type="float">
            <text:p>10646</text:p>
          </table:table-cell>
          <table:table-cell office:value-type="string" calcext:value-type="string">
            <text:p>TALONS</text:p>
          </table:table-cell>
          <table:table-cell office:value-type="string" calcext:value-type="string">
            <text:p>Octave, Emile</text:p>
          </table:table-cell>
          <table:table-cell table:style-name="ce5" office:value-type="string" calcext:value-type="string">
            <text:p>1869-12-08 00:00:00</text:p>
          </table:table-cell>
          <table:table-cell table:number-columns-repeated="2"/>
          <table:table-cell office:value-type="string" calcext:value-type="string">
            <text:p>place du Marché St Honoré, 19 / <text:s/>place du Marché St Honoré, 19 / <text:s/>place du Marché St Honoré, 19 / <text:s/>place du Marché St Honoré, 19 / <text:s/>place du Marché St Honoré, 19 / <text:s/>place du Marché St Honoré, 19 / <text:s/>place du Marché St Honoré, 19 /</text:p>
          </table:table-cell>
          <table:table-cell/>
          <table:table-cell office:value-type="string" calcext:value-type="string">
            <text:p>AN F18 1827</text:p>
          </table:table-cell>
          <table:table-cell office:value-type="string" calcext:value-type="string">
            <text:p>Il se présente comme photographe. Il a dirigé l'imprimerie de son beau-père. En juillet 1870 il obtient l'autorisation de vendre des journaux pendant la durée de la guerre. Il est spécialisé en travaux de ville.</text:p>
          </table:table-cell>
          <table:table-cell table:number-columns-repeated="2"/>
        </table:table-row>
        <table:table-row table:style-name="ro1">
          <table:table-cell office:value-type="float" office:value="10647" calcext:value-type="float">
            <text:p>10647</text:p>
          </table:table-cell>
          <table:table-cell office:value-type="string" calcext:value-type="string">
            <text:p>TANNEUR</text:p>
          </table:table-cell>
          <table:table-cell office:value-type="string" calcext:value-type="string">
            <text:p>Rémy</text:p>
          </table:table-cell>
          <table:table-cell table:style-name="ce5" office:value-type="string" calcext:value-type="string">
            <text:p>1856-12-02 00:00:00</text:p>
          </table:table-cell>
          <table:table-cell table:number-columns-repeated="2"/>
          <table:table-cell office:value-type="string" calcext:value-type="string">
            <text:p>rue Marcadet, 66 / Rue Bertrand, 10 / <text:s/>rue Marcadet, 66 / Rue Bertrand, 10 / <text:s/>rue Marcadet, 66 / Rue Bertrand, 10 / <text:s/>rue Marcadet, 66 / Rue Bertrand, 10 / <text:s/>rue Marcadet, 66 / Rue Bertrand, 10 / <text:s/>rue Marcadet, 66 / Rue Bertrand, 10 / <text:s/>rue Marcadet, 66 / Rue Bertrand, 10 /</text:p>
          </table:table-cell>
          <table:table-cell/>
          <table:table-cell office:value-type="string" calcext:value-type="string">
            <text:p>AN F18 1827</text:p>
          </table:table-cell>
          <table:table-cell office:value-type="string" calcext:value-type="string">
            <text:p>Ouvrier lithographe de formation, il est associé au Sieur Guyard en 1859. Il veut imprimer de la musique sans parole.</text:p>
          </table:table-cell>
          <table:table-cell table:number-columns-repeated="2"/>
        </table:table-row>
        <table:table-row table:style-name="ro1">
          <table:table-cell office:value-type="float" office:value="10648" calcext:value-type="float">
            <text:p>10648</text:p>
          </table:table-cell>
          <table:table-cell office:value-type="string" calcext:value-type="string">
            <text:p>TARDIF DE PETIVILLE</text:p>
          </table:table-cell>
          <table:table-cell office:value-type="string" calcext:value-type="string">
            <text:p>Louis, Charles</text:p>
          </table:table-cell>
          <table:table-cell table:style-name="ce5" office:value-type="string" calcext:value-type="string">
            <text:p>1837-01-06 00:00:00</text:p>
          </table:table-cell>
          <table:table-cell table:number-columns-repeated="2"/>
          <table:table-cell office:value-type="string" calcext:value-type="string">
            <text:p>Rue de la Chaussée d'Antin / Rue de la Chaussée d'Antin / Rue de la Chaussée d'Antin / Rue de la Chaussée d'Antin / Rue de la Chaussée d'Antin / Rue de la Chaussée d'Antin / Rue de la Chaussée d'Antin</text:p>
          </table:table-cell>
          <table:table-cell office:value-type="string" calcext:value-type="string">
            <text:p>Boulevard Montmartre, 8</text:p>
          </table:table-cell>
          <table:table-cell office:value-type="string" calcext:value-type="string">
            <text:p>AN F18 1827</text:p>
          </table:table-cell>
          <table:table-cell office:value-type="string" calcext:value-type="string">
            <text:p>Il acquiert le goût pour la lithographie lors de ses <text:s/>voyages en Angleterre, en Allemagne et en Suisse. Il possède une Société du Casino, institution musicale, littéraire et artistique: concerts, cours littéraires, expositions d'arts pour occuper agréablement les loisirs des gens du monde. / Il acquiert le goût pour la lithographie lors de ses <text:s/>voyages en Angleterre, en Allemagne et en Suisse. Il possède une Société du Casino, institution musicale, littéraire et artistique: concerts, cours littéraires, expositions d'arts pour occuper agréablement les loisirs des gens du monde. / Il acquiert le goût pour la lithographie lors de ses <text:s/>voyages en Angleterre, en Allemagne et en Suisse. Il possède une Société du Casino, institution musicale, littéraire et artistique: concerts, cours littéraires, expositions d'arts pour occuper agréablement les loisirs des gens du monde. / Il acquiert le goût pour la lithographie lors de ses <text:s/>voyages en Angleterre, en Allemagne et en Suisse. Il possède une Société du Casino, institution musicale, littéraire et artistique: concerts, cours littéraires, expositions d'arts pour occuper agréablement les loisirs des gens du monde. / Il acquiert le goût pour la lithographie lors de ses <text:s/>voyages en Angleterre, en Allemagne et en Suisse. Il possède une Société du Casino, institution musicale, littéraire et artistique: concerts, cours littéraires, expositions d'arts pour occuper agréablement les loisirs des gens du monde. / Il acquiert le goût pour la lithographie lors de ses <text:s/>voyages en Angleterre, en Allemagne et en Suisse. Il possède une Société du Casino, institution musicale, littéraire et artistique: concerts, cours littéraires, expositions d'arts pour occuper agréablement les loisirs des gens du monde. / Il acquiert le goût pour la lithographie lors de ses <text:s/>voyages en Angleterre, en Allemagne et en Suisse. Il possède une Société du Casino, institution musicale, littéraire et artistique: concerts, cours littéraires, expositions d'arts pour occuper agréablement les loisirs des gens du monde.</text:p>
          </table:table-cell>
          <table:table-cell office:value-type="string" calcext:value-type="string">
            <text:p>Son père était écuyer.</text:p>
          </table:table-cell>
          <table:table-cell/>
        </table:table-row>
        <table:table-row table:style-name="ro1">
          <table:table-cell office:value-type="float" office:value="10649" calcext:value-type="float">
            <text:p>10649</text:p>
          </table:table-cell>
          <table:table-cell office:value-type="string" calcext:value-type="string">
            <text:p>TARDIF</text:p>
          </table:table-cell>
          <table:table-cell office:value-type="string" calcext:value-type="string">
            <text:p>Louis, François</text:p>
          </table:table-cell>
          <table:table-cell table:number-columns-repeated="3"/>
          <table:table-cell office:value-type="string" calcext:value-type="string">
            <text:p>rue de la Montagne Ste Geneviève, 81 / Rue d'Ecosse, 2 / <text:s/>rue de la Montagne Ste Geneviève, 81 / Rue d'Ecosse, 2 / <text:s/>rue de la Montagne Ste Geneviève, 81 / Rue d'Ecosse, 2 / <text:s/>rue de la Montagne Ste Geneviève, 81 / Rue d'Ecosse, 2 / <text:s/>rue de la Montagne Ste Geneviève, 81 / Rue d'Ecosse, 2 / <text:s/>rue de la Montagne Ste Geneviève, 81 / Rue d'Ecosse, 2 / <text:s/>rue de la Montagne Ste Geneviève, 81 / Rue d'Ecosse, 2 /</text:p>
          </table:table-cell>
          <table:table-cell/>
          <table:table-cell office:value-type="string" calcext:value-type="string">
            <text:p>AN F18 1827</text:p>
          </table:table-cell>
          <table:table-cell office:value-type="string" calcext:value-type="string">
            <text:p>Ouvrier lithographe, il veut imprimer des travaux de ville.</text:p>
          </table:table-cell>
          <table:table-cell table:number-columns-repeated="2"/>
        </table:table-row>
        <table:table-row table:style-name="ro1">
          <table:table-cell office:value-type="float" office:value="10650" calcext:value-type="float">
            <text:p>10650</text:p>
          </table:table-cell>
          <table:table-cell office:value-type="string" calcext:value-type="string">
            <text:p>TEITEN</text:p>
          </table:table-cell>
          <table:table-cell office:value-type="string" calcext:value-type="string">
            <text:p>Charles</text:p>
          </table:table-cell>
          <table:table-cell table:number-columns-repeated="3"/>
          <table:table-cell office:value-type="string" calcext:value-type="string">
            <text:p>rue de l'Homme armé, 3 / <text:s/>rue de l'Homme armé, 3 / <text:s/>rue de l'Homme armé, 3 / <text:s/>rue de l'Homme armé, 3 / <text:s/>rue de l'Homme armé, 3 / <text:s/>rue de l'Homme armé, 3 / <text:s/>rue de l'Homme armé, 3 /</text:p>
          </table:table-cell>
          <table:table-cell/>
          <table:table-cell office:value-type="string" calcext:value-type="string">
            <text:p>AN F18 1827</text:p>
          </table:table-cell>
          <table:table-cell/>
          <table:table-cell office:value-type="string" calcext:value-type="string">
            <text:p>Son père était manouvrier</text:p>
          </table:table-cell>
          <table:table-cell/>
        </table:table-row>
        <table:table-row table:style-name="ro1">
          <table:table-cell office:value-type="float" office:value="10651" calcext:value-type="float">
            <text:p>10651</text:p>
          </table:table-cell>
          <table:table-cell office:value-type="string" calcext:value-type="string">
            <text:p>TELLIER</text:p>
          </table:table-cell>
          <table:table-cell office:value-type="string" calcext:value-type="string">
            <text:p>Joseph</text:p>
          </table:table-cell>
          <table:table-cell/>
          <table:table-cell table:style-name="ce5" office:value-type="string" calcext:value-type="string">
            <text:p>1861-03-04 00:00:00</text:p>
          </table:table-cell>
          <table:table-cell/>
          <table:table-cell office:value-type="string" calcext:value-type="string">
            <text:p>Rue du Temple, 10 (1853) / Rue de la Verrerie, 49 <text:s/>/ Rue du Temple, 10 (1853) / Rue de la Verrerie, 49 <text:s/>/ Rue du Temple, 10 (1853) / Rue de la Verrerie, 49 <text:s/>/ Rue du Temple, 10 (1853) / Rue de la Verrerie, 49 <text:s/>/ Rue du Temple, 10 (1853) / Rue de la Verrerie, 49 <text:s/>/ Rue du Temple, 10 (1853) / Rue de la Verrerie, 49 <text:s/>/ Rue du Temple, 10 (1853) / Rue de la Verrerie, 49</text:p>
          </table:table-cell>
          <table:table-cell office:value-type="string" calcext:value-type="string">
            <text:p>Rue de la Verrerie, 48</text:p>
          </table:table-cell>
          <table:table-cell office:value-type="string" calcext:value-type="string">
            <text:p>AN F18 1827</text:p>
          </table:table-cell>
          <table:table-cell office:value-type="string" calcext:value-type="string">
            <text:p>Il veut se spécialiser dans les travaux de ville et les travaux commerciaux.</text:p>
          </table:table-cell>
          <table:table-cell office:value-type="string" calcext:value-type="string">
            <text:p>Son père était journalier</text:p>
          </table:table-cell>
          <table:table-cell/>
        </table:table-row>
        <table:table-row table:style-name="ro1">
          <table:table-cell office:value-type="float" office:value="10652" calcext:value-type="float">
            <text:p>10652</text:p>
          </table:table-cell>
          <table:table-cell office:value-type="string" calcext:value-type="string">
            <text:p>TESTU</text:p>
          </table:table-cell>
          <table:table-cell office:value-type="string" calcext:value-type="string">
            <text:p>Charles, Christian, Jules</text:p>
          </table:table-cell>
          <table:table-cell table:style-name="ce5" office:value-type="string" calcext:value-type="string">
            <text:p>1863-02-06 00:00:00</text:p>
          </table:table-cell>
          <table:table-cell table:number-columns-repeated="2"/>
          <table:table-cell office:value-type="string" calcext:value-type="string">
            <text:p>Rue Madame, 29 (1868) / Rue Rambuteau, 24Rue Madame, 29 (1868) / Rue Rambuteau, 24Rue Madame, 29 (1868) / Rue Rambuteau, 24Rue Madame, 29 (1868) / Rue Rambuteau, 24Rue Madame, 29 (1868) / Rue Rambuteau, 24Rue Madame, 29 (1868) / Rue Rambuteau, 24Rue Madame, 29 (1868) / Rue Rambuteau, 24</text:p>
          </table:table-cell>
          <table:table-cell office:value-type="string" calcext:value-type="string">
            <text:p>Boulevard de Sébastopol, 76</text:p>
          </table:table-cell>
          <table:table-cell office:value-type="string" calcext:value-type="string">
            <text:p>AN F18 1828</text:p>
          </table:table-cell>
          <table:table-cell office:value-type="string" calcext:value-type="string">
            <text:p>Il a acheté l'atelier de Fagard / C'est un ancien éditeur de cartonnages et de chomolitographiesIl a acheté l'atelier de Fagard / C'est un ancien éditeur de cartonnages et de chomolitographiesIl a acheté l'atelier de Fagard / C'est un ancien éditeur de cartonnages et de chomolitographiesIl a acheté l'atelier de Fagard / C'est un ancien éditeur de cartonnages et de chomolitographiesIl a acheté l'atelier de Fagard / C'est un ancien éditeur de cartonnages et de chomolitographiesIl a acheté l'atelier de Fagard / C'est un ancien éditeur de cartonnages et de chomolitographiesIl a acheté l'atelier de Fagard / C'est un ancien éditeur de cartonnages et de chomolitographies</text:p>
          </table:table-cell>
          <table:table-cell table:number-columns-repeated="2"/>
        </table:table-row>
        <table:table-row table:style-name="ro1">
          <table:table-cell office:value-type="float" office:value="10653" calcext:value-type="float">
            <text:p>10653</text:p>
          </table:table-cell>
          <table:table-cell office:value-type="string" calcext:value-type="string">
            <text:p>THEVENET</text:p>
          </table:table-cell>
          <table:table-cell office:value-type="string" calcext:value-type="string">
            <text:p>René</text:p>
          </table:table-cell>
          <table:table-cell table:style-name="ce5" office:value-type="string" calcext:value-type="string">
            <text:p>1836-05-08 00:00:00</text:p>
          </table:table-cell>
          <table:table-cell table:number-columns-repeated="2"/>
          <table:table-cell office:value-type="string" calcext:value-type="string">
            <text:p>Rue Neuve Saint Eustache, 11 <text:s/>/ Rue Neuve Saint Eustache, 11 <text:s/>/ Rue Neuve Saint Eustache, 11 <text:s/>/ Rue Neuve Saint Eustache, 11 <text:s/>/ Rue Neuve Saint Eustache, 11 <text:s/>/ Rue Neuve Saint Eustache, 11</text:p>
          </table:table-cell>
          <table:table-cell office:value-type="string" calcext:value-type="string">
            <text:p>Rue des Petits Hôtels, 30</text:p>
          </table:table-cell>
          <table:table-cell office:value-type="string" calcext:value-type="string">
            <text:p>AN F18 1828</text:p>
          </table:table-cell>
          <table:table-cell office:value-type="string" calcext:value-type="string">
            <text:p>Brevet annulé pour non-exploitation / Brevet d'invention pour un procédé propre à l'impression des adresses en bandes / Travaux de villeBrevet annulé pour non-exploitation / Brevet d'invention pour un procédé propre à l'impression des adresses en bandes / Travaux de villeBrevet annulé pour non-exploitation / Brevet d'invention pour un procédé propre à l'impression des adresses en bandes / Travaux de villeBrevet annulé pour non-exploitation / Brevet d'invention pour un procédé propre à l'impression des adresses en bandes / Travaux de villeBrevet annulé pour non-exploitation / Brevet d'invention pour un procédé propre à l'impression des adresses en bandes / Travaux de villeBrevet annulé pour non-exploitation / Brevet d'invention pour un procédé propre à l'impression des adresses en bandes / Travaux de ville</text:p>
          </table:table-cell>
          <table:table-cell office:value-type="string" calcext:value-type="string">
            <text:p>Homme de confiance</text:p>
          </table:table-cell>
          <table:table-cell/>
        </table:table-row>
        <table:table-row table:style-name="ro1">
          <table:table-cell office:value-type="float" office:value="10654" calcext:value-type="float">
            <text:p>10654</text:p>
          </table:table-cell>
          <table:table-cell office:value-type="string" calcext:value-type="string">
            <text:p>THEVENIN</text:p>
          </table:table-cell>
          <table:table-cell office:value-type="string" calcext:value-type="string">
            <text:p>Alphonse</text:p>
          </table:table-cell>
          <table:table-cell table:number-columns-repeated="3"/>
          <table:table-cell office:value-type="string" calcext:value-type="string">
            <text:p>rue Jacob, 52 <text:s/>/ <text:s/>rue Jacob, 52 <text:s/>/ <text:s/>rue Jacob, 52 <text:s/>/ <text:s/>rue Jacob, 52 <text:s/>/ <text:s/>rue Jacob, 52 <text:s/>/ <text:s/>rue Jacob, 52 <text:s/>/</text:p>
          </table:table-cell>
          <table:table-cell/>
          <table:table-cell office:value-type="string" calcext:value-type="string">
            <text:p>AN F18 1828</text:p>
          </table:table-cell>
          <table:table-cell office:value-type="string" calcext:value-type="string">
            <text:p>Il a fait son apprentissage chez Gratia</text:p>
          </table:table-cell>
          <table:table-cell office:value-type="string" calcext:value-type="string">
            <text:p>Son père est professeur de dessins</text:p>
          </table:table-cell>
          <table:table-cell/>
        </table:table-row>
        <table:table-row table:style-name="ro1">
          <table:table-cell office:value-type="float" office:value="10655" calcext:value-type="float">
            <text:p>10655</text:p>
          </table:table-cell>
          <table:table-cell office:value-type="string" calcext:value-type="string">
            <text:p>THEZ</text:p>
          </table:table-cell>
          <table:table-cell office:value-type="string" calcext:value-type="string">
            <text:p>Georges, Auguste</text:p>
          </table:table-cell>
          <table:table-cell table:number-columns-repeated="3"/>
          <table:table-cell office:value-type="string" calcext:value-type="string">
            <text:p>rue d'Arcole, 5 / <text:s/>rue d'Arcole, 5 / <text:s/>rue d'Arcole, 5 / <text:s/>rue d'Arcole, 5 / <text:s/>rue d'Arcole, 5 / <text:s/>rue d'Arcole, 5 /</text:p>
          </table:table-cell>
          <table:table-cell/>
          <table:table-cell office:value-type="string" calcext:value-type="string">
            <text:p>AN F18 1828</text:p>
          </table:table-cell>
          <table:table-cell office:value-type="string" calcext:value-type="string">
            <text:p>400 frs de loyer</text:p>
          </table:table-cell>
          <table:table-cell office:value-type="string" calcext:value-type="string">
            <text:p>Parents français / Officier dans l'artillerieParents français / Officier dans l'artillerieParents français / Officier dans l'artillerieParents français / Officier dans l'artillerieParents français / Officier dans l'artillerieParents français / Officier dans l'artillerie</text:p>
          </table:table-cell>
          <table:table-cell/>
        </table:table-row>
        <table:table-row table:style-name="ro1">
          <table:table-cell office:value-type="float" office:value="10656" calcext:value-type="float">
            <text:p>10656</text:p>
          </table:table-cell>
          <table:table-cell office:value-type="string" calcext:value-type="string">
            <text:p>THIBAUDIER</text:p>
          </table:table-cell>
          <table:table-cell office:value-type="string" calcext:value-type="string">
            <text:p>Pierre, François, Jean</text:p>
          </table:table-cell>
          <table:table-cell/>
          <table:table-cell table:style-name="ce5" office:value-type="string" calcext:value-type="string">
            <text:p>1851-12-02 00:00:00</text:p>
          </table:table-cell>
          <table:table-cell/>
          <table:table-cell office:value-type="string" calcext:value-type="string">
            <text:p>rue St Dominique St Germain, 52 <text:s/>/ <text:s/>rue St Dominique St Germain, 52 <text:s/>/ <text:s/>rue St Dominique St Germain, 52 <text:s/>/ <text:s/>rue St Dominique St Germain, 52 <text:s/>/ <text:s/>rue St Dominique St Germain, 52 <text:s/>/ <text:s/>rue St Dominique St Germain, 52 <text:s/>/</text:p>
          </table:table-cell>
          <table:table-cell/>
          <table:table-cell office:value-type="string" calcext:value-type="string">
            <text:p>AN F18 1828</text:p>
          </table:table-cell>
          <table:table-cell office:value-type="string" calcext:value-type="string">
            <text:p>Il est compositeur typographe au Moniteur Universel / Il a deux fils lithographesIl est compositeur typographe au Moniteur Universel / Il a deux fils lithographesIl est compositeur typographe au Moniteur Universel / Il a deux fils lithographesIl est compositeur typographe au Moniteur Universel / Il a deux fils lithographesIl est compositeur typographe au Moniteur Universel / Il a deux fils lithographesIl est compositeur typographe au Moniteur Universel / Il a deux fils lithographes</text:p>
          </table:table-cell>
          <table:table-cell table:number-columns-repeated="2"/>
        </table:table-row>
        <table:table-row table:style-name="ro1">
          <table:table-cell office:value-type="float" office:value="10657" calcext:value-type="float">
            <text:p>10657</text:p>
          </table:table-cell>
          <table:table-cell office:value-type="string" calcext:value-type="string">
            <text:p>THIBAULT</text:p>
          </table:table-cell>
          <table:table-cell office:value-type="string" calcext:value-type="string">
            <text:p>Louis, Félix</text:p>
          </table:table-cell>
          <table:table-cell table:style-name="ce5" office:value-type="string" calcext:value-type="string">
            <text:p>1859-04-02 00:00:00</text:p>
          </table:table-cell>
          <table:table-cell table:number-columns-repeated="2"/>
          <table:table-cell office:value-type="string" calcext:value-type="string">
            <text:p>Rue Neuve St Paul, 12</text:p>
          </table:table-cell>
          <table:table-cell office:value-type="string" calcext:value-type="string">
            <text:p>Rue des Blancs Manteaux, 33</text:p>
          </table:table-cell>
          <table:table-cell office:value-type="string" calcext:value-type="string">
            <text:p>AN F18 1828</text:p>
          </table:table-cell>
          <table:table-cell office:value-type="string" calcext:value-type="string">
            <text:p>Il était associé avec Villiard qui a fait faillite</text:p>
          </table:table-cell>
          <table:table-cell table:number-columns-repeated="2"/>
        </table:table-row>
        <table:table-row table:style-name="ro1">
          <table:table-cell office:value-type="float" office:value="10658" calcext:value-type="float">
            <text:p>10658</text:p>
          </table:table-cell>
          <table:table-cell office:value-type="string" calcext:value-type="string">
            <text:p>THIBAUX</text:p>
          </table:table-cell>
          <table:table-cell office:value-type="string" calcext:value-type="string">
            <text:p>Charles, François</text:p>
          </table:table-cell>
          <table:table-cell table:number-columns-repeated="3"/>
          <table:table-cell office:value-type="string" calcext:value-type="string">
            <text:p>rue St Honoré <text:s/>/ <text:s/>rue St Honoré <text:s/>/ <text:s/>rue St Honoré <text:s/>/ <text:s/>rue St Honoré <text:s/>/ <text:s/>rue St Honoré <text:s/>/ <text:s/>rue St Honoré <text:s/>/</text:p>
          </table:table-cell>
          <table:table-cell/>
          <table:table-cell office:value-type="string" calcext:value-type="string">
            <text:p>AN F18 1828</text:p>
          </table:table-cell>
          <table:table-cell table:number-columns-repeated="3"/>
        </table:table-row>
        <table:table-row table:style-name="ro1">
          <table:table-cell office:value-type="float" office:value="10659" calcext:value-type="float">
            <text:p>10659</text:p>
          </table:table-cell>
          <table:table-cell office:value-type="string" calcext:value-type="string">
            <text:p>THIBAUX Veuve VAYRON</text:p>
          </table:table-cell>
          <table:table-cell office:value-type="string" calcext:value-type="string">
            <text:p>Marie, Louise</text:p>
          </table:table-cell>
          <table:table-cell table:number-columns-repeated="3"/>
          <table:table-cell office:value-type="string" calcext:value-type="string">
            <text:p>rue Galande, 51 / <text:s/>rue Galande, 51 / <text:s/>rue Galande, 51 / <text:s/>rue Galande, 51 / <text:s/>rue Galande, 51 / <text:s/>rue Galande, 51 /</text:p>
          </table:table-cell>
          <table:table-cell/>
          <table:table-cell office:value-type="string" calcext:value-type="string">
            <text:p>AN F18 1828</text:p>
          </table:table-cell>
          <table:table-cell office:value-type="string" calcext:value-type="string">
            <text:p>Elle a dirigé l'imprimerie de son mari 2 ans pendant sa maladie / Elle exploite 6 presses et 4 ouvriers / Elle vend des objets de saintetéElle a dirigé l'imprimerie de son mari 2 ans pendant sa maladie / Elle exploite 6 presses et 4 ouvriers / Elle vend des objets de saintetéElle a dirigé l'imprimerie de son mari 2 ans pendant sa maladie / Elle exploite 6 presses et 4 ouvriers / Elle vend des objets de saintetéElle a dirigé l'imprimerie de son mari 2 ans pendant sa maladie / Elle exploite 6 presses et 4 ouvriers / Elle vend des objets de saintetéElle a dirigé l'imprimerie de son mari 2 ans pendant sa maladie / Elle exploite 6 presses et 4 ouvriers / Elle vend des objets de saintetéElle a dirigé l'imprimerie de son mari 2 ans pendant sa maladie / Elle exploite 6 presses et 4 ouvriers / Elle vend des objets de sainteté</text:p>
          </table:table-cell>
          <table:table-cell table:number-columns-repeated="2"/>
        </table:table-row>
        <table:table-row table:style-name="ro1">
          <table:table-cell office:value-type="float" office:value="10660" calcext:value-type="float">
            <text:p>10660</text:p>
          </table:table-cell>
          <table:table-cell office:value-type="string" calcext:value-type="string">
            <text:p>THIBOUT</text:p>
          </table:table-cell>
          <table:table-cell office:value-type="string" calcext:value-type="string">
            <text:p>Auguste, Julien</text:p>
          </table:table-cell>
          <table:table-cell table:number-columns-repeated="3"/>
          <table:table-cell office:value-type="string" calcext:value-type="string">
            <text:p>passage Choiseul, 83 / <text:s/>passage Choiseul, 83 / <text:s/>passage Choiseul, 83 / <text:s/>passage Choiseul, 83 / <text:s/>passage Choiseul, 83 / <text:s/>passage Choiseul, 83 /</text:p>
          </table:table-cell>
          <table:table-cell/>
          <table:table-cell office:value-type="string" calcext:value-type="string">
            <text:p>AN F18 1828</text:p>
          </table:table-cell>
          <table:table-cell office:value-type="string" calcext:value-type="string">
            <text:p>Il est breveté taille-doucier depuis 1852 / Il est spécialisé dans les travaux de villeIl est breveté taille-doucier depuis 1852 / Il est spécialisé dans les travaux de villeIl est breveté taille-doucier depuis 1852 / Il est spécialisé dans les travaux de villeIl est breveté taille-doucier depuis 1852 / Il est spécialisé dans les travaux de villeIl est breveté taille-doucier depuis 1852 / Il est spécialisé dans les travaux de villeIl est breveté taille-doucier depuis 1852 / Il est spécialisé dans les travaux de ville</text:p>
          </table:table-cell>
          <table:table-cell office:value-type="string" calcext:value-type="string">
            <text:p>Il est veuf sans enfant / Son père était mégissierIl est veuf sans enfant / Son père était mégissierIl est veuf sans enfant / Son père était mégissierIl est veuf sans enfant / Son père était mégissierIl est veuf sans enfant / Son père était mégissierIl est veuf sans enfant / Son père était mégissier</text:p>
          </table:table-cell>
          <table:table-cell/>
        </table:table-row>
        <table:table-row table:style-name="ro1">
          <table:table-cell office:value-type="float" office:value="10661" calcext:value-type="float">
            <text:p>10661</text:p>
          </table:table-cell>
          <table:table-cell office:value-type="string" calcext:value-type="string">
            <text:p>THIEBAUT</text:p>
          </table:table-cell>
          <table:table-cell office:value-type="string" calcext:value-type="string">
            <text:p>Charles, François</text:p>
          </table:table-cell>
          <table:table-cell table:number-columns-repeated="3"/>
          <table:table-cell office:value-type="string" calcext:value-type="string">
            <text:p>Rue St Honoré, 276</text:p>
          </table:table-cell>
          <table:table-cell table:number-columns-repeated="2"/>
          <table:table-cell office:value-type="string" calcext:value-type="string">
            <text:p>Il est taille-doucier depuis 1863 / Il imprime de la musique par le procédé de reports de la taille-douceIl est taille-doucier depuis 1863 / Il imprime de la musique par le procédé de reports de la taille-douceIl est taille-doucier depuis 1863 / Il imprime de la musique par le procédé de reports de la taille-douceIl est taille-doucier depuis 1863 / Il imprime de la musique par le procédé de reports de la taille-douceIl est taille-doucier depuis 1863 / Il imprime de la musique par le procédé de reports de la taille-douceIl est taille-doucier depuis 1863 / Il imprime de la musique par le procédé de reports de la taille-douce</text:p>
          </table:table-cell>
          <table:table-cell table:number-columns-repeated="2"/>
        </table:table-row>
        <table:table-row table:style-name="ro1">
          <table:table-cell office:value-type="float" office:value="10662" calcext:value-type="float">
            <text:p>10662</text:p>
          </table:table-cell>
          <table:table-cell office:value-type="string" calcext:value-type="string">
            <text:p>THIERRY</text:p>
          </table:table-cell>
          <table:table-cell office:value-type="string" calcext:value-type="string">
            <text:p>Pierre</text:p>
          </table:table-cell>
          <table:table-cell table:style-name="ce5" office:value-type="string" calcext:value-type="string">
            <text:p>1833-02-12 00:00:00</text:p>
          </table:table-cell>
          <table:table-cell table:number-columns-repeated="2"/>
          <table:table-cell office:value-type="string" calcext:value-type="string">
            <text:p>Cité Bergère, 1, rue de Sèvres n°64 bisCité Bergère, 1, rue de Sèvres n°64 bisCité Bergère, 1, rue de Sèvres n°64 bisCité Bergère, 1, rue de Sèvres n°64 bisCité Bergère, 1, rue de Sèvres n°64 bisCité Bergère, 1, rue de Sèvres n°64 bis</text:p>
          </table:table-cell>
          <table:table-cell office:value-type="string" calcext:value-type="string">
            <text:p>Rue du Faubourg Montmartre, 6</text:p>
          </table:table-cell>
          <table:table-cell office:value-type="string" calcext:value-type="string">
            <text:p>AN F18 1828</text:p>
          </table:table-cell>
          <table:table-cell office:value-type="string" calcext:value-type="string">
            <text:p>La maison Engelmann et Thierry a successivement établi 2 presses lithographiques l'une à Paris et l'autre à Mulhouse. Engelmann est titutaire du brevet pour Paris et Thierry pour Mulhouse, ils inversent en 1833. Il demande le transfert réciproque de brevet le 23/11/1833. / A partir du 24/10/1845 Thierry est autorisé à faire fonctionner 3 presses à vapeur inventées par Perrot ingénieur civil rue de Sèvres, 64 / Dans le dossier de l'exposition universelle 1849: / 25 presses lithographiques / 20 presses en taille-douce / 70 ouvriers dont le salaire s'élève à 3 à 8 frs par jour, chiffre d'affaires 170 000 frs par an / Médaille d'argent aux expositions de 1839, 1844 et 1849La maison Engelmann et Thierry a successivement établi 2 presses lithographiques l'une à Paris et l'autre à Mulhouse. Engelmann est titutaire du brevet pour Paris et Thierry pour Mulhouse, ils inversent en 1833. Il demande le transfert réciproque de brevet le 23/11/1833. / A partir du 24/10/1845 Thierry est autorisé à faire fonctionner 3 presses à vapeur inventées par Perrot ingénieur civil rue de Sèvres, 64 / Dans le dossier de l'exposition universelle 1849: / 25 presses lithographiques / 20 presses en taille-douce / 70 ouvriers dont le salaire s'élève à 3 à 8 frs par jour, chiffre d'affaires 170 000 frs par an / Médaille d'argent aux expositions de 1839, 1844 et 1849La maison Engelmann et Thierry a successivement établi 2 presses lithographiques l'une à Paris et l'autre à Mulhouse. Engelmann est titutaire du brevet pour Paris et Thierry pour Mulhouse, ils inversent en 1833. Il demande le transfert réciproque de brevet le 23/11/1833. / A partir du 24/10/1845 Thierry est autorisé à faire fonctionner 3 presses à vapeur inventées par Perrot ingénieur civil rue de Sèvres, 64 / Dans le dossier de l'exposition universelle 1849: / 25 presses lithographiques / 20 presses en taille-douce / 70 ouvriers dont le salaire s'élève à 3 à 8 frs par jour, chiffre d'affaires 170 000 frs par an / Médaille d'argent aux expositions de 1839, 1844 et 1849La maison Engelmann et Thierry a successivement établi 2 presses lithographiques l'une à Paris et l'autre à Mulhouse. Engelmann est titutaire du brevet pour Paris et Thierry pour Mulhouse, ils inversent en 1833. Il demande le transfert réciproque de brevet le 23/11/1833. / A partir du 24/10/1845 Thierry est autorisé à faire fonctionner 3 presses à vapeur inventées par Perrot ingénieur civil rue de Sèvres, 64 / Dans le dossier de l'exposition universelle 1849: / 25 presses lithographiques / 20 presses en taille-douce / 70 ouvriers dont le salaire s'élève à 3 à 8 frs par jour, chiffre d'affaires 170 000 frs par an / Médaille d'argent aux expositions de 1839, 1844 et 1849La maison Engelmann et Thierry a successivement établi 2 presses lithographiques l'une à Paris et l'autre à Mulhouse. Engelmann est titutaire du brevet pour Paris et Thierry pour Mulhouse, ils inversent en 1833. Il demande le transfert réciproque de brevet le 23/11/1833. / A partir du 24/10/1845 Thierry est autorisé à faire fonctionner 3 presses à vapeur inventées par Perrot ingénieur civil rue de Sèvres, 64 / Dans le dossier de l'exposition universelle 1849: / 25 presses lithographiques / 20 presses en taille-douce / 70 ouvriers dont le salaire s'élève à 3 à 8 frs par jour, chiffre d'affaires 170 000 frs par an / Médaille d'argent aux expositions de 1839, 1844 et 1849La maison Engelmann et Thierry a successivement établi 2 presses lithographiques l'une à Paris et l'autre à Mulhouse. Engelmann est titutaire du brevet pour Paris et Thierry pour Mulhouse, ils inversent en 1833. Il demande le transfert réciproque de brevet le 23/11/1833. / A partir du 24/10/1845 Thierry est autorisé à faire fonctionner 3 presses à vapeur inventées par Perrot ingénieur civil rue de Sèvres, 64 / Dans le dossier de l'exposition universelle 1849: / 25 presses lithographiques / 20 presses en taille-douce / 70 ouvriers dont le salaire s'élève à 3 à 8 frs par jour, chiffre d'affaires 170 000 frs par an / Médaille d'argent aux expositions de 1839, 1844 et 1849</text:p>
          </table:table-cell>
          <table:table-cell office:value-type="string" calcext:value-type="string">
            <text:p>Engelmann et Thierry sont beaux-frères.</text:p>
          </table:table-cell>
          <table:table-cell/>
        </table:table-row>
        <table:table-row table:style-name="ro1">
          <table:table-cell office:value-type="float" office:value="10663" calcext:value-type="float">
            <text:p>10663</text:p>
          </table:table-cell>
          <table:table-cell office:value-type="string" calcext:value-type="string">
            <text:p>THINOT</text:p>
          </table:table-cell>
          <table:table-cell office:value-type="string" calcext:value-type="string">
            <text:p>Charles, Louis</text:p>
          </table:table-cell>
          <table:table-cell table:number-columns-repeated="3"/>
          <table:table-cell office:value-type="string" calcext:value-type="string">
            <text:p>rue St Avoye, 2 <text:s/>/ <text:s/>rue St Avoye, 2 <text:s/>/ <text:s/>rue St Avoye, 2 <text:s/>/ <text:s/>rue St Avoye, 2 <text:s/>/ <text:s/>rue St Avoye, 2 <text:s/>/ <text:s/>rue St Avoye, 2 <text:s/>/</text:p>
          </table:table-cell>
          <table:table-cell/>
          <table:table-cell office:value-type="string" calcext:value-type="string">
            <text:p>AN F18 1828</text:p>
          </table:table-cell>
          <table:table-cell office:value-type="string" calcext:value-type="string">
            <text:p>160 frs de loyer / Annulé, départ pour l'étranger / Travaux de villle / Plans160 frs de loyer / Annulé, départ pour l'étranger / Travaux de villle / Plans160 frs de loyer / Annulé, départ pour l'étranger / Travaux de villle / Plans160 frs de loyer / Annulé, départ pour l'étranger / Travaux de villle / Plans160 frs de loyer / Annulé, départ pour l'étranger / Travaux de villle / Plans160 frs de loyer / Annulé, départ pour l'étranger / Travaux de villle / Plans</text:p>
          </table:table-cell>
          <table:table-cell office:value-type="string" calcext:value-type="string">
            <text:p>Marié / Marchand fruitierMarié / Marchand fruitierMarié / Marchand fruitierMarié / Marchand fruitierMarié / Marchand fruitierMarié / Marchand fruitier</text:p>
          </table:table-cell>
          <table:table-cell/>
        </table:table-row>
        <table:table-row table:style-name="ro1">
          <table:table-cell office:value-type="float" office:value="10664" calcext:value-type="float">
            <text:p>10664</text:p>
          </table:table-cell>
          <table:table-cell office:value-type="string" calcext:value-type="string">
            <text:p>THOMAS</text:p>
          </table:table-cell>
          <table:table-cell office:value-type="string" calcext:value-type="string">
            <text:p>Antoine</text:p>
          </table:table-cell>
          <table:table-cell table:number-columns-repeated="3"/>
          <table:table-cell office:value-type="string" calcext:value-type="string">
            <text:p>rue du Gindre Saint Germain 12 <text:s/>/ <text:s/>rue du Gindre Saint Germain 12 <text:s/>/ <text:s/>rue du Gindre Saint Germain 12 <text:s/>/ <text:s/>rue du Gindre Saint Germain 12 <text:s/>/ <text:s/>rue du Gindre Saint Germain 12 <text:s/>/ <text:s/>rue du Gindre Saint Germain 12 <text:s/>/</text:p>
          </table:table-cell>
          <table:table-cell/>
          <table:table-cell office:value-type="string" calcext:value-type="string">
            <text:p>AN F18 1828</text:p>
          </table:table-cell>
          <table:table-cell/>
          <table:table-cell office:value-type="string" calcext:value-type="string">
            <text:p>Capitaine de la Fédération</text:p>
          </table:table-cell>
          <table:table-cell/>
        </table:table-row>
        <table:table-row table:style-name="ro1">
          <table:table-cell office:value-type="float" office:value="10665" calcext:value-type="float">
            <text:p>10665</text:p>
          </table:table-cell>
          <table:table-cell office:value-type="string" calcext:value-type="string">
            <text:p>THOMAS</text:p>
          </table:table-cell>
          <table:table-cell office:value-type="string" calcext:value-type="string">
            <text:p>François, Simon</text:p>
          </table:table-cell>
          <table:table-cell table:number-columns-repeated="3"/>
          <table:table-cell office:value-type="string" calcext:value-type="string">
            <text:p>boulevard des Trois Couronnes, 34 <text:s/>/ <text:s/>boulevard des Trois Couronnes, 34 <text:s/>/ <text:s/>boulevard des Trois Couronnes, 34 <text:s/>/ <text:s/>boulevard des Trois Couronnes, 34 <text:s/>/ <text:s/>boulevard des Trois Couronnes, 34 <text:s/>/ <text:s/>boulevard des Trois Couronnes, 34 <text:s/>/</text:p>
          </table:table-cell>
          <table:table-cell/>
          <table:table-cell office:value-type="string" calcext:value-type="string">
            <text:p>AN F18 1828</text:p>
          </table:table-cell>
          <table:table-cell office:value-type="string" calcext:value-type="string">
            <text:p>Le Sieur Parmentier a fait faillite</text:p>
          </table:table-cell>
          <table:table-cell table:number-columns-repeated="2"/>
        </table:table-row>
        <table:table-row table:style-name="ro1">
          <table:table-cell office:value-type="float" office:value="10666" calcext:value-type="float">
            <text:p>10666</text:p>
          </table:table-cell>
          <table:table-cell office:value-type="string" calcext:value-type="string">
            <text:p>THUILLER</text:p>
          </table:table-cell>
          <table:table-cell office:value-type="string" calcext:value-type="string">
            <text:p>Félix, Martial</text:p>
          </table:table-cell>
          <table:table-cell table:style-name="ce5" office:value-type="string" calcext:value-type="string">
            <text:p>1857-10-08 00:00:00</text:p>
          </table:table-cell>
          <table:table-cell table:style-name="ce5" office:value-type="string" calcext:value-type="string">
            <text:p>1858-06-09 00:00:00</text:p>
          </table:table-cell>
          <table:table-cell/>
          <table:table-cell office:value-type="string" calcext:value-type="string">
            <text:p>rue Fontaine Molière, 35 <text:s/>/ <text:s/>rue Fontaine Molière, 35 <text:s/>/ <text:s/>rue Fontaine Molière, 35 <text:s/>/ <text:s/>rue Fontaine Molière, 35 <text:s/>/ <text:s/>rue Fontaine Molière, 35 <text:s/>/ <text:s/>rue Fontaine Molière, 35 <text:s/>/</text:p>
          </table:table-cell>
          <table:table-cell/>
          <table:table-cell office:value-type="string" calcext:value-type="string">
            <text:p>AN F18 1829</text:p>
          </table:table-cell>
          <table:table-cell office:value-type="string" calcext:value-type="string">
            <text:p>Il est écrivain lithographe chez le Sieur raveau passa du Caire, 64</text:p>
          </table:table-cell>
          <table:table-cell office:value-type="string" calcext:value-type="string">
            <text:p>Son père était aubergiste</text:p>
          </table:table-cell>
          <table:table-cell/>
        </table:table-row>
        <table:table-row table:style-name="ro1">
          <table:table-cell office:value-type="float" office:value="10667" calcext:value-type="float">
            <text:p>10667</text:p>
          </table:table-cell>
          <table:table-cell office:value-type="string" calcext:value-type="string">
            <text:p>THUVIEN</text:p>
          </table:table-cell>
          <table:table-cell office:value-type="string" calcext:value-type="string">
            <text:p>François, Edme, Théodore</text:p>
          </table:table-cell>
          <table:table-cell table:number-columns-repeated="3"/>
          <table:table-cell office:value-type="string" calcext:value-type="string">
            <text:p>rue de Condé <text:s/>/ rue de Condé <text:s/>/ rue de Condé <text:s/>/ rue de Condé <text:s/>/ rue de Condé <text:s/>/ rue de Condé</text:p>
          </table:table-cell>
          <table:table-cell office:value-type="string" calcext:value-type="string">
            <text:p>Faubourg St Martin</text:p>
          </table:table-cell>
          <table:table-cell office:value-type="string" calcext:value-type="string">
            <text:p>AN F18 1829</text:p>
          </table:table-cell>
          <table:table-cell table:number-columns-repeated="3"/>
        </table:table-row>
        <table:table-row table:style-name="ro1">
          <table:table-cell office:value-type="float" office:value="10668" calcext:value-type="float">
            <text:p>10668</text:p>
          </table:table-cell>
          <table:table-cell office:value-type="string" calcext:value-type="string">
            <text:p>THUVIEN</text:p>
          </table:table-cell>
          <table:table-cell office:value-type="string" calcext:value-type="string">
            <text:p>Théodore</text:p>
          </table:table-cell>
          <table:table-cell/>
          <table:table-cell table:style-name="ce5" office:value-type="string" calcext:value-type="string">
            <text:p>1869-04-11 00:00:00</text:p>
          </table:table-cell>
          <table:table-cell/>
          <table:table-cell office:value-type="string" calcext:value-type="string">
            <text:p>place Royale, 20 (1856) / <text:s/>place Royale, 20 (1856) / <text:s/>place Royale, 20 (1856) / <text:s/>place Royale, 20 (1856) / <text:s/>place Royale, 20 (1856) / <text:s/>place Royale, 20 (1856) /</text:p>
          </table:table-cell>
          <table:table-cell/>
          <table:table-cell office:value-type="string" calcext:value-type="string">
            <text:p>AN F18 1829</text:p>
          </table:table-cell>
          <table:table-cell office:value-type="string" calcext:value-type="string">
            <text:p>Il a travaillé chez son père Place de l'Odéon, 4</text:p>
          </table:table-cell>
          <table:table-cell table:number-columns-repeated="2"/>
        </table:table-row>
        <table:table-row table:style-name="ro1">
          <table:table-cell office:value-type="float" office:value="10669" calcext:value-type="float">
            <text:p>10669</text:p>
          </table:table-cell>
          <table:table-cell office:value-type="string" calcext:value-type="string">
            <text:p>TISSIER</text:p>
          </table:table-cell>
          <table:table-cell office:value-type="string" calcext:value-type="string">
            <text:p>Pierre, Alfed, Fulcrand</text:p>
          </table:table-cell>
          <table:table-cell table:number-columns-repeated="3"/>
          <table:table-cell office:value-type="string" calcext:value-type="string">
            <text:p>Rue Guy Patin, 8</text:p>
          </table:table-cell>
          <table:table-cell office:value-type="string" calcext:value-type="string">
            <text:p>Boulevard de Clichy, 34</text:p>
          </table:table-cell>
          <table:table-cell office:value-type="string" calcext:value-type="string">
            <text:p>AN F18 1829</text:p>
          </table:table-cell>
          <table:table-cell office:value-type="string" calcext:value-type="string">
            <text:p>C'était un des créanciers du Sieur Jacob qui lui a cédé 6 presses / Il est spécialiste des travaux commerciauxC'était un des créanciers du Sieur Jacob qui lui a cédé 6 presses / Il est spécialiste des travaux commerciauxC'était un des créanciers du Sieur Jacob qui lui a cédé 6 presses / Il est spécialiste des travaux commerciauxC'était un des créanciers du Sieur Jacob qui lui a cédé 6 presses / Il est spécialiste des travaux commerciauxC'était un des créanciers du Sieur Jacob qui lui a cédé 6 presses / Il est spécialiste des travaux commerciaux</text:p>
          </table:table-cell>
          <table:table-cell office:value-type="string" calcext:value-type="string">
            <text:p>Son père est notaire</text:p>
          </table:table-cell>
          <table:table-cell/>
        </table:table-row>
        <table:table-row table:style-name="ro1">
          <table:table-cell office:value-type="float" office:value="10670" calcext:value-type="float">
            <text:p>10670</text:p>
          </table:table-cell>
          <table:table-cell office:value-type="string" calcext:value-type="string">
            <text:p>TISSOT</text:p>
          </table:table-cell>
          <table:table-cell office:value-type="string" calcext:value-type="string">
            <text:p>Jean</text:p>
          </table:table-cell>
          <table:table-cell table:number-columns-repeated="3"/>
          <table:table-cell office:value-type="string" calcext:value-type="string">
            <text:p>Rue Ste Croix de la Bretonnerie, 17 / <text:s/>Rue Ste Croix de la Bretonnerie, 17 / <text:s/>Rue Ste Croix de la Bretonnerie, 17 / <text:s/>Rue Ste Croix de la Bretonnerie, 17 / <text:s/>Rue Ste Croix de la Bretonnerie, 17 /</text:p>
          </table:table-cell>
          <table:table-cell/>
          <table:table-cell office:value-type="string" calcext:value-type="string">
            <text:p>AN F18 1829</text:p>
          </table:table-cell>
          <table:table-cell office:value-type="string" calcext:value-type="string">
            <text:p>Il est employé chez Borel bdont il a acquis le fonds</text:p>
          </table:table-cell>
          <table:table-cell office:value-type="string" calcext:value-type="string">
            <text:p>Son père est manouvrier</text:p>
          </table:table-cell>
          <table:table-cell/>
        </table:table-row>
        <table:table-row table:style-name="ro1">
          <table:table-cell office:value-type="float" office:value="10671" calcext:value-type="float">
            <text:p>10671</text:p>
          </table:table-cell>
          <table:table-cell office:value-type="string" calcext:value-type="string">
            <text:p>TOQUET</text:p>
          </table:table-cell>
          <table:table-cell office:value-type="string" calcext:value-type="string">
            <text:p>François, Honoré</text:p>
          </table:table-cell>
          <table:table-cell table:style-name="ce5" office:value-type="string" calcext:value-type="string">
            <text:p>1831-11-03 00:00:00</text:p>
          </table:table-cell>
          <table:table-cell table:number-columns-repeated="2"/>
          <table:table-cell office:value-type="string" calcext:value-type="string">
            <text:p>rue de Grammond, 25 / Passage des Panoramas Galerie Montmartre, 17 / <text:s/>rue de Grammond, 25 / Passage des Panoramas Galerie Montmartre, 17 / <text:s/>rue de Grammond, 25 / Passage des Panoramas Galerie Montmartre, 17 / <text:s/>rue de Grammond, 25 / Passage des Panoramas Galerie Montmartre, 17 / <text:s/>rue de Grammond, 25 / Passage des Panoramas Galerie Montmartre, 17 /</text:p>
          </table:table-cell>
          <table:table-cell/>
          <table:table-cell office:value-type="string" calcext:value-type="string">
            <text:p>AN F18 1830</text:p>
          </table:table-cell>
          <table:table-cell office:value-type="string" calcext:value-type="string">
            <text:p>Il a été ouvrier lithographe chez Villain</text:p>
          </table:table-cell>
          <table:table-cell office:value-type="string" calcext:value-type="string">
            <text:p>Son père était confiseur</text:p>
          </table:table-cell>
          <table:table-cell/>
        </table:table-row>
        <table:table-row table:style-name="ro1">
          <table:table-cell office:value-type="float" office:value="10672" calcext:value-type="float">
            <text:p>10672</text:p>
          </table:table-cell>
          <table:table-cell office:value-type="string" calcext:value-type="string">
            <text:p>TORCHON DESFONTAINES</text:p>
          </table:table-cell>
          <table:table-cell office:value-type="string" calcext:value-type="string">
            <text:p>Jean-Baptiste</text:p>
          </table:table-cell>
          <table:table-cell table:number-columns-repeated="3"/>
          <table:table-cell office:value-type="string" calcext:value-type="string">
            <text:p>rue Coquillère, 37</text:p>
          </table:table-cell>
          <table:table-cell/>
          <table:table-cell office:value-type="string" calcext:value-type="string">
            <text:p>AN F18 1830</text:p>
          </table:table-cell>
          <table:table-cell office:value-type="string" calcext:value-type="string">
            <text:p>Suite à ses blessures il o obtenu un poste au Ministère de l'Intérieur mais il doit le quitter pour cause de changement de ministère</text:p>
          </table:table-cell>
          <table:table-cell office:value-type="string" calcext:value-type="string">
            <text:p>Ila été bléssé en 1830</text:p>
          </table:table-cell>
          <table:table-cell/>
        </table:table-row>
        <table:table-row table:style-name="ro1">
          <table:table-cell office:value-type="float" office:value="10673" calcext:value-type="float">
            <text:p>10673</text:p>
          </table:table-cell>
          <table:table-cell office:value-type="string" calcext:value-type="string">
            <text:p>TOUPET</text:p>
          </table:table-cell>
          <table:table-cell office:value-type="string" calcext:value-type="string">
            <text:p>Pierre</text:p>
          </table:table-cell>
          <table:table-cell/>
          <table:table-cell table:style-name="ce5" office:value-type="string" calcext:value-type="string">
            <text:p>1863-07-12 00:00:00</text:p>
          </table:table-cell>
          <table:table-cell/>
          <table:table-cell office:value-type="string" calcext:value-type="string">
            <text:p>rue de la Vieille Estrapade, 27 / <text:s/>rue de la Vieille Estrapade, 27 / <text:s/>rue de la Vieille Estrapade, 27 / <text:s/>rue de la Vieille Estrapade, 27 / <text:s/>rue de la Vieille Estrapade, 27 /</text:p>
          </table:table-cell>
          <table:table-cell/>
          <table:table-cell office:value-type="string" calcext:value-type="string">
            <text:p>AN F18 1830</text:p>
          </table:table-cell>
          <table:table-cell office:value-type="string" calcext:value-type="string">
            <text:p>Il est gérant de l'imprimerie Poncelet avec 3 presses / Il est spécialisé dans les travaux de villeIl est gérant de l'imprimerie Poncelet avec 3 presses / Il est spécialisé dans les travaux de villeIl est gérant de l'imprimerie Poncelet avec 3 presses / Il est spécialisé dans les travaux de villeIl est gérant de l'imprimerie Poncelet avec 3 presses / Il est spécialisé dans les travaux de villeIl est gérant de l'imprimerie Poncelet avec 3 presses / Il est spécialisé dans les travaux de ville</text:p>
          </table:table-cell>
          <table:table-cell table:number-columns-repeated="2"/>
        </table:table-row>
        <table:table-row table:style-name="ro1">
          <table:table-cell office:value-type="float" office:value="10674" calcext:value-type="float">
            <text:p>10674</text:p>
          </table:table-cell>
          <table:table-cell office:value-type="string" calcext:value-type="string">
            <text:p>TOURNEUX Veuve TRUILLOT</text:p>
          </table:table-cell>
          <table:table-cell office:value-type="string" calcext:value-type="string">
            <text:p>Augustine, Marie</text:p>
          </table:table-cell>
          <table:table-cell table:number-columns-repeated="3"/>
          <table:table-cell office:value-type="string" calcext:value-type="string">
            <text:p>boulevard Puebla? 387 (1871) / Rue de la Grange aux Belles, 21 / <text:s/>boulevard Puebla? 387 (1871) / Rue de la Grange aux Belles, 21 / <text:s/>boulevard Puebla? 387 (1871) / Rue de la Grange aux Belles, 21 / <text:s/>boulevard Puebla? 387 (1871) / Rue de la Grange aux Belles, 21 / <text:s/>boulevard Puebla? 387 (1871) / Rue de la Grange aux Belles, 21 /</text:p>
          </table:table-cell>
          <table:table-cell/>
          <table:table-cell office:value-type="string" calcext:value-type="string">
            <text:p>AN F18 1830</text:p>
          </table:table-cell>
          <table:table-cell office:value-type="string" calcext:value-type="string">
            <text:p>Elle imprime des feuilles d'éventails</text:p>
          </table:table-cell>
          <table:table-cell office:value-type="string" calcext:value-type="string">
            <text:p>Son père est cafetier</text:p>
          </table:table-cell>
          <table:table-cell/>
        </table:table-row>
        <table:table-row table:style-name="ro1">
          <table:table-cell office:value-type="float" office:value="10675" calcext:value-type="float">
            <text:p>10675</text:p>
          </table:table-cell>
          <table:table-cell office:value-type="string" calcext:value-type="string">
            <text:p>TOUSSAINT</text:p>
          </table:table-cell>
          <table:table-cell office:value-type="string" calcext:value-type="string">
            <text:p>Jean-Baptsite</text:p>
          </table:table-cell>
          <table:table-cell table:style-name="ce5" office:value-type="string" calcext:value-type="string">
            <text:p>1855-08-10 00:00:00</text:p>
          </table:table-cell>
          <table:table-cell table:style-name="ce5" office:value-type="string" calcext:value-type="string">
            <text:p>1862-04-10 00:00:00</text:p>
          </table:table-cell>
          <table:table-cell/>
          <table:table-cell office:value-type="string" calcext:value-type="string">
            <text:p>rue de Pontoise, 10 (1861) / Rue des Noyers, 21 / <text:s/>rue de Pontoise, 10 (1861) / Rue des Noyers, 21 / <text:s/>rue de Pontoise, 10 (1861) / Rue des Noyers, 21 / <text:s/>rue de Pontoise, 10 (1861) / Rue des Noyers, 21 / <text:s/>rue de Pontoise, 10 (1861) / Rue des Noyers, 21 /</text:p>
          </table:table-cell>
          <table:table-cell/>
          <table:table-cell office:value-type="string" calcext:value-type="string">
            <text:p>AN F18 1830</text:p>
          </table:table-cell>
          <table:table-cell office:value-type="string" calcext:value-type="string">
            <text:p>Il es breveté taille-doucier en 1855 / Il était imprimeur à MetzIl es breveté taille-doucier en 1855 / Il était imprimeur à MetzIl es breveté taille-doucier en 1855 / Il était imprimeur à MetzIl es breveté taille-doucier en 1855 / Il était imprimeur à MetzIl es breveté taille-doucier en 1855 / Il était imprimeur à Metz</text:p>
          </table:table-cell>
          <table:table-cell office:value-type="string" calcext:value-type="string">
            <text:p>Son père est vinaigrier</text:p>
          </table:table-cell>
          <table:table-cell/>
        </table:table-row>
        <table:table-row table:style-name="ro1">
          <table:table-cell office:value-type="float" office:value="10676" calcext:value-type="float">
            <text:p>10676</text:p>
          </table:table-cell>
          <table:table-cell office:value-type="string" calcext:value-type="string">
            <text:p>TOUZALIN</text:p>
          </table:table-cell>
          <table:table-cell office:value-type="string" calcext:value-type="string">
            <text:p>Charles, Raphaël</text:p>
          </table:table-cell>
          <table:table-cell table:style-name="ce5" office:value-type="string" calcext:value-type="string">
            <text:p>1837-04-08 00:00:00</text:p>
          </table:table-cell>
          <table:table-cell table:number-columns-repeated="3"/>
          <table:table-cell office:value-type="string" calcext:value-type="string">
            <text:p>Rue de Verneuil, 26</text:p>
          </table:table-cell>
          <table:table-cell office:value-type="string" calcext:value-type="string">
            <text:p>AN F18 1830</text:p>
          </table:table-cell>
          <table:table-cell/>
          <table:table-cell office:value-type="string" calcext:value-type="string">
            <text:p>Son père est capitaine, colon de St Domingue / Il est sorti de l'Ecole LaflêcheSon père est capitaine, colon de St Domingue / Il est sorti de l'Ecole LaflêcheSon père est capitaine, colon de St Domingue / Il est sorti de l'Ecole LaflêcheSon père est capitaine, colon de St Domingue / Il est sorti de l'Ecole LaflêcheSon père est capitaine, colon de St Domingue / Il est sorti de l'Ecole Laflêche</text:p>
          </table:table-cell>
          <table:table-cell/>
        </table:table-row>
        <table:table-row table:style-name="ro1">
          <table:table-cell office:value-type="float" office:value="10677" calcext:value-type="float">
            <text:p>10677</text:p>
          </table:table-cell>
          <table:table-cell office:value-type="string" calcext:value-type="string">
            <text:p>TOUZE</text:p>
          </table:table-cell>
          <table:table-cell office:value-type="string" calcext:value-type="string">
            <text:p>Armand, Alexandre</text:p>
          </table:table-cell>
          <table:table-cell/>
          <table:table-cell table:style-name="ce5" office:value-type="string" calcext:value-type="string">
            <text:p>1856-06-05 00:00:00</text:p>
          </table:table-cell>
          <table:table-cell/>
          <table:table-cell office:value-type="string" calcext:value-type="string">
            <text:p>rue Montrouge, 13 / <text:s/>rue Montrouge, 13 / <text:s/>rue Montrouge, 13 / <text:s/>rue Montrouge, 13 / <text:s/>rue Montrouge, 13 /</text:p>
          </table:table-cell>
          <table:table-cell/>
          <table:table-cell office:value-type="string" calcext:value-type="string">
            <text:p>AN F18 1830</text:p>
          </table:table-cell>
          <table:table-cell office:value-type="string" calcext:value-type="string">
            <text:p>Il est relieur et fabricant de portefeuilles / Il veut faire des papiers fantaisie et mosaïquesIl est relieur et fabricant de portefeuilles / Il veut faire des papiers fantaisie et mosaïquesIl est relieur et fabricant de portefeuilles / Il veut faire des papiers fantaisie et mosaïquesIl est relieur et fabricant de portefeuilles / Il veut faire des papiers fantaisie et mosaïquesIl est relieur et fabricant de portefeuilles / Il veut faire des papiers fantaisie et mosaïques</text:p>
          </table:table-cell>
          <table:table-cell office:value-type="string" calcext:value-type="string">
            <text:p>Il est arrêté et incarcéré le 28 février 1834 pour complot (3 mois)</text:p>
          </table:table-cell>
          <table:table-cell/>
        </table:table-row>
        <table:table-row table:style-name="ro1">
          <table:table-cell office:value-type="float" office:value="10678" calcext:value-type="float">
            <text:p>10678</text:p>
          </table:table-cell>
          <table:table-cell office:value-type="string" calcext:value-type="string">
            <text:p>TOUZE</text:p>
          </table:table-cell>
          <table:table-cell office:value-type="string" calcext:value-type="string">
            <text:p>Louis, Alexandre</text:p>
          </table:table-cell>
          <table:table-cell table:style-name="ce5" office:value-type="string" calcext:value-type="string">
            <text:p>1837-01-06 00:00:00</text:p>
          </table:table-cell>
          <table:table-cell table:number-columns-repeated="2"/>
          <table:table-cell office:value-type="string" calcext:value-type="string">
            <text:p>rue du Cimetière St Nicolas, 7 / <text:s/>rue du Cimetière St Nicolas, 7 / <text:s/>rue du Cimetière St Nicolas, 7 / <text:s/>rue du Cimetière St Nicolas, 7 / <text:s/>rue du Cimetière St Nicolas, 7 /</text:p>
          </table:table-cell>
          <table:table-cell/>
          <table:table-cell office:value-type="string" calcext:value-type="string">
            <text:p>AN F18 1830</text:p>
          </table:table-cell>
          <table:table-cell office:value-type="string" calcext:value-type="string">
            <text:p>Il est d'abord marchand de draps à Louvier puis ouvrier chez Fourquemin / il est spécialisé en travaux de villeIl est d'abord marchand de draps à Louvier puis ouvrier chez Fourquemin / il est spécialisé en travaux de villeIl est d'abord marchand de draps à Louvier puis ouvrier chez Fourquemin / il est spécialisé en travaux de villeIl est d'abord marchand de draps à Louvier puis ouvrier chez Fourquemin / il est spécialisé en travaux de villeIl est d'abord marchand de draps à Louvier puis ouvrier chez Fourquemin / il est spécialisé en travaux de ville</text:p>
          </table:table-cell>
          <table:table-cell office:value-type="string" calcext:value-type="string">
            <text:p>Son père était cardier, il est lui-même père de 5 enfants</text:p>
          </table:table-cell>
          <table:table-cell/>
        </table:table-row>
        <table:table-row table:style-name="ro1">
          <table:table-cell office:value-type="float" office:value="10679" calcext:value-type="float">
            <text:p>10679</text:p>
          </table:table-cell>
          <table:table-cell office:value-type="string" calcext:value-type="string">
            <text:p>TRINOCQ</text:p>
          </table:table-cell>
          <table:table-cell office:value-type="string" calcext:value-type="string">
            <text:p>Charles, Prudent</text:p>
          </table:table-cell>
          <table:table-cell table:style-name="ce5" office:value-type="string" calcext:value-type="string">
            <text:p>1851-07-03 00:00:00</text:p>
          </table:table-cell>
          <table:table-cell table:number-columns-repeated="2"/>
          <table:table-cell office:value-type="string" calcext:value-type="string">
            <text:p>rue Albouy, 11 (1865) / Rue du Faubourg Saint Martin, 13 (1854) / Cour des Miracles, 9 (1851) / Quai de l'Horloge, 31 / <text:s/>rue Albouy, 11 (1865) / Rue du Faubourg Saint Martin, 13 (1854) / Cour des Miracles, 9 (1851) / Quai de l'Horloge, 31 / <text:s/>rue Albouy, 11 (1865) / Rue du Faubourg Saint Martin, 13 (1854) / Cour des Miracles, 9 (1851) / Quai de l'Horloge, 31 / <text:s/>rue Albouy, 11 (1865) / Rue du Faubourg Saint Martin, 13 (1854) / Cour des Miracles, 9 (1851) / Quai de l'Horloge, 31 / <text:s/>rue Albouy, 11 (1865) / Rue du Faubourg Saint Martin, 13 (1854) / Cour des Miracles, 9 (1851) / Quai de l'Horloge, 31 /</text:p>
          </table:table-cell>
          <table:table-cell/>
          <table:table-cell office:value-type="string" calcext:value-type="string">
            <text:p>AN F18 1831</text:p>
          </table:table-cell>
          <table:table-cell office:value-type="string" calcext:value-type="string">
            <text:p>1854, 500 frs d'amende pour une publication de musique sans son nom</text:p>
          </table:table-cell>
          <table:table-cell office:value-type="string" calcext:value-type="string">
            <text:p>Fabricant de coton</text:p>
          </table:table-cell>
          <table:table-cell/>
        </table:table-row>
        <table:table-row table:style-name="ro1">
          <table:table-cell office:value-type="float" office:value="10680" calcext:value-type="float">
            <text:p>10680</text:p>
          </table:table-cell>
          <table:table-cell office:value-type="string" calcext:value-type="string">
            <text:p>TRINOCQ</text:p>
          </table:table-cell>
          <table:table-cell office:value-type="string" calcext:value-type="string">
            <text:p>Gustave, William</text:p>
          </table:table-cell>
          <table:table-cell table:number-columns-repeated="3"/>
          <table:table-cell office:value-type="string" calcext:value-type="string">
            <text:p>Rue Neuve Coquenard, 11 (1863) / Rue de Jouy, 5Rue Neuve Coquenard, 11 (1863) / Rue de Jouy, 5Rue Neuve Coquenard, 11 (1863) / Rue de Jouy, 5Rue Neuve Coquenard, 11 (1863) / Rue de Jouy, 5Rue Neuve Coquenard, 11 (1863) / Rue de Jouy, 5</text:p>
          </table:table-cell>
          <table:table-cell office:value-type="string" calcext:value-type="string">
            <text:p>Rue du Faubourg St Martin, 113</text:p>
          </table:table-cell>
          <table:table-cell office:value-type="string" calcext:value-type="string">
            <text:p>AN F18 1831</text:p>
          </table:table-cell>
          <table:table-cell office:value-type="string" calcext:value-type="string">
            <text:p>Il a fait une première demande rejetée en 1860 pour manque d'instruction</text:p>
          </table:table-cell>
          <table:table-cell office:value-type="string" calcext:value-type="string">
            <text:p>son père est tisseur de coton</text:p>
          </table:table-cell>
          <table:table-cell/>
        </table:table-row>
        <table:table-row table:style-name="ro1">
          <table:table-cell office:value-type="float" office:value="10681" calcext:value-type="float">
            <text:p>10681</text:p>
          </table:table-cell>
          <table:table-cell office:value-type="string" calcext:value-type="string">
            <text:p>TROHEL</text:p>
          </table:table-cell>
          <table:table-cell office:value-type="string" calcext:value-type="string">
            <text:p>Louis, Charles, François</text:p>
          </table:table-cell>
          <table:table-cell table:number-columns-repeated="3"/>
          <table:table-cell office:value-type="string" calcext:value-type="string">
            <text:p>Rue Geoffroy l'Angevin, 7 (1856) / Rue des Petits Champs St Martin, 12 (1854) / Rue des Deux-Boules, 9 (1852) / Rue St Martin, 147Rue Geoffroy l'Angevin, 7 (1856) / Rue des Petits Champs St Martin, 12 (1854) / Rue des Deux-Boules, 9 (1852) / Rue St Martin, 147Rue Geoffroy l'Angevin, 7 (1856) / Rue des Petits Champs St Martin, 12 (1854) / Rue des Deux-Boules, 9 (1852) / Rue St Martin, 147Rue Geoffroy l'Angevin, 7 (1856) / Rue des Petits Champs St Martin, 12 (1854) / Rue des Deux-Boules, 9 (1852) / Rue St Martin, 147Rue Geoffroy l'Angevin, 7 (1856) / Rue des Petits Champs St Martin, 12 (1854) / Rue des Deux-Boules, 9 (1852) / Rue St Martin, 147</text:p>
          </table:table-cell>
          <table:table-cell office:value-type="string" calcext:value-type="string">
            <text:p>Rue Zacharie, 18 (chez sa mère)</text:p>
          </table:table-cell>
          <table:table-cell office:value-type="string" calcext:value-type="string">
            <text:p>AN F18 1831</text:p>
          </table:table-cell>
          <table:table-cell office:value-type="string" calcext:value-type="string">
            <text:p>Il imprime des étiquettes de luxe</text:p>
          </table:table-cell>
          <table:table-cell office:value-type="string" calcext:value-type="string">
            <text:p>Il est le fils naturel d'une femme de confiance</text:p>
          </table:table-cell>
          <table:table-cell/>
        </table:table-row>
        <table:table-row table:style-name="ro1">
          <table:table-cell office:value-type="float" office:value="10682" calcext:value-type="float">
            <text:p>10682</text:p>
          </table:table-cell>
          <table:table-cell office:value-type="string" calcext:value-type="string">
            <text:p>TRONEL</text:p>
          </table:table-cell>
          <table:table-cell office:value-type="string" calcext:value-type="string">
            <text:p>Jean-Pierre</text:p>
          </table:table-cell>
          <table:table-cell table:number-columns-repeated="3"/>
          <table:table-cell office:value-type="string" calcext:value-type="string">
            <text:p>rue St Denis, 257 <text:s/>/ <text:s/>rue St Denis, 257 <text:s/>/ <text:s/>rue St Denis, 257 <text:s/>/ <text:s/>rue St Denis, 257 <text:s/>/ <text:s/>rue St Denis, 257 <text:s/>/</text:p>
          </table:table-cell>
          <table:table-cell/>
          <table:table-cell office:value-type="string" calcext:value-type="string">
            <text:p>AN F18 1831</text:p>
          </table:table-cell>
          <table:table-cell office:value-type="string" calcext:value-type="string">
            <text:p>Autorisé à posséder 2 presses lithographiques depuis 1844 pour des impressions diverses concernant son commerce de cartonnages / Décédé / Père marchand / dessins d'abats-jour / Etiquettes de couleurs / Autorisé à posséder 2 presses lithographiques depuis 1844 pour des impressions diverses concernant son commerce de cartonnages / Décédé / Père marchand / dessins d'abats-jour / Etiquettes de couleurs / Autorisé à posséder 2 presses lithographiques depuis 1844 pour des impressions diverses concernant son commerce de cartonnages / Décédé / Père marchand / dessins d'abats-jour / Etiquettes de couleurs / Autorisé à posséder 2 presses lithographiques depuis 1844 pour des impressions diverses concernant son commerce de cartonnages / Décédé / Père marchand / dessins d'abats-jour / Etiquettes de couleurs / Autorisé à posséder 2 presses lithographiques depuis 1844 pour des impressions diverses concernant son commerce de cartonnages / Décédé / Père marchand / dessins d'abats-jour / Etiquettes de couleurs</text:p>
          </table:table-cell>
          <table:table-cell office:value-type="string" calcext:value-type="string">
            <text:p>Marié 2 enfants</text:p>
          </table:table-cell>
          <table:table-cell/>
        </table:table-row>
        <table:table-row table:style-name="ro1">
          <table:table-cell office:value-type="float" office:value="10683" calcext:value-type="float">
            <text:p>10683</text:p>
          </table:table-cell>
          <table:table-cell office:value-type="string" calcext:value-type="string">
            <text:p>TROTIGNON</text:p>
          </table:table-cell>
          <table:table-cell office:value-type="string" calcext:value-type="string">
            <text:p>Georges, Henry, Théodore</text:p>
          </table:table-cell>
          <table:table-cell table:style-name="ce5" office:value-type="string" calcext:value-type="string">
            <text:p>1849-03-02 00:00:00</text:p>
          </table:table-cell>
          <table:table-cell table:number-columns-repeated="2"/>
          <table:table-cell office:value-type="string" calcext:value-type="string">
            <text:p>Place des Victoires, 2 <text:s/>/ <text:s/>Place des Victoires, 2 <text:s/>/ <text:s/>Place des Victoires, 2 <text:s/>/ <text:s/>Place des Victoires, 2 <text:s/>/ <text:s/>Place des Victoires, 2 <text:s/>/</text:p>
          </table:table-cell>
          <table:table-cell office:value-type="string" calcext:value-type="string">
            <text:p>Rue du Bouloi, 4</text:p>
          </table:table-cell>
          <table:table-cell office:value-type="string" calcext:value-type="string">
            <text:p>AN F18 1831</text:p>
          </table:table-cell>
          <table:table-cell/>
          <table:table-cell office:value-type="string" calcext:value-type="string">
            <text:p>Marié / Marchand de boisMarié / Marchand de boisMarié / Marchand de boisMarié / Marchand de boisMarié / Marchand de bois</text:p>
          </table:table-cell>
          <table:table-cell/>
        </table:table-row>
        <table:table-row table:style-name="ro1">
          <table:table-cell office:value-type="float" office:value="10684" calcext:value-type="float">
            <text:p>10684</text:p>
          </table:table-cell>
          <table:table-cell office:value-type="string" calcext:value-type="string">
            <text:p>TROUBLE</text:p>
          </table:table-cell>
          <table:table-cell office:value-type="string" calcext:value-type="string">
            <text:p>Louis, Marie</text:p>
          </table:table-cell>
          <table:table-cell table:style-name="ce5" office:value-type="string" calcext:value-type="string">
            <text:p>1840-06-10 00:00:00</text:p>
          </table:table-cell>
          <table:table-cell table:style-name="ce5" office:value-type="string" calcext:value-type="string">
            <text:p>1853-06-08 00:00:00</text:p>
          </table:table-cell>
          <table:table-cell/>
          <table:table-cell office:value-type="string" calcext:value-type="string">
            <text:p>Rue Saint Martin, 258 / Rue du Four Saint Honoré, 1 <text:s/>/ Rue Saint Martin, 258 / Rue du Four Saint Honoré, 1 <text:s/>/ Rue Saint Martin, 258 / Rue du Four Saint Honoré, 1 <text:s/>/ Rue Saint Martin, 258 / Rue du Four Saint Honoré, 1 <text:s/>/ Rue Saint Martin, 258 / Rue du Four Saint Honoré, 1</text:p>
          </table:table-cell>
          <table:table-cell office:value-type="string" calcext:value-type="string">
            <text:p>Rue Saint Honoré, 282</text:p>
          </table:table-cell>
          <table:table-cell office:value-type="string" calcext:value-type="string">
            <text:p>AN F18 1831</text:p>
          </table:table-cell>
          <table:table-cell/>
          <table:table-cell office:value-type="string" calcext:value-type="string">
            <text:p>Marié / 700 frs de loyerMarié / 700 frs de loyerMarié / 700 frs de loyerMarié / 700 frs de loyerMarié / 700 frs de loyer</text:p>
          </table:table-cell>
          <table:table-cell/>
        </table:table-row>
        <table:table-row table:style-name="ro1">
          <table:table-cell office:value-type="float" office:value="10685" calcext:value-type="float">
            <text:p>10685</text:p>
          </table:table-cell>
          <table:table-cell office:value-type="string" calcext:value-type="string">
            <text:p>TRUILLOT</text:p>
          </table:table-cell>
          <table:table-cell office:value-type="string" calcext:value-type="string">
            <text:p>Etienne</text:p>
          </table:table-cell>
          <table:table-cell table:number-columns-repeated="3"/>
          <table:table-cell office:value-type="string" calcext:value-type="string">
            <text:p>rue Grange aux Belles, 21 (1863) / Rue Albouy, 14 / <text:s/>rue Grange aux Belles, 21 (1863) / Rue Albouy, 14 / <text:s/>rue Grange aux Belles, 21 (1863) / Rue Albouy, 14 / <text:s/>rue Grange aux Belles, 21 (1863) / Rue Albouy, 14 /</text:p>
          </table:table-cell>
          <table:table-cell/>
          <table:table-cell office:value-type="string" calcext:value-type="string">
            <text:p>AN F18 1831</text:p>
          </table:table-cell>
          <table:table-cell/>
          <table:table-cell office:value-type="string" calcext:value-type="string">
            <text:p>Son père était vigneron</text:p>
          </table:table-cell>
          <table:table-cell/>
        </table:table-row>
        <table:table-row table:style-name="ro1">
          <table:table-cell office:value-type="float" office:value="10686" calcext:value-type="float">
            <text:p>10686</text:p>
          </table:table-cell>
          <table:table-cell office:value-type="string" calcext:value-type="string">
            <text:p>TURFIN</text:p>
          </table:table-cell>
          <table:table-cell office:value-type="string" calcext:value-type="string">
            <text:p>André, Joseph</text:p>
          </table:table-cell>
          <table:table-cell table:number-columns-repeated="3"/>
          <table:table-cell office:value-type="string" calcext:value-type="string">
            <text:p>Rue Thevenot, 30</text:p>
          </table:table-cell>
          <table:table-cell office:value-type="string" calcext:value-type="string">
            <text:p>Cour des Miracles, 9</text:p>
          </table:table-cell>
          <table:table-cell office:value-type="string" calcext:value-type="string">
            <text:p>AN F18 1831 / AN F18* I 121 / AN F18* I 126AN F18 1831 / AN F18* I 121 / AN F18* I 126AN F18 1831 / AN F18* I 121 / AN F18* I 126AN F18 1831 / AN F18* I 121 / AN F18* I 126</text:p>
          </table:table-cell>
          <table:table-cell office:value-type="string" calcext:value-type="string">
            <text:p>Il est également breveté imprimeur en 1864</text:p>
          </table:table-cell>
          <table:table-cell office:value-type="string" calcext:value-type="string">
            <text:p>Son père est jardinier</text:p>
          </table:table-cell>
          <table:table-cell/>
        </table:table-row>
        <table:table-row table:style-name="ro1">
          <table:table-cell office:value-type="float" office:value="10687" calcext:value-type="float">
            <text:p>10687</text:p>
          </table:table-cell>
          <table:table-cell office:value-type="string" calcext:value-type="string">
            <text:p>TURGIS</text:p>
          </table:table-cell>
          <table:table-cell office:value-type="string" calcext:value-type="string">
            <text:p>Elimir, Auguste</text:p>
          </table:table-cell>
          <table:table-cell/>
          <table:table-cell table:style-name="ce5" office:value-type="string" calcext:value-type="string">
            <text:p>1856-10-07 00:00:00</text:p>
          </table:table-cell>
          <table:table-cell/>
          <table:table-cell office:value-type="string" calcext:value-type="string">
            <text:p>rue St Jacques, 16 <text:s/>/ <text:s/>rue St Jacques, 16 <text:s/>/ <text:s/>rue St Jacques, 16 <text:s/>/ <text:s/>rue St Jacques, 16 <text:s/>/</text:p>
          </table:table-cell>
          <table:table-cell/>
          <table:table-cell office:value-type="string" calcext:value-type="string">
            <text:p>AN F18 1831</text:p>
          </table:table-cell>
          <table:table-cell office:value-type="string" calcext:value-type="string">
            <text:p>Il travaille avec sa mère et souhaite développer leurs activités en joignant à l'entreprise l'exploitation de procédés lithographiques.</text:p>
          </table:table-cell>
          <table:table-cell office:value-type="string" calcext:value-type="string">
            <text:p>Vit avec sa mère, marchande d'estampes et de gravures religieuses distribuées dans les écoles et à colporter dans les provinces. Sa mère ne sait pratiquement pas écrire. <text:s/>/ Son père est Marchand d'estampes <text:s text:c="34"/>Il est célibataire. Vit avec sa mère, marchande d'estampes et de gravures religieuses distribuées dans les écoles et à colporter dans les provinces. Sa mère ne sait pratiquement pas écrire. <text:s/>/ Son père est Marchand d'estampes <text:s text:c="34"/>Il est célibataire. Vit avec sa mère, marchande d'estampes et de gravures religieuses distribuées dans les écoles et à colporter dans les provinces. Sa mère ne sait pratiquement pas écrire. <text:s/>/ Son père est Marchand d'estampes <text:s text:c="34"/>Il est célibataire. Vit avec sa mère, marchande d'estampes et de gravures religieuses distribuées dans les écoles et à colporter dans les provinces. Sa mère ne sait pratiquement pas écrire. <text:s/>/ Son père est Marchand d'estampes <text:s text:c="34"/>Il est célibataire.</text:p>
          </table:table-cell>
          <table:table-cell/>
        </table:table-row>
        <table:table-row table:style-name="ro1">
          <table:table-cell office:value-type="float" office:value="10688" calcext:value-type="float">
            <text:p>10688</text:p>
          </table:table-cell>
          <table:table-cell office:value-type="string" calcext:value-type="string">
            <text:p>TURGIS</text:p>
          </table:table-cell>
          <table:table-cell office:value-type="string" calcext:value-type="string">
            <text:p>Louis, Auguste</text:p>
          </table:table-cell>
          <table:table-cell table:style-name="ce5" office:value-type="string" calcext:value-type="string">
            <text:p>1856-10-07 00:00:00</text:p>
          </table:table-cell>
          <table:table-cell table:number-columns-repeated="2"/>
          <table:table-cell office:value-type="string" calcext:value-type="string">
            <text:p>rue des Ecoles, 80 (1857) / Rue Serpente, 10 &amp; 12 <text:s/>/ <text:s/>rue des Ecoles, 80 (1857) / Rue Serpente, 10 &amp; 12 <text:s/>/ <text:s/>rue des Ecoles, 80 (1857) / Rue Serpente, 10 &amp; 12 <text:s/>/ <text:s/>rue des Ecoles, 80 (1857) / Rue Serpente, 10 &amp; 12 <text:s/>/</text:p>
          </table:table-cell>
          <table:table-cell/>
          <table:table-cell office:value-type="string" calcext:value-type="string">
            <text:p>AN F18 1831</text:p>
          </table:table-cell>
          <table:table-cell office:value-type="string" calcext:value-type="string">
            <text:p>Il a une succursale à New-York 78 Duane Street</text:p>
          </table:table-cell>
          <table:table-cell office:value-type="string" calcext:value-type="string">
            <text:p>Son père est marchand d'estampes</text:p>
          </table:table-cell>
          <table:table-cell/>
        </table:table-row>
        <table:table-row table:style-name="ro1">
          <table:table-cell office:value-type="float" office:value="10689" calcext:value-type="float">
            <text:p>10689</text:p>
          </table:table-cell>
          <table:table-cell office:value-type="string" calcext:value-type="string">
            <text:p>VACHERESSE</text:p>
          </table:table-cell>
          <table:table-cell office:value-type="string" calcext:value-type="string">
            <text:p>Gérard, Marie</text:p>
          </table:table-cell>
          <table:table-cell table:style-name="ce5" office:value-type="string" calcext:value-type="string">
            <text:p>1854-10-08 00:00:00</text:p>
          </table:table-cell>
          <table:table-cell table:number-columns-repeated="2"/>
          <table:table-cell office:value-type="string" calcext:value-type="string">
            <text:p>rue du Temple, 107 (1857) / Rue du Faubourg du Temple, 119 / <text:s/>rue du Temple, 107 (1857) / Rue du Faubourg du Temple, 119 / <text:s/>rue du Temple, 107 (1857) / Rue du Faubourg du Temple, 119 / <text:s/>rue du Temple, 107 (1857) / Rue du Faubourg du Temple, 119 /</text:p>
          </table:table-cell>
          <table:table-cell/>
          <table:table-cell office:value-type="string" calcext:value-type="string">
            <text:p>AN F18 1832</text:p>
          </table:table-cell>
          <table:table-cell office:value-type="string" calcext:value-type="string">
            <text:p>Il a été 13 ans ouvrier chez Berthault</text:p>
          </table:table-cell>
          <table:table-cell office:value-type="string" calcext:value-type="string">
            <text:p>Sa femme qui lui succèdera tient une boutique de lingerie, mercerie</text:p>
          </table:table-cell>
          <table:table-cell/>
        </table:table-row>
        <table:table-row table:style-name="ro1">
          <table:table-cell office:value-type="float" office:value="10690" calcext:value-type="float">
            <text:p>10690</text:p>
          </table:table-cell>
          <table:table-cell office:value-type="string" calcext:value-type="string">
            <text:p>VACHET</text:p>
          </table:table-cell>
          <table:table-cell office:value-type="string" calcext:value-type="string">
            <text:p>Pierre, Louis</text:p>
          </table:table-cell>
          <table:table-cell table:style-name="ce5" office:value-type="string" calcext:value-type="string">
            <text:p>1868-04-07 00:00:00</text:p>
          </table:table-cell>
          <table:table-cell table:number-columns-repeated="2"/>
          <table:table-cell office:value-type="string" calcext:value-type="string">
            <text:p>rue de la Verrerie, 77 <text:s/>/ <text:s/>rue de la Verrerie, 77 <text:s/>/ <text:s/>rue de la Verrerie, 77 <text:s/>/ <text:s/>rue de la Verrerie, 77 <text:s/>/</text:p>
          </table:table-cell>
          <table:table-cell/>
          <table:table-cell office:value-type="string" calcext:value-type="string">
            <text:p>AN F18 1832</text:p>
          </table:table-cell>
          <table:table-cell office:value-type="string" calcext:value-type="string">
            <text:p>Il est d'abord écrivain lithographe à son compte / En 1870 il demande un congé pour aller servir la FranceIl est d'abord écrivain lithographe à son compte / En 1870 il demande un congé pour aller servir la FranceIl est d'abord écrivain lithographe à son compte / En 1870 il demande un congé pour aller servir la FranceIl est d'abord écrivain lithographe à son compte / En 1870 il demande un congé pour aller servir la France</text:p>
          </table:table-cell>
          <table:table-cell office:value-type="string" calcext:value-type="string">
            <text:p>I</text:p>
          </table:table-cell>
          <table:table-cell/>
        </table:table-row>
        <table:table-row table:style-name="ro1">
          <table:table-cell office:value-type="float" office:value="10691" calcext:value-type="float">
            <text:p>10691</text:p>
          </table:table-cell>
          <table:table-cell office:value-type="string" calcext:value-type="string">
            <text:p>VADOT</text:p>
          </table:table-cell>
          <table:table-cell office:value-type="string" calcext:value-type="string">
            <text:p>Joseph</text:p>
          </table:table-cell>
          <table:table-cell table:style-name="ce5" office:value-type="string" calcext:value-type="string">
            <text:p>1856-12-09 00:00:00</text:p>
          </table:table-cell>
          <table:table-cell table:number-columns-repeated="2"/>
          <table:table-cell office:value-type="string" calcext:value-type="string">
            <text:p>rue des Petits champs St Martin, 12 <text:s/>/ <text:s/>rue des Petits champs St Martin, 12 <text:s/>/ <text:s/>rue des Petits champs St Martin, 12 <text:s/>/ <text:s/>rue des Petits champs St Martin, 12 <text:s/>/</text:p>
          </table:table-cell>
          <table:table-cell/>
          <table:table-cell office:value-type="string" calcext:value-type="string">
            <text:p>AN F18 1832</text:p>
          </table:table-cell>
          <table:table-cell office:value-type="string" calcext:value-type="string">
            <text:p>Il est également breveté en taille-douce en 1862 / Il imprime des étiquettes pour les parfumeurs et les confiseursIl est également breveté en taille-douce en 1862 / Il imprime des étiquettes pour les parfumeurs et les confiseursIl est également breveté en taille-douce en 1862 / Il imprime des étiquettes pour les parfumeurs et les confiseursIl est également breveté en taille-douce en 1862 / Il imprime des étiquettes pour les parfumeurs et les confiseurs</text:p>
          </table:table-cell>
          <table:table-cell table:number-columns-repeated="2"/>
        </table:table-row>
        <table:table-row table:style-name="ro1">
          <table:table-cell office:value-type="float" office:value="10692" calcext:value-type="float">
            <text:p>10692</text:p>
          </table:table-cell>
          <table:table-cell office:value-type="string" calcext:value-type="string">
            <text:p>VAILLANT</text:p>
          </table:table-cell>
          <table:table-cell office:value-type="string" calcext:value-type="string">
            <text:p>Victor, Joseph, Alphonse</text:p>
          </table:table-cell>
          <table:table-cell table:number-columns-repeated="3"/>
          <table:table-cell office:value-type="string" calcext:value-type="string">
            <text:p>rue St Dominique, 100 (1873) / Rue de Bourgogne, 31 (1868) / Rue de Grenelle SG, 122 / Rue de Bourgogne, 31 (1861) / Rue Montmartre; 77 / <text:s/>rue St Dominique, 100 (1873) / Rue de Bourgogne, 31 (1868) / Rue de Grenelle SG, 122 / Rue de Bourgogne, 31 (1861) / Rue Montmartre; 77 / <text:s/>rue St Dominique, 100 (1873) / Rue de Bourgogne, 31 (1868) / Rue de Grenelle SG, 122 / Rue de Bourgogne, 31 (1861) / Rue Montmartre; 77 / <text:s/>rue St Dominique, 100 (1873) / Rue de Bourgogne, 31 (1868) / Rue de Grenelle SG, 122 / Rue de Bourgogne, 31 (1861) / Rue Montmartre; 77 /</text:p>
          </table:table-cell>
          <table:table-cell/>
          <table:table-cell office:value-type="string" calcext:value-type="string">
            <text:p>AN F18 1832</text:p>
          </table:table-cell>
          <table:table-cell table:number-columns-repeated="3"/>
        </table:table-row>
        <table:table-row table:style-name="ro1">
          <table:table-cell office:value-type="float" office:value="10693" calcext:value-type="float">
            <text:p>10693</text:p>
          </table:table-cell>
          <table:table-cell office:value-type="string" calcext:value-type="string">
            <text:p>VALANT</text:p>
          </table:table-cell>
          <table:table-cell office:value-type="string" calcext:value-type="string">
            <text:p>Télémaque</text:p>
          </table:table-cell>
          <table:table-cell table:style-name="ce5" office:value-type="string" calcext:value-type="string">
            <text:p>1841-09-02 00:00:00</text:p>
          </table:table-cell>
          <table:table-cell table:number-columns-repeated="2"/>
          <table:table-cell office:value-type="string" calcext:value-type="string">
            <text:p>rue de Seine, 23 / Rue Mazarine, 40 <text:s/>/ <text:s/>rue de Seine, 23 / Rue Mazarine, 40 <text:s/>/ <text:s/>rue de Seine, 23 / Rue Mazarine, 40 <text:s/>/ <text:s/>rue de Seine, 23 / Rue Mazarine, 40 <text:s/>/</text:p>
          </table:table-cell>
          <table:table-cell/>
          <table:table-cell office:value-type="string" calcext:value-type="string">
            <text:p>AN F18 1832</text:p>
          </table:table-cell>
          <table:table-cell office:value-type="string" calcext:value-type="string">
            <text:p>A été employé chez Langlumé puis chez Lemercier / 19/10/1854 sommation du commissaire de police pour exploiter son brevetA été employé chez Langlumé puis chez Lemercier / 19/10/1854 sommation du commissaire de police pour exploiter son brevetA été employé chez Langlumé puis chez Lemercier / 19/10/1854 sommation du commissaire de police pour exploiter son brevetA été employé chez Langlumé puis chez Lemercier / 19/10/1854 sommation du commissaire de police pour exploiter son brevet</text:p>
          </table:table-cell>
          <table:table-cell office:value-type="string" calcext:value-type="string">
            <text:p>Marié</text:p>
          </table:table-cell>
          <table:table-cell/>
        </table:table-row>
        <table:table-row table:style-name="ro1">
          <table:table-cell office:value-type="float" office:value="10694" calcext:value-type="float">
            <text:p>10694</text:p>
          </table:table-cell>
          <table:table-cell office:value-type="string" calcext:value-type="string">
            <text:p>VALEUR</text:p>
          </table:table-cell>
          <table:table-cell office:value-type="string" calcext:value-type="string">
            <text:p>Louis, Auguste</text:p>
          </table:table-cell>
          <table:table-cell table:number-columns-repeated="3"/>
          <table:table-cell office:value-type="string" calcext:value-type="string">
            <text:p>rue d'Agenteuil, 35 / <text:s/>rue d'Agenteuil, 35 / <text:s/>rue d'Agenteuil, 35 / <text:s/>rue d'Agenteuil, 35 /</text:p>
          </table:table-cell>
          <table:table-cell/>
          <table:table-cell office:value-type="string" calcext:value-type="string">
            <text:p>AN F18 1832</text:p>
          </table:table-cell>
          <table:table-cell office:value-type="string" calcext:value-type="string">
            <text:p>Il est ouvrier chez son beau-père le sieur Devilliers</text:p>
          </table:table-cell>
          <table:table-cell table:number-columns-repeated="2"/>
        </table:table-row>
        <table:table-row table:style-name="ro1">
          <table:table-cell office:value-type="float" office:value="10695" calcext:value-type="float">
            <text:p>10695</text:p>
          </table:table-cell>
          <table:table-cell office:value-type="string" calcext:value-type="string">
            <text:p>VANDERNARSSE</text:p>
          </table:table-cell>
          <table:table-cell office:value-type="string" calcext:value-type="string">
            <text:p>Léon, Nicolas, Philippe</text:p>
          </table:table-cell>
          <table:table-cell table:style-name="ce5" office:value-type="string" calcext:value-type="string">
            <text:p>1868-04-07 00:00:00</text:p>
          </table:table-cell>
          <table:table-cell table:number-columns-repeated="2"/>
          <table:table-cell office:value-type="string" calcext:value-type="string">
            <text:p>rue Rébéval, 33 (1872) / Rue de la Villette, 31 (1869) / Rue de Paris, 111 (1869) / Rue de la Villette, 68 / <text:s/>rue Rébéval, 33 (1872) / Rue de la Villette, 31 (1869) / Rue de Paris, 111 (1869) / Rue de la Villette, 68 / <text:s/>rue Rébéval, 33 (1872) / Rue de la Villette, 31 (1869) / Rue de Paris, 111 (1869) / Rue de la Villette, 68 / <text:s/>rue Rébéval, 33 (1872) / Rue de la Villette, 31 (1869) / Rue de Paris, 111 (1869) / Rue de la Villette, 68 /</text:p>
          </table:table-cell>
          <table:table-cell/>
          <table:table-cell office:value-type="string" calcext:value-type="string">
            <text:p>AN F18 1832</text:p>
          </table:table-cell>
          <table:table-cell office:value-type="string" calcext:value-type="string">
            <text:p>Il est employé dans une lithographie (Guesnu) depuis 14 ans. / Il souahite imprimer des papiers fantaisie avec un procédé dont il est l'inventeur + des travaux de villeIl est employé dans une lithographie (Guesnu) depuis 14 ans. / Il souahite imprimer des papiers fantaisie avec un procédé dont il est l'inventeur + des travaux de villeIl est employé dans une lithographie (Guesnu) depuis 14 ans. / Il souahite imprimer des papiers fantaisie avec un procédé dont il est l'inventeur + des travaux de villeIl est employé dans une lithographie (Guesnu) depuis 14 ans. / Il souahite imprimer des papiers fantaisie avec un procédé dont il est l'inventeur + des travaux de ville</text:p>
          </table:table-cell>
          <table:table-cell table:number-columns-repeated="2"/>
        </table:table-row>
        <table:table-row table:style-name="ro1">
          <table:table-cell office:value-type="float" office:value="10696" calcext:value-type="float">
            <text:p>10696</text:p>
          </table:table-cell>
          <table:table-cell office:value-type="string" calcext:value-type="string">
            <text:p>VANDENDORPEL</text:p>
          </table:table-cell>
          <table:table-cell office:value-type="string" calcext:value-type="string">
            <text:p>Aimé, Guillaume</text:p>
          </table:table-cell>
          <table:table-cell table:number-columns-repeated="3"/>
          <table:table-cell office:value-type="string" calcext:value-type="string">
            <text:p>rue Chapon / <text:s/>rue Chapon / <text:s/>rue Chapon / <text:s/>rue Chapon /</text:p>
          </table:table-cell>
          <table:table-cell/>
          <table:table-cell office:value-type="string" calcext:value-type="string">
            <text:p>AN F18 1832</text:p>
          </table:table-cell>
          <table:table-cell office:value-type="string" calcext:value-type="string">
            <text:p>Autoirsation en 1844 pour posséder une presse lithographique pour papiers dorés, argentés, colorés et estampés / Dessus de boîtes pour le cartonnage au-milieu desquels s'adaptent des sujets lithographiés / Autoirsation en 1844 pour posséder une presse lithographique pour papiers dorés, argentés, colorés et estampés / Dessus de boîtes pour le cartonnage au-milieu desquels s'adaptent des sujets lithographiés / Autoirsation en 1844 pour posséder une presse lithographique pour papiers dorés, argentés, colorés et estampés / Dessus de boîtes pour le cartonnage au-milieu desquels s'adaptent des sujets lithographiés / Autoirsation en 1844 pour posséder une presse lithographique pour papiers dorés, argentés, colorés et estampés / Dessus de boîtes pour le cartonnage au-milieu desquels s'adaptent des sujets lithographiés</text:p>
          </table:table-cell>
          <table:table-cell office:value-type="string" calcext:value-type="string">
            <text:p>Célibataire</text:p>
          </table:table-cell>
          <table:table-cell/>
        </table:table-row>
        <table:table-row table:style-name="ro1">
          <table:table-cell office:value-type="float" office:value="10697" calcext:value-type="float">
            <text:p>10697</text:p>
          </table:table-cell>
          <table:table-cell office:value-type="string" calcext:value-type="string">
            <text:p>VANEGUE</text:p>
          </table:table-cell>
          <table:table-cell office:value-type="string" calcext:value-type="string">
            <text:p>Alphonse</text:p>
          </table:table-cell>
          <table:table-cell table:number-columns-repeated="3"/>
          <table:table-cell office:value-type="string" calcext:value-type="string">
            <text:p>rue du Temple, 148 (1865) / Rue Aumaire, 49 / <text:s/>rue du Temple, 148 (1865) / Rue Aumaire, 49 / <text:s/>rue du Temple, 148 (1865) / Rue Aumaire, 49 / <text:s/>rue du Temple, 148 (1865) / Rue Aumaire, 49 /</text:p>
          </table:table-cell>
          <table:table-cell/>
          <table:table-cell office:value-type="string" calcext:value-type="string">
            <text:p>AN F18 1832</text:p>
          </table:table-cell>
          <table:table-cell office:value-type="string" calcext:value-type="string">
            <text:p>Associé à Hache depuis 1 an. Hache a imprimé une chanson socialiste: Le viol et l'apothéose à l'occasion des arbres de la liberté et des couronnes de la place de la Bastille (composée par M. Guérin) / Manque d'instruction / 215 frs de loyerAssocié à Hache depuis 1 an. Hache a imprimé une chanson socialiste: Le viol et l'apothéose à l'occasion des arbres de la liberté et des couronnes de la place de la Bastille (composée par M. Guérin) / Manque d'instruction / 215 frs de loyerAssocié à Hache depuis 1 an. Hache a imprimé une chanson socialiste: Le viol et l'apothéose à l'occasion des arbres de la liberté et des couronnes de la place de la Bastille (composée par M. Guérin) / Manque d'instruction / 215 frs de loyerAssocié à Hache depuis 1 an. Hache a imprimé une chanson socialiste: Le viol et l'apothéose à l'occasion des arbres de la liberté et des couronnes de la place de la Bastille (composée par M. Guérin) / Manque d'instruction / 215 frs de loyer</text:p>
          </table:table-cell>
          <table:table-cell office:value-type="string" calcext:value-type="string">
            <text:p>Marié, sans enfant / BergerMarié, sans enfant / BergerMarié, sans enfant / BergerMarié, sans enfant / Berger</text:p>
          </table:table-cell>
          <table:table-cell/>
        </table:table-row>
        <table:table-row table:style-name="ro1">
          <table:table-cell office:value-type="float" office:value="10698" calcext:value-type="float">
            <text:p>10698</text:p>
          </table:table-cell>
          <table:table-cell office:value-type="string" calcext:value-type="string">
            <text:p>VANGELEYN</text:p>
          </table:table-cell>
          <table:table-cell office:value-type="string" calcext:value-type="string">
            <text:p>Eugène, Gustave</text:p>
          </table:table-cell>
          <table:table-cell table:number-columns-repeated="3"/>
          <table:table-cell office:value-type="string" calcext:value-type="string">
            <text:p>Faubourg du Temple, 99 (1862) / Faubourg St Denis, 177 / Faubourg St Denis, 19Faubourg du Temple, 99 (1862) / Faubourg St Denis, 177 / Faubourg St Denis, 19Faubourg du Temple, 99 (1862) / Faubourg St Denis, 177 / Faubourg St Denis, 19Faubourg du Temple, 99 (1862) / Faubourg St Denis, 177 / Faubourg St Denis, 19</text:p>
          </table:table-cell>
          <table:table-cell office:value-type="string" calcext:value-type="string">
            <text:p>Rue du Caire, 25</text:p>
          </table:table-cell>
          <table:table-cell office:value-type="string" calcext:value-type="string">
            <text:p>AN F18 1832</text:p>
          </table:table-cell>
          <table:table-cell office:value-type="string" calcext:value-type="string">
            <text:p>Il demande l'autorisation de possèder une presse en taille-douce en 1857 / Il emploie 4 écrivains sur pierreIl demande l'autorisation de possèder une presse en taille-douce en 1857 / Il emploie 4 écrivains sur pierreIl demande l'autorisation de possèder une presse en taille-douce en 1857 / Il emploie 4 écrivains sur pierreIl demande l'autorisation de possèder une presse en taille-douce en 1857 / Il emploie 4 écrivains sur pierre</text:p>
          </table:table-cell>
          <table:table-cell office:value-type="string" calcext:value-type="string">
            <text:p>Son père est cordonnier</text:p>
          </table:table-cell>
          <table:table-cell/>
        </table:table-row>
        <table:table-row table:style-name="ro1">
          <table:table-cell office:value-type="float" office:value="10699" calcext:value-type="float">
            <text:p>10699</text:p>
          </table:table-cell>
          <table:table-cell office:value-type="string" calcext:value-type="string">
            <text:p>VANGUILLE</text:p>
          </table:table-cell>
          <table:table-cell office:value-type="string" calcext:value-type="string">
            <text:p>Jacques dit Montigny</text:p>
          </table:table-cell>
          <table:table-cell/>
          <table:table-cell table:style-name="ce5" office:value-type="string" calcext:value-type="string">
            <text:p>1863-09-04 00:00:00</text:p>
          </table:table-cell>
          <table:table-cell/>
          <table:table-cell office:value-type="string" calcext:value-type="string">
            <text:p>rue Grange aux Belles, 10 (1862) / Rue du Faubourg St Denis, 132 / <text:s/>rue Grange aux Belles, 10 (1862) / Rue du Faubourg St Denis, 132 / <text:s/>rue Grange aux Belles, 10 (1862) / Rue du Faubourg St Denis, 132 / <text:s/>rue Grange aux Belles, 10 (1862) / Rue du Faubourg St Denis, 132 /</text:p>
          </table:table-cell>
          <table:table-cell/>
          <table:table-cell office:value-type="string" calcext:value-type="string">
            <text:p>AN F18 1832 / AP D10 U3 30 n°12165 / AP D11 U3 194 / AP D10 U3 35 n°391 / AP D11 U3 393AN F18 1832 / AP D10 U3 30 n°12165 / AP D11 U3 194 / AP D10 U3 35 n°391 / AP D11 U3 393AN F18 1832 / AP D10 U3 30 n°12165 / AP D11 U3 194 / AP D10 U3 35 n°391 / AP D11 U3 393AN F18 1832 / AP D10 U3 30 n°12165 / AP D11 U3 194 / AP D10 U3 35 n°391 / AP D11 U3 393</text:p>
          </table:table-cell>
          <table:table-cell office:value-type="string" calcext:value-type="string">
            <text:p>Il est gérant de l'imprimerie de Trotignon / Il possède 4 presses pour des travaux de ville et le Journal des Modes et le Musée des Familles / Il a fait faillite en 1855 avec un actif de 1731 frs et un passif de 8373 frs / Il a été condamné en 1859 pour délit de presse, atteinte aux bonnes moeurs pour l'impression d'étiquettes tirées de l'Amour de Michelet, pour des flacons de parfums dit le Secret de Ninon ou Rosée intense du boudoir / Il fait de nouveau faillite en 1862 avec un acrif de 8013 frs et un passif de 4062 frsIl est gérant de l'imprimerie de Trotignon / Il possède 4 presses pour des travaux de ville et le Journal des Modes et le Musée des Familles / Il a fait faillite en 1855 avec un actif de 1731 frs et un passif de 8373 frs / Il a été condamné en 1859 pour délit de presse, atteinte aux bonnes moeurs pour l'impression d'étiquettes tirées de l'Amour de Michelet, pour des flacons de parfums dit le Secret de Ninon ou Rosée intense du boudoir / Il fait de nouveau faillite en 1862 avec un acrif de 8013 frs et un passif de 4062 frsIl est gérant de l'imprimerie de Trotignon / Il possède 4 presses pour des travaux de ville et le Journal des Modes et le Musée des Familles / Il a fait faillite en 1855 avec un actif de 1731 frs et un passif de 8373 frs / Il a été condamné en 1859 pour délit de presse, atteinte aux bonnes moeurs pour l'impression d'étiquettes tirées de l'Amour de Michelet, pour des flacons de parfums dit le Secret de Ninon ou Rosée intense du boudoir / Il fait de nouveau faillite en 1862 avec un acrif de 8013 frs et un passif de 4062 frsIl est gérant de l'imprimerie de Trotignon / Il possède 4 presses pour des travaux de ville et le Journal des Modes et le Musée des Familles / Il a fait faillite en 1855 avec un actif de 1731 frs et un passif de 8373 frs / Il a été condamné en 1859 pour délit de presse, atteinte aux bonnes moeurs pour l'impression d'étiquettes tirées de l'Amour de Michelet, pour des flacons de parfums dit le Secret de Ninon ou Rosée intense du boudoir / Il fait de nouveau faillite en 1862 avec un acrif de 8013 frs et un passif de 4062 frs</text:p>
          </table:table-cell>
          <table:table-cell office:value-type="string" calcext:value-type="string">
            <text:p>Son père est tisseur</text:p>
          </table:table-cell>
          <table:table-cell/>
        </table:table-row>
        <table:table-row table:style-name="ro1">
          <table:table-cell office:value-type="float" office:value="10700" calcext:value-type="float">
            <text:p>10700</text:p>
          </table:table-cell>
          <table:table-cell office:value-type="string" calcext:value-type="string">
            <text:p>VARET</text:p>
          </table:table-cell>
          <table:table-cell office:value-type="string" calcext:value-type="string">
            <text:p>Louis, Joseph</text:p>
          </table:table-cell>
          <table:table-cell table:number-columns-repeated="3"/>
          <table:table-cell office:value-type="string" calcext:value-type="string">
            <text:p>Rue Rambuteau, 17 <text:s/>/ Rue Rambuteau, 17 <text:s/>/ Rue Rambuteau, 17 <text:s/>/ Rue Rambuteau, 17</text:p>
          </table:table-cell>
          <table:table-cell office:value-type="string" calcext:value-type="string">
            <text:p>Rue du Grand Prieuré, 7</text:p>
          </table:table-cell>
          <table:table-cell office:value-type="string" calcext:value-type="string">
            <text:p>AN F18 1832</text:p>
          </table:table-cell>
          <table:table-cell office:value-type="string" calcext:value-type="string">
            <text:p>Se destine à l'art vétérinaire mais est obligé de quitter son travail de la forge lui occasionnant des hémoptisies</text:p>
          </table:table-cell>
          <table:table-cell office:value-type="string" calcext:value-type="string">
            <text:p>200 frs de loyer <text:s/>/ Marié / Profession de sa femme: ouvière en linge / Père Meunier / 200 frs de loyer <text:s/>/ Marié / Profession de sa femme: ouvière en linge / Père Meunier / 200 frs de loyer <text:s/>/ Marié / Profession de sa femme: ouvière en linge / Père Meunier / 200 frs de loyer <text:s/>/ Marié / Profession de sa femme: ouvière en linge / Père Meunier</text:p>
          </table:table-cell>
          <table:table-cell/>
        </table:table-row>
        <table:table-row table:style-name="ro1">
          <table:table-cell office:value-type="float" office:value="10701" calcext:value-type="float">
            <text:p>10701</text:p>
          </table:table-cell>
          <table:table-cell office:value-type="string" calcext:value-type="string">
            <text:p>VASSEROT</text:p>
          </table:table-cell>
          <table:table-cell office:value-type="string" calcext:value-type="string">
            <text:p>Philibert</text:p>
          </table:table-cell>
          <table:table-cell table:number-columns-repeated="3"/>
          <table:table-cell office:value-type="string" calcext:value-type="string">
            <text:p>rue Boucherat, 7 / <text:s/>rue Boucherat, 7 / <text:s/>rue Boucherat, 7 /</text:p>
          </table:table-cell>
          <table:table-cell/>
          <table:table-cell office:value-type="string" calcext:value-type="string">
            <text:p>AN F18 1832</text:p>
          </table:table-cell>
          <table:table-cell office:value-type="string" calcext:value-type="string">
            <text:p>Auteur et éditeur de l'Atlas général et détaillé de la ville de Paris / AnnulationAuteur et éditeur de l'Atlas général et détaillé de la ville de Paris / AnnulationAuteur et éditeur de l'Atlas général et détaillé de la ville de Paris / Annulation</text:p>
          </table:table-cell>
          <table:table-cell table:number-columns-repeated="2"/>
        </table:table-row>
        <table:table-row table:style-name="ro1">
          <table:table-cell office:value-type="float" office:value="10702" calcext:value-type="float">
            <text:p>10702</text:p>
          </table:table-cell>
          <table:table-cell office:value-type="string" calcext:value-type="string">
            <text:p>VASTINE</text:p>
          </table:table-cell>
          <table:table-cell office:value-type="string" calcext:value-type="string">
            <text:p>Michel, Hilaire</text:p>
          </table:table-cell>
          <table:table-cell table:style-name="ce5" office:value-type="string" calcext:value-type="string">
            <text:p>1842-03-06 00:00:00</text:p>
          </table:table-cell>
          <table:table-cell table:number-columns-repeated="2"/>
          <table:table-cell office:value-type="string" calcext:value-type="string">
            <text:p>Rue de l'Arbalète, 29 (1855) / Rue de l'Arbalète, 36Rue de l'Arbalète, 29 (1855) / Rue de l'Arbalète, 36Rue de l'Arbalète, 29 (1855) / Rue de l'Arbalète, 36</text:p>
          </table:table-cell>
          <table:table-cell office:value-type="string" calcext:value-type="string">
            <text:p>Rue St Jacques, 22</text:p>
          </table:table-cell>
          <table:table-cell office:value-type="string" calcext:value-type="string">
            <text:p>AN F18 1832</text:p>
          </table:table-cell>
          <table:table-cell office:value-type="string" calcext:value-type="string">
            <text:p>Il a été ouvrier lithographe chez Lemercier &amp; Bénard</text:p>
          </table:table-cell>
          <table:table-cell office:value-type="string" calcext:value-type="string">
            <text:p>Son père était marchand de moutons</text:p>
          </table:table-cell>
          <table:table-cell/>
        </table:table-row>
        <table:table-row table:style-name="ro1">
          <table:table-cell office:value-type="float" office:value="10703" calcext:value-type="float">
            <text:p>10703</text:p>
          </table:table-cell>
          <table:table-cell office:value-type="string" calcext:value-type="string">
            <text:p>VAVASSEUR</text:p>
          </table:table-cell>
          <table:table-cell office:value-type="string" calcext:value-type="string">
            <text:p>Léon, Léopold</text:p>
          </table:table-cell>
          <table:table-cell/>
          <table:table-cell table:style-name="ce5" office:value-type="string" calcext:value-type="string">
            <text:p>1860-06-07 00:00:00</text:p>
          </table:table-cell>
          <table:table-cell/>
          <table:table-cell office:value-type="string" calcext:value-type="string">
            <text:p>passage du Caire, 56 / Passage du Caire, 96 / <text:s/>passage du Caire, 56 / Passage du Caire, 96 / <text:s/>passage du Caire, 56 / Passage du Caire, 96 /</text:p>
          </table:table-cell>
          <table:table-cell/>
          <table:table-cell office:value-type="string" calcext:value-type="string">
            <text:p>AN F18 1832</text:p>
          </table:table-cell>
          <table:table-cell office:value-type="string" calcext:value-type="string">
            <text:p>Son brevet est resté aux mains de son associé et beau-frère Appert</text:p>
          </table:table-cell>
          <table:table-cell office:value-type="string" calcext:value-type="string">
            <text:p>Son père est bourrelier / Il décède en 1858Son père est bourrelier / Il décède en 1858Son père est bourrelier / Il décède en 1858</text:p>
          </table:table-cell>
          <table:table-cell/>
        </table:table-row>
        <table:table-row table:style-name="ro1">
          <table:table-cell office:value-type="float" office:value="10704" calcext:value-type="float">
            <text:p>10704</text:p>
          </table:table-cell>
          <table:table-cell office:value-type="string" calcext:value-type="string">
            <text:p>VAYRON</text:p>
          </table:table-cell>
          <table:table-cell office:value-type="string" calcext:value-type="string">
            <text:p>François, Benjamin</text:p>
          </table:table-cell>
          <table:table-cell table:style-name="ce5" office:value-type="string" calcext:value-type="string">
            <text:p>1836-09-07 00:00:00</text:p>
          </table:table-cell>
          <table:table-cell table:number-columns-repeated="2"/>
          <table:table-cell office:value-type="string" calcext:value-type="string">
            <text:p>Rue Galande, 51</text:p>
          </table:table-cell>
          <table:table-cell/>
          <table:table-cell office:value-type="string" calcext:value-type="string">
            <text:p>AN F18 1832 (dossier vide) / Almanach du Commerce 1839AN F18 1832 (dossier vide) / Almanach du Commerce 1839AN F18 1832 (dossier vide) / Almanach du Commerce 1839</text:p>
          </table:table-cell>
          <table:table-cell/>
          <table:table-cell office:value-type="string" calcext:value-type="string">
            <text:p>Il est remplacé par sa veuve</text:p>
          </table:table-cell>
          <table:table-cell/>
        </table:table-row>
        <table:table-row table:style-name="ro1">
          <table:table-cell office:value-type="float" office:value="10705" calcext:value-type="float">
            <text:p>10705</text:p>
          </table:table-cell>
          <table:table-cell office:value-type="string" calcext:value-type="string">
            <text:p>VEHEMENT Veue DEFLECHELLE</text:p>
          </table:table-cell>
          <table:table-cell office:value-type="string" calcext:value-type="string">
            <text:p>Rosalie, Augustine</text:p>
          </table:table-cell>
          <table:table-cell/>
          <table:table-cell table:style-name="ce5" office:value-type="string" calcext:value-type="string">
            <text:p>1867-04-04 00:00:00</text:p>
          </table:table-cell>
          <table:table-cell/>
          <table:table-cell office:value-type="string" calcext:value-type="string">
            <text:p>Rue Thévenot, 21 (1864) / Rue Marie Stuart, 13Rue Thévenot, 21 (1864) / Rue Marie Stuart, 13Rue Thévenot, 21 (1864) / Rue Marie Stuart, 13</text:p>
          </table:table-cell>
          <table:table-cell office:value-type="string" calcext:value-type="string">
            <text:p>Rue des Deux Portes St Sauveur, 20</text:p>
          </table:table-cell>
          <table:table-cell office:value-type="string" calcext:value-type="string">
            <text:p>AN F18 1833 A</text:p>
          </table:table-cell>
          <table:table-cell office:value-type="string" calcext:value-type="string">
            <text:p>Le matériel de son mari va être vendu par suite d'une liquidation provoquée par la famille créancière de la succession / Elle souhaite se spécialiser dans les registres de commerceLe matériel de son mari va être vendu par suite d'une liquidation provoquée par la famille créancière de la succession / Elle souhaite se spécialiser dans les registres de commerceLe matériel de son mari va être vendu par suite d'une liquidation provoquée par la famille créancière de la succession / Elle souhaite se spécialiser dans les registres de commerce</text:p>
          </table:table-cell>
          <table:table-cell office:value-type="string" calcext:value-type="string">
            <text:p>Son père est bottier / le contrat de leur mariage a été passé le 18/08/1849 devant Me Halphen étude LXXXVII, 1553 / L'inventaire après décès le 23/11/1863 devant ME Delaporte &amp; Dumas 14/12/1863Son père est bottier / le contrat de leur mariage a été passé le 18/08/1849 devant Me Halphen étude LXXXVII, 1553 / L'inventaire après décès le 23/11/1863 devant ME Delaporte &amp; Dumas 14/12/1863Son père est bottier / le contrat de leur mariage a été passé le 18/08/1849 devant Me Halphen étude LXXXVII, 1553 / L'inventaire après décès le 23/11/1863 devant ME Delaporte &amp; Dumas 14/12/1863</text:p>
          </table:table-cell>
          <table:table-cell/>
        </table:table-row>
        <table:table-row table:style-name="ro1">
          <table:table-cell office:value-type="float" office:value="10706" calcext:value-type="float">
            <text:p>10706</text:p>
          </table:table-cell>
          <table:table-cell office:value-type="string" calcext:value-type="string">
            <text:p>VERCHER</text:p>
          </table:table-cell>
          <table:table-cell office:value-type="string" calcext:value-type="string">
            <text:p>Jean-Marie</text:p>
          </table:table-cell>
          <table:table-cell table:number-columns-repeated="3"/>
          <table:table-cell office:value-type="string" calcext:value-type="string">
            <text:p>Passage du Grand Cerf, 27 (1853) / Rue Beaurepaire, 13 (1852) / Passage du Granc Cerf, 27 <text:s/>/ <text:s/>Passage du Grand Cerf, 27 (1853) / Rue Beaurepaire, 13 (1852) / Passage du Granc Cerf, 27 <text:s/>/ <text:s/>Passage du Grand Cerf, 27 (1853) / Rue Beaurepaire, 13 (1852) / Passage du Granc Cerf, 27 <text:s/>/</text:p>
          </table:table-cell>
          <table:table-cell office:value-type="string" calcext:value-type="string">
            <text:p>Rue de l'Arbre Sec, 15</text:p>
          </table:table-cell>
          <table:table-cell office:value-type="string" calcext:value-type="string">
            <text:p>AN F18 1833 A</text:p>
          </table:table-cell>
          <table:table-cell/>
          <table:table-cell office:value-type="string" calcext:value-type="string">
            <text:p>Marié / 4 enfants / 400 frs de loyerMarié / 4 enfants / 400 frs de loyerMarié / 4 enfants / 400 frs de loyer</text:p>
          </table:table-cell>
          <table:table-cell/>
        </table:table-row>
        <table:table-row table:style-name="ro1">
          <table:table-cell office:value-type="float" office:value="10707" calcext:value-type="float">
            <text:p>10707</text:p>
          </table:table-cell>
          <table:table-cell office:value-type="string" calcext:value-type="string">
            <text:p>VERGE</text:p>
          </table:table-cell>
          <table:table-cell office:value-type="string" calcext:value-type="string">
            <text:p>Henry, Albert</text:p>
          </table:table-cell>
          <table:table-cell table:number-columns-repeated="3"/>
          <table:table-cell office:value-type="string" calcext:value-type="string">
            <text:p>avenue d'Italie, 98 / <text:s/>avenue d'Italie, 98 / <text:s/>avenue d'Italie, 98 /</text:p>
          </table:table-cell>
          <table:table-cell/>
          <table:table-cell office:value-type="string" calcext:value-type="string">
            <text:p>AN F18 1833 A</text:p>
          </table:table-cell>
          <table:table-cell office:value-type="string" calcext:value-type="string">
            <text:p>Il rachète le fonds de Godard 6 000 frs soit 3 presses qui emploient 5 ouvriers / Il est spécialisé dans les travaux de ville / Il est breveté imprimeur en lettres en 1872Il rachète le fonds de Godard 6 000 frs soit 3 presses qui emploient 5 ouvriers / Il est spécialisé dans les travaux de ville / Il est breveté imprimeur en lettres en 1872Il rachète le fonds de Godard 6 000 frs soit 3 presses qui emploient 5 ouvriers / Il est spécialisé dans les travaux de ville / Il est breveté imprimeur en lettres en 1872</text:p>
          </table:table-cell>
          <table:table-cell table:number-columns-repeated="2"/>
        </table:table-row>
        <table:table-row table:style-name="ro1">
          <table:table-cell office:value-type="float" office:value="10708" calcext:value-type="float">
            <text:p>10708</text:p>
          </table:table-cell>
          <table:table-cell office:value-type="string" calcext:value-type="string">
            <text:p>VERGES</text:p>
          </table:table-cell>
          <table:table-cell office:value-type="string" calcext:value-type="string">
            <text:p>Henri</text:p>
          </table:table-cell>
          <table:table-cell table:number-columns-repeated="3"/>
          <table:table-cell office:value-type="string" calcext:value-type="string">
            <text:p>Rue des Fossés Montmartre, 24</text:p>
          </table:table-cell>
          <table:table-cell office:value-type="string" calcext:value-type="string">
            <text:p>Rue de la Michodière, 18</text:p>
          </table:table-cell>
          <table:table-cell office:value-type="string" calcext:value-type="string">
            <text:p>AN F18 1833 A</text:p>
          </table:table-cell>
          <table:table-cell office:value-type="string" calcext:value-type="string">
            <text:p>Il possède 2 presses</text:p>
          </table:table-cell>
          <table:table-cell office:value-type="string" calcext:value-type="string">
            <text:p>Son père est régisseur des propriétés de M. le Comte de Baumont</text:p>
          </table:table-cell>
          <table:table-cell/>
        </table:table-row>
        <table:table-row table:style-name="ro1">
          <table:table-cell office:value-type="float" office:value="10709" calcext:value-type="float">
            <text:p>10709</text:p>
          </table:table-cell>
          <table:table-cell office:value-type="string" calcext:value-type="string">
            <text:p>VERNEY</text:p>
          </table:table-cell>
          <table:table-cell office:value-type="string" calcext:value-type="string">
            <text:p>Louis, Théodore</text:p>
          </table:table-cell>
          <table:table-cell table:number-columns-repeated="3"/>
          <table:table-cell office:value-type="string" calcext:value-type="string">
            <text:p>Rue Michel Le Comte, 34 (1863) / Rue du Gaubourg St Denis, 148Rue Michel Le Comte, 34 (1863) / Rue du Gaubourg St Denis, 148Rue Michel Le Comte, 34 (1863) / Rue du Gaubourg St Denis, 148</text:p>
          </table:table-cell>
          <table:table-cell office:value-type="string" calcext:value-type="string">
            <text:p>Rue Chapon, 3</text:p>
          </table:table-cell>
          <table:table-cell office:value-type="string" calcext:value-type="string">
            <text:p>AN F18 1833 A</text:p>
          </table:table-cell>
          <table:table-cell/>
          <table:table-cell office:value-type="string" calcext:value-type="string">
            <text:p>Son père est tisserand</text:p>
          </table:table-cell>
          <table:table-cell/>
        </table:table-row>
        <table:table-row table:style-name="ro1">
          <table:table-cell office:value-type="float" office:value="10710" calcext:value-type="float">
            <text:p>10710</text:p>
          </table:table-cell>
          <table:table-cell office:value-type="string" calcext:value-type="string">
            <text:p>VERPY</text:p>
          </table:table-cell>
          <table:table-cell office:value-type="string" calcext:value-type="string">
            <text:p>Amable, Louis</text:p>
          </table:table-cell>
          <table:table-cell table:number-columns-repeated="3"/>
          <table:table-cell office:value-type="string" calcext:value-type="string">
            <text:p>rue Mazarine, 27 <text:s/>/ <text:s/>rue Mazarine, 27 <text:s/>/ <text:s/>rue Mazarine, 27 <text:s/>/</text:p>
          </table:table-cell>
          <table:table-cell/>
          <table:table-cell office:value-type="string" calcext:value-type="string">
            <text:p>AN F18 1833 A</text:p>
          </table:table-cell>
          <table:table-cell office:value-type="string" calcext:value-type="string">
            <text:p>260 frs de loyer</text:p>
          </table:table-cell>
          <table:table-cell office:value-type="string" calcext:value-type="string">
            <text:p>Huissier</text:p>
          </table:table-cell>
          <table:table-cell/>
        </table:table-row>
        <table:table-row table:style-name="ro1">
          <table:table-cell office:value-type="float" office:value="10711" calcext:value-type="float">
            <text:p>10711</text:p>
          </table:table-cell>
          <table:table-cell office:value-type="string" calcext:value-type="string">
            <text:p>VERT</text:p>
          </table:table-cell>
          <table:table-cell office:value-type="string" calcext:value-type="string">
            <text:p>Joseph</text:p>
          </table:table-cell>
          <table:table-cell/>
          <table:table-cell table:style-name="ce5" office:value-type="string" calcext:value-type="string">
            <text:p>1872-06-12 00:00:00</text:p>
          </table:table-cell>
          <table:table-cell/>
          <table:table-cell office:value-type="string" calcext:value-type="string">
            <text:p>Rue du Pourtour St Gervais, 8 / Rue du Pâtre St Jacques, 11 (1860) / Passage du Caire, 16 / Passage du Caire, 45Rue du Pourtour St Gervais, 8 / Rue du Pâtre St Jacques, 11 (1860) / Passage du Caire, 16 / Passage du Caire, 45Rue du Pourtour St Gervais, 8 / Rue du Pâtre St Jacques, 11 (1860) / Passage du Caire, 16 / Passage du Caire, 45</text:p>
          </table:table-cell>
          <table:table-cell office:value-type="string" calcext:value-type="string">
            <text:p>Passage du Caire, 16</text:p>
          </table:table-cell>
          <table:table-cell office:value-type="string" calcext:value-type="string">
            <text:p>AN F18 1833 A</text:p>
          </table:table-cell>
          <table:table-cell office:value-type="string" calcext:value-type="string">
            <text:p>Il breveté impriemru en 1860 / Il exploite 2 presses et est spécialisé dans les travaux de villeIl breveté impriemru en 1860 / Il exploite 2 presses et est spécialisé dans les travaux de villeIl breveté impriemru en 1860 / Il exploite 2 presses et est spécialisé dans les travaux de ville</text:p>
          </table:table-cell>
          <table:table-cell office:value-type="string" calcext:value-type="string">
            <text:p>Son père est boucher</text:p>
          </table:table-cell>
          <table:table-cell/>
        </table:table-row>
        <table:table-row table:style-name="ro1">
          <table:table-cell office:value-type="float" office:value="10712" calcext:value-type="float">
            <text:p>10712</text:p>
          </table:table-cell>
          <table:table-cell office:value-type="string" calcext:value-type="string">
            <text:p>VEYRASSAT</text:p>
          </table:table-cell>
          <table:table-cell office:value-type="string" calcext:value-type="string">
            <text:p>Etienne, Jean, Antoine</text:p>
          </table:table-cell>
          <table:table-cell table:number-columns-repeated="3"/>
          <table:table-cell office:value-type="string" calcext:value-type="string">
            <text:p>quai St Michel, 11 <text:s/>/ Rue des Barrés Saint Paul n°4quai St Michel, 11 <text:s/>/ Rue des Barrés Saint Paul n°4quai St Michel, 11 <text:s/>/ Rue des Barrés Saint Paul n°4</text:p>
          </table:table-cell>
          <table:table-cell/>
          <table:table-cell office:value-type="string" calcext:value-type="string">
            <text:p>AN F18 1833 A</text:p>
          </table:table-cell>
          <table:table-cell office:value-type="string" calcext:value-type="string">
            <text:p>Il veut concevoir des cahiers lithographiques pour l'enseignement de l'art d'écrire. Pour cela, il a besoin du brevet d'imprimeur lithographe. <text:s text:c="8"/>Annulation par défaut d'exploitation. Il veut concevoir des cahiers lithographiques pour l'enseignement de l'art d'écrire. Pour cela, il a besoin du brevet d'imprimeur lithographe. <text:s text:c="8"/>Annulation par défaut d'exploitation. Il veut concevoir des cahiers lithographiques pour l'enseignement de l'art d'écrire. Pour cela, il a besoin du brevet d'imprimeur lithographe. <text:s text:c="8"/>Annulation par défaut d'exploitation.</text:p>
          </table:table-cell>
          <table:table-cell office:value-type="string" calcext:value-type="string">
            <text:p>Célibataire</text:p>
          </table:table-cell>
          <table:table-cell/>
        </table:table-row>
        <table:table-row table:style-name="ro1">
          <table:table-cell office:value-type="float" office:value="10713" calcext:value-type="float">
            <text:p>10713</text:p>
          </table:table-cell>
          <table:table-cell office:value-type="string" calcext:value-type="string">
            <text:p>VIAL</text:p>
          </table:table-cell>
          <table:table-cell office:value-type="string" calcext:value-type="string">
            <text:p>Hippolyte, François</text:p>
          </table:table-cell>
          <table:table-cell table:style-name="ce5" office:value-type="string" calcext:value-type="string">
            <text:p>1837-01-03 00:00:00</text:p>
          </table:table-cell>
          <table:table-cell table:number-columns-repeated="2"/>
          <table:table-cell office:value-type="string" calcext:value-type="string">
            <text:p>Passage Basfour, 5 <text:s/>/ Passage Basfour, 5 <text:s/>/ Passage Basfour, 5</text:p>
          </table:table-cell>
          <table:table-cell office:value-type="string" calcext:value-type="string">
            <text:p>Rue Dauphine, 6</text:p>
          </table:table-cell>
          <table:table-cell office:value-type="string" calcext:value-type="string">
            <text:p>AN F18 1833 A</text:p>
          </table:table-cell>
          <table:table-cell office:value-type="string" calcext:value-type="string">
            <text:p>Travaux commerciaux</text:p>
          </table:table-cell>
          <table:table-cell office:value-type="string" calcext:value-type="string">
            <text:p>Négociant</text:p>
          </table:table-cell>
          <table:table-cell/>
        </table:table-row>
        <table:table-row table:style-name="ro1">
          <table:table-cell office:value-type="float" office:value="10714" calcext:value-type="float">
            <text:p>10714</text:p>
          </table:table-cell>
          <table:table-cell office:value-type="string" calcext:value-type="string">
            <text:p>VIAL</text:p>
          </table:table-cell>
          <table:table-cell office:value-type="string" calcext:value-type="string">
            <text:p>Pierre</text:p>
          </table:table-cell>
          <table:table-cell table:style-name="ce5" office:value-type="string" calcext:value-type="string">
            <text:p>1837-09-03 00:00:00</text:p>
          </table:table-cell>
          <table:table-cell table:number-columns-repeated="2"/>
          <table:table-cell office:value-type="string" calcext:value-type="string">
            <text:p>rue Ste Anne, 54 <text:s/>/ <text:s/>rue Ste Anne, 54 <text:s/>/ <text:s/>rue Ste Anne, 54 <text:s/>/</text:p>
          </table:table-cell>
          <table:table-cell/>
          <table:table-cell office:value-type="string" calcext:value-type="string">
            <text:p>AN F18 1833 A</text:p>
          </table:table-cell>
          <table:table-cell office:value-type="string" calcext:value-type="string">
            <text:p>1 presse / Condamné à 2000 frs de peine réduite à 200 frs le 14/10/1855 pour avoir imprimé la correspondance du Sieur Boocks intitulée: Comité de rédaction pour les journaux français et étrangers. Il a été dénoncé par un journaliste de province / Taille-doucier 04/06/1852 / Travaux de ville / Travaux comemrciaux1 presse / Condamné à 2000 frs de peine réduite à 200 frs le 14/10/1855 pour avoir imprimé la correspondance du Sieur Boocks intitulée: Comité de rédaction pour les journaux français et étrangers. Il a été dénoncé par un journaliste de province / Taille-doucier 04/06/1852 / Travaux de ville / Travaux comemrciaux1 presse / Condamné à 2000 frs de peine réduite à 200 frs le 14/10/1855 pour avoir imprimé la correspondance du Sieur Boocks intitulée: Comité de rédaction pour les journaux français et étrangers. Il a été dénoncé par un journaliste de province / Taille-doucier 04/06/1852 / Travaux de ville / Travaux comemrciaux</text:p>
          </table:table-cell>
          <table:table-cell office:value-type="string" calcext:value-type="string">
            <text:p>Marié</text:p>
          </table:table-cell>
          <table:table-cell/>
        </table:table-row>
        <table:table-row table:style-name="ro1">
          <table:table-cell office:value-type="float" office:value="10715" calcext:value-type="float">
            <text:p>10715</text:p>
          </table:table-cell>
          <table:table-cell office:value-type="string" calcext:value-type="string">
            <text:p>VIALLET</text:p>
          </table:table-cell>
          <table:table-cell office:value-type="string" calcext:value-type="string">
            <text:p>Jean-Baptiste</text:p>
          </table:table-cell>
          <table:table-cell table:style-name="ce5" office:value-type="string" calcext:value-type="string">
            <text:p>1860-05-03 00:00:00</text:p>
          </table:table-cell>
          <table:table-cell table:number-columns-repeated="2"/>
          <table:table-cell office:value-type="string" calcext:value-type="string">
            <text:p>Rue Bréda, 21 &amp; 27 (1868) / Rue Cadet, 18 (1861) / Rue de Seine, 67Rue Bréda, 21 &amp; 27 (1868) / Rue Cadet, 18 (1861) / Rue de Seine, 67Rue Bréda, 21 &amp; 27 (1868) / Rue Cadet, 18 (1861) / Rue de Seine, 67</text:p>
          </table:table-cell>
          <table:table-cell office:value-type="string" calcext:value-type="string">
            <text:p>Rue Bourdaloue, 9</text:p>
          </table:table-cell>
          <table:table-cell office:value-type="string" calcext:value-type="string">
            <text:p>AN F18 1833 A / AP D10 U3 40 n°7327 / AP D11 U3 548AN F18 1833 A / AP D10 U3 40 n°7327 / AP D11 U3 548AN F18 1833 A / AP D10 U3 40 n°7327 / AP D11 U3 548</text:p>
          </table:table-cell>
          <table:table-cell office:value-type="string" calcext:value-type="string">
            <text:p>Il a été dessinateur lithographe chez Kaeppelin puis contre-maître chez Chaix / Il a été condamné en 1862 pour non dépôt d'un écrit intitulé Lettre de Mgr le Prince de Joinville / Sa demande d'autorisation pour vendre des paroissiens a été rejetée / Il fait faillite en 1867 avec un actif de 16 868 frs et un passif de 29 336 frsIl a été dessinateur lithographe chez Kaeppelin puis contre-maître chez Chaix / Il a été condamné en 1862 pour non dépôt d'un écrit intitulé Lettre de Mgr le Prince de Joinville / Sa demande d'autorisation pour vendre des paroissiens a été rejetée / Il fait faillite en 1867 avec un actif de 16 868 frs et un passif de 29 336 frsIl a été dessinateur lithographe chez Kaeppelin puis contre-maître chez Chaix / Il a été condamné en 1862 pour non dépôt d'un écrit intitulé Lettre de Mgr le Prince de Joinville / Sa demande d'autorisation pour vendre des paroissiens a été rejetée / Il fait faillite en 1867 avec un actif de 16 868 frs et un passif de 29 336 frs</text:p>
          </table:table-cell>
          <table:table-cell office:value-type="string" calcext:value-type="string">
            <text:p>Son père est cordonnier</text:p>
          </table:table-cell>
          <table:table-cell/>
        </table:table-row>
        <table:table-row table:style-name="ro1">
          <table:table-cell office:value-type="float" office:value="10716" calcext:value-type="float">
            <text:p>10716</text:p>
          </table:table-cell>
          <table:table-cell office:value-type="string" calcext:value-type="string">
            <text:p>VIDAL</text:p>
          </table:table-cell>
          <table:table-cell office:value-type="string" calcext:value-type="string">
            <text:p>Jean, Henry</text:p>
          </table:table-cell>
          <table:table-cell table:number-columns-repeated="3"/>
          <table:table-cell office:value-type="string" calcext:value-type="string">
            <text:p>Rue de la Ferme des Mathurins, 36 (1866) / Rue JJ Rousseau, 26 (1860 / Passage du Grand Cerf, 27 / <text:s/>Rue de la Ferme des Mathurins, 36 (1866) / Rue JJ Rousseau, 26 (1860 / Passage du Grand Cerf, 27 / <text:s/>Rue de la Ferme des Mathurins, 36 (1866) / Rue JJ Rousseau, 26 (1860 / Passage du Grand Cerf, 27 /</text:p>
          </table:table-cell>
          <table:table-cell/>
          <table:table-cell office:value-type="string" calcext:value-type="string">
            <text:p>AN F18 1833 A</text:p>
          </table:table-cell>
          <table:table-cell office:value-type="string" calcext:value-type="string">
            <text:p>Il a également une autorisation de posséder une presse taille-douce pour imprimer des cartes de visites</text:p>
          </table:table-cell>
          <table:table-cell table:number-columns-repeated="2"/>
        </table:table-row>
        <table:table-row table:style-name="ro1">
          <table:table-cell office:value-type="float" office:value="10717" calcext:value-type="float">
            <text:p>10717</text:p>
          </table:table-cell>
          <table:table-cell office:value-type="string" calcext:value-type="string">
            <text:p>VILLAIN</text:p>
          </table:table-cell>
          <table:table-cell office:value-type="string" calcext:value-type="string">
            <text:p>Jean, François</text:p>
          </table:table-cell>
          <table:table-cell/>
          <table:table-cell table:style-name="ce5" office:value-type="string" calcext:value-type="string">
            <text:p>1852-03-05 00:00:00</text:p>
          </table:table-cell>
          <table:table-cell/>
          <table:table-cell office:value-type="string" calcext:value-type="string">
            <text:p>Rue de Sèvres, 3</text:p>
          </table:table-cell>
          <table:table-cell/>
          <table:table-cell office:value-type="string" calcext:value-type="string">
            <text:p>AN F18 1833 B / AN F18 1817AN F18 1833 B / AN F18 1817</text:p>
          </table:table-cell>
          <table:table-cell office:value-type="string" calcext:value-type="string">
            <text:p>Imprimeur lithographe de son altese la Duchesse du Berry / DécédéImprimeur lithographe de son altese la Duchesse du Berry / Décédé</text:p>
          </table:table-cell>
          <table:table-cell office:value-type="string" calcext:value-type="string">
            <text:p>Son père est tisserant / Il est marié et a 2 enfantsSon père est tisserant / Il est marié et a 2 enfants</text:p>
          </table:table-cell>
          <table:table-cell/>
        </table:table-row>
        <table:table-row table:style-name="ro1">
          <table:table-cell office:value-type="float" office:value="10718" calcext:value-type="float">
            <text:p>10718</text:p>
          </table:table-cell>
          <table:table-cell office:value-type="string" calcext:value-type="string">
            <text:p>VILLAIN</text:p>
          </table:table-cell>
          <table:table-cell office:value-type="string" calcext:value-type="string">
            <text:p>Pierre, Nicolas, Charles</text:p>
          </table:table-cell>
          <table:table-cell table:style-name="ce5" office:value-type="string" calcext:value-type="string">
            <text:p>1852-03-05 00:00:00</text:p>
          </table:table-cell>
          <table:table-cell table:number-columns-repeated="2"/>
          <table:table-cell office:value-type="string" calcext:value-type="string">
            <text:p>rue de Sèvres, 19 <text:s/>/ <text:s/>rue de Sèvres, 19 <text:s/>/</text:p>
          </table:table-cell>
          <table:table-cell/>
          <table:table-cell office:value-type="string" calcext:value-type="string">
            <text:p>AN F18 1833 B / AP D10 U3 33 n°16665 / AP D11 U3 307AN F18 1833 B / AP D10 U3 33 n°16665 / AP D11 U3 307</text:p>
          </table:table-cell>
          <table:table-cell office:value-type="string" calcext:value-type="string">
            <text:p>Il a d'abord été 14 ans en pension puis est entré chez son père pendant 25 ans / Il a acheté son fonds pour 20 000 frs avec 3 presses et il en exploite bientôt 17 avec un chiffre d'affaires de 60 000 frs. / Il fait faillite en 1859 avec un actif de 122 136 frs et un passif de 123 657 frs / Son père est décédé en 1852 / Il est autorisé le 14 juin 1854 à posséder une presse en taille-douce pour effectuer de reports de cartes géographiques / Le 21 mai 1852, il informe le ministre qu'une commission militaire l'a choisi pour imprimer des figures. Il doit donc transporter une presse au dépôt de guerre, rue de l'Université pour une période d'une douzaine de jours. / 22/12/1864, il est démissionnaire en faveur de M. Huguet <text:s/>Il a d'abord été 14 ans en pension puis est entré chez son père pendant 25 ans / Il a acheté son fonds pour 20 000 frs avec 3 presses et il en exploite bientôt 17 avec un chiffre d'affaires de 60 000 frs. / Il fait faillite en 1859 avec un actif de 122 136 frs et un passif de 123 657 frs / Son père est décédé en 1852 / Il est autorisé le 14 juin 1854 à posséder une presse en taille-douce pour effectuer de reports de cartes géographiques / Le 21 mai 1852, il informe le ministre qu'une commission militaire l'a choisi pour imprimer des figures. Il doit donc transporter une presse au dépôt de guerre, rue de l'Université pour une période d'une douzaine de jours. / 22/12/1864, il est démissionnaire en faveur de M. Huguet</text:p>
          </table:table-cell>
          <table:table-cell office:value-type="string" calcext:value-type="string">
            <text:p>Il se marie en 1849 avec Estelle Adélaïde Londet sans contrat de mariage / Il remplace son père à la tête de l'imprimerieIl se marie en 1849 avec Estelle Adélaïde Londet sans contrat de mariage / Il remplace son père à la tête de l'imprimerie</text:p>
          </table:table-cell>
          <table:table-cell/>
        </table:table-row>
        <table:table-row table:style-name="ro1">
          <table:table-cell office:value-type="float" office:value="10719" calcext:value-type="float">
            <text:p>10719</text:p>
          </table:table-cell>
          <table:table-cell office:value-type="string" calcext:value-type="string">
            <text:p>VILLEMUR</text:p>
          </table:table-cell>
          <table:table-cell office:value-type="string" calcext:value-type="string">
            <text:p>Etienne, Narcisse</text:p>
          </table:table-cell>
          <table:table-cell table:number-columns-repeated="3"/>
          <table:table-cell office:value-type="string" calcext:value-type="string">
            <text:p>rue de la Harpe, 55</text:p>
          </table:table-cell>
          <table:table-cell/>
          <table:table-cell office:value-type="string" calcext:value-type="string">
            <text:p>AN F18 1833 B</text:p>
          </table:table-cell>
          <table:table-cell office:value-type="string" calcext:value-type="string">
            <text:p>il est breveté taille-doucier en 1862 / Il exploite 26 ouvriers et imprime des images religieusesil est breveté taille-doucier en 1862 / Il exploite 26 ouvriers et imprime des images religieuses</text:p>
          </table:table-cell>
          <table:table-cell table:number-columns-repeated="2"/>
        </table:table-row>
        <table:table-row table:style-name="ro1">
          <table:table-cell office:value-type="float" office:value="10720" calcext:value-type="float">
            <text:p>10720</text:p>
          </table:table-cell>
          <table:table-cell office:value-type="string" calcext:value-type="string">
            <text:p>VILLIARD</text:p>
          </table:table-cell>
          <table:table-cell office:value-type="string" calcext:value-type="string">
            <text:p>Pierre, François</text:p>
          </table:table-cell>
          <table:table-cell/>
          <table:table-cell table:style-name="ce5" office:value-type="string" calcext:value-type="string">
            <text:p>1859-06-02 00:00:00</text:p>
          </table:table-cell>
          <table:table-cell/>
          <table:table-cell office:value-type="string" calcext:value-type="string">
            <text:p>Rue du Faubourg du Temple 44</text:p>
          </table:table-cell>
          <table:table-cell office:value-type="string" calcext:value-type="string">
            <text:p>Rue du Pavée, 10</text:p>
          </table:table-cell>
          <table:table-cell office:value-type="string" calcext:value-type="string">
            <text:p>AN F18 1833 B / AP D10 U3 31 n°14198 / AP D11 U3 244AN F18 1833 B / AP D10 U3 31 n°14198 / AP D11 U3 244</text:p>
          </table:table-cell>
          <table:table-cell office:value-type="string" calcext:value-type="string">
            <text:p>Il est spécialsé dans les impressions en couleurs et estampages / Il fait faillite en 1857 avec un actif de 7077 frs et un passif de 19350 frsIl est spécialsé dans les impressions en couleurs et estampages / Il fait faillite en 1857 avec un actif de 7077 frs et un passif de 19350 frs</text:p>
          </table:table-cell>
          <table:table-cell table:number-columns-repeated="2"/>
        </table:table-row>
        <table:table-row table:style-name="ro1">
          <table:table-cell office:value-type="float" office:value="10721" calcext:value-type="float">
            <text:p>10721</text:p>
          </table:table-cell>
          <table:table-cell office:value-type="string" calcext:value-type="string">
            <text:p>VILLOT</text:p>
          </table:table-cell>
          <table:table-cell office:value-type="string" calcext:value-type="string">
            <text:p>Emile, Auguste, Armand</text:p>
          </table:table-cell>
          <table:table-cell table:number-columns-repeated="3"/>
          <table:table-cell office:value-type="string" calcext:value-type="string">
            <text:p>rue de Lauzun, 8, à Bellevillerue de Lauzun, 8, à Belleville</text:p>
          </table:table-cell>
          <table:table-cell/>
          <table:table-cell office:value-type="string" calcext:value-type="string">
            <text:p>AN F18 1833 B</text:p>
          </table:table-cell>
          <table:table-cell office:value-type="string" calcext:value-type="string">
            <text:p>Albums / Paysages / Echantillons / Travaux de ville / Travaux commerciaux. <text:s text:c="83"/>Quand il demande son brevet, il propose de l'exploiter dans les environs de la Porte Saint Denis. Il souhaite exclusivement consacrer son entreprise à l'impression commerciale et artistique. <text:s text:c="66"/>Il est démissionnaire le 25/09/1850 en faveur de M. LeymarieAlbums / Paysages / Echantillons / Travaux de ville / Travaux commerciaux. <text:s text:c="83"/>Quand il demande son brevet, il propose de l'exploiter dans les environs de la Porte Saint Denis. Il souhaite exclusivement consacrer son entreprise à l'impression commerciale et artistique. <text:s text:c="66"/>Il est démissionnaire le 25/09/1850 en faveur de M. Leymarie</text:p>
          </table:table-cell>
          <table:table-cell office:value-type="string" calcext:value-type="string">
            <text:p>Il est célibataire. Comme son père, il a aussi exercé une carrière d'acteur de théâtre, attaché au Théâtre des Folies Dramatiques.</text:p>
          </table:table-cell>
          <table:table-cell/>
        </table:table-row>
        <table:table-row table:style-name="ro1">
          <table:table-cell office:value-type="float" office:value="10722" calcext:value-type="float">
            <text:p>10722</text:p>
          </table:table-cell>
          <table:table-cell office:value-type="string" calcext:value-type="string">
            <text:p>VILLOT</text:p>
          </table:table-cell>
          <table:table-cell office:value-type="string" calcext:value-type="string">
            <text:p>François, Antoine</text:p>
          </table:table-cell>
          <table:table-cell table:number-columns-repeated="3"/>
          <table:table-cell office:value-type="string" calcext:value-type="string">
            <text:p>rue du Faubourg du Temple, 42 / <text:s/>rue du Faubourg du Temple, 42 /</text:p>
          </table:table-cell>
          <table:table-cell/>
          <table:table-cell office:value-type="string" calcext:value-type="string">
            <text:p>AN F18 1833 B</text:p>
          </table:table-cell>
          <table:table-cell office:value-type="string" calcext:value-type="string">
            <text:p>Ses deux fils sont l'un écrivain lithographe, l'autre dessinateur lithographe / Théâtre ?Ses deux fils sont l'un écrivain lithographe, l'autre dessinateur lithographe / Théâtre ?</text:p>
          </table:table-cell>
          <table:table-cell table:number-columns-repeated="2"/>
        </table:table-row>
        <table:table-row table:style-name="ro1">
          <table:table-cell office:value-type="float" office:value="10723" calcext:value-type="float">
            <text:p>10723</text:p>
          </table:table-cell>
          <table:table-cell office:value-type="string" calcext:value-type="string">
            <text:p>VINCENT, Demoiselle</text:p>
          </table:table-cell>
          <table:table-cell office:value-type="string" calcext:value-type="string">
            <text:p>Marie, Anne</text:p>
          </table:table-cell>
          <table:table-cell table:number-columns-repeated="4"/>
          <table:table-cell office:value-type="string" calcext:value-type="string">
            <text:p>Rue d'Anjou Dauphine, 13</text:p>
          </table:table-cell>
          <table:table-cell office:value-type="string" calcext:value-type="string">
            <text:p>AN F18 1833 B</text:p>
          </table:table-cell>
          <table:table-cell office:value-type="string" calcext:value-type="string">
            <text:p>Atelier à son adresse personnellle / Etiquette de parfumerie / CartonnagesAtelier à son adresse personnellle / Etiquette de parfumerie / Cartonnages</text:p>
          </table:table-cell>
          <table:table-cell office:value-type="string" calcext:value-type="string">
            <text:p>Maître Perruquier</text:p>
          </table:table-cell>
          <table:table-cell/>
        </table:table-row>
        <table:table-row table:style-name="ro1">
          <table:table-cell office:value-type="float" office:value="10724" calcext:value-type="float">
            <text:p>10724</text:p>
          </table:table-cell>
          <table:table-cell office:value-type="string" calcext:value-type="string">
            <text:p>VINSOT</text:p>
          </table:table-cell>
          <table:table-cell office:value-type="string" calcext:value-type="string">
            <text:p>Pierre, Romain, Jules</text:p>
          </table:table-cell>
          <table:table-cell table:number-columns-repeated="3"/>
          <table:table-cell office:value-type="string" calcext:value-type="string">
            <text:p>rue St Martin, 110 / <text:s/>rue St Martin, 110 /</text:p>
          </table:table-cell>
          <table:table-cell/>
          <table:table-cell office:value-type="string" calcext:value-type="string">
            <text:p>AN F18 1833 B</text:p>
          </table:table-cell>
          <table:table-cell office:value-type="string" calcext:value-type="string">
            <text:p>Il est également breveté taille-doucier en 1858 / Il exploite 4 presses et édite des gravures pour bonbonsIl est également breveté taille-doucier en 1858 / Il exploite 4 presses et édite des gravures pour bonbons</text:p>
          </table:table-cell>
          <table:table-cell office:value-type="string" calcext:value-type="string">
            <text:p>Son père est cartier</text:p>
          </table:table-cell>
          <table:table-cell/>
        </table:table-row>
        <table:table-row table:style-name="ro1">
          <table:table-cell office:value-type="float" office:value="10725" calcext:value-type="float">
            <text:p>10725</text:p>
          </table:table-cell>
          <table:table-cell office:value-type="string" calcext:value-type="string">
            <text:p>VITROUILLE dit DESCHAMPS</text:p>
          </table:table-cell>
          <table:table-cell office:value-type="string" calcext:value-type="string">
            <text:p>Nicolas, Anne, Napoléon</text:p>
          </table:table-cell>
          <table:table-cell table:number-columns-repeated="3"/>
          <table:table-cell office:value-type="string" calcext:value-type="string">
            <text:p>rue du Faubourg St Martin, 172 / Rue de la Fidélité, 2 <text:s/>/ <text:s/>rue du Faubourg St Martin, 172 / Rue de la Fidélité, 2 <text:s/>/</text:p>
          </table:table-cell>
          <table:table-cell/>
          <table:table-cell office:value-type="string" calcext:value-type="string">
            <text:p>AN F18 1833 B</text:p>
          </table:table-cell>
          <table:table-cell/>
          <table:table-cell office:value-type="string" calcext:value-type="string">
            <text:p>Rentier</text:p>
          </table:table-cell>
          <table:table-cell/>
        </table:table-row>
        <table:table-row table:style-name="ro1">
          <table:table-cell office:value-type="float" office:value="10726" calcext:value-type="float">
            <text:p>10726</text:p>
          </table:table-cell>
          <table:table-cell office:value-type="string" calcext:value-type="string">
            <text:p>WALLER</text:p>
          </table:table-cell>
          <table:table-cell office:value-type="string" calcext:value-type="string">
            <text:p>Marie, <text:s/>Joseph, Eugène</text:p>
          </table:table-cell>
          <table:table-cell table:number-columns-repeated="3"/>
          <table:table-cell office:value-type="string" calcext:value-type="string">
            <text:p>Rue des Amandiers Popincourt, 39 (1864) / Rue des Douze Portes, 5Rue des Amandiers Popincourt, 39 (1864) / Rue des Douze Portes, 5</text:p>
          </table:table-cell>
          <table:table-cell office:value-type="string" calcext:value-type="string">
            <text:p>Rue Bleue, 19</text:p>
          </table:table-cell>
          <table:table-cell office:value-type="string" calcext:value-type="string">
            <text:p>AN F18 1834</text:p>
          </table:table-cell>
          <table:table-cell office:value-type="string" calcext:value-type="string">
            <text:p>Il est l'inventeur d'un système de l'impression des étiquettes de luxe</text:p>
          </table:table-cell>
          <table:table-cell office:value-type="string" calcext:value-type="string">
            <text:p>Son père est huissier</text:p>
          </table:table-cell>
          <table:table-cell/>
        </table:table-row>
        <table:table-row table:style-name="ro1">
          <table:table-cell office:value-type="float" office:value="10727" calcext:value-type="float">
            <text:p>10727</text:p>
          </table:table-cell>
          <table:table-cell office:value-type="string" calcext:value-type="string">
            <text:p>WALLON</text:p>
          </table:table-cell>
          <table:table-cell office:value-type="string" calcext:value-type="string">
            <text:p>Jean, François</text:p>
          </table:table-cell>
          <table:table-cell table:number-columns-repeated="5"/>
          <table:table-cell office:value-type="string" calcext:value-type="string">
            <text:p>AN F18 1834</text:p>
          </table:table-cell>
          <table:table-cell office:value-type="string" calcext:value-type="string">
            <text:p>Annulation</text:p>
          </table:table-cell>
          <table:table-cell office:value-type="string" calcext:value-type="string">
            <text:p>Chanvrier</text:p>
          </table:table-cell>
          <table:table-cell/>
        </table:table-row>
        <table:table-row table:style-name="ro1">
          <table:table-cell office:value-type="float" office:value="10728" calcext:value-type="float">
            <text:p>10728</text:p>
          </table:table-cell>
          <table:table-cell office:value-type="string" calcext:value-type="string">
            <text:p>WALTER</text:p>
          </table:table-cell>
          <table:table-cell office:value-type="string" calcext:value-type="string">
            <text:p>Charles, Frédéric</text:p>
          </table:table-cell>
          <table:table-cell table:number-columns-repeated="3"/>
          <table:table-cell office:value-type="string" calcext:value-type="string">
            <text:p>rue Paradis Poissonnière, 28 / <text:s/>rue Paradis Poissonnière, 28 /</text:p>
          </table:table-cell>
          <table:table-cell/>
          <table:table-cell office:value-type="string" calcext:value-type="string">
            <text:p>AN F18 1834</text:p>
          </table:table-cell>
          <table:table-cell office:value-type="string" calcext:value-type="string">
            <text:p>Il a acquis la lithographie de Destoucges pour 55 000 frs avec 14 presses pour faire des travaux commerciaux</text:p>
          </table:table-cell>
          <table:table-cell office:value-type="string" calcext:value-type="string">
            <text:p>son père est artiste lithographe</text:p>
          </table:table-cell>
          <table:table-cell/>
        </table:table-row>
        <table:table-row table:style-name="ro1">
          <table:table-cell office:value-type="float" office:value="10729" calcext:value-type="float">
            <text:p>10729</text:p>
          </table:table-cell>
          <table:table-cell office:value-type="string" calcext:value-type="string">
            <text:p>WARAMBOURG Veuve LECLERCQ</text:p>
          </table:table-cell>
          <table:table-cell office:value-type="string" calcext:value-type="string">
            <text:p>Joséphine, Eugènie</text:p>
          </table:table-cell>
          <table:table-cell/>
          <table:table-cell table:style-name="ce5" office:value-type="string" calcext:value-type="string">
            <text:p>1861-07-12 00:00:00</text:p>
          </table:table-cell>
          <table:table-cell/>
          <table:table-cell office:value-type="string" calcext:value-type="string">
            <text:p>rue des Quatre Fils, 4 (1859) / Rue Champon, 17 / <text:s/>rue des Quatre Fils, 4 (1859) / Rue Champon, 17 /</text:p>
          </table:table-cell>
          <table:table-cell/>
          <table:table-cell office:value-type="string" calcext:value-type="string">
            <text:p>AN F18 1834</text:p>
          </table:table-cell>
          <table:table-cell office:value-type="string" calcext:value-type="string">
            <text:p>Le 27 décembre 1858 adjudication du fonds d'éditeur d'estampes de Leclerc mis à prix 7500 frs chez ME Angot notaire / Il est spécialisé dans les papiers fantaisie, sujets pour éventails et cartonnagesLe 27 décembre 1858 adjudication du fonds d'éditeur d'estampes de Leclerc mis à prix 7500 frs chez ME Angot notaire / Il est spécialisé dans les papiers fantaisie, sujets pour éventails et cartonnages</text:p>
          </table:table-cell>
          <table:table-cell office:value-type="string" calcext:value-type="string">
            <text:p>Son père est boucher</text:p>
          </table:table-cell>
          <table:table-cell/>
        </table:table-row>
        <table:table-row table:style-name="ro1">
          <table:table-cell office:value-type="float" office:value="10730" calcext:value-type="float">
            <text:p>10730</text:p>
          </table:table-cell>
          <table:table-cell office:value-type="string" calcext:value-type="string">
            <text:p>WENTZEL</text:p>
          </table:table-cell>
          <table:table-cell office:value-type="string" calcext:value-type="string">
            <text:p>Charles, Frédéric</text:p>
          </table:table-cell>
          <table:table-cell table:number-columns-repeated="3"/>
          <table:table-cell office:value-type="string" calcext:value-type="string">
            <text:p>rue St Jacques, 65 <text:s/>/ <text:s/>rue St Jacques, 65 <text:s/>/</text:p>
          </table:table-cell>
          <table:table-cell/>
          <table:table-cell office:value-type="string" calcext:value-type="string">
            <text:p>AN F18 1834</text:p>
          </table:table-cell>
          <table:table-cell office:value-type="string" calcext:value-type="string">
            <text:p>Il était breveté lithographe à Wissembourg (Bas-Rhin) en 1862, il a cédé son brevet à Wissembourg à son frère / Il veut fonder une fabrique d'imagerie religieuse et acheté pour ce faire des planches de la faillite Dopter / Il tient également un magasin de papeterie et fournitures de bureau / Il était breveté lithographe à Wissembourg (Bas-Rhin) en 1862, il a cédé son brevet à Wissembourg à son frère / Il veut fonder une fabrique d'imagerie religieuse et acheté pour ce faire des planches de la faillite Dopter / Il tient également un magasin de papeterie et fournitures de bureau</text:p>
          </table:table-cell>
          <table:table-cell office:value-type="string" calcext:value-type="string">
            <text:p>Son père est relieur</text:p>
          </table:table-cell>
          <table:table-cell/>
        </table:table-row>
        <table:table-row table:style-name="ro1">
          <table:table-cell office:value-type="float" office:value="10731" calcext:value-type="float">
            <text:p>10731</text:p>
          </table:table-cell>
          <table:table-cell office:value-type="string" calcext:value-type="string">
            <text:p>WIART</text:p>
          </table:table-cell>
          <table:table-cell office:value-type="string" calcext:value-type="string">
            <text:p>Jules</text:p>
          </table:table-cell>
          <table:table-cell table:number-columns-repeated="3"/>
          <table:table-cell office:value-type="string" calcext:value-type="string">
            <text:p>rue d'Enghein, 12 / <text:s/>rue d'Enghein, 12 /</text:p>
          </table:table-cell>
          <table:table-cell/>
          <table:table-cell office:value-type="string" calcext:value-type="string">
            <text:p>AN F18 1834</text:p>
          </table:table-cell>
          <table:table-cell office:value-type="string" calcext:value-type="string">
            <text:p>Faillite du 16/06/1845 Dossier D10 U3 24 / Actif 211 176 frs <text:s/>/ Passif 359 996 frs Concordat / Annulation. <text:s text:c="90"/>27/09/1850, un acte nous apprend que M. Wiart a rendu son brevet au ministère, puisqu'il n'exerce plus la profession d'imprimeur lithographe et qu'il est employé du gouvernement, attaché à l'économat du lycée Louis Le Grand. Il n'a donc plus besoin de ce brevet. <text:s/>Faillite du 16/06/1845 Dossier D10 U3 24 / Actif 211 176 frs <text:s/>/ Passif 359 996 frs Concordat / Annulation. <text:s text:c="90"/>27/09/1850, un acte nous apprend que M. Wiart a rendu son brevet au ministère, puisqu'il n'exerce plus la profession d'imprimeur lithographe et qu'il est employé du gouvernement, attaché à l'économat du lycée Louis Le Grand. Il n'a donc plus besoin de ce brevet.</text:p>
          </table:table-cell>
          <table:table-cell office:value-type="string" calcext:value-type="string">
            <text:p>Marié et père de famille. Marié et père de famille.</text:p>
          </table:table-cell>
          <table:table-cell/>
        </table:table-row>
        <table:table-row table:style-name="ro1">
          <table:table-cell office:value-type="float" office:value="10732" calcext:value-type="float">
            <text:p>10732</text:p>
          </table:table-cell>
          <table:table-cell office:value-type="string" calcext:value-type="string">
            <text:p>WIESENER</text:p>
          </table:table-cell>
          <table:table-cell office:value-type="string" calcext:value-type="string">
            <text:p>Pierre, Félix</text:p>
          </table:table-cell>
          <table:table-cell table:number-columns-repeated="3"/>
          <table:table-cell office:value-type="string" calcext:value-type="string">
            <text:p>Rue Delaborde, 12</text:p>
          </table:table-cell>
          <table:table-cell office:value-type="string" calcext:value-type="string">
            <text:p>Rue du Rocher, 13</text:p>
          </table:table-cell>
          <table:table-cell office:value-type="string" calcext:value-type="string">
            <text:p>AN F18 1834</text:p>
          </table:table-cell>
          <table:table-cell office:value-type="string" calcext:value-type="string">
            <text:p>Il est élève de l'Ecole des Arts et Métiers de Châlons et a été graveur sur cuivre chez Minster</text:p>
          </table:table-cell>
          <table:table-cell table:number-columns-repeated="2"/>
        </table:table-row>
        <table:table-row table:style-name="ro1">
          <table:table-cell office:value-type="float" office:value="10733" calcext:value-type="float">
            <text:p>10733</text:p>
          </table:table-cell>
          <table:table-cell office:value-type="string" calcext:value-type="string">
            <text:p>WILLAEYS</text:p>
          </table:table-cell>
          <table:table-cell office:value-type="string" calcext:value-type="string">
            <text:p>Alfred</text:p>
          </table:table-cell>
          <table:table-cell/>
          <table:table-cell table:style-name="ce5" office:value-type="string" calcext:value-type="string">
            <text:p>1862-04-11 00:00:00</text:p>
          </table:table-cell>
          <table:table-cell/>
          <table:table-cell office:value-type="string" calcext:value-type="string">
            <text:p>Rue de Ménilmontant, 7 (1862) <text:s text:c="17"/>/ Rue de Ménilmontant, 13 (1862) / Quai Valmy, 109 (1859) / Rue Contrescarpe, 32 / Rue Cadet, 13 (1857) / Rue des Jeuneurs, 4 (1856) / Rue du Faubourg St Martin, 18 (1856) / Rue Montholon, 24 (1855) / Rue Delayvac, 6 (1854) / Rue Simon le Franc, 14 / Rue des Cascades, 61 (1852)</text:p>
          </table:table-cell>
          <table:table-cell office:value-type="string" calcext:value-type="string">
            <text:p>Chaussée Ménilmontant, 101</text:p>
          </table:table-cell>
          <table:table-cell office:value-type="string" calcext:value-type="string">
            <text:p>AN F18 1834</text:p>
          </table:table-cell>
          <table:table-cell office:value-type="string" calcext:value-type="string">
            <text:p>Il exploite 2 presses pour la confection d'étiquettes pour les confiseurs</text:p>
          </table:table-cell>
          <table:table-cell table:number-columns-repeated="2"/>
        </table:table-row>
        <table:table-row table:style-name="ro1">
          <table:table-cell office:value-type="float" office:value="10734" calcext:value-type="float">
            <text:p>10734</text:p>
          </table:table-cell>
          <table:table-cell office:value-type="string" calcext:value-type="string">
            <text:p>WILLAEYS</text:p>
          </table:table-cell>
          <table:table-cell office:value-type="string" calcext:value-type="string">
            <text:p>Félix, Xavier</text:p>
          </table:table-cell>
          <table:table-cell table:number-columns-repeated="3"/>
          <table:table-cell office:value-type="string" calcext:value-type="string">
            <text:p>Rue Geoffroy l'Angevin, 11</text:p>
          </table:table-cell>
          <table:table-cell office:value-type="string" calcext:value-type="string">
            <text:p>Rue Saint Martin, 32</text:p>
          </table:table-cell>
          <table:table-cell office:value-type="string" calcext:value-type="string">
            <text:p>AN F18 1834</text:p>
          </table:table-cell>
          <table:table-cell office:value-type="string" calcext:value-type="string">
            <text:p>Faillite du 7 février 1842, D10 U3 21 n° 2942 / Actif 9840 frs / Passif 7762 frs / Concordat <text:s text:c="111"/>Son talent artistique est sa seule source de revenus, et on estime qu'il en tire 4 000 francs par an.</text:p>
          </table:table-cell>
          <table:table-cell office:value-type="string" calcext:value-type="string">
            <text:p>Marié et père de famille.</text:p>
          </table:table-cell>
          <table:table-cell/>
        </table:table-row>
        <table:table-row table:style-name="ro1">
          <table:table-cell office:value-type="float" office:value="10735" calcext:value-type="float">
            <text:p>10735</text:p>
          </table:table-cell>
          <table:table-cell office:value-type="string" calcext:value-type="string">
            <text:p>WILLEMS</text:p>
          </table:table-cell>
          <table:table-cell office:value-type="string" calcext:value-type="string">
            <text:p>Henri, Alphonse, Philogone</text:p>
          </table:table-cell>
          <table:table-cell table:style-name="ce5" office:value-type="string" calcext:value-type="string">
            <text:p>1867-06-04 00:00:00</text:p>
          </table:table-cell>
          <table:table-cell table:number-columns-repeated="2"/>
          <table:table-cell office:value-type="string" calcext:value-type="string">
            <text:p>rue des Enfants rouges, 2 <text:s/>/</text:p>
          </table:table-cell>
          <table:table-cell/>
          <table:table-cell office:value-type="string" calcext:value-type="string">
            <text:p>AN F18 1834</text:p>
          </table:table-cell>
          <table:table-cell office:value-type="string" calcext:value-type="string">
            <text:p>Il est ancier commis et liquidateur de la faillie Lecherbonnier, acquéreur de la maison / Il avait fait une première demande en 1856</text:p>
          </table:table-cell>
          <table:table-cell office:value-type="string" calcext:value-type="string">
            <text:p>Il s'est compromis dans l'affaire des arts et métiers en 1849 (non-lieu)</text:p>
          </table:table-cell>
          <table:table-cell/>
        </table:table-row>
        <table:table-row table:style-name="ro1">
          <table:table-cell office:value-type="float" office:value="10736" calcext:value-type="float">
            <text:p>10736</text:p>
          </table:table-cell>
          <table:table-cell office:value-type="string" calcext:value-type="string">
            <text:p>WIMMERLIN</text:p>
          </table:table-cell>
          <table:table-cell office:value-type="string" calcext:value-type="string">
            <text:p>Henri, Paul, Ernest</text:p>
          </table:table-cell>
          <table:table-cell table:number-columns-repeated="3"/>
          <table:table-cell office:value-type="string" calcext:value-type="string">
            <text:p>rue du Petit Carreau, 5 &amp; 7</text:p>
          </table:table-cell>
          <table:table-cell/>
          <table:table-cell office:value-type="string" calcext:value-type="string">
            <text:p>AN F18 1834 / AP D10 U3 34 n°17993 / AP D11 U3 333</text:p>
          </table:table-cell>
          <table:table-cell office:value-type="string" calcext:value-type="string">
            <text:p>Il exploite 5 presses / Il fait faillite en 1861 avec un actif de 56 128 frs et un passif de 30 445 frs</text:p>
          </table:table-cell>
          <table:table-cell office:value-type="string" calcext:value-type="string">
            <text:p>Il est enfant naturel</text:p>
          </table:table-cell>
          <table:table-cell/>
        </table:table-row>
        <table:table-row table:style-name="ro1">
          <table:table-cell office:value-type="float" office:value="10737" calcext:value-type="float">
            <text:p>10737</text:p>
          </table:table-cell>
          <table:table-cell office:value-type="string" calcext:value-type="string">
            <text:p>WITTER</text:p>
          </table:table-cell>
          <table:table-cell office:value-type="string" calcext:value-type="string">
            <text:p>Conrad</text:p>
          </table:table-cell>
          <table:table-cell table:style-name="ce5" office:value-type="string" calcext:value-type="string">
            <text:p>1848-04-07 00:00:00</text:p>
          </table:table-cell>
          <table:table-cell table:number-columns-repeated="2"/>
          <table:table-cell office:value-type="string" calcext:value-type="string">
            <text:p>rue Vieille du Temple, 78 (1850) / Rue Joseph, 10 bis</text:p>
          </table:table-cell>
          <table:table-cell/>
          <table:table-cell office:value-type="string" calcext:value-type="string">
            <text:p>AN F18 1834</text:p>
          </table:table-cell>
          <table:table-cell table:number-columns-repeated="3"/>
        </table:table-row>
        <table:table-row table:style-name="ro1">
          <table:table-cell office:value-type="float" office:value="10738" calcext:value-type="float">
            <text:p>10738</text:p>
          </table:table-cell>
          <table:table-cell office:value-type="string" calcext:value-type="string">
            <text:p>WITTERSHEIM</text:p>
          </table:table-cell>
          <table:table-cell office:value-type="string" calcext:value-type="string">
            <text:p>Aaron dit Arnold</text:p>
          </table:table-cell>
          <table:table-cell table:number-columns-repeated="3"/>
          <table:table-cell office:value-type="string" calcext:value-type="string">
            <text:p>rue Montmorency, 8 /</text:p>
          </table:table-cell>
          <table:table-cell/>
          <table:table-cell office:value-type="string" calcext:value-type="string">
            <text:p>AN F18 1834</text:p>
          </table:table-cell>
          <table:table-cell office:value-type="string" calcext:value-type="string">
            <text:p>Amende de 300 frs au lieu de 30000 frs pour impression d'un prospectus sans son nom en bas. / Imprimeur 18/12/1835</text:p>
          </table:table-cell>
          <table:table-cell office:value-type="string" calcext:value-type="string">
            <text:p>Négociant</text:p>
          </table:table-cell>
          <table:table-cell/>
        </table:table-row>
        <table:table-row table:style-name="ro1">
          <table:table-cell office:value-type="float" office:value="10739" calcext:value-type="float">
            <text:p>10739</text:p>
          </table:table-cell>
          <table:table-cell office:value-type="string" calcext:value-type="string">
            <text:p>YART</text:p>
          </table:table-cell>
          <table:table-cell office:value-type="string" calcext:value-type="string">
            <text:p>Nicolas</text:p>
          </table:table-cell>
          <table:table-cell table:number-columns-repeated="4"/>
          <table:table-cell office:value-type="string" calcext:value-type="string">
            <text:p>Rue de l'Homme armé, 5</text:p>
          </table:table-cell>
          <table:table-cell office:value-type="string" calcext:value-type="string">
            <text:p>AN F18 1834</text:p>
          </table:table-cell>
          <table:table-cell office:value-type="string" calcext:value-type="string">
            <text:p>Décès</text:p>
          </table:table-cell>
          <table:table-cell table:number-columns-repeated="2"/>
        </table:table-row>
        <table:table-row table:style-name="ro1">
          <table:table-cell office:value-type="float" office:value="10740" calcext:value-type="float">
            <text:p>10740</text:p>
          </table:table-cell>
          <table:table-cell office:value-type="string" calcext:value-type="string">
            <text:p>YTASSE</text:p>
          </table:table-cell>
          <table:table-cell office:value-type="string" calcext:value-type="string">
            <text:p>Anathalie, Ignace</text:p>
          </table:table-cell>
          <table:table-cell table:number-columns-repeated="3"/>
          <table:table-cell office:value-type="string" calcext:value-type="string">
            <text:p>passage Choiseul, 21 (1865) / Passage Choiseul, 23 /</text:p>
          </table:table-cell>
          <table:table-cell/>
          <table:table-cell office:value-type="string" calcext:value-type="string">
            <text:p>AN F18 1834</text:p>
          </table:table-cell>
          <table:table-cell office:value-type="string" calcext:value-type="string">
            <text:p>Il est breveté taille-doucier en 1860</text:p>
          </table:table-cell>
          <table:table-cell office:value-type="string" calcext:value-type="string">
            <text:p>Son père est marchand épicier</text:p>
          </table:table-cell>
          <table:table-cell/>
        </table:table-row>
        <table:table-row table:style-name="ro1">
          <table:table-cell office:value-type="float" office:value="10741" calcext:value-type="float">
            <text:p>10741</text:p>
          </table:table-cell>
          <table:table-cell office:value-type="string" calcext:value-type="string">
            <text:p>YVES</text:p>
          </table:table-cell>
          <table:table-cell office:value-type="string" calcext:value-type="string">
            <text:p>André</text:p>
          </table:table-cell>
          <table:table-cell table:number-columns-repeated="3"/>
          <table:table-cell office:value-type="string" calcext:value-type="string">
            <text:p>rue Ste Apoline /</text:p>
          </table:table-cell>
          <table:table-cell/>
          <table:table-cell office:value-type="string" calcext:value-type="string">
            <text:p>AN F18 1834</text:p>
          </table:table-cell>
          <table:table-cell table:number-columns-repeated="3"/>
        </table:table-row>
        <table:table-row table:style-name="ro1">
          <table:table-cell office:value-type="float" office:value="10742" calcext:value-type="float">
            <text:p>10742</text:p>
          </table:table-cell>
          <table:table-cell office:value-type="string" calcext:value-type="string">
            <text:p>ZANOTTE</text:p>
          </table:table-cell>
          <table:table-cell office:value-type="string" calcext:value-type="string">
            <text:p>Henri</text:p>
          </table:table-cell>
          <table:table-cell table:number-columns-repeated="3"/>
          <table:table-cell office:value-type="string" calcext:value-type="string">
            <text:p>Faubourg St Martin, 78</text:p>
          </table:table-cell>
          <table:table-cell office:value-type="string" calcext:value-type="string">
            <text:p>Rue des Boulangers, 13</text:p>
          </table:table-cell>
          <table:table-cell office:value-type="string" calcext:value-type="string">
            <text:p>AN F18 1834</text:p>
          </table:table-cell>
          <table:table-cell office:value-type="string" calcext:value-type="string">
            <text:p>IL est breveté libraire en 1860 et taille-doucier en 1865 / Il était imprimeur et lithographe en 1848 à Montargis / Son matériel est vendu en juin 1868</text:p>
          </table:table-cell>
          <table:table-cell office:value-type="string" calcext:value-type="string">
            <text:p>Son père est marchand de drap</text:p>
          </table:table-cell>
          <table:table-cell/>
        </table:table-row>
        <table:table-row table:style-name="ro1">
          <table:table-cell office:value-type="float" office:value="10989" calcext:value-type="float">
            <text:p>10989</text:p>
          </table:table-cell>
          <table:table-cell office:value-type="string" calcext:value-type="string">
            <text:p>ABADIE</text:p>
          </table:table-cell>
          <table:table-cell office:value-type="string" calcext:value-type="string">
            <text:p>Michel, Laurent</text:p>
          </table:table-cell>
          <table:table-cell table:number-columns-repeated="3"/>
          <table:table-cell office:value-type="string" calcext:value-type="string">
            <text:p>Rue du Parc Royal, 5 (1857) / Rue du Petit Lion St Sauveur, 2 (1854) / Rue Salle au Comte, 13 (1852) / Rue D'Hauteville, 32 / Rue du Cloître St Jacques l'Hopital, 7 / rue St Pierre Popincourt, 5 <text:s/>/</text:p>
          </table:table-cell>
          <table:table-cell/>
          <table:table-cell office:value-type="string" calcext:value-type="string">
            <text:p>BnF, Dépt des Estampes, SNR Abadie / AN F18 1726</text:p>
          </table:table-cell>
          <table:table-cell office:value-type="string" calcext:value-type="string">
            <text:p>Après avoir été breveté à Tarbes en 1843, il l'échange en 1846 contre le même titre à Paris. / Il est l'inventeur d'une presse mécanique.</text:p>
          </table:table-cell>
          <table:table-cell office:value-type="string" calcext:value-type="string">
            <text:p>Son père est garçon papetier</text:p>
          </table:table-cell>
          <table:table-cell/>
        </table:table-row>
        <table:table-row table:style-name="ro1">
          <table:table-cell office:value-type="float" office:value="10990" calcext:value-type="float">
            <text:p>10990</text:p>
          </table:table-cell>
          <table:table-cell office:value-type="string" calcext:value-type="string">
            <text:p>ACKER</text:p>
          </table:table-cell>
          <table:table-cell office:value-type="string" calcext:value-type="string">
            <text:p>Alphonse</text:p>
          </table:table-cell>
          <table:table-cell table:number-columns-repeated="3"/>
          <table:table-cell office:value-type="string" calcext:value-type="string">
            <text:p>rue du Faubourg du Temple, 45 (1869) / Rue Neuve des Petits Champs, 29 <text:s/>/ <text:s text:c="2"/>/</text:p>
          </table:table-cell>
          <table:table-cell/>
          <table:table-cell office:value-type="string" calcext:value-type="string">
            <text:p>AN F18 1726</text:p>
          </table:table-cell>
          <table:table-cell office:value-type="string" calcext:value-type="string">
            <text:p>Il possède un magasin de papeterie et de fournitures de bureaux</text:p>
          </table:table-cell>
          <table:table-cell office:value-type="string" calcext:value-type="string">
            <text:p>Il est marié et père de 3 enfants</text:p>
          </table:table-cell>
          <table:table-cell/>
        </table:table-row>
        <table:table-row table:style-name="ro1">
          <table:table-cell office:value-type="float" office:value="10991" calcext:value-type="float">
            <text:p>10991</text:p>
          </table:table-cell>
          <table:table-cell office:value-type="string" calcext:value-type="string">
            <text:p>ADAM</text:p>
          </table:table-cell>
          <table:table-cell office:value-type="string" calcext:value-type="string">
            <text:p>Ange, François</text:p>
          </table:table-cell>
          <table:table-cell table:number-columns-repeated="2"/>
          <table:table-cell office:value-type="float" office:value="75" calcext:value-type="float">
            <text:p>75</text:p>
          </table:table-cell>
          <table:table-cell office:value-type="string" calcext:value-type="string">
            <text:p>Rue Quincampoix, 60</text:p>
          </table:table-cell>
          <table:table-cell office:value-type="string" calcext:value-type="string">
            <text:p>Rue de l'Ouest, 78</text:p>
          </table:table-cell>
          <table:table-cell office:value-type="string" calcext:value-type="string">
            <text:p>Archives de Paris D10 U3 37 n°3452 / AN F18 1726</text:p>
          </table:table-cell>
          <table:table-cell office:value-type="string" calcext:value-type="string">
            <text:p>Il a travaillé d'abord 1 an dans l'imprimerie du Sieur Rivage puis s'est installé quincaillier à Paris pour 42 000 frs ? / Il fait faillite le 31 août 1864, il déclare alors un actif de 35000 frset un passif de 70926,20 frs. Le 28 mars 1865, il est déclaré <text:s/>Excusable</text:p>
          </table:table-cell>
          <table:table-cell office:value-type="string" calcext:value-type="string">
            <text:p>Il est marié et père de 4 enfants. / Il est condamné en 1846 à 15 jours d'emprisonnement pour outrage à la pudeur sur une jeune fille à Bayeux. / Son père était Menuisier.</text:p>
          </table:table-cell>
          <table:table-cell/>
        </table:table-row>
        <table:table-row table:style-name="ro1">
          <table:table-cell office:value-type="float" office:value="10992" calcext:value-type="float">
            <text:p>10992</text:p>
          </table:table-cell>
          <table:table-cell office:value-type="string" calcext:value-type="string">
            <text:p>ADAM</text:p>
          </table:table-cell>
          <table:table-cell office:value-type="string" calcext:value-type="string">
            <text:p>Cyr, Louis, Juvenal, Auguste</text:p>
          </table:table-cell>
          <table:table-cell table:style-name="ce5" office:value-type="string" calcext:value-type="string">
            <text:p>1845-10-01 00:00:00</text:p>
          </table:table-cell>
          <table:table-cell table:number-columns-repeated="2"/>
          <table:table-cell office:value-type="string" calcext:value-type="string">
            <text:p>Rue Saint-Martin, 152</text:p>
          </table:table-cell>
          <table:table-cell office:value-type="string" calcext:value-type="string">
            <text:p>Rue Grenier St Lazare, 13</text:p>
          </table:table-cell>
          <table:table-cell office:value-type="string" calcext:value-type="string">
            <text:p>AN F18 1726</text:p>
          </table:table-cell>
          <table:table-cell office:value-type="string" calcext:value-type="string">
            <text:p>Il est spécialisé en écritures sur pierre.</text:p>
          </table:table-cell>
          <table:table-cell office:value-type="string" calcext:value-type="string">
            <text:p>Son père était employé des contributions indirectes. Il est marié.</text:p>
          </table:table-cell>
          <table:table-cell/>
        </table:table-row>
        <table:table-row table:style-name="ro1">
          <table:table-cell office:value-type="float" office:value="10993" calcext:value-type="float">
            <text:p>10993</text:p>
          </table:table-cell>
          <table:table-cell office:value-type="string" calcext:value-type="string">
            <text:p>ADAM</text:p>
          </table:table-cell>
          <table:table-cell office:value-type="string" calcext:value-type="string">
            <text:p>Eugène, Louis, Pierre</text:p>
          </table:table-cell>
          <table:table-cell table:number-columns-repeated="3"/>
          <table:table-cell office:value-type="string" calcext:value-type="string">
            <text:p>rue du Battoir St Victor, 6 /</text:p>
          </table:table-cell>
          <table:table-cell/>
          <table:table-cell office:value-type="string" calcext:value-type="string">
            <text:p>AN F18 1726</text:p>
          </table:table-cell>
          <table:table-cell table:number-columns-repeated="3"/>
        </table:table-row>
        <table:table-row table:style-name="ro1">
          <table:table-cell office:value-type="float" office:value="10994" calcext:value-type="float">
            <text:p>10994</text:p>
          </table:table-cell>
          <table:table-cell office:value-type="string" calcext:value-type="string">
            <text:p>ADNOT, veuve RIVAUD LA CHALARDERIE</text:p>
          </table:table-cell>
          <table:table-cell office:value-type="string" calcext:value-type="string">
            <text:p>Louise, Augustine, Alphonsine</text:p>
          </table:table-cell>
          <table:table-cell table:number-columns-repeated="3"/>
          <table:table-cell office:value-type="string" calcext:value-type="string">
            <text:p>rue des Bourdonnais, 34 /</text:p>
          </table:table-cell>
          <table:table-cell/>
          <table:table-cell office:value-type="string" calcext:value-type="string">
            <text:p>AN F18 1726</text:p>
          </table:table-cell>
          <table:table-cell table:number-columns-repeated="3"/>
        </table:table-row>
        <table:table-row table:style-name="ro1">
          <table:table-cell office:value-type="float" office:value="10995" calcext:value-type="float">
            <text:p>10995</text:p>
          </table:table-cell>
          <table:table-cell office:value-type="string" calcext:value-type="string">
            <text:p>ADOUL</text:p>
          </table:table-cell>
          <table:table-cell office:value-type="string" calcext:value-type="string">
            <text:p>Auguste, Titus</text:p>
          </table:table-cell>
          <table:table-cell table:number-columns-repeated="3"/>
          <table:table-cell office:value-type="string" calcext:value-type="string">
            <text:p>rue du Battoir n°7 / rue Geoffroy Lasnier n°26 / rue Vendôme n°14</text:p>
          </table:table-cell>
          <table:table-cell office:value-type="string" calcext:value-type="string">
            <text:p>Rue Geoffroy Lasnier ?</text:p>
          </table:table-cell>
          <table:table-cell office:value-type="string" calcext:value-type="string">
            <text:p>AN F18 1726</text:p>
          </table:table-cell>
          <table:table-cell office:value-type="string" calcext:value-type="string">
            <text:p>Il devient libraire à Cambrai le 14/02/1846, il a aussi un brevet d'imprimeur lithographe à Cambrai. Quand il arrive à Paris, il s'associe avec M. Léon dit Soulé Dubernit, mais cette association s'est dissoute, donc il demande son propre brevet d'imprimeur lithographe. <text:s text:c="54"/>02/03/1853, un scellé est mis sur l'une de ses presses parce qu'il avait deux ateliers à Paris, dont un non déclaré. Il a aussi une amende. <text:s/>22/09/1854 : il se plaint de l'installation de l'imprimeur M. Gellin juste à côté de chez lui (au 30 rue Geoffroy Lasnier). Il déclare qu'il subit une perte de clientèle importante.</text:p>
          </table:table-cell>
          <table:table-cell office:value-type="string" calcext:value-type="string">
            <text:p>Son père était tailleur d'habit. Il est marié et père de famille. Sa femme travaille chez Dame Gosselin, éditeur géographe.</text:p>
          </table:table-cell>
          <table:table-cell/>
        </table:table-row>
        <table:table-row table:style-name="ro1">
          <table:table-cell office:value-type="float" office:value="10996" calcext:value-type="float">
            <text:p>10996</text:p>
          </table:table-cell>
          <table:table-cell office:value-type="string" calcext:value-type="string">
            <text:p>ADRIEN</text:p>
          </table:table-cell>
          <table:table-cell office:value-type="string" calcext:value-type="string">
            <text:p>Claude</text:p>
          </table:table-cell>
          <table:table-cell table:number-columns-repeated="3"/>
          <table:table-cell office:value-type="string" calcext:value-type="string">
            <text:p>rue Richer, 7</text:p>
          </table:table-cell>
          <table:table-cell/>
          <table:table-cell office:value-type="string" calcext:value-type="string">
            <text:p>Almanach du commerce <text:s/>1839 (à revoir) / AN F18 1726</text:p>
          </table:table-cell>
          <table:table-cell office:value-type="string" calcext:value-type="string">
            <text:p>1838 A imprimé une affiche sans indication de son nom: affiche annonçant le départ du bateau à vapeur de Paris à Saint Cloud (affiche jointe) / Dirige depuis 4 ans l'établissement de Knecht et Roissy</text:p>
          </table:table-cell>
          <table:table-cell office:value-type="string" calcext:value-type="string">
            <text:p>Son père était greffier de la justice de paix.</text:p>
          </table:table-cell>
          <table:table-cell/>
        </table:table-row>
        <table:table-row table:style-name="ro1">
          <table:table-cell office:value-type="float" office:value="10997" calcext:value-type="float">
            <text:p>10997</text:p>
          </table:table-cell>
          <table:table-cell office:value-type="string" calcext:value-type="string">
            <text:p>ALAMASSE</text:p>
          </table:table-cell>
          <table:table-cell office:value-type="string" calcext:value-type="string">
            <text:p>François, Alphonse</text:p>
          </table:table-cell>
          <table:table-cell table:number-columns-repeated="3"/>
          <table:table-cell office:value-type="string" calcext:value-type="string">
            <text:p>Passage Choiseul, 83 /</text:p>
          </table:table-cell>
          <table:table-cell/>
          <table:table-cell office:value-type="string" calcext:value-type="string">
            <text:p>AN F18 1726</text:p>
          </table:table-cell>
          <table:table-cell office:value-type="string" calcext:value-type="string">
            <text:p>Après avoir travaillé 9 ans chez Thibout, il a acheté l'atelier. <text:s/>/ Il obtient un brevet d'imprimeur en taille-douce le 30/08/1864.</text:p>
          </table:table-cell>
          <table:table-cell office:value-type="string" calcext:value-type="string">
            <text:p>Il est marié.</text:p>
          </table:table-cell>
          <table:table-cell/>
        </table:table-row>
        <table:table-row table:style-name="ro1">
          <table:table-cell office:value-type="float" office:value="10998" calcext:value-type="float">
            <text:p>10998</text:p>
          </table:table-cell>
          <table:table-cell office:value-type="string" calcext:value-type="string">
            <text:p>ALEXANDRE</text:p>
          </table:table-cell>
          <table:table-cell office:value-type="string" calcext:value-type="string">
            <text:p>Félix, Pierre</text:p>
          </table:table-cell>
          <table:table-cell table:number-columns-repeated="3"/>
          <table:table-cell office:value-type="string" calcext:value-type="string">
            <text:p>rue St Honoré, 40</text:p>
          </table:table-cell>
          <table:table-cell office:value-type="string" calcext:value-type="string">
            <text:p>Passage Choiseul</text:p>
          </table:table-cell>
          <table:table-cell office:value-type="string" calcext:value-type="string">
            <text:p>BnF, Dépt des Estampes SNR Alexandre / AN F18 1726</text:p>
          </table:table-cell>
          <table:table-cell office:value-type="string" calcext:value-type="string">
            <text:p>Il possède 1 seule presse. <text:s/>/ Il obtient une médaille de bronze en 1849 comme dessinateur lithographe / Il est spécialisé enEventails / <text:s/>et abats-jour / Il succède à son beau-père, Le sieur Desroches, décédé.</text:p>
          </table:table-cell>
          <table:table-cell table:number-columns-repeated="2"/>
        </table:table-row>
        <table:table-row table:style-name="ro1">
          <table:table-cell office:value-type="float" office:value="10999" calcext:value-type="float">
            <text:p>10999</text:p>
          </table:table-cell>
          <table:table-cell office:value-type="string" calcext:value-type="string">
            <text:p>ALKAN</text:p>
          </table:table-cell>
          <table:table-cell office:value-type="string" calcext:value-type="string">
            <text:p>Abraham</text:p>
          </table:table-cell>
          <table:table-cell/>
          <table:table-cell table:style-name="ce5" office:value-type="string" calcext:value-type="string">
            <text:p>1851-11-10 00:00:00</text:p>
          </table:table-cell>
          <table:table-cell/>
          <table:table-cell office:value-type="string" calcext:value-type="string">
            <text:p>rue J.J. Rousseau, 14 <text:s/>/</text:p>
          </table:table-cell>
          <table:table-cell/>
          <table:table-cell office:value-type="string" calcext:value-type="string">
            <text:p>AN F18 1726</text:p>
          </table:table-cell>
          <table:table-cell office:value-type="string" calcext:value-type="string">
            <text:p>A la même date le 14/05/1841, il obtient un brevet de libraire 14/05/1841 qu'il exploite jusqu'en 1859 et un brevet d'imprimeur qu'il exploite jusqu'en octobre 1841 / Il est spécialisé en Travaux de ville.</text:p>
          </table:table-cell>
          <table:table-cell table:number-columns-repeated="2"/>
        </table:table-row>
        <table:table-row table:style-name="ro1">
          <table:table-cell office:value-type="float" office:value="11000" calcext:value-type="float">
            <text:p>11000</text:p>
          </table:table-cell>
          <table:table-cell office:value-type="string" calcext:value-type="string">
            <text:p>ALLARD</text:p>
          </table:table-cell>
          <table:table-cell office:value-type="string" calcext:value-type="string">
            <text:p>Jean-Baptiste, Henry</text:p>
          </table:table-cell>
          <table:table-cell table:number-columns-repeated="5"/>
          <table:table-cell office:value-type="string" calcext:value-type="string">
            <text:p>AN F18 1835</text:p>
          </table:table-cell>
          <table:table-cell table:number-columns-repeated="3"/>
        </table:table-row>
        <table:table-row table:style-name="ro1">
          <table:table-cell office:value-type="float" office:value="11001" calcext:value-type="float">
            <text:p>11001</text:p>
          </table:table-cell>
          <table:table-cell office:value-type="string" calcext:value-type="string">
            <text:p>ALLARD</text:p>
          </table:table-cell>
          <table:table-cell office:value-type="string" calcext:value-type="string">
            <text:p>Louis</text:p>
          </table:table-cell>
          <table:table-cell table:style-name="ce5" office:value-type="string" calcext:value-type="string">
            <text:p>1842-06-05 00:00:00</text:p>
          </table:table-cell>
          <table:table-cell table:number-columns-repeated="2"/>
          <table:table-cell office:value-type="string" calcext:value-type="string">
            <text:p>rue du Temple, 81</text:p>
          </table:table-cell>
          <table:table-cell/>
          <table:table-cell office:value-type="string" calcext:value-type="string">
            <text:p>BnF, Dépt des Estampes SNR Allard, L (1855-1859) / AN F18 1726</text:p>
          </table:table-cell>
          <table:table-cell office:value-type="string" calcext:value-type="string">
            <text:p>Il a d'abord travaillé à Toulouse</text:p>
          </table:table-cell>
          <table:table-cell office:value-type="string" calcext:value-type="string">
            <text:p>Son père était bottier. Il est célibataire au moment de sa demande de brevet.</text:p>
          </table:table-cell>
          <table:table-cell/>
        </table:table-row>
        <table:table-row table:style-name="ro1">
          <table:table-cell office:value-type="float" office:value="11002" calcext:value-type="float">
            <text:p>11002</text:p>
          </table:table-cell>
          <table:table-cell office:value-type="string" calcext:value-type="string">
            <text:p>ALLEAU</text:p>
          </table:table-cell>
          <table:table-cell office:value-type="string" calcext:value-type="string">
            <text:p>Nicolas, Etienne</text:p>
          </table:table-cell>
          <table:table-cell table:number-columns-repeated="3"/>
          <table:table-cell office:value-type="string" calcext:value-type="string">
            <text:p>rue Montmartre, 131 <text:s/>/</text:p>
          </table:table-cell>
          <table:table-cell/>
          <table:table-cell office:value-type="string" calcext:value-type="string">
            <text:p>Archives de Paris / D10 U3 15 n° 9028 / AN F18 1726</text:p>
          </table:table-cell>
          <table:table-cell office:value-type="string" calcext:value-type="string">
            <text:p>En 1834, il est imprimeur en taille-douce avec <text:s/>10 presses qu'il exploite pour la musique. Il fait faillite en 1836 et déclare un actif de 2900 frs et un passif <text:s/>de 11297 frs. Le 18 juillet 1839 il obtient un concordat avec 15% à payer en 3 ans par tiers. Le 25 juin 1840, l'affaire est réglée. / Il rencontre des problème dans ses affaires en 1848.</text:p>
          </table:table-cell>
          <table:table-cell office:value-type="string" calcext:value-type="string">
            <text:p>Son père était charpentier.</text:p>
          </table:table-cell>
          <table:table-cell/>
        </table:table-row>
        <table:table-row table:style-name="ro1">
          <table:table-cell office:value-type="float" office:value="11003" calcext:value-type="float">
            <text:p>11003</text:p>
          </table:table-cell>
          <table:table-cell office:value-type="string" calcext:value-type="string">
            <text:p>ALLEAU</text:p>
          </table:table-cell>
          <table:table-cell office:value-type="string" calcext:value-type="string">
            <text:p>Charles, Etienne</text:p>
          </table:table-cell>
          <table:table-cell/>
          <table:table-cell table:style-name="ce5" office:value-type="string" calcext:value-type="string">
            <text:p>1856-04-08 00:00:00</text:p>
          </table:table-cell>
          <table:table-cell/>
          <table:table-cell office:value-type="string" calcext:value-type="string">
            <text:p>Rue de Bondy, 86 <text:s/>/</text:p>
          </table:table-cell>
          <table:table-cell/>
          <table:table-cell office:value-type="string" calcext:value-type="string">
            <text:p>Chauvet, P. p.154, 1956 / Archives de la Préfecture de Police / A A/424, pièce 119 / AN F18 1726</text:p>
          </table:table-cell>
          <table:table-cell office:value-type="string" calcext:value-type="string">
            <text:p>Il occupe 1 ouvrier avec 2 presses et paye un loyuer de 180 frs pour son atelier. / Le 5 avril 1839 Il est arrêté avec 9 ouvriers du livre.</text:p>
          </table:table-cell>
          <table:table-cell office:value-type="string" calcext:value-type="string">
            <text:p>Son père était également lithographe. Il est marié avec un enfant.</text:p>
          </table:table-cell>
          <table:table-cell/>
        </table:table-row>
        <table:table-row table:style-name="ro1">
          <table:table-cell office:value-type="float" office:value="11004" calcext:value-type="float">
            <text:p>11004</text:p>
          </table:table-cell>
          <table:table-cell office:value-type="string" calcext:value-type="string">
            <text:p>ALLOUEL</text:p>
          </table:table-cell>
          <table:table-cell office:value-type="string" calcext:value-type="string">
            <text:p>Emile, Jacques, Etienne</text:p>
          </table:table-cell>
          <table:table-cell table:number-columns-repeated="3"/>
          <table:table-cell office:value-type="string" calcext:value-type="string">
            <text:p>rue Thevenot, 10 <text:s/>/ <text:s/>rue Thevenot, 10 <text:s/>/</text:p>
          </table:table-cell>
          <table:table-cell/>
          <table:table-cell office:value-type="string" calcext:value-type="string">
            <text:p>AN F18 1726</text:p>
          </table:table-cell>
          <table:table-cell office:value-type="string" calcext:value-type="string">
            <text:p>Il paye 250 frs de loyer.</text:p>
          </table:table-cell>
          <table:table-cell office:value-type="string" calcext:value-type="string">
            <text:p>Célibataire / Son père est employé des postes et receveur à la Loterie Nationale. / Il est célibataire.Célibataire / Son père est employé des postes et receveur à la Loterie Nationale. / Il est célibataire.</text:p>
          </table:table-cell>
          <table:table-cell/>
        </table:table-row>
        <table:table-row table:style-name="ro1">
          <table:table-cell office:value-type="float" office:value="11005" calcext:value-type="float">
            <text:p>11005</text:p>
          </table:table-cell>
          <table:table-cell office:value-type="string" calcext:value-type="string">
            <text:p>ANCOURT</text:p>
          </table:table-cell>
          <table:table-cell office:value-type="string" calcext:value-type="string">
            <text:p>Edward</text:p>
          </table:table-cell>
          <table:table-cell table:number-columns-repeated="3"/>
          <table:table-cell office:value-type="string" calcext:value-type="string">
            <text:p>rue du Faubourg St Denis, 83 / <text:s/>rue du Faubourg St Denis, 83 /</text:p>
          </table:table-cell>
          <table:table-cell/>
          <table:table-cell office:value-type="string" calcext:value-type="string">
            <text:p>Sagne, Jean. Toulouse-Lautrec, 1988 p. 243 etp. 245 / Une vie de Bohême, 1989, p. 256 lettre 50 note 2 / AN F18 1727 / Sagne, Jean. Toulouse-Lautrec, 1988 p. 243 etp. 245 / Une vie de Bohême, 1989, p. 256 lettre 50 note 2 / AN F18 1727</text:p>
          </table:table-cell>
          <table:table-cell office:value-type="string" calcext:value-type="string">
            <text:p>Il est l'imprimeur de lithographie de Lautrec pour <text:s/>Elle (Jane Avril), il a participé à la Revue Blanche. / Il est l'imprimeur de lithographie de Lautrec pour <text:s/>Elle (Jane Avril), il a participé à la Revue Blanche.</text:p>
          </table:table-cell>
          <table:table-cell table:number-columns-repeated="2"/>
        </table:table-row>
        <table:table-row table:style-name="ro1">
          <table:table-cell office:value-type="float" office:value="11006" calcext:value-type="float">
            <text:p>11006</text:p>
          </table:table-cell>
          <table:table-cell office:value-type="string" calcext:value-type="string">
            <text:p>ANDOUARD</text:p>
          </table:table-cell>
          <table:table-cell office:value-type="string" calcext:value-type="string">
            <text:p>Pierre dit Alfred</text:p>
          </table:table-cell>
          <table:table-cell table:number-columns-repeated="3"/>
          <table:table-cell office:value-type="string" calcext:value-type="string">
            <text:p>rue de Provence, 30 (1866) / Rue de Provence, 40 (exproprié) / <text:s/>rue de Provence, 30 (1866) / Rue de Provence, 40 (exproprié) /</text:p>
          </table:table-cell>
          <table:table-cell/>
          <table:table-cell office:value-type="string" calcext:value-type="string">
            <text:p>AN F 18 1727</text:p>
          </table:table-cell>
          <table:table-cell office:value-type="string" calcext:value-type="string">
            <text:p>Il est fabricant de papiers à la couronne. Il est breveté libraire le 26 mai 1866 et typographe le 14 janvier 1878. Il est spécialisé dans la vente de paraoissiens. / Il est fabricant de papiers à la couronne. Il est breveté libraire le 26 mai 1866 et typographe le 14 janvier 1878. Il est spécialisé dans la vente de paraoissiens.</text:p>
          </table:table-cell>
          <table:table-cell office:value-type="string" calcext:value-type="string">
            <text:p>Son père était boucher. Il est célibataire.</text:p>
          </table:table-cell>
          <table:table-cell/>
        </table:table-row>
        <table:table-row table:style-name="ro1">
          <table:table-cell office:value-type="float" office:value="11007" calcext:value-type="float">
            <text:p>11007</text:p>
          </table:table-cell>
          <table:table-cell office:value-type="string" calcext:value-type="string">
            <text:p>ANDRE</text:p>
          </table:table-cell>
          <table:table-cell office:value-type="string" calcext:value-type="string">
            <text:p>Eugène</text:p>
          </table:table-cell>
          <table:table-cell table:style-name="ce5" office:value-type="string" calcext:value-type="string">
            <text:p>1880-07-05 00:00:00</text:p>
          </table:table-cell>
          <table:table-cell table:number-columns-repeated="2"/>
          <table:table-cell office:value-type="string" calcext:value-type="string">
            <text:p>rue du Faubourg St Denis, 77 / <text:s/>rue du Faubourg St Denis, 77 /</text:p>
          </table:table-cell>
          <table:table-cell/>
          <table:table-cell office:value-type="string" calcext:value-type="string">
            <text:p>BnF, dépt des Estampes SNR André, Eugène / AN F18 1727BnF, dépt des Estampes SNR André, Eugène / AN F18 1727</text:p>
          </table:table-cell>
          <table:table-cell table:number-columns-repeated="3"/>
        </table:table-row>
        <table:table-row table:style-name="ro1">
          <table:table-cell office:value-type="float" office:value="11008" calcext:value-type="float">
            <text:p>11008</text:p>
          </table:table-cell>
          <table:table-cell office:value-type="string" calcext:value-type="string">
            <text:p>ANDRE</text:p>
          </table:table-cell>
          <table:table-cell office:value-type="string" calcext:value-type="string">
            <text:p>Jean, Etienne</text:p>
          </table:table-cell>
          <table:table-cell table:number-columns-repeated="3"/>
          <table:table-cell office:value-type="string" calcext:value-type="string">
            <text:p>Rue Michel Le Comte, 22</text:p>
          </table:table-cell>
          <table:table-cell office:value-type="string" calcext:value-type="string">
            <text:p>Rue de Chartres, 12</text:p>
          </table:table-cell>
          <table:table-cell office:value-type="string" calcext:value-type="string">
            <text:p>AN F 18 1727</text:p>
          </table:table-cell>
          <table:table-cell office:value-type="string" calcext:value-type="string">
            <text:p>Il travaille dans la lithographie depuis 1832. Il s'est associé avec le Sieur Lecaudey. Il possède 3 presses: 1 petite pour transporter et 2 autres pour l'écriture.</text:p>
          </table:table-cell>
          <table:table-cell office:value-type="string" calcext:value-type="string">
            <text:p>Sa mère était ouvrière lingère. Il est marié avec un enfant.</text:p>
          </table:table-cell>
          <table:table-cell/>
        </table:table-row>
        <table:table-row table:style-name="ro1">
          <table:table-cell office:value-type="float" office:value="11009" calcext:value-type="float">
            <text:p>11009</text:p>
          </table:table-cell>
          <table:table-cell office:value-type="string" calcext:value-type="string">
            <text:p>ANGEE</text:p>
          </table:table-cell>
          <table:table-cell office:value-type="string" calcext:value-type="string">
            <text:p>François, Auguste, Philibert</text:p>
          </table:table-cell>
          <table:table-cell table:number-columns-repeated="3"/>
          <table:table-cell office:value-type="string" calcext:value-type="string">
            <text:p>rue J.J. Rousseau, 3 / <text:s/>rue J.J. Rousseau, 3 /</text:p>
          </table:table-cell>
          <table:table-cell/>
          <table:table-cell office:value-type="string" calcext:value-type="string">
            <text:p>AN F 18 1727</text:p>
          </table:table-cell>
          <table:table-cell table:number-columns-repeated="3"/>
        </table:table-row>
        <table:table-row table:style-name="ro1">
          <table:table-cell office:value-type="float" office:value="11010" calcext:value-type="float">
            <text:p>11010</text:p>
          </table:table-cell>
          <table:table-cell office:value-type="string" calcext:value-type="string">
            <text:p>ANGRAND</text:p>
          </table:table-cell>
          <table:table-cell office:value-type="string" calcext:value-type="string">
            <text:p>Jean, François</text:p>
          </table:table-cell>
          <table:table-cell table:style-name="ce5" office:value-type="string" calcext:value-type="string">
            <text:p>1851-04-07 00:00:00</text:p>
          </table:table-cell>
          <table:table-cell table:number-columns-repeated="2"/>
          <table:table-cell office:value-type="string" calcext:value-type="string">
            <text:p>rue Meslay, 56 et 61 <text:s/>/ <text:s/>rue Meslay, 56 et 61 <text:s/>/</text:p>
          </table:table-cell>
          <table:table-cell/>
          <table:table-cell office:value-type="string" calcext:value-type="string">
            <text:p>AN F 18 1727</text:p>
          </table:table-cell>
          <table:table-cell office:value-type="string" calcext:value-type="string">
            <text:p>Il exploite 3 presses pour l'impression d'ornements en or, argent et sur papier fantaisie (autorisation dès 1839).</text:p>
          </table:table-cell>
          <table:table-cell table:number-columns-repeated="2"/>
        </table:table-row>
        <table:table-row table:style-name="ro1">
          <table:table-cell office:value-type="float" office:value="11011" calcext:value-type="float">
            <text:p>11011</text:p>
          </table:table-cell>
          <table:table-cell office:value-type="string" calcext:value-type="string">
            <text:p>ANGRAND</text:p>
          </table:table-cell>
          <table:table-cell office:value-type="string" calcext:value-type="string">
            <text:p>Louis, Jean, Alfred</text:p>
          </table:table-cell>
          <table:table-cell table:number-columns-repeated="3"/>
          <table:table-cell office:value-type="string" calcext:value-type="string">
            <text:p>Rue Meslay, 59 / <text:s/>Rue Meslay, 59 /</text:p>
          </table:table-cell>
          <table:table-cell/>
          <table:table-cell office:value-type="string" calcext:value-type="string">
            <text:p>AN F 18 1727</text:p>
          </table:table-cell>
          <table:table-cell office:value-type="string" calcext:value-type="string">
            <text:p>Lorsqu'il part pour St Denis il ne transporte que son matériel lithographique et garde son magasin à Paris. Le 13/05/1857 : il échange son titre d'imprimeur lithographe à Paris contre le même titre pour Saint Denis, puis le 12/08/1858 il refait un échange pour récupérer son titre d'imprimeur lithographe parisien. Lorsqu'il part pour St Denis il ne transporte que son matériel lithographique et garde son magasin à Paris. Le 13/05/1857 : il échange son titre d'imprimeur lithographe à Paris contre le même titre pour Saint Denis, puis le 12/08/1858 il refait un échange pour récupérer son titre d'imprimeur lithographe parisien.</text:p>
          </table:table-cell>
          <table:table-cell office:value-type="string" calcext:value-type="string">
            <text:p>Son père est lithographe.</text:p>
          </table:table-cell>
          <table:table-cell/>
        </table:table-row>
        <table:table-row table:style-name="ro1">
          <table:table-cell office:value-type="float" office:value="11012" calcext:value-type="float">
            <text:p>11012</text:p>
          </table:table-cell>
          <table:table-cell office:value-type="string" calcext:value-type="string">
            <text:p>ANSELIN</text:p>
          </table:table-cell>
          <table:table-cell office:value-type="string" calcext:value-type="string">
            <text:p>Alexandre</text:p>
          </table:table-cell>
          <table:table-cell table:number-columns-repeated="3"/>
          <table:table-cell office:value-type="string" calcext:value-type="string">
            <text:p>rue des Fossés Montmartre, 20 <text:s/>/ <text:s/>rue des Fossés Montmartre, 20 <text:s/>/</text:p>
          </table:table-cell>
          <table:table-cell/>
          <table:table-cell office:value-type="string" calcext:value-type="string">
            <text:p>AN F 18 1727</text:p>
          </table:table-cell>
          <table:table-cell office:value-type="string" calcext:value-type="string">
            <text:p>Il est spécialisé dans les écritures autographiques pour les notaires</text:p>
          </table:table-cell>
          <table:table-cell office:value-type="string" calcext:value-type="string">
            <text:p>Son père est vérificateur d'Octroy</text:p>
          </table:table-cell>
          <table:table-cell/>
        </table:table-row>
        <table:table-row table:style-name="ro1">
          <table:table-cell office:value-type="float" office:value="11013" calcext:value-type="float">
            <text:p>11013</text:p>
          </table:table-cell>
          <table:table-cell office:value-type="string" calcext:value-type="string">
            <text:p>ANTEAUME</text:p>
          </table:table-cell>
          <table:table-cell office:value-type="string" calcext:value-type="string">
            <text:p>Auguste, Constantin</text:p>
          </table:table-cell>
          <table:table-cell table:number-columns-repeated="3"/>
          <table:table-cell office:value-type="string" calcext:value-type="string">
            <text:p>Rue Vieille du Temple, 58 (1851</text:p>
          </table:table-cell>
          <table:table-cell office:value-type="string" calcext:value-type="string">
            <text:p>Rue des Beaux-Arts; 8 (1839) / Rue des Fossés du Temple, 72Rue des Beaux-Arts; 8 (1839) / Rue des Fossés du Temple, 72</text:p>
          </table:table-cell>
          <table:table-cell office:value-type="string" calcext:value-type="string">
            <text:p>AN F 18 1727 / BnF, Département des Estampes Antheaume, SNRAN F 18 1727 / BnF, Département des Estampes Antheaume, SNR</text:p>
          </table:table-cell>
          <table:table-cell office:value-type="string" calcext:value-type="string">
            <text:p>En 1842, il vend son fonds au Sieur Laurent. Il est taille-doucier en 1852.</text:p>
          </table:table-cell>
          <table:table-cell office:value-type="string" calcext:value-type="string">
            <text:p>Il marié et père de 4 enfants / Il a été condamné en 1850 à 6 mois de prison pour port illicite de décoration et en 1852 à 4 mois de prison pour dettes.Il marié et père de 4 enfants / Il a été condamné en 1850 à 6 mois de prison pour port illicite de décoration et en 1852 à 4 mois de prison pour dettes.</text:p>
          </table:table-cell>
          <table:table-cell/>
        </table:table-row>
        <table:table-row table:style-name="ro1">
          <table:table-cell office:value-type="float" office:value="11014" calcext:value-type="float">
            <text:p>11014</text:p>
          </table:table-cell>
          <table:table-cell office:value-type="string" calcext:value-type="string">
            <text:p>APPEL</text:p>
          </table:table-cell>
          <table:table-cell office:value-type="string" calcext:value-type="string">
            <text:p>François, Antoine</text:p>
          </table:table-cell>
          <table:table-cell table:style-name="ce5" office:value-type="string" calcext:value-type="string">
            <text:p>1858-08-10 00:00:00</text:p>
          </table:table-cell>
          <table:table-cell table:number-columns-repeated="2"/>
          <table:table-cell office:value-type="string" calcext:value-type="string">
            <text:p>rue du Delta <text:s/>/ <text:s/>rue du Delta <text:s/>/</text:p>
          </table:table-cell>
          <table:table-cell/>
          <table:table-cell office:value-type="string" calcext:value-type="string">
            <text:p>AN F 18 1727</text:p>
          </table:table-cell>
          <table:table-cell table:number-columns-repeated="3"/>
        </table:table-row>
        <table:table-row table:style-name="ro1">
          <table:table-cell office:value-type="float" office:value="11015" calcext:value-type="float">
            <text:p>11015</text:p>
          </table:table-cell>
          <table:table-cell office:value-type="string" calcext:value-type="string">
            <text:p>APPERT</text:p>
          </table:table-cell>
          <table:table-cell office:value-type="string" calcext:value-type="string">
            <text:p>Pierre, Achille</text:p>
          </table:table-cell>
          <table:table-cell table:style-name="ce5" office:value-type="string" calcext:value-type="string">
            <text:p>1844-09-02 00:00:00</text:p>
          </table:table-cell>
          <table:table-cell table:number-columns-repeated="2"/>
          <table:table-cell office:value-type="string" calcext:value-type="string">
            <text:p>passage du Caire, 54 <text:s/>/ <text:s/>passage du Caire, 54 <text:s/>/</text:p>
          </table:table-cell>
          <table:table-cell/>
          <table:table-cell office:value-type="string" calcext:value-type="string">
            <text:p>AN F 18 1727 / BnF, Dépt des Estampes Appert (A), SNR / Bibliographie de la France, XXXIIIe année, 1844, n° 15, p. 176AN F 18 1727 / BnF, Dépt des Estampes Appert (A), SNR / Bibliographie de la France, XXXIIIe année, 1844, n° 15, p. 176</text:p>
          </table:table-cell>
          <table:table-cell office:value-type="string" calcext:value-type="string">
            <text:p>En 1839 il est condamné à une amende de 1 000 frs pour avoir imprmié une chanson sans l'avoir déclarée. / Il exploite 2 presses lithographiques employant 3 ouvriers et 1 écrivain.En 1839 il est condamné à une amende de 1 000 frs pour avoir imprmié une chanson sans l'avoir déclarée. / Il exploite 2 presses lithographiques employant 3 ouvriers et 1 écrivain.</text:p>
          </table:table-cell>
          <table:table-cell table:number-columns-repeated="2"/>
        </table:table-row>
        <table:table-row table:style-name="ro1">
          <table:table-cell office:value-type="float" office:value="11016" calcext:value-type="float">
            <text:p>11016</text:p>
          </table:table-cell>
          <table:table-cell office:value-type="string" calcext:value-type="string">
            <text:p>APPERT</text:p>
          </table:table-cell>
          <table:table-cell office:value-type="string" calcext:value-type="string">
            <text:p>Pierre, François, Achille</text:p>
          </table:table-cell>
          <table:table-cell table:number-columns-repeated="3"/>
          <table:table-cell office:value-type="string" calcext:value-type="string">
            <text:p>passage du Caire / <text:s/>passage du Caire /</text:p>
          </table:table-cell>
          <table:table-cell/>
          <table:table-cell office:value-type="string" calcext:value-type="string">
            <text:p>AN F 18 1727</text:p>
          </table:table-cell>
          <table:table-cell table:number-columns-repeated="3"/>
        </table:table-row>
        <table:table-row table:style-name="ro1">
          <table:table-cell office:value-type="float" office:value="11017" calcext:value-type="float">
            <text:p>11017</text:p>
          </table:table-cell>
          <table:table-cell office:value-type="string" calcext:value-type="string">
            <text:p>ARBIEU</text:p>
          </table:table-cell>
          <table:table-cell office:value-type="string" calcext:value-type="string">
            <text:p>Jacques</text:p>
          </table:table-cell>
          <table:table-cell table:number-columns-repeated="5"/>
          <table:table-cell office:value-type="string" calcext:value-type="string">
            <text:p>BnF, Dépt des Est, SNR Arbieu / AN F18 1727BnF, Dépt des Est, SNR Arbieu / AN F18 1727</text:p>
          </table:table-cell>
          <table:table-cell office:value-type="string" calcext:value-type="string">
            <text:p>Nouvelle résidence en Seine et Oise, voir dossier / Imprimeur en lettres 12/03/1849Nouvelle résidence en Seine et Oise, voir dossier / Imprimeur en lettres 12/03/1849</text:p>
          </table:table-cell>
          <table:table-cell table:number-columns-repeated="2"/>
        </table:table-row>
        <table:table-row table:style-name="ro1">
          <table:table-cell office:value-type="float" office:value="11018" calcext:value-type="float">
            <text:p>11018</text:p>
          </table:table-cell>
          <table:table-cell office:value-type="string" calcext:value-type="string">
            <text:p>ARDIT</text:p>
          </table:table-cell>
          <table:table-cell office:value-type="string" calcext:value-type="string">
            <text:p>Jean-Marie, Thérèse</text:p>
          </table:table-cell>
          <table:table-cell table:style-name="ce5" office:value-type="string" calcext:value-type="string">
            <text:p>1828-06-05 00:00:00</text:p>
          </table:table-cell>
          <table:table-cell table:number-columns-repeated="2"/>
          <table:table-cell office:value-type="string" calcext:value-type="string">
            <text:p>rue Vivienne, 2 <text:s/>/ Rue de la Tixéranderie, 29 / <text:s/>rue Vivienne, 2 <text:s/>/ Rue de la Tixéranderie, 29 /</text:p>
          </table:table-cell>
          <table:table-cell/>
          <table:table-cell office:value-type="string" calcext:value-type="string">
            <text:p>AN F 18 1727</text:p>
          </table:table-cell>
          <table:table-cell office:value-type="string" calcext:value-type="string">
            <text:p>Il n'exploite plus le brevet depuis 1830, son brevet finit par être annulé. / Il a acheté le fonds de Gaugain et dans ce fonds se trouve une suite de vues de la Malmaison avec la bibliothèque de Napoléon non autorisé en 1825.Il n'exploite plus le brevet depuis 1830, son brevet finit par être annulé. / Il a acheté le fonds de Gaugain et dans ce fonds se trouve une suite de vues de la Malmaison avec la bibliothèque de Napoléon non autorisé en 1825.</text:p>
          </table:table-cell>
          <table:table-cell table:number-columns-repeated="2"/>
        </table:table-row>
        <table:table-row table:style-name="ro1">
          <table:table-cell office:value-type="float" office:value="11019" calcext:value-type="float">
            <text:p>11019</text:p>
          </table:table-cell>
          <table:table-cell office:value-type="string" calcext:value-type="string">
            <text:p>ARGENTIER</text:p>
          </table:table-cell>
          <table:table-cell office:value-type="string" calcext:value-type="string">
            <text:p>Jean-Baptiste, Antoine</text:p>
          </table:table-cell>
          <table:table-cell table:style-name="ce5" office:value-type="string" calcext:value-type="string">
            <text:p>1838-10-05 00:00:00</text:p>
          </table:table-cell>
          <table:table-cell table:number-columns-repeated="2"/>
          <table:table-cell office:value-type="string" calcext:value-type="string">
            <text:p>Rue du Colombier, 12 (1831) / Rue du Colombier, 12 (1831)</text:p>
          </table:table-cell>
          <table:table-cell office:value-type="string" calcext:value-type="string">
            <text:p>Rue des Arcis, 9</text:p>
          </table:table-cell>
          <table:table-cell office:value-type="string" calcext:value-type="string">
            <text:p>AN F 18 1727</text:p>
          </table:table-cell>
          <table:table-cell office:value-type="string" calcext:value-type="string">
            <text:p>Il quitte Marseille à cause de l'épidémie de choléra alors qu'il était attaché au Sieur Charavel, imprimeur à Marseille du Journal Le Midi.</text:p>
          </table:table-cell>
          <table:table-cell office:value-type="string" calcext:value-type="string">
            <text:p>Son père était marchand de vin. / Son père était marchand de vin.</text:p>
          </table:table-cell>
          <table:table-cell/>
        </table:table-row>
        <table:table-row table:style-name="ro1">
          <table:table-cell office:value-type="float" office:value="11020" calcext:value-type="float">
            <text:p>11020</text:p>
          </table:table-cell>
          <table:table-cell office:value-type="string" calcext:value-type="string">
            <text:p>ARNAUD</text:p>
          </table:table-cell>
          <table:table-cell office:value-type="string" calcext:value-type="string">
            <text:p>J</text:p>
          </table:table-cell>
          <table:table-cell table:style-name="ce5" office:value-type="string" calcext:value-type="string">
            <text:p>1873-02-12 00:00:00</text:p>
          </table:table-cell>
          <table:table-cell table:number-columns-repeated="2"/>
          <table:table-cell office:value-type="string" calcext:value-type="string">
            <text:p>rue St Roch, 18 <text:s/>/</text:p>
          </table:table-cell>
          <table:table-cell/>
          <table:table-cell office:value-type="string" calcext:value-type="string">
            <text:p>BnF, Dépt des Est, SNR Arnaud, J / AN F18 1727</text:p>
          </table:table-cell>
          <table:table-cell office:value-type="string" calcext:value-type="string">
            <text:p>Déclaration de presse lithographique pour imprimer ses compositions autographiques / 1 presse</text:p>
          </table:table-cell>
          <table:table-cell table:number-columns-repeated="2"/>
        </table:table-row>
        <table:table-row table:style-name="ro1">
          <table:table-cell office:value-type="float" office:value="11021" calcext:value-type="float">
            <text:p>11021</text:p>
          </table:table-cell>
          <table:table-cell office:value-type="string" calcext:value-type="string">
            <text:p>ARNAUDEAU</text:p>
          </table:table-cell>
          <table:table-cell office:value-type="string" calcext:value-type="string">
            <text:p>Henry</text:p>
          </table:table-cell>
          <table:table-cell table:style-name="ce5" office:value-type="string" calcext:value-type="string">
            <text:p>1846-04-09 00:00:00</text:p>
          </table:table-cell>
          <table:table-cell table:number-columns-repeated="2"/>
          <table:table-cell office:value-type="string" calcext:value-type="string">
            <text:p>rue du Temple, 22 /</text:p>
          </table:table-cell>
          <table:table-cell/>
          <table:table-cell office:value-type="string" calcext:value-type="string">
            <text:p>AN F 18 1727</text:p>
          </table:table-cell>
          <table:table-cell office:value-type="string" calcext:value-type="string">
            <text:p>Il est condamné pour vente de lithographies et de gravures obscènes.</text:p>
          </table:table-cell>
          <table:table-cell office:value-type="string" calcext:value-type="string">
            <text:p>Son père était marchand chapelier</text:p>
          </table:table-cell>
          <table:table-cell/>
        </table:table-row>
        <table:table-row table:style-name="ro1">
          <table:table-cell office:value-type="float" office:value="11022" calcext:value-type="float">
            <text:p>11022</text:p>
          </table:table-cell>
          <table:table-cell office:value-type="string" calcext:value-type="string">
            <text:p>ARNOUD</text:p>
          </table:table-cell>
          <table:table-cell office:value-type="string" calcext:value-type="string">
            <text:p>Claude</text:p>
          </table:table-cell>
          <table:table-cell/>
          <table:table-cell table:style-name="ce5" office:value-type="string" calcext:value-type="string">
            <text:p>1850-06-12 00:00:00</text:p>
          </table:table-cell>
          <table:table-cell/>
          <table:table-cell office:value-type="string" calcext:value-type="string">
            <text:p>rue St Antoine, 86</text:p>
          </table:table-cell>
          <table:table-cell/>
          <table:table-cell office:value-type="string" calcext:value-type="string">
            <text:p>AN F 18 1727</text:p>
          </table:table-cell>
          <table:table-cell office:value-type="string" calcext:value-type="string">
            <text:p>Il a acheté le fonds de Desmadryl, sa veuve lui succèdera.</text:p>
          </table:table-cell>
          <table:table-cell office:value-type="string" calcext:value-type="string">
            <text:p>Son père est commisssaire de police.</text:p>
          </table:table-cell>
          <table:table-cell/>
        </table:table-row>
        <table:table-row table:style-name="ro3">
          <table:table-cell office:value-type="float" office:value="11023" calcext:value-type="float">
            <text:p>11023</text:p>
          </table:table-cell>
          <table:table-cell office:value-type="string" calcext:value-type="string">
            <text:p>AROUY</text:p>
          </table:table-cell>
          <table:table-cell office:value-type="string" calcext:value-type="string">
            <text:p>François, Victor</text:p>
          </table:table-cell>
          <table:table-cell table:style-name="ce5" office:value-type="string" calcext:value-type="string">
            <text:p>1853-06-08 00:00:00</text:p>
          </table:table-cell>
          <table:table-cell table:style-name="ce5" office:value-type="string" calcext:value-type="string">
            <text:p>1876-11-01 00:00:00</text:p>
          </table:table-cell>
          <table:table-cell/>
          <table:table-cell office:value-type="string" calcext:value-type="string">
            <text:p>Rue St Honoré, 67 / Rue J.J. Rousseau, 6</text:p>
          </table:table-cell>
          <table:table-cell office:value-type="string" calcext:value-type="string">
            <text:p>Rue de la Verrerie, 40</text:p>
          </table:table-cell>
          <table:table-cell/>
          <table:table-cell office:value-type="string" calcext:value-type="string">
            <text:p>Il est contremaître chez le lithographe Chezaud pendant 5 ans avant d'obtenir son brevet. Il se plaint que les affaires en lithographie nee marchent pas. Il est condamné le 19/12/1873 à 200 frs d'amende pour publication sans autorisation préalable dun dessin servant de frontispice à une chanson: La Clique. / Il est breveté taille-doucier le 9/05/1954. Il est spécialisé en musique et cartes géographiques.<text:tab/><text:tab/>BnF, Dépt des Estampes SNR Arouy / AN F 18 1727<text:tab/><text:tab/></text:p>
            <text:p>AROUY<text:tab/>Gustave, Denis<text:tab/>19/05/1879<text:tab/><text:tab/>rue Cadet, 9 /  <text:tab/><text:tab/>9<text:tab/><text:tab/><text:tab/><text:tab/><text:tab/>Hevey, veuve<text:tab/><text:tab/><text:tab/><text:tab/><text:tab/><text:tab/>AN F 18 2184<text:tab/><text:tab/></text:p>
            <text:p>ARTUS<text:tab/>Alexandre, Louis<text:tab/>02/02/1837<text:tab/>13/07/1854<text:tab/>rue St Honoré, 342 (1856) / Rue Miromesnil, 48 (1855) / Rue du Petit Pont St Jacques, 18<text:tab/>Rue Hautefeuille, 30<text:tab/>1<text:tab/><text:tab/>29/01/1814<text:tab/><text:tab/><text:tab/><text:tab/><text:tab/>Lemercier / Villain / Fourquemin / Leroy fils<text:tab/><text:tab/>Il travaille depuis 8 ans chez Mercier et  souhaiteobtenir un brevet pour un nouveau procédé d'impression sur procelaines. Il est délégué des ouvriers parisiens à l'exposition de Londres en 1862. Son brevet lui sera retiré car inexploité.<text:tab/><text:tab/>AN F 18 1728 / BnF, Dépt des Estampes SNR Artus / Chauvet, Paul, 1956, p. 419<text:tab/><text:tab/></text:p>
            <text:p>ARTUS<text:tab/>E<text:tab/>23/04/1876<text:tab/><text:tab/>rue des Francs Bourgeois, 33 /  <text:tab/><text:tab/>4<text:tab/><text:tab/><text:tab/><text:tab/><text:tab/><text:tab/><text:tab/><text:tab/><text:tab/>Chromolithographies<text:tab/>Grandet, L<text:tab/>AN F 18 2184<text:tab/><text:tab/></text:p>
            <text:p>AUBERT<text:tab/>Gabriel<text:tab/>12/02/1836<text:tab/>10/09/1841<text:tab/>rue du Couloir, 10 (1836) / Rue de la Bourse, 1 (1841)  /  <text:tab/><text:tab/>2<text:tab/><text:tab/>24/07/1884<text:tab/>A Lyon<text:tab/>Il est tout d'abord notaire.<text:tab/><text:tab/>Philippon sa veuve<text:tab/><text:tab/>Son père est maître sellier<text:tab/>Il était notaire à Mâcon de 1820 à 1824. Il est dans l'opposition politique à la suite de la révolution de juillet. Il a servi de prête nom à un de ses anciens ouvriers, Joncart, qui imprime dans le local de l'ancien musée Goguin, passage Colbert. En avril 1836 une lithographie intitulée Singeries est saisie, elle représente un singe dessinant une poire et plus bas le portrait du roi. Il devient éditeur de gravures Galerie Véro-Dodat et veut exporter des lithographies françaises et donc diminuer le coût de l'impression. Il est également breveté libraire en 1841.<text:tab/><text:tab/>AN F 18 1728<text:tab/><text:tab/></text:p>
            <text:p>AUBERT née PHILIPPON<text:tab/>Marie, Françoise<text:tab/>20/09/1847<text:tab/>12/12/1853<text:tab/>Rue de l'Abbaye, 5 (1850) / Rue Croix des Petits Champs, 23<text:tab/>Place de la Bourse, 29<text:tab/>2<text:tab/><text:tab/>27/08/1894<text:tab/>A Lyon<text:tab/><text:tab/>Aubert son mari décédé<text:tab/><text:tab/>Thierry / Engelmann / Desportes, Jules / Carles<text:tab/><text:tab/>Elle a remplcé son mari mais son brevet est annulé car elle est décédée en 1851.<text:tab/><text:tab/>AN F 18 1728 / BnF Dépt des Est, SNF Aubert Veuve<text:tab/><text:tab/></text:p>
            <text:p>AUBERY<text:tab/>Charles, Louis, Théophile<text:tab/>18/12/1849<text:tab/>03/05/1862<text:tab/>passage du Caire, 129 /  <text:tab/><text:tab/>2<text:tab/><text:tab/>24/07/1825<text:tab/>A Paris<text:tab/>Il est commis papetier.<text:tab/><text:tab/>Bouchot<text:tab/>Schlatter / Pollet / Carré / Séguin<text:tab/>Son père est ébéniste<text:tab/>Il a épousé la fille du Sieur Galban, imprimeur / Il exploite 2 presses pour des billets de faire-part et des cartes de visite / En 1862 il obtient l'autorisation de posséder une presse en taille-douce<text:tab/>Galban<text:tab/>AN F 18 1728 / BnF Dépt des Estampes, SNR et SNR6 Aubery-Galban<text:tab/><text:tab/></text:p>
            <text:p>AUBRIET<text:tab/>J<text:tab/>08/03/1871<text:tab/><text:tab/>rue des Saints Pères, 45  /  <text:tab/><text:tab/>6<text:tab/><text:tab/><text:tab/><text:tab/><text:tab/><text:tab/><text:tab/><text:tab/><text:tab/>Imprimeur en lettres en 1871<text:tab/>Dreuil, Ch<text:tab/>AN F 18 2184<text:tab/><text:tab/></text:p>
            <text:p>AUBRY<text:tab/>Paul, Eugène<text:tab/>05/04/1872<text:tab/><text:tab/>Rue de Turbigon, 52<text:tab/><text:tab/><text:tab/><text:tab/><text:tab/><text:tab/><text:tab/><text:tab/><text:tab/><text:tab/><text:tab/>Il est également typographe en 1877<text:tab/><text:tab/>AN F18 2184 / BnF Dépt des Estampes, SNR6 Aubry<text:tab/><text:tab/></text:p>
            <text:p>AUBURTIN<text:tab/>Louis, Achille<text:tab/>27/03/1869<text:tab/><text:tab/><text:tab/>Rue Bergère, 24 (chez ses parents)<text:tab/>9<text:tab/><text:tab/>06/07/1844<text:tab/>A Paris<text:tab/>Il est ouvrier lithographe de formation.<text:tab/><text:tab/><text:tab/>Aumont, E / Desbordes / Batelier / Paindebled<text:tab/><text:tab/>Il possède un établissement de papeterie rue Mazagran, 14 / Il est spécialisé dans les travaux de ville<text:tab/><text:tab/>AN F 18 1728<text:tab/><text:tab/></text:p>
            <text:p>AUDET<text:tab/>André<text:tab/>26/06/1879<text:tab/><text:tab/>rue Corneille, 3 /  <text:tab/><text:tab/>6<text:tab/><text:tab/>21/12/1840<text:tab/>A Barcelone (Espagne)<text:tab/><text:tab/><text:tab/><text:tab/><text:tab/><text:tab/>Il installe une petite presse à bras pour faire des essais de chromos<text:tab/><text:tab/>AN F 18 2184<text:tab/><text:tab/></text:p>
            <text:p>AUDIFFRET Marquis d'<text:tab/><text:tab/>16/10/1871<text:tab/><text:tab/>rue de la Chaussée d'Antin, 66 /  <text:tab/>Rue de la Chaussée d'Antin, 66<text:tab/>9<text:tab/><text:tab/><text:tab/><text:tab/>Sénateur<text:tab/><text:tab/><text:tab/><text:tab/><text:tab/>Il est président de la Société générale du Crédit Industriel et commercial / Il possédait des autorisations pour une presse lithographique et une presse autograpique de 1859 et 1860, ces autorisations sont renouvellées / Il est breveté taille-doucier en 1871 / Ces impressions sont nécessaires au service de ses bureaux<text:tab/><text:tab/>AN F 18 2184<text:tab/><text:tab/></text:p>
            <text:p>AUERBACH<text:tab/>Sigismond<text:tab/>05/12/1846<text:tab/>13/07/1858<text:tab/>rue Fontaine au Roi, 26 (1858) / Rue deLa Harpe, 39 (1858) / Rue St Denis, 348i /  <text:tab/><text:tab/>11<text:tab/><text:tab/>03/05/1820<text:tab/>A Strasbourg<text:tab/><text:tab/><text:tab/>Bounard<text:tab/>Wiart / Pollet / Boulland / Pascal<text:tab/>D'origine juive, il était à la tête de clubs en 1848. Il passe également pour être de mauvaise foi et pour un démocrate<text:tab/>En 1844 il obtient une autorisation de posséder 1 presse lithographique et 1 presse typographique, autorisation révocable.  / En 1848 il demande un brevet mais refus.  / Il fait faillite en 1849 avec un actif de 52 700 frs et un passif de 52 700 frs / Il fabrique des étiquettes<text:tab/>Pollet<text:tab/>AN F 18 1728 / AP D10 U3 27 n°9215 / AP D11 U3 121<text:tab/><text:tab/></text:p>
            <text:p>AUGAY-FLORINY<text:tab/>Jean, Marie<text:tab/>03/05/1825<text:tab/>12/05/1828<text:tab/>rue Vivienne, 8 / Rue de Cléry, 78<text:tab/><text:tab/>2<text:tab/><text:tab/>1780<text:tab/><text:tab/>Il est artiste dramatique<text:tab/>Malapeau<text:tab/>Coqueval<text:tab/>Malapeau / Lacroix / Villlain / Marlet<text:tab/><text:tab/>Son matériel a été vendu le 18/04/1826 au Sieur Fouchet: / 6 presses / 212 pierres lithographiques dont 12 peuvent être réclamées / outils, ustensiles, modèles plus le titre d'imprimeur 33 500 frs mais Fouchet n'est pas nommé donc la vente ne se fait pas<text:tab/><text:tab/>AN F 18 1728 / BnF Dépt des Estampes, SNR Augay<text:tab/><text:tab/>Dans le dossier se trouve la mention des inventaires des successions de sa femme et de sa fille 1825 Me Narjot et Péan de ST Gilles</text:p>
            <text:p>AUGENDRE<text:tab/>Henri<text:tab/>08/12/1869<text:tab/><text:tab/>Avenue de la Motte Picquet, 34 / Rue St Dominique, 54<text:tab/>Rue Blouet, 84 / Rue de la Mairie (Vanves)<text:tab/>15<text:tab/><text:tab/>02/12/1832<text:tab/>A Paris<text:tab/>Il est ouvrier lithographe.<text:tab/><text:tab/><text:tab/>Thevenin / Dusson / Desbordes<text:tab/><text:tab/>Brevet pour Vanves? / Il a travaillé chez Jules Chéret puischez  Capitaine.  / Il est spécialiste en travaux de ville<text:tab/><text:tab/>AN F 18 1728<text:tab/><text:tab/></text:p>
            <text:p>AUGUET<text:tab/>Louis, Amédée<text:tab/>12/02/1840<text:tab/>16/01/1851<text:tab/><text:tab/>Rue d'Arcis, 17 (chez ses parents)<text:tab/><text:tab/><text:tab/>09/09/1808<text:tab/>A Peronne<text:tab/>Il est ouvrier lithographe<text:tab/><text:tab/>Jaugey<text:tab/>Ligny / Monier / Eschweller<text:tab/><text:tab/>Il a été condamné en 1850 à 3000 frs d'amende pour des circulaires socialistes et industrielles sans nom d'imprimeur<text:tab/><text:tab/>AN F 18 1728<text:tab/><text:tab/></text:p>
            <text:p>AUMONT<text:tab/>André, Hippolyte<text:tab/>14/06/1859<text:tab/>07/04/1860<text:tab/>Rue Marie Stuart, 13 (1859)<text:tab/>Rue de la Glacière, 24 à Gentilly<text:tab/>2<text:tab/><text:tab/>23/05/1830<text:tab/>A Paris<text:tab/><text:tab/>Delaporte<text:tab/>Léotaud<text:tab/>Henry, O / Simon jeune / Marie, J / Rivage<text:tab/><text:tab/><text:tab/><text:tab/>AN F 18 1728 / BnF Dépt des Estampes, SNR Aumont (H)<text:tab/><text:tab/></text:p>
            <text:p>AUMONT<text:tab/>Eugène<text:tab/>28/08/1860<text:tab/><text:tab/>passage Brady  /  <text:tab/><text:tab/>10<text:tab/><text:tab/><text:tab/><text:tab/><text:tab/><text:tab/><text:tab/><text:tab/><text:tab/><text:tab/><text:tab/>AN F 18 1728<text:tab/><text:tab/></text:p>
            <text:p>AURAY<text:tab/>Gaspard, Auguste<text:tab/>06/05/1856<text:tab/><text:tab/>rue Quincampoix, 90  /  <text:tab/><text:tab/>5<text:tab/><text:tab/>21/01/1817<text:tab/>A Montargat (Puy de Dôme)<text:tab/><text:tab/>Mantoux<text:tab/><text:tab/>Dubois-Vert / Riboulet / Cahen, Julien<text:tab/>Son père est capitaine en retraite / Il est chevalier de la Légion d'honneur, décoré après l'insurrection de 1848 avec une grave blessure à la tête<text:tab/>Il est fabicant d'étiquettes et d'enveloppes<text:tab/><text:tab/>AN F 18 1728<text:tab/><text:tab/></text:p>
            <text:p>AVRIL<text:tab/>Augustin, Louis<text:tab/>32/07/1837<text:tab/><text:tab/>rue Grange aux Belles, 16 /  <text:tab/><text:tab/>10<text:tab/><text:tab/>14/12/1887<text:tab/>A Fontainebleau<text:tab/>Il est architecte, expert auprès de la Préfecture de police<text:tab/><text:tab/><text:tab/><text:tab/>Son père est marchand / Son fils est l'ex-secrétaire des Sociétés des Amis du peuple et des droits de l'homme, lui reste en dehors de cette affaire<text:tab/><text:tab/><text:tab/>AN F 18 1728<text:tab/><text:tab/></text:p>
            <text:p>BADOUREAU<text:tab/>Marie, Pierre, Louis<text:tab/>05/06/1841<text:tab/>29/05/1863 (annulé) / 22/07/1875 (date de remplacement)<text:tab/>Rue de la Pompe, 17 / Rue Saint Denis, 302 (1852)<text:tab/>Rue Saint Denis, 270<text:tab/><text:tab/><text:tab/>28/08/1895<text:tab/><text:tab/>Il est Soldat de l'Empire<text:tab/><text:tab/>Ponsot<text:tab/>Cluis ; Coulon ; Berle ; Daras ;  ; <text:tab/>Son père est tailleur.<text:tab/>En 1852 il possède 21 presses: 15 presses lithographiques et 6 presses taille-douce. Il est breveté graveur et imprimeur en taille-douce depuis 1841.  Il obtient en 1863 l'autorisation d'installer une presse lithographique dans un local séparé. Il obtient également l'autorisation de faire l'essai sur une presse à vapeur qui expédie 12 rames de papier par jour, chez le Sieur Chamouton 35 rue des Vinaigriers. Il est spécialisé en étiquettes et travaux de ville.<text:tab/><text:tab/>AN F18 1729<text:tab/><text:tab/></text:p>
            <text:p>BADOUREAU<text:tab/>Stanislas, Henri<text:tab/>03/02/1855<text:tab/>09/11/1858<text:tab/>Rue Thévenot, 5 / Rue Saint Martin, 220<text:tab/>Passage du Grand Cerf, 31 et 33<text:tab/>2<text:tab/><text:tab/>23/04/1824<text:tab/><text:tab/><text:tab/>Fernique<text:tab/>Cummitz<text:tab/>Trinocq ; Ramard ; Desmazesles ; Deiffel ;  ; <text:tab/>Son père est imprimeur lithographe. Il habite dans le local dans lequel sa femme travaille, elle est lingère.<text:tab/>Loyer 1000 frs<text:tab/><text:tab/>AN F18 1729<text:tab/><text:tab/></text:p>
            <text:p>BAIL<text:tab/>Charles, Louis<text:tab/>29/01/1855<text:tab/>18/05/1857<text:tab/>rue du Faubourg Poissonnière, 113 /  <text:tab/><text:tab/>9<text:tab/><text:tab/>07/10/1819<text:tab/>A Versailles<text:tab/>Il est commis papetier.<text:tab/>Grouard<text:tab/>Chevalet<text:tab/>Paulon ; Jolicoeur ; Jacomme et Cie ; Marie, J ;  ; <text:tab/>Son père est receveur de l'Octroi. / Il vit maritalement avec une couturière depuis 14 ans<text:tab/>Il est commis chez le Sieur Marion, marchand papetier.  / Il est associé avec le Sieur Paulon en 1853, il possède alors 2 presses.<text:tab/>Paulon<text:tab/>AN F18 1729<text:tab/><text:tab/></text:p>
            <text:p>BAL<text:tab/>Félix, Edouard<text:tab/>09/12/1843<text:tab/>31/01/1853<text:tab/>passage du Bois de Boulogne, 10  /  <text:tab/><text:tab/>16<text:tab/><text:tab/>14/09/1814<text:tab/>A Rouen (Normandie)<text:tab/>Il est clerc de notaire à Rouen<text:tab/><text:tab/>Vergès<text:tab/>Marville ; Larue ; Dautheville ;  ;  ; <text:tab/>Son père était scieur de bois.<text:tab/>Il dirige l'atelier du Sieur Fayet, lithographe, depuis 1836. Il rachète  4 presses, plus la clientèle et les accessoires pour 12 000 frs.<text:tab/><text:tab/>AN F18 1729 / Bibliographie de la France, XXXIIIe année, 1844, n° 1, p. 12<text:tab/><text:tab/></text:p>
            <text:p>BALLAND<text:tab/>Gustave, Edouard<text:tab/>24/01/1845<text:tab/>23/06/1862<text:tab/><text:tab/>Rue Pétrelle, 7<text:tab/>9<text:tab/><text:tab/>12/01/1820<text:tab/>A Rouen (Normandie)<text:tab/>Il est dessinateur depuis 11 ans chez les éditeurs d'imagerie.<text:tab/><text:tab/>Trinocq<text:tab/>Bry, A ; Miné ; Rivaud ;  ;  ; <text:tab/>Son père était dentiste. Lui-même célibataire, il paye 150 frs pour son logement dans lequel est installée sa presse.<text:tab/><text:tab/><text:tab/>AN F18 1729<text:tab/><text:tab/></text:p>
            <text:p>BAOUSET<text:tab/>Joseph<text:tab/>22/10/1839<text:tab/>31/12/1853<text:tab/>rue St Romain (1840) /  <text:tab/><text:tab/>6<text:tab/><text:tab/>27/07/1897<text:tab/><text:tab/>Il est ouvrier lithographe.<text:tab/><text:tab/>Fabre<text:tab/>Lemercier / Villain / Formentin / D'Harlingue<text:tab/><text:tab/>Il est associé à Letronne (membre de l'Institut) pour une lithographie Quai Malaquais, 15 (1840)<text:tab/><text:tab/>AN F18 1729<text:tab/><text:tab/></text:p>
            <text:p>BAPTISTE<text:tab/>Claude, Jules<text:tab/>05/12/1843<text:tab/>17/01/1859<text:tab/>rue des Saints Pères, 67 /  <text:tab/><text:tab/>6<text:tab/><text:tab/>08/12/1811<text:tab/>A Bourges<text:tab/>Il est géomètre, employé au trésor de la Couronne.<text:tab/><text:tab/>Petit<text:tab/><text:tab/>Son père est drapier / Il est marié et père de 4 enfants<text:tab/>Il est dispensé de certificat car il est protégé par le Comte de Montalivet<text:tab/><text:tab/>AN F18 1729<text:tab/><text:tab/></text:p>
            <text:p>BARBAN<text:tab/>Jean-Baptiste, Alexis<text:tab/>25/06/1847<text:tab/>12/08/1869<text:tab/>rue St Honoré, 225 (1866) / rue d'Aboukir, 102 / Rue Bourbon Villeneuve, 24 (1863) / Rue du Faubourg St Denis, 12 (1858) / Rue St Honoré, 247 / Rue Montmartre, 63 (1853) /  <text:tab/>Rue St Honoré, 357<text:tab/>2<text:tab/><text:tab/>12/01/1815<text:tab/>A Aix<text:tab/>Il est graveur sur métaux<text:tab/>Chevalier<text:tab/>Talons<text:tab/>Devillers / Rivaud<text:tab/>Son père est fabricant tanneur<text:tab/>Il exploite 4 presses pour des dessins sur châles / En 1847 il est assigné par la Société des lithographes pour régulariser sa situation<text:tab/><text:tab/>AN F18 1730<text:tab/><text:tab/></text:p>
            <text:p>BARBARANT<text:tab/>Jean-Baptiste, Louis<text:tab/>31/12/1853<text:tab/>12/03/1855<text:tab/>rue des Bernardins, 34 (1855) / Rue St Honoré, 80  /  <text:tab/><text:tab/>5<text:tab/><text:tab/>15/06/1810<text:tab/>A Arcis sur Aube<text:tab/>Il est prote.<text:tab/>Cordier<text:tab/>Laurant<text:tab/>Saunier / Trinocq / Gavarry<text:tab/>Son père est mécanicien<text:tab/>Il est prote dans la lithographie de Paul Dupont / Il est l'inventeur d'un système ingénieux de presse autographique / Il vient d'ouvrir un magasin de papeterie rue Montmatre, 18<text:tab/><text:tab/>AN F18 1730<text:tab/><text:tab/></text:p>
            <text:p>BARBIER<text:tab/>Auguste, Prosper<text:tab/>21/03/1853<text:tab/>28/12/1861<text:tab/>Rue de la Femme sans Tête, 4 (1855) / Rue du Vielle du Temple, 58Rue de la Femme sans Tête, 4 (1855) / Rue du Vielle du Temple, 58<text:tab/>Rue Monsieur le Prince, 51<text:tab/>5<text:tab/><text:tab/>24/09/1823<text:tab/>A Lavardin (Loir et Cher)<text:tab/><text:tab/>Janet<text:tab/>Joslain<text:tab/>Poussin / Roumengou / Jolicoeur / GoujonPoussin / Roumengou / Jolicoeur / Goujon<text:tab/>Son père est cultivateur<text:tab/>Il exploite 3 presses lithographiques pour l'impressions sur étoffes de vignettes de fonds de mouchoirs pour des maisons en gros à Rouen<text:tab/><text:tab/>AN F18 1730<text:tab/><text:tab/></text:p>
            <text:p>BARBOT veuve BELLEMAIN<text:tab/>Euphrosine, Augustine<text:tab/>07/09/1836<text:tab/>12/12/1853<text:tab/>passage du Caire, 95 &amp; 96  /  passage du Caire, 95 &amp; 96  /  <text:tab/><text:tab/>2<text:tab/><text:tab/>29/03/1811<text:tab/>A Paris<text:tab/><text:tab/>Bellemain son marie décédé<text:tab/><text:tab/><text:tab/>Son père est fondeur de caractères d'imprimerie<text:tab/>Elle est également brevetée imprimeur en lettres en 1836 / Voir la vente de son imprimerie le 19 décembre 1836 notaire Me Bonnaire étude XXXIII 1054 30 novembre 1836Elle est également brevetée imprimeur en lettres en 1836 / Voir la vente de son imprimerie le 19 décembre 1836 notaire Me Bonnaire étude XXXIII 1054 30 novembre 1836<text:tab/><text:tab/>AN F18 1730<text:tab/><text:tab/></text:p>
            <text:p>BARBOU<text:tab/>Lucien<text:tab/>19/07/1835<text:tab/>19/04/1852<text:tab/>cour Lamoignon, 3 (Palais de justice) /  cour Lamoignon, 3 (Palais de justice) /  <text:tab/><text:tab/><text:tab/><text:tab/>18/10/1808<text:tab/>A Mesnil - Durand (Calvados)<text:tab/>Il est écrivain lithographe.<text:tab/><text:tab/>Masson<text:tab/>Brisset / Lefèvre / Ligny / Robert / RicoureuxBrisset / Lefèvre / Ligny / Robert / Ricoureux<text:tab/>Son père était propriétaire<text:tab/><text:tab/><text:tab/>AN F18 1730<text:tab/><text:tab/></text:p>
            <text:p>BARDON<text:tab/>Gabriel, Magi, Calixte<text:tab/>30/12/1842<text:tab/>06/06/1851<text:tab/>Cloître St Merry, 6<text:tab/><text:tab/><text:tab/><text:tab/>13/10/1896<text:tab/>A Périgeux<text:tab/>Il est taille-doucier<text:tab/><text:tab/>Lelong<text:tab/>Larue / Pignatel / Prévost / ListrelLarue / Pignatel / Prévost / Listrel<text:tab/>Son père est doreur<text:tab/>Il a obtenu l'autorisation de posséder une presse typographique en 1836 / Il est spécialisé dans les étiquettes en couleurs / Il possède 3 petites presses à balancier de son inventionIl a obtenu l'autorisation de posséder une presse typographique en 1836 / Il est spécialisé dans les étiquettes en couleurs / Il possède 3 petites presses à balancier de son invention<text:tab/><text:tab/>AN F18 1730<text:tab/><text:tab/></text:p>
            <text:p>BARDON<text:tab/>Jean-Baptiste, Théodore<text:tab/>21/06/1845<text:tab/><text:tab/>rue Ménilmontant, 92 /  rue Ménilmontant, 92 /  <text:tab/><text:tab/>18<text:tab/><text:tab/>16/01/1806<text:tab/>A Houdan<text:tab/>Il est fabicant de papiers peints.<text:tab/><text:tab/><text:tab/><text:tab/>Son père était instituteur<text:tab/>Il emploie 60 ouvriers dans sa fabrique de papiers peints<text:tab/><text:tab/>AN F18 1730<text:tab/><text:tab/></text:p>
            <text:p>BARDOUX<text:tab/>François, Etienne<text:tab/>09/09/1863<text:tab/><text:tab/>Rue Coquillière, 39 / Rue Fontaine Molière, 29Rue Coquillière, 39 / Rue Fontaine Molière, 29<text:tab/>Rue des Artistes, 19<text:tab/>1<text:tab/><text:tab/>21/09/1829<text:tab/>A Abbeville (Somme)<text:tab/>Il est graveur<text:tab/>Ducros<text:tab/><text:tab/>Judée / Roussat / Charansonney / LegrilJudée / Roussat / Charansonney / Legril<text:tab/>Son père était instituteur<text:tab/>Il est breveté taille-doucier en 1863<text:tab/><text:tab/>AN F18 1730<text:tab/><text:tab/></text:p>
            <text:p>BAROUSSE<text:tab/>Guillaume, Charles, Jean<text:tab/>09/01/1850<text:tab/><text:tab/>Cour du Commerce, 12 (1890) / Rue de Bucy, 14Cour du Commerce, 12 (1890) / Rue de Bucy, 14<text:tab/>Rue de l'Ecole de Médecine, 39<text:tab/>5<text:tab/><text:tab/>10/10/1821<text:tab/> A St Gaudens (Haute-Garonne)<text:tab/>Il est ouvrier lithographe<text:tab/><text:tab/><text:tab/>Hermier / Gardon / MayerHermier / Gardon / Mayer<text:tab/><text:tab/>Il a fait son apprentissage à Toulouse puis a travaillé chez Sapène et Gabille / Il a été condamné le 13 juillet 1855 à 500 frs d'amende pour une publicité pour un journal de critique littéraire: La Muselière avec à l'intérieur des vignettes non autorisées / Il édite et fabrique des sujets religieuxIl a fait son apprentissage à Toulouse puis a travaillé chez Sapène et Gabille / Il a été condamné le 13 juillet 1855 à 500 frs d'amende pour une publicité pour un journal de critique littéraire: La Muselière avec à l'intérieur des vignettes non autorisées / Il édite et fabrique des sujets religieux<text:tab/><text:tab/>AN F18 1730<text:tab/><text:tab/></text:p>
            <text:p>BAROUSSE<text:tab/>Jean-François dit Paul<text:tab/>10/07/1856<text:tab/><text:tab/>Cour du Commerce St André des Arts, 8 (1879)  /  Cour du Commerce St André des Arts, 8 (1879)  /  <text:tab/><text:tab/>5<text:tab/><text:tab/>03/03/1824<text:tab/>A St Bertrand (Haute-Garonne)<text:tab/>Il est ouvrier lithographe<text:tab/>Gabillet<text:tab/><text:tab/>Houzeau / Russeau / BarousseHouzeau / Russeau / Barousse<text:tab/><text:tab/>Il a fait son apprentissage chez Sapène frères et a succédé à son frère Jean Guillaume qui a laissé un passif de 12000 frs / En 1863 il a été condamné à 3000 frs d'amende pour l'impression d'un ouvrage politique en langue polonaise / Il est breveté typographe en 1878 et taille-doucier en 1879 / Il est l'acquéreur d'un fonds d'imagerie des sieurs Willemus, rue Serpente, 36 en 1879 / Il a fait son apprentissage chez Sapène frères et a succédé à son frère Jean Guillaume qui a laissé un passif de 12000 frs / En 1863 il a été condamné à 3000 frs d'amende pour l'impression d'un ouvrage politique en langue polonaise / Il est breveté typographe en 1878 et taille-doucier en 1879 / Il est l'acquéreur d'un fonds d'imagerie des sieurs Willemus, rue Serpente, 36 en 1879<text:tab/><text:tab/>AN F18 1730<text:tab/><text:tab/></text:p>
            <text:p>BARRE<text:tab/>Jean-Baptiste, Marie, Ernest<text:tab/>30/03/1864<text:tab/><text:tab/>rue Penthièvre, 27 /  rue Penthièvre, 27 /  <text:tab/><text:tab/>8<text:tab/><text:tab/>13/01/1830<text:tab/>A Castelnaudary<text:tab/>Il est fabricant de bronze<text:tab/>Wiesener<text:tab/><text:tab/>Jamin / Lordereau / Marotte / Perdriau et LeroyJamin / Lordereau / Marotte / Perdriau et Leroy<text:tab/>Son père est négociant<text:tab/>IL est l'inventeur d'un procédé d'incrustation sur métaux<text:tab/><text:tab/>AN F18 1730<text:tab/><text:tab/></text:p>
            <text:p>BARROIS<text:tab/>Charles, Louis<text:tab/>15/05/1849<text:tab/>16/03/1854<text:tab/>rue de la Harpe, 59 / Rue St Denis, 248 / Rue JJ Rousseau, 18 (1849)  /  rue de la Harpe, 59 / Rue St Denis, 248 / Rue JJ Rousseau, 18 (1849)  /  <text:tab/><text:tab/>5<text:tab/><text:tab/>16/07/1898<text:tab/>A Lyon<text:tab/><text:tab/><text:tab/>Bécriaux<text:tab/><text:tab/>Son père est charretier d'artillerie<text:tab/>Il est libraire en 1849 en échange d'un même titre qu'il possédé depuis 1843 à Lafère (Aisne)<text:tab/><text:tab/>AN F18 1730<text:tab/><text:tab/></text:p>
            <text:p>BARTHE<text:tab/>Edmond, Célestin<text:tab/>21/06/1844<text:tab/><text:tab/>Rue de Provence, 16 bis (1851) / Rue Pelletier, (1849) / Rue Feydeau, 26 / Rue des Jeuneurs, 20 (1844)Rue de Provence, 16 bis (1851) / Rue Pelletier, (1849) / Rue Feydeau, 26 / Rue des Jeuneurs, 20 (1844)<text:tab/>Rue du Luxembourg, 15<text:tab/>2<text:tab/><text:tab/>05/11/1822<text:tab/>A Paris<text:tab/>il est ouvrier lithographe<text:tab/><text:tab/><text:tab/>Devillers / Schlatter / carré / CarteauDevillers / Schlatter / carré / Carteau<text:tab/>Il est orphelin<text:tab/>Il a fait son apprentissage chez Schlatter / Il est spécialisé en travaux de ville et en bilboquetsIl a fait son apprentissage chez Schlatter / Il est spécialisé en travaux de ville et en bilboquets<text:tab/><text:tab/>AN F18 1730<text:tab/><text:tab/></text:p>
            <text:p>BASCLE<text:tab/>Pierre<text:tab/>16/05/1849<text:tab/><text:tab/>rue Jacob, 35 / Rue Coquillière, 20  /  rue Jacob, 35 / Rue Coquillière, 20  /  <text:tab/><text:tab/>1<text:tab/><text:tab/>03/01/1801<text:tab/>Il est né dans le Pas de Calais.<text:tab/>Il est ouvrier lithographe<text:tab/><text:tab/>sa veuve la Dame Carré<text:tab/>Chézaud / Magnier / HerladeChézaud / Magnier / Herlade<text:tab/>Son père était charpentier / Sa femme tient un fonds de mercerie, elle reprendra la lithographie à sa mort.Son père était charpentier / Sa femme tient un fonds de mercerie, elle reprendra la lithographie à sa mort.<text:tab/>Il exploite 4 presses pour des cartes de visites, il gagne 7000 frs par an du fruit de son travail / Il a fait une 1ère demande en 1841 qui lui a été refusée par manque de connaissances / Il est breveté taille-doucier en 1852 / Il vend également des articles de papeterie et des fournitures de bureauxIl exploite 4 presses pour des cartes de visites, il gagne 7000 frs par an du fruit de son travail / Il a fait une 1ère demande en 1841 qui lui a été refusée par manque de connaissances / Il est breveté taille-doucier en 1852 / Il vend également des articles de papeterie et des fournitures de bureaux<text:tab/><text:tab/>AN F18 1730<text:tab/><text:tab/></text:p>
            <text:p>BASTARD<text:tab/>Jean-François, Auguste comte de <text:tab/>13/04/1835<text:tab/><text:tab/>Rue Saint Dominique n°93<text:tab/><text:tab/><text:tab/><text:tab/>11/12/1892<text:tab/>A Nogaro (région Midi-Pyrénées)<text:tab/><text:tab/><text:tab/><text:tab/><text:tab/><text:tab/>Il exerce la profession d'éditeur de la « Librairie du Berry » et doit faire imprimer diverses planches. Il demande donc le brevet d'imprimeur lithographe pour installer chez lui une presse en taille douce et trois presses lithographiques. Ceci afin d'imprimer lui-même les planches de ses livres. <text:tab/><text:tab/>AN F18 1731<text:tab/><text:tab/></text:p>
            <text:p>BASTER<text:tab/>Gilbert<text:tab/>18/06/1869<text:tab/><text:tab/>Rue des Capucines, 3<text:tab/>Rue Feutrier Montmartre, 10<text:tab/><text:tab/><text:tab/>15/01/1826<text:tab/>A Riom (Drôme)<text:tab/>Il est ouvrier lithographe<text:tab/><text:tab/><text:tab/>Baulant / Deshayes / BecquetBaulant / Deshayes / Becquet<text:tab/>Son père était cordonnier<text:tab/>Il vient d'acquérir l'atelier du Sieur Tavernier, pour lequel il paie 4400 frs de loyer / Il a travaillé 17 ans chez Appel. Il emploie 20 personnes et est spécialisé dans les factures, mandats, lettresIl vient d'acquérir l'atelier du Sieur Tavernier, pour lequel il paie 4400 frs de loyer / Il a travaillé 17 ans chez Appel. Il emploie 20 personnes et est spécialisé dans les factures, mandats, lettres<text:tab/><text:tab/>AN F18 1731<text:tab/><text:tab/></text:p>
            <text:p>BASTIEN<text:tab/>Charles<text:tab/>19/09/1862<text:tab/><text:tab/>rue des Moulins, 4  /  rue des Moulins, 4  /  <text:tab/><text:tab/>1<text:tab/><text:tab/>06/04/1819<text:tab/>A Humbecourt (Haute-Marne)<text:tab/>Il est entrepreneur en écritures.<text:tab/>Hollier<text:tab/><text:tab/>Legril / Hollier / Trinocq / MarchandeauLegril / Hollier / Trinocq / Marchandeau<text:tab/>Son père était instituteur<text:tab/>Il emploie 25 ouvriers pour des travaux d'écritures et d'autographies. Il souahite diminuer les coûts d'impressions qui s'élèvent à 6000 frs.<text:tab/><text:tab/>AN F18 1731<text:tab/><text:tab/></text:p>
            <text:p>BATAILLE<text:tab/>François, Honoré<text:tab/>04/05/1861<text:tab/><text:tab/>Rue de Chabrol, 18 (1872) / Rue du Chantier, 10Rue de Chabrol, 18 (1872) / Rue du Chantier, 10<text:tab/>Rue de Lancry, 43<text:tab/>5<text:tab/><text:tab/>11/10/1833<text:tab/>A Paris<text:tab/><text:tab/>Lemuet<text:tab/><text:tab/>Deshayes / Romain et Pelyart / Gille / Hemuet / LepaultDeshayes / Romain et Pelyart / Gille / Hemuet / Lepault<text:tab/><text:tab/>Il est spécialisé en étiquettes de parfumerie et pour étoffes<text:tab/><text:tab/>AN F18 1731<text:tab/><text:tab/></text:p>
            <text:p>BATAILLE<text:tab/>Jacques<text:tab/>05/01/1835<text:tab/>18/02/1856<text:tab/>passage du Caire, 79 /  <text:tab/><text:tab/>2<text:tab/><text:tab/>09/05/1894<text:tab/>A Lunel (Hérault)<text:tab/>Il est employé<text:tab/><text:tab/><text:tab/>Cluis / Thierry frères / Delarue, Th / Eschweller<text:tab/>Son père était tailleur d'habits<text:tab/>Il est imprimeur en taille-douce (pas de brevets ?) Il est employé comme succursaliste chez Bellemain. Il a fait faillite en 1831, puis en 1835 avec un actif de 30 403 frs et un passif de 53 058 frs<text:tab/><text:tab/>AN F18 1731 / AP D10 U3 14 n°8677<text:tab/><text:tab/></text:p>
            <text:p>BAUDELOT veuve SEGUIN<text:tab/>Agathe, Adélaïde<text:tab/>24/03/1854<text:tab/>04/02/1856<text:tab/>passage du Caire, 57  /  <text:tab/><text:tab/>2<text:tab/><text:tab/>15/02/1806<text:tab/><text:tab/><text:tab/>Seguin<text:tab/>Riboulet<text:tab/>Pollet / Juteau / Carré / Appert et Vavasseur<text:tab/><text:tab/>Elle a toujours dirigé l'imprimerie de son mari.<text:tab/><text:tab/>AN F18 1731<text:tab/><text:tab/></text:p>
            <text:p>BAUDET<text:tab/>Alexandre, Vincent de Paul<text:tab/>04/12/1837<text:tab/><text:tab/>passage des Panoramas, Galerie St Marc, 22-24<text:tab/><text:tab/>2<text:tab/><text:tab/>14/05/1806<text:tab/><text:tab/>Il est écrivain autographe<text:tab/><text:tab/>Lamblot<text:tab/><text:tab/>Son père est un ancien sous-officier<text:tab/>Il démissionne de son brevet parisien pour être breveté à La Villette. / Il est spécialisé en écritures autographiques, pour le comemrce et le barreau / Il fait faillite en 1839 avec un actif de 7508 frs et un passif de 17360 frs<text:tab/><text:tab/>AN F18 1731 / AP D10 U3 18 n°893 / Almanach du commerce 1839<text:tab/><text:tab/></text:p>
            <text:p>BAUDOT<text:tab/>Edme, Vincent<text:tab/>23/06/1868<text:tab/><text:tab/>Boulevard des Italiens, 24 (1869) / Rue Ste Anne, 30 (1869) / Rue des Petits Champs, 5<text:tab/>Rue St Honoré, 340<text:tab/>9<text:tab/><text:tab/>22/01/1831<text:tab/>A Viteaux (Côte d'or)<text:tab/>Il est ouvrier lithographe<text:tab/><text:tab/><text:tab/>Paulon / Giély / Pritz<text:tab/>Son père était cantonnier<text:tab/>Il était ouvrier lithographe chez Sapène<text:tab/><text:tab/>AN F18 1731<text:tab/><text:tab/></text:p>
            <text:p>BAUDOUIN<text:tab/>Achille<text:tab/>08/07/1861<text:tab/><text:tab/>rue de la Tombe Issoire, 27 /  <text:tab/>Rue des Récollets, 3<text:tab/>14<text:tab/><text:tab/>10/12/1807<text:tab/>A Rouen<text:tab/>Il est fabricant d'équipements militaires<text:tab/>Angrand<text:tab/><text:tab/>Goupil Veuve / Turfin, A / Angrand, A<text:tab/>Son père était marchand de meubles<text:tab/>Il est fabricant d'équipements militaires et de toiles cirées à sujets artisitiques et historiques. Il souhaite donc imprimer des portraits historiques et des cartes géographiques sur du cuir vernis pour des tables ou autres meubles<text:tab/><text:tab/>AN F18 1731<text:tab/><text:tab/></text:p>
            <text:p>BAUDRIER<text:tab/>Pierre, Jules<text:tab/>25/03/1845<text:tab/>12/03/1852<text:tab/>rue de Romainville, 3 /  <text:tab/><text:tab/>19<text:tab/><text:tab/>05/09/1807<text:tab/>A Lesigny (Seine et Marne)<text:tab/><text:tab/>Grouesy<text:tab/>Lacurie<text:tab/><text:tab/>Son père était maçon / Il tient un cabinet d'affaires rue Quincampoix, 37<text:tab/>Il est breveté également en 1845 pour Neuilly<text:tab/><text:tab/>AN F18 1731<text:tab/><text:tab/></text:p>
            <text:p>BAUGEAN<text:tab/>Jean, Alexandre<text:tab/>20/07/1840<text:tab/>09/06/1856<text:tab/>Quai du Marché neuf, 46<text:tab/>Boulevart du Montparnasse, 40<text:tab/>14<text:tab/><text:tab/>20/05/1812<text:tab/><text:tab/>Il est dessinateur sur pierres<text:tab/><text:tab/>Caumont<text:tab/>Guerrier / Lemercier / Cotteret / Fourquemin<text:tab/><text:tab/>Il est dessinateur sur pierres et dirige un atelier de coloriage<text:tab/><text:tab/>AN F18 1731<text:tab/><text:tab/></text:p>
            <text:p>BAUVE<text:tab/>Louis, Marie<text:tab/>09/07/1853<text:tab/>07/12/1861<text:tab/>rue St Marc, 14  /  <text:tab/><text:tab/>2<text:tab/><text:tab/>23/01/1886<text:tab/>A Paris<text:tab/><text:tab/>Devin<text:tab/>Duchemin-Boisjousse<text:tab/>Jacomme / Foureaux<text:tab/>Il est chevalier de la Légion d'honneur / Son père était perruquier<text:tab/>Il possède 24 presses en taille-douce avec un loyer de 3500 frs<text:tab/><text:tab/>AN F18 1731<text:tab/><text:tab/></text:p>
            <text:p>BAYLAC<text:tab/>Alexandre<text:tab/>05/08/1869<text:tab/><text:tab/>Passage du Caire, 40<text:tab/>Rue de Cléry, 59<text:tab/>2<text:tab/><text:tab/>27/01/1842<text:tab/>A Toulouse<text:tab/>Il est écrivain lithographe<text:tab/><text:tab/><text:tab/>Riboulet / Lefebvre / Jomart<text:tab/>Son père était ébéniste<text:tab/>Il est dessinateur et écrivain lithographe, employé chez Golschidt passage du Caire, 37 où il gagne 12 frs/ jour. Il est associé avec un papetier, Pluard / Il est spécialisé en travaux de ville<text:tab/>Pluard<text:tab/>AN F18 1731<text:tab/><text:tab/></text:p>
            <text:p>BAZIN<text:tab/>Frédéric, Gaston<text:tab/>04/11/1869<text:tab/><text:tab/>Rue St Honoré, 108<text:tab/>Rue de Rivoli, 59<text:tab/>1<text:tab/><text:tab/>10/05/1835<text:tab/>A Bar sur Seine<text:tab/><text:tab/><text:tab/><text:tab/>Arouy / Michelet / Simon-Richault<text:tab/>Son père était facteur<text:tab/>Il veut faire l'impression en autographie d'écrits d'huissiers et d'avocats. Il demande l'autorisation de posséder une presse typographique pour faire des essais de reports sur pierre lithographique. <text:tab/><text:tab/>AN F18 1731<text:tab/><text:tab/></text:p>
            <text:p>BECHDOLFF<text:tab/>Jean<text:tab/>05/05/1868<text:tab/><text:tab/>Rue du Faubourg du Templs, 56 (1870)<text:tab/>Rue Notre Dame de Nazareth, 31<text:tab/>10<text:tab/><text:tab/>04/08/1831<text:tab/>A Barr<text:tab/>Il est écrivain lithographe<text:tab/><text:tab/><text:tab/>Nelotte / Bardoux / Giély<text:tab/>Son père était bonnetier<text:tab/>Il est graveur et écrivain lithographe, spécialisé dans les travaux commerciaux<text:tab/><text:tab/>AN F18 1732<text:tab/><text:tab/></text:p>
            <text:p>BECQ<text:tab/>Bernard<text:tab/>17/10/1838<text:tab/>29/07/1851<text:tab/>rue St Dominique SG, 115 /  <text:tab/><text:tab/>7<text:tab/><text:tab/>02/03/1885<text:tab/>A Maloux (Lot)<text:tab/><text:tab/><text:tab/>Tronel<text:tab/>Lemercier / Brisset / Gardon / Ligny / Lefèvre<text:tab/>Son père était marchand<text:tab/>Il est lithographe au Ministère de la Guerre<text:tab/><text:tab/>AN F18 1732<text:tab/><text:tab/></text:p>
            <text:p>BECQUET<text:tab/>Charles, Germain<text:tab/>15/06/1848<text:tab/><text:tab/>rue Pierre Sarrazin, 2 /  <text:tab/><text:tab/>6<text:tab/><text:tab/>20/07/1825<text:tab/><text:tab/><text:tab/><text:tab/><text:tab/>Fourquemin / Fragard / Seray / Becquet, L / Bineteau<text:tab/><text:tab/>Son père est lithographe (Becquet, Louis). A sa mort il touche un avoir de 30000frs<text:tab/><text:tab/>AN F18 1732<text:tab/><text:tab/></text:p>
            <text:p>BECQUET<text:tab/>Louis, Lubin<text:tab/>12/04/1845<text:tab/>19/12/1862<text:tab/>rue Pierre Sarrazin, 2 / Rue des Noyers, 37 / Rue des Maçons Sorbonne, 5 et 7 /  <text:tab/><text:tab/>6<text:tab/><text:tab/>28/11/1819<text:tab/><text:tab/><text:tab/>Becquet, Louis (son père)<text:tab/>Dolléans<text:tab/>Kaeppelin, E / Thierry frères / Cattier / Bertauts / Lemercier<text:tab/><text:tab/>Son père était imprimeur lithographe, paralysé depuis 2 ans. Son frère est également lithographe. Il emploie 12 ouvriers<text:tab/><text:tab/>AN F18 1732<text:tab/><text:tab/></text:p>
            <text:p>BEQUET<text:tab/>Pierre, Prudence, Louis<text:tab/>03/01/1831<text:tab/>12/04/1845<text:tab/>Rue Pierre Sarrazin, 2 /  <text:tab/>Rue de l'Echaudé, 16<text:tab/>6<text:tab/><text:tab/>28/02/1896<text:tab/>A Vernon (Eure)<text:tab/>Il est apprenti lithographe<text:tab/><text:tab/>Becquet, Louis Lubin son fils<text:tab/>Delaporte / Delaunois<text:tab/>Son père était taillandier<text:tab/>Il a fait son apprentissage dans l'atelier de Lasteyrie sous la direction de Brégeoin / Il était employé sur le vaisseau l'Alger comme lithographe à bord / En 1843 il est sousçonné de se livrer à l'impression d'obscénités (double fond dans les casiers de son atelier)<text:tab/><text:tab/>AN F18 1732<text:tab/><text:tab/></text:p>
            <text:p>BECRIAUX<text:tab/>Louis, Ange<text:tab/>16/03/1854<text:tab/>19/05/1865<text:tab/>Rue de l'Hôtel Colbert, 9 (1858) / Rue de la Harpe, 90 (1854) / Rue Monsieur le Prince, 57 <text:tab/><text:tab/>6<text:tab/><text:tab/>20/01/1817<text:tab/>A Rennes<text:tab/>Il est employé<text:tab/>Barrois<text:tab/>Klein<text:tab/>Froment, Jules / Lambert / Arnoud, G / Tachan<text:tab/><text:tab/>Il était employé de l'administration des contributions indirectes / Il est spécialisé dans l'impression sur étoffes / Le 5 juillet 1864 il vend une partie de son matériel / Il a dirigé l'atelier du Sieur Barrois<text:tab/><text:tab/>AN F18 1732<text:tab/><text:tab/></text:p>
            <text:p>BECU<text:tab/>Louis, François<text:tab/>14/12/1837<text:tab/><text:tab/>rue St Honoré, 256 /  rue St Honoré, 256 /  <text:tab/><text:tab/>9<text:tab/><text:tab/>01/03/1876<text:tab/><text:tab/>Il est écrivain lithographe<text:tab/>Pelluard<text:tab/><text:tab/>Lefèvre / Eschweller / LignyLefèvre / Eschweller / Ligny<text:tab/><text:tab/>Il exploite l'atelier du Sieur Pelluard<text:tab/><text:tab/>AN F18 1732<text:tab/><text:tab/></text:p>
            <text:p>BEDELET<text:tab/>Amédée, Nicolas<text:tab/>15/04/1828<text:tab/><text:tab/>Passage des Panoramas, 26<text:tab/><text:tab/><text:tab/><text:tab/>06/12/1800<text:tab/>A Mouvion (Somme)<text:tab/>Il est commis<text:tab/><text:tab/><text:tab/><text:tab/>Son père était cultivateur<text:tab/>Il travaille depuis longtemps chez le Sieur Nepveu<text:tab/><text:tab/>AN F18 1732<text:tab/><text:tab/></text:p>
            <text:p>BEJOT<text:tab/>Edouard, Paul<text:tab/>07/07/1851<text:tab/>07/01/1856<text:tab/>Rue de Seine, 40<text:tab/>Rue Dauphine<text:tab/>6<text:tab/><text:tab/>09/06/1825<text:tab/><text:tab/>Il est ouvrier lithographe chez Bry<text:tab/>Gourdault<text:tab/>Frick<text:tab/>Miné ; Bretagne ; Clouet ; Malo ;  ; <text:tab/>En 1852 il disparaît en Angleterre / Son père était inspecteur de l'Octroi de ParisEn 1852 il disparaît en Angleterre / Son père était inspecteur de l'Octroi de Paris<text:tab/>Il exploite 1 presse et est spécialisé  en travaux de ville. / Il exploite 1 presse et est spécialisé  en travaux de ville.<text:tab/><text:tab/>AN F18 1732<text:tab/><text:tab/></text:p>
            <text:p>BELESSORD<text:tab/>Achille<text:tab/>20/11/1835<text:tab/><text:tab/>Place Royale, 13<text:tab/>Rue de la Montagne Ste Geneviève, 53 (chez son père)<text:tab/>8<text:tab/><text:tab/>20/02/1800<text:tab/><text:tab/><text:tab/><text:tab/><text:tab/>Robert / Cattier / CabassolRobert / Cattier / Cabassol<text:tab/><text:tab/>Il a été associé à Rivage jusqu'en 1846<text:tab/>Rivage<text:tab/>AN F18 1732<text:tab/><text:tab/></text:p>
            <text:p>BELHOMME<text:tab/>Alfred, Victor, Modeste<text:tab/>17/04/1855<text:tab/>08/10/1858<text:tab/>rue Montmartre, 78 /  rue Montmartre, 78 /  <text:tab/><text:tab/>2<text:tab/><text:tab/>03/08/1825<text:tab/><text:tab/><text:tab/>Dauthuille<text:tab/>Appel<text:tab/>Kaeppelin / Thierry / Schlatter, G / CarlesKaeppelin / Thierry / Schlatter, G / Carles<text:tab/>Son père était imprimeur-lithographe<text:tab/>Il est gérant de l'imprimerie Dauthuille depuis 3 ans. (15 presses, 32 ouvriers) / Il est spécialisé en impression de papiers fantaisie et de dorures sur couleurs pour les cartonnages de luxe. / Il fait faillite en 1857 avec un actif de 78 792 frs et un passif de 83 337 frs.Il est gérant de l'imprimerie Dauthuille depuis 3 ans. (15 presses, 32 ouvriers) / Il est spécialisé en impression de papiers fantaisie et de dorures sur couleurs pour les cartonnages de luxe. / Il fait faillite en 1857 avec un actif de 78 792 frs et un passif de 83 337 frs.<text:tab/><text:tab/>AN F18 1732 / AP D10 U3 31 n°13915AN F18 1732 / AP D10 U3 31 n°13915<text:tab/><text:tab/></text:p>
            <text:p>BELIN<text:tab/>Antoine, Henry<text:tab/>18/06/1847<text:tab/>20/09/1860<text:tab/>Passage du Caire, 86 / Passage Jouffroy, 24 / Passage du Caire, 79Passage du Caire, 86 / Passage Jouffroy, 24 / Passage du Caire, 79<text:tab/><text:tab/>2<text:tab/><text:tab/>27/04/1810<text:tab/>A Paris<text:tab/>Il est impimeur en taille-douce<text:tab/><text:tab/>Pathé<text:tab/>Cattier / Carré / BoullandCattier / Carré / Boulland<text:tab/>Son père était imprimeur en lettres<text:tab/>Il possède une autorisation de presse en taille-douce en 1854 pour imprimer des cartes de visite.<text:tab/><text:tab/>AN F18 1732<text:tab/><text:tab/></text:p>
            <text:p>BELIN<text:tab/>Auguste, Pierre<text:tab/>02/12/1830<text:tab/><text:tab/>Rue Ste Anne, 55<text:tab/><text:tab/>2<text:tab/><text:tab/>19/12/1885<text:tab/><text:tab/><text:tab/><text:tab/>Langlois<text:tab/><text:tab/><text:tab/>Il également typographe et libraire. Il est spécialiste en travaux de ville et ouvrages d'histoire naturelle. / Dans le dossier figure l'acte de vente de son imprimerie en décembre 1839 devant Me Durant, notaire / Il fait faillite en 1834 avec un actif de 153 923 frs et un passif de 135 333 frs.Il également typographe et libraire. Il est spécialiste en travaux de ville et ouvrages d'histoire naturelle. / Dans le dossier figure l'acte de vente de son imprimerie en décembre 1839 devant Me Durant, notaire / Il fait faillite en 1834 avec un actif de 153 923 frs et un passif de 135 333 frs.<text:tab/><text:tab/>AN F18 1732 / AP D10 U3 13 n°8318AN F18 1732 / AP D10 U3 13 n°8318<text:tab/><text:tab/></text:p>
            <text:p>BELLAVOINE<text:tab/>Eugène, Félix<text:tab/>18/11/1862<text:tab/>28/01/1874<text:tab/>faubourg St Denis, 14 / Rue de Cléry, 19 /  faubourg St Denis, 14 / Rue de Cléry, 19 /  <text:tab/><text:tab/>2<text:tab/><text:tab/>03/09/1835<text:tab/>A Paris<text:tab/>Il est commis voyageur<text:tab/>Dessaigne, Claude<text:tab/>Cordier<text:tab/>Legris / Desmagotes / RouhardLegris / Desmagotes / Rouhard<text:tab/>Né à Paris le 3 septembre 1835, il est le fils d'un employé.<text:tab/>Il est aussi breveté libraire en remplacement de son père taille-doucier le 19 janvier 1863. Il est employé chez le libraire Basset, commis voyageur pour les estampes. Avec l'atelier de Dessaigne il reprend une presse taille-douce servant pour la fabrication des papiers quadrillés indispensables pour les métiers Jacquard depuis 1825. Il est spécialisé en impression sur tissus.<text:tab/><text:tab/>AN F18 1733<text:tab/><text:tab/></text:p>
            <text:p>BELLEMAIN<text:tab/>Jean, Louis<text:tab/>21/01/1832<text:tab/><text:tab/>Rue St Denis, 268                                          Rue de la Tabletterie n°9 / Passage du Caire, 65 &amp; 66, 96Rue St Denis, 268                                          Rue de la Tabletterie n°9 / Passage du Caire, 65 &amp; 66, 96<text:tab/><text:tab/>2<text:tab/><text:tab/>12/11/1883<text:tab/>A Paris<text:tab/>Il a fait un apprentissage d'imprimeur en lettre chez M. Imbert. Il a travaillé pendant 8 ans à l'imprimerie royale. Pendant 6 ans il a été prote dans l'imprimerie de M. Bodet (pour  ce travail il gagne 12 francs par jours.  / ProteIl a fait un apprentissage d'imprimeur en lettre chez M. Imbert. Il a travaillé pendant 8 ans à l'imprimerie royale. Pendant 6 ans il a été prote dans l'imprimerie de M. Bodet (pour  ce travail il gagne 12 francs par jours.  / Prote<text:tab/>Hardy, François, Pierre<text:tab/>Madame Bardot sa veuve.<text:tab/>Bichebois, ainé, DurierBichebois, ainé, Durier<text:tab/>Né à Paris le 12 novembre 1783, il est fils de militaire, son père est retraité à l'Hôtel des Invalides.  Il est marié et a deux enfants. <text:tab/>Il a fait son apprentissage d'imprimeur en lettres chez M. Imbert. Puis il a travaillé pendant 8 ans à l'imprimerie Royale. Pendant 6 ans, il est ensuite prote dans l'imprimerie de M. Bodet, il gagne alors 12 francs par jour. Le 20 janvier 1832, il demande à enrichir son entreprise d'une presse lithographique pour faire des ouvrages de ville de meilleur marché, donc il demande le brevet d'imprimeur lithographe. Il est imprimeur en lettres depuis 1825. Il est taille-doucier non breveté. Il exploite 4 presses en fer, 2 en bois. / En 1836 le matériel de M. Bellemain est vendu chez Me Bonnaire, notaire. Le droit au bail plus le matériel comprenant 3 presses en fer et 4 presses en bois et 1 presse lithographique, ainsi que les caractères  et divers  ustensiles le tout pour  15,500 francs au Sieur Renaud. Cependant  la femme de Bellemain reste la propriétaire du brevet de son défun mari. Elle fait transporter dans un autre local 4 presses en fer non comprises dans la vente pour les exploiter sous son nom.  / Il est spécialisé en travaux de ville.                                                                                    Il a fait son apprentissage d'imprimeur en lettres chez M. Imbert. Puis il a travaillé pendant 8 ans à l'imprimerie Royale. Pendant 6 ans, il est ensuite prote dans l'imprimerie de M. Bodet, il gagne alors 12 francs par jour. Le 20 janvier 1832, il demande à enrichir son entreprise d'une presse lithographique pour faire des ouvrages de ville de meilleur marché, donc il demande le brevet d'imprimeur lithographe. Il est imprimeur en lettres depuis 1825. Il est taille-doucier non breveté. Il exploite 4 presses en fer, 2 en bois. / En 1836 le matériel de M. Bellemain est vendu chez Me Bonnaire, notaire. Le droit au bail plus le matériel comprenant 3 presses en fer et 4 presses en bois et 1 presse lithographique, ainsi que les caractères  et divers  ustensiles le tout pour  15,500 francs au Sieur Renaud. Cependant  la femme de Bellemain reste la propriétaire du brevet de son défun mari. Elle fait transporter dans un autre local 4 presses en fer non comprises dans la vente pour les exploiter sous son nom.  / Il est spécialisé en travaux de ville.                                                                                    <text:tab/><text:tab/>AN F18 1733<text:tab/><text:tab/>Ce qui intéresse c'est le contrat de vente du matériel</text:p>
            <text:p>BELLEVILLE<text:tab/>Jean-Pierre<text:tab/>20/02/1846<text:tab/>29/07/1868<text:tab/>rue St Martin, 125 &amp; 127<text:tab/>Rue du Faubourg St Denis, 20 / Rue du Poste-Foin, 8Rue du Faubourg St Denis, 20 / Rue du Poste-Foin, 8<text:tab/>2<text:tab/><text:tab/>02/12/1898<text:tab/><text:tab/><text:tab/><text:tab/>Fournier<text:tab/>Joly<text:tab/>Né le 2 décembre 1798.<text:tab/>Il est spécialisé en éventails, jeux et cartonnages<text:tab/><text:tab/>AN F18 1733<text:tab/><text:tab/></text:p>
            <text:p>BELLIARD<text:tab/>François, Joseph<text:tab/>07/10/1833<text:tab/><text:tab/>Rue de Lille n°73<text:tab/><text:tab/><text:tab/><text:tab/>29/11/1884<text:tab/>Aix<text:tab/>Rentier, il a travaillé longtemps dans le domaine de la lithographie. Rentier, il a travaillé longtemps dans le domaine de la lithographie. <text:tab/><text:tab/><text:tab/>Engelmann, Mantoux, Gihaut, Delaporte. <text:tab/>Né à Aix le 29 novembre 1784, son père est marchand teinturier.<text:tab/>Il se déclare rentier mais a travaillé de nombreuses années dans le domaine de la lithographie.<text:tab/><text:tab/>AN F18 1733<text:tab/><text:tab/>Dossier incomplet</text:p>
            <text:p>BELLIER, veuve JARLE<text:tab/>Marie, Victoire<text:tab/>10/05/1854<text:tab/>23/10/1857<text:tab/>rue Albouy, 14  /  rue Albouy, 14  /  <text:tab/><text:tab/>10<text:tab/><text:tab/>04/11/1802<text:tab/><text:tab/><text:tab/>Jarle <text:tab/>Truillot<text:tab/>Kaeppelin / Thierry / Schlatter, G / CarlesKaeppelin / Thierry / Schlatter, G / Carles<text:tab/>Née le 4 novembre 1802.<text:tab/>Elle est spécialisée dans l'impression d'éventails<text:tab/><text:tab/>AN F18 1733<text:tab/><text:tab/></text:p>
            <text:p>BELNOS<text:tab/>Jean, Jacques, Charles, Michel<text:tab/>22/02/1831<text:tab/><text:tab/><text:tab/>Rue de  Corneille n°16 et 5<text:tab/><text:tab/><text:tab/>10/06/1884<text:tab/><text:tab/>peintre<text:tab/><text:tab/><text:tab/><text:tab/>Né le 10 juin 1784, son père est un ancien employé de la bibliothèque de l'Intérieur. <text:tab/>Peintre de formation, Il a fait connaître la lithographie en Inde en 1822, il possédait un établissement à Calcutta. Il prépare un ouvrage sur la vie et les mœurs des Indous depuis son retour.<text:tab/><text:tab/>AN F18 1733<text:tab/><text:tab/>Diffusion de la lithographie en Inde / Il manque ses adressesDiffusion de la lithographie en Inde / Il manque ses adresses</text:p>
            <text:p>BELOU<text:tab/>Marie, Thomas, Adrien, Jean<text:tab/>04/08/1831<text:tab/>12/12/1853<text:tab/>rue du Faubourg St Antoine, 1 / Rue Philipeau, 35 /  rue du Faubourg St Antoine, 1 / Rue Philipeau, 35 /  <text:tab/><text:tab/>11<text:tab/><text:tab/>31/12/1894<text:tab/>Paris<text:tab/>ouvrier lithographe<text:tab/><text:tab/>Aubert<text:tab/>Lemercier / Mantoux / Chabert / DesportesLemercier / Mantoux / Chabert / Desportes<text:tab/>Né à Paris le 31 décembre 1794.<text:tab/>Il est ouvrier lithographe depuis 11 ans<text:tab/><text:tab/>AN F18 1733<text:tab/><text:tab/></text:p>
            <text:p>BENARD<text:tab/>Jean, François<text:tab/>28/02/1832<text:tab/>24/09/1850<text:tab/>Rue de l'Abbaye, 4<text:tab/>Quai Bourbon, 29<text:tab/>6<text:tab/><text:tab/>28/07/1896<text:tab/>Paris<text:tab/><text:tab/>Delaporte, Victor<text:tab/>Devun, JB<text:tab/>Mantoux / Engelmann / Gihaut / DelaporteMantoux / Engelmann / Gihaut / Delaporte<text:tab/>Né à Paris le 28 juillet 1796.<text:tab/>Il a acheté l'atelier de Delaporte. / Il a été condamné à une amende de 1000 frs pour avoir omis de déposer des dessins imprmés.Il a acheté l'atelier de Delaporte. / Il a été condamné à une amende de 1000 frs pour avoir omis de déposer des dessins imprmés.<text:tab/><text:tab/>AN F18 1733<text:tab/><text:tab/>Un des plus grands ateliers</text:p>
            <text:p>BERDALLE DE LA POMMERAYE dit BERALDI<text:tab/>Hubert, Victor<text:tab/>11/07/1850<text:tab/>23/07/1855<text:tab/>rue Bergère,  21 / Passage Jouffroy n°10rue Bergère,  21 / Passage Jouffroy n°10<text:tab/><text:tab/>9<text:tab/><text:tab/>22/02/1825<text:tab/><text:tab/>compositeur de musique.  Son père lui a donné le pouvoir d'administrer activement et passivement son imprimerie lithographique.  / compositeur de musique.  Son père lui a donné le pouvoir d'administrer activement et passivement son imprimerie lithographique. <text:tab/>Herbert<text:tab/>Thiboust, Auguste, JulienThiboust, Auguste, Julien<text:tab/>Ligny / GavarryLigny / Gavarry<text:tab/>Né le 22 février 1825. Son père était lithographe à Rouen et à Paris, boulevard Montmartre n°10. Il est célibataire. <text:tab/>Compositeur de musique, il a obtenu de son père le pouvoir d'administrer activement et passivement son imprimerie lithographique. Il est associé au lithographe Villain, marchand de musique. Le brevet qu'il demande sera exploité par les deux hommes en communauté.  / Avant d'avoir leur brevet d'imprimeur, une presse lithographique fonctionne déjà au premier étage de leur magasin de musique. Un acte du 28 mai 1850 nous apprend qu'il y a trois presses lithographiques chez lui, venues de l'entreprise de son père à Rouen. Des scellés sont mis sur ces machines.                                                                                                   Il demande le brevet pour imprimer de la musique et surtout ses propres compositions.  Le rapport du 20 mai 1850 nous dit qu'il est le frère de M. Herbert, Eusèbe et que ces deux hommes sont en froid. Il est démissionnaire en faveur de M. Thiboust le 23/07/1865.Compositeur de musique, il a obtenu de son père le pouvoir d'administrer activement et passivement son imprimerie lithographique. Il est associé au lithographe Villain, marchand de musique. Le brevet qu'il demande sera exploité par les deux hommes en communauté.  / Avant d'avoir leur brevet d'imprimeur, une presse lithographique fonctionne déjà au premier étage de leur magasin de musique. Un acte du 28 mai 1850 nous apprend qu'il y a trois presses lithographiques chez lui, venues de l'entreprise de son père à Rouen. Des scellés sont mis sur ces machines.                                                                                                   Il demande le brevet pour imprimer de la musique et surtout ses propres compositions.  Le rapport du 20 mai 1850 nous dit qu'il est le frère de M. Herbert, Eusèbe et que ces deux hommes sont en froid. Il est démissionnaire en faveur de M. Thiboust le 23/07/1865.<text:tab/><text:tab/>AN F18 1733<text:tab/><text:tab/>Un des plus importants lithographes</text:p>
            <text:p>BERGER<text:tab/>Pierre<text:tab/>20/11/1838<text:tab/>29/08/1861<text:tab/>rue d'Enghein, 7  /  <text:tab/><text:tab/>10<text:tab/><text:tab/>14/05/1800<text:tab/>Goetzenbuch (Moselle)<text:tab/><text:tab/><text:tab/><text:tab/><text:tab/>Né à Goetzenbuch en Moselle le 14 mai 1800. <text:tab/>Il a été directeur des Verreries de Gaetzenbruch près de Bitche. Il fabrique des papiers gaufrés et des cartes géographiques<text:tab/>Bauerkeller<text:tab/>AN F18 1733<text:tab/><text:tab/></text:p>
            <text:p>BERGERAT / Veuve GENTY<text:tab/>Marie, Louise<text:tab/>02/08/1852<text:tab/>25/04/1853<text:tab/>rue des Précheurs, 7  /  <text:tab/><text:tab/>1<text:tab/><text:tab/>06/11/1891<text:tab/><text:tab/><text:tab/>Genty<text:tab/>Loire<text:tab/>Baugeau / Vayron / Saunier / Lordereau<text:tab/>Né le 6 novembre 1811.<text:tab/>Elle possède une presse, et se spécialise en ouvrages de broderie et sujets d'éducation et de sainteté<text:tab/><text:tab/>AN F18 1733<text:tab/><text:tab/></text:p>
            <text:p>BERLE<text:tab/>Pierre, Auguste<text:tab/>03/08/1838<text:tab/>26/11/1847<text:tab/>Rue Transmonain n°12   <text:tab/>Rue Transmonain n°12   <text:tab/><text:tab/><text:tab/>15/07/1899<text:tab/>Bonneuil<text:tab/>Il a travaillé dans la fabrique de papier de fantaisie de M. Breffort. <text:tab/>Berle<text:tab/>Mérantier, Pierre, Hyacinthe. <text:tab/>Grullois / Seguin / Willayes / Toquet<text:tab/>Né à Bonneuil le 15 juillet 1799, il est marié et père de famille. <text:tab/>Il possède 3 presses pour les ouvrages de broderie qu'il a acquis de seconde main et aussi la fabrique de papiers de fantaisie du Sieur Breffort, qui a malheureusement péri dans la maison 12 rue Transmonain lors des émeutes de 1834, 30000 frans avec 20 ouvriers / Il s'est livré à une spéculation sur des tissus prohibés, rue du faubourg Saint Denis n°25. On a peur de lui donner le brevet d'imprimeur lithographe parce que le ministre craint qu'il vende des estampes prohibées. <text:tab/><text:tab/>AN F18 1733<text:tab/><text:tab/>Informations sur l'achat de son matériel</text:p>
            <text:p>BERNAIN<text:tab/>Pierre, Eugène<text:tab/>10/03/1853<text:tab/><text:tab/>Rue du Petit Lion, 12 / Rue Salle au Comte, 13<text:tab/><text:tab/>3<text:tab/><text:tab/>20/03/1822<text:tab/>Bayonne<text:tab/>Ecrivain lithographe<text:tab/>Chatelard<text:tab/><text:tab/>Jolicoeur / St Aubin / Wimmerlin / Messain<text:tab/>Né à Bayonne le 20 mars 1822, son père était marchand papetier.<text:tab/>Il a travaillé comme écrivain lithographe. Il est spécialisé dans les travaux de ville<text:tab/><text:tab/>AN F18 1733<text:tab/><text:tab/></text:p>
            <text:p>BERNARD<text:tab/>Charles, Louis<text:tab/>15/07/1828<text:tab/>03/07/1829<text:tab/>Rue Notre Dame des Victoires, 16<text:tab/><text:tab/><text:tab/><text:tab/>30/06/1869<text:tab/>Paris<text:tab/>Employé<text:tab/><text:tab/>Delarue, Pierre Théophile<text:tab/><text:tab/>Né à Paris le 30 juin 1769, son père était épicier.<text:tab/>Il était employé supérieur des contributions indirectes à Nevers, pendant douze ans. Dans une lettre du 22 juillet 1826, il informe le ministre qu'il doit transporter une de ses presses chez M. Dutertre, professeur à l'école gratuite de dessin, quai de la Tournelle n°39, pour y exécuter des planches de cours.                                                                                          <text:tab/>Delarue<text:tab/>AN F18 1733 / Almanch du commerce 1827<text:tab/><text:tab/>vérifier l'adresse</text:p>
            <text:p>BERNARD<text:tab/>Narcisse<text:tab/>01/06/1870<text:tab/><text:tab/>Rue Magenta, 122<text:tab/>Rue de Compiègne, 2<text:tab/>19<text:tab/><text:tab/>26/10/1829<text:tab/>Trémilly (Haute-Marne)<text:tab/>commissionnaire en imprimerie<text:tab/><text:tab/><text:tab/><text:tab/>Né à Trémilly en Haute-Marne, son père était menuisier.<text:tab/>Tout d'abord commissionnaire en imprimerie, il possède 2 presses mécaniques. Il veut faire des affiches, des prospectus et des factures.<text:tab/><text:tab/>AN F18 1733<text:tab/><text:tab/></text:p>
            <text:p>BEROT<text:tab/>Jean, Louis<text:tab/>11/02/1833<text:tab/>20/12/1852<text:tab/>rue d'Argenteuil, 23  /  <text:tab/><text:tab/>1<text:tab/><text:tab/>12/01/1892<text:tab/><text:tab/>Employé  comme imprimeur géographe chez Engelmann 2 ans / Employé à la presse lithographique de la Préfecture de Police  de 1826 à 1828<text:tab/><text:tab/><text:tab/>Monnot ; Pécry ; Derebergues ; Argentier ;  ; <text:tab/>Né le 12 janvier 1792<text:tab/>Il est tout d'abord employé comme imprimeur - géographe chez Engelmann pendant 2 ans. Il est ensuite employé de 1826 à 1828 à la presse lithographique de la Préfecture de Police.<text:tab/><text:tab/>AN F18 1733<text:tab/><text:tab/></text:p>
            <text:p>BERTHET<text:tab/>Jean-Baptiste<text:tab/>10/07/1856<text:tab/><text:tab/>rue Réaumur, 4 (1858) / Rue du Petit Lion, 20 (1857) / Rue Saint Denis, 343 / Quai de Jemmapes, 104  /  <text:tab/>Rue ville l'évêque n°31<text:tab/>2<text:tab/><text:tab/>16/11/1816<text:tab/>A Villefranche - Rhône<text:tab/>Ecrivain lithographe / Graveur à Moulins<text:tab/>Issaby<text:tab/><text:tab/>Ganeau ; Girard ; Goldschmidt ; Roussat ;  ; <text:tab/>Né à Villefrance dans le Rhône le 16 novembre 1816, il est marié et père de deux enfants. Son père était cabaretier.<text:tab/>Il es écrivain lithographe de formation et graveur installé à Moulins. Il fait faillite en 1874 et déclare un actif de 6190 frs et un passif de 2638,30 frs. <text:tab/><text:tab/>Archives de Paris D10 U3 46 n°18589 / D11 U3 761 / AN F 18 1734<text:tab/><text:tab/></text:p>
            <text:p>BERTHIER<text:tab/>Alphonse<text:tab/>03/05/1847<text:tab/>06/04/1857<text:tab/><text:tab/>Rue St Honoré, 265<text:tab/>1<text:tab/><text:tab/>22/04/1820<text:tab/>A Bourré - Loir et Cher<text:tab/>Ecrvain lithographe chez Cabassol son beau-père<text:tab/>Cabassol<text:tab/><text:tab/>Carles ; Thierry ; Desportes, Jules ;<text:tab/>Né à Bourré dans le Loir et Cher le 22 avril 1820, son père est garde général des forêts dans la propriété particulière du Roi à Amboise.<text:tab/>Il est tout d'abord écrivain lithographe chez Cabassol, son beau-père. Puis il achète l'établissement de Cabassol pour 3000 frs soit 500 frs d'achalandages, 2500 frs de marchandises, pierres, presses et autres ustensiles + brevet. Il paye cette somme en 7 ans de 1847 à 1853 400 frs par an. / Son brevet est annulé  car il devient artiste dramatique et par avec une troupe de province en Afrique. / Prédécesseur décédé<text:tab/><text:tab/>AN F18 1734<text:tab/><text:tab/></text:p>
            <text:p>BERTIER<text:tab/>Louis<text:tab/>10/11/1836<text:tab/><text:tab/><text:tab/>Rue Grenelle St Germain, 194<text:tab/>6<text:tab/><text:tab/>18/08/1809<text:tab/><text:tab/>Compositeur et imprimeur 13 ans chez Firmin Didot / Ouvrier lithographe chez Decourchant<text:tab/><text:tab/><text:tab/><text:tab/>Né le 18 août 1809, il est marié. Son père est débiteur de tabac.<text:tab/>Il est d'abord compositeur et imprimeur pendant 13 ans chez Firmin-Didot puis ouvrier lithographe chez Decourchant.<text:tab/><text:tab/>AN F18 1734<text:tab/><text:tab/></text:p>
            <text:p>BES<text:tab/>Antoine, Pierre Augustin<text:tab/>21/05/1838<text:tab/><text:tab/>Rue Gît le Cœur, 11  /  <text:tab/>Rue du Plâtre Saint Jacques, 25<text:tab/>6<text:tab/><text:tab/>31/03/1807<text:tab/><text:tab/>Taille-docuier avec le sieur Dubreuil son beau-père pour un magasin de dessins et d'estampes<text:tab/><text:tab/><text:tab/>Vayron ; Cotteret ; <text:tab/>Né le 31 mars 1807, il est marié et père de famille. <text:tab/>Il est tout d'abord taille-doucier avec le Sieur Dubreuil, son beau-père. Ils exploitent ensemble un magasin d'estampes et de dessins. Il veut exploiter avec son beau-père une lithographie. Son beau-père ne sachant pas écrire, le brevet est au nom du Sieur Bès. En 1853 ils sont pris pour défaut de déclaration avant l'impression d'un catalogue d'articles de colportages. (ci-joint le  catalogue).<text:tab/><text:tab/>AN F18 1734<text:tab/><text:tab/></text:p>
            <text:p>BESSAIGNET<text:tab/>Jospeh<text:tab/>02/08/1858<text:tab/>04/05/1861<text:tab/>Rue de la Verrerie, 67  /  <text:tab/>Rue Montorgueil, 17<text:tab/>4<text:tab/><text:tab/>28/07/1809<text:tab/>Mézin - Lot et Garonne<text:tab/>Huissier à Mézin / Il a dirigé une maison de commerce de bouchons en 1847 / Il a travaillé chez Clare<text:tab/>Clare<text:tab/>Bouisseren, Guillaume<text:tab/>Dubois ; Chouquet ; Devaux <text:tab/>Né le 28 juillet 1809 à Mézin dans Le Lot et Garonne. Son père était chapelier. Il est marié avec 1 enfant. / Père: chapelier<text:tab/>En complément de son brevet de lithographe, il obtient l'autorisation de posséder des cractères mobiles du 27/09/1858 au 04/05/1861. Il est spécialisé dans l'impression des étiquettes à l'usage des pharmaciens.<text:tab/><text:tab/>AN F18 1734<text:tab/><text:tab/></text:p>
            <text:p>BESSES<text:tab/>Jules, Joseph, Louis<text:tab/>11/11/1854<text:tab/>30/09/1857<text:tab/>La Chapelle St Denis / Rue des Francs Bourgeois, 4  /  <text:tab/><text:tab/><text:tab/><text:tab/>24/09/1821<text:tab/>Le Puy en Velay - Haute-Loire<text:tab/>Expéditionnaire autographe chez Maître Dufourmontelle, avoué<text:tab/>Dauty<text:tab/>Mielle<text:tab/>Pettré ; Plaideux ; Paulon, G ; Devillers ;  ; <text:tab/>Né le 24 septemnre 1821 au Puy en Velay en Haute-Loire, son père était avoué.<text:tab/>Il est tout d'abord expéditionnaire autographe chez Maïtre Dufourmontelle, avoué.Il demande à posséder une presse autographe, cela lui est refusé le 08/08/1854. / Pièces judiciaires / Prédécesseur décédé<text:tab/><text:tab/>AN F18 1734<text:tab/><text:tab/></text:p>
            <text:p>BESSON<text:tab/>Antoine, Hippolyte<text:tab/>11/01/1859<text:tab/>19/05/1865<text:tab/>Rue Beauregard, 6 / Passage du Désir, 22 / Rue du Faubourg St Martin, 78 / Passage Brady, 2 / Rue de Cléry, 39<text:tab/>Rue de Cléry, 58<text:tab/>2<text:tab/><text:tab/>17/01/1822<text:tab/>Vauvert (Gard)<text:tab/>écrivain lithographe<text:tab/>Bouchard<text:tab/>Capitaine<text:tab/><text:tab/>Né le 17 janvier 1822 à Vauvert dans le Gard, son père est aspirant huissier.<text:tab/>Il est écrivain lithographe.<text:tab/><text:tab/>AN F18 1734<text:tab/><text:tab/></text:p>
            <text:p>BETREMIEUX<text:tab/>Désiré, Henri<text:tab/>01/10/1833<text:tab/>25/07/1856<text:tab/>rue du Faubourg St Denis, 99 /  <text:tab/>Rue des Prêtres St Séverin, 16<text:tab/>10<text:tab/><text:tab/>03/01/1804<text:tab/>Paris<text:tab/>artiste, dessinateur lithographe<text:tab/><text:tab/><text:tab/>Erschweller / Brisset / Daras / Chatin<text:tab/>Né à Paris le 3 janvier 1804, son père est grenadier de la Garde du Consul. / Il figure sur la liste des inculpés de juin 1848, il est libéré en juillet 1848<text:tab/>Il a fait l'Ecole des beaux-Arts, élève de Blondel<text:tab/><text:tab/>AN F18 1734 / AN F7 2585 / Almanach du commerce, 1839<text:tab/><text:tab/></text:p>
            <text:p>BIARDOT<text:tab/>Eugène<text:tab/>29/05/1867<text:tab/>23/01/1869<text:tab/>rue St Denis, 2 /  <text:tab/><text:tab/>1<text:tab/><text:tab/>30/09/1825<text:tab/>Joigny (Yonne)<text:tab/>mercier<text:tab/>Souverain<text:tab/>Orlandi<text:tab/>Broix / Leclercq / Bried<text:tab/>Né à Joigny dans l'Yonne le 30 septembre 1825.<text:tab/>Il tenait un commerce de mercerie à Brest<text:tab/>Souverain<text:tab/>AN F18 1735<text:tab/><text:tab/></text:p>
            <text:p>BICHEBOIS<text:tab/>Louis, Pierre, Alphonse<text:tab/>28/04/1830<text:tab/>16/07/1853<text:tab/>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rue de Cléry, 23 / Rue de Cléry, 86 /  <text:tab/><text:tab/>2<text:tab/><text:tab/>14/04/1801<text:tab/>Paris<text:tab/>dessinateur lithographe<text:tab/>Roehn<text:tab/>Bourgerie<text:tab/><text:tab/>Né à Paris le 14 avril 1801, son père est tapissier.<text:tab/>D'abord dessinateur lithographe, il a été breveté lithographe à St Denis en 1829<text:tab/><text:tab/>AN F18 1735<text:tab/><text:tab/></text:p>
            <text:p>BILLARD<text:tab/>Côme, Baptiste<text:tab/>22/10/1839<text:tab/>07/06/1856<text:tab/><text:tab/>Rue du Cadran, 7<text:tab/>18<text:tab/><text:tab/>26/09/1813<text:tab/>Verneuil (Eure)<text:tab/><text:tab/><text:tab/>Deymaric<text:tab/>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Seguin / Boulland / Rainetz / Bauser<text:tab/>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Né à Verneuil dans l'Eure le 26 septembre 1813, son père était tanneur. / Il a fait partie de la Société des Droits de l'Homme et professé des opinions républicaines très avnées mais s'est amendé lors de son mariage / Il a été condamné en 1834 pour coups à 3 mois de prison<text:tab/><text:tab/><text:tab/>AN F18 1735<text:tab/><text:tab/></text:p>
            <text:p>BILLARDEL<text:tab/>Jean-Baptiste, Henri<text:tab/>13/05/1842<text:tab/>12/12/1853<text:tab/>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Rue de la Jussienne 11 / Rue de la Michodière, 11<text:tab/>Rue St Honoré, 99<text:tab/>2<text:tab/><text:tab/>17/08/1815<text:tab/>Versailles<text:tab/>artiste, dessinateur sur pierres<text:tab/>Desplanques, Jospeh David<text:tab/><text:tab/>Guyot / Desgranges / Delarue, ThGuyot / Desgranges / Delarue, ThGuyot / Desgranges / Delarue, ThGuyot / Desgranges / Delarue, ThGuyot / Desgranges / Delarue, ThGuyot / Desgranges / Delarue, ThGuyot / Desgranges / Delarue, ThGuyot / Desgranges / Delarue, ThGuyot / Desgranges / Delarue, ThGuyot / Desgranges / Delarue, ThGuyot / Desgranges / Delarue, ThGuyot / Desgranges / Delarue, ThGuyot / Desgranges / Delarue, ThGuyot / Desgranges / Delarue, ThGuyot / Desgranges / Delarue, ThGuyot / Desgranges / Delarue, ThGuyot / Desgranges / Delarue, Th<text:tab/>Né à Versailles le 17 août 1815, son père est cuisinier.<text:tab/>Artiste, dessinateur sur pierres de formation, son brevet sera finalement annulé.<text:tab/><text:tab/>AN F18 1735<text:tab/><text:tab/></text:p>
            <text:p>BILLARDEL<text:tab/>Paul, Alexandre<text:tab/>19/11/1847<text:tab/>05/10/1854<text:tab/>rue de la Jussienne, 9 /  rue de la Jussienne, 9 /  rue de la Jussienne, 9 /  rue de la Jussienne, 9 /  rue de la Jussienne, 9 /  rue de la Jussienne, 9 /  rue de la Jussienne, 9 /  rue de la Jussienne, 9 /  rue de la Jussienne, 9 /  rue de la Jussienne, 9 /  rue de la Jussienne, 9 /  rue de la Jussienne, 9 /  rue de la Jussienne, 9 /  rue de la Jussienne, 9 /  rue de la Jussienne, 9 /  rue de la Jussienne, 9 /  rue de la Jussienne, 9 /  <text:tab/><text:tab/>2<text:tab/><text:tab/>26/06/1822<text:tab/><text:tab/>ouvrier lithographe<text:tab/><text:tab/>Sarrazin, Pierre Auguste<text:tab/>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Janson, V / Billardel, H / Delarue, Th<text:tab/>Il est né le 26 juin 1822.<text:tab/>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Il sollicite un brevet de taille-douce mais ajournement en 1852 / Il a été ouvrier lithographe dans l'atelier de son frère à qui il est associé / Il imprime des cartes de visites, factures et écrits pour le commerce<text:tab/><text:tab/>AN F18 1735<text:tab/><text:tab/></text:p>
            <text:p>BIMONT née DUBOST<text:tab/>Henriette<text:tab/>01/09/1842<text:tab/><text:tab/>passage du Caire, 123 et 124 /  passage du Caire, 123 et 124 /  passage du Caire, 123 et 124 /  passage du Caire, 123 et 124 /  passage du Caire, 123 et 124 /  passage du Caire, 123 et 124 /  passage du Caire, 123 et 124 /  passage du Caire, 123 et 124 /  passage du Caire, 123 et 124 /  passage du Caire, 123 et 124 /  passage du Caire, 123 et 124 /  passage du Caire, 123 et 124 /  passage du Caire, 123 et 124 /  passage du Caire, 123 et 124 /  passage du Caire, 123 et 124 /  passage du Caire, 123 et 124 /  passage du Caire, 123 et 124 /  <text:tab/><text:tab/>2<text:tab/><text:tab/>30/01/1816<text:tab/>Moulins (Allier)<text:tab/><text:tab/><text:tab/><text:tab/>Rival / DesurmonRival / DesurmonRival / DesurmonRival / DesurmonRival / DesurmonRival / DesurmonRival / DesurmonRival / DesurmonRival / DesurmonRival / DesurmonRival / DesurmonRival / DesurmonRival / DesurmonRival / DesurmonRival / DesurmonRival / DesurmonRival / Desurmon<text:tab/>Né à Moulins dans l'Allier le 30 janvier 1816, son père était journalier.<text:tab/>Son mari, imprimeur en lettres, a fait faillite en 1841. Elle tient également une imprimerie en taille-douce 44 et 46 Passage du Caire<text:tab/>Bourdier<text:tab/>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AN F18 1735 / Almanach du commerce, 1839<text:tab/><text:tab/></text:p>
            <text:p>BINETEAU<text:tab/>Henri, Auguste<text:tab/>18/02/1848<text:tab/>23/08/1859<text:tab/>rue des Maçons Sorbonne, 3  /  rue des Maçons Sorbonne, 3  /  rue des Maçons Sorbonne, 3  /  rue des Maçons Sorbonne, 3  /  rue des Maçons Sorbonne, 3  /  rue des Maçons Sorbonne, 3  /  rue des Maçons Sorbonne, 3  /  rue des Maçons Sorbonne, 3  /  rue des Maçons Sorbonne, 3  /  rue des Maçons Sorbonne, 3  /  rue des Maçons Sorbonne, 3  /  rue des Maçons Sorbonne, 3  /  rue des Maçons Sorbonne, 3  /  rue des Maçons Sorbonne, 3  /  rue des Maçons Sorbonne, 3  /  rue des Maçons Sorbonne, 3  /  rue des Maçons Sorbonne, 3  /  <text:tab/><text:tab/>3<text:tab/><text:tab/>25/01/1824<text:tab/><text:tab/>Géographe / contre-maîtreGéographe / contre-maîtreGéographe / contre-maîtreGéographe / contre-maîtreGéographe / contre-maîtreGéographe / contre-maîtreGéographe / contre-maîtreGéographe / contre-maîtreGéographe / contre-maîtreGéographe / contre-maîtreGéographe / contre-maîtreGéographe / contre-maîtreGéographe / contre-maîtreGéographe / contre-maîtreGéographe / contre-maîtreGéographe / contre-maîtreGéographe / contre-maître<text:tab/>Selves, Antoine<text:tab/>Hédin, Jean Nicoals<text:tab/>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Engelmann, J / Desportes; J / Kaeppelin, E / Bineteau, P<text:tab/>Né le 25 janvier 1824, son père était imprimeur lithographe.<text:tab/>Géographe de formation, il est spécialiste en impressions de cartes. Il était contre-maître dans l'imprimerie lithographique de son père. Il fait faillite en 1843, le passif est de 53934 francs et l'actif de 53 582 francs<text:tab/><text:tab/>AN F18 1735 / D10U3 22n° 3720AN F18 1735 / D10U3 22n° 3720AN F18 1735 / D10U3 22n° 3720AN F18 1735 / D10U3 22n° 3720AN F18 1735 / D10U3 22n° 3720AN F18 1735 / D10U3 22n° 3720AN F18 1735 / D10U3 22n° 3720AN F18 1735 / D10U3 22n° 3720AN F18 1735 / D10U3 22n° 3720AN F18 1735 / D10U3 22n° 3720AN F18 1735 / D10U3 22n° 3720AN F18 1735 / D10U3 22n° 3720AN F18 1735 / D10U3 22n° 3720AN F18 1735 / D10U3 22n° 3720AN F18 1735 / D10U3 22n° 3720AN F18 1735 / D10U3 22n° 3720AN F18 1735 / D10U3 22n° 3720<text:tab/><text:tab/></text:p>
            <text:p>BLANC<text:tab/>Jean, Alexandre<text:tab/>04/06/1858<text:tab/><text:tab/>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avenue des Ternes, 63 / Rue de Valenciennes, 4 / Rue St Denis, 374 / Rue Meslay, 7 /  <text:tab/><text:tab/>17<text:tab/><text:tab/>12/03/1817<text:tab/>Paris<text:tab/>ouvrier lithographe<text:tab/>Petit, Jacques<text:tab/><text:tab/>Barousse / Pettré / LihardBarousse / Pettré / LihardBarousse / Pettré / LihardBarousse / Pettré / LihardBarousse / Pettré / LihardBarousse / Pettré / LihardBarousse / Pettré / LihardBarousse / Pettré / LihardBarousse / Pettré / LihardBarousse / Pettré / LihardBarousse / Pettré / LihardBarousse / Pettré / LihardBarousse / Pettré / LihardBarousse / Pettré / LihardBarousse / Pettré / LihardBarousse / Pettré / LihardBarousse / Pettré / Lihard<text:tab/>Né à Paris le 12 mars 1817. <text:tab/>Il est ouvrier lithographe de formation.<text:tab/><text:tab/>AN F18 1735<text:tab/><text:tab/></text:p>
            <text:p>BLANCHARD<text:tab/>Adolphe, Dominique, Elie<text:tab/>15/12/1851<text:tab/>29/08/1854<text:tab/>rue de la Grande Truanderie, 42 / Rue du Pla^tre St Jacques, 14  /  rue de la Grande Truanderie, 42 / Rue du Pla^tre St Jacques, 14  /  rue de la Grande Truanderie, 42 / Rue du Pla^tre St Jacques, 14  /  rue de la Gr</text:p>
          </table:table-cell>
          <table:table-cell office:value-type="string" calcext:value-type="string">
            <text:p>Son père est vannier.</text:p>
          </table:table-cell>
          <table:table-cell/>
        </table:table-row>
        <table:table-row table:style-name="ro1">
          <table:table-cell office:value-type="float" office:value="11024" calcext:value-type="float">
            <text:p>11024</text:p>
          </table:table-cell>
          <table:table-cell office:value-type="string" calcext:value-type="string">
            <text:p>JOSSU</text:p>
          </table:table-cell>
          <table:table-cell office:value-type="string" calcext:value-type="string">
            <text:p>Louis</text:p>
          </table:table-cell>
          <table:table-cell table:style-name="ce5" office:value-type="string" calcext:value-type="string">
            <text:p>1862-05-04 00:00:00</text:p>
          </table:table-cell>
          <table:table-cell table:number-columns-repeated="2"/>
          <table:table-cell office:value-type="string" calcext:value-type="string">
            <text:p>rue des Anglais, 13 <text:s/>/</text:p>
          </table:table-cell>
          <table:table-cell/>
          <table:table-cell office:value-type="string" calcext:value-type="string">
            <text:p>AN F18 1781</text:p>
          </table:table-cell>
          <table:table-cell office:value-type="string" calcext:value-type="string">
            <text:p>Il souhaite se spécialiser dans l'impression de factures et d'adresses</text:p>
          </table:table-cell>
          <table:table-cell office:value-type="string" calcext:value-type="string">
            <text:p>Son père était cordonnier</text:p>
          </table:table-cell>
          <table:table-cell/>
        </table:table-row>
        <table:table-row table:style-name="ro1">
          <table:table-cell office:value-type="float" office:value="11025" calcext:value-type="float">
            <text:p>11025</text:p>
          </table:table-cell>
          <table:table-cell office:value-type="string" calcext:value-type="string">
            <text:p>JOUBERT</text:p>
          </table:table-cell>
          <table:table-cell office:value-type="string" calcext:value-type="string">
            <text:p>Joseph, Emile</text:p>
          </table:table-cell>
          <table:table-cell table:style-name="ce5" office:value-type="string" calcext:value-type="string">
            <text:p>1864-11-03 00:00:00</text:p>
          </table:table-cell>
          <table:table-cell table:number-columns-repeated="2"/>
          <table:table-cell office:value-type="string" calcext:value-type="string">
            <text:p>rue St Maur, 134 /</text:p>
          </table:table-cell>
          <table:table-cell/>
          <table:table-cell office:value-type="string" calcext:value-type="string">
            <text:p>AN F18 1782</text:p>
          </table:table-cell>
          <table:table-cell office:value-type="string" calcext:value-type="string">
            <text:p>Il a été associé à son beau-père, Poussin et ses parents on t racheté l'établissement pour leur fils</text:p>
          </table:table-cell>
          <table:table-cell office:value-type="string" calcext:value-type="string">
            <text:p>Son père est médecin</text:p>
          </table:table-cell>
          <table:table-cell/>
        </table:table-row>
        <table:table-row table:style-name="ro1">
          <table:table-cell office:value-type="float" office:value="11026" calcext:value-type="float">
            <text:p>11026</text:p>
          </table:table-cell>
          <table:table-cell office:value-type="string" calcext:value-type="string">
            <text:p>JOUMAR</text:p>
          </table:table-cell>
          <table:table-cell office:value-type="string" calcext:value-type="string">
            <text:p>Jean-Baptiste</text:p>
          </table:table-cell>
          <table:table-cell table:style-name="ce5" office:value-type="string" calcext:value-type="string">
            <text:p>1833-07-10 00:00:00</text:p>
          </table:table-cell>
          <table:table-cell table:style-name="ce5" office:value-type="string" calcext:value-type="string">
            <text:p>1851-07-03 00:00:00</text:p>
          </table:table-cell>
          <table:table-cell/>
          <table:table-cell office:value-type="string" calcext:value-type="string">
            <text:p>passage Ste Croix de la Bretonnière, 11 /</text:p>
          </table:table-cell>
          <table:table-cell/>
          <table:table-cell office:value-type="string" calcext:value-type="string">
            <text:p>AN F18 1782</text:p>
          </table:table-cell>
          <table:table-cell office:value-type="string" calcext:value-type="string">
            <text:p>Il travaille dans la lithographie depuis 1819</text:p>
          </table:table-cell>
          <table:table-cell office:value-type="string" calcext:value-type="string">
            <text:p>Son père était préposé du payeur général</text:p>
          </table:table-cell>
          <table:table-cell/>
        </table:table-row>
        <table:table-row table:style-name="ro1">
          <table:table-cell office:value-type="float" office:value="11027" calcext:value-type="float">
            <text:p>11027</text:p>
          </table:table-cell>
          <table:table-cell office:value-type="string" calcext:value-type="string">
            <text:p>JOUVRAY</text:p>
          </table:table-cell>
          <table:table-cell office:value-type="string" calcext:value-type="string">
            <text:p>Louis, Emile</text:p>
          </table:table-cell>
          <table:table-cell table:number-columns-repeated="5"/>
          <table:table-cell office:value-type="string" calcext:value-type="string">
            <text:p>AN F18 1782</text:p>
          </table:table-cell>
          <table:table-cell office:value-type="string" calcext:value-type="string">
            <text:p>Il est fabricant de boites en carton pour bonbons</text:p>
          </table:table-cell>
          <table:table-cell office:value-type="string" calcext:value-type="string">
            <text:p>C'est un enfant trouvé</text:p>
          </table:table-cell>
          <table:table-cell/>
        </table:table-row>
        <table:table-row table:style-name="ro1">
          <table:table-cell office:value-type="float" office:value="11028" calcext:value-type="float">
            <text:p>11028</text:p>
          </table:table-cell>
          <table:table-cell office:value-type="string" calcext:value-type="string">
            <text:p>JUDE</text:p>
          </table:table-cell>
          <table:table-cell office:value-type="string" calcext:value-type="string">
            <text:p>Léonèle, Clément</text:p>
          </table:table-cell>
          <table:table-cell table:number-columns-repeated="3"/>
          <table:table-cell office:value-type="string" calcext:value-type="string">
            <text:p>Rue de la Grande Truanderie, 52 ?</text:p>
          </table:table-cell>
          <table:table-cell/>
          <table:table-cell office:value-type="string" calcext:value-type="string">
            <text:p>AN F18 1782</text:p>
          </table:table-cell>
          <table:table-cell/>
          <table:table-cell office:value-type="string" calcext:value-type="string">
            <text:p>Sa femme est couturière</text:p>
          </table:table-cell>
          <table:table-cell/>
        </table:table-row>
        <table:table-row table:style-name="ro1">
          <table:table-cell office:value-type="float" office:value="11029" calcext:value-type="float">
            <text:p>11029</text:p>
          </table:table-cell>
          <table:table-cell office:value-type="string" calcext:value-type="string">
            <text:p>JUILLARD</text:p>
          </table:table-cell>
          <table:table-cell office:value-type="string" calcext:value-type="string">
            <text:p>Désiré, Victor, Eugène</text:p>
          </table:table-cell>
          <table:table-cell table:number-columns-repeated="4"/>
          <table:table-cell office:value-type="string" calcext:value-type="string">
            <text:p>Rue St Martin, 102</text:p>
          </table:table-cell>
          <table:table-cell office:value-type="string" calcext:value-type="string">
            <text:p>AN F18 1782</text:p>
          </table:table-cell>
          <table:table-cell/>
          <table:table-cell office:value-type="string" calcext:value-type="string">
            <text:p>Il habite avec sa mère employée du théâtre St Martin, elle est pensionné e comme bléssée dans l'insurrection de juin</text:p>
          </table:table-cell>
          <table:table-cell/>
        </table:table-row>
        <table:table-row table:style-name="ro1">
          <table:table-cell office:value-type="float" office:value="11030" calcext:value-type="float">
            <text:p>11030</text:p>
          </table:table-cell>
          <table:table-cell office:value-type="string" calcext:value-type="string">
            <text:p>JUNCA</text:p>
          </table:table-cell>
          <table:table-cell office:value-type="string" calcext:value-type="string">
            <text:p>Pierre, Théophile</text:p>
          </table:table-cell>
          <table:table-cell table:number-columns-repeated="4"/>
          <table:table-cell office:value-type="string" calcext:value-type="string">
            <text:p>Rue des Augustins, 37</text:p>
          </table:table-cell>
          <table:table-cell office:value-type="string" calcext:value-type="string">
            <text:p>AN F18 1782</text:p>
          </table:table-cell>
          <table:table-cell/>
          <table:table-cell office:value-type="string" calcext:value-type="string">
            <text:p>Son père est directeur divisionnaire des postes militaires</text:p>
          </table:table-cell>
          <table:table-cell/>
        </table:table-row>
        <table:table-row table:style-name="ro1">
          <table:table-cell office:value-type="float" office:value="11031" calcext:value-type="float">
            <text:p>11031</text:p>
          </table:table-cell>
          <table:table-cell office:value-type="string" calcext:value-type="string">
            <text:p>JUNIN</text:p>
          </table:table-cell>
          <table:table-cell office:value-type="string" calcext:value-type="string">
            <text:p>Augustin, Lazare</text:p>
          </table:table-cell>
          <table:table-cell table:number-columns-repeated="4"/>
          <table:table-cell office:value-type="string" calcext:value-type="string">
            <text:p>Rue Aumaire, 51</text:p>
          </table:table-cell>
          <table:table-cell office:value-type="string" calcext:value-type="string">
            <text:p>AN F18 1782</text:p>
          </table:table-cell>
          <table:table-cell office:value-type="string" calcext:value-type="string">
            <text:p>Fabricant de jouets d'enfants, il s'est associé à la maison Gambart et Junin pour la fabrication de jeux et nouveautés en cartonnages</text:p>
          </table:table-cell>
          <table:table-cell table:number-columns-repeated="2"/>
        </table:table-row>
        <table:table-row table:style-name="ro1">
          <table:table-cell office:value-type="float" office:value="11032" calcext:value-type="float">
            <text:p>11032</text:p>
          </table:table-cell>
          <table:table-cell office:value-type="string" calcext:value-type="string">
            <text:p>JUSTIN</text:p>
          </table:table-cell>
          <table:table-cell office:value-type="string" calcext:value-type="string">
            <text:p>Michel, Placide</text:p>
          </table:table-cell>
          <table:table-cell table:style-name="ce5" office:value-type="string" calcext:value-type="string">
            <text:p>1832-09-03 00:00:00</text:p>
          </table:table-cell>
          <table:table-cell table:number-columns-repeated="4"/>
          <table:table-cell office:value-type="string" calcext:value-type="string">
            <text:p>AN F18 1782</text:p>
          </table:table-cell>
          <table:table-cell office:value-type="string" calcext:value-type="string">
            <text:p>Il est également breveté libraire en 1833</text:p>
          </table:table-cell>
          <table:table-cell office:value-type="string" calcext:value-type="string">
            <text:p>Son père est marchand tanneur</text:p>
          </table:table-cell>
          <table:table-cell/>
        </table:table-row>
        <table:table-row table:style-name="ro1">
          <table:table-cell office:value-type="float" office:value="11033" calcext:value-type="float">
            <text:p>11033</text:p>
          </table:table-cell>
          <table:table-cell office:value-type="string" calcext:value-type="string">
            <text:p>KAEPPELIN</text:p>
          </table:table-cell>
          <table:table-cell office:value-type="string" calcext:value-type="string">
            <text:p>Eugène, Florent</text:p>
          </table:table-cell>
          <table:table-cell/>
          <table:table-cell table:style-name="ce5" office:value-type="string" calcext:value-type="string">
            <text:p>1862-04-08 00:00:00</text:p>
          </table:table-cell>
          <table:table-cell/>
          <table:table-cell office:value-type="string" calcext:value-type="string">
            <text:p>Quai Voltaire n°17 et n°15, rue du Croissant n°20 <text:s/>/</text:p>
          </table:table-cell>
          <table:table-cell/>
          <table:table-cell office:value-type="string" calcext:value-type="string">
            <text:p>AN F18 1783 / Le Lithographe, 2e année 1839 p.63</text:p>
          </table:table-cell>
          <table:table-cell office:value-type="string" calcext:value-type="string">
            <text:p>Avant d'être imprimeur lithographe, il était qualifié d'artiste-dessinateur et marchand de pierres lithographiques. Il est également breveté taille-doucier en 1852 et libraire la même année. Il a créé une société pour l'exploitation d'une imprimerie lithographique et zincographique et pour la vente de pierres au capital de 150 000 frs divisé en 300 actions de 500 frs. La durée de cette société est de 20 ans à compter du 1er octobre 1837. / Il obtient une médaille d'or à l'exposition universelle de 1849 pour ses reports sur pierre et une médaille en 1855 pour l'invention d'un procédé: la lithochaléotypie ayant pour objet de réimprimer par des procédés chimiques la lithographie et les anciennes impressions sur la planche. <text:s text:c="85"/>En 1852, il exploite 4 presses en taille douce dans son atelier pour l'impression des cartes géographiques. Il a obtenu à l'exposition de 1849 une médaille d'or dans cette spécialité. Son brevet est annulé car il <text:s/>déménage à Banny dans le Loiret. <text:s text:c="2"/>/ Le 19 juin 1845, un acte du ministère de l'Intérieur stipulela vente de dix presses appartennant à M. Kaeppelin. <text:s text:c="80"/>Le 17 septembre 1841 Il obtient l'autorisation jusqu'à nouvel ordre de faire usage d'une presse typographique dite d'essai et d'un petit assortiment de caractères mobiles qui lui sont nécéssaires pour composer et reporter sur la pierre lithographique. <text:s/>Il imprime pour le ministre de la guerre des cartes topographiques, des planches d'histoire naturelle et des dessins.</text:p>
          </table:table-cell>
          <table:table-cell office:value-type="string" calcext:value-type="string">
            <text:p>Son père est lieutenant de la 6e compagnie de bataillon / Il est célibataire</text:p>
          </table:table-cell>
          <table:table-cell/>
        </table:table-row>
        <table:table-row table:style-name="ro1">
          <table:table-cell office:value-type="float" office:value="11034" calcext:value-type="float">
            <text:p>11034</text:p>
          </table:table-cell>
          <table:table-cell office:value-type="string" calcext:value-type="string">
            <text:p>KAPPELIN</text:p>
          </table:table-cell>
          <table:table-cell office:value-type="string" calcext:value-type="string">
            <text:p>Rosalie, Adélaïde</text:p>
          </table:table-cell>
          <table:table-cell table:number-columns-repeated="3"/>
          <table:table-cell office:value-type="string" calcext:value-type="string">
            <text:p>rue du Croissant, 20 <text:s/>/</text:p>
          </table:table-cell>
          <table:table-cell office:value-type="string" calcext:value-type="string">
            <text:p>Rue du Croissant, 26</text:p>
          </table:table-cell>
          <table:table-cell office:value-type="string" calcext:value-type="string">
            <text:p>AN F18 1783</text:p>
          </table:table-cell>
          <table:table-cell office:value-type="string" calcext:value-type="string">
            <text:p>Elle exerce la profession de graveur de musique. Elle fait le commerce d'ouvraes qui se rapportent à la musique et vend en gros des pierres lithographiques.</text:p>
          </table:table-cell>
          <table:table-cell office:value-type="string" calcext:value-type="string">
            <text:p>Elle est célibataire. C'est la soeur de Kaeppelin, Eugène, Florent</text:p>
          </table:table-cell>
          <table:table-cell/>
        </table:table-row>
        <table:table-row table:style-name="ro1">
          <table:table-cell office:value-type="float" office:value="11035" calcext:value-type="float">
            <text:p>11035</text:p>
          </table:table-cell>
          <table:table-cell office:value-type="string" calcext:value-type="string">
            <text:p>KLEIN</text:p>
          </table:table-cell>
          <table:table-cell office:value-type="string" calcext:value-type="string">
            <text:p>Pierre</text:p>
          </table:table-cell>
          <table:table-cell table:number-columns-repeated="5"/>
          <table:table-cell office:value-type="string" calcext:value-type="string">
            <text:p>AN F18 1783</text:p>
          </table:table-cell>
          <table:table-cell office:value-type="string" calcext:value-type="string">
            <text:p>Il est spécialisé dans la fabrication de dessins d'abats-jours.</text:p>
          </table:table-cell>
          <table:table-cell office:value-type="string" calcext:value-type="string">
            <text:p>Son père est cabaretier</text:p>
          </table:table-cell>
          <table:table-cell/>
        </table:table-row>
        <table:table-row table:style-name="ro1">
          <table:table-cell office:value-type="float" office:value="11036" calcext:value-type="float">
            <text:p>11036</text:p>
          </table:table-cell>
          <table:table-cell office:value-type="string" calcext:value-type="string">
            <text:p>KLOTZ</text:p>
          </table:table-cell>
          <table:table-cell office:value-type="string" calcext:value-type="string">
            <text:p>Joseph</text:p>
          </table:table-cell>
          <table:table-cell table:style-name="ce5" office:value-type="string" calcext:value-type="string">
            <text:p>1868-11-04 00:00:00</text:p>
          </table:table-cell>
          <table:table-cell table:number-columns-repeated="2"/>
          <table:table-cell office:value-type="string" calcext:value-type="string">
            <text:p>rue du Paradis Poissonniere, 22 /</text:p>
          </table:table-cell>
          <table:table-cell/>
          <table:table-cell office:value-type="string" calcext:value-type="string">
            <text:p>AN F18 1783</text:p>
          </table:table-cell>
          <table:table-cell office:value-type="string" calcext:value-type="string">
            <text:p>Il est peintre sur porcelaine de formation.</text:p>
          </table:table-cell>
          <table:table-cell table:number-columns-repeated="2"/>
        </table:table-row>
        <table:table-row table:style-name="ro1">
          <table:table-cell office:value-type="float" office:value="11037" calcext:value-type="float">
            <text:p>11037</text:p>
          </table:table-cell>
          <table:table-cell office:value-type="string" calcext:value-type="string">
            <text:p>KNECHT</text:p>
          </table:table-cell>
          <table:table-cell table:number-columns-repeated="4"/>
          <table:table-cell office:value-type="string" calcext:value-type="string">
            <text:p>Rue de Paradis, 37</text:p>
          </table:table-cell>
          <table:table-cell/>
          <table:table-cell office:value-type="string" calcext:value-type="string">
            <text:p>AN F18* I 126</text:p>
          </table:table-cell>
          <table:table-cell table:number-columns-repeated="3"/>
        </table:table-row>
        <table:table-row table:style-name="ro1">
          <table:table-cell office:value-type="float" office:value="11038" calcext:value-type="float">
            <text:p>11038</text:p>
          </table:table-cell>
          <table:table-cell office:value-type="string" calcext:value-type="string">
            <text:p>KUHN</text:p>
          </table:table-cell>
          <table:table-cell office:value-type="string" calcext:value-type="string">
            <text:p>Louis, Frédéric</text:p>
          </table:table-cell>
          <table:table-cell table:style-name="ce5" office:value-type="string" calcext:value-type="string">
            <text:p>1834-11-10 00:00:00</text:p>
          </table:table-cell>
          <table:table-cell table:number-columns-repeated="4"/>
          <table:table-cell office:value-type="string" calcext:value-type="string">
            <text:p>AN F18 1783</text:p>
          </table:table-cell>
          <table:table-cell/>
          <table:table-cell office:value-type="string" calcext:value-type="string">
            <text:p>Son père est maître tonnelier des Tuileries</text:p>
          </table:table-cell>
          <table:table-cell/>
        </table:table-row>
        <table:table-row table:style-name="ro1">
          <table:table-cell office:value-type="float" office:value="11039" calcext:value-type="float">
            <text:p>11039</text:p>
          </table:table-cell>
          <table:table-cell office:value-type="string" calcext:value-type="string">
            <text:p>KUPPENHEIM</text:p>
          </table:table-cell>
          <table:table-cell office:value-type="string" calcext:value-type="string">
            <text:p>Michel</text:p>
          </table:table-cell>
          <table:table-cell/>
          <table:table-cell table:style-name="ce5" office:value-type="string" calcext:value-type="string">
            <text:p>1850-06-12 00:00:00</text:p>
          </table:table-cell>
          <table:table-cell/>
          <table:table-cell office:value-type="string" calcext:value-type="string">
            <text:p>rue St Martin, 196 <text:s/>/</text:p>
          </table:table-cell>
          <table:table-cell/>
          <table:table-cell office:value-type="string" calcext:value-type="string">
            <text:p>AN F18 1783</text:p>
          </table:table-cell>
          <table:table-cell table:number-columns-repeated="3"/>
        </table:table-row>
        <table:table-row table:style-name="ro1">
          <table:table-cell office:value-type="float" office:value="11040" calcext:value-type="float">
            <text:p>11040</text:p>
          </table:table-cell>
          <table:table-cell office:value-type="string" calcext:value-type="string">
            <text:p>LABBE</text:p>
          </table:table-cell>
          <table:table-cell office:value-type="string" calcext:value-type="string">
            <text:p>Louis, Adolphe</text:p>
          </table:table-cell>
          <table:table-cell table:style-name="ce5" office:value-type="string" calcext:value-type="string">
            <text:p>1834-03-04 00:00:00</text:p>
          </table:table-cell>
          <table:table-cell table:number-columns-repeated="2"/>
          <table:table-cell office:value-type="string" calcext:value-type="string">
            <text:p>rue du Four St Germain, 9 <text:s/>/</text:p>
          </table:table-cell>
          <table:table-cell/>
          <table:table-cell office:value-type="string" calcext:value-type="string">
            <text:p>AN F18 1784</text:p>
          </table:table-cell>
          <table:table-cell office:value-type="string" calcext:value-type="string">
            <text:p>Il a fait son apprentissage en tant qu'ouvrier lithographe chez Chabert, Jules Desportes puis Cluis.</text:p>
          </table:table-cell>
          <table:table-cell office:value-type="string" calcext:value-type="string">
            <text:p>Son père est boulanger</text:p>
          </table:table-cell>
          <table:table-cell/>
        </table:table-row>
        <table:table-row table:style-name="ro1">
          <table:table-cell office:value-type="float" office:value="11041" calcext:value-type="float">
            <text:p>11041</text:p>
          </table:table-cell>
          <table:table-cell office:value-type="string" calcext:value-type="string">
            <text:p>LABORDE</text:p>
          </table:table-cell>
          <table:table-cell office:value-type="string" calcext:value-type="string">
            <text:p>Jean, François</text:p>
          </table:table-cell>
          <table:table-cell table:style-name="ce5" office:value-type="string" calcext:value-type="string">
            <text:p>1856-10-12 00:00:00</text:p>
          </table:table-cell>
          <table:table-cell table:number-columns-repeated="2"/>
          <table:table-cell office:value-type="string" calcext:value-type="string">
            <text:p>rue des Lombards, 25 <text:s/>/</text:p>
          </table:table-cell>
          <table:table-cell office:value-type="string" calcext:value-type="string">
            <text:p>Champerret commune de Neuilly</text:p>
          </table:table-cell>
          <table:table-cell office:value-type="string" calcext:value-type="string">
            <text:p>AN F18 1784</text:p>
          </table:table-cell>
          <table:table-cell office:value-type="string" calcext:value-type="string">
            <text:p>Il était écrivain en autographie et chef comptable chez M. Prost, banquier. / Il a acheté l'atelier de la Demoiselle Laborde rue des Lombards 25</text:p>
          </table:table-cell>
          <table:table-cell office:value-type="string" calcext:value-type="string">
            <text:p>Son père est commis à cheval dans l'administration des droits réunis / Il est père de 5 enfants</text:p>
          </table:table-cell>
          <table:table-cell/>
        </table:table-row>
        <table:table-row table:style-name="ro1">
          <table:table-cell office:value-type="float" office:value="11042" calcext:value-type="float">
            <text:p>11042</text:p>
          </table:table-cell>
          <table:table-cell office:value-type="string" calcext:value-type="string">
            <text:p>LABOULAYE</text:p>
          </table:table-cell>
          <table:table-cell office:value-type="string" calcext:value-type="string">
            <text:p>Pierre, Charles</text:p>
          </table:table-cell>
          <table:table-cell table:number-columns-repeated="3"/>
          <table:table-cell office:value-type="string" calcext:value-type="string">
            <text:p>rue Notre Dame des Victoires, 36 <text:s/>/</text:p>
          </table:table-cell>
          <table:table-cell/>
          <table:table-cell office:value-type="string" calcext:value-type="string">
            <text:p>AN F18 1784</text:p>
          </table:table-cell>
          <table:table-cell table:number-columns-repeated="3"/>
        </table:table-row>
        <table:table-row table:style-name="ro1">
          <table:table-cell office:value-type="float" office:value="11043" calcext:value-type="float">
            <text:p>11043</text:p>
          </table:table-cell>
          <table:table-cell office:value-type="string" calcext:value-type="string">
            <text:p>LACHEVRE Née PETUREAU</text:p>
          </table:table-cell>
          <table:table-cell office:value-type="string" calcext:value-type="string">
            <text:p>Josephine, Victoire, Catherine</text:p>
          </table:table-cell>
          <table:table-cell table:number-columns-repeated="3"/>
          <table:table-cell office:value-type="string" calcext:value-type="string">
            <text:p>passage du Caire, 60 &amp; 61 <text:s/>/</text:p>
          </table:table-cell>
          <table:table-cell/>
          <table:table-cell office:value-type="string" calcext:value-type="string">
            <text:p>AN F18 1784</text:p>
          </table:table-cell>
          <table:table-cell office:value-type="string" calcext:value-type="string">
            <text:p>Elle est d'abord imprimeur en taille-douce..</text:p>
          </table:table-cell>
          <table:table-cell office:value-type="string" calcext:value-type="string">
            <text:p>Son père est imprimeur et son mari horloger</text:p>
          </table:table-cell>
          <table:table-cell/>
        </table:table-row>
        <table:table-row table:style-name="ro1">
          <table:table-cell office:value-type="float" office:value="11044" calcext:value-type="float">
            <text:p>11044</text:p>
          </table:table-cell>
          <table:table-cell office:value-type="string" calcext:value-type="string">
            <text:p>LACOMBE</text:p>
          </table:table-cell>
          <table:table-cell office:value-type="string" calcext:value-type="string">
            <text:p>Henri, Auguste</text:p>
          </table:table-cell>
          <table:table-cell table:style-name="ce5" office:value-type="string" calcext:value-type="string">
            <text:p>1851-02-06 00:00:00</text:p>
          </table:table-cell>
          <table:table-cell table:number-columns-repeated="2"/>
          <table:table-cell office:value-type="string" calcext:value-type="string">
            <text:p>Rue du Faubourg Poissonnière, 46</text:p>
          </table:table-cell>
          <table:table-cell office:value-type="string" calcext:value-type="string">
            <text:p>Rue du Faubourg Poissonnière, 68</text:p>
          </table:table-cell>
          <table:table-cell office:value-type="string" calcext:value-type="string">
            <text:p>AN F18 1784</text:p>
          </table:table-cell>
          <table:table-cell office:value-type="string" calcext:value-type="string">
            <text:p>Il est gérant d'une revue mensuelle intitulée: La Révolution littéraire. / Il a acheté le matériel de la veuve Larue, rue du Jour 17</text:p>
          </table:table-cell>
          <table:table-cell office:value-type="string" calcext:value-type="string">
            <text:p>Il habite avec sa mère / Son père est manufacturier de papiers peints</text:p>
          </table:table-cell>
          <table:table-cell/>
        </table:table-row>
        <table:table-row table:style-name="ro1">
          <table:table-cell office:value-type="float" office:value="11045" calcext:value-type="float">
            <text:p>11045</text:p>
          </table:table-cell>
          <table:table-cell office:value-type="string" calcext:value-type="string">
            <text:p>LACOME</text:p>
          </table:table-cell>
          <table:table-cell office:value-type="string" calcext:value-type="string">
            <text:p>Etienne</text:p>
          </table:table-cell>
          <table:table-cell/>
          <table:table-cell table:style-name="ce5" office:value-type="string" calcext:value-type="string">
            <text:p>1857-10-08 00:00:00</text:p>
          </table:table-cell>
          <table:table-cell/>
          <table:table-cell office:value-type="string" calcext:value-type="string">
            <text:p>rue Marie Stuart, 6 <text:s/>/</text:p>
          </table:table-cell>
          <table:table-cell/>
          <table:table-cell office:value-type="string" calcext:value-type="string">
            <text:p>AN F18 1784</text:p>
          </table:table-cell>
          <table:table-cell office:value-type="string" calcext:value-type="string">
            <text:p>Il possède un magasin de papiers et une imprimerie en taille-douce</text:p>
          </table:table-cell>
          <table:table-cell office:value-type="string" calcext:value-type="string">
            <text:p>Son père est cultivateur</text:p>
          </table:table-cell>
          <table:table-cell/>
        </table:table-row>
        <table:table-row table:style-name="ro1">
          <table:table-cell office:value-type="float" office:value="11046" calcext:value-type="float">
            <text:p>11046</text:p>
          </table:table-cell>
          <table:table-cell office:value-type="string" calcext:value-type="string">
            <text:p>LACOUR</text:p>
          </table:table-cell>
          <table:table-cell office:value-type="string" calcext:value-type="string">
            <text:p>François</text:p>
          </table:table-cell>
          <table:table-cell/>
          <table:table-cell table:style-name="ce5" office:value-type="string" calcext:value-type="string">
            <text:p>1858-05-07 00:00:00</text:p>
          </table:table-cell>
          <table:table-cell/>
          <table:table-cell office:value-type="string" calcext:value-type="string">
            <text:p>Rue Soufflot, 18</text:p>
          </table:table-cell>
          <table:table-cell/>
          <table:table-cell office:value-type="string" calcext:value-type="string">
            <text:p>AN F18 1784 / AP D10 U3 30 n°12407 / AP D11 U3 200</text:p>
          </table:table-cell>
          <table:table-cell office:value-type="string" calcext:value-type="string">
            <text:p>Il a fait son apprentissage comme ouvrier lithographe dès l'âge de 12 ans chez le Sieur Pelisson. / Il a acheté le brevet du Sieur Tillard moyennant 19 000 frs. Toutes ses presses furent brisées en 1848. / Il a acheté son terrain rue Soufflot en 1849 pour 41 580 frs [Me Delapalme 15 février 1849] / Il a fait faillite en 1855 avec un actif de 319 856 frs et un passif de 304 643 frs / Il est également breveté imprimeur en 1842 et libraire en 1841</text:p>
          </table:table-cell>
          <table:table-cell office:value-type="string" calcext:value-type="string">
            <text:p>Son père est propriétaire</text:p>
          </table:table-cell>
          <table:table-cell/>
        </table:table-row>
        <table:table-row table:style-name="ro1">
          <table:table-cell office:value-type="float" office:value="11047" calcext:value-type="float">
            <text:p>11047</text:p>
          </table:table-cell>
          <table:table-cell office:value-type="string" calcext:value-type="string">
            <text:p>LACRAMPE</text:p>
          </table:table-cell>
          <table:table-cell office:value-type="string" calcext:value-type="string">
            <text:p>Jean-Baptiste, Xavier</text:p>
          </table:table-cell>
          <table:table-cell table:number-columns-repeated="3"/>
          <table:table-cell office:value-type="string" calcext:value-type="string">
            <text:p>passage du Caire, 128 <text:s/>/ Rue Montmartre, 26 /</text:p>
          </table:table-cell>
          <table:table-cell/>
          <table:table-cell office:value-type="string" calcext:value-type="string">
            <text:p>AN F18 1784 / Almanach du commerce, 1839</text:p>
          </table:table-cell>
          <table:table-cell office:value-type="string" calcext:value-type="string">
            <text:p>Il est également breveté imprimeur en lettres en 1829 et libraire en 1833</text:p>
          </table:table-cell>
          <table:table-cell office:value-type="string" calcext:value-type="string">
            <text:p>Son père est maître perruquier</text:p>
          </table:table-cell>
          <table:table-cell/>
        </table:table-row>
        <table:table-row table:style-name="ro1">
          <table:table-cell office:value-type="float" office:value="11048" calcext:value-type="float">
            <text:p>11048</text:p>
          </table:table-cell>
          <table:table-cell office:value-type="string" calcext:value-type="string">
            <text:p>LACROIX</text:p>
          </table:table-cell>
          <table:table-cell office:value-type="string" calcext:value-type="string">
            <text:p>Jean</text:p>
          </table:table-cell>
          <table:table-cell table:style-name="ce5" office:value-type="string" calcext:value-type="string">
            <text:p>1821-06-09 00:00:00</text:p>
          </table:table-cell>
          <table:table-cell table:number-columns-repeated="2"/>
          <table:table-cell office:value-type="string" calcext:value-type="string">
            <text:p>Rue du Four St Germain, 55</text:p>
          </table:table-cell>
          <table:table-cell/>
          <table:table-cell office:value-type="string" calcext:value-type="string">
            <text:p>AN F18 1784 / Almanach du commerce, 1827 / AN F 4601</text:p>
          </table:table-cell>
          <table:table-cell office:value-type="string" calcext:value-type="string">
            <text:p>En 1827 une correspondance est envoyée au préfet de police car Lacroix a disparu de son domicile en mai 1827</text:p>
          </table:table-cell>
          <table:table-cell/>
          <table:table-cell office:value-type="string" calcext:value-type="string">
            <text:p>Important dossier avec de nombreuses fraudes</text:p>
          </table:table-cell>
        </table:table-row>
        <table:table-row table:style-name="ro1">
          <table:table-cell office:value-type="float" office:value="11049" calcext:value-type="float">
            <text:p>11049</text:p>
          </table:table-cell>
          <table:table-cell office:value-type="string" calcext:value-type="string">
            <text:p>LAGUERRIE, née BRIOUDE</text:p>
          </table:table-cell>
          <table:table-cell office:value-type="string" calcext:value-type="string">
            <text:p>Jeanne, Solange</text:p>
          </table:table-cell>
          <table:table-cell table:number-columns-repeated="5"/>
          <table:table-cell office:value-type="string" calcext:value-type="string">
            <text:p>AN F18 1784</text:p>
          </table:table-cell>
          <table:table-cell/>
          <table:table-cell office:value-type="string" calcext:value-type="string">
            <text:p>Son père est boulanger</text:p>
          </table:table-cell>
          <table:table-cell/>
        </table:table-row>
        <table:table-row table:style-name="ro1">
          <table:table-cell office:value-type="float" office:value="11050" calcext:value-type="float">
            <text:p>11050</text:p>
          </table:table-cell>
          <table:table-cell office:value-type="string" calcext:value-type="string">
            <text:p>LALANDE</text:p>
          </table:table-cell>
          <table:table-cell office:value-type="string" calcext:value-type="string">
            <text:p>Elisabeth</text:p>
          </table:table-cell>
          <table:table-cell table:number-columns-repeated="3"/>
          <table:table-cell office:value-type="string" calcext:value-type="string">
            <text:p>rue des Lombards, 12 <text:s/>/</text:p>
          </table:table-cell>
          <table:table-cell/>
          <table:table-cell office:value-type="string" calcext:value-type="string">
            <text:p>AN F18 1785</text:p>
          </table:table-cell>
          <table:table-cell office:value-type="string" calcext:value-type="string">
            <text:p>Elle est autorisée à posséder des caractères typographiques du 15 mai 1848 au 24 juillet 1860 / En 1849 un de ses ouvriers, prussien, qui a été renvoyé de l'imprimerie la dénonce dans une lettre anonyme pour abus de l'autorisation de posséder des caractères typographiques / Elle est spécialisée dans la fabrication d'étiqettes et de factures</text:p>
          </table:table-cell>
          <table:table-cell office:value-type="string" calcext:value-type="string">
            <text:p>Son père est domestique</text:p>
          </table:table-cell>
          <table:table-cell/>
        </table:table-row>
        <table:table-row table:style-name="ro1">
          <table:table-cell office:value-type="float" office:value="11051" calcext:value-type="float">
            <text:p>11051</text:p>
          </table:table-cell>
          <table:table-cell office:value-type="string" calcext:value-type="string">
            <text:p>LALLEMAND</text:p>
          </table:table-cell>
          <table:table-cell office:value-type="string" calcext:value-type="string">
            <text:p>Adrien, Toussaint</text:p>
          </table:table-cell>
          <table:table-cell table:style-name="ce5" office:value-type="string" calcext:value-type="string">
            <text:p>1849-12-03 00:00:00</text:p>
          </table:table-cell>
          <table:table-cell table:style-name="ce5" office:value-type="string" calcext:value-type="string">
            <text:p>1856-04-02 00:00:00</text:p>
          </table:table-cell>
          <table:table-cell/>
          <table:table-cell office:value-type="string" calcext:value-type="string">
            <text:p>rue de la Harpe, 45 /</text:p>
          </table:table-cell>
          <table:table-cell/>
          <table:table-cell office:value-type="string" calcext:value-type="string">
            <text:p>AN F18 1785</text:p>
          </table:table-cell>
          <table:table-cell office:value-type="string" calcext:value-type="string">
            <text:p>A 13 ans il sort de l'Ecole de dessin, rue de l'Ecole de médecine, après avoir fait un portrait de l'Empereur en grand costume / A 17 ans il obtient le 1er prix de gravure en géographie / A 18 ans il gagnait 4 000 frs par an / Il est également marchand d'estampes</text:p>
          </table:table-cell>
          <table:table-cell table:number-columns-repeated="2"/>
        </table:table-row>
        <table:table-row table:style-name="ro1">
          <table:table-cell office:value-type="float" office:value="11052" calcext:value-type="float">
            <text:p>11052</text:p>
          </table:table-cell>
          <table:table-cell office:value-type="string" calcext:value-type="string">
            <text:p>LAMARRE</text:p>
          </table:table-cell>
          <table:table-cell office:value-type="string" calcext:value-type="string">
            <text:p>Jacques, Armand</text:p>
          </table:table-cell>
          <table:table-cell/>
          <table:table-cell table:style-name="ce5" office:value-type="string" calcext:value-type="string">
            <text:p>1713-05-09 20:46:00</text:p>
          </table:table-cell>
          <table:table-cell/>
          <table:table-cell office:value-type="string" calcext:value-type="string">
            <text:p>rue du Faubourg St Denis, 6 / <text:s/>rue du Faubourg St Denis, 6 / <text:s/>rue du Faubourg St Denis, 6 / <text:s/>rue du Faubourg St Denis, 6 / <text:s/>rue du Faubourg St Denis, 6 / <text:s/>rue du Faubourg St Denis, 6 / <text:s/>rue du Faubourg St Denis, 6 /</text:p>
          </table:table-cell>
          <table:table-cell office:value-type="string" calcext:value-type="string">
            <text:p>rue du Caire, 19</text:p>
          </table:table-cell>
          <table:table-cell office:value-type="string" calcext:value-type="string">
            <text:p>AN F18 1785</text:p>
          </table:table-cell>
          <table:table-cell office:value-type="string" calcext:value-type="string">
            <text:p>Il transfère son brevet de lithographe pour un même titre au Mans en 1846.</text:p>
          </table:table-cell>
          <table:table-cell office:value-type="string" calcext:value-type="string">
            <text:p>Son père est percepteur de contributions</text:p>
          </table:table-cell>
          <table:table-cell/>
        </table:table-row>
        <table:table-row table:style-name="ro1">
          <table:table-cell office:value-type="float" office:value="11053" calcext:value-type="float">
            <text:p>11053</text:p>
          </table:table-cell>
          <table:table-cell office:value-type="string" calcext:value-type="string">
            <text:p>LAMBERT</text:p>
          </table:table-cell>
          <table:table-cell office:value-type="string" calcext:value-type="string">
            <text:p>Jean-Louis, Isidore</text:p>
          </table:table-cell>
          <table:table-cell table:style-name="ce5" office:value-type="string" calcext:value-type="string">
            <text:p>1847-12-10 00:00:00</text:p>
          </table:table-cell>
          <table:table-cell table:style-name="ce5" office:value-type="string" calcext:value-type="string">
            <text:p>1873-08-12 00:00:00</text:p>
          </table:table-cell>
          <table:table-cell table:number-columns-repeated="2"/>
          <table:table-cell office:value-type="string" calcext:value-type="string">
            <text:p>Rue des Bernardins, 40</text:p>
          </table:table-cell>
          <table:table-cell office:value-type="string" calcext:value-type="string">
            <text:p>AN F18 1785</text:p>
          </table:table-cell>
          <table:table-cell/>
          <table:table-cell office:value-type="string" calcext:value-type="string">
            <text:p>Il vit avec sa mère qui est loueuse de chaises à St Nicolas du Chardonnet / Son père est journalierIl vit avec sa mère qui est loueuse de chaises à St Nicolas du Chardonnet / Son père est journalierIl vit avec sa mère qui est loueuse de chaises à St Nicolas du Chardonnet / Son père est journalierIl vit avec sa mère qui est loueuse de chaises à St Nicolas du Chardonnet / Son père est journalierIl vit avec sa mère qui est loueuse de chaises à St Nicolas du Chardonnet / Son père est journalierIl vit avec sa mère qui est loueuse de chaises à St Nicolas du Chardonnet / Son père est journalierIl vit avec sa mère qui est loueuse de chaises à St Nicolas du Chardonnet / Son père est journalier</text:p>
          </table:table-cell>
          <table:table-cell/>
        </table:table-row>
        <table:table-row table:style-name="ro1">
          <table:table-cell office:value-type="float" office:value="11054" calcext:value-type="float">
            <text:p>11054</text:p>
          </table:table-cell>
          <table:table-cell office:value-type="string" calcext:value-type="string">
            <text:p>LAMBERT</text:p>
          </table:table-cell>
          <table:table-cell office:value-type="string" calcext:value-type="string">
            <text:p>Jean-Baptiste, Achille</text:p>
          </table:table-cell>
          <table:table-cell table:number-columns-repeated="3"/>
          <table:table-cell office:value-type="string" calcext:value-type="string">
            <text:p>rue Grenelle St Honoré, 46</text:p>
          </table:table-cell>
          <table:table-cell/>
          <table:table-cell office:value-type="string" calcext:value-type="string">
            <text:p>AN F18 1785</text:p>
          </table:table-cell>
          <table:table-cell office:value-type="string" calcext:value-type="string">
            <text:p>Son 1er brevet est obtenu en échange d'un même titre à Belleville. / Il est chargé d'imprimer les vues et plans joints au journal général d'affichesSon 1er brevet est obtenu en échange d'un même titre à Belleville. / Il est chargé d'imprimer les vues et plans joints au journal général d'affichesSon 1er brevet est obtenu en échange d'un même titre à Belleville. / Il est chargé d'imprimer les vues et plans joints au journal général d'affichesSon 1er brevet est obtenu en échange d'un même titre à Belleville. / Il est chargé d'imprimer les vues et plans joints au journal général d'affichesSon 1er brevet est obtenu en échange d'un même titre à Belleville. / Il est chargé d'imprimer les vues et plans joints au journal général d'affichesSon 1er brevet est obtenu en échange d'un même titre à Belleville. / Il est chargé d'imprimer les vues et plans joints au journal général d'affichesSon 1er brevet est obtenu en échange d'un même titre à Belleville. / Il est chargé d'imprimer les vues et plans joints au journal général d'affiches</text:p>
          </table:table-cell>
          <table:table-cell office:value-type="string" calcext:value-type="string">
            <text:p>Son père est employé au Ministère des finances</text:p>
          </table:table-cell>
          <table:table-cell/>
        </table:table-row>
        <table:table-row table:style-name="ro1">
          <table:table-cell office:value-type="float" office:value="11055" calcext:value-type="float">
            <text:p>11055</text:p>
          </table:table-cell>
          <table:table-cell office:value-type="string" calcext:value-type="string">
            <text:p>LAMBLOT</text:p>
          </table:table-cell>
          <table:table-cell office:value-type="string" calcext:value-type="string">
            <text:p>Victor, Jules, Louis</text:p>
          </table:table-cell>
          <table:table-cell table:number-columns-repeated="4"/>
          <table:table-cell office:value-type="string" calcext:value-type="string">
            <text:p>Rue de Flandres, 104 (La Villette)</text:p>
          </table:table-cell>
          <table:table-cell office:value-type="string" calcext:value-type="string">
            <text:p>AN F18 1785</text:p>
          </table:table-cell>
          <table:table-cell office:value-type="string" calcext:value-type="string">
            <text:p>Il est tout d'abord papetier. Il a l'autorisation le 27 mars 1860 de vendre des livres de classe.</text:p>
          </table:table-cell>
          <table:table-cell office:value-type="string" calcext:value-type="string">
            <text:p>Il est marié père de 6 enfants</text:p>
          </table:table-cell>
          <table:table-cell/>
        </table:table-row>
        <table:table-row table:style-name="ro1">
          <table:table-cell office:value-type="float" office:value="11056" calcext:value-type="float">
            <text:p>11056</text:p>
          </table:table-cell>
          <table:table-cell office:value-type="string" calcext:value-type="string">
            <text:p>LAMY</text:p>
          </table:table-cell>
          <table:table-cell office:value-type="string" calcext:value-type="string">
            <text:p>Charles, François</text:p>
          </table:table-cell>
          <table:table-cell table:number-columns-repeated="5"/>
          <table:table-cell office:value-type="string" calcext:value-type="string">
            <text:p>AN F18 1785</text:p>
          </table:table-cell>
          <table:table-cell office:value-type="string" calcext:value-type="string">
            <text:p>Il est parti en 1836 en Algérie pour être doreur sur métaux mais ce fut un échec</text:p>
          </table:table-cell>
          <table:table-cell office:value-type="string" calcext:value-type="string">
            <text:p>Il est marié père de 3 enfants</text:p>
          </table:table-cell>
          <table:table-cell/>
        </table:table-row>
        <table:table-row table:style-name="ro1">
          <table:table-cell office:value-type="float" office:value="11057" calcext:value-type="float">
            <text:p>11057</text:p>
          </table:table-cell>
          <table:table-cell office:value-type="string" calcext:value-type="string">
            <text:p>LAMY</text:p>
          </table:table-cell>
          <table:table-cell office:value-type="string" calcext:value-type="string">
            <text:p>Michel, Adolphe</text:p>
          </table:table-cell>
          <table:table-cell table:number-columns-repeated="3"/>
          <table:table-cell office:value-type="string" calcext:value-type="string">
            <text:p>rue d'Anjou St Honoré, 8 / <text:s/>rue d'Anjou St Honoré, 8 / <text:s/>rue d'Anjou St Honoré, 8 / <text:s/>rue d'Anjou St Honoré, 8 / <text:s/>rue d'Anjou St Honoré, 8 / <text:s/>rue d'Anjou St Honoré, 8 / <text:s/>rue d'Anjou St Honoré, 8 /</text:p>
          </table:table-cell>
          <table:table-cell/>
          <table:table-cell office:value-type="string" calcext:value-type="string">
            <text:p>AN F18 1785</text:p>
          </table:table-cell>
          <table:table-cell/>
          <table:table-cell office:value-type="string" calcext:value-type="string">
            <text:p>Il est marié père de 3 enfants</text:p>
          </table:table-cell>
          <table:table-cell/>
        </table:table-row>
        <table:table-row table:style-name="ro1">
          <table:table-cell office:value-type="float" office:value="11058" calcext:value-type="float">
            <text:p>11058</text:p>
          </table:table-cell>
          <table:table-cell office:value-type="string" calcext:value-type="string">
            <text:p>LANDA</text:p>
          </table:table-cell>
          <table:table-cell office:value-type="string" calcext:value-type="string">
            <text:p>Jules, Alexandre, Adolphe</text:p>
          </table:table-cell>
          <table:table-cell table:number-columns-repeated="3"/>
          <table:table-cell office:value-type="string" calcext:value-type="string">
            <text:p>Rue Saint Sauveur, 20</text:p>
          </table:table-cell>
          <table:table-cell office:value-type="string" calcext:value-type="string">
            <text:p>Rue St Martin, 329</text:p>
          </table:table-cell>
          <table:table-cell office:value-type="string" calcext:value-type="string">
            <text:p>AN F18 1785</text:p>
          </table:table-cell>
          <table:table-cell office:value-type="string" calcext:value-type="string">
            <text:p>Il est graveur sur pierres de formation.</text:p>
          </table:table-cell>
          <table:table-cell office:value-type="string" calcext:value-type="string">
            <text:p>Son père est employé des contributions indirectes</text:p>
          </table:table-cell>
          <table:table-cell/>
        </table:table-row>
        <table:table-row table:style-name="ro1">
          <table:table-cell office:value-type="float" office:value="11059" calcext:value-type="float">
            <text:p>11059</text:p>
          </table:table-cell>
          <table:table-cell office:value-type="string" calcext:value-type="string">
            <text:p>LANGE</text:p>
          </table:table-cell>
          <table:table-cell office:value-type="string" calcext:value-type="string">
            <text:p>Arthur, Jean-Baptiste, Victor</text:p>
          </table:table-cell>
          <table:table-cell table:number-columns-repeated="3"/>
          <table:table-cell office:value-type="string" calcext:value-type="string">
            <text:p>Rue Neuve st Merry, 39</text:p>
          </table:table-cell>
          <table:table-cell office:value-type="string" calcext:value-type="string">
            <text:p>Rue Fondary, 43</text:p>
          </table:table-cell>
          <table:table-cell office:value-type="string" calcext:value-type="string">
            <text:p>AN F18 1785</text:p>
          </table:table-cell>
          <table:table-cell office:value-type="string" calcext:value-type="string">
            <text:p>Il était dessinateur lithographe dans la maison Lemercier et a acheté le fonds de la Demoiselle Bourse.</text:p>
          </table:table-cell>
          <table:table-cell office:value-type="string" calcext:value-type="string">
            <text:p>Son père est lithographe / Il est marié avec 3 enfantsSon père est lithographe / Il est marié avec 3 enfantsSon père est lithographe / Il est marié avec 3 enfantsSon père est lithographe / Il est marié avec 3 enfantsSon père est lithographe / Il est marié avec 3 enfantsSon père est lithographe / Il est marié avec 3 enfantsSon père est lithographe / Il est marié avec 3 enfants</text:p>
          </table:table-cell>
          <table:table-cell/>
        </table:table-row>
        <table:table-row table:style-name="ro1">
          <table:table-cell office:value-type="float" office:value="11060" calcext:value-type="float">
            <text:p>11060</text:p>
          </table:table-cell>
          <table:table-cell office:value-type="string" calcext:value-type="string">
            <text:p>LANGLET</text:p>
          </table:table-cell>
          <table:table-cell office:value-type="string" calcext:value-type="string">
            <text:p>Jacques, Prosper</text:p>
          </table:table-cell>
          <table:table-cell table:number-columns-repeated="3"/>
          <table:table-cell office:value-type="string" calcext:value-type="string">
            <text:p>rue Cadet, 18 &amp; 12 <text:s/>/ <text:s/>rue Cadet, 18 &amp; 12 <text:s/>/ <text:s/>rue Cadet, 18 &amp; 12 <text:s/>/ <text:s/>rue Cadet, 18 &amp; 12 <text:s/>/ <text:s/>rue Cadet, 18 &amp; 12 <text:s/>/ <text:s/>rue Cadet, 18 &amp; 12 <text:s/>/ <text:s/>rue Cadet, 18 &amp; 12 <text:s/>/</text:p>
          </table:table-cell>
          <table:table-cell/>
          <table:table-cell office:value-type="string" calcext:value-type="string">
            <text:p>AN F18 1785</text:p>
          </table:table-cell>
          <table:table-cell office:value-type="string" calcext:value-type="string">
            <text:p>Son matériel a été racheté par Simon Richault, car lui-même a fait faillite / Il est spécialisé dans la musique / Il est breveté taille-doucier en 1852Son matériel a été racheté par Simon Richault, car lui-même a fait faillite / Il est spécialisé dans la musique / Il est breveté taille-doucier en 1852Son matériel a été racheté par Simon Richault, car lui-même a fait faillite / Il est spécialisé dans la musique / Il est breveté taille-doucier en 1852Son matériel a été racheté par Simon Richault, car lui-même a fait faillite / Il est spécialisé dans la musique / Il est breveté taille-doucier en 1852Son matériel a été racheté par Simon Richault, car lui-même a fait faillite / Il est spécialisé dans la musique / Il est breveté taille-doucier en 1852Son matériel a été racheté par Simon Richault, car lui-même a fait faillite / Il est spécialisé dans la musique / Il est breveté taille-doucier en 1852Son matériel a été racheté par Simon Richault, car lui-même a fait faillite / Il est spécialisé dans la musique / Il est breveté taille-doucier en 1852</text:p>
          </table:table-cell>
          <table:table-cell office:value-type="string" calcext:value-type="string">
            <text:p>Il est marié et père de 4 enfants</text:p>
          </table:table-cell>
          <table:table-cell/>
        </table:table-row>
        <table:table-row table:style-name="ro1">
          <table:table-cell office:value-type="float" office:value="11061" calcext:value-type="float">
            <text:p>11061</text:p>
          </table:table-cell>
          <table:table-cell office:value-type="string" calcext:value-type="string">
            <text:p>LANGLOIS</text:p>
          </table:table-cell>
          <table:table-cell office:value-type="string" calcext:value-type="string">
            <text:p>Michel, Romain</text:p>
          </table:table-cell>
          <table:table-cell table:style-name="ce5" office:value-type="string" calcext:value-type="string">
            <text:p>1839-08-10 00:00:00</text:p>
          </table:table-cell>
          <table:table-cell table:number-columns-repeated="2"/>
          <table:table-cell office:value-type="string" calcext:value-type="string">
            <text:p>Passage Ste Anne, 59 (1839) / Rue Mazarine, 62 (1854)Passage Ste Anne, 59 (1839) / Rue Mazarine, 62 (1854)Passage Ste Anne, 59 (1839) / Rue Mazarine, 62 (1854)Passage Ste Anne, 59 (1839) / Rue Mazarine, 62 (1854)Passage Ste Anne, 59 (1839) / Rue Mazarine, 62 (1854)Passage Ste Anne, 59 (1839) / Rue Mazarine, 62 (1854)Passage Ste Anne, 59 (1839) / Rue Mazarine, 62 (1854)</text:p>
          </table:table-cell>
          <table:table-cell/>
          <table:table-cell office:value-type="string" calcext:value-type="string">
            <text:p>AN F18 1785 / B. des arts graphiques A 1711, p. 218AN F18 1785 / B. des arts graphiques A 1711, p. 218AN F18 1785 / B. des arts graphiques A 1711, p. 218AN F18 1785 / B. des arts graphiques A 1711, p. 218AN F18 1785 / B. des arts graphiques A 1711, p. 218AN F18 1785 / B. des arts graphiques A 1711, p. 218AN F18 1785 / B. des arts graphiques A 1711, p. 218</text:p>
          </table:table-cell>
          <table:table-cell office:value-type="string" calcext:value-type="string">
            <text:p>Il est ouvrier lithographe de formation. En 1854 un rapport précise que son brevet va être annulé car il a signé un contrat <text:s/>de 2 ans chez Lemercier. / En 1855 il obtient une médaille de 2e classe à l'exposition universelle comme contre-maître chez Lemercier.Il est ouvrier lithographe de formation. En 1854 un rapport précise que son brevet va être annulé car il a signé un contrat <text:s/>de 2 ans chez Lemercier. / En 1855 il obtient une médaille de 2e classe à l'exposition universelle comme contre-maître chez Lemercier.Il est ouvrier lithographe de formation. En 1854 un rapport précise que son brevet va être annulé car il a signé un contrat <text:s/>de 2 ans chez Lemercier. / En 1855 il obtient une médaille de 2e classe à l'exposition universelle comme contre-maître chez Lemercier.Il est ouvrier lithographe de formation. En 1854 un rapport précise que son brevet va être annulé car il a signé un contrat <text:s/>de 2 ans chez Lemercier. / En 1855 il obtient une médaille de 2e classe à l'exposition universelle comme contre-maître chez Lemercier.Il est ouvrier lithographe de formation. En 1854 un rapport précise que son brevet va être annulé car il a signé un contrat <text:s/>de 2 ans chez Lemercier. / En 1855 il obtient une médaille de 2e classe à l'exposition universelle comme contre-maître chez Lemercier.Il est ouvrier lithographe de formation. En 1854 un rapport précise que son brevet va être annulé car il a signé un contrat <text:s/>de 2 ans chez Lemercier. / En 1855 il obtient une médaille de 2e classe à l'exposition universelle comme contre-maître chez Lemercier.Il est ouvrier lithographe de formation. En 1854 un rapport précise que son brevet va être annulé car il a signé un contrat <text:s/>de 2 ans chez Lemercier. / En 1855 il obtient une médaille de 2e classe à l'exposition universelle comme contre-maître chez Lemercier.</text:p>
          </table:table-cell>
          <table:table-cell office:value-type="string" calcext:value-type="string">
            <text:p>Son père est journalier et sa femme cuisinière</text:p>
          </table:table-cell>
          <table:table-cell/>
        </table:table-row>
        <table:table-row table:style-name="ro1">
          <table:table-cell office:value-type="float" office:value="11062" calcext:value-type="float">
            <text:p>11062</text:p>
          </table:table-cell>
          <table:table-cell office:value-type="string" calcext:value-type="string">
            <text:p>LANGLOIS</text:p>
          </table:table-cell>
          <table:table-cell office:value-type="string" calcext:value-type="string">
            <text:p>Pierre, Jules</text:p>
          </table:table-cell>
          <table:table-cell table:number-columns-repeated="3"/>
          <table:table-cell office:value-type="string" calcext:value-type="string">
            <text:p>rue Montholon, 22 <text:s/>/ <text:s/>rue Montholon, 22 <text:s/>/ <text:s/>rue Montholon, 22 <text:s/>/ <text:s/>rue Montholon, 22 <text:s/>/ <text:s/>rue Montholon, 22 <text:s/>/ <text:s/>rue Montholon, 22 <text:s/>/ <text:s/>rue Montholon, 22 <text:s/>/</text:p>
          </table:table-cell>
          <table:table-cell/>
          <table:table-cell office:value-type="string" calcext:value-type="string">
            <text:p>AN F18 1785</text:p>
          </table:table-cell>
          <table:table-cell office:value-type="string" calcext:value-type="string">
            <text:p>Il est breveté taille-doucier en 1860</text:p>
          </table:table-cell>
          <table:table-cell office:value-type="string" calcext:value-type="string">
            <text:p>Il est célibataire</text:p>
          </table:table-cell>
          <table:table-cell/>
        </table:table-row>
        <table:table-row table:style-name="ro1">
          <table:table-cell office:value-type="float" office:value="11063" calcext:value-type="float">
            <text:p>11063</text:p>
          </table:table-cell>
          <table:table-cell office:value-type="string" calcext:value-type="string">
            <text:p>LANGLUME</text:p>
          </table:table-cell>
          <table:table-cell office:value-type="string" calcext:value-type="string">
            <text:p>Antoine, Eugène, Léopold</text:p>
          </table:table-cell>
          <table:table-cell table:style-name="ce5" office:value-type="string" calcext:value-type="string">
            <text:p>1840-04-02 00:00:00</text:p>
          </table:table-cell>
          <table:table-cell table:number-columns-repeated="2"/>
          <table:table-cell office:value-type="string" calcext:value-type="string">
            <text:p>rue du Faubourg St Denis n°109 <text:s text:c="18"/>Rue Saint Lazare n°7 <text:s text:c="32"/>Faubourg Poissonnière n°156 / <text:s/>rue du Faubourg St Denis n°109 <text:s text:c="18"/>Rue Saint Lazare n°7 <text:s text:c="32"/>Faubourg Poissonnière n°156 / <text:s/>rue du Faubourg St Denis n°109 <text:s text:c="18"/>Rue Saint Lazare n°7 <text:s text:c="32"/>Faubourg Poissonnière n°156 / <text:s/>rue du Faubourg St Denis n°109 <text:s text:c="18"/>Rue Saint Lazare n°7 <text:s text:c="32"/>Faubourg Poissonnière n°156 / <text:s/>rue du Faubourg St Denis n°109 <text:s text:c="18"/>Rue Saint Lazare n°7 <text:s text:c="32"/>Faubourg Poissonnière n°156 / <text:s/>rue du Faubourg St Denis n°109 <text:s text:c="18"/>Rue Saint Lazare n°7 <text:s text:c="32"/>Faubourg Poissonnière n°156 / <text:s/>rue du Faubourg St Denis n°109 <text:s text:c="18"/>Rue Saint Lazare n°7 <text:s text:c="32"/>Faubourg Poissonnière n°156 /</text:p>
          </table:table-cell>
          <table:table-cell office:value-type="string" calcext:value-type="string">
            <text:p>Rue Saint Lazare n°7</text:p>
          </table:table-cell>
          <table:table-cell office:value-type="string" calcext:value-type="string">
            <text:p>AN F18 1785</text:p>
          </table:table-cell>
          <table:table-cell office:value-type="string" calcext:value-type="string">
            <text:p>Il s'est d'abord destiné à la profession d'horloger. Il travaille ensuite chez le Sieur Delarue en qualité d'imprimeur lithographe. Il veut se spécialiser dans les reports sur cuivre. / Il a l'autorisation de posséder une presse en taille-douce en 1857 pour imprimer des décalques de musique à reporter sur pierre. Il s'est d'abord destiné à la profession d'horloger. Il travaille ensuite chez le Sieur Delarue en qualité d'imprimeur lithographe. Il veut se spécialiser dans les reports sur cuivre. / Il a l'autorisation de posséder une presse en taille-douce en 1857 pour imprimer des décalques de musique à reporter sur pierre. Il s'est d'abord destiné à la profession d'horloger. Il travaille ensuite chez le Sieur Delarue en qualité d'imprimeur lithographe. Il veut se spécialiser dans les reports sur cuivre. / Il a l'autorisation de posséder une presse en taille-douce en 1857 pour imprimer des décalques de musique à reporter sur pierre. Il s'est d'abord destiné à la profession d'horloger. Il travaille ensuite chez le Sieur Delarue en qualité d'imprimeur lithographe. Il veut se spécialiser dans les reports sur cuivre. / Il a l'autorisation de posséder une presse en taille-douce en 1857 pour imprimer des décalques de musique à reporter sur pierre. Il s'est d'abord destiné à la profession d'horloger. Il travaille ensuite chez le Sieur Delarue en qualité d'imprimeur lithographe. Il veut se spécialiser dans les reports sur cuivre. / Il a l'autorisation de posséder une presse en taille-douce en 1857 pour imprimer des décalques de musique à reporter sur pierre. Il s'est d'abord destiné à la profession d'horloger. Il travaille ensuite chez le Sieur Delarue en qualité d'imprimeur lithographe. Il veut se spécialiser dans les reports sur cuivre. / Il a l'autorisation de posséder une presse en taille-douce en 1857 pour imprimer des décalques de musique à reporter sur pierre. Il s'est d'abord destiné à la profession d'horloger. Il travaille ensuite chez le Sieur Delarue en qualité d'imprimeur lithographe. Il veut se spécialiser dans les reports sur cuivre. / Il a l'autorisation de posséder une presse en taille-douce en 1857 pour imprimer des décalques de musique à reporter sur pierre.</text:p>
          </table:table-cell>
          <table:table-cell office:value-type="string" calcext:value-type="string">
            <text:p>Il est marié et père d'un enfant. Quand il fait la demande du brevet, il habite avec sa mère et ses deux frères, rue Saint Lazare n°10 et paie 400 francs de loyer.</text:p>
          </table:table-cell>
          <table:table-cell/>
        </table:table-row>
        <table:table-row table:style-name="ro1">
          <table:table-cell office:value-type="float" office:value="11064" calcext:value-type="float">
            <text:p>11064</text:p>
          </table:table-cell>
          <table:table-cell office:value-type="string" calcext:value-type="string">
            <text:p>LANGLUME</text:p>
          </table:table-cell>
          <table:table-cell office:value-type="string" calcext:value-type="string">
            <text:p>Pierre</text:p>
          </table:table-cell>
          <table:table-cell table:style-name="ce5" office:value-type="string" calcext:value-type="string">
            <text:p>1820-09-07 00:00:00</text:p>
          </table:table-cell>
          <table:table-cell table:number-columns-repeated="2"/>
          <table:table-cell office:value-type="string" calcext:value-type="string">
            <text:p>rue de l'Abbaye, 4 / <text:s/>rue de l'Abbaye, 4 / <text:s/>rue de l'Abbaye, 4 / <text:s/>rue de l'Abbaye, 4 / <text:s/>rue de l'Abbaye, 4 / <text:s/>rue de l'Abbaye, 4 / <text:s/>rue de l'Abbaye, 4 /</text:p>
          </table:table-cell>
          <table:table-cell/>
          <table:table-cell office:value-type="string" calcext:value-type="string">
            <text:p>AN F18 1785</text:p>
          </table:table-cell>
          <table:table-cell table:number-columns-repeated="3"/>
        </table:table-row>
        <table:table-row table:style-name="ro1">
          <table:table-cell office:value-type="float" office:value="11065" calcext:value-type="float">
            <text:p>11065</text:p>
          </table:table-cell>
          <table:table-cell office:value-type="string" calcext:value-type="string">
            <text:p>LANOUE</text:p>
          </table:table-cell>
          <table:table-cell office:value-type="string" calcext:value-type="string">
            <text:p>Paul, Eugène</text:p>
          </table:table-cell>
          <table:table-cell table:number-columns-repeated="3"/>
          <table:table-cell office:value-type="string" calcext:value-type="string">
            <text:p>rue d'Arcole, 5 bis / <text:s/>rue d'Arcole, 5 bis / <text:s/>rue d'Arcole, 5 bis / <text:s/>rue d'Arcole, 5 bis / <text:s/>rue d'Arcole, 5 bis / <text:s/>rue d'Arcole, 5 bis / <text:s/>rue d'Arcole, 5 bis /</text:p>
          </table:table-cell>
          <table:table-cell/>
          <table:table-cell office:value-type="string" calcext:value-type="string">
            <text:p>AN F18 1785 / AP D10 U3 38 n°4376AN F18 1785 / AP D10 U3 38 n°4376AN F18 1785 / AP D10 U3 38 n°4376AN F18 1785 / AP D10 U3 38 n°4376AN F18 1785 / AP D10 U3 38 n°4376AN F18 1785 / AP D10 U3 38 n°4376AN F18 1785 / AP D10 U3 38 n°4376</text:p>
          </table:table-cell>
          <table:table-cell office:value-type="string" calcext:value-type="string">
            <text:p>Il a travaillé chez les sieurs Cattier, Basset puis Lemercier en tant qu'ouvrier lithographe. / Il a travaillé pour la Compagnie de chemin de fer du Bourbonnais pour imprimer des cartes et plans de grande dimension / Il a fait faillite en 1865 avec un actif de 16 177 frs et un passif de 17 456 frsIl a travaillé chez les sieurs Cattier, Basset puis Lemercier en tant qu'ouvrier lithographe. / Il a travaillé pour la Compagnie de chemin de fer du Bourbonnais pour imprimer des cartes et plans de grande dimension / Il a fait faillite en 1865 avec un actif de 16 177 frs et un passif de 17 456 frsIl a travaillé chez les sieurs Cattier, Basset puis Lemercier en tant qu'ouvrier lithographe. / Il a travaillé pour la Compagnie de chemin de fer du Bourbonnais pour imprimer des cartes et plans de grande dimension / Il a fait faillite en 1865 avec un actif de 16 177 frs et un passif de 17 456 frsIl a travaillé chez les sieurs Cattier, Basset puis Lemercier en tant qu'ouvrier lithographe. / Il a travaillé pour la Compagnie de chemin de fer du Bourbonnais pour imprimer des cartes et plans de grande dimension / Il a fait faillite en 1865 avec un actif de 16 177 frs et un passif de 17 456 frsIl a travaillé chez les sieurs Cattier, Basset puis Lemercier en tant qu'ouvrier lithographe. / Il a travaillé pour la Compagnie de chemin de fer du Bourbonnais pour imprimer des cartes et plans de grande dimension / Il a fait faillite en 1865 avec un actif de 16 177 frs et un passif de 17 456 frsIl a travaillé chez les sieurs Cattier, Basset puis Lemercier en tant qu'ouvrier lithographe. / Il a travaillé pour la Compagnie de chemin de fer du Bourbonnais pour imprimer des cartes et plans de grande dimension / Il a fait faillite en 1865 avec un actif de 16 177 frs et un passif de 17 456 frsIl a travaillé chez les sieurs Cattier, Basset puis Lemercier en tant qu'ouvrier lithographe. / Il a travaillé pour la Compagnie de chemin de fer du Bourbonnais pour imprimer des cartes et plans de grande dimension / Il a fait faillite en 1865 avec un actif de 16 177 frs et un passif de 17 456 frs</text:p>
          </table:table-cell>
          <table:table-cell office:value-type="string" calcext:value-type="string">
            <text:p>Il est marié et père de 5 enfants</text:p>
          </table:table-cell>
          <table:table-cell/>
        </table:table-row>
        <table:table-row table:style-name="ro1">
          <table:table-cell office:value-type="float" office:value="11066" calcext:value-type="float">
            <text:p>11066</text:p>
          </table:table-cell>
          <table:table-cell office:value-type="string" calcext:value-type="string">
            <text:p>LAPRUNIERE</text:p>
          </table:table-cell>
          <table:table-cell office:value-type="string" calcext:value-type="string">
            <text:p>Etienne, Jean</text:p>
          </table:table-cell>
          <table:table-cell table:number-columns-repeated="3"/>
          <table:table-cell office:value-type="string" calcext:value-type="string">
            <text:p>rue de Grenelle St Germain, 35 <text:s/>/ <text:s/>rue de Grenelle St Germain, 35 <text:s/>/ <text:s/>rue de Grenelle St Germain, 35 <text:s/>/ <text:s/>rue de Grenelle St Germain, 35 <text:s/>/ <text:s/>rue de Grenelle St Germain, 35 <text:s/>/ <text:s/>rue de Grenelle St Germain, 35 <text:s/>/ <text:s/>rue de Grenelle St Germain, 35 <text:s/>/</text:p>
          </table:table-cell>
          <table:table-cell/>
          <table:table-cell office:value-type="string" calcext:value-type="string">
            <text:p>AN F18 1786</text:p>
          </table:table-cell>
          <table:table-cell office:value-type="string" calcext:value-type="string">
            <text:p>D'abord papetier, il est breveté taille-doucier en 1853.</text:p>
          </table:table-cell>
          <table:table-cell office:value-type="string" calcext:value-type="string">
            <text:p>Son père est mercier / En juin 1848 il est un des premiers à endosser l'habit de garde national et il prit son fusil contre l'insurrection du 2 décembre 1851Son père est mercier / En juin 1848 il est un des premiers à endosser l'habit de garde national et il prit son fusil contre l'insurrection du 2 décembre 1851Son père est mercier / En juin 1848 il est un des premiers à endosser l'habit de garde national et il prit son fusil contre l'insurrection du 2 décembre 1851Son père est mercier / En juin 1848 il est un des premiers à endosser l'habit de garde national et il prit son fusil contre l'insurrection du 2 décembre 1851Son père est mercier / En juin 1848 il est un des premiers à endosser l'habit de garde national et il prit son fusil contre l'insurrection du 2 décembre 1851Son père est mercier / En juin 1848 il est un des premiers à endosser l'habit de garde national et il prit son fusil contre l'insurrection du 2 décembre 1851Son père est mercier / En juin 1848 il est un des premiers à endosser l'habit de garde national et il prit son fusil contre l'insurrection du 2 décembre 1851</text:p>
          </table:table-cell>
          <table:table-cell/>
        </table:table-row>
        <table:table-row table:style-name="ro1">
          <table:table-cell office:value-type="float" office:value="11067" calcext:value-type="float">
            <text:p>11067</text:p>
          </table:table-cell>
          <table:table-cell office:value-type="string" calcext:value-type="string">
            <text:p>LARGE</text:p>
          </table:table-cell>
          <table:table-cell office:value-type="string" calcext:value-type="string">
            <text:p>Joseph</text:p>
          </table:table-cell>
          <table:table-cell/>
          <table:table-cell table:style-name="ce5" office:value-type="string" calcext:value-type="string">
            <text:p>1856-04-02 00:00:00</text:p>
          </table:table-cell>
          <table:table-cell/>
          <table:table-cell office:value-type="string" calcext:value-type="string">
            <text:p>Rue des Couronnes, 8 à Belleville <text:s/>/ <text:s/>Rue des Couronnes, 8 à Belleville <text:s/>/ <text:s/>Rue des Couronnes, 8 à Belleville <text:s/>/ <text:s/>Rue des Couronnes, 8 à Belleville <text:s/>/ <text:s/>Rue des Couronnes, 8 à Belleville <text:s/>/ <text:s/>Rue des Couronnes, 8 à Belleville <text:s/>/ <text:s/>Rue des Couronnes, 8 à Belleville <text:s/>/</text:p>
          </table:table-cell>
          <table:table-cell/>
          <table:table-cell office:value-type="string" calcext:value-type="string">
            <text:p>AN F18 1786</text:p>
          </table:table-cell>
          <table:table-cell office:value-type="string" calcext:value-type="string">
            <text:p>Ouvrier lithographe, il fait une première demande le 03 avril 1850 qui est <text:s/>rejetée car manque d'instruction. / Ouvrier lithographe, il fait une première demande le 03 avril 1850 qui est <text:s/>rejetée car manque d'instruction. / Ouvrier lithographe, il fait une première demande le 03 avril 1850 qui est <text:s/>rejetée car manque d'instruction. / Ouvrier lithographe, il fait une première demande le 03 avril 1850 qui est <text:s/>rejetée car manque d'instruction. / Ouvrier lithographe, il fait une première demande le 03 avril 1850 qui est <text:s/>rejetée car manque d'instruction. / Ouvrier lithographe, il fait une première demande le 03 avril 1850 qui est <text:s/>rejetée car manque d'instruction. / Ouvrier lithographe, il fait une première demande le 03 avril 1850 qui est <text:s/>rejetée car manque d'instruction.</text:p>
          </table:table-cell>
          <table:table-cell office:value-type="string" calcext:value-type="string">
            <text:p>Son père était charron.</text:p>
          </table:table-cell>
          <table:table-cell/>
        </table:table-row>
        <table:table-row table:style-name="ro1" table:number-rows-repeated="1047725">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3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8-30T09:52:32.441088815</dc:date>
    <meta:editing-duration>PT3M20S</meta:editing-duration>
    <meta:editing-cycles>1</meta:editing-cycles>
    <meta:generator>LibreOffice/24.2.2.2$MacOSX_X86_64 LibreOffice_project/d56cc158d8a96260b836f100ef4b4ef25d6f1a01</meta:generator>
    <meta:document-statistic meta:table-count="1" meta:cell-count="5948" meta:object-count="0"/>
  </office:meta>
</office:document-meta>
</file>